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automatic-styles>
    <style:style style:name="ce1" style:family="table-cell" style:parent-style-name="Default" style:data-style-name="N0"/>
    <style:style style:name="ce2" style:family="table-cell" style:parent-style-name="Heading_32_1" style:data-style-name="N0">
      <style:table-cell-properties style:vertical-align="automatic" fo:wrap-option="wrap" style:repeat-content="false"/>
      <style:paragraph-properties fo:text-align="start" fo:margin-left="0cm"/>
      <style:text-properties fo:font-size="16pt" style:font-size-asian="16pt" style:font-size-complex="16pt" fo:font-weight="bold" style:font-weight-asian="bold" style:font-weight-complex="bold"/>
    </style:style>
    <style:style style:name="ce3" style:family="table-cell" style:parent-style-name="Heading_32_2" style:data-style-name="N0">
      <style:table-cell-properties style:vertical-align="automatic" fo:wrap-option="wrap" style:repeat-content="false"/>
      <style:paragraph-properties fo:text-align="start" fo:margin-left="0cm"/>
      <style:text-properties fo:font-size="16pt" style:font-size-asian="16pt" style:font-size-complex="16pt" fo:font-weight="bold" style:font-weight-asian="bold" style:font-weight-complex="bold"/>
    </style:style>
    <style:style style:name="ce4" style:family="table-cell" style:parent-style-name="Default" style:data-style-name="N0">
      <style:table-cell-properties style:vertical-align="automatic" fo:wrap-option="wrap" style:repeat-content="false"/>
      <style:paragraph-properties fo:text-align="start" fo:margin-left="0cm"/>
    </style:style>
    <style:style style:name="ce5"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6" style:family="table-cell" style:parent-style-name="Heading_32_1" style:data-style-name="N0">
      <style:table-cell-properties style:vertical-align="automatic" style:repeat-content="false"/>
      <style:paragraph-properties fo:text-align="start" fo:margin-left="0cm"/>
      <style:text-properties fo:font-size="16pt" style:font-size-asian="16pt" style:font-size-complex="16pt" fo:font-weight="bold" style:font-weight-asian="bold" style:font-weight-complex="bold"/>
    </style:style>
    <style:style style:name="ce7"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8" style:family="table-cell" style:parent-style-name="Default" style:data-style-name="N0">
      <style:table-cell-properties style:vertical-align="middle" fo:wrap-option="wrap" style:repeat-content="false"/>
      <style:paragraph-properties fo:text-align="start" fo:margin-left="0cm"/>
      <style:text-properties fo:color="#0000FF" style:text-underline-style="solid" style:text-underline-type="single"/>
    </style:style>
    <style:style style:name="ce9" style:family="table-cell" style:parent-style-name="Default" style:data-style-name="N0">
      <style:table-cell-properties style:vertical-align="middle" fo:wrap-option="wrap" style:repeat-content="false"/>
      <style:paragraph-properties fo:text-align="start" fo:margin-left="0cm"/>
    </style:style>
    <style:style style:name="ce10" style:family="table-cell" style:parent-style-name="Hyperlink" style:data-style-name="N0">
      <style:table-cell-properties style:vertical-align="middle" fo:wrap-option="wrap" style:repeat-content="false"/>
      <style:paragraph-properties fo:text-align="start" fo:margin-left="0cm"/>
      <style:text-properties fo:color="#0000FF" style:text-underline-style="solid" style:text-underline-type="single"/>
    </style:style>
    <style:style style:name="ce11"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12" style:family="table-cell" style:parent-style-name="Default" style:data-style-name="N0">
      <style:table-cell-properties style:vertical-align="middle" fo:wrap-option="wrap" style:repeat-content="false"/>
      <style:paragraph-properties fo:text-align="start" fo:margin-left="0cm"/>
    </style:style>
    <style:style style:name="ce13" style:family="table-cell" style:parent-style-name="Default" style:data-style-name="N0"/>
    <style:style style:name="ce14" style:family="table-cell" style:parent-style-name="Heading_32_1" style:data-style-name="N0">
      <style:table-cell-properties style:vertical-align="middle" fo:wrap-option="wrap" style:repeat-content="false"/>
      <style:paragraph-properties fo:text-align="start" fo:margin-left="0cm"/>
      <style:text-properties fo:font-size="16pt" style:font-size-asian="16pt" style:font-size-complex="16pt" fo:font-weight="bold" style:font-weight-asian="bold" style:font-weight-complex="bold"/>
    </style:style>
    <style:style style:name="ce15" style:family="table-cell" style:parent-style-name="Heading_32_2" style:data-style-name="N0">
      <style:table-cell-properties style:vertical-align="automatic" style:repeat-content="false"/>
      <style:paragraph-properties fo:text-align="start" fo:margin-left="0cm"/>
      <style:text-properties fo:font-size="16pt" style:font-size-asian="16pt" style:font-size-complex="16pt" fo:font-weight="bold" style:font-weight-asian="bold" style:font-weight-complex="bold"/>
    </style:style>
    <style:style style:name="ce16"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top" fo:wrap-option="wrap" style:repeat-content="false"/>
      <style:paragraph-properties fo:text-align="end" fo:margin-right="0cm"/>
      <style:text-properties fo:font-weight="bold" style:font-weight-asian="bold" style:font-weight-complex="bold"/>
    </style:style>
    <style:style style:name="ce18" style:family="table-cell" style:parent-style-name="Default" style:data-style-name="N3">
      <style:table-cell-properties style:vertical-align="automatic" style:repeat-content="false"/>
      <style:paragraph-properties fo:text-align="end" fo:margin-right="0cm"/>
    </style:style>
    <style:style style:name="ce19" style:family="table-cell" style:parent-style-name="Default" style:data-style-name="N3"/>
    <style:style style:name="ce20" style:family="table-cell" style:parent-style-name="Default" style:data-style-name="N3"/>
    <style:style style:name="ce21" style:family="table-cell" style:parent-style-name="Default" style:data-style-name="N13">
      <style:text-properties fo:font-weight="bold" style:font-weight-asian="bold" style:font-weight-complex="bold"/>
    </style:style>
    <style:style style:name="ce22" style:family="table-cell" style:parent-style-name="Default" style:data-style-name="N13">
      <style:table-cell-properties style:vertical-align="automatic" style:repeat-content="false"/>
      <style:paragraph-properties fo:text-align="end" fo:margin-right="0cm"/>
      <style:text-properties fo:font-weight="bold" style:font-weight-asian="bold" style:font-weight-complex="bold"/>
    </style:style>
    <style:style style:name="ce23" style:family="table-cell" style:parent-style-name="Default" style:data-style-name="N36"/>
    <style:style style:name="ce24" style:family="table-cell" style:parent-style-name="Default" style:data-style-name="N36">
      <style:table-cell-properties style:vertical-align="automatic" style:repeat-content="false"/>
      <style:paragraph-properties fo:text-align="end" fo:margin-right="0cm"/>
    </style:style>
    <style:style style:name="ce25" style:family="table-cell" style:parent-style-name="Default" style:data-style-name="N0">
      <style:text-properties fo:font-weight="bold" style:font-weight-asian="bold" style:font-weight-complex="bold"/>
    </style:style>
    <style:style style:name="ce26" style:family="table-cell" style:parent-style-name="Default" style:data-style-name="N3">
      <style:text-properties fo:font-weight="bold" style:font-weight-asian="bold" style:font-weight-complex="bold"/>
    </style:style>
    <style:style style:name="ce27" style:family="table-cell" style:parent-style-name="Default" style:data-style-name="N3">
      <style:table-cell-properties style:vertical-align="automatic" style:repeat-content="false"/>
      <style:paragraph-properties fo:text-align="end" fo:margin-right="0cm"/>
      <style:text-properties fo:font-weight="bold" style:font-weight-asian="bold" style:font-weight-complex="bold"/>
    </style:style>
    <style:style style:name="ce28" style:family="table-cell" style:parent-style-name="Default" style:data-style-name="N13"/>
    <style:style style:name="ce29" style:family="table-cell" style:parent-style-name="Default" style:data-style-name="N13">
      <style:table-cell-properties style:vertical-align="automatic" style:repeat-content="false"/>
      <style:paragraph-properties fo:text-align="end" fo:margin-right="0cm"/>
    </style:style>
    <style:style style:name="ce30" style:family="table-cell" style:parent-style-name="Default" style:data-style-name="N36"/>
    <style:style style:name="ce31" style:family="table-cell" style:parent-style-name="Default" style:data-style-name="N3">
      <style:table-cell-properties style:vertical-align="automatic" style:repeat-content="false"/>
      <style:paragraph-properties fo:text-align="end" fo:margin-right="0cm"/>
    </style:style>
    <style:style style:name="ce32" style:family="table-cell" style:parent-style-name="Default" style:data-style-name="N36">
      <style:table-cell-properties style:vertical-align="automatic" style:repeat-content="false"/>
      <style:paragraph-properties fo:text-align="end" fo:margin-right="0cm"/>
    </style:style>
    <style:style style:name="ce33" style:family="table-cell" style:parent-style-name="Default" style:data-style-name="N37"/>
    <style:style style:name="ce34" style:family="table-cell" style:parent-style-name="Default" style:data-style-name="N3">
      <style:table-cell-properties style:vertical-align="automatic" style:repeat-content="false"/>
      <style:paragraph-properties fo:text-align="end" fo:margin-right="0cm"/>
      <style:text-properties fo:color="#FF0000"/>
    </style:style>
    <style:style style:name="ce35" style:family="table-cell" style:parent-style-name="Default" style:data-style-name="N38"/>
    <style:style style:name="ce36" style:family="table-cell" style:parent-style-name="Default" style:data-style-name="N38">
      <style:table-cell-properties style:vertical-align="automatic" style:repeat-content="false"/>
      <style:paragraph-properties fo:text-align="end" fo:margin-right="0cm"/>
    </style:style>
    <style:style style:name="ce37" style:family="table-cell" style:parent-style-name="Heading_32_1" style:data-style-name="N0">
      <style:text-properties fo:font-size="16pt" style:font-size-asian="16pt" style:font-size-complex="16pt" fo:font-weight="bold" style:font-weight-asian="bold" style:font-weight-complex="bold"/>
    </style:style>
    <style:style style:name="ce38" style:family="table-cell" style:parent-style-name="Heading_32_2" style:data-style-name="N0">
      <style:text-properties fo:font-size="16pt" style:font-size-asian="16pt" style:font-size-complex="16pt" fo:font-weight="bold" style:font-weight-asian="bold" style:font-weight-complex="bold"/>
    </style:style>
    <style:style style:name="ce39" style:family="table-cell" style:parent-style-name="Default" style:data-style-name="N1"/>
    <style:style style:name="ce40" style:family="table-cell" style:parent-style-name="Default" style:data-style-name="N0">
      <style:table-cell-properties fo:background-color="transparent"/>
    </style:style>
    <style:style style:name="ce41" style:family="table-cell" style:parent-style-name="Default" style:data-style-name="N0">
      <style:table-cell-properties style:vertical-align="top" fo:wrap-option="wrap" fo:background-color="transparent" style:repeat-content="false"/>
      <style:paragraph-properties fo:text-align="end" fo:margin-right="0cm"/>
      <style:text-properties fo:font-weight="bold" style:font-weight-asian="bold" style:font-weight-complex="bold"/>
    </style:style>
    <style:style style:name="ce42" style:family="table-cell" style:parent-style-name="Default" style:data-style-name="N3">
      <style:table-cell-properties style:vertical-align="automatic" fo:background-color="transparent" style:repeat-content="false"/>
      <style:paragraph-properties fo:text-align="end" fo:margin-right="0cm"/>
      <style:text-properties fo:font-weight="bold" style:font-weight-asian="bold" style:font-weight-complex="bold"/>
    </style:style>
    <style:style style:name="ce43" style:family="table-cell" style:parent-style-name="Default" style:data-style-name="N3">
      <style:table-cell-properties style:vertical-align="automatic" fo:background-color="transparent" style:repeat-content="false"/>
      <style:paragraph-properties fo:text-align="end" fo:margin-right="0cm"/>
    </style:style>
    <style:style style:name="ce44" style:family="table-cell" style:parent-style-name="Default" style:data-style-name="N13">
      <style:table-cell-properties style:vertical-align="automatic" fo:background-color="transparent" style:repeat-content="false"/>
      <style:paragraph-properties fo:text-align="end" fo:margin-right="0cm"/>
      <style:text-properties fo:font-weight="bold" style:font-weight-asian="bold" style:font-weight-complex="bold"/>
    </style:style>
    <style:style style:name="co1" style:family="table-column">
      <style:table-column-properties fo:break-before="auto" style:column-width="29.9684722222222cm"/>
    </style:style>
    <style:style style:name="co2" style:family="table-column">
      <style:table-column-properties fo:break-before="auto" style:column-width="2.54cm"/>
    </style:style>
    <style:style style:name="co3" style:family="table-column">
      <style:table-column-properties fo:break-before="auto" style:column-width="7.03791666666667cm"/>
    </style:style>
    <style:style style:name="co4" style:family="table-column">
      <style:table-column-properties fo:break-before="auto" style:column-width="18.4855555555556cm"/>
    </style:style>
    <style:style style:name="co5" style:family="table-column">
      <style:table-column-properties fo:break-before="auto" style:column-width="4.72722222222222cm"/>
    </style:style>
    <style:style style:name="co6" style:family="table-column">
      <style:table-column-properties fo:break-before="auto" style:column-width="11.6063888888889cm"/>
    </style:style>
    <style:style style:name="co7" style:family="table-column">
      <style:table-column-properties fo:break-before="auto" style:column-width="3.13972222222222cm"/>
    </style:style>
    <style:style style:name="co8" style:family="table-column">
      <style:table-column-properties fo:break-before="auto" style:column-width="16.2101388888889cm"/>
    </style:style>
    <style:style style:name="co9" style:family="table-column">
      <style:table-column-properties fo:break-before="auto" style:column-width="3.59833333333333cm"/>
    </style:style>
    <style:style style:name="co10" style:family="table-column">
      <style:table-column-properties fo:break-before="auto" style:column-width="12.7705555555556cm"/>
    </style:style>
    <style:style style:name="co11" style:family="table-column">
      <style:table-column-properties fo:break-before="auto" style:column-width="13.9170833333333cm"/>
    </style:style>
    <style:style style:name="co12" style:family="table-column">
      <style:table-column-properties fo:break-before="auto" style:column-width="5.62680555555556cm"/>
    </style:style>
    <style:style style:name="ro1" style:family="table-row">
      <style:table-row-properties style:row-height="20pt" style:use-optimal-row-height="true" fo:break-before="auto"/>
    </style:style>
    <style:style style:name="ro2" style:family="table-row">
      <style:table-row-properties style:row-height="30pt" style:use-optimal-row-height="false" fo:break-before="auto"/>
    </style:style>
    <style:style style:name="ro3" style:family="table-row">
      <style:table-row-properties style:row-height="15.5pt" style:use-optimal-row-height="true" fo:break-before="auto"/>
    </style:style>
    <style:style style:name="ro4" style:family="table-row">
      <style:table-row-properties style:row-height="15.65pt" style:use-optimal-row-height="true" fo:break-before="auto"/>
    </style:style>
    <style:style style:name="ro5" style:family="table-row">
      <style:table-row-properties style:row-height="31pt" style:use-optimal-row-height="true" fo:break-before="auto"/>
    </style:style>
    <style:style style:name="ro6" style:family="table-row">
      <style:table-row-properties style:row-height="77.5pt" style:use-optimal-row-height="true" fo:break-before="auto"/>
    </style:style>
    <style:style style:name="ro7" style:family="table-row">
      <style:table-row-properties style:row-height="46.5pt" style:use-optimal-row-height="true" fo:break-before="auto"/>
    </style:style>
    <style:style style:name="ro8" style:family="table-row">
      <style:table-row-properties style:row-height="50.15pt" style:use-optimal-row-height="false" fo:break-before="auto"/>
    </style:style>
    <style:style style:name="ro9" style:family="table-row">
      <style:table-row-properties style:row-height="1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
        <table:table-column table:style-name="co2" table:number-columns-repeated="16383" table:default-cell-style-name="ce1"/>
        <table:table-row table:style-name="ro1">
          <table:table-cell office:value-type="string" table:style-name="ce2">
            <text:p>Agriculture in the UK 2023: Chapter 7 - Crops</text:p>
          </table:table-cell>
          <table:table-cell table:number-columns-repeated="16383"/>
        </table:table-row>
        <table:table-row table:style-name="ro2">
          <table:table-cell office:value-type="string" table:style-name="ce3">
            <text:p>Description</text:p>
          </table:table-cell>
          <table:table-cell table:number-columns-repeated="16383"/>
        </table:table-row>
        <table:table-row table:style-name="ro3">
          <table:table-cell office:value-type="string" table:style-name="ce4">
            <text:p>This dataset contains the underlying data for Chapter 7 - Crops of Agriculture in the United Kingdom 2023</text:p>
          </table:table-cell>
          <table:table-cell table:number-columns-repeated="16383"/>
        </table:table-row>
        <table:table-row table:style-name="ro2">
          <table:table-cell office:value-type="string" table:style-name="ce3">
            <text:p>Last update<text:s/></text:p>
          </table:table-cell>
          <table:table-cell table:number-columns-repeated="16383"/>
        </table:table-row>
        <table:table-row table:style-name="ro3">
          <table:table-cell office:value-type="string" table:style-name="ce4">
            <text:p>6 June 2024</text:p>
          </table:table-cell>
          <table:table-cell table:number-columns-repeated="16383"/>
        </table:table-row>
        <table:table-row table:style-name="ro2">
          <table:table-cell office:value-type="string" table:style-name="ce3">
            <text:p>Next update<text:s/></text:p>
          </table:table-cell>
          <table:table-cell table:number-columns-repeated="16383"/>
        </table:table-row>
        <table:table-row table:style-name="ro3">
          <table:table-cell office:value-type="string" table:style-name="ce4">
            <text:p>June 2025</text:p>
          </table:table-cell>
          <table:table-cell table:number-columns-repeated="16383"/>
        </table:table-row>
        <table:table-row table:style-name="ro2">
          <table:table-cell office:value-type="string" table:style-name="ce3">
            <text:p>Responsible statistician</text:p>
          </table:table-cell>
          <table:table-cell table:number-columns-repeated="16383"/>
        </table:table-row>
        <table:table-row table:style-name="ro3">
          <table:table-cell office:value-type="string" table:style-name="ce4">
            <text:p>Allan Howsam</text:p>
          </table:table-cell>
          <table:table-cell table:number-columns-repeated="16383"/>
        </table:table-row>
        <table:table-row table:style-name="ro2">
          <table:table-cell office:value-type="string" table:style-name="ce3">
            <text:p>Contact details</text:p>
          </table:table-cell>
          <table:table-cell table:number-columns-repeated="16383"/>
        </table:table-row>
        <table:table-row table:style-name="ro3">
          <table:table-cell office:value-type="string" table:style-name="ce4">
            <text:p>Email: Crops-statistics@defra.gov.uk, Telephone: +44 (0)20 802 66123<text:s/></text:p>
          </table:table-cell>
          <table:table-cell table:number-columns-repeated="16383"/>
        </table:table-row>
        <table:table-row table:style-name="ro2">
          <table:table-cell office:value-type="string" table:style-name="ce3">
            <text:p>Shorthand</text:p>
          </table:table-cell>
          <table:table-cell table:number-columns-repeated="16383"/>
        </table:table-row>
        <table:table-row table:style-name="ro3">
          <table:table-cell office:value-type="string" table:style-name="ce4">
            <text:p>[x] indicates where data is unavailable.</text:p>
          </table:table-cell>
          <table:table-cell table:number-columns-repeated="16383"/>
        </table:table-row>
        <table:table-row table:style-name="ro3">
          <table:table-cell office:value-type="string" table:style-name="ce4">
            <text:p>[z] indicates where information is not applicable.<text:s/></text:p>
          </table:table-cell>
          <table:table-cell table:number-columns-repeated="16383"/>
        </table:table-row>
        <table:table-row table:style-name="ro3">
          <table:table-cell office:value-type="string" table:style-name="ce4">
            <text:p>[low] means 'nil' or 'negligible' (less than half the last digit shown).</text:p>
          </table:table-cell>
          <table:table-cell table:number-columns-repeated="16383"/>
        </table:table-row>
        <table:table-row table:style-name="ro3">
          <table:table-cell office:value-type="string" table:style-name="ce4">
            <text:p>Some tables refer to notes. When notes are mentioned the note marker is presented in square brackets. The note text can be found in the notes tab.</text:p>
          </table:table-cell>
          <table:table-cell table:number-columns-repeated="16383"/>
        </table:table-row>
        <table:table-row table:style-name="ro2">
          <table:table-cell office:value-type="string" table:style-name="ce3">
            <text:p>Source</text:p>
          </table:table-cell>
          <table:table-cell table:number-columns-repeated="16383"/>
        </table:table-row>
        <table:table-row table:style-name="ro3">
          <table:table-cell office:value-type="string" table:style-name="ce4">
            <text:p>Department for Environment, Food and Rural Affairs</text:p>
          </table:table-cell>
          <table:table-cell table:number-columns-repeated="16383"/>
        </table:table-row>
        <table:table-row table:style-name="ro2">
          <table:table-cell office:value-type="string" table:style-name="ce3">
            <text:p>Copyright</text:p>
          </table:table-cell>
          <table:table-cell table:number-columns-repeated="16383"/>
        </table:table-row>
        <table:table-row table:style-name="ro3">
          <table:table-cell office:value-type="string" table:style-name="ce4">
            <text:p>© Crown copyright 2024</text:p>
          </table:table-cell>
          <table:table-cell table:number-columns-repeated="16383"/>
        </table:table-row>
        <table:table-row table:style-name="ro3">
          <table:table-cell table:style-name="ce5"/>
          <table:table-cell table:number-columns-repeated="16383"/>
        </table:table-row>
        <table:table-row table:number-rows-repeated="1048555" table:style-name="ro4">
          <table:table-cell table:number-columns-repeated="16384"/>
        </table:table-row>
      </table:table>
      <table:table table:name="Contents" table:style-name="ta1">
        <table:table-column table:style-name="co3" table:default-cell-style-name="ce1"/>
        <table:table-column table:style-name="co4" table:default-cell-style-name="ce1"/>
        <table:table-column table:style-name="co2" table:number-columns-repeated="16382" table:default-cell-style-name="ce1"/>
        <table:table-row table:style-name="ro1">
          <table:table-cell office:value-type="string" table:style-name="ce6">
            <text:p>Table of contents</text:p>
          </table:table-cell>
          <table:table-cell table:number-columns-repeated="16383" table:style-name="ce1"/>
        </table:table-row>
        <table:table-row table:style-name="ro3">
          <table:table-cell office:value-type="string" table:style-name="ce1">
            <text:p>This worksheet contains 1 table</text:p>
          </table:table-cell>
          <table:table-cell table:number-columns-repeated="16383" table:style-name="ce1"/>
        </table:table-row>
        <table:table-row table:style-name="ro3">
          <table:table-cell office:value-type="string" table:style-name="ce7">
            <text:p>Sheet name</text:p>
          </table:table-cell>
          <table:table-cell office:value-type="string" table:style-name="ce7">
            <text:p>Sheet title</text:p>
          </table:table-cell>
          <table:table-cell table:number-columns-repeated="16382"/>
        </table:table-row>
        <table:table-row table:style-name="ro3">
          <table:table-cell office:value-type="string" office:string-value="Notes" table:formula="of:=HYPERLINK(&quot;#'Notes'!A1&quot;; &quot;Notes&quot;)" table:style-name="ce8">
            <text:p>Notes</text:p>
          </table:table-cell>
          <table:table-cell office:value-type="string" table:style-name="ce9">
            <text:p>Notes</text:p>
          </table:table-cell>
          <table:table-cell table:number-columns-repeated="16382"/>
        </table:table-row>
        <table:table-row table:style-name="ro3">
          <table:table-cell office:value-type="string" office:string-value="Table_7_1" table:formula="of:=HYPERLINK(&quot;#'Table_7_1'!A1&quot;; &quot;Table_7_1&quot;)" table:style-name="ce10">
            <text:p>Table_7_1</text:p>
          </table:table-cell>
          <table:table-cell office:value-type="string" table:style-name="ce9">
            <text:p>Table 7.1 Cereals</text:p>
          </table:table-cell>
          <table:table-cell table:number-columns-repeated="16382"/>
        </table:table-row>
        <table:table-row table:style-name="ro3">
          <table:table-cell office:value-type="string" office:string-value="Table_7_2" table:formula="of:=HYPERLINK(&quot;#'Table_7_2'!A1&quot;; &quot;Table_7_2&quot;)" table:style-name="ce10">
            <text:p>Table_7_2</text:p>
          </table:table-cell>
          <table:table-cell office:value-type="string" table:style-name="ce9">
            <text:p>Table 7.2 Wheat</text:p>
          </table:table-cell>
          <table:table-cell table:number-columns-repeated="16382"/>
        </table:table-row>
        <table:table-row table:style-name="ro3">
          <table:table-cell office:value-type="string" office:string-value="Table_7_3" table:formula="of:=HYPERLINK(&quot;#'Table_7_3'!A1&quot;; &quot;Table_7_3&quot;)" table:style-name="ce10">
            <text:p>Table_7_3</text:p>
          </table:table-cell>
          <table:table-cell office:value-type="string" table:style-name="ce9">
            <text:p>Table 7.3 Barley</text:p>
          </table:table-cell>
          <table:table-cell table:number-columns-repeated="16382"/>
        </table:table-row>
        <table:table-row table:style-name="ro3">
          <table:table-cell office:value-type="string" office:string-value="Table_7_4" table:formula="of:=HYPERLINK(&quot;#'Table_7_4'!A1&quot;; &quot;Table_7_4&quot;)" table:style-name="ce10">
            <text:p>Table_7_4</text:p>
          </table:table-cell>
          <table:table-cell office:value-type="string" table:style-name="ce9">
            <text:p>Table 7.4 Oats</text:p>
          </table:table-cell>
          <table:table-cell table:number-columns-repeated="16382"/>
        </table:table-row>
        <table:table-row table:style-name="ro3">
          <table:table-cell office:value-type="string" office:string-value="Table_7_5" table:formula="of:=HYPERLINK(&quot;#'Table_7_5'!A1&quot;; &quot;Table_7_5&quot;)" table:style-name="ce10">
            <text:p>Table_7_5</text:p>
          </table:table-cell>
          <table:table-cell office:value-type="string" table:style-name="ce9">
            <text:p>Table 7.5 Oilseed rape</text:p>
          </table:table-cell>
          <table:table-cell table:number-columns-repeated="16382"/>
        </table:table-row>
        <table:table-row table:style-name="ro3">
          <table:table-cell office:value-type="string" office:string-value="Table_7_6" table:formula="of:=HYPERLINK(&quot;#'Table_7_6'!A1&quot;; &quot;Table_7_6&quot;)" table:style-name="ce10">
            <text:p>Table_7_6</text:p>
          </table:table-cell>
          <table:table-cell office:value-type="string" table:style-name="ce9">
            <text:p>Table 7.6 Sugar beet</text:p>
          </table:table-cell>
          <table:table-cell table:number-columns-repeated="16382"/>
        </table:table-row>
        <table:table-row table:style-name="ro3">
          <table:table-cell office:value-type="string" office:string-value="Table_7_7" table:formula="of:=HYPERLINK(&quot;#'Table_7_7'!A1&quot;; &quot;Table_7_7&quot;)" table:style-name="ce10">
            <text:p>Table_7_7</text:p>
          </table:table-cell>
          <table:table-cell office:value-type="string" table:style-name="ce9">
            <text:p>Table 7.7 Protein crops (field peas and field beans)</text:p>
          </table:table-cell>
          <table:table-cell table:number-columns-repeated="16382"/>
        </table:table-row>
        <table:table-row table:style-name="ro3">
          <table:table-cell office:value-type="string" office:string-value="Table_7_8" table:formula="of:=HYPERLINK(&quot;#'Table_7_8'!A1&quot;; &quot;Table_7_8&quot;)" table:style-name="ce10">
            <text:p>Table_7_8</text:p>
          </table:table-cell>
          <table:table-cell office:value-type="string" table:style-name="ce9">
            <text:p>Table 7.8 Fresh vegetables</text:p>
          </table:table-cell>
          <table:table-cell table:number-columns-repeated="16382"/>
        </table:table-row>
        <table:table-row table:style-name="ro3">
          <table:table-cell office:value-type="string" office:string-value="Table_7_9" table:formula="of:=HYPERLINK(&quot;#'Table_7_9'!A1&quot;; &quot;Table_7_9&quot;)" table:style-name="ce10">
            <text:p>Table_7_9</text:p>
          </table:table-cell>
          <table:table-cell office:value-type="string" table:style-name="ce9">
            <text:p>Table 7.9 Plants and flowers</text:p>
          </table:table-cell>
          <table:table-cell table:number-columns-repeated="16382"/>
        </table:table-row>
        <table:table-row table:style-name="ro3">
          <table:table-cell office:value-type="string" office:string-value="Table_7_10" table:formula="of:=HYPERLINK(&quot;#'Table_7_10'!A1&quot;; &quot;Table_7_10&quot;)" table:style-name="ce10">
            <text:p>Table_7_10</text:p>
          </table:table-cell>
          <table:table-cell office:value-type="string" table:style-name="ce9">
            <text:p>Table 7.10 Potatoes</text:p>
          </table:table-cell>
          <table:table-cell table:number-columns-repeated="16382"/>
        </table:table-row>
        <table:table-row table:style-name="ro3">
          <table:table-cell office:value-type="string" office:string-value="Table_7_11" table:formula="of:=HYPERLINK(&quot;#'Table_7_11'!A1&quot;; &quot;Table_7_11&quot;)" table:style-name="ce10">
            <text:p>Table_7_11</text:p>
          </table:table-cell>
          <table:table-cell office:value-type="string" table:style-name="ce9">
            <text:p>Table 7.11 Fresh fruit</text:p>
          </table:table-cell>
          <table:table-cell table:number-columns-repeated="16382"/>
        </table:table-row>
        <table:table-row table:style-name="ro3">
          <table:table-cell office:value-type="string" office:string-value="Table_7_12" table:formula="of:=HYPERLINK(&quot;#'Table_7_12'!A1&quot;; &quot;Table_7_12&quot;)" table:style-name="ce10">
            <text:p>Table_7_12</text:p>
          </table:table-cell>
          <table:table-cell office:value-type="string" table:style-name="ce9">
            <text:p>Table 7.12 Linseed</text:p>
          </table:table-cell>
          <table:table-cell table:number-columns-repeated="16382"/>
        </table:table-row>
        <table:table-row table:number-rows-repeated="1048560" table:style-name="ro4">
          <table:table-cell table:number-columns-repeated="16384"/>
        </table:table-row>
      </table:table>
      <table:table table:name="Notes" table:style-name="ta1">
        <table:table-column table:style-name="co5" table:default-cell-style-name="ce1"/>
        <table:table-column table:style-name="co4" table:default-cell-style-name="ce1"/>
        <table:table-column table:style-name="co2" table:number-columns-repeated="16382" table:default-cell-style-name="ce1"/>
        <table:table-row table:style-name="ro1">
          <table:table-cell office:value-type="string" table:style-name="ce6">
            <text:p>Notes</text:p>
          </table:table-cell>
          <table:table-cell table:number-columns-repeated="16383" table:style-name="ce1"/>
        </table:table-row>
        <table:table-row table:style-name="ro3">
          <table:table-cell office:value-type="string" table:style-name="ce1">
            <text:p>This worksheet contains 1 table</text:p>
          </table:table-cell>
          <table:table-cell table:number-columns-repeated="16383" table:style-name="ce1"/>
        </table:table-row>
        <table:table-row table:style-name="ro3">
          <table:table-cell office:value-type="string" table:style-name="ce7">
            <text:p>Note number</text:p>
          </table:table-cell>
          <table:table-cell office:value-type="string" table:style-name="ce7">
            <text:p>Note text</text:p>
          </table:table-cell>
          <table:table-cell table:number-columns-repeated="16382"/>
        </table:table-row>
        <table:table-row table:style-name="ro5">
          <table:table-cell office:value-type="string" table:style-name="ce9">
            <text:p>[Note 1]</text:p>
          </table:table-cell>
          <table:table-cell office:value-type="string" table:style-name="ce9">
            <text:p>There have been revisions to the estimates of wheat back to 2019, barley and oats back to 2018 due to changes in stocks data and methodology.</text:p>
          </table:table-cell>
          <table:table-cell table:number-columns-repeated="16382"/>
        </table:table-row>
        <table:table-row table:style-name="ro6">
          <table:table-cell office:value-type="string" table:style-name="ce9">
            <text:p>[Note 2]</text:p>
          </table:table-cell>
          <table:table-cell office:value-type="string" table:style-name="ce9">
            <text:p>All cereal production estimates have been standardised to 14.5% moisture content with the exception of 2022 when the hot dry conditions led to lower average moisture contents in the harvested crops. 2022 production data will only be adjusted for farms which have reported moisture content above 14.5% for cereals and 9.0% for oilseed rape. Any production data which has been reported with lower moisture contents has not been adjusted.</text:p>
          </table:table-cell>
          <table:table-cell table:number-columns-repeated="16382"/>
        </table:table-row>
        <table:table-row table:style-name="ro5">
          <table:table-cell office:value-type="string" table:style-name="ce9">
            <text:p>[Note 3]</text:p>
          </table:table-cell>
          <table:table-cell office:value-type="string" table:style-name="ce9">
            <text:p>Includes arable area payments, but excludes set-aside payments and farm saved seed. Taxes, where applicable, are deducted.</text:p>
          </table:table-cell>
          <table:table-cell table:number-columns-repeated="16382"/>
        </table:table-row>
        <table:table-row table:style-name="ro3">
          <table:table-cell office:value-type="string" table:style-name="ce9">
            <text:p>[Note 4]</text:p>
          </table:table-cell>
          <table:table-cell office:value-type="string" table:style-name="ce9">
            <text:p>Excludes farm saved seed.</text:p>
          </table:table-cell>
          <table:table-cell table:number-columns-repeated="16382"/>
        </table:table-row>
        <table:table-row table:style-name="ro3">
          <table:table-cell office:value-type="string" table:style-name="ce9">
            <text:p>[Note 5]</text:p>
          </table:table-cell>
          <table:table-cell office:value-type="string" table:style-name="ce9">
            <text:p>Includes arable area payments but excludes set-aside payments and is net of taxes.</text:p>
          </table:table-cell>
          <table:table-cell table:number-columns-repeated="16382"/>
        </table:table-row>
        <table:table-row table:style-name="ro3">
          <table:table-cell office:value-type="string" table:style-name="ce9">
            <text:p>[Note 6]</text:p>
          </table:table-cell>
          <table:table-cell office:value-type="string" table:style-name="ce9">
            <text:p>Excluding subsidies and taxes.</text:p>
          </table:table-cell>
          <table:table-cell table:number-columns-repeated="16382"/>
        </table:table-row>
        <table:table-row table:style-name="ro6">
          <table:table-cell office:value-type="string" table:style-name="ce9">
            <text:p>[Note 7]</text:p>
          </table:table-cell>
          <table:table-cell office:value-type="string" table:style-name="ce9">
            <text:p>These figures are on the basis of a standard (9 per cent) moisture content with the exception of 2022 when the hot dry conditions led to lower average moisture contents in the harvested crops. 2022 production data will only be adjusted for farms which have reported moisture content above 14.5% for cereals and 9.0% for oilseed rape. Any production data which has been reported with lower moisture contents has not been adjusted.</text:p>
          </table:table-cell>
          <table:table-cell table:number-columns-repeated="16382"/>
        </table:table-row>
        <table:table-row table:style-name="ro5">
          <table:table-cell office:value-type="string" table:style-name="ce9">
            <text:p>[Note 8]</text:p>
          </table:table-cell>
          <table:table-cell office:value-type="string" table:style-name="ce9">
            <text:p>Value of production is calculated taking into account the price for oilseed rape produced not on set-aside with an average oil content of 43%.</text:p>
          </table:table-cell>
          <table:table-cell table:number-columns-repeated="16382"/>
        </table:table-row>
        <table:table-row table:style-name="ro3">
          <table:table-cell office:value-type="string" table:style-name="ce9">
            <text:p>[Note 9]</text:p>
          </table:table-cell>
          <table:table-cell office:value-type="string" table:style-name="ce9">
            <text:p>Average price for all sugar beet, including transport allowance and bonuses.</text:p>
          </table:table-cell>
          <table:table-cell table:number-columns-repeated="16382"/>
        </table:table-row>
        <table:table-row table:style-name="ro5">
          <table:table-cell office:value-type="string" table:style-name="ce9">
            <text:p>[Note 10]</text:p>
          </table:table-cell>
          <table:table-cell office:value-type="string" table:style-name="ce9">
            <text:p>Sugar coming out of the factory in the early part of the new year is regarded as being part of the previous calendar year's production.</text:p>
          </table:table-cell>
          <table:table-cell table:number-columns-repeated="16382"/>
        </table:table-row>
        <table:table-row table:style-name="ro5">
          <table:table-cell office:value-type="string" table:style-name="ce9">
            <text:p>[Note 11]</text:p>
          </table:table-cell>
          <table:table-cell office:value-type="string" table:style-name="ce9">
            <text:p>This is the total area of field peas i.e. includes the area of field peas grown for animal feed and human consumption.</text:p>
          </table:table-cell>
          <table:table-cell table:number-columns-repeated="16382"/>
        </table:table-row>
        <table:table-row table:style-name="ro3">
          <table:table-cell office:value-type="string" table:style-name="ce9">
            <text:p>[Note 12]</text:p>
          </table:table-cell>
          <table:table-cell office:value-type="string" table:style-name="ce9">
            <text:p>2016 and 2017 yields based on 5 year average</text:p>
          </table:table-cell>
          <table:table-cell table:number-columns-repeated="16382"/>
        </table:table-row>
        <table:table-row table:style-name="ro5">
          <table:table-cell office:value-type="string" table:style-name="ce9">
            <text:p>[Note 13]</text:p>
          </table:table-cell>
          <table:table-cell office:value-type="string" table:style-name="ce9">
            <text:p>Includes arable area payments but excludes set-aside payments; includes protein crop premium from 2004.</text:p>
          </table:table-cell>
          <table:table-cell table:number-columns-repeated="16382"/>
        </table:table-row>
        <table:table-row table:style-name="ro7">
          <table:table-cell office:value-type="string" table:style-name="ce11">
            <text:p>[Note 14]</text:p>
          </table:table-cell>
          <table:table-cell office:value-type="string" table:style-name="ce11">
            <text:p>Up to 2010 areas relate to field areas multiplied by the number of crops in the year and hence differ from those shown in table 2.2. <text:s/>From 2010 the areas are those shown in table 2.2, June survey areas.</text:p>
          </table:table-cell>
          <table:table-cell table:number-columns-repeated="16382"/>
        </table:table-row>
        <table:table-row table:style-name="ro3">
          <table:table-cell office:value-type="string" table:style-name="ce9">
            <text:p>[Note 15]</text:p>
          </table:table-cell>
          <table:table-cell office:value-type="string" table:style-name="ce9">
            <text:p>Excludes area of mushrooms from 1992</text:p>
          </table:table-cell>
          <table:table-cell table:number-columns-repeated="16382"/>
        </table:table-row>
        <table:table-row table:style-name="ro3">
          <table:table-cell office:value-type="string" table:style-name="ce9">
            <text:p>[Note 16]</text:p>
          </table:table-cell>
          <table:table-cell office:value-type="string" table:style-name="ce9">
            <text:p>Up to 2010 area included peas harvested dry.</text:p>
          </table:table-cell>
          <table:table-cell table:number-columns-repeated="16382"/>
        </table:table-row>
        <table:table-row table:style-name="ro5">
          <table:table-cell office:value-type="string" table:style-name="ce9">
            <text:p>[Note 17]</text:p>
          </table:table-cell>
          <table:table-cell office:value-type="string" table:style-name="ce9">
            <text:p>Trade figures relate to fresh produce where distinguishable until 2008. Figures from 2009 revised to provide a more complete coverage of the different vegetable categories.</text:p>
          </table:table-cell>
          <table:table-cell table:number-columns-repeated="16382"/>
        </table:table-row>
        <table:table-row table:style-name="ro5">
          <table:table-cell office:value-type="string" table:style-name="ce9">
            <text:p>[Note 18]</text:p>
          </table:table-cell>
          <table:table-cell office:value-type="string" table:style-name="ce9">
            <text:p>Areas relate to field areas multiplied by the number of crops in the year and hence differ from those shown in table 2.2.</text:p>
          </table:table-cell>
          <table:table-cell table:number-columns-repeated="16382"/>
        </table:table-row>
        <table:table-row table:style-name="ro3">
          <table:table-cell office:value-type="string" table:style-name="ce9">
            <text:p>[Note 19]</text:p>
          </table:table-cell>
          <table:table-cell office:value-type="string" table:style-name="ce9">
            <text:p>Including forced flower bulbs.</text:p>
          </table:table-cell>
          <table:table-cell table:number-columns-repeated="16382"/>
        </table:table-row>
        <table:table-row table:style-name="ro5">
          <table:table-cell office:value-type="string" table:style-name="ce9">
            <text:p>[Note 20]</text:p>
          </table:table-cell>
          <table:table-cell office:value-type="string" table:style-name="ce9">
            <text:p>Following a review of methodology in 2017, figures have been revised back to 2011. Historic data can be found in the historical tables on the 7.10 Potatoes tab.</text:p>
          </table:table-cell>
          <table:table-cell table:number-columns-repeated="16382"/>
        </table:table-row>
        <table:table-row table:style-name="ro7">
          <table:table-cell office:value-type="string" table:style-name="ce9">
            <text:p>[Note 21]</text:p>
          </table:table-cell>
          <table:table-cell office:value-type="string" table:style-name="ce9">
            <text:p>From 2010 onwards orchard area includes commercial and non-commercial orchards in line with table 2.2. Prior to 2010 orchard field area only includes commercial orchards and may differ to the area in table 2.2.</text:p>
          </table:table-cell>
          <table:table-cell table:number-columns-repeated="16382"/>
        </table:table-row>
        <table:table-row table:style-name="ro3">
          <table:table-cell office:value-type="string" table:style-name="ce9">
            <text:p>[Note 22]</text:p>
          </table:table-cell>
          <table:table-cell office:value-type="string" table:style-name="ce9">
            <text:p>Prior to 2010 soft fruit area excludes wine grapes and may differ from the area in table 2.2.</text:p>
          </table:table-cell>
          <table:table-cell table:number-columns-repeated="16382"/>
        </table:table-row>
        <table:table-row table:style-name="ro3">
          <table:table-cell office:value-type="string" table:style-name="ce9">
            <text:p>[Note 23]</text:p>
          </table:table-cell>
          <table:table-cell office:value-type="string" table:style-name="ce9">
            <text:p>Stocks relate to apples and pears.</text:p>
          </table:table-cell>
          <table:table-cell table:number-columns-repeated="16382"/>
        </table:table-row>
        <table:table-row table:style-name="ro3">
          <table:table-cell office:value-type="string" table:style-name="ce9">
            <text:p>[Note 24]</text:p>
          </table:table-cell>
          <table:table-cell office:value-type="string" table:style-name="ce9">
            <text:p>Includes glass house fruit. From 2010 data no longer includes dried fruit.</text:p>
          </table:table-cell>
          <table:table-cell table:number-columns-repeated="16382"/>
        </table:table-row>
        <table:table-row table:style-name="ro3">
          <table:table-cell office:value-type="string" table:style-name="ce9">
            <text:p>[Note 25]</text:p>
          </table:table-cell>
          <table:table-cell office:value-type="string" table:style-name="ce9">
            <text:p>These figures are based on a standard (9 per cent) moisture content.</text:p>
          </table:table-cell>
          <table:table-cell table:number-columns-repeated="16382"/>
        </table:table-row>
        <table:table-row table:style-name="ro3">
          <table:table-cell office:value-type="string" table:style-name="ce12">
            <text:p>[Note 26]<text:s/></text:p>
          </table:table-cell>
          <table:table-cell office:value-type="string" table:style-name="ce13">
            <text:p>The area for sugar beet is provided by British Sugar and may differ to the area in Table 2.2a</text:p>
          </table:table-cell>
          <table:table-cell table:number-columns-repeated="16382"/>
        </table:table-row>
        <table:table-row table:style-name="ro3">
          <table:table-cell table:number-columns-repeated="16384" table:style-name="ce1"/>
        </table:table-row>
        <table:table-row table:number-rows-repeated="1048546" table:style-name="ro4">
          <table:table-cell table:number-columns-repeated="16384"/>
        </table:table-row>
      </table:table>
      <table:table table:name="Table_7_1" table:style-name="ta1">
        <table:table-column table:style-name="co6" table:default-cell-style-name="ce1"/>
        <table:table-column table:style-name="co7" table:number-columns-repeated="52" table:default-cell-style-name="ce1"/>
        <table:table-column table:style-name="co2" table:number-columns-repeated="16331" table:default-cell-style-name="ce1"/>
        <table:table-row table:style-name="ro1">
          <table:table-cell office:value-type="string" table:style-name="ce14">
            <text:p>Table 7.1 Cereals</text:p>
          </table:table-cell>
          <table:table-cell table:number-columns-repeated="16383" table:style-name="ce1"/>
        </table:table-row>
        <table:table-row table:style-name="ro3">
          <table:table-cell office:value-type="string" table:style-name="ce1">
            <text:p>This worksheet contains 2 tables displayed next to each other vertically with 1 blank row between each table.</text:p>
          </table:table-cell>
          <table:table-cell table:number-columns-repeated="16383" table:style-name="ce1"/>
        </table:table-row>
        <table:table-row table:style-name="ro8">
          <table:table-cell office:value-type="string" table:style-name="ce15">
            <text:p>Table 7.1a Total cereal production [Note 1]</text:p>
          </table:table-cell>
          <table:table-cell table:number-columns-repeated="16383" table:style-name="ce1"/>
        </table:table-row>
        <table:table-row table:style-name="ro5">
          <table:table-cell office:value-type="string" table:style-name="ce16">
            <text:p>Production</text:p>
          </table:table-cell>
          <table:table-cell office:value-type="string" table:style-name="ce17">
            <text:p>1973</text:p>
          </table:table-cell>
          <table:table-cell office:value-type="string" table:style-name="ce17">
            <text:p>1974</text:p>
          </table:table-cell>
          <table:table-cell office:value-type="string" table:style-name="ce17">
            <text:p>1975</text:p>
          </table:table-cell>
          <table:table-cell office:value-type="string" table:style-name="ce17">
            <text:p>1976</text:p>
          </table:table-cell>
          <table:table-cell office:value-type="string" table:style-name="ce17">
            <text:p>1977</text:p>
          </table:table-cell>
          <table:table-cell office:value-type="string" table:style-name="ce17">
            <text:p>1978</text:p>
          </table:table-cell>
          <table:table-cell office:value-type="string" table:style-name="ce17">
            <text:p>1979</text:p>
          </table:table-cell>
          <table:table-cell office:value-type="string" table:style-name="ce17">
            <text:p>1980</text:p>
          </table:table-cell>
          <table:table-cell office:value-type="string" table:style-name="ce17">
            <text:p>1981</text:p>
          </table:table-cell>
          <table:table-cell office:value-type="string" table:style-name="ce17">
            <text:p>1982</text:p>
          </table:table-cell>
          <table:table-cell office:value-type="string" table:style-name="ce17">
            <text:p>1983</text:p>
          </table:table-cell>
          <table:table-cell office:value-type="string" table:style-name="ce17">
            <text:p>1984</text:p>
          </table:table-cell>
          <table:table-cell office:value-type="string" table:style-name="ce17">
            <text:p>1985</text:p>
          </table:table-cell>
          <table:table-cell office:value-type="string" table:style-name="ce17">
            <text:p>1986</text:p>
          </table:table-cell>
          <table:table-cell office:value-type="string" table:style-name="ce17">
            <text:p>1987</text:p>
          </table:table-cell>
          <table:table-cell office:value-type="string" table:style-name="ce17">
            <text:p>1988</text:p>
          </table:table-cell>
          <table:table-cell office:value-type="string" table:style-name="ce17">
            <text:p>1989</text:p>
          </table:table-cell>
          <table:table-cell office:value-type="string" table:style-name="ce17">
            <text:p>1990</text:p>
          </table:table-cell>
          <table:table-cell office:value-type="string" table:style-name="ce17">
            <text:p>1991</text:p>
          </table:table-cell>
          <table:table-cell office:value-type="string" table:style-name="ce17">
            <text:p>1992</text:p>
          </table:table-cell>
          <table:table-cell office:value-type="string" table:style-name="ce17">
            <text:p>1993</text:p>
          </table:table-cell>
          <table:table-cell office:value-type="string" table:style-name="ce17">
            <text:p>1994</text:p>
          </table:table-cell>
          <table:table-cell office:value-type="string" table:style-name="ce17">
            <text:p>1995</text:p>
          </table:table-cell>
          <table:table-cell office:value-type="string" table:style-name="ce17">
            <text:p>1996</text:p>
          </table:table-cell>
          <table:table-cell office:value-type="string" table:style-name="ce17">
            <text:p>1997</text:p>
          </table:table-cell>
          <table:table-cell office:value-type="string" table:style-name="ce17">
            <text:p>1998</text:p>
          </table:table-cell>
          <table:table-cell office:value-type="string" table:style-name="ce17">
            <text:p>1999</text:p>
          </table:table-cell>
          <table:table-cell office:value-type="string" table:style-name="ce17">
            <text:p>2000</text:p>
          </table:table-cell>
          <table:table-cell office:value-type="string" table:style-name="ce17">
            <text:p>2001</text:p>
          </table:table-cell>
          <table:table-cell office:value-type="string" table:style-name="ce17">
            <text:p>2002</text:p>
          </table:table-cell>
          <table:table-cell office:value-type="string" table:style-name="ce17">
            <text:p>2003</text:p>
          </table:table-cell>
          <table:table-cell office:value-type="string" table:style-name="ce17">
            <text:p>2004</text:p>
          </table:table-cell>
          <table:table-cell office:value-type="string" table:style-name="ce17">
            <text:p>2005</text:p>
          </table:table-cell>
          <table:table-cell office:value-type="string" table:style-name="ce17">
            <text:p>2006</text:p>
          </table:table-cell>
          <table:table-cell office:value-type="string" table:style-name="ce17">
            <text:p>2007</text:p>
          </table:table-cell>
          <table:table-cell office:value-type="string" table:style-name="ce17">
            <text:p>2008</text:p>
          </table:table-cell>
          <table:table-cell office:value-type="string" table:style-name="ce17">
            <text:p>2009</text:p>
          </table:table-cell>
          <table:table-cell office:value-type="string" table:style-name="ce17">
            <text:p>2010</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office:value-type="string" table:style-name="ce17">
            <text:p>2015</text:p>
          </table:table-cell>
          <table:table-cell office:value-type="string" table:style-name="ce17">
            <text:p>2016</text:p>
          </table:table-cell>
          <table:table-cell office:value-type="string" table:style-name="ce17">
            <text:p>2017</text:p>
          </table:table-cell>
          <table:table-cell office:value-type="string" table:style-name="ce17">
            <text:p>2018</text:p>
          </table:table-cell>
          <table:table-cell office:value-type="string" table:style-name="ce17">
            <text:p>2019</text:p>
          </table:table-cell>
          <table:table-cell office:value-type="string" table:style-name="ce17">
            <text:p>2020</text:p>
          </table:table-cell>
          <table:table-cell office:value-type="string" table:style-name="ce17">
            <text:p>2021</text:p>
          </table:table-cell>
          <table:table-cell office:value-type="string" table:style-name="ce17">
            <text:p>2022</text:p>
          </table:table-cell>
          <table:table-cell office:value-type="string" table:style-name="ce17">
            <text:p>2023 (provisional)</text:p>
          </table:table-cell>
          <table:table-cell office:value-type="string" table:style-name="ce17">
            <text:p>Notes</text:p>
          </table:table-cell>
          <table:table-cell table:number-columns-repeated="16331"/>
        </table:table-row>
        <table:table-row table:style-name="ro3">
          <table:table-cell office:value-type="string" table:style-name="ce1">
            <text:p>Area (thousand hectare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4037.7719999999999" table:style-name="ce19">
            <text:p>4,038</text:p>
          </table:table-cell>
          <table:table-cell office:value-type="float" office:value="4017.34" table:style-name="ce19">
            <text:p>4,017</text:p>
          </table:table-cell>
          <table:table-cell office:value-type="float" office:value="4025.6959999999999" table:style-name="ce19">
            <text:p>4,026</text:p>
          </table:table-cell>
          <table:table-cell office:value-type="float" office:value="3940.3251" table:style-name="ce19">
            <text:p>3,940</text:p>
          </table:table-cell>
          <table:table-cell office:value-type="float" office:value="3901.21" table:style-name="ce19">
            <text:p>3,901</text:p>
          </table:table-cell>
          <table:table-cell office:value-type="float" office:value="3875.8634000000002" table:style-name="ce19">
            <text:p>3,876</text:p>
          </table:table-cell>
          <table:table-cell office:value-type="float" office:value="3659.5792999999999" table:style-name="ce19">
            <text:p>3,660</text:p>
          </table:table-cell>
          <table:table-cell office:value-type="float" office:value="3501.4519" table:style-name="ce19">
            <text:p>3,501</text:p>
          </table:table-cell>
          <table:table-cell office:value-type="float" office:value="3488.7997999999998" table:style-name="ce19">
            <text:p>3,489</text:p>
          </table:table-cell>
          <table:table-cell office:value-type="float" office:value="3033.0677000000001" table:style-name="ce19">
            <text:p>3,033</text:p>
          </table:table-cell>
          <table:table-cell office:value-type="float" office:value="3043.4889400000002" table:style-name="ce19">
            <text:p>3,043</text:p>
          </table:table-cell>
          <table:table-cell office:value-type="float" office:value="3181.9820399999999" table:style-name="ce19">
            <text:p>3,182</text:p>
          </table:table-cell>
          <table:table-cell office:value-type="float" office:value="3358.9689238690598" table:style-name="ce19">
            <text:p>3,359</text:p>
          </table:table-cell>
          <table:table-cell office:value-type="float" office:value="3514.4525020000001" table:style-name="ce19">
            <text:p>3,514</text:p>
          </table:table-cell>
          <table:table-cell office:value-type="float" office:value="3417.8115480000001" table:style-name="ce19">
            <text:p>3,418</text:p>
          </table:table-cell>
          <table:table-cell office:value-type="float" office:value="3141.2987119999998" table:style-name="ce19">
            <text:p>3,141</text:p>
          </table:table-cell>
          <table:table-cell office:value-type="float" office:value="3348.09033" table:style-name="ce19">
            <text:p>3,348</text:p>
          </table:table-cell>
          <table:table-cell office:value-type="float" office:value="3013.5317100000002" table:style-name="ce19">
            <text:p>3,014</text:p>
          </table:table-cell>
          <table:table-cell office:value-type="float" office:value="3244.9740040000001" table:style-name="ce19">
            <text:p>3,245</text:p>
          </table:table-cell>
          <table:table-cell office:value-type="float" office:value="3056.5869699999998" table:style-name="ce19">
            <text:p>3,057</text:p>
          </table:table-cell>
          <table:table-cell office:value-type="float" office:value="3129.9832719660099" table:style-name="ce19">
            <text:p>3,130</text:p>
          </table:table-cell>
          <table:table-cell office:value-type="float" office:value="2919.1533713580502" table:style-name="ce19">
            <text:p>2,919</text:p>
          </table:table-cell>
          <table:table-cell office:value-type="float" office:value="2863.9489658023599" table:style-name="ce19">
            <text:p>2,864</text:p>
          </table:table-cell>
          <table:table-cell office:value-type="float" office:value="2885.2181" table:style-name="ce19">
            <text:p>2,885</text:p>
          </table:table-cell>
          <table:table-cell office:value-type="float" office:value="3274.3009050000001" table:style-name="ce19">
            <text:p>3,274</text:p>
          </table:table-cell>
          <table:table-cell office:value-type="float" office:value="3075.7275637999901" table:style-name="ce19">
            <text:p>3,076</text:p>
          </table:table-cell>
          <table:table-cell office:value-type="float" office:value="3013.2301000000002" table:style-name="ce19">
            <text:p>3,013</text:p>
          </table:table-cell>
          <table:table-cell office:value-type="float" office:value="3075.2397999999998" table:style-name="ce19">
            <text:p>3,075</text:p>
          </table:table-cell>
          <table:table-cell office:value-type="float" office:value="3141.9713000000002" table:style-name="ce19">
            <text:p>3,142</text:p>
          </table:table-cell>
          <table:table-cell office:value-type="float" office:value="3028.2627000000002" table:style-name="ce19">
            <text:p>3,028</text:p>
          </table:table-cell>
          <table:table-cell office:value-type="float" office:value="3179.0222600000002" table:style-name="ce19">
            <text:p>3,179</text:p>
          </table:table-cell>
          <table:table-cell office:value-type="float" office:value="3099.5751" table:style-name="ce19">
            <text:p>3,100</text:p>
          </table:table-cell>
          <table:table-cell office:value-type="float" office:value="3131.93968" table:style-name="ce19">
            <text:p>3,132</text:p>
          </table:table-cell>
          <table:table-cell office:value-type="float" office:value="3181.2515165369" table:style-name="ce19">
            <text:p>3,181</text:p>
          </table:table-cell>
          <table:table-cell office:value-type="float" office:value="3105.7605699999999" table:style-name="ce19">
            <text:p>3,106</text:p>
          </table:table-cell>
          <table:table-cell office:value-type="float" office:value="3210.8629799999999" table:style-name="ce19">
            <text:p>3,211</text:p>
          </table:table-cell>
          <table:table-cell office:value-type="float" office:value="3037.97604" table:style-name="ce19">
            <text:p>3,038</text:p>
          </table:table-cell>
          <table:table-cell office:value-type="float" office:value="3210.5438600000002" table:style-name="ce19">
            <text:p>3,211</text:p>
          </table:table-cell>
          <table:table-cell office:value-type="float" office:value="3173.4373599999999" table:style-name="ce19">
            <text:p>3,173</text:p>
          </table:table-cell>
          <table:table-cell office:value-type="float" office:value="3087.74233" table:style-name="ce19">
            <text:p>3,088</text:p>
          </table:table-cell>
          <table:table-cell table:style-name="ce18"/>
          <table:table-cell table:number-columns-repeated="16331"/>
        </table:table-row>
        <table:table-row table:style-name="ro3">
          <table:table-cell office:value-type="string" table:style-name="ce1">
            <text:p>Volume of harvested production (thousand tonne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26590" table:style-name="ce19">
            <text:p>26,590</text:p>
          </table:table-cell>
          <table:table-cell office:value-type="float" office:value="22471" table:style-name="ce19">
            <text:p>22,471</text:p>
          </table:table-cell>
          <table:table-cell office:value-type="float" office:value="24475" table:style-name="ce19">
            <text:p>24,475</text:p>
          </table:table-cell>
          <table:table-cell office:value-type="float" office:value="21680" table:style-name="ce19">
            <text:p>21,680</text:p>
          </table:table-cell>
          <table:table-cell office:value-type="float" office:value="21110" table:style-name="ce19">
            <text:p>21,110</text:p>
          </table:table-cell>
          <table:table-cell office:value-type="float" office:value="22725" table:style-name="ce19">
            <text:p>22,725</text:p>
          </table:table-cell>
          <table:table-cell office:value-type="float" office:value="22582" table:style-name="ce19">
            <text:p>22,582</text:p>
          </table:table-cell>
          <table:table-cell office:value-type="float" office:value="22635" table:style-name="ce19">
            <text:p>22,635</text:p>
          </table:table-cell>
          <table:table-cell office:value-type="float" office:value="22060" table:style-name="ce19">
            <text:p>22,060</text:p>
          </table:table-cell>
          <table:table-cell office:value-type="float" office:value="19500" table:style-name="ce19">
            <text:p>19,500</text:p>
          </table:table-cell>
          <table:table-cell office:value-type="float" office:value="19960" table:style-name="ce19">
            <text:p>19,960</text:p>
          </table:table-cell>
          <table:table-cell office:value-type="float" office:value="21870" table:style-name="ce19">
            <text:p>21,870</text:p>
          </table:table-cell>
          <table:table-cell office:value-type="float" office:value="24590" table:style-name="ce19">
            <text:p>24,590</text:p>
          </table:table-cell>
          <table:table-cell office:value-type="float" office:value="23534" table:style-name="ce19">
            <text:p>23,534</text:p>
          </table:table-cell>
          <table:table-cell office:value-type="float" office:value="22767" table:style-name="ce19">
            <text:p>22,767</text:p>
          </table:table-cell>
          <table:table-cell office:value-type="float" office:value="22125" table:style-name="ce19">
            <text:p>22,125</text:p>
          </table:table-cell>
          <table:table-cell office:value-type="float" office:value="23989" table:style-name="ce19">
            <text:p>23,989</text:p>
          </table:table-cell>
          <table:table-cell office:value-type="float" office:value="18959" table:style-name="ce19">
            <text:p>18,959</text:p>
          </table:table-cell>
          <table:table-cell office:value-type="float" office:value="22965" table:style-name="ce19">
            <text:p>22,965</text:p>
          </table:table-cell>
          <table:table-cell office:value-type="float" office:value="21511" table:style-name="ce19">
            <text:p>21,511</text:p>
          </table:table-cell>
          <table:table-cell office:value-type="float" office:value="22029" table:style-name="ce19">
            <text:p>22,029</text:p>
          </table:table-cell>
          <table:table-cell office:value-type="float" office:value="21001" table:style-name="ce19">
            <text:p>21,001</text:p>
          </table:table-cell>
          <table:table-cell office:value-type="float" office:value="20838" table:style-name="ce19">
            <text:p>20,838</text:p>
          </table:table-cell>
          <table:table-cell office:value-type="float" office:value="19130.135999999999" table:style-name="ce19">
            <text:p>19,130</text:p>
          </table:table-cell>
          <table:table-cell office:value-type="float" office:value="24282.859" table:style-name="ce19">
            <text:p>24,283</text:p>
          </table:table-cell>
          <table:table-cell office:value-type="float" office:value="21618.282999999999" table:style-name="ce19">
            <text:p>21,618</text:p>
          </table:table-cell>
          <table:table-cell office:value-type="float" office:value="20946.166000000001" table:style-name="ce19">
            <text:p>20,946</text:p>
          </table:table-cell>
          <table:table-cell office:value-type="float" office:value="21484.312000000002" table:style-name="ce19">
            <text:p>21,484</text:p>
          </table:table-cell>
          <table:table-cell office:value-type="float" office:value="19515.199000000001" table:style-name="ce19">
            <text:p>19,515</text:p>
          </table:table-cell>
          <table:table-cell office:value-type="float" office:value="20083.401999999998" table:style-name="ce19">
            <text:p>20,083</text:p>
          </table:table-cell>
          <table:table-cell office:value-type="float" office:value="24468.005000000001" table:style-name="ce19">
            <text:p>24,468</text:p>
          </table:table-cell>
          <table:table-cell office:value-type="float" office:value="24734" table:style-name="ce19">
            <text:p>24,734</text:p>
          </table:table-cell>
          <table:table-cell office:value-type="float" office:value="21964.131000000001" table:style-name="ce19">
            <text:p>21,964</text:p>
          </table:table-cell>
          <table:table-cell office:value-type="float" office:value="23000.065999999999" table:style-name="ce19">
            <text:p>23,000</text:p>
          </table:table-cell>
          <table:table-cell office:value-type="float" office:value="21084.646000000001" table:style-name="ce19">
            <text:p>21,085</text:p>
          </table:table-cell>
          <table:table-cell office:value-type="float" office:value="25517.303" table:style-name="ce19">
            <text:p>25,517</text:p>
          </table:table-cell>
          <table:table-cell office:value-type="float" office:value="18961.988000000001" table:style-name="ce19">
            <text:p>18,962</text:p>
          </table:table-cell>
          <table:table-cell office:value-type="float" office:value="22369.11" table:style-name="ce19">
            <text:p>22,369</text:p>
          </table:table-cell>
          <table:table-cell office:value-type="float" office:value="24262.311000000002" table:style-name="ce19">
            <text:p>24,262</text:p>
          </table:table-cell>
          <table:table-cell office:value-type="float" office:value="21957.42" table:style-name="ce20">
            <text:p>21,957</text:p>
          </table:table-cell>
          <table:table-cell office:value-type="string" table:style-name="ce18">
            <text:p>[Note 2]</text:p>
          </table:table-cell>
          <table:table-cell table:number-columns-repeated="16331"/>
        </table:table-row>
        <table:table-row table:style-name="ro3">
          <table:table-cell office:value-type="string" table:style-name="ce1">
            <text:p>Value of production (£ million)</text:p>
          </table:table-cell>
          <table:table-cell office:value-type="float" office:value="584.60284652867006" table:style-name="ce19">
            <text:p>585</text:p>
          </table:table-cell>
          <table:table-cell office:value-type="float" office:value="795.22071486708705" table:style-name="ce19">
            <text:p>795</text:p>
          </table:table-cell>
          <table:table-cell office:value-type="float" office:value="712.63376040834305" table:style-name="ce19">
            <text:p>713</text:p>
          </table:table-cell>
          <table:table-cell office:value-type="float" office:value="860.52715709582401" table:style-name="ce19">
            <text:p>861</text:p>
          </table:table-cell>
          <table:table-cell office:value-type="float" office:value="1140.53289977501" table:style-name="ce19">
            <text:p>1,141</text:p>
          </table:table-cell>
          <table:table-cell office:value-type="float" office:value="1238.53268065816" table:style-name="ce19">
            <text:p>1,239</text:p>
          </table:table-cell>
          <table:table-cell office:value-type="float" office:value="1410.04647720975" table:style-name="ce19">
            <text:p>1,410</text:p>
          </table:table-cell>
          <table:table-cell office:value-type="float" office:value="1692.2373450877401" table:style-name="ce19">
            <text:p>1,692</text:p>
          </table:table-cell>
          <table:table-cell office:value-type="float" office:value="1918.34662561645" table:style-name="ce19">
            <text:p>1,918</text:p>
          </table:table-cell>
          <table:table-cell office:value-type="float" office:value="2294.3715170799401" table:style-name="ce19">
            <text:p>2,294</text:p>
          </table:table-cell>
          <table:table-cell office:value-type="float" office:value="2359.0271932512301" table:style-name="ce19">
            <text:p>2,359</text:p>
          </table:table-cell>
          <table:table-cell office:value-type="float" office:value="2801.1388404693598" table:style-name="ce19">
            <text:p>2,801</text:p>
          </table:table-cell>
          <table:table-cell office:value-type="float" office:value="2450.4617144894901" table:style-name="ce19">
            <text:p>2,450</text:p>
          </table:table-cell>
          <table:table-cell office:value-type="float" office:value="2479.9803884195298" table:style-name="ce19">
            <text:p>2,480</text:p>
          </table:table-cell>
          <table:table-cell office:value-type="float" office:value="2210.35353631933" table:style-name="ce19">
            <text:p>2,210</text:p>
          </table:table-cell>
          <table:table-cell office:value-type="float" office:value="2118.27385273249" table:style-name="ce19">
            <text:p>2,118</text:p>
          </table:table-cell>
          <table:table-cell office:value-type="float" office:value="2365.1467465843598" table:style-name="ce19">
            <text:p>2,365</text:p>
          </table:table-cell>
          <table:table-cell office:value-type="float" office:value="2353.2742015419799" table:style-name="ce19">
            <text:p>2,353</text:p>
          </table:table-cell>
          <table:table-cell office:value-type="float" office:value="2577.65726527487" table:style-name="ce19">
            <text:p>2,578</text:p>
          </table:table-cell>
          <table:table-cell office:value-type="float" office:value="2641.7319480829801" table:style-name="ce19">
            <text:p>2,642</text:p>
          </table:table-cell>
          <table:table-cell office:value-type="float" office:value="2704.2567885916001" table:style-name="ce19">
            <text:p>2,704</text:p>
          </table:table-cell>
          <table:table-cell office:value-type="float" office:value="2658.78401188014" table:style-name="ce19">
            <text:p>2,659</text:p>
          </table:table-cell>
          <table:table-cell office:value-type="float" office:value="3284.9544421065698" table:style-name="ce19">
            <text:p>3,285</text:p>
          </table:table-cell>
          <table:table-cell office:value-type="float" office:value="3593.02648373804" table:style-name="ce19">
            <text:p>3,593</text:p>
          </table:table-cell>
          <table:table-cell office:value-type="float" office:value="2906.94755737075" table:style-name="ce19">
            <text:p>2,907</text:p>
          </table:table-cell>
          <table:table-cell office:value-type="float" office:value="2502.2856554289201" table:style-name="ce19">
            <text:p>2,502</text:p>
          </table:table-cell>
          <table:table-cell office:value-type="float" office:value="2325.4895316307102" table:style-name="ce19">
            <text:p>2,325</text:p>
          </table:table-cell>
          <table:table-cell office:value-type="float" office:value="2332.6643644707001" table:style-name="ce19">
            <text:p>2,333</text:p>
          </table:table-cell>
          <table:table-cell office:value-type="float" office:value="1981.5523230244801" table:style-name="ce19">
            <text:p>1,982</text:p>
          </table:table-cell>
          <table:table-cell office:value-type="float" office:value="2254.96201343853" table:style-name="ce19">
            <text:p>2,255</text:p>
          </table:table-cell>
          <table:table-cell office:value-type="float" office:value="2218.2047067282301" table:style-name="ce19">
            <text:p>2,218</text:p>
          </table:table-cell>
          <table:table-cell office:value-type="float" office:value="2416.6496988252002" table:style-name="ce19">
            <text:p>2,417</text:p>
          </table:table-cell>
          <table:table-cell office:value-type="float" office:value="1434.4105573018501" table:style-name="ce19">
            <text:p>1,434</text:p>
          </table:table-cell>
          <table:table-cell office:value-type="float" office:value="1506.8622742139701" table:style-name="ce19">
            <text:p>1,507</text:p>
          </table:table-cell>
          <table:table-cell office:value-type="float" office:value="1948.6660611335999" table:style-name="ce19">
            <text:p>1,949</text:p>
          </table:table-cell>
          <table:table-cell office:value-type="float" office:value="3147.1109288502898" table:style-name="ce19">
            <text:p>3,147</text:p>
          </table:table-cell>
          <table:table-cell office:value-type="float" office:value="2338.35243332764" table:style-name="ce19">
            <text:p>2,338</text:p>
          </table:table-cell>
          <table:table-cell office:value-type="float" office:value="2267.0924825152501" table:style-name="ce19">
            <text:p>2,267</text:p>
          </table:table-cell>
          <table:table-cell office:value-type="float" office:value="3230.0897595892402" table:style-name="ce19">
            <text:p>3,230</text:p>
          </table:table-cell>
          <table:table-cell office:value-type="float" office:value="3200.78811300703" table:style-name="ce19">
            <text:p>3,201</text:p>
          </table:table-cell>
          <table:table-cell office:value-type="float" office:value="3364.9143582042798" table:style-name="ce19">
            <text:p>3,365</text:p>
          </table:table-cell>
          <table:table-cell office:value-type="float" office:value="3438.6454655729899" table:style-name="ce19">
            <text:p>3,439</text:p>
          </table:table-cell>
          <table:table-cell office:value-type="float" office:value="2852.4669368293698" table:style-name="ce19">
            <text:p>2,852</text:p>
          </table:table-cell>
          <table:table-cell office:value-type="float" office:value="2492.5500414926601" table:style-name="ce19">
            <text:p>2,493</text:p>
          </table:table-cell>
          <table:table-cell office:value-type="float" office:value="3089.9754644884101" table:style-name="ce19">
            <text:p>3,090</text:p>
          </table:table-cell>
          <table:table-cell office:value-type="float" office:value="3250.7533822424698" table:style-name="ce19">
            <text:p>3,251</text:p>
          </table:table-cell>
          <table:table-cell office:value-type="float" office:value="3659.82779510411" table:style-name="ce19">
            <text:p>3,660</text:p>
          </table:table-cell>
          <table:table-cell office:value-type="float" office:value="2744.3919316606298" table:style-name="ce19">
            <text:p>2,744</text:p>
          </table:table-cell>
          <table:table-cell office:value-type="float" office:value="4045.3233998932001" table:style-name="ce19">
            <text:p>4,045</text:p>
          </table:table-cell>
          <table:table-cell office:value-type="float" office:value="6102.4993111066597" table:style-name="ce19">
            <text:p>6,102</text:p>
          </table:table-cell>
          <table:table-cell office:value-type="float" office:value="4435.7205106338497" table:style-name="ce20">
            <text:p>4,436</text:p>
          </table:table-cell>
          <table:table-cell office:value-type="string" table:style-name="ce18">
            <text:p>[Note 3]</text:p>
          </table:table-cell>
          <table:table-cell table:number-columns-repeated="16331"/>
        </table:table-row>
        <table:table-row table:style-name="ro3">
          <table:table-cell office:value-type="string" table:style-name="ce1">
            <text:p>Value of production at market prices (£ million)</text:p>
          </table:table-cell>
          <table:table-cell office:value-type="float" office:value="584.60284652867006" table:style-name="ce19">
            <text:p>585</text:p>
          </table:table-cell>
          <table:table-cell office:value-type="float" office:value="795.22071486708705" table:style-name="ce19">
            <text:p>795</text:p>
          </table:table-cell>
          <table:table-cell office:value-type="float" office:value="712.63376040834305" table:style-name="ce19">
            <text:p>713</text:p>
          </table:table-cell>
          <table:table-cell office:value-type="float" office:value="860.52715709582401" table:style-name="ce19">
            <text:p>861</text:p>
          </table:table-cell>
          <table:table-cell office:value-type="float" office:value="1140.53289977501" table:style-name="ce19">
            <text:p>1,141</text:p>
          </table:table-cell>
          <table:table-cell office:value-type="float" office:value="1238.53268065816" table:style-name="ce19">
            <text:p>1,239</text:p>
          </table:table-cell>
          <table:table-cell office:value-type="float" office:value="1410.04647720975" table:style-name="ce19">
            <text:p>1,410</text:p>
          </table:table-cell>
          <table:table-cell office:value-type="float" office:value="1692.2373450877401" table:style-name="ce19">
            <text:p>1,692</text:p>
          </table:table-cell>
          <table:table-cell office:value-type="float" office:value="1918.34662561645" table:style-name="ce19">
            <text:p>1,918</text:p>
          </table:table-cell>
          <table:table-cell office:value-type="float" office:value="2294.3715170799401" table:style-name="ce19">
            <text:p>2,294</text:p>
          </table:table-cell>
          <table:table-cell office:value-type="float" office:value="2359.0271932512301" table:style-name="ce19">
            <text:p>2,359</text:p>
          </table:table-cell>
          <table:table-cell office:value-type="float" office:value="2801.1388404693598" table:style-name="ce19">
            <text:p>2,801</text:p>
          </table:table-cell>
          <table:table-cell office:value-type="float" office:value="2450.4617144894901" table:style-name="ce19">
            <text:p>2,450</text:p>
          </table:table-cell>
          <table:table-cell office:value-type="float" office:value="2479.9803884195298" table:style-name="ce19">
            <text:p>2,480</text:p>
          </table:table-cell>
          <table:table-cell office:value-type="float" office:value="2210.35353631933" table:style-name="ce19">
            <text:p>2,210</text:p>
          </table:table-cell>
          <table:table-cell office:value-type="float" office:value="2118.27385273249" table:style-name="ce19">
            <text:p>2,118</text:p>
          </table:table-cell>
          <table:table-cell office:value-type="float" office:value="2365.1467465843598" table:style-name="ce19">
            <text:p>2,365</text:p>
          </table:table-cell>
          <table:table-cell office:value-type="float" office:value="2353.2742015419799" table:style-name="ce19">
            <text:p>2,353</text:p>
          </table:table-cell>
          <table:table-cell office:value-type="float" office:value="2577.65726527487" table:style-name="ce19">
            <text:p>2,578</text:p>
          </table:table-cell>
          <table:table-cell office:value-type="float" office:value="2641.7319480829801" table:style-name="ce19">
            <text:p>2,642</text:p>
          </table:table-cell>
          <table:table-cell office:value-type="float" office:value="2322.6667885915999" table:style-name="ce19">
            <text:p>2,323</text:p>
          </table:table-cell>
          <table:table-cell office:value-type="float" office:value="2112.6840118801401" table:style-name="ce19">
            <text:p>2,113</text:p>
          </table:table-cell>
          <table:table-cell office:value-type="float" office:value="2473.1044421065699" table:style-name="ce19">
            <text:p>2,473</text:p>
          </table:table-cell>
          <table:table-cell office:value-type="float" office:value="2743.2164837380401" table:style-name="ce19">
            <text:p>2,743</text:p>
          </table:table-cell>
          <table:table-cell office:value-type="float" office:value="2069.6075573707499" table:style-name="ce19">
            <text:p>2,070</text:p>
          </table:table-cell>
          <table:table-cell office:value-type="float" office:value="1732.92565542892" table:style-name="ce19">
            <text:p>1,733</text:p>
          </table:table-cell>
          <table:table-cell office:value-type="float" office:value="1620.9075316307101" table:style-name="ce19">
            <text:p>1,621</text:p>
          </table:table-cell>
          <table:table-cell office:value-type="float" office:value="1601.04374808894" table:style-name="ce19">
            <text:p>1,601</text:p>
          </table:table-cell>
          <table:table-cell office:value-type="float" office:value="1344.4484268731001" table:style-name="ce19">
            <text:p>1,344</text:p>
          </table:table-cell>
          <table:table-cell office:value-type="float" office:value="1534.7123020111001" table:style-name="ce19">
            <text:p>1,535</text:p>
          </table:table-cell>
          <table:table-cell office:value-type="float" office:value="1491.2519194413601" table:style-name="ce19">
            <text:p>1,491</text:p>
          </table:table-cell>
          <table:table-cell office:value-type="float" office:value="1707.32139910557" table:style-name="ce19">
            <text:p>1,707</text:p>
          </table:table-cell>
          <table:table-cell office:value-type="float" office:value="1434.4105573018501" table:style-name="ce19">
            <text:p>1,434</text:p>
          </table:table-cell>
          <table:table-cell office:value-type="float" office:value="1506.8622742139701" table:style-name="ce19">
            <text:p>1,507</text:p>
          </table:table-cell>
          <table:table-cell office:value-type="float" office:value="1948.6660611335999" table:style-name="ce19">
            <text:p>1,949</text:p>
          </table:table-cell>
          <table:table-cell office:value-type="float" office:value="3147.1109288502898" table:style-name="ce19">
            <text:p>3,147</text:p>
          </table:table-cell>
          <table:table-cell office:value-type="float" office:value="2338.35243332764" table:style-name="ce19">
            <text:p>2,338</text:p>
          </table:table-cell>
          <table:table-cell office:value-type="float" office:value="2267.0924825152501" table:style-name="ce19">
            <text:p>2,267</text:p>
          </table:table-cell>
          <table:table-cell office:value-type="float" office:value="3230.0897595892402" table:style-name="ce19">
            <text:p>3,230</text:p>
          </table:table-cell>
          <table:table-cell office:value-type="float" office:value="3200.78811300703" table:style-name="ce19">
            <text:p>3,201</text:p>
          </table:table-cell>
          <table:table-cell office:value-type="float" office:value="3364.9143582042798" table:style-name="ce19">
            <text:p>3,365</text:p>
          </table:table-cell>
          <table:table-cell office:value-type="float" office:value="3438.6454655729899" table:style-name="ce19">
            <text:p>3,439</text:p>
          </table:table-cell>
          <table:table-cell office:value-type="float" office:value="2852.4669368293698" table:style-name="ce19">
            <text:p>2,852</text:p>
          </table:table-cell>
          <table:table-cell office:value-type="float" office:value="2492.5500414926601" table:style-name="ce19">
            <text:p>2,493</text:p>
          </table:table-cell>
          <table:table-cell office:value-type="float" office:value="3089.9754644884101" table:style-name="ce19">
            <text:p>3,090</text:p>
          </table:table-cell>
          <table:table-cell office:value-type="float" office:value="3250.7533822424698" table:style-name="ce19">
            <text:p>3,251</text:p>
          </table:table-cell>
          <table:table-cell office:value-type="float" office:value="3659.82779510411" table:style-name="ce19">
            <text:p>3,660</text:p>
          </table:table-cell>
          <table:table-cell office:value-type="float" office:value="2744.3919316606298" table:style-name="ce19">
            <text:p>2,744</text:p>
          </table:table-cell>
          <table:table-cell office:value-type="float" office:value="4045.3233998932001" table:style-name="ce19">
            <text:p>4,045</text:p>
          </table:table-cell>
          <table:table-cell office:value-type="float" office:value="6102.4993111066597" table:style-name="ce19">
            <text:p>6,102</text:p>
          </table:table-cell>
          <table:table-cell office:value-type="float" office:value="4435.7205106338497" table:style-name="ce20">
            <text:p>4,436</text:p>
          </table:table-cell>
          <table:table-cell table:style-name="ce18"/>
          <table:table-cell table:number-columns-repeated="16331"/>
        </table:table-row>
        <table:table-row table:style-name="ro8">
          <table:table-cell table:number-columns-repeated="16384" table:style-name="ce1"/>
        </table:table-row>
        <table:table-row table:style-name="ro1">
          <table:table-cell office:value-type="string" table:style-name="ce15">
            <text:p>Table 7.1b Total cereal supply and use (thousand tonnes) [Note 1]</text:p>
          </table:table-cell>
          <table:table-cell table:number-columns-repeated="16383" table:style-name="ce1"/>
        </table:table-row>
        <table:table-row table:style-name="ro5">
          <table:table-cell office:value-type="string" table:style-name="ce16">
            <text:p>Supply and use</text:p>
          </table:table-cell>
          <table:table-cell office:value-type="string" table:style-name="ce17">
            <text:p>1973</text:p>
          </table:table-cell>
          <table:table-cell office:value-type="string" table:style-name="ce17">
            <text:p>1974</text:p>
          </table:table-cell>
          <table:table-cell office:value-type="string" table:style-name="ce17">
            <text:p>1975</text:p>
          </table:table-cell>
          <table:table-cell office:value-type="string" table:style-name="ce17">
            <text:p>1976</text:p>
          </table:table-cell>
          <table:table-cell office:value-type="string" table:style-name="ce17">
            <text:p>1977</text:p>
          </table:table-cell>
          <table:table-cell office:value-type="string" table:style-name="ce17">
            <text:p>1978</text:p>
          </table:table-cell>
          <table:table-cell office:value-type="string" table:style-name="ce17">
            <text:p>1979</text:p>
          </table:table-cell>
          <table:table-cell office:value-type="string" table:style-name="ce17">
            <text:p>1980</text:p>
          </table:table-cell>
          <table:table-cell office:value-type="string" table:style-name="ce17">
            <text:p>1981</text:p>
          </table:table-cell>
          <table:table-cell office:value-type="string" table:style-name="ce17">
            <text:p>1982</text:p>
          </table:table-cell>
          <table:table-cell office:value-type="string" table:style-name="ce17">
            <text:p>1983</text:p>
          </table:table-cell>
          <table:table-cell office:value-type="string" table:style-name="ce17">
            <text:p>1984</text:p>
          </table:table-cell>
          <table:table-cell office:value-type="string" table:style-name="ce17">
            <text:p>1985</text:p>
          </table:table-cell>
          <table:table-cell office:value-type="string" table:style-name="ce17">
            <text:p>1986</text:p>
          </table:table-cell>
          <table:table-cell office:value-type="string" table:style-name="ce17">
            <text:p>1987</text:p>
          </table:table-cell>
          <table:table-cell office:value-type="string" table:style-name="ce17">
            <text:p>1988</text:p>
          </table:table-cell>
          <table:table-cell office:value-type="string" table:style-name="ce17">
            <text:p>1989</text:p>
          </table:table-cell>
          <table:table-cell office:value-type="string" table:style-name="ce17">
            <text:p>1990</text:p>
          </table:table-cell>
          <table:table-cell office:value-type="string" table:style-name="ce17">
            <text:p>1991</text:p>
          </table:table-cell>
          <table:table-cell office:value-type="string" table:style-name="ce17">
            <text:p>1992</text:p>
          </table:table-cell>
          <table:table-cell office:value-type="string" table:style-name="ce17">
            <text:p>1993</text:p>
          </table:table-cell>
          <table:table-cell office:value-type="string" table:style-name="ce17">
            <text:p>1994</text:p>
          </table:table-cell>
          <table:table-cell office:value-type="string" table:style-name="ce17">
            <text:p>1995</text:p>
          </table:table-cell>
          <table:table-cell office:value-type="string" table:style-name="ce17">
            <text:p>1996</text:p>
          </table:table-cell>
          <table:table-cell office:value-type="string" table:style-name="ce17">
            <text:p>1997</text:p>
          </table:table-cell>
          <table:table-cell office:value-type="string" table:style-name="ce17">
            <text:p>1998</text:p>
          </table:table-cell>
          <table:table-cell office:value-type="string" table:style-name="ce17">
            <text:p>1999</text:p>
          </table:table-cell>
          <table:table-cell office:value-type="string" table:style-name="ce17">
            <text:p>2000</text:p>
          </table:table-cell>
          <table:table-cell office:value-type="string" table:style-name="ce17">
            <text:p>2001</text:p>
          </table:table-cell>
          <table:table-cell office:value-type="string" table:style-name="ce17">
            <text:p>2002</text:p>
          </table:table-cell>
          <table:table-cell office:value-type="string" table:style-name="ce17">
            <text:p>2003</text:p>
          </table:table-cell>
          <table:table-cell office:value-type="string" table:style-name="ce17">
            <text:p>2004</text:p>
          </table:table-cell>
          <table:table-cell office:value-type="string" table:style-name="ce17">
            <text:p>2005</text:p>
          </table:table-cell>
          <table:table-cell office:value-type="string" table:style-name="ce17">
            <text:p>2006</text:p>
          </table:table-cell>
          <table:table-cell office:value-type="string" table:style-name="ce17">
            <text:p>2007</text:p>
          </table:table-cell>
          <table:table-cell office:value-type="string" table:style-name="ce17">
            <text:p>2008</text:p>
          </table:table-cell>
          <table:table-cell office:value-type="string" table:style-name="ce17">
            <text:p>2009</text:p>
          </table:table-cell>
          <table:table-cell office:value-type="string" table:style-name="ce17">
            <text:p>2010</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office:value-type="string" table:style-name="ce17">
            <text:p>2015</text:p>
          </table:table-cell>
          <table:table-cell office:value-type="string" table:style-name="ce17">
            <text:p>2016</text:p>
          </table:table-cell>
          <table:table-cell office:value-type="string" table:style-name="ce17">
            <text:p>2017</text:p>
          </table:table-cell>
          <table:table-cell office:value-type="string" table:style-name="ce17">
            <text:p>2018</text:p>
          </table:table-cell>
          <table:table-cell office:value-type="string" table:style-name="ce17">
            <text:p>2019</text:p>
          </table:table-cell>
          <table:table-cell office:value-type="string" table:style-name="ce17">
            <text:p>2020</text:p>
          </table:table-cell>
          <table:table-cell office:value-type="string" table:style-name="ce17">
            <text:p>2021</text:p>
          </table:table-cell>
          <table:table-cell office:value-type="string" table:style-name="ce17">
            <text:p>2022</text:p>
          </table:table-cell>
          <table:table-cell office:value-type="string" table:style-name="ce17">
            <text:p>2023 (provisional)</text:p>
          </table:table-cell>
          <table:table-cell table:number-columns-repeated="16332" table:style-name="ce1"/>
        </table:table-row>
        <table:table-row table:style-name="ro3">
          <table:table-cell office:value-type="string" table:style-name="ce1">
            <text:p>Production</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26590" table:style-name="ce19">
            <text:p>26,590</text:p>
          </table:table-cell>
          <table:table-cell office:value-type="float" office:value="22471" table:style-name="ce19">
            <text:p>22,471</text:p>
          </table:table-cell>
          <table:table-cell office:value-type="float" office:value="24475" table:style-name="ce19">
            <text:p>24,475</text:p>
          </table:table-cell>
          <table:table-cell office:value-type="float" office:value="21680" table:style-name="ce19">
            <text:p>21,680</text:p>
          </table:table-cell>
          <table:table-cell office:value-type="float" office:value="21110" table:style-name="ce19">
            <text:p>21,110</text:p>
          </table:table-cell>
          <table:table-cell office:value-type="float" office:value="22725" table:style-name="ce19">
            <text:p>22,725</text:p>
          </table:table-cell>
          <table:table-cell office:value-type="float" office:value="22582" table:style-name="ce19">
            <text:p>22,582</text:p>
          </table:table-cell>
          <table:table-cell office:value-type="float" office:value="22635" table:style-name="ce19">
            <text:p>22,635</text:p>
          </table:table-cell>
          <table:table-cell office:value-type="float" office:value="22060" table:style-name="ce19">
            <text:p>22,060</text:p>
          </table:table-cell>
          <table:table-cell office:value-type="float" office:value="19500" table:style-name="ce19">
            <text:p>19,500</text:p>
          </table:table-cell>
          <table:table-cell office:value-type="float" office:value="19960" table:style-name="ce19">
            <text:p>19,960</text:p>
          </table:table-cell>
          <table:table-cell office:value-type="float" office:value="21870" table:style-name="ce19">
            <text:p>21,870</text:p>
          </table:table-cell>
          <table:table-cell office:value-type="float" office:value="24590" table:style-name="ce19">
            <text:p>24,590</text:p>
          </table:table-cell>
          <table:table-cell office:value-type="float" office:value="23534" table:style-name="ce19">
            <text:p>23,534</text:p>
          </table:table-cell>
          <table:table-cell office:value-type="float" office:value="22767" table:style-name="ce19">
            <text:p>22,767</text:p>
          </table:table-cell>
          <table:table-cell office:value-type="float" office:value="22125" table:style-name="ce19">
            <text:p>22,125</text:p>
          </table:table-cell>
          <table:table-cell office:value-type="float" office:value="23989" table:style-name="ce19">
            <text:p>23,989</text:p>
          </table:table-cell>
          <table:table-cell office:value-type="float" office:value="18959" table:style-name="ce19">
            <text:p>18,959</text:p>
          </table:table-cell>
          <table:table-cell office:value-type="float" office:value="22965" table:style-name="ce19">
            <text:p>22,965</text:p>
          </table:table-cell>
          <table:table-cell office:value-type="float" office:value="21511" table:style-name="ce19">
            <text:p>21,511</text:p>
          </table:table-cell>
          <table:table-cell office:value-type="float" office:value="22029" table:style-name="ce19">
            <text:p>22,029</text:p>
          </table:table-cell>
          <table:table-cell office:value-type="float" office:value="21001" table:style-name="ce19">
            <text:p>21,001</text:p>
          </table:table-cell>
          <table:table-cell office:value-type="float" office:value="20838" table:style-name="ce19">
            <text:p>20,838</text:p>
          </table:table-cell>
          <table:table-cell office:value-type="float" office:value="19130.135999999999" table:style-name="ce19">
            <text:p>19,130</text:p>
          </table:table-cell>
          <table:table-cell office:value-type="float" office:value="24282.859" table:style-name="ce19">
            <text:p>24,283</text:p>
          </table:table-cell>
          <table:table-cell office:value-type="float" office:value="21618.282999999999" table:style-name="ce19">
            <text:p>21,618</text:p>
          </table:table-cell>
          <table:table-cell office:value-type="float" office:value="20946.166000000001" table:style-name="ce19">
            <text:p>20,946</text:p>
          </table:table-cell>
          <table:table-cell office:value-type="float" office:value="21484.312000000002" table:style-name="ce19">
            <text:p>21,484</text:p>
          </table:table-cell>
          <table:table-cell office:value-type="float" office:value="19515.199000000001" table:style-name="ce19">
            <text:p>19,515</text:p>
          </table:table-cell>
          <table:table-cell office:value-type="float" office:value="20083.401999999998" table:style-name="ce19">
            <text:p>20,083</text:p>
          </table:table-cell>
          <table:table-cell office:value-type="float" office:value="24468.005000000001" table:style-name="ce19">
            <text:p>24,468</text:p>
          </table:table-cell>
          <table:table-cell office:value-type="float" office:value="24734" table:style-name="ce19">
            <text:p>24,734</text:p>
          </table:table-cell>
          <table:table-cell office:value-type="float" office:value="21964.131000000001" table:style-name="ce19">
            <text:p>21,964</text:p>
          </table:table-cell>
          <table:table-cell office:value-type="float" office:value="23000.065999999999" table:style-name="ce19">
            <text:p>23,000</text:p>
          </table:table-cell>
          <table:table-cell office:value-type="float" office:value="21084.646000000001" table:style-name="ce19">
            <text:p>21,085</text:p>
          </table:table-cell>
          <table:table-cell office:value-type="float" office:value="25517.303" table:style-name="ce19">
            <text:p>25,517</text:p>
          </table:table-cell>
          <table:table-cell office:value-type="float" office:value="18961.988000000001" table:style-name="ce19">
            <text:p>18,962</text:p>
          </table:table-cell>
          <table:table-cell office:value-type="float" office:value="22369.11" table:style-name="ce19">
            <text:p>22,369</text:p>
          </table:table-cell>
          <table:table-cell office:value-type="float" office:value="24262.311000000002" table:style-name="ce19">
            <text:p>24,262</text:p>
          </table:table-cell>
          <table:table-cell office:value-type="float" office:value="21957.42" table:style-name="ce19">
            <text:p>21,957</text:p>
          </table:table-cell>
          <table:table-cell table:number-columns-repeated="16332" table:style-name="ce1"/>
        </table:table-row>
        <table:table-row table:style-name="ro3">
          <table:table-cell office:value-type="string" table:style-name="ce1">
            <text:p>Imports from the EU</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439" table:style-name="ce19">
            <text:p>1,439</text:p>
          </table:table-cell>
          <table:table-cell office:value-type="float" office:value="1966" table:style-name="ce19">
            <text:p>1,966</text:p>
          </table:table-cell>
          <table:table-cell office:value-type="float" office:value="2577" table:style-name="ce19">
            <text:p>2,577</text:p>
          </table:table-cell>
          <table:table-cell office:value-type="float" office:value="2702" table:style-name="ce19">
            <text:p>2,702</text:p>
          </table:table-cell>
          <table:table-cell office:value-type="float" office:value="2639" table:style-name="ce19">
            <text:p>2,639</text:p>
          </table:table-cell>
          <table:table-cell office:value-type="float" office:value="2089" table:style-name="ce19">
            <text:p>2,089</text:p>
          </table:table-cell>
          <table:table-cell office:value-type="float" office:value="2208" table:style-name="ce19">
            <text:p>2,208</text:p>
          </table:table-cell>
          <table:table-cell office:value-type="float" office:value="1876" table:style-name="ce19">
            <text:p>1,876</text:p>
          </table:table-cell>
          <table:table-cell office:value-type="float" office:value="2659" table:style-name="ce19">
            <text:p>2,659</text:p>
          </table:table-cell>
          <table:table-cell office:value-type="float" office:value="2808" table:style-name="ce19">
            <text:p>2,808</text:p>
          </table:table-cell>
          <table:table-cell office:value-type="float" office:value="2441.9" table:style-name="ce19">
            <text:p>2,442</text:p>
          </table:table-cell>
          <table:table-cell office:value-type="float" office:value="2130" table:style-name="ce19">
            <text:p>2,130</text:p>
          </table:table-cell>
          <table:table-cell office:value-type="float" office:value="1654" table:style-name="ce19">
            <text:p>1,654</text:p>
          </table:table-cell>
          <table:table-cell office:value-type="float" office:value="2005" table:style-name="ce19">
            <text:p>2,005</text:p>
          </table:table-cell>
          <table:table-cell office:value-type="float" office:value="2018" table:style-name="ce19">
            <text:p>2,018</text:p>
          </table:table-cell>
          <table:table-cell office:value-type="float" office:value="1678" table:style-name="ce19">
            <text:p>1,678</text:p>
          </table:table-cell>
          <table:table-cell office:value-type="float" office:value="1842.0458646616501" table:style-name="ce19">
            <text:p>1,842</text:p>
          </table:table-cell>
          <table:table-cell office:value-type="float" office:value="2149.9576375404499" table:style-name="ce19">
            <text:p>2,150</text:p>
          </table:table-cell>
          <table:table-cell office:value-type="float" office:value="2218.3036789297698" table:style-name="ce19">
            <text:p>2,218</text:p>
          </table:table-cell>
          <table:table-cell office:value-type="float" office:value="2004.4767832167799" table:style-name="ce19">
            <text:p>2,004</text:p>
          </table:table-cell>
          <table:table-cell office:value-type="float" office:value="1790.0716523101" table:style-name="ce19">
            <text:p>1,790</text:p>
          </table:table-cell>
          <table:table-cell office:value-type="float" office:value="2128.5875748502999" table:style-name="ce19">
            <text:p>2,129</text:p>
          </table:table-cell>
          <table:table-cell office:value-type="float" office:value="1860.98255300353" table:style-name="ce19">
            <text:p>1,861</text:p>
          </table:table-cell>
          <table:table-cell office:value-type="float" office:value="1660.7371794871799" table:style-name="ce19">
            <text:p>1,661</text:p>
          </table:table-cell>
          <table:table-cell office:value-type="float" office:value="1537.0484448633399" table:style-name="ce19">
            <text:p>1,537</text:p>
          </table:table-cell>
          <table:table-cell office:value-type="float" office:value="1677.1472222222201" table:style-name="ce19">
            <text:p>1,677</text:p>
          </table:table-cell>
          <table:table-cell office:value-type="float" office:value="1531" table:style-name="ce19">
            <text:p>1,531</text:p>
          </table:table-cell>
          <table:table-cell office:value-type="float" office:value="1313" table:style-name="ce19">
            <text:p>1,313</text:p>
          </table:table-cell>
          <table:table-cell office:value-type="float" office:value="2479" table:style-name="ce19">
            <text:p>2,479</text:p>
          </table:table-cell>
          <table:table-cell office:value-type="float" office:value="4076" table:style-name="ce19">
            <text:p>4,076</text:p>
          </table:table-cell>
          <table:table-cell office:value-type="float" office:value="2728" table:style-name="ce19">
            <text:p>2,728</text:p>
          </table:table-cell>
          <table:table-cell office:value-type="float" office:value="2770.0309999999999" table:style-name="ce19">
            <text:p>2,770</text:p>
          </table:table-cell>
          <table:table-cell office:value-type="float" office:value="2216" table:style-name="ce19">
            <text:p>2,216</text:p>
          </table:table-cell>
          <table:table-cell office:value-type="float" office:value="2487.2759999999998" table:style-name="ce19">
            <text:p>2,487</text:p>
          </table:table-cell>
          <table:table-cell office:value-type="float" office:value="3347" table:style-name="ce19">
            <text:p>3,347</text:p>
          </table:table-cell>
          <table:table-cell office:value-type="float" office:value="1757" table:style-name="ce19">
            <text:p>1,757</text:p>
          </table:table-cell>
          <table:table-cell office:value-type="float" office:value="2802" table:style-name="ce19">
            <text:p>2,802</text:p>
          </table:table-cell>
          <table:table-cell office:value-type="float" office:value="2798" table:style-name="ce19">
            <text:p>2,798</text:p>
          </table:table-cell>
          <table:table-cell office:value-type="float" office:value="2495" table:style-name="ce19">
            <text:p>2,495</text:p>
          </table:table-cell>
          <table:table-cell office:value-type="float" office:value="2546" table:style-name="ce19">
            <text:p>2,546</text:p>
          </table:table-cell>
          <table:table-cell table:number-columns-repeated="16332" table:style-name="ce1"/>
        </table:table-row>
        <table:table-row table:style-name="ro3">
          <table:table-cell office:value-type="string" table:style-name="ce1">
            <text:p>Imports from the rest of the world</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305" table:style-name="ce19">
            <text:p>1,305</text:p>
          </table:table-cell>
          <table:table-cell office:value-type="float" office:value="1319" table:style-name="ce19">
            <text:p>1,319</text:p>
          </table:table-cell>
          <table:table-cell office:value-type="float" office:value="913" table:style-name="ce19">
            <text:p>913</text:p>
          </table:table-cell>
          <table:table-cell office:value-type="float" office:value="783" table:style-name="ce19">
            <text:p>783</text:p>
          </table:table-cell>
          <table:table-cell office:value-type="float" office:value="702" table:style-name="ce19">
            <text:p>702</text:p>
          </table:table-cell>
          <table:table-cell office:value-type="float" office:value="503" table:style-name="ce19">
            <text:p>503</text:p>
          </table:table-cell>
          <table:table-cell office:value-type="float" office:value="589" table:style-name="ce19">
            <text:p>589</text:p>
          </table:table-cell>
          <table:table-cell office:value-type="float" office:value="602" table:style-name="ce19">
            <text:p>602</text:p>
          </table:table-cell>
          <table:table-cell office:value-type="float" office:value="563" table:style-name="ce19">
            <text:p>563</text:p>
          </table:table-cell>
          <table:table-cell office:value-type="float" office:value="396" table:style-name="ce19">
            <text:p>396</text:p>
          </table:table-cell>
          <table:table-cell office:value-type="float" office:value="487.79618598053099" table:style-name="ce19">
            <text:p>488</text:p>
          </table:table-cell>
          <table:table-cell office:value-type="float" office:value="537.4" table:style-name="ce19">
            <text:p>537</text:p>
          </table:table-cell>
          <table:table-cell office:value-type="float" office:value="563" table:style-name="ce19">
            <text:p>563</text:p>
          </table:table-cell>
          <table:table-cell office:value-type="float" office:value="795" table:style-name="ce19">
            <text:p>795</text:p>
          </table:table-cell>
          <table:table-cell office:value-type="float" office:value="739" table:style-name="ce19">
            <text:p>739</text:p>
          </table:table-cell>
          <table:table-cell office:value-type="float" office:value="926" table:style-name="ce19">
            <text:p>926</text:p>
          </table:table-cell>
          <table:table-cell office:value-type="float" office:value="962.25413533834603" table:style-name="ce19">
            <text:p>962</text:p>
          </table:table-cell>
          <table:table-cell office:value-type="float" office:value="835.89236245954703" table:style-name="ce19">
            <text:p>836</text:p>
          </table:table-cell>
          <table:table-cell office:value-type="float" office:value="792.69632107023403" table:style-name="ce19">
            <text:p>793</text:p>
          </table:table-cell>
          <table:table-cell office:value-type="float" office:value="594.17321678321696" table:style-name="ce19">
            <text:p>594</text:p>
          </table:table-cell>
          <table:table-cell office:value-type="float" office:value="607.42834768989803" table:style-name="ce19">
            <text:p>607</text:p>
          </table:table-cell>
          <table:table-cell office:value-type="float" office:value="539.41242514970099" table:style-name="ce19">
            <text:p>539</text:p>
          </table:table-cell>
          <table:table-cell office:value-type="float" office:value="655.26744699646599" table:style-name="ce19">
            <text:p>655</text:p>
          </table:table-cell>
          <table:table-cell office:value-type="float" office:value="1102.7628205128201" table:style-name="ce19">
            <text:p>1,103</text:p>
          </table:table-cell>
          <table:table-cell office:value-type="float" office:value="1057.10155513666" table:style-name="ce19">
            <text:p>1,057</text:p>
          </table:table-cell>
          <table:table-cell office:value-type="float" office:value="814.35277777777799" table:style-name="ce19">
            <text:p>814</text:p>
          </table:table-cell>
          <table:table-cell office:value-type="float" office:value="677" table:style-name="ce19">
            <text:p>677</text:p>
          </table:table-cell>
          <table:table-cell office:value-type="float" office:value="687" table:style-name="ce19">
            <text:p>687</text:p>
          </table:table-cell>
          <table:table-cell office:value-type="float" office:value="825" table:style-name="ce19">
            <text:p>825</text:p>
          </table:table-cell>
          <table:table-cell office:value-type="float" office:value="1217" table:style-name="ce19">
            <text:p>1,217</text:p>
          </table:table-cell>
          <table:table-cell office:value-type="float" office:value="1440" table:style-name="ce19">
            <text:p>1,440</text:p>
          </table:table-cell>
          <table:table-cell office:value-type="float" office:value="1032.153" table:style-name="ce19">
            <text:p>1,032</text:p>
          </table:table-cell>
          <table:table-cell office:value-type="float" office:value="1164" table:style-name="ce19">
            <text:p>1,164</text:p>
          </table:table-cell>
          <table:table-cell office:value-type="float" office:value="1708" table:style-name="ce19">
            <text:p>1,708</text:p>
          </table:table-cell>
          <table:table-cell office:value-type="float" office:value="1908" table:style-name="ce19">
            <text:p>1,908</text:p>
          </table:table-cell>
          <table:table-cell office:value-type="float" office:value="2404" table:style-name="ce19">
            <text:p>2,404</text:p>
          </table:table-cell>
          <table:table-cell office:value-type="float" office:value="2128" table:style-name="ce19">
            <text:p>2,128</text:p>
          </table:table-cell>
          <table:table-cell office:value-type="float" office:value="2041" table:style-name="ce19">
            <text:p>2,041</text:p>
          </table:table-cell>
          <table:table-cell office:value-type="float" office:value="1732" table:style-name="ce19">
            <text:p>1,732</text:p>
          </table:table-cell>
          <table:table-cell office:value-type="float" office:value="1482" table:style-name="ce19">
            <text:p>1,482</text:p>
          </table:table-cell>
          <table:table-cell table:number-columns-repeated="16332" table:style-name="ce1"/>
        </table:table-row>
        <table:table-row table:style-name="ro3">
          <table:table-cell office:value-type="string" table:style-name="ce1">
            <text:p>Exports to the EU</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2893" table:style-name="ce19">
            <text:p>2,893</text:p>
          </table:table-cell>
          <table:table-cell office:value-type="float" office:value="2231" table:style-name="ce19">
            <text:p>2,231</text:p>
          </table:table-cell>
          <table:table-cell office:value-type="float" office:value="5280" table:style-name="ce19">
            <text:p>5,280</text:p>
          </table:table-cell>
          <table:table-cell office:value-type="float" office:value="2687" table:style-name="ce19">
            <text:p>2,687</text:p>
          </table:table-cell>
          <table:table-cell office:value-type="float" office:value="1828" table:style-name="ce19">
            <text:p>1,828</text:p>
          </table:table-cell>
          <table:table-cell office:value-type="float" office:value="1779" table:style-name="ce19">
            <text:p>1,779</text:p>
          </table:table-cell>
          <table:table-cell office:value-type="float" office:value="2803" table:style-name="ce19">
            <text:p>2,803</text:p>
          </table:table-cell>
          <table:table-cell office:value-type="float" office:value="4369" table:style-name="ce19">
            <text:p>4,369</text:p>
          </table:table-cell>
          <table:table-cell office:value-type="float" office:value="3916" table:style-name="ce19">
            <text:p>3,916</text:p>
          </table:table-cell>
          <table:table-cell office:value-type="float" office:value="2647" table:style-name="ce19">
            <text:p>2,647</text:p>
          </table:table-cell>
          <table:table-cell office:value-type="float" office:value="3099.2" table:style-name="ce19">
            <text:p>3,099</text:p>
          </table:table-cell>
          <table:table-cell office:value-type="float" office:value="4023.4" table:style-name="ce19">
            <text:p>4,023</text:p>
          </table:table-cell>
          <table:table-cell office:value-type="float" office:value="4675" table:style-name="ce19">
            <text:p>4,675</text:p>
          </table:table-cell>
          <table:table-cell office:value-type="float" office:value="4112" table:style-name="ce19">
            <text:p>4,112</text:p>
          </table:table-cell>
          <table:table-cell office:value-type="float" office:value="4479" table:style-name="ce19">
            <text:p>4,479</text:p>
          </table:table-cell>
          <table:table-cell office:value-type="float" office:value="3130" table:style-name="ce19">
            <text:p>3,130</text:p>
          </table:table-cell>
          <table:table-cell office:value-type="float" office:value="3836" table:style-name="ce19">
            <text:p>3,836</text:p>
          </table:table-cell>
          <table:table-cell office:value-type="float" office:value="1862" table:style-name="ce19">
            <text:p>1,862</text:p>
          </table:table-cell>
          <table:table-cell office:value-type="float" office:value="2479" table:style-name="ce19">
            <text:p>2,479</text:p>
          </table:table-cell>
          <table:table-cell office:value-type="float" office:value="4240" table:style-name="ce19">
            <text:p>4,240</text:p>
          </table:table-cell>
          <table:table-cell office:value-type="float" office:value="2934" table:style-name="ce19">
            <text:p>2,934</text:p>
          </table:table-cell>
          <table:table-cell office:value-type="float" office:value="3097" table:style-name="ce19">
            <text:p>3,097</text:p>
          </table:table-cell>
          <table:table-cell office:value-type="float" office:value="2680" table:style-name="ce19">
            <text:p>2,680</text:p>
          </table:table-cell>
          <table:table-cell office:value-type="float" office:value="2362" table:style-name="ce19">
            <text:p>2,362</text:p>
          </table:table-cell>
          <table:table-cell office:value-type="float" office:value="3016.2" table:style-name="ce19">
            <text:p>3,016</text:p>
          </table:table-cell>
          <table:table-cell office:value-type="float" office:value="3274" table:style-name="ce19">
            <text:p>3,274</text:p>
          </table:table-cell>
          <table:table-cell office:value-type="float" office:value="3945" table:style-name="ce19">
            <text:p>3,945</text:p>
          </table:table-cell>
          <table:table-cell office:value-type="float" office:value="2908" table:style-name="ce19">
            <text:p>2,908</text:p>
          </table:table-cell>
          <table:table-cell office:value-type="float" office:value="1827" table:style-name="ce19">
            <text:p>1,827</text:p>
          </table:table-cell>
          <table:table-cell office:value-type="float" office:value="1046" table:style-name="ce19">
            <text:p>1,046</text:p>
          </table:table-cell>
          <table:table-cell office:value-type="float" office:value="1797" table:style-name="ce19">
            <text:p>1,797</text:p>
          </table:table-cell>
          <table:table-cell office:value-type="float" office:value="2815.8919999999998" table:style-name="ce19">
            <text:p>2,816</text:p>
          </table:table-cell>
          <table:table-cell office:value-type="float" office:value="3637.84" table:style-name="ce19">
            <text:p>3,638</text:p>
          </table:table-cell>
          <table:table-cell office:value-type="float" office:value="1820.952" table:style-name="ce19">
            <text:p>1,821</text:p>
          </table:table-cell>
          <table:table-cell office:value-type="float" office:value="1343" table:style-name="ce19">
            <text:p>1,343</text:p>
          </table:table-cell>
          <table:table-cell office:value-type="float" office:value="2804" table:style-name="ce19">
            <text:p>2,804</text:p>
          </table:table-cell>
          <table:table-cell office:value-type="float" office:value="1736" table:style-name="ce19">
            <text:p>1,736</text:p>
          </table:table-cell>
          <table:table-cell office:value-type="float" office:value="1113" table:style-name="ce19">
            <text:p>1,113</text:p>
          </table:table-cell>
          <table:table-cell office:value-type="float" office:value="2044" table:style-name="ce19">
            <text:p>2,044</text:p>
          </table:table-cell>
          <table:table-cell office:value-type="float" office:value="2326" table:style-name="ce19">
            <text:p>2,326</text:p>
          </table:table-cell>
          <table:table-cell table:number-columns-repeated="16332" table:style-name="ce1"/>
        </table:table-row>
        <table:table-row table:style-name="ro3">
          <table:table-cell office:value-type="string" table:style-name="ce1">
            <text:p>Exports to the rest of the world</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3200" table:style-name="ce19">
            <text:p>3,200</text:p>
          </table:table-cell>
          <table:table-cell office:value-type="float" office:value="2679" table:style-name="ce19">
            <text:p>2,679</text:p>
          </table:table-cell>
          <table:table-cell office:value-type="float" office:value="2834" table:style-name="ce19">
            <text:p>2,834</text:p>
          </table:table-cell>
          <table:table-cell office:value-type="float" office:value="4555" table:style-name="ce19">
            <text:p>4,555</text:p>
          </table:table-cell>
          <table:table-cell office:value-type="float" office:value="2922" table:style-name="ce19">
            <text:p>2,922</text:p>
          </table:table-cell>
          <table:table-cell office:value-type="float" office:value="4783" table:style-name="ce19">
            <text:p>4,783</text:p>
          </table:table-cell>
          <table:table-cell office:value-type="float" office:value="3884" table:style-name="ce19">
            <text:p>3,884</text:p>
          </table:table-cell>
          <table:table-cell office:value-type="float" office:value="1692" table:style-name="ce19">
            <text:p>1,692</text:p>
          </table:table-cell>
          <table:table-cell office:value-type="float" office:value="1954" table:style-name="ce19">
            <text:p>1,954</text:p>
          </table:table-cell>
          <table:table-cell office:value-type="float" office:value="2062" table:style-name="ce19">
            <text:p>2,062</text:p>
          </table:table-cell>
          <table:table-cell office:value-type="float" office:value="1781.6697750087901" table:style-name="ce19">
            <text:p>1,782</text:p>
          </table:table-cell>
          <table:table-cell office:value-type="float" office:value="1128.05909598781" table:style-name="ce19">
            <text:p>1,128</text:p>
          </table:table-cell>
          <table:table-cell office:value-type="float" office:value="1061" table:style-name="ce19">
            <text:p>1,061</text:p>
          </table:table-cell>
          <table:table-cell office:value-type="float" office:value="1365" table:style-name="ce19">
            <text:p>1,365</text:p>
          </table:table-cell>
          <table:table-cell office:value-type="float" office:value="1330" table:style-name="ce19">
            <text:p>1,330</text:p>
          </table:table-cell>
          <table:table-cell office:value-type="float" office:value="1270" table:style-name="ce19">
            <text:p>1,270</text:p>
          </table:table-cell>
          <table:table-cell office:value-type="float" office:value="1793.01532438802" table:style-name="ce19">
            <text:p>1,793</text:p>
          </table:table-cell>
          <table:table-cell office:value-type="float" office:value="571" table:style-name="ce19">
            <text:p>571</text:p>
          </table:table-cell>
          <table:table-cell office:value-type="float" office:value="254" table:style-name="ce19">
            <text:p>254</text:p>
          </table:table-cell>
          <table:table-cell office:value-type="float" office:value="827" table:style-name="ce19">
            <text:p>827</text:p>
          </table:table-cell>
          <table:table-cell office:value-type="float" office:value="80" table:style-name="ce19">
            <text:p>80</text:p>
          </table:table-cell>
          <table:table-cell office:value-type="float" office:value="208" table:style-name="ce19">
            <text:p>208</text:p>
          </table:table-cell>
          <table:table-cell office:value-type="float" office:value="65" table:style-name="ce19">
            <text:p>65</text:p>
          </table:table-cell>
          <table:table-cell office:value-type="float" office:value="78" table:style-name="ce19">
            <text:p>78</text:p>
          </table:table-cell>
          <table:table-cell office:value-type="float" office:value="446" table:style-name="ce19">
            <text:p>446</text:p>
          </table:table-cell>
          <table:table-cell office:value-type="float" office:value="176" table:style-name="ce19">
            <text:p>176</text:p>
          </table:table-cell>
          <table:table-cell office:value-type="float" office:value="518" table:style-name="ce19">
            <text:p>518</text:p>
          </table:table-cell>
          <table:table-cell office:value-type="float" office:value="238" table:style-name="ce19">
            <text:p>238</text:p>
          </table:table-cell>
          <table:table-cell office:value-type="float" office:value="317" table:style-name="ce19">
            <text:p>317</text:p>
          </table:table-cell>
          <table:table-cell office:value-type="float" office:value="420" table:style-name="ce19">
            <text:p>420</text:p>
          </table:table-cell>
          <table:table-cell office:value-type="float" office:value="676" table:style-name="ce19">
            <text:p>676</text:p>
          </table:table-cell>
          <table:table-cell office:value-type="float" office:value="1022.1319999999999" table:style-name="ce19">
            <text:p>1,022</text:p>
          </table:table-cell>
          <table:table-cell office:value-type="float" office:value="1285.403" table:style-name="ce19">
            <text:p>1,285</text:p>
          </table:table-cell>
          <table:table-cell office:value-type="float" office:value="64.926000000000002" table:style-name="ce19">
            <text:p>65</text:p>
          </table:table-cell>
          <table:table-cell office:value-type="float" office:value="82" table:style-name="ce19">
            <text:p>82</text:p>
          </table:table-cell>
          <table:table-cell office:value-type="float" office:value="377" table:style-name="ce19">
            <text:p>377</text:p>
          </table:table-cell>
          <table:table-cell office:value-type="float" office:value="565" table:style-name="ce19">
            <text:p>565</text:p>
          </table:table-cell>
          <table:table-cell office:value-type="float" office:value="117" table:style-name="ce19">
            <text:p>117</text:p>
          </table:table-cell>
          <table:table-cell office:value-type="float" office:value="57" table:style-name="ce19">
            <text:p>57</text:p>
          </table:table-cell>
          <table:table-cell office:value-type="float" office:value="90" table:style-name="ce19">
            <text:p>90</text:p>
          </table:table-cell>
          <table:table-cell table:number-columns-repeated="16332" table:style-name="ce1"/>
        </table:table-row>
        <table:table-row table:style-name="ro3">
          <table:table-cell office:value-type="string" table:style-name="ce1">
            <text:p>Total new supply</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23241" table:style-name="ce19">
            <text:p>23,241</text:p>
          </table:table-cell>
          <table:table-cell office:value-type="float" office:value="20846" table:style-name="ce19">
            <text:p>20,846</text:p>
          </table:table-cell>
          <table:table-cell office:value-type="float" office:value="19851" table:style-name="ce19">
            <text:p>19,851</text:p>
          </table:table-cell>
          <table:table-cell office:value-type="float" office:value="17923" table:style-name="ce19">
            <text:p>17,923</text:p>
          </table:table-cell>
          <table:table-cell office:value-type="float" office:value="19701" table:style-name="ce19">
            <text:p>19,701</text:p>
          </table:table-cell>
          <table:table-cell office:value-type="float" office:value="18755" table:style-name="ce19">
            <text:p>18,755</text:p>
          </table:table-cell>
          <table:table-cell office:value-type="float" office:value="18692" table:style-name="ce19">
            <text:p>18,692</text:p>
          </table:table-cell>
          <table:table-cell office:value-type="float" office:value="19052" table:style-name="ce19">
            <text:p>19,052</text:p>
          </table:table-cell>
          <table:table-cell office:value-type="float" office:value="19412" table:style-name="ce19">
            <text:p>19,412</text:p>
          </table:table-cell>
          <table:table-cell office:value-type="float" office:value="17995" table:style-name="ce19">
            <text:p>17,995</text:p>
          </table:table-cell>
          <table:table-cell office:value-type="float" office:value="18008.826410971698" table:style-name="ce19">
            <text:p>18,009</text:p>
          </table:table-cell>
          <table:table-cell office:value-type="float" office:value="19385.940904012201" table:style-name="ce19">
            <text:p>19,386</text:p>
          </table:table-cell>
          <table:table-cell office:value-type="float" office:value="21071" table:style-name="ce19">
            <text:p>21,071</text:p>
          </table:table-cell>
          <table:table-cell office:value-type="float" office:value="20857" table:style-name="ce19">
            <text:p>20,857</text:p>
          </table:table-cell>
          <table:table-cell office:value-type="float" office:value="19715" table:style-name="ce19">
            <text:p>19,715</text:p>
          </table:table-cell>
          <table:table-cell office:value-type="float" office:value="20329" table:style-name="ce19">
            <text:p>20,329</text:p>
          </table:table-cell>
          <table:table-cell office:value-type="float" office:value="21164.284675612002" table:style-name="ce19">
            <text:p>21,164</text:p>
          </table:table-cell>
          <table:table-cell office:value-type="float" office:value="19511.849999999999" table:style-name="ce19">
            <text:p>19,512</text:p>
          </table:table-cell>
          <table:table-cell office:value-type="float" office:value="23243" table:style-name="ce19">
            <text:p>23,243</text:p>
          </table:table-cell>
          <table:table-cell office:value-type="float" office:value="19042.650000000001" table:style-name="ce19">
            <text:p>19,043</text:p>
          </table:table-cell>
          <table:table-cell office:value-type="float" office:value="21412.5" table:style-name="ce19">
            <text:p>21,413</text:p>
          </table:table-cell>
          <table:table-cell office:value-type="float" office:value="20364" table:style-name="ce19">
            <text:p>20,364</text:p>
          </table:table-cell>
          <table:table-cell office:value-type="float" office:value="20609.25" table:style-name="ce19">
            <text:p>20,609</text:p>
          </table:table-cell>
          <table:table-cell office:value-type="float" office:value="19453.635999999999" table:style-name="ce19">
            <text:p>19,454</text:p>
          </table:table-cell>
          <table:table-cell office:value-type="float" office:value="23414.809000000001" table:style-name="ce19">
            <text:p>23,415</text:p>
          </table:table-cell>
          <table:table-cell office:value-type="float" office:value="20659.782999999999" table:style-name="ce19">
            <text:p>20,660</text:p>
          </table:table-cell>
          <table:table-cell office:value-type="float" office:value="18691.166000000001" table:style-name="ce19">
            <text:p>18,691</text:p>
          </table:table-cell>
          <table:table-cell office:value-type="float" office:value="20338.312000000002" table:style-name="ce19">
            <text:p>20,338</text:p>
          </table:table-cell>
          <table:table-cell office:value-type="float" office:value="20675.199000000001" table:style-name="ce19">
            <text:p>20,675</text:p>
          </table:table-cell>
          <table:table-cell office:value-type="float" office:value="23910.401999999998" table:style-name="ce19">
            <text:p>23,910</text:p>
          </table:table-cell>
          <table:table-cell office:value-type="float" office:value="26163.005000000001" table:style-name="ce19">
            <text:p>26,163</text:p>
          </table:table-cell>
          <table:table-cell office:value-type="float" office:value="24698.16" table:style-name="ce19">
            <text:p>24,698</text:p>
          </table:table-cell>
          <table:table-cell office:value-type="float" office:value="20420.887999999999" table:style-name="ce19">
            <text:p>20,421</text:p>
          </table:table-cell>
          <table:table-cell office:value-type="float" office:value="25309.464" table:style-name="ce19">
            <text:p>25,309</text:p>
          </table:table-cell>
          <table:table-cell office:value-type="float" office:value="24914.646000000001" table:style-name="ce19">
            <text:p>24,915</text:p>
          </table:table-cell>
          <table:table-cell office:value-type="float" office:value="26497.303" table:style-name="ce19">
            <text:p>26,497</text:p>
          </table:table-cell>
          <table:table-cell office:value-type="float" office:value="21590.988000000001" table:style-name="ce19">
            <text:p>21,591</text:p>
          </table:table-cell>
          <table:table-cell office:value-type="float" office:value="25978.11" table:style-name="ce19">
            <text:p>25,978</text:p>
          </table:table-cell>
          <table:table-cell office:value-type="float" office:value="26388.311000000002" table:style-name="ce19">
            <text:p>26,388</text:p>
          </table:table-cell>
          <table:table-cell office:value-type="float" office:value="23569.42" table:style-name="ce19">
            <text:p>23,569</text:p>
          </table:table-cell>
          <table:table-cell table:number-columns-repeated="16332"/>
        </table:table-row>
        <table:table-row table:style-name="ro3">
          <table:table-cell office:value-type="string" table:style-name="ce1">
            <text:p>Change in farm and other stock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3305" table:style-name="ce19">
            <text:p>3,305</text:p>
          </table:table-cell>
          <table:table-cell office:value-type="float" office:value="1102" table:style-name="ce19">
            <text:p>1,102</text:p>
          </table:table-cell>
          <table:table-cell office:value-type="float" office:value="-425" table:style-name="ce19">
            <text:p>-425</text:p>
          </table:table-cell>
          <table:table-cell office:value-type="float" office:value="-2493" table:style-name="ce19">
            <text:p>-2,493</text:p>
          </table:table-cell>
          <table:table-cell office:value-type="float" office:value="-632" table:style-name="ce19">
            <text:p>-632</text:p>
          </table:table-cell>
          <table:table-cell office:value-type="float" office:value="-1112" table:style-name="ce19">
            <text:p>-1,112</text:p>
          </table:table-cell>
          <table:table-cell office:value-type="float" office:value="-818" table:style-name="ce19">
            <text:p>-818</text:p>
          </table:table-cell>
          <table:table-cell office:value-type="float" office:value="43" table:style-name="ce19">
            <text:p>43</text:p>
          </table:table-cell>
          <table:table-cell office:value-type="float" office:value="584" table:style-name="ce19">
            <text:p>584</text:p>
          </table:table-cell>
          <table:table-cell office:value-type="float" office:value="-172" table:style-name="ce19">
            <text:p>-172</text:p>
          </table:table-cell>
          <table:table-cell office:value-type="float" office:value="-1323.17772417727" table:style-name="ce19">
            <text:p>-1,323</text:p>
          </table:table-cell>
          <table:table-cell office:value-type="float" office:value="-209.20287688868601" table:style-name="ce19">
            <text:p>-209</text:p>
          </table:table-cell>
          <table:table-cell office:value-type="float" office:value="1044" table:style-name="ce19">
            <text:p>1,044</text:p>
          </table:table-cell>
          <table:table-cell office:value-type="float" office:value="589" table:style-name="ce19">
            <text:p>589</text:p>
          </table:table-cell>
          <table:table-cell office:value-type="float" office:value="-708" table:style-name="ce19">
            <text:p>-708</text:p>
          </table:table-cell>
          <table:table-cell office:value-type="float" office:value="-71" table:style-name="ce19">
            <text:p>-71</text:p>
          </table:table-cell>
          <table:table-cell office:value-type="float" office:value="453.53678000000002" table:style-name="ce19">
            <text:p>454</text:p>
          </table:table-cell>
          <table:table-cell office:value-type="float" office:value="-1792.3600947699999" table:style-name="ce19">
            <text:p>-1,792</text:p>
          </table:table-cell>
          <table:table-cell office:value-type="float" office:value="2071.7603934600002" table:style-name="ce19">
            <text:p>2,072</text:p>
          </table:table-cell>
          <table:table-cell office:value-type="float" office:value="-2036.47211206" table:style-name="ce19">
            <text:p>-2,036</text:p>
          </table:table-cell>
          <table:table-cell office:value-type="float" office:value="435.00021700000201" table:style-name="ce19">
            <text:p>435</text:p>
          </table:table-cell>
          <table:table-cell office:value-type="float" office:value="-307.75506074249802" table:style-name="ce19">
            <text:p>-308</text:p>
          </table:table-cell>
          <table:table-cell office:value-type="float" office:value="24.633474013797102" table:style-name="ce19">
            <text:p>25</text:p>
          </table:table-cell>
          <table:table-cell office:value-type="float" office:value="-988.231111010002" table:style-name="ce19">
            <text:p>-988</text:p>
          </table:table-cell>
          <table:table-cell office:value-type="float" office:value="2910.2963404900001" table:style-name="ce19">
            <text:p>2,910</text:p>
          </table:table-cell>
          <table:table-cell office:value-type="float" office:value="83.908435000001404" table:style-name="ce19">
            <text:p>84</text:p>
          </table:table-cell>
          <table:table-cell office:value-type="float" office:value="-1658.8026850000001" table:style-name="ce19">
            <text:p>-1,659</text:p>
          </table:table-cell>
          <table:table-cell office:value-type="float" office:value="308.189098021115" table:style-name="ce19">
            <text:p>308</text:p>
          </table:table-cell>
          <table:table-cell office:value-type="float" office:value="-1301.265701" table:style-name="ce19">
            <text:p>-1,301</text:p>
          </table:table-cell>
          <table:table-cell office:value-type="float" office:value="1013.992791" table:style-name="ce19">
            <text:p>1,014</text:p>
          </table:table-cell>
          <table:table-cell office:value-type="float" office:value="2785.5821230000001" table:style-name="ce19">
            <text:p>2,786</text:p>
          </table:table-cell>
          <table:table-cell office:value-type="float" office:value="1511.8915549999999" table:style-name="ce19">
            <text:p>1,512</text:p>
          </table:table-cell>
          <table:table-cell office:value-type="float" office:value="-3101.2830730000001" table:style-name="ce19">
            <text:p>-3,101</text:p>
          </table:table-cell>
          <table:table-cell office:value-type="float" office:value="629.45217299999899" table:style-name="ce19">
            <text:p>629</text:p>
          </table:table-cell>
          <table:table-cell office:value-type="float" office:value="50.496060999999798" table:style-name="ce19">
            <text:p>50</text:p>
          </table:table-cell>
          <table:table-cell office:value-type="float" office:value="2292.2809200000002" table:style-name="ce19">
            <text:p>2,292</text:p>
          </table:table-cell>
          <table:table-cell office:value-type="float" office:value="-2566.3943519999998" table:style-name="ce19">
            <text:p>-2,566</text:p>
          </table:table-cell>
          <table:table-cell office:value-type="float" office:value="1379.2492500000001" table:style-name="ce19">
            <text:p>1,379</text:p>
          </table:table-cell>
          <table:table-cell office:value-type="float" office:value="1896.7179980000001" table:style-name="ce19">
            <text:p>1,897</text:p>
          </table:table-cell>
          <table:table-cell office:value-type="float" office:value="-695.94690069399701" table:style-name="ce19">
            <text:p>-696</text:p>
          </table:table-cell>
          <table:table-cell table:number-columns-repeated="16332"/>
        </table:table-row>
        <table:table-row table:style-name="ro3">
          <table:table-cell office:value-type="string" table:style-name="ce1">
            <text:p>Total domestic use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9936" table:style-name="ce19">
            <text:p>19,936</text:p>
          </table:table-cell>
          <table:table-cell office:value-type="float" office:value="19744" table:style-name="ce19">
            <text:p>19,744</text:p>
          </table:table-cell>
          <table:table-cell office:value-type="float" office:value="20276" table:style-name="ce19">
            <text:p>20,276</text:p>
          </table:table-cell>
          <table:table-cell office:value-type="float" office:value="20416" table:style-name="ce19">
            <text:p>20,416</text:p>
          </table:table-cell>
          <table:table-cell office:value-type="float" office:value="20333" table:style-name="ce19">
            <text:p>20,333</text:p>
          </table:table-cell>
          <table:table-cell office:value-type="float" office:value="19867" table:style-name="ce19">
            <text:p>19,867</text:p>
          </table:table-cell>
          <table:table-cell office:value-type="float" office:value="19510" table:style-name="ce19">
            <text:p>19,510</text:p>
          </table:table-cell>
          <table:table-cell office:value-type="float" office:value="19009" table:style-name="ce19">
            <text:p>19,009</text:p>
          </table:table-cell>
          <table:table-cell office:value-type="float" office:value="18828" table:style-name="ce19">
            <text:p>18,828</text:p>
          </table:table-cell>
          <table:table-cell office:value-type="float" office:value="18167" table:style-name="ce19">
            <text:p>18,167</text:p>
          </table:table-cell>
          <table:table-cell office:value-type="float" office:value="19332.004135149" table:style-name="ce19">
            <text:p>19,332</text:p>
          </table:table-cell>
          <table:table-cell office:value-type="float" office:value="19595.1437809009" table:style-name="ce19">
            <text:p>19,595</text:p>
          </table:table-cell>
          <table:table-cell office:value-type="float" office:value="20028" table:style-name="ce19">
            <text:p>20,028</text:p>
          </table:table-cell>
          <table:table-cell office:value-type="float" office:value="20268" table:style-name="ce19">
            <text:p>20,268</text:p>
          </table:table-cell>
          <table:table-cell office:value-type="float" office:value="20423" table:style-name="ce19">
            <text:p>20,423</text:p>
          </table:table-cell>
          <table:table-cell office:value-type="float" office:value="20400" table:style-name="ce19">
            <text:p>20,400</text:p>
          </table:table-cell>
          <table:table-cell office:value-type="float" office:value="20710.747895611999" table:style-name="ce19">
            <text:p>20,711</text:p>
          </table:table-cell>
          <table:table-cell office:value-type="float" office:value="21304.210094769998" table:style-name="ce19">
            <text:p>21,304</text:p>
          </table:table-cell>
          <table:table-cell office:value-type="float" office:value="21171.239606539999" table:style-name="ce19">
            <text:p>21,171</text:p>
          </table:table-cell>
          <table:table-cell office:value-type="float" office:value="21079.122112059998" table:style-name="ce19">
            <text:p>21,079</text:p>
          </table:table-cell>
          <table:table-cell office:value-type="float" office:value="20977.499782999999" table:style-name="ce19">
            <text:p>20,977</text:p>
          </table:table-cell>
          <table:table-cell office:value-type="float" office:value="20671.7550607425" table:style-name="ce19">
            <text:p>20,672</text:p>
          </table:table-cell>
          <table:table-cell office:value-type="float" office:value="20584.616525986199" table:style-name="ce19">
            <text:p>20,585</text:p>
          </table:table-cell>
          <table:table-cell office:value-type="float" office:value="20441.86711101" table:style-name="ce19">
            <text:p>20,442</text:p>
          </table:table-cell>
          <table:table-cell office:value-type="float" office:value="20504.512659510001" table:style-name="ce19">
            <text:p>20,505</text:p>
          </table:table-cell>
          <table:table-cell office:value-type="float" office:value="20575.874564999998" table:style-name="ce19">
            <text:p>20,576</text:p>
          </table:table-cell>
          <table:table-cell office:value-type="float" office:value="20349.968685" table:style-name="ce19">
            <text:p>20,350</text:p>
          </table:table-cell>
          <table:table-cell office:value-type="float" office:value="20030.122901978899" table:style-name="ce19">
            <text:p>20,030</text:p>
          </table:table-cell>
          <table:table-cell office:value-type="float" office:value="21976.464701000001" table:style-name="ce19">
            <text:p>21,976</text:p>
          </table:table-cell>
          <table:table-cell office:value-type="float" office:value="22896.409209000001" table:style-name="ce19">
            <text:p>22,896</text:p>
          </table:table-cell>
          <table:table-cell office:value-type="float" office:value="23377.422877000001" table:style-name="ce19">
            <text:p>23,377</text:p>
          </table:table-cell>
          <table:table-cell office:value-type="float" office:value="23186.268445000002" table:style-name="ce19">
            <text:p>23,186</text:p>
          </table:table-cell>
          <table:table-cell office:value-type="float" office:value="23522.171073000001" table:style-name="ce19">
            <text:p>23,522</text:p>
          </table:table-cell>
          <table:table-cell office:value-type="float" office:value="24680.011826999998" table:style-name="ce19">
            <text:p>24,680</text:p>
          </table:table-cell>
          <table:table-cell office:value-type="float" office:value="24864.149938999999" table:style-name="ce19">
            <text:p>24,864</text:p>
          </table:table-cell>
          <table:table-cell office:value-type="float" office:value="24205.022079999999" table:style-name="ce19">
            <text:p>24,205</text:p>
          </table:table-cell>
          <table:table-cell office:value-type="float" office:value="24157.382352000001" table:style-name="ce19">
            <text:p>24,157</text:p>
          </table:table-cell>
          <table:table-cell office:value-type="float" office:value="24598.86075" table:style-name="ce19">
            <text:p>24,599</text:p>
          </table:table-cell>
          <table:table-cell office:value-type="float" office:value="24491.593002000001" table:style-name="ce19">
            <text:p>24,492</text:p>
          </table:table-cell>
          <table:table-cell office:value-type="float" office:value="24265.366900694" table:style-name="ce19">
            <text:p>24,265</text:p>
          </table:table-cell>
          <table:table-cell table:number-columns-repeated="16332"/>
        </table:table-row>
        <table:table-row table:style-name="ro3">
          <table:table-cell office:value-type="string" table:style-name="ce21">
            <text:p>Production as % of total new supply for use in UK</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percentage" office:value="1.1440987909298199" table:style-name="ce21">
            <text:p>114%</text:p>
          </table:table-cell>
          <table:table-cell office:value-type="percentage" office:value="1.07795260481627" table:style-name="ce21">
            <text:p>108%</text:p>
          </table:table-cell>
          <table:table-cell office:value-type="percentage" office:value="1.23293536849529" table:style-name="ce21">
            <text:p>123%</text:p>
          </table:table-cell>
          <table:table-cell office:value-type="percentage" office:value="1.20961892540311" table:style-name="ce21">
            <text:p>121%</text:p>
          </table:table-cell>
          <table:table-cell office:value-type="percentage" office:value="1.0715192122227299" table:style-name="ce21">
            <text:p>107%</text:p>
          </table:table-cell>
          <table:table-cell office:value-type="percentage" office:value="1.21167688616369" table:style-name="ce21">
            <text:p>121%</text:p>
          </table:table-cell>
          <table:table-cell office:value-type="percentage" office:value="1.2081104215707299" table:style-name="ce21">
            <text:p>121%</text:p>
          </table:table-cell>
          <table:table-cell office:value-type="percentage" office:value="1.1880642452236001" table:style-name="ce21">
            <text:p>119%</text:p>
          </table:table-cell>
          <table:table-cell office:value-type="percentage" office:value="1.13641046775191" table:style-name="ce21">
            <text:p>114%</text:p>
          </table:table-cell>
          <table:table-cell office:value-type="percentage" office:value="1.08363434287302" table:style-name="ce21">
            <text:p>108%</text:p>
          </table:table-cell>
          <table:table-cell office:value-type="percentage" office:value="1.10834540488655" table:style-name="ce21">
            <text:p>111%</text:p>
          </table:table-cell>
          <table:table-cell office:value-type="percentage" office:value="1.1281371437315" table:style-name="ce21">
            <text:p>113%</text:p>
          </table:table-cell>
          <table:table-cell office:value-type="percentage" office:value="1.17" table:style-name="ce21">
            <text:p>117%</text:p>
          </table:table-cell>
          <table:table-cell office:value-type="percentage" office:value="1.1299999999999999" table:style-name="ce21">
            <text:p>113%</text:p>
          </table:table-cell>
          <table:table-cell office:value-type="percentage" office:value="1.1499999999999999" table:style-name="ce21">
            <text:p>115%</text:p>
          </table:table-cell>
          <table:table-cell office:value-type="percentage" office:value="1.0900000000000001" table:style-name="ce21">
            <text:p>109%</text:p>
          </table:table-cell>
          <table:table-cell office:value-type="percentage" office:value="1.1334661373007799" table:style-name="ce21">
            <text:p>113%</text:p>
          </table:table-cell>
          <table:table-cell office:value-type="percentage" office:value="0.97166593634124898" table:style-name="ce21">
            <text:p>97%</text:p>
          </table:table-cell>
          <table:table-cell office:value-type="percentage" office:value="0.98803940971475301" table:style-name="ce21">
            <text:p>99%</text:p>
          </table:table-cell>
          <table:table-cell office:value-type="percentage" office:value="1.1296221901888699" table:style-name="ce21">
            <text:p>113%</text:p>
          </table:table-cell>
          <table:table-cell office:value-type="percentage" office:value="1.0287915936952701" table:style-name="ce21">
            <text:p>103%</text:p>
          </table:table-cell>
          <table:table-cell office:value-type="percentage" office:value="1.03128069141622" table:style-name="ce21">
            <text:p>103%</text:p>
          </table:table-cell>
          <table:table-cell office:value-type="percentage" office:value="1.0110993849848999" table:style-name="ce21">
            <text:p>101%</text:p>
          </table:table-cell>
          <table:table-cell office:value-type="percentage" office:value="0.98337071794702002" table:style-name="ce21">
            <text:p>98%</text:p>
          </table:table-cell>
          <table:table-cell office:value-type="percentage" office:value="1.03707269190195" table:style-name="ce21">
            <text:p>104%</text:p>
          </table:table-cell>
          <table:table-cell office:value-type="percentage" office:value="1.0463944853631799" table:style-name="ce21">
            <text:p>105%</text:p>
          </table:table-cell>
          <table:table-cell office:value-type="percentage" office:value="1.12064522887443" table:style-name="ce21">
            <text:p>112%</text:p>
          </table:table-cell>
          <table:table-cell office:value-type="percentage" office:value="1.0563468590706999" table:style-name="ce21">
            <text:p>106%</text:p>
          </table:table-cell>
          <table:table-cell office:value-type="percentage" office:value="0.94389413132129996" table:style-name="ce21">
            <text:p>94%</text:p>
          </table:table-cell>
          <table:table-cell office:value-type="percentage" office:value="0.839944138120304" table:style-name="ce21">
            <text:p>84%</text:p>
          </table:table-cell>
          <table:table-cell office:value-type="percentage" office:value="0.93521386400377204" table:style-name="ce21">
            <text:p>94%</text:p>
          </table:table-cell>
          <table:table-cell office:value-type="percentage" office:value="1.00145112024539" table:style-name="ce21">
            <text:p>100%</text:p>
          </table:table-cell>
          <table:table-cell office:value-type="percentage" office:value="1.0755717870838899" table:style-name="ce21">
            <text:p>108%</text:p>
          </table:table-cell>
          <table:table-cell office:value-type="percentage" office:value="0.90875357929350098" table:style-name="ce21">
            <text:p>91%</text:p>
          </table:table-cell>
          <table:table-cell office:value-type="percentage" office:value="0.846275158796156" table:style-name="ce21">
            <text:p>85%</text:p>
          </table:table-cell>
          <table:table-cell office:value-type="percentage" office:value="0.96301510383905897" table:style-name="ce21">
            <text:p>96%</text:p>
          </table:table-cell>
          <table:table-cell office:value-type="percentage" office:value="0.87823623448820398" table:style-name="ce21">
            <text:p>88%</text:p>
          </table:table-cell>
          <table:table-cell office:value-type="percentage" office:value="0.86107534381831496" table:style-name="ce21">
            <text:p>86%</text:p>
          </table:table-cell>
          <table:table-cell office:value-type="percentage" office:value="0.91943402516364203" table:style-name="ce21">
            <text:p>92%</text:p>
          </table:table-cell>
          <table:table-cell office:value-type="percentage" office:value="0.93160629323929101" table:style-name="ce21">
            <text:p>93%</text:p>
          </table:table-cell>
          <table:table-cell table:number-columns-repeated="16332"/>
        </table:table-row>
        <table:table-row table:number-rows-repeated="1048556" table:style-name="ro4">
          <table:table-cell table:number-columns-repeated="16384"/>
        </table:table-row>
      </table:table>
      <table:table table:name="Table_7_2" table:style-name="ta1">
        <table:table-column table:style-name="co8" table:default-cell-style-name="ce1"/>
        <table:table-column table:style-name="co9" table:number-columns-repeated="52" table:default-cell-style-name="ce1"/>
        <table:table-column table:style-name="co2" table:number-columns-repeated="16331" table:default-cell-style-name="ce1"/>
        <table:table-row table:style-name="ro1">
          <table:table-cell office:value-type="string" table:style-name="ce14">
            <text:p>Table 7.2 Wheat</text:p>
          </table:table-cell>
          <table:table-cell table:number-columns-repeated="16383" table:style-name="ce1"/>
        </table:table-row>
        <table:table-row table:style-name="ro3">
          <table:table-cell office:value-type="string" table:style-name="ce1">
            <text:p>This worksheet contains 3 tables displayed next to each other vertically with 1 blank row between each table.</text:p>
          </table:table-cell>
          <table:table-cell table:number-columns-repeated="16383" table:style-name="ce1"/>
        </table:table-row>
        <table:table-row table:style-name="ro8">
          <table:table-cell office:value-type="string" table:style-name="ce15">
            <text:p>Table 7.2a Wheat production (£ million unless otherwise specified) [Note 1]</text:p>
          </table:table-cell>
          <table:table-cell table:number-columns-repeated="16383" table:style-name="ce1"/>
        </table:table-row>
        <table:table-row table:style-name="ro5">
          <table:table-cell office:value-type="string" table:style-name="ce16">
            <text:p>Production</text:p>
          </table:table-cell>
          <table:table-cell office:value-type="string" table:style-name="ce17">
            <text:p>1973</text:p>
          </table:table-cell>
          <table:table-cell office:value-type="string" table:style-name="ce17">
            <text:p>1974</text:p>
          </table:table-cell>
          <table:table-cell office:value-type="string" table:style-name="ce17">
            <text:p>1975</text:p>
          </table:table-cell>
          <table:table-cell office:value-type="string" table:style-name="ce17">
            <text:p>1976</text:p>
          </table:table-cell>
          <table:table-cell office:value-type="string" table:style-name="ce17">
            <text:p>1977</text:p>
          </table:table-cell>
          <table:table-cell office:value-type="string" table:style-name="ce17">
            <text:p>1978</text:p>
          </table:table-cell>
          <table:table-cell office:value-type="string" table:style-name="ce17">
            <text:p>1979</text:p>
          </table:table-cell>
          <table:table-cell office:value-type="string" table:style-name="ce17">
            <text:p>1980</text:p>
          </table:table-cell>
          <table:table-cell office:value-type="string" table:style-name="ce17">
            <text:p>1981</text:p>
          </table:table-cell>
          <table:table-cell office:value-type="string" table:style-name="ce17">
            <text:p>1982</text:p>
          </table:table-cell>
          <table:table-cell office:value-type="string" table:style-name="ce17">
            <text:p>1983</text:p>
          </table:table-cell>
          <table:table-cell office:value-type="string" table:style-name="ce17">
            <text:p>1984</text:p>
          </table:table-cell>
          <table:table-cell office:value-type="string" table:style-name="ce17">
            <text:p>1985</text:p>
          </table:table-cell>
          <table:table-cell office:value-type="string" table:style-name="ce17">
            <text:p>1986</text:p>
          </table:table-cell>
          <table:table-cell office:value-type="string" table:style-name="ce17">
            <text:p>1987</text:p>
          </table:table-cell>
          <table:table-cell office:value-type="string" table:style-name="ce17">
            <text:p>1988</text:p>
          </table:table-cell>
          <table:table-cell office:value-type="string" table:style-name="ce17">
            <text:p>1989</text:p>
          </table:table-cell>
          <table:table-cell office:value-type="string" table:style-name="ce17">
            <text:p>1990</text:p>
          </table:table-cell>
          <table:table-cell office:value-type="string" table:style-name="ce17">
            <text:p>1991</text:p>
          </table:table-cell>
          <table:table-cell office:value-type="string" table:style-name="ce17">
            <text:p>1992</text:p>
          </table:table-cell>
          <table:table-cell office:value-type="string" table:style-name="ce17">
            <text:p>1993</text:p>
          </table:table-cell>
          <table:table-cell office:value-type="string" table:style-name="ce17">
            <text:p>1994</text:p>
          </table:table-cell>
          <table:table-cell office:value-type="string" table:style-name="ce17">
            <text:p>1995</text:p>
          </table:table-cell>
          <table:table-cell office:value-type="string" table:style-name="ce17">
            <text:p>1996</text:p>
          </table:table-cell>
          <table:table-cell office:value-type="string" table:style-name="ce17">
            <text:p>1997</text:p>
          </table:table-cell>
          <table:table-cell office:value-type="string" table:style-name="ce17">
            <text:p>1998</text:p>
          </table:table-cell>
          <table:table-cell office:value-type="string" table:style-name="ce17">
            <text:p>1999</text:p>
          </table:table-cell>
          <table:table-cell office:value-type="string" table:style-name="ce17">
            <text:p>2000</text:p>
          </table:table-cell>
          <table:table-cell office:value-type="string" table:style-name="ce17">
            <text:p>2001</text:p>
          </table:table-cell>
          <table:table-cell office:value-type="string" table:style-name="ce17">
            <text:p>2002</text:p>
          </table:table-cell>
          <table:table-cell office:value-type="string" table:style-name="ce17">
            <text:p>2003</text:p>
          </table:table-cell>
          <table:table-cell office:value-type="string" table:style-name="ce17">
            <text:p>2004</text:p>
          </table:table-cell>
          <table:table-cell office:value-type="string" table:style-name="ce17">
            <text:p>2005</text:p>
          </table:table-cell>
          <table:table-cell office:value-type="string" table:style-name="ce17">
            <text:p>2006</text:p>
          </table:table-cell>
          <table:table-cell office:value-type="string" table:style-name="ce17">
            <text:p>2007</text:p>
          </table:table-cell>
          <table:table-cell office:value-type="string" table:style-name="ce17">
            <text:p>2008</text:p>
          </table:table-cell>
          <table:table-cell office:value-type="string" table:style-name="ce17">
            <text:p>2009</text:p>
          </table:table-cell>
          <table:table-cell office:value-type="string" table:style-name="ce17">
            <text:p>2010</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office:value-type="string" table:style-name="ce17">
            <text:p>2015</text:p>
          </table:table-cell>
          <table:table-cell office:value-type="string" table:style-name="ce17">
            <text:p>2016</text:p>
          </table:table-cell>
          <table:table-cell office:value-type="string" table:style-name="ce17">
            <text:p>2017</text:p>
          </table:table-cell>
          <table:table-cell office:value-type="string" table:style-name="ce17">
            <text:p>2018</text:p>
          </table:table-cell>
          <table:table-cell office:value-type="string" table:style-name="ce17">
            <text:p>2019</text:p>
          </table:table-cell>
          <table:table-cell office:value-type="string" table:style-name="ce17">
            <text:p>2020</text:p>
          </table:table-cell>
          <table:table-cell office:value-type="string" table:style-name="ce17">
            <text:p>2021</text:p>
          </table:table-cell>
          <table:table-cell office:value-type="string" table:style-name="ce17">
            <text:p>2022</text:p>
          </table:table-cell>
          <table:table-cell office:value-type="string" table:style-name="ce17">
            <text:p>2023 (provisional)</text:p>
          </table:table-cell>
          <table:table-cell office:value-type="string" table:style-name="ce17">
            <text:p>Notes</text:p>
          </table:table-cell>
          <table:table-cell table:number-columns-repeated="16331"/>
        </table:table-row>
        <table:table-row table:style-name="ro3">
          <table:table-cell office:value-type="string" table:style-name="ce1">
            <text:p>Area (thousand hectare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939.26" table:style-name="ce19">
            <text:p>1,939</text:p>
          </table:table-cell>
          <table:table-cell office:value-type="float" office:value="1902.2729999999999" table:style-name="ce19">
            <text:p>1,902</text:p>
          </table:table-cell>
          <table:table-cell office:value-type="float" office:value="1997.5" table:style-name="ce19">
            <text:p>1,998</text:p>
          </table:table-cell>
          <table:table-cell office:value-type="float" office:value="1994.0323000000001" table:style-name="ce19">
            <text:p>1,994</text:p>
          </table:table-cell>
          <table:table-cell office:value-type="float" office:value="1885.9168999999999" table:style-name="ce19">
            <text:p>1,886</text:p>
          </table:table-cell>
          <table:table-cell office:value-type="float" office:value="2082.9486000000002" table:style-name="ce19">
            <text:p>2,083</text:p>
          </table:table-cell>
          <table:table-cell office:value-type="float" office:value="2013.5565999999999" table:style-name="ce19">
            <text:p>2,014</text:p>
          </table:table-cell>
          <table:table-cell office:value-type="float" office:value="1980.7137" table:style-name="ce19">
            <text:p>1,981</text:p>
          </table:table-cell>
          <table:table-cell office:value-type="float" office:value="2066.9274999999998" table:style-name="ce19">
            <text:p>2,067</text:p>
          </table:table-cell>
          <table:table-cell office:value-type="float" office:value="1759.2800999999999" table:style-name="ce19">
            <text:p>1,759</text:p>
          </table:table-cell>
          <table:table-cell office:value-type="float" office:value="1811.2574500000001" table:style-name="ce19">
            <text:p>1,811</text:p>
          </table:table-cell>
          <table:table-cell office:value-type="float" office:value="1858.94489" table:style-name="ce19">
            <text:p>1,859</text:p>
          </table:table-cell>
          <table:table-cell office:value-type="float" office:value="1976" table:style-name="ce19">
            <text:p>1,976</text:p>
          </table:table-cell>
          <table:table-cell office:value-type="float" office:value="2036" table:style-name="ce19">
            <text:p>2,036</text:p>
          </table:table-cell>
          <table:table-cell office:value-type="float" office:value="2045" table:style-name="ce19">
            <text:p>2,045</text:p>
          </table:table-cell>
          <table:table-cell office:value-type="float" office:value="1847" table:style-name="ce19">
            <text:p>1,847</text:p>
          </table:table-cell>
          <table:table-cell office:value-type="float" office:value="2086" table:style-name="ce19">
            <text:p>2,086</text:p>
          </table:table-cell>
          <table:table-cell office:value-type="float" office:value="1635" table:style-name="ce19">
            <text:p>1,635</text:p>
          </table:table-cell>
          <table:table-cell office:value-type="float" office:value="1996" table:style-name="ce19">
            <text:p>1,996</text:p>
          </table:table-cell>
          <table:table-cell office:value-type="float" office:value="1837" table:style-name="ce19">
            <text:p>1,837</text:p>
          </table:table-cell>
          <table:table-cell office:value-type="float" office:value="1990" table:style-name="ce19">
            <text:p>1,990</text:p>
          </table:table-cell>
          <table:table-cell office:value-type="float" office:value="1867" table:style-name="ce19">
            <text:p>1,867</text:p>
          </table:table-cell>
          <table:table-cell office:value-type="float" office:value="1836" table:style-name="ce19">
            <text:p>1,836</text:p>
          </table:table-cell>
          <table:table-cell office:value-type="float" office:value="1830" table:style-name="ce19">
            <text:p>1,830</text:p>
          </table:table-cell>
          <table:table-cell office:value-type="float" office:value="2080" table:style-name="ce19">
            <text:p>2,080</text:p>
          </table:table-cell>
          <table:table-cell office:value-type="float" office:value="1775" table:style-name="ce19">
            <text:p>1,775</text:p>
          </table:table-cell>
          <table:table-cell office:value-type="float" office:value="1939" table:style-name="ce19">
            <text:p>1,939</text:p>
          </table:table-cell>
          <table:table-cell office:value-type="float" office:value="1969.3833999999999" table:style-name="ce19">
            <text:p>1,969</text:p>
          </table:table-cell>
          <table:table-cell office:value-type="float" office:value="1992" table:style-name="ce19">
            <text:p>1,992</text:p>
          </table:table-cell>
          <table:table-cell office:value-type="float" office:value="1615" table:style-name="ce19">
            <text:p>1,615</text:p>
          </table:table-cell>
          <table:table-cell office:value-type="float" office:value="1936" table:style-name="ce19">
            <text:p>1,936</text:p>
          </table:table-cell>
          <table:table-cell office:value-type="float" office:value="1832" table:style-name="ce19">
            <text:p>1,832</text:p>
          </table:table-cell>
          <table:table-cell office:value-type="float" office:value="1823" table:style-name="ce19">
            <text:p>1,823</text:p>
          </table:table-cell>
          <table:table-cell office:value-type="float" office:value="1792" table:style-name="ce19">
            <text:p>1,792</text:p>
          </table:table-cell>
          <table:table-cell office:value-type="float" office:value="1748" table:style-name="ce19">
            <text:p>1,748</text:p>
          </table:table-cell>
          <table:table-cell office:value-type="float" office:value="1816" table:style-name="ce19">
            <text:p>1,816</text:p>
          </table:table-cell>
          <table:table-cell office:value-type="float" office:value="1387" table:style-name="ce19">
            <text:p>1,387</text:p>
          </table:table-cell>
          <table:table-cell office:value-type="float" office:value="1790" table:style-name="ce19">
            <text:p>1,790</text:p>
          </table:table-cell>
          <table:table-cell office:value-type="float" office:value="1813" table:style-name="ce19">
            <text:p>1,813</text:p>
          </table:table-cell>
          <table:table-cell office:value-type="float" office:value="1720" table:style-name="ce19">
            <text:p>1,720</text:p>
          </table:table-cell>
          <table:table-cell table:style-name="ce18"/>
          <table:table-cell table:number-columns-repeated="16331"/>
        </table:table-row>
        <table:table-row table:style-name="ro3">
          <table:table-cell office:value-type="string" table:style-name="ce23">
            <text:p>Yield (tonnes per hectare)</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float" office:value="7.7132514464280204" table:style-name="ce23">
            <text:p>7.7</text:p>
          </table:table-cell>
          <table:table-cell office:value-type="float" office:value="6.3324244206798896" table:style-name="ce23">
            <text:p>6.3</text:p>
          </table:table-cell>
          <table:table-cell office:value-type="float" office:value="6.9642052565707102" table:style-name="ce23">
            <text:p>7.0</text:p>
          </table:table-cell>
          <table:table-cell office:value-type="float" office:value="5.9878668966395399" table:style-name="ce23">
            <text:p>6.0</text:p>
          </table:table-cell>
          <table:table-cell office:value-type="float" office:value="6.2309214154664003" table:style-name="ce23">
            <text:p>6.2</text:p>
          </table:table-cell>
          <table:table-cell office:value-type="float" office:value="6.7370841508043" table:style-name="ce23">
            <text:p>6.7</text:p>
          </table:table-cell>
          <table:table-cell office:value-type="float" office:value="6.9692602631582297" table:style-name="ce23">
            <text:p>7.0</text:p>
          </table:table-cell>
          <table:table-cell office:value-type="float" office:value="7.2514265943634397" table:style-name="ce23">
            <text:p>7.3</text:p>
          </table:table-cell>
          <table:table-cell office:value-type="float" office:value="6.8193006285900202" table:style-name="ce23">
            <text:p>6.8</text:p>
          </table:table-cell>
          <table:table-cell office:value-type="float" office:value="7.3268605721169697" table:style-name="ce23">
            <text:p>7.3</text:p>
          </table:table-cell>
          <table:table-cell office:value-type="float" office:value="7.3519817570585602" table:style-name="ce23">
            <text:p>7.4</text:p>
          </table:table-cell>
          <table:table-cell office:value-type="float" office:value="7.69915683206181" table:style-name="ce23">
            <text:p>7.7</text:p>
          </table:table-cell>
          <table:table-cell office:value-type="float" office:value="8.1" table:style-name="ce23">
            <text:p>8.1</text:p>
          </table:table-cell>
          <table:table-cell office:value-type="float" office:value="7.4" table:style-name="ce23">
            <text:p>7.4</text:p>
          </table:table-cell>
          <table:table-cell office:value-type="float" office:value="7.6" table:style-name="ce23">
            <text:p>7.6</text:p>
          </table:table-cell>
          <table:table-cell office:value-type="float" office:value="8.1" table:style-name="ce23">
            <text:p>8.1</text:p>
          </table:table-cell>
          <table:table-cell office:value-type="float" office:value="8.01" table:style-name="ce23">
            <text:p>8.0</text:p>
          </table:table-cell>
          <table:table-cell office:value-type="float" office:value="7.06" table:style-name="ce23">
            <text:p>7.1</text:p>
          </table:table-cell>
          <table:table-cell office:value-type="float" office:value="8.0299999999999994" table:style-name="ce23">
            <text:p>8.0</text:p>
          </table:table-cell>
          <table:table-cell office:value-type="float" office:value="7.76" table:style-name="ce23">
            <text:p>7.8</text:p>
          </table:table-cell>
          <table:table-cell office:value-type="float" office:value="7.77" table:style-name="ce23">
            <text:p>7.8</text:p>
          </table:table-cell>
          <table:table-cell office:value-type="float" office:value="7.96" table:style-name="ce23">
            <text:p>8.0</text:p>
          </table:table-cell>
          <table:table-cell office:value-type="float" office:value="8.0399999999999991" table:style-name="ce23">
            <text:p>8.0</text:p>
          </table:table-cell>
          <table:table-cell office:value-type="float" office:value="7.2245901639344297" table:style-name="ce23">
            <text:p>7.2</text:p>
          </table:table-cell>
          <table:table-cell office:value-type="float" office:value="8.2799999999999994" table:style-name="ce23">
            <text:p>8.3</text:p>
          </table:table-cell>
          <table:table-cell office:value-type="float" office:value="7.9301408450704196" table:style-name="ce23">
            <text:p>7.9</text:p>
          </table:table-cell>
          <table:table-cell office:value-type="float" office:value="7.6730273336771502" table:style-name="ce23">
            <text:p>7.7</text:p>
          </table:table-cell>
          <table:table-cell office:value-type="float" office:value="7.7470948521247802" table:style-name="ce23">
            <text:p>7.7</text:p>
          </table:table-cell>
          <table:table-cell office:value-type="float" office:value="6.6571285140562297" table:style-name="ce23">
            <text:p>6.7</text:p>
          </table:table-cell>
          <table:table-cell office:value-type="float" office:value="7.3814241486068104" table:style-name="ce23">
            <text:p>7.4</text:p>
          </table:table-cell>
          <table:table-cell office:value-type="float" office:value="8.5790000000000006" table:style-name="ce23">
            <text:p>8.6</text:p>
          </table:table-cell>
          <table:table-cell office:value-type="float" office:value="8.9700000000000006" table:style-name="ce23">
            <text:p>9.0</text:p>
          </table:table-cell>
          <table:table-cell office:value-type="float" office:value="7.89" table:style-name="ce23">
            <text:p>7.9</text:p>
          </table:table-cell>
          <table:table-cell office:value-type="float" office:value="8.2803395770795092" table:style-name="ce23">
            <text:p>8.3</text:p>
          </table:table-cell>
          <table:table-cell office:value-type="float" office:value="7.76" table:style-name="ce23">
            <text:p>7.8</text:p>
          </table:table-cell>
          <table:table-cell office:value-type="float" office:value="8.94" table:style-name="ce23">
            <text:p>8.9</text:p>
          </table:table-cell>
          <table:table-cell office:value-type="float" office:value="6.96" table:style-name="ce23">
            <text:p>7.0</text:p>
          </table:table-cell>
          <table:table-cell office:value-type="float" office:value="7.8145251396648003" table:style-name="ce23">
            <text:p>7.8</text:p>
          </table:table-cell>
          <table:table-cell office:value-type="float" office:value="8.5714285714285694" table:style-name="ce23">
            <text:p>8.6</text:p>
          </table:table-cell>
          <table:table-cell office:value-type="float" office:value="8.0755813953488396" table:style-name="ce23">
            <text:p>8.1</text:p>
          </table:table-cell>
          <table:table-cell table:style-name="ce24"/>
          <table:table-cell table:number-columns-repeated="16331"/>
        </table:table-row>
        <table:table-row table:style-name="ro3">
          <table:table-cell office:value-type="string" table:style-name="ce1">
            <text:p>Volume of harvested production (thousand tonne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4958" table:style-name="ce19">
            <text:p>14,958</text:p>
          </table:table-cell>
          <table:table-cell office:value-type="float" office:value="12046" table:style-name="ce19">
            <text:p>12,046</text:p>
          </table:table-cell>
          <table:table-cell office:value-type="float" office:value="13911" table:style-name="ce19">
            <text:p>13,911</text:p>
          </table:table-cell>
          <table:table-cell office:value-type="float" office:value="11940" table:style-name="ce19">
            <text:p>11,940</text:p>
          </table:table-cell>
          <table:table-cell office:value-type="float" office:value="11751" table:style-name="ce19">
            <text:p>11,751</text:p>
          </table:table-cell>
          <table:table-cell office:value-type="float" office:value="14033" table:style-name="ce19">
            <text:p>14,033</text:p>
          </table:table-cell>
          <table:table-cell office:value-type="float" office:value="14033" table:style-name="ce19">
            <text:p>14,033</text:p>
          </table:table-cell>
          <table:table-cell office:value-type="float" office:value="14363" table:style-name="ce19">
            <text:p>14,363</text:p>
          </table:table-cell>
          <table:table-cell office:value-type="float" office:value="14095" table:style-name="ce19">
            <text:p>14,095</text:p>
          </table:table-cell>
          <table:table-cell office:value-type="float" office:value="12890" table:style-name="ce19">
            <text:p>12,890</text:p>
          </table:table-cell>
          <table:table-cell office:value-type="float" office:value="13316.331729736399" table:style-name="ce19">
            <text:p>13,316</text:p>
          </table:table-cell>
          <table:table-cell office:value-type="float" office:value="14312.3082502699" table:style-name="ce19">
            <text:p>14,312</text:p>
          </table:table-cell>
          <table:table-cell office:value-type="float" office:value="16100" table:style-name="ce19">
            <text:p>16,100</text:p>
          </table:table-cell>
          <table:table-cell office:value-type="float" office:value="15018" table:style-name="ce19">
            <text:p>15,018</text:p>
          </table:table-cell>
          <table:table-cell office:value-type="float" office:value="15449" table:style-name="ce19">
            <text:p>15,449</text:p>
          </table:table-cell>
          <table:table-cell office:value-type="float" office:value="14867" table:style-name="ce19">
            <text:p>14,867</text:p>
          </table:table-cell>
          <table:table-cell office:value-type="float" office:value="16704" table:style-name="ce19">
            <text:p>16,704</text:p>
          </table:table-cell>
          <table:table-cell office:value-type="float" office:value="11580" table:style-name="ce19">
            <text:p>11,580</text:p>
          </table:table-cell>
          <table:table-cell office:value-type="float" office:value="15973" table:style-name="ce19">
            <text:p>15,973</text:p>
          </table:table-cell>
          <table:table-cell office:value-type="float" office:value="14288" table:style-name="ce19">
            <text:p>14,288</text:p>
          </table:table-cell>
          <table:table-cell office:value-type="float" office:value="15473" table:style-name="ce19">
            <text:p>15,473</text:p>
          </table:table-cell>
          <table:table-cell office:value-type="float" office:value="14863" table:style-name="ce19">
            <text:p>14,863</text:p>
          </table:table-cell>
          <table:table-cell office:value-type="float" office:value="14755" table:style-name="ce19">
            <text:p>14,755</text:p>
          </table:table-cell>
          <table:table-cell office:value-type="float" office:value="13221" table:style-name="ce19">
            <text:p>13,221</text:p>
          </table:table-cell>
          <table:table-cell office:value-type="float" office:value="17227" table:style-name="ce19">
            <text:p>17,227</text:p>
          </table:table-cell>
          <table:table-cell office:value-type="float" office:value="14076" table:style-name="ce19">
            <text:p>14,076</text:p>
          </table:table-cell>
          <table:table-cell office:value-type="float" office:value="14878" table:style-name="ce19">
            <text:p>14,878</text:p>
          </table:table-cell>
          <table:table-cell office:value-type="float" office:value="15257" table:style-name="ce19">
            <text:p>15,257</text:p>
          </table:table-cell>
          <table:table-cell office:value-type="float" office:value="13261" table:style-name="ce19">
            <text:p>13,261</text:p>
          </table:table-cell>
          <table:table-cell office:value-type="float" office:value="11921" table:style-name="ce19">
            <text:p>11,921</text:p>
          </table:table-cell>
          <table:table-cell office:value-type="float" office:value="16606" table:style-name="ce19">
            <text:p>16,606</text:p>
          </table:table-cell>
          <table:table-cell office:value-type="float" office:value="16444" table:style-name="ce19">
            <text:p>16,444</text:p>
          </table:table-cell>
          <table:table-cell office:value-type="float" office:value="14383" table:style-name="ce19">
            <text:p>14,383</text:p>
          </table:table-cell>
          <table:table-cell office:value-type="float" office:value="14837" table:style-name="ce19">
            <text:p>14,837</text:p>
          </table:table-cell>
          <table:table-cell office:value-type="float" office:value="13555" table:style-name="ce19">
            <text:p>13,555</text:p>
          </table:table-cell>
          <table:table-cell office:value-type="float" office:value="16225" table:style-name="ce19">
            <text:p>16,225</text:p>
          </table:table-cell>
          <table:table-cell office:value-type="float" office:value="9658" table:style-name="ce19">
            <text:p>9,658</text:p>
          </table:table-cell>
          <table:table-cell office:value-type="float" office:value="13988" table:style-name="ce19">
            <text:p>13,988</text:p>
          </table:table-cell>
          <table:table-cell office:value-type="float" office:value="15540" table:style-name="ce19">
            <text:p>15,540</text:p>
          </table:table-cell>
          <table:table-cell office:value-type="float" office:value="13890" table:style-name="ce19">
            <text:p>13,890</text:p>
          </table:table-cell>
          <table:table-cell office:value-type="string" table:style-name="ce18">
            <text:p>[Note 2]</text:p>
          </table:table-cell>
          <table:table-cell table:number-columns-repeated="16331"/>
        </table:table-row>
        <table:table-row table:style-name="ro2">
          <table:table-cell office:value-type="string" table:style-name="ce25">
            <text:p>Value of production</text:p>
          </table:table-cell>
          <table:table-cell office:value-type="float" office:value="264.75" table:style-name="ce26">
            <text:p>265</text:p>
          </table:table-cell>
          <table:table-cell office:value-type="float" office:value="334.75" table:style-name="ce26">
            <text:p>335</text:p>
          </table:table-cell>
          <table:table-cell office:value-type="float" office:value="283.3" table:style-name="ce26">
            <text:p>283</text:p>
          </table:table-cell>
          <table:table-cell office:value-type="float" office:value="360.66" table:style-name="ce26">
            <text:p>361</text:p>
          </table:table-cell>
          <table:table-cell office:value-type="float" office:value="437.1" table:style-name="ce26">
            <text:p>437</text:p>
          </table:table-cell>
          <table:table-cell office:value-type="float" office:value="549.14" table:style-name="ce26">
            <text:p>549</text:p>
          </table:table-cell>
          <table:table-cell office:value-type="float" office:value="677.2" table:style-name="ce26">
            <text:p>677</text:p>
          </table:table-cell>
          <table:table-cell office:value-type="float" office:value="840.9" table:style-name="ce26">
            <text:p>841</text:p>
          </table:table-cell>
          <table:table-cell office:value-type="float" office:value="936.7" table:style-name="ce26">
            <text:p>937</text:p>
          </table:table-cell>
          <table:table-cell office:value-type="float" office:value="1176.0999999999999" table:style-name="ce26">
            <text:p>1,176</text:p>
          </table:table-cell>
          <table:table-cell office:value-type="float" office:value="1254.3894" table:style-name="ce26">
            <text:p>1,254</text:p>
          </table:table-cell>
          <table:table-cell office:value-type="float" office:value="1597.9823799999999" table:style-name="ce26">
            <text:p>1,598</text:p>
          </table:table-cell>
          <table:table-cell office:value-type="float" office:value="1385.98" table:style-name="ce26">
            <text:p>1,386</text:p>
          </table:table-cell>
          <table:table-cell office:value-type="float" office:value="1445.9608000000001" table:style-name="ce26">
            <text:p>1,446</text:p>
          </table:table-cell>
          <table:table-cell office:value-type="float" office:value="1266.4857" table:style-name="ce26">
            <text:p>1,266</text:p>
          </table:table-cell>
          <table:table-cell office:value-type="float" office:value="1149.6565800000001" table:style-name="ce26">
            <text:p>1,150</text:p>
          </table:table-cell>
          <table:table-cell office:value-type="float" office:value="1363.24008" table:style-name="ce26">
            <text:p>1,363</text:p>
          </table:table-cell>
          <table:table-cell office:value-type="float" office:value="1426.41" table:style-name="ce26">
            <text:p>1,426</text:p>
          </table:table-cell>
          <table:table-cell office:value-type="float" office:value="1688.5394765262099" table:style-name="ce26">
            <text:p>1,689</text:p>
          </table:table-cell>
          <table:table-cell office:value-type="float" office:value="1682.48329107104" table:style-name="ce26">
            <text:p>1,682</text:p>
          </table:table-cell>
          <table:table-cell office:value-type="float" office:value="1782.4603341439099" table:style-name="ce26">
            <text:p>1,782</text:p>
          </table:table-cell>
          <table:table-cell office:value-type="float" office:value="1723.42184589101" table:style-name="ce26">
            <text:p>1,723</text:p>
          </table:table-cell>
          <table:table-cell office:value-type="float" office:value="2078.6822929126902" table:style-name="ce26">
            <text:p>2,079</text:p>
          </table:table-cell>
          <table:table-cell office:value-type="float" office:value="2315.0861102722101" table:style-name="ce26">
            <text:p>2,315</text:p>
          </table:table-cell>
          <table:table-cell office:value-type="float" office:value="1850.66110962741" table:style-name="ce26">
            <text:p>1,851</text:p>
          </table:table-cell>
          <table:table-cell office:value-type="float" office:value="1644.53313571632" table:style-name="ce26">
            <text:p>1,645</text:p>
          </table:table-cell>
          <table:table-cell office:value-type="float" office:value="1522.1166733397499" table:style-name="ce26">
            <text:p>1,522</text:p>
          </table:table-cell>
          <table:table-cell office:value-type="float" office:value="1599.72325462152" table:style-name="ce26">
            <text:p>1,600</text:p>
          </table:table-cell>
          <table:table-cell office:value-type="float" office:value="1206.9968912011" table:style-name="ce26">
            <text:p>1,207</text:p>
          </table:table-cell>
          <table:table-cell office:value-type="float" office:value="1541.1143750757701" table:style-name="ce26">
            <text:p>1,541</text:p>
          </table:table-cell>
          <table:table-cell office:value-type="float" office:value="1440.8992461774601" table:style-name="ce26">
            <text:p>1,441</text:p>
          </table:table-cell>
          <table:table-cell office:value-type="float" office:value="1678.8425030287201" table:style-name="ce26">
            <text:p>1,679</text:p>
          </table:table-cell>
          <table:table-cell office:value-type="float" office:value="1018.28140459158" table:style-name="ce26">
            <text:p>1,018</text:p>
          </table:table-cell>
          <table:table-cell office:value-type="float" office:value="1066.4012885576799" table:style-name="ce26">
            <text:p>1,066</text:p>
          </table:table-cell>
          <table:table-cell office:value-type="float" office:value="1324.76181764741" table:style-name="ce26">
            <text:p>1,325</text:p>
          </table:table-cell>
          <table:table-cell office:value-type="float" office:value="2241.5786324435098" table:style-name="ce26">
            <text:p>2,242</text:p>
          </table:table-cell>
          <table:table-cell office:value-type="float" office:value="1562.3766440013301" table:style-name="ce26">
            <text:p>1,562</text:p>
          </table:table-cell>
          <table:table-cell office:value-type="float" office:value="1679.82113665313" table:style-name="ce26">
            <text:p>1,680</text:p>
          </table:table-cell>
          <table:table-cell office:value-type="float" office:value="2321.8476015731599" table:style-name="ce26">
            <text:p>2,322</text:p>
          </table:table-cell>
          <table:table-cell office:value-type="float" office:value="2161.5235190918102" table:style-name="ce26">
            <text:p>2,162</text:p>
          </table:table-cell>
          <table:table-cell office:value-type="float" office:value="2075.0188056378602" table:style-name="ce26">
            <text:p>2,075</text:p>
          </table:table-cell>
          <table:table-cell office:value-type="float" office:value="2431.8615706094702" table:style-name="ce26">
            <text:p>2,432</text:p>
          </table:table-cell>
          <table:table-cell office:value-type="float" office:value="1966.8478204535099" table:style-name="ce26">
            <text:p>1,967</text:p>
          </table:table-cell>
          <table:table-cell office:value-type="float" office:value="1667.4062842350199" table:style-name="ce26">
            <text:p>1,667</text:p>
          </table:table-cell>
          <table:table-cell office:value-type="float" office:value="2067.8138475539999" table:style-name="ce26">
            <text:p>2,068</text:p>
          </table:table-cell>
          <table:table-cell office:value-type="float" office:value="2110.7019777126902" table:style-name="ce26">
            <text:p>2,111</text:p>
          </table:table-cell>
          <table:table-cell office:value-type="float" office:value="2434.3667641020402" table:style-name="ce26">
            <text:p>2,434</text:p>
          </table:table-cell>
          <table:table-cell office:value-type="float" office:value="1544.21828554071" table:style-name="ce26">
            <text:p>1,544</text:p>
          </table:table-cell>
          <table:table-cell office:value-type="float" office:value="2707.6463611501299" table:style-name="ce26">
            <text:p>2,708</text:p>
          </table:table-cell>
          <table:table-cell office:value-type="float" office:value="4062.2415321799899" table:style-name="ce26">
            <text:p>4,062</text:p>
          </table:table-cell>
          <table:table-cell office:value-type="float" office:value="2911.95082219503" table:style-name="ce26">
            <text:p>2,912</text:p>
          </table:table-cell>
          <table:table-cell office:value-type="string" table:style-name="ce27">
            <text:p>[Note 4]</text:p>
          </table:table-cell>
          <table:table-cell table:number-columns-repeated="16331"/>
        </table:table-row>
        <table:table-row table:style-name="ro3">
          <table:table-cell office:value-type="string" table:style-name="ce1">
            <text:p>Sales</text:p>
          </table:table-cell>
          <table:table-cell office:value-type="float" office:value="226.3" table:style-name="ce19">
            <text:p>226</text:p>
          </table:table-cell>
          <table:table-cell office:value-type="float" office:value="282.7" table:style-name="ce19">
            <text:p>283</text:p>
          </table:table-cell>
          <table:table-cell office:value-type="float" office:value="296.3" table:style-name="ce19">
            <text:p>296</text:p>
          </table:table-cell>
          <table:table-cell office:value-type="float" office:value="318.3" table:style-name="ce19">
            <text:p>318</text:p>
          </table:table-cell>
          <table:table-cell office:value-type="float" office:value="365.6" table:style-name="ce19">
            <text:p>366</text:p>
          </table:table-cell>
          <table:table-cell office:value-type="float" office:value="448.8" table:style-name="ce19">
            <text:p>449</text:p>
          </table:table-cell>
          <table:table-cell office:value-type="float" office:value="605.20000000000005" table:style-name="ce19">
            <text:p>605</text:p>
          </table:table-cell>
          <table:table-cell office:value-type="float" office:value="785.5" table:style-name="ce19">
            <text:p>786</text:p>
          </table:table-cell>
          <table:table-cell office:value-type="float" office:value="854.6" table:style-name="ce19">
            <text:p>855</text:p>
          </table:table-cell>
          <table:table-cell office:value-type="float" office:value="1136.5999999999999" table:style-name="ce19">
            <text:p>1,137</text:p>
          </table:table-cell>
          <table:table-cell office:value-type="float" office:value="1114.8894" table:style-name="ce19">
            <text:p>1,115</text:p>
          </table:table-cell>
          <table:table-cell office:value-type="float" office:value="1460.9823799999999" table:style-name="ce19">
            <text:p>1,461</text:p>
          </table:table-cell>
          <table:table-cell office:value-type="float" office:value="1409.58" table:style-name="ce19">
            <text:p>1,410</text:p>
          </table:table-cell>
          <table:table-cell office:value-type="float" office:value="1373.4608000000001" table:style-name="ce19">
            <text:p>1,373</text:p>
          </table:table-cell>
          <table:table-cell office:value-type="float" office:value="1265.5857000000001" table:style-name="ce19">
            <text:p>1,266</text:p>
          </table:table-cell>
          <table:table-cell office:value-type="float" office:value="1157.1765800000001" table:style-name="ce19">
            <text:p>1,157</text:p>
          </table:table-cell>
          <table:table-cell office:value-type="float" office:value="1371.04008" table:style-name="ce19">
            <text:p>1,371</text:p>
          </table:table-cell>
          <table:table-cell office:value-type="float" office:value="1418.11" table:style-name="ce19">
            <text:p>1,418</text:p>
          </table:table-cell>
          <table:table-cell office:value-type="float" office:value="1598.4902233106" table:style-name="ce19">
            <text:p>1,598</text:p>
          </table:table-cell>
          <table:table-cell office:value-type="float" office:value="1597.5186090217801" table:style-name="ce19">
            <text:p>1,598</text:p>
          </table:table-cell>
          <table:table-cell office:value-type="float" office:value="1459.7698867581" table:style-name="ce19">
            <text:p>1,460</text:p>
          </table:table-cell>
          <table:table-cell office:value-type="float" office:value="1321.1605154054801" table:style-name="ce19">
            <text:p>1,321</text:p>
          </table:table-cell>
          <table:table-cell office:value-type="float" office:value="1481.4270435385499" table:style-name="ce19">
            <text:p>1,481</text:p>
          </table:table-cell>
          <table:table-cell office:value-type="float" office:value="1601.92597136681" table:style-name="ce19">
            <text:p>1,602</text:p>
          </table:table-cell>
          <table:table-cell office:value-type="float" office:value="1287.1751732347" table:style-name="ce19">
            <text:p>1,287</text:p>
          </table:table-cell>
          <table:table-cell office:value-type="float" office:value="1126.1404599303" table:style-name="ce19">
            <text:p>1,126</text:p>
          </table:table-cell>
          <table:table-cell office:value-type="float" office:value="1060.96973379409" table:style-name="ce19">
            <text:p>1,061</text:p>
          </table:table-cell>
          <table:table-cell office:value-type="float" office:value="999.97333931202195" table:style-name="ce19">
            <text:p>1,000</text:p>
          </table:table-cell>
          <table:table-cell office:value-type="float" office:value="963.49582067760605" table:style-name="ce19">
            <text:p>963</text:p>
          </table:table-cell>
          <table:table-cell office:value-type="float" office:value="885.10414353030205" table:style-name="ce19">
            <text:p>885</text:p>
          </table:table-cell>
          <table:table-cell office:value-type="float" office:value="1055.9466692086401" table:style-name="ce19">
            <text:p>1,056</text:p>
          </table:table-cell>
          <table:table-cell office:value-type="float" office:value="1038.6610855552401" table:style-name="ce19">
            <text:p>1,039</text:p>
          </table:table-cell>
          <table:table-cell office:value-type="float" office:value="945.59453440800803" table:style-name="ce19">
            <text:p>946</text:p>
          </table:table-cell>
          <table:table-cell office:value-type="float" office:value="990.22233050872399" table:style-name="ce19">
            <text:p>990</text:p>
          </table:table-cell>
          <table:table-cell office:value-type="float" office:value="1343.6087348508399" table:style-name="ce19">
            <text:p>1,344</text:p>
          </table:table-cell>
          <table:table-cell office:value-type="float" office:value="1780.9053870529101" table:style-name="ce19">
            <text:p>1,781</text:p>
          </table:table-cell>
          <table:table-cell office:value-type="float" office:value="1546.3351123590701" table:style-name="ce19">
            <text:p>1,546</text:p>
          </table:table-cell>
          <table:table-cell office:value-type="float" office:value="1728.19262464964" table:style-name="ce19">
            <text:p>1,728</text:p>
          </table:table-cell>
          <table:table-cell office:value-type="float" office:value="2217.7664062090798" table:style-name="ce19">
            <text:p>2,218</text:p>
          </table:table-cell>
          <table:table-cell office:value-type="float" office:value="2229.7794570545102" table:style-name="ce19">
            <text:p>2,230</text:p>
          </table:table-cell>
          <table:table-cell office:value-type="float" office:value="1936.63422686275" table:style-name="ce19">
            <text:p>1,937</text:p>
          </table:table-cell>
          <table:table-cell office:value-type="float" office:value="1900.0112087513701" table:style-name="ce19">
            <text:p>1,900</text:p>
          </table:table-cell>
          <table:table-cell office:value-type="float" office:value="1686.3276328033201" table:style-name="ce19">
            <text:p>1,686</text:p>
          </table:table-cell>
          <table:table-cell office:value-type="float" office:value="1865.76468548037" table:style-name="ce19">
            <text:p>1,866</text:p>
          </table:table-cell>
          <table:table-cell office:value-type="float" office:value="1850.3099893665601" table:style-name="ce19">
            <text:p>1,850</text:p>
          </table:table-cell>
          <table:table-cell office:value-type="float" office:value="2011.87519855559" table:style-name="ce19">
            <text:p>2,012</text:p>
          </table:table-cell>
          <table:table-cell office:value-type="float" office:value="1998.46726842718" table:style-name="ce19">
            <text:p>1,998</text:p>
          </table:table-cell>
          <table:table-cell office:value-type="float" office:value="1918.3701299715501" table:style-name="ce19">
            <text:p>1,918</text:p>
          </table:table-cell>
          <table:table-cell office:value-type="float" office:value="1971.16713862441" table:style-name="ce19">
            <text:p>1,971</text:p>
          </table:table-cell>
          <table:table-cell office:value-type="float" office:value="3321.1524699781598" table:style-name="ce19">
            <text:p>3,321</text:p>
          </table:table-cell>
          <table:table-cell office:value-type="float" office:value="2716.8978899681701" table:style-name="ce19">
            <text:p>2,717</text:p>
          </table:table-cell>
          <table:table-cell table:style-name="ce18"/>
          <table:table-cell table:number-columns-repeated="16331"/>
        </table:table-row>
        <table:table-row table:style-name="ro3">
          <table:table-cell office:value-type="string" table:style-name="ce1">
            <text:p>Subsidie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23.5" table:style-name="ce19">
            <text:p>-24</text:p>
          </table:table-cell>
          <table:table-cell office:value-type="float" office:value="-37.9" table:style-name="ce19">
            <text:p>-38</text:p>
          </table:table-cell>
          <table:table-cell office:value-type="float" office:value="-55.6" table:style-name="ce19">
            <text:p>-56</text:p>
          </table:table-cell>
          <table:table-cell office:value-type="float" office:value="-70.8" table:style-name="ce19">
            <text:p>-71</text:p>
          </table:table-cell>
          <table:table-cell office:value-type="float" office:value="-62.6" table:style-name="ce19">
            <text:p>-63</text:p>
          </table:table-cell>
          <table:table-cell office:value-type="float" office:value="-82.3" table:style-name="ce19">
            <text:p>-82</text:p>
          </table:table-cell>
          <table:table-cell office:value-type="float" office:value="-35.5" table:style-name="ce19">
            <text:p>-36</text:p>
          </table:table-cell>
          <table:table-cell office:value-type="float" office:value="223.9" table:style-name="ce19">
            <text:p>224</text:p>
          </table:table-cell>
          <table:table-cell office:value-type="float" office:value="330.13" table:style-name="ce19">
            <text:p>330</text:p>
          </table:table-cell>
          <table:table-cell office:value-type="float" office:value="479.85" table:style-name="ce19">
            <text:p>480</text:p>
          </table:table-cell>
          <table:table-cell office:value-type="float" office:value="507" table:style-name="ce19">
            <text:p>507</text:p>
          </table:table-cell>
          <table:table-cell office:value-type="float" office:value="493" table:style-name="ce19">
            <text:p>493</text:p>
          </table:table-cell>
          <table:table-cell office:value-type="float" office:value="466" table:style-name="ce19">
            <text:p>466</text:p>
          </table:table-cell>
          <table:table-cell office:value-type="float" office:value="420" table:style-name="ce19">
            <text:p>420</text:p>
          </table:table-cell>
          <table:table-cell office:value-type="float" office:value="458.35689002669699" table:style-name="ce19">
            <text:p>458</text:p>
          </table:table-cell>
          <table:table-cell office:value-type="float" office:value="350.33773302360402" table:style-name="ce19">
            <text:p>350</text:p>
          </table:table-cell>
          <table:table-cell office:value-type="float" office:value="446.00348081828298" table:style-name="ce19">
            <text:p>446</text:p>
          </table:table-cell>
          <table:table-cell office:value-type="float" office:value="440.068238751862" table:style-name="ce19">
            <text:p>440</text:p>
          </table:table-cell>
          <table:table-cell office:value-type="float" office:value="446.58524203704502" table:style-name="ce19">
            <text:p>447</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string" table:style-name="ce18">
            <text:p>[Note 5]</text:p>
          </table:table-cell>
          <table:table-cell table:number-columns-repeated="16331"/>
        </table:table-row>
        <table:table-row table:style-name="ro3">
          <table:table-cell office:value-type="string" table:style-name="ce1">
            <text:p>On farm use</text:p>
          </table:table-cell>
          <table:table-cell office:value-type="float" office:value="32.450000000000003" table:style-name="ce19">
            <text:p>32</text:p>
          </table:table-cell>
          <table:table-cell office:value-type="float" office:value="26.95" table:style-name="ce19">
            <text:p>27</text:p>
          </table:table-cell>
          <table:table-cell office:value-type="float" office:value="32" table:style-name="ce19">
            <text:p>32</text:p>
          </table:table-cell>
          <table:table-cell office:value-type="float" office:value="43.46" table:style-name="ce19">
            <text:p>43</text:p>
          </table:table-cell>
          <table:table-cell office:value-type="float" office:value="42.9" table:style-name="ce19">
            <text:p>43</text:p>
          </table:table-cell>
          <table:table-cell office:value-type="float" office:value="49.84" table:style-name="ce19">
            <text:p>50</text:p>
          </table:table-cell>
          <table:table-cell office:value-type="float" office:value="52.8" table:style-name="ce19">
            <text:p>53</text:p>
          </table:table-cell>
          <table:table-cell office:value-type="float" office:value="51" table:style-name="ce19">
            <text:p>51</text:p>
          </table:table-cell>
          <table:table-cell office:value-type="float" office:value="56.1" table:style-name="ce19">
            <text:p>56</text:p>
          </table:table-cell>
          <table:table-cell office:value-type="float" office:value="61.2" table:style-name="ce19">
            <text:p>61</text:p>
          </table:table-cell>
          <table:table-cell office:value-type="float" office:value="67.099999999999994" table:style-name="ce19">
            <text:p>67</text:p>
          </table:table-cell>
          <table:table-cell office:value-type="float" office:value="64.900000000000006" table:style-name="ce19">
            <text:p>65</text:p>
          </table:table-cell>
          <table:table-cell office:value-type="float" office:value="61.6" table:style-name="ce19">
            <text:p>62</text:p>
          </table:table-cell>
          <table:table-cell office:value-type="float" office:value="64.900000000000006" table:style-name="ce19">
            <text:p>65</text:p>
          </table:table-cell>
          <table:table-cell office:value-type="float" office:value="65.400000000000006" table:style-name="ce19">
            <text:p>65</text:p>
          </table:table-cell>
          <table:table-cell office:value-type="float" office:value="60.48" table:style-name="ce19">
            <text:p>60</text:p>
          </table:table-cell>
          <table:table-cell office:value-type="float" office:value="61.6" table:style-name="ce19">
            <text:p>62</text:p>
          </table:table-cell>
          <table:table-cell office:value-type="float" office:value="61.6" table:style-name="ce19">
            <text:p>62</text:p>
          </table:table-cell>
          <table:table-cell office:value-type="float" office:value="95.136959867751699" table:style-name="ce19">
            <text:p>95</text:p>
          </table:table-cell>
          <table:table-cell office:value-type="float" office:value="114.441207696349" table:style-name="ce19">
            <text:p>114</text:p>
          </table:table-cell>
          <table:table-cell office:value-type="float" office:value="81.272839597983705" table:style-name="ce19">
            <text:p>81</text:p>
          </table:table-cell>
          <table:table-cell office:value-type="float" office:value="74.693655973256895" table:style-name="ce19">
            <text:p>75</text:p>
          </table:table-cell>
          <table:table-cell office:value-type="float" office:value="55.3588430174716" table:style-name="ce19">
            <text:p>55</text:p>
          </table:table-cell>
          <table:table-cell office:value-type="float" office:value="67.014234964492502" table:style-name="ce19">
            <text:p>67</text:p>
          </table:table-cell>
          <table:table-cell office:value-type="float" office:value="77.270674969377694" table:style-name="ce19">
            <text:p>77</text:p>
          </table:table-cell>
          <table:table-cell office:value-type="float" office:value="70.550836338112205" table:style-name="ce19">
            <text:p>71</text:p>
          </table:table-cell>
          <table:table-cell office:value-type="float" office:value="61.3541302110213" table:style-name="ce19">
            <text:p>61</text:p>
          </table:table-cell>
          <table:table-cell office:value-type="float" office:value="56.693216959974002" table:style-name="ce19">
            <text:p>57</text:p>
          </table:table-cell>
          <table:table-cell office:value-type="float" office:value="61.214168668686099" table:style-name="ce19">
            <text:p>61</text:p>
          </table:table-cell>
          <table:table-cell office:value-type="float" office:value="41.876580035461501" table:style-name="ce19">
            <text:p>42</text:p>
          </table:table-cell>
          <table:table-cell office:value-type="float" office:value="70.079776423076197" table:style-name="ce19">
            <text:p>70</text:p>
          </table:table-cell>
          <table:table-cell office:value-type="float" office:value="103.839842999178" table:style-name="ce19">
            <text:p>104</text:p>
          </table:table-cell>
          <table:table-cell office:value-type="float" office:value="85.897162866095201" table:style-name="ce19">
            <text:p>86</text:p>
          </table:table-cell>
          <table:table-cell office:value-type="float" office:value="83.353553172176206" table:style-name="ce19">
            <text:p>83</text:p>
          </table:table-cell>
          <table:table-cell office:value-type="float" office:value="100.041884764586" table:style-name="ce19">
            <text:p>100</text:p>
          </table:table-cell>
          <table:table-cell office:value-type="float" office:value="133.45941101533899" table:style-name="ce19">
            <text:p>133</text:p>
          </table:table-cell>
          <table:table-cell office:value-type="float" office:value="107.945913306984" table:style-name="ce19">
            <text:p>108</text:p>
          </table:table-cell>
          <table:table-cell office:value-type="float" office:value="80.523003872076899" table:style-name="ce19">
            <text:p>81</text:p>
          </table:table-cell>
          <table:table-cell office:value-type="float" office:value="71.820929845277703" table:style-name="ce19">
            <text:p>72</text:p>
          </table:table-cell>
          <table:table-cell office:value-type="float" office:value="138.769160445583" table:style-name="ce19">
            <text:p>139</text:p>
          </table:table-cell>
          <table:table-cell office:value-type="float" office:value="188.073245817279" table:style-name="ce19">
            <text:p>188</text:p>
          </table:table-cell>
          <table:table-cell office:value-type="float" office:value="159.21721606275301" table:style-name="ce19">
            <text:p>159</text:p>
          </table:table-cell>
          <table:table-cell office:value-type="float" office:value="137.34997304628499" table:style-name="ce19">
            <text:p>137</text:p>
          </table:table-cell>
          <table:table-cell office:value-type="float" office:value="105.653851994699" table:style-name="ce19">
            <text:p>106</text:p>
          </table:table-cell>
          <table:table-cell office:value-type="float" office:value="169.72129214521399" table:style-name="ce19">
            <text:p>170</text:p>
          </table:table-cell>
          <table:table-cell office:value-type="float" office:value="212.311260697319" table:style-name="ce19">
            <text:p>212</text:p>
          </table:table-cell>
          <table:table-cell office:value-type="float" office:value="227.22535005018301" table:style-name="ce19">
            <text:p>227</text:p>
          </table:table-cell>
          <table:table-cell office:value-type="float" office:value="208.607041469412" table:style-name="ce19">
            <text:p>209</text:p>
          </table:table-cell>
          <table:table-cell office:value-type="float" office:value="246.41357377636299" table:style-name="ce19">
            <text:p>246</text:p>
          </table:table-cell>
          <table:table-cell office:value-type="float" office:value="508.028331179573" table:style-name="ce19">
            <text:p>508</text:p>
          </table:table-cell>
          <table:table-cell office:value-type="float" office:value="558.39278592202299" table:style-name="ce19">
            <text:p>558</text:p>
          </table:table-cell>
          <table:table-cell table:style-name="ce18"/>
          <table:table-cell table:number-columns-repeated="16331"/>
        </table:table-row>
        <table:table-row table:style-name="ro3">
          <table:table-cell office:value-type="string" table:style-name="ce1">
            <text:p>Change in stocks</text:p>
          </table:table-cell>
          <table:table-cell office:value-type="float" office:value="6" table:style-name="ce19">
            <text:p>6</text:p>
          </table:table-cell>
          <table:table-cell office:value-type="float" office:value="25.1" table:style-name="ce19">
            <text:p>25</text:p>
          </table:table-cell>
          <table:table-cell office:value-type="float" office:value="-45" table:style-name="ce19">
            <text:p>-45</text:p>
          </table:table-cell>
          <table:table-cell office:value-type="float" office:value="-1.1000000000000001" table:style-name="ce19">
            <text:p>-1</text:p>
          </table:table-cell>
          <table:table-cell office:value-type="float" office:value="28.6" table:style-name="ce19">
            <text:p>29</text:p>
          </table:table-cell>
          <table:table-cell office:value-type="float" office:value="50.5" table:style-name="ce19">
            <text:p>51</text:p>
          </table:table-cell>
          <table:table-cell office:value-type="float" office:value="19.2" table:style-name="ce19">
            <text:p>19</text:p>
          </table:table-cell>
          <table:table-cell office:value-type="float" office:value="4.4000000000000004" table:style-name="ce19">
            <text:p>4</text:p>
          </table:table-cell>
          <table:table-cell office:value-type="float" office:value="26" table:style-name="ce19">
            <text:p>26</text:p>
          </table:table-cell>
          <table:table-cell office:value-type="float" office:value="-21.7" table:style-name="ce19">
            <text:p>-22</text:p>
          </table:table-cell>
          <table:table-cell office:value-type="float" office:value="72.400000000000006" table:style-name="ce19">
            <text:p>72</text:p>
          </table:table-cell>
          <table:table-cell office:value-type="float" office:value="72.099999999999994" table:style-name="ce19">
            <text:p>72</text:p>
          </table:table-cell>
          <table:table-cell office:value-type="float" office:value="-85.2" table:style-name="ce19">
            <text:p>-85</text:p>
          </table:table-cell>
          <table:table-cell office:value-type="float" office:value="31.1" table:style-name="ce19">
            <text:p>31</text:p>
          </table:table-cell>
          <table:table-cell office:value-type="float" office:value="-26.6" table:style-name="ce19">
            <text:p>-27</text:p>
          </table:table-cell>
          <table:table-cell office:value-type="float" office:value="-12.4" table:style-name="ce19">
            <text:p>-12</text:p>
          </table:table-cell>
          <table:table-cell office:value-type="float" office:value="1.4" table:style-name="ce19">
            <text:p>1</text:p>
          </table:table-cell>
          <table:table-cell office:value-type="float" office:value="9.3000000000000007" table:style-name="ce19">
            <text:p>9</text:p>
          </table:table-cell>
          <table:table-cell office:value-type="float" office:value="77.212293347861802" table:style-name="ce19">
            <text:p>77</text:p>
          </table:table-cell>
          <table:table-cell office:value-type="float" office:value="6.0234743529131398" table:style-name="ce19">
            <text:p>6</text:p>
          </table:table-cell>
          <table:table-cell office:value-type="float" office:value="17.517607787821198" table:style-name="ce19">
            <text:p>18</text:p>
          </table:table-cell>
          <table:table-cell office:value-type="float" office:value="-2.5623254877309898" table:style-name="ce19">
            <text:p>-3</text:p>
          </table:table-cell>
          <table:table-cell office:value-type="float" office:value="62.046406356666701" table:style-name="ce19">
            <text:p>62</text:p>
          </table:table-cell>
          <table:table-cell office:value-type="float" office:value="139.14590394091101" table:style-name="ce19">
            <text:p>139</text:p>
          </table:table-cell>
          <table:table-cell office:value-type="float" office:value="-6.78473857666825" table:style-name="ce19">
            <text:p>-7</text:p>
          </table:table-cell>
          <table:table-cell office:value-type="float" office:value="-18.158160552089399" table:style-name="ce19">
            <text:p>-18</text:p>
          </table:table-cell>
          <table:table-cell office:value-type="float" office:value="-20.207190665368699" table:style-name="ce19">
            <text:p>-20</text:p>
          </table:table-cell>
          <table:table-cell office:value-type="float" office:value="84.699808322827707" table:style-name="ce19">
            <text:p>85</text:p>
          </table:table-cell>
          <table:table-cell office:value-type="float" office:value="-168.05083116879999" table:style-name="ce19">
            <text:p>-168</text:p>
          </table:table-cell>
          <table:table-cell office:value-type="float" office:value="168.13017069172599" table:style-name="ce19">
            <text:p>168</text:p>
          </table:table-cell>
          <table:table-cell office:value-type="float" office:value="-125.195438206115" table:style-name="ce19">
            <text:p>-125</text:p>
          </table:table-cell>
          <table:table-cell office:value-type="float" office:value="89.7563324372626" table:style-name="ce19">
            <text:p>90</text:p>
          </table:table-cell>
          <table:table-cell office:value-type="float" office:value="-13.21029268252" table:style-name="ce19">
            <text:p>-13</text:p>
          </table:table-cell>
          <table:table-cell office:value-type="float" office:value="-7.1745951232206799" table:style-name="ce19">
            <text:p>-7</text:p>
          </table:table-cell>
          <table:table-cell office:value-type="float" office:value="-118.888801968013" table:style-name="ce19">
            <text:p>-119</text:p>
          </table:table-cell>
          <table:table-cell office:value-type="float" office:value="327.21383437526202" table:style-name="ce19">
            <text:p>327</text:p>
          </table:table-cell>
          <table:table-cell office:value-type="float" office:value="-91.904381664728007" table:style-name="ce19">
            <text:p>-92</text:p>
          </table:table-cell>
          <table:table-cell office:value-type="float" office:value="-128.894491868584" table:style-name="ce19">
            <text:p>-129</text:p>
          </table:table-cell>
          <table:table-cell office:value-type="float" office:value="32.260265518805703" table:style-name="ce19">
            <text:p>32</text:p>
          </table:table-cell>
          <table:table-cell office:value-type="float" office:value="-207.02509840829001" table:style-name="ce19">
            <text:p>-207</text:p>
          </table:table-cell>
          <table:table-cell office:value-type="float" office:value="-49.688667042170501" table:style-name="ce19">
            <text:p>-50</text:p>
          </table:table-cell>
          <table:table-cell office:value-type="float" office:value="372.63314579534898" table:style-name="ce19">
            <text:p>373</text:p>
          </table:table-cell>
          <table:table-cell office:value-type="float" office:value="143.170214603906" table:style-name="ce19">
            <text:p>143</text:p>
          </table:table-cell>
          <table:table-cell office:value-type="float" office:value="-304.01225324005298" table:style-name="ce19">
            <text:p>-304</text:p>
          </table:table-cell>
          <table:table-cell office:value-type="float" office:value="47.7825660422277" table:style-name="ce19">
            <text:p>48</text:p>
          </table:table-cell>
          <table:table-cell office:value-type="float" office:value="-113.484481540221" table:style-name="ce19">
            <text:p>-113</text:p>
          </table:table-cell>
          <table:table-cell office:value-type="float" office:value="208.67414562467701" table:style-name="ce19">
            <text:p>209</text:p>
          </table:table-cell>
          <table:table-cell office:value-type="float" office:value="-582.75888590025397" table:style-name="ce19">
            <text:p>-583</text:p>
          </table:table-cell>
          <table:table-cell office:value-type="float" office:value="490.06564874935299" table:style-name="ce19">
            <text:p>490</text:p>
          </table:table-cell>
          <table:table-cell office:value-type="float" office:value="233.06073102226199" table:style-name="ce19">
            <text:p>233</text:p>
          </table:table-cell>
          <table:table-cell office:value-type="float" office:value="-363.33985369516" table:style-name="ce19">
            <text:p>-363</text:p>
          </table:table-cell>
          <table:table-cell table:style-name="ce18"/>
          <table:table-cell table:number-columns-repeated="16331"/>
        </table:table-row>
        <table:table-row table:style-name="ro2">
          <table:table-cell office:value-type="string" table:style-name="ce25">
            <text:p>Value of production at market prices</text:p>
          </table:table-cell>
          <table:table-cell office:value-type="float" office:value="264.75" table:style-name="ce26">
            <text:p>265</text:p>
          </table:table-cell>
          <table:table-cell office:value-type="float" office:value="334.75" table:style-name="ce26">
            <text:p>335</text:p>
          </table:table-cell>
          <table:table-cell office:value-type="float" office:value="283.3" table:style-name="ce26">
            <text:p>283</text:p>
          </table:table-cell>
          <table:table-cell office:value-type="float" office:value="360.66" table:style-name="ce26">
            <text:p>361</text:p>
          </table:table-cell>
          <table:table-cell office:value-type="float" office:value="437.1" table:style-name="ce26">
            <text:p>437</text:p>
          </table:table-cell>
          <table:table-cell office:value-type="float" office:value="549.14" table:style-name="ce26">
            <text:p>549</text:p>
          </table:table-cell>
          <table:table-cell office:value-type="float" office:value="677.2" table:style-name="ce26">
            <text:p>677</text:p>
          </table:table-cell>
          <table:table-cell office:value-type="float" office:value="840.9" table:style-name="ce26">
            <text:p>841</text:p>
          </table:table-cell>
          <table:table-cell office:value-type="float" office:value="936.7" table:style-name="ce26">
            <text:p>937</text:p>
          </table:table-cell>
          <table:table-cell office:value-type="float" office:value="1176.0999999999999" table:style-name="ce26">
            <text:p>1,176</text:p>
          </table:table-cell>
          <table:table-cell office:value-type="float" office:value="1254.3894" table:style-name="ce26">
            <text:p>1,254</text:p>
          </table:table-cell>
          <table:table-cell office:value-type="float" office:value="1597.9823799999999" table:style-name="ce26">
            <text:p>1,598</text:p>
          </table:table-cell>
          <table:table-cell office:value-type="float" office:value="1385.98" table:style-name="ce26">
            <text:p>1,386</text:p>
          </table:table-cell>
          <table:table-cell office:value-type="float" office:value="1469.4608000000001" table:style-name="ce26">
            <text:p>1,469</text:p>
          </table:table-cell>
          <table:table-cell office:value-type="float" office:value="1304.3857" table:style-name="ce26">
            <text:p>1,304</text:p>
          </table:table-cell>
          <table:table-cell office:value-type="float" office:value="1205.25658" table:style-name="ce26">
            <text:p>1,205</text:p>
          </table:table-cell>
          <table:table-cell office:value-type="float" office:value="1434.04008" table:style-name="ce26">
            <text:p>1,434</text:p>
          </table:table-cell>
          <table:table-cell office:value-type="float" office:value="1489.01" table:style-name="ce26">
            <text:p>1,489</text:p>
          </table:table-cell>
          <table:table-cell office:value-type="float" office:value="1770.8394765262101" table:style-name="ce26">
            <text:p>1,771</text:p>
          </table:table-cell>
          <table:table-cell office:value-type="float" office:value="1717.98329107104" table:style-name="ce26">
            <text:p>1,718</text:p>
          </table:table-cell>
          <table:table-cell office:value-type="float" office:value="1558.56033414391" table:style-name="ce26">
            <text:p>1,559</text:p>
          </table:table-cell>
          <table:table-cell office:value-type="float" office:value="1393.2918458910101" table:style-name="ce26">
            <text:p>1,393</text:p>
          </table:table-cell>
          <table:table-cell office:value-type="float" office:value="1598.83229291269" table:style-name="ce26">
            <text:p>1,599</text:p>
          </table:table-cell>
          <table:table-cell office:value-type="float" office:value="1808.0861102722099" table:style-name="ce26">
            <text:p>1,808</text:p>
          </table:table-cell>
          <table:table-cell office:value-type="float" office:value="1357.66110962741" table:style-name="ce26">
            <text:p>1,358</text:p>
          </table:table-cell>
          <table:table-cell office:value-type="float" office:value="1186.7514102277401" table:style-name="ce26">
            <text:p>1,187</text:p>
          </table:table-cell>
          <table:table-cell office:value-type="float" office:value="1105.1912245015601" table:style-name="ce26">
            <text:p>1,105</text:p>
          </table:table-cell>
          <table:table-cell office:value-type="float" office:value="1124.75051981196" table:style-name="ce26">
            <text:p>1,125</text:p>
          </table:table-cell>
          <table:table-cell office:value-type="float" office:value="836.58334037419399" table:style-name="ce26">
            <text:p>837</text:p>
          </table:table-cell>
          <table:table-cell office:value-type="float" office:value="1095.1108942574899" table:style-name="ce26">
            <text:p>1,095</text:p>
          </table:table-cell>
          <table:table-cell office:value-type="float" office:value="1000.8310074256" table:style-name="ce26">
            <text:p>1,001</text:p>
          </table:table-cell>
          <table:table-cell office:value-type="float" office:value="1232.2572609916799" table:style-name="ce26">
            <text:p>1,232</text:p>
          </table:table-cell>
          <table:table-cell office:value-type="float" office:value="1018.28140459158" table:style-name="ce26">
            <text:p>1,018</text:p>
          </table:table-cell>
          <table:table-cell office:value-type="float" office:value="1066.4012885576799" table:style-name="ce26">
            <text:p>1,066</text:p>
          </table:table-cell>
          <table:table-cell office:value-type="float" office:value="1324.76181764741" table:style-name="ce26">
            <text:p>1,325</text:p>
          </table:table-cell>
          <table:table-cell office:value-type="float" office:value="2241.5786324435098" table:style-name="ce26">
            <text:p>2,242</text:p>
          </table:table-cell>
          <table:table-cell office:value-type="float" office:value="1562.3766440013301" table:style-name="ce26">
            <text:p>1,562</text:p>
          </table:table-cell>
          <table:table-cell office:value-type="float" office:value="1679.82113665313" table:style-name="ce26">
            <text:p>1,680</text:p>
          </table:table-cell>
          <table:table-cell office:value-type="float" office:value="2321.8476015731599" table:style-name="ce26">
            <text:p>2,322</text:p>
          </table:table-cell>
          <table:table-cell office:value-type="float" office:value="2161.5235190918102" table:style-name="ce26">
            <text:p>2,162</text:p>
          </table:table-cell>
          <table:table-cell office:value-type="float" office:value="2075.0188056378602" table:style-name="ce26">
            <text:p>2,075</text:p>
          </table:table-cell>
          <table:table-cell office:value-type="float" office:value="2431.8615706094702" table:style-name="ce26">
            <text:p>2,432</text:p>
          </table:table-cell>
          <table:table-cell office:value-type="float" office:value="1966.8478204535099" table:style-name="ce26">
            <text:p>1,967</text:p>
          </table:table-cell>
          <table:table-cell office:value-type="float" office:value="1667.4062842350199" table:style-name="ce26">
            <text:p>1,667</text:p>
          </table:table-cell>
          <table:table-cell office:value-type="float" office:value="2067.8138475539999" table:style-name="ce26">
            <text:p>2,068</text:p>
          </table:table-cell>
          <table:table-cell office:value-type="float" office:value="2110.7019777126902" table:style-name="ce26">
            <text:p>2,111</text:p>
          </table:table-cell>
          <table:table-cell office:value-type="float" office:value="2434.3667641020402" table:style-name="ce26">
            <text:p>2,434</text:p>
          </table:table-cell>
          <table:table-cell office:value-type="float" office:value="1544.21828554071" table:style-name="ce26">
            <text:p>1,544</text:p>
          </table:table-cell>
          <table:table-cell office:value-type="float" office:value="2707.6463611501299" table:style-name="ce26">
            <text:p>2,708</text:p>
          </table:table-cell>
          <table:table-cell office:value-type="float" office:value="4062.2415321799899" table:style-name="ce26">
            <text:p>4,062</text:p>
          </table:table-cell>
          <table:table-cell office:value-type="float" office:value="2911.95082219503" table:style-name="ce26">
            <text:p>2,912</text:p>
          </table:table-cell>
          <table:table-cell office:value-type="string" table:style-name="ce27">
            <text:p>[Note 6]</text:p>
          </table:table-cell>
          <table:table-cell table:number-columns-repeated="16331"/>
        </table:table-row>
        <table:table-row table:style-name="ro8">
          <table:table-cell table:number-columns-repeated="16384" table:style-name="ce1"/>
        </table:table-row>
        <table:table-row table:style-name="ro1">
          <table:table-cell office:value-type="string" table:style-name="ce15">
            <text:p>Table 7.2b Prices (average prices weighted by volumes of sales, £ per tonne) [Note 1]</text:p>
          </table:table-cell>
          <table:table-cell table:number-columns-repeated="16383" table:style-name="ce1"/>
        </table:table-row>
        <table:table-row table:style-name="ro5">
          <table:table-cell office:value-type="string" table:style-name="ce16">
            <text:p>Type</text:p>
          </table:table-cell>
          <table:table-cell office:value-type="string" table:style-name="ce17">
            <text:p>1973</text:p>
          </table:table-cell>
          <table:table-cell office:value-type="string" table:style-name="ce17">
            <text:p>1974</text:p>
          </table:table-cell>
          <table:table-cell office:value-type="string" table:style-name="ce17">
            <text:p>1975</text:p>
          </table:table-cell>
          <table:table-cell office:value-type="string" table:style-name="ce17">
            <text:p>1976</text:p>
          </table:table-cell>
          <table:table-cell office:value-type="string" table:style-name="ce17">
            <text:p>1977</text:p>
          </table:table-cell>
          <table:table-cell office:value-type="string" table:style-name="ce17">
            <text:p>1978</text:p>
          </table:table-cell>
          <table:table-cell office:value-type="string" table:style-name="ce17">
            <text:p>1979</text:p>
          </table:table-cell>
          <table:table-cell office:value-type="string" table:style-name="ce17">
            <text:p>1980</text:p>
          </table:table-cell>
          <table:table-cell office:value-type="string" table:style-name="ce17">
            <text:p>1981</text:p>
          </table:table-cell>
          <table:table-cell office:value-type="string" table:style-name="ce17">
            <text:p>1982</text:p>
          </table:table-cell>
          <table:table-cell office:value-type="string" table:style-name="ce17">
            <text:p>1983</text:p>
          </table:table-cell>
          <table:table-cell office:value-type="string" table:style-name="ce17">
            <text:p>1984</text:p>
          </table:table-cell>
          <table:table-cell office:value-type="string" table:style-name="ce17">
            <text:p>1985</text:p>
          </table:table-cell>
          <table:table-cell office:value-type="string" table:style-name="ce17">
            <text:p>1986</text:p>
          </table:table-cell>
          <table:table-cell office:value-type="string" table:style-name="ce17">
            <text:p>1987</text:p>
          </table:table-cell>
          <table:table-cell office:value-type="string" table:style-name="ce17">
            <text:p>1988</text:p>
          </table:table-cell>
          <table:table-cell office:value-type="string" table:style-name="ce17">
            <text:p>1989</text:p>
          </table:table-cell>
          <table:table-cell office:value-type="string" table:style-name="ce17">
            <text:p>1990</text:p>
          </table:table-cell>
          <table:table-cell office:value-type="string" table:style-name="ce17">
            <text:p>1991</text:p>
          </table:table-cell>
          <table:table-cell office:value-type="string" table:style-name="ce17">
            <text:p>1992</text:p>
          </table:table-cell>
          <table:table-cell office:value-type="string" table:style-name="ce17">
            <text:p>1993</text:p>
          </table:table-cell>
          <table:table-cell office:value-type="string" table:style-name="ce17">
            <text:p>1994</text:p>
          </table:table-cell>
          <table:table-cell office:value-type="string" table:style-name="ce17">
            <text:p>1995</text:p>
          </table:table-cell>
          <table:table-cell office:value-type="string" table:style-name="ce17">
            <text:p>1996</text:p>
          </table:table-cell>
          <table:table-cell office:value-type="string" table:style-name="ce17">
            <text:p>1997</text:p>
          </table:table-cell>
          <table:table-cell office:value-type="string" table:style-name="ce17">
            <text:p>1998</text:p>
          </table:table-cell>
          <table:table-cell office:value-type="string" table:style-name="ce17">
            <text:p>1999</text:p>
          </table:table-cell>
          <table:table-cell office:value-type="string" table:style-name="ce17">
            <text:p>2000</text:p>
          </table:table-cell>
          <table:table-cell office:value-type="string" table:style-name="ce17">
            <text:p>2001</text:p>
          </table:table-cell>
          <table:table-cell office:value-type="string" table:style-name="ce17">
            <text:p>2002</text:p>
          </table:table-cell>
          <table:table-cell office:value-type="string" table:style-name="ce17">
            <text:p>2003</text:p>
          </table:table-cell>
          <table:table-cell office:value-type="string" table:style-name="ce17">
            <text:p>2004</text:p>
          </table:table-cell>
          <table:table-cell office:value-type="string" table:style-name="ce17">
            <text:p>2005</text:p>
          </table:table-cell>
          <table:table-cell office:value-type="string" table:style-name="ce17">
            <text:p>2006</text:p>
          </table:table-cell>
          <table:table-cell office:value-type="string" table:style-name="ce17">
            <text:p>2007</text:p>
          </table:table-cell>
          <table:table-cell office:value-type="string" table:style-name="ce17">
            <text:p>2008</text:p>
          </table:table-cell>
          <table:table-cell office:value-type="string" table:style-name="ce17">
            <text:p>2009</text:p>
          </table:table-cell>
          <table:table-cell office:value-type="string" table:style-name="ce17">
            <text:p>2010</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office:value-type="string" table:style-name="ce17">
            <text:p>2015</text:p>
          </table:table-cell>
          <table:table-cell office:value-type="string" table:style-name="ce17">
            <text:p>2016</text:p>
          </table:table-cell>
          <table:table-cell office:value-type="string" table:style-name="ce17">
            <text:p>2017</text:p>
          </table:table-cell>
          <table:table-cell office:value-type="string" table:style-name="ce17">
            <text:p>2018</text:p>
          </table:table-cell>
          <table:table-cell office:value-type="string" table:style-name="ce17">
            <text:p>2019</text:p>
          </table:table-cell>
          <table:table-cell office:value-type="string" table:style-name="ce17">
            <text:p>2020</text:p>
          </table:table-cell>
          <table:table-cell office:value-type="string" table:style-name="ce17">
            <text:p>2021</text:p>
          </table:table-cell>
          <table:table-cell office:value-type="string" table:style-name="ce17">
            <text:p>2022</text:p>
          </table:table-cell>
          <table:table-cell office:value-type="string" table:style-name="ce17">
            <text:p>2023 (provisional)</text:p>
          </table:table-cell>
          <table:table-cell table:number-columns-repeated="16332" table:style-name="ce1"/>
        </table:table-row>
        <table:table-row table:style-name="ro3">
          <table:table-cell office:value-type="string" table:style-name="ce1">
            <text:p>Milling wheat</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21" table:style-name="ce19">
            <text:p>121</text:p>
          </table:table-cell>
          <table:table-cell office:value-type="float" office:value="132.948039007548" table:style-name="ce19">
            <text:p>133</text:p>
          </table:table-cell>
          <table:table-cell office:value-type="float" office:value="136.902326607232" table:style-name="ce19">
            <text:p>137</text:p>
          </table:table-cell>
          <table:table-cell office:value-type="float" office:value="133.39376561608501" table:style-name="ce19">
            <text:p>133</text:p>
          </table:table-cell>
          <table:table-cell office:value-type="float" office:value="114.24044715399" table:style-name="ce19">
            <text:p>114</text:p>
          </table:table-cell>
          <table:table-cell office:value-type="float" office:value="120.404418217827" table:style-name="ce19">
            <text:p>120</text:p>
          </table:table-cell>
          <table:table-cell office:value-type="float" office:value="122" table:style-name="ce19">
            <text:p>122</text:p>
          </table:table-cell>
          <table:table-cell office:value-type="float" office:value="101" table:style-name="ce19">
            <text:p>101</text:p>
          </table:table-cell>
          <table:table-cell office:value-type="float" office:value="84" table:style-name="ce19">
            <text:p>84</text:p>
          </table:table-cell>
          <table:table-cell office:value-type="float" office:value="81" table:style-name="ce19">
            <text:p>81</text:p>
          </table:table-cell>
          <table:table-cell office:value-type="float" office:value="73.758342983002194" table:style-name="ce19">
            <text:p>74</text:p>
          </table:table-cell>
          <table:table-cell office:value-type="float" office:value="79.492083278132696" table:style-name="ce19">
            <text:p>79</text:p>
          </table:table-cell>
          <table:table-cell office:value-type="float" office:value="73.929953325474301" table:style-name="ce19">
            <text:p>74</text:p>
          </table:table-cell>
          <table:table-cell office:value-type="float" office:value="77.217363043290504" table:style-name="ce19">
            <text:p>77</text:p>
          </table:table-cell>
          <table:table-cell office:value-type="float" office:value="86.715441770831305" table:style-name="ce19">
            <text:p>87</text:p>
          </table:table-cell>
          <table:table-cell office:value-type="float" office:value="75.566971616872607" table:style-name="ce19">
            <text:p>76</text:p>
          </table:table-cell>
          <table:table-cell office:value-type="float" office:value="76.404051077183993" table:style-name="ce19">
            <text:p>76</text:p>
          </table:table-cell>
          <table:table-cell office:value-type="float" office:value="108.694025110726" table:style-name="ce19">
            <text:p>109</text:p>
          </table:table-cell>
          <table:table-cell office:value-type="float" office:value="152.16575525885901" table:style-name="ce19">
            <text:p>152</text:p>
          </table:table-cell>
          <table:table-cell office:value-type="float" office:value="121.946477497592" table:style-name="ce19">
            <text:p>122</text:p>
          </table:table-cell>
          <table:table-cell office:value-type="float" office:value="122.283177830993" table:style-name="ce19">
            <text:p>122</text:p>
          </table:table-cell>
          <table:table-cell office:value-type="float" office:value="174.82869753553899" table:style-name="ce19">
            <text:p>175</text:p>
          </table:table-cell>
          <table:table-cell office:value-type="float" office:value="172.53982311140899" table:style-name="ce19">
            <text:p>173</text:p>
          </table:table-cell>
          <table:table-cell office:value-type="float" office:value="185.333082260477" table:style-name="ce19">
            <text:p>185</text:p>
          </table:table-cell>
          <table:table-cell office:value-type="float" office:value="154.68614699755599" table:style-name="ce19">
            <text:p>155</text:p>
          </table:table-cell>
          <table:table-cell office:value-type="float" office:value="131.72476101969499" table:style-name="ce19">
            <text:p>132</text:p>
          </table:table-cell>
          <table:table-cell office:value-type="float" office:value="121.18371807251999" table:style-name="ce19">
            <text:p>121</text:p>
          </table:table-cell>
          <table:table-cell office:value-type="float" office:value="146.074811305635" table:style-name="ce19">
            <text:p>146</text:p>
          </table:table-cell>
          <table:table-cell office:value-type="float" office:value="162.59120220053501" table:style-name="ce19">
            <text:p>163</text:p>
          </table:table-cell>
          <table:table-cell office:value-type="float" office:value="161.952465430915" table:style-name="ce19">
            <text:p>162</text:p>
          </table:table-cell>
          <table:table-cell office:value-type="float" office:value="171.749457246508" table:style-name="ce19">
            <text:p>172</text:p>
          </table:table-cell>
          <table:table-cell office:value-type="float" office:value="210.370011490362" table:style-name="ce19">
            <text:p>210</text:p>
          </table:table-cell>
          <table:table-cell office:value-type="float" office:value="280.17382265723199" table:style-name="ce19">
            <text:p>280</text:p>
          </table:table-cell>
          <table:table-cell office:value-type="float" office:value="243.79987592987499" table:style-name="ce19">
            <text:p>244</text:p>
          </table:table-cell>
          <table:table-cell table:number-columns-repeated="16332"/>
        </table:table-row>
        <table:table-row table:style-name="ro3">
          <table:table-cell office:value-type="string" table:style-name="ce1">
            <text:p>Feed wheat</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06" table:style-name="ce19">
            <text:p>106</text:p>
          </table:table-cell>
          <table:table-cell office:value-type="float" office:value="117.107585943217" table:style-name="ce19">
            <text:p>117</text:p>
          </table:table-cell>
          <table:table-cell office:value-type="float" office:value="117.905031148779" table:style-name="ce19">
            <text:p>118</text:p>
          </table:table-cell>
          <table:table-cell office:value-type="float" office:value="117.431565347315" table:style-name="ce19">
            <text:p>117</text:p>
          </table:table-cell>
          <table:table-cell office:value-type="float" office:value="102.429728601158" table:style-name="ce19">
            <text:p>102</text:p>
          </table:table-cell>
          <table:table-cell office:value-type="float" office:value="110.203674819036" table:style-name="ce19">
            <text:p>110</text:p>
          </table:table-cell>
          <table:table-cell office:value-type="float" office:value="111" table:style-name="ce19">
            <text:p>111</text:p>
          </table:table-cell>
          <table:table-cell office:value-type="float" office:value="89" table:style-name="ce19">
            <text:p>89</text:p>
          </table:table-cell>
          <table:table-cell office:value-type="float" office:value="75" table:style-name="ce19">
            <text:p>75</text:p>
          </table:table-cell>
          <table:table-cell office:value-type="float" office:value="73" table:style-name="ce19">
            <text:p>73</text:p>
          </table:table-cell>
          <table:table-cell office:value-type="float" office:value="65.863905468136394" table:style-name="ce19">
            <text:p>66</text:p>
          </table:table-cell>
          <table:table-cell office:value-type="float" office:value="70.733281597754001" table:style-name="ce19">
            <text:p>71</text:p>
          </table:table-cell>
          <table:table-cell office:value-type="float" office:value="66.966837506262394" table:style-name="ce19">
            <text:p>67</text:p>
          </table:table-cell>
          <table:table-cell office:value-type="float" office:value="68.711929184798393" table:style-name="ce19">
            <text:p>69</text:p>
          </table:table-cell>
          <table:table-cell office:value-type="float" office:value="77.757479455412096" table:style-name="ce19">
            <text:p>78</text:p>
          </table:table-cell>
          <table:table-cell office:value-type="float" office:value="66.366795312927493" table:style-name="ce19">
            <text:p>66</text:p>
          </table:table-cell>
          <table:table-cell office:value-type="float" office:value="71.728061067692096" table:style-name="ce19">
            <text:p>72</text:p>
          </table:table-cell>
          <table:table-cell office:value-type="float" office:value="99.033298411059306" table:style-name="ce19">
            <text:p>99</text:p>
          </table:table-cell>
          <table:table-cell office:value-type="float" office:value="126.588840060102" table:style-name="ce19">
            <text:p>127</text:p>
          </table:table-cell>
          <table:table-cell office:value-type="float" office:value="107.842369395143" table:style-name="ce19">
            <text:p>108</text:p>
          </table:table-cell>
          <table:table-cell office:value-type="float" office:value="112.66140611130299" table:style-name="ce19">
            <text:p>113</text:p>
          </table:table-cell>
          <table:table-cell office:value-type="float" office:value="149.57430265757401" table:style-name="ce19">
            <text:p>150</text:p>
          </table:table-cell>
          <table:table-cell office:value-type="float" office:value="162.56354346921" table:style-name="ce19">
            <text:p>163</text:p>
          </table:table-cell>
          <table:table-cell office:value-type="float" office:value="168.80127307311901" table:style-name="ce19">
            <text:p>169</text:p>
          </table:table-cell>
          <table:table-cell office:value-type="float" office:value="136.97145415033401" table:style-name="ce19">
            <text:p>137</text:p>
          </table:table-cell>
          <table:table-cell office:value-type="float" office:value="115.529944040872" table:style-name="ce19">
            <text:p>116</text:p>
          </table:table-cell>
          <table:table-cell office:value-type="float" office:value="115.46473707239799" table:style-name="ce19">
            <text:p>115</text:p>
          </table:table-cell>
          <table:table-cell office:value-type="float" office:value="139.219826177247" table:style-name="ce19">
            <text:p>139</text:p>
          </table:table-cell>
          <table:table-cell office:value-type="float" office:value="156.89235666378701" table:style-name="ce19">
            <text:p>157</text:p>
          </table:table-cell>
          <table:table-cell office:value-type="float" office:value="146.56741026603501" table:style-name="ce19">
            <text:p>147</text:p>
          </table:table-cell>
          <table:table-cell office:value-type="float" office:value="160.413820263323" table:style-name="ce19">
            <text:p>160</text:p>
          </table:table-cell>
          <table:table-cell office:value-type="float" office:value="191.49106250390301" table:style-name="ce19">
            <text:p>191</text:p>
          </table:table-cell>
          <table:table-cell office:value-type="float" office:value="260.90957805583298" table:style-name="ce19">
            <text:p>261</text:p>
          </table:table-cell>
          <table:table-cell office:value-type="float" office:value="204.67772423919601" table:style-name="ce19">
            <text:p>205</text:p>
          </table:table-cell>
          <table:table-cell table:number-columns-repeated="16332"/>
        </table:table-row>
        <table:table-row table:style-name="ro8">
          <table:table-cell table:number-columns-repeated="16384" table:style-name="ce1"/>
        </table:table-row>
        <table:table-row table:style-name="ro1">
          <table:table-cell office:value-type="string" table:style-name="ce15">
            <text:p>Table 7.2c Wheat supply and use (thousand tonnes) [Note 1]</text:p>
          </table:table-cell>
          <table:table-cell table:number-columns-repeated="16383" table:style-name="ce1"/>
        </table:table-row>
        <table:table-row table:style-name="ro5">
          <table:table-cell office:value-type="string" table:style-name="ce16">
            <text:p>Supply and use</text:p>
          </table:table-cell>
          <table:table-cell office:value-type="string" table:style-name="ce17">
            <text:p>1973</text:p>
          </table:table-cell>
          <table:table-cell office:value-type="string" table:style-name="ce17">
            <text:p>1974</text:p>
          </table:table-cell>
          <table:table-cell office:value-type="string" table:style-name="ce17">
            <text:p>1975</text:p>
          </table:table-cell>
          <table:table-cell office:value-type="string" table:style-name="ce17">
            <text:p>1976</text:p>
          </table:table-cell>
          <table:table-cell office:value-type="string" table:style-name="ce17">
            <text:p>1977</text:p>
          </table:table-cell>
          <table:table-cell office:value-type="string" table:style-name="ce17">
            <text:p>1978</text:p>
          </table:table-cell>
          <table:table-cell office:value-type="string" table:style-name="ce17">
            <text:p>1979</text:p>
          </table:table-cell>
          <table:table-cell office:value-type="string" table:style-name="ce17">
            <text:p>1980</text:p>
          </table:table-cell>
          <table:table-cell office:value-type="string" table:style-name="ce17">
            <text:p>1981</text:p>
          </table:table-cell>
          <table:table-cell office:value-type="string" table:style-name="ce17">
            <text:p>1982</text:p>
          </table:table-cell>
          <table:table-cell office:value-type="string" table:style-name="ce17">
            <text:p>1983</text:p>
          </table:table-cell>
          <table:table-cell office:value-type="string" table:style-name="ce17">
            <text:p>1984</text:p>
          </table:table-cell>
          <table:table-cell office:value-type="string" table:style-name="ce17">
            <text:p>1985</text:p>
          </table:table-cell>
          <table:table-cell office:value-type="string" table:style-name="ce17">
            <text:p>1986</text:p>
          </table:table-cell>
          <table:table-cell office:value-type="string" table:style-name="ce17">
            <text:p>1987</text:p>
          </table:table-cell>
          <table:table-cell office:value-type="string" table:style-name="ce17">
            <text:p>1988</text:p>
          </table:table-cell>
          <table:table-cell office:value-type="string" table:style-name="ce17">
            <text:p>1989</text:p>
          </table:table-cell>
          <table:table-cell office:value-type="string" table:style-name="ce17">
            <text:p>1990</text:p>
          </table:table-cell>
          <table:table-cell office:value-type="string" table:style-name="ce17">
            <text:p>1991</text:p>
          </table:table-cell>
          <table:table-cell office:value-type="string" table:style-name="ce17">
            <text:p>1992</text:p>
          </table:table-cell>
          <table:table-cell office:value-type="string" table:style-name="ce17">
            <text:p>1993</text:p>
          </table:table-cell>
          <table:table-cell office:value-type="string" table:style-name="ce17">
            <text:p>1994</text:p>
          </table:table-cell>
          <table:table-cell office:value-type="string" table:style-name="ce17">
            <text:p>1995</text:p>
          </table:table-cell>
          <table:table-cell office:value-type="string" table:style-name="ce17">
            <text:p>1996</text:p>
          </table:table-cell>
          <table:table-cell office:value-type="string" table:style-name="ce17">
            <text:p>1997</text:p>
          </table:table-cell>
          <table:table-cell office:value-type="string" table:style-name="ce17">
            <text:p>1998</text:p>
          </table:table-cell>
          <table:table-cell office:value-type="string" table:style-name="ce17">
            <text:p>1999</text:p>
          </table:table-cell>
          <table:table-cell office:value-type="string" table:style-name="ce17">
            <text:p>2000</text:p>
          </table:table-cell>
          <table:table-cell office:value-type="string" table:style-name="ce17">
            <text:p>2001</text:p>
          </table:table-cell>
          <table:table-cell office:value-type="string" table:style-name="ce17">
            <text:p>2002</text:p>
          </table:table-cell>
          <table:table-cell office:value-type="string" table:style-name="ce17">
            <text:p>2003</text:p>
          </table:table-cell>
          <table:table-cell office:value-type="string" table:style-name="ce17">
            <text:p>2004</text:p>
          </table:table-cell>
          <table:table-cell office:value-type="string" table:style-name="ce17">
            <text:p>2005</text:p>
          </table:table-cell>
          <table:table-cell office:value-type="string" table:style-name="ce17">
            <text:p>2006</text:p>
          </table:table-cell>
          <table:table-cell office:value-type="string" table:style-name="ce17">
            <text:p>2007</text:p>
          </table:table-cell>
          <table:table-cell office:value-type="string" table:style-name="ce17">
            <text:p>2008</text:p>
          </table:table-cell>
          <table:table-cell office:value-type="string" table:style-name="ce17">
            <text:p>2009</text:p>
          </table:table-cell>
          <table:table-cell office:value-type="string" table:style-name="ce17">
            <text:p>2010</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office:value-type="string" table:style-name="ce17">
            <text:p>2015</text:p>
          </table:table-cell>
          <table:table-cell office:value-type="string" table:style-name="ce17">
            <text:p>2016</text:p>
          </table:table-cell>
          <table:table-cell office:value-type="string" table:style-name="ce17">
            <text:p>2017</text:p>
          </table:table-cell>
          <table:table-cell office:value-type="string" table:style-name="ce17">
            <text:p>2018</text:p>
          </table:table-cell>
          <table:table-cell office:value-type="string" table:style-name="ce17">
            <text:p>2019</text:p>
          </table:table-cell>
          <table:table-cell office:value-type="string" table:style-name="ce17">
            <text:p>2020</text:p>
          </table:table-cell>
          <table:table-cell office:value-type="string" table:style-name="ce17">
            <text:p>2021</text:p>
          </table:table-cell>
          <table:table-cell office:value-type="string" table:style-name="ce17">
            <text:p>2022</text:p>
          </table:table-cell>
          <table:table-cell office:value-type="string" table:style-name="ce17">
            <text:p>2023 (provisional)</text:p>
          </table:table-cell>
          <table:table-cell table:number-columns-repeated="16332"/>
        </table:table-row>
        <table:table-row table:style-name="ro3">
          <table:table-cell office:value-type="string" table:style-name="ce1">
            <text:p>Production</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4958" table:style-name="ce19">
            <text:p>14,958</text:p>
          </table:table-cell>
          <table:table-cell office:value-type="float" office:value="12046" table:style-name="ce19">
            <text:p>12,046</text:p>
          </table:table-cell>
          <table:table-cell office:value-type="float" office:value="13911" table:style-name="ce19">
            <text:p>13,911</text:p>
          </table:table-cell>
          <table:table-cell office:value-type="float" office:value="11940" table:style-name="ce19">
            <text:p>11,940</text:p>
          </table:table-cell>
          <table:table-cell office:value-type="float" office:value="11751" table:style-name="ce19">
            <text:p>11,751</text:p>
          </table:table-cell>
          <table:table-cell office:value-type="float" office:value="14033" table:style-name="ce19">
            <text:p>14,033</text:p>
          </table:table-cell>
          <table:table-cell office:value-type="float" office:value="14033" table:style-name="ce19">
            <text:p>14,033</text:p>
          </table:table-cell>
          <table:table-cell office:value-type="float" office:value="14363" table:style-name="ce19">
            <text:p>14,363</text:p>
          </table:table-cell>
          <table:table-cell office:value-type="float" office:value="14095" table:style-name="ce19">
            <text:p>14,095</text:p>
          </table:table-cell>
          <table:table-cell office:value-type="float" office:value="12890" table:style-name="ce19">
            <text:p>12,890</text:p>
          </table:table-cell>
          <table:table-cell office:value-type="float" office:value="13316.331729736399" table:style-name="ce19">
            <text:p>13,316</text:p>
          </table:table-cell>
          <table:table-cell office:value-type="float" office:value="14312.3082502699" table:style-name="ce19">
            <text:p>14,312</text:p>
          </table:table-cell>
          <table:table-cell office:value-type="float" office:value="16100" table:style-name="ce19">
            <text:p>16,100</text:p>
          </table:table-cell>
          <table:table-cell office:value-type="float" office:value="15018" table:style-name="ce19">
            <text:p>15,018</text:p>
          </table:table-cell>
          <table:table-cell office:value-type="float" office:value="15449" table:style-name="ce19">
            <text:p>15,449</text:p>
          </table:table-cell>
          <table:table-cell office:value-type="float" office:value="14867" table:style-name="ce19">
            <text:p>14,867</text:p>
          </table:table-cell>
          <table:table-cell office:value-type="float" office:value="16704" table:style-name="ce19">
            <text:p>16,704</text:p>
          </table:table-cell>
          <table:table-cell office:value-type="float" office:value="11580" table:style-name="ce19">
            <text:p>11,580</text:p>
          </table:table-cell>
          <table:table-cell office:value-type="float" office:value="15973" table:style-name="ce19">
            <text:p>15,973</text:p>
          </table:table-cell>
          <table:table-cell office:value-type="float" office:value="14288" table:style-name="ce19">
            <text:p>14,288</text:p>
          </table:table-cell>
          <table:table-cell office:value-type="float" office:value="15473" table:style-name="ce19">
            <text:p>15,473</text:p>
          </table:table-cell>
          <table:table-cell office:value-type="float" office:value="14863" table:style-name="ce19">
            <text:p>14,863</text:p>
          </table:table-cell>
          <table:table-cell office:value-type="float" office:value="14755" table:style-name="ce19">
            <text:p>14,755</text:p>
          </table:table-cell>
          <table:table-cell office:value-type="float" office:value="13221" table:style-name="ce19">
            <text:p>13,221</text:p>
          </table:table-cell>
          <table:table-cell office:value-type="float" office:value="17227" table:style-name="ce19">
            <text:p>17,227</text:p>
          </table:table-cell>
          <table:table-cell office:value-type="float" office:value="14076" table:style-name="ce19">
            <text:p>14,076</text:p>
          </table:table-cell>
          <table:table-cell office:value-type="float" office:value="14878" table:style-name="ce19">
            <text:p>14,878</text:p>
          </table:table-cell>
          <table:table-cell office:value-type="float" office:value="15257" table:style-name="ce19">
            <text:p>15,257</text:p>
          </table:table-cell>
          <table:table-cell office:value-type="float" office:value="13261" table:style-name="ce19">
            <text:p>13,261</text:p>
          </table:table-cell>
          <table:table-cell office:value-type="float" office:value="11921" table:style-name="ce19">
            <text:p>11,921</text:p>
          </table:table-cell>
          <table:table-cell office:value-type="float" office:value="16606" table:style-name="ce19">
            <text:p>16,606</text:p>
          </table:table-cell>
          <table:table-cell office:value-type="float" office:value="16444" table:style-name="ce19">
            <text:p>16,444</text:p>
          </table:table-cell>
          <table:table-cell office:value-type="float" office:value="14383" table:style-name="ce19">
            <text:p>14,383</text:p>
          </table:table-cell>
          <table:table-cell office:value-type="float" office:value="14837" table:style-name="ce19">
            <text:p>14,837</text:p>
          </table:table-cell>
          <table:table-cell office:value-type="float" office:value="13555" table:style-name="ce19">
            <text:p>13,555</text:p>
          </table:table-cell>
          <table:table-cell office:value-type="float" office:value="16225" table:style-name="ce19">
            <text:p>16,225</text:p>
          </table:table-cell>
          <table:table-cell office:value-type="float" office:value="9658" table:style-name="ce19">
            <text:p>9,658</text:p>
          </table:table-cell>
          <table:table-cell office:value-type="float" office:value="13988" table:style-name="ce19">
            <text:p>13,988</text:p>
          </table:table-cell>
          <table:table-cell office:value-type="float" office:value="15540" table:style-name="ce19">
            <text:p>15,540</text:p>
          </table:table-cell>
          <table:table-cell office:value-type="float" office:value="13890" table:style-name="ce19">
            <text:p>13,890</text:p>
          </table:table-cell>
          <table:table-cell table:number-columns-repeated="16332"/>
        </table:table-row>
        <table:table-row table:style-name="ro3">
          <table:table-cell office:value-type="string" table:style-name="ce1">
            <text:p>Imports from the EU</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285" table:style-name="ce19">
            <text:p>285</text:p>
          </table:table-cell>
          <table:table-cell office:value-type="float" office:value="736" table:style-name="ce19">
            <text:p>736</text:p>
          </table:table-cell>
          <table:table-cell office:value-type="float" office:value="994" table:style-name="ce19">
            <text:p>994</text:p>
          </table:table-cell>
          <table:table-cell office:value-type="float" office:value="1233" table:style-name="ce19">
            <text:p>1,233</text:p>
          </table:table-cell>
          <table:table-cell office:value-type="float" office:value="1137" table:style-name="ce19">
            <text:p>1,137</text:p>
          </table:table-cell>
          <table:table-cell office:value-type="float" office:value="520" table:style-name="ce19">
            <text:p>520</text:p>
          </table:table-cell>
          <table:table-cell office:value-type="float" office:value="523" table:style-name="ce19">
            <text:p>523</text:p>
          </table:table-cell>
          <table:table-cell office:value-type="float" office:value="479" table:style-name="ce19">
            <text:p>479</text:p>
          </table:table-cell>
          <table:table-cell office:value-type="float" office:value="982" table:style-name="ce19">
            <text:p>982</text:p>
          </table:table-cell>
          <table:table-cell office:value-type="float" office:value="1316" table:style-name="ce19">
            <text:p>1,316</text:p>
          </table:table-cell>
          <table:table-cell office:value-type="float" office:value="898.9" table:style-name="ce19">
            <text:p>899</text:p>
          </table:table-cell>
          <table:table-cell office:value-type="float" office:value="638" table:style-name="ce19">
            <text:p>638</text:p>
          </table:table-cell>
          <table:table-cell office:value-type="float" office:value="432" table:style-name="ce19">
            <text:p>432</text:p>
          </table:table-cell>
          <table:table-cell office:value-type="float" office:value="752" table:style-name="ce19">
            <text:p>752</text:p>
          </table:table-cell>
          <table:table-cell office:value-type="float" office:value="779" table:style-name="ce19">
            <text:p>779</text:p>
          </table:table-cell>
          <table:table-cell office:value-type="float" office:value="579" table:style-name="ce19">
            <text:p>579</text:p>
          </table:table-cell>
          <table:table-cell office:value-type="float" office:value="555.70000000000005" table:style-name="ce19">
            <text:p>556</text:p>
          </table:table-cell>
          <table:table-cell office:value-type="float" office:value="736" table:style-name="ce19">
            <text:p>736</text:p>
          </table:table-cell>
          <table:table-cell office:value-type="float" office:value="826" table:style-name="ce19">
            <text:p>826</text:p>
          </table:table-cell>
          <table:table-cell office:value-type="float" office:value="633" table:style-name="ce19">
            <text:p>633</text:p>
          </table:table-cell>
          <table:table-cell office:value-type="float" office:value="432" table:style-name="ce19">
            <text:p>432</text:p>
          </table:table-cell>
          <table:table-cell office:value-type="float" office:value="688" table:style-name="ce19">
            <text:p>688</text:p>
          </table:table-cell>
          <table:table-cell office:value-type="float" office:value="569" table:style-name="ce19">
            <text:p>569</text:p>
          </table:table-cell>
          <table:table-cell office:value-type="float" office:value="625" table:style-name="ce19">
            <text:p>625</text:p>
          </table:table-cell>
          <table:table-cell office:value-type="float" office:value="645" table:style-name="ce19">
            <text:p>645</text:p>
          </table:table-cell>
          <table:table-cell office:value-type="float" office:value="780" table:style-name="ce19">
            <text:p>780</text:p>
          </table:table-cell>
          <table:table-cell office:value-type="float" office:value="642" table:style-name="ce19">
            <text:p>642</text:p>
          </table:table-cell>
          <table:table-cell office:value-type="float" office:value="493" table:style-name="ce19">
            <text:p>493</text:p>
          </table:table-cell>
          <table:table-cell office:value-type="float" office:value="1358" table:style-name="ce19">
            <text:p>1,358</text:p>
          </table:table-cell>
          <table:table-cell office:value-type="float" office:value="2490" table:style-name="ce19">
            <text:p>2,490</text:p>
          </table:table-cell>
          <table:table-cell office:value-type="float" office:value="1369" table:style-name="ce19">
            <text:p>1,369</text:p>
          </table:table-cell>
          <table:table-cell office:value-type="float" office:value="1131.0309999999999" table:style-name="ce19">
            <text:p>1,131</text:p>
          </table:table-cell>
          <table:table-cell office:value-type="float" office:value="918" table:style-name="ce19">
            <text:p>918</text:p>
          </table:table-cell>
          <table:table-cell office:value-type="float" office:value="1283" table:style-name="ce19">
            <text:p>1,283</text:p>
          </table:table-cell>
          <table:table-cell office:value-type="float" office:value="1819" table:style-name="ce19">
            <text:p>1,819</text:p>
          </table:table-cell>
          <table:table-cell office:value-type="float" office:value="670" table:style-name="ce19">
            <text:p>670</text:p>
          </table:table-cell>
          <table:table-cell office:value-type="float" office:value="1547" table:style-name="ce19">
            <text:p>1,547</text:p>
          </table:table-cell>
          <table:table-cell office:value-type="float" office:value="1446" table:style-name="ce19">
            <text:p>1,446</text:p>
          </table:table-cell>
          <table:table-cell office:value-type="float" office:value="1066" table:style-name="ce19">
            <text:p>1,066</text:p>
          </table:table-cell>
          <table:table-cell office:value-type="float" office:value="1080" table:style-name="ce19">
            <text:p>1,080</text:p>
          </table:table-cell>
          <table:table-cell table:number-columns-repeated="16332"/>
        </table:table-row>
        <table:table-row table:style-name="ro3">
          <table:table-cell office:value-type="string" table:style-name="ce1">
            <text:p>Imports from the rest of the world</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838" table:style-name="ce19">
            <text:p>838</text:p>
          </table:table-cell>
          <table:table-cell office:value-type="float" office:value="878" table:style-name="ce19">
            <text:p>878</text:p>
          </table:table-cell>
          <table:table-cell office:value-type="float" office:value="714" table:style-name="ce19">
            <text:p>714</text:p>
          </table:table-cell>
          <table:table-cell office:value-type="float" office:value="479" table:style-name="ce19">
            <text:p>479</text:p>
          </table:table-cell>
          <table:table-cell office:value-type="float" office:value="504" table:style-name="ce19">
            <text:p>504</text:p>
          </table:table-cell>
          <table:table-cell office:value-type="float" office:value="339" table:style-name="ce19">
            <text:p>339</text:p>
          </table:table-cell>
          <table:table-cell office:value-type="float" office:value="350" table:style-name="ce19">
            <text:p>350</text:p>
          </table:table-cell>
          <table:table-cell office:value-type="float" office:value="264" table:style-name="ce19">
            <text:p>264</text:p>
          </table:table-cell>
          <table:table-cell office:value-type="float" office:value="294" table:style-name="ce19">
            <text:p>294</text:p>
          </table:table-cell>
          <table:table-cell office:value-type="float" office:value="174" table:style-name="ce19">
            <text:p>174</text:p>
          </table:table-cell>
          <table:table-cell office:value-type="float" office:value="244.1" table:style-name="ce19">
            <text:p>244</text:p>
          </table:table-cell>
          <table:table-cell office:value-type="float" office:value="278.39999999999998" table:style-name="ce19">
            <text:p>278</text:p>
          </table:table-cell>
          <table:table-cell office:value-type="float" office:value="244" table:style-name="ce19">
            <text:p>244</text:p>
          </table:table-cell>
          <table:table-cell office:value-type="float" office:value="413" table:style-name="ce19">
            <text:p>413</text:p>
          </table:table-cell>
          <table:table-cell office:value-type="float" office:value="471" table:style-name="ce19">
            <text:p>471</text:p>
          </table:table-cell>
          <table:table-cell office:value-type="float" office:value="616" table:style-name="ce19">
            <text:p>616</text:p>
          </table:table-cell>
          <table:table-cell office:value-type="float" office:value="620.6" table:style-name="ce19">
            <text:p>621</text:p>
          </table:table-cell>
          <table:table-cell office:value-type="float" office:value="569" table:style-name="ce19">
            <text:p>569</text:p>
          </table:table-cell>
          <table:table-cell office:value-type="float" office:value="542" table:style-name="ce19">
            <text:p>542</text:p>
          </table:table-cell>
          <table:table-cell office:value-type="float" office:value="352" table:style-name="ce19">
            <text:p>352</text:p>
          </table:table-cell>
          <table:table-cell office:value-type="float" office:value="352" table:style-name="ce19">
            <text:p>352</text:p>
          </table:table-cell>
          <table:table-cell office:value-type="float" office:value="487" table:style-name="ce19">
            <text:p>487</text:p>
          </table:table-cell>
          <table:table-cell office:value-type="float" office:value="459" table:style-name="ce19">
            <text:p>459</text:p>
          </table:table-cell>
          <table:table-cell office:value-type="float" office:value="613" table:style-name="ce19">
            <text:p>613</text:p>
          </table:table-cell>
          <table:table-cell office:value-type="float" office:value="603" table:style-name="ce19">
            <text:p>603</text:p>
          </table:table-cell>
          <table:table-cell office:value-type="float" office:value="610" table:style-name="ce19">
            <text:p>610</text:p>
          </table:table-cell>
          <table:table-cell office:value-type="float" office:value="469" table:style-name="ce19">
            <text:p>469</text:p>
          </table:table-cell>
          <table:table-cell office:value-type="float" office:value="409" table:style-name="ce19">
            <text:p>409</text:p>
          </table:table-cell>
          <table:table-cell office:value-type="float" office:value="427" table:style-name="ce19">
            <text:p>427</text:p>
          </table:table-cell>
          <table:table-cell office:value-type="float" office:value="475" table:style-name="ce19">
            <text:p>475</text:p>
          </table:table-cell>
          <table:table-cell office:value-type="float" office:value="455" table:style-name="ce19">
            <text:p>455</text:p>
          </table:table-cell>
          <table:table-cell office:value-type="float" office:value="451.15300000000002" table:style-name="ce19">
            <text:p>451</text:p>
          </table:table-cell>
          <table:table-cell office:value-type="float" office:value="564" table:style-name="ce19">
            <text:p>564</text:p>
          </table:table-cell>
          <table:table-cell office:value-type="float" office:value="610" table:style-name="ce19">
            <text:p>610</text:p>
          </table:table-cell>
          <table:table-cell office:value-type="float" office:value="668" table:style-name="ce19">
            <text:p>668</text:p>
          </table:table-cell>
          <table:table-cell office:value-type="float" office:value="552" table:style-name="ce19">
            <text:p>552</text:p>
          </table:table-cell>
          <table:table-cell office:value-type="float" office:value="586" table:style-name="ce19">
            <text:p>586</text:p>
          </table:table-cell>
          <table:table-cell office:value-type="float" office:value="614" table:style-name="ce19">
            <text:p>614</text:p>
          </table:table-cell>
          <table:table-cell office:value-type="float" office:value="568" table:style-name="ce19">
            <text:p>568</text:p>
          </table:table-cell>
          <table:table-cell office:value-type="float" office:value="628" table:style-name="ce19">
            <text:p>628</text:p>
          </table:table-cell>
          <table:table-cell table:number-columns-repeated="16332"/>
        </table:table-row>
        <table:table-row table:style-name="ro3">
          <table:table-cell office:value-type="string" table:style-name="ce1">
            <text:p>Exports to the EU</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941" table:style-name="ce19">
            <text:p>941</text:p>
          </table:table-cell>
          <table:table-cell office:value-type="float" office:value="1371" table:style-name="ce19">
            <text:p>1,371</text:p>
          </table:table-cell>
          <table:table-cell office:value-type="float" office:value="3040" table:style-name="ce19">
            <text:p>3,040</text:p>
          </table:table-cell>
          <table:table-cell office:value-type="float" office:value="1593" table:style-name="ce19">
            <text:p>1,593</text:p>
          </table:table-cell>
          <table:table-cell office:value-type="float" office:value="1085" table:style-name="ce19">
            <text:p>1,085</text:p>
          </table:table-cell>
          <table:table-cell office:value-type="float" office:value="1312" table:style-name="ce19">
            <text:p>1,312</text:p>
          </table:table-cell>
          <table:table-cell office:value-type="float" office:value="1859" table:style-name="ce19">
            <text:p>1,859</text:p>
          </table:table-cell>
          <table:table-cell office:value-type="float" office:value="3007" table:style-name="ce19">
            <text:p>3,007</text:p>
          </table:table-cell>
          <table:table-cell office:value-type="float" office:value="2774" table:style-name="ce19">
            <text:p>2,774</text:p>
          </table:table-cell>
          <table:table-cell office:value-type="float" office:value="2122" table:style-name="ce19">
            <text:p>2,122</text:p>
          </table:table-cell>
          <table:table-cell office:value-type="float" office:value="2367.9" table:style-name="ce19">
            <text:p>2,368</text:p>
          </table:table-cell>
          <table:table-cell office:value-type="float" office:value="2442" table:style-name="ce19">
            <text:p>2,442</text:p>
          </table:table-cell>
          <table:table-cell office:value-type="float" office:value="3139" table:style-name="ce19">
            <text:p>3,139</text:p>
          </table:table-cell>
          <table:table-cell office:value-type="float" office:value="2719" table:style-name="ce19">
            <text:p>2,719</text:p>
          </table:table-cell>
          <table:table-cell office:value-type="float" office:value="3570" table:style-name="ce19">
            <text:p>3,570</text:p>
          </table:table-cell>
          <table:table-cell office:value-type="float" office:value="2598" table:style-name="ce19">
            <text:p>2,598</text:p>
          </table:table-cell>
          <table:table-cell office:value-type="float" office:value="2993" table:style-name="ce19">
            <text:p>2,993</text:p>
          </table:table-cell>
          <table:table-cell office:value-type="float" office:value="1277" table:style-name="ce19">
            <text:p>1,277</text:p>
          </table:table-cell>
          <table:table-cell office:value-type="float" office:value="1430" table:style-name="ce19">
            <text:p>1,430</text:p>
          </table:table-cell>
          <table:table-cell office:value-type="float" office:value="3121" table:style-name="ce19">
            <text:p>3,121</text:p>
          </table:table-cell>
          <table:table-cell office:value-type="float" office:value="2250" table:style-name="ce19">
            <text:p>2,250</text:p>
          </table:table-cell>
          <table:table-cell office:value-type="float" office:value="2444" table:style-name="ce19">
            <text:p>2,444</text:p>
          </table:table-cell>
          <table:table-cell office:value-type="float" office:value="2094" table:style-name="ce19">
            <text:p>2,094</text:p>
          </table:table-cell>
          <table:table-cell office:value-type="float" office:value="1903" table:style-name="ce19">
            <text:p>1,903</text:p>
          </table:table-cell>
          <table:table-cell office:value-type="float" office:value="2389.4" table:style-name="ce19">
            <text:p>2,389</text:p>
          </table:table-cell>
          <table:table-cell office:value-type="float" office:value="2378" table:style-name="ce19">
            <text:p>2,378</text:p>
          </table:table-cell>
          <table:table-cell office:value-type="float" office:value="2908" table:style-name="ce19">
            <text:p>2,908</text:p>
          </table:table-cell>
          <table:table-cell office:value-type="float" office:value="2125" table:style-name="ce19">
            <text:p>2,125</text:p>
          </table:table-cell>
          <table:table-cell office:value-type="float" office:value="1282" table:style-name="ce19">
            <text:p>1,282</text:p>
          </table:table-cell>
          <table:table-cell office:value-type="float" office:value="413" table:style-name="ce19">
            <text:p>413</text:p>
          </table:table-cell>
          <table:table-cell office:value-type="float" office:value="804" table:style-name="ce19">
            <text:p>804</text:p>
          </table:table-cell>
          <table:table-cell office:value-type="float" office:value="1518.8920000000001" table:style-name="ce19">
            <text:p>1,519</text:p>
          </table:table-cell>
          <table:table-cell office:value-type="float" office:value="2162.84" table:style-name="ce19">
            <text:p>2,163</text:p>
          </table:table-cell>
          <table:table-cell office:value-type="float" office:value="634.952" table:style-name="ce19">
            <text:p>635</text:p>
          </table:table-cell>
          <table:table-cell office:value-type="float" office:value="356" table:style-name="ce19">
            <text:p>356</text:p>
          </table:table-cell>
          <table:table-cell office:value-type="float" office:value="964" table:style-name="ce19">
            <text:p>964</text:p>
          </table:table-cell>
          <table:table-cell office:value-type="float" office:value="377" table:style-name="ce19">
            <text:p>377</text:p>
          </table:table-cell>
          <table:table-cell office:value-type="float" office:value="294" table:style-name="ce19">
            <text:p>294</text:p>
          </table:table-cell>
          <table:table-cell office:value-type="float" office:value="821" table:style-name="ce19">
            <text:p>821</text:p>
          </table:table-cell>
          <table:table-cell office:value-type="float" office:value="1083" table:style-name="ce19">
            <text:p>1,083</text:p>
          </table:table-cell>
          <table:table-cell table:number-columns-repeated="16332"/>
        </table:table-row>
        <table:table-row table:style-name="ro3">
          <table:table-cell office:value-type="string" table:style-name="ce1">
            <text:p>Exports to the rest of the world</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274" table:style-name="ce19">
            <text:p>1,274</text:p>
          </table:table-cell>
          <table:table-cell office:value-type="float" office:value="519" table:style-name="ce19">
            <text:p>519</text:p>
          </table:table-cell>
          <table:table-cell office:value-type="float" office:value="950" table:style-name="ce19">
            <text:p>950</text:p>
          </table:table-cell>
          <table:table-cell office:value-type="float" office:value="2525" table:style-name="ce19">
            <text:p>2,525</text:p>
          </table:table-cell>
          <table:table-cell office:value-type="float" office:value="843" table:style-name="ce19">
            <text:p>843</text:p>
          </table:table-cell>
          <table:table-cell office:value-type="float" office:value="1967" table:style-name="ce19">
            <text:p>1,967</text:p>
          </table:table-cell>
          <table:table-cell office:value-type="float" office:value="2777" table:style-name="ce19">
            <text:p>2,777</text:p>
          </table:table-cell>
          <table:table-cell office:value-type="float" office:value="1020" table:style-name="ce19">
            <text:p>1,020</text:p>
          </table:table-cell>
          <table:table-cell office:value-type="float" office:value="1201" table:style-name="ce19">
            <text:p>1,201</text:p>
          </table:table-cell>
          <table:table-cell office:value-type="float" office:value="1515" table:style-name="ce19">
            <text:p>1,515</text:p>
          </table:table-cell>
          <table:table-cell office:value-type="float" office:value="1042.7" table:style-name="ce19">
            <text:p>1,043</text:p>
          </table:table-cell>
          <table:table-cell office:value-type="float" office:value="602" table:style-name="ce19">
            <text:p>602</text:p>
          </table:table-cell>
          <table:table-cell office:value-type="float" office:value="727" table:style-name="ce19">
            <text:p>727</text:p>
          </table:table-cell>
          <table:table-cell office:value-type="float" office:value="1001" table:style-name="ce19">
            <text:p>1,001</text:p>
          </table:table-cell>
          <table:table-cell office:value-type="float" office:value="638" table:style-name="ce19">
            <text:p>638</text:p>
          </table:table-cell>
          <table:table-cell office:value-type="float" office:value="255" table:style-name="ce19">
            <text:p>255</text:p>
          </table:table-cell>
          <table:table-cell office:value-type="float" office:value="679" table:style-name="ce19">
            <text:p>679</text:p>
          </table:table-cell>
          <table:table-cell office:value-type="float" office:value="349" table:style-name="ce19">
            <text:p>349</text:p>
          </table:table-cell>
          <table:table-cell office:value-type="float" office:value="195" table:style-name="ce19">
            <text:p>195</text:p>
          </table:table-cell>
          <table:table-cell office:value-type="float" office:value="657" table:style-name="ce19">
            <text:p>657</text:p>
          </table:table-cell>
          <table:table-cell office:value-type="float" office:value="43" table:style-name="ce19">
            <text:p>43</text:p>
          </table:table-cell>
          <table:table-cell office:value-type="float" office:value="22" table:style-name="ce19">
            <text:p>22</text:p>
          </table:table-cell>
          <table:table-cell office:value-type="float" office:value="22" table:style-name="ce19">
            <text:p>22</text:p>
          </table:table-cell>
          <table:table-cell office:value-type="float" office:value="9" table:style-name="ce19">
            <text:p>9</text:p>
          </table:table-cell>
          <table:table-cell office:value-type="float" office:value="376.4" table:style-name="ce19">
            <text:p>376</text:p>
          </table:table-cell>
          <table:table-cell office:value-type="float" office:value="156" table:style-name="ce19">
            <text:p>156</text:p>
          </table:table-cell>
          <table:table-cell office:value-type="float" office:value="427" table:style-name="ce19">
            <text:p>427</text:p>
          </table:table-cell>
          <table:table-cell office:value-type="float" office:value="162" table:style-name="ce19">
            <text:p>162</text:p>
          </table:table-cell>
          <table:table-cell office:value-type="float" office:value="221" table:style-name="ce19">
            <text:p>221</text:p>
          </table:table-cell>
          <table:table-cell office:value-type="float" office:value="35" table:style-name="ce19">
            <text:p>35</text:p>
          </table:table-cell>
          <table:table-cell office:value-type="float" office:value="339" table:style-name="ce19">
            <text:p>339</text:p>
          </table:table-cell>
          <table:table-cell office:value-type="float" office:value="483.13200000000001" table:style-name="ce19">
            <text:p>483</text:p>
          </table:table-cell>
          <table:table-cell office:value-type="float" office:value="772.40300000000002" table:style-name="ce19">
            <text:p>772</text:p>
          </table:table-cell>
          <table:table-cell office:value-type="float" office:value="10.926" table:style-name="ce19">
            <text:p>11</text:p>
          </table:table-cell>
          <table:table-cell office:value-type="float" office:value="2" table:style-name="ce19">
            <text:p>2</text:p>
          </table:table-cell>
          <table:table-cell office:value-type="float" office:value="152" table:style-name="ce19">
            <text:p>152</text:p>
          </table:table-cell>
          <table:table-cell office:value-type="float" office:value="143" table:style-name="ce19">
            <text:p>143</text:p>
          </table:table-cell>
          <table:table-cell office:value-type="float" office:value="1" table:style-name="ce19">
            <text:p>1</text:p>
          </table:table-cell>
          <table:table-cell office:value-type="float" office:value="44" table:style-name="ce19">
            <text:p>44</text:p>
          </table:table-cell>
          <table:table-cell office:value-type="float" office:value="72" table:style-name="ce19">
            <text:p>72</text:p>
          </table:table-cell>
          <table:table-cell table:number-columns-repeated="16332"/>
        </table:table-row>
        <table:table-row table:style-name="ro3">
          <table:table-cell office:value-type="string" table:style-name="ce1">
            <text:p>Total new supply</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3866" table:style-name="ce19">
            <text:p>13,866</text:p>
          </table:table-cell>
          <table:table-cell office:value-type="float" office:value="11770" table:style-name="ce19">
            <text:p>11,770</text:p>
          </table:table-cell>
          <table:table-cell office:value-type="float" office:value="11629" table:style-name="ce19">
            <text:p>11,629</text:p>
          </table:table-cell>
          <table:table-cell office:value-type="float" office:value="9534" table:style-name="ce19">
            <text:p>9,534</text:p>
          </table:table-cell>
          <table:table-cell office:value-type="float" office:value="11464" table:style-name="ce19">
            <text:p>11,464</text:p>
          </table:table-cell>
          <table:table-cell office:value-type="float" office:value="11613" table:style-name="ce19">
            <text:p>11,613</text:p>
          </table:table-cell>
          <table:table-cell office:value-type="float" office:value="10270" table:style-name="ce19">
            <text:p>10,270</text:p>
          </table:table-cell>
          <table:table-cell office:value-type="float" office:value="11079" table:style-name="ce19">
            <text:p>11,079</text:p>
          </table:table-cell>
          <table:table-cell office:value-type="float" office:value="11396" table:style-name="ce19">
            <text:p>11,396</text:p>
          </table:table-cell>
          <table:table-cell office:value-type="float" office:value="10743" table:style-name="ce19">
            <text:p>10,743</text:p>
          </table:table-cell>
          <table:table-cell office:value-type="float" office:value="11048.731729736401" table:style-name="ce19">
            <text:p>11,049</text:p>
          </table:table-cell>
          <table:table-cell office:value-type="float" office:value="12184.7082502699" table:style-name="ce19">
            <text:p>12,185</text:p>
          </table:table-cell>
          <table:table-cell office:value-type="float" office:value="12910" table:style-name="ce19">
            <text:p>12,910</text:p>
          </table:table-cell>
          <table:table-cell office:value-type="float" office:value="12463" table:style-name="ce19">
            <text:p>12,463</text:p>
          </table:table-cell>
          <table:table-cell office:value-type="float" office:value="12491" table:style-name="ce19">
            <text:p>12,491</text:p>
          </table:table-cell>
          <table:table-cell office:value-type="float" office:value="13209" table:style-name="ce19">
            <text:p>13,209</text:p>
          </table:table-cell>
          <table:table-cell office:value-type="float" office:value="14208.3" table:style-name="ce19">
            <text:p>14,208</text:p>
          </table:table-cell>
          <table:table-cell office:value-type="float" office:value="11259" table:style-name="ce19">
            <text:p>11,259</text:p>
          </table:table-cell>
          <table:table-cell office:value-type="float" office:value="15716" table:style-name="ce19">
            <text:p>15,716</text:p>
          </table:table-cell>
          <table:table-cell office:value-type="float" office:value="11495" table:style-name="ce19">
            <text:p>11,495</text:p>
          </table:table-cell>
          <table:table-cell office:value-type="float" office:value="13964" table:style-name="ce19">
            <text:p>13,964</text:p>
          </table:table-cell>
          <table:table-cell office:value-type="float" office:value="13572" table:style-name="ce19">
            <text:p>13,572</text:p>
          </table:table-cell>
          <table:table-cell office:value-type="float" office:value="13667" table:style-name="ce19">
            <text:p>13,667</text:p>
          </table:table-cell>
          <table:table-cell office:value-type="float" office:value="12547" table:style-name="ce19">
            <text:p>12,547</text:p>
          </table:table-cell>
          <table:table-cell office:value-type="float" office:value="15709.2" table:style-name="ce19">
            <text:p>15,709</text:p>
          </table:table-cell>
          <table:table-cell office:value-type="float" office:value="12932" table:style-name="ce19">
            <text:p>12,932</text:p>
          </table:table-cell>
          <table:table-cell office:value-type="float" office:value="12654" table:style-name="ce19">
            <text:p>12,654</text:p>
          </table:table-cell>
          <table:table-cell office:value-type="float" office:value="13872" table:style-name="ce19">
            <text:p>13,872</text:p>
          </table:table-cell>
          <table:table-cell office:value-type="float" office:value="13543" table:style-name="ce19">
            <text:p>13,543</text:p>
          </table:table-cell>
          <table:table-cell office:value-type="float" office:value="14438" table:style-name="ce19">
            <text:p>14,438</text:p>
          </table:table-cell>
          <table:table-cell office:value-type="float" office:value="17287" table:style-name="ce19">
            <text:p>17,287</text:p>
          </table:table-cell>
          <table:table-cell office:value-type="float" office:value="16024.16" table:style-name="ce19">
            <text:p>16,024</text:p>
          </table:table-cell>
          <table:table-cell office:value-type="float" office:value="12929.757" table:style-name="ce19">
            <text:p>12,930</text:p>
          </table:table-cell>
          <table:table-cell office:value-type="float" office:value="16084.121999999999" table:style-name="ce19">
            <text:p>16,084</text:p>
          </table:table-cell>
          <table:table-cell office:value-type="float" office:value="15684" table:style-name="ce19">
            <text:p>15,684</text:p>
          </table:table-cell>
          <table:table-cell office:value-type="float" office:value="16331" table:style-name="ce19">
            <text:p>16,331</text:p>
          </table:table-cell>
          <table:table-cell office:value-type="float" office:value="11271" table:style-name="ce19">
            <text:p>11,271</text:p>
          </table:table-cell>
          <table:table-cell office:value-type="float" office:value="15753" table:style-name="ce19">
            <text:p>15,753</text:p>
          </table:table-cell>
          <table:table-cell office:value-type="float" office:value="16309" table:style-name="ce19">
            <text:p>16,309</text:p>
          </table:table-cell>
          <table:table-cell office:value-type="float" office:value="14443" table:style-name="ce19">
            <text:p>14,443</text:p>
          </table:table-cell>
          <table:table-cell table:number-columns-repeated="16332"/>
        </table:table-row>
        <table:table-row table:style-name="ro3">
          <table:table-cell office:value-type="string" table:style-name="ce1">
            <text:p>Change in farm and other stock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3241" table:style-name="ce19">
            <text:p>3,241</text:p>
          </table:table-cell>
          <table:table-cell office:value-type="float" office:value="849" table:style-name="ce19">
            <text:p>849</text:p>
          </table:table-cell>
          <table:table-cell office:value-type="float" office:value="-84" table:style-name="ce19">
            <text:p>-84</text:p>
          </table:table-cell>
          <table:table-cell office:value-type="float" office:value="-2258" table:style-name="ce19">
            <text:p>-2,258</text:p>
          </table:table-cell>
          <table:table-cell office:value-type="float" office:value="-606" table:style-name="ce19">
            <text:p>-606</text:p>
          </table:table-cell>
          <table:table-cell office:value-type="float" office:value="117" table:style-name="ce19">
            <text:p>117</text:p>
          </table:table-cell>
          <table:table-cell office:value-type="float" office:value="-847" table:style-name="ce19">
            <text:p>-847</text:p>
          </table:table-cell>
          <table:table-cell office:value-type="float" office:value="304" table:style-name="ce19">
            <text:p>304</text:p>
          </table:table-cell>
          <table:table-cell office:value-type="float" office:value="647.79558750000103" table:style-name="ce19">
            <text:p>648</text:p>
          </table:table-cell>
          <table:table-cell office:value-type="float" office:value="-184.212500000001" table:style-name="ce19">
            <text:p>-184</text:p>
          </table:table-cell>
          <table:table-cell office:value-type="float" office:value="-670.74097467629099" table:style-name="ce19">
            <text:p>-671</text:p>
          </table:table-cell>
          <table:table-cell office:value-type="float" office:value="524.01542155800405" table:style-name="ce19">
            <text:p>524</text:p>
          </table:table-cell>
          <table:table-cell office:value-type="float" office:value="860" table:style-name="ce19">
            <text:p>860</text:p>
          </table:table-cell>
          <table:table-cell office:value-type="float" office:value="-227" table:style-name="ce19">
            <text:p>-227</text:p>
          </table:table-cell>
          <table:table-cell office:value-type="float" office:value="-428" table:style-name="ce19">
            <text:p>-428</text:p>
          </table:table-cell>
          <table:table-cell office:value-type="float" office:value="2" table:style-name="ce19">
            <text:p>2</text:p>
          </table:table-cell>
          <table:table-cell office:value-type="float" office:value="1055.80178" table:style-name="ce19">
            <text:p>1,056</text:p>
          </table:table-cell>
          <table:table-cell office:value-type="float" office:value="-2127.9785947700002" table:style-name="ce19">
            <text:p>-2,128</text:p>
          </table:table-cell>
          <table:table-cell office:value-type="float" office:value="2498.10035346" table:style-name="ce19">
            <text:p>2,498</text:p>
          </table:table-cell>
          <table:table-cell office:value-type="float" office:value="-1914.55019206" table:style-name="ce19">
            <text:p>-1,915</text:p>
          </table:table-cell>
          <table:table-cell office:value-type="float" office:value="607.15933700000198" table:style-name="ce19">
            <text:p>607</text:p>
          </table:table-cell>
          <table:table-cell office:value-type="float" office:value="-111.64710074249901" table:style-name="ce19">
            <text:p>-112</text:p>
          </table:table-cell>
          <table:table-cell office:value-type="float" office:value="79.556434013797102" table:style-name="ce19">
            <text:p>80</text:p>
          </table:table-cell>
          <table:table-cell office:value-type="float" office:value="-888.83803101000206" table:style-name="ce19">
            <text:p>-889</text:p>
          </table:table-cell>
          <table:table-cell office:value-type="float" office:value="2135.8194204900001" table:style-name="ce19">
            <text:p>2,136</text:p>
          </table:table-cell>
          <table:table-cell office:value-type="float" office:value="-809.68060500000001" table:style-name="ce19">
            <text:p>-810</text:p>
          </table:table-cell>
          <table:table-cell office:value-type="float" office:value="-585.38936999999703" table:style-name="ce19">
            <text:p>-585</text:p>
          </table:table-cell>
          <table:table-cell office:value-type="float" office:value="624.72501799999895" table:style-name="ce19">
            <text:p>625</text:p>
          </table:table-cell>
          <table:table-cell office:value-type="float" office:value="-1324.587661" table:style-name="ce19">
            <text:p>-1,325</text:p>
          </table:table-cell>
          <table:table-cell office:value-type="float" office:value="-193.99320900000001" table:style-name="ce19">
            <text:p>-194</text:p>
          </table:table-cell>
          <table:table-cell office:value-type="float" office:value="2664.8161230000001" table:style-name="ce19">
            <text:p>2,665</text:p>
          </table:table-cell>
          <table:table-cell office:value-type="float" office:value="1117.7121950000001" table:style-name="ce19">
            <text:p>1,118</text:p>
          </table:table-cell>
          <table:table-cell office:value-type="float" office:value="-2442.6744829999998" table:style-name="ce19">
            <text:p>-2,443</text:p>
          </table:table-cell>
          <table:table-cell office:value-type="float" office:value="356.32914699999901" table:style-name="ce19">
            <text:p>356</text:p>
          </table:table-cell>
          <table:table-cell office:value-type="float" office:value="204.99716099999901" table:style-name="ce19">
            <text:p>205</text:p>
          </table:table-cell>
          <table:table-cell office:value-type="float" office:value="1814.10988" table:style-name="ce19">
            <text:p>1,814</text:p>
          </table:table-cell>
          <table:table-cell office:value-type="float" office:value="-2670.9663519999999" table:style-name="ce19">
            <text:p>-2,671</text:p>
          </table:table-cell>
          <table:table-cell office:value-type="float" office:value="1900.93021" table:style-name="ce19">
            <text:p>1,901</text:p>
          </table:table-cell>
          <table:table-cell office:value-type="float" office:value="1582.9069979999999" table:style-name="ce19">
            <text:p>1,583</text:p>
          </table:table-cell>
          <table:table-cell office:value-type="float" office:value="-544.59681599999703" table:style-name="ce19">
            <text:p>-545</text:p>
          </table:table-cell>
          <table:table-cell table:number-columns-repeated="16332"/>
        </table:table-row>
        <table:table-row table:style-name="ro2">
          <table:table-cell office:value-type="string" table:style-name="ce25">
            <text:p>Total domestic uses</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float" office:value="10625" table:style-name="ce26">
            <text:p>10,625</text:p>
          </table:table-cell>
          <table:table-cell office:value-type="float" office:value="10921" table:style-name="ce26">
            <text:p>10,921</text:p>
          </table:table-cell>
          <table:table-cell office:value-type="float" office:value="11713" table:style-name="ce26">
            <text:p>11,713</text:p>
          </table:table-cell>
          <table:table-cell office:value-type="float" office:value="11792" table:style-name="ce26">
            <text:p>11,792</text:p>
          </table:table-cell>
          <table:table-cell office:value-type="float" office:value="12070" table:style-name="ce26">
            <text:p>12,070</text:p>
          </table:table-cell>
          <table:table-cell office:value-type="float" office:value="11496" table:style-name="ce26">
            <text:p>11,496</text:p>
          </table:table-cell>
          <table:table-cell office:value-type="float" office:value="11117" table:style-name="ce26">
            <text:p>11,117</text:p>
          </table:table-cell>
          <table:table-cell office:value-type="float" office:value="10775" table:style-name="ce26">
            <text:p>10,775</text:p>
          </table:table-cell>
          <table:table-cell office:value-type="float" office:value="10748.204412499999" table:style-name="ce26">
            <text:p>10,748</text:p>
          </table:table-cell>
          <table:table-cell office:value-type="float" office:value="10927.2125" table:style-name="ce26">
            <text:p>10,927</text:p>
          </table:table-cell>
          <table:table-cell office:value-type="float" office:value="11719.472704412699" table:style-name="ce26">
            <text:p>11,719</text:p>
          </table:table-cell>
          <table:table-cell office:value-type="float" office:value="11660.692828711901" table:style-name="ce26">
            <text:p>11,661</text:p>
          </table:table-cell>
          <table:table-cell office:value-type="float" office:value="12050" table:style-name="ce26">
            <text:p>12,050</text:p>
          </table:table-cell>
          <table:table-cell office:value-type="float" office:value="12690" table:style-name="ce26">
            <text:p>12,690</text:p>
          </table:table-cell>
          <table:table-cell office:value-type="float" office:value="12919" table:style-name="ce26">
            <text:p>12,919</text:p>
          </table:table-cell>
          <table:table-cell office:value-type="float" office:value="13207" table:style-name="ce26">
            <text:p>13,207</text:p>
          </table:table-cell>
          <table:table-cell office:value-type="float" office:value="13152.498219999999" table:style-name="ce26">
            <text:p>13,152</text:p>
          </table:table-cell>
          <table:table-cell office:value-type="float" office:value="13386.97859477" table:style-name="ce26">
            <text:p>13,387</text:p>
          </table:table-cell>
          <table:table-cell office:value-type="float" office:value="13217.89964654" table:style-name="ce26">
            <text:p>13,218</text:p>
          </table:table-cell>
          <table:table-cell office:value-type="float" office:value="13409.55019206" table:style-name="ce26">
            <text:p>13,410</text:p>
          </table:table-cell>
          <table:table-cell office:value-type="float" office:value="13356.840663000001" table:style-name="ce26">
            <text:p>13,357</text:p>
          </table:table-cell>
          <table:table-cell office:value-type="float" office:value="13683.647100742501" table:style-name="ce26">
            <text:p>13,684</text:p>
          </table:table-cell>
          <table:table-cell office:value-type="float" office:value="13587.443565986199" table:style-name="ce26">
            <text:p>13,587</text:p>
          </table:table-cell>
          <table:table-cell office:value-type="float" office:value="13435.83803101" table:style-name="ce26">
            <text:p>13,436</text:p>
          </table:table-cell>
          <table:table-cell office:value-type="float" office:value="13573.38057951" table:style-name="ce26">
            <text:p>13,573</text:p>
          </table:table-cell>
          <table:table-cell office:value-type="float" office:value="13741.680605" table:style-name="ce26">
            <text:p>13,742</text:p>
          </table:table-cell>
          <table:table-cell office:value-type="float" office:value="13239.389370000001" table:style-name="ce26">
            <text:p>13,239</text:p>
          </table:table-cell>
          <table:table-cell office:value-type="float" office:value="13247.274982000001" table:style-name="ce26">
            <text:p>13,247</text:p>
          </table:table-cell>
          <table:table-cell office:value-type="float" office:value="14867.587661" table:style-name="ce26">
            <text:p>14,868</text:p>
          </table:table-cell>
          <table:table-cell office:value-type="float" office:value="14631.993209" table:style-name="ce26">
            <text:p>14,632</text:p>
          </table:table-cell>
          <table:table-cell office:value-type="float" office:value="14622.183876999999" table:style-name="ce26">
            <text:p>14,622</text:p>
          </table:table-cell>
          <table:table-cell office:value-type="float" office:value="14906.447805" table:style-name="ce26">
            <text:p>14,906</text:p>
          </table:table-cell>
          <table:table-cell office:value-type="float" office:value="15372.431483" table:style-name="ce26">
            <text:p>15,372</text:p>
          </table:table-cell>
          <table:table-cell office:value-type="float" office:value="15727.792853000001" table:style-name="ce26">
            <text:p>15,728</text:p>
          </table:table-cell>
          <table:table-cell office:value-type="float" office:value="15479.002839000001" table:style-name="ce26">
            <text:p>15,479</text:p>
          </table:table-cell>
          <table:table-cell office:value-type="float" office:value="14516.89012" table:style-name="ce26">
            <text:p>14,517</text:p>
          </table:table-cell>
          <table:table-cell office:value-type="float" office:value="13941.856352000001" table:style-name="ce26">
            <text:p>13,942</text:p>
          </table:table-cell>
          <table:table-cell office:value-type="float" office:value="13852.06979" table:style-name="ce26">
            <text:p>13,852</text:p>
          </table:table-cell>
          <table:table-cell office:value-type="float" office:value="14726.093002" table:style-name="ce26">
            <text:p>14,726</text:p>
          </table:table-cell>
          <table:table-cell office:value-type="float" office:value="14987.596815999999" table:style-name="ce26">
            <text:p>14,988</text:p>
          </table:table-cell>
          <table:table-cell table:number-columns-repeated="16332"/>
        </table:table-row>
        <table:table-row table:style-name="ro3">
          <table:table-cell office:value-type="string" table:style-name="ce1">
            <text:p>Flour milling</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4697" table:style-name="ce19">
            <text:p>4,697</text:p>
          </table:table-cell>
          <table:table-cell office:value-type="float" office:value="4749" table:style-name="ce19">
            <text:p>4,749</text:p>
          </table:table-cell>
          <table:table-cell office:value-type="float" office:value="4828" table:style-name="ce19">
            <text:p>4,828</text:p>
          </table:table-cell>
          <table:table-cell office:value-type="float" office:value="4919" table:style-name="ce19">
            <text:p>4,919</text:p>
          </table:table-cell>
          <table:table-cell office:value-type="float" office:value="5111" table:style-name="ce19">
            <text:p>5,111</text:p>
          </table:table-cell>
          <table:table-cell office:value-type="float" office:value="5032" table:style-name="ce19">
            <text:p>5,032</text:p>
          </table:table-cell>
          <table:table-cell office:value-type="float" office:value="4878" table:style-name="ce19">
            <text:p>4,878</text:p>
          </table:table-cell>
          <table:table-cell office:value-type="float" office:value="4936.5" table:style-name="ce19">
            <text:p>4,937</text:p>
          </table:table-cell>
          <table:table-cell office:value-type="float" office:value="4952" table:style-name="ce19">
            <text:p>4,952</text:p>
          </table:table-cell>
          <table:table-cell office:value-type="float" office:value="5166" table:style-name="ce19">
            <text:p>5,166</text:p>
          </table:table-cell>
          <table:table-cell office:value-type="float" office:value="5289.665" table:style-name="ce19">
            <text:p>5,290</text:p>
          </table:table-cell>
          <table:table-cell office:value-type="float" office:value="5337.7088700000004" table:style-name="ce19">
            <text:p>5,338</text:p>
          </table:table-cell>
          <table:table-cell office:value-type="float" office:value="5501" table:style-name="ce19">
            <text:p>5,501</text:p>
          </table:table-cell>
          <table:table-cell office:value-type="float" office:value="5535" table:style-name="ce19">
            <text:p>5,535</text:p>
          </table:table-cell>
          <table:table-cell office:value-type="float" office:value="5707" table:style-name="ce19">
            <text:p>5,707</text:p>
          </table:table-cell>
          <table:table-cell office:value-type="float" office:value="5668" table:style-name="ce19">
            <text:p>5,668</text:p>
          </table:table-cell>
          <table:table-cell office:value-type="float" office:value="5616.7179999999998" table:style-name="ce19">
            <text:p>5,617</text:p>
          </table:table-cell>
          <table:table-cell office:value-type="float" office:value="5672.3238199999996" table:style-name="ce19">
            <text:p>5,672</text:p>
          </table:table-cell>
          <table:table-cell office:value-type="float" office:value="5628.4658600000002" table:style-name="ce19">
            <text:p>5,628</text:p>
          </table:table-cell>
          <table:table-cell office:value-type="float" office:value="5611.3875399999997" table:style-name="ce19">
            <text:p>5,611</text:p>
          </table:table-cell>
          <table:table-cell office:value-type="float" office:value="5600.3361000000004" table:style-name="ce19">
            <text:p>5,600</text:p>
          </table:table-cell>
          <table:table-cell office:value-type="float" office:value="5640.6992499999997" table:style-name="ce19">
            <text:p>5,641</text:p>
          </table:table-cell>
          <table:table-cell office:value-type="float" office:value="5615.5948200000003" table:style-name="ce19">
            <text:p>5,616</text:p>
          </table:table-cell>
          <table:table-cell office:value-type="float" office:value="5672.6025799999998" table:style-name="ce19">
            <text:p>5,673</text:p>
          </table:table-cell>
          <table:table-cell office:value-type="float" office:value="6122.9950799999997" table:style-name="ce19">
            <text:p>6,123</text:p>
          </table:table-cell>
          <table:table-cell office:value-type="float" office:value="6066.5151599999999" table:style-name="ce19">
            <text:p>6,067</text:p>
          </table:table-cell>
          <table:table-cell office:value-type="float" office:value="5812.9156199999998" table:style-name="ce19">
            <text:p>5,813</text:p>
          </table:table-cell>
          <table:table-cell office:value-type="float" office:value="5857.4925599999997" table:style-name="ce19">
            <text:p>5,857</text:p>
          </table:table-cell>
          <table:table-cell office:value-type="float" office:value="6781.2290000000003" table:style-name="ce19">
            <text:p>6,781</text:p>
          </table:table-cell>
          <table:table-cell office:value-type="float" office:value="6505.9308799999999" table:style-name="ce19">
            <text:p>6,506</text:p>
          </table:table-cell>
          <table:table-cell office:value-type="float" office:value="6724.7730000000001" table:style-name="ce19">
            <text:p>6,725</text:p>
          </table:table-cell>
          <table:table-cell office:value-type="float" office:value="6591.3550800000003" table:style-name="ce19">
            <text:p>6,591</text:p>
          </table:table-cell>
          <table:table-cell office:value-type="float" office:value="6876.1670000000004" table:style-name="ce19">
            <text:p>6,876</text:p>
          </table:table-cell>
          <table:table-cell office:value-type="float" office:value="7138.4470000000001" table:style-name="ce19">
            <text:p>7,138</text:p>
          </table:table-cell>
          <table:table-cell office:value-type="float" office:value="6588.7911199999999" table:style-name="ce19">
            <text:p>6,589</text:p>
          </table:table-cell>
          <table:table-cell office:value-type="float" office:value="5814.0522199999996" table:style-name="ce19">
            <text:p>5,814</text:p>
          </table:table-cell>
          <table:table-cell office:value-type="float" office:value="5802.9365600000001" table:style-name="ce19">
            <text:p>5,803</text:p>
          </table:table-cell>
          <table:table-cell office:value-type="float" office:value="5793.0754800000004" table:style-name="ce19">
            <text:p>5,793</text:p>
          </table:table-cell>
          <table:table-cell office:value-type="float" office:value="5984.6441199999999" table:style-name="ce19">
            <text:p>5,985</text:p>
          </table:table-cell>
          <table:table-cell office:value-type="float" office:value="6288.14912" table:style-name="ce19">
            <text:p>6,288</text:p>
          </table:table-cell>
          <table:table-cell table:number-columns-repeated="16332"/>
        </table:table-row>
        <table:table-row table:style-name="ro3">
          <table:table-cell office:value-type="string" table:style-name="ce1">
            <text:p>Animal feed</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5167" table:style-name="ce19">
            <text:p>5,167</text:p>
          </table:table-cell>
          <table:table-cell office:value-type="float" office:value="5202" table:style-name="ce19">
            <text:p>5,202</text:p>
          </table:table-cell>
          <table:table-cell office:value-type="float" office:value="5840" table:style-name="ce19">
            <text:p>5,840</text:p>
          </table:table-cell>
          <table:table-cell office:value-type="float" office:value="5817" table:style-name="ce19">
            <text:p>5,817</text:p>
          </table:table-cell>
          <table:table-cell office:value-type="float" office:value="5796" table:style-name="ce19">
            <text:p>5,796</text:p>
          </table:table-cell>
          <table:table-cell office:value-type="float" office:value="5253" table:style-name="ce19">
            <text:p>5,253</text:p>
          </table:table-cell>
          <table:table-cell office:value-type="float" office:value="5018" table:style-name="ce19">
            <text:p>5,018</text:p>
          </table:table-cell>
          <table:table-cell office:value-type="float" office:value="4562.5" table:style-name="ce19">
            <text:p>4,563</text:p>
          </table:table-cell>
          <table:table-cell office:value-type="float" office:value="4530" table:style-name="ce19">
            <text:p>4,530</text:p>
          </table:table-cell>
          <table:table-cell office:value-type="float" office:value="4576" table:style-name="ce19">
            <text:p>4,576</text:p>
          </table:table-cell>
          <table:table-cell office:value-type="float" office:value="5370.5344994126999" table:style-name="ce19">
            <text:p>5,371</text:p>
          </table:table-cell>
          <table:table-cell office:value-type="float" office:value="5213.0238567118804" table:style-name="ce19">
            <text:p>5,213</text:p>
          </table:table-cell>
          <table:table-cell office:value-type="float" office:value="5346" table:style-name="ce19">
            <text:p>5,346</text:p>
          </table:table-cell>
          <table:table-cell office:value-type="float" office:value="5955" table:style-name="ce19">
            <text:p>5,955</text:p>
          </table:table-cell>
          <table:table-cell office:value-type="float" office:value="6117" table:style-name="ce19">
            <text:p>6,117</text:p>
          </table:table-cell>
          <table:table-cell office:value-type="float" office:value="6395" table:style-name="ce19">
            <text:p>6,395</text:p>
          </table:table-cell>
          <table:table-cell office:value-type="float" office:value="6483.0969999999998" table:style-name="ce19">
            <text:p>6,483</text:p>
          </table:table-cell>
          <table:table-cell office:value-type="float" office:value="6597.3940000000002" table:style-name="ce19">
            <text:p>6,597</text:p>
          </table:table-cell>
          <table:table-cell office:value-type="float" office:value="6477.9589999999998" table:style-name="ce19">
            <text:p>6,478</text:p>
          </table:table-cell>
          <table:table-cell office:value-type="float" office:value="6707.5630000000001" table:style-name="ce19">
            <text:p>6,708</text:p>
          </table:table-cell>
          <table:table-cell office:value-type="float" office:value="6627.0820000000003" table:style-name="ce19">
            <text:p>6,627</text:p>
          </table:table-cell>
          <table:table-cell office:value-type="float" office:value="7001.7359999999999" table:style-name="ce19">
            <text:p>7,002</text:p>
          </table:table-cell>
          <table:table-cell office:value-type="float" office:value="6867.0150000000003" table:style-name="ce19">
            <text:p>6,867</text:p>
          </table:table-cell>
          <table:table-cell office:value-type="float" office:value="6611.0820000000003" table:style-name="ce19">
            <text:p>6,611</text:p>
          </table:table-cell>
          <table:table-cell office:value-type="float" office:value="6237.6109999999999" table:style-name="ce19">
            <text:p>6,238</text:p>
          </table:table-cell>
          <table:table-cell office:value-type="float" office:value="6556.9380000000001" table:style-name="ce19">
            <text:p>6,557</text:p>
          </table:table-cell>
          <table:table-cell office:value-type="float" office:value="6389.1149999999998" table:style-name="ce19">
            <text:p>6,389</text:p>
          </table:table-cell>
          <table:table-cell office:value-type="float" office:value="6267.5709999999999" table:style-name="ce19">
            <text:p>6,268</text:p>
          </table:table-cell>
          <table:table-cell office:value-type="float" office:value="6807.473" table:style-name="ce19">
            <text:p>6,807</text:p>
          </table:table-cell>
          <table:table-cell office:value-type="float" office:value="6718.7920000000004" table:style-name="ce19">
            <text:p>6,719</text:p>
          </table:table-cell>
          <table:table-cell office:value-type="float" office:value="6564.5990000000002" table:style-name="ce19">
            <text:p>6,565</text:p>
          </table:table-cell>
          <table:table-cell office:value-type="float" office:value="7074.63" table:style-name="ce19">
            <text:p>7,075</text:p>
          </table:table-cell>
          <table:table-cell office:value-type="float" office:value="7269.9920000000002" table:style-name="ce19">
            <text:p>7,270</text:p>
          </table:table-cell>
          <table:table-cell office:value-type="float" office:value="7347.4790000000003" table:style-name="ce19">
            <text:p>7,347</text:p>
          </table:table-cell>
          <table:table-cell office:value-type="float" office:value="7667.1769999999997" table:style-name="ce19">
            <text:p>7,667</text:p>
          </table:table-cell>
          <table:table-cell office:value-type="float" office:value="7458.7889999999998" table:style-name="ce19">
            <text:p>7,459</text:p>
          </table:table-cell>
          <table:table-cell office:value-type="float" office:value="6941.8609999999999" table:style-name="ce19">
            <text:p>6,942</text:p>
          </table:table-cell>
          <table:table-cell office:value-type="float" office:value="6676.7179999999998" table:style-name="ce19">
            <text:p>6,677</text:p>
          </table:table-cell>
          <table:table-cell office:value-type="float" office:value="7156.3770000000004" table:style-name="ce19">
            <text:p>7,156</text:p>
          </table:table-cell>
          <table:table-cell office:value-type="float" office:value="7134.7690000000002" table:style-name="ce19">
            <text:p>7,135</text:p>
          </table:table-cell>
          <table:table-cell table:number-columns-repeated="16332"/>
        </table:table-row>
        <table:table-row table:style-name="ro3">
          <table:table-cell office:value-type="string" table:style-name="ce1">
            <text:p>Seed</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325" table:style-name="ce19">
            <text:p>325</text:p>
          </table:table-cell>
          <table:table-cell office:value-type="float" office:value="347" table:style-name="ce19">
            <text:p>347</text:p>
          </table:table-cell>
          <table:table-cell office:value-type="float" office:value="357" table:style-name="ce19">
            <text:p>357</text:p>
          </table:table-cell>
          <table:table-cell office:value-type="float" office:value="337" table:style-name="ce19">
            <text:p>337</text:p>
          </table:table-cell>
          <table:table-cell office:value-type="float" office:value="357" table:style-name="ce19">
            <text:p>357</text:p>
          </table:table-cell>
          <table:table-cell office:value-type="float" office:value="365" table:style-name="ce19">
            <text:p>365</text:p>
          </table:table-cell>
          <table:table-cell office:value-type="float" office:value="353" table:style-name="ce19">
            <text:p>353</text:p>
          </table:table-cell>
          <table:table-cell office:value-type="float" office:value="356" table:style-name="ce19">
            <text:p>356</text:p>
          </table:table-cell>
          <table:table-cell office:value-type="float" office:value="311" table:style-name="ce19">
            <text:p>311</text:p>
          </table:table-cell>
          <table:table-cell office:value-type="float" office:value="310" table:style-name="ce19">
            <text:p>310</text:p>
          </table:table-cell>
          <table:table-cell office:value-type="float" office:value="334.62" table:style-name="ce19">
            <text:p>335</text:p>
          </table:table-cell>
          <table:table-cell office:value-type="float" office:value="355.68" table:style-name="ce19">
            <text:p>356</text:p>
          </table:table-cell>
          <table:table-cell office:value-type="float" office:value="366" table:style-name="ce19">
            <text:p>366</text:p>
          </table:table-cell>
          <table:table-cell office:value-type="float" office:value="368" table:style-name="ce19">
            <text:p>368</text:p>
          </table:table-cell>
          <table:table-cell office:value-type="float" office:value="332" table:style-name="ce19">
            <text:p>332</text:p>
          </table:table-cell>
          <table:table-cell office:value-type="float" office:value="375" table:style-name="ce19">
            <text:p>375</text:p>
          </table:table-cell>
          <table:table-cell office:value-type="float" office:value="265" table:style-name="ce19">
            <text:p>265</text:p>
          </table:table-cell>
          <table:table-cell office:value-type="float" office:value="298" table:style-name="ce19">
            <text:p>298</text:p>
          </table:table-cell>
          <table:table-cell office:value-type="float" office:value="281" table:style-name="ce19">
            <text:p>281</text:p>
          </table:table-cell>
          <table:table-cell office:value-type="float" office:value="281" table:style-name="ce19">
            <text:p>281</text:p>
          </table:table-cell>
          <table:table-cell office:value-type="float" office:value="275" table:style-name="ce19">
            <text:p>275</text:p>
          </table:table-cell>
          <table:table-cell office:value-type="float" office:value="254" table:style-name="ce19">
            <text:p>254</text:p>
          </table:table-cell>
          <table:table-cell office:value-type="float" office:value="254" table:style-name="ce19">
            <text:p>254</text:p>
          </table:table-cell>
          <table:table-cell office:value-type="float" office:value="311" table:style-name="ce19">
            <text:p>311</text:p>
          </table:table-cell>
          <table:table-cell office:value-type="float" office:value="322" table:style-name="ce19">
            <text:p>322</text:p>
          </table:table-cell>
          <table:table-cell office:value-type="float" office:value="290" table:style-name="ce19">
            <text:p>290</text:p>
          </table:table-cell>
          <table:table-cell office:value-type="float" office:value="295" table:style-name="ce19">
            <text:p>295</text:p>
          </table:table-cell>
          <table:table-cell office:value-type="float" office:value="299" table:style-name="ce19">
            <text:p>299</text:p>
          </table:table-cell>
          <table:table-cell office:value-type="float" office:value="304" table:style-name="ce19">
            <text:p>304</text:p>
          </table:table-cell>
          <table:table-cell office:value-type="float" office:value="293" table:style-name="ce19">
            <text:p>293</text:p>
          </table:table-cell>
          <table:table-cell office:value-type="float" office:value="291" table:style-name="ce19">
            <text:p>291</text:p>
          </table:table-cell>
          <table:table-cell office:value-type="float" office:value="281" table:style-name="ce19">
            <text:p>281</text:p>
          </table:table-cell>
          <table:table-cell office:value-type="float" office:value="283" table:style-name="ce19">
            <text:p>283</text:p>
          </table:table-cell>
          <table:table-cell office:value-type="float" office:value="278" table:style-name="ce19">
            <text:p>278</text:p>
          </table:table-cell>
          <table:table-cell office:value-type="float" office:value="271" table:style-name="ce19">
            <text:p>271</text:p>
          </table:table-cell>
          <table:table-cell office:value-type="float" office:value="281" table:style-name="ce19">
            <text:p>281</text:p>
          </table:table-cell>
          <table:table-cell office:value-type="float" office:value="215" table:style-name="ce19">
            <text:p>215</text:p>
          </table:table-cell>
          <table:table-cell office:value-type="float" office:value="278" table:style-name="ce19">
            <text:p>278</text:p>
          </table:table-cell>
          <table:table-cell office:value-type="float" office:value="280" table:style-name="ce19">
            <text:p>280</text:p>
          </table:table-cell>
          <table:table-cell office:value-type="float" office:value="267" table:style-name="ce19">
            <text:p>267</text:p>
          </table:table-cell>
          <table:table-cell table:number-columns-repeated="16332"/>
        </table:table-row>
        <table:table-row table:style-name="ro3">
          <table:table-cell office:value-type="string" table:style-name="ce1">
            <text:p>Other uses and waste</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436" table:style-name="ce19">
            <text:p>436</text:p>
          </table:table-cell>
          <table:table-cell office:value-type="float" office:value="623" table:style-name="ce19">
            <text:p>623</text:p>
          </table:table-cell>
          <table:table-cell office:value-type="float" office:value="688" table:style-name="ce19">
            <text:p>688</text:p>
          </table:table-cell>
          <table:table-cell office:value-type="float" office:value="719" table:style-name="ce19">
            <text:p>719</text:p>
          </table:table-cell>
          <table:table-cell office:value-type="float" office:value="806" table:style-name="ce19">
            <text:p>806</text:p>
          </table:table-cell>
          <table:table-cell office:value-type="float" office:value="846" table:style-name="ce19">
            <text:p>846</text:p>
          </table:table-cell>
          <table:table-cell office:value-type="float" office:value="868" table:style-name="ce19">
            <text:p>868</text:p>
          </table:table-cell>
          <table:table-cell office:value-type="float" office:value="920" table:style-name="ce19">
            <text:p>920</text:p>
          </table:table-cell>
          <table:table-cell office:value-type="float" office:value="955.20441249999897" table:style-name="ce19">
            <text:p>955</text:p>
          </table:table-cell>
          <table:table-cell office:value-type="float" office:value="875.212500000001" table:style-name="ce19">
            <text:p>875</text:p>
          </table:table-cell>
          <table:table-cell office:value-type="float" office:value="724.65320499999996" table:style-name="ce19">
            <text:p>725</text:p>
          </table:table-cell>
          <table:table-cell office:value-type="float" office:value="754.28010199999801" table:style-name="ce19">
            <text:p>754</text:p>
          </table:table-cell>
          <table:table-cell office:value-type="float" office:value="837" table:style-name="ce19">
            <text:p>837</text:p>
          </table:table-cell>
          <table:table-cell office:value-type="float" office:value="833" table:style-name="ce19">
            <text:p>833</text:p>
          </table:table-cell>
          <table:table-cell office:value-type="float" office:value="763" table:style-name="ce19">
            <text:p>763</text:p>
          </table:table-cell>
          <table:table-cell office:value-type="float" office:value="769" table:style-name="ce19">
            <text:p>769</text:p>
          </table:table-cell>
          <table:table-cell office:value-type="float" office:value="787.68322000000103" table:style-name="ce19">
            <text:p>788</text:p>
          </table:table-cell>
          <table:table-cell office:value-type="float" office:value="819.26077476999899" table:style-name="ce19">
            <text:p>819</text:p>
          </table:table-cell>
          <table:table-cell office:value-type="float" office:value="830.47478653999997" table:style-name="ce19">
            <text:p>830</text:p>
          </table:table-cell>
          <table:table-cell office:value-type="float" office:value="809.59965206000004" table:style-name="ce19">
            <text:p>810</text:p>
          </table:table-cell>
          <table:table-cell office:value-type="float" office:value="854.42256299999701" table:style-name="ce19">
            <text:p>854</text:p>
          </table:table-cell>
          <table:table-cell office:value-type="float" office:value="787.21185074250104" table:style-name="ce19">
            <text:p>787</text:p>
          </table:table-cell>
          <table:table-cell office:value-type="float" office:value="850.83374598620003" table:style-name="ce19">
            <text:p>851</text:p>
          </table:table-cell>
          <table:table-cell office:value-type="float" office:value="841.15345100999798" table:style-name="ce19">
            <text:p>841</text:p>
          </table:table-cell>
          <table:table-cell office:value-type="float" office:value="890.77449951000006" table:style-name="ce19">
            <text:p>891</text:p>
          </table:table-cell>
          <table:table-cell office:value-type="float" office:value="828.22744499999999" table:style-name="ce19">
            <text:p>828</text:p>
          </table:table-cell>
          <table:table-cell office:value-type="float" office:value="742.35874999999896" table:style-name="ce19">
            <text:p>742</text:p>
          </table:table-cell>
          <table:table-cell office:value-type="float" office:value="823.21142199999997" table:style-name="ce19">
            <text:p>823</text:p>
          </table:table-cell>
          <table:table-cell office:value-type="float" office:value="974.88566099999798" table:style-name="ce19">
            <text:p>975</text:p>
          </table:table-cell>
          <table:table-cell office:value-type="float" office:value="1114.2703289999999" table:style-name="ce19">
            <text:p>1,114</text:p>
          </table:table-cell>
          <table:table-cell office:value-type="float" office:value="1041.8118770000001" table:style-name="ce19">
            <text:p>1,042</text:p>
          </table:table-cell>
          <table:table-cell office:value-type="float" office:value="959.46272499999804" table:style-name="ce19">
            <text:p>959</text:p>
          </table:table-cell>
          <table:table-cell office:value-type="float" office:value="943.27248300000099" table:style-name="ce19">
            <text:p>943</text:p>
          </table:table-cell>
          <table:table-cell office:value-type="float" office:value="963.86685299999999" table:style-name="ce19">
            <text:p>964</text:p>
          </table:table-cell>
          <table:table-cell office:value-type="float" office:value="952.03471900000102" table:style-name="ce19">
            <text:p>952</text:p>
          </table:table-cell>
          <table:table-cell office:value-type="float" office:value="963.04890000000205" table:style-name="ce19">
            <text:p>963</text:p>
          </table:table-cell>
          <table:table-cell office:value-type="float" office:value="982.05879199999902" table:style-name="ce19">
            <text:p>982</text:p>
          </table:table-cell>
          <table:table-cell office:value-type="float" office:value="1104.27631" table:style-name="ce19">
            <text:p>1,104</text:p>
          </table:table-cell>
          <table:table-cell office:value-type="float" office:value="1305.071882" table:style-name="ce19">
            <text:p>1,305</text:p>
          </table:table-cell>
          <table:table-cell office:value-type="float" office:value="1297.6786959999999" table:style-name="ce19">
            <text:p>1,298</text:p>
          </table:table-cell>
          <table:table-cell table:number-columns-repeated="16332"/>
        </table:table-row>
        <table:table-row table:style-name="ro2">
          <table:table-cell office:value-type="string" table:style-name="ce21">
            <text:p>Production as % of total new supply for use in UK</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percentage" office:value="1.0787537862397201" table:style-name="ce21">
            <text:p>108%</text:p>
          </table:table-cell>
          <table:table-cell office:value-type="percentage" office:value="1.0234494477485101" table:style-name="ce21">
            <text:p>102%</text:p>
          </table:table-cell>
          <table:table-cell office:value-type="percentage" office:value="1.1962335540459199" table:style-name="ce21">
            <text:p>120%</text:p>
          </table:table-cell>
          <table:table-cell office:value-type="percentage" office:value="1.2523599748269401" table:style-name="ce21">
            <text:p>125%</text:p>
          </table:table-cell>
          <table:table-cell office:value-type="percentage" office:value="1.02503489183531" table:style-name="ce21">
            <text:p>103%</text:p>
          </table:table-cell>
          <table:table-cell office:value-type="percentage" office:value="1.2083871523292899" table:style-name="ce21">
            <text:p>121%</text:p>
          </table:table-cell>
          <table:table-cell office:value-type="percentage" office:value="1.3664070107108099" table:style-name="ce21">
            <text:p>137%</text:p>
          </table:table-cell>
          <table:table-cell office:value-type="percentage" office:value="1.29641664410145" table:style-name="ce21">
            <text:p>130%</text:p>
          </table:table-cell>
          <table:table-cell office:value-type="percentage" office:value="1.2368374868374901" table:style-name="ce21">
            <text:p>124%</text:p>
          </table:table-cell>
          <table:table-cell office:value-type="percentage" office:value="1.1998510658102901" table:style-name="ce21">
            <text:p>120%</text:p>
          </table:table-cell>
          <table:table-cell office:value-type="percentage" office:value="1.2052362257920499" table:style-name="ce21">
            <text:p>121%</text:p>
          </table:table-cell>
          <table:table-cell office:value-type="percentage" office:value="1.17461230554723" table:style-name="ce21">
            <text:p>117%</text:p>
          </table:table-cell>
          <table:table-cell office:value-type="percentage" office:value="1.25" table:style-name="ce21">
            <text:p>125%</text:p>
          </table:table-cell>
          <table:table-cell office:value-type="percentage" office:value="1.21" table:style-name="ce21">
            <text:p>121%</text:p>
          </table:table-cell>
          <table:table-cell office:value-type="percentage" office:value="1.24" table:style-name="ce21">
            <text:p>124%</text:p>
          </table:table-cell>
          <table:table-cell office:value-type="percentage" office:value="1.1299999999999999" table:style-name="ce21">
            <text:p>113%</text:p>
          </table:table-cell>
          <table:table-cell office:value-type="percentage" office:value="1.1756508519668101" table:style-name="ce21">
            <text:p>118%</text:p>
          </table:table-cell>
          <table:table-cell office:value-type="percentage" office:value="1.0285105249133999" table:style-name="ce21">
            <text:p>103%</text:p>
          </table:table-cell>
          <table:table-cell office:value-type="percentage" office:value="1.0163527615169301" table:style-name="ce21">
            <text:p>102%</text:p>
          </table:table-cell>
          <table:table-cell office:value-type="percentage" office:value="1.24297520661157" table:style-name="ce21">
            <text:p>124%</text:p>
          </table:table-cell>
          <table:table-cell office:value-type="percentage" office:value="1.1080635920939601" table:style-name="ce21">
            <text:p>111%</text:p>
          </table:table-cell>
          <table:table-cell office:value-type="percentage" office:value="1.09512231063955" table:style-name="ce21">
            <text:p>110%</text:p>
          </table:table-cell>
          <table:table-cell office:value-type="percentage" office:value="1.0796078144435499" table:style-name="ce21">
            <text:p>108%</text:p>
          </table:table-cell>
          <table:table-cell office:value-type="percentage" office:value="1.0537180202438801" table:style-name="ce21">
            <text:p>105%</text:p>
          </table:table-cell>
          <table:table-cell office:value-type="percentage" office:value="1.0966185420008701" table:style-name="ce21">
            <text:p>110%</text:p>
          </table:table-cell>
          <table:table-cell office:value-type="percentage" office:value="1.0884627281163" table:style-name="ce21">
            <text:p>109%</text:p>
          </table:table-cell>
          <table:table-cell office:value-type="percentage" office:value="1.1757547020704899" table:style-name="ce21">
            <text:p>118%</text:p>
          </table:table-cell>
          <table:table-cell office:value-type="percentage" office:value="1.0998414071511" table:style-name="ce21">
            <text:p>110%</text:p>
          </table:table-cell>
          <table:table-cell office:value-type="percentage" office:value="0.979177434837185" table:style-name="ce21">
            <text:p>98%</text:p>
          </table:table-cell>
          <table:table-cell office:value-type="percentage" office:value="0.82566837512120805" table:style-name="ce21">
            <text:p>83%</text:p>
          </table:table-cell>
          <table:table-cell office:value-type="percentage" office:value="0.96060623589980898" table:style-name="ce21">
            <text:p>96%</text:p>
          </table:table-cell>
          <table:table-cell office:value-type="percentage" office:value="1.0262004373396201" table:style-name="ce21">
            <text:p>103%</text:p>
          </table:table-cell>
          <table:table-cell office:value-type="percentage" office:value="1.1123952290828001" table:style-name="ce21">
            <text:p>111%</text:p>
          </table:table-cell>
          <table:table-cell office:value-type="percentage" office:value="0.92246253789917798" table:style-name="ce21">
            <text:p>92%</text:p>
          </table:table-cell>
          <table:table-cell office:value-type="percentage" office:value="0.86425656720224397" table:style-name="ce21">
            <text:p>86%</text:p>
          </table:table-cell>
          <table:table-cell office:value-type="percentage" office:value="0.99350927683546597" table:style-name="ce21">
            <text:p>99%</text:p>
          </table:table-cell>
          <table:table-cell office:value-type="percentage" office:value="0.85688936207967303" table:style-name="ce21">
            <text:p>86%</text:p>
          </table:table-cell>
          <table:table-cell office:value-type="percentage" office:value="0.88795784929854604" table:style-name="ce21">
            <text:p>89%</text:p>
          </table:table-cell>
          <table:table-cell office:value-type="percentage" office:value="0.95284812066956903" table:style-name="ce21">
            <text:p>95%</text:p>
          </table:table-cell>
          <table:table-cell office:value-type="percentage" office:value="0.96171155577096201" table:style-name="ce21">
            <text:p>96%</text:p>
          </table:table-cell>
          <table:table-cell table:number-columns-repeated="16332"/>
        </table:table-row>
        <table:table-row table:style-name="ro3">
          <table:table-cell office:value-type="string" table:style-name="ce28">
            <text:p>% of home grown wheat in milling grist</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percentage" office:value="0.78200000000000003" table:style-name="ce28">
            <text:p>78%</text:p>
          </table:table-cell>
          <table:table-cell office:value-type="percentage" office:value="0.76100000000000001" table:style-name="ce28">
            <text:p>76%</text:p>
          </table:table-cell>
          <table:table-cell office:value-type="percentage" office:value="0.63800000000000001" table:style-name="ce28">
            <text:p>64%</text:p>
          </table:table-cell>
          <table:table-cell office:value-type="percentage" office:value="0.77800000000000002" table:style-name="ce28">
            <text:p>78%</text:p>
          </table:table-cell>
          <table:table-cell office:value-type="percentage" office:value="0.65600000000000003" table:style-name="ce28">
            <text:p>66%</text:p>
          </table:table-cell>
          <table:table-cell office:value-type="percentage" office:value="0.82699999999999996" table:style-name="ce28">
            <text:p>83%</text:p>
          </table:table-cell>
          <table:table-cell office:value-type="percentage" office:value="0.876" table:style-name="ce28">
            <text:p>88%</text:p>
          </table:table-cell>
          <table:table-cell office:value-type="percentage" office:value="0.87187278436138904" table:style-name="ce28">
            <text:p>87%</text:p>
          </table:table-cell>
          <table:table-cell office:value-type="percentage" office:value="0.83218901453958005" table:style-name="ce28">
            <text:p>83%</text:p>
          </table:table-cell>
          <table:table-cell office:value-type="percentage" office:value="0.71815718157181596" table:style-name="ce28">
            <text:p>72%</text:p>
          </table:table-cell>
          <table:table-cell office:value-type="percentage" office:value="0.77613743025314497" table:style-name="ce28">
            <text:p>78%</text:p>
          </table:table-cell>
          <table:table-cell office:value-type="percentage" office:value="0.86139278330479596" table:style-name="ce28">
            <text:p>86%</text:p>
          </table:table-cell>
          <table:table-cell office:value-type="percentage" office:value="0.87" table:style-name="ce28">
            <text:p>87%</text:p>
          </table:table-cell>
          <table:table-cell office:value-type="percentage" office:value="0.84" table:style-name="ce28">
            <text:p>84%</text:p>
          </table:table-cell>
          <table:table-cell office:value-type="percentage" office:value="0.8" table:style-name="ce28">
            <text:p>80%</text:p>
          </table:table-cell>
          <table:table-cell office:value-type="percentage" office:value="0.83" table:style-name="ce28">
            <text:p>83%</text:p>
          </table:table-cell>
          <table:table-cell office:value-type="percentage" office:value="0.82061071964090104" table:style-name="ce28">
            <text:p>82%</text:p>
          </table:table-cell>
          <table:table-cell office:value-type="percentage" office:value="0.84502030774399595" table:style-name="ce28">
            <text:p>85%</text:p>
          </table:table-cell>
          <table:table-cell office:value-type="percentage" office:value="0.82729804813988905" table:style-name="ce28">
            <text:p>83%</text:p>
          </table:table-cell>
          <table:table-cell office:value-type="percentage" office:value="0.84828172463026896" table:style-name="ce28">
            <text:p>85%</text:p>
          </table:table-cell>
          <table:table-cell office:value-type="percentage" office:value="0.85518761275774102" table:style-name="ce28">
            <text:p>86%</text:p>
          </table:table-cell>
          <table:table-cell office:value-type="percentage" office:value="0.81832874000506195" table:style-name="ce28">
            <text:p>82%</text:p>
          </table:table-cell>
          <table:table-cell office:value-type="percentage" office:value="0.84483568207294601" table:style-name="ce28">
            <text:p>84%</text:p>
          </table:table-cell>
          <table:table-cell office:value-type="percentage" office:value="0.82738014585185304" table:style-name="ce28">
            <text:p>83%</text:p>
          </table:table-cell>
          <table:table-cell office:value-type="percentage" office:value="0.80322455526127901" table:style-name="ce28">
            <text:p>80%</text:p>
          </table:table-cell>
          <table:table-cell office:value-type="percentage" office:value="0.80272065783480195" table:style-name="ce28">
            <text:p>80%</text:p>
          </table:table-cell>
          <table:table-cell office:value-type="percentage" office:value="0.845264519769513" table:style-name="ce28">
            <text:p>85%</text:p>
          </table:table-cell>
          <table:table-cell office:value-type="percentage" office:value="0.88133633754030705" table:style-name="ce28">
            <text:p>88%</text:p>
          </table:table-cell>
          <table:table-cell office:value-type="percentage" office:value="0.86210921353636605" table:style-name="ce28">
            <text:p>86%</text:p>
          </table:table-cell>
          <table:table-cell office:value-type="percentage" office:value="0.68524199261090202" table:style-name="ce28">
            <text:p>69%</text:p>
          </table:table-cell>
          <table:table-cell office:value-type="percentage" office:value="0.82289379879439795" table:style-name="ce28">
            <text:p>82%</text:p>
          </table:table-cell>
          <table:table-cell office:value-type="percentage" office:value="0.84872457515974098" table:style-name="ce28">
            <text:p>85%</text:p>
          </table:table-cell>
          <table:table-cell office:value-type="percentage" office:value="0.86952120272820599" table:style-name="ce28">
            <text:p>87%</text:p>
          </table:table-cell>
          <table:table-cell office:value-type="percentage" office:value="0.86592349848643602" table:style-name="ce28">
            <text:p>87%</text:p>
          </table:table-cell>
          <table:table-cell office:value-type="percentage" office:value="0.81446807802278598" table:style-name="ce28">
            <text:p>81%</text:p>
          </table:table-cell>
          <table:table-cell office:value-type="percentage" office:value="0.86732967802618" table:style-name="ce28">
            <text:p>87%</text:p>
          </table:table-cell>
          <table:table-cell office:value-type="percentage" office:value="0.78953732004955801" table:style-name="ce28">
            <text:p>79%</text:p>
          </table:table-cell>
          <table:table-cell office:value-type="percentage" office:value="0.76881294148095602" table:style-name="ce28">
            <text:p>77%</text:p>
          </table:table-cell>
          <table:table-cell office:value-type="percentage" office:value="0.84398018306893097" table:style-name="ce28">
            <text:p>84%</text:p>
          </table:table-cell>
          <table:table-cell office:value-type="percentage" office:value="0.83450630381997004" table:style-name="ce28">
            <text:p>83%</text:p>
          </table:table-cell>
          <table:table-cell table:number-columns-repeated="16332"/>
        </table:table-row>
        <table:table-row table:number-rows-repeated="1048541" table:style-name="ro4">
          <table:table-cell table:number-columns-repeated="16384"/>
        </table:table-row>
      </table:table>
      <table:table table:name="Table_7_3" table:style-name="ta1">
        <table:table-column table:style-name="co10" table:default-cell-style-name="ce1"/>
        <table:table-column table:style-name="co9" table:number-columns-repeated="52" table:default-cell-style-name="ce1"/>
        <table:table-column table:style-name="co2" table:number-columns-repeated="16331" table:default-cell-style-name="ce1"/>
        <table:table-row table:style-name="ro1">
          <table:table-cell office:value-type="string" table:style-name="ce14">
            <text:p>Table 7.3 Barley</text:p>
          </table:table-cell>
          <table:table-cell table:number-columns-repeated="16383" table:style-name="ce1"/>
        </table:table-row>
        <table:table-row table:style-name="ro3">
          <table:table-cell office:value-type="string" table:style-name="ce1">
            <text:p>This worksheet contains 3 tables displayed next to each other vertically with 1 blank row between each table.</text:p>
          </table:table-cell>
          <table:table-cell table:number-columns-repeated="16383" table:style-name="ce1"/>
        </table:table-row>
        <table:table-row table:style-name="ro8">
          <table:table-cell office:value-type="string" table:style-name="ce15">
            <text:p>Table 7.3a Barley production (£ million unless otherwise specfied) [Note 1]</text:p>
          </table:table-cell>
          <table:table-cell table:number-columns-repeated="16383" table:style-name="ce1"/>
        </table:table-row>
        <table:table-row table:style-name="ro5">
          <table:table-cell office:value-type="string" table:style-name="ce16">
            <text:p>Production</text:p>
          </table:table-cell>
          <table:table-cell office:value-type="string" table:style-name="ce17">
            <text:p>1973</text:p>
          </table:table-cell>
          <table:table-cell office:value-type="string" table:style-name="ce17">
            <text:p>1974</text:p>
          </table:table-cell>
          <table:table-cell office:value-type="string" table:style-name="ce17">
            <text:p>1975</text:p>
          </table:table-cell>
          <table:table-cell office:value-type="string" table:style-name="ce17">
            <text:p>1976</text:p>
          </table:table-cell>
          <table:table-cell office:value-type="string" table:style-name="ce17">
            <text:p>1977</text:p>
          </table:table-cell>
          <table:table-cell office:value-type="string" table:style-name="ce17">
            <text:p>1978</text:p>
          </table:table-cell>
          <table:table-cell office:value-type="string" table:style-name="ce17">
            <text:p>1979</text:p>
          </table:table-cell>
          <table:table-cell office:value-type="string" table:style-name="ce17">
            <text:p>1980</text:p>
          </table:table-cell>
          <table:table-cell office:value-type="string" table:style-name="ce17">
            <text:p>1981</text:p>
          </table:table-cell>
          <table:table-cell office:value-type="string" table:style-name="ce17">
            <text:p>1982</text:p>
          </table:table-cell>
          <table:table-cell office:value-type="string" table:style-name="ce17">
            <text:p>1983</text:p>
          </table:table-cell>
          <table:table-cell office:value-type="string" table:style-name="ce17">
            <text:p>1984</text:p>
          </table:table-cell>
          <table:table-cell office:value-type="string" table:style-name="ce17">
            <text:p>1985</text:p>
          </table:table-cell>
          <table:table-cell office:value-type="string" table:style-name="ce17">
            <text:p>1986</text:p>
          </table:table-cell>
          <table:table-cell office:value-type="string" table:style-name="ce17">
            <text:p>1987</text:p>
          </table:table-cell>
          <table:table-cell office:value-type="string" table:style-name="ce17">
            <text:p>1988</text:p>
          </table:table-cell>
          <table:table-cell office:value-type="string" table:style-name="ce17">
            <text:p>1989</text:p>
          </table:table-cell>
          <table:table-cell office:value-type="string" table:style-name="ce17">
            <text:p>1990</text:p>
          </table:table-cell>
          <table:table-cell office:value-type="string" table:style-name="ce17">
            <text:p>1991</text:p>
          </table:table-cell>
          <table:table-cell office:value-type="string" table:style-name="ce17">
            <text:p>1992</text:p>
          </table:table-cell>
          <table:table-cell office:value-type="string" table:style-name="ce17">
            <text:p>1993</text:p>
          </table:table-cell>
          <table:table-cell office:value-type="string" table:style-name="ce17">
            <text:p>1994</text:p>
          </table:table-cell>
          <table:table-cell office:value-type="string" table:style-name="ce17">
            <text:p>1995</text:p>
          </table:table-cell>
          <table:table-cell office:value-type="string" table:style-name="ce17">
            <text:p>1996</text:p>
          </table:table-cell>
          <table:table-cell office:value-type="string" table:style-name="ce17">
            <text:p>1997</text:p>
          </table:table-cell>
          <table:table-cell office:value-type="string" table:style-name="ce17">
            <text:p>1998</text:p>
          </table:table-cell>
          <table:table-cell office:value-type="string" table:style-name="ce17">
            <text:p>1999</text:p>
          </table:table-cell>
          <table:table-cell office:value-type="string" table:style-name="ce17">
            <text:p>2000</text:p>
          </table:table-cell>
          <table:table-cell office:value-type="string" table:style-name="ce17">
            <text:p>2001</text:p>
          </table:table-cell>
          <table:table-cell office:value-type="string" table:style-name="ce17">
            <text:p>2002</text:p>
          </table:table-cell>
          <table:table-cell office:value-type="string" table:style-name="ce17">
            <text:p>2003</text:p>
          </table:table-cell>
          <table:table-cell office:value-type="string" table:style-name="ce17">
            <text:p>2004</text:p>
          </table:table-cell>
          <table:table-cell office:value-type="string" table:style-name="ce17">
            <text:p>2005</text:p>
          </table:table-cell>
          <table:table-cell office:value-type="string" table:style-name="ce17">
            <text:p>2006</text:p>
          </table:table-cell>
          <table:table-cell office:value-type="string" table:style-name="ce17">
            <text:p>2007</text:p>
          </table:table-cell>
          <table:table-cell office:value-type="string" table:style-name="ce17">
            <text:p>2008</text:p>
          </table:table-cell>
          <table:table-cell office:value-type="string" table:style-name="ce17">
            <text:p>2009</text:p>
          </table:table-cell>
          <table:table-cell office:value-type="string" table:style-name="ce17">
            <text:p>2010</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office:value-type="string" table:style-name="ce17">
            <text:p>2015</text:p>
          </table:table-cell>
          <table:table-cell office:value-type="string" table:style-name="ce17">
            <text:p>2016</text:p>
          </table:table-cell>
          <table:table-cell office:value-type="string" table:style-name="ce17">
            <text:p>2017</text:p>
          </table:table-cell>
          <table:table-cell office:value-type="string" table:style-name="ce17">
            <text:p>2018</text:p>
          </table:table-cell>
          <table:table-cell office:value-type="string" table:style-name="ce17">
            <text:p>2019</text:p>
          </table:table-cell>
          <table:table-cell office:value-type="string" table:style-name="ce17">
            <text:p>2020</text:p>
          </table:table-cell>
          <table:table-cell office:value-type="string" table:style-name="ce17">
            <text:p>2021</text:p>
          </table:table-cell>
          <table:table-cell office:value-type="string" table:style-name="ce17">
            <text:p>2022</text:p>
          </table:table-cell>
          <table:table-cell office:value-type="string" table:style-name="ce17">
            <text:p>2023 (provisional)</text:p>
          </table:table-cell>
          <table:table-cell office:value-type="string" table:style-name="ce17">
            <text:p>Notes</text:p>
          </table:table-cell>
          <table:table-cell table:number-columns-repeated="16331"/>
        </table:table-row>
        <table:table-row table:style-name="ro3">
          <table:table-cell office:value-type="string" table:style-name="ce1">
            <text:p>Area (thousand hectare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979.7470000000001" table:style-name="ce19">
            <text:p>1,980</text:p>
          </table:table-cell>
          <table:table-cell office:value-type="float" office:value="1967.2760000000001" table:style-name="ce19">
            <text:p>1,967</text:p>
          </table:table-cell>
          <table:table-cell office:value-type="float" office:value="1916" table:style-name="ce19">
            <text:p>1,916</text:p>
          </table:table-cell>
          <table:table-cell office:value-type="float" office:value="1833.1001000000001" table:style-name="ce19">
            <text:p>1,833</text:p>
          </table:table-cell>
          <table:table-cell office:value-type="float" office:value="1881.0912000000001" table:style-name="ce19">
            <text:p>1,881</text:p>
          </table:table-cell>
          <table:table-cell office:value-type="float" office:value="1654.2143000000001" table:style-name="ce19">
            <text:p>1,654</text:p>
          </table:table-cell>
          <table:table-cell office:value-type="float" office:value="1517" table:style-name="ce19">
            <text:p>1,517</text:p>
          </table:table-cell>
          <table:table-cell office:value-type="float" office:value="1394.6075000000001" table:style-name="ce19">
            <text:p>1,395</text:p>
          </table:table-cell>
          <table:table-cell office:value-type="float" office:value="1299.0398" table:style-name="ce19">
            <text:p>1,299</text:p>
          </table:table-cell>
          <table:table-cell office:value-type="float" office:value="1166.0911000000001" table:style-name="ce19">
            <text:p>1,166</text:p>
          </table:table-cell>
          <table:table-cell office:value-type="float" office:value="1107.6688899999999" table:style-name="ce19">
            <text:p>1,108</text:p>
          </table:table-cell>
          <table:table-cell office:value-type="float" office:value="1193.10475" table:style-name="ce19">
            <text:p>1,193</text:p>
          </table:table-cell>
          <table:table-cell office:value-type="float" office:value="1269" table:style-name="ce19">
            <text:p>1,269</text:p>
          </table:table-cell>
          <table:table-cell office:value-type="float" office:value="1359" table:style-name="ce19">
            <text:p>1,359</text:p>
          </table:table-cell>
          <table:table-cell office:value-type="float" office:value="1253" table:style-name="ce19">
            <text:p>1,253</text:p>
          </table:table-cell>
          <table:table-cell office:value-type="float" office:value="1179" table:style-name="ce19">
            <text:p>1,179</text:p>
          </table:table-cell>
          <table:table-cell office:value-type="float" office:value="1128" table:style-name="ce19">
            <text:p>1,128</text:p>
          </table:table-cell>
          <table:table-cell office:value-type="float" office:value="1245" table:style-name="ce19">
            <text:p>1,245</text:p>
          </table:table-cell>
          <table:table-cell office:value-type="float" office:value="1101" table:style-name="ce19">
            <text:p>1,101</text:p>
          </table:table-cell>
          <table:table-cell office:value-type="float" office:value="1078" table:style-name="ce19">
            <text:p>1,078</text:p>
          </table:table-cell>
          <table:table-cell office:value-type="float" office:value="1010" table:style-name="ce19">
            <text:p>1,010</text:p>
          </table:table-cell>
          <table:table-cell office:value-type="float" office:value="938" table:style-name="ce19">
            <text:p>938</text:p>
          </table:table-cell>
          <table:table-cell office:value-type="float" office:value="881" table:style-name="ce19">
            <text:p>881</text:p>
          </table:table-cell>
          <table:table-cell office:value-type="float" office:value="898" table:style-name="ce19">
            <text:p>898</text:p>
          </table:table-cell>
          <table:table-cell office:value-type="float" office:value="1032" table:style-name="ce19">
            <text:p>1,032</text:p>
          </table:table-cell>
          <table:table-cell office:value-type="float" office:value="1143" table:style-name="ce19">
            <text:p>1,143</text:p>
          </table:table-cell>
          <table:table-cell office:value-type="float" office:value="921" table:style-name="ce19">
            <text:p>921</text:p>
          </table:table-cell>
          <table:table-cell office:value-type="float" office:value="970" table:style-name="ce19">
            <text:p>970</text:p>
          </table:table-cell>
          <table:table-cell office:value-type="float" office:value="1002" table:style-name="ce19">
            <text:p>1,002</text:p>
          </table:table-cell>
          <table:table-cell office:value-type="float" office:value="1213" table:style-name="ce19">
            <text:p>1,213</text:p>
          </table:table-cell>
          <table:table-cell office:value-type="float" office:value="1080" table:style-name="ce19">
            <text:p>1,080</text:p>
          </table:table-cell>
          <table:table-cell office:value-type="float" office:value="1101" table:style-name="ce19">
            <text:p>1,101</text:p>
          </table:table-cell>
          <table:table-cell office:value-type="float" office:value="1122" table:style-name="ce19">
            <text:p>1,122</text:p>
          </table:table-cell>
          <table:table-cell office:value-type="float" office:value="1177" table:style-name="ce19">
            <text:p>1,177</text:p>
          </table:table-cell>
          <table:table-cell office:value-type="float" office:value="1138" table:style-name="ce19">
            <text:p>1,138</text:p>
          </table:table-cell>
          <table:table-cell office:value-type="float" office:value="1162" table:style-name="ce19">
            <text:p>1,162</text:p>
          </table:table-cell>
          <table:table-cell office:value-type="float" office:value="1388" table:style-name="ce19">
            <text:p>1,388</text:p>
          </table:table-cell>
          <table:table-cell office:value-type="float" office:value="1150" table:style-name="ce19">
            <text:p>1,150</text:p>
          </table:table-cell>
          <table:table-cell office:value-type="float" office:value="1116" table:style-name="ce19">
            <text:p>1,116</text:p>
          </table:table-cell>
          <table:table-cell office:value-type="float" office:value="1137" table:style-name="ce19">
            <text:p>1,137</text:p>
          </table:table-cell>
          <table:table-cell table:style-name="ce18"/>
          <table:table-cell table:number-columns-repeated="16331"/>
        </table:table-row>
        <table:table-row table:style-name="ro3">
          <table:table-cell office:value-type="string" table:style-name="ce23">
            <text:p>Yield (tonnes per hectare)</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float" office:value="5.5885928858586498" table:style-name="ce23">
            <text:p>5.6</text:p>
          </table:table-cell>
          <table:table-cell office:value-type="float" office:value="4.9510083994315002" table:style-name="ce23">
            <text:p>5.0</text:p>
          </table:table-cell>
          <table:table-cell office:value-type="float" office:value="5.2265135699373699" table:style-name="ce23">
            <text:p>5.2</text:p>
          </table:table-cell>
          <table:table-cell office:value-type="float" office:value="5.0346404978102397" table:style-name="ce23">
            <text:p>5.0</text:p>
          </table:table-cell>
          <table:table-cell office:value-type="float" office:value="4.6664404150101797" table:style-name="ce23">
            <text:p>4.7</text:p>
          </table:table-cell>
          <table:table-cell office:value-type="float" office:value="4.8802624907788497" table:style-name="ce23">
            <text:p>4.9</text:p>
          </table:table-cell>
          <table:table-cell office:value-type="float" office:value="5.2148978246539199" table:style-name="ce23">
            <text:p>5.2</text:p>
          </table:table-cell>
          <table:table-cell office:value-type="float" office:value="5.4689222594887799" table:style-name="ce23">
            <text:p>5.5</text:p>
          </table:table-cell>
          <table:table-cell office:value-type="float" office:value="5.6695722486716704" table:style-name="ce23">
            <text:p>5.7</text:p>
          </table:table-cell>
          <table:table-cell office:value-type="float" office:value="5.1779830924016101" table:style-name="ce23">
            <text:p>5.2</text:p>
          </table:table-cell>
          <table:table-cell office:value-type="float" office:value="5.3738634843104398" table:style-name="ce23">
            <text:p>5.4</text:p>
          </table:table-cell>
          <table:table-cell office:value-type="float" office:value="5.7343955148304202" table:style-name="ce23">
            <text:p>5.7</text:p>
          </table:table-cell>
          <table:table-cell office:value-type="float" office:value="6.1" table:style-name="ce23">
            <text:p>6.1</text:p>
          </table:table-cell>
          <table:table-cell office:value-type="float" office:value="5.8" table:style-name="ce23">
            <text:p>5.8</text:p>
          </table:table-cell>
          <table:table-cell office:value-type="float" office:value="5.3" table:style-name="ce23">
            <text:p>5.3</text:p>
          </table:table-cell>
          <table:table-cell office:value-type="float" office:value="5.6" table:style-name="ce23">
            <text:p>5.6</text:p>
          </table:table-cell>
          <table:table-cell office:value-type="float" office:value="5.76" table:style-name="ce23">
            <text:p>5.8</text:p>
          </table:table-cell>
          <table:table-cell office:value-type="float" office:value="5.39" table:style-name="ce23">
            <text:p>5.4</text:p>
          </table:table-cell>
          <table:table-cell office:value-type="float" office:value="5.57" table:style-name="ce23">
            <text:p>5.6</text:p>
          </table:table-cell>
          <table:table-cell office:value-type="float" office:value="5.91" table:style-name="ce23">
            <text:p>5.9</text:p>
          </table:table-cell>
          <table:table-cell office:value-type="float" office:value="5.76" table:style-name="ce23">
            <text:p>5.8</text:p>
          </table:table-cell>
          <table:table-cell office:value-type="float" office:value="5.86" table:style-name="ce23">
            <text:p>5.9</text:p>
          </table:table-cell>
          <table:table-cell office:value-type="float" office:value="5.94" table:style-name="ce23">
            <text:p>5.9</text:p>
          </table:table-cell>
          <table:table-cell office:value-type="float" office:value="5.66" table:style-name="ce23">
            <text:p>5.7</text:p>
          </table:table-cell>
          <table:table-cell office:value-type="float" office:value="5.95" table:style-name="ce23">
            <text:p>6.0</text:p>
          </table:table-cell>
          <table:table-cell office:value-type="float" office:value="5.8337707786526698" table:style-name="ce23">
            <text:p>5.8</text:p>
          </table:table-cell>
          <table:table-cell office:value-type="float" office:value="5.7024972855591702" table:style-name="ce23">
            <text:p>5.7</text:p>
          </table:table-cell>
          <table:table-cell office:value-type="float" office:value="5.6639175257731997" table:style-name="ce23">
            <text:p>5.7</text:p>
          </table:table-cell>
          <table:table-cell office:value-type="float" office:value="5.5109780439121803" table:style-name="ce23">
            <text:p>5.5</text:p>
          </table:table-cell>
          <table:table-cell office:value-type="float" office:value="5.8468999999999998" table:style-name="ce23">
            <text:p>5.8</text:p>
          </table:table-cell>
          <table:table-cell office:value-type="float" office:value="6.4" table:style-name="ce23">
            <text:p>6.4</text:p>
          </table:table-cell>
          <table:table-cell office:value-type="float" office:value="6.6942461771501396" table:style-name="ce23">
            <text:p>6.7</text:p>
          </table:table-cell>
          <table:table-cell office:value-type="float" office:value="5.93" table:style-name="ce23">
            <text:p>5.9</text:p>
          </table:table-cell>
          <table:table-cell office:value-type="float" office:value="6.0919254116838202" table:style-name="ce23">
            <text:p>6.1</text:p>
          </table:table-cell>
          <table:table-cell office:value-type="float" office:value="5.72" table:style-name="ce23">
            <text:p>5.7</text:p>
          </table:table-cell>
          <table:table-cell office:value-type="float" office:value="6.92" table:style-name="ce23">
            <text:p>6.9</text:p>
          </table:table-cell>
          <table:table-cell office:value-type="float" office:value="5.85" table:style-name="ce23">
            <text:p>5.9</text:p>
          </table:table-cell>
          <table:table-cell office:value-type="float" office:value="6.0530434782608697" table:style-name="ce23">
            <text:p>6.1</text:p>
          </table:table-cell>
          <table:table-cell office:value-type="float" office:value="6.6173835125447997" table:style-name="ce23">
            <text:p>6.6</text:p>
          </table:table-cell>
          <table:table-cell office:value-type="float" office:value="6.1240105540897103" table:style-name="ce23">
            <text:p>6.1</text:p>
          </table:table-cell>
          <table:table-cell table:style-name="ce24"/>
          <table:table-cell table:number-columns-repeated="16331"/>
        </table:table-row>
        <table:table-row table:style-name="ro3">
          <table:table-cell office:value-type="string" table:style-name="ce1">
            <text:p>Volume of harvested production (thousand tonne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1064" table:style-name="ce19">
            <text:p>11,064</text:p>
          </table:table-cell>
          <table:table-cell office:value-type="float" office:value="9740" table:style-name="ce19">
            <text:p>9,740</text:p>
          </table:table-cell>
          <table:table-cell office:value-type="float" office:value="10014" table:style-name="ce19">
            <text:p>10,014</text:p>
          </table:table-cell>
          <table:table-cell office:value-type="float" office:value="9229" table:style-name="ce19">
            <text:p>9,229</text:p>
          </table:table-cell>
          <table:table-cell office:value-type="float" office:value="8778" table:style-name="ce19">
            <text:p>8,778</text:p>
          </table:table-cell>
          <table:table-cell office:value-type="float" office:value="8073" table:style-name="ce19">
            <text:p>8,073</text:p>
          </table:table-cell>
          <table:table-cell office:value-type="float" office:value="7911" table:style-name="ce19">
            <text:p>7,911</text:p>
          </table:table-cell>
          <table:table-cell office:value-type="float" office:value="7627" table:style-name="ce19">
            <text:p>7,627</text:p>
          </table:table-cell>
          <table:table-cell office:value-type="float" office:value="7365" table:style-name="ce19">
            <text:p>7,365</text:p>
          </table:table-cell>
          <table:table-cell office:value-type="float" office:value="6038" table:style-name="ce19">
            <text:p>6,038</text:p>
          </table:table-cell>
          <table:table-cell office:value-type="float" office:value="5952.4614006776801" table:style-name="ce19">
            <text:p>5,952</text:p>
          </table:table-cell>
          <table:table-cell office:value-type="float" office:value="6841.7345271228696" table:style-name="ce19">
            <text:p>6,842</text:p>
          </table:table-cell>
          <table:table-cell office:value-type="float" office:value="7790" table:style-name="ce19">
            <text:p>7,790</text:p>
          </table:table-cell>
          <table:table-cell office:value-type="float" office:value="7828" table:style-name="ce19">
            <text:p>7,828</text:p>
          </table:table-cell>
          <table:table-cell office:value-type="float" office:value="6623" table:style-name="ce19">
            <text:p>6,623</text:p>
          </table:table-cell>
          <table:table-cell office:value-type="float" office:value="6581" table:style-name="ce19">
            <text:p>6,581</text:p>
          </table:table-cell>
          <table:table-cell office:value-type="float" office:value="6492" table:style-name="ce19">
            <text:p>6,492</text:p>
          </table:table-cell>
          <table:table-cell office:value-type="float" office:value="6660" table:style-name="ce19">
            <text:p>6,660</text:p>
          </table:table-cell>
          <table:table-cell office:value-type="float" office:value="6128" table:style-name="ce19">
            <text:p>6,128</text:p>
          </table:table-cell>
          <table:table-cell office:value-type="float" office:value="6370" table:style-name="ce19">
            <text:p>6,370</text:p>
          </table:table-cell>
          <table:table-cell office:value-type="float" office:value="5816" table:style-name="ce19">
            <text:p>5,816</text:p>
          </table:table-cell>
          <table:table-cell office:value-type="float" office:value="5495" table:style-name="ce19">
            <text:p>5,495</text:p>
          </table:table-cell>
          <table:table-cell office:value-type="float" office:value="5239" table:style-name="ce19">
            <text:p>5,239</text:p>
          </table:table-cell>
          <table:table-cell office:value-type="float" office:value="5079" table:style-name="ce19">
            <text:p>5,079</text:p>
          </table:table-cell>
          <table:table-cell office:value-type="float" office:value="6144" table:style-name="ce19">
            <text:p>6,144</text:p>
          </table:table-cell>
          <table:table-cell office:value-type="float" office:value="6668" table:style-name="ce19">
            <text:p>6,668</text:p>
          </table:table-cell>
          <table:table-cell office:value-type="float" office:value="5252" table:style-name="ce19">
            <text:p>5,252</text:p>
          </table:table-cell>
          <table:table-cell office:value-type="float" office:value="5494" table:style-name="ce19">
            <text:p>5,494</text:p>
          </table:table-cell>
          <table:table-cell office:value-type="float" office:value="5522" table:style-name="ce19">
            <text:p>5,522</text:p>
          </table:table-cell>
          <table:table-cell office:value-type="float" office:value="7092" table:style-name="ce19">
            <text:p>7,092</text:p>
          </table:table-cell>
          <table:table-cell office:value-type="float" office:value="6911" table:style-name="ce19">
            <text:p>6,911</text:p>
          </table:table-cell>
          <table:table-cell office:value-type="float" office:value="7370" table:style-name="ce19">
            <text:p>7,370</text:p>
          </table:table-cell>
          <table:table-cell office:value-type="float" office:value="6655" table:style-name="ce19">
            <text:p>6,655</text:p>
          </table:table-cell>
          <table:table-cell office:value-type="float" office:value="7169" table:style-name="ce19">
            <text:p>7,169</text:p>
          </table:table-cell>
          <table:table-cell office:value-type="float" office:value="6510" table:style-name="ce19">
            <text:p>6,510</text:p>
          </table:table-cell>
          <table:table-cell office:value-type="float" office:value="8048" table:style-name="ce19">
            <text:p>8,048</text:p>
          </table:table-cell>
          <table:table-cell office:value-type="float" office:value="8117" table:style-name="ce19">
            <text:p>8,117</text:p>
          </table:table-cell>
          <table:table-cell office:value-type="float" office:value="6961" table:style-name="ce19">
            <text:p>6,961</text:p>
          </table:table-cell>
          <table:table-cell office:value-type="float" office:value="7385" table:style-name="ce19">
            <text:p>7,385</text:p>
          </table:table-cell>
          <table:table-cell office:value-type="float" office:value="6963" table:style-name="ce19">
            <text:p>6,963</text:p>
          </table:table-cell>
          <table:table-cell office:value-type="string" table:style-name="ce18">
            <text:p>[Note 2]</text:p>
          </table:table-cell>
          <table:table-cell table:number-columns-repeated="16331"/>
        </table:table-row>
        <table:table-row table:style-name="ro2">
          <table:table-cell office:value-type="string" table:style-name="ce25">
            <text:p>Total value of production</text:p>
          </table:table-cell>
          <table:table-cell office:value-type="float" office:value="295.39999999999998" table:style-name="ce26">
            <text:p>295</text:p>
          </table:table-cell>
          <table:table-cell office:value-type="float" office:value="430.4" table:style-name="ce26">
            <text:p>430</text:p>
          </table:table-cell>
          <table:table-cell office:value-type="float" office:value="407.04" table:style-name="ce26">
            <text:p>407</text:p>
          </table:table-cell>
          <table:table-cell office:value-type="float" office:value="464.55" table:style-name="ce26">
            <text:p>465</text:p>
          </table:table-cell>
          <table:table-cell office:value-type="float" office:value="661.54" table:style-name="ce26">
            <text:p>662</text:p>
          </table:table-cell>
          <table:table-cell office:value-type="float" office:value="654.52" table:style-name="ce26">
            <text:p>655</text:p>
          </table:table-cell>
          <table:table-cell office:value-type="float" office:value="701.32" table:style-name="ce26">
            <text:p>701</text:p>
          </table:table-cell>
          <table:table-cell office:value-type="float" office:value="804.82500000000005" table:style-name="ce26">
            <text:p>805</text:p>
          </table:table-cell>
          <table:table-cell office:value-type="float" office:value="937.32500000000005" table:style-name="ce26">
            <text:p>937</text:p>
          </table:table-cell>
          <table:table-cell office:value-type="float" office:value="1071.6500000000001" table:style-name="ce26">
            <text:p>1,072</text:p>
          </table:table-cell>
          <table:table-cell office:value-type="float" office:value="1061.0313200000001" table:style-name="ce26">
            <text:p>1,061</text:p>
          </table:table-cell>
          <table:table-cell office:value-type="float" office:value="1152.24828" table:style-name="ce26">
            <text:p>1,152</text:p>
          </table:table-cell>
          <table:table-cell office:value-type="float" office:value="1013.84" table:style-name="ce26">
            <text:p>1,014</text:p>
          </table:table-cell>
          <table:table-cell office:value-type="float" office:value="947.01020000000005" table:style-name="ce26">
            <text:p>947</text:p>
          </table:table-cell>
          <table:table-cell office:value-type="float" office:value="834.88400000000001" table:style-name="ce26">
            <text:p>835</text:p>
          </table:table-cell>
          <table:table-cell office:value-type="float" office:value="818.68737999999996" table:style-name="ce26">
            <text:p>819</text:p>
          </table:table-cell>
          <table:table-cell office:value-type="float" office:value="846.57322999999997" table:style-name="ce26">
            <text:p>847</text:p>
          </table:table-cell>
          <table:table-cell office:value-type="float" office:value="776.04" table:style-name="ce26">
            <text:p>776</text:p>
          </table:table-cell>
          <table:table-cell office:value-type="float" office:value="714.51549760298803" table:style-name="ce26">
            <text:p>715</text:p>
          </table:table-cell>
          <table:table-cell office:value-type="float" office:value="855.08174585218001" table:style-name="ce26">
            <text:p>855</text:p>
          </table:table-cell>
          <table:table-cell office:value-type="float" office:value="844.45234222498698" table:style-name="ce26">
            <text:p>844</text:p>
          </table:table-cell>
          <table:table-cell office:value-type="float" office:value="846.83293634929703" table:style-name="ce26">
            <text:p>847</text:p>
          </table:table-cell>
          <table:table-cell office:value-type="float" office:value="1108.4613424384099" table:style-name="ce26">
            <text:p>1,108</text:p>
          </table:table-cell>
          <table:table-cell office:value-type="float" office:value="1182.9207814389599" table:style-name="ce26">
            <text:p>1,183</text:p>
          </table:table-cell>
          <table:table-cell office:value-type="float" office:value="976.80589772147005" table:style-name="ce26">
            <text:p>977</text:p>
          </table:table-cell>
          <table:table-cell office:value-type="float" office:value="781.10606466791" table:style-name="ce26">
            <text:p>781</text:p>
          </table:table-cell>
          <table:table-cell office:value-type="float" office:value="734.30029752747396" table:style-name="ce26">
            <text:p>734</text:p>
          </table:table-cell>
          <table:table-cell office:value-type="float" office:value="676.44780918423203" table:style-name="ce26">
            <text:p>676</text:p>
          </table:table-cell>
          <table:table-cell office:value-type="float" office:value="724.77493433959103" table:style-name="ce26">
            <text:p>725</text:p>
          </table:table-cell>
          <table:table-cell office:value-type="float" office:value="634.07612082532899" table:style-name="ce26">
            <text:p>634</text:p>
          </table:table-cell>
          <table:table-cell office:value-type="float" office:value="698.65434441444904" table:style-name="ce26">
            <text:p>699</text:p>
          </table:table-cell>
          <table:table-cell office:value-type="float" office:value="664.78254028235199" table:style-name="ce26">
            <text:p>665</text:p>
          </table:table-cell>
          <table:table-cell office:value-type="float" office:value="379.516436585083" table:style-name="ce26">
            <text:p>380</text:p>
          </table:table-cell>
          <table:table-cell office:value-type="float" office:value="383.80153297452699" table:style-name="ce26">
            <text:p>384</text:p>
          </table:table-cell>
          <table:table-cell office:value-type="float" office:value="555.43469477367296" table:style-name="ce26">
            <text:p>555</text:p>
          </table:table-cell>
          <table:table-cell office:value-type="float" office:value="812.25294223864501" table:style-name="ce26">
            <text:p>812</text:p>
          </table:table-cell>
          <table:table-cell office:value-type="float" office:value="700.50699455771496" table:style-name="ce26">
            <text:p>701</text:p>
          </table:table-cell>
          <table:table-cell office:value-type="float" office:value="520.700263156407" table:style-name="ce26">
            <text:p>521</text:p>
          </table:table-cell>
          <table:table-cell office:value-type="float" office:value="808.86422206671102" table:style-name="ce26">
            <text:p>809</text:p>
          </table:table-cell>
          <table:table-cell office:value-type="float" office:value="920.15738164752202" table:style-name="ce26">
            <text:p>920</text:p>
          </table:table-cell>
          <table:table-cell office:value-type="float" office:value="1127.1654826384699" table:style-name="ce26">
            <text:p>1,127</text:p>
          </table:table-cell>
          <table:table-cell office:value-type="float" office:value="900.74008122008797" table:style-name="ce26">
            <text:p>901</text:p>
          </table:table-cell>
          <table:table-cell office:value-type="float" office:value="795.49980446913798" table:style-name="ce26">
            <text:p>795</text:p>
          </table:table-cell>
          <table:table-cell office:value-type="float" office:value="730.42116967810102" table:style-name="ce26">
            <text:p>730</text:p>
          </table:table-cell>
          <table:table-cell office:value-type="float" office:value="909.01494272201501" table:style-name="ce26">
            <text:p>909</text:p>
          </table:table-cell>
          <table:table-cell office:value-type="float" office:value="1014.93477668576" table:style-name="ce26">
            <text:p>1,015</text:p>
          </table:table-cell>
          <table:table-cell office:value-type="float" office:value="1071.91364662405" table:style-name="ce26">
            <text:p>1,072</text:p>
          </table:table-cell>
          <table:table-cell office:value-type="float" office:value="1061.7661493486" table:style-name="ce26">
            <text:p>1,062</text:p>
          </table:table-cell>
          <table:table-cell office:value-type="float" office:value="1168.1166994861501" table:style-name="ce26">
            <text:p>1,168</text:p>
          </table:table-cell>
          <table:table-cell office:value-type="float" office:value="1818.20522331252" table:style-name="ce26">
            <text:p>1,818</text:p>
          </table:table-cell>
          <table:table-cell office:value-type="float" office:value="1351.43482657758" table:style-name="ce26">
            <text:p>1,351</text:p>
          </table:table-cell>
          <table:table-cell office:value-type="string" table:style-name="ce27">
            <text:p>[Note 4]</text:p>
          </table:table-cell>
          <table:table-cell table:number-columns-repeated="16331"/>
        </table:table-row>
        <table:table-row table:style-name="ro3">
          <table:table-cell office:value-type="string" table:style-name="ce1">
            <text:p>Sales</text:p>
          </table:table-cell>
          <table:table-cell office:value-type="float" office:value="248.3" table:style-name="ce19">
            <text:p>248</text:p>
          </table:table-cell>
          <table:table-cell office:value-type="float" office:value="319.3" table:style-name="ce19">
            <text:p>319</text:p>
          </table:table-cell>
          <table:table-cell office:value-type="float" office:value="328.7" table:style-name="ce19">
            <text:p>329</text:p>
          </table:table-cell>
          <table:table-cell office:value-type="float" office:value="379" table:style-name="ce19">
            <text:p>379</text:p>
          </table:table-cell>
          <table:table-cell office:value-type="float" office:value="414.2" table:style-name="ce19">
            <text:p>414</text:p>
          </table:table-cell>
          <table:table-cell office:value-type="float" office:value="549.5" table:style-name="ce19">
            <text:p>550</text:p>
          </table:table-cell>
          <table:table-cell office:value-type="float" office:value="557.20000000000005" table:style-name="ce19">
            <text:p>557</text:p>
          </table:table-cell>
          <table:table-cell office:value-type="float" office:value="651.1" table:style-name="ce19">
            <text:p>651</text:p>
          </table:table-cell>
          <table:table-cell office:value-type="float" office:value="811" table:style-name="ce19">
            <text:p>811</text:p>
          </table:table-cell>
          <table:table-cell office:value-type="float" office:value="894.5" table:style-name="ce19">
            <text:p>895</text:p>
          </table:table-cell>
          <table:table-cell office:value-type="float" office:value="850.87131999999997" table:style-name="ce19">
            <text:p>851</text:p>
          </table:table-cell>
          <table:table-cell office:value-type="float" office:value="930.14828" table:style-name="ce19">
            <text:p>930</text:p>
          </table:table-cell>
          <table:table-cell office:value-type="float" office:value="841.94" table:style-name="ce19">
            <text:p>842</text:p>
          </table:table-cell>
          <table:table-cell office:value-type="float" office:value="750.01020000000005" table:style-name="ce19">
            <text:p>750</text:p>
          </table:table-cell>
          <table:table-cell office:value-type="float" office:value="666.58399999999995" table:style-name="ce19">
            <text:p>667</text:p>
          </table:table-cell>
          <table:table-cell office:value-type="float" office:value="657.68737999999996" table:style-name="ce19">
            <text:p>658</text:p>
          </table:table-cell>
          <table:table-cell office:value-type="float" office:value="720.27323000000001" table:style-name="ce19">
            <text:p>720</text:p>
          </table:table-cell>
          <table:table-cell office:value-type="float" office:value="587.84" table:style-name="ce19">
            <text:p>588</text:p>
          </table:table-cell>
          <table:table-cell office:value-type="float" office:value="611.47770071856905" table:style-name="ce19">
            <text:p>611</text:p>
          </table:table-cell>
          <table:table-cell office:value-type="float" office:value="609.60187894557498" table:style-name="ce19">
            <text:p>610</text:p>
          </table:table-cell>
          <table:table-cell office:value-type="float" office:value="488.93779116239898" table:style-name="ce19">
            <text:p>489</text:p>
          </table:table-cell>
          <table:table-cell office:value-type="float" office:value="496.54106699319402" table:style-name="ce19">
            <text:p>497</text:p>
          </table:table-cell>
          <table:table-cell office:value-type="float" office:value="566.56553850353203" table:style-name="ce19">
            <text:p>567</text:p>
          </table:table-cell>
          <table:table-cell office:value-type="float" office:value="624.431145547558" table:style-name="ce19">
            <text:p>624</text:p>
          </table:table-cell>
          <table:table-cell office:value-type="float" office:value="420.99448080874498" table:style-name="ce19">
            <text:p>421</text:p>
          </table:table-cell>
          <table:table-cell office:value-type="float" office:value="397.10471385919499" table:style-name="ce19">
            <text:p>397</text:p>
          </table:table-cell>
          <table:table-cell office:value-type="float" office:value="307.70454787443299" table:style-name="ce19">
            <text:p>308</text:p>
          </table:table-cell>
          <table:table-cell office:value-type="float" office:value="301.925594451932" table:style-name="ce19">
            <text:p>302</text:p>
          </table:table-cell>
          <table:table-cell office:value-type="float" office:value="293.59343559249101" table:style-name="ce19">
            <text:p>294</text:p>
          </table:table-cell>
          <table:table-cell office:value-type="float" office:value="269.71160766252899" table:style-name="ce19">
            <text:p>270</text:p>
          </table:table-cell>
          <table:table-cell office:value-type="float" office:value="311.51701068818198" table:style-name="ce19">
            <text:p>312</text:p>
          </table:table-cell>
          <table:table-cell office:value-type="float" office:value="281.296742244222" table:style-name="ce19">
            <text:p>281</text:p>
          </table:table-cell>
          <table:table-cell office:value-type="float" office:value="257.48514499490301" table:style-name="ce19">
            <text:p>257</text:p>
          </table:table-cell>
          <table:table-cell office:value-type="float" office:value="259.45158400374402" table:style-name="ce19">
            <text:p>259</text:p>
          </table:table-cell>
          <table:table-cell office:value-type="float" office:value="394.70924291881101" table:style-name="ce19">
            <text:p>395</text:p>
          </table:table-cell>
          <table:table-cell office:value-type="float" office:value="503.84965740323997" table:style-name="ce19">
            <text:p>504</text:p>
          </table:table-cell>
          <table:table-cell office:value-type="float" office:value="440.45610071752901" table:style-name="ce19">
            <text:p>440</text:p>
          </table:table-cell>
          <table:table-cell office:value-type="float" office:value="460.79303404348798" table:style-name="ce19">
            <text:p>461</text:p>
          </table:table-cell>
          <table:table-cell office:value-type="float" office:value="563.011189094006" table:style-name="ce19">
            <text:p>563</text:p>
          </table:table-cell>
          <table:table-cell office:value-type="float" office:value="637.33663368462805" table:style-name="ce19">
            <text:p>637</text:p>
          </table:table-cell>
          <table:table-cell office:value-type="float" office:value="691.33225790123004" table:style-name="ce19">
            <text:p>691</text:p>
          </table:table-cell>
          <table:table-cell office:value-type="float" office:value="686.75091075887701" table:style-name="ce19">
            <text:p>687</text:p>
          </table:table-cell>
          <table:table-cell office:value-type="float" office:value="571.265914925792" table:style-name="ce19">
            <text:p>571</text:p>
          </table:table-cell>
          <table:table-cell office:value-type="float" office:value="589.63596282475805" table:style-name="ce19">
            <text:p>590</text:p>
          </table:table-cell>
          <table:table-cell office:value-type="float" office:value="663.90567189745605" table:style-name="ce19">
            <text:p>664</text:p>
          </table:table-cell>
          <table:table-cell office:value-type="float" office:value="758.38600091704905" table:style-name="ce19">
            <text:p>758</text:p>
          </table:table-cell>
          <table:table-cell office:value-type="float" office:value="707.09073793218602" table:style-name="ce19">
            <text:p>707</text:p>
          </table:table-cell>
          <table:table-cell office:value-type="float" office:value="761.45363474063504" table:style-name="ce19">
            <text:p>761</text:p>
          </table:table-cell>
          <table:table-cell office:value-type="float" office:value="933.43419180780904" table:style-name="ce19">
            <text:p>933</text:p>
          </table:table-cell>
          <table:table-cell office:value-type="float" office:value="1321.8733988581801" table:style-name="ce19">
            <text:p>1,322</text:p>
          </table:table-cell>
          <table:table-cell office:value-type="float" office:value="1011.63018901769" table:style-name="ce19">
            <text:p>1,012</text:p>
          </table:table-cell>
          <table:table-cell table:style-name="ce18"/>
          <table:table-cell table:number-columns-repeated="16331"/>
        </table:table-row>
        <table:table-row table:style-name="ro3">
          <table:table-cell office:value-type="string" table:style-name="ce1">
            <text:p>Subsidies<text: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8" table:style-name="ce19">
            <text:p>-18</text:p>
          </table:table-cell>
          <table:table-cell office:value-type="float" office:value="-21.9" table:style-name="ce19">
            <text:p>-22</text:p>
          </table:table-cell>
          <table:table-cell office:value-type="float" office:value="-36.200000000000003" table:style-name="ce19">
            <text:p>-36</text:p>
          </table:table-cell>
          <table:table-cell office:value-type="float" office:value="-35.6" table:style-name="ce19">
            <text:p>-36</text:p>
          </table:table-cell>
          <table:table-cell office:value-type="float" office:value="-29.6" table:style-name="ce19">
            <text:p>-30</text:p>
          </table:table-cell>
          <table:table-cell office:value-type="float" office:value="-34.799999999999997" table:style-name="ce19">
            <text:p>-35</text:p>
          </table:table-cell>
          <table:table-cell office:value-type="float" office:value="-5.7" table:style-name="ce19">
            <text:p>-6</text:p>
          </table:table-cell>
          <table:table-cell office:value-type="float" office:value="144.36000000000001" table:style-name="ce19">
            <text:p>144</text:p>
          </table:table-cell>
          <table:table-cell office:value-type="float" office:value="193.96" table:style-name="ce19">
            <text:p>194</text:p>
          </table:table-cell>
          <table:table-cell office:value-type="float" office:value="299.31" table:style-name="ce19">
            <text:p>299</text:p>
          </table:table-cell>
          <table:table-cell office:value-type="float" office:value="314" table:style-name="ce19">
            <text:p>314</text:p>
          </table:table-cell>
          <table:table-cell office:value-type="float" office:value="316" table:style-name="ce19">
            <text:p>316</text:p>
          </table:table-cell>
          <table:table-cell office:value-type="float" office:value="277" table:style-name="ce19">
            <text:p>277</text:p>
          </table:table-cell>
          <table:table-cell office:value-type="float" office:value="259" table:style-name="ce19">
            <text:p>259</text:p>
          </table:table-cell>
          <table:table-cell office:value-type="float" office:value="244.33973510950901" table:style-name="ce19">
            <text:p>244</text:p>
          </table:table-cell>
          <table:table-cell office:value-type="float" office:value="259.101523163183" table:style-name="ce19">
            <text:p>259</text:p>
          </table:table-cell>
          <table:table-cell office:value-type="float" office:value="241.79860776038899" table:style-name="ce19">
            <text:p>242</text:p>
          </table:table-cell>
          <table:table-cell office:value-type="float" office:value="252.957059712611" table:style-name="ce19">
            <text:p>253</text:p>
          </table:table-cell>
          <table:table-cell office:value-type="float" office:value="231.72876207686701" table:style-name="ce19">
            <text:p>232</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string" table:style-name="ce18">
            <text:p>[Note 5]</text:p>
          </table:table-cell>
          <table:table-cell table:number-columns-repeated="16331"/>
        </table:table-row>
        <table:table-row table:style-name="ro3">
          <table:table-cell office:value-type="string" table:style-name="ce1">
            <text:p>On farm use</text:p>
          </table:table-cell>
          <table:table-cell office:value-type="float" office:value="79.900000000000006" table:style-name="ce19">
            <text:p>80</text:p>
          </table:table-cell>
          <table:table-cell office:value-type="float" office:value="93.5" table:style-name="ce19">
            <text:p>94</text:p>
          </table:table-cell>
          <table:table-cell office:value-type="float" office:value="105.84" table:style-name="ce19">
            <text:p>106</text:p>
          </table:table-cell>
          <table:table-cell office:value-type="float" office:value="116.55" table:style-name="ce19">
            <text:p>117</text:p>
          </table:table-cell>
          <table:table-cell office:value-type="float" office:value="151.24" table:style-name="ce19">
            <text:p>151</text:p>
          </table:table-cell>
          <table:table-cell office:value-type="float" office:value="155.52000000000001" table:style-name="ce19">
            <text:p>156</text:p>
          </table:table-cell>
          <table:table-cell office:value-type="float" office:value="145.91999999999999" table:style-name="ce19">
            <text:p>146</text:p>
          </table:table-cell>
          <table:table-cell office:value-type="float" office:value="163.92500000000001" table:style-name="ce19">
            <text:p>164</text:p>
          </table:table-cell>
          <table:table-cell office:value-type="float" office:value="179.72499999999999" table:style-name="ce19">
            <text:p>180</text:p>
          </table:table-cell>
          <table:table-cell office:value-type="float" office:value="181.35" table:style-name="ce19">
            <text:p>181</text:p>
          </table:table-cell>
          <table:table-cell office:value-type="float" office:value="197.76" table:style-name="ce19">
            <text:p>198</text:p>
          </table:table-cell>
          <table:table-cell office:value-type="float" office:value="218.4" table:style-name="ce19">
            <text:p>218</text:p>
          </table:table-cell>
          <table:table-cell office:value-type="float" office:value="230.1" table:style-name="ce19">
            <text:p>230</text:p>
          </table:table-cell>
          <table:table-cell office:value-type="float" office:value="210.6" table:style-name="ce19">
            <text:p>211</text:p>
          </table:table-cell>
          <table:table-cell office:value-type="float" office:value="208" table:style-name="ce19">
            <text:p>208</text:p>
          </table:table-cell>
          <table:table-cell office:value-type="float" office:value="199.8" table:style-name="ce19">
            <text:p>200</text:p>
          </table:table-cell>
          <table:table-cell office:value-type="float" office:value="209" table:style-name="ce19">
            <text:p>209</text:p>
          </table:table-cell>
          <table:table-cell office:value-type="float" office:value="228" table:style-name="ce19">
            <text:p>228</text:p>
          </table:table-cell>
          <table:table-cell office:value-type="float" office:value="254.53756300570799" table:style-name="ce19">
            <text:p>255</text:p>
          </table:table-cell>
          <table:table-cell office:value-type="float" office:value="265.30194185043598" table:style-name="ce19">
            <text:p>265</text:p>
          </table:table-cell>
          <table:table-cell office:value-type="float" office:value="232.890726704863" table:style-name="ce19">
            <text:p>233</text:p>
          </table:table-cell>
          <table:table-cell office:value-type="float" office:value="200.902580401987" table:style-name="ce19">
            <text:p>201</text:p>
          </table:table-cell>
          <table:table-cell office:value-type="float" office:value="198.90582109461499" table:style-name="ce19">
            <text:p>199</text:p>
          </table:table-cell>
          <table:table-cell office:value-type="float" office:value="205.550991586762" table:style-name="ce19">
            <text:p>206</text:p>
          </table:table-cell>
          <table:table-cell office:value-type="float" office:value="192.82231454306299" table:style-name="ce19">
            <text:p>193</text:p>
          </table:table-cell>
          <table:table-cell office:value-type="float" office:value="163.620508510371" table:style-name="ce19">
            <text:p>164</text:p>
          </table:table-cell>
          <table:table-cell office:value-type="float" office:value="148.604780653776" table:style-name="ce19">
            <text:p>149</text:p>
          </table:table-cell>
          <table:table-cell office:value-type="float" office:value="137.78057352705801" table:style-name="ce19">
            <text:p>138</text:p>
          </table:table-cell>
          <table:table-cell office:value-type="float" office:value="148.93475724391499" table:style-name="ce19">
            <text:p>149</text:p>
          </table:table-cell>
          <table:table-cell office:value-type="float" office:value="144.556955841286" table:style-name="ce19">
            <text:p>145</text:p>
          </table:table-cell>
          <table:table-cell office:value-type="float" office:value="149.22260669508699" table:style-name="ce19">
            <text:p>149</text:p>
          </table:table-cell>
          <table:table-cell office:value-type="float" office:value="148.61838818877999" table:style-name="ce19">
            <text:p>149</text:p>
          </table:table-cell>
          <table:table-cell office:value-type="float" office:value="136.09423204127" table:style-name="ce19">
            <text:p>136</text:p>
          </table:table-cell>
          <table:table-cell office:value-type="float" office:value="142.01198867409201" table:style-name="ce19">
            <text:p>142</text:p>
          </table:table-cell>
          <table:table-cell office:value-type="float" office:value="177.92048014767701" table:style-name="ce19">
            <text:p>178</text:p>
          </table:table-cell>
          <table:table-cell office:value-type="float" office:value="222.07736420320501" table:style-name="ce19">
            <text:p>222</text:p>
          </table:table-cell>
          <table:table-cell office:value-type="float" office:value="190.57028245337801" table:style-name="ce19">
            <text:p>191</text:p>
          </table:table-cell>
          <table:table-cell office:value-type="float" office:value="186.24637479694101" table:style-name="ce19">
            <text:p>186</text:p>
          </table:table-cell>
          <table:table-cell office:value-type="float" office:value="264.083596080799" table:style-name="ce19">
            <text:p>264</text:p>
          </table:table-cell>
          <table:table-cell office:value-type="float" office:value="282.22227165120898" table:style-name="ce19">
            <text:p>282</text:p>
          </table:table-cell>
          <table:table-cell office:value-type="float" office:value="289.50002752940298" table:style-name="ce19">
            <text:p>290</text:p>
          </table:table-cell>
          <table:table-cell office:value-type="float" office:value="219.86989066336599" table:style-name="ce19">
            <text:p>220</text:p>
          </table:table-cell>
          <table:table-cell office:value-type="float" office:value="185.12452647515201" table:style-name="ce19">
            <text:p>185</text:p>
          </table:table-cell>
          <table:table-cell office:value-type="float" office:value="194.658533695334" table:style-name="ce19">
            <text:p>195</text:p>
          </table:table-cell>
          <table:table-cell office:value-type="float" office:value="244.99412553868299" table:style-name="ce19">
            <text:p>245</text:p>
          </table:table-cell>
          <table:table-cell office:value-type="float" office:value="293.67198578551501" table:style-name="ce19">
            <text:p>294</text:p>
          </table:table-cell>
          <table:table-cell office:value-type="float" office:value="271.01197194499002" table:style-name="ce19">
            <text:p>271</text:p>
          </table:table-cell>
          <table:table-cell office:value-type="float" office:value="285.66425296265999" table:style-name="ce19">
            <text:p>286</text:p>
          </table:table-cell>
          <table:table-cell office:value-type="float" office:value="339.64193023142701" table:style-name="ce19">
            <text:p>340</text:p>
          </table:table-cell>
          <table:table-cell office:value-type="float" office:value="439.70070759286699" table:style-name="ce19">
            <text:p>440</text:p>
          </table:table-cell>
          <table:table-cell office:value-type="float" office:value="344.65613498907601" table:style-name="ce19">
            <text:p>345</text:p>
          </table:table-cell>
          <table:table-cell table:style-name="ce18"/>
          <table:table-cell table:number-columns-repeated="16331"/>
        </table:table-row>
        <table:table-row table:style-name="ro3">
          <table:table-cell office:value-type="string" table:style-name="ce1">
            <text:p>Change in stocks</text:p>
          </table:table-cell>
          <table:table-cell office:value-type="float" office:value="-32.799999999999997" table:style-name="ce19">
            <text:p>-33</text:p>
          </table:table-cell>
          <table:table-cell office:value-type="float" office:value="17.600000000000001" table:style-name="ce19">
            <text:p>18</text:p>
          </table:table-cell>
          <table:table-cell office:value-type="float" office:value="-27.5" table:style-name="ce19">
            <text:p>-28</text:p>
          </table:table-cell>
          <table:table-cell office:value-type="float" office:value="-31" table:style-name="ce19">
            <text:p>-31</text:p>
          </table:table-cell>
          <table:table-cell office:value-type="float" office:value="96.1" table:style-name="ce19">
            <text:p>96</text:p>
          </table:table-cell>
          <table:table-cell office:value-type="float" office:value="-50.5" table:style-name="ce19">
            <text:p>-51</text:p>
          </table:table-cell>
          <table:table-cell office:value-type="float" office:value="-1.8" table:style-name="ce19">
            <text:p>-2</text:p>
          </table:table-cell>
          <table:table-cell office:value-type="float" office:value="-10.199999999999999" table:style-name="ce19">
            <text:p>-10</text:p>
          </table:table-cell>
          <table:table-cell office:value-type="float" office:value="-53.4" table:style-name="ce19">
            <text:p>-53</text:p>
          </table:table-cell>
          <table:table-cell office:value-type="float" office:value="-4.2" table:style-name="ce19">
            <text:p>-4</text:p>
          </table:table-cell>
          <table:table-cell office:value-type="float" office:value="12.4" table:style-name="ce19">
            <text:p>12</text:p>
          </table:table-cell>
          <table:table-cell office:value-type="float" office:value="3.7" table:style-name="ce19">
            <text:p>4</text:p>
          </table:table-cell>
          <table:table-cell office:value-type="float" office:value="-58.2" table:style-name="ce19">
            <text:p>-58</text:p>
          </table:table-cell>
          <table:table-cell office:value-type="float" office:value="4.4000000000000004" table:style-name="ce19">
            <text:p>4</text:p>
          </table:table-cell>
          <table:table-cell office:value-type="float" office:value="-17.8" table:style-name="ce19">
            <text:p>-18</text:p>
          </table:table-cell>
          <table:table-cell office:value-type="float" office:value="-2.6" table:style-name="ce19">
            <text:p>-3</text:p>
          </table:table-cell>
          <table:table-cell office:value-type="float" office:value="-47.1" table:style-name="ce19">
            <text:p>-47</text:p>
          </table:table-cell>
          <table:table-cell office:value-type="float" office:value="-10.199999999999999" table:style-name="ce19">
            <text:p>-10</text:p>
          </table:table-cell>
          <table:table-cell office:value-type="float" office:value="-116.699766121289" table:style-name="ce19">
            <text:p>-117</text:p>
          </table:table-cell>
          <table:table-cell office:value-type="float" office:value="-14.122074943830899" table:style-name="ce19">
            <text:p>-14</text:p>
          </table:table-cell>
          <table:table-cell office:value-type="float" office:value="-21.7361756422757" table:style-name="ce19">
            <text:p>-22</text:p>
          </table:table-cell>
          <table:table-cell office:value-type="float" office:value="-44.5707110458847" table:style-name="ce19">
            <text:p>-45</text:p>
          </table:table-cell>
          <table:table-cell office:value-type="float" office:value="43.679982840267002" table:style-name="ce19">
            <text:p>44</text:p>
          </table:table-cell>
          <table:table-cell office:value-type="float" office:value="38.938644304635197" table:style-name="ce19">
            <text:p>39</text:p>
          </table:table-cell>
          <table:table-cell office:value-type="float" office:value="46.989102369661602" table:style-name="ce19">
            <text:p>47</text:p>
          </table:table-cell>
          <table:table-cell office:value-type="float" office:value="-56.619157701656597" table:style-name="ce19">
            <text:p>-57</text:p>
          </table:table-cell>
          <table:table-cell office:value-type="float" office:value="18.990968999265601" table:style-name="ce19">
            <text:p>19</text:p>
          </table:table-cell>
          <table:table-cell office:value-type="float" office:value="-7.5980939042681497" table:style-name="ce19">
            <text:p>-8</text:p>
          </table:table-cell>
          <table:table-cell office:value-type="float" office:value="23.145218340002302" table:style-name="ce19">
            <text:p>23</text:p>
          </table:table-cell>
          <table:table-cell office:value-type="float" office:value="-21.991050438875199" table:style-name="ce19">
            <text:p>-22</text:p>
          </table:table-cell>
          <table:table-cell office:value-type="float" office:value="-15.0423326814315" table:style-name="ce19">
            <text:p>-15</text:p>
          </table:table-cell>
          <table:table-cell office:value-type="float" office:value="3.1386477724823498" table:style-name="ce19">
            <text:p>3</text:p>
          </table:table-cell>
          <table:table-cell office:value-type="float" office:value="-14.0629404510894" table:style-name="ce19">
            <text:p>-14</text:p>
          </table:table-cell>
          <table:table-cell office:value-type="float" office:value="-17.6620397033087" table:style-name="ce19">
            <text:p>-18</text:p>
          </table:table-cell>
          <table:table-cell office:value-type="float" office:value="-17.195028292815302" table:style-name="ce19">
            <text:p>-17</text:p>
          </table:table-cell>
          <table:table-cell office:value-type="float" office:value="86.325920632200507" table:style-name="ce19">
            <text:p>86</text:p>
          </table:table-cell>
          <table:table-cell office:value-type="float" office:value="69.480611386808704" table:style-name="ce19">
            <text:p>69</text:p>
          </table:table-cell>
          <table:table-cell office:value-type="float" office:value="-126.339145684022" table:style-name="ce19">
            <text:p>-126</text:p>
          </table:table-cell>
          <table:table-cell office:value-type="float" office:value="-18.230563108093399" table:style-name="ce19">
            <text:p>-18</text:p>
          </table:table-cell>
          <table:table-cell office:value-type="float" office:value="0.59847631168536097" table:style-name="ce19">
            <text:p>1</text:p>
          </table:table-cell>
          <table:table-cell office:value-type="float" office:value="146.333197207838" table:style-name="ce19">
            <text:p>146</text:p>
          </table:table-cell>
          <table:table-cell office:value-type="float" office:value="-5.8807202021552296" table:style-name="ce19">
            <text:p>-6</text:p>
          </table:table-cell>
          <table:table-cell office:value-type="float" office:value="39.109363068194803" table:style-name="ce19">
            <text:p>39</text:p>
          </table:table-cell>
          <table:table-cell office:value-type="float" office:value="-53.873326841990298" table:style-name="ce19">
            <text:p>-54</text:p>
          </table:table-cell>
          <table:table-cell office:value-type="float" office:value="0.115145285875719" table:style-name="ce19">
            <text:p>0</text:p>
          </table:table-cell>
          <table:table-cell office:value-type="float" office:value="-37.123210016804002" table:style-name="ce19">
            <text:p>-37</text:p>
          </table:table-cell>
          <table:table-cell office:value-type="float" office:value="93.810936746868904" table:style-name="ce19">
            <text:p>94</text:p>
          </table:table-cell>
          <table:table-cell office:value-type="float" office:value="14.6482616453078" table:style-name="ce19">
            <text:p>15</text:p>
          </table:table-cell>
          <table:table-cell office:value-type="float" office:value="-104.95942255308501" table:style-name="ce19">
            <text:p>-105</text:p>
          </table:table-cell>
          <table:table-cell office:value-type="float" office:value="56.631116861474197" table:style-name="ce19">
            <text:p>57</text:p>
          </table:table-cell>
          <table:table-cell office:value-type="float" office:value="-4.8514974291893402" table:style-name="ce19">
            <text:p>-5</text:p>
          </table:table-cell>
          <table:table-cell table:style-name="ce18"/>
          <table:table-cell table:number-columns-repeated="16331"/>
        </table:table-row>
        <table:table-row table:style-name="ro2">
          <table:table-cell office:value-type="string" table:style-name="ce25">
            <text:p>Value of production at market prices</text:p>
          </table:table-cell>
          <table:table-cell office:value-type="float" office:value="295.39999999999998" table:style-name="ce26">
            <text:p>295</text:p>
          </table:table-cell>
          <table:table-cell office:value-type="float" office:value="430.4" table:style-name="ce26">
            <text:p>430</text:p>
          </table:table-cell>
          <table:table-cell office:value-type="float" office:value="407.04" table:style-name="ce26">
            <text:p>407</text:p>
          </table:table-cell>
          <table:table-cell office:value-type="float" office:value="464.55" table:style-name="ce26">
            <text:p>465</text:p>
          </table:table-cell>
          <table:table-cell office:value-type="float" office:value="661.54" table:style-name="ce26">
            <text:p>662</text:p>
          </table:table-cell>
          <table:table-cell office:value-type="float" office:value="654.52" table:style-name="ce26">
            <text:p>655</text:p>
          </table:table-cell>
          <table:table-cell office:value-type="float" office:value="701.32" table:style-name="ce26">
            <text:p>701</text:p>
          </table:table-cell>
          <table:table-cell office:value-type="float" office:value="804.82500000000005" table:style-name="ce26">
            <text:p>805</text:p>
          </table:table-cell>
          <table:table-cell office:value-type="float" office:value="937.32500000000005" table:style-name="ce26">
            <text:p>937</text:p>
          </table:table-cell>
          <table:table-cell office:value-type="float" office:value="1071.6500000000001" table:style-name="ce26">
            <text:p>1,072</text:p>
          </table:table-cell>
          <table:table-cell office:value-type="float" office:value="1061.0313200000001" table:style-name="ce26">
            <text:p>1,061</text:p>
          </table:table-cell>
          <table:table-cell office:value-type="float" office:value="1152.24828" table:style-name="ce26">
            <text:p>1,152</text:p>
          </table:table-cell>
          <table:table-cell office:value-type="float" office:value="1013.84" table:style-name="ce26">
            <text:p>1,014</text:p>
          </table:table-cell>
          <table:table-cell office:value-type="float" office:value="965.01020000000005" table:style-name="ce26">
            <text:p>965</text:p>
          </table:table-cell>
          <table:table-cell office:value-type="float" office:value="856.78399999999999" table:style-name="ce26">
            <text:p>857</text:p>
          </table:table-cell>
          <table:table-cell office:value-type="float" office:value="854.88738000000001" table:style-name="ce26">
            <text:p>855</text:p>
          </table:table-cell>
          <table:table-cell office:value-type="float" office:value="882.17322999999999" table:style-name="ce26">
            <text:p>882</text:p>
          </table:table-cell>
          <table:table-cell office:value-type="float" office:value="805.64" table:style-name="ce26">
            <text:p>806</text:p>
          </table:table-cell>
          <table:table-cell office:value-type="float" office:value="749.31549760298799" table:style-name="ce26">
            <text:p>749</text:p>
          </table:table-cell>
          <table:table-cell office:value-type="float" office:value="860.78174585218005" table:style-name="ce26">
            <text:p>861</text:p>
          </table:table-cell>
          <table:table-cell office:value-type="float" office:value="700.09234222498696" table:style-name="ce26">
            <text:p>700</text:p>
          </table:table-cell>
          <table:table-cell office:value-type="float" office:value="652.87293634929699" table:style-name="ce26">
            <text:p>653</text:p>
          </table:table-cell>
          <table:table-cell office:value-type="float" office:value="809.15134243841396" table:style-name="ce26">
            <text:p>809</text:p>
          </table:table-cell>
          <table:table-cell office:value-type="float" office:value="868.92078143895606" table:style-name="ce26">
            <text:p>869</text:p>
          </table:table-cell>
          <table:table-cell office:value-type="float" office:value="660.80589772147005" table:style-name="ce26">
            <text:p>661</text:p>
          </table:table-cell>
          <table:table-cell office:value-type="float" office:value="504.10606466791" table:style-name="ce26">
            <text:p>504</text:p>
          </table:table-cell>
          <table:table-cell office:value-type="float" office:value="475.30029752747402" table:style-name="ce26">
            <text:p>475</text:p>
          </table:table-cell>
          <table:table-cell office:value-type="float" office:value="432.10807407472203" table:style-name="ce26">
            <text:p>432</text:p>
          </table:table-cell>
          <table:table-cell office:value-type="float" office:value="465.67341117640802" table:style-name="ce26">
            <text:p>466</text:p>
          </table:table-cell>
          <table:table-cell office:value-type="float" office:value="392.27751306494002" table:style-name="ce26">
            <text:p>392</text:p>
          </table:table-cell>
          <table:table-cell office:value-type="float" office:value="445.69728470183799" table:style-name="ce26">
            <text:p>446</text:p>
          </table:table-cell>
          <table:table-cell office:value-type="float" office:value="433.053778205485" table:style-name="ce26">
            <text:p>433</text:p>
          </table:table-cell>
          <table:table-cell office:value-type="float" office:value="379.516436585083" table:style-name="ce26">
            <text:p>380</text:p>
          </table:table-cell>
          <table:table-cell office:value-type="float" office:value="383.80153297452699" table:style-name="ce26">
            <text:p>384</text:p>
          </table:table-cell>
          <table:table-cell office:value-type="float" office:value="555.43469477367296" table:style-name="ce26">
            <text:p>555</text:p>
          </table:table-cell>
          <table:table-cell office:value-type="float" office:value="812.25294223864501" table:style-name="ce26">
            <text:p>812</text:p>
          </table:table-cell>
          <table:table-cell office:value-type="float" office:value="700.50699455771496" table:style-name="ce26">
            <text:p>701</text:p>
          </table:table-cell>
          <table:table-cell office:value-type="float" office:value="520.700263156407" table:style-name="ce26">
            <text:p>521</text:p>
          </table:table-cell>
          <table:table-cell office:value-type="float" office:value="808.86422206671102" table:style-name="ce26">
            <text:p>809</text:p>
          </table:table-cell>
          <table:table-cell office:value-type="float" office:value="920.15738164752202" table:style-name="ce26">
            <text:p>920</text:p>
          </table:table-cell>
          <table:table-cell office:value-type="float" office:value="1127.1654826384699" table:style-name="ce26">
            <text:p>1,127</text:p>
          </table:table-cell>
          <table:table-cell office:value-type="float" office:value="900.74008122008797" table:style-name="ce26">
            <text:p>901</text:p>
          </table:table-cell>
          <table:table-cell office:value-type="float" office:value="795.49980446913798" table:style-name="ce26">
            <text:p>795</text:p>
          </table:table-cell>
          <table:table-cell office:value-type="float" office:value="730.42116967810102" table:style-name="ce26">
            <text:p>730</text:p>
          </table:table-cell>
          <table:table-cell office:value-type="float" office:value="909.01494272201501" table:style-name="ce26">
            <text:p>909</text:p>
          </table:table-cell>
          <table:table-cell office:value-type="float" office:value="1014.93477668576" table:style-name="ce26">
            <text:p>1,015</text:p>
          </table:table-cell>
          <table:table-cell office:value-type="float" office:value="1071.91364662405" table:style-name="ce26">
            <text:p>1,072</text:p>
          </table:table-cell>
          <table:table-cell office:value-type="float" office:value="1061.7661493486" table:style-name="ce26">
            <text:p>1,062</text:p>
          </table:table-cell>
          <table:table-cell office:value-type="float" office:value="1168.1166994861501" table:style-name="ce26">
            <text:p>1,168</text:p>
          </table:table-cell>
          <table:table-cell office:value-type="float" office:value="1818.20522331252" table:style-name="ce26">
            <text:p>1,818</text:p>
          </table:table-cell>
          <table:table-cell office:value-type="float" office:value="1351.43482657758" table:style-name="ce26">
            <text:p>1,351</text:p>
          </table:table-cell>
          <table:table-cell office:value-type="string" table:style-name="ce27">
            <text:p>[Note 6]</text:p>
          </table:table-cell>
          <table:table-cell table:number-columns-repeated="16331"/>
        </table:table-row>
        <table:table-row table:style-name="ro8">
          <table:table-cell table:number-columns-repeated="16384" table:style-name="ce1"/>
        </table:table-row>
        <table:table-row table:style-name="ro1">
          <table:table-cell office:value-type="string" table:style-name="ce15">
            <text:p>Table 7.3b Barley prices (average prices weighted by volumes of sales, £ per tonne) [Note 1]</text:p>
          </table:table-cell>
          <table:table-cell table:number-columns-repeated="16383" table:style-name="ce1"/>
        </table:table-row>
        <table:table-row table:style-name="ro5">
          <table:table-cell office:value-type="string" table:style-name="ce16">
            <text:p>Type</text:p>
          </table:table-cell>
          <table:table-cell office:value-type="string" table:style-name="ce17">
            <text:p>1973</text:p>
          </table:table-cell>
          <table:table-cell office:value-type="string" table:style-name="ce17">
            <text:p>1974</text:p>
          </table:table-cell>
          <table:table-cell office:value-type="string" table:style-name="ce17">
            <text:p>1975</text:p>
          </table:table-cell>
          <table:table-cell office:value-type="string" table:style-name="ce17">
            <text:p>1976</text:p>
          </table:table-cell>
          <table:table-cell office:value-type="string" table:style-name="ce17">
            <text:p>1977</text:p>
          </table:table-cell>
          <table:table-cell office:value-type="string" table:style-name="ce17">
            <text:p>1978</text:p>
          </table:table-cell>
          <table:table-cell office:value-type="string" table:style-name="ce17">
            <text:p>1979</text:p>
          </table:table-cell>
          <table:table-cell office:value-type="string" table:style-name="ce17">
            <text:p>1980</text:p>
          </table:table-cell>
          <table:table-cell office:value-type="string" table:style-name="ce17">
            <text:p>1981</text:p>
          </table:table-cell>
          <table:table-cell office:value-type="string" table:style-name="ce17">
            <text:p>1982</text:p>
          </table:table-cell>
          <table:table-cell office:value-type="string" table:style-name="ce17">
            <text:p>1983</text:p>
          </table:table-cell>
          <table:table-cell office:value-type="string" table:style-name="ce17">
            <text:p>1984</text:p>
          </table:table-cell>
          <table:table-cell office:value-type="string" table:style-name="ce17">
            <text:p>1985</text:p>
          </table:table-cell>
          <table:table-cell office:value-type="string" table:style-name="ce17">
            <text:p>1986</text:p>
          </table:table-cell>
          <table:table-cell office:value-type="string" table:style-name="ce17">
            <text:p>1987</text:p>
          </table:table-cell>
          <table:table-cell office:value-type="string" table:style-name="ce17">
            <text:p>1988</text:p>
          </table:table-cell>
          <table:table-cell office:value-type="string" table:style-name="ce17">
            <text:p>1989</text:p>
          </table:table-cell>
          <table:table-cell office:value-type="string" table:style-name="ce17">
            <text:p>1990</text:p>
          </table:table-cell>
          <table:table-cell office:value-type="string" table:style-name="ce17">
            <text:p>1991</text:p>
          </table:table-cell>
          <table:table-cell office:value-type="string" table:style-name="ce17">
            <text:p>1992</text:p>
          </table:table-cell>
          <table:table-cell office:value-type="string" table:style-name="ce17">
            <text:p>1993</text:p>
          </table:table-cell>
          <table:table-cell office:value-type="string" table:style-name="ce17">
            <text:p>1994</text:p>
          </table:table-cell>
          <table:table-cell office:value-type="string" table:style-name="ce17">
            <text:p>1995</text:p>
          </table:table-cell>
          <table:table-cell office:value-type="string" table:style-name="ce17">
            <text:p>1996</text:p>
          </table:table-cell>
          <table:table-cell office:value-type="string" table:style-name="ce17">
            <text:p>1997</text:p>
          </table:table-cell>
          <table:table-cell office:value-type="string" table:style-name="ce17">
            <text:p>1998</text:p>
          </table:table-cell>
          <table:table-cell office:value-type="string" table:style-name="ce17">
            <text:p>1999</text:p>
          </table:table-cell>
          <table:table-cell office:value-type="string" table:style-name="ce17">
            <text:p>2000</text:p>
          </table:table-cell>
          <table:table-cell office:value-type="string" table:style-name="ce17">
            <text:p>2001</text:p>
          </table:table-cell>
          <table:table-cell office:value-type="string" table:style-name="ce17">
            <text:p>2002</text:p>
          </table:table-cell>
          <table:table-cell office:value-type="string" table:style-name="ce17">
            <text:p>2003</text:p>
          </table:table-cell>
          <table:table-cell office:value-type="string" table:style-name="ce17">
            <text:p>2004</text:p>
          </table:table-cell>
          <table:table-cell office:value-type="string" table:style-name="ce17">
            <text:p>2005</text:p>
          </table:table-cell>
          <table:table-cell office:value-type="string" table:style-name="ce17">
            <text:p>2006</text:p>
          </table:table-cell>
          <table:table-cell office:value-type="string" table:style-name="ce17">
            <text:p>2007</text:p>
          </table:table-cell>
          <table:table-cell office:value-type="string" table:style-name="ce17">
            <text:p>2008</text:p>
          </table:table-cell>
          <table:table-cell office:value-type="string" table:style-name="ce17">
            <text:p>2009</text:p>
          </table:table-cell>
          <table:table-cell office:value-type="string" table:style-name="ce17">
            <text:p>2010</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office:value-type="string" table:style-name="ce17">
            <text:p>2015</text:p>
          </table:table-cell>
          <table:table-cell office:value-type="string" table:style-name="ce17">
            <text:p>2016</text:p>
          </table:table-cell>
          <table:table-cell office:value-type="string" table:style-name="ce17">
            <text:p>2017</text:p>
          </table:table-cell>
          <table:table-cell office:value-type="string" table:style-name="ce17">
            <text:p>2018</text:p>
          </table:table-cell>
          <table:table-cell office:value-type="string" table:style-name="ce17">
            <text:p>2019</text:p>
          </table:table-cell>
          <table:table-cell office:value-type="string" table:style-name="ce17">
            <text:p>2020</text:p>
          </table:table-cell>
          <table:table-cell office:value-type="string" table:style-name="ce17">
            <text:p>2021</text:p>
          </table:table-cell>
          <table:table-cell office:value-type="string" table:style-name="ce17">
            <text:p>2022</text:p>
          </table:table-cell>
          <table:table-cell office:value-type="string" table:style-name="ce17">
            <text:p>2023 (provisional)</text:p>
          </table:table-cell>
          <table:table-cell table:number-columns-repeated="16332" table:style-name="ce1"/>
        </table:table-row>
        <table:table-row table:style-name="ro3">
          <table:table-cell office:value-type="string" table:style-name="ce1">
            <text:p>Malting barley</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22" table:style-name="ce19">
            <text:p>122</text:p>
          </table:table-cell>
          <table:table-cell office:value-type="float" office:value="127" table:style-name="ce19">
            <text:p>127</text:p>
          </table:table-cell>
          <table:table-cell office:value-type="float" office:value="128" table:style-name="ce19">
            <text:p>128</text:p>
          </table:table-cell>
          <table:table-cell office:value-type="float" office:value="118" table:style-name="ce19">
            <text:p>118</text:p>
          </table:table-cell>
          <table:table-cell office:value-type="float" office:value="125.88501560919499" table:style-name="ce19">
            <text:p>126</text:p>
          </table:table-cell>
          <table:table-cell office:value-type="float" office:value="141.51090964586399" table:style-name="ce19">
            <text:p>142</text:p>
          </table:table-cell>
          <table:table-cell office:value-type="float" office:value="133" table:style-name="ce19">
            <text:p>133</text:p>
          </table:table-cell>
          <table:table-cell office:value-type="float" office:value="92" table:style-name="ce19">
            <text:p>92</text:p>
          </table:table-cell>
          <table:table-cell office:value-type="float" office:value="85" table:style-name="ce19">
            <text:p>85</text:p>
          </table:table-cell>
          <table:table-cell office:value-type="float" office:value="79" table:style-name="ce19">
            <text:p>79</text:p>
          </table:table-cell>
          <table:table-cell office:value-type="float" office:value="75.760072609286993" table:style-name="ce19">
            <text:p>76</text:p>
          </table:table-cell>
          <table:table-cell office:value-type="float" office:value="76.954230612690793" table:style-name="ce19">
            <text:p>77</text:p>
          </table:table-cell>
          <table:table-cell office:value-type="float" office:value="72.855799905509002" table:style-name="ce19">
            <text:p>73</text:p>
          </table:table-cell>
          <table:table-cell office:value-type="float" office:value="76.659434482762407" table:style-name="ce19">
            <text:p>77</text:p>
          </table:table-cell>
          <table:table-cell office:value-type="float" office:value="81.596763012209493" table:style-name="ce19">
            <text:p>82</text:p>
          </table:table-cell>
          <table:table-cell office:value-type="float" office:value="77.673301945052202" table:style-name="ce19">
            <text:p>78</text:p>
          </table:table-cell>
          <table:table-cell office:value-type="float" office:value="80.485567466061894" table:style-name="ce19">
            <text:p>80</text:p>
          </table:table-cell>
          <table:table-cell office:value-type="float" office:value="123.921790328857" table:style-name="ce19">
            <text:p>124</text:p>
          </table:table-cell>
          <table:table-cell office:value-type="float" office:value="152.70178152128901" table:style-name="ce19">
            <text:p>153</text:p>
          </table:table-cell>
          <table:table-cell office:value-type="float" office:value="124.602719373206" table:style-name="ce19">
            <text:p>125</text:p>
          </table:table-cell>
          <table:table-cell office:value-type="float" office:value="108.203476405649" table:style-name="ce19">
            <text:p>108</text:p>
          </table:table-cell>
          <table:table-cell office:value-type="float" office:value="161.92125254557101" table:style-name="ce19">
            <text:p>162</text:p>
          </table:table-cell>
          <table:table-cell office:value-type="float" office:value="185.13053761944801" table:style-name="ce19">
            <text:p>185</text:p>
          </table:table-cell>
          <table:table-cell office:value-type="float" office:value="160.15586243687699" table:style-name="ce19">
            <text:p>160</text:p>
          </table:table-cell>
          <table:table-cell office:value-type="float" office:value="132.882425615594" table:style-name="ce19">
            <text:p>133</text:p>
          </table:table-cell>
          <table:table-cell office:value-type="float" office:value="119.399267160547" table:style-name="ce19">
            <text:p>119</text:p>
          </table:table-cell>
          <table:table-cell office:value-type="float" office:value="125.666663008008" table:style-name="ce19">
            <text:p>126</text:p>
          </table:table-cell>
          <table:table-cell office:value-type="float" office:value="144.63752579141499" table:style-name="ce19">
            <text:p>145</text:p>
          </table:table-cell>
          <table:table-cell office:value-type="float" office:value="178.950674333606" table:style-name="ce19">
            <text:p>179</text:p>
          </table:table-cell>
          <table:table-cell office:value-type="float" office:value="146.49581626799099" table:style-name="ce19">
            <text:p>146</text:p>
          </table:table-cell>
          <table:table-cell office:value-type="float" office:value="140.02250272690901" table:style-name="ce19">
            <text:p>140</text:p>
          </table:table-cell>
          <table:table-cell office:value-type="float" office:value="189.50013477614701" table:style-name="ce19">
            <text:p>190</text:p>
          </table:table-cell>
          <table:table-cell office:value-type="float" office:value="275.43620669067502" table:style-name="ce19">
            <text:p>275</text:p>
          </table:table-cell>
          <table:table-cell office:value-type="float" office:value="181.22450820342701" table:style-name="ce19">
            <text:p>181</text:p>
          </table:table-cell>
          <table:table-cell table:number-columns-repeated="16332"/>
        </table:table-row>
        <table:table-row table:style-name="ro3">
          <table:table-cell office:value-type="string" table:style-name="ce1">
            <text:p>Feed barley</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10" table:style-name="ce19">
            <text:p>110</text:p>
          </table:table-cell>
          <table:table-cell office:value-type="float" office:value="111" table:style-name="ce19">
            <text:p>111</text:p>
          </table:table-cell>
          <table:table-cell office:value-type="float" office:value="111" table:style-name="ce19">
            <text:p>111</text:p>
          </table:table-cell>
          <table:table-cell office:value-type="float" office:value="115" table:style-name="ce19">
            <text:p>115</text:p>
          </table:table-cell>
          <table:table-cell office:value-type="float" office:value="101.531059741134" table:style-name="ce19">
            <text:p>102</text:p>
          </table:table-cell>
          <table:table-cell office:value-type="float" office:value="105.246104260257" table:style-name="ce19">
            <text:p>105</text:p>
          </table:table-cell>
          <table:table-cell office:value-type="float" office:value="101" table:style-name="ce19">
            <text:p>101</text:p>
          </table:table-cell>
          <table:table-cell office:value-type="float" office:value="80" table:style-name="ce19">
            <text:p>80</text:p>
          </table:table-cell>
          <table:table-cell office:value-type="float" office:value="71" table:style-name="ce19">
            <text:p>71</text:p>
          </table:table-cell>
          <table:table-cell office:value-type="float" office:value="70" table:style-name="ce19">
            <text:p>70</text:p>
          </table:table-cell>
          <table:table-cell office:value-type="float" office:value="64.092650983424704" table:style-name="ce19">
            <text:p>64</text:p>
          </table:table-cell>
          <table:table-cell office:value-type="float" office:value="65.790171171712799" table:style-name="ce19">
            <text:p>66</text:p>
          </table:table-cell>
          <table:table-cell office:value-type="float" office:value="58.527665132488998" table:style-name="ce19">
            <text:p>59</text:p>
          </table:table-cell>
          <table:table-cell office:value-type="float" office:value="66.970799240434502" table:style-name="ce19">
            <text:p>67</text:p>
          </table:table-cell>
          <table:table-cell office:value-type="float" office:value="68.902566980838699" table:style-name="ce19">
            <text:p>69</text:p>
          </table:table-cell>
          <table:table-cell office:value-type="float" office:value="65.289845105594907" table:style-name="ce19">
            <text:p>65</text:p>
          </table:table-cell>
          <table:table-cell office:value-type="float" office:value="70.313663925996494" table:style-name="ce19">
            <text:p>70</text:p>
          </table:table-cell>
          <table:table-cell office:value-type="float" office:value="105.583227985942" table:style-name="ce19">
            <text:p>106</text:p>
          </table:table-cell>
          <table:table-cell office:value-type="float" office:value="117.55129090098001" table:style-name="ce19">
            <text:p>118</text:p>
          </table:table-cell>
          <table:table-cell office:value-type="float" office:value="87.5581283583941" table:style-name="ce19">
            <text:p>88</text:p>
          </table:table-cell>
          <table:table-cell office:value-type="float" office:value="98.238044601470605" table:style-name="ce19">
            <text:p>98</text:p>
          </table:table-cell>
          <table:table-cell office:value-type="float" office:value="146.08900008465801" table:style-name="ce19">
            <text:p>146</text:p>
          </table:table-cell>
          <table:table-cell office:value-type="float" office:value="160.545265285505" table:style-name="ce19">
            <text:p>161</text:p>
          </table:table-cell>
          <table:table-cell office:value-type="float" office:value="143.04615294930301" table:style-name="ce19">
            <text:p>143</text:p>
          </table:table-cell>
          <table:table-cell office:value-type="float" office:value="115.721496372503" table:style-name="ce19">
            <text:p>116</text:p>
          </table:table-cell>
          <table:table-cell office:value-type="float" office:value="103.469860160778" table:style-name="ce19">
            <text:p>103</text:p>
          </table:table-cell>
          <table:table-cell office:value-type="float" office:value="100.822430382644" table:style-name="ce19">
            <text:p>101</text:p>
          </table:table-cell>
          <table:table-cell office:value-type="float" office:value="118.711053684329" table:style-name="ce19">
            <text:p>119</text:p>
          </table:table-cell>
          <table:table-cell office:value-type="float" office:value="148.13076228928199" table:style-name="ce19">
            <text:p>148</text:p>
          </table:table-cell>
          <table:table-cell office:value-type="float" office:value="125.055501483588" table:style-name="ce19">
            <text:p>125</text:p>
          </table:table-cell>
          <table:table-cell office:value-type="float" office:value="130.14317497137" table:style-name="ce19">
            <text:p>130</text:p>
          </table:table-cell>
          <table:table-cell office:value-type="float" office:value="163.43990710060299" table:style-name="ce19">
            <text:p>163</text:p>
          </table:table-cell>
          <table:table-cell office:value-type="float" office:value="239.093467032744" table:style-name="ce19">
            <text:p>239</text:p>
          </table:table-cell>
          <table:table-cell office:value-type="float" office:value="174.739899589793" table:style-name="ce19">
            <text:p>175</text:p>
          </table:table-cell>
          <table:table-cell table:number-columns-repeated="16332"/>
        </table:table-row>
        <table:table-row table:style-name="ro8">
          <table:table-cell table:number-columns-repeated="16384" table:style-name="ce1"/>
        </table:table-row>
        <table:table-row table:style-name="ro1">
          <table:table-cell office:value-type="string" table:style-name="ce15">
            <text:p>Table 7.3c Barley supply and use (thousand tonnes) [Note 1]</text:p>
          </table:table-cell>
          <table:table-cell table:number-columns-repeated="16383" table:style-name="ce1"/>
        </table:table-row>
        <table:table-row table:style-name="ro5">
          <table:table-cell office:value-type="string" table:style-name="ce16">
            <text:p>Supply and use</text:p>
          </table:table-cell>
          <table:table-cell office:value-type="string" table:style-name="ce17">
            <text:p>1973</text:p>
          </table:table-cell>
          <table:table-cell office:value-type="string" table:style-name="ce17">
            <text:p>1974</text:p>
          </table:table-cell>
          <table:table-cell office:value-type="string" table:style-name="ce17">
            <text:p>1975</text:p>
          </table:table-cell>
          <table:table-cell office:value-type="string" table:style-name="ce17">
            <text:p>1976</text:p>
          </table:table-cell>
          <table:table-cell office:value-type="string" table:style-name="ce17">
            <text:p>1977</text:p>
          </table:table-cell>
          <table:table-cell office:value-type="string" table:style-name="ce17">
            <text:p>1978</text:p>
          </table:table-cell>
          <table:table-cell office:value-type="string" table:style-name="ce17">
            <text:p>1979</text:p>
          </table:table-cell>
          <table:table-cell office:value-type="string" table:style-name="ce17">
            <text:p>1980</text:p>
          </table:table-cell>
          <table:table-cell office:value-type="string" table:style-name="ce17">
            <text:p>1981</text:p>
          </table:table-cell>
          <table:table-cell office:value-type="string" table:style-name="ce17">
            <text:p>1982</text:p>
          </table:table-cell>
          <table:table-cell office:value-type="string" table:style-name="ce17">
            <text:p>1983</text:p>
          </table:table-cell>
          <table:table-cell office:value-type="string" table:style-name="ce17">
            <text:p>1984</text:p>
          </table:table-cell>
          <table:table-cell office:value-type="string" table:style-name="ce17">
            <text:p>1985</text:p>
          </table:table-cell>
          <table:table-cell office:value-type="string" table:style-name="ce17">
            <text:p>1986</text:p>
          </table:table-cell>
          <table:table-cell office:value-type="string" table:style-name="ce17">
            <text:p>1987</text:p>
          </table:table-cell>
          <table:table-cell office:value-type="string" table:style-name="ce17">
            <text:p>1988</text:p>
          </table:table-cell>
          <table:table-cell office:value-type="string" table:style-name="ce17">
            <text:p>1989</text:p>
          </table:table-cell>
          <table:table-cell office:value-type="string" table:style-name="ce17">
            <text:p>1990</text:p>
          </table:table-cell>
          <table:table-cell office:value-type="string" table:style-name="ce17">
            <text:p>1991</text:p>
          </table:table-cell>
          <table:table-cell office:value-type="string" table:style-name="ce17">
            <text:p>1992</text:p>
          </table:table-cell>
          <table:table-cell office:value-type="string" table:style-name="ce17">
            <text:p>1993</text:p>
          </table:table-cell>
          <table:table-cell office:value-type="string" table:style-name="ce17">
            <text:p>1994</text:p>
          </table:table-cell>
          <table:table-cell office:value-type="string" table:style-name="ce17">
            <text:p>1995</text:p>
          </table:table-cell>
          <table:table-cell office:value-type="string" table:style-name="ce17">
            <text:p>1996</text:p>
          </table:table-cell>
          <table:table-cell office:value-type="string" table:style-name="ce17">
            <text:p>1997</text:p>
          </table:table-cell>
          <table:table-cell office:value-type="string" table:style-name="ce17">
            <text:p>1998</text:p>
          </table:table-cell>
          <table:table-cell office:value-type="string" table:style-name="ce17">
            <text:p>1999</text:p>
          </table:table-cell>
          <table:table-cell office:value-type="string" table:style-name="ce17">
            <text:p>2000</text:p>
          </table:table-cell>
          <table:table-cell office:value-type="string" table:style-name="ce17">
            <text:p>2001</text:p>
          </table:table-cell>
          <table:table-cell office:value-type="string" table:style-name="ce17">
            <text:p>2002</text:p>
          </table:table-cell>
          <table:table-cell office:value-type="string" table:style-name="ce17">
            <text:p>2003</text:p>
          </table:table-cell>
          <table:table-cell office:value-type="string" table:style-name="ce17">
            <text:p>2004</text:p>
          </table:table-cell>
          <table:table-cell office:value-type="string" table:style-name="ce17">
            <text:p>2005</text:p>
          </table:table-cell>
          <table:table-cell office:value-type="string" table:style-name="ce17">
            <text:p>2006</text:p>
          </table:table-cell>
          <table:table-cell office:value-type="string" table:style-name="ce17">
            <text:p>2007</text:p>
          </table:table-cell>
          <table:table-cell office:value-type="string" table:style-name="ce17">
            <text:p>2008</text:p>
          </table:table-cell>
          <table:table-cell office:value-type="string" table:style-name="ce17">
            <text:p>2009</text:p>
          </table:table-cell>
          <table:table-cell office:value-type="string" table:style-name="ce17">
            <text:p>2010</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office:value-type="string" table:style-name="ce17">
            <text:p>2015</text:p>
          </table:table-cell>
          <table:table-cell office:value-type="string" table:style-name="ce17">
            <text:p>2016</text:p>
          </table:table-cell>
          <table:table-cell office:value-type="string" table:style-name="ce17">
            <text:p>2017</text:p>
          </table:table-cell>
          <table:table-cell office:value-type="string" table:style-name="ce17">
            <text:p>2018</text:p>
          </table:table-cell>
          <table:table-cell office:value-type="string" table:style-name="ce17">
            <text:p>2019</text:p>
          </table:table-cell>
          <table:table-cell office:value-type="string" table:style-name="ce17">
            <text:p>2020</text:p>
          </table:table-cell>
          <table:table-cell office:value-type="string" table:style-name="ce17">
            <text:p>2021</text:p>
          </table:table-cell>
          <table:table-cell office:value-type="string" table:style-name="ce17">
            <text:p>2022</text:p>
          </table:table-cell>
          <table:table-cell office:value-type="string" table:style-name="ce17">
            <text:p>2023 (provisional)</text:p>
          </table:table-cell>
          <table:table-cell table:number-columns-repeated="16332"/>
        </table:table-row>
        <table:table-row table:style-name="ro3">
          <table:table-cell office:value-type="string" table:style-name="ce1">
            <text:p>Production</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1064" table:style-name="ce19">
            <text:p>11,064</text:p>
          </table:table-cell>
          <table:table-cell office:value-type="float" office:value="9740" table:style-name="ce19">
            <text:p>9,740</text:p>
          </table:table-cell>
          <table:table-cell office:value-type="float" office:value="10014" table:style-name="ce19">
            <text:p>10,014</text:p>
          </table:table-cell>
          <table:table-cell office:value-type="float" office:value="9229" table:style-name="ce19">
            <text:p>9,229</text:p>
          </table:table-cell>
          <table:table-cell office:value-type="float" office:value="8778" table:style-name="ce19">
            <text:p>8,778</text:p>
          </table:table-cell>
          <table:table-cell office:value-type="float" office:value="8073" table:style-name="ce19">
            <text:p>8,073</text:p>
          </table:table-cell>
          <table:table-cell office:value-type="float" office:value="7911" table:style-name="ce19">
            <text:p>7,911</text:p>
          </table:table-cell>
          <table:table-cell office:value-type="float" office:value="7627" table:style-name="ce19">
            <text:p>7,627</text:p>
          </table:table-cell>
          <table:table-cell office:value-type="float" office:value="7365" table:style-name="ce19">
            <text:p>7,365</text:p>
          </table:table-cell>
          <table:table-cell office:value-type="float" office:value="6038" table:style-name="ce19">
            <text:p>6,038</text:p>
          </table:table-cell>
          <table:table-cell office:value-type="float" office:value="5952.4614006776801" table:style-name="ce19">
            <text:p>5,952</text:p>
          </table:table-cell>
          <table:table-cell office:value-type="float" office:value="6841.7345271228696" table:style-name="ce19">
            <text:p>6,842</text:p>
          </table:table-cell>
          <table:table-cell office:value-type="float" office:value="7790" table:style-name="ce19">
            <text:p>7,790</text:p>
          </table:table-cell>
          <table:table-cell office:value-type="float" office:value="7828" table:style-name="ce19">
            <text:p>7,828</text:p>
          </table:table-cell>
          <table:table-cell office:value-type="float" office:value="6623" table:style-name="ce19">
            <text:p>6,623</text:p>
          </table:table-cell>
          <table:table-cell office:value-type="float" office:value="6581" table:style-name="ce19">
            <text:p>6,581</text:p>
          </table:table-cell>
          <table:table-cell office:value-type="float" office:value="6492" table:style-name="ce19">
            <text:p>6,492</text:p>
          </table:table-cell>
          <table:table-cell office:value-type="float" office:value="6660" table:style-name="ce19">
            <text:p>6,660</text:p>
          </table:table-cell>
          <table:table-cell office:value-type="float" office:value="6128" table:style-name="ce19">
            <text:p>6,128</text:p>
          </table:table-cell>
          <table:table-cell office:value-type="float" office:value="6370" table:style-name="ce19">
            <text:p>6,370</text:p>
          </table:table-cell>
          <table:table-cell office:value-type="float" office:value="5816" table:style-name="ce19">
            <text:p>5,816</text:p>
          </table:table-cell>
          <table:table-cell office:value-type="float" office:value="5495" table:style-name="ce19">
            <text:p>5,495</text:p>
          </table:table-cell>
          <table:table-cell office:value-type="float" office:value="5239" table:style-name="ce19">
            <text:p>5,239</text:p>
          </table:table-cell>
          <table:table-cell office:value-type="float" office:value="5079" table:style-name="ce19">
            <text:p>5,079</text:p>
          </table:table-cell>
          <table:table-cell office:value-type="float" office:value="6144" table:style-name="ce19">
            <text:p>6,144</text:p>
          </table:table-cell>
          <table:table-cell office:value-type="float" office:value="6668" table:style-name="ce19">
            <text:p>6,668</text:p>
          </table:table-cell>
          <table:table-cell office:value-type="float" office:value="5252" table:style-name="ce19">
            <text:p>5,252</text:p>
          </table:table-cell>
          <table:table-cell office:value-type="float" office:value="5494" table:style-name="ce19">
            <text:p>5,494</text:p>
          </table:table-cell>
          <table:table-cell office:value-type="float" office:value="5522" table:style-name="ce19">
            <text:p>5,522</text:p>
          </table:table-cell>
          <table:table-cell office:value-type="float" office:value="7092" table:style-name="ce19">
            <text:p>7,092</text:p>
          </table:table-cell>
          <table:table-cell office:value-type="float" office:value="6911" table:style-name="ce19">
            <text:p>6,911</text:p>
          </table:table-cell>
          <table:table-cell office:value-type="float" office:value="7370" table:style-name="ce19">
            <text:p>7,370</text:p>
          </table:table-cell>
          <table:table-cell office:value-type="float" office:value="6655" table:style-name="ce19">
            <text:p>6,655</text:p>
          </table:table-cell>
          <table:table-cell office:value-type="float" office:value="7169" table:style-name="ce19">
            <text:p>7,169</text:p>
          </table:table-cell>
          <table:table-cell office:value-type="float" office:value="6510" table:style-name="ce19">
            <text:p>6,510</text:p>
          </table:table-cell>
          <table:table-cell office:value-type="float" office:value="8048" table:style-name="ce19">
            <text:p>8,048</text:p>
          </table:table-cell>
          <table:table-cell office:value-type="float" office:value="8117" table:style-name="ce19">
            <text:p>8,117</text:p>
          </table:table-cell>
          <table:table-cell office:value-type="float" office:value="6961" table:style-name="ce19">
            <text:p>6,961</text:p>
          </table:table-cell>
          <table:table-cell office:value-type="float" office:value="7385" table:style-name="ce19">
            <text:p>7,385</text:p>
          </table:table-cell>
          <table:table-cell office:value-type="float" office:value="6963" table:style-name="ce19">
            <text:p>6,963</text:p>
          </table:table-cell>
          <table:table-cell table:number-columns-repeated="16332"/>
        </table:table-row>
        <table:table-row table:style-name="ro3">
          <table:table-cell office:value-type="string" table:style-name="ce1">
            <text:p>Imports from the EU</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58" table:style-name="ce19">
            <text:p>58</text:p>
          </table:table-cell>
          <table:table-cell office:value-type="float" office:value="198" table:style-name="ce19">
            <text:p>198</text:p>
          </table:table-cell>
          <table:table-cell office:value-type="float" office:value="265" table:style-name="ce19">
            <text:p>265</text:p>
          </table:table-cell>
          <table:table-cell office:value-type="float" office:value="236" table:style-name="ce19">
            <text:p>236</text:p>
          </table:table-cell>
          <table:table-cell office:value-type="float" office:value="312" table:style-name="ce19">
            <text:p>312</text:p>
          </table:table-cell>
          <table:table-cell office:value-type="float" office:value="277" table:style-name="ce19">
            <text:p>277</text:p>
          </table:table-cell>
          <table:table-cell office:value-type="float" office:value="255" table:style-name="ce19">
            <text:p>255</text:p>
          </table:table-cell>
          <table:table-cell office:value-type="float" office:value="199" table:style-name="ce19">
            <text:p>199</text:p>
          </table:table-cell>
          <table:table-cell office:value-type="float" office:value="240" table:style-name="ce19">
            <text:p>240</text:p>
          </table:table-cell>
          <table:table-cell office:value-type="float" office:value="218" table:style-name="ce19">
            <text:p>218</text:p>
          </table:table-cell>
          <table:table-cell office:value-type="float" office:value="155" table:style-name="ce19">
            <text:p>155</text:p>
          </table:table-cell>
          <table:table-cell office:value-type="float" office:value="83" table:style-name="ce19">
            <text:p>83</text:p>
          </table:table-cell>
          <table:table-cell office:value-type="float" office:value="67" table:style-name="ce19">
            <text:p>67</text:p>
          </table:table-cell>
          <table:table-cell office:value-type="float" office:value="118" table:style-name="ce19">
            <text:p>118</text:p>
          </table:table-cell>
          <table:table-cell office:value-type="float" office:value="154" table:style-name="ce19">
            <text:p>154</text:p>
          </table:table-cell>
          <table:table-cell office:value-type="float" office:value="107" table:style-name="ce19">
            <text:p>107</text:p>
          </table:table-cell>
          <table:table-cell office:value-type="float" office:value="50" table:style-name="ce19">
            <text:p>50</text:p>
          </table:table-cell>
          <table:table-cell office:value-type="float" office:value="79" table:style-name="ce19">
            <text:p>79</text:p>
          </table:table-cell>
          <table:table-cell office:value-type="float" office:value="51" table:style-name="ce19">
            <text:p>51</text:p>
          </table:table-cell>
          <table:table-cell office:value-type="float" office:value="51" table:style-name="ce19">
            <text:p>51</text:p>
          </table:table-cell>
          <table:table-cell office:value-type="float" office:value="75" table:style-name="ce19">
            <text:p>75</text:p>
          </table:table-cell>
          <table:table-cell office:value-type="float" office:value="84" table:style-name="ce19">
            <text:p>84</text:p>
          </table:table-cell>
          <table:table-cell office:value-type="float" office:value="94" table:style-name="ce19">
            <text:p>94</text:p>
          </table:table-cell>
          <table:table-cell office:value-type="float" office:value="95" table:style-name="ce19">
            <text:p>95</text:p>
          </table:table-cell>
          <table:table-cell office:value-type="float" office:value="107.4" table:style-name="ce19">
            <text:p>107</text:p>
          </table:table-cell>
          <table:table-cell office:value-type="float" office:value="120" table:style-name="ce19">
            <text:p>120</text:p>
          </table:table-cell>
          <table:table-cell office:value-type="float" office:value="115" table:style-name="ce19">
            <text:p>115</text:p>
          </table:table-cell>
          <table:table-cell office:value-type="float" office:value="129" table:style-name="ce19">
            <text:p>129</text:p>
          </table:table-cell>
          <table:table-cell office:value-type="float" office:value="162" table:style-name="ce19">
            <text:p>162</text:p>
          </table:table-cell>
          <table:table-cell office:value-type="float" office:value="193" table:style-name="ce19">
            <text:p>193</text:p>
          </table:table-cell>
          <table:table-cell office:value-type="float" office:value="100" table:style-name="ce19">
            <text:p>100</text:p>
          </table:table-cell>
          <table:table-cell office:value-type="float" office:value="179" table:style-name="ce19">
            <text:p>179</text:p>
          </table:table-cell>
          <table:table-cell office:value-type="float" office:value="123" table:style-name="ce19">
            <text:p>123</text:p>
          </table:table-cell>
          <table:table-cell office:value-type="float" office:value="112.276" table:style-name="ce19">
            <text:p>112</text:p>
          </table:table-cell>
          <table:table-cell office:value-type="float" office:value="102" table:style-name="ce19">
            <text:p>102</text:p>
          </table:table-cell>
          <table:table-cell office:value-type="float" office:value="67" table:style-name="ce19">
            <text:p>67</text:p>
          </table:table-cell>
          <table:table-cell office:value-type="float" office:value="97" table:style-name="ce19">
            <text:p>97</text:p>
          </table:table-cell>
          <table:table-cell office:value-type="float" office:value="118" table:style-name="ce19">
            <text:p>118</text:p>
          </table:table-cell>
          <table:table-cell office:value-type="float" office:value="78" table:style-name="ce19">
            <text:p>78</text:p>
          </table:table-cell>
          <table:table-cell office:value-type="float" office:value="134" table:style-name="ce19">
            <text:p>134</text:p>
          </table:table-cell>
          <table:table-cell table:number-columns-repeated="16332"/>
        </table:table-row>
        <table:table-row table:style-name="ro3">
          <table:table-cell office:value-type="string" table:style-name="ce1">
            <text:p>Imports from the rest of the world</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51" table:style-name="ce19">
            <text:p>51</text:p>
          </table:table-cell>
          <table:table-cell office:value-type="float" office:value="0" table:style-name="ce19">
            <text:p>0</text:p>
          </table:table-cell>
          <table:table-cell office:value-type="float" office:value="15" table:style-name="ce19">
            <text:p>15</text:p>
          </table:table-cell>
          <table:table-cell office:value-type="float" office:value="0" table:style-name="ce19">
            <text:p>0</text:p>
          </table:table-cell>
          <table:table-cell office:value-type="float" office:value="6" table:style-name="ce19">
            <text:p>6</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 table:style-name="ce19">
            <text:p>1</text:p>
          </table:table-cell>
          <table:table-cell office:value-type="float" office:value="8" table:style-name="ce19">
            <text:p>8</text:p>
          </table:table-cell>
          <table:table-cell office:value-type="float" office:value="28" table:style-name="ce19">
            <text:p>28</text:p>
          </table:table-cell>
          <table:table-cell office:value-type="float" office:value="21" table:style-name="ce19">
            <text:p>21</text:p>
          </table:table-cell>
          <table:table-cell office:value-type="float" office:value="23" table:style-name="ce19">
            <text:p>23</text:p>
          </table:table-cell>
          <table:table-cell office:value-type="float" office:value="26" table:style-name="ce19">
            <text:p>26</text:p>
          </table:table-cell>
          <table:table-cell office:value-type="float" office:value="31" table:style-name="ce19">
            <text:p>31</text:p>
          </table:table-cell>
          <table:table-cell office:value-type="float" office:value="22" table:style-name="ce19">
            <text:p>22</text:p>
          </table:table-cell>
          <table:table-cell office:value-type="float" office:value="20" table:style-name="ce19">
            <text:p>20</text:p>
          </table:table-cell>
          <table:table-cell office:value-type="float" office:value="21" table:style-name="ce19">
            <text:p>21</text:p>
          </table:table-cell>
          <table:table-cell office:value-type="float" office:value="31" table:style-name="ce19">
            <text:p>31</text:p>
          </table:table-cell>
          <table:table-cell office:value-type="float" office:value="7" table:style-name="ce19">
            <text:p>7</text:p>
          </table:table-cell>
          <table:table-cell office:value-type="float" office:value="4" table:style-name="ce19">
            <text:p>4</text:p>
          </table:table-cell>
          <table:table-cell office:value-type="float" office:value="0" table:style-name="ce19">
            <text:p>0</text:p>
          </table:table-cell>
          <table:table-cell office:value-type="float" office:value="9" table:style-name="ce19">
            <text:p>9</text:p>
          </table:table-cell>
          <table:table-cell office:value-type="float" office:value="3" table:style-name="ce19">
            <text:p>3</text:p>
          </table:table-cell>
          <table:table-cell office:value-type="float" office:value="11" table:style-name="ce19">
            <text:p>11</text:p>
          </table:table-cell>
          <table:table-cell office:value-type="float" office:value="10" table:style-name="ce19">
            <text:p>1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2" table:style-name="ce19">
            <text:p>2</text:p>
          </table:table-cell>
          <table:table-cell office:value-type="float" office:value="0" table:style-name="ce19">
            <text:p>0</text:p>
          </table:table-cell>
          <table:table-cell office:value-type="float" office:value="5" table:style-name="ce19">
            <text:p>5</text:p>
          </table:table-cell>
          <table:table-cell office:value-type="float" office:value="2" table:style-name="ce19">
            <text:p>2</text:p>
          </table:table-cell>
          <table:table-cell office:value-type="float" office:value="4" table:style-name="ce19">
            <text:p>4</text:p>
          </table:table-cell>
          <table:table-cell office:value-type="float" office:value="0" table:style-name="ce19">
            <text:p>0</text:p>
          </table:table-cell>
          <table:table-cell office:value-type="float" office:value="0" table:style-name="ce19">
            <text:p>0</text:p>
          </table:table-cell>
          <table:table-cell office:value-type="float" office:value="2" table:style-name="ce19">
            <text:p>2</text:p>
          </table:table-cell>
          <table:table-cell office:value-type="float" office:value="5" table:style-name="ce19">
            <text:p>5</text:p>
          </table:table-cell>
          <table:table-cell office:value-type="float" office:value="4" table:style-name="ce19">
            <text:p>4</text:p>
          </table:table-cell>
          <table:table-cell office:value-type="float" office:value="0" table:style-name="ce19">
            <text:p>0</text:p>
          </table:table-cell>
          <table:table-cell table:number-columns-repeated="16332"/>
        </table:table-row>
        <table:table-row table:style-name="ro3">
          <table:table-cell office:value-type="string" table:style-name="ce1">
            <text:p>Exports to the EU</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942" table:style-name="ce19">
            <text:p>1,942</text:p>
          </table:table-cell>
          <table:table-cell office:value-type="float" office:value="854" table:style-name="ce19">
            <text:p>854</text:p>
          </table:table-cell>
          <table:table-cell office:value-type="float" office:value="2227" table:style-name="ce19">
            <text:p>2,227</text:p>
          </table:table-cell>
          <table:table-cell office:value-type="float" office:value="1065" table:style-name="ce19">
            <text:p>1,065</text:p>
          </table:table-cell>
          <table:table-cell office:value-type="float" office:value="731" table:style-name="ce19">
            <text:p>731</text:p>
          </table:table-cell>
          <table:table-cell office:value-type="float" office:value="427" table:style-name="ce19">
            <text:p>427</text:p>
          </table:table-cell>
          <table:table-cell office:value-type="float" office:value="916" table:style-name="ce19">
            <text:p>916</text:p>
          </table:table-cell>
          <table:table-cell office:value-type="float" office:value="1302" table:style-name="ce19">
            <text:p>1,302</text:p>
          </table:table-cell>
          <table:table-cell office:value-type="float" office:value="1048" table:style-name="ce19">
            <text:p>1,048</text:p>
          </table:table-cell>
          <table:table-cell office:value-type="float" office:value="469" table:style-name="ce19">
            <text:p>469</text:p>
          </table:table-cell>
          <table:table-cell office:value-type="float" office:value="698.6" table:style-name="ce19">
            <text:p>699</text:p>
          </table:table-cell>
          <table:table-cell office:value-type="float" office:value="1353" table:style-name="ce19">
            <text:p>1,353</text:p>
          </table:table-cell>
          <table:table-cell office:value-type="float" office:value="1102" table:style-name="ce19">
            <text:p>1,102</text:p>
          </table:table-cell>
          <table:table-cell office:value-type="float" office:value="941" table:style-name="ce19">
            <text:p>941</text:p>
          </table:table-cell>
          <table:table-cell office:value-type="float" office:value="851" table:style-name="ce19">
            <text:p>851</text:p>
          </table:table-cell>
          <table:table-cell office:value-type="float" office:value="489" table:style-name="ce19">
            <text:p>489</text:p>
          </table:table-cell>
          <table:table-cell office:value-type="float" office:value="716" table:style-name="ce19">
            <text:p>716</text:p>
          </table:table-cell>
          <table:table-cell office:value-type="float" office:value="469" table:style-name="ce19">
            <text:p>469</text:p>
          </table:table-cell>
          <table:table-cell office:value-type="float" office:value="893" table:style-name="ce19">
            <text:p>893</text:p>
          </table:table-cell>
          <table:table-cell office:value-type="float" office:value="947" table:style-name="ce19">
            <text:p>947</text:p>
          </table:table-cell>
          <table:table-cell office:value-type="float" office:value="584" table:style-name="ce19">
            <text:p>584</text:p>
          </table:table-cell>
          <table:table-cell office:value-type="float" office:value="612" table:style-name="ce19">
            <text:p>612</text:p>
          </table:table-cell>
          <table:table-cell office:value-type="float" office:value="539" table:style-name="ce19">
            <text:p>539</text:p>
          </table:table-cell>
          <table:table-cell office:value-type="float" office:value="408" table:style-name="ce19">
            <text:p>408</text:p>
          </table:table-cell>
          <table:table-cell office:value-type="float" office:value="488.8" table:style-name="ce19">
            <text:p>489</text:p>
          </table:table-cell>
          <table:table-cell office:value-type="float" office:value="850" table:style-name="ce19">
            <text:p>850</text:p>
          </table:table-cell>
          <table:table-cell office:value-type="float" office:value="940" table:style-name="ce19">
            <text:p>940</text:p>
          </table:table-cell>
          <table:table-cell office:value-type="float" office:value="724" table:style-name="ce19">
            <text:p>724</text:p>
          </table:table-cell>
          <table:table-cell office:value-type="float" office:value="494" table:style-name="ce19">
            <text:p>494</text:p>
          </table:table-cell>
          <table:table-cell office:value-type="float" office:value="478" table:style-name="ce19">
            <text:p>478</text:p>
          </table:table-cell>
          <table:table-cell office:value-type="float" office:value="796" table:style-name="ce19">
            <text:p>796</text:p>
          </table:table-cell>
          <table:table-cell office:value-type="float" office:value="1079" table:style-name="ce19">
            <text:p>1,079</text:p>
          </table:table-cell>
          <table:table-cell office:value-type="float" office:value="1288" table:style-name="ce19">
            <text:p>1,288</text:p>
          </table:table-cell>
          <table:table-cell office:value-type="float" office:value="996" table:style-name="ce19">
            <text:p>996</text:p>
          </table:table-cell>
          <table:table-cell office:value-type="float" office:value="773" table:style-name="ce19">
            <text:p>773</text:p>
          </table:table-cell>
          <table:table-cell office:value-type="float" office:value="1586" table:style-name="ce19">
            <text:p>1,586</text:p>
          </table:table-cell>
          <table:table-cell office:value-type="float" office:value="1157" table:style-name="ce19">
            <text:p>1,157</text:p>
          </table:table-cell>
          <table:table-cell office:value-type="float" office:value="664" table:style-name="ce19">
            <text:p>664</text:p>
          </table:table-cell>
          <table:table-cell office:value-type="float" office:value="892" table:style-name="ce19">
            <text:p>892</text:p>
          </table:table-cell>
          <table:table-cell office:value-type="float" office:value="925" table:style-name="ce19">
            <text:p>925</text:p>
          </table:table-cell>
          <table:table-cell table:number-columns-repeated="16332"/>
        </table:table-row>
        <table:table-row table:style-name="ro3">
          <table:table-cell office:value-type="string" table:style-name="ce1">
            <text:p>Exports to the rest of the world</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926" table:style-name="ce19">
            <text:p>1,926</text:p>
          </table:table-cell>
          <table:table-cell office:value-type="float" office:value="2160" table:style-name="ce19">
            <text:p>2,160</text:p>
          </table:table-cell>
          <table:table-cell office:value-type="float" office:value="1884" table:style-name="ce19">
            <text:p>1,884</text:p>
          </table:table-cell>
          <table:table-cell office:value-type="float" office:value="2030" table:style-name="ce19">
            <text:p>2,030</text:p>
          </table:table-cell>
          <table:table-cell office:value-type="float" office:value="2079" table:style-name="ce19">
            <text:p>2,079</text:p>
          </table:table-cell>
          <table:table-cell office:value-type="float" office:value="2816" table:style-name="ce19">
            <text:p>2,816</text:p>
          </table:table-cell>
          <table:table-cell office:value-type="float" office:value="1106" table:style-name="ce19">
            <text:p>1,106</text:p>
          </table:table-cell>
          <table:table-cell office:value-type="float" office:value="672" table:style-name="ce19">
            <text:p>672</text:p>
          </table:table-cell>
          <table:table-cell office:value-type="float" office:value="753" table:style-name="ce19">
            <text:p>753</text:p>
          </table:table-cell>
          <table:table-cell office:value-type="float" office:value="547" table:style-name="ce19">
            <text:p>547</text:p>
          </table:table-cell>
          <table:table-cell office:value-type="float" office:value="738.9" table:style-name="ce19">
            <text:p>739</text:p>
          </table:table-cell>
          <table:table-cell office:value-type="float" office:value="526" table:style-name="ce19">
            <text:p>526</text:p>
          </table:table-cell>
          <table:table-cell office:value-type="float" office:value="614" table:style-name="ce19">
            <text:p>614</text:p>
          </table:table-cell>
          <table:table-cell office:value-type="float" office:value="727" table:style-name="ce19">
            <text:p>727</text:p>
          </table:table-cell>
          <table:table-cell office:value-type="float" office:value="692" table:style-name="ce19">
            <text:p>692</text:p>
          </table:table-cell>
          <table:table-cell office:value-type="float" office:value="1015" table:style-name="ce19">
            <text:p>1,015</text:p>
          </table:table-cell>
          <table:table-cell office:value-type="float" office:value="1114" table:style-name="ce19">
            <text:p>1,114</text:p>
          </table:table-cell>
          <table:table-cell office:value-type="float" office:value="213" table:style-name="ce19">
            <text:p>213</text:p>
          </table:table-cell>
          <table:table-cell office:value-type="float" office:value="58" table:style-name="ce19">
            <text:p>58</text:p>
          </table:table-cell>
          <table:table-cell office:value-type="float" office:value="170" table:style-name="ce19">
            <text:p>170</text:p>
          </table:table-cell>
          <table:table-cell office:value-type="float" office:value="37" table:style-name="ce19">
            <text:p>37</text:p>
          </table:table-cell>
          <table:table-cell office:value-type="float" office:value="186" table:style-name="ce19">
            <text:p>186</text:p>
          </table:table-cell>
          <table:table-cell office:value-type="float" office:value="27" table:style-name="ce19">
            <text:p>27</text:p>
          </table:table-cell>
          <table:table-cell office:value-type="float" office:value="63" table:style-name="ce19">
            <text:p>63</text:p>
          </table:table-cell>
          <table:table-cell office:value-type="float" office:value="69.599999999999994" table:style-name="ce19">
            <text:p>70</text:p>
          </table:table-cell>
          <table:table-cell office:value-type="float" office:value="19" table:style-name="ce19">
            <text:p>19</text:p>
          </table:table-cell>
          <table:table-cell office:value-type="float" office:value="91" table:style-name="ce19">
            <text:p>91</text:p>
          </table:table-cell>
          <table:table-cell office:value-type="float" office:value="76" table:style-name="ce19">
            <text:p>76</text:p>
          </table:table-cell>
          <table:table-cell office:value-type="float" office:value="96" table:style-name="ce19">
            <text:p>96</text:p>
          </table:table-cell>
          <table:table-cell office:value-type="float" office:value="385" table:style-name="ce19">
            <text:p>385</text:p>
          </table:table-cell>
          <table:table-cell office:value-type="float" office:value="335" table:style-name="ce19">
            <text:p>335</text:p>
          </table:table-cell>
          <table:table-cell office:value-type="float" office:value="535" table:style-name="ce19">
            <text:p>535</text:p>
          </table:table-cell>
          <table:table-cell office:value-type="float" office:value="509" table:style-name="ce19">
            <text:p>509</text:p>
          </table:table-cell>
          <table:table-cell office:value-type="float" office:value="53" table:style-name="ce19">
            <text:p>53</text:p>
          </table:table-cell>
          <table:table-cell office:value-type="float" office:value="78" table:style-name="ce19">
            <text:p>78</text:p>
          </table:table-cell>
          <table:table-cell office:value-type="float" office:value="211" table:style-name="ce19">
            <text:p>211</text:p>
          </table:table-cell>
          <table:table-cell office:value-type="float" office:value="418" table:style-name="ce19">
            <text:p>418</text:p>
          </table:table-cell>
          <table:table-cell office:value-type="float" office:value="108" table:style-name="ce19">
            <text:p>108</text:p>
          </table:table-cell>
          <table:table-cell office:value-type="float" office:value="6" table:style-name="ce19">
            <text:p>6</text:p>
          </table:table-cell>
          <table:table-cell office:value-type="float" office:value="12" table:style-name="ce19">
            <text:p>12</text:p>
          </table:table-cell>
          <table:table-cell table:number-columns-repeated="16332"/>
        </table:table-row>
        <table:table-row table:style-name="ro3">
          <table:table-cell office:value-type="string" table:style-name="ce1">
            <text:p>Total new supply</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7305" table:style-name="ce19">
            <text:p>7,305</text:p>
          </table:table-cell>
          <table:table-cell office:value-type="float" office:value="6924.1" table:style-name="ce19">
            <text:p>6,924</text:p>
          </table:table-cell>
          <table:table-cell office:value-type="float" office:value="6183" table:style-name="ce19">
            <text:p>6,183</text:p>
          </table:table-cell>
          <table:table-cell office:value-type="float" office:value="6370.1" table:style-name="ce19">
            <text:p>6,370</text:p>
          </table:table-cell>
          <table:table-cell office:value-type="float" office:value="6286" table:style-name="ce19">
            <text:p>6,286</text:p>
          </table:table-cell>
          <table:table-cell office:value-type="float" office:value="5107.1000000000004" table:style-name="ce19">
            <text:p>5,107</text:p>
          </table:table-cell>
          <table:table-cell office:value-type="float" office:value="6144.1" table:style-name="ce19">
            <text:p>6,144</text:p>
          </table:table-cell>
          <table:table-cell office:value-type="float" office:value="5852.1" table:style-name="ce19">
            <text:p>5,852</text:p>
          </table:table-cell>
          <table:table-cell office:value-type="float" office:value="5805" table:style-name="ce19">
            <text:p>5,805</text:p>
          </table:table-cell>
          <table:table-cell office:value-type="float" office:value="5248" table:style-name="ce19">
            <text:p>5,248</text:p>
          </table:table-cell>
          <table:table-cell office:value-type="float" office:value="4697.9614006776801" table:style-name="ce19">
            <text:p>4,698</text:p>
          </table:table-cell>
          <table:table-cell office:value-type="float" office:value="5066.7345271228696" table:style-name="ce19">
            <text:p>5,067</text:p>
          </table:table-cell>
          <table:table-cell office:value-type="float" office:value="6164" table:style-name="ce19">
            <text:p>6,164</text:p>
          </table:table-cell>
          <table:table-cell office:value-type="float" office:value="6305" table:style-name="ce19">
            <text:p>6,305</text:p>
          </table:table-cell>
          <table:table-cell office:value-type="float" office:value="5264" table:style-name="ce19">
            <text:p>5,264</text:p>
          </table:table-cell>
          <table:table-cell office:value-type="float" office:value="5205" table:style-name="ce19">
            <text:p>5,205</text:p>
          </table:table-cell>
          <table:table-cell office:value-type="float" office:value="4732" table:style-name="ce19">
            <text:p>4,732</text:p>
          </table:table-cell>
          <table:table-cell office:value-type="float" office:value="6078" table:style-name="ce19">
            <text:p>6,078</text:p>
          </table:table-cell>
          <table:table-cell office:value-type="float" office:value="5259" table:style-name="ce19">
            <text:p>5,259</text:p>
          </table:table-cell>
          <table:table-cell office:value-type="float" office:value="5311" table:style-name="ce19">
            <text:p>5,311</text:p>
          </table:table-cell>
          <table:table-cell office:value-type="float" office:value="5274" table:style-name="ce19">
            <text:p>5,274</text:p>
          </table:table-cell>
          <table:table-cell office:value-type="float" office:value="4781" table:style-name="ce19">
            <text:p>4,781</text:p>
          </table:table-cell>
          <table:table-cell office:value-type="float" office:value="4776" table:style-name="ce19">
            <text:p>4,776</text:p>
          </table:table-cell>
          <table:table-cell office:value-type="float" office:value="4706" table:style-name="ce19">
            <text:p>4,706</text:p>
          </table:table-cell>
          <table:table-cell office:value-type="float" office:value="5704" table:style-name="ce19">
            <text:p>5,704</text:p>
          </table:table-cell>
          <table:table-cell office:value-type="float" office:value="5929" table:style-name="ce19">
            <text:p>5,929</text:p>
          </table:table-cell>
          <table:table-cell office:value-type="float" office:value="4336" table:style-name="ce19">
            <text:p>4,336</text:p>
          </table:table-cell>
          <table:table-cell office:value-type="float" office:value="4823" table:style-name="ce19">
            <text:p>4,823</text:p>
          </table:table-cell>
          <table:table-cell office:value-type="float" office:value="5094" table:style-name="ce19">
            <text:p>5,094</text:p>
          </table:table-cell>
          <table:table-cell office:value-type="float" office:value="6424" table:style-name="ce19">
            <text:p>6,424</text:p>
          </table:table-cell>
          <table:table-cell office:value-type="float" office:value="5880" table:style-name="ce19">
            <text:p>5,880</text:p>
          </table:table-cell>
          <table:table-cell office:value-type="float" office:value="5940" table:style-name="ce19">
            <text:p>5,940</text:p>
          </table:table-cell>
          <table:table-cell office:value-type="float" office:value="4983" table:style-name="ce19">
            <text:p>4,983</text:p>
          </table:table-cell>
          <table:table-cell office:value-type="float" office:value="6236.2759999999998" table:style-name="ce19">
            <text:p>6,236</text:p>
          </table:table-cell>
          <table:table-cell office:value-type="float" office:value="5761" table:style-name="ce19">
            <text:p>5,761</text:p>
          </table:table-cell>
          <table:table-cell office:value-type="float" office:value="6318" table:style-name="ce19">
            <text:p>6,318</text:p>
          </table:table-cell>
          <table:table-cell office:value-type="float" office:value="6641" table:style-name="ce19">
            <text:p>6,641</text:p>
          </table:table-cell>
          <table:table-cell office:value-type="float" office:value="6312" table:style-name="ce19">
            <text:p>6,312</text:p>
          </table:table-cell>
          <table:table-cell office:value-type="float" office:value="6569" table:style-name="ce19">
            <text:p>6,569</text:p>
          </table:table-cell>
          <table:table-cell office:value-type="float" office:value="6160" table:style-name="ce19">
            <text:p>6,160</text:p>
          </table:table-cell>
          <table:table-cell table:number-columns-repeated="16332"/>
        </table:table-row>
        <table:table-row table:style-name="ro3">
          <table:table-cell office:value-type="string" table:style-name="ce1">
            <text:p>Change in farm and other stock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2" table:style-name="ce19">
            <text:p>12</text:p>
          </table:table-cell>
          <table:table-cell office:value-type="float" office:value="218" table:style-name="ce19">
            <text:p>218</text:p>
          </table:table-cell>
          <table:table-cell office:value-type="float" office:value="-234" table:style-name="ce19">
            <text:p>-234</text:p>
          </table:table-cell>
          <table:table-cell office:value-type="float" office:value="-232" table:style-name="ce19">
            <text:p>-232</text:p>
          </table:table-cell>
          <table:table-cell office:value-type="float" office:value="-140" table:style-name="ce19">
            <text:p>-140</text:p>
          </table:table-cell>
          <table:table-cell office:value-type="float" office:value="-1177" table:style-name="ce19">
            <text:p>-1,177</text:p>
          </table:table-cell>
          <table:table-cell office:value-type="float" office:value="22" table:style-name="ce19">
            <text:p>22</text:p>
          </table:table-cell>
          <table:table-cell office:value-type="float" office:value="-249" table:style-name="ce19">
            <text:p>-249</text:p>
          </table:table-cell>
          <table:table-cell office:value-type="float" office:value="-17" table:style-name="ce19">
            <text:p>-17</text:p>
          </table:table-cell>
          <table:table-cell office:value-type="float" office:value="8" table:style-name="ce19">
            <text:p>8</text:p>
          </table:table-cell>
          <table:table-cell office:value-type="float" office:value="-747.188147964574" table:style-name="ce19">
            <text:p>-747</text:p>
          </table:table-cell>
          <table:table-cell office:value-type="float" office:value="-660.58915817680804" table:style-name="ce19">
            <text:p>-661</text:p>
          </table:table-cell>
          <table:table-cell office:value-type="float" office:value="198" table:style-name="ce19">
            <text:p>198</text:p>
          </table:table-cell>
          <table:table-cell office:value-type="float" office:value="806" table:style-name="ce19">
            <text:p>806</text:p>
          </table:table-cell>
          <table:table-cell office:value-type="float" office:value="-284" table:style-name="ce19">
            <text:p>-284</text:p>
          </table:table-cell>
          <table:table-cell office:value-type="float" office:value="-74" table:style-name="ce19">
            <text:p>-74</text:p>
          </table:table-cell>
          <table:table-cell office:value-type="float" office:value="-630.52399999999898" table:style-name="ce19">
            <text:p>-631</text:p>
          </table:table-cell>
          <table:table-cell office:value-type="float" office:value="364.31569999999999" table:style-name="ce19">
            <text:p>364</text:p>
          </table:table-cell>
          <table:table-cell office:value-type="float" office:value="-501.79696000000001" table:style-name="ce19">
            <text:p>-502</text:p>
          </table:table-cell>
          <table:table-cell office:value-type="float" office:value="-105.06192" table:style-name="ce19">
            <text:p>-105</text:p>
          </table:table-cell>
          <table:table-cell office:value-type="float" office:value="-122.01812" table:style-name="ce19">
            <text:p>-122</text:p>
          </table:table-cell>
          <table:table-cell office:value-type="float" office:value="-157.900959999999" table:style-name="ce19">
            <text:p>-158</text:p>
          </table:table-cell>
          <table:table-cell office:value-type="float" office:value="-169.68696" table:style-name="ce19">
            <text:p>-170</text:p>
          </table:table-cell>
          <table:table-cell office:value-type="float" office:value="-139.62608" table:style-name="ce19">
            <text:p>-140</text:p>
          </table:table-cell>
          <table:table-cell office:value-type="float" office:value="752.13391999999999" table:style-name="ce19">
            <text:p>752</text:p>
          </table:table-cell>
          <table:table-cell office:value-type="float" office:value="838.13004000000103" table:style-name="ce19">
            <text:p>838</text:p>
          </table:table-cell>
          <table:table-cell office:value-type="float" office:value="-1036.944315" table:style-name="ce19">
            <text:p>-1,037</text:p>
          </table:table-cell>
          <table:table-cell office:value-type="float" office:value="-289.29099999999897" table:style-name="ce19">
            <text:p>-289</text:p>
          </table:table-cell>
          <table:table-cell office:value-type="float" office:value="38.3669599999985" table:style-name="ce19">
            <text:p>38</text:p>
          </table:table-cell>
          <table:table-cell office:value-type="float" office:value="1011.283" table:style-name="ce19">
            <text:p>1,011</text:p>
          </table:table-cell>
          <table:table-cell office:value-type="float" office:value="201.92999999999901" table:style-name="ce19">
            <text:p>202</text:p>
          </table:table-cell>
          <table:table-cell office:value-type="float" office:value="447.66108000000099" table:style-name="ce19">
            <text:p>448</text:p>
          </table:table-cell>
          <table:table-cell office:value-type="float" office:value="-674.307960000001" table:style-name="ce19">
            <text:p>-674</text:p>
          </table:table-cell>
          <table:table-cell office:value-type="float" office:value="203.29092" table:style-name="ce19">
            <text:p>203</text:p>
          </table:table-cell>
          <table:table-cell office:value-type="float" office:value="-146.60773999999901" table:style-name="ce19">
            <text:p>-147</text:p>
          </table:table-cell>
          <table:table-cell office:value-type="float" office:value="339.68103999999897" table:style-name="ce19">
            <text:p>340</text:p>
          </table:table-cell>
          <table:table-cell office:value-type="float" office:value="76.0139999999992" table:style-name="ce19">
            <text:p>76</text:p>
          </table:table-cell>
          <table:table-cell office:value-type="float" office:value="-657.67295999999999" table:style-name="ce19">
            <text:p>-658</text:p>
          </table:table-cell>
          <table:table-cell office:value-type="float" office:value="430.64299999999997" table:style-name="ce19">
            <text:p>431</text:p>
          </table:table-cell>
          <table:table-cell office:value-type="float" office:value="-16.467751645749601" table:style-name="ce19">
            <text:p>-16</text:p>
          </table:table-cell>
          <table:table-cell table:number-columns-repeated="16332"/>
        </table:table-row>
        <table:table-row table:style-name="ro2">
          <table:table-cell office:value-type="string" table:style-name="ce25">
            <text:p>Total domestic uses</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float" office:value="7293" table:style-name="ce26">
            <text:p>7,293</text:p>
          </table:table-cell>
          <table:table-cell office:value-type="float" office:value="6706.1" table:style-name="ce26">
            <text:p>6,706</text:p>
          </table:table-cell>
          <table:table-cell office:value-type="float" office:value="6417" table:style-name="ce26">
            <text:p>6,417</text:p>
          </table:table-cell>
          <table:table-cell office:value-type="float" office:value="6602.1" table:style-name="ce26">
            <text:p>6,602</text:p>
          </table:table-cell>
          <table:table-cell office:value-type="float" office:value="6426" table:style-name="ce26">
            <text:p>6,426</text:p>
          </table:table-cell>
          <table:table-cell office:value-type="float" office:value="6284.1" table:style-name="ce26">
            <text:p>6,284</text:p>
          </table:table-cell>
          <table:table-cell office:value-type="float" office:value="6122.1" table:style-name="ce26">
            <text:p>6,122</text:p>
          </table:table-cell>
          <table:table-cell office:value-type="float" office:value="6101.1" table:style-name="ce26">
            <text:p>6,101</text:p>
          </table:table-cell>
          <table:table-cell office:value-type="float" office:value="5822" table:style-name="ce26">
            <text:p>5,822</text:p>
          </table:table-cell>
          <table:table-cell office:value-type="float" office:value="5240" table:style-name="ce26">
            <text:p>5,240</text:p>
          </table:table-cell>
          <table:table-cell office:value-type="float" office:value="5445.14954864225" table:style-name="ce26">
            <text:p>5,445</text:p>
          </table:table-cell>
          <table:table-cell office:value-type="float" office:value="5727.3236852996697" table:style-name="ce26">
            <text:p>5,727</text:p>
          </table:table-cell>
          <table:table-cell office:value-type="float" office:value="5966" table:style-name="ce26">
            <text:p>5,966</text:p>
          </table:table-cell>
          <table:table-cell office:value-type="float" office:value="5498" table:style-name="ce26">
            <text:p>5,498</text:p>
          </table:table-cell>
          <table:table-cell office:value-type="float" office:value="5548" table:style-name="ce26">
            <text:p>5,548</text:p>
          </table:table-cell>
          <table:table-cell office:value-type="float" office:value="5280" table:style-name="ce26">
            <text:p>5,280</text:p>
          </table:table-cell>
          <table:table-cell office:value-type="float" office:value="5362.5240000000003" table:style-name="ce26">
            <text:p>5,363</text:p>
          </table:table-cell>
          <table:table-cell office:value-type="float" office:value="5713.6842999999999" table:style-name="ce26">
            <text:p>5,714</text:p>
          </table:table-cell>
          <table:table-cell office:value-type="float" office:value="5760.7969599999997" table:style-name="ce26">
            <text:p>5,761</text:p>
          </table:table-cell>
          <table:table-cell office:value-type="float" office:value="5416.0619200000001" table:style-name="ce26">
            <text:p>5,416</text:p>
          </table:table-cell>
          <table:table-cell office:value-type="float" office:value="5396.0181199999997" table:style-name="ce26">
            <text:p>5,396</text:p>
          </table:table-cell>
          <table:table-cell office:value-type="float" office:value="4938.9009599999999" table:style-name="ce26">
            <text:p>4,939</text:p>
          </table:table-cell>
          <table:table-cell office:value-type="float" office:value="4945.68696" table:style-name="ce26">
            <text:p>4,946</text:p>
          </table:table-cell>
          <table:table-cell office:value-type="float" office:value="4845.62608" table:style-name="ce26">
            <text:p>4,846</text:p>
          </table:table-cell>
          <table:table-cell office:value-type="float" office:value="4951.8660799999998" table:style-name="ce26">
            <text:p>4,952</text:p>
          </table:table-cell>
          <table:table-cell office:value-type="float" office:value="5090.86996" table:style-name="ce26">
            <text:p>5,091</text:p>
          </table:table-cell>
          <table:table-cell office:value-type="float" office:value="5372.9443149999997" table:style-name="ce26">
            <text:p>5,373</text:p>
          </table:table-cell>
          <table:table-cell office:value-type="float" office:value="5112.2910000000002" table:style-name="ce26">
            <text:p>5,112</text:p>
          </table:table-cell>
          <table:table-cell office:value-type="float" office:value="5054.6330399999997" table:style-name="ce26">
            <text:p>5,055</text:p>
          </table:table-cell>
          <table:table-cell office:value-type="float" office:value="5412.7169999999996" table:style-name="ce26">
            <text:p>5,413</text:p>
          </table:table-cell>
          <table:table-cell office:value-type="float" office:value="5678.07" table:style-name="ce26">
            <text:p>5,678</text:p>
          </table:table-cell>
          <table:table-cell office:value-type="float" office:value="5492.3389200000001" table:style-name="ce26">
            <text:p>5,492</text:p>
          </table:table-cell>
          <table:table-cell office:value-type="float" office:value="5657.3079600000001" table:style-name="ce26">
            <text:p>5,657</text:p>
          </table:table-cell>
          <table:table-cell office:value-type="float" office:value="6032.9850800000004" table:style-name="ce26">
            <text:p>6,033</text:p>
          </table:table-cell>
          <table:table-cell office:value-type="float" office:value="5907.6077400000004" table:style-name="ce26">
            <text:p>5,908</text:p>
          </table:table-cell>
          <table:table-cell office:value-type="float" office:value="5978.3189599999996" table:style-name="ce26">
            <text:p>5,978</text:p>
          </table:table-cell>
          <table:table-cell office:value-type="float" office:value="6565.2460000000001" table:style-name="ce26">
            <text:p>6,565</text:p>
          </table:table-cell>
          <table:table-cell office:value-type="float" office:value="6969.6729599999999" table:style-name="ce26">
            <text:p>6,970</text:p>
          </table:table-cell>
          <table:table-cell office:value-type="float" office:value="6138.357" table:style-name="ce26">
            <text:p>6,138</text:p>
          </table:table-cell>
          <table:table-cell office:value-type="float" office:value="6176.4677516457496" table:style-name="ce26">
            <text:p>6,176</text:p>
          </table:table-cell>
          <table:table-cell table:number-columns-repeated="16332"/>
        </table:table-row>
        <table:table-row table:style-name="ro3">
          <table:table-cell office:value-type="string" table:style-name="ce1">
            <text:p>Brewing/distilling only</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859" table:style-name="ce19">
            <text:p>1,859</text:p>
          </table:table-cell>
          <table:table-cell office:value-type="float" office:value="1704" table:style-name="ce19">
            <text:p>1,704</text:p>
          </table:table-cell>
          <table:table-cell office:value-type="float" office:value="1478" table:style-name="ce19">
            <text:p>1,478</text:p>
          </table:table-cell>
          <table:table-cell office:value-type="float" office:value="1740" table:style-name="ce19">
            <text:p>1,740</text:p>
          </table:table-cell>
          <table:table-cell office:value-type="float" office:value="1745" table:style-name="ce19">
            <text:p>1,745</text:p>
          </table:table-cell>
          <table:table-cell office:value-type="float" office:value="1851" table:style-name="ce19">
            <text:p>1,851</text:p>
          </table:table-cell>
          <table:table-cell office:value-type="float" office:value="1835" table:style-name="ce19">
            <text:p>1,835</text:p>
          </table:table-cell>
          <table:table-cell office:value-type="float" office:value="1805.9739999999999" table:style-name="ce19">
            <text:p>1,806</text:p>
          </table:table-cell>
          <table:table-cell office:value-type="float" office:value="1722.18596" table:style-name="ce19">
            <text:p>1,722</text:p>
          </table:table-cell>
          <table:table-cell office:value-type="float" office:value="1696.6880799999999" table:style-name="ce19">
            <text:p>1,697</text:p>
          </table:table-cell>
          <table:table-cell office:value-type="float" office:value="1751.4680000000001" table:style-name="ce19">
            <text:p>1,751</text:p>
          </table:table-cell>
          <table:table-cell office:value-type="float" office:value="1856.5879600000001" table:style-name="ce19">
            <text:p>1,857</text:p>
          </table:table-cell>
          <table:table-cell office:value-type="float" office:value="1926" table:style-name="ce19">
            <text:p>1,926</text:p>
          </table:table-cell>
          <table:table-cell office:value-type="float" office:value="1892" table:style-name="ce19">
            <text:p>1,892</text:p>
          </table:table-cell>
          <table:table-cell office:value-type="float" office:value="1954" table:style-name="ce19">
            <text:p>1,954</text:p>
          </table:table-cell>
          <table:table-cell office:value-type="float" office:value="1865" table:style-name="ce19">
            <text:p>1,865</text:p>
          </table:table-cell>
          <table:table-cell office:value-type="float" office:value="1884.652" table:style-name="ce19">
            <text:p>1,885</text:p>
          </table:table-cell>
          <table:table-cell office:value-type="float" office:value="1933.9960000000001" table:style-name="ce19">
            <text:p>1,934</text:p>
          </table:table-cell>
          <table:table-cell office:value-type="float" office:value="1907.22396" table:style-name="ce19">
            <text:p>1,907</text:p>
          </table:table-cell>
          <table:table-cell office:value-type="float" office:value="1926.94192" table:style-name="ce19">
            <text:p>1,927</text:p>
          </table:table-cell>
          <table:table-cell office:value-type="float" office:value="1828.02612" table:style-name="ce19">
            <text:p>1,828</text:p>
          </table:table-cell>
          <table:table-cell office:value-type="float" office:value="1700.34896" table:style-name="ce19">
            <text:p>1,700</text:p>
          </table:table-cell>
          <table:table-cell office:value-type="float" office:value="1658.4239600000001" table:style-name="ce19">
            <text:p>1,658</text:p>
          </table:table-cell>
          <table:table-cell office:value-type="float" office:value="1708.5170800000001" table:style-name="ce19">
            <text:p>1,709</text:p>
          </table:table-cell>
          <table:table-cell office:value-type="float" office:value="1749.12808" table:style-name="ce19">
            <text:p>1,749</text:p>
          </table:table-cell>
          <table:table-cell office:value-type="float" office:value="1628.1739600000001" table:style-name="ce19">
            <text:p>1,628</text:p>
          </table:table-cell>
          <table:table-cell office:value-type="float" office:value="1656.3649600000001" table:style-name="ce19">
            <text:p>1,656</text:p>
          </table:table-cell>
          <table:table-cell office:value-type="float" office:value="1787.5920000000001" table:style-name="ce19">
            <text:p>1,788</text:p>
          </table:table-cell>
          <table:table-cell office:value-type="float" office:value="1837.05504" table:style-name="ce19">
            <text:p>1,837</text:p>
          </table:table-cell>
          <table:table-cell office:value-type="float" office:value="1868.06" table:style-name="ce19">
            <text:p>1,868</text:p>
          </table:table-cell>
          <table:table-cell office:value-type="float" office:value="1925.3710000000001" table:style-name="ce19">
            <text:p>1,925</text:p>
          </table:table-cell>
          <table:table-cell office:value-type="float" office:value="1831.37492" table:style-name="ce19">
            <text:p>1,831</text:p>
          </table:table-cell>
          <table:table-cell office:value-type="float" office:value="1831.4819600000001" table:style-name="ce19">
            <text:p>1,831</text:p>
          </table:table-cell>
          <table:table-cell office:value-type="float" office:value="1879.91608" table:style-name="ce19">
            <text:p>1,880</text:p>
          </table:table-cell>
          <table:table-cell office:value-type="float" office:value="1852.91174" table:style-name="ce19">
            <text:p>1,853</text:p>
          </table:table-cell>
          <table:table-cell office:value-type="float" office:value="1908.0259599999999" table:style-name="ce19">
            <text:p>1,908</text:p>
          </table:table-cell>
          <table:table-cell office:value-type="float" office:value="1639.4459999999999" table:style-name="ce19">
            <text:p>1,639</text:p>
          </table:table-cell>
          <table:table-cell office:value-type="float" office:value="1806.68796" table:style-name="ce19">
            <text:p>1,807</text:p>
          </table:table-cell>
          <table:table-cell office:value-type="float" office:value="1918.1969999999999" table:style-name="ce19">
            <text:p>1,918</text:p>
          </table:table-cell>
          <table:table-cell office:value-type="float" office:value="1972.5986025" table:style-name="ce19">
            <text:p>1,973</text:p>
          </table:table-cell>
          <table:table-cell table:number-columns-repeated="16332"/>
        </table:table-row>
        <table:table-row table:style-name="ro3">
          <table:table-cell office:value-type="string" table:style-name="ce1">
            <text:p>Animal feed</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4908" table:style-name="ce19">
            <text:p>4,908</text:p>
          </table:table-cell>
          <table:table-cell office:value-type="float" office:value="4536" table:style-name="ce19">
            <text:p>4,536</text:p>
          </table:table-cell>
          <table:table-cell office:value-type="float" office:value="4467" table:style-name="ce19">
            <text:p>4,467</text:p>
          </table:table-cell>
          <table:table-cell office:value-type="float" office:value="4428" table:style-name="ce19">
            <text:p>4,428</text:p>
          </table:table-cell>
          <table:table-cell office:value-type="float" office:value="4241" table:style-name="ce19">
            <text:p>4,241</text:p>
          </table:table-cell>
          <table:table-cell office:value-type="float" office:value="4016" table:style-name="ce19">
            <text:p>4,016</text:p>
          </table:table-cell>
          <table:table-cell office:value-type="float" office:value="3917" table:style-name="ce19">
            <text:p>3,917</text:p>
          </table:table-cell>
          <table:table-cell office:value-type="float" office:value="3951.0259999999998" table:style-name="ce19">
            <text:p>3,951</text:p>
          </table:table-cell>
          <table:table-cell office:value-type="float" office:value="3779.8140400000002" table:style-name="ce19">
            <text:p>3,780</text:p>
          </table:table-cell>
          <table:table-cell office:value-type="float" office:value="3260.3119200000001" table:style-name="ce19">
            <text:p>3,260</text:p>
          </table:table-cell>
          <table:table-cell office:value-type="float" office:value="3448.5091479645698" table:style-name="ce19">
            <text:p>3,449</text:p>
          </table:table-cell>
          <table:table-cell office:value-type="float" office:value="3609.0011981768098" table:style-name="ce19">
            <text:p>3,609</text:p>
          </table:table-cell>
          <table:table-cell office:value-type="float" office:value="3759" table:style-name="ce19">
            <text:p>3,759</text:p>
          </table:table-cell>
          <table:table-cell office:value-type="float" office:value="3342" table:style-name="ce19">
            <text:p>3,342</text:p>
          </table:table-cell>
          <table:table-cell office:value-type="float" office:value="3349" table:style-name="ce19">
            <text:p>3,349</text:p>
          </table:table-cell>
          <table:table-cell office:value-type="float" office:value="3178" table:style-name="ce19">
            <text:p>3,178</text:p>
          </table:table-cell>
          <table:table-cell office:value-type="float" office:value="3246.8719999999998" table:style-name="ce19">
            <text:p>3,247</text:p>
          </table:table-cell>
          <table:table-cell office:value-type="float" office:value="3569.6882999999998" table:style-name="ce19">
            <text:p>3,570</text:p>
          </table:table-cell>
          <table:table-cell office:value-type="float" office:value="3649.5729999999999" table:style-name="ce19">
            <text:p>3,650</text:p>
          </table:table-cell>
          <table:table-cell office:value-type="float" office:value="3294.12" table:style-name="ce19">
            <text:p>3,294</text:p>
          </table:table-cell>
          <table:table-cell office:value-type="float" office:value="3394.9920000000002" table:style-name="ce19">
            <text:p>3,395</text:p>
          </table:table-cell>
          <table:table-cell office:value-type="float" office:value="3056.5520000000001" table:style-name="ce19">
            <text:p>3,057</text:p>
          </table:table-cell>
          <table:table-cell office:value-type="float" office:value="3114.7629999999999" table:style-name="ce19">
            <text:p>3,115</text:p>
          </table:table-cell>
          <table:table-cell office:value-type="float" office:value="2945.1089999999999" table:style-name="ce19">
            <text:p>2,945</text:p>
          </table:table-cell>
          <table:table-cell office:value-type="float" office:value="2999.7779999999998" table:style-name="ce19">
            <text:p>3,000</text:p>
          </table:table-cell>
          <table:table-cell office:value-type="float" office:value="3246.2460000000001" table:style-name="ce19">
            <text:p>3,246</text:p>
          </table:table-cell>
          <table:table-cell office:value-type="float" office:value="3533.116" table:style-name="ce19">
            <text:p>3,533</text:p>
          </table:table-cell>
          <table:table-cell office:value-type="float" office:value="3135.3989999999999" table:style-name="ce19">
            <text:p>3,135</text:p>
          </table:table-cell>
          <table:table-cell office:value-type="float" office:value="2996.6280000000002" table:style-name="ce19">
            <text:p>2,997</text:p>
          </table:table-cell>
          <table:table-cell office:value-type="float" office:value="3335.6570000000002" table:style-name="ce19">
            <text:p>3,336</text:p>
          </table:table-cell>
          <table:table-cell office:value-type="float" office:value="3440.4380000000001" table:style-name="ce19">
            <text:p>3,440</text:p>
          </table:table-cell>
          <table:table-cell office:value-type="float" office:value="3429.9639999999999" table:style-name="ce19">
            <text:p>3,430</text:p>
          </table:table-cell>
          <table:table-cell office:value-type="float" office:value="3591.826" table:style-name="ce19">
            <text:p>3,592</text:p>
          </table:table-cell>
          <table:table-cell office:value-type="float" office:value="3922.069" table:style-name="ce19">
            <text:p>3,922</text:p>
          </table:table-cell>
          <table:table-cell office:value-type="float" office:value="3821.6959999999999" table:style-name="ce19">
            <text:p>3,822</text:p>
          </table:table-cell>
          <table:table-cell office:value-type="float" office:value="3794.9929999999999" table:style-name="ce19">
            <text:p>3,795</text:p>
          </table:table-cell>
          <table:table-cell office:value-type="float" office:value="4687.6000000000004" table:style-name="ce19">
            <text:p>4,688</text:p>
          </table:table-cell>
          <table:table-cell office:value-type="float" office:value="4951.4849999999997" table:style-name="ce19">
            <text:p>4,951</text:p>
          </table:table-cell>
          <table:table-cell office:value-type="float" office:value="3992.16" table:style-name="ce19">
            <text:p>3,992</text:p>
          </table:table-cell>
          <table:table-cell office:value-type="float" office:value="3972.8691491457498" table:style-name="ce19">
            <text:p>3,973</text:p>
          </table:table-cell>
          <table:table-cell table:number-columns-repeated="16332"/>
        </table:table-row>
        <table:table-row table:style-name="ro3">
          <table:table-cell office:value-type="string" table:style-name="ce1">
            <text:p>Seed</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319" table:style-name="ce19">
            <text:p>319</text:p>
          </table:table-cell>
          <table:table-cell office:value-type="float" office:value="279" table:style-name="ce19">
            <text:p>279</text:p>
          </table:table-cell>
          <table:table-cell office:value-type="float" office:value="277" table:style-name="ce19">
            <text:p>277</text:p>
          </table:table-cell>
          <table:table-cell office:value-type="float" office:value="256" table:style-name="ce19">
            <text:p>256</text:p>
          </table:table-cell>
          <table:table-cell office:value-type="float" office:value="273" table:style-name="ce19">
            <text:p>273</text:p>
          </table:table-cell>
          <table:table-cell office:value-type="float" office:value="243" table:style-name="ce19">
            <text:p>243</text:p>
          </table:table-cell>
          <table:table-cell office:value-type="float" office:value="220" table:style-name="ce19">
            <text:p>220</text:p>
          </table:table-cell>
          <table:table-cell office:value-type="float" office:value="192" table:style-name="ce19">
            <text:p>192</text:p>
          </table:table-cell>
          <table:table-cell office:value-type="float" office:value="181" table:style-name="ce19">
            <text:p>181</text:p>
          </table:table-cell>
          <table:table-cell office:value-type="float" office:value="163" table:style-name="ce19">
            <text:p>163</text:p>
          </table:table-cell>
          <table:table-cell office:value-type="float" office:value="203" table:style-name="ce19">
            <text:p>203</text:p>
          </table:table-cell>
          <table:table-cell office:value-type="float" office:value="216" table:style-name="ce19">
            <text:p>216</text:p>
          </table:table-cell>
          <table:table-cell office:value-type="float" office:value="231" table:style-name="ce19">
            <text:p>231</text:p>
          </table:table-cell>
          <table:table-cell office:value-type="float" office:value="213" table:style-name="ce19">
            <text:p>213</text:p>
          </table:table-cell>
          <table:table-cell office:value-type="float" office:value="200" table:style-name="ce19">
            <text:p>200</text:p>
          </table:table-cell>
          <table:table-cell office:value-type="float" office:value="192" table:style-name="ce19">
            <text:p>192</text:p>
          </table:table-cell>
          <table:table-cell office:value-type="float" office:value="187" table:style-name="ce19">
            <text:p>187</text:p>
          </table:table-cell>
          <table:table-cell office:value-type="float" office:value="165" table:style-name="ce19">
            <text:p>165</text:p>
          </table:table-cell>
          <table:table-cell office:value-type="float" office:value="161" table:style-name="ce19">
            <text:p>161</text:p>
          </table:table-cell>
          <table:table-cell office:value-type="float" office:value="151" table:style-name="ce19">
            <text:p>151</text:p>
          </table:table-cell>
          <table:table-cell office:value-type="float" office:value="132" table:style-name="ce19">
            <text:p>132</text:p>
          </table:table-cell>
          <table:table-cell office:value-type="float" office:value="143" table:style-name="ce19">
            <text:p>143</text:p>
          </table:table-cell>
          <table:table-cell office:value-type="float" office:value="135" table:style-name="ce19">
            <text:p>135</text:p>
          </table:table-cell>
          <table:table-cell office:value-type="float" office:value="155" table:style-name="ce19">
            <text:p>155</text:p>
          </table:table-cell>
          <table:table-cell office:value-type="float" office:value="159.96" table:style-name="ce19">
            <text:p>160</text:p>
          </table:table-cell>
          <table:table-cell office:value-type="float" office:value="171.45" table:style-name="ce19">
            <text:p>171</text:p>
          </table:table-cell>
          <table:table-cell office:value-type="float" office:value="145.46335500000001" table:style-name="ce19">
            <text:p>145</text:p>
          </table:table-cell>
          <table:table-cell office:value-type="float" office:value="150.30000000000001" table:style-name="ce19">
            <text:p>150</text:p>
          </table:table-cell>
          <table:table-cell office:value-type="float" office:value="181.95" table:style-name="ce19">
            <text:p>182</text:p>
          </table:table-cell>
          <table:table-cell office:value-type="float" office:value="162" table:style-name="ce19">
            <text:p>162</text:p>
          </table:table-cell>
          <table:table-cell office:value-type="float" office:value="177.261" table:style-name="ce19">
            <text:p>177</text:p>
          </table:table-cell>
          <table:table-cell office:value-type="float" office:value="182" table:style-name="ce19">
            <text:p>182</text:p>
          </table:table-cell>
          <table:table-cell office:value-type="float" office:value="189" table:style-name="ce19">
            <text:p>189</text:p>
          </table:table-cell>
          <table:table-cell office:value-type="float" office:value="183" table:style-name="ce19">
            <text:p>183</text:p>
          </table:table-cell>
          <table:table-cell office:value-type="float" office:value="188" table:style-name="ce19">
            <text:p>188</text:p>
          </table:table-cell>
          <table:table-cell office:value-type="float" office:value="223.3" table:style-name="ce19">
            <text:p>223</text:p>
          </table:table-cell>
          <table:table-cell office:value-type="float" office:value="185.2" table:style-name="ce19">
            <text:p>185</text:p>
          </table:table-cell>
          <table:table-cell office:value-type="float" office:value="163.5" table:style-name="ce19">
            <text:p>164</text:p>
          </table:table-cell>
          <table:table-cell office:value-type="float" office:value="178" table:style-name="ce19">
            <text:p>178</text:p>
          </table:table-cell>
          <table:table-cell office:value-type="float" office:value="183" table:style-name="ce19">
            <text:p>183</text:p>
          </table:table-cell>
          <table:table-cell table:number-columns-repeated="16332"/>
        </table:table-row>
        <table:table-row table:style-name="ro3">
          <table:table-cell office:value-type="string" table:style-name="ce1">
            <text:p>Other uses and waste</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207" table:style-name="ce19">
            <text:p>207</text:p>
          </table:table-cell>
          <table:table-cell office:value-type="float" office:value="187.1" table:style-name="ce19">
            <text:p>187</text:p>
          </table:table-cell>
          <table:table-cell office:value-type="float" office:value="195" table:style-name="ce19">
            <text:p>195</text:p>
          </table:table-cell>
          <table:table-cell office:value-type="float" office:value="178.1" table:style-name="ce19">
            <text:p>178</text:p>
          </table:table-cell>
          <table:table-cell office:value-type="float" office:value="167" table:style-name="ce19">
            <text:p>167</text:p>
          </table:table-cell>
          <table:table-cell office:value-type="float" office:value="174.1" table:style-name="ce19">
            <text:p>174</text:p>
          </table:table-cell>
          <table:table-cell office:value-type="float" office:value="150.1" table:style-name="ce19">
            <text:p>150</text:p>
          </table:table-cell>
          <table:table-cell office:value-type="float" office:value="152.1" table:style-name="ce19">
            <text:p>152</text:p>
          </table:table-cell>
          <table:table-cell office:value-type="float" office:value="139" table:style-name="ce19">
            <text:p>139</text:p>
          </table:table-cell>
          <table:table-cell office:value-type="float" office:value="120" table:style-name="ce19">
            <text:p>120</text:p>
          </table:table-cell>
          <table:table-cell office:value-type="float" office:value="42.172400677675803" table:style-name="ce19">
            <text:p>42</text:p>
          </table:table-cell>
          <table:table-cell office:value-type="float" office:value="45.734527122864201" table:style-name="ce19">
            <text:p>46</text:p>
          </table:table-cell>
          <table:table-cell office:value-type="float" office:value="51" table:style-name="ce19">
            <text:p>51</text:p>
          </table:table-cell>
          <table:table-cell office:value-type="float" office:value="51" table:style-name="ce19">
            <text:p>51</text:p>
          </table:table-cell>
          <table:table-cell office:value-type="float" office:value="45" table:style-name="ce19">
            <text:p>45</text:p>
          </table:table-cell>
          <table:table-cell office:value-type="float" office:value="45" table:style-name="ce19">
            <text:p>45</text:p>
          </table:table-cell>
          <table:table-cell office:value-type="float" office:value="43.999999999999503" table:style-name="ce19">
            <text:p>44</text:p>
          </table:table-cell>
          <table:table-cell office:value-type="float" office:value="45" table:style-name="ce19">
            <text:p>45</text:p>
          </table:table-cell>
          <table:table-cell office:value-type="float" office:value="42.999999999999503" table:style-name="ce19">
            <text:p>43</text:p>
          </table:table-cell>
          <table:table-cell office:value-type="float" office:value="44" table:style-name="ce19">
            <text:p>44</text:p>
          </table:table-cell>
          <table:table-cell office:value-type="float" office:value="41" table:style-name="ce19">
            <text:p>41</text:p>
          </table:table-cell>
          <table:table-cell office:value-type="float" office:value="39.000000000000497" table:style-name="ce19">
            <text:p>39</text:p>
          </table:table-cell>
          <table:table-cell office:value-type="float" office:value="37.5" table:style-name="ce19">
            <text:p>38</text:p>
          </table:table-cell>
          <table:table-cell office:value-type="float" office:value="36.999999999999503" table:style-name="ce19">
            <text:p>37</text:p>
          </table:table-cell>
          <table:table-cell office:value-type="float" office:value="42.999999999999602" table:style-name="ce19">
            <text:p>43</text:p>
          </table:table-cell>
          <table:table-cell office:value-type="float" office:value="44.999999999999801" table:style-name="ce19">
            <text:p>45</text:p>
          </table:table-cell>
          <table:table-cell office:value-type="float" office:value="37.999999999999901" table:style-name="ce19">
            <text:p>38</text:p>
          </table:table-cell>
          <table:table-cell office:value-type="float" office:value="38.999999999999702" table:style-name="ce19">
            <text:p>39</text:p>
          </table:table-cell>
          <table:table-cell office:value-type="float" office:value="40" table:style-name="ce19">
            <text:p>40</text:p>
          </table:table-cell>
          <table:table-cell office:value-type="float" office:value="47" table:style-name="ce19">
            <text:p>47</text:p>
          </table:table-cell>
          <table:table-cell office:value-type="float" office:value="135" table:style-name="ce19">
            <text:p>135</text:p>
          </table:table-cell>
          <table:table-cell office:value-type="float" office:value="49" table:style-name="ce19">
            <text:p>49</text:p>
          </table:table-cell>
          <table:table-cell office:value-type="float" office:value="45" table:style-name="ce19">
            <text:p>45</text:p>
          </table:table-cell>
          <table:table-cell office:value-type="float" office:value="48" table:style-name="ce19">
            <text:p>48</text:p>
          </table:table-cell>
          <table:table-cell office:value-type="float" office:value="45" table:style-name="ce19">
            <text:p>45</text:p>
          </table:table-cell>
          <table:table-cell office:value-type="float" office:value="52" table:style-name="ce19">
            <text:p>52</text:p>
          </table:table-cell>
          <table:table-cell office:value-type="float" office:value="53" table:style-name="ce19">
            <text:p>53</text:p>
          </table:table-cell>
          <table:table-cell office:value-type="float" office:value="48" table:style-name="ce19">
            <text:p>48</text:p>
          </table:table-cell>
          <table:table-cell office:value-type="float" office:value="50" table:style-name="ce19">
            <text:p>50</text:p>
          </table:table-cell>
          <table:table-cell office:value-type="float" office:value="48" table:style-name="ce19">
            <text:p>48</text:p>
          </table:table-cell>
          <table:table-cell table:number-columns-repeated="16332"/>
        </table:table-row>
        <table:table-row table:style-name="ro2">
          <table:table-cell office:value-type="string" table:style-name="ce21">
            <text:p>Production as % of total new supply for use in UK</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percentage" office:value="1.51457905544148" table:style-name="ce21">
            <text:p>151%</text:p>
          </table:table-cell>
          <table:table-cell office:value-type="percentage" office:value="1.40668101269479" table:style-name="ce21">
            <text:p>141%</text:p>
          </table:table-cell>
          <table:table-cell office:value-type="percentage" office:value="1.6196021348859799" table:style-name="ce21">
            <text:p>162%</text:p>
          </table:table-cell>
          <table:table-cell office:value-type="percentage" office:value="1.4487998618546001" table:style-name="ce21">
            <text:p>145%</text:p>
          </table:table-cell>
          <table:table-cell office:value-type="percentage" office:value="1.39643652561247" table:style-name="ce21">
            <text:p>140%</text:p>
          </table:table-cell>
          <table:table-cell office:value-type="percentage" office:value="1.5807405376828301" table:style-name="ce21">
            <text:p>158%</text:p>
          </table:table-cell>
          <table:table-cell office:value-type="percentage" office:value="1.28757669959799" table:style-name="ce21">
            <text:p>129%</text:p>
          </table:table-cell>
          <table:table-cell office:value-type="percentage" office:value="1.3032928350506701" table:style-name="ce21">
            <text:p>130%</text:p>
          </table:table-cell>
          <table:table-cell office:value-type="percentage" office:value="1.2687338501292" table:style-name="ce21">
            <text:p>127%</text:p>
          </table:table-cell>
          <table:table-cell office:value-type="percentage" office:value="1.1505335365853699" table:style-name="ce21">
            <text:p>115%</text:p>
          </table:table-cell>
          <table:table-cell office:value-type="percentage" office:value="1.26703071673153" table:style-name="ce21">
            <text:p>127%</text:p>
          </table:table-cell>
          <table:table-cell office:value-type="percentage" office:value="1.3503242552966199" table:style-name="ce21">
            <text:p>135%</text:p>
          </table:table-cell>
          <table:table-cell office:value-type="percentage" office:value="1.26" table:style-name="ce21">
            <text:p>126%</text:p>
          </table:table-cell>
          <table:table-cell office:value-type="percentage" office:value="1.24" table:style-name="ce21">
            <text:p>124%</text:p>
          </table:table-cell>
          <table:table-cell office:value-type="percentage" office:value="1.26" table:style-name="ce21">
            <text:p>126%</text:p>
          </table:table-cell>
          <table:table-cell office:value-type="percentage" office:value="1.26" table:style-name="ce21">
            <text:p>126%</text:p>
          </table:table-cell>
          <table:table-cell office:value-type="percentage" office:value="1.3719357565511401" table:style-name="ce21">
            <text:p>137%</text:p>
          </table:table-cell>
          <table:table-cell office:value-type="percentage" office:value="1.09575518262586" table:style-name="ce21">
            <text:p>110%</text:p>
          </table:table-cell>
          <table:table-cell office:value-type="percentage" office:value="1.1652405400266199" table:style-name="ce21">
            <text:p>117%</text:p>
          </table:table-cell>
          <table:table-cell office:value-type="percentage" office:value="1.19939747693466" table:style-name="ce21">
            <text:p>120%</text:p>
          </table:table-cell>
          <table:table-cell office:value-type="percentage" office:value="1.1027682973075501" table:style-name="ce21">
            <text:p>110%</text:p>
          </table:table-cell>
          <table:table-cell office:value-type="percentage" office:value="1.1493411420205" table:style-name="ce21">
            <text:p>115%</text:p>
          </table:table-cell>
          <table:table-cell office:value-type="percentage" office:value="1.0969430485762099" table:style-name="ce21">
            <text:p>110%</text:p>
          </table:table-cell>
          <table:table-cell office:value-type="percentage" office:value="1.0792605184870401" table:style-name="ce21">
            <text:p>108%</text:p>
          </table:table-cell>
          <table:table-cell office:value-type="percentage" office:value="1.07713884992987" table:style-name="ce21">
            <text:p>108%</text:p>
          </table:table-cell>
          <table:table-cell office:value-type="percentage" office:value="1.12464159217406" table:style-name="ce21">
            <text:p>112%</text:p>
          </table:table-cell>
          <table:table-cell office:value-type="percentage" office:value="1.2112546125461301" table:style-name="ce21">
            <text:p>121%</text:p>
          </table:table-cell>
          <table:table-cell office:value-type="percentage" office:value="1.1391250259174801" table:style-name="ce21">
            <text:p>114%</text:p>
          </table:table-cell>
          <table:table-cell office:value-type="percentage" office:value="1.08402041617589" table:style-name="ce21">
            <text:p>108%</text:p>
          </table:table-cell>
          <table:table-cell office:value-type="percentage" office:value="1.1039850560398501" table:style-name="ce21">
            <text:p>110%</text:p>
          </table:table-cell>
          <table:table-cell office:value-type="percentage" office:value="1.17534013605442" table:style-name="ce21">
            <text:p>118%</text:p>
          </table:table-cell>
          <table:table-cell office:value-type="percentage" office:value="1.24074074074074" table:style-name="ce21">
            <text:p>124%</text:p>
          </table:table-cell>
          <table:table-cell office:value-type="percentage" office:value="1.3355408388521" table:style-name="ce21">
            <text:p>134%</text:p>
          </table:table-cell>
          <table:table-cell office:value-type="percentage" office:value="1.1495642591828801" table:style-name="ce21">
            <text:p>115%</text:p>
          </table:table-cell>
          <table:table-cell office:value-type="percentage" office:value="1.1300121506682901" table:style-name="ce21">
            <text:p>113%</text:p>
          </table:table-cell>
          <table:table-cell office:value-type="percentage" office:value="1.27382082937638" table:style-name="ce21">
            <text:p>127%</text:p>
          </table:table-cell>
          <table:table-cell office:value-type="percentage" office:value="1.22225568438488" table:style-name="ce21">
            <text:p>122%</text:p>
          </table:table-cell>
          <table:table-cell office:value-type="percentage" office:value="1.1028200253485401" table:style-name="ce21">
            <text:p>110%</text:p>
          </table:table-cell>
          <table:table-cell office:value-type="percentage" office:value="1.1242198203684" table:style-name="ce21">
            <text:p>112%</text:p>
          </table:table-cell>
          <table:table-cell office:value-type="percentage" office:value="1.13035714285714" table:style-name="ce21">
            <text:p>113%</text:p>
          </table:table-cell>
          <table:table-cell table:number-columns-repeated="16332"/>
        </table:table-row>
        <table:table-row table:number-rows-repeated="1048542" table:style-name="ro4">
          <table:table-cell table:number-columns-repeated="16384"/>
        </table:table-row>
      </table:table>
      <table:table table:name="Table_7_4" table:style-name="ta1">
        <table:table-column table:style-name="co10" table:default-cell-style-name="ce1"/>
        <table:table-column table:style-name="co9" table:number-columns-repeated="52" table:default-cell-style-name="ce1"/>
        <table:table-column table:style-name="co2" table:number-columns-repeated="16331" table:default-cell-style-name="ce1"/>
        <table:table-row table:style-name="ro1">
          <table:table-cell office:value-type="string" table:style-name="ce14">
            <text:p>Table 7.4 Oats</text:p>
          </table:table-cell>
          <table:table-cell table:number-columns-repeated="16383" table:style-name="ce1"/>
        </table:table-row>
        <table:table-row table:style-name="ro3">
          <table:table-cell office:value-type="string" table:style-name="ce1">
            <text:p>This worksheet contains 3 tables displayed next to each other vertically with 1 blank row between each table.</text:p>
          </table:table-cell>
          <table:table-cell table:number-columns-repeated="16383" table:style-name="ce1"/>
        </table:table-row>
        <table:table-row table:style-name="ro8">
          <table:table-cell office:value-type="string" table:style-name="ce15">
            <text:p>Table 7.4a Oats production (£ million unless otherwise specified) [Note 1]</text:p>
          </table:table-cell>
          <table:table-cell table:number-columns-repeated="16383" table:style-name="ce1"/>
        </table:table-row>
        <table:table-row table:style-name="ro5">
          <table:table-cell office:value-type="string" table:style-name="ce16">
            <text:p>Production</text:p>
          </table:table-cell>
          <table:table-cell office:value-type="string" table:style-name="ce17">
            <text:p>1973</text:p>
          </table:table-cell>
          <table:table-cell office:value-type="string" table:style-name="ce17">
            <text:p>1974</text:p>
          </table:table-cell>
          <table:table-cell office:value-type="string" table:style-name="ce17">
            <text:p>1975</text:p>
          </table:table-cell>
          <table:table-cell office:value-type="string" table:style-name="ce17">
            <text:p>1976</text:p>
          </table:table-cell>
          <table:table-cell office:value-type="string" table:style-name="ce17">
            <text:p>1977</text:p>
          </table:table-cell>
          <table:table-cell office:value-type="string" table:style-name="ce17">
            <text:p>1978</text:p>
          </table:table-cell>
          <table:table-cell office:value-type="string" table:style-name="ce17">
            <text:p>1979</text:p>
          </table:table-cell>
          <table:table-cell office:value-type="string" table:style-name="ce17">
            <text:p>1980</text:p>
          </table:table-cell>
          <table:table-cell office:value-type="string" table:style-name="ce17">
            <text:p>1981</text:p>
          </table:table-cell>
          <table:table-cell office:value-type="string" table:style-name="ce17">
            <text:p>1982</text:p>
          </table:table-cell>
          <table:table-cell office:value-type="string" table:style-name="ce17">
            <text:p>1983</text:p>
          </table:table-cell>
          <table:table-cell office:value-type="string" table:style-name="ce17">
            <text:p>1984</text:p>
          </table:table-cell>
          <table:table-cell office:value-type="string" table:style-name="ce17">
            <text:p>1985</text:p>
          </table:table-cell>
          <table:table-cell office:value-type="string" table:style-name="ce17">
            <text:p>1986</text:p>
          </table:table-cell>
          <table:table-cell office:value-type="string" table:style-name="ce17">
            <text:p>1987</text:p>
          </table:table-cell>
          <table:table-cell office:value-type="string" table:style-name="ce17">
            <text:p>1988</text:p>
          </table:table-cell>
          <table:table-cell office:value-type="string" table:style-name="ce17">
            <text:p>1989</text:p>
          </table:table-cell>
          <table:table-cell office:value-type="string" table:style-name="ce17">
            <text:p>1990</text:p>
          </table:table-cell>
          <table:table-cell office:value-type="string" table:style-name="ce17">
            <text:p>1991</text:p>
          </table:table-cell>
          <table:table-cell office:value-type="string" table:style-name="ce17">
            <text:p>1992</text:p>
          </table:table-cell>
          <table:table-cell office:value-type="string" table:style-name="ce17">
            <text:p>1993</text:p>
          </table:table-cell>
          <table:table-cell office:value-type="string" table:style-name="ce17">
            <text:p>1994</text:p>
          </table:table-cell>
          <table:table-cell office:value-type="string" table:style-name="ce17">
            <text:p>1995</text:p>
          </table:table-cell>
          <table:table-cell office:value-type="string" table:style-name="ce17">
            <text:p>1996</text:p>
          </table:table-cell>
          <table:table-cell office:value-type="string" table:style-name="ce17">
            <text:p>1997</text:p>
          </table:table-cell>
          <table:table-cell office:value-type="string" table:style-name="ce17">
            <text:p>1998</text:p>
          </table:table-cell>
          <table:table-cell office:value-type="string" table:style-name="ce17">
            <text:p>1999</text:p>
          </table:table-cell>
          <table:table-cell office:value-type="string" table:style-name="ce17">
            <text:p>2000</text:p>
          </table:table-cell>
          <table:table-cell office:value-type="string" table:style-name="ce17">
            <text:p>2001</text:p>
          </table:table-cell>
          <table:table-cell office:value-type="string" table:style-name="ce17">
            <text:p>2002</text:p>
          </table:table-cell>
          <table:table-cell office:value-type="string" table:style-name="ce17">
            <text:p>2003</text:p>
          </table:table-cell>
          <table:table-cell office:value-type="string" table:style-name="ce17">
            <text:p>2004</text:p>
          </table:table-cell>
          <table:table-cell office:value-type="string" table:style-name="ce17">
            <text:p>2005</text:p>
          </table:table-cell>
          <table:table-cell office:value-type="string" table:style-name="ce17">
            <text:p>2006</text:p>
          </table:table-cell>
          <table:table-cell office:value-type="string" table:style-name="ce17">
            <text:p>2007</text:p>
          </table:table-cell>
          <table:table-cell office:value-type="string" table:style-name="ce17">
            <text:p>2008</text:p>
          </table:table-cell>
          <table:table-cell office:value-type="string" table:style-name="ce17">
            <text:p>2009</text:p>
          </table:table-cell>
          <table:table-cell office:value-type="string" table:style-name="ce17">
            <text:p>2010</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office:value-type="string" table:style-name="ce17">
            <text:p>2015</text:p>
          </table:table-cell>
          <table:table-cell office:value-type="string" table:style-name="ce17">
            <text:p>2016</text:p>
          </table:table-cell>
          <table:table-cell office:value-type="string" table:style-name="ce17">
            <text:p>2017</text:p>
          </table:table-cell>
          <table:table-cell office:value-type="string" table:style-name="ce17">
            <text:p>2018</text:p>
          </table:table-cell>
          <table:table-cell office:value-type="string" table:style-name="ce17">
            <text:p>2019</text:p>
          </table:table-cell>
          <table:table-cell office:value-type="string" table:style-name="ce17">
            <text:p>2020</text:p>
          </table:table-cell>
          <table:table-cell office:value-type="string" table:style-name="ce17">
            <text:p>2021</text:p>
          </table:table-cell>
          <table:table-cell office:value-type="string" table:style-name="ce17">
            <text:p>2022</text:p>
          </table:table-cell>
          <table:table-cell office:value-type="string" table:style-name="ce17">
            <text:p>2023 (provisional)</text:p>
          </table:table-cell>
          <table:table-cell office:value-type="string" table:style-name="ce17">
            <text:p>Notes</text:p>
          </table:table-cell>
          <table:table-cell table:number-columns-repeated="16331"/>
        </table:table-row>
        <table:table-row table:style-name="ro3">
          <table:table-cell office:value-type="string" table:style-name="ce1">
            <text:p>Area (thousand hectare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05.17400000000001" table:style-name="ce19">
            <text:p>105</text:p>
          </table:table-cell>
          <table:table-cell office:value-type="float" office:value="133.017" table:style-name="ce19">
            <text:p>133</text:p>
          </table:table-cell>
          <table:table-cell office:value-type="float" office:value="96.866" table:style-name="ce19">
            <text:p>97</text:p>
          </table:table-cell>
          <table:table-cell office:value-type="float" office:value="99.078699999999998" table:style-name="ce19">
            <text:p>99</text:p>
          </table:table-cell>
          <table:table-cell office:value-type="float" office:value="120" table:style-name="ce19">
            <text:p>120</text:p>
          </table:table-cell>
          <table:table-cell office:value-type="float" office:value="118.7882" table:style-name="ce19">
            <text:p>119</text:p>
          </table:table-cell>
          <table:table-cell office:value-type="float" office:value="106.6737" table:style-name="ce19">
            <text:p>107</text:p>
          </table:table-cell>
          <table:table-cell office:value-type="float" office:value="103.5154" table:style-name="ce19">
            <text:p>104</text:p>
          </table:table-cell>
          <table:table-cell office:value-type="float" office:value="100.456" table:style-name="ce19">
            <text:p>100</text:p>
          </table:table-cell>
          <table:table-cell office:value-type="float" office:value="91.929500000000004" table:style-name="ce19">
            <text:p>92</text:p>
          </table:table-cell>
          <table:table-cell office:value-type="float" office:value="108.6369" table:style-name="ce19">
            <text:p>109</text:p>
          </table:table-cell>
          <table:table-cell office:value-type="float" office:value="111.8193" table:style-name="ce19">
            <text:p>112</text:p>
          </table:table-cell>
          <table:table-cell office:value-type="float" office:value="96" table:style-name="ce19">
            <text:p>96</text:p>
          </table:table-cell>
          <table:table-cell office:value-type="float" office:value="100" table:style-name="ce19">
            <text:p>100</text:p>
          </table:table-cell>
          <table:table-cell office:value-type="float" office:value="98" table:style-name="ce19">
            <text:p>98</text:p>
          </table:table-cell>
          <table:table-cell office:value-type="float" office:value="92" table:style-name="ce19">
            <text:p>92</text:p>
          </table:table-cell>
          <table:table-cell office:value-type="float" office:value="109" table:style-name="ce19">
            <text:p>109</text:p>
          </table:table-cell>
          <table:table-cell office:value-type="float" office:value="112" table:style-name="ce19">
            <text:p>112</text:p>
          </table:table-cell>
          <table:table-cell office:value-type="float" office:value="126" table:style-name="ce19">
            <text:p>126</text:p>
          </table:table-cell>
          <table:table-cell office:value-type="float" office:value="122" table:style-name="ce19">
            <text:p>122</text:p>
          </table:table-cell>
          <table:table-cell office:value-type="float" office:value="108" table:style-name="ce19">
            <text:p>108</text:p>
          </table:table-cell>
          <table:table-cell office:value-type="float" office:value="90" table:style-name="ce19">
            <text:p>90</text:p>
          </table:table-cell>
          <table:table-cell office:value-type="float" office:value="121" table:style-name="ce19">
            <text:p>121</text:p>
          </table:table-cell>
          <table:table-cell office:value-type="float" office:value="129" table:style-name="ce19">
            <text:p>129</text:p>
          </table:table-cell>
          <table:table-cell office:value-type="float" office:value="135" table:style-name="ce19">
            <text:p>135</text:p>
          </table:table-cell>
          <table:table-cell office:value-type="float" office:value="129" table:style-name="ce19">
            <text:p>129</text:p>
          </table:table-cell>
          <table:table-cell office:value-type="float" office:value="124" table:style-name="ce19">
            <text:p>124</text:p>
          </table:table-cell>
          <table:table-cell office:value-type="float" office:value="109" table:style-name="ce19">
            <text:p>109</text:p>
          </table:table-cell>
          <table:table-cell office:value-type="float" office:value="122" table:style-name="ce19">
            <text:p>122</text:p>
          </table:table-cell>
          <table:table-cell office:value-type="float" office:value="177" table:style-name="ce19">
            <text:p>177</text:p>
          </table:table-cell>
          <table:table-cell office:value-type="float" office:value="137" table:style-name="ce19">
            <text:p>137</text:p>
          </table:table-cell>
          <table:table-cell office:value-type="float" office:value="131" table:style-name="ce19">
            <text:p>131</text:p>
          </table:table-cell>
          <table:table-cell office:value-type="float" office:value="141" table:style-name="ce19">
            <text:p>141</text:p>
          </table:table-cell>
          <table:table-cell office:value-type="float" office:value="161" table:style-name="ce19">
            <text:p>161</text:p>
          </table:table-cell>
          <table:table-cell office:value-type="float" office:value="171" table:style-name="ce19">
            <text:p>171</text:p>
          </table:table-cell>
          <table:table-cell office:value-type="float" office:value="182" table:style-name="ce19">
            <text:p>182</text:p>
          </table:table-cell>
          <table:table-cell office:value-type="float" office:value="210" table:style-name="ce19">
            <text:p>210</text:p>
          </table:table-cell>
          <table:table-cell office:value-type="float" office:value="200" table:style-name="ce19">
            <text:p>200</text:p>
          </table:table-cell>
          <table:table-cell office:value-type="float" office:value="176" table:style-name="ce19">
            <text:p>176</text:p>
          </table:table-cell>
          <table:table-cell office:value-type="float" office:value="167" table:style-name="ce19">
            <text:p>167</text:p>
          </table:table-cell>
          <table:table-cell table:style-name="ce18"/>
          <table:table-cell table:number-columns-repeated="16331"/>
        </table:table-row>
        <table:table-row table:style-name="ro3">
          <table:table-cell office:value-type="string" table:style-name="ce23">
            <text:p>Yield (tonnes per hectare)</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float" office:value="4.91566356704128" table:style-name="ce23">
            <text:p>4.9</text:p>
          </table:table-cell>
          <table:table-cell office:value-type="float" office:value="4.61595134456498" table:style-name="ce23">
            <text:p>4.6</text:p>
          </table:table-cell>
          <table:table-cell office:value-type="float" office:value="5.1927404868581304" table:style-name="ce23">
            <text:p>5.2</text:p>
          </table:table-cell>
          <table:table-cell office:value-type="float" office:value="4.5822159555989304" table:style-name="ce23">
            <text:p>4.6</text:p>
          </table:table-cell>
          <table:table-cell office:value-type="float" office:value="4.56666666666667" table:style-name="ce23">
            <text:p>4.6</text:p>
          </table:table-cell>
          <table:table-cell office:value-type="float" office:value="4.4533042844322903" table:style-name="ce23">
            <text:p>4.5</text:p>
          </table:table-cell>
          <table:table-cell office:value-type="float" office:value="4.9684223946483499" table:style-name="ce23">
            <text:p>5.0</text:p>
          </table:table-cell>
          <table:table-cell office:value-type="float" office:value="5.0523883402856002" table:style-name="ce23">
            <text:p>5.1</text:p>
          </table:table-cell>
          <table:table-cell office:value-type="float" office:value="4.9972127100422101" table:style-name="ce23">
            <text:p>5.0</text:p>
          </table:table-cell>
          <table:table-cell office:value-type="float" office:value="5.2105145791068201" table:style-name="ce23">
            <text:p>5.2</text:p>
          </table:table-cell>
          <table:table-cell office:value-type="float" office:value="5.5025608179893304" table:style-name="ce23">
            <text:p>5.5</text:p>
          </table:table-cell>
          <table:table-cell office:value-type="float" office:value="5.5174323098269697" table:style-name="ce23">
            <text:p>5.5</text:p>
          </table:table-cell>
          <table:table-cell office:value-type="float" office:value="6.1" table:style-name="ce23">
            <text:p>6.1</text:p>
          </table:table-cell>
          <table:table-cell office:value-type="float" office:value="5.8" table:style-name="ce23">
            <text:p>5.8</text:p>
          </table:table-cell>
          <table:table-cell office:value-type="float" office:value="6" table:style-name="ce23">
            <text:p>6.0</text:p>
          </table:table-cell>
          <table:table-cell office:value-type="float" office:value="5.9" table:style-name="ce23">
            <text:p>5.9</text:p>
          </table:table-cell>
          <table:table-cell office:value-type="float" office:value="5.88" table:style-name="ce23">
            <text:p>5.9</text:p>
          </table:table-cell>
          <table:table-cell office:value-type="float" office:value="5.49" table:style-name="ce23">
            <text:p>5.5</text:p>
          </table:table-cell>
          <table:table-cell office:value-type="float" office:value="6.03" table:style-name="ce23">
            <text:p>6.0</text:p>
          </table:table-cell>
          <table:table-cell office:value-type="float" office:value="6.16" table:style-name="ce23">
            <text:p>6.2</text:p>
          </table:table-cell>
          <table:table-cell office:value-type="float" office:value="5.8" table:style-name="ce23">
            <text:p>5.8</text:p>
          </table:table-cell>
          <table:table-cell office:value-type="float" office:value="5.84" table:style-name="ce23">
            <text:p>5.8</text:p>
          </table:table-cell>
          <table:table-cell office:value-type="float" office:value="5.99" table:style-name="ce23">
            <text:p>6.0</text:p>
          </table:table-cell>
          <table:table-cell office:value-type="float" office:value="5.5" table:style-name="ce23">
            <text:p>5.5</text:p>
          </table:table-cell>
          <table:table-cell office:value-type="float" office:value="5.8" table:style-name="ce23">
            <text:p>5.8</text:p>
          </table:table-cell>
          <table:table-cell office:value-type="float" office:value="5.7674418604651203" table:style-name="ce23">
            <text:p>5.8</text:p>
          </table:table-cell>
          <table:table-cell office:value-type="float" office:value="5.5241935483870996" table:style-name="ce23">
            <text:p>5.5</text:p>
          </table:table-cell>
          <table:table-cell office:value-type="float" office:value="5.6238532110091697" table:style-name="ce23">
            <text:p>5.6</text:p>
          </table:table-cell>
          <table:table-cell office:value-type="float" office:value="5.1393442622950802" table:style-name="ce23">
            <text:p>5.1</text:p>
          </table:table-cell>
          <table:table-cell office:value-type="float" office:value="5.4580000000000002" table:style-name="ce23">
            <text:p>5.5</text:p>
          </table:table-cell>
          <table:table-cell office:value-type="float" office:value="5.9749999999999996" table:style-name="ce23">
            <text:p>6.0</text:p>
          </table:table-cell>
          <table:table-cell office:value-type="float" office:value="6.09" table:style-name="ce23">
            <text:p>6.1</text:p>
          </table:table-cell>
          <table:table-cell office:value-type="float" office:value="5.79" table:style-name="ce23">
            <text:p>5.8</text:p>
          </table:table-cell>
          <table:table-cell office:value-type="float" office:value="5.4317296907106698" table:style-name="ce23">
            <text:p>5.4</text:p>
          </table:table-cell>
          <table:table-cell office:value-type="float" office:value="4.97" table:style-name="ce23">
            <text:p>5.0</text:p>
          </table:table-cell>
          <table:table-cell office:value-type="float" office:value="5.93" table:style-name="ce23">
            <text:p>5.9</text:p>
          </table:table-cell>
          <table:table-cell office:value-type="float" office:value="4.91" table:style-name="ce23">
            <text:p>4.9</text:p>
          </table:table-cell>
          <table:table-cell office:value-type="float" office:value="5.6150000000000002" table:style-name="ce23">
            <text:p>5.6</text:p>
          </table:table-cell>
          <table:table-cell office:value-type="float" office:value="5.7215909090909101" table:style-name="ce23">
            <text:p>5.7</text:p>
          </table:table-cell>
          <table:table-cell office:value-type="float" office:value="4.9700598802395204" table:style-name="ce23">
            <text:p>5.0</text:p>
          </table:table-cell>
          <table:table-cell table:style-name="ce24"/>
          <table:table-cell table:number-columns-repeated="16331"/>
        </table:table-row>
        <table:table-row table:style-name="ro3">
          <table:table-cell office:value-type="string" table:style-name="ce1">
            <text:p>Volume of harvested production (thousand tonne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517" table:style-name="ce19">
            <text:p>517</text:p>
          </table:table-cell>
          <table:table-cell office:value-type="float" office:value="614" table:style-name="ce19">
            <text:p>614</text:p>
          </table:table-cell>
          <table:table-cell office:value-type="float" office:value="503" table:style-name="ce19">
            <text:p>503</text:p>
          </table:table-cell>
          <table:table-cell office:value-type="float" office:value="454" table:style-name="ce19">
            <text:p>454</text:p>
          </table:table-cell>
          <table:table-cell office:value-type="float" office:value="548" table:style-name="ce19">
            <text:p>548</text:p>
          </table:table-cell>
          <table:table-cell office:value-type="float" office:value="529" table:style-name="ce19">
            <text:p>529</text:p>
          </table:table-cell>
          <table:table-cell office:value-type="float" office:value="530" table:style-name="ce19">
            <text:p>530</text:p>
          </table:table-cell>
          <table:table-cell office:value-type="float" office:value="523" table:style-name="ce19">
            <text:p>523</text:p>
          </table:table-cell>
          <table:table-cell office:value-type="float" office:value="502" table:style-name="ce19">
            <text:p>502</text:p>
          </table:table-cell>
          <table:table-cell office:value-type="float" office:value="479" table:style-name="ce19">
            <text:p>479</text:p>
          </table:table-cell>
          <table:table-cell office:value-type="float" office:value="597.78114932782603" table:style-name="ce19">
            <text:p>598</text:p>
          </table:table-cell>
          <table:table-cell office:value-type="float" office:value="616.95541868223495" table:style-name="ce19">
            <text:p>617</text:p>
          </table:table-cell>
          <table:table-cell office:value-type="float" office:value="590" table:style-name="ce19">
            <text:p>590</text:p>
          </table:table-cell>
          <table:table-cell office:value-type="float" office:value="577" table:style-name="ce19">
            <text:p>577</text:p>
          </table:table-cell>
          <table:table-cell office:value-type="float" office:value="586" table:style-name="ce19">
            <text:p>586</text:p>
          </table:table-cell>
          <table:table-cell office:value-type="float" office:value="541" table:style-name="ce19">
            <text:p>541</text:p>
          </table:table-cell>
          <table:table-cell office:value-type="float" office:value="640" table:style-name="ce19">
            <text:p>640</text:p>
          </table:table-cell>
          <table:table-cell office:value-type="float" office:value="621" table:style-name="ce19">
            <text:p>621</text:p>
          </table:table-cell>
          <table:table-cell office:value-type="float" office:value="753" table:style-name="ce19">
            <text:p>753</text:p>
          </table:table-cell>
          <table:table-cell office:value-type="float" office:value="749" table:style-name="ce19">
            <text:p>749</text:p>
          </table:table-cell>
          <table:table-cell office:value-type="float" office:value="627" table:style-name="ce19">
            <text:p>627</text:p>
          </table:table-cell>
          <table:table-cell office:value-type="float" office:value="528" table:style-name="ce19">
            <text:p>528</text:p>
          </table:table-cell>
          <table:table-cell office:value-type="float" office:value="728" table:style-name="ce19">
            <text:p>728</text:p>
          </table:table-cell>
          <table:table-cell office:value-type="float" office:value="712" table:style-name="ce19">
            <text:p>712</text:p>
          </table:table-cell>
          <table:table-cell office:value-type="float" office:value="784" table:style-name="ce19">
            <text:p>784</text:p>
          </table:table-cell>
          <table:table-cell office:value-type="float" office:value="744" table:style-name="ce19">
            <text:p>744</text:p>
          </table:table-cell>
          <table:table-cell office:value-type="float" office:value="685" table:style-name="ce19">
            <text:p>685</text:p>
          </table:table-cell>
          <table:table-cell office:value-type="float" office:value="613" table:style-name="ce19">
            <text:p>613</text:p>
          </table:table-cell>
          <table:table-cell office:value-type="float" office:value="627" table:style-name="ce19">
            <text:p>627</text:p>
          </table:table-cell>
          <table:table-cell office:value-type="float" office:value="963.56" table:style-name="ce19">
            <text:p>964</text:p>
          </table:table-cell>
          <table:table-cell office:value-type="float" office:value="820" table:style-name="ce19">
            <text:p>820</text:p>
          </table:table-cell>
          <table:table-cell office:value-type="float" office:value="799" table:style-name="ce19">
            <text:p>799</text:p>
          </table:table-cell>
          <table:table-cell office:value-type="float" office:value="816" table:style-name="ce19">
            <text:p>816</text:p>
          </table:table-cell>
          <table:table-cell office:value-type="float" office:value="875" table:style-name="ce19">
            <text:p>875</text:p>
          </table:table-cell>
          <table:table-cell office:value-type="float" office:value="850.3" table:style-name="ce19">
            <text:p>850</text:p>
          </table:table-cell>
          <table:table-cell office:value-type="float" office:value="1076" table:style-name="ce19">
            <text:p>1,076</text:p>
          </table:table-cell>
          <table:table-cell office:value-type="float" office:value="1031" table:style-name="ce19">
            <text:p>1,031</text:p>
          </table:table-cell>
          <table:table-cell office:value-type="float" office:value="1123" table:style-name="ce19">
            <text:p>1,123</text:p>
          </table:table-cell>
          <table:table-cell office:value-type="float" office:value="1007" table:style-name="ce19">
            <text:p>1,007</text:p>
          </table:table-cell>
          <table:table-cell office:value-type="float" office:value="830" table:style-name="ce19">
            <text:p>830</text:p>
          </table:table-cell>
          <table:table-cell office:value-type="string" table:style-name="ce18">
            <text:p>[Note 2]</text:p>
          </table:table-cell>
          <table:table-cell table:number-columns-repeated="16331"/>
        </table:table-row>
        <table:table-row table:style-name="ro2">
          <table:table-cell office:value-type="string" table:style-name="ce25">
            <text:p>Total value of production</text:p>
          </table:table-cell>
          <table:table-cell office:value-type="float" office:value="23.652846528669699" table:style-name="ce26">
            <text:p>24</text:p>
          </table:table-cell>
          <table:table-cell office:value-type="float" office:value="29.170714867087401" table:style-name="ce26">
            <text:p>29</text:p>
          </table:table-cell>
          <table:table-cell office:value-type="float" office:value="21.2937604083431" table:style-name="ce26">
            <text:p>21</text:p>
          </table:table-cell>
          <table:table-cell office:value-type="float" office:value="33.917157095823903" table:style-name="ce26">
            <text:p>34</text:p>
          </table:table-cell>
          <table:table-cell office:value-type="float" office:value="40.292899775011101" table:style-name="ce26">
            <text:p>40</text:p>
          </table:table-cell>
          <table:table-cell office:value-type="float" office:value="32.972680658156101" table:style-name="ce26">
            <text:p>33</text:p>
          </table:table-cell>
          <table:table-cell office:value-type="float" office:value="29.4264772097475" table:style-name="ce26">
            <text:p>29</text:p>
          </table:table-cell>
          <table:table-cell office:value-type="float" office:value="44.212345087744303" table:style-name="ce26">
            <text:p>44</text:p>
          </table:table-cell>
          <table:table-cell office:value-type="float" office:value="42.021625616447501" table:style-name="ce26">
            <text:p>42</text:p>
          </table:table-cell>
          <table:table-cell office:value-type="float" office:value="44.121517079934897" table:style-name="ce26">
            <text:p>44</text:p>
          </table:table-cell>
          <table:table-cell office:value-type="float" office:value="40.806473251225498" table:style-name="ce26">
            <text:p>41</text:p>
          </table:table-cell>
          <table:table-cell office:value-type="float" office:value="48.1081804693561" table:style-name="ce26">
            <text:p>48</text:p>
          </table:table-cell>
          <table:table-cell office:value-type="float" office:value="48.141714489487399" table:style-name="ce26">
            <text:p>48</text:p>
          </table:table-cell>
          <table:table-cell office:value-type="float" office:value="42.509388419528499" table:style-name="ce26">
            <text:p>43</text:p>
          </table:table-cell>
          <table:table-cell office:value-type="float" office:value="45.283836319333197" table:style-name="ce26">
            <text:p>45</text:p>
          </table:table-cell>
          <table:table-cell office:value-type="float" office:value="53.5998927324923" table:style-name="ce26">
            <text:p>54</text:p>
          </table:table-cell>
          <table:table-cell office:value-type="float" office:value="44.073436584360003" table:style-name="ce26">
            <text:p>44</text:p>
          </table:table-cell>
          <table:table-cell office:value-type="float" office:value="52.637421541976202" table:style-name="ce26">
            <text:p>53</text:p>
          </table:table-cell>
          <table:table-cell office:value-type="float" office:value="51.999251145674997" table:style-name="ce26">
            <text:p>52</text:p>
          </table:table-cell>
          <table:table-cell office:value-type="float" office:value="57.968511159754598" table:style-name="ce26">
            <text:p>58</text:p>
          </table:table-cell>
          <table:table-cell office:value-type="float" office:value="71.654112222711404" table:style-name="ce26">
            <text:p>72</text:p>
          </table:table-cell>
          <table:table-cell office:value-type="float" office:value="81.733686782695401" table:style-name="ce26">
            <text:p>82</text:p>
          </table:table-cell>
          <table:table-cell office:value-type="float" office:value="88.982931898327195" table:style-name="ce26">
            <text:p>89</text:p>
          </table:table-cell>
          <table:table-cell office:value-type="float" office:value="85.778877741156705" table:style-name="ce26">
            <text:p>86</text:p>
          </table:table-cell>
          <table:table-cell office:value-type="float" office:value="70.349407164726102" table:style-name="ce26">
            <text:p>70</text:p>
          </table:table-cell>
          <table:table-cell office:value-type="float" office:value="60.826894818976299" table:style-name="ce26">
            <text:p>61</text:p>
          </table:table-cell>
          <table:table-cell office:value-type="float" office:value="57.872254746897198" table:style-name="ce26">
            <text:p>58</text:p>
          </table:table-cell>
          <table:table-cell office:value-type="float" office:value="65.071950865128301" table:style-name="ce26">
            <text:p>65</text:p>
          </table:table-cell>
          <table:table-cell office:value-type="float" office:value="63.000077307792203" table:style-name="ce26">
            <text:p>63</text:p>
          </table:table-cell>
          <table:table-cell office:value-type="float" office:value="72.788171584087706" table:style-name="ce26">
            <text:p>73</text:p>
          </table:table-cell>
          <table:table-cell office:value-type="float" office:value="71.170938250305198" table:style-name="ce26">
            <text:p>71</text:p>
          </table:table-cell>
          <table:table-cell office:value-type="float" office:value="64.929327326741301" table:style-name="ce26">
            <text:p>65</text:p>
          </table:table-cell>
          <table:table-cell office:value-type="float" office:value="34.406013936042399" table:style-name="ce26">
            <text:p>34</text:p>
          </table:table-cell>
          <table:table-cell office:value-type="float" office:value="54.398378011842098" table:style-name="ce26">
            <text:p>54</text:p>
          </table:table-cell>
          <table:table-cell office:value-type="float" office:value="65.419684628282496" table:style-name="ce26">
            <text:p>65</text:p>
          </table:table-cell>
          <table:table-cell office:value-type="float" office:value="90.039482963543705" table:style-name="ce26">
            <text:p>90</text:p>
          </table:table-cell>
          <table:table-cell office:value-type="float" office:value="71.699105466731197" table:style-name="ce26">
            <text:p>72</text:p>
          </table:table-cell>
          <table:table-cell office:value-type="float" office:value="62.9676686342275" table:style-name="ce26">
            <text:p>63</text:p>
          </table:table-cell>
          <table:table-cell office:value-type="float" office:value="94.214434609791795" table:style-name="ce26">
            <text:p>94</text:p>
          </table:table-cell>
          <table:table-cell office:value-type="float" office:value="114.059752613192" table:style-name="ce26">
            <text:p>114</text:p>
          </table:table-cell>
          <table:table-cell office:value-type="float" office:value="156.961108237525" table:style-name="ce26">
            <text:p>157</text:p>
          </table:table-cell>
          <table:table-cell office:value-type="float" office:value="99.967607291051806" table:style-name="ce26">
            <text:p>100</text:p>
          </table:table-cell>
          <table:table-cell office:value-type="float" office:value="85.056130738349097" table:style-name="ce26">
            <text:p>85</text:p>
          </table:table-cell>
          <table:table-cell office:value-type="float" office:value="90.455331397155504" table:style-name="ce26">
            <text:p>90</text:p>
          </table:table-cell>
          <table:table-cell office:value-type="float" office:value="108.870321908783" table:style-name="ce26">
            <text:p>109</text:p>
          </table:table-cell>
          <table:table-cell office:value-type="float" office:value="120.145565575375" table:style-name="ce26">
            <text:p>120</text:p>
          </table:table-cell>
          <table:table-cell office:value-type="float" office:value="147.390226853896" table:style-name="ce26">
            <text:p>147</text:p>
          </table:table-cell>
          <table:table-cell office:value-type="float" office:value="132.07881953151201" table:style-name="ce26">
            <text:p>132</text:p>
          </table:table-cell>
          <table:table-cell office:value-type="float" office:value="162.48814934029201" table:style-name="ce26">
            <text:p>162</text:p>
          </table:table-cell>
          <table:table-cell office:value-type="float" office:value="213.03437172237" table:style-name="ce26">
            <text:p>213</text:p>
          </table:table-cell>
          <table:table-cell office:value-type="float" office:value="162.97846113281" table:style-name="ce26">
            <text:p>163</text:p>
          </table:table-cell>
          <table:table-cell office:value-type="string" table:style-name="ce27">
            <text:p>[Note 4]</text:p>
          </table:table-cell>
          <table:table-cell table:number-columns-repeated="16331"/>
        </table:table-row>
        <table:table-row table:style-name="ro3">
          <table:table-cell office:value-type="string" table:style-name="ce1">
            <text:p>Sales</text:p>
          </table:table-cell>
          <table:table-cell office:value-type="float" office:value="15.2" table:style-name="ce19">
            <text:p>15</text:p>
          </table:table-cell>
          <table:table-cell office:value-type="float" office:value="16.100000000000001" table:style-name="ce19">
            <text:p>16</text:p>
          </table:table-cell>
          <table:table-cell office:value-type="float" office:value="14.4" table:style-name="ce19">
            <text:p>14</text:p>
          </table:table-cell>
          <table:table-cell office:value-type="float" office:value="18.5" table:style-name="ce19">
            <text:p>19</text:p>
          </table:table-cell>
          <table:table-cell office:value-type="float" office:value="20" table:style-name="ce19">
            <text:p>20</text:p>
          </table:table-cell>
          <table:table-cell office:value-type="float" office:value="18.899999999999999" table:style-name="ce19">
            <text:p>19</text:p>
          </table:table-cell>
          <table:table-cell office:value-type="float" office:value="19.399999999999999" table:style-name="ce19">
            <text:p>19</text:p>
          </table:table-cell>
          <table:table-cell office:value-type="float" office:value="23.6" table:style-name="ce19">
            <text:p>24</text:p>
          </table:table-cell>
          <table:table-cell office:value-type="float" office:value="25.2" table:style-name="ce19">
            <text:p>25</text:p>
          </table:table-cell>
          <table:table-cell office:value-type="float" office:value="28.2" table:style-name="ce19">
            <text:p>28</text:p>
          </table:table-cell>
          <table:table-cell office:value-type="float" office:value="27.7" table:style-name="ce19">
            <text:p>28</text:p>
          </table:table-cell>
          <table:table-cell office:value-type="float" office:value="26.4" table:style-name="ce19">
            <text:p>26</text:p>
          </table:table-cell>
          <table:table-cell office:value-type="float" office:value="27.7" table:style-name="ce19">
            <text:p>28</text:p>
          </table:table-cell>
          <table:table-cell office:value-type="float" office:value="30.8" table:style-name="ce19">
            <text:p>31</text:p>
          </table:table-cell>
          <table:table-cell office:value-type="float" office:value="29.8" table:style-name="ce19">
            <text:p>30</text:p>
          </table:table-cell>
          <table:table-cell office:value-type="float" office:value="34.1" table:style-name="ce19">
            <text:p>34</text:p>
          </table:table-cell>
          <table:table-cell office:value-type="float" office:value="28.8" table:style-name="ce19">
            <text:p>29</text:p>
          </table:table-cell>
          <table:table-cell office:value-type="float" office:value="34.9" table:style-name="ce19">
            <text:p>35</text:p>
          </table:table-cell>
          <table:table-cell office:value-type="float" office:value="35.881470891555203" table:style-name="ce19">
            <text:p>36</text:p>
          </table:table-cell>
          <table:table-cell office:value-type="float" office:value="44.387325554898098" table:style-name="ce19">
            <text:p>44</text:p>
          </table:table-cell>
          <table:table-cell office:value-type="float" office:value="38.197808225317303" table:style-name="ce19">
            <text:p>38</text:p>
          </table:table-cell>
          <table:table-cell office:value-type="float" office:value="35.098156302534498" table:style-name="ce19">
            <text:p>35</text:p>
          </table:table-cell>
          <table:table-cell office:value-type="float" office:value="46.870837442579599" table:style-name="ce19">
            <text:p>47</text:p>
          </table:table-cell>
          <table:table-cell office:value-type="float" office:value="44.194632934593898" table:style-name="ce19">
            <text:p>44</text:p>
          </table:table-cell>
          <table:table-cell office:value-type="float" office:value="34.863862865750903" table:style-name="ce19">
            <text:p>35</text:p>
          </table:table-cell>
          <table:table-cell office:value-type="float" office:value="25.473833653413699" table:style-name="ce19">
            <text:p>25</text:p>
          </table:table-cell>
          <table:table-cell office:value-type="float" office:value="24.263141478742199" table:style-name="ce19">
            <text:p>24</text:p>
          </table:table-cell>
          <table:table-cell office:value-type="float" office:value="26.7373872897425" table:style-name="ce19">
            <text:p>27</text:p>
          </table:table-cell>
          <table:table-cell office:value-type="float" office:value="27.0870030986821" table:style-name="ce19">
            <text:p>27</text:p>
          </table:table-cell>
          <table:table-cell office:value-type="float" office:value="28.7477522081108" table:style-name="ce19">
            <text:p>29</text:p>
          </table:table-cell>
          <table:table-cell office:value-type="float" office:value="30.928422670643702" table:style-name="ce19">
            <text:p>31</text:p>
          </table:table-cell>
          <table:table-cell office:value-type="float" office:value="29.984713398041102" table:style-name="ce19">
            <text:p>30</text:p>
          </table:table-cell>
          <table:table-cell office:value-type="float" office:value="25.9110573033383" table:style-name="ce19">
            <text:p>26</text:p>
          </table:table-cell>
          <table:table-cell office:value-type="float" office:value="33.496522989856302" table:style-name="ce19">
            <text:p>33</text:p>
          </table:table-cell>
          <table:table-cell office:value-type="float" office:value="46.436789357755799" table:style-name="ce19">
            <text:p>46</text:p>
          </table:table-cell>
          <table:table-cell office:value-type="float" office:value="57.692967676473103" table:style-name="ce19">
            <text:p>58</text:p>
          </table:table-cell>
          <table:table-cell office:value-type="float" office:value="50.543874142216097" table:style-name="ce19">
            <text:p>51</text:p>
          </table:table-cell>
          <table:table-cell office:value-type="float" office:value="53.509358890631702" table:style-name="ce19">
            <text:p>54</text:p>
          </table:table-cell>
          <table:table-cell office:value-type="float" office:value="76.195782001125494" table:style-name="ce19">
            <text:p>76</text:p>
          </table:table-cell>
          <table:table-cell office:value-type="float" office:value="78.194391885595905" table:style-name="ce19">
            <text:p>78</text:p>
          </table:table-cell>
          <table:table-cell office:value-type="float" office:value="86.909884320402398" table:style-name="ce19">
            <text:p>87</text:p>
          </table:table-cell>
          <table:table-cell office:value-type="float" office:value="80.597397280125307" table:style-name="ce19">
            <text:p>81</text:p>
          </table:table-cell>
          <table:table-cell office:value-type="float" office:value="68.741601395877296" table:style-name="ce19">
            <text:p>69</text:p>
          </table:table-cell>
          <table:table-cell office:value-type="float" office:value="70.153396160899206" table:style-name="ce19">
            <text:p>70</text:p>
          </table:table-cell>
          <table:table-cell office:value-type="float" office:value="75.229450821912394" table:style-name="ce19">
            <text:p>75</text:p>
          </table:table-cell>
          <table:table-cell office:value-type="float" office:value="99.854746867567897" table:style-name="ce19">
            <text:p>100</text:p>
          </table:table-cell>
          <table:table-cell office:value-type="float" office:value="92.429638735542696" table:style-name="ce19">
            <text:p>92</text:p>
          </table:table-cell>
          <table:table-cell office:value-type="float" office:value="102.822683087258" table:style-name="ce19">
            <text:p>103</text:p>
          </table:table-cell>
          <table:table-cell office:value-type="float" office:value="115.013546854285" table:style-name="ce19">
            <text:p>115</text:p>
          </table:table-cell>
          <table:table-cell office:value-type="float" office:value="182.826680716471" table:style-name="ce19">
            <text:p>183</text:p>
          </table:table-cell>
          <table:table-cell office:value-type="float" office:value="154.75378066653099" table:style-name="ce19">
            <text:p>155</text:p>
          </table:table-cell>
          <table:table-cell table:style-name="ce18"/>
          <table:table-cell table:number-columns-repeated="16331"/>
        </table:table-row>
        <table:table-row table:style-name="ro3">
          <table:table-cell office:value-type="string" table:style-name="ce1">
            <text:p>Subsidie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0.500000000000006" table:style-name="ce19">
            <text:p>-1</text:p>
          </table:table-cell>
          <table:table-cell office:value-type="float" office:value="-1" table:style-name="ce19">
            <text:p>-1</text:p>
          </table:table-cell>
          <table:table-cell office:value-type="float" office:value="-1.8" table:style-name="ce19">
            <text:p>-2</text:p>
          </table:table-cell>
          <table:table-cell office:value-type="float" office:value="-1.6" table:style-name="ce19">
            <text:p>-2</text:p>
          </table:table-cell>
          <table:table-cell office:value-type="float" office:value="-1.6" table:style-name="ce19">
            <text:p>-2</text:p>
          </table:table-cell>
          <table:table-cell office:value-type="float" office:value="-1.9" table:style-name="ce19">
            <text:p>-2</text:p>
          </table:table-cell>
          <table:table-cell office:value-type="float" office:value="-1" table:style-name="ce19">
            <text:p>-1</text:p>
          </table:table-cell>
          <table:table-cell office:value-type="float" office:value="11.33" table:style-name="ce19">
            <text:p>11</text:p>
          </table:table-cell>
          <table:table-cell office:value-type="float" office:value="19" table:style-name="ce19">
            <text:p>19</text:p>
          </table:table-cell>
          <table:table-cell office:value-type="float" office:value="28.07" table:style-name="ce19">
            <text:p>28</text:p>
          </table:table-cell>
          <table:table-cell office:value-type="float" office:value="24" table:style-name="ce19">
            <text:p>24</text:p>
          </table:table-cell>
          <table:table-cell office:value-type="float" office:value="23" table:style-name="ce19">
            <text:p>23</text:p>
          </table:table-cell>
          <table:table-cell office:value-type="float" office:value="22" table:style-name="ce19">
            <text:p>22</text:p>
          </table:table-cell>
          <table:table-cell office:value-type="float" office:value="20" table:style-name="ce19">
            <text:p>20</text:p>
          </table:table-cell>
          <table:table-cell office:value-type="float" office:value="23.416583774100499" table:style-name="ce19">
            <text:p>23</text:p>
          </table:table-cell>
          <table:table-cell office:value-type="float" office:value="23.2292090662947" table:style-name="ce19">
            <text:p>23</text:p>
          </table:table-cell>
          <table:table-cell office:value-type="float" office:value="27.626491488756301" table:style-name="ce19">
            <text:p>28</text:p>
          </table:table-cell>
          <table:table-cell office:value-type="float" office:value="28.640112905542399" table:style-name="ce19">
            <text:p>29</text:p>
          </table:table-cell>
          <table:table-cell office:value-type="float" office:value="25.4282676857867" table:style-name="ce19">
            <text:p>25</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string" table:style-name="ce18">
            <text:p>[Note 5]</text:p>
          </table:table-cell>
          <table:table-cell table:number-columns-repeated="16331"/>
        </table:table-row>
        <table:table-row table:style-name="ro3">
          <table:table-cell office:value-type="string" table:style-name="ce1">
            <text:p>On farm use</text:p>
          </table:table-cell>
          <table:table-cell office:value-type="float" office:value="15.3528465286697" table:style-name="ce19">
            <text:p>15</text:p>
          </table:table-cell>
          <table:table-cell office:value-type="float" office:value="15.670714867087399" table:style-name="ce19">
            <text:p>16</text:p>
          </table:table-cell>
          <table:table-cell office:value-type="float" office:value="14.4937604083431" table:style-name="ce19">
            <text:p>14</text:p>
          </table:table-cell>
          <table:table-cell office:value-type="float" office:value="17.917157095823899" table:style-name="ce19">
            <text:p>18</text:p>
          </table:table-cell>
          <table:table-cell office:value-type="float" office:value="16.4928997750111" table:style-name="ce19">
            <text:p>16</text:p>
          </table:table-cell>
          <table:table-cell office:value-type="float" office:value="17.272680658156101" table:style-name="ce19">
            <text:p>17</text:p>
          </table:table-cell>
          <table:table-cell office:value-type="float" office:value="16.126477209747499" table:style-name="ce19">
            <text:p>16</text:p>
          </table:table-cell>
          <table:table-cell office:value-type="float" office:value="18.112345087744298" table:style-name="ce19">
            <text:p>18</text:p>
          </table:table-cell>
          <table:table-cell office:value-type="float" office:value="19.121625616447499" table:style-name="ce19">
            <text:p>19</text:p>
          </table:table-cell>
          <table:table-cell office:value-type="float" office:value="18.6215170799349" table:style-name="ce19">
            <text:p>19</text:p>
          </table:table-cell>
          <table:table-cell office:value-type="float" office:value="16.406473251225499" table:style-name="ce19">
            <text:p>16</text:p>
          </table:table-cell>
          <table:table-cell office:value-type="float" office:value="18.308180469356099" table:style-name="ce19">
            <text:p>18</text:p>
          </table:table-cell>
          <table:table-cell office:value-type="float" office:value="17.7417144894874" table:style-name="ce19">
            <text:p>18</text:p>
          </table:table-cell>
          <table:table-cell office:value-type="float" office:value="17.909388419528501" table:style-name="ce19">
            <text:p>18</text:p>
          </table:table-cell>
          <table:table-cell office:value-type="float" office:value="16.4838363193332" table:style-name="ce19">
            <text:p>16</text:p>
          </table:table-cell>
          <table:table-cell office:value-type="float" office:value="17.399892732492301" table:style-name="ce19">
            <text:p>17</text:p>
          </table:table-cell>
          <table:table-cell office:value-type="float" office:value="17.773436584359999" table:style-name="ce19">
            <text:p>18</text:p>
          </table:table-cell>
          <table:table-cell office:value-type="float" office:value="18.837421541976202" table:style-name="ce19">
            <text:p>19</text:p>
          </table:table-cell>
          <table:table-cell office:value-type="float" office:value="21.7692745758802" table:style-name="ce19">
            <text:p>22</text:p>
          </table:table-cell>
          <table:table-cell office:value-type="float" office:value="18.759484599904699" table:style-name="ce19">
            <text:p>19</text:p>
          </table:table-cell>
          <table:table-cell office:value-type="float" office:value="21.337477246004902" table:style-name="ce19">
            <text:p>21</text:p>
          </table:table-cell>
          <table:table-cell office:value-type="float" office:value="21.509943407862899" table:style-name="ce19">
            <text:p>22</text:p>
          </table:table-cell>
          <table:table-cell office:value-type="float" office:value="16.493998115293401" table:style-name="ce19">
            <text:p>16</text:p>
          </table:table-cell>
          <table:table-cell office:value-type="float" office:value="16.056309846574099" table:style-name="ce19">
            <text:p>16</text:p>
          </table:table-cell>
          <table:table-cell office:value-type="float" office:value="11.7882046073733" table:style-name="ce19">
            <text:p>12</text:p>
          </table:table-cell>
          <table:table-cell office:value-type="float" office:value="11.500685965005699" table:style-name="ce19">
            <text:p>12</text:p>
          </table:table-cell>
          <table:table-cell office:value-type="float" office:value="14.4785797915294" table:style-name="ce19">
            <text:p>14</text:p>
          </table:table-cell>
          <table:table-cell office:value-type="float" office:value="12.5516609894559" table:style-name="ce19">
            <text:p>13</text:p>
          </table:table-cell>
          <table:table-cell office:value-type="float" office:value="12.512180783988599" table:style-name="ce19">
            <text:p>13</text:p>
          </table:table-cell>
          <table:table-cell office:value-type="float" office:value="11.721034491133199" table:style-name="ce19">
            <text:p>12</text:p>
          </table:table-cell>
          <table:table-cell office:value-type="float" office:value="11.7953711713962" table:style-name="ce19">
            <text:p>12</text:p>
          </table:table-cell>
          <table:table-cell office:value-type="float" office:value="13.481811064182599" table:style-name="ce19">
            <text:p>13</text:p>
          </table:table-cell>
          <table:table-cell office:value-type="float" office:value="11.882183676975099" table:style-name="ce19">
            <text:p>12</text:p>
          </table:table-cell>
          <table:table-cell office:value-type="float" office:value="15.316531835198299" table:style-name="ce19">
            <text:p>15</text:p>
          </table:table-cell>
          <table:table-cell office:value-type="float" office:value="19.246713227694499" table:style-name="ce19">
            <text:p>19</text:p>
          </table:table-cell>
          <table:table-cell office:value-type="float" office:value="23.4837051891916" table:style-name="ce19">
            <text:p>23</text:p>
          </table:table-cell>
          <table:table-cell office:value-type="float" office:value="19.753716910676399" table:style-name="ce19">
            <text:p>20</text:p>
          </table:table-cell>
          <table:table-cell office:value-type="float" office:value="17.483266706664601" table:style-name="ce19">
            <text:p>17</text:p>
          </table:table-cell>
          <table:table-cell office:value-type="float" office:value="26.213447195167198" table:style-name="ce19">
            <text:p>26</text:p>
          </table:table-cell>
          <table:table-cell office:value-type="float" office:value="31.260754373647099" table:style-name="ce19">
            <text:p>31</text:p>
          </table:table-cell>
          <table:table-cell office:value-type="float" office:value="34.841025635264998" table:style-name="ce19">
            <text:p>35</text:p>
          </table:table-cell>
          <table:table-cell office:value-type="float" office:value="27.909484798904199" table:style-name="ce19">
            <text:p>28</text:p>
          </table:table-cell>
          <table:table-cell office:value-type="float" office:value="20.4353471675946" table:style-name="ce19">
            <text:p>20</text:p>
          </table:table-cell>
          <table:table-cell office:value-type="float" office:value="22.220745319963498" table:style-name="ce19">
            <text:p>22</text:p>
          </table:table-cell>
          <table:table-cell office:value-type="float" office:value="26.486840883289101" table:style-name="ce19">
            <text:p>26</text:p>
          </table:table-cell>
          <table:table-cell office:value-type="float" office:value="27.4555451229248" table:style-name="ce19">
            <text:p>27</text:p>
          </table:table-cell>
          <table:table-cell office:value-type="float" office:value="31.895842186602099" table:style-name="ce19">
            <text:p>32</text:p>
          </table:table-cell>
          <table:table-cell office:value-type="float" office:value="31.9410653180406" table:style-name="ce19">
            <text:p>32</text:p>
          </table:table-cell>
          <table:table-cell office:value-type="float" office:value="35.6692024794486" table:style-name="ce19">
            <text:p>36</text:p>
          </table:table-cell>
          <table:table-cell office:value-type="float" office:value="52.391265163860702" table:style-name="ce19">
            <text:p>52</text:p>
          </table:table-cell>
          <table:table-cell office:value-type="float" office:value="58.108167343905201" table:style-name="ce19">
            <text:p>58</text:p>
          </table:table-cell>
          <table:table-cell table:style-name="ce18"/>
          <table:table-cell table:number-columns-repeated="16331"/>
        </table:table-row>
        <table:table-row table:style-name="ro3">
          <table:table-cell office:value-type="string" table:style-name="ce1">
            <text:p>Change in stocks</text:p>
          </table:table-cell>
          <table:table-cell office:value-type="float" office:value="-6.9" table:style-name="ce19">
            <text:p>-7</text:p>
          </table:table-cell>
          <table:table-cell office:value-type="float" office:value="-2.6" table:style-name="ce19">
            <text:p>-3</text:p>
          </table:table-cell>
          <table:table-cell office:value-type="float" office:value="-7.6" table:style-name="ce19">
            <text:p>-8</text:p>
          </table:table-cell>
          <table:table-cell office:value-type="float" office:value="-2.5" table:style-name="ce19">
            <text:p>-3</text:p>
          </table:table-cell>
          <table:table-cell office:value-type="float" office:value="3.8" table:style-name="ce19">
            <text:p>4</text:p>
          </table:table-cell>
          <table:table-cell office:value-type="float" office:value="-3.2" table:style-name="ce19">
            <text:p>-3</text:p>
          </table:table-cell>
          <table:table-cell office:value-type="float" office:value="-6.1" table:style-name="ce19">
            <text:p>-6</text:p>
          </table:table-cell>
          <table:table-cell office:value-type="float" office:value="2.5" table:style-name="ce19">
            <text:p>3</text:p>
          </table:table-cell>
          <table:table-cell office:value-type="float" office:value="-2.2999999999999998" table:style-name="ce19">
            <text:p>-2</text:p>
          </table:table-cell>
          <table:table-cell office:value-type="float" office:value="-2.7" table:style-name="ce19">
            <text:p>-3</text:p>
          </table:table-cell>
          <table:table-cell office:value-type="float" office:value="-3.3" table:style-name="ce19">
            <text:p>-3</text:p>
          </table:table-cell>
          <table:table-cell office:value-type="float" office:value="3.4" table:style-name="ce19">
            <text:p>3</text:p>
          </table:table-cell>
          <table:table-cell office:value-type="float" office:value="2.7" table:style-name="ce19">
            <text:p>3</text:p>
          </table:table-cell>
          <table:table-cell office:value-type="float" office:value="-5.7" table:style-name="ce19">
            <text:p>-6</text:p>
          </table:table-cell>
          <table:table-cell office:value-type="float" office:value="0" table:style-name="ce19">
            <text:p>0</text:p>
          </table:table-cell>
          <table:table-cell office:value-type="float" office:value="3.9" table:style-name="ce19">
            <text:p>4</text:p>
          </table:table-cell>
          <table:table-cell office:value-type="float" office:value="-0.9" table:style-name="ce19">
            <text:p>-1</text:p>
          </table:table-cell>
          <table:table-cell office:value-type="float" office:value="0.5" table:style-name="ce19">
            <text:p>1</text:p>
          </table:table-cell>
          <table:table-cell office:value-type="float" office:value="-3.7514943217603598" table:style-name="ce19">
            <text:p>-4</text:p>
          </table:table-cell>
          <table:table-cell office:value-type="float" office:value="-4.1782989950482197" table:style-name="ce19">
            <text:p>-4</text:p>
          </table:table-cell>
          <table:table-cell office:value-type="float" office:value="0.78882675138917702" table:style-name="ce19">
            <text:p>1</text:p>
          </table:table-cell>
          <table:table-cell office:value-type="float" office:value="6.12558707229792" table:style-name="ce19">
            <text:p>6</text:p>
          </table:table-cell>
          <table:table-cell office:value-type="float" office:value="-2.4519036595458599" table:style-name="ce19">
            <text:p>-2</text:p>
          </table:table-cell>
          <table:table-cell office:value-type="float" office:value="1.52793495998875" table:style-name="ce19">
            <text:p>2</text:p>
          </table:table-cell>
          <table:table-cell office:value-type="float" office:value="0.69733969160184495" table:style-name="ce19">
            <text:p>1</text:p>
          </table:table-cell>
          <table:table-cell office:value-type="float" office:value="1.8523752005569001" table:style-name="ce19">
            <text:p>2</text:p>
          </table:table-cell>
          <table:table-cell office:value-type="float" office:value="-0.86946652337436803" table:style-name="ce19">
            <text:p>-1</text:p>
          </table:table-cell>
          <table:table-cell office:value-type="float" office:value="2.3663188118292702" table:style-name="ce19">
            <text:p>2</text:p>
          </table:table-cell>
          <table:table-cell office:value-type="float" office:value="0" table:style-name="ce19">
            <text:p>0</text:p>
          </table:table-cell>
          <table:table-cell office:value-type="float" office:value="4.6928933960873902" table:style-name="ce19">
            <text:p>5</text:p>
          </table:table-cell>
          <table:table-cell office:value-type="float" office:value="-0.192968497277133" table:style-name="ce19">
            <text:p>0</text:p>
          </table:table-cell>
          <table:table-cell office:value-type="float" office:value="-3.9654648212691499" table:style-name="ce19">
            <text:p>-4</text:p>
          </table:table-cell>
          <table:table-cell office:value-type="float" office:value="-3.38722704427094" table:style-name="ce19">
            <text:p>-3</text:p>
          </table:table-cell>
          <table:table-cell office:value-type="float" office:value="5.5853231867875399" table:style-name="ce19">
            <text:p>6</text:p>
          </table:table-cell>
          <table:table-cell office:value-type="float" office:value="-0.26381795716779999" table:style-name="ce19">
            <text:p>0</text:p>
          </table:table-cell>
          <table:table-cell office:value-type="float" office:value="8.8628100978790396" table:style-name="ce19">
            <text:p>9</text:p>
          </table:table-cell>
          <table:table-cell office:value-type="float" office:value="1.4015144138386699" table:style-name="ce19">
            <text:p>1</text:p>
          </table:table-cell>
          <table:table-cell office:value-type="float" office:value="-8.0249569630687603" table:style-name="ce19">
            <text:p>-8</text:p>
          </table:table-cell>
          <table:table-cell office:value-type="float" office:value="-8.1947945865009508" table:style-name="ce19">
            <text:p>-8</text:p>
          </table:table-cell>
          <table:table-cell office:value-type="float" office:value="4.6046063539491504" table:style-name="ce19">
            <text:p>5</text:p>
          </table:table-cell>
          <table:table-cell office:value-type="float" office:value="35.210198281857103" table:style-name="ce19">
            <text:p>35</text:p>
          </table:table-cell>
          <table:table-cell office:value-type="float" office:value="-8.53927478797765" table:style-name="ce19">
            <text:p>-9</text:p>
          </table:table-cell>
          <table:table-cell office:value-type="float" office:value="-4.1208178251228897" table:style-name="ce19">
            <text:p>-4</text:p>
          </table:table-cell>
          <table:table-cell office:value-type="float" office:value="-1.9188100837072499" table:style-name="ce19">
            <text:p>-2</text:p>
          </table:table-cell>
          <table:table-cell office:value-type="float" office:value="7.1540302035816596" table:style-name="ce19">
            <text:p>7</text:p>
          </table:table-cell>
          <table:table-cell office:value-type="float" office:value="-7.1647264151175998" table:style-name="ce19">
            <text:p>-7</text:p>
          </table:table-cell>
          <table:table-cell office:value-type="float" office:value="23.064745931750799" table:style-name="ce19">
            <text:p>23</text:p>
          </table:table-cell>
          <table:table-cell office:value-type="float" office:value="-2.6849288737864598" table:style-name="ce19">
            <text:p>-3</text:p>
          </table:table-cell>
          <table:table-cell office:value-type="float" office:value="11.8054000065581" table:style-name="ce19">
            <text:p>12</text:p>
          </table:table-cell>
          <table:table-cell office:value-type="float" office:value="-22.183574157961999" table:style-name="ce19">
            <text:p>-22</text:p>
          </table:table-cell>
          <table:table-cell office:value-type="float" office:value="-49.883486877626403" table:style-name="ce19">
            <text:p>-50</text:p>
          </table:table-cell>
          <table:table-cell table:style-name="ce18"/>
          <table:table-cell table:number-columns-repeated="16331"/>
        </table:table-row>
        <table:table-row table:style-name="ro2">
          <table:table-cell office:value-type="string" table:style-name="ce25">
            <text:p>Value of production at market prices (£ million)</text:p>
          </table:table-cell>
          <table:table-cell office:value-type="float" office:value="23.652846528669699" table:style-name="ce26">
            <text:p>24</text:p>
          </table:table-cell>
          <table:table-cell office:value-type="float" office:value="29.170714867087401" table:style-name="ce26">
            <text:p>29</text:p>
          </table:table-cell>
          <table:table-cell office:value-type="float" office:value="21.2937604083431" table:style-name="ce26">
            <text:p>21</text:p>
          </table:table-cell>
          <table:table-cell office:value-type="float" office:value="33.917157095823903" table:style-name="ce26">
            <text:p>34</text:p>
          </table:table-cell>
          <table:table-cell office:value-type="float" office:value="40.292899775011101" table:style-name="ce26">
            <text:p>40</text:p>
          </table:table-cell>
          <table:table-cell office:value-type="float" office:value="32.972680658156101" table:style-name="ce26">
            <text:p>33</text:p>
          </table:table-cell>
          <table:table-cell office:value-type="float" office:value="29.4264772097475" table:style-name="ce26">
            <text:p>29</text:p>
          </table:table-cell>
          <table:table-cell office:value-type="float" office:value="44.212345087744303" table:style-name="ce26">
            <text:p>44</text:p>
          </table:table-cell>
          <table:table-cell office:value-type="float" office:value="42.021625616447501" table:style-name="ce26">
            <text:p>42</text:p>
          </table:table-cell>
          <table:table-cell office:value-type="float" office:value="44.121517079934897" table:style-name="ce26">
            <text:p>44</text:p>
          </table:table-cell>
          <table:table-cell office:value-type="float" office:value="40.806473251225498" table:style-name="ce26">
            <text:p>41</text:p>
          </table:table-cell>
          <table:table-cell office:value-type="float" office:value="48.1081804693561" table:style-name="ce26">
            <text:p>48</text:p>
          </table:table-cell>
          <table:table-cell office:value-type="float" office:value="48.141714489487399" table:style-name="ce26">
            <text:p>48</text:p>
          </table:table-cell>
          <table:table-cell office:value-type="float" office:value="43.009388419528499" table:style-name="ce26">
            <text:p>43</text:p>
          </table:table-cell>
          <table:table-cell office:value-type="float" office:value="46.283836319333197" table:style-name="ce26">
            <text:p>46</text:p>
          </table:table-cell>
          <table:table-cell office:value-type="float" office:value="55.399892732492297" table:style-name="ce26">
            <text:p>55</text:p>
          </table:table-cell>
          <table:table-cell office:value-type="float" office:value="45.673436584359997" table:style-name="ce26">
            <text:p>46</text:p>
          </table:table-cell>
          <table:table-cell office:value-type="float" office:value="54.237421541976197" table:style-name="ce26">
            <text:p>54</text:p>
          </table:table-cell>
          <table:table-cell office:value-type="float" office:value="53.899251145675002" table:style-name="ce26">
            <text:p>54</text:p>
          </table:table-cell>
          <table:table-cell office:value-type="float" office:value="58.968511159754598" table:style-name="ce26">
            <text:p>59</text:p>
          </table:table-cell>
          <table:table-cell office:value-type="float" office:value="60.324112222711399" table:style-name="ce26">
            <text:p>60</text:p>
          </table:table-cell>
          <table:table-cell office:value-type="float" office:value="62.733686782695401" table:style-name="ce26">
            <text:p>63</text:p>
          </table:table-cell>
          <table:table-cell office:value-type="float" office:value="60.912931898327201" table:style-name="ce26">
            <text:p>61</text:p>
          </table:table-cell>
          <table:table-cell office:value-type="float" office:value="61.778877741156698" table:style-name="ce26">
            <text:p>62</text:p>
          </table:table-cell>
          <table:table-cell office:value-type="float" office:value="47.349407164726102" table:style-name="ce26">
            <text:p>47</text:p>
          </table:table-cell>
          <table:table-cell office:value-type="float" office:value="38.826894818976299" table:style-name="ce26">
            <text:p>39</text:p>
          </table:table-cell>
          <table:table-cell office:value-type="float" office:value="37.872254746897198" table:style-name="ce26">
            <text:p>38</text:p>
          </table:table-cell>
          <table:table-cell office:value-type="float" office:value="41.655367091027699" table:style-name="ce26">
            <text:p>42</text:p>
          </table:table-cell>
          <table:table-cell office:value-type="float" office:value="39.770868241497602" table:style-name="ce26">
            <text:p>40</text:p>
          </table:table-cell>
          <table:table-cell office:value-type="float" office:value="45.161680095331398" table:style-name="ce26">
            <text:p>45</text:p>
          </table:table-cell>
          <table:table-cell office:value-type="float" office:value="42.530825344762803" table:style-name="ce26">
            <text:p>43</text:p>
          </table:table-cell>
          <table:table-cell office:value-type="float" office:value="39.501059640954601" table:style-name="ce26">
            <text:p>40</text:p>
          </table:table-cell>
          <table:table-cell office:value-type="float" office:value="34.406013936042399" table:style-name="ce26">
            <text:p>34</text:p>
          </table:table-cell>
          <table:table-cell office:value-type="float" office:value="54.398378011842098" table:style-name="ce26">
            <text:p>54</text:p>
          </table:table-cell>
          <table:table-cell office:value-type="float" office:value="65.419684628282496" table:style-name="ce26">
            <text:p>65</text:p>
          </table:table-cell>
          <table:table-cell office:value-type="float" office:value="90.039482963543705" table:style-name="ce26">
            <text:p>90</text:p>
          </table:table-cell>
          <table:table-cell office:value-type="float" office:value="71.699105466731197" table:style-name="ce26">
            <text:p>72</text:p>
          </table:table-cell>
          <table:table-cell office:value-type="float" office:value="62.9676686342275" table:style-name="ce26">
            <text:p>63</text:p>
          </table:table-cell>
          <table:table-cell office:value-type="float" office:value="94.214434609791795" table:style-name="ce26">
            <text:p>94</text:p>
          </table:table-cell>
          <table:table-cell office:value-type="float" office:value="114.059752613192" table:style-name="ce26">
            <text:p>114</text:p>
          </table:table-cell>
          <table:table-cell office:value-type="float" office:value="156.961108237525" table:style-name="ce26">
            <text:p>157</text:p>
          </table:table-cell>
          <table:table-cell office:value-type="float" office:value="99.967607291051806" table:style-name="ce26">
            <text:p>100</text:p>
          </table:table-cell>
          <table:table-cell office:value-type="float" office:value="85.056130738349097" table:style-name="ce26">
            <text:p>85</text:p>
          </table:table-cell>
          <table:table-cell office:value-type="float" office:value="90.455331397155504" table:style-name="ce26">
            <text:p>90</text:p>
          </table:table-cell>
          <table:table-cell office:value-type="float" office:value="108.870321908783" table:style-name="ce26">
            <text:p>109</text:p>
          </table:table-cell>
          <table:table-cell office:value-type="float" office:value="120.145565575375" table:style-name="ce26">
            <text:p>120</text:p>
          </table:table-cell>
          <table:table-cell office:value-type="float" office:value="147.390226853896" table:style-name="ce26">
            <text:p>147</text:p>
          </table:table-cell>
          <table:table-cell office:value-type="float" office:value="132.07881953151201" table:style-name="ce26">
            <text:p>132</text:p>
          </table:table-cell>
          <table:table-cell office:value-type="float" office:value="162.48814934029201" table:style-name="ce26">
            <text:p>162</text:p>
          </table:table-cell>
          <table:table-cell office:value-type="float" office:value="213.03437172237" table:style-name="ce26">
            <text:p>213</text:p>
          </table:table-cell>
          <table:table-cell office:value-type="float" office:value="162.97846113281" table:style-name="ce26">
            <text:p>163</text:p>
          </table:table-cell>
          <table:table-cell office:value-type="string" table:style-name="ce27">
            <text:p>[Note 6]</text:p>
          </table:table-cell>
          <table:table-cell table:number-columns-repeated="16331"/>
        </table:table-row>
        <table:table-row table:style-name="ro8">
          <table:table-cell table:number-columns-repeated="16384" table:style-name="ce1"/>
        </table:table-row>
        <table:table-row table:style-name="ro1">
          <table:table-cell office:value-type="string" table:style-name="ce15">
            <text:p>Table 7.4b Oats prices (average prices weighted by volumes of sales, £ per tonne) [Note 1]</text:p>
          </table:table-cell>
          <table:table-cell table:number-columns-repeated="16383" table:style-name="ce1"/>
        </table:table-row>
        <table:table-row table:style-name="ro5">
          <table:table-cell office:value-type="string" table:style-name="ce16">
            <text:p>Type</text:p>
          </table:table-cell>
          <table:table-cell office:value-type="string" table:style-name="ce17">
            <text:p>1973</text:p>
          </table:table-cell>
          <table:table-cell office:value-type="string" table:style-name="ce17">
            <text:p>1974</text:p>
          </table:table-cell>
          <table:table-cell office:value-type="string" table:style-name="ce17">
            <text:p>1975</text:p>
          </table:table-cell>
          <table:table-cell office:value-type="string" table:style-name="ce17">
            <text:p>1976</text:p>
          </table:table-cell>
          <table:table-cell office:value-type="string" table:style-name="ce17">
            <text:p>1977</text:p>
          </table:table-cell>
          <table:table-cell office:value-type="string" table:style-name="ce17">
            <text:p>1978</text:p>
          </table:table-cell>
          <table:table-cell office:value-type="string" table:style-name="ce17">
            <text:p>1979</text:p>
          </table:table-cell>
          <table:table-cell office:value-type="string" table:style-name="ce17">
            <text:p>1980</text:p>
          </table:table-cell>
          <table:table-cell office:value-type="string" table:style-name="ce17">
            <text:p>1981</text:p>
          </table:table-cell>
          <table:table-cell office:value-type="string" table:style-name="ce17">
            <text:p>1982</text:p>
          </table:table-cell>
          <table:table-cell office:value-type="string" table:style-name="ce17">
            <text:p>1983</text:p>
          </table:table-cell>
          <table:table-cell office:value-type="string" table:style-name="ce17">
            <text:p>1984</text:p>
          </table:table-cell>
          <table:table-cell office:value-type="string" table:style-name="ce17">
            <text:p>1985</text:p>
          </table:table-cell>
          <table:table-cell office:value-type="string" table:style-name="ce17">
            <text:p>1986</text:p>
          </table:table-cell>
          <table:table-cell office:value-type="string" table:style-name="ce17">
            <text:p>1987</text:p>
          </table:table-cell>
          <table:table-cell office:value-type="string" table:style-name="ce17">
            <text:p>1988</text:p>
          </table:table-cell>
          <table:table-cell office:value-type="string" table:style-name="ce17">
            <text:p>1989</text:p>
          </table:table-cell>
          <table:table-cell office:value-type="string" table:style-name="ce17">
            <text:p>1990</text:p>
          </table:table-cell>
          <table:table-cell office:value-type="string" table:style-name="ce17">
            <text:p>1991</text:p>
          </table:table-cell>
          <table:table-cell office:value-type="string" table:style-name="ce17">
            <text:p>1992</text:p>
          </table:table-cell>
          <table:table-cell office:value-type="string" table:style-name="ce17">
            <text:p>1993</text:p>
          </table:table-cell>
          <table:table-cell office:value-type="string" table:style-name="ce17">
            <text:p>1994</text:p>
          </table:table-cell>
          <table:table-cell office:value-type="string" table:style-name="ce17">
            <text:p>1995</text:p>
          </table:table-cell>
          <table:table-cell office:value-type="string" table:style-name="ce17">
            <text:p>1996</text:p>
          </table:table-cell>
          <table:table-cell office:value-type="string" table:style-name="ce17">
            <text:p>1997</text:p>
          </table:table-cell>
          <table:table-cell office:value-type="string" table:style-name="ce17">
            <text:p>1998</text:p>
          </table:table-cell>
          <table:table-cell office:value-type="string" table:style-name="ce17">
            <text:p>1999</text:p>
          </table:table-cell>
          <table:table-cell office:value-type="string" table:style-name="ce17">
            <text:p>2000</text:p>
          </table:table-cell>
          <table:table-cell office:value-type="string" table:style-name="ce17">
            <text:p>2001</text:p>
          </table:table-cell>
          <table:table-cell office:value-type="string" table:style-name="ce17">
            <text:p>2002</text:p>
          </table:table-cell>
          <table:table-cell office:value-type="string" table:style-name="ce17">
            <text:p>2003</text:p>
          </table:table-cell>
          <table:table-cell office:value-type="string" table:style-name="ce17">
            <text:p>2004</text:p>
          </table:table-cell>
          <table:table-cell office:value-type="string" table:style-name="ce17">
            <text:p>2005</text:p>
          </table:table-cell>
          <table:table-cell office:value-type="string" table:style-name="ce17">
            <text:p>2006</text:p>
          </table:table-cell>
          <table:table-cell office:value-type="string" table:style-name="ce17">
            <text:p>2007</text:p>
          </table:table-cell>
          <table:table-cell office:value-type="string" table:style-name="ce17">
            <text:p>2008</text:p>
          </table:table-cell>
          <table:table-cell office:value-type="string" table:style-name="ce17">
            <text:p>2009</text:p>
          </table:table-cell>
          <table:table-cell office:value-type="string" table:style-name="ce17">
            <text:p>2010</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office:value-type="string" table:style-name="ce17">
            <text:p>2015</text:p>
          </table:table-cell>
          <table:table-cell office:value-type="string" table:style-name="ce17">
            <text:p>2016</text:p>
          </table:table-cell>
          <table:table-cell office:value-type="string" table:style-name="ce17">
            <text:p>2017</text:p>
          </table:table-cell>
          <table:table-cell office:value-type="string" table:style-name="ce17">
            <text:p>2018</text:p>
          </table:table-cell>
          <table:table-cell office:value-type="string" table:style-name="ce17">
            <text:p>2019</text:p>
          </table:table-cell>
          <table:table-cell office:value-type="string" table:style-name="ce17">
            <text:p>2020</text:p>
          </table:table-cell>
          <table:table-cell office:value-type="string" table:style-name="ce17">
            <text:p>2021</text:p>
          </table:table-cell>
          <table:table-cell office:value-type="string" table:style-name="ce17">
            <text:p>2022</text:p>
          </table:table-cell>
          <table:table-cell office:value-type="string" table:style-name="ce17">
            <text:p>2023 (provisional)</text:p>
          </table:table-cell>
          <table:table-cell table:number-columns-repeated="16332" table:style-name="ce1"/>
        </table:table-row>
        <table:table-row table:style-name="ro3">
          <table:table-cell office:value-type="string" table:style-name="ce1">
            <text:p>Milling oat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07" table:style-name="ce19">
            <text:p>107</text:p>
          </table:table-cell>
          <table:table-cell office:value-type="float" office:value="112" table:style-name="ce19">
            <text:p>112</text:p>
          </table:table-cell>
          <table:table-cell office:value-type="float" office:value="119" table:style-name="ce19">
            <text:p>119</text:p>
          </table:table-cell>
          <table:table-cell office:value-type="float" office:value="124" table:style-name="ce19">
            <text:p>124</text:p>
          </table:table-cell>
          <table:table-cell office:value-type="float" office:value="104.420681357725" table:style-name="ce19">
            <text:p>104</text:p>
          </table:table-cell>
          <table:table-cell office:value-type="float" office:value="101.12695912919401" table:style-name="ce19">
            <text:p>101</text:p>
          </table:table-cell>
          <table:table-cell office:value-type="float" office:value="106" table:style-name="ce19">
            <text:p>106</text:p>
          </table:table-cell>
          <table:table-cell office:value-type="float" office:value="83" table:style-name="ce19">
            <text:p>83</text:p>
          </table:table-cell>
          <table:table-cell office:value-type="float" office:value="66" table:style-name="ce19">
            <text:p>66</text:p>
          </table:table-cell>
          <table:table-cell office:value-type="float" office:value="71" table:style-name="ce19">
            <text:p>71</text:p>
          </table:table-cell>
          <table:table-cell office:value-type="float" office:value="64.173919960436706" table:style-name="ce19">
            <text:p>64</text:p>
          </table:table-cell>
          <table:table-cell office:value-type="float" office:value="65.664603868401898" table:style-name="ce19">
            <text:p>66</text:p>
          </table:table-cell>
          <table:table-cell office:value-type="float" office:value="61.4772769208491" table:style-name="ce19">
            <text:p>61</text:p>
          </table:table-cell>
          <table:table-cell office:value-type="float" office:value="57.356694679913197" table:style-name="ce19">
            <text:p>57</text:p>
          </table:table-cell>
          <table:table-cell office:value-type="float" office:value="62.904140966858797" table:style-name="ce19">
            <text:p>63</text:p>
          </table:table-cell>
          <table:table-cell office:value-type="float" office:value="65.048085614632299" table:style-name="ce19">
            <text:p>65</text:p>
          </table:table-cell>
          <table:table-cell office:value-type="float" office:value="74.673367079247598" table:style-name="ce19">
            <text:p>75</text:p>
          </table:table-cell>
          <table:table-cell office:value-type="float" office:value="91.610817839400397" table:style-name="ce19">
            <text:p>92</text:p>
          </table:table-cell>
          <table:table-cell office:value-type="float" office:value="113.67327411132899" table:style-name="ce19">
            <text:p>114</text:p>
          </table:table-cell>
          <table:table-cell office:value-type="float" office:value="96.800033834777295" table:style-name="ce19">
            <text:p>97</text:p>
          </table:table-cell>
          <table:table-cell office:value-type="float" office:value="93.038452641353302" table:style-name="ce19">
            <text:p>93</text:p>
          </table:table-cell>
          <table:table-cell office:value-type="float" office:value="174.15836603080399" table:style-name="ce19">
            <text:p>174</text:p>
          </table:table-cell>
          <table:table-cell office:value-type="float" office:value="184.43612572835201" table:style-name="ce19">
            <text:p>184</text:p>
          </table:table-cell>
          <table:table-cell office:value-type="float" office:value="152.19127135519599" table:style-name="ce19">
            <text:p>152</text:p>
          </table:table-cell>
          <table:table-cell office:value-type="float" office:value="116.042336351274" table:style-name="ce19">
            <text:p>116</text:p>
          </table:table-cell>
          <table:table-cell office:value-type="float" office:value="110.83623108194" table:style-name="ce19">
            <text:p>111</text:p>
          </table:table-cell>
          <table:table-cell office:value-type="float" office:value="115.88613658333399" table:style-name="ce19">
            <text:p>116</text:p>
          </table:table-cell>
          <table:table-cell office:value-type="float" office:value="129.81392198900801" table:style-name="ce19">
            <text:p>130</text:p>
          </table:table-cell>
          <table:table-cell office:value-type="float" office:value="149.80045072678399" table:style-name="ce19">
            <text:p>150</text:p>
          </table:table-cell>
          <table:table-cell office:value-type="float" office:value="147.50531182675701" table:style-name="ce19">
            <text:p>148</text:p>
          </table:table-cell>
          <table:table-cell office:value-type="float" office:value="136.722177465474" table:style-name="ce19">
            <text:p>137</text:p>
          </table:table-cell>
          <table:table-cell office:value-type="float" office:value="152.293399773494" table:style-name="ce19">
            <text:p>152</text:p>
          </table:table-cell>
          <table:table-cell office:value-type="float" office:value="222.23939107521301" table:style-name="ce19">
            <text:p>222</text:p>
          </table:table-cell>
          <table:table-cell office:value-type="float" office:value="207.04571875799101" table:style-name="ce19">
            <text:p>207</text:p>
          </table:table-cell>
          <table:table-cell table:number-columns-repeated="16332"/>
        </table:table-row>
        <table:table-row table:style-name="ro3">
          <table:table-cell office:value-type="string" table:style-name="ce1">
            <text:p>Feed oat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05" table:style-name="ce19">
            <text:p>105</text:p>
          </table:table-cell>
          <table:table-cell office:value-type="float" office:value="110" table:style-name="ce19">
            <text:p>110</text:p>
          </table:table-cell>
          <table:table-cell office:value-type="float" office:value="116" table:style-name="ce19">
            <text:p>116</text:p>
          </table:table-cell>
          <table:table-cell office:value-type="float" office:value="124" table:style-name="ce19">
            <text:p>124</text:p>
          </table:table-cell>
          <table:table-cell office:value-type="float" office:value="101.149659883891" table:style-name="ce19">
            <text:p>101</text:p>
          </table:table-cell>
          <table:table-cell office:value-type="float" office:value="98.785412665846806" table:style-name="ce19">
            <text:p>99</text:p>
          </table:table-cell>
          <table:table-cell office:value-type="float" office:value="104" table:style-name="ce19">
            <text:p>104</text:p>
          </table:table-cell>
          <table:table-cell office:value-type="float" office:value="76" table:style-name="ce19">
            <text:p>76</text:p>
          </table:table-cell>
          <table:table-cell office:value-type="float" office:value="62" table:style-name="ce19">
            <text:p>62</text:p>
          </table:table-cell>
          <table:table-cell office:value-type="float" office:value="71" table:style-name="ce19">
            <text:p>71</text:p>
          </table:table-cell>
          <table:table-cell office:value-type="float" office:value="65.053556612477294" table:style-name="ce19">
            <text:p>65</text:p>
          </table:table-cell>
          <table:table-cell office:value-type="float" office:value="61.7882208086303" table:style-name="ce19">
            <text:p>62</text:p>
          </table:table-cell>
          <table:table-cell office:value-type="float" office:value="55.7312829958611" table:style-name="ce19">
            <text:p>56</text:p>
          </table:table-cell>
          <table:table-cell office:value-type="float" office:value="57.589603711318603" table:style-name="ce19">
            <text:p>58</text:p>
          </table:table-cell>
          <table:table-cell office:value-type="float" office:value="63.374177442258699" table:style-name="ce19">
            <text:p>63</text:p>
          </table:table-cell>
          <table:table-cell office:value-type="float" office:value="65.801346840453405" table:style-name="ce19">
            <text:p>66</text:p>
          </table:table-cell>
          <table:table-cell office:value-type="float" office:value="77.047668761391606" table:style-name="ce19">
            <text:p>77</text:p>
          </table:table-cell>
          <table:table-cell office:value-type="float" office:value="92.463535016723995" table:style-name="ce19">
            <text:p>92</text:p>
          </table:table-cell>
          <table:table-cell office:value-type="float" office:value="114.904079932904" table:style-name="ce19">
            <text:p>115</text:p>
          </table:table-cell>
          <table:table-cell office:value-type="float" office:value="96.894368988426706" table:style-name="ce19">
            <text:p>97</text:p>
          </table:table-cell>
          <table:table-cell office:value-type="float" office:value="93.131832681537105" table:style-name="ce19">
            <text:p>93</text:p>
          </table:table-cell>
          <table:table-cell office:value-type="float" office:value="181.691277060018" table:style-name="ce19">
            <text:p>182</text:p>
          </table:table-cell>
          <table:table-cell office:value-type="float" office:value="190.47289094639001" table:style-name="ce19">
            <text:p>190</text:p>
          </table:table-cell>
          <table:table-cell office:value-type="float" office:value="153.23185862214601" table:style-name="ce19">
            <text:p>153</text:p>
          </table:table-cell>
          <table:table-cell office:value-type="float" office:value="106.23782658323999" table:style-name="ce19">
            <text:p>106</text:p>
          </table:table-cell>
          <table:table-cell office:value-type="float" office:value="98.820579688428197" table:style-name="ce19">
            <text:p>99</text:p>
          </table:table-cell>
          <table:table-cell office:value-type="float" office:value="101.045348353224" table:style-name="ce19">
            <text:p>101</text:p>
          </table:table-cell>
          <table:table-cell office:value-type="float" office:value="112.668628389094" table:style-name="ce19">
            <text:p>113</text:p>
          </table:table-cell>
          <table:table-cell office:value-type="float" office:value="128.03450058891201" table:style-name="ce19">
            <text:p>128</text:p>
          </table:table-cell>
          <table:table-cell office:value-type="float" office:value="114.943186464763" table:style-name="ce19">
            <text:p>115</text:p>
          </table:table-cell>
          <table:table-cell office:value-type="float" office:value="115.11622355924101" table:style-name="ce19">
            <text:p>115</text:p>
          </table:table-cell>
          <table:table-cell office:value-type="float" office:value="135.14733382074601" table:style-name="ce19">
            <text:p>135</text:p>
          </table:table-cell>
          <table:table-cell office:value-type="float" office:value="200.80769075628999" table:style-name="ce19">
            <text:p>201</text:p>
          </table:table-cell>
          <table:table-cell office:value-type="float" office:value="186.188994951778" table:style-name="ce19">
            <text:p>186</text:p>
          </table:table-cell>
          <table:table-cell table:number-columns-repeated="16332"/>
        </table:table-row>
        <table:table-row table:style-name="ro3">
          <table:table-cell table:number-columns-repeated="16384" table:style-name="ce1"/>
        </table:table-row>
        <table:table-row table:style-name="ro8">
          <table:table-cell office:value-type="string" table:style-name="ce15">
            <text:p>Table 7.4c Oats supply and use (thousand tonnes) [Note 1]</text:p>
          </table:table-cell>
          <table:table-cell table:number-columns-repeated="16383" table:style-name="ce1"/>
        </table:table-row>
        <table:table-row table:style-name="ro5">
          <table:table-cell office:value-type="string" table:style-name="ce16">
            <text:p>Supply and use</text:p>
          </table:table-cell>
          <table:table-cell office:value-type="string" table:style-name="ce17">
            <text:p>1973</text:p>
          </table:table-cell>
          <table:table-cell office:value-type="string" table:style-name="ce17">
            <text:p>1974</text:p>
          </table:table-cell>
          <table:table-cell office:value-type="string" table:style-name="ce17">
            <text:p>1975</text:p>
          </table:table-cell>
          <table:table-cell office:value-type="string" table:style-name="ce17">
            <text:p>1976</text:p>
          </table:table-cell>
          <table:table-cell office:value-type="string" table:style-name="ce17">
            <text:p>1977</text:p>
          </table:table-cell>
          <table:table-cell office:value-type="string" table:style-name="ce17">
            <text:p>1978</text:p>
          </table:table-cell>
          <table:table-cell office:value-type="string" table:style-name="ce17">
            <text:p>1979</text:p>
          </table:table-cell>
          <table:table-cell office:value-type="string" table:style-name="ce17">
            <text:p>1980</text:p>
          </table:table-cell>
          <table:table-cell office:value-type="string" table:style-name="ce17">
            <text:p>1981</text:p>
          </table:table-cell>
          <table:table-cell office:value-type="string" table:style-name="ce17">
            <text:p>1982</text:p>
          </table:table-cell>
          <table:table-cell office:value-type="string" table:style-name="ce17">
            <text:p>1983</text:p>
          </table:table-cell>
          <table:table-cell office:value-type="string" table:style-name="ce17">
            <text:p>1984</text:p>
          </table:table-cell>
          <table:table-cell office:value-type="string" table:style-name="ce17">
            <text:p>1985</text:p>
          </table:table-cell>
          <table:table-cell office:value-type="string" table:style-name="ce17">
            <text:p>1986</text:p>
          </table:table-cell>
          <table:table-cell office:value-type="string" table:style-name="ce17">
            <text:p>1987</text:p>
          </table:table-cell>
          <table:table-cell office:value-type="string" table:style-name="ce17">
            <text:p>1988</text:p>
          </table:table-cell>
          <table:table-cell office:value-type="string" table:style-name="ce17">
            <text:p>1989</text:p>
          </table:table-cell>
          <table:table-cell office:value-type="string" table:style-name="ce17">
            <text:p>1990</text:p>
          </table:table-cell>
          <table:table-cell office:value-type="string" table:style-name="ce17">
            <text:p>1991</text:p>
          </table:table-cell>
          <table:table-cell office:value-type="string" table:style-name="ce17">
            <text:p>1992</text:p>
          </table:table-cell>
          <table:table-cell office:value-type="string" table:style-name="ce17">
            <text:p>1993</text:p>
          </table:table-cell>
          <table:table-cell office:value-type="string" table:style-name="ce17">
            <text:p>1994</text:p>
          </table:table-cell>
          <table:table-cell office:value-type="string" table:style-name="ce17">
            <text:p>1995</text:p>
          </table:table-cell>
          <table:table-cell office:value-type="string" table:style-name="ce17">
            <text:p>1996</text:p>
          </table:table-cell>
          <table:table-cell office:value-type="string" table:style-name="ce17">
            <text:p>1997</text:p>
          </table:table-cell>
          <table:table-cell office:value-type="string" table:style-name="ce17">
            <text:p>1998</text:p>
          </table:table-cell>
          <table:table-cell office:value-type="string" table:style-name="ce17">
            <text:p>1999</text:p>
          </table:table-cell>
          <table:table-cell office:value-type="string" table:style-name="ce17">
            <text:p>2000</text:p>
          </table:table-cell>
          <table:table-cell office:value-type="string" table:style-name="ce17">
            <text:p>2001</text:p>
          </table:table-cell>
          <table:table-cell office:value-type="string" table:style-name="ce17">
            <text:p>2002</text:p>
          </table:table-cell>
          <table:table-cell office:value-type="string" table:style-name="ce17">
            <text:p>2003</text:p>
          </table:table-cell>
          <table:table-cell office:value-type="string" table:style-name="ce17">
            <text:p>2004</text:p>
          </table:table-cell>
          <table:table-cell office:value-type="string" table:style-name="ce17">
            <text:p>2005</text:p>
          </table:table-cell>
          <table:table-cell office:value-type="string" table:style-name="ce17">
            <text:p>2006</text:p>
          </table:table-cell>
          <table:table-cell office:value-type="string" table:style-name="ce17">
            <text:p>2007</text:p>
          </table:table-cell>
          <table:table-cell office:value-type="string" table:style-name="ce17">
            <text:p>2008</text:p>
          </table:table-cell>
          <table:table-cell office:value-type="string" table:style-name="ce17">
            <text:p>2009</text:p>
          </table:table-cell>
          <table:table-cell office:value-type="string" table:style-name="ce17">
            <text:p>2010</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office:value-type="string" table:style-name="ce17">
            <text:p>2015</text:p>
          </table:table-cell>
          <table:table-cell office:value-type="string" table:style-name="ce17">
            <text:p>2016</text:p>
          </table:table-cell>
          <table:table-cell office:value-type="string" table:style-name="ce17">
            <text:p>2017</text:p>
          </table:table-cell>
          <table:table-cell office:value-type="string" table:style-name="ce17">
            <text:p>2018</text:p>
          </table:table-cell>
          <table:table-cell office:value-type="string" table:style-name="ce17">
            <text:p>2019</text:p>
          </table:table-cell>
          <table:table-cell office:value-type="string" table:style-name="ce17">
            <text:p>2020</text:p>
          </table:table-cell>
          <table:table-cell office:value-type="string" table:style-name="ce17">
            <text:p>2021</text:p>
          </table:table-cell>
          <table:table-cell office:value-type="string" table:style-name="ce17">
            <text:p>2022</text:p>
          </table:table-cell>
          <table:table-cell office:value-type="string" table:style-name="ce17">
            <text:p>2023 (provisional)</text:p>
          </table:table-cell>
          <table:table-cell table:number-columns-repeated="16332"/>
        </table:table-row>
        <table:table-row table:style-name="ro3">
          <table:table-cell office:value-type="string" table:style-name="ce1">
            <text:p>Production</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517" table:style-name="ce19">
            <text:p>517</text:p>
          </table:table-cell>
          <table:table-cell office:value-type="float" office:value="614" table:style-name="ce19">
            <text:p>614</text:p>
          </table:table-cell>
          <table:table-cell office:value-type="float" office:value="503" table:style-name="ce19">
            <text:p>503</text:p>
          </table:table-cell>
          <table:table-cell office:value-type="float" office:value="454" table:style-name="ce19">
            <text:p>454</text:p>
          </table:table-cell>
          <table:table-cell office:value-type="float" office:value="548" table:style-name="ce19">
            <text:p>548</text:p>
          </table:table-cell>
          <table:table-cell office:value-type="float" office:value="529" table:style-name="ce19">
            <text:p>529</text:p>
          </table:table-cell>
          <table:table-cell office:value-type="float" office:value="530" table:style-name="ce19">
            <text:p>530</text:p>
          </table:table-cell>
          <table:table-cell office:value-type="float" office:value="523" table:style-name="ce19">
            <text:p>523</text:p>
          </table:table-cell>
          <table:table-cell office:value-type="float" office:value="502" table:style-name="ce19">
            <text:p>502</text:p>
          </table:table-cell>
          <table:table-cell office:value-type="float" office:value="479" table:style-name="ce19">
            <text:p>479</text:p>
          </table:table-cell>
          <table:table-cell office:value-type="float" office:value="597.78114932782603" table:style-name="ce19">
            <text:p>598</text:p>
          </table:table-cell>
          <table:table-cell office:value-type="float" office:value="616.95541868223495" table:style-name="ce19">
            <text:p>617</text:p>
          </table:table-cell>
          <table:table-cell office:value-type="float" office:value="590" table:style-name="ce19">
            <text:p>590</text:p>
          </table:table-cell>
          <table:table-cell office:value-type="float" office:value="577" table:style-name="ce19">
            <text:p>577</text:p>
          </table:table-cell>
          <table:table-cell office:value-type="float" office:value="586" table:style-name="ce19">
            <text:p>586</text:p>
          </table:table-cell>
          <table:table-cell office:value-type="float" office:value="541" table:style-name="ce19">
            <text:p>541</text:p>
          </table:table-cell>
          <table:table-cell office:value-type="float" office:value="640" table:style-name="ce19">
            <text:p>640</text:p>
          </table:table-cell>
          <table:table-cell office:value-type="float" office:value="621" table:style-name="ce19">
            <text:p>621</text:p>
          </table:table-cell>
          <table:table-cell office:value-type="float" office:value="753" table:style-name="ce19">
            <text:p>753</text:p>
          </table:table-cell>
          <table:table-cell office:value-type="float" office:value="749" table:style-name="ce19">
            <text:p>749</text:p>
          </table:table-cell>
          <table:table-cell office:value-type="float" office:value="627" table:style-name="ce19">
            <text:p>627</text:p>
          </table:table-cell>
          <table:table-cell office:value-type="float" office:value="528" table:style-name="ce19">
            <text:p>528</text:p>
          </table:table-cell>
          <table:table-cell office:value-type="float" office:value="728" table:style-name="ce19">
            <text:p>728</text:p>
          </table:table-cell>
          <table:table-cell office:value-type="float" office:value="712" table:style-name="ce19">
            <text:p>712</text:p>
          </table:table-cell>
          <table:table-cell office:value-type="float" office:value="784" table:style-name="ce19">
            <text:p>784</text:p>
          </table:table-cell>
          <table:table-cell office:value-type="float" office:value="744" table:style-name="ce19">
            <text:p>744</text:p>
          </table:table-cell>
          <table:table-cell office:value-type="float" office:value="685" table:style-name="ce19">
            <text:p>685</text:p>
          </table:table-cell>
          <table:table-cell office:value-type="float" office:value="613" table:style-name="ce19">
            <text:p>613</text:p>
          </table:table-cell>
          <table:table-cell office:value-type="float" office:value="627" table:style-name="ce19">
            <text:p>627</text:p>
          </table:table-cell>
          <table:table-cell office:value-type="float" office:value="963.56" table:style-name="ce19">
            <text:p>964</text:p>
          </table:table-cell>
          <table:table-cell office:value-type="float" office:value="820" table:style-name="ce19">
            <text:p>820</text:p>
          </table:table-cell>
          <table:table-cell office:value-type="float" office:value="799" table:style-name="ce19">
            <text:p>799</text:p>
          </table:table-cell>
          <table:table-cell office:value-type="float" office:value="816" table:style-name="ce19">
            <text:p>816</text:p>
          </table:table-cell>
          <table:table-cell office:value-type="float" office:value="875" table:style-name="ce19">
            <text:p>875</text:p>
          </table:table-cell>
          <table:table-cell office:value-type="float" office:value="850.3" table:style-name="ce19">
            <text:p>850</text:p>
          </table:table-cell>
          <table:table-cell office:value-type="float" office:value="1076" table:style-name="ce19">
            <text:p>1,076</text:p>
          </table:table-cell>
          <table:table-cell office:value-type="float" office:value="1031" table:style-name="ce19">
            <text:p>1,031</text:p>
          </table:table-cell>
          <table:table-cell office:value-type="float" office:value="1123" table:style-name="ce19">
            <text:p>1,123</text:p>
          </table:table-cell>
          <table:table-cell office:value-type="float" office:value="1007" table:style-name="ce19">
            <text:p>1,007</text:p>
          </table:table-cell>
          <table:table-cell office:value-type="float" office:value="830" table:style-name="ce19">
            <text:p>830</text:p>
          </table:table-cell>
          <table:table-cell table:number-columns-repeated="16332"/>
        </table:table-row>
        <table:table-row table:style-name="ro3">
          <table:table-cell office:value-type="string" table:style-name="ce1">
            <text:p>Imports from the EU</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40" table:style-name="ce19">
            <text:p>40</text:p>
          </table:table-cell>
          <table:table-cell office:value-type="float" office:value="9" table:style-name="ce19">
            <text:p>9</text:p>
          </table:table-cell>
          <table:table-cell office:value-type="float" office:value="17" table:style-name="ce19">
            <text:p>17</text:p>
          </table:table-cell>
          <table:table-cell office:value-type="float" office:value="7" table:style-name="ce19">
            <text:p>7</text:p>
          </table:table-cell>
          <table:table-cell office:value-type="float" office:value="8" table:style-name="ce19">
            <text:p>8</text:p>
          </table:table-cell>
          <table:table-cell office:value-type="float" office:value="6" table:style-name="ce19">
            <text:p>6</text:p>
          </table:table-cell>
          <table:table-cell office:value-type="float" office:value="11" table:style-name="ce19">
            <text:p>11</text:p>
          </table:table-cell>
          <table:table-cell office:value-type="float" office:value="7" table:style-name="ce19">
            <text:p>7</text:p>
          </table:table-cell>
          <table:table-cell office:value-type="float" office:value="4" table:style-name="ce19">
            <text:p>4</text:p>
          </table:table-cell>
          <table:table-cell office:value-type="float" office:value="1" table:style-name="ce19">
            <text:p>1</text:p>
          </table:table-cell>
          <table:table-cell office:value-type="float" office:value="3" table:style-name="ce19">
            <text:p>3</text:p>
          </table:table-cell>
          <table:table-cell office:value-type="float" office:value="2" table:style-name="ce19">
            <text:p>2</text:p>
          </table:table-cell>
          <table:table-cell office:value-type="float" office:value="2" table:style-name="ce19">
            <text:p>2</text:p>
          </table:table-cell>
          <table:table-cell office:value-type="float" office:value="16" table:style-name="ce19">
            <text:p>16</text:p>
          </table:table-cell>
          <table:table-cell office:value-type="float" office:value="11" table:style-name="ce19">
            <text:p>11</text:p>
          </table:table-cell>
          <table:table-cell office:value-type="float" office:value="11" table:style-name="ce19">
            <text:p>11</text:p>
          </table:table-cell>
          <table:table-cell office:value-type="float" office:value="7" table:style-name="ce19">
            <text:p>7</text:p>
          </table:table-cell>
          <table:table-cell office:value-type="float" office:value="10" table:style-name="ce19">
            <text:p>10</text:p>
          </table:table-cell>
          <table:table-cell office:value-type="float" office:value="18" table:style-name="ce19">
            <text:p>18</text:p>
          </table:table-cell>
          <table:table-cell office:value-type="float" office:value="11" table:style-name="ce19">
            <text:p>11</text:p>
          </table:table-cell>
          <table:table-cell office:value-type="float" office:value="17" table:style-name="ce19">
            <text:p>17</text:p>
          </table:table-cell>
          <table:table-cell office:value-type="float" office:value="32" table:style-name="ce19">
            <text:p>32</text:p>
          </table:table-cell>
          <table:table-cell office:value-type="float" office:value="49" table:style-name="ce19">
            <text:p>49</text:p>
          </table:table-cell>
          <table:table-cell office:value-type="float" office:value="53" table:style-name="ce19">
            <text:p>53</text:p>
          </table:table-cell>
          <table:table-cell office:value-type="float" office:value="46" table:style-name="ce19">
            <text:p>46</text:p>
          </table:table-cell>
          <table:table-cell office:value-type="float" office:value="19" table:style-name="ce19">
            <text:p>19</text:p>
          </table:table-cell>
          <table:table-cell office:value-type="float" office:value="19" table:style-name="ce19">
            <text:p>19</text:p>
          </table:table-cell>
          <table:table-cell office:value-type="float" office:value="34" table:style-name="ce19">
            <text:p>34</text:p>
          </table:table-cell>
          <table:table-cell office:value-type="float" office:value="64" table:style-name="ce19">
            <text:p>64</text:p>
          </table:table-cell>
          <table:table-cell office:value-type="float" office:value="66" table:style-name="ce19">
            <text:p>66</text:p>
          </table:table-cell>
          <table:table-cell office:value-type="float" office:value="34" table:style-name="ce19">
            <text:p>34</text:p>
          </table:table-cell>
          <table:table-cell office:value-type="float" office:value="48" table:style-name="ce19">
            <text:p>48</text:p>
          </table:table-cell>
          <table:table-cell office:value-type="float" office:value="30" table:style-name="ce19">
            <text:p>30</text:p>
          </table:table-cell>
          <table:table-cell office:value-type="float" office:value="52" table:style-name="ce19">
            <text:p>52</text:p>
          </table:table-cell>
          <table:table-cell office:value-type="float" office:value="37" table:style-name="ce19">
            <text:p>37</text:p>
          </table:table-cell>
          <table:table-cell office:value-type="float" office:value="25" table:style-name="ce19">
            <text:p>25</text:p>
          </table:table-cell>
          <table:table-cell office:value-type="float" office:value="25" table:style-name="ce19">
            <text:p>25</text:p>
          </table:table-cell>
          <table:table-cell office:value-type="float" office:value="28" table:style-name="ce19">
            <text:p>28</text:p>
          </table:table-cell>
          <table:table-cell office:value-type="float" office:value="22" table:style-name="ce19">
            <text:p>22</text:p>
          </table:table-cell>
          <table:table-cell office:value-type="float" office:value="18" table:style-name="ce19">
            <text:p>18</text:p>
          </table:table-cell>
          <table:table-cell table:number-columns-repeated="16332"/>
        </table:table-row>
        <table:table-row table:style-name="ro3">
          <table:table-cell office:value-type="string" table:style-name="ce1">
            <text:p>Imports from the rest of the world</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 table:style-name="ce19">
            <text:p>1</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3" table:style-name="ce19">
            <text:p>3</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2" table:style-name="ce19">
            <text:p>2</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 table:style-name="ce19">
            <text:p>1</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number-columns-repeated="16332"/>
        </table:table-row>
        <table:table-row table:style-name="ro3">
          <table:table-cell office:value-type="string" table:style-name="ce1">
            <text:p>Exports to the EU</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0" table:style-name="ce19">
            <text:p>0</text:p>
          </table:table-cell>
          <table:table-cell office:value-type="float" office:value="0" table:style-name="ce19">
            <text:p>0</text:p>
          </table:table-cell>
          <table:table-cell office:value-type="float" office:value="1" table:style-name="ce19">
            <text:p>1</text:p>
          </table:table-cell>
          <table:table-cell office:value-type="float" office:value="9" table:style-name="ce19">
            <text:p>9</text:p>
          </table:table-cell>
          <table:table-cell office:value-type="float" office:value="5" table:style-name="ce19">
            <text:p>5</text:p>
          </table:table-cell>
          <table:table-cell office:value-type="float" office:value="14" table:style-name="ce19">
            <text:p>14</text:p>
          </table:table-cell>
          <table:table-cell office:value-type="float" office:value="8" table:style-name="ce19">
            <text:p>8</text:p>
          </table:table-cell>
          <table:table-cell office:value-type="float" office:value="17" table:style-name="ce19">
            <text:p>17</text:p>
          </table:table-cell>
          <table:table-cell office:value-type="float" office:value="79" table:style-name="ce19">
            <text:p>79</text:p>
          </table:table-cell>
          <table:table-cell office:value-type="float" office:value="41" table:style-name="ce19">
            <text:p>41</text:p>
          </table:table-cell>
          <table:table-cell office:value-type="float" office:value="18" table:style-name="ce19">
            <text:p>18</text:p>
          </table:table-cell>
          <table:table-cell office:value-type="float" office:value="216" table:style-name="ce19">
            <text:p>216</text:p>
          </table:table-cell>
          <table:table-cell office:value-type="float" office:value="132" table:style-name="ce19">
            <text:p>132</text:p>
          </table:table-cell>
          <table:table-cell office:value-type="float" office:value="78" table:style-name="ce19">
            <text:p>78</text:p>
          </table:table-cell>
          <table:table-cell office:value-type="float" office:value="54" table:style-name="ce19">
            <text:p>54</text:p>
          </table:table-cell>
          <table:table-cell office:value-type="float" office:value="34" table:style-name="ce19">
            <text:p>34</text:p>
          </table:table-cell>
          <table:table-cell office:value-type="float" office:value="107" table:style-name="ce19">
            <text:p>107</text:p>
          </table:table-cell>
          <table:table-cell office:value-type="float" office:value="108" table:style-name="ce19">
            <text:p>108</text:p>
          </table:table-cell>
          <table:table-cell office:value-type="float" office:value="144" table:style-name="ce19">
            <text:p>144</text:p>
          </table:table-cell>
          <table:table-cell office:value-type="float" office:value="157" table:style-name="ce19">
            <text:p>157</text:p>
          </table:table-cell>
          <table:table-cell office:value-type="float" office:value="80" table:style-name="ce19">
            <text:p>80</text:p>
          </table:table-cell>
          <table:table-cell office:value-type="float" office:value="27" table:style-name="ce19">
            <text:p>27</text:p>
          </table:table-cell>
          <table:table-cell office:value-type="float" office:value="30" table:style-name="ce19">
            <text:p>30</text:p>
          </table:table-cell>
          <table:table-cell office:value-type="float" office:value="32" table:style-name="ce19">
            <text:p>32</text:p>
          </table:table-cell>
          <table:table-cell office:value-type="float" office:value="119" table:style-name="ce19">
            <text:p>119</text:p>
          </table:table-cell>
          <table:table-cell office:value-type="float" office:value="32" table:style-name="ce19">
            <text:p>32</text:p>
          </table:table-cell>
          <table:table-cell office:value-type="float" office:value="73" table:style-name="ce19">
            <text:p>73</text:p>
          </table:table-cell>
          <table:table-cell office:value-type="float" office:value="23" table:style-name="ce19">
            <text:p>23</text:p>
          </table:table-cell>
          <table:table-cell office:value-type="float" office:value="11" table:style-name="ce19">
            <text:p>11</text:p>
          </table:table-cell>
          <table:table-cell office:value-type="float" office:value="17" table:style-name="ce19">
            <text:p>17</text:p>
          </table:table-cell>
          <table:table-cell office:value-type="float" office:value="66" table:style-name="ce19">
            <text:p>66</text:p>
          </table:table-cell>
          <table:table-cell office:value-type="float" office:value="77" table:style-name="ce19">
            <text:p>77</text:p>
          </table:table-cell>
          <table:table-cell office:value-type="float" office:value="32" table:style-name="ce19">
            <text:p>32</text:p>
          </table:table-cell>
          <table:table-cell office:value-type="float" office:value="25" table:style-name="ce19">
            <text:p>25</text:p>
          </table:table-cell>
          <table:table-cell office:value-type="float" office:value="31" table:style-name="ce19">
            <text:p>31</text:p>
          </table:table-cell>
          <table:table-cell office:value-type="float" office:value="93" table:style-name="ce19">
            <text:p>93</text:p>
          </table:table-cell>
          <table:table-cell office:value-type="float" office:value="62" table:style-name="ce19">
            <text:p>62</text:p>
          </table:table-cell>
          <table:table-cell office:value-type="float" office:value="29" table:style-name="ce19">
            <text:p>29</text:p>
          </table:table-cell>
          <table:table-cell office:value-type="float" office:value="187" table:style-name="ce19">
            <text:p>187</text:p>
          </table:table-cell>
          <table:table-cell office:value-type="float" office:value="151" table:style-name="ce19">
            <text:p>151</text:p>
          </table:table-cell>
          <table:table-cell table:number-columns-repeated="16332"/>
        </table:table-row>
        <table:table-row table:style-name="ro3">
          <table:table-cell office:value-type="string" table:style-name="ce1">
            <text:p>Exports to the rest of the world</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 table:style-name="ce19">
            <text:p>1</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8" table:style-name="ce19">
            <text:p>8</text:p>
          </table:table-cell>
          <table:table-cell office:value-type="float" office:value="6" table:style-name="ce19">
            <text:p>6</text:p>
          </table:table-cell>
          <table:table-cell office:value-type="float" office:value="0" table:style-name="ce19">
            <text:p>0</text:p>
          </table:table-cell>
          <table:table-cell office:value-type="float" office:value="1" table:style-name="ce19">
            <text:p>1</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 table:style-name="ce19">
            <text:p>1</text:p>
          </table:table-cell>
          <table:table-cell office:value-type="float" office:value="4" table:style-name="ce19">
            <text:p>4</text:p>
          </table:table-cell>
          <table:table-cell office:value-type="float" office:value="4" table:style-name="ce19">
            <text:p>4</text:p>
          </table:table-cell>
          <table:table-cell office:value-type="float" office:value="1" table:style-name="ce19">
            <text:p>1</text:p>
          </table:table-cell>
          <table:table-cell office:value-type="float" office:value="1" table:style-name="ce19">
            <text:p>1</text:p>
          </table:table-cell>
          <table:table-cell office:value-type="float" office:value="2" table:style-name="ce19">
            <text:p>2</text:p>
          </table:table-cell>
          <table:table-cell office:value-type="float" office:value="4" table:style-name="ce19">
            <text:p>4</text:p>
          </table:table-cell>
          <table:table-cell office:value-type="float" office:value="8" table:style-name="ce19">
            <text:p>8</text:p>
          </table:table-cell>
          <table:table-cell office:value-type="float" office:value="7" table:style-name="ce19">
            <text:p>7</text:p>
          </table:table-cell>
          <table:table-cell office:value-type="float" office:value="6" table:style-name="ce19">
            <text:p>6</text:p>
          </table:table-cell>
          <table:table-cell table:number-columns-repeated="16332"/>
        </table:table-row>
        <table:table-row table:style-name="ro3">
          <table:table-cell office:value-type="string" table:style-name="ce1">
            <text:p>Total new supply</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557" table:style-name="ce19">
            <text:p>557</text:p>
          </table:table-cell>
          <table:table-cell office:value-type="float" office:value="623" table:style-name="ce19">
            <text:p>623</text:p>
          </table:table-cell>
          <table:table-cell office:value-type="float" office:value="519" table:style-name="ce19">
            <text:p>519</text:p>
          </table:table-cell>
          <table:table-cell office:value-type="float" office:value="453" table:style-name="ce19">
            <text:p>453</text:p>
          </table:table-cell>
          <table:table-cell office:value-type="float" office:value="551" table:style-name="ce19">
            <text:p>551</text:p>
          </table:table-cell>
          <table:table-cell office:value-type="float" office:value="521" table:style-name="ce19">
            <text:p>521</text:p>
          </table:table-cell>
          <table:table-cell office:value-type="float" office:value="532" table:style-name="ce19">
            <text:p>532</text:p>
          </table:table-cell>
          <table:table-cell office:value-type="float" office:value="513" table:style-name="ce19">
            <text:p>513</text:p>
          </table:table-cell>
          <table:table-cell office:value-type="float" office:value="427" table:style-name="ce19">
            <text:p>427</text:p>
          </table:table-cell>
          <table:table-cell office:value-type="float" office:value="442" table:style-name="ce19">
            <text:p>442</text:p>
          </table:table-cell>
          <table:table-cell office:value-type="float" office:value="582.78114932782603" table:style-name="ce19">
            <text:p>583</text:p>
          </table:table-cell>
          <table:table-cell office:value-type="float" office:value="402.95541868223501" table:style-name="ce19">
            <text:p>403</text:p>
          </table:table-cell>
          <table:table-cell office:value-type="float" office:value="460" table:style-name="ce19">
            <text:p>460</text:p>
          </table:table-cell>
          <table:table-cell office:value-type="float" office:value="515" table:style-name="ce19">
            <text:p>515</text:p>
          </table:table-cell>
          <table:table-cell office:value-type="float" office:value="543" table:style-name="ce19">
            <text:p>543</text:p>
          </table:table-cell>
          <table:table-cell office:value-type="float" office:value="519" table:style-name="ce19">
            <text:p>519</text:p>
          </table:table-cell>
          <table:table-cell office:value-type="float" office:value="540" table:style-name="ce19">
            <text:p>540</text:p>
          </table:table-cell>
          <table:table-cell office:value-type="float" office:value="523" table:style-name="ce19">
            <text:p>523</text:p>
          </table:table-cell>
          <table:table-cell office:value-type="float" office:value="627" table:style-name="ce19">
            <text:p>627</text:p>
          </table:table-cell>
          <table:table-cell office:value-type="float" office:value="603" table:style-name="ce19">
            <text:p>603</text:p>
          </table:table-cell>
          <table:table-cell office:value-type="float" office:value="564" table:style-name="ce19">
            <text:p>564</text:p>
          </table:table-cell>
          <table:table-cell office:value-type="float" office:value="533" table:style-name="ce19">
            <text:p>533</text:p>
          </table:table-cell>
          <table:table-cell office:value-type="float" office:value="747" table:style-name="ce19">
            <text:p>747</text:p>
          </table:table-cell>
          <table:table-cell office:value-type="float" office:value="734" table:style-name="ce19">
            <text:p>734</text:p>
          </table:table-cell>
          <table:table-cell office:value-type="float" office:value="711" table:style-name="ce19">
            <text:p>711</text:p>
          </table:table-cell>
          <table:table-cell office:value-type="float" office:value="731" table:style-name="ce19">
            <text:p>731</text:p>
          </table:table-cell>
          <table:table-cell office:value-type="float" office:value="631" table:style-name="ce19">
            <text:p>631</text:p>
          </table:table-cell>
          <table:table-cell office:value-type="float" office:value="624" table:style-name="ce19">
            <text:p>624</text:p>
          </table:table-cell>
          <table:table-cell office:value-type="float" office:value="680" table:style-name="ce19">
            <text:p>680</text:p>
          </table:table-cell>
          <table:table-cell office:value-type="float" office:value="1012.56" table:style-name="ce19">
            <text:p>1,013</text:p>
          </table:table-cell>
          <table:table-cell office:value-type="float" office:value="787" table:style-name="ce19">
            <text:p>787</text:p>
          </table:table-cell>
          <table:table-cell office:value-type="float" office:value="766" table:style-name="ce19">
            <text:p>766</text:p>
          </table:table-cell>
          <table:table-cell office:value-type="float" office:value="810" table:style-name="ce19">
            <text:p>810</text:p>
          </table:table-cell>
          <table:table-cell office:value-type="float" office:value="901" table:style-name="ce19">
            <text:p>901</text:p>
          </table:table-cell>
          <table:table-cell office:value-type="float" office:value="855.3" table:style-name="ce19">
            <text:p>855</text:p>
          </table:table-cell>
          <table:table-cell office:value-type="float" office:value="1006" table:style-name="ce19">
            <text:p>1,006</text:p>
          </table:table-cell>
          <table:table-cell office:value-type="float" office:value="990" table:style-name="ce19">
            <text:p>990</text:p>
          </table:table-cell>
          <table:table-cell office:value-type="float" office:value="1114" table:style-name="ce19">
            <text:p>1,114</text:p>
          </table:table-cell>
          <table:table-cell office:value-type="float" office:value="835" table:style-name="ce19">
            <text:p>835</text:p>
          </table:table-cell>
          <table:table-cell office:value-type="float" office:value="691" table:style-name="ce19">
            <text:p>691</text:p>
          </table:table-cell>
          <table:table-cell table:number-columns-repeated="16332"/>
        </table:table-row>
        <table:table-row table:style-name="ro3">
          <table:table-cell office:value-type="string" table:style-name="ce1">
            <text:p>Change in farm and other stock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52" table:style-name="ce19">
            <text:p>52</text:p>
          </table:table-cell>
          <table:table-cell office:value-type="float" office:value="35" table:style-name="ce19">
            <text:p>35</text:p>
          </table:table-cell>
          <table:table-cell office:value-type="float" office:value="-107" table:style-name="ce19">
            <text:p>-107</text:p>
          </table:table-cell>
          <table:table-cell office:value-type="float" office:value="-3" table:style-name="ce19">
            <text:p>-3</text:p>
          </table:table-cell>
          <table:table-cell office:value-type="float" office:value="114" table:style-name="ce19">
            <text:p>114</text:p>
          </table:table-cell>
          <table:table-cell office:value-type="float" office:value="-52" table:style-name="ce19">
            <text:p>-52</text:p>
          </table:table-cell>
          <table:table-cell office:value-type="float" office:value="7" table:style-name="ce19">
            <text:p>7</text:p>
          </table:table-cell>
          <table:table-cell office:value-type="float" office:value="-12" table:style-name="ce19">
            <text:p>-12</text:p>
          </table:table-cell>
          <table:table-cell office:value-type="float" office:value="-47" table:style-name="ce19">
            <text:p>-47</text:p>
          </table:table-cell>
          <table:table-cell office:value-type="float" office:value="4" table:style-name="ce19">
            <text:p>4</text:p>
          </table:table-cell>
          <table:table-cell office:value-type="float" office:value="94.864277527825607" table:style-name="ce19">
            <text:p>95</text:p>
          </table:table-cell>
          <table:table-cell office:value-type="float" office:value="-72.032471317764802" table:style-name="ce19">
            <text:p>-72</text:p>
          </table:table-cell>
          <table:table-cell office:value-type="float" office:value="-13" table:style-name="ce19">
            <text:p>-13</text:p>
          </table:table-cell>
          <table:table-cell office:value-type="float" office:value="9" table:style-name="ce19">
            <text:p>9</text:p>
          </table:table-cell>
          <table:table-cell office:value-type="float" office:value="4" table:style-name="ce19">
            <text:p>4</text:p>
          </table:table-cell>
          <table:table-cell office:value-type="float" office:value="0" table:style-name="ce19">
            <text:p>0</text:p>
          </table:table-cell>
          <table:table-cell office:value-type="float" office:value="28.259" table:style-name="ce19">
            <text:p>28</text:p>
          </table:table-cell>
          <table:table-cell office:value-type="float" office:value="0" table:style-name="ce19">
            <text:p>0</text:p>
          </table:table-cell>
          <table:table-cell office:value-type="float" office:value="75.457000000000093" table:style-name="ce19">
            <text:p>75</text:p>
          </table:table-cell>
          <table:table-cell office:value-type="float" office:value="-16.86" table:style-name="ce19">
            <text:p>-17</text:p>
          </table:table-cell>
          <table:table-cell office:value-type="float" office:value="-50.141000000000098" table:style-name="ce19">
            <text:p>-50</text:p>
          </table:table-cell>
          <table:table-cell office:value-type="float" office:value="-38.207000000000001" table:style-name="ce19">
            <text:p>-38</text:p>
          </table:table-cell>
          <table:table-cell office:value-type="float" office:value="114.764" table:style-name="ce19">
            <text:p>115</text:p>
          </table:table-cell>
          <table:table-cell office:value-type="float" office:value="40.233000000000096" table:style-name="ce19">
            <text:p>40</text:p>
          </table:table-cell>
          <table:table-cell office:value-type="float" office:value="22.343000000000099" table:style-name="ce19">
            <text:p>22</text:p>
          </table:table-cell>
          <table:table-cell office:value-type="float" office:value="55.459000000000003" table:style-name="ce19">
            <text:p>55</text:p>
          </table:table-cell>
          <table:table-cell office:value-type="float" office:value="-74.125999999999905" table:style-name="ce19">
            <text:p>-74</text:p>
          </table:table-cell>
          <table:table-cell office:value-type="float" office:value="-27.2449199788845" table:style-name="ce19">
            <text:p>-27</text:p>
          </table:table-cell>
          <table:table-cell office:value-type="float" office:value="-15.045" table:style-name="ce19">
            <text:p>-15</text:p>
          </table:table-cell>
          <table:table-cell office:value-type="float" office:value="196.703" table:style-name="ce19">
            <text:p>197</text:p>
          </table:table-cell>
          <table:table-cell office:value-type="float" office:value="-81.163999999999902" table:style-name="ce19">
            <text:p>-81</text:p>
          </table:table-cell>
          <table:table-cell office:value-type="float" office:value="-53.481720000000003" table:style-name="ce19">
            <text:p>-53</text:p>
          </table:table-cell>
          <table:table-cell office:value-type="float" office:value="15.699369999999901" table:style-name="ce19">
            <text:p>16</text:p>
          </table:table-cell>
          <table:table-cell office:value-type="float" office:value="69.832106000000095" table:style-name="ce19">
            <text:p>70</text:p>
          </table:table-cell>
          <table:table-cell office:value-type="float" office:value="-7.8933600000000297" table:style-name="ce19">
            <text:p>-8</text:p>
          </table:table-cell>
          <table:table-cell office:value-type="float" office:value="138.49" table:style-name="ce19">
            <text:p>138</text:p>
          </table:table-cell>
          <table:table-cell office:value-type="float" office:value="28.558" table:style-name="ce19">
            <text:p>29</text:p>
          </table:table-cell>
          <table:table-cell office:value-type="float" office:value="135.99199999999999" table:style-name="ce19">
            <text:p>136</text:p>
          </table:table-cell>
          <table:table-cell office:value-type="float" office:value="-116.83199999999999" table:style-name="ce19">
            <text:p>-117</text:p>
          </table:table-cell>
          <table:table-cell office:value-type="float" office:value="-134.88233304824999" table:style-name="ce19">
            <text:p>-135</text:p>
          </table:table-cell>
          <table:table-cell table:number-columns-repeated="16332"/>
        </table:table-row>
        <table:table-row table:style-name="ro2">
          <table:table-cell office:value-type="string" table:style-name="ce25">
            <text:p>Total domestic uses</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float" office:value="505" table:style-name="ce26">
            <text:p>505</text:p>
          </table:table-cell>
          <table:table-cell office:value-type="float" office:value="588" table:style-name="ce26">
            <text:p>588</text:p>
          </table:table-cell>
          <table:table-cell office:value-type="float" office:value="626" table:style-name="ce26">
            <text:p>626</text:p>
          </table:table-cell>
          <table:table-cell office:value-type="float" office:value="456" table:style-name="ce26">
            <text:p>456</text:p>
          </table:table-cell>
          <table:table-cell office:value-type="float" office:value="437" table:style-name="ce26">
            <text:p>437</text:p>
          </table:table-cell>
          <table:table-cell office:value-type="float" office:value="573" table:style-name="ce26">
            <text:p>573</text:p>
          </table:table-cell>
          <table:table-cell office:value-type="float" office:value="525" table:style-name="ce26">
            <text:p>525</text:p>
          </table:table-cell>
          <table:table-cell office:value-type="float" office:value="525" table:style-name="ce26">
            <text:p>525</text:p>
          </table:table-cell>
          <table:table-cell office:value-type="float" office:value="474" table:style-name="ce26">
            <text:p>474</text:p>
          </table:table-cell>
          <table:table-cell office:value-type="float" office:value="438" table:style-name="ce26">
            <text:p>438</text:p>
          </table:table-cell>
          <table:table-cell office:value-type="float" office:value="487.91687180000002" table:style-name="ce26">
            <text:p>488</text:p>
          </table:table-cell>
          <table:table-cell office:value-type="float" office:value="474.98788999999999" table:style-name="ce26">
            <text:p>475</text:p>
          </table:table-cell>
          <table:table-cell office:value-type="float" office:value="473" table:style-name="ce26">
            <text:p>473</text:p>
          </table:table-cell>
          <table:table-cell office:value-type="float" office:value="506" table:style-name="ce26">
            <text:p>506</text:p>
          </table:table-cell>
          <table:table-cell office:value-type="float" office:value="538" table:style-name="ce26">
            <text:p>538</text:p>
          </table:table-cell>
          <table:table-cell office:value-type="float" office:value="519" table:style-name="ce26">
            <text:p>519</text:p>
          </table:table-cell>
          <table:table-cell office:value-type="float" office:value="511.74099999999999" table:style-name="ce26">
            <text:p>512</text:p>
          </table:table-cell>
          <table:table-cell office:value-type="float" office:value="523.41920000000005" table:style-name="ce26">
            <text:p>523</text:p>
          </table:table-cell>
          <table:table-cell office:value-type="float" office:value="551.54300000000001" table:style-name="ce26">
            <text:p>552</text:p>
          </table:table-cell>
          <table:table-cell office:value-type="float" office:value="619.86" table:style-name="ce26">
            <text:p>620</text:p>
          </table:table-cell>
          <table:table-cell office:value-type="float" office:value="614.14099999999996" table:style-name="ce26">
            <text:p>614</text:p>
          </table:table-cell>
          <table:table-cell office:value-type="float" office:value="571.20699999999999" table:style-name="ce26">
            <text:p>571</text:p>
          </table:table-cell>
          <table:table-cell office:value-type="float" office:value="632.23599999999999" table:style-name="ce26">
            <text:p>632</text:p>
          </table:table-cell>
          <table:table-cell office:value-type="float" office:value="693.76700000000005" table:style-name="ce26">
            <text:p>694</text:p>
          </table:table-cell>
          <table:table-cell office:value-type="float" office:value="688.65700000000004" table:style-name="ce26">
            <text:p>689</text:p>
          </table:table-cell>
          <table:table-cell office:value-type="float" office:value="675.54100000000005" table:style-name="ce26">
            <text:p>676</text:p>
          </table:table-cell>
          <table:table-cell office:value-type="float" office:value="705.12599999999998" table:style-name="ce26">
            <text:p>705</text:p>
          </table:table-cell>
          <table:table-cell office:value-type="float" office:value="651.05191997888403" table:style-name="ce26">
            <text:p>651</text:p>
          </table:table-cell>
          <table:table-cell office:value-type="float" office:value="695.04499999999996" table:style-name="ce26">
            <text:p>695</text:p>
          </table:table-cell>
          <table:table-cell office:value-type="float" office:value="816.29700000000003" table:style-name="ce26">
            <text:p>816</text:p>
          </table:table-cell>
          <table:table-cell office:value-type="float" office:value="868.16399999999999" table:style-name="ce26">
            <text:p>868</text:p>
          </table:table-cell>
          <table:table-cell office:value-type="float" office:value="819.48172" table:style-name="ce26">
            <text:p>819</text:p>
          </table:table-cell>
          <table:table-cell office:value-type="float" office:value="794.30062999999996" table:style-name="ce26">
            <text:p>794</text:p>
          </table:table-cell>
          <table:table-cell office:value-type="float" office:value="831.16789400000005" table:style-name="ce26">
            <text:p>831</text:p>
          </table:table-cell>
          <table:table-cell office:value-type="float" office:value="862.89336000000003" table:style-name="ce26">
            <text:p>863</text:p>
          </table:table-cell>
          <table:table-cell office:value-type="float" office:value="867.51" table:style-name="ce26">
            <text:p>868</text:p>
          </table:table-cell>
          <table:table-cell office:value-type="float" office:value="961.44200000000001" table:style-name="ce26">
            <text:p>961</text:p>
          </table:table-cell>
          <table:table-cell office:value-type="float" office:value="978.00800000000004" table:style-name="ce26">
            <text:p>978</text:p>
          </table:table-cell>
          <table:table-cell office:value-type="float" office:value="951.83199999999999" table:style-name="ce26">
            <text:p>952</text:p>
          </table:table-cell>
          <table:table-cell office:value-type="float" office:value="825.88233304824996" table:style-name="ce26">
            <text:p>826</text:p>
          </table:table-cell>
          <table:table-cell table:number-columns-repeated="16332"/>
        </table:table-row>
        <table:table-row table:style-name="ro3">
          <table:table-cell office:value-type="string" table:style-name="ce1">
            <text:p>Milling</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43" table:style-name="ce19">
            <text:p>143</text:p>
          </table:table-cell>
          <table:table-cell office:value-type="float" office:value="156" table:style-name="ce19">
            <text:p>156</text:p>
          </table:table-cell>
          <table:table-cell office:value-type="float" office:value="158" table:style-name="ce19">
            <text:p>158</text:p>
          </table:table-cell>
          <table:table-cell office:value-type="float" office:value="162" table:style-name="ce19">
            <text:p>162</text:p>
          </table:table-cell>
          <table:table-cell office:value-type="float" office:value="185" table:style-name="ce19">
            <text:p>185</text:p>
          </table:table-cell>
          <table:table-cell office:value-type="float" office:value="225" table:style-name="ce19">
            <text:p>225</text:p>
          </table:table-cell>
          <table:table-cell office:value-type="float" office:value="235" table:style-name="ce19">
            <text:p>235</text:p>
          </table:table-cell>
          <table:table-cell office:value-type="float" office:value="218" table:style-name="ce19">
            <text:p>218</text:p>
          </table:table-cell>
          <table:table-cell office:value-type="float" office:value="225" table:style-name="ce19">
            <text:p>225</text:p>
          </table:table-cell>
          <table:table-cell office:value-type="float" office:value="207" table:style-name="ce19">
            <text:p>207</text:p>
          </table:table-cell>
          <table:table-cell office:value-type="float" office:value="209" table:style-name="ce19">
            <text:p>209</text:p>
          </table:table-cell>
          <table:table-cell office:value-type="float" office:value="217" table:style-name="ce19">
            <text:p>217</text:p>
          </table:table-cell>
          <table:table-cell office:value-type="float" office:value="250" table:style-name="ce19">
            <text:p>250</text:p>
          </table:table-cell>
          <table:table-cell office:value-type="float" office:value="259" table:style-name="ce19">
            <text:p>259</text:p>
          </table:table-cell>
          <table:table-cell office:value-type="float" office:value="272" table:style-name="ce19">
            <text:p>272</text:p>
          </table:table-cell>
          <table:table-cell office:value-type="float" office:value="266" table:style-name="ce19">
            <text:p>266</text:p>
          </table:table-cell>
          <table:table-cell office:value-type="float" office:value="260.93200000000002" table:style-name="ce19">
            <text:p>261</text:p>
          </table:table-cell>
          <table:table-cell office:value-type="float" office:value="286.80200000000002" table:style-name="ce19">
            <text:p>287</text:p>
          </table:table-cell>
          <table:table-cell office:value-type="float" office:value="311.64999999999998" table:style-name="ce19">
            <text:p>312</text:p>
          </table:table-cell>
          <table:table-cell office:value-type="float" office:value="322.09899999999999" table:style-name="ce19">
            <text:p>322</text:p>
          </table:table-cell>
          <table:table-cell office:value-type="float" office:value="320.97399999999999" table:style-name="ce19">
            <text:p>321</text:p>
          </table:table-cell>
          <table:table-cell office:value-type="float" office:value="342.81400000000002" table:style-name="ce19">
            <text:p>343</text:p>
          </table:table-cell>
          <table:table-cell office:value-type="float" office:value="382.79300000000001" table:style-name="ce19">
            <text:p>383</text:p>
          </table:table-cell>
          <table:table-cell office:value-type="float" office:value="418.488" table:style-name="ce19">
            <text:p>418</text:p>
          </table:table-cell>
          <table:table-cell office:value-type="float" office:value="420.42" table:style-name="ce19">
            <text:p>420</text:p>
          </table:table-cell>
          <table:table-cell office:value-type="float" office:value="419.43599999999998" table:style-name="ce19">
            <text:p>419</text:p>
          </table:table-cell>
          <table:table-cell office:value-type="float" office:value="445.22699999999998" table:style-name="ce19">
            <text:p>445</text:p>
          </table:table-cell>
          <table:table-cell office:value-type="float" office:value="472.041" table:style-name="ce19">
            <text:p>472</text:p>
          </table:table-cell>
          <table:table-cell office:value-type="float" office:value="473.56799999999998" table:style-name="ce19">
            <text:p>474</text:p>
          </table:table-cell>
          <table:table-cell office:value-type="float" office:value="507.11900000000003" table:style-name="ce19">
            <text:p>507</text:p>
          </table:table-cell>
          <table:table-cell office:value-type="float" office:value="499.327" table:style-name="ce19">
            <text:p>499</text:p>
          </table:table-cell>
          <table:table-cell office:value-type="float" office:value="513.20971999999995" table:style-name="ce19">
            <text:p>513</text:p>
          </table:table-cell>
          <table:table-cell office:value-type="float" office:value="519.26863000000003" table:style-name="ce19">
            <text:p>519</text:p>
          </table:table-cell>
          <table:table-cell office:value-type="float" office:value="539.24289399999998" table:style-name="ce19">
            <text:p>539</text:p>
          </table:table-cell>
          <table:table-cell office:value-type="float" office:value="544.40836000000002" table:style-name="ce19">
            <text:p>544</text:p>
          </table:table-cell>
          <table:table-cell office:value-type="float" office:value="521.803" table:style-name="ce19">
            <text:p>522</text:p>
          </table:table-cell>
          <table:table-cell office:value-type="float" office:value="561.202" table:style-name="ce19">
            <text:p>561</text:p>
          </table:table-cell>
          <table:table-cell office:value-type="float" office:value="505.18200000000002" table:style-name="ce19">
            <text:p>505</text:p>
          </table:table-cell>
          <table:table-cell office:value-type="float" office:value="510.04599999999999" table:style-name="ce19">
            <text:p>510</text:p>
          </table:table-cell>
          <table:table-cell office:value-type="float" office:value="488.44200000000001" table:style-name="ce19">
            <text:p>488</text:p>
          </table:table-cell>
          <table:table-cell table:number-columns-repeated="16332"/>
        </table:table-row>
        <table:table-row table:style-name="ro3">
          <table:table-cell office:value-type="string" table:style-name="ce1">
            <text:p>Animal feed</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326" table:style-name="ce19">
            <text:p>326</text:p>
          </table:table-cell>
          <table:table-cell office:value-type="float" office:value="399" table:style-name="ce19">
            <text:p>399</text:p>
          </table:table-cell>
          <table:table-cell office:value-type="float" office:value="434" table:style-name="ce19">
            <text:p>434</text:p>
          </table:table-cell>
          <table:table-cell office:value-type="float" office:value="261" table:style-name="ce19">
            <text:p>261</text:p>
          </table:table-cell>
          <table:table-cell office:value-type="float" office:value="211" table:style-name="ce19">
            <text:p>211</text:p>
          </table:table-cell>
          <table:table-cell office:value-type="float" office:value="311" table:style-name="ce19">
            <text:p>311</text:p>
          </table:table-cell>
          <table:table-cell office:value-type="float" office:value="252" table:style-name="ce19">
            <text:p>252</text:p>
          </table:table-cell>
          <table:table-cell office:value-type="float" office:value="271.10950000000003" table:style-name="ce19">
            <text:p>271</text:p>
          </table:table-cell>
          <table:table-cell office:value-type="float" office:value="209" table:style-name="ce19">
            <text:p>209</text:p>
          </table:table-cell>
          <table:table-cell office:value-type="float" office:value="201" table:style-name="ce19">
            <text:p>201</text:p>
          </table:table-cell>
          <table:table-cell office:value-type="float" office:value="255.0915" table:style-name="ce19">
            <text:p>255</text:p>
          </table:table-cell>
          <table:table-cell office:value-type="float" office:value="233.98788999999999" table:style-name="ce19">
            <text:p>234</text:p>
          </table:table-cell>
          <table:table-cell office:value-type="float" office:value="200" table:style-name="ce19">
            <text:p>200</text:p>
          </table:table-cell>
          <table:table-cell office:value-type="float" office:value="226" table:style-name="ce19">
            <text:p>226</text:p>
          </table:table-cell>
          <table:table-cell office:value-type="float" office:value="246" table:style-name="ce19">
            <text:p>246</text:p>
          </table:table-cell>
          <table:table-cell office:value-type="float" office:value="229" table:style-name="ce19">
            <text:p>229</text:p>
          </table:table-cell>
          <table:table-cell office:value-type="float" office:value="231.809" table:style-name="ce19">
            <text:p>232</text:p>
          </table:table-cell>
          <table:table-cell office:value-type="float" office:value="215.6172" table:style-name="ce19">
            <text:p>216</text:p>
          </table:table-cell>
          <table:table-cell office:value-type="float" office:value="218.893" table:style-name="ce19">
            <text:p>219</text:p>
          </table:table-cell>
          <table:table-cell office:value-type="float" office:value="278.76100000000002" table:style-name="ce19">
            <text:p>279</text:p>
          </table:table-cell>
          <table:table-cell office:value-type="float" office:value="273.16699999999997" table:style-name="ce19">
            <text:p>273</text:p>
          </table:table-cell>
          <table:table-cell office:value-type="float" office:value="212.393" table:style-name="ce19">
            <text:p>212</text:p>
          </table:table-cell>
          <table:table-cell office:value-type="float" office:value="220.44300000000001" table:style-name="ce19">
            <text:p>220</text:p>
          </table:table-cell>
          <table:table-cell office:value-type="float" office:value="247.21899999999999" table:style-name="ce19">
            <text:p>247</text:p>
          </table:table-cell>
          <table:table-cell office:value-type="float" office:value="245.33699999999999" table:style-name="ce19">
            <text:p>245</text:p>
          </table:table-cell>
          <table:table-cell office:value-type="float" office:value="233.04499999999999" table:style-name="ce19">
            <text:p>233</text:p>
          </table:table-cell>
          <table:table-cell office:value-type="float" office:value="239.53899999999999" table:style-name="ce19">
            <text:p>240</text:p>
          </table:table-cell>
          <table:table-cell office:value-type="float" office:value="160.78200000000001" table:style-name="ce19">
            <text:p>161</text:p>
          </table:table-cell>
          <table:table-cell office:value-type="float" office:value="193.697" table:style-name="ce19">
            <text:p>194</text:p>
          </table:table-cell>
          <table:table-cell office:value-type="float" office:value="284.99799999999999" table:style-name="ce19">
            <text:p>285</text:p>
          </table:table-cell>
          <table:table-cell office:value-type="float" office:value="346.49700000000001" table:style-name="ce19">
            <text:p>346</text:p>
          </table:table-cell>
          <table:table-cell office:value-type="float" office:value="283.27199999999999" table:style-name="ce19">
            <text:p>283</text:p>
          </table:table-cell>
          <table:table-cell office:value-type="float" office:value="251.03200000000001" table:style-name="ce19">
            <text:p>251</text:p>
          </table:table-cell>
          <table:table-cell office:value-type="float" office:value="264.92500000000001" table:style-name="ce19">
            <text:p>265</text:p>
          </table:table-cell>
          <table:table-cell office:value-type="float" office:value="290.48500000000001" table:style-name="ce19">
            <text:p>290</text:p>
          </table:table-cell>
          <table:table-cell office:value-type="float" office:value="315.70699999999999" table:style-name="ce19">
            <text:p>316</text:p>
          </table:table-cell>
          <table:table-cell office:value-type="float" office:value="366.24" table:style-name="ce19">
            <text:p>366</text:p>
          </table:table-cell>
          <table:table-cell office:value-type="float" office:value="438.82600000000002" table:style-name="ce19">
            <text:p>439</text:p>
          </table:table-cell>
          <table:table-cell office:value-type="float" office:value="412.786" table:style-name="ce19">
            <text:p>413</text:p>
          </table:table-cell>
          <table:table-cell office:value-type="float" office:value="310.44033304825001" table:style-name="ce19">
            <text:p>310</text:p>
          </table:table-cell>
          <table:table-cell table:number-columns-repeated="16332"/>
        </table:table-row>
        <table:table-row table:style-name="ro3">
          <table:table-cell office:value-type="string" table:style-name="ce1">
            <text:p>Seed</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24" table:style-name="ce19">
            <text:p>24</text:p>
          </table:table-cell>
          <table:table-cell office:value-type="float" office:value="19" table:style-name="ce19">
            <text:p>19</text:p>
          </table:table-cell>
          <table:table-cell office:value-type="float" office:value="19" table:style-name="ce19">
            <text:p>19</text:p>
          </table:table-cell>
          <table:table-cell office:value-type="float" office:value="20" table:style-name="ce19">
            <text:p>20</text:p>
          </table:table-cell>
          <table:table-cell office:value-type="float" office:value="27" table:style-name="ce19">
            <text:p>27</text:p>
          </table:table-cell>
          <table:table-cell office:value-type="float" office:value="21" table:style-name="ce19">
            <text:p>21</text:p>
          </table:table-cell>
          <table:table-cell office:value-type="float" office:value="22" table:style-name="ce19">
            <text:p>22</text:p>
          </table:table-cell>
          <table:table-cell office:value-type="float" office:value="22" table:style-name="ce19">
            <text:p>22</text:p>
          </table:table-cell>
          <table:table-cell office:value-type="float" office:value="19" table:style-name="ce19">
            <text:p>19</text:p>
          </table:table-cell>
          <table:table-cell office:value-type="float" office:value="16" table:style-name="ce19">
            <text:p>16</text:p>
          </table:table-cell>
          <table:table-cell office:value-type="float" office:value="20.825371799999999" table:style-name="ce19">
            <text:p>21</text:p>
          </table:table-cell>
          <table:table-cell office:value-type="float" office:value="21" table:style-name="ce19">
            <text:p>21</text:p>
          </table:table-cell>
          <table:table-cell office:value-type="float" office:value="19" table:style-name="ce19">
            <text:p>19</text:p>
          </table:table-cell>
          <table:table-cell office:value-type="float" office:value="19" table:style-name="ce19">
            <text:p>19</text:p>
          </table:table-cell>
          <table:table-cell office:value-type="float" office:value="18" table:style-name="ce19">
            <text:p>18</text:p>
          </table:table-cell>
          <table:table-cell office:value-type="float" office:value="21" table:style-name="ce19">
            <text:p>21</text:p>
          </table:table-cell>
          <table:table-cell office:value-type="float" office:value="16" table:style-name="ce19">
            <text:p>16</text:p>
          </table:table-cell>
          <table:table-cell office:value-type="float" office:value="18" table:style-name="ce19">
            <text:p>18</text:p>
          </table:table-cell>
          <table:table-cell office:value-type="float" office:value="17" table:style-name="ce19">
            <text:p>17</text:p>
          </table:table-cell>
          <table:table-cell office:value-type="float" office:value="15" table:style-name="ce19">
            <text:p>15</text:p>
          </table:table-cell>
          <table:table-cell office:value-type="float" office:value="17" table:style-name="ce19">
            <text:p>17</text:p>
          </table:table-cell>
          <table:table-cell office:value-type="float" office:value="17" table:style-name="ce19">
            <text:p>17</text:p>
          </table:table-cell>
          <table:table-cell office:value-type="float" office:value="17" table:style-name="ce19">
            <text:p>17</text:p>
          </table:table-cell>
          <table:table-cell office:value-type="float" office:value="18.059999999999999" table:style-name="ce19">
            <text:p>18</text:p>
          </table:table-cell>
          <table:table-cell office:value-type="float" office:value="18.899999999999999" table:style-name="ce19">
            <text:p>19</text:p>
          </table:table-cell>
          <table:table-cell office:value-type="float" office:value="18.059999999999999" table:style-name="ce19">
            <text:p>18</text:p>
          </table:table-cell>
          <table:table-cell office:value-type="float" office:value="17.36" table:style-name="ce19">
            <text:p>17</text:p>
          </table:table-cell>
          <table:table-cell office:value-type="float" office:value="15.2289199788845" table:style-name="ce19">
            <text:p>15</text:p>
          </table:table-cell>
          <table:table-cell office:value-type="float" office:value="24.78" table:style-name="ce19">
            <text:p>25</text:p>
          </table:table-cell>
          <table:table-cell office:value-type="float" office:value="19.18" table:style-name="ce19">
            <text:p>19</text:p>
          </table:table-cell>
          <table:table-cell office:value-type="float" office:value="18.34" table:style-name="ce19">
            <text:p>18</text:p>
          </table:table-cell>
          <table:table-cell office:value-type="float" office:value="19" table:style-name="ce19">
            <text:p>19</text:p>
          </table:table-cell>
          <table:table-cell office:value-type="float" office:value="20" table:style-name="ce19">
            <text:p>20</text:p>
          </table:table-cell>
          <table:table-cell office:value-type="float" office:value="23" table:style-name="ce19">
            <text:p>23</text:p>
          </table:table-cell>
          <table:table-cell office:value-type="float" office:value="24" table:style-name="ce19">
            <text:p>24</text:p>
          </table:table-cell>
          <table:table-cell office:value-type="float" office:value="25" table:style-name="ce19">
            <text:p>25</text:p>
          </table:table-cell>
          <table:table-cell office:value-type="float" office:value="29" table:style-name="ce19">
            <text:p>29</text:p>
          </table:table-cell>
          <table:table-cell office:value-type="float" office:value="28" table:style-name="ce19">
            <text:p>28</text:p>
          </table:table-cell>
          <table:table-cell office:value-type="float" office:value="24" table:style-name="ce19">
            <text:p>24</text:p>
          </table:table-cell>
          <table:table-cell office:value-type="float" office:value="23" table:style-name="ce19">
            <text:p>23</text:p>
          </table:table-cell>
          <table:table-cell table:number-columns-repeated="16332"/>
        </table:table-row>
        <table:table-row table:style-name="ro3">
          <table:table-cell office:value-type="string" table:style-name="ce1">
            <text:p>Other uses and waste</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2" table:style-name="ce19">
            <text:p>12</text:p>
          </table:table-cell>
          <table:table-cell office:value-type="float" office:value="14" table:style-name="ce19">
            <text:p>14</text:p>
          </table:table-cell>
          <table:table-cell office:value-type="float" office:value="15" table:style-name="ce19">
            <text:p>15</text:p>
          </table:table-cell>
          <table:table-cell office:value-type="float" office:value="13" table:style-name="ce19">
            <text:p>13</text:p>
          </table:table-cell>
          <table:table-cell office:value-type="float" office:value="14" table:style-name="ce19">
            <text:p>14</text:p>
          </table:table-cell>
          <table:table-cell office:value-type="float" office:value="16" table:style-name="ce19">
            <text:p>16</text:p>
          </table:table-cell>
          <table:table-cell office:value-type="float" office:value="16" table:style-name="ce19">
            <text:p>16</text:p>
          </table:table-cell>
          <table:table-cell office:value-type="float" office:value="13.890499999999999" table:style-name="ce19">
            <text:p>14</text:p>
          </table:table-cell>
          <table:table-cell office:value-type="float" office:value="21" table:style-name="ce19">
            <text:p>21</text:p>
          </table:table-cell>
          <table:table-cell office:value-type="float" office:value="14" table:style-name="ce19">
            <text:p>14</text:p>
          </table:table-cell>
          <table:table-cell office:value-type="float" office:value="2.9999999999999698" table:style-name="ce19">
            <text:p>3</text:p>
          </table:table-cell>
          <table:table-cell office:value-type="float" office:value="3" table:style-name="ce19">
            <text:p>3</text:p>
          </table:table-cell>
          <table:table-cell office:value-type="float" office:value="3" table:style-name="ce19">
            <text:p>3</text:p>
          </table:table-cell>
          <table:table-cell office:value-type="float" office:value="3" table:style-name="ce19">
            <text:p>3</text:p>
          </table:table-cell>
          <table:table-cell office:value-type="float" office:value="3" table:style-name="ce19">
            <text:p>3</text:p>
          </table:table-cell>
          <table:table-cell office:value-type="float" office:value="3" table:style-name="ce19">
            <text:p>3</text:p>
          </table:table-cell>
          <table:table-cell office:value-type="float" office:value="2.9999999999999698" table:style-name="ce19">
            <text:p>3</text:p>
          </table:table-cell>
          <table:table-cell office:value-type="float" office:value="3.0000000000000302" table:style-name="ce19">
            <text:p>3</text:p>
          </table:table-cell>
          <table:table-cell office:value-type="float" office:value="4.0000000000000302" table:style-name="ce19">
            <text:p>4</text:p>
          </table:table-cell>
          <table:table-cell office:value-type="float" office:value="4" table:style-name="ce19">
            <text:p>4</text:p>
          </table:table-cell>
          <table:table-cell office:value-type="float" office:value="3.00000000000006" table:style-name="ce19">
            <text:p>3</text:p>
          </table:table-cell>
          <table:table-cell office:value-type="float" office:value="-1.00000000000003" table:style-name="ce19">
            <text:p>-1</text:p>
          </table:table-cell>
          <table:table-cell office:value-type="float" office:value="12" table:style-name="ce19">
            <text:p>12</text:p>
          </table:table-cell>
          <table:table-cell office:value-type="float" office:value="10.000000000000099" table:style-name="ce19">
            <text:p>10</text:p>
          </table:table-cell>
          <table:table-cell office:value-type="float" office:value="3.9999999999999201" table:style-name="ce19">
            <text:p>4</text:p>
          </table:table-cell>
          <table:table-cell office:value-type="float" office:value="4.9999999999999396" table:style-name="ce19">
            <text:p>5</text:p>
          </table:table-cell>
          <table:table-cell office:value-type="float" office:value="3.0000000000000102" table:style-name="ce19">
            <text:p>3</text:p>
          </table:table-cell>
          <table:table-cell office:value-type="float" office:value="3" table:style-name="ce19">
            <text:p>3</text:p>
          </table:table-cell>
          <table:table-cell office:value-type="float" office:value="2.9999999999999698" table:style-name="ce19">
            <text:p>3</text:p>
          </table:table-cell>
          <table:table-cell office:value-type="float" office:value="4.9999999999999503" table:style-name="ce19">
            <text:p>5</text:p>
          </table:table-cell>
          <table:table-cell office:value-type="float" office:value="3.9999999999999698" table:style-name="ce19">
            <text:p>4</text:p>
          </table:table-cell>
          <table:table-cell office:value-type="float" office:value="4.0000000000000604" table:style-name="ce19">
            <text:p>4</text:p>
          </table:table-cell>
          <table:table-cell office:value-type="float" office:value="3.99999999999994" table:style-name="ce19">
            <text:p>4</text:p>
          </table:table-cell>
          <table:table-cell office:value-type="float" office:value="3.99999999999994" table:style-name="ce19">
            <text:p>4</text:p>
          </table:table-cell>
          <table:table-cell office:value-type="float" office:value="4" table:style-name="ce19">
            <text:p>4</text:p>
          </table:table-cell>
          <table:table-cell office:value-type="float" office:value="5" table:style-name="ce19">
            <text:p>5</text:p>
          </table:table-cell>
          <table:table-cell office:value-type="float" office:value="5" table:style-name="ce19">
            <text:p>5</text:p>
          </table:table-cell>
          <table:table-cell office:value-type="float" office:value="6" table:style-name="ce19">
            <text:p>6</text:p>
          </table:table-cell>
          <table:table-cell office:value-type="float" office:value="5.0000000000001101" table:style-name="ce19">
            <text:p>5</text:p>
          </table:table-cell>
          <table:table-cell office:value-type="float" office:value="4" table:style-name="ce19">
            <text:p>4</text:p>
          </table:table-cell>
          <table:table-cell table:number-columns-repeated="16332"/>
        </table:table-row>
        <table:table-row table:style-name="ro2">
          <table:table-cell office:value-type="string" table:style-name="ce21">
            <text:p>Production as % of total new supply for use in UK</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percentage" office:value="0.92818671454219004" table:style-name="ce21">
            <text:p>93%</text:p>
          </table:table-cell>
          <table:table-cell office:value-type="percentage" office:value="0.985553772070626" table:style-name="ce21">
            <text:p>99%</text:p>
          </table:table-cell>
          <table:table-cell office:value-type="percentage" office:value="0.96917148362235095" table:style-name="ce21">
            <text:p>97%</text:p>
          </table:table-cell>
          <table:table-cell office:value-type="percentage" office:value="1.00220750551876" table:style-name="ce21">
            <text:p>100%</text:p>
          </table:table-cell>
          <table:table-cell office:value-type="percentage" office:value="0.99455535390199601" table:style-name="ce21">
            <text:p>99%</text:p>
          </table:table-cell>
          <table:table-cell office:value-type="percentage" office:value="1.0153550863723599" table:style-name="ce21">
            <text:p>102%</text:p>
          </table:table-cell>
          <table:table-cell office:value-type="percentage" office:value="0.99624060150375904" table:style-name="ce21">
            <text:p>100%</text:p>
          </table:table-cell>
          <table:table-cell office:value-type="percentage" office:value="1.0194931773879099" table:style-name="ce21">
            <text:p>102%</text:p>
          </table:table-cell>
          <table:table-cell office:value-type="percentage" office:value="1.17564402810304" table:style-name="ce21">
            <text:p>118%</text:p>
          </table:table-cell>
          <table:table-cell office:value-type="percentage" office:value="1.08371040723982" table:style-name="ce21">
            <text:p>108%</text:p>
          </table:table-cell>
          <table:table-cell office:value-type="percentage" office:value="1.0257386499499901" table:style-name="ce21">
            <text:p>103%</text:p>
          </table:table-cell>
          <table:table-cell office:value-type="percentage" office:value="1.5310761192884199" table:style-name="ce21">
            <text:p>153%</text:p>
          </table:table-cell>
          <table:table-cell office:value-type="percentage" office:value="1.28" table:style-name="ce21">
            <text:p>128%</text:p>
          </table:table-cell>
          <table:table-cell office:value-type="percentage" office:value="1.1200000000000001" table:style-name="ce21">
            <text:p>112%</text:p>
          </table:table-cell>
          <table:table-cell office:value-type="percentage" office:value="1.08" table:style-name="ce21">
            <text:p>108%</text:p>
          </table:table-cell>
          <table:table-cell office:value-type="percentage" office:value="1.04" table:style-name="ce21">
            <text:p>104%</text:p>
          </table:table-cell>
          <table:table-cell office:value-type="percentage" office:value="1.18518518518519" table:style-name="ce21">
            <text:p>119%</text:p>
          </table:table-cell>
          <table:table-cell office:value-type="percentage" office:value="1.1873804971319299" table:style-name="ce21">
            <text:p>119%</text:p>
          </table:table-cell>
          <table:table-cell office:value-type="percentage" office:value="1.2009569377990399" table:style-name="ce21">
            <text:p>120%</text:p>
          </table:table-cell>
          <table:table-cell office:value-type="percentage" office:value="1.24212271973466" table:style-name="ce21">
            <text:p>124%</text:p>
          </table:table-cell>
          <table:table-cell office:value-type="percentage" office:value="1.11170212765957" table:style-name="ce21">
            <text:p>111%</text:p>
          </table:table-cell>
          <table:table-cell office:value-type="percentage" office:value="0.9906191369606" table:style-name="ce21">
            <text:p>99%</text:p>
          </table:table-cell>
          <table:table-cell office:value-type="percentage" office:value="0.97456492637215497" table:style-name="ce21">
            <text:p>97%</text:p>
          </table:table-cell>
          <table:table-cell office:value-type="percentage" office:value="0.97002724795640305" table:style-name="ce21">
            <text:p>97%</text:p>
          </table:table-cell>
          <table:table-cell office:value-type="percentage" office:value="1.10267229254571" table:style-name="ce21">
            <text:p>110%</text:p>
          </table:table-cell>
          <table:table-cell office:value-type="percentage" office:value="1.01778385772914" table:style-name="ce21">
            <text:p>102%</text:p>
          </table:table-cell>
          <table:table-cell office:value-type="percentage" office:value="1.0855784469096701" table:style-name="ce21">
            <text:p>109%</text:p>
          </table:table-cell>
          <table:table-cell office:value-type="percentage" office:value="0.98237179487179505" table:style-name="ce21">
            <text:p>98%</text:p>
          </table:table-cell>
          <table:table-cell office:value-type="percentage" office:value="0.92205882352941204" table:style-name="ce21">
            <text:p>92%</text:p>
          </table:table-cell>
          <table:table-cell office:value-type="percentage" office:value="0.95160780595717798" table:style-name="ce21">
            <text:p>95%</text:p>
          </table:table-cell>
          <table:table-cell office:value-type="percentage" office:value="1.0419313850063501" table:style-name="ce21">
            <text:p>104%</text:p>
          </table:table-cell>
          <table:table-cell office:value-type="percentage" office:value="1.0430809399477801" table:style-name="ce21">
            <text:p>104%</text:p>
          </table:table-cell>
          <table:table-cell office:value-type="percentage" office:value="1.00740740740741" table:style-name="ce21">
            <text:p>101%</text:p>
          </table:table-cell>
          <table:table-cell office:value-type="percentage" office:value="0.97114317425083296" table:style-name="ce21">
            <text:p>97%</text:p>
          </table:table-cell>
          <table:table-cell office:value-type="percentage" office:value="0.99415409797731802" table:style-name="ce21">
            <text:p>99%</text:p>
          </table:table-cell>
          <table:table-cell office:value-type="percentage" office:value="1.0695825049701799" table:style-name="ce21">
            <text:p>107%</text:p>
          </table:table-cell>
          <table:table-cell office:value-type="percentage" office:value="1.04141414141414" table:style-name="ce21">
            <text:p>104%</text:p>
          </table:table-cell>
          <table:table-cell office:value-type="percentage" office:value="1.0080789946140001" table:style-name="ce21">
            <text:p>101%</text:p>
          </table:table-cell>
          <table:table-cell office:value-type="percentage" office:value="1.2059880239520999" table:style-name="ce21">
            <text:p>121%</text:p>
          </table:table-cell>
          <table:table-cell office:value-type="percentage" office:value="1.2011577424023201" table:style-name="ce21">
            <text:p>120%</text:p>
          </table:table-cell>
          <table:table-cell table:number-columns-repeated="16332"/>
        </table:table-row>
        <table:table-row table:number-rows-repeated="1048542" table:style-name="ro4">
          <table:table-cell table:number-columns-repeated="16384"/>
        </table:table-row>
      </table:table>
      <table:table table:name="Table_7_5" table:style-name="ta1">
        <table:table-column table:style-name="co11" table:default-cell-style-name="ce1"/>
        <table:table-column table:style-name="co9" table:number-columns-repeated="39" table:default-cell-style-name="ce1"/>
        <table:table-column table:style-name="co9" table:default-cell-style-name="ce13"/>
        <table:table-column table:style-name="co9" table:default-cell-style-name="ce1"/>
        <table:table-column table:style-name="co2" table:number-columns-repeated="16342" table:default-cell-style-name="ce1"/>
        <table:table-row table:style-name="ro1">
          <table:table-cell office:value-type="string" table:style-name="ce14">
            <text:p>Table 7.5 Oilseed rape</text:p>
          </table:table-cell>
          <table:table-cell table:number-columns-repeated="39" table:style-name="ce1"/>
          <table:table-cell table:style-name="ce13"/>
          <table:table-cell table:number-columns-repeated="16343" table:style-name="ce1"/>
        </table:table-row>
        <table:table-row table:style-name="ro3">
          <table:table-cell office:value-type="string" table:style-name="ce1">
            <text:p>This worksheet contains 2 tables displayed next to each other vertically with 1 blank row between each table.</text:p>
          </table:table-cell>
          <table:table-cell table:number-columns-repeated="39" table:style-name="ce1"/>
          <table:table-cell table:style-name="ce13"/>
          <table:table-cell table:number-columns-repeated="16343" table:style-name="ce1"/>
        </table:table-row>
        <table:table-row table:style-name="ro8">
          <table:table-cell office:value-type="string" table:style-name="ce15">
            <text:p>Table 7.5a Oilseed rape production (thousand tonnes unless otherwise specified)</text:p>
          </table:table-cell>
          <table:table-cell table:number-columns-repeated="39" table:style-name="ce1"/>
          <table:table-cell table:style-name="ce13"/>
          <table:table-cell table:number-columns-repeated="16343" table:style-name="ce1"/>
        </table:table-row>
        <table:table-row table:style-name="ro5">
          <table:table-cell office:value-type="string" table:style-name="ce16">
            <text:p>Production</text:p>
          </table:table-cell>
          <table:table-cell office:value-type="string" table:style-name="ce17">
            <text:p>1984</text:p>
          </table:table-cell>
          <table:table-cell office:value-type="string" table:style-name="ce17">
            <text:p>1985</text:p>
          </table:table-cell>
          <table:table-cell office:value-type="string" table:style-name="ce17">
            <text:p>1986</text:p>
          </table:table-cell>
          <table:table-cell office:value-type="string" table:style-name="ce17">
            <text:p>1987</text:p>
          </table:table-cell>
          <table:table-cell office:value-type="string" table:style-name="ce17">
            <text:p>1988</text:p>
          </table:table-cell>
          <table:table-cell office:value-type="string" table:style-name="ce17">
            <text:p>1989</text:p>
          </table:table-cell>
          <table:table-cell office:value-type="string" table:style-name="ce17">
            <text:p>1990</text:p>
          </table:table-cell>
          <table:table-cell office:value-type="string" table:style-name="ce17">
            <text:p>1991</text:p>
          </table:table-cell>
          <table:table-cell office:value-type="string" table:style-name="ce17">
            <text:p>1992</text:p>
          </table:table-cell>
          <table:table-cell office:value-type="string" table:style-name="ce17">
            <text:p>1993</text:p>
          </table:table-cell>
          <table:table-cell office:value-type="string" table:style-name="ce17">
            <text:p>1994</text:p>
          </table:table-cell>
          <table:table-cell office:value-type="string" table:style-name="ce17">
            <text:p>1995</text:p>
          </table:table-cell>
          <table:table-cell office:value-type="string" table:style-name="ce17">
            <text:p>1996</text:p>
          </table:table-cell>
          <table:table-cell office:value-type="string" table:style-name="ce17">
            <text:p>1997</text:p>
          </table:table-cell>
          <table:table-cell office:value-type="string" table:style-name="ce17">
            <text:p>1998</text:p>
          </table:table-cell>
          <table:table-cell office:value-type="string" table:style-name="ce17">
            <text:p>1999</text:p>
          </table:table-cell>
          <table:table-cell office:value-type="string" table:style-name="ce17">
            <text:p>2000</text:p>
          </table:table-cell>
          <table:table-cell office:value-type="string" table:style-name="ce17">
            <text:p>2001</text:p>
          </table:table-cell>
          <table:table-cell office:value-type="string" table:style-name="ce17">
            <text:p>2002</text:p>
          </table:table-cell>
          <table:table-cell office:value-type="string" table:style-name="ce17">
            <text:p>2003</text:p>
          </table:table-cell>
          <table:table-cell office:value-type="string" table:style-name="ce17">
            <text:p>2004</text:p>
          </table:table-cell>
          <table:table-cell office:value-type="string" table:style-name="ce17">
            <text:p>2005</text:p>
          </table:table-cell>
          <table:table-cell office:value-type="string" table:style-name="ce17">
            <text:p>2006</text:p>
          </table:table-cell>
          <table:table-cell office:value-type="string" table:style-name="ce17">
            <text:p>2007</text:p>
          </table:table-cell>
          <table:table-cell office:value-type="string" table:style-name="ce17">
            <text:p>2008</text:p>
          </table:table-cell>
          <table:table-cell office:value-type="string" table:style-name="ce17">
            <text:p>2009</text:p>
          </table:table-cell>
          <table:table-cell office:value-type="string" table:style-name="ce17">
            <text:p>2010</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office:value-type="string" table:style-name="ce17">
            <text:p>2015</text:p>
          </table:table-cell>
          <table:table-cell office:value-type="string" table:style-name="ce17">
            <text:p>2016</text:p>
          </table:table-cell>
          <table:table-cell office:value-type="string" table:style-name="ce17">
            <text:p>2017</text:p>
          </table:table-cell>
          <table:table-cell office:value-type="string" table:style-name="ce17">
            <text:p>2018</text:p>
          </table:table-cell>
          <table:table-cell office:value-type="string" table:style-name="ce17">
            <text:p>2019</text:p>
          </table:table-cell>
          <table:table-cell office:value-type="string" table:style-name="ce17">
            <text:p>2020</text:p>
          </table:table-cell>
          <table:table-cell office:value-type="string" table:style-name="ce17">
            <text:p>2021</text:p>
          </table:table-cell>
          <table:table-cell office:value-type="string" table:style-name="ce17">
            <text:p>2022</text:p>
          </table:table-cell>
          <table:table-cell office:value-type="string" table:style-name="ce17">
            <text:p>2023 (provisional)</text:p>
          </table:table-cell>
          <table:table-cell office:value-type="string" table:style-name="ce17">
            <text:p>Notes</text:p>
          </table:table-cell>
          <table:table-cell table:number-columns-repeated="16342"/>
        </table:table-row>
        <table:table-row table:style-name="ro3">
          <table:table-cell office:value-type="string" table:style-name="ce1">
            <text:p>Area (thousand hectares)</text:p>
          </table:table-cell>
          <table:table-cell office:value-type="float" office:value="269" table:style-name="ce19">
            <text:p>269</text:p>
          </table:table-cell>
          <table:table-cell office:value-type="float" office:value="296" table:style-name="ce19">
            <text:p>296</text:p>
          </table:table-cell>
          <table:table-cell office:value-type="float" office:value="299" table:style-name="ce19">
            <text:p>299</text:p>
          </table:table-cell>
          <table:table-cell office:value-type="float" office:value="388" table:style-name="ce19">
            <text:p>388</text:p>
          </table:table-cell>
          <table:table-cell office:value-type="float" office:value="347.16120000000001" table:style-name="ce19">
            <text:p>347</text:p>
          </table:table-cell>
          <table:table-cell office:value-type="float" office:value="320.7303" table:style-name="ce19">
            <text:p>321</text:p>
          </table:table-cell>
          <table:table-cell office:value-type="float" office:value="389.93799999999999" table:style-name="ce19">
            <text:p>390</text:p>
          </table:table-cell>
          <table:table-cell office:value-type="float" office:value="439.95490000000001" table:style-name="ce19">
            <text:p>440</text:p>
          </table:table-cell>
          <table:table-cell office:value-type="float" office:value="421.0453" table:style-name="ce19">
            <text:p>421</text:p>
          </table:table-cell>
          <table:table-cell office:value-type="float" office:value="417.28629999999998" table:style-name="ce19">
            <text:p>417</text:p>
          </table:table-cell>
          <table:table-cell office:value-type="float" office:value="491.247209" table:style-name="ce19">
            <text:p>491</text:p>
          </table:table-cell>
          <table:table-cell office:value-type="float" office:value="438.64335399999999" table:style-name="ce19">
            <text:p>439</text:p>
          </table:table-cell>
          <table:table-cell office:value-type="float" office:value="414.64282300000002" table:style-name="ce19">
            <text:p>415</text:p>
          </table:table-cell>
          <table:table-cell office:value-type="float" office:value="472.70738" table:style-name="ce19">
            <text:p>473</text:p>
          </table:table-cell>
          <table:table-cell office:value-type="float" office:value="533.96361000000002" table:style-name="ce19">
            <text:p>534</text:p>
          </table:table-cell>
          <table:table-cell office:value-type="float" office:value="536.971" table:style-name="ce19">
            <text:p>537</text:p>
          </table:table-cell>
          <table:table-cell office:value-type="float" office:value="401.96" table:style-name="ce19">
            <text:p>402</text:p>
          </table:table-cell>
          <table:table-cell office:value-type="float" office:value="451.39460000000003" table:style-name="ce19">
            <text:p>451</text:p>
          </table:table-cell>
          <table:table-cell office:value-type="float" office:value="431.95512864501399" table:style-name="ce19">
            <text:p>432</text:p>
          </table:table-cell>
          <table:table-cell office:value-type="float" office:value="542.26507902599997" table:style-name="ce19">
            <text:p>542</text:p>
          </table:table-cell>
          <table:table-cell office:value-type="float" office:value="553.52061353099998" table:style-name="ce19">
            <text:p>554</text:p>
          </table:table-cell>
          <table:table-cell office:value-type="float" office:value="594.21945904899997" table:style-name="ce19">
            <text:p>594</text:p>
          </table:table-cell>
          <table:table-cell office:value-type="float" office:value="575.20519790200001" table:style-name="ce19">
            <text:p>575</text:p>
          </table:table-cell>
          <table:table-cell office:value-type="float" office:value="681.41005986239998" table:style-name="ce19">
            <text:p>681</text:p>
          </table:table-cell>
          <table:table-cell office:value-type="float" office:value="598.15439630987601" table:style-name="ce19">
            <text:p>598</text:p>
          </table:table-cell>
          <table:table-cell office:value-type="float" office:value="569.92100000000005" table:style-name="ce19">
            <text:p>570</text:p>
          </table:table-cell>
          <table:table-cell office:value-type="float" office:value="641.56200000000001" table:style-name="ce19">
            <text:p>642</text:p>
          </table:table-cell>
          <table:table-cell office:value-type="float" office:value="704.55899999999997" table:style-name="ce19">
            <text:p>705</text:p>
          </table:table-cell>
          <table:table-cell office:value-type="float" office:value="755.71699999999998" table:style-name="ce19">
            <text:p>756</text:p>
          </table:table-cell>
          <table:table-cell office:value-type="float" office:value="715.21799999999996" table:style-name="ce19">
            <text:p>715</text:p>
          </table:table-cell>
          <table:table-cell office:value-type="float" office:value="674.58034004400099" table:style-name="ce19">
            <text:p>675</text:p>
          </table:table-cell>
          <table:table-cell office:value-type="float" office:value="652.16379995499994" table:style-name="ce19">
            <text:p>652</text:p>
          </table:table-cell>
          <table:table-cell office:value-type="float" office:value="579.17009999699997" table:style-name="ce19">
            <text:p>579</text:p>
          </table:table-cell>
          <table:table-cell office:value-type="float" office:value="561.66685413896596" table:style-name="ce19">
            <text:p>562</text:p>
          </table:table-cell>
          <table:table-cell office:value-type="float" office:value="583.27135999999996" table:style-name="ce19">
            <text:p>583</text:p>
          </table:table-cell>
          <table:table-cell office:value-type="float" office:value="529.69795999999997" table:style-name="ce19">
            <text:p>530</text:p>
          </table:table-cell>
          <table:table-cell office:value-type="float" office:value="381.68081999999998" table:style-name="ce19">
            <text:p>382</text:p>
          </table:table-cell>
          <table:table-cell office:value-type="float" office:value="307.48209000000003" table:style-name="ce19">
            <text:p>307</text:p>
          </table:table-cell>
          <table:table-cell office:value-type="float" office:value="364.80115203666998" table:style-name="ce19">
            <text:p>365</text:p>
          </table:table-cell>
          <table:table-cell office:value-type="float" office:value="391.15807000000001" table:style-name="ce20">
            <text:p>391</text:p>
          </table:table-cell>
          <table:table-cell table:style-name="ce18"/>
          <table:table-cell table:number-columns-repeated="16342"/>
        </table:table-row>
        <table:table-row table:style-name="ro3">
          <table:table-cell office:value-type="string" table:style-name="ce23">
            <text:p>Yield (tonnes per hectare)</text:p>
          </table:table-cell>
          <table:table-cell office:value-type="float" office:value="3.44" table:style-name="ce23">
            <text:p>3.4</text:p>
          </table:table-cell>
          <table:table-cell office:value-type="float" office:value="3.03" table:style-name="ce23">
            <text:p>3.0</text:p>
          </table:table-cell>
          <table:table-cell office:value-type="float" office:value="3.23" table:style-name="ce23">
            <text:p>3.2</text:p>
          </table:table-cell>
          <table:table-cell office:value-type="float" office:value="3.41" table:style-name="ce23">
            <text:p>3.4</text:p>
          </table:table-cell>
          <table:table-cell office:value-type="float" office:value="2.9758808087349502" table:style-name="ce23">
            <text:p>3.0</text:p>
          </table:table-cell>
          <table:table-cell office:value-type="float" office:value="2.9494491068782298" table:style-name="ce23">
            <text:p>2.9</text:p>
          </table:table-cell>
          <table:table-cell office:value-type="float" office:value="3.09585545093086" table:style-name="ce23">
            <text:p>3.1</text:p>
          </table:table-cell>
          <table:table-cell office:value-type="float" office:value="2.9168238741603898" table:style-name="ce23">
            <text:p>2.9</text:p>
          </table:table-cell>
          <table:table-cell office:value-type="float" office:value="2.8812128597647302" table:style-name="ce23">
            <text:p>2.9</text:p>
          </table:table-cell>
          <table:table-cell office:value-type="float" office:value="2.5990856942229099" table:style-name="ce23">
            <text:p>2.6</text:p>
          </table:table-cell>
          <table:table-cell office:value-type="float" office:value="2.5302435215566801" table:style-name="ce23">
            <text:p>2.5</text:p>
          </table:table-cell>
          <table:table-cell office:value-type="float" office:value="2.8135027479438199" table:style-name="ce23">
            <text:p>2.8</text:p>
          </table:table-cell>
          <table:table-cell office:value-type="float" office:value="3.4119739955155999" table:style-name="ce23">
            <text:p>3.4</text:p>
          </table:table-cell>
          <table:table-cell office:value-type="float" office:value="3.2294678348878998" table:style-name="ce23">
            <text:p>3.2</text:p>
          </table:table-cell>
          <table:table-cell office:value-type="float" office:value="2.9362924969847799" table:style-name="ce23">
            <text:p>2.9</text:p>
          </table:table-cell>
          <table:table-cell office:value-type="float" office:value="3.2341478781481698" table:style-name="ce23">
            <text:p>3.2</text:p>
          </table:table-cell>
          <table:table-cell office:value-type="float" office:value="2.8778896763900699" table:style-name="ce23">
            <text:p>2.9</text:p>
          </table:table-cell>
          <table:table-cell office:value-type="float" office:value="2.5635328752261" table:style-name="ce23">
            <text:p>2.6</text:p>
          </table:table-cell>
          <table:table-cell office:value-type="float" office:value="3.3978527782723802" table:style-name="ce23">
            <text:p>3.4</text:p>
          </table:table-cell>
          <table:table-cell office:value-type="float" office:value="3.26547595231933" table:style-name="ce23">
            <text:p>3.3</text:p>
          </table:table-cell>
          <table:table-cell office:value-type="float" office:value="2.9029337191560001" table:style-name="ce23">
            <text:p>2.9</text:p>
          </table:table-cell>
          <table:table-cell office:value-type="float" office:value="3.1936396584303899" table:style-name="ce23">
            <text:p>3.2</text:p>
          </table:table-cell>
          <table:table-cell office:value-type="float" office:value="3.2859456021772" table:style-name="ce23">
            <text:p>3.3</text:p>
          </table:table-cell>
          <table:table-cell office:value-type="float" office:value="3.0937633008471401" table:style-name="ce23">
            <text:p>3.1</text:p>
          </table:table-cell>
          <table:table-cell office:value-type="float" office:value="3.29885873520531" table:style-name="ce23">
            <text:p>3.3</text:p>
          </table:table-cell>
          <table:table-cell office:value-type="float" office:value="3.3551919612139098" table:style-name="ce23">
            <text:p>3.4</text:p>
          </table:table-cell>
          <table:table-cell office:value-type="float" office:value="3.4761223389165798" table:style-name="ce23">
            <text:p>3.5</text:p>
          </table:table-cell>
          <table:table-cell office:value-type="float" office:value="3.92" table:style-name="ce23">
            <text:p>3.9</text:p>
          </table:table-cell>
          <table:table-cell office:value-type="float" office:value="3.3830693235695399" table:style-name="ce23">
            <text:p>3.4</text:p>
          </table:table-cell>
          <table:table-cell office:value-type="float" office:value="2.9755151576162802" table:style-name="ce23">
            <text:p>3.0</text:p>
          </table:table-cell>
          <table:table-cell office:value-type="float" office:value="3.6460827348104798" table:style-name="ce23">
            <text:p>3.6</text:p>
          </table:table-cell>
          <table:table-cell office:value-type="float" office:value="3.8984894533275201" table:style-name="ce23">
            <text:p>3.9</text:p>
          </table:table-cell>
          <table:table-cell office:value-type="float" office:value="3.0642332017282898" table:style-name="ce23">
            <text:p>3.1</text:p>
          </table:table-cell>
          <table:table-cell office:value-type="float" office:value="3.8575310431704901" table:style-name="ce23">
            <text:p>3.9</text:p>
          </table:table-cell>
          <table:table-cell office:value-type="float" office:value="3.4497566760316798" table:style-name="ce23">
            <text:p>3.4</text:p>
          </table:table-cell>
          <table:table-cell office:value-type="float" office:value="3.3072196726263199" table:style-name="ce23">
            <text:p>3.3</text:p>
          </table:table-cell>
          <table:table-cell office:value-type="float" office:value="2.7185472577585199" table:style-name="ce23">
            <text:p>2.7</text:p>
          </table:table-cell>
          <table:table-cell office:value-type="float" office:value="3.1896570403833699" table:style-name="ce23">
            <text:p>3.2</text:p>
          </table:table-cell>
          <table:table-cell office:value-type="float" office:value="3.7318278408718402" table:style-name="ce23">
            <text:p>3.7</text:p>
          </table:table-cell>
          <table:table-cell office:value-type="float" office:value="3.1089928835357199" table:style-name="ce30">
            <text:p>3.1</text:p>
          </table:table-cell>
          <table:table-cell table:style-name="ce24"/>
          <table:table-cell table:number-columns-repeated="16342"/>
        </table:table-row>
        <table:table-row table:style-name="ro2">
          <table:table-cell office:value-type="string" table:style-name="ce25">
            <text:p>Volume of harvested production</text:p>
          </table:table-cell>
          <table:table-cell office:value-type="float" office:value="924" table:style-name="ce26">
            <text:p>924</text:p>
          </table:table-cell>
          <table:table-cell office:value-type="float" office:value="897" table:style-name="ce26">
            <text:p>897</text:p>
          </table:table-cell>
          <table:table-cell office:value-type="float" office:value="966" table:style-name="ce26">
            <text:p>966</text:p>
          </table:table-cell>
          <table:table-cell office:value-type="float" office:value="1323" table:style-name="ce26">
            <text:p>1,323</text:p>
          </table:table-cell>
          <table:table-cell office:value-type="float" office:value="1033.1103526173999" table:style-name="ce26">
            <text:p>1,033</text:p>
          </table:table-cell>
          <table:table-cell office:value-type="float" office:value="945.97769688378696" table:style-name="ce26">
            <text:p>946</text:p>
          </table:table-cell>
          <table:table-cell office:value-type="float" office:value="1207.1916828250801" table:style-name="ce26">
            <text:p>1,207</text:p>
          </table:table-cell>
          <table:table-cell office:value-type="float" office:value="1283.27095587385" table:style-name="ce26">
            <text:p>1,283</text:p>
          </table:table-cell>
          <table:table-cell office:value-type="float" office:value="1213.1211329035" table:style-name="ce26">
            <text:p>1,213</text:p>
          </table:table-cell>
          <table:table-cell office:value-type="float" office:value="1084.56285272521" table:style-name="ce26">
            <text:p>1,085</text:p>
          </table:table-cell>
          <table:table-cell office:value-type="float" office:value="1242.9750680550501" table:style-name="ce26">
            <text:p>1,243</text:p>
          </table:table-cell>
          <table:table-cell office:value-type="float" office:value="1234.1242818462899" table:style-name="ce26">
            <text:p>1,234</text:p>
          </table:table-cell>
          <table:table-cell office:value-type="float" office:value="1414.7505295031799" table:style-name="ce26">
            <text:p>1,415</text:p>
          </table:table-cell>
          <table:table-cell office:value-type="float" office:value="1526.59327902413" table:style-name="ce26">
            <text:p>1,527</text:p>
          </table:table-cell>
          <table:table-cell office:value-type="float" office:value="1567.87334170591" table:style-name="ce26">
            <text:p>1,568</text:p>
          </table:table-cell>
          <table:table-cell office:value-type="float" office:value="1736.6436202770999" table:style-name="ce26">
            <text:p>1,737</text:p>
          </table:table-cell>
          <table:table-cell office:value-type="float" office:value="1156.79653432175" table:style-name="ce26">
            <text:p>1,157</text:p>
          </table:table-cell>
          <table:table-cell office:value-type="float" office:value="1157.16489679953" table:style-name="ce26">
            <text:p>1,157</text:p>
          </table:table-cell>
          <table:table-cell office:value-type="float" office:value="1467.71993395546" table:style-name="ce26">
            <text:p>1,468</text:p>
          </table:table-cell>
          <table:table-cell office:value-type="float" office:value="1770.7535753419399" table:style-name="ce26">
            <text:p>1,771</text:p>
          </table:table-cell>
          <table:table-cell office:value-type="float" office:value="1606.8336532670501" table:style-name="ce26">
            <text:p>1,607</text:p>
          </table:table-cell>
          <table:table-cell office:value-type="float" office:value="1897.72283022994" table:style-name="ce26">
            <text:p>1,898</text:p>
          </table:table-cell>
          <table:table-cell office:value-type="float" office:value="1890.09299039555" table:style-name="ce26">
            <text:p>1,890</text:p>
          </table:table-cell>
          <table:table-cell office:value-type="float" office:value="2108.1214360303402" table:style-name="ce26">
            <text:p>2,108</text:p>
          </table:table-cell>
          <table:table-cell office:value-type="float" office:value="1973.2268552682999" table:style-name="ce26">
            <text:p>1,973</text:p>
          </table:table-cell>
          <table:table-cell office:value-type="float" office:value="1912.1959999999999" table:style-name="ce26">
            <text:p>1,912</text:p>
          </table:table-cell>
          <table:table-cell office:value-type="float" office:value="2230.1480000000001" table:style-name="ce26">
            <text:p>2,230</text:p>
          </table:table-cell>
          <table:table-cell office:value-type="float" office:value="2758.3020000000001" table:style-name="ce26">
            <text:p>2,758</text:p>
          </table:table-cell>
          <table:table-cell office:value-type="float" office:value="2556.643" table:style-name="ce26">
            <text:p>2,557</text:p>
          </table:table-cell>
          <table:table-cell office:value-type="float" office:value="2128.1419999999998" table:style-name="ce26">
            <text:p>2,128</text:p>
          </table:table-cell>
          <table:table-cell office:value-type="float" office:value="2459.57573107702" table:style-name="ce26">
            <text:p>2,460</text:p>
          </table:table-cell>
          <table:table-cell office:value-type="float" office:value="2542.4536959665702" table:style-name="ce26">
            <text:p>2,542</text:p>
          </table:table-cell>
          <table:table-cell office:value-type="float" office:value="1774.7122498591" table:style-name="ce26">
            <text:p>1,775</text:p>
          </table:table-cell>
          <table:table-cell office:value-type="float" office:value="2166.64732576097" table:style-name="ce26">
            <text:p>2,167</text:p>
          </table:table-cell>
          <table:table-cell office:value-type="float" office:value="2012.1442680980799" table:style-name="ce26">
            <text:p>2,012</text:p>
          </table:table-cell>
          <table:table-cell office:value-type="float" office:value="1751.8275138620299" table:style-name="ce26">
            <text:p>1,752</text:p>
          </table:table-cell>
          <table:table-cell office:value-type="float" office:value="1037.6173465500301" table:style-name="ce26">
            <text:p>1,038</text:p>
          </table:table-cell>
          <table:table-cell office:value-type="float" office:value="980.76241316029302" table:style-name="ce26">
            <text:p>981</text:p>
          </table:table-cell>
          <table:table-cell office:value-type="float" office:value="1361.37509555256" table:style-name="ce26">
            <text:p>1,361</text:p>
          </table:table-cell>
          <table:table-cell office:value-type="float" office:value="1216.1076559675701" table:style-name="ce26">
            <text:p>1,216</text:p>
          </table:table-cell>
          <table:table-cell table:style-name="ce27"/>
          <table:table-cell table:number-columns-repeated="16342"/>
        </table:table-row>
        <table:table-row table:style-name="ro3">
          <table:table-cell office:value-type="string" table:style-name="ce1">
            <text:p>Area of production not on set-aside land</text:p>
          </table:table-cell>
          <table:table-cell office:value-type="float" office:value="269" table:style-name="ce19">
            <text:p>269</text:p>
          </table:table-cell>
          <table:table-cell office:value-type="float" office:value="296" table:style-name="ce19">
            <text:p>296</text:p>
          </table:table-cell>
          <table:table-cell office:value-type="float" office:value="299" table:style-name="ce19">
            <text:p>299</text:p>
          </table:table-cell>
          <table:table-cell office:value-type="float" office:value="388" table:style-name="ce19">
            <text:p>388</text:p>
          </table:table-cell>
          <table:table-cell office:value-type="float" office:value="347.16120000000001" table:style-name="ce19">
            <text:p>347</text:p>
          </table:table-cell>
          <table:table-cell office:value-type="float" office:value="320.7303" table:style-name="ce19">
            <text:p>321</text:p>
          </table:table-cell>
          <table:table-cell office:value-type="float" office:value="389.93799999999999" table:style-name="ce19">
            <text:p>390</text:p>
          </table:table-cell>
          <table:table-cell office:value-type="float" office:value="439.95490000000001" table:style-name="ce19">
            <text:p>440</text:p>
          </table:table-cell>
          <table:table-cell office:value-type="float" office:value="421.0453" table:style-name="ce19">
            <text:p>421</text:p>
          </table:table-cell>
          <table:table-cell office:value-type="float" office:value="376.62830000000002" table:style-name="ce19">
            <text:p>377</text:p>
          </table:table-cell>
          <table:table-cell office:value-type="float" office:value="404.35860000000002" table:style-name="ce19">
            <text:p>404</text:p>
          </table:table-cell>
          <table:table-cell office:value-type="float" office:value="354.04770000000002" table:style-name="ce19">
            <text:p>354</text:p>
          </table:table-cell>
          <table:table-cell office:value-type="float" office:value="356.40929999999997" table:style-name="ce19">
            <text:p>356</text:p>
          </table:table-cell>
          <table:table-cell office:value-type="float" office:value="445.15823" table:style-name="ce19">
            <text:p>445</text:p>
          </table:table-cell>
          <table:table-cell office:value-type="float" office:value="506.505" table:style-name="ce19">
            <text:p>507</text:p>
          </table:table-cell>
          <table:table-cell office:value-type="float" office:value="417.25" table:style-name="ce19">
            <text:p>417</text:p>
          </table:table-cell>
          <table:table-cell office:value-type="float" office:value="332.334" table:style-name="ce19">
            <text:p>332</text:p>
          </table:table-cell>
          <table:table-cell office:value-type="float" office:value="403.59059999999999" table:style-name="ce19">
            <text:p>404</text:p>
          </table:table-cell>
          <table:table-cell office:value-type="float" office:value="356.86458864501401" table:style-name="ce19">
            <text:p>357</text:p>
          </table:table-cell>
          <table:table-cell office:value-type="float" office:value="460.137949026" table:style-name="ce19">
            <text:p>460</text:p>
          </table:table-cell>
          <table:table-cell office:value-type="float" office:value="498.38499999999999" table:style-name="ce19">
            <text:p>498</text:p>
          </table:table-cell>
          <table:table-cell office:value-type="float" office:value="518.84943904900001" table:style-name="ce19">
            <text:p>519</text:p>
          </table:table-cell>
          <table:table-cell office:value-type="float" office:value="499.590197902" table:style-name="ce19">
            <text:p>500</text:p>
          </table:table-cell>
          <table:table-cell office:value-type="float" office:value="601.60550986240003" table:style-name="ce19">
            <text:p>602</text:p>
          </table:table-cell>
          <table:table-cell office:value-type="float" office:value="598.15439630987601" table:style-name="ce19">
            <text:p>598</text:p>
          </table:table-cell>
          <table:table-cell office:value-type="float" office:value="581.45704594243" table:style-name="ce19">
            <text:p>581</text:p>
          </table:table-cell>
          <table:table-cell office:value-type="float" office:value="641.56200000000001" table:style-name="ce19">
            <text:p>642</text:p>
          </table:table-cell>
          <table:table-cell office:value-type="float" office:value="704.55899999999997" table:style-name="ce19">
            <text:p>705</text:p>
          </table:table-cell>
          <table:table-cell office:value-type="float" office:value="755.71699999999998" table:style-name="ce19">
            <text:p>756</text:p>
          </table:table-cell>
          <table:table-cell office:value-type="float" office:value="715.21799999999996" table:style-name="ce19">
            <text:p>715</text:p>
          </table:table-cell>
          <table:table-cell office:value-type="float" office:value="674.58034004400099" table:style-name="ce19">
            <text:p>675</text:p>
          </table:table-cell>
          <table:table-cell office:value-type="float" office:value="652.16379995499994" table:style-name="ce19">
            <text:p>652</text:p>
          </table:table-cell>
          <table:table-cell office:value-type="float" office:value="579.17009999699997" table:style-name="ce19">
            <text:p>579</text:p>
          </table:table-cell>
          <table:table-cell office:value-type="float" office:value="561.66685413896596" table:style-name="ce19">
            <text:p>562</text:p>
          </table:table-cell>
          <table:table-cell office:value-type="float" office:value="583.27135999999996" table:style-name="ce19">
            <text:p>583</text:p>
          </table:table-cell>
          <table:table-cell office:value-type="float" office:value="529.69795999999997" table:style-name="ce19">
            <text:p>530</text:p>
          </table:table-cell>
          <table:table-cell office:value-type="float" office:value="381.68081999999998" table:style-name="ce19">
            <text:p>382</text:p>
          </table:table-cell>
          <table:table-cell office:value-type="float" office:value="307.48209000000003" table:style-name="ce19">
            <text:p>307</text:p>
          </table:table-cell>
          <table:table-cell office:value-type="float" office:value="364.80115203666998" table:style-name="ce19">
            <text:p>365</text:p>
          </table:table-cell>
          <table:table-cell office:value-type="float" office:value="391.15807000000001" table:style-name="ce20">
            <text:p>391</text:p>
          </table:table-cell>
          <table:table-cell table:style-name="ce18"/>
          <table:table-cell table:number-columns-repeated="16342"/>
        </table:table-row>
        <table:table-row table:style-name="ro3">
          <table:table-cell office:value-type="string" table:style-name="ce1">
            <text:p>Yield not on set-aside land (tonnes per hectare)</text:p>
          </table:table-cell>
          <table:table-cell office:value-type="float" office:value="3.44" table:style-name="ce19">
            <text:p>3</text:p>
          </table:table-cell>
          <table:table-cell office:value-type="float" office:value="3.03" table:style-name="ce19">
            <text:p>3</text:p>
          </table:table-cell>
          <table:table-cell office:value-type="float" office:value="3.23" table:style-name="ce19">
            <text:p>3</text:p>
          </table:table-cell>
          <table:table-cell office:value-type="float" office:value="3.41" table:style-name="ce19">
            <text:p>3</text:p>
          </table:table-cell>
          <table:table-cell office:value-type="float" office:value="2.9758808087349502" table:style-name="ce19">
            <text:p>3</text:p>
          </table:table-cell>
          <table:table-cell office:value-type="float" office:value="2.9494491068782298" table:style-name="ce19">
            <text:p>3</text:p>
          </table:table-cell>
          <table:table-cell office:value-type="float" office:value="3.09585545093086" table:style-name="ce19">
            <text:p>3</text:p>
          </table:table-cell>
          <table:table-cell office:value-type="float" office:value="2.9168238741603898" table:style-name="ce19">
            <text:p>3</text:p>
          </table:table-cell>
          <table:table-cell office:value-type="float" office:value="2.8812128597647302" table:style-name="ce19">
            <text:p>3</text:p>
          </table:table-cell>
          <table:table-cell office:value-type="float" office:value="2.73132383499915" table:style-name="ce19">
            <text:p>3</text:p>
          </table:table-cell>
          <table:table-cell office:value-type="float" office:value="2.6159219144080699" table:style-name="ce19">
            <text:p>3</text:p>
          </table:table-cell>
          <table:table-cell office:value-type="float" office:value="2.9108830341969898" table:style-name="ce19">
            <text:p>3</text:p>
          </table:table-cell>
          <table:table-cell office:value-type="float" office:value="3.4966676996696102" table:style-name="ce19">
            <text:p>3</text:p>
          </table:table-cell>
          <table:table-cell office:value-type="float" office:value="3.2437162217280702" table:style-name="ce19">
            <text:p>3</text:p>
          </table:table-cell>
          <table:table-cell office:value-type="float" office:value="2.9507523947560399" table:style-name="ce19">
            <text:p>3</text:p>
          </table:table-cell>
          <table:table-cell office:value-type="float" office:value="3.24398471007094" table:style-name="ce19">
            <text:p>3</text:p>
          </table:table-cell>
          <table:table-cell office:value-type="float" office:value="2.9022144418619602" table:style-name="ce19">
            <text:p>3</text:p>
          </table:table-cell>
          <table:table-cell office:value-type="float" office:value="2.5729660125868499" table:style-name="ce19">
            <text:p>3</text:p>
          </table:table-cell>
          <table:table-cell office:value-type="float" office:value="3.4923361790743401" table:style-name="ce19">
            <text:p>3</text:p>
          </table:table-cell>
          <table:table-cell office:value-type="float" office:value="3.3639747571754399" table:style-name="ce19">
            <text:p>3</text:p>
          </table:table-cell>
          <table:table-cell office:value-type="float" office:value="2.95" table:style-name="ce19">
            <text:p>3</text:p>
          </table:table-cell>
          <table:table-cell office:value-type="float" office:value="3.2875746641577202" table:style-name="ce19">
            <text:p>3</text:p>
          </table:table-cell>
          <table:table-cell office:value-type="float" office:value="3.3516069719286299" table:style-name="ce19">
            <text:p>3</text:p>
          </table:table-cell>
          <table:table-cell office:value-type="float" office:value="3.15845333009824" table:style-name="ce19">
            <text:p>3</text:p>
          </table:table-cell>
          <table:table-cell office:value-type="float" office:value="3.29885873520531" table:style-name="ce19">
            <text:p>3</text:p>
          </table:table-cell>
          <table:table-cell office:value-type="float" office:value="3.3546042058163801" table:style-name="ce19">
            <text:p>3</text:p>
          </table:table-cell>
          <table:table-cell office:value-type="float" office:value="3.4761223389165798" table:style-name="ce19">
            <text:p>3</text:p>
          </table:table-cell>
          <table:table-cell office:value-type="float" office:value="3.92" table:style-name="ce19">
            <text:p>4</text:p>
          </table:table-cell>
          <table:table-cell office:value-type="float" office:value="3.3830693235695399" table:style-name="ce19">
            <text:p>3</text:p>
          </table:table-cell>
          <table:table-cell office:value-type="float" office:value="2.9755151576162802" table:style-name="ce19">
            <text:p>3</text:p>
          </table:table-cell>
          <table:table-cell office:value-type="float" office:value="3.6460827348104798" table:style-name="ce19">
            <text:p>4</text:p>
          </table:table-cell>
          <table:table-cell office:value-type="float" office:value="3.8984894533275201" table:style-name="ce19">
            <text:p>4</text:p>
          </table:table-cell>
          <table:table-cell office:value-type="float" office:value="3.0642332017282898" table:style-name="ce19">
            <text:p>3</text:p>
          </table:table-cell>
          <table:table-cell office:value-type="float" office:value="3.8575310431704901" table:style-name="ce19">
            <text:p>4</text:p>
          </table:table-cell>
          <table:table-cell office:value-type="float" office:value="3.4497566760316798" table:style-name="ce19">
            <text:p>3</text:p>
          </table:table-cell>
          <table:table-cell office:value-type="float" office:value="3.3072196726263199" table:style-name="ce19">
            <text:p>3</text:p>
          </table:table-cell>
          <table:table-cell office:value-type="float" office:value="2.7185472577585199" table:style-name="ce19">
            <text:p>3</text:p>
          </table:table-cell>
          <table:table-cell office:value-type="float" office:value="3.1896570403833699" table:style-name="ce19">
            <text:p>3</text:p>
          </table:table-cell>
          <table:table-cell office:value-type="float" office:value="3.7318278408718402" table:style-name="ce19">
            <text:p>4</text:p>
          </table:table-cell>
          <table:table-cell office:value-type="float" office:value="3.1089928835357199" table:style-name="ce20">
            <text:p>3</text:p>
          </table:table-cell>
          <table:table-cell office:value-type="string" table:style-name="ce18">
            <text:p>[Note 7]</text:p>
          </table:table-cell>
          <table:table-cell table:number-columns-repeated="16342"/>
        </table:table-row>
        <table:table-row table:style-name="ro3">
          <table:table-cell office:value-type="string" table:style-name="ce23">
            <text:p>Volume of production not on set-aside land</text:p>
          </table:table-cell>
          <table:table-cell office:value-type="float" office:value="924" table:style-name="ce23">
            <text:p>924.0</text:p>
          </table:table-cell>
          <table:table-cell office:value-type="float" office:value="897" table:style-name="ce23">
            <text:p>897.0</text:p>
          </table:table-cell>
          <table:table-cell office:value-type="float" office:value="966" table:style-name="ce23">
            <text:p>966.0</text:p>
          </table:table-cell>
          <table:table-cell office:value-type="float" office:value="1323" table:style-name="ce23">
            <text:p>1323.0</text:p>
          </table:table-cell>
          <table:table-cell office:value-type="float" office:value="1033.1103526173999" table:style-name="ce23">
            <text:p>1033.1</text:p>
          </table:table-cell>
          <table:table-cell office:value-type="float" office:value="945.97769688378696" table:style-name="ce23">
            <text:p>946.0</text:p>
          </table:table-cell>
          <table:table-cell office:value-type="float" office:value="1207.1916828250801" table:style-name="ce23">
            <text:p>1207.2</text:p>
          </table:table-cell>
          <table:table-cell office:value-type="float" office:value="1283.27095587385" table:style-name="ce23">
            <text:p>1283.3</text:p>
          </table:table-cell>
          <table:table-cell office:value-type="float" office:value="1213.1211329035" table:style-name="ce23">
            <text:p>1213.1</text:p>
          </table:table-cell>
          <table:table-cell office:value-type="float" office:value="1028.69385272521" table:style-name="ce23">
            <text:p>1028.7</text:p>
          </table:table-cell>
          <table:table-cell office:value-type="float" office:value="1057.7705230193701" table:style-name="ce23">
            <text:p>1057.8</text:p>
          </table:table-cell>
          <table:table-cell office:value-type="float" office:value="1030.5914432264699" table:style-name="ce23">
            <text:p>1030.6</text:p>
          </table:table-cell>
          <table:table-cell office:value-type="float" office:value="1246.24488717186" table:style-name="ce23">
            <text:p>1246.2</text:p>
          </table:table-cell>
          <table:table-cell office:value-type="float" office:value="1443.9669718867599" table:style-name="ce23">
            <text:p>1444.0</text:p>
          </table:table-cell>
          <table:table-cell office:value-type="float" office:value="1494.57084170591" table:style-name="ce23">
            <text:p>1494.6</text:p>
          </table:table-cell>
          <table:table-cell office:value-type="float" office:value="1353.5526202771" table:style-name="ce23">
            <text:p>1353.6</text:p>
          </table:table-cell>
          <table:table-cell office:value-type="float" office:value="964.50453432175198" table:style-name="ce23">
            <text:p>964.5</text:p>
          </table:table-cell>
          <table:table-cell office:value-type="float" office:value="1038.42489679953" table:style-name="ce23">
            <text:p>1038.4</text:p>
          </table:table-cell>
          <table:table-cell office:value-type="float" office:value="1246.2911139554601" table:style-name="ce23">
            <text:p>1246.3</text:p>
          </table:table-cell>
          <table:table-cell office:value-type="float" office:value="1547.8924453419399" table:style-name="ce23">
            <text:p>1547.9</text:p>
          </table:table-cell>
          <table:table-cell office:value-type="float" office:value="1470.7470000000001" table:style-name="ce23">
            <text:p>1470.7</text:p>
          </table:table-cell>
          <table:table-cell office:value-type="float" office:value="1705.75627032994" table:style-name="ce23">
            <text:p>1705.8</text:p>
          </table:table-cell>
          <table:table-cell office:value-type="float" office:value="1674.42999039555" table:style-name="ce23">
            <text:p>1674.4</text:p>
          </table:table-cell>
          <table:table-cell office:value-type="float" office:value="1900.14292603034" table:style-name="ce23">
            <text:p>1900.1</text:p>
          </table:table-cell>
          <table:table-cell office:value-type="float" office:value="1973.2268552682999" table:style-name="ce23">
            <text:p>1973.2</text:p>
          </table:table-cell>
          <table:table-cell office:value-type="float" office:value="1950.5582518200399" table:style-name="ce23">
            <text:p>1950.6</text:p>
          </table:table-cell>
          <table:table-cell office:value-type="float" office:value="2230.1480000000001" table:style-name="ce23">
            <text:p>2230.1</text:p>
          </table:table-cell>
          <table:table-cell office:value-type="float" office:value="2758.3020000000001" table:style-name="ce23">
            <text:p>2758.3</text:p>
          </table:table-cell>
          <table:table-cell office:value-type="float" office:value="2556.643" table:style-name="ce23">
            <text:p>2556.6</text:p>
          </table:table-cell>
          <table:table-cell office:value-type="float" office:value="2128.1419999999998" table:style-name="ce23">
            <text:p>2128.1</text:p>
          </table:table-cell>
          <table:table-cell office:value-type="float" office:value="2459.57573107702" table:style-name="ce23">
            <text:p>2459.6</text:p>
          </table:table-cell>
          <table:table-cell office:value-type="float" office:value="2542.4536959665702" table:style-name="ce23">
            <text:p>2542.5</text:p>
          </table:table-cell>
          <table:table-cell office:value-type="float" office:value="1774.7122498591" table:style-name="ce23">
            <text:p>1774.7</text:p>
          </table:table-cell>
          <table:table-cell office:value-type="float" office:value="2166.64732576097" table:style-name="ce23">
            <text:p>2166.6</text:p>
          </table:table-cell>
          <table:table-cell office:value-type="float" office:value="2012.1442680980799" table:style-name="ce23">
            <text:p>2012.1</text:p>
          </table:table-cell>
          <table:table-cell office:value-type="float" office:value="1751.8275138620299" table:style-name="ce23">
            <text:p>1751.8</text:p>
          </table:table-cell>
          <table:table-cell office:value-type="float" office:value="1037.6173465500301" table:style-name="ce23">
            <text:p>1037.6</text:p>
          </table:table-cell>
          <table:table-cell office:value-type="float" office:value="980.76241316029302" table:style-name="ce23">
            <text:p>980.8</text:p>
          </table:table-cell>
          <table:table-cell office:value-type="float" office:value="1361.37509555256" table:style-name="ce23">
            <text:p>1361.4</text:p>
          </table:table-cell>
          <table:table-cell office:value-type="float" office:value="1216.1076559675701" table:style-name="ce30">
            <text:p>1216.1</text:p>
          </table:table-cell>
          <table:table-cell office:value-type="string" table:style-name="ce24">
            <text:p>[Note 7]</text:p>
          </table:table-cell>
          <table:table-cell table:number-columns-repeated="16342"/>
        </table:table-row>
        <table:table-row table:style-name="ro3">
          <table:table-cell office:value-type="string" table:style-name="ce1">
            <text:p>Area of production on set-aside land</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40.658000000000001" table:style-name="ce19">
            <text:p>41</text:p>
          </table:table-cell>
          <table:table-cell office:value-type="float" office:value="86.888609000000002" table:style-name="ce19">
            <text:p>87</text:p>
          </table:table-cell>
          <table:table-cell office:value-type="float" office:value="84.595653999999996" table:style-name="ce19">
            <text:p>85</text:p>
          </table:table-cell>
          <table:table-cell office:value-type="float" office:value="58.233522999999998" table:style-name="ce19">
            <text:p>58</text:p>
          </table:table-cell>
          <table:table-cell office:value-type="float" office:value="27.549150000000001" table:style-name="ce19">
            <text:p>28</text:p>
          </table:table-cell>
          <table:table-cell office:value-type="float" office:value="27.45861" table:style-name="ce19">
            <text:p>27</text:p>
          </table:table-cell>
          <table:table-cell office:value-type="float" office:value="119.721" table:style-name="ce19">
            <text:p>120</text:p>
          </table:table-cell>
          <table:table-cell office:value-type="float" office:value="69.626000000000005" table:style-name="ce19">
            <text:p>70</text:p>
          </table:table-cell>
          <table:table-cell office:value-type="float" office:value="47.804000000000002" table:style-name="ce19">
            <text:p>48</text:p>
          </table:table-cell>
          <table:table-cell office:value-type="float" office:value="75.090540000000004" table:style-name="ce19">
            <text:p>75</text:p>
          </table:table-cell>
          <table:table-cell office:value-type="float" office:value="82.127129999999994" table:style-name="ce19">
            <text:p>82</text:p>
          </table:table-cell>
          <table:table-cell office:value-type="float" office:value="55.1357" table:style-name="ce19">
            <text:p>55</text:p>
          </table:table-cell>
          <table:table-cell office:value-type="float" office:value="75.370019999999997" table:style-name="ce19">
            <text:p>75</text:p>
          </table:table-cell>
          <table:table-cell office:value-type="float" office:value="75.614999999999995" table:style-name="ce19">
            <text:p>76</text:p>
          </table:table-cell>
          <table:table-cell office:value-type="float" office:value="79.804550000000006" table:style-name="ce19">
            <text:p>80</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31">
            <text:p>[x]</text:p>
          </table:table-cell>
          <table:table-cell table:style-name="ce18"/>
          <table:table-cell table:number-columns-repeated="16342"/>
        </table:table-row>
        <table:table-row table:style-name="ro3">
          <table:table-cell office:value-type="string" table:style-name="ce23">
            <text:p>Yield on set-aside land (tonnes per hectare)</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float" office:value="1.37412071425058" table:style-name="ce23">
            <text:p>1.4</text:p>
          </table:table-cell>
          <table:table-cell office:value-type="float" office:value="2.1315169752076901" table:style-name="ce23">
            <text:p>2.1</text:p>
          </table:table-cell>
          <table:table-cell office:value-type="float" office:value="2.4059491119936798" table:style-name="ce23">
            <text:p>2.4</text:p>
          </table:table-cell>
          <table:table-cell office:value-type="float" office:value="2.89361923597377" table:style-name="ce23">
            <text:p>2.9</text:p>
          </table:table-cell>
          <table:table-cell office:value-type="float" office:value="2.9992325402916298" table:style-name="ce23">
            <text:p>3.0</text:p>
          </table:table-cell>
          <table:table-cell office:value-type="float" office:value="2.67" table:style-name="ce23">
            <text:p>2.7</text:p>
          </table:table-cell>
          <table:table-cell office:value-type="float" office:value="3.1680229999999998" table:style-name="ce23">
            <text:p>3.2</text:p>
          </table:table-cell>
          <table:table-cell office:value-type="float" office:value="2.7617843908884598" table:style-name="ce23">
            <text:p>2.8</text:p>
          </table:table-cell>
          <table:table-cell office:value-type="float" office:value="2.48389256129194" table:style-name="ce23">
            <text:p>2.5</text:p>
          </table:table-cell>
          <table:table-cell office:value-type="float" office:value="2.9488244457957" table:style-name="ce23">
            <text:p>2.9</text:p>
          </table:table-cell>
          <table:table-cell office:value-type="float" office:value="2.7136115678217401" table:style-name="ce23">
            <text:p>2.7</text:p>
          </table:table-cell>
          <table:table-cell office:value-type="float" office:value="2.4682198648062901" table:style-name="ce23">
            <text:p>2.5</text:p>
          </table:table-cell>
          <table:table-cell office:value-type="float" office:value="2.5469883104714599" table:style-name="ce23">
            <text:p>2.5</text:p>
          </table:table-cell>
          <table:table-cell office:value-type="float" office:value="2.8521192885009601" table:style-name="ce23">
            <text:p>2.9</text:p>
          </table:table-cell>
          <table:table-cell office:value-type="float" office:value="2.6060983991514299" table:style-name="ce23">
            <text:p>2.6</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32">
            <text:p>[x]</text:p>
          </table:table-cell>
          <table:table-cell table:style-name="ce24"/>
          <table:table-cell table:number-columns-repeated="16342"/>
        </table:table-row>
        <table:table-row table:style-name="ro3">
          <table:table-cell office:value-type="string" table:style-name="ce1">
            <text:p>Volume of production on set-aside land</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55.869" table:style-name="ce19">
            <text:p>56</text:p>
          </table:table-cell>
          <table:table-cell office:value-type="float" office:value="185.20454503568399" table:style-name="ce19">
            <text:p>185</text:p>
          </table:table-cell>
          <table:table-cell office:value-type="float" office:value="203.53283861982499" table:style-name="ce19">
            <text:p>204</text:p>
          </table:table-cell>
          <table:table-cell office:value-type="float" office:value="168.50564233132101" table:style-name="ce19">
            <text:p>169</text:p>
          </table:table-cell>
          <table:table-cell office:value-type="float" office:value="82.626307137375306" table:style-name="ce19">
            <text:p>83</text:p>
          </table:table-cell>
          <table:table-cell office:value-type="float" office:value="73.302499999999995" table:style-name="ce19">
            <text:p>73</text:p>
          </table:table-cell>
          <table:table-cell office:value-type="float" office:value="383.09100000000001" table:style-name="ce19">
            <text:p>383</text:p>
          </table:table-cell>
          <table:table-cell office:value-type="float" office:value="192.292" table:style-name="ce19">
            <text:p>192</text:p>
          </table:table-cell>
          <table:table-cell office:value-type="float" office:value="118.74" table:style-name="ce19">
            <text:p>119</text:p>
          </table:table-cell>
          <table:table-cell office:value-type="float" office:value="221.42882" table:style-name="ce19">
            <text:p>221</text:p>
          </table:table-cell>
          <table:table-cell office:value-type="float" office:value="222.86113" table:style-name="ce19">
            <text:p>223</text:p>
          </table:table-cell>
          <table:table-cell office:value-type="float" office:value="136.08703" table:style-name="ce19">
            <text:p>136</text:p>
          </table:table-cell>
          <table:table-cell office:value-type="float" office:value="191.96655989999999" table:style-name="ce19">
            <text:p>192</text:p>
          </table:table-cell>
          <table:table-cell office:value-type="float" office:value="215.66300000000001" table:style-name="ce19">
            <text:p>216</text:p>
          </table:table-cell>
          <table:table-cell office:value-type="float" office:value="207.97851" table:style-name="ce19">
            <text:p>208</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31">
            <text:p>[x]</text:p>
          </table:table-cell>
          <table:table-cell table:style-name="ce18"/>
          <table:table-cell table:number-columns-repeated="16342"/>
        </table:table-row>
        <table:table-row table:style-name="ro2">
          <table:table-cell office:value-type="string" table:style-name="ce25">
            <text:p>Value of production (£ million)</text:p>
          </table:table-cell>
          <table:table-cell office:value-type="float" office:value="254.11" table:style-name="ce26">
            <text:p>254</text:p>
          </table:table-cell>
          <table:table-cell office:value-type="float" office:value="245.86" table:style-name="ce26">
            <text:p>246</text:p>
          </table:table-cell>
          <table:table-cell office:value-type="float" office:value="274.51" table:style-name="ce26">
            <text:p>275</text:p>
          </table:table-cell>
          <table:table-cell office:value-type="float" office:value="291.64999999999998" table:style-name="ce26">
            <text:p>292</text:p>
          </table:table-cell>
          <table:table-cell office:value-type="float" office:value="239.59895297902699" table:style-name="ce26">
            <text:p>240</text:p>
          </table:table-cell>
          <table:table-cell office:value-type="float" office:value="270.048253129415" table:style-name="ce26">
            <text:p>270</text:p>
          </table:table-cell>
          <table:table-cell office:value-type="float" office:value="212.13309209462801" table:style-name="ce26">
            <text:p>212</text:p>
          </table:table-cell>
          <table:table-cell office:value-type="float" office:value="361.80285747801202" table:style-name="ce26">
            <text:p>362</text:p>
          </table:table-cell>
          <table:table-cell office:value-type="float" office:value="300.91095642174798" table:style-name="ce26">
            <text:p>301</text:p>
          </table:table-cell>
          <table:table-cell office:value-type="float" office:value="410.34488575722997" table:style-name="ce26">
            <text:p>410</text:p>
          </table:table-cell>
          <table:table-cell office:value-type="float" office:value="376.87475417722402" table:style-name="ce26">
            <text:p>377</text:p>
          </table:table-cell>
          <table:table-cell office:value-type="float" office:value="387.26235085814602" table:style-name="ce26">
            <text:p>387</text:p>
          </table:table-cell>
          <table:table-cell office:value-type="float" office:value="434.276087355242" table:style-name="ce26">
            <text:p>434</text:p>
          </table:table-cell>
          <table:table-cell office:value-type="float" office:value="405.97483583515998" table:style-name="ce26">
            <text:p>406</text:p>
          </table:table-cell>
          <table:table-cell office:value-type="float" office:value="417.38191341745602" table:style-name="ce26">
            <text:p>417</text:p>
          </table:table-cell>
          <table:table-cell office:value-type="float" office:value="369.76744979672497" table:style-name="ce26">
            <text:p>370</text:p>
          </table:table-cell>
          <table:table-cell office:value-type="float" office:value="248.632172467998" table:style-name="ce26">
            <text:p>249</text:p>
          </table:table-cell>
          <table:table-cell office:value-type="float" office:value="275.39874102069501" table:style-name="ce26">
            <text:p>275</text:p>
          </table:table-cell>
          <table:table-cell office:value-type="float" office:value="297.87758604519303" table:style-name="ce26">
            <text:p>298</text:p>
          </table:table-cell>
          <table:table-cell office:value-type="float" office:value="417.14529025417602" table:style-name="ce26">
            <text:p>417</text:p>
          </table:table-cell>
          <table:table-cell office:value-type="float" office:value="374.58295865045199" table:style-name="ce26">
            <text:p>375</text:p>
          </table:table-cell>
          <table:table-cell office:value-type="float" office:value="261.23396716202802" table:style-name="ce26">
            <text:p>261</text:p>
          </table:table-cell>
          <table:table-cell office:value-type="float" office:value="310.40914932253003" table:style-name="ce26">
            <text:p>310</text:p>
          </table:table-cell>
          <table:table-cell office:value-type="float" office:value="426.47716120044299" table:style-name="ce26">
            <text:p>426</text:p>
          </table:table-cell>
          <table:table-cell office:value-type="float" office:value="630.56341818546798" table:style-name="ce26">
            <text:p>631</text:p>
          </table:table-cell>
          <table:table-cell office:value-type="float" office:value="475.59539892212899" table:style-name="ce26">
            <text:p>476</text:p>
          </table:table-cell>
          <table:table-cell office:value-type="float" office:value="674.11060097370103" table:style-name="ce26">
            <text:p>674</text:p>
          </table:table-cell>
          <table:table-cell office:value-type="float" office:value="1109.69275040055" table:style-name="ce26">
            <text:p>1,110</text:p>
          </table:table-cell>
          <table:table-cell office:value-type="float" office:value="985.98784133894605" table:style-name="ce26">
            <text:p>986</text:p>
          </table:table-cell>
          <table:table-cell office:value-type="float" office:value="740.91474149189901" table:style-name="ce26">
            <text:p>741</text:p>
          </table:table-cell>
          <table:table-cell office:value-type="float" office:value="683.81509530819994" table:style-name="ce26">
            <text:p>684</text:p>
          </table:table-cell>
          <table:table-cell office:value-type="float" office:value="711.37391971526699" table:style-name="ce26">
            <text:p>711</text:p>
          </table:table-cell>
          <table:table-cell office:value-type="float" office:value="541.06824955277" table:style-name="ce26">
            <text:p>541</text:p>
          </table:table-cell>
          <table:table-cell office:value-type="float" office:value="761.43219451626999" table:style-name="ce26">
            <text:p>761</text:p>
          </table:table-cell>
          <table:table-cell office:value-type="float" office:value="654.026872719621" table:style-name="ce26">
            <text:p>654</text:p>
          </table:table-cell>
          <table:table-cell office:value-type="float" office:value="585.72353541314101" table:style-name="ce26">
            <text:p>586</text:p>
          </table:table-cell>
          <table:table-cell office:value-type="float" office:value="359.70501480685402" table:style-name="ce26">
            <text:p>360</text:p>
          </table:table-cell>
          <table:table-cell office:value-type="float" office:value="487.88630687920102" table:style-name="ce26">
            <text:p>488</text:p>
          </table:table-cell>
          <table:table-cell office:value-type="float" office:value="876.12155108512002" table:style-name="ce26">
            <text:p>876</text:p>
          </table:table-cell>
          <table:table-cell office:value-type="float" office:value="483.41056330901398" table:style-name="ce26">
            <text:p>483</text:p>
          </table:table-cell>
          <table:table-cell office:value-type="string" table:style-name="ce27">
            <text:p>[Note 8]</text:p>
          </table:table-cell>
          <table:table-cell table:number-columns-repeated="16342"/>
        </table:table-row>
        <table:table-row table:style-name="ro3">
          <table:table-cell office:value-type="string" table:style-name="ce1">
            <text:p>Sales</text:p>
          </table:table-cell>
          <table:table-cell office:value-type="float" office:value="254.11" table:style-name="ce19">
            <text:p>254</text:p>
          </table:table-cell>
          <table:table-cell office:value-type="float" office:value="245.86" table:style-name="ce19">
            <text:p>246</text:p>
          </table:table-cell>
          <table:table-cell office:value-type="float" office:value="274.51" table:style-name="ce19">
            <text:p>275</text:p>
          </table:table-cell>
          <table:table-cell office:value-type="float" office:value="291.64999999999998" table:style-name="ce19">
            <text:p>292</text:p>
          </table:table-cell>
          <table:table-cell office:value-type="float" office:value="239.59895297902699" table:style-name="ce19">
            <text:p>240</text:p>
          </table:table-cell>
          <table:table-cell office:value-type="float" office:value="270.048253129415" table:style-name="ce19">
            <text:p>270</text:p>
          </table:table-cell>
          <table:table-cell office:value-type="float" office:value="212.13309209462801" table:style-name="ce19">
            <text:p>212</text:p>
          </table:table-cell>
          <table:table-cell office:value-type="float" office:value="353.22300198984601" table:style-name="ce19">
            <text:p>353</text:p>
          </table:table-cell>
          <table:table-cell office:value-type="float" office:value="221.518932905605" table:style-name="ce19">
            <text:p>222</text:p>
          </table:table-cell>
          <table:table-cell office:value-type="float" office:value="181.440290718732" table:style-name="ce19">
            <text:p>181</text:p>
          </table:table-cell>
          <table:table-cell office:value-type="float" office:value="220.660504559217" table:style-name="ce19">
            <text:p>221</text:p>
          </table:table-cell>
          <table:table-cell office:value-type="float" office:value="224.75497039988699" table:style-name="ce19">
            <text:p>225</text:p>
          </table:table-cell>
          <table:table-cell office:value-type="float" office:value="255.993906444316" table:style-name="ce19">
            <text:p>256</text:p>
          </table:table-cell>
          <table:table-cell office:value-type="float" office:value="226.95448329118099" table:style-name="ce19">
            <text:p>227</text:p>
          </table:table-cell>
          <table:table-cell office:value-type="float" office:value="259.18205925735299" table:style-name="ce19">
            <text:p>259</text:p>
          </table:table-cell>
          <table:table-cell office:value-type="float" office:value="201.15556919555999" table:style-name="ce19">
            <text:p>201</text:p>
          </table:table-cell>
          <table:table-cell office:value-type="float" office:value="157.69714729741401" table:style-name="ce19">
            <text:p>158</text:p>
          </table:table-cell>
          <table:table-cell office:value-type="float" office:value="167.160632837451" table:style-name="ce19">
            <text:p>167</text:p>
          </table:table-cell>
          <table:table-cell office:value-type="float" office:value="205.12132954167399" table:style-name="ce19">
            <text:p>205</text:p>
          </table:table-cell>
          <table:table-cell office:value-type="float" office:value="283.138950002618" table:style-name="ce19">
            <text:p>283</text:p>
          </table:table-cell>
          <table:table-cell office:value-type="float" office:value="261.61766135016802" table:style-name="ce19">
            <text:p>262</text:p>
          </table:table-cell>
          <table:table-cell office:value-type="float" office:value="248.29350668541301" table:style-name="ce19">
            <text:p>248</text:p>
          </table:table-cell>
          <table:table-cell office:value-type="float" office:value="312.46739325730698" table:style-name="ce19">
            <text:p>312</text:p>
          </table:table-cell>
          <table:table-cell office:value-type="float" office:value="408.21229080151397" table:style-name="ce19">
            <text:p>408</text:p>
          </table:table-cell>
          <table:table-cell office:value-type="float" office:value="621.22155217312002" table:style-name="ce19">
            <text:p>621</text:p>
          </table:table-cell>
          <table:table-cell office:value-type="float" office:value="487.39196363510598" table:style-name="ce19">
            <text:p>487</text:p>
          </table:table-cell>
          <table:table-cell office:value-type="float" office:value="640.30577489548898" table:style-name="ce19">
            <text:p>640</text:p>
          </table:table-cell>
          <table:table-cell office:value-type="float" office:value="1024.70007521197" table:style-name="ce19">
            <text:p>1,025</text:p>
          </table:table-cell>
          <table:table-cell office:value-type="float" office:value="1017.0963413675501" table:style-name="ce19">
            <text:p>1,017</text:p>
          </table:table-cell>
          <table:table-cell office:value-type="float" office:value="803.46175503365998" table:style-name="ce19">
            <text:p>803</text:p>
          </table:table-cell>
          <table:table-cell office:value-type="float" office:value="646.95680539402201" table:style-name="ce19">
            <text:p>647</text:p>
          </table:table-cell>
          <table:table-cell office:value-type="float" office:value="702.07932170883305" table:style-name="ce19">
            <text:p>702</text:p>
          </table:table-cell>
          <table:table-cell office:value-type="float" office:value="636.868853230377" table:style-name="ce19">
            <text:p>637</text:p>
          </table:table-cell>
          <table:table-cell office:value-type="float" office:value="706.33656701777102" table:style-name="ce19">
            <text:p>706</text:p>
          </table:table-cell>
          <table:table-cell office:value-type="float" office:value="674.11472690204505" table:style-name="ce19">
            <text:p>674</text:p>
          </table:table-cell>
          <table:table-cell office:value-type="float" office:value="620.53829849041995" table:style-name="ce19">
            <text:p>621</text:p>
          </table:table-cell>
          <table:table-cell office:value-type="float" office:value="458.74151594568099" table:style-name="ce19">
            <text:p>459</text:p>
          </table:table-cell>
          <table:table-cell office:value-type="float" office:value="499.199441684193" table:style-name="ce19">
            <text:p>499</text:p>
          </table:table-cell>
          <table:table-cell office:value-type="float" office:value="778.143271697003" table:style-name="ce19">
            <text:p>778</text:p>
          </table:table-cell>
          <table:table-cell office:value-type="float" office:value="506.95683537834202" table:style-name="ce20">
            <text:p>507</text:p>
          </table:table-cell>
          <table:table-cell table:style-name="ce18"/>
          <table:table-cell table:number-columns-repeated="16342"/>
        </table:table-row>
        <table:table-row table:style-name="ro3">
          <table:table-cell office:value-type="string" table:style-name="ce1">
            <text:p>Subsidie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84.4" table:style-name="ce19">
            <text:p>84</text:p>
          </table:table-cell>
          <table:table-cell office:value-type="float" office:value="240.46" table:style-name="ce19">
            <text:p>240</text:p>
          </table:table-cell>
          <table:table-cell office:value-type="float" office:value="154.13" table:style-name="ce19">
            <text:p>154</text:p>
          </table:table-cell>
          <table:table-cell office:value-type="float" office:value="164.47" table:style-name="ce19">
            <text:p>164</text:p>
          </table:table-cell>
          <table:table-cell office:value-type="float" office:value="161.66" table:style-name="ce19">
            <text:p>162</text:p>
          </table:table-cell>
          <table:table-cell office:value-type="float" office:value="166.62" table:style-name="ce19">
            <text:p>167</text:p>
          </table:table-cell>
          <table:table-cell office:value-type="float" office:value="154.81" table:style-name="ce19">
            <text:p>155</text:p>
          </table:table-cell>
          <table:table-cell office:value-type="float" office:value="174.94" table:style-name="ce19">
            <text:p>175</text:p>
          </table:table-cell>
          <table:table-cell office:value-type="float" office:value="109.633908490851" table:style-name="ce19">
            <text:p>110</text:p>
          </table:table-cell>
          <table:table-cell office:value-type="float" office:value="103.854777155891" table:style-name="ce19">
            <text:p>104</text:p>
          </table:table-cell>
          <table:table-cell office:value-type="float" office:value="80.438298241545994" table:style-name="ce19">
            <text:p>80</text:p>
          </table:table-cell>
          <table:table-cell office:value-type="float" office:value="113.3059198382" table:style-name="ce19">
            <text:p>113</text:p>
          </table:table-cell>
          <table:table-cell office:value-type="float" office:value="117.895373435102" table:style-name="ce19">
            <text:p>118</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31">
            <text:p>[x]</text:p>
          </table:table-cell>
          <table:table-cell office:value-type="string" table:style-name="ce18">
            <text:p>[Note 5]</text:p>
          </table:table-cell>
          <table:table-cell table:number-columns-repeated="16342"/>
        </table:table-row>
        <table:table-row table:style-name="ro3">
          <table:table-cell office:value-type="string" table:style-name="ce1">
            <text:p>Change in stock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8.57985548816551" table:style-name="ce19">
            <text:p>9</text:p>
          </table:table-cell>
          <table:table-cell office:value-type="float" office:value="-5.0079764838566803" table:style-name="ce19">
            <text:p>-5</text:p>
          </table:table-cell>
          <table:table-cell office:value-type="float" office:value="-11.555404961502401" table:style-name="ce19">
            <text:p>-12</text:p>
          </table:table-cell>
          <table:table-cell office:value-type="float" office:value="2.0842496180066701" table:style-name="ce19">
            <text:p>2</text:p>
          </table:table-cell>
          <table:table-cell office:value-type="float" office:value="-1.9626195417408701" table:style-name="ce19">
            <text:p>-2</text:p>
          </table:table-cell>
          <table:table-cell office:value-type="float" office:value="16.622180910925898" table:style-name="ce19">
            <text:p>17</text:p>
          </table:table-cell>
          <table:table-cell office:value-type="float" office:value="12.400352543978901" table:style-name="ce19">
            <text:p>12</text:p>
          </table:table-cell>
          <table:table-cell office:value-type="float" office:value="3.38985416010344" table:style-name="ce19">
            <text:p>3</text:p>
          </table:table-cell>
          <table:table-cell office:value-type="float" office:value="-6.3281193988345503" table:style-name="ce19">
            <text:p>-6</text:p>
          </table:table-cell>
          <table:table-cell office:value-type="float" office:value="-18.6988833202658" table:style-name="ce19">
            <text:p>-19</text:p>
          </table:table-cell>
          <table:table-cell office:value-type="float" office:value="4.3833310273526704" table:style-name="ce19">
            <text:p>4</text:p>
          </table:table-cell>
          <table:table-cell office:value-type="float" office:value="12.3179582619731" table:style-name="ce19">
            <text:p>12</text:p>
          </table:table-cell>
          <table:table-cell office:value-type="float" office:value="20.700420413358302" table:style-name="ce19">
            <text:p>21</text:p>
          </table:table-cell>
          <table:table-cell office:value-type="float" office:value="-4.9300761348183899" table:style-name="ce19">
            <text:p>-5</text:p>
          </table:table-cell>
          <table:table-cell office:value-type="float" office:value="12.940460476614501" table:style-name="ce19">
            <text:p>13</text:p>
          </table:table-cell>
          <table:table-cell office:value-type="float" office:value="-2.0582439347767898" table:style-name="ce19">
            <text:p>-2</text:p>
          </table:table-cell>
          <table:table-cell office:value-type="float" office:value="18.2648703989293" table:style-name="ce19">
            <text:p>18</text:p>
          </table:table-cell>
          <table:table-cell office:value-type="float" office:value="9.3418660123480599" table:style-name="ce19">
            <text:p>9</text:p>
          </table:table-cell>
          <table:table-cell office:value-type="float" office:value="-11.796564712976901" table:style-name="ce19">
            <text:p>-12</text:p>
          </table:table-cell>
          <table:table-cell office:value-type="float" office:value="33.804826078211697" table:style-name="ce19">
            <text:p>34</text:p>
          </table:table-cell>
          <table:table-cell office:value-type="float" office:value="84.992675188583902" table:style-name="ce19">
            <text:p>85</text:p>
          </table:table-cell>
          <table:table-cell office:value-type="float" office:value="-31.108500028603501" table:style-name="ce19">
            <text:p>-31</text:p>
          </table:table-cell>
          <table:table-cell office:value-type="float" office:value="-59.6732187314607" table:style-name="ce19">
            <text:p>-60</text:p>
          </table:table-cell>
          <table:table-cell office:value-type="float" office:value="36.858289914177803" table:style-name="ce19">
            <text:p>37</text:p>
          </table:table-cell>
          <table:table-cell office:value-type="float" office:value="9.2945980064332492" table:style-name="ce19">
            <text:p>9</text:p>
          </table:table-cell>
          <table:table-cell office:value-type="float" office:value="-95.800603677606901" table:style-name="ce19">
            <text:p>-96</text:p>
          </table:table-cell>
          <table:table-cell office:value-type="float" office:value="55.095627498498899" table:style-name="ce19">
            <text:p>55</text:p>
          </table:table-cell>
          <table:table-cell office:value-type="float" office:value="-20.087854182423399" table:style-name="ce19">
            <text:p>-20</text:p>
          </table:table-cell>
          <table:table-cell office:value-type="float" office:value="-34.8147630772784" table:style-name="ce19">
            <text:p>-35</text:p>
          </table:table-cell>
          <table:table-cell office:value-type="float" office:value="-99.036501138826907" table:style-name="ce19">
            <text:p>-99</text:p>
          </table:table-cell>
          <table:table-cell office:value-type="float" office:value="-11.313134804992099" table:style-name="ce19">
            <text:p>-11</text:p>
          </table:table-cell>
          <table:table-cell office:value-type="float" office:value="97.978279388117002" table:style-name="ce19">
            <text:p>98</text:p>
          </table:table-cell>
          <table:table-cell office:value-type="float" office:value="-23.546272069327014" table:style-name="ce20">
            <text:p>-24</text:p>
          </table:table-cell>
          <table:table-cell table:style-name="ce18"/>
          <table:table-cell table:number-columns-repeated="3" table:style-name="ce1"/>
          <table:table-cell table:style-name="ce33"/>
          <table:table-cell table:number-columns-repeated="16338"/>
        </table:table-row>
        <table:table-row table:style-name="ro2">
          <table:table-cell office:value-type="string" table:style-name="ce25">
            <text:p>Value of production at market prices (£ million)</text:p>
          </table:table-cell>
          <table:table-cell office:value-type="float" office:value="254.11" table:style-name="ce26">
            <text:p>254</text:p>
          </table:table-cell>
          <table:table-cell office:value-type="float" office:value="245.86" table:style-name="ce26">
            <text:p>246</text:p>
          </table:table-cell>
          <table:table-cell office:value-type="float" office:value="274.51" table:style-name="ce26">
            <text:p>275</text:p>
          </table:table-cell>
          <table:table-cell office:value-type="float" office:value="291.64999999999998" table:style-name="ce26">
            <text:p>292</text:p>
          </table:table-cell>
          <table:table-cell office:value-type="float" office:value="239.59895297902699" table:style-name="ce26">
            <text:p>240</text:p>
          </table:table-cell>
          <table:table-cell office:value-type="float" office:value="270.048253129415" table:style-name="ce26">
            <text:p>270</text:p>
          </table:table-cell>
          <table:table-cell office:value-type="float" office:value="212.13309209462801" table:style-name="ce26">
            <text:p>212</text:p>
          </table:table-cell>
          <table:table-cell office:value-type="float" office:value="361.80285747801202" table:style-name="ce26">
            <text:p>362</text:p>
          </table:table-cell>
          <table:table-cell office:value-type="float" office:value="216.51095642174801" table:style-name="ce26">
            <text:p>217</text:p>
          </table:table-cell>
          <table:table-cell office:value-type="float" office:value="169.88488575722999" table:style-name="ce26">
            <text:p>170</text:p>
          </table:table-cell>
          <table:table-cell office:value-type="float" office:value="222.744754177224" table:style-name="ce26">
            <text:p>223</text:p>
          </table:table-cell>
          <table:table-cell office:value-type="float" office:value="222.79235085814599" table:style-name="ce26">
            <text:p>223</text:p>
          </table:table-cell>
          <table:table-cell office:value-type="float" office:value="272.61608735524197" table:style-name="ce26">
            <text:p>273</text:p>
          </table:table-cell>
          <table:table-cell office:value-type="float" office:value="239.35483583516" table:style-name="ce26">
            <text:p>239</text:p>
          </table:table-cell>
          <table:table-cell office:value-type="float" office:value="262.57191341745602" table:style-name="ce26">
            <text:p>263</text:p>
          </table:table-cell>
          <table:table-cell office:value-type="float" office:value="194.82744979672501" table:style-name="ce26">
            <text:p>195</text:p>
          </table:table-cell>
          <table:table-cell office:value-type="float" office:value="138.99826397714801" table:style-name="ce26">
            <text:p>139</text:p>
          </table:table-cell>
          <table:table-cell office:value-type="float" office:value="171.543963864804" table:style-name="ce26">
            <text:p>172</text:p>
          </table:table-cell>
          <table:table-cell office:value-type="float" office:value="217.43928780364701" table:style-name="ce26">
            <text:p>217</text:p>
          </table:table-cell>
          <table:table-cell office:value-type="float" office:value="303.83937041597602" table:style-name="ce26">
            <text:p>304</text:p>
          </table:table-cell>
          <table:table-cell office:value-type="float" office:value="256.68758521535" table:style-name="ce26">
            <text:p>257</text:p>
          </table:table-cell>
          <table:table-cell office:value-type="float" office:value="261.23396716202802" table:style-name="ce26">
            <text:p>261</text:p>
          </table:table-cell>
          <table:table-cell office:value-type="float" office:value="310.40914932253003" table:style-name="ce26">
            <text:p>310</text:p>
          </table:table-cell>
          <table:table-cell office:value-type="float" office:value="426.47716120044299" table:style-name="ce26">
            <text:p>426</text:p>
          </table:table-cell>
          <table:table-cell office:value-type="float" office:value="630.56341818546798" table:style-name="ce26">
            <text:p>631</text:p>
          </table:table-cell>
          <table:table-cell office:value-type="float" office:value="475.59539892212899" table:style-name="ce26">
            <text:p>476</text:p>
          </table:table-cell>
          <table:table-cell office:value-type="float" office:value="674.11060097370103" table:style-name="ce26">
            <text:p>674</text:p>
          </table:table-cell>
          <table:table-cell office:value-type="float" office:value="1109.69275040055" table:style-name="ce26">
            <text:p>1,110</text:p>
          </table:table-cell>
          <table:table-cell office:value-type="float" office:value="985.98784133894605" table:style-name="ce26">
            <text:p>986</text:p>
          </table:table-cell>
          <table:table-cell office:value-type="float" office:value="740.91474149189901" table:style-name="ce26">
            <text:p>741</text:p>
          </table:table-cell>
          <table:table-cell office:value-type="float" office:value="683.81509530819994" table:style-name="ce26">
            <text:p>684</text:p>
          </table:table-cell>
          <table:table-cell office:value-type="float" office:value="711.35471280131901" table:style-name="ce26">
            <text:p>711</text:p>
          </table:table-cell>
          <table:table-cell office:value-type="float" office:value="541.06824955277" table:style-name="ce26">
            <text:p>541</text:p>
          </table:table-cell>
          <table:table-cell office:value-type="float" office:value="761.43219451626999" table:style-name="ce26">
            <text:p>761</text:p>
          </table:table-cell>
          <table:table-cell office:value-type="float" office:value="654.026872719621" table:style-name="ce26">
            <text:p>654</text:p>
          </table:table-cell>
          <table:table-cell office:value-type="float" office:value="585.72353541314101" table:style-name="ce26">
            <text:p>586</text:p>
          </table:table-cell>
          <table:table-cell office:value-type="float" office:value="346.66441921276402" table:style-name="ce26">
            <text:p>347</text:p>
          </table:table-cell>
          <table:table-cell office:value-type="float" office:value="497.45616301413298" table:style-name="ce26">
            <text:p>497</text:p>
          </table:table-cell>
          <table:table-cell office:value-type="float" office:value="643.55632326997602" table:style-name="ce26">
            <text:p>644</text:p>
          </table:table-cell>
          <table:table-cell office:value-type="float" office:value="397.85827499215998" table:style-name="ce26">
            <text:p>398</text:p>
          </table:table-cell>
          <table:table-cell office:value-type="string" table:style-name="ce27">
            <text:p>[Note 6]</text:p>
          </table:table-cell>
          <table:table-cell table:number-columns-repeated="16342" table:style-name="ce1"/>
        </table:table-row>
        <table:table-row table:style-name="ro2">
          <table:table-cell office:value-type="string" table:style-name="ce25">
            <text:p>Prices (average prices weighted by volumes of sales, £ per tonne)</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float" office:value="281.93800835431603" table:style-name="ce26">
            <text:p>282</text:p>
          </table:table-cell>
          <table:table-cell office:value-type="float" office:value="178.47430940680101" table:style-name="ce26">
            <text:p>178</text:p>
          </table:table-cell>
          <table:table-cell office:value-type="float" office:value="156.639041555181" table:style-name="ce26">
            <text:p>157</text:p>
          </table:table-cell>
          <table:table-cell office:value-type="float" office:value="179.20291396171299" table:style-name="ce26">
            <text:p>179</text:p>
          </table:table-cell>
          <table:table-cell office:value-type="float" office:value="180.52667315227001" table:style-name="ce26">
            <text:p>181</text:p>
          </table:table-cell>
          <table:table-cell office:value-type="float" office:value="192.695518870721" table:style-name="ce26">
            <text:p>193</text:p>
          </table:table-cell>
          <table:table-cell office:value-type="float" office:value="156.79018054381001" table:style-name="ce26">
            <text:p>157</text:p>
          </table:table-cell>
          <table:table-cell office:value-type="float" office:value="167.470105162811" table:style-name="ce26">
            <text:p>167</text:p>
          </table:table-cell>
          <table:table-cell office:value-type="float" office:value="112.186200739124" table:style-name="ce26">
            <text:p>112</text:p>
          </table:table-cell>
          <table:table-cell office:value-type="float" office:value="120.157918746398" table:style-name="ce26">
            <text:p>120</text:p>
          </table:table-cell>
          <table:table-cell office:value-type="float" office:value="148.24504644001701" table:style-name="ce26">
            <text:p>148</text:p>
          </table:table-cell>
          <table:table-cell office:value-type="float" office:value="148.14766957457201" table:style-name="ce26">
            <text:p>148</text:p>
          </table:table-cell>
          <table:table-cell office:value-type="float" office:value="171.58760803704899" table:style-name="ce26">
            <text:p>172</text:p>
          </table:table-cell>
          <table:table-cell office:value-type="float" office:value="159.748207473695" table:style-name="ce26">
            <text:p>160</text:p>
          </table:table-cell>
          <table:table-cell office:value-type="float" office:value="137.656886373471" table:style-name="ce26">
            <text:p>138</text:p>
          </table:table-cell>
          <table:table-cell office:value-type="float" office:value="164.22975584407399" table:style-name="ce26">
            <text:p>164</text:p>
          </table:table-cell>
          <table:table-cell office:value-type="float" office:value="202.30198977698001" table:style-name="ce26">
            <text:p>202</text:p>
          </table:table-cell>
          <table:table-cell office:value-type="float" office:value="319.559515674507" table:style-name="ce26">
            <text:p>320</text:p>
          </table:table-cell>
          <table:table-cell office:value-type="float" office:value="248.71686737245" table:style-name="ce26">
            <text:p>249</text:p>
          </table:table-cell>
          <table:table-cell office:value-type="float" office:value="302.271688234907" table:style-name="ce26">
            <text:p>302</text:p>
          </table:table-cell>
          <table:table-cell office:value-type="float" office:value="402.31009889437598" table:style-name="ce26">
            <text:p>402</text:p>
          </table:table-cell>
          <table:table-cell office:value-type="float" office:value="385.65722368705599" table:style-name="ce26">
            <text:p>386</text:p>
          </table:table-cell>
          <table:table-cell office:value-type="float" office:value="348.15098874600397" table:style-name="ce26">
            <text:p>348</text:p>
          </table:table-cell>
          <table:table-cell office:value-type="float" office:value="278.02156553592499" table:style-name="ce26">
            <text:p>278</text:p>
          </table:table-cell>
          <table:table-cell office:value-type="float" office:value="279.79062664143498" table:style-name="ce26">
            <text:p>280</text:p>
          </table:table-cell>
          <table:table-cell office:value-type="float" office:value="305.920910975195" table:style-name="ce26">
            <text:p>306</text:p>
          </table:table-cell>
          <table:table-cell office:value-type="float" office:value="351.43338071822097" table:style-name="ce26">
            <text:p>351</text:p>
          </table:table-cell>
          <table:table-cell office:value-type="float" office:value="325.03975141793501" table:style-name="ce26">
            <text:p>325</text:p>
          </table:table-cell>
          <table:table-cell office:value-type="float" office:value="334.35000351254399" table:style-name="ce26">
            <text:p>334</text:p>
          </table:table-cell>
          <table:table-cell office:value-type="float" office:value="346.66441921276402" table:style-name="ce26">
            <text:p>347</text:p>
          </table:table-cell>
          <table:table-cell office:value-type="float" office:value="497.45616301413298" table:style-name="ce26">
            <text:p>497</text:p>
          </table:table-cell>
          <table:table-cell office:value-type="float" office:value="643.96055665346796" table:style-name="ce26">
            <text:p>644</text:p>
          </table:table-cell>
          <table:table-cell office:value-type="float" office:value="397.85827499215998" table:style-name="ce26">
            <text:p>398</text:p>
          </table:table-cell>
          <table:table-cell table:style-name="ce27"/>
          <table:table-cell table:number-columns-repeated="16342" table:style-name="ce1"/>
        </table:table-row>
        <table:table-row table:style-name="ro8">
          <table:table-cell table:number-columns-repeated="40" table:style-name="ce1"/>
          <table:table-cell table:style-name="ce13"/>
          <table:table-cell table:number-columns-repeated="16343" table:style-name="ce1"/>
        </table:table-row>
        <table:table-row table:style-name="ro1">
          <table:table-cell office:value-type="string" table:style-name="ce15">
            <text:p>Table 7.5b Oilseed rape supply and use (thousand tonnes)</text:p>
          </table:table-cell>
          <table:table-cell table:number-columns-repeated="39" table:style-name="ce1"/>
          <table:table-cell table:style-name="ce13"/>
          <table:table-cell table:number-columns-repeated="16343" table:style-name="ce1"/>
        </table:table-row>
        <table:table-row table:style-name="ro5">
          <table:table-cell office:value-type="string" table:style-name="ce16">
            <text:p>Supply and use</text:p>
          </table:table-cell>
          <table:table-cell office:value-type="string" table:style-name="ce17">
            <text:p>1984</text:p>
          </table:table-cell>
          <table:table-cell office:value-type="string" table:style-name="ce17">
            <text:p>1985</text:p>
          </table:table-cell>
          <table:table-cell office:value-type="string" table:style-name="ce17">
            <text:p>1986</text:p>
          </table:table-cell>
          <table:table-cell office:value-type="string" table:style-name="ce17">
            <text:p>1987</text:p>
          </table:table-cell>
          <table:table-cell office:value-type="string" table:style-name="ce17">
            <text:p>1988</text:p>
          </table:table-cell>
          <table:table-cell office:value-type="string" table:style-name="ce17">
            <text:p>1989</text:p>
          </table:table-cell>
          <table:table-cell office:value-type="string" table:style-name="ce17">
            <text:p>1990</text:p>
          </table:table-cell>
          <table:table-cell office:value-type="string" table:style-name="ce17">
            <text:p>1991</text:p>
          </table:table-cell>
          <table:table-cell office:value-type="string" table:style-name="ce17">
            <text:p>1992</text:p>
          </table:table-cell>
          <table:table-cell office:value-type="string" table:style-name="ce17">
            <text:p>1993</text:p>
          </table:table-cell>
          <table:table-cell office:value-type="string" table:style-name="ce17">
            <text:p>1994</text:p>
          </table:table-cell>
          <table:table-cell office:value-type="string" table:style-name="ce17">
            <text:p>1995</text:p>
          </table:table-cell>
          <table:table-cell office:value-type="string" table:style-name="ce17">
            <text:p>1996</text:p>
          </table:table-cell>
          <table:table-cell office:value-type="string" table:style-name="ce17">
            <text:p>1997</text:p>
          </table:table-cell>
          <table:table-cell office:value-type="string" table:style-name="ce17">
            <text:p>1998</text:p>
          </table:table-cell>
          <table:table-cell office:value-type="string" table:style-name="ce17">
            <text:p>1999</text:p>
          </table:table-cell>
          <table:table-cell office:value-type="string" table:style-name="ce17">
            <text:p>2000</text:p>
          </table:table-cell>
          <table:table-cell office:value-type="string" table:style-name="ce17">
            <text:p>2001</text:p>
          </table:table-cell>
          <table:table-cell office:value-type="string" table:style-name="ce17">
            <text:p>2002</text:p>
          </table:table-cell>
          <table:table-cell office:value-type="string" table:style-name="ce17">
            <text:p>2003</text:p>
          </table:table-cell>
          <table:table-cell office:value-type="string" table:style-name="ce17">
            <text:p>2004</text:p>
          </table:table-cell>
          <table:table-cell office:value-type="string" table:style-name="ce17">
            <text:p>2005</text:p>
          </table:table-cell>
          <table:table-cell office:value-type="string" table:style-name="ce17">
            <text:p>2006</text:p>
          </table:table-cell>
          <table:table-cell office:value-type="string" table:style-name="ce17">
            <text:p>2007</text:p>
          </table:table-cell>
          <table:table-cell office:value-type="string" table:style-name="ce17">
            <text:p>2008</text:p>
          </table:table-cell>
          <table:table-cell office:value-type="string" table:style-name="ce17">
            <text:p>2009</text:p>
          </table:table-cell>
          <table:table-cell office:value-type="string" table:style-name="ce17">
            <text:p>2010</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office:value-type="string" table:style-name="ce17">
            <text:p>2015</text:p>
          </table:table-cell>
          <table:table-cell office:value-type="string" table:style-name="ce17">
            <text:p>2016</text:p>
          </table:table-cell>
          <table:table-cell office:value-type="string" table:style-name="ce17">
            <text:p>2017</text:p>
          </table:table-cell>
          <table:table-cell office:value-type="string" table:style-name="ce17">
            <text:p>2018</text:p>
          </table:table-cell>
          <table:table-cell office:value-type="string" table:style-name="ce17">
            <text:p>2019</text:p>
          </table:table-cell>
          <table:table-cell office:value-type="string" table:style-name="ce17">
            <text:p>2020</text:p>
          </table:table-cell>
          <table:table-cell office:value-type="string" table:style-name="ce17">
            <text:p>2021</text:p>
          </table:table-cell>
          <table:table-cell office:value-type="string" table:style-name="ce17">
            <text:p>2022</text:p>
          </table:table-cell>
          <table:table-cell office:value-type="string" table:style-name="ce17">
            <text:p>2023 (provisional)</text:p>
          </table:table-cell>
          <table:table-cell table:number-columns-repeated="16343" table:style-name="ce1"/>
        </table:table-row>
        <table:table-row table:style-name="ro3">
          <table:table-cell office:value-type="string" table:style-name="ce1">
            <text:p>Production</text:p>
          </table:table-cell>
          <table:table-cell office:value-type="float" office:value="924" table:style-name="ce19">
            <text:p>924</text:p>
          </table:table-cell>
          <table:table-cell office:value-type="float" office:value="897" table:style-name="ce19">
            <text:p>897</text:p>
          </table:table-cell>
          <table:table-cell office:value-type="float" office:value="966" table:style-name="ce19">
            <text:p>966</text:p>
          </table:table-cell>
          <table:table-cell office:value-type="float" office:value="1323" table:style-name="ce19">
            <text:p>1,323</text:p>
          </table:table-cell>
          <table:table-cell office:value-type="float" office:value="1033.1103526173999" table:style-name="ce19">
            <text:p>1,033</text:p>
          </table:table-cell>
          <table:table-cell office:value-type="float" office:value="945.97769688378696" table:style-name="ce19">
            <text:p>946</text:p>
          </table:table-cell>
          <table:table-cell office:value-type="float" office:value="1207.1916828250801" table:style-name="ce19">
            <text:p>1,207</text:p>
          </table:table-cell>
          <table:table-cell office:value-type="float" office:value="1283.27095587385" table:style-name="ce19">
            <text:p>1,283</text:p>
          </table:table-cell>
          <table:table-cell office:value-type="float" office:value="1213.1211329035" table:style-name="ce19">
            <text:p>1,213</text:p>
          </table:table-cell>
          <table:table-cell office:value-type="float" office:value="1084.56285272521" table:style-name="ce19">
            <text:p>1,085</text:p>
          </table:table-cell>
          <table:table-cell office:value-type="float" office:value="1242.9750680550501" table:style-name="ce19">
            <text:p>1,243</text:p>
          </table:table-cell>
          <table:table-cell office:value-type="float" office:value="1234.1242818462899" table:style-name="ce19">
            <text:p>1,234</text:p>
          </table:table-cell>
          <table:table-cell office:value-type="float" office:value="1414.7505295031799" table:style-name="ce19">
            <text:p>1,415</text:p>
          </table:table-cell>
          <table:table-cell office:value-type="float" office:value="1526.59327902413" table:style-name="ce19">
            <text:p>1,527</text:p>
          </table:table-cell>
          <table:table-cell office:value-type="float" office:value="1567.87334170591" table:style-name="ce19">
            <text:p>1,568</text:p>
          </table:table-cell>
          <table:table-cell office:value-type="float" office:value="1736.6436202770999" table:style-name="ce19">
            <text:p>1,737</text:p>
          </table:table-cell>
          <table:table-cell office:value-type="float" office:value="1156.79653432175" table:style-name="ce19">
            <text:p>1,157</text:p>
          </table:table-cell>
          <table:table-cell office:value-type="float" office:value="1157.16489679953" table:style-name="ce19">
            <text:p>1,157</text:p>
          </table:table-cell>
          <table:table-cell office:value-type="float" office:value="1467.71993395546" table:style-name="ce19">
            <text:p>1,468</text:p>
          </table:table-cell>
          <table:table-cell office:value-type="float" office:value="1770.7535753419399" table:style-name="ce19">
            <text:p>1,771</text:p>
          </table:table-cell>
          <table:table-cell office:value-type="float" office:value="1606.8336532670501" table:style-name="ce19">
            <text:p>1,607</text:p>
          </table:table-cell>
          <table:table-cell office:value-type="float" office:value="1897.72283022994" table:style-name="ce19">
            <text:p>1,898</text:p>
          </table:table-cell>
          <table:table-cell office:value-type="float" office:value="1890.09299039555" table:style-name="ce19">
            <text:p>1,890</text:p>
          </table:table-cell>
          <table:table-cell office:value-type="float" office:value="2108.1214360303402" table:style-name="ce19">
            <text:p>2,108</text:p>
          </table:table-cell>
          <table:table-cell office:value-type="float" office:value="1973.2268552682999" table:style-name="ce19">
            <text:p>1,973</text:p>
          </table:table-cell>
          <table:table-cell office:value-type="float" office:value="1912.1959999999999" table:style-name="ce19">
            <text:p>1,912</text:p>
          </table:table-cell>
          <table:table-cell office:value-type="float" office:value="2230.1480000000001" table:style-name="ce19">
            <text:p>2,230</text:p>
          </table:table-cell>
          <table:table-cell office:value-type="float" office:value="2758.3020000000001" table:style-name="ce19">
            <text:p>2,758</text:p>
          </table:table-cell>
          <table:table-cell office:value-type="float" office:value="2556.643" table:style-name="ce19">
            <text:p>2,557</text:p>
          </table:table-cell>
          <table:table-cell office:value-type="float" office:value="2128.1419999999998" table:style-name="ce19">
            <text:p>2,128</text:p>
          </table:table-cell>
          <table:table-cell office:value-type="float" office:value="2459.57573107702" table:style-name="ce19">
            <text:p>2,460</text:p>
          </table:table-cell>
          <table:table-cell office:value-type="float" office:value="2542.4536959665702" table:style-name="ce19">
            <text:p>2,542</text:p>
          </table:table-cell>
          <table:table-cell office:value-type="float" office:value="1774.7122498591" table:style-name="ce19">
            <text:p>1,775</text:p>
          </table:table-cell>
          <table:table-cell office:value-type="float" office:value="2166.64732576097" table:style-name="ce19">
            <text:p>2,167</text:p>
          </table:table-cell>
          <table:table-cell office:value-type="float" office:value="2012.1442680980799" table:style-name="ce19">
            <text:p>2,012</text:p>
          </table:table-cell>
          <table:table-cell office:value-type="float" office:value="1751.8275138620299" table:style-name="ce19">
            <text:p>1,752</text:p>
          </table:table-cell>
          <table:table-cell office:value-type="float" office:value="1037.6173465500301" table:style-name="ce19">
            <text:p>1,038</text:p>
          </table:table-cell>
          <table:table-cell office:value-type="float" office:value="980.76241316029302" table:style-name="ce19">
            <text:p>981</text:p>
          </table:table-cell>
          <table:table-cell office:value-type="float" office:value="1361.37509555256" table:style-name="ce19">
            <text:p>1,361</text:p>
          </table:table-cell>
          <table:table-cell office:value-type="float" office:value="1216.1076559675701" table:style-name="ce20">
            <text:p>1,216</text:p>
          </table:table-cell>
          <table:table-cell table:number-columns-repeated="16343" table:style-name="ce1"/>
        </table:table-row>
        <table:table-row table:style-name="ro3">
          <table:table-cell office:value-type="string" table:style-name="ce1">
            <text:p>Imports from the EU</text:p>
          </table:table-cell>
          <table:table-cell office:value-type="float" office:value="66" table:style-name="ce19">
            <text:p>66</text:p>
          </table:table-cell>
          <table:table-cell office:value-type="float" office:value="46" table:style-name="ce19">
            <text:p>46</text:p>
          </table:table-cell>
          <table:table-cell office:value-type="float" office:value="79" table:style-name="ce19">
            <text:p>79</text:p>
          </table:table-cell>
          <table:table-cell office:value-type="float" office:value="151" table:style-name="ce19">
            <text:p>151</text:p>
          </table:table-cell>
          <table:table-cell office:value-type="float" office:value="80.665958000000003" table:style-name="ce19">
            <text:p>81</text:p>
          </table:table-cell>
          <table:table-cell office:value-type="float" office:value="98.190276999999995" table:style-name="ce19">
            <text:p>98</text:p>
          </table:table-cell>
          <table:table-cell office:value-type="float" office:value="206.09052700000001" table:style-name="ce19">
            <text:p>206</text:p>
          </table:table-cell>
          <table:table-cell office:value-type="float" office:value="132.736434" table:style-name="ce19">
            <text:p>133</text:p>
          </table:table-cell>
          <table:table-cell office:value-type="float" office:value="212.97614300000001" table:style-name="ce19">
            <text:p>213</text:p>
          </table:table-cell>
          <table:table-cell office:value-type="float" office:value="177.62713099999999" table:style-name="ce19">
            <text:p>178</text:p>
          </table:table-cell>
          <table:table-cell office:value-type="float" office:value="256.377071" table:style-name="ce19">
            <text:p>256</text:p>
          </table:table-cell>
          <table:table-cell office:value-type="float" office:value="454.298404" table:style-name="ce19">
            <text:p>454</text:p>
          </table:table-cell>
          <table:table-cell office:value-type="float" office:value="206.87696199999999" table:style-name="ce19">
            <text:p>207</text:p>
          </table:table-cell>
          <table:table-cell office:value-type="float" office:value="276.889929" table:style-name="ce19">
            <text:p>277</text:p>
          </table:table-cell>
          <table:table-cell office:value-type="float" office:value="303.094379" table:style-name="ce19">
            <text:p>303</text:p>
          </table:table-cell>
          <table:table-cell office:value-type="float" office:value="218.460398" table:style-name="ce19">
            <text:p>218</text:p>
          </table:table-cell>
          <table:table-cell office:value-type="float" office:value="288.76106800000002" table:style-name="ce19">
            <text:p>289</text:p>
          </table:table-cell>
          <table:table-cell office:value-type="float" office:value="537.53686400000004" table:style-name="ce19">
            <text:p>538</text:p>
          </table:table-cell>
          <table:table-cell office:value-type="float" office:value="265.33308199999999" table:style-name="ce19">
            <text:p>265</text:p>
          </table:table-cell>
          <table:table-cell office:value-type="float" office:value="135.854152" table:style-name="ce19">
            <text:p>136</text:p>
          </table:table-cell>
          <table:table-cell office:value-type="float" office:value="198.022232" table:style-name="ce19">
            <text:p>198</text:p>
          </table:table-cell>
          <table:table-cell office:value-type="float" office:value="47.386913" table:style-name="ce19">
            <text:p>47</text:p>
          </table:table-cell>
          <table:table-cell office:value-type="float" office:value="132.14508799999999" table:style-name="ce19">
            <text:p>132</text:p>
          </table:table-cell>
          <table:table-cell office:value-type="float" office:value="63.405979000000002" table:style-name="ce19">
            <text:p>63</text:p>
          </table:table-cell>
          <table:table-cell office:value-type="float" office:value="174.95799600000001" table:style-name="ce19">
            <text:p>175</text:p>
          </table:table-cell>
          <table:table-cell office:value-type="float" office:value="400.572429" table:style-name="ce19">
            <text:p>401</text:p>
          </table:table-cell>
          <table:table-cell office:value-type="float" office:value="158.71410900000001" table:style-name="ce19">
            <text:p>159</text:p>
          </table:table-cell>
          <table:table-cell office:value-type="float" office:value="64.485219000000001" table:style-name="ce19">
            <text:p>64</text:p>
          </table:table-cell>
          <table:table-cell office:value-type="float" office:value="18.321227" table:style-name="ce19">
            <text:p>18</text:p>
          </table:table-cell>
          <table:table-cell office:value-type="float" office:value="148.07815600000001" table:style-name="ce19">
            <text:p>148</text:p>
          </table:table-cell>
          <table:table-cell office:value-type="float" office:value="77.073119000000005" table:style-name="ce19">
            <text:p>77</text:p>
          </table:table-cell>
          <table:table-cell office:value-type="float" office:value="87.207699000000005" table:style-name="ce19">
            <text:p>87</text:p>
          </table:table-cell>
          <table:table-cell office:value-type="float" office:value="62.845959000000001" table:style-name="ce19">
            <text:p>63</text:p>
          </table:table-cell>
          <table:table-cell office:value-type="float" office:value="223.47204500000001" table:style-name="ce19">
            <text:p>223</text:p>
          </table:table-cell>
          <table:table-cell office:value-type="float" office:value="205.87507400000001" table:style-name="ce19">
            <text:p>206</text:p>
          </table:table-cell>
          <table:table-cell office:value-type="float" office:value="257.88609200000002" table:style-name="ce19">
            <text:p>258</text:p>
          </table:table-cell>
          <table:table-cell office:value-type="float" office:value="224.181703" table:style-name="ce19">
            <text:p>224</text:p>
          </table:table-cell>
          <table:table-cell office:value-type="float" office:value="448.901611" table:style-name="ce19">
            <text:p>449</text:p>
          </table:table-cell>
          <table:table-cell office:value-type="float" office:value="423.84200900000002" table:style-name="ce19">
            <text:p>424</text:p>
          </table:table-cell>
          <table:table-cell office:value-type="float" office:value="504.82005500000002" table:style-name="ce20">
            <text:p>505</text:p>
          </table:table-cell>
          <table:table-cell table:number-columns-repeated="16343" table:style-name="ce1"/>
        </table:table-row>
        <table:table-row table:style-name="ro3">
          <table:table-cell office:value-type="string" table:style-name="ce1">
            <text:p>Imports from the rest of the world</text:p>
          </table:table-cell>
          <table:table-cell office:value-type="float" office:value="1" table:style-name="ce19">
            <text:p>1</text:p>
          </table:table-cell>
          <table:table-cell office:value-type="float" office:value="14" table:style-name="ce19">
            <text:p>14</text:p>
          </table:table-cell>
          <table:table-cell office:value-type="float" office:value="181" table:style-name="ce19">
            <text:p>181</text:p>
          </table:table-cell>
          <table:table-cell office:value-type="float" office:value="41" table:style-name="ce19">
            <text:p>41</text:p>
          </table:table-cell>
          <table:table-cell office:value-type="float" office:value="0" table:style-name="ce19">
            <text:p>0</text:p>
          </table:table-cell>
          <table:table-cell office:value-type="float" office:value="4.7713720000000004" table:style-name="ce19">
            <text:p>5</text:p>
          </table:table-cell>
          <table:table-cell office:value-type="float" office:value="4.7552000000000003" table:style-name="ce19">
            <text:p>5</text:p>
          </table:table-cell>
          <table:table-cell office:value-type="float" office:value="4.4939039999999997" table:style-name="ce19">
            <text:p>4</text:p>
          </table:table-cell>
          <table:table-cell office:value-type="float" office:value="0" table:style-name="ce19">
            <text:p>0</text:p>
          </table:table-cell>
          <table:table-cell office:value-type="float" office:value="50.377789999999997" table:style-name="ce19">
            <text:p>50</text:p>
          </table:table-cell>
          <table:table-cell office:value-type="float" office:value="118.727245" table:style-name="ce19">
            <text:p>119</text:p>
          </table:table-cell>
          <table:table-cell office:value-type="float" office:value="98.484648000000007" table:style-name="ce19">
            <text:p>98</text:p>
          </table:table-cell>
          <table:table-cell office:value-type="float" office:value="20.39179" table:style-name="ce19">
            <text:p>20</text:p>
          </table:table-cell>
          <table:table-cell office:value-type="float" office:value="0" table:style-name="ce19">
            <text:p>0</text:p>
          </table:table-cell>
          <table:table-cell office:value-type="float" office:value="22.646162" table:style-name="ce19">
            <text:p>23</text:p>
          </table:table-cell>
          <table:table-cell office:value-type="float" office:value="104.77124000000001" table:style-name="ce19">
            <text:p>105</text:p>
          </table:table-cell>
          <table:table-cell office:value-type="float" office:value="0" table:style-name="ce19">
            <text:p>0</text:p>
          </table:table-cell>
          <table:table-cell office:value-type="float" office:value="67.486839000000003" table:style-name="ce19">
            <text:p>67</text:p>
          </table:table-cell>
          <table:table-cell office:value-type="float" office:value="61.555" table:style-name="ce19">
            <text:p>62</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20.748868000000002" table:style-name="ce19">
            <text:p>21</text:p>
          </table:table-cell>
          <table:table-cell office:value-type="float" office:value="8.5200089999999999" table:style-name="ce19">
            <text:p>9</text:p>
          </table:table-cell>
          <table:table-cell office:value-type="float" office:value="0" table:style-name="ce19">
            <text:p>0</text:p>
          </table:table-cell>
          <table:table-cell office:value-type="float" office:value="0" table:style-name="ce19">
            <text:p>0</text:p>
          </table:table-cell>
          <table:table-cell office:value-type="float" office:value="29.337615" table:style-name="ce19">
            <text:p>29</text:p>
          </table:table-cell>
          <table:table-cell office:value-type="float" office:value="9.9630810000000007" table:style-name="ce19">
            <text:p>10</text:p>
          </table:table-cell>
          <table:table-cell office:value-type="float" office:value="3.0000000000000001E-3" table:style-name="ce19">
            <text:p>0</text:p>
          </table:table-cell>
          <table:table-cell office:value-type="float" office:value="2.5696E-2" table:style-name="ce19">
            <text:p>0</text:p>
          </table:table-cell>
          <table:table-cell office:value-type="float" office:value="121.54495" table:style-name="ce19">
            <text:p>122</text:p>
          </table:table-cell>
          <table:table-cell office:value-type="float" office:value="1.372E-2" table:style-name="ce19">
            <text:p>0</text:p>
          </table:table-cell>
          <table:table-cell office:value-type="float" office:value="95.661455000000004" table:style-name="ce19">
            <text:p>96</text:p>
          </table:table-cell>
          <table:table-cell office:value-type="float" office:value="278.91732000000002" table:style-name="ce19">
            <text:p>279</text:p>
          </table:table-cell>
          <table:table-cell office:value-type="float" office:value="476.93613399999998" table:style-name="ce19">
            <text:p>477</text:p>
          </table:table-cell>
          <table:table-cell office:value-type="float" office:value="387.37408900000003" table:style-name="ce19">
            <text:p>387</text:p>
          </table:table-cell>
          <table:table-cell office:value-type="float" office:value="251.483226" table:style-name="ce20">
            <text:p>251</text:p>
          </table:table-cell>
          <table:table-cell table:number-columns-repeated="16343" table:style-name="ce1"/>
        </table:table-row>
        <table:table-row table:style-name="ro3">
          <table:table-cell office:value-type="string" table:style-name="ce1">
            <text:p>Exports to the EU</text:p>
          </table:table-cell>
          <table:table-cell office:value-type="float" office:value="166" table:style-name="ce19">
            <text:p>166</text:p>
          </table:table-cell>
          <table:table-cell office:value-type="float" office:value="295" table:style-name="ce19">
            <text:p>295</text:p>
          </table:table-cell>
          <table:table-cell office:value-type="float" office:value="496" table:style-name="ce19">
            <text:p>496</text:p>
          </table:table-cell>
          <table:table-cell office:value-type="float" office:value="295" table:style-name="ce19">
            <text:p>295</text:p>
          </table:table-cell>
          <table:table-cell office:value-type="float" office:value="150.24678700000001" table:style-name="ce19">
            <text:p>150</text:p>
          </table:table-cell>
          <table:table-cell office:value-type="float" office:value="103.74384000000001" table:style-name="ce19">
            <text:p>104</text:p>
          </table:table-cell>
          <table:table-cell office:value-type="float" office:value="192.682704" table:style-name="ce19">
            <text:p>193</text:p>
          </table:table-cell>
          <table:table-cell office:value-type="float" office:value="145.899911" table:style-name="ce19">
            <text:p>146</text:p>
          </table:table-cell>
          <table:table-cell office:value-type="float" office:value="74.688072000000005" table:style-name="ce19">
            <text:p>75</text:p>
          </table:table-cell>
          <table:table-cell office:value-type="float" office:value="24.475055000000001" table:style-name="ce19">
            <text:p>24</text:p>
          </table:table-cell>
          <table:table-cell office:value-type="float" office:value="37.771509000000002" table:style-name="ce19">
            <text:p>38</text:p>
          </table:table-cell>
          <table:table-cell office:value-type="float" office:value="41.621614000000001" table:style-name="ce19">
            <text:p>42</text:p>
          </table:table-cell>
          <table:table-cell office:value-type="float" office:value="131.032037" table:style-name="ce19">
            <text:p>131</text:p>
          </table:table-cell>
          <table:table-cell office:value-type="float" office:value="170.24239399999999" table:style-name="ce19">
            <text:p>170</text:p>
          </table:table-cell>
          <table:table-cell office:value-type="float" office:value="243.646896" table:style-name="ce19">
            <text:p>244</text:p>
          </table:table-cell>
          <table:table-cell office:value-type="float" office:value="126.330513" table:style-name="ce19">
            <text:p>126</text:p>
          </table:table-cell>
          <table:table-cell office:value-type="float" office:value="49.947426999999998" table:style-name="ce19">
            <text:p>50</text:p>
          </table:table-cell>
          <table:table-cell office:value-type="float" office:value="16.411483" table:style-name="ce19">
            <text:p>16</text:p>
          </table:table-cell>
          <table:table-cell office:value-type="float" office:value="162.05200600000001" table:style-name="ce19">
            <text:p>162</text:p>
          </table:table-cell>
          <table:table-cell office:value-type="float" office:value="270.82420000000002" table:style-name="ce19">
            <text:p>271</text:p>
          </table:table-cell>
          <table:table-cell office:value-type="float" office:value="101.336254" table:style-name="ce19">
            <text:p>101</text:p>
          </table:table-cell>
          <table:table-cell office:value-type="float" office:value="168.36852400000001" table:style-name="ce19">
            <text:p>168</text:p>
          </table:table-cell>
          <table:table-cell office:value-type="float" office:value="178.72228799999999" table:style-name="ce19">
            <text:p>179</text:p>
          </table:table-cell>
          <table:table-cell office:value-type="float" office:value="264.07921800000003" table:style-name="ce19">
            <text:p>264</text:p>
          </table:table-cell>
          <table:table-cell office:value-type="float" office:value="216.69692499999999" table:style-name="ce19">
            <text:p>217</text:p>
          </table:table-cell>
          <table:table-cell office:value-type="float" office:value="49.920496999999997" table:style-name="ce19">
            <text:p>50</text:p>
          </table:table-cell>
          <table:table-cell office:value-type="float" office:value="261.64614599999999" table:style-name="ce19">
            <text:p>262</text:p>
          </table:table-cell>
          <table:table-cell office:value-type="float" office:value="659.14395500000001" table:style-name="ce19">
            <text:p>659</text:p>
          </table:table-cell>
          <table:table-cell office:value-type="float" office:value="1056.652153" table:style-name="ce19">
            <text:p>1,057</text:p>
          </table:table-cell>
          <table:table-cell office:value-type="float" office:value="437.07608699999997" table:style-name="ce19">
            <text:p>437</text:p>
          </table:table-cell>
          <table:table-cell office:value-type="float" office:value="332.62068900000003" table:style-name="ce19">
            <text:p>333</text:p>
          </table:table-cell>
          <table:table-cell office:value-type="float" office:value="283.12248899999997" table:style-name="ce19">
            <text:p>283</text:p>
          </table:table-cell>
          <table:table-cell office:value-type="float" office:value="274.28706499999998" table:style-name="ce19">
            <text:p>274</text:p>
          </table:table-cell>
          <table:table-cell office:value-type="float" office:value="143.34630300000001" table:style-name="ce19">
            <text:p>143</text:p>
          </table:table-cell>
          <table:table-cell office:value-type="float" office:value="134.50997100000001" table:style-name="ce19">
            <text:p>135</text:p>
          </table:table-cell>
          <table:table-cell office:value-type="float" office:value="73.543538999999996" table:style-name="ce19">
            <text:p>74</text:p>
          </table:table-cell>
          <table:table-cell office:value-type="float" office:value="114.25252399999999" table:style-name="ce19">
            <text:p>114</text:p>
          </table:table-cell>
          <table:table-cell office:value-type="float" office:value="25.417235999999999" table:style-name="ce19">
            <text:p>25</text:p>
          </table:table-cell>
          <table:table-cell office:value-type="float" office:value="48.895581" table:style-name="ce19">
            <text:p>49</text:p>
          </table:table-cell>
          <table:table-cell office:value-type="float" office:value="37.924124999999997" table:style-name="ce20">
            <text:p>38</text:p>
          </table:table-cell>
          <table:table-cell table:number-columns-repeated="16343" table:style-name="ce1"/>
        </table:table-row>
        <table:table-row table:style-name="ro3">
          <table:table-cell office:value-type="string" table:style-name="ce1">
            <text:p>Exports to the rest of the world</text:p>
          </table:table-cell>
          <table:table-cell office:value-type="float" office:value="1" table:style-name="ce19">
            <text:p>1</text:p>
          </table:table-cell>
          <table:table-cell office:value-type="float" office:value="0" table:style-name="ce19">
            <text:p>0</text:p>
          </table:table-cell>
          <table:table-cell office:value-type="float" office:value="0" table:style-name="ce19">
            <text:p>0</text:p>
          </table:table-cell>
          <table:table-cell office:value-type="float" office:value="1" table:style-name="ce19">
            <text:p>1</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279757" table:style-name="ce19">
            <text:p>1</text:p>
          </table:table-cell>
          <table:table-cell office:value-type="float" office:value="46.423748000000003" table:style-name="ce19">
            <text:p>46</text:p>
          </table:table-cell>
          <table:table-cell office:value-type="float" office:value="20.030830999999999" table:style-name="ce19">
            <text:p>20</text:p>
          </table:table-cell>
          <table:table-cell office:value-type="float" office:value="45.303612999999999" table:style-name="ce19">
            <text:p>45</text:p>
          </table:table-cell>
          <table:table-cell office:value-type="float" office:value="0" table:style-name="ce19">
            <text:p>0</text:p>
          </table:table-cell>
          <table:table-cell office:value-type="float" office:value="45.419165" table:style-name="ce19">
            <text:p>45</text:p>
          </table:table-cell>
          <table:table-cell office:value-type="float" office:value="15.800706" table:style-name="ce19">
            <text:p>16</text:p>
          </table:table-cell>
          <table:table-cell office:value-type="float" office:value="32.221228000000004" table:style-name="ce19">
            <text:p>32</text:p>
          </table:table-cell>
          <table:table-cell office:value-type="float" office:value="148.97826000000001" table:style-name="ce19">
            <text:p>149</text:p>
          </table:table-cell>
          <table:table-cell office:value-type="float" office:value="0" table:style-name="ce19">
            <text:p>0</text:p>
          </table:table-cell>
          <table:table-cell office:value-type="float" office:value="0" table:style-name="ce19">
            <text:p>0</text:p>
          </table:table-cell>
          <table:table-cell office:value-type="float" office:value="45.269199999999998" table:style-name="ce19">
            <text:p>45</text:p>
          </table:table-cell>
          <table:table-cell office:value-type="float" office:value="1.4296500000000001" table:style-name="ce19">
            <text:p>1</text:p>
          </table:table-cell>
          <table:table-cell office:value-type="float" office:value="2.5649099999999998" table:style-name="ce19">
            <text:p>3</text:p>
          </table:table-cell>
          <table:table-cell office:value-type="float" office:value="4.407953" table:style-name="ce19">
            <text:p>4</text:p>
          </table:table-cell>
          <table:table-cell office:value-type="float" office:value="14.847693" table:style-name="ce19">
            <text:p>15</text:p>
          </table:table-cell>
          <table:table-cell office:value-type="float" office:value="0.13819200000000001" table:style-name="ce19">
            <text:p>0</text:p>
          </table:table-cell>
          <table:table-cell office:value-type="float" office:value="1.9840949999999999" table:style-name="ce19">
            <text:p>2</text:p>
          </table:table-cell>
          <table:table-cell office:value-type="float" office:value="2.5147490000000001" table:style-name="ce19">
            <text:p>3</text:p>
          </table:table-cell>
          <table:table-cell office:value-type="float" office:value="2.2177699999999998" table:style-name="ce19">
            <text:p>2</text:p>
          </table:table-cell>
          <table:table-cell office:value-type="float" office:value="0" table:style-name="ce19">
            <text:p>0</text:p>
          </table:table-cell>
          <table:table-cell office:value-type="float" office:value="0" table:style-name="ce19">
            <text:p>0</text:p>
          </table:table-cell>
          <table:table-cell office:value-type="float" office:value="1.96333" table:style-name="ce19">
            <text:p>2</text:p>
          </table:table-cell>
          <table:table-cell office:value-type="float" office:value="38.098644" table:style-name="ce19">
            <text:p>38</text:p>
          </table:table-cell>
          <table:table-cell office:value-type="float" office:value="24.481228000000002" table:style-name="ce19">
            <text:p>24</text:p>
          </table:table-cell>
          <table:table-cell office:value-type="float" office:value="24.746624000000001" table:style-name="ce19">
            <text:p>25</text:p>
          </table:table-cell>
          <table:table-cell office:value-type="float" office:value="2.5291999999999999E-2" table:style-name="ce19">
            <text:p>0</text:p>
          </table:table-cell>
          <table:table-cell office:value-type="float" office:value="0.2" table:style-name="ce19">
            <text:p>0</text:p>
          </table:table-cell>
          <table:table-cell office:value-type="float" office:value="3.0928000000000001E-2" table:style-name="ce19">
            <text:p>0</text:p>
          </table:table-cell>
          <table:table-cell office:value-type="float" office:value="0.101075" table:style-name="ce19">
            <text:p>0</text:p>
          </table:table-cell>
          <table:table-cell office:value-type="float" office:value="3.9550000000000002E-2" table:style-name="ce19">
            <text:p>0</text:p>
          </table:table-cell>
          <table:table-cell office:value-type="float" office:value="8.7329999999999994E-3" table:style-name="ce19">
            <text:p>0</text:p>
          </table:table-cell>
          <table:table-cell office:value-type="float" office:value="3.2" table:style-name="ce20">
            <text:p>3</text:p>
          </table:table-cell>
          <table:table-cell table:number-columns-repeated="16343" table:style-name="ce1"/>
        </table:table-row>
        <table:table-row table:style-name="ro3">
          <table:table-cell office:value-type="string" table:style-name="ce1">
            <text:p>Total new supply</text:p>
          </table:table-cell>
          <table:table-cell office:value-type="float" office:value="824" table:style-name="ce19">
            <text:p>824</text:p>
          </table:table-cell>
          <table:table-cell office:value-type="float" office:value="662" table:style-name="ce19">
            <text:p>662</text:p>
          </table:table-cell>
          <table:table-cell office:value-type="float" office:value="730" table:style-name="ce19">
            <text:p>730</text:p>
          </table:table-cell>
          <table:table-cell office:value-type="float" office:value="1219" table:style-name="ce19">
            <text:p>1,219</text:p>
          </table:table-cell>
          <table:table-cell office:value-type="float" office:value="963.56172761739697" table:style-name="ce19">
            <text:p>964</text:p>
          </table:table-cell>
          <table:table-cell office:value-type="float" office:value="945.15372388378603" table:style-name="ce19">
            <text:p>945</text:p>
          </table:table-cell>
          <table:table-cell office:value-type="float" office:value="1225.1282078250799" table:style-name="ce19">
            <text:p>1,225</text:p>
          </table:table-cell>
          <table:table-cell office:value-type="float" office:value="1273.3216258738501" table:style-name="ce19">
            <text:p>1,273</text:p>
          </table:table-cell>
          <table:table-cell office:value-type="float" office:value="1305.0996809035" table:style-name="ce19">
            <text:p>1,305</text:p>
          </table:table-cell>
          <table:table-cell office:value-type="float" office:value="1268.06188772521" table:style-name="ce19">
            <text:p>1,268</text:p>
          </table:table-cell>
          <table:table-cell office:value-type="float" office:value="1535.00426205505" table:style-name="ce19">
            <text:p>1,535</text:p>
          </table:table-cell>
          <table:table-cell office:value-type="float" office:value="1745.2604448462901" table:style-name="ce19">
            <text:p>1,745</text:p>
          </table:table-cell>
          <table:table-cell office:value-type="float" office:value="1465.5680795031799" table:style-name="ce19">
            <text:p>1,466</text:p>
          </table:table-cell>
          <table:table-cell office:value-type="float" office:value="1617.4731280241299" table:style-name="ce19">
            <text:p>1,617</text:p>
          </table:table-cell>
          <table:table-cell office:value-type="float" office:value="1617.74575870591" table:style-name="ce19">
            <text:p>1,618</text:p>
          </table:table-cell>
          <table:table-cell office:value-type="float" office:value="1784.5664852770999" table:style-name="ce19">
            <text:p>1,785</text:p>
          </table:table-cell>
          <table:table-cell office:value-type="float" office:value="1395.5716103217501" table:style-name="ce19">
            <text:p>1,396</text:p>
          </table:table-cell>
          <table:table-cell office:value-type="float" office:value="1745.7511377995299" table:style-name="ce19">
            <text:p>1,746</text:p>
          </table:table-cell>
          <table:table-cell office:value-type="float" office:value="1587.2868099554601" table:style-name="ce19">
            <text:p>1,587</text:p>
          </table:table-cell>
          <table:table-cell office:value-type="float" office:value="1634.35387734194" table:style-name="ce19">
            <text:p>1,634</text:p>
          </table:table-cell>
          <table:table-cell office:value-type="float" office:value="1701.0037712670501" table:style-name="ce19">
            <text:p>1,701</text:p>
          </table:table-cell>
          <table:table-cell office:value-type="float" office:value="1772.55495422994" table:style-name="ce19">
            <text:p>1,773</text:p>
          </table:table-cell>
          <table:table-cell office:value-type="float" office:value="1828.66912739555" table:style-name="ce19">
            <text:p>1,829</text:p>
          </table:table-cell>
          <table:table-cell office:value-type="float" office:value="1907.3100050303401" table:style-name="ce19">
            <text:p>1,907</text:p>
          </table:table-cell>
          <table:table-cell office:value-type="float" office:value="1929.5038862683" table:style-name="ce19">
            <text:p>1,930</text:p>
          </table:table-cell>
          <table:table-cell office:value-type="float" office:value="2281.0820509999999" table:style-name="ce19">
            <text:p>2,281</text:p>
          </table:table-cell>
          <table:table-cell office:value-type="float" office:value="2133.5182020000002" table:style-name="ce19">
            <text:p>2,134</text:p>
          </table:table-cell>
          <table:table-cell office:value-type="float" office:value="2163.6192059999998" table:style-name="ce19">
            <text:p>2,164</text:p>
          </table:table-cell>
          <table:table-cell office:value-type="float" office:value="1518.2375039999999" table:style-name="ce19">
            <text:p>1,518</text:p>
          </table:table-cell>
          <table:table-cell office:value-type="float" office:value="1866.518354" table:style-name="ce19">
            <text:p>1,867</text:p>
          </table:table-cell>
          <table:table-cell office:value-type="float" office:value="2175.89259807702" table:style-name="ce19">
            <text:p>2,176</text:p>
          </table:table-cell>
          <table:table-cell office:value-type="float" office:value="2322.06067796657" table:style-name="ce19">
            <text:p>2,322</text:p>
          </table:table-cell>
          <table:table-cell office:value-type="float" office:value="1538.5502158591" table:style-name="ce19">
            <text:p>1,539</text:p>
          </table:table-cell>
          <table:table-cell office:value-type="float" office:value="2368.2927257609699" table:style-name="ce19">
            <text:p>2,368</text:p>
          </table:table-cell>
          <table:table-cell office:value-type="float" office:value="2083.3230910980801" table:style-name="ce19">
            <text:p>2,083</text:p>
          </table:table-cell>
          <table:table-cell office:value-type="float" office:value="2031.8005938620299" table:style-name="ce19">
            <text:p>2,032</text:p>
          </table:table-cell>
          <table:table-cell office:value-type="float" office:value="1426.3627705500301" table:style-name="ce19">
            <text:p>1,426</text:p>
          </table:table-cell>
          <table:table-cell office:value-type="float" office:value="1881.14337216029" table:style-name="ce19">
            <text:p>1,881</text:p>
          </table:table-cell>
          <table:table-cell office:value-type="float" office:value="2123.6868795525602" table:style-name="ce19">
            <text:p>2,124</text:p>
          </table:table-cell>
          <table:table-cell office:value-type="float" office:value="1931.28681196757" table:style-name="ce20">
            <text:p>1,931</text:p>
          </table:table-cell>
          <table:table-cell table:number-columns-repeated="16343" table:style-name="ce1"/>
        </table:table-row>
        <table:table-row table:style-name="ro3">
          <table:table-cell office:value-type="string" table:style-name="ce21">
            <text:p>Production as % of total new supply for use in UK</text:p>
          </table:table-cell>
          <table:table-cell office:value-type="percentage" office:value="1.1213592233009699" table:style-name="ce21">
            <text:p>112%</text:p>
          </table:table-cell>
          <table:table-cell office:value-type="percentage" office:value="1.3549848942598199" table:style-name="ce21">
            <text:p>135%</text:p>
          </table:table-cell>
          <table:table-cell office:value-type="percentage" office:value="1.32328767123288" table:style-name="ce21">
            <text:p>132%</text:p>
          </table:table-cell>
          <table:table-cell office:value-type="percentage" office:value="1.0853158326497101" table:style-name="ce21">
            <text:p>109%</text:p>
          </table:table-cell>
          <table:table-cell office:value-type="percentage" office:value="1.0721786918332401" table:style-name="ce21">
            <text:p>107%</text:p>
          </table:table-cell>
          <table:table-cell office:value-type="percentage" office:value="1.0008717872862101" table:style-name="ce21">
            <text:p>100%</text:p>
          </table:table-cell>
          <table:table-cell office:value-type="percentage" office:value="0.98535947104520405" table:style-name="ce21">
            <text:p>99%</text:p>
          </table:table-cell>
          <table:table-cell office:value-type="percentage" office:value="1.00781368178929" table:style-name="ce21">
            <text:p>101%</text:p>
          </table:table-cell>
          <table:table-cell office:value-type="percentage" office:value="0.92952373727014903" table:style-name="ce21">
            <text:p>93%</text:p>
          </table:table-cell>
          <table:table-cell office:value-type="percentage" office:value="0.85529173554046301" table:style-name="ce21">
            <text:p>86%</text:p>
          </table:table-cell>
          <table:table-cell office:value-type="percentage" office:value="0.80975349631340199" table:style-name="ce21">
            <text:p>81%</text:p>
          </table:table-cell>
          <table:table-cell office:value-type="percentage" office:value="0.70712900500932596" table:style-name="ce21">
            <text:p>71%</text:p>
          </table:table-cell>
          <table:table-cell office:value-type="percentage" office:value="0.96532569812981495" table:style-name="ce21">
            <text:p>97%</text:p>
          </table:table-cell>
          <table:table-cell office:value-type="percentage" office:value="0.94381368850868197" table:style-name="ce21">
            <text:p>94%</text:p>
          </table:table-cell>
          <table:table-cell office:value-type="percentage" office:value="0.96917165955675599" table:style-name="ce21">
            <text:p>97%</text:p>
          </table:table-cell>
          <table:table-cell office:value-type="percentage" office:value="0.97314593465955501" table:style-name="ce21">
            <text:p>97%</text:p>
          </table:table-cell>
          <table:table-cell office:value-type="percentage" office:value="0.82890517818361897" table:style-name="ce21">
            <text:p>83%</text:p>
          </table:table-cell>
          <table:table-cell office:value-type="percentage" office:value="0.66284642280577599" table:style-name="ce21">
            <text:p>66%</text:p>
          </table:table-cell>
          <table:table-cell office:value-type="percentage" office:value="0.92467216683835796" table:style-name="ce21">
            <text:p>92%</text:p>
          </table:table-cell>
          <table:table-cell office:value-type="percentage" office:value="1.0834578727966999" table:style-name="ce21">
            <text:p>108%</text:p>
          </table:table-cell>
          <table:table-cell office:value-type="percentage" office:value="0.944638501342149" table:style-name="ce21">
            <text:p>94%</text:p>
          </table:table-cell>
          <table:table-cell office:value-type="percentage" office:value="1.07061438388768" table:style-name="ce21">
            <text:p>107%</text:p>
          </table:table-cell>
          <table:table-cell office:value-type="percentage" office:value="1.0335893804296299" table:style-name="ce21">
            <text:p>103%</text:p>
          </table:table-cell>
          <table:table-cell office:value-type="percentage" office:value="1.1052851557798" table:style-name="ce21">
            <text:p>111%</text:p>
          </table:table-cell>
          <table:table-cell office:value-type="percentage" office:value="1.02266021297555" table:style-name="ce21">
            <text:p>102%</text:p>
          </table:table-cell>
          <table:table-cell office:value-type="percentage" office:value="0.838284619863505" table:style-name="ce21">
            <text:p>84%</text:p>
          </table:table-cell>
          <table:table-cell office:value-type="percentage" office:value="1.04529129299643" table:style-name="ce21">
            <text:p>105%</text:p>
          </table:table-cell>
          <table:table-cell office:value-type="percentage" office:value="1.27485557178956" table:style-name="ce21">
            <text:p>127%</text:p>
          </table:table-cell>
          <table:table-cell office:value-type="percentage" office:value="1.6839545810613801" table:style-name="ce21">
            <text:p>168%</text:p>
          </table:table-cell>
          <table:table-cell office:value-type="percentage" office:value="1.13529871255111" table:style-name="ce21">
            <text:p>114%</text:p>
          </table:table-cell>
          <table:table-cell office:value-type="percentage" office:value="1.13037552186662" table:style-name="ce21">
            <text:p>113%</text:p>
          </table:table-cell>
          <table:table-cell office:value-type="percentage" office:value="1.09491268686096" table:style-name="ce21">
            <text:p>109%</text:p>
          </table:table-cell>
          <table:table-cell office:value-type="percentage" office:value="1.15349647451587" table:style-name="ce21">
            <text:p>115%</text:p>
          </table:table-cell>
          <table:table-cell office:value-type="percentage" office:value="0.91485621781183801" table:style-name="ce21">
            <text:p>91%</text:p>
          </table:table-cell>
          <table:table-cell office:value-type="percentage" office:value="0.96583399699060501" table:style-name="ce21">
            <text:p>97%</text:p>
          </table:table-cell>
          <table:table-cell office:value-type="percentage" office:value="0.86220445015825598" table:style-name="ce21">
            <text:p>86%</text:p>
          </table:table-cell>
          <table:table-cell office:value-type="percentage" office:value="0.72745683494662805" table:style-name="ce21">
            <text:p>73%</text:p>
          </table:table-cell>
          <table:table-cell office:value-type="percentage" office:value="0.52136505259245203" table:style-name="ce21">
            <text:p>52%</text:p>
          </table:table-cell>
          <table:table-cell office:value-type="percentage" office:value="0.64104322942344005" table:style-name="ce21">
            <text:p>64%</text:p>
          </table:table-cell>
          <table:table-cell office:value-type="percentage" office:value="0.62968775452291104" table:style-name="ce21">
            <text:p>63%</text:p>
          </table:table-cell>
          <table:table-cell table:number-columns-repeated="16343" table:style-name="ce1"/>
        </table:table-row>
        <table:table-row table:number-rows-repeated="1048547" table:style-name="ro3">
          <table:table-cell table:number-columns-repeated="16384"/>
        </table:table-row>
      </table:table>
      <table:table table:name="Table_7_6" table:style-name="ta1">
        <table:table-column table:style-name="co10" table:default-cell-style-name="ce1"/>
        <table:table-column table:style-name="co9" table:number-columns-repeated="52" table:default-cell-style-name="ce1"/>
        <table:table-column table:style-name="co2" table:number-columns-repeated="16331" table:default-cell-style-name="ce1"/>
        <table:table-row table:style-name="ro1">
          <table:table-cell office:value-type="string" table:style-name="ce14">
            <text:p>Table 7.6 Sugar beet</text:p>
          </table:table-cell>
          <table:table-cell table:number-columns-repeated="16383" table:style-name="ce1"/>
        </table:table-row>
        <table:table-row table:style-name="ro3">
          <table:table-cell office:value-type="string" table:style-name="ce1">
            <text:p>This worksheet contains 2 tables displayed next to each other vertically with 1 blank row between each table.</text:p>
          </table:table-cell>
          <table:table-cell table:number-columns-repeated="16383" table:style-name="ce1"/>
        </table:table-row>
        <table:table-row table:style-name="ro8">
          <table:table-cell office:value-type="string" table:style-name="ce15">
            <text:p>Table 7.6a Sugar beet production</text:p>
          </table:table-cell>
          <table:table-cell table:number-columns-repeated="16383" table:style-name="ce1"/>
        </table:table-row>
        <table:table-row table:style-name="ro5">
          <table:table-cell office:value-type="string" table:style-name="ce16">
            <text:p>Sugar beet</text:p>
          </table:table-cell>
          <table:table-cell office:value-type="string" table:style-name="ce17">
            <text:p>1973</text:p>
          </table:table-cell>
          <table:table-cell office:value-type="string" table:style-name="ce17">
            <text:p>1974</text:p>
          </table:table-cell>
          <table:table-cell office:value-type="string" table:style-name="ce17">
            <text:p>1975</text:p>
          </table:table-cell>
          <table:table-cell office:value-type="string" table:style-name="ce17">
            <text:p>1976</text:p>
          </table:table-cell>
          <table:table-cell office:value-type="string" table:style-name="ce17">
            <text:p>1977</text:p>
          </table:table-cell>
          <table:table-cell office:value-type="string" table:style-name="ce17">
            <text:p>1978</text:p>
          </table:table-cell>
          <table:table-cell office:value-type="string" table:style-name="ce17">
            <text:p>1979</text:p>
          </table:table-cell>
          <table:table-cell office:value-type="string" table:style-name="ce17">
            <text:p>1980</text:p>
          </table:table-cell>
          <table:table-cell office:value-type="string" table:style-name="ce17">
            <text:p>1981</text:p>
          </table:table-cell>
          <table:table-cell office:value-type="string" table:style-name="ce17">
            <text:p>1982</text:p>
          </table:table-cell>
          <table:table-cell office:value-type="string" table:style-name="ce17">
            <text:p>1983</text:p>
          </table:table-cell>
          <table:table-cell office:value-type="string" table:style-name="ce17">
            <text:p>1984</text:p>
          </table:table-cell>
          <table:table-cell office:value-type="string" table:style-name="ce17">
            <text:p>1985</text:p>
          </table:table-cell>
          <table:table-cell office:value-type="string" table:style-name="ce17">
            <text:p>1986</text:p>
          </table:table-cell>
          <table:table-cell office:value-type="string" table:style-name="ce17">
            <text:p>1987</text:p>
          </table:table-cell>
          <table:table-cell office:value-type="string" table:style-name="ce17">
            <text:p>1988</text:p>
          </table:table-cell>
          <table:table-cell office:value-type="string" table:style-name="ce17">
            <text:p>1989</text:p>
          </table:table-cell>
          <table:table-cell office:value-type="string" table:style-name="ce17">
            <text:p>1990</text:p>
          </table:table-cell>
          <table:table-cell office:value-type="string" table:style-name="ce17">
            <text:p>1991</text:p>
          </table:table-cell>
          <table:table-cell office:value-type="string" table:style-name="ce17">
            <text:p>1992</text:p>
          </table:table-cell>
          <table:table-cell office:value-type="string" table:style-name="ce17">
            <text:p>1993</text:p>
          </table:table-cell>
          <table:table-cell office:value-type="string" table:style-name="ce17">
            <text:p>1994</text:p>
          </table:table-cell>
          <table:table-cell office:value-type="string" table:style-name="ce17">
            <text:p>1995</text:p>
          </table:table-cell>
          <table:table-cell office:value-type="string" table:style-name="ce17">
            <text:p>1996</text:p>
          </table:table-cell>
          <table:table-cell office:value-type="string" table:style-name="ce17">
            <text:p>1997</text:p>
          </table:table-cell>
          <table:table-cell office:value-type="string" table:style-name="ce17">
            <text:p>1998</text:p>
          </table:table-cell>
          <table:table-cell office:value-type="string" table:style-name="ce17">
            <text:p>1999</text:p>
          </table:table-cell>
          <table:table-cell office:value-type="string" table:style-name="ce17">
            <text:p>2000</text:p>
          </table:table-cell>
          <table:table-cell office:value-type="string" table:style-name="ce17">
            <text:p>2001</text:p>
          </table:table-cell>
          <table:table-cell office:value-type="string" table:style-name="ce17">
            <text:p>2002</text:p>
          </table:table-cell>
          <table:table-cell office:value-type="string" table:style-name="ce17">
            <text:p>2003</text:p>
          </table:table-cell>
          <table:table-cell office:value-type="string" table:style-name="ce17">
            <text:p>2004</text:p>
          </table:table-cell>
          <table:table-cell office:value-type="string" table:style-name="ce17">
            <text:p>2005</text:p>
          </table:table-cell>
          <table:table-cell office:value-type="string" table:style-name="ce17">
            <text:p>2006</text:p>
          </table:table-cell>
          <table:table-cell office:value-type="string" table:style-name="ce17">
            <text:p>2007</text:p>
          </table:table-cell>
          <table:table-cell office:value-type="string" table:style-name="ce17">
            <text:p>2008</text:p>
          </table:table-cell>
          <table:table-cell office:value-type="string" table:style-name="ce17">
            <text:p>2009</text:p>
          </table:table-cell>
          <table:table-cell office:value-type="string" table:style-name="ce17">
            <text:p>2010</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office:value-type="string" table:style-name="ce17">
            <text:p>2015</text:p>
          </table:table-cell>
          <table:table-cell office:value-type="string" table:style-name="ce17">
            <text:p>2016</text:p>
          </table:table-cell>
          <table:table-cell office:value-type="string" table:style-name="ce17">
            <text:p>2017</text:p>
          </table:table-cell>
          <table:table-cell office:value-type="string" table:style-name="ce17">
            <text:p>2018</text:p>
          </table:table-cell>
          <table:table-cell office:value-type="string" table:style-name="ce17">
            <text:p>2019</text:p>
          </table:table-cell>
          <table:table-cell office:value-type="string" table:style-name="ce17">
            <text:p>2020</text:p>
          </table:table-cell>
          <table:table-cell office:value-type="string" table:style-name="ce17">
            <text:p>2021</text:p>
          </table:table-cell>
          <table:table-cell office:value-type="string" table:style-name="ce17">
            <text:p>2022</text:p>
          </table:table-cell>
          <table:table-cell office:value-type="string" table:style-name="ce17">
            <text:p>2023 (provisional)</text:p>
          </table:table-cell>
          <table:table-cell office:value-type="string" table:style-name="ce17">
            <text:p>Notes</text:p>
          </table:table-cell>
          <table:table-cell table:number-columns-repeated="16331"/>
        </table:table-row>
        <table:table-row table:style-name="ro3">
          <table:table-cell office:value-type="string" table:style-name="ce1">
            <text:p>Area (thousand hectare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213" table:style-name="ce19">
            <text:p>213</text:p>
          </table:table-cell>
          <table:table-cell office:value-type="float" office:value="210" table:style-name="ce19">
            <text:p>210</text:p>
          </table:table-cell>
          <table:table-cell office:value-type="float" office:value="204" table:style-name="ce19">
            <text:p>204</text:p>
          </table:table-cell>
          <table:table-cell office:value-type="float" office:value="199" table:style-name="ce19">
            <text:p>199</text:p>
          </table:table-cell>
          <table:table-cell office:value-type="float" office:value="199" table:style-name="ce19">
            <text:p>199</text:p>
          </table:table-cell>
          <table:table-cell office:value-type="float" office:value="205" table:style-name="ce19">
            <text:p>205</text:p>
          </table:table-cell>
          <table:table-cell office:value-type="float" office:value="205" table:style-name="ce19">
            <text:p>205</text:p>
          </table:table-cell>
          <table:table-cell office:value-type="float" office:value="202" table:style-name="ce19">
            <text:p>202</text:p>
          </table:table-cell>
          <table:table-cell office:value-type="float" office:value="201" table:style-name="ce19">
            <text:p>201</text:p>
          </table:table-cell>
          <table:table-cell office:value-type="float" office:value="197" table:style-name="ce19">
            <text:p>197</text:p>
          </table:table-cell>
          <table:table-cell office:value-type="float" office:value="194" table:style-name="ce19">
            <text:p>194</text:p>
          </table:table-cell>
          <table:table-cell office:value-type="float" office:value="196" table:style-name="ce19">
            <text:p>196</text:p>
          </table:table-cell>
          <table:table-cell office:value-type="float" office:value="197" table:style-name="ce19">
            <text:p>197</text:p>
          </table:table-cell>
          <table:table-cell office:value-type="float" office:value="197" table:style-name="ce19">
            <text:p>197</text:p>
          </table:table-cell>
          <table:table-cell office:value-type="float" office:value="195" table:style-name="ce19">
            <text:p>195</text:p>
          </table:table-cell>
          <table:table-cell office:value-type="float" office:value="196" table:style-name="ce19">
            <text:p>196</text:p>
          </table:table-cell>
          <table:table-cell office:value-type="float" office:value="199" table:style-name="ce19">
            <text:p>199</text:p>
          </table:table-cell>
          <table:table-cell office:value-type="float" office:value="196.00725600000001" table:style-name="ce19">
            <text:p>196</text:p>
          </table:table-cell>
          <table:table-cell office:value-type="float" office:value="188.714" table:style-name="ce19">
            <text:p>189</text:p>
          </table:table-cell>
          <table:table-cell office:value-type="float" office:value="182.63460000000001" table:style-name="ce19">
            <text:p>183</text:p>
          </table:table-cell>
          <table:table-cell office:value-type="float" office:value="172.8922" table:style-name="ce19">
            <text:p>173</text:p>
          </table:table-cell>
          <table:table-cell office:value-type="float" office:value="177.36250000000001" table:style-name="ce19">
            <text:p>177</text:p>
          </table:table-cell>
          <table:table-cell office:value-type="float" office:value="169.1337" table:style-name="ce19">
            <text:p>169</text:p>
          </table:table-cell>
          <table:table-cell office:value-type="float" office:value="162.11500000000001" table:style-name="ce19">
            <text:p>162</text:p>
          </table:table-cell>
          <table:table-cell office:value-type="float" office:value="153.90899999999999" table:style-name="ce19">
            <text:p>154</text:p>
          </table:table-cell>
          <table:table-cell office:value-type="float" office:value="148.29900000000001" table:style-name="ce19">
            <text:p>148</text:p>
          </table:table-cell>
          <table:table-cell office:value-type="float" office:value="130.136" table:style-name="ce19">
            <text:p>130</text:p>
          </table:table-cell>
          <table:table-cell office:value-type="float" office:value="124.994" table:style-name="ce19">
            <text:p>125</text:p>
          </table:table-cell>
          <table:table-cell office:value-type="float" office:value="119.654" table:style-name="ce19">
            <text:p>120</text:p>
          </table:table-cell>
          <table:table-cell office:value-type="float" office:value="114.252" table:style-name="ce19">
            <text:p>114</text:p>
          </table:table-cell>
          <table:table-cell office:value-type="float" office:value="121.7" table:style-name="ce19">
            <text:p>122</text:p>
          </table:table-cell>
          <table:table-cell office:value-type="float" office:value="112.575" table:style-name="ce19">
            <text:p>113</text:p>
          </table:table-cell>
          <table:table-cell office:value-type="float" office:value="117.334" table:style-name="ce19">
            <text:p>117</text:p>
          </table:table-cell>
          <table:table-cell office:value-type="float" office:value="120.7" table:style-name="ce19">
            <text:p>121</text:p>
          </table:table-cell>
          <table:table-cell office:value-type="float" office:value="116.6" table:style-name="ce19">
            <text:p>117</text:p>
          </table:table-cell>
          <table:table-cell office:value-type="float" office:value="83.872" table:style-name="ce19">
            <text:p>84</text:p>
          </table:table-cell>
          <table:table-cell office:value-type="float" office:value="79.863" table:style-name="ce19">
            <text:p>80</text:p>
          </table:table-cell>
          <table:table-cell office:value-type="float" office:value="106.94499999999999" table:style-name="ce19">
            <text:p>107</text:p>
          </table:table-cell>
          <table:table-cell office:value-type="float" office:value="110.054" table:style-name="ce19">
            <text:p>110</text:p>
          </table:table-cell>
          <table:table-cell office:value-type="float" office:value="99.965000000000003" table:style-name="ce19">
            <text:p>100</text:p>
          </table:table-cell>
          <table:table-cell office:value-type="float" office:value="104.199" table:style-name="ce19">
            <text:p>104</text:p>
          </table:table-cell>
          <table:table-cell office:value-type="float" office:value="90.787999999999997" table:style-name="ce19">
            <text:p>91</text:p>
          </table:table-cell>
          <table:table-cell office:value-type="float" office:value="87.293999999999997" table:style-name="ce19">
            <text:p>87</text:p>
          </table:table-cell>
          <table:table-cell office:value-type="float" office:value="99.031000000000006" table:style-name="ce19">
            <text:p>99</text:p>
          </table:table-cell>
          <table:table-cell office:value-type="string" table:style-name="ce34">
            <text:p>[Note 26]</text:p>
          </table:table-cell>
          <table:table-cell table:number-columns-repeated="16331"/>
        </table:table-row>
        <table:table-row table:style-name="ro3">
          <table:table-cell office:value-type="string" table:style-name="ce23">
            <text:p>Yield (adjusted tonnes per hectare)</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float" office:value="34.647887323943699" table:style-name="ce23">
            <text:p>34.6</text:p>
          </table:table-cell>
          <table:table-cell office:value-type="float" office:value="35.214285714285701" table:style-name="ce23">
            <text:p>35.2</text:p>
          </table:table-cell>
          <table:table-cell office:value-type="float" office:value="49.058823529411796" table:style-name="ce23">
            <text:p>49.1</text:p>
          </table:table-cell>
          <table:table-cell office:value-type="float" office:value="37.658291457286403" table:style-name="ce23">
            <text:p>37.7</text:p>
          </table:table-cell>
          <table:table-cell office:value-type="float" office:value="45.311557788944697" table:style-name="ce23">
            <text:p>45.3</text:p>
          </table:table-cell>
          <table:table-cell office:value-type="float" office:value="37.643902439024401" table:style-name="ce23">
            <text:p>37.6</text:p>
          </table:table-cell>
          <table:table-cell office:value-type="float" office:value="39.6" table:style-name="ce23">
            <text:p>39.6</text:p>
          </table:table-cell>
          <table:table-cell office:value-type="float" office:value="39.564356435643603" table:style-name="ce23">
            <text:p>39.6</text:p>
          </table:table-cell>
          <table:table-cell office:value-type="float" office:value="40.557213930348297" table:style-name="ce23">
            <text:p>40.6</text:p>
          </table:table-cell>
          <table:table-cell office:value-type="float" office:value="41.182741116751302" table:style-name="ce23">
            <text:p>41.2</text:p>
          </table:table-cell>
          <table:table-cell office:value-type="float" office:value="40.731958762886599" table:style-name="ce23">
            <text:p>40.7</text:p>
          </table:table-cell>
          <table:table-cell office:value-type="float" office:value="44.392857142857103" table:style-name="ce23">
            <text:p>44.4</text:p>
          </table:table-cell>
          <table:table-cell office:value-type="float" office:value="51.512690355330001" table:style-name="ce23">
            <text:p>51.5</text:p>
          </table:table-cell>
          <table:table-cell office:value-type="float" office:value="49.065989847715699" table:style-name="ce23">
            <text:p>49.1</text:p>
          </table:table-cell>
          <table:table-cell office:value-type="float" office:value="44.717948717948701" table:style-name="ce23">
            <text:p>44.7</text:p>
          </table:table-cell>
          <table:table-cell office:value-type="float" office:value="43.015306122448997" table:style-name="ce23">
            <text:p>43.0</text:p>
          </table:table-cell>
          <table:table-cell office:value-type="float" office:value="52.361809045226103" table:style-name="ce23">
            <text:p>52.4</text:p>
          </table:table-cell>
          <table:table-cell office:value-type="float" office:value="56.548926943806599" table:style-name="ce23">
            <text:p>56.5</text:p>
          </table:table-cell>
          <table:table-cell office:value-type="float" office:value="53.002559428553297" table:style-name="ce23">
            <text:p>53.0</text:p>
          </table:table-cell>
          <table:table-cell office:value-type="float" office:value="57.952507356218398" table:style-name="ce23">
            <text:p>58.0</text:p>
          </table:table-cell>
          <table:table-cell office:value-type="float" office:value="52.513907509997601" table:style-name="ce23">
            <text:p>52.5</text:p>
          </table:table-cell>
          <table:table-cell office:value-type="float" office:value="46.991799281133297" table:style-name="ce23">
            <text:p>47.0</text:p>
          </table:table-cell>
          <table:table-cell office:value-type="float" office:value="56.504357203797902" table:style-name="ce23">
            <text:p>56.5</text:p>
          </table:table-cell>
          <table:table-cell office:value-type="float" office:value="56.551873669925698" table:style-name="ce23">
            <text:p>56.6</text:p>
          </table:table-cell>
          <table:table-cell office:value-type="float" office:value="58.749481836669702" table:style-name="ce23">
            <text:p>58.7</text:p>
          </table:table-cell>
          <table:table-cell office:value-type="float" office:value="58.579093587954098" table:style-name="ce23">
            <text:p>58.6</text:p>
          </table:table-cell>
          <table:table-cell office:value-type="float" office:value="56.859869674801701" table:style-name="ce23">
            <text:p>56.9</text:p>
          </table:table-cell>
          <table:table-cell office:value-type="float" office:value="53.870081763924702" table:style-name="ce23">
            <text:p>53.9</text:p>
          </table:table-cell>
          <table:table-cell office:value-type="float" office:value="63.861024286693301" table:style-name="ce23">
            <text:p>63.9</text:p>
          </table:table-cell>
          <table:table-cell office:value-type="float" office:value="74.017461401113295" table:style-name="ce23">
            <text:p>74.0</text:p>
          </table:table-cell>
          <table:table-cell office:value-type="float" office:value="53.635899753492197" table:style-name="ce23">
            <text:p>53.6</text:p>
          </table:table-cell>
          <table:table-cell office:value-type="float" office:value="75.541647790362006" table:style-name="ce23">
            <text:p>75.5</text:p>
          </table:table-cell>
          <table:table-cell office:value-type="float" office:value="62.139865682581302" table:style-name="ce23">
            <text:p>62.1</text:p>
          </table:table-cell>
          <table:table-cell office:value-type="float" office:value="69.855840927920497" table:style-name="ce23">
            <text:p>69.9</text:p>
          </table:table-cell>
          <table:table-cell office:value-type="float" office:value="79.841586620926293" table:style-name="ce23">
            <text:p>79.8</text:p>
          </table:table-cell>
          <table:table-cell office:value-type="float" office:value="74.136601011064499" table:style-name="ce23">
            <text:p>74.1</text:p>
          </table:table-cell>
          <table:table-cell office:value-type="float" office:value="71.206691459123704" table:style-name="ce23">
            <text:p>71.2</text:p>
          </table:table-cell>
          <table:table-cell office:value-type="float" office:value="83.397830660619903" table:style-name="ce23">
            <text:p>83.4</text:p>
          </table:table-cell>
          <table:table-cell office:value-type="float" office:value="69.0605520926091" table:style-name="ce23">
            <text:p>69.1</text:p>
          </table:table-cell>
          <table:table-cell office:value-type="float" office:value="77.658403101042296" table:style-name="ce23">
            <text:p>77.7</text:p>
          </table:table-cell>
          <table:table-cell office:value-type="float" office:value="56.560374363477699" table:style-name="ce23">
            <text:p>56.6</text:p>
          </table:table-cell>
          <table:table-cell office:value-type="float" office:value="81.107204330968401" table:style-name="ce23">
            <text:p>81.1</text:p>
          </table:table-cell>
          <table:table-cell office:value-type="float" office:value="63.857986706990197" table:style-name="ce23">
            <text:p>63.9</text:p>
          </table:table-cell>
          <table:table-cell office:value-type="float" office:value="78.217209817394505" table:style-name="ce23">
            <text:p>78.2</text:p>
          </table:table-cell>
          <table:table-cell table:style-name="ce24"/>
          <table:table-cell table:number-columns-repeated="16331"/>
        </table:table-row>
        <table:table-row table:style-name="ro3">
          <table:table-cell office:value-type="string" table:style-name="ce1">
            <text:p>Volume of harvested production (thousand tonnes)</text:p>
          </table:table-cell>
          <table:table-cell office:value-type="float" office:value="7427" table:style-name="ce19">
            <text:p>7,427</text:p>
          </table:table-cell>
          <table:table-cell office:value-type="float" office:value="4588" table:style-name="ce19">
            <text:p>4,588</text:p>
          </table:table-cell>
          <table:table-cell office:value-type="float" office:value="4864" table:style-name="ce19">
            <text:p>4,864</text:p>
          </table:table-cell>
          <table:table-cell office:value-type="float" office:value="6325" table:style-name="ce19">
            <text:p>6,325</text:p>
          </table:table-cell>
          <table:table-cell office:value-type="float" office:value="6382" table:style-name="ce19">
            <text:p>6,382</text:p>
          </table:table-cell>
          <table:table-cell office:value-type="float" office:value="7081" table:style-name="ce19">
            <text:p>7,081</text:p>
          </table:table-cell>
          <table:table-cell office:value-type="float" office:value="7659" table:style-name="ce19">
            <text:p>7,659</text:p>
          </table:table-cell>
          <table:table-cell office:value-type="float" office:value="7380" table:style-name="ce19">
            <text:p>7,380</text:p>
          </table:table-cell>
          <table:table-cell office:value-type="float" office:value="7395" table:style-name="ce19">
            <text:p>7,395</text:p>
          </table:table-cell>
          <table:table-cell office:value-type="float" office:value="10008" table:style-name="ce19">
            <text:p>10,008</text:p>
          </table:table-cell>
          <table:table-cell office:value-type="float" office:value="7494" table:style-name="ce19">
            <text:p>7,494</text:p>
          </table:table-cell>
          <table:table-cell office:value-type="float" office:value="9017" table:style-name="ce19">
            <text:p>9,017</text:p>
          </table:table-cell>
          <table:table-cell office:value-type="float" office:value="7717" table:style-name="ce19">
            <text:p>7,717</text:p>
          </table:table-cell>
          <table:table-cell office:value-type="float" office:value="8118" table:style-name="ce19">
            <text:p>8,118</text:p>
          </table:table-cell>
          <table:table-cell office:value-type="float" office:value="7992" table:style-name="ce19">
            <text:p>7,992</text:p>
          </table:table-cell>
          <table:table-cell office:value-type="float" office:value="8152" table:style-name="ce19">
            <text:p>8,152</text:p>
          </table:table-cell>
          <table:table-cell office:value-type="float" office:value="8113" table:style-name="ce19">
            <text:p>8,113</text:p>
          </table:table-cell>
          <table:table-cell office:value-type="float" office:value="7902" table:style-name="ce19">
            <text:p>7,902</text:p>
          </table:table-cell>
          <table:table-cell office:value-type="float" office:value="8701" table:style-name="ce19">
            <text:p>8,701</text:p>
          </table:table-cell>
          <table:table-cell office:value-type="float" office:value="10148" table:style-name="ce19">
            <text:p>10,148</text:p>
          </table:table-cell>
          <table:table-cell office:value-type="float" office:value="9666" table:style-name="ce19">
            <text:p>9,666</text:p>
          </table:table-cell>
          <table:table-cell office:value-type="float" office:value="8720" table:style-name="ce19">
            <text:p>8,720</text:p>
          </table:table-cell>
          <table:table-cell office:value-type="float" office:value="8431" table:style-name="ce19">
            <text:p>8,431</text:p>
          </table:table-cell>
          <table:table-cell office:value-type="float" office:value="10420" table:style-name="ce19">
            <text:p>10,420</text:p>
          </table:table-cell>
          <table:table-cell office:value-type="float" office:value="11084" table:style-name="ce19">
            <text:p>11,084</text:p>
          </table:table-cell>
          <table:table-cell office:value-type="float" office:value="10002.325000000001" table:style-name="ce19">
            <text:p>10,002</text:p>
          </table:table-cell>
          <table:table-cell office:value-type="float" office:value="10584.133" table:style-name="ce19">
            <text:p>10,584</text:p>
          </table:table-cell>
          <table:table-cell office:value-type="float" office:value="9079.2450000000008" table:style-name="ce19">
            <text:p>9,079</text:p>
          </table:table-cell>
          <table:table-cell office:value-type="float" office:value="8334.5830000000005" table:style-name="ce19">
            <text:p>8,335</text:p>
          </table:table-cell>
          <table:table-cell office:value-type="float" office:value="9556.7909999999993" table:style-name="ce19">
            <text:p>9,557</text:p>
          </table:table-cell>
          <table:table-cell office:value-type="float" office:value="9167.9069999999992" table:style-name="ce19">
            <text:p>9,168</text:p>
          </table:table-cell>
          <table:table-cell office:value-type="float" office:value="9042.0740000000005" table:style-name="ce19">
            <text:p>9,042</text:p>
          </table:table-cell>
          <table:table-cell office:value-type="float" office:value="8687.2209999999995" table:style-name="ce19">
            <text:p>8,687</text:p>
          </table:table-cell>
          <table:table-cell office:value-type="float" office:value="7399.5159999999996" table:style-name="ce19">
            <text:p>7,400</text:p>
          </table:table-cell>
          <table:table-cell office:value-type="float" office:value="6733.4369999999999" table:style-name="ce19">
            <text:p>6,733</text:p>
          </table:table-cell>
          <table:table-cell office:value-type="float" office:value="7641.2269999999999" table:style-name="ce19">
            <text:p>7,641</text:p>
          </table:table-cell>
          <table:table-cell office:value-type="float" office:value="8456.643" table:style-name="ce19">
            <text:p>8,457</text:p>
          </table:table-cell>
          <table:table-cell office:value-type="float" office:value="6527.4889999999996" table:style-name="ce19">
            <text:p>6,527</text:p>
          </table:table-cell>
          <table:table-cell office:value-type="float" office:value="8504.1010000000006" table:style-name="ce19">
            <text:p>8,504</text:p>
          </table:table-cell>
          <table:table-cell office:value-type="float" office:value="7291.1189999999997" table:style-name="ce19">
            <text:p>7,291</text:p>
          </table:table-cell>
          <table:table-cell office:value-type="float" office:value="8431.6" table:style-name="ce19">
            <text:p>8,432</text:p>
          </table:table-cell>
          <table:table-cell office:value-type="float" office:value="9309.5290000000005" table:style-name="ce19">
            <text:p>9,310</text:p>
          </table:table-cell>
          <table:table-cell office:value-type="float" office:value="6217.9849999999997" table:style-name="ce19">
            <text:p>6,218</text:p>
          </table:table-cell>
          <table:table-cell office:value-type="float" office:value="5686.78" table:style-name="ce19">
            <text:p>5,687</text:p>
          </table:table-cell>
          <table:table-cell office:value-type="float" office:value="8918.9809999999998" table:style-name="ce19">
            <text:p>8,919</text:p>
          </table:table-cell>
          <table:table-cell office:value-type="float" office:value="7600.39" table:style-name="ce19">
            <text:p>7,600</text:p>
          </table:table-cell>
          <table:table-cell office:value-type="float" office:value="7763.1222659956902" table:style-name="ce19">
            <text:p>7,763</text:p>
          </table:table-cell>
          <table:table-cell office:value-type="float" office:value="5893.5344483000099" table:style-name="ce19">
            <text:p>5,894</text:p>
          </table:table-cell>
          <table:table-cell office:value-type="float" office:value="7363.5608667999604" table:style-name="ce19">
            <text:p>7,364</text:p>
          </table:table-cell>
          <table:table-cell office:value-type="float" office:value="5574.4190915999998" table:style-name="ce19">
            <text:p>5,574</text:p>
          </table:table-cell>
          <table:table-cell office:value-type="float" office:value="7745.9285054264001" table:style-name="ce19">
            <text:p>7,746</text:p>
          </table:table-cell>
          <table:table-cell table:style-name="ce18"/>
          <table:table-cell table:number-columns-repeated="16331"/>
        </table:table-row>
        <table:table-row table:style-name="ro3">
          <table:table-cell office:value-type="string" table:style-name="ce1">
            <text:p>Value of production (£ million)</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216.11699999999999" table:style-name="ce19">
            <text:p>216</text:p>
          </table:table-cell>
          <table:table-cell office:value-type="float" office:value="213.23099999999999" table:style-name="ce19">
            <text:p>213</text:p>
          </table:table-cell>
          <table:table-cell office:value-type="float" office:value="280.27499999999998" table:style-name="ce19">
            <text:p>280</text:p>
          </table:table-cell>
          <table:table-cell office:value-type="float" office:value="241.869" table:style-name="ce19">
            <text:p>242</text:p>
          </table:table-cell>
          <table:table-cell office:value-type="float" office:value="278.166" table:style-name="ce19">
            <text:p>278</text:p>
          </table:table-cell>
          <table:table-cell office:value-type="float" office:value="232" table:style-name="ce19">
            <text:p>232</text:p>
          </table:table-cell>
          <table:table-cell office:value-type="float" office:value="220" table:style-name="ce19">
            <text:p>220</text:p>
          </table:table-cell>
          <table:table-cell office:value-type="float" office:value="223" table:style-name="ce19">
            <text:p>223</text:p>
          </table:table-cell>
          <table:table-cell office:value-type="float" office:value="232.82112000000001" table:style-name="ce19">
            <text:p>233</text:p>
          </table:table-cell>
          <table:table-cell office:value-type="float" office:value="254.18029000000001" table:style-name="ce19">
            <text:p>254</text:p>
          </table:table-cell>
          <table:table-cell office:value-type="float" office:value="275.54273999999998" table:style-name="ce19">
            <text:p>276</text:p>
          </table:table-cell>
          <table:table-cell office:value-type="float" office:value="309.84260999999998" table:style-name="ce19">
            <text:p>310</text:p>
          </table:table-cell>
          <table:table-cell office:value-type="float" office:value="386.33436" table:style-name="ce19">
            <text:p>386</text:p>
          </table:table-cell>
          <table:table-cell office:value-type="float" office:value="352.90566000000001" table:style-name="ce19">
            <text:p>353</text:p>
          </table:table-cell>
          <table:table-cell office:value-type="float" office:value="342.69600000000003" table:style-name="ce19">
            <text:p>343</text:p>
          </table:table-cell>
          <table:table-cell office:value-type="float" office:value="354.94510000000002" table:style-name="ce19">
            <text:p>355</text:p>
          </table:table-cell>
          <table:table-cell office:value-type="float" office:value="358.2396" table:style-name="ce19">
            <text:p>358</text:p>
          </table:table-cell>
          <table:table-cell office:value-type="float" office:value="329.08395999999999" table:style-name="ce19">
            <text:p>329</text:p>
          </table:table-cell>
          <table:table-cell office:value-type="float" office:value="298.49288300000001" table:style-name="ce19">
            <text:p>298</text:p>
          </table:table-cell>
          <table:table-cell office:value-type="float" office:value="279.64999999999998" table:style-name="ce19">
            <text:p>280</text:p>
          </table:table-cell>
          <table:table-cell office:value-type="float" office:value="252.10270954691799" table:style-name="ce19">
            <text:p>252</text:p>
          </table:table-cell>
          <table:table-cell office:value-type="float" office:value="257.68406602295101" table:style-name="ce19">
            <text:p>258</text:p>
          </table:table-cell>
          <table:table-cell office:value-type="float" office:value="284.57977375916101" table:style-name="ce19">
            <text:p>285</text:p>
          </table:table-cell>
          <table:table-cell office:value-type="float" office:value="282.99818029997101" table:style-name="ce19">
            <text:p>283</text:p>
          </table:table-cell>
          <table:table-cell office:value-type="float" office:value="279.789239173449" table:style-name="ce19">
            <text:p>280</text:p>
          </table:table-cell>
          <table:table-cell office:value-type="float" office:value="278.22659343102498" table:style-name="ce19">
            <text:p>278</text:p>
          </table:table-cell>
          <table:table-cell office:value-type="float" office:value="178.23944773237901" table:style-name="ce19">
            <text:p>178</text:p>
          </table:table-cell>
          <table:table-cell office:value-type="float" office:value="161.52624933344501" table:style-name="ce19">
            <text:p>162</text:p>
          </table:table-cell>
          <table:table-cell office:value-type="float" office:value="208.289614812" table:style-name="ce19">
            <text:p>208</text:p>
          </table:table-cell>
          <table:table-cell office:value-type="float" office:value="246.25106608799999" table:style-name="ce19">
            <text:p>246</text:p>
          </table:table-cell>
          <table:table-cell office:value-type="float" office:value="196.52090720499999" table:style-name="ce19">
            <text:p>197</text:p>
          </table:table-cell>
          <table:table-cell office:value-type="float" office:value="251.42836872199999" table:style-name="ce19">
            <text:p>251</text:p>
          </table:table-cell>
          <table:table-cell office:value-type="float" office:value="227.16439791132001" table:style-name="ce19">
            <text:p>227</text:p>
          </table:table-cell>
          <table:table-cell office:value-type="float" office:value="269.64388534969999" table:style-name="ce19">
            <text:p>270</text:p>
          </table:table-cell>
          <table:table-cell office:value-type="float" office:value="315.28355640806899" table:style-name="ce19">
            <text:p>315</text:p>
          </table:table-cell>
          <table:table-cell office:value-type="float" office:value="173.10837687670301" table:style-name="ce19">
            <text:p>173</text:p>
          </table:table-cell>
          <table:table-cell office:value-type="float" office:value="149.66328340000001" table:style-name="ce19">
            <text:p>150</text:p>
          </table:table-cell>
          <table:table-cell office:value-type="float" office:value="229.062184177197" table:style-name="ce19">
            <text:p>229</text:p>
          </table:table-cell>
          <table:table-cell office:value-type="float" office:value="214.26987784216399" table:style-name="ce19">
            <text:p>214</text:p>
          </table:table-cell>
          <table:table-cell office:value-type="float" office:value="210.368500179699" table:style-name="ce19">
            <text:p>210</text:p>
          </table:table-cell>
          <table:table-cell office:value-type="float" office:value="166.51238618159999" table:style-name="ce19">
            <text:p>167</text:p>
          </table:table-cell>
          <table:table-cell office:value-type="float" office:value="210.31041155560399" table:style-name="ce19">
            <text:p>210</text:p>
          </table:table-cell>
          <table:table-cell office:value-type="float" office:value="202.22283626152301" table:style-name="ce19">
            <text:p>202</text:p>
          </table:table-cell>
          <table:table-cell office:value-type="float" office:value="368.06173560664502" table:style-name="ce19">
            <text:p>368</text:p>
          </table:table-cell>
          <table:table-cell table:style-name="ce18"/>
          <table:table-cell table:number-columns-repeated="16331"/>
        </table:table-row>
        <table:table-row table:style-name="ro3">
          <table:table-cell office:value-type="string" table:style-name="ce35">
            <text:p>Sugar content %</text:p>
          </table:table-cell>
          <table:table-cell office:value-type="string" table:style-name="ce36">
            <text:p>[x]</text:p>
          </table:table-cell>
          <table:table-cell office:value-type="string" table:style-name="ce36">
            <text:p>[x]</text:p>
          </table:table-cell>
          <table:table-cell office:value-type="string" table:style-name="ce36">
            <text:p>[x]</text:p>
          </table:table-cell>
          <table:table-cell office:value-type="string" table:style-name="ce36">
            <text:p>[x]</text:p>
          </table:table-cell>
          <table:table-cell office:value-type="string" table:style-name="ce36">
            <text:p>[x]</text:p>
          </table:table-cell>
          <table:table-cell office:value-type="string" table:style-name="ce36">
            <text:p>[x]</text:p>
          </table:table-cell>
          <table:table-cell office:value-type="string" table:style-name="ce36">
            <text:p>[x]</text:p>
          </table:table-cell>
          <table:table-cell office:value-type="float" office:value="16.96" table:style-name="ce35">
            <text:p>17%</text:p>
          </table:table-cell>
          <table:table-cell office:value-type="float" office:value="16.489999999999998" table:style-name="ce35">
            <text:p>16%</text:p>
          </table:table-cell>
          <table:table-cell office:value-type="float" office:value="16.29" table:style-name="ce35">
            <text:p>16%</text:p>
          </table:table-cell>
          <table:table-cell office:value-type="float" office:value="16.22" table:style-name="ce35">
            <text:p>16%</text:p>
          </table:table-cell>
          <table:table-cell office:value-type="float" office:value="16.399999999999999" table:style-name="ce35">
            <text:p>16%</text:p>
          </table:table-cell>
          <table:table-cell office:value-type="float" office:value="17.5" table:style-name="ce35">
            <text:p>18%</text:p>
          </table:table-cell>
          <table:table-cell office:value-type="float" office:value="18.14" table:style-name="ce35">
            <text:p>18%</text:p>
          </table:table-cell>
          <table:table-cell office:value-type="float" office:value="16.78" table:style-name="ce35">
            <text:p>17%</text:p>
          </table:table-cell>
          <table:table-cell office:value-type="float" office:value="17.649999999999999" table:style-name="ce35">
            <text:p>18%</text:p>
          </table:table-cell>
          <table:table-cell office:value-type="float" office:value="17.22" table:style-name="ce35">
            <text:p>17%</text:p>
          </table:table-cell>
          <table:table-cell office:value-type="float" office:value="17.2" table:style-name="ce35">
            <text:p>17%</text:p>
          </table:table-cell>
          <table:table-cell office:value-type="float" office:value="17.489999999999998" table:style-name="ce35">
            <text:p>17%</text:p>
          </table:table-cell>
          <table:table-cell office:value-type="float" office:value="17.010000000000002" table:style-name="ce35">
            <text:p>17%</text:p>
          </table:table-cell>
          <table:table-cell office:value-type="float" office:value="16.84" table:style-name="ce35">
            <text:p>17%</text:p>
          </table:table-cell>
          <table:table-cell office:value-type="float" office:value="16.93" table:style-name="ce35">
            <text:p>17%</text:p>
          </table:table-cell>
          <table:table-cell office:value-type="float" office:value="16.47" table:style-name="ce35">
            <text:p>16%</text:p>
          </table:table-cell>
          <table:table-cell office:value-type="float" office:value="18.04" table:style-name="ce35">
            <text:p>18%</text:p>
          </table:table-cell>
          <table:table-cell office:value-type="float" office:value="17.170000000000002" table:style-name="ce35">
            <text:p>17%</text:p>
          </table:table-cell>
          <table:table-cell office:value-type="float" office:value="17.34" table:style-name="ce35">
            <text:p>17%</text:p>
          </table:table-cell>
          <table:table-cell office:value-type="float" office:value="17.16" table:style-name="ce35">
            <text:p>17%</text:p>
          </table:table-cell>
          <table:table-cell office:value-type="float" office:value="17.100000000000001" table:style-name="ce35">
            <text:p>17%</text:p>
          </table:table-cell>
          <table:table-cell office:value-type="float" office:value="17.16" table:style-name="ce35">
            <text:p>17%</text:p>
          </table:table-cell>
          <table:table-cell office:value-type="float" office:value="17.38" table:style-name="ce35">
            <text:p>17%</text:p>
          </table:table-cell>
          <table:table-cell office:value-type="float" office:value="18.739999999999998" table:style-name="ce35">
            <text:p>19%</text:p>
          </table:table-cell>
          <table:table-cell office:value-type="float" office:value="17.2" table:style-name="ce35">
            <text:p>17%</text:p>
          </table:table-cell>
          <table:table-cell office:value-type="float" office:value="17.2" table:style-name="ce35">
            <text:p>17%</text:p>
          </table:table-cell>
          <table:table-cell office:value-type="float" office:value="16.63" table:style-name="ce35">
            <text:p>17%</text:p>
          </table:table-cell>
          <table:table-cell office:value-type="float" office:value="17.96" table:style-name="ce35">
            <text:p>18%</text:p>
          </table:table-cell>
          <table:table-cell office:value-type="float" office:value="17.649999999999999" table:style-name="ce35">
            <text:p>18%</text:p>
          </table:table-cell>
          <table:table-cell office:value-type="float" office:value="18" table:style-name="ce35">
            <text:p>18%</text:p>
          </table:table-cell>
          <table:table-cell office:value-type="float" office:value="16.87" table:style-name="ce35">
            <text:p>17%</text:p>
          </table:table-cell>
          <table:table-cell office:value-type="float" office:value="18.440000000000001" table:style-name="ce35">
            <text:p>18%</text:p>
          </table:table-cell>
          <table:table-cell office:value-type="float" office:value="17.02" table:style-name="ce35">
            <text:p>17%</text:p>
          </table:table-cell>
          <table:table-cell office:value-type="float" office:value="17.489999999999998" table:style-name="ce35">
            <text:p>17%</text:p>
          </table:table-cell>
          <table:table-cell office:value-type="float" office:value="17.239999999999998" table:style-name="ce35">
            <text:p>17%</text:p>
          </table:table-cell>
          <table:table-cell office:value-type="float" office:value="17.29" table:style-name="ce35">
            <text:p>17%</text:p>
          </table:table-cell>
          <table:table-cell office:value-type="float" office:value="17.3" table:style-name="ce35">
            <text:p>17%</text:p>
          </table:table-cell>
          <table:table-cell office:value-type="float" office:value="17.809999999999999" table:style-name="ce35">
            <text:p>18%</text:p>
          </table:table-cell>
          <table:table-cell office:value-type="float" office:value="17.86" table:style-name="ce35">
            <text:p>18%</text:p>
          </table:table-cell>
          <table:table-cell office:value-type="float" office:value="16.84" table:style-name="ce35">
            <text:p>17%</text:p>
          </table:table-cell>
          <table:table-cell office:value-type="float" office:value="16.010863148192101" table:style-name="ce35">
            <text:p>16%</text:p>
          </table:table-cell>
          <table:table-cell office:value-type="float" office:value="17.239999999999998" table:style-name="ce35">
            <text:p>17%</text:p>
          </table:table-cell>
          <table:table-cell office:value-type="float" office:value="16.05" table:style-name="ce35">
            <text:p>16%</text:p>
          </table:table-cell>
          <table:table-cell office:value-type="float" office:value="15.75" table:style-name="ce35">
            <text:p>16%</text:p>
          </table:table-cell>
          <table:table-cell table:style-name="ce36"/>
          <table:table-cell table:number-columns-repeated="16331"/>
        </table:table-row>
        <table:table-row table:style-name="ro2">
          <table:table-cell office:value-type="string" table:style-name="ce25">
            <text:p>Prices (average market price, £ per adjusted tonne)</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float" office:value="28.59" table:style-name="ce26">
            <text:p>29</text:p>
          </table:table-cell>
          <table:table-cell office:value-type="float" office:value="25.85" table:style-name="ce26">
            <text:p>26</text:p>
          </table:table-cell>
          <table:table-cell office:value-type="float" office:value="29.01" table:style-name="ce26">
            <text:p>29</text:p>
          </table:table-cell>
          <table:table-cell office:value-type="float" office:value="28.56" table:style-name="ce26">
            <text:p>29</text:p>
          </table:table-cell>
          <table:table-cell office:value-type="float" office:value="31.33" table:style-name="ce26">
            <text:p>31</text:p>
          </table:table-cell>
          <table:table-cell office:value-type="float" office:value="34.869999999999997" table:style-name="ce26">
            <text:p>35</text:p>
          </table:table-cell>
          <table:table-cell office:value-type="float" office:value="35.61" table:style-name="ce26">
            <text:p>36</text:p>
          </table:table-cell>
          <table:table-cell office:value-type="float" office:value="38.07" table:style-name="ce26">
            <text:p>38</text:p>
          </table:table-cell>
          <table:table-cell office:value-type="float" office:value="36.51" table:style-name="ce26">
            <text:p>37</text:p>
          </table:table-cell>
          <table:table-cell office:value-type="float" office:value="39.299999999999997" table:style-name="ce26">
            <text:p>39</text:p>
          </table:table-cell>
          <table:table-cell office:value-type="float" office:value="42.1" table:style-name="ce26">
            <text:p>42</text:p>
          </table:table-cell>
          <table:table-cell office:value-type="float" office:value="34.380000000000003" table:style-name="ce26">
            <text:p>34</text:p>
          </table:table-cell>
          <table:table-cell office:value-type="float" office:value="29.69" table:style-name="ce26">
            <text:p>30</text:p>
          </table:table-cell>
          <table:table-cell office:value-type="float" office:value="29.8423499536358" table:style-name="ce26">
            <text:p>30</text:p>
          </table:table-cell>
          <table:table-cell office:value-type="float" office:value="26.421625654174999" table:style-name="ce26">
            <text:p>26</text:p>
          </table:table-cell>
          <table:table-cell office:value-type="float" office:value="27.766924402515599" table:style-name="ce26">
            <text:p>28</text:p>
          </table:table-cell>
          <table:table-cell office:value-type="float" office:value="30.917451541721" table:style-name="ce26">
            <text:p>31</text:p>
          </table:table-cell>
          <table:table-cell office:value-type="float" office:value="29.7777542439885" table:style-name="ce26">
            <text:p>30</text:p>
          </table:table-cell>
          <table:table-cell office:value-type="float" office:value="30.868351991350998" table:style-name="ce26">
            <text:p>31</text:p>
          </table:table-cell>
          <table:table-cell office:value-type="float" office:value="30.943037977066901" table:style-name="ce26">
            <text:p>31</text:p>
          </table:table-cell>
          <table:table-cell office:value-type="float" office:value="32.027111251230401" table:style-name="ce26">
            <text:p>32</text:p>
          </table:table-cell>
          <table:table-cell office:value-type="float" office:value="24.087987340304299" table:style-name="ce26">
            <text:p>24</text:p>
          </table:table-cell>
          <table:table-cell office:value-type="float" office:value="23.9886776000792" table:style-name="ce26">
            <text:p>24</text:p>
          </table:table-cell>
          <table:table-cell office:value-type="float" office:value="27.258660789949001" table:style-name="ce26">
            <text:p>27</text:p>
          </table:table-cell>
          <table:table-cell office:value-type="float" office:value="29.119245791503801" table:style-name="ce26">
            <text:p>29</text:p>
          </table:table-cell>
          <table:table-cell office:value-type="float" office:value="30.106662332942999" table:style-name="ce26">
            <text:p>30</text:p>
          </table:table-cell>
          <table:table-cell office:value-type="float" office:value="29.565543579738801" table:style-name="ce26">
            <text:p>30</text:p>
          </table:table-cell>
          <table:table-cell office:value-type="float" office:value="31.156314676981701" table:style-name="ce26">
            <text:p>31</text:p>
          </table:table-cell>
          <table:table-cell office:value-type="float" office:value="31.980156239586801" table:style-name="ce26">
            <text:p>32</text:p>
          </table:table-cell>
          <table:table-cell office:value-type="float" office:value="33.866756997917904" table:style-name="ce26">
            <text:p>34</text:p>
          </table:table-cell>
          <table:table-cell office:value-type="float" office:value="27.839947648105099" table:style-name="ce26">
            <text:p>28</text:p>
          </table:table-cell>
          <table:table-cell office:value-type="float" office:value="26.317755109218201" table:style-name="ce26">
            <text:p>26</text:p>
          </table:table-cell>
          <table:table-cell office:value-type="float" office:value="25.6825509749597" table:style-name="ce26">
            <text:p>26</text:p>
          </table:table-cell>
          <table:table-cell office:value-type="float" office:value="28.191958286635799" table:style-name="ce26">
            <text:p>28</text:p>
          </table:table-cell>
          <table:table-cell office:value-type="float" office:value="27.098439644724198" table:style-name="ce26">
            <text:p>27</text:p>
          </table:table-cell>
          <table:table-cell office:value-type="float" office:value="28.253399999999999" table:style-name="ce26">
            <text:p>28</text:p>
          </table:table-cell>
          <table:table-cell office:value-type="float" office:value="28.560966000000001" table:style-name="ce26">
            <text:p>29</text:p>
          </table:table-cell>
          <table:table-cell office:value-type="float" office:value="36.276934500000003" table:style-name="ce26">
            <text:p>36</text:p>
          </table:table-cell>
          <table:table-cell office:value-type="float" office:value="47.516800000000003" table:style-name="ce26">
            <text:p>48</text:p>
          </table:table-cell>
          <table:table-cell office:value-type="string" table:style-name="ce27">
            <text:p>[Note 9]</text:p>
          </table:table-cell>
          <table:table-cell table:number-columns-repeated="16331"/>
        </table:table-row>
        <table:table-row table:style-name="ro8">
          <table:table-cell table:number-columns-repeated="16384" table:style-name="ce1"/>
        </table:table-row>
        <table:table-row table:style-name="ro1">
          <table:table-cell office:value-type="string" table:style-name="ce15">
            <text:p>Table 7.6b All sugar (thousand tonnes)</text:p>
          </table:table-cell>
          <table:table-cell table:number-columns-repeated="16383" table:style-name="ce1"/>
        </table:table-row>
        <table:table-row table:style-name="ro5">
          <table:table-cell office:value-type="string" table:style-name="ce16">
            <text:p>All sugar (refined basis)</text:p>
          </table:table-cell>
          <table:table-cell office:value-type="string" table:style-name="ce17">
            <text:p>1973</text:p>
          </table:table-cell>
          <table:table-cell office:value-type="string" table:style-name="ce17">
            <text:p>1974</text:p>
          </table:table-cell>
          <table:table-cell office:value-type="string" table:style-name="ce17">
            <text:p>1975</text:p>
          </table:table-cell>
          <table:table-cell office:value-type="string" table:style-name="ce17">
            <text:p>1976</text:p>
          </table:table-cell>
          <table:table-cell office:value-type="string" table:style-name="ce17">
            <text:p>1977</text:p>
          </table:table-cell>
          <table:table-cell office:value-type="string" table:style-name="ce17">
            <text:p>1978</text:p>
          </table:table-cell>
          <table:table-cell office:value-type="string" table:style-name="ce17">
            <text:p>1979</text:p>
          </table:table-cell>
          <table:table-cell office:value-type="string" table:style-name="ce17">
            <text:p>1980</text:p>
          </table:table-cell>
          <table:table-cell office:value-type="string" table:style-name="ce17">
            <text:p>1981</text:p>
          </table:table-cell>
          <table:table-cell office:value-type="string" table:style-name="ce17">
            <text:p>1982</text:p>
          </table:table-cell>
          <table:table-cell office:value-type="string" table:style-name="ce17">
            <text:p>1983</text:p>
          </table:table-cell>
          <table:table-cell office:value-type="string" table:style-name="ce17">
            <text:p>1984</text:p>
          </table:table-cell>
          <table:table-cell office:value-type="string" table:style-name="ce17">
            <text:p>1985</text:p>
          </table:table-cell>
          <table:table-cell office:value-type="string" table:style-name="ce17">
            <text:p>1986</text:p>
          </table:table-cell>
          <table:table-cell office:value-type="string" table:style-name="ce17">
            <text:p>1987</text:p>
          </table:table-cell>
          <table:table-cell office:value-type="string" table:style-name="ce17">
            <text:p>1988</text:p>
          </table:table-cell>
          <table:table-cell office:value-type="string" table:style-name="ce17">
            <text:p>1989</text:p>
          </table:table-cell>
          <table:table-cell office:value-type="string" table:style-name="ce17">
            <text:p>1990</text:p>
          </table:table-cell>
          <table:table-cell office:value-type="string" table:style-name="ce17">
            <text:p>1991</text:p>
          </table:table-cell>
          <table:table-cell office:value-type="string" table:style-name="ce17">
            <text:p>1992</text:p>
          </table:table-cell>
          <table:table-cell office:value-type="string" table:style-name="ce17">
            <text:p>1993</text:p>
          </table:table-cell>
          <table:table-cell office:value-type="string" table:style-name="ce17">
            <text:p>1994</text:p>
          </table:table-cell>
          <table:table-cell office:value-type="string" table:style-name="ce17">
            <text:p>1995</text:p>
          </table:table-cell>
          <table:table-cell office:value-type="string" table:style-name="ce17">
            <text:p>1996</text:p>
          </table:table-cell>
          <table:table-cell office:value-type="string" table:style-name="ce17">
            <text:p>1997</text:p>
          </table:table-cell>
          <table:table-cell office:value-type="string" table:style-name="ce17">
            <text:p>1998</text:p>
          </table:table-cell>
          <table:table-cell office:value-type="string" table:style-name="ce17">
            <text:p>1999</text:p>
          </table:table-cell>
          <table:table-cell office:value-type="string" table:style-name="ce17">
            <text:p>2000</text:p>
          </table:table-cell>
          <table:table-cell office:value-type="string" table:style-name="ce17">
            <text:p>2001</text:p>
          </table:table-cell>
          <table:table-cell office:value-type="string" table:style-name="ce17">
            <text:p>2002</text:p>
          </table:table-cell>
          <table:table-cell office:value-type="string" table:style-name="ce17">
            <text:p>2003</text:p>
          </table:table-cell>
          <table:table-cell office:value-type="string" table:style-name="ce17">
            <text:p>2004</text:p>
          </table:table-cell>
          <table:table-cell office:value-type="string" table:style-name="ce17">
            <text:p>2005</text:p>
          </table:table-cell>
          <table:table-cell office:value-type="string" table:style-name="ce17">
            <text:p>2006</text:p>
          </table:table-cell>
          <table:table-cell office:value-type="string" table:style-name="ce17">
            <text:p>2007</text:p>
          </table:table-cell>
          <table:table-cell office:value-type="string" table:style-name="ce17">
            <text:p>2008</text:p>
          </table:table-cell>
          <table:table-cell office:value-type="string" table:style-name="ce17">
            <text:p>2009</text:p>
          </table:table-cell>
          <table:table-cell office:value-type="string" table:style-name="ce17">
            <text:p>2010</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office:value-type="string" table:style-name="ce17">
            <text:p>2015</text:p>
          </table:table-cell>
          <table:table-cell office:value-type="string" table:style-name="ce17">
            <text:p>2016</text:p>
          </table:table-cell>
          <table:table-cell office:value-type="string" table:style-name="ce17">
            <text:p>2017</text:p>
          </table:table-cell>
          <table:table-cell office:value-type="string" table:style-name="ce17">
            <text:p>2018</text:p>
          </table:table-cell>
          <table:table-cell office:value-type="string" table:style-name="ce17">
            <text:p>2019</text:p>
          </table:table-cell>
          <table:table-cell office:value-type="string" table:style-name="ce17">
            <text:p>2020</text:p>
          </table:table-cell>
          <table:table-cell office:value-type="string" table:style-name="ce17">
            <text:p>2021</text:p>
          </table:table-cell>
          <table:table-cell office:value-type="string" table:style-name="ce17">
            <text:p>2022</text:p>
          </table:table-cell>
          <table:table-cell office:value-type="string" table:style-name="ce17">
            <text:p>2023 (provisional)</text:p>
          </table:table-cell>
          <table:table-cell office:value-type="string" table:style-name="ce17">
            <text:p>Notes</text:p>
          </table:table-cell>
          <table:table-cell table:number-columns-repeated="16331"/>
        </table:table-row>
        <table:table-row table:style-name="ro3">
          <table:table-cell office:value-type="string" table:style-name="ce1">
            <text:p>Production</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106" table:style-name="ce19">
            <text:p>1,106</text:p>
          </table:table-cell>
          <table:table-cell office:value-type="float" office:value="1092" table:style-name="ce19">
            <text:p>1,092</text:p>
          </table:table-cell>
          <table:table-cell office:value-type="float" office:value="1418" table:style-name="ce19">
            <text:p>1,418</text:p>
          </table:table-cell>
          <table:table-cell office:value-type="float" office:value="1062" table:style-name="ce19">
            <text:p>1,062</text:p>
          </table:table-cell>
          <table:table-cell office:value-type="float" office:value="1314" table:style-name="ce19">
            <text:p>1,314</text:p>
          </table:table-cell>
          <table:table-cell office:value-type="float" office:value="1210" table:style-name="ce19">
            <text:p>1,210</text:p>
          </table:table-cell>
          <table:table-cell office:value-type="float" office:value="1318" table:style-name="ce19">
            <text:p>1,318</text:p>
          </table:table-cell>
          <table:table-cell office:value-type="float" office:value="1226" table:style-name="ce19">
            <text:p>1,226</text:p>
          </table:table-cell>
          <table:table-cell office:value-type="float" office:value="1304" table:style-name="ce19">
            <text:p>1,304</text:p>
          </table:table-cell>
          <table:table-cell office:value-type="float" office:value="1267" table:style-name="ce19">
            <text:p>1,267</text:p>
          </table:table-cell>
          <table:table-cell office:value-type="float" office:value="1241" table:style-name="ce19">
            <text:p>1,241</text:p>
          </table:table-cell>
          <table:table-cell office:value-type="float" office:value="1220" table:style-name="ce19">
            <text:p>1,220</text:p>
          </table:table-cell>
          <table:table-cell office:value-type="float" office:value="1476" table:style-name="ce19">
            <text:p>1,476</text:p>
          </table:table-cell>
          <table:table-cell office:value-type="float" office:value="1436" table:style-name="ce19">
            <text:p>1,436</text:p>
          </table:table-cell>
          <table:table-cell office:value-type="float" office:value="1262" table:style-name="ce19">
            <text:p>1,262</text:p>
          </table:table-cell>
          <table:table-cell office:value-type="float" office:value="1220" table:style-name="ce19">
            <text:p>1,220</text:p>
          </table:table-cell>
          <table:table-cell office:value-type="float" office:value="1477" table:style-name="ce19">
            <text:p>1,477</text:p>
          </table:table-cell>
          <table:table-cell office:value-type="float" office:value="1592" table:style-name="ce19">
            <text:p>1,592</text:p>
          </table:table-cell>
          <table:table-cell office:value-type="float" office:value="1439" table:style-name="ce19">
            <text:p>1,439</text:p>
          </table:table-cell>
          <table:table-cell office:value-type="float" office:value="1548" table:style-name="ce19">
            <text:p>1,548</text:p>
          </table:table-cell>
          <table:table-cell office:value-type="float" office:value="1325" table:style-name="ce19">
            <text:p>1,325</text:p>
          </table:table-cell>
          <table:table-cell office:value-type="float" office:value="1222" table:style-name="ce19">
            <text:p>1,222</text:p>
          </table:table-cell>
          <table:table-cell office:value-type="float" office:value="1430" table:style-name="ce19">
            <text:p>1,430</text:p>
          </table:table-cell>
          <table:table-cell office:value-type="float" office:value="1368" table:style-name="ce19">
            <text:p>1,368</text:p>
          </table:table-cell>
          <table:table-cell office:value-type="float" office:value="1390" table:style-name="ce19">
            <text:p>1,390</text:p>
          </table:table-cell>
          <table:table-cell office:value-type="float" office:value="1341" table:style-name="ce19">
            <text:p>1,341</text:p>
          </table:table-cell>
          <table:table-cell office:value-type="float" office:value="1157.4269999999999" table:style-name="ce19">
            <text:p>1,157</text:p>
          </table:table-cell>
          <table:table-cell office:value-type="float" office:value="1049.248" table:style-name="ce19">
            <text:p>1,049</text:p>
          </table:table-cell>
          <table:table-cell office:value-type="float" office:value="1191.654" table:style-name="ce19">
            <text:p>1,192</text:p>
          </table:table-cell>
          <table:table-cell office:value-type="float" office:value="1280" table:style-name="ce19">
            <text:p>1,280</text:p>
          </table:table-cell>
          <table:table-cell office:value-type="float" office:value="994.79100000000005" table:style-name="ce19">
            <text:p>995</text:p>
          </table:table-cell>
          <table:table-cell office:value-type="float" office:value="1315" table:style-name="ce19">
            <text:p>1,315</text:p>
          </table:table-cell>
          <table:table-cell office:value-type="float" office:value="1144" table:style-name="ce19">
            <text:p>1,144</text:p>
          </table:table-cell>
          <table:table-cell office:value-type="float" office:value="1323.519" table:style-name="ce19">
            <text:p>1,324</text:p>
          </table:table-cell>
          <table:table-cell office:value-type="float" office:value="1446" table:style-name="ce19">
            <text:p>1,446</text:p>
          </table:table-cell>
          <table:table-cell office:value-type="float" office:value="977.7" table:style-name="ce19">
            <text:p>978</text:p>
          </table:table-cell>
          <table:table-cell office:value-type="float" office:value="897" table:style-name="ce19">
            <text:p>897</text:p>
          </table:table-cell>
          <table:table-cell office:value-type="float" office:value="1363.546" table:style-name="ce19">
            <text:p>1,364</text:p>
          </table:table-cell>
          <table:table-cell office:value-type="float" office:value="1148.115" table:style-name="ce19">
            <text:p>1,148</text:p>
          </table:table-cell>
          <table:table-cell office:value-type="float" office:value="1188.8" table:style-name="ce19">
            <text:p>1,189</text:p>
          </table:table-cell>
          <table:table-cell office:value-type="float" office:value="905.53599999999994" table:style-name="ce19">
            <text:p>906</text:p>
          </table:table-cell>
          <table:table-cell office:value-type="float" office:value="1038" table:style-name="ce19">
            <text:p>1,038</text:p>
          </table:table-cell>
          <table:table-cell office:value-type="float" office:value="749" table:style-name="ce19">
            <text:p>749</text:p>
          </table:table-cell>
          <table:table-cell office:value-type="float" office:value="1078" table:style-name="ce19">
            <text:p>1,078</text:p>
          </table:table-cell>
          <table:table-cell office:value-type="string" table:style-name="ce18">
            <text:p>[Note 10]</text:p>
          </table:table-cell>
          <table:table-cell table:number-columns-repeated="16331"/>
        </table:table-row>
        <table:table-row table:style-name="ro3">
          <table:table-cell office:value-type="string" table:style-name="ce1">
            <text:p>Imports from the EU</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340" table:style-name="ce19">
            <text:p>1,340</text:p>
          </table:table-cell>
          <table:table-cell office:value-type="float" office:value="1151" table:style-name="ce19">
            <text:p>1,151</text:p>
          </table:table-cell>
          <table:table-cell office:value-type="float" office:value="1215" table:style-name="ce19">
            <text:p>1,215</text:p>
          </table:table-cell>
          <table:table-cell office:value-type="float" office:value="1295" table:style-name="ce19">
            <text:p>1,295</text:p>
          </table:table-cell>
          <table:table-cell office:value-type="float" office:value="126" table:style-name="ce19">
            <text:p>126</text:p>
          </table:table-cell>
          <table:table-cell office:value-type="float" office:value="105" table:style-name="ce19">
            <text:p>105</text:p>
          </table:table-cell>
          <table:table-cell office:value-type="float" office:value="131" table:style-name="ce19">
            <text:p>131</text:p>
          </table:table-cell>
          <table:table-cell office:value-type="float" office:value="93" table:style-name="ce19">
            <text:p>93</text:p>
          </table:table-cell>
          <table:table-cell office:value-type="float" office:value="117.79055288000001" table:style-name="ce19">
            <text:p>118</text:p>
          </table:table-cell>
          <table:table-cell office:value-type="float" office:value="116.9519366" table:style-name="ce19">
            <text:p>117</text:p>
          </table:table-cell>
          <table:table-cell office:value-type="float" office:value="151.14392355999999" table:style-name="ce19">
            <text:p>151</text:p>
          </table:table-cell>
          <table:table-cell office:value-type="float" office:value="133.32845664000001" table:style-name="ce19">
            <text:p>133</text:p>
          </table:table-cell>
          <table:table-cell office:value-type="float" office:value="135.2682748" table:style-name="ce19">
            <text:p>135</text:p>
          </table:table-cell>
          <table:table-cell office:value-type="float" office:value="93.324206320000002" table:style-name="ce19">
            <text:p>93</text:p>
          </table:table-cell>
          <table:table-cell office:value-type="float" office:value="110.51347416" table:style-name="ce19">
            <text:p>111</text:p>
          </table:table-cell>
          <table:table-cell office:value-type="float" office:value="88.319378560000004" table:style-name="ce19">
            <text:p>88</text:p>
          </table:table-cell>
          <table:table-cell office:value-type="float" office:value="77.754925040000003" table:style-name="ce19">
            <text:p>78</text:p>
          </table:table-cell>
          <table:table-cell office:value-type="float" office:value="125.29964712" table:style-name="ce19">
            <text:p>125</text:p>
          </table:table-cell>
          <table:table-cell office:value-type="float" office:value="156.44375991999999" table:style-name="ce19">
            <text:p>156</text:p>
          </table:table-cell>
          <table:table-cell office:value-type="float" office:value="127.90678080000001" table:style-name="ce19">
            <text:p>128</text:p>
          </table:table-cell>
          <table:table-cell office:value-type="float" office:value="142.96807107999999" table:style-name="ce19">
            <text:p>143</text:p>
          </table:table-cell>
          <table:table-cell office:value-type="float" office:value="120.57533531999999" table:style-name="ce19">
            <text:p>121</text:p>
          </table:table-cell>
          <table:table-cell office:value-type="float" office:value="118.31360256000001" table:style-name="ce19">
            <text:p>118</text:p>
          </table:table-cell>
          <table:table-cell office:value-type="float" office:value="121.64764855999999" table:style-name="ce19">
            <text:p>122</text:p>
          </table:table-cell>
          <table:table-cell office:value-type="float" office:value="131.26546772" table:style-name="ce19">
            <text:p>131</text:p>
          </table:table-cell>
          <table:table-cell office:value-type="float" office:value="221.46231843999999" table:style-name="ce19">
            <text:p>221</text:p>
          </table:table-cell>
          <table:table-cell office:value-type="float" office:value="233.69546887999999" table:style-name="ce19">
            <text:p>234</text:p>
          </table:table-cell>
          <table:table-cell office:value-type="float" office:value="197.23630940000001" table:style-name="ce19">
            <text:p>197</text:p>
          </table:table-cell>
          <table:table-cell office:value-type="float" office:value="219.5280568" table:style-name="ce19">
            <text:p>220</text:p>
          </table:table-cell>
          <table:table-cell office:value-type="float" office:value="246.11897196000001" table:style-name="ce19">
            <text:p>246</text:p>
          </table:table-cell>
          <table:table-cell office:value-type="float" office:value="403.63515447999998" table:style-name="ce19">
            <text:p>404</text:p>
          </table:table-cell>
          <table:table-cell office:value-type="float" office:value="396.15266688000003" table:style-name="ce19">
            <text:p>396</text:p>
          </table:table-cell>
          <table:table-cell office:value-type="float" office:value="406.06623952000098" table:style-name="ce19">
            <text:p>406</text:p>
          </table:table-cell>
          <table:table-cell office:value-type="float" office:value="422.57189824" table:style-name="ce19">
            <text:p>423</text:p>
          </table:table-cell>
          <table:table-cell office:value-type="float" office:value="476.11820508" table:style-name="ce19">
            <text:p>476</text:p>
          </table:table-cell>
          <table:table-cell office:value-type="float" office:value="585.75863876000005" table:style-name="ce19">
            <text:p>586</text:p>
          </table:table-cell>
          <table:table-cell office:value-type="float" office:value="402.31595299999998" table:style-name="ce19">
            <text:p>402</text:p>
          </table:table-cell>
          <table:table-cell office:value-type="float" office:value="529.53733051999995" table:style-name="ce19">
            <text:p>530</text:p>
          </table:table-cell>
          <table:table-cell office:value-type="float" office:value="526.01930112000002" table:style-name="ce19">
            <text:p>526</text:p>
          </table:table-cell>
          <table:table-cell office:value-type="float" office:value="514.05273555999997" table:style-name="ce19">
            <text:p>514</text:p>
          </table:table-cell>
          <table:table-cell office:value-type="float" office:value="270.77652039999998" table:style-name="ce19">
            <text:p>271</text:p>
          </table:table-cell>
          <table:table-cell office:value-type="float" office:value="193.93404964000001" table:style-name="ce19">
            <text:p>194</text:p>
          </table:table-cell>
          <table:table-cell office:value-type="float" office:value="261.27373512000003" table:style-name="ce19">
            <text:p>261</text:p>
          </table:table-cell>
          <table:table-cell office:value-type="float" office:value="340.53794568000001" table:style-name="ce19">
            <text:p>341</text:p>
          </table:table-cell>
          <table:table-cell table:style-name="ce18"/>
          <table:table-cell table:number-columns-repeated="16331"/>
        </table:table-row>
        <table:table-row table:style-name="ro3">
          <table:table-cell office:value-type="string" table:style-name="ce1">
            <text:p>Imports from the rest of the world</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413" table:style-name="ce19">
            <text:p>1,413</text:p>
          </table:table-cell>
          <table:table-cell office:value-type="float" office:value="1198" table:style-name="ce19">
            <text:p>1,198</text:p>
          </table:table-cell>
          <table:table-cell office:value-type="float" office:value="1124" table:style-name="ce19">
            <text:p>1,124</text:p>
          </table:table-cell>
          <table:table-cell office:value-type="float" office:value="1084" table:style-name="ce19">
            <text:p>1,084</text:p>
          </table:table-cell>
          <table:table-cell office:value-type="float" office:value="1137.2913068" table:style-name="ce19">
            <text:p>1,137</text:p>
          </table:table-cell>
          <table:table-cell office:value-type="float" office:value="1153.47375216" table:style-name="ce19">
            <text:p>1,153</text:p>
          </table:table-cell>
          <table:table-cell office:value-type="float" office:value="1092.9988618" table:style-name="ce19">
            <text:p>1,093</text:p>
          </table:table-cell>
          <table:table-cell office:value-type="float" office:value="1110.1652639199999" table:style-name="ce19">
            <text:p>1,110</text:p>
          </table:table-cell>
          <table:table-cell office:value-type="float" office:value="1199.7354325599999" table:style-name="ce19">
            <text:p>1,200</text:p>
          </table:table-cell>
          <table:table-cell office:value-type="float" office:value="1102.3183251999999" table:style-name="ce19">
            <text:p>1,102</text:p>
          </table:table-cell>
          <table:table-cell office:value-type="float" office:value="1129.6718409600001" table:style-name="ce19">
            <text:p>1,130</text:p>
          </table:table-cell>
          <table:table-cell office:value-type="float" office:value="1106.3200948799999" table:style-name="ce19">
            <text:p>1,106</text:p>
          </table:table-cell>
          <table:table-cell office:value-type="float" office:value="1132.25419556" table:style-name="ce19">
            <text:p>1,132</text:p>
          </table:table-cell>
          <table:table-cell office:value-type="float" office:value="1133.36746004" table:style-name="ce19">
            <text:p>1,133</text:p>
          </table:table-cell>
          <table:table-cell office:value-type="float" office:value="1178.25581764" table:style-name="ce19">
            <text:p>1,178</text:p>
          </table:table-cell>
          <table:table-cell office:value-type="float" office:value="1125.62140088" table:style-name="ce19">
            <text:p>1,126</text:p>
          </table:table-cell>
          <table:table-cell office:value-type="float" office:value="1100.76709708" table:style-name="ce19">
            <text:p>1,101</text:p>
          </table:table-cell>
          <table:table-cell office:value-type="float" office:value="1118.2618661199999" table:style-name="ce19">
            <text:p>1,118</text:p>
          </table:table-cell>
          <table:table-cell office:value-type="float" office:value="1104.3620948400001" table:style-name="ce19">
            <text:p>1,104</text:p>
          </table:table-cell>
          <table:table-cell office:value-type="float" office:value="1007.70650632" table:style-name="ce19">
            <text:p>1,008</text:p>
          </table:table-cell>
          <table:table-cell office:value-type="float" office:value="1140.0012942799999" table:style-name="ce19">
            <text:p>1,140</text:p>
          </table:table-cell>
          <table:table-cell office:value-type="float" office:value="1104.3769732400001" table:style-name="ce19">
            <text:p>1,104</text:p>
          </table:table-cell>
          <table:table-cell office:value-type="float" office:value="1098.60985684" table:style-name="ce19">
            <text:p>1,099</text:p>
          </table:table-cell>
          <table:table-cell office:value-type="float" office:value="1108.6230863999999" table:style-name="ce19">
            <text:p>1,109</text:p>
          </table:table-cell>
          <table:table-cell office:value-type="float" office:value="1185.7932482399999" table:style-name="ce19">
            <text:p>1,186</text:p>
          </table:table-cell>
          <table:table-cell office:value-type="float" office:value="1090.63366" table:style-name="ce19">
            <text:p>1,091</text:p>
          </table:table-cell>
          <table:table-cell office:value-type="float" office:value="926.44555356000001" table:style-name="ce19">
            <text:p>926</text:p>
          </table:table-cell>
          <table:table-cell office:value-type="float" office:value="832.32594535999999" table:style-name="ce19">
            <text:p>832</text:p>
          </table:table-cell>
          <table:table-cell office:value-type="float" office:value="648.39677572000005" table:style-name="ce19">
            <text:p>648</text:p>
          </table:table-cell>
          <table:table-cell office:value-type="float" office:value="691.01933724000003" table:style-name="ce19">
            <text:p>691</text:p>
          </table:table-cell>
          <table:table-cell office:value-type="float" office:value="698.75464511999996" table:style-name="ce19">
            <text:p>699</text:p>
          </table:table-cell>
          <table:table-cell office:value-type="float" office:value="545.66964631999997" table:style-name="ce19">
            <text:p>546</text:p>
          </table:table-cell>
          <table:table-cell office:value-type="float" office:value="601.49608420000004" table:style-name="ce19">
            <text:p>601</text:p>
          </table:table-cell>
          <table:table-cell office:value-type="float" office:value="457.78581236000002" table:style-name="ce19">
            <text:p>458</text:p>
          </table:table-cell>
          <table:table-cell office:value-type="float" office:value="421.56748440000001" table:style-name="ce19">
            <text:p>422</text:p>
          </table:table-cell>
          <table:table-cell office:value-type="float" office:value="430.46392444000003" table:style-name="ce19">
            <text:p>430</text:p>
          </table:table-cell>
          <table:table-cell office:value-type="float" office:value="427.81690508000003" table:style-name="ce19">
            <text:p>428</text:p>
          </table:table-cell>
          <table:table-cell office:value-type="float" office:value="468.72351712" table:style-name="ce19">
            <text:p>469</text:p>
          </table:table-cell>
          <table:table-cell office:value-type="float" office:value="409.9571808" table:style-name="ce19">
            <text:p>410</text:p>
          </table:table-cell>
          <table:table-cell office:value-type="float" office:value="631.59842519999995" table:style-name="ce19">
            <text:p>632</text:p>
          </table:table-cell>
          <table:table-cell table:style-name="ce18"/>
          <table:table-cell table:number-columns-repeated="16331"/>
        </table:table-row>
        <table:table-row table:style-name="ro3">
          <table:table-cell office:value-type="string" table:style-name="ce1">
            <text:p>Exports to the EU</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94" table:style-name="ce19">
            <text:p>94</text:p>
          </table:table-cell>
          <table:table-cell office:value-type="float" office:value="120" table:style-name="ce19">
            <text:p>120</text:p>
          </table:table-cell>
          <table:table-cell office:value-type="float" office:value="150" table:style-name="ce19">
            <text:p>150</text:p>
          </table:table-cell>
          <table:table-cell office:value-type="float" office:value="316" table:style-name="ce19">
            <text:p>316</text:p>
          </table:table-cell>
          <table:table-cell office:value-type="float" office:value="14" table:style-name="ce19">
            <text:p>14</text:p>
          </table:table-cell>
          <table:table-cell office:value-type="float" office:value="22" table:style-name="ce19">
            <text:p>22</text:p>
          </table:table-cell>
          <table:table-cell office:value-type="float" office:value="37" table:style-name="ce19">
            <text:p>37</text:p>
          </table:table-cell>
          <table:table-cell office:value-type="float" office:value="40" table:style-name="ce19">
            <text:p>40</text:p>
          </table:table-cell>
          <table:table-cell office:value-type="float" office:value="63.247403519999999" table:style-name="ce19">
            <text:p>63</text:p>
          </table:table-cell>
          <table:table-cell office:value-type="float" office:value="78.085251400000004" table:style-name="ce19">
            <text:p>78</text:p>
          </table:table-cell>
          <table:table-cell office:value-type="float" office:value="36.494253120000003" table:style-name="ce19">
            <text:p>36</text:p>
          </table:table-cell>
          <table:table-cell office:value-type="float" office:value="63.469976559999999" table:style-name="ce19">
            <text:p>63</text:p>
          </table:table-cell>
          <table:table-cell office:value-type="float" office:value="110.48050928000001" table:style-name="ce19">
            <text:p>110</text:p>
          </table:table-cell>
          <table:table-cell office:value-type="float" office:value="72.785775360000002" table:style-name="ce19">
            <text:p>73</text:p>
          </table:table-cell>
          <table:table-cell office:value-type="float" office:value="32.601605919999997" table:style-name="ce19">
            <text:p>33</text:p>
          </table:table-cell>
          <table:table-cell office:value-type="float" office:value="93.95010576" table:style-name="ce19">
            <text:p>94</text:p>
          </table:table-cell>
          <table:table-cell office:value-type="float" office:value="89.650690240000003" table:style-name="ce19">
            <text:p>90</text:p>
          </table:table-cell>
          <table:table-cell office:value-type="float" office:value="112.93233628" table:style-name="ce19">
            <text:p>113</text:p>
          </table:table-cell>
          <table:table-cell office:value-type="float" office:value="164.5705806" table:style-name="ce19">
            <text:p>165</text:p>
          </table:table-cell>
          <table:table-cell office:value-type="float" office:value="108.41650484" table:style-name="ce19">
            <text:p>108</text:p>
          </table:table-cell>
          <table:table-cell office:value-type="float" office:value="119.92414411999999" table:style-name="ce19">
            <text:p>120</text:p>
          </table:table-cell>
          <table:table-cell office:value-type="float" office:value="132.88448516" table:style-name="ce19">
            <text:p>133</text:p>
          </table:table-cell>
          <table:table-cell office:value-type="float" office:value="126.87328908000001" table:style-name="ce19">
            <text:p>127</text:p>
          </table:table-cell>
          <table:table-cell office:value-type="float" office:value="132.07229368" table:style-name="ce19">
            <text:p>132</text:p>
          </table:table-cell>
          <table:table-cell office:value-type="float" office:value="159.29567915999999" table:style-name="ce19">
            <text:p>159</text:p>
          </table:table-cell>
          <table:table-cell office:value-type="float" office:value="125.45518864" table:style-name="ce19">
            <text:p>125</text:p>
          </table:table-cell>
          <table:table-cell office:value-type="float" office:value="183.47497351999999" table:style-name="ce19">
            <text:p>183</text:p>
          </table:table-cell>
          <table:table-cell office:value-type="float" office:value="414.24505624" table:style-name="ce19">
            <text:p>414</text:p>
          </table:table-cell>
          <table:table-cell office:value-type="float" office:value="461.90860848" table:style-name="ce19">
            <text:p>462</text:p>
          </table:table-cell>
          <table:table-cell office:value-type="float" office:value="386.98138948000002" table:style-name="ce19">
            <text:p>387</text:p>
          </table:table-cell>
          <table:table-cell office:value-type="float" office:value="225.3024264" table:style-name="ce19">
            <text:p>225</text:p>
          </table:table-cell>
          <table:table-cell office:value-type="float" office:value="153.82533716" table:style-name="ce19">
            <text:p>154</text:p>
          </table:table-cell>
          <table:table-cell office:value-type="float" office:value="162.86090271999899" table:style-name="ce19">
            <text:p>163</text:p>
          </table:table-cell>
          <table:table-cell office:value-type="float" office:value="135.41679696" table:style-name="ce19">
            <text:p>135</text:p>
          </table:table-cell>
          <table:table-cell office:value-type="float" office:value="231.54087956000001" table:style-name="ce19">
            <text:p>232</text:p>
          </table:table-cell>
          <table:table-cell office:value-type="float" office:value="258.33559855999999" table:style-name="ce19">
            <text:p>258</text:p>
          </table:table-cell>
          <table:table-cell office:value-type="float" office:value="223.52005892" table:style-name="ce19">
            <text:p>224</text:p>
          </table:table-cell>
          <table:table-cell office:value-type="float" office:value="157.30277096" table:style-name="ce19">
            <text:p>157</text:p>
          </table:table-cell>
          <table:table-cell office:value-type="float" office:value="236.30114732000001" table:style-name="ce19">
            <text:p>236</text:p>
          </table:table-cell>
          <table:table-cell office:value-type="float" office:value="179.91872744" table:style-name="ce19">
            <text:p>180</text:p>
          </table:table-cell>
          <table:table-cell office:value-type="float" office:value="91.394642840000003" table:style-name="ce19">
            <text:p>91</text:p>
          </table:table-cell>
          <table:table-cell office:value-type="float" office:value="15.167195919999999" table:style-name="ce19">
            <text:p>15</text:p>
          </table:table-cell>
          <table:table-cell office:value-type="float" office:value="33.257038399999999" table:style-name="ce19">
            <text:p>33</text:p>
          </table:table-cell>
          <table:table-cell office:value-type="float" office:value="38.701887720000002" table:style-name="ce19">
            <text:p>39</text:p>
          </table:table-cell>
          <table:table-cell table:style-name="ce18"/>
          <table:table-cell table:number-columns-repeated="16331"/>
        </table:table-row>
        <table:table-row table:style-name="ro3">
          <table:table-cell office:value-type="string" table:style-name="ce1">
            <text:p>Exports to the rest of the world</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244" table:style-name="ce19">
            <text:p>244</text:p>
          </table:table-cell>
          <table:table-cell office:value-type="float" office:value="322" table:style-name="ce19">
            <text:p>322</text:p>
          </table:table-cell>
          <table:table-cell office:value-type="float" office:value="136" table:style-name="ce19">
            <text:p>136</text:p>
          </table:table-cell>
          <table:table-cell office:value-type="float" office:value="288" table:style-name="ce19">
            <text:p>288</text:p>
          </table:table-cell>
          <table:table-cell office:value-type="float" office:value="227.04562060000001" table:style-name="ce19">
            <text:p>227</text:p>
          </table:table-cell>
          <table:table-cell office:value-type="float" office:value="277.19170436000002" table:style-name="ce19">
            <text:p>277</text:p>
          </table:table-cell>
          <table:table-cell office:value-type="float" office:value="287.91012008000001" table:style-name="ce19">
            <text:p>288</text:p>
          </table:table-cell>
          <table:table-cell office:value-type="float" office:value="172.41061328000001" table:style-name="ce19">
            <text:p>172</text:p>
          </table:table-cell>
          <table:table-cell office:value-type="float" office:value="234.34947511999999" table:style-name="ce19">
            <text:p>234</text:p>
          </table:table-cell>
          <table:table-cell office:value-type="float" office:value="386.37357544000002" table:style-name="ce19">
            <text:p>386</text:p>
          </table:table-cell>
          <table:table-cell office:value-type="float" office:value="476.01697444000001" table:style-name="ce19">
            <text:p>476</text:p>
          </table:table-cell>
          <table:table-cell office:value-type="float" office:value="403.11519007999999" table:style-name="ce19">
            <text:p>403</text:p>
          </table:table-cell>
          <table:table-cell office:value-type="float" office:value="257.16019488000001" table:style-name="ce19">
            <text:p>257</text:p>
          </table:table-cell>
          <table:table-cell office:value-type="float" office:value="470.45284484000001" table:style-name="ce19">
            <text:p>470</text:p>
          </table:table-cell>
          <table:table-cell office:value-type="float" office:value="607.11294480000004" table:style-name="ce19">
            <text:p>607</text:p>
          </table:table-cell>
          <table:table-cell office:value-type="float" office:value="508.45747239999901" table:style-name="ce19">
            <text:p>508</text:p>
          </table:table-cell>
          <table:table-cell office:value-type="float" office:value="577.56698691999895" table:style-name="ce19">
            <text:p>578</text:p>
          </table:table-cell>
          <table:table-cell office:value-type="float" office:value="496.08276199999898" table:style-name="ce19">
            <text:p>496</text:p>
          </table:table-cell>
          <table:table-cell office:value-type="float" office:value="328.51888803999998" table:style-name="ce19">
            <text:p>329</text:p>
          </table:table-cell>
          <table:table-cell office:value-type="float" office:value="564.92304212000101" table:style-name="ce19">
            <text:p>565</text:p>
          </table:table-cell>
          <table:table-cell office:value-type="float" office:value="628.34130316000096" table:style-name="ce19">
            <text:p>628</text:p>
          </table:table-cell>
          <table:table-cell office:value-type="float" office:value="662.74041223999996" table:style-name="ce19">
            <text:p>663</text:p>
          </table:table-cell>
          <table:table-cell office:value-type="float" office:value="678.79829903999996" table:style-name="ce19">
            <text:p>679</text:p>
          </table:table-cell>
          <table:table-cell office:value-type="float" office:value="142.47772911999999" table:style-name="ce19">
            <text:p>142</text:p>
          </table:table-cell>
          <table:table-cell office:value-type="float" office:value="137.50596920000001" table:style-name="ce19">
            <text:p>138</text:p>
          </table:table-cell>
          <table:table-cell office:value-type="float" office:value="148.70041595999999" table:style-name="ce19">
            <text:p>149</text:p>
          </table:table-cell>
          <table:table-cell office:value-type="float" office:value="285.12803983999999" table:style-name="ce19">
            <text:p>285</text:p>
          </table:table-cell>
          <table:table-cell office:value-type="float" office:value="154.29022024" table:style-name="ce19">
            <text:p>154</text:p>
          </table:table-cell>
          <table:table-cell office:value-type="float" office:value="93.046171919999907" table:style-name="ce19">
            <text:p>93</text:p>
          </table:table-cell>
          <table:table-cell office:value-type="float" office:value="97.738363919999998" table:style-name="ce19">
            <text:p>98</text:p>
          </table:table-cell>
          <table:table-cell office:value-type="float" office:value="93.529838119999994" table:style-name="ce19">
            <text:p>94</text:p>
          </table:table-cell>
          <table:table-cell office:value-type="float" office:value="74.882937279999993" table:style-name="ce19">
            <text:p>75</text:p>
          </table:table-cell>
          <table:table-cell office:value-type="float" office:value="45.509126199999997" table:style-name="ce19">
            <text:p>46</text:p>
          </table:table-cell>
          <table:table-cell office:value-type="float" office:value="46.298149000000002" table:style-name="ce19">
            <text:p>46</text:p>
          </table:table-cell>
          <table:table-cell office:value-type="float" office:value="125.3399864" table:style-name="ce19">
            <text:p>125</text:p>
          </table:table-cell>
          <table:table-cell office:value-type="float" office:value="67.678618319999998" table:style-name="ce19">
            <text:p>68</text:p>
          </table:table-cell>
          <table:table-cell office:value-type="float" office:value="69.920351879999998" table:style-name="ce19">
            <text:p>70</text:p>
          </table:table-cell>
          <table:table-cell office:value-type="float" office:value="25.451320160000002" table:style-name="ce19">
            <text:p>25</text:p>
          </table:table-cell>
          <table:table-cell office:value-type="float" office:value="21.28128856" table:style-name="ce19">
            <text:p>21</text:p>
          </table:table-cell>
          <table:table-cell office:value-type="float" office:value="20.606785559999999" table:style-name="ce19">
            <text:p>21</text:p>
          </table:table-cell>
          <table:table-cell table:style-name="ce18"/>
          <table:table-cell table:number-columns-repeated="16331"/>
        </table:table-row>
        <table:table-row table:style-name="ro3">
          <table:table-cell office:value-type="string" table:style-name="ce1">
            <text:p>Total new supply</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2352" table:style-name="ce19">
            <text:p>2,352</text:p>
          </table:table-cell>
          <table:table-cell office:value-type="float" office:value="2123" table:style-name="ce19">
            <text:p>2,123</text:p>
          </table:table-cell>
          <table:table-cell office:value-type="float" office:value="2483" table:style-name="ce19">
            <text:p>2,483</text:p>
          </table:table-cell>
          <table:table-cell office:value-type="float" office:value="2041" table:style-name="ce19">
            <text:p>2,041</text:p>
          </table:table-cell>
          <table:table-cell office:value-type="float" office:value="2595" table:style-name="ce19">
            <text:p>2,595</text:p>
          </table:table-cell>
          <table:table-cell office:value-type="float" office:value="2169" table:style-name="ce19">
            <text:p>2,169</text:p>
          </table:table-cell>
          <table:table-cell office:value-type="float" office:value="2400" table:style-name="ce19">
            <text:p>2,400</text:p>
          </table:table-cell>
          <table:table-cell office:value-type="float" office:value="2075" table:style-name="ce19">
            <text:p>2,075</text:p>
          </table:table-cell>
          <table:table-cell office:value-type="float" office:value="2268.7888355599998" table:style-name="ce19">
            <text:p>2,269</text:p>
          </table:table-cell>
          <table:table-cell office:value-type="float" office:value="2182.148733" table:style-name="ce19">
            <text:p>2,182</text:p>
          </table:table-cell>
          <table:table-cell office:value-type="float" office:value="2160.7384121599998" table:style-name="ce19">
            <text:p>2,161</text:p>
          </table:table-cell>
          <table:table-cell office:value-type="float" office:value="2227.6131307199998" table:style-name="ce19">
            <text:p>2,228</text:p>
          </table:table-cell>
          <table:table-cell office:value-type="float" office:value="2466.1737229599998" table:style-name="ce19">
            <text:p>2,466</text:p>
          </table:table-cell>
          <table:table-cell office:value-type="float" office:value="2172.4831807199998" table:style-name="ce19">
            <text:p>2,172</text:p>
          </table:table-cell>
          <table:table-cell office:value-type="float" office:value="1993.5667347599999" table:style-name="ce19">
            <text:p>1,994</text:p>
          </table:table-cell>
          <table:table-cell office:value-type="float" office:value="1917.5741776" table:style-name="ce19">
            <text:p>1,918</text:p>
          </table:table-cell>
          <table:table-cell office:value-type="float" office:value="2340.1982354800002" table:style-name="ce19">
            <text:p>2,340</text:p>
          </table:table-cell>
          <table:table-cell office:value-type="float" office:value="2267.2819260400001" table:style-name="ce19">
            <text:p>2,267</text:p>
          </table:table-cell>
          <table:table-cell office:value-type="float" office:value="2002.0160521600001" table:style-name="ce19">
            <text:p>2,002</text:p>
          </table:table-cell>
          <table:table-cell office:value-type="float" office:value="2184.6542044399998" table:style-name="ce19">
            <text:p>2,185</text:p>
          </table:table-cell>
          <table:table-cell office:value-type="float" office:value="1871.24403712" table:style-name="ce19">
            <text:p>1,871</text:p>
          </table:table-cell>
          <table:table-cell office:value-type="float" office:value="1831.86995428" table:style-name="ce19">
            <text:p>1,832</text:p>
          </table:table-cell>
          <table:table-cell office:value-type="float" office:value="2197.2835202800002" table:style-name="ce19">
            <text:p>2,197</text:p>
          </table:table-cell>
          <table:table-cell office:value-type="float" office:value="1800.3588190800001" table:style-name="ce19">
            <text:p>1,800</text:p>
          </table:table-cell>
          <table:table-cell office:value-type="float" office:value="1873.62977968" table:style-name="ce19">
            <text:p>1,874</text:p>
          </table:table-cell>
          <table:table-cell office:value-type="float" office:value="1878.6436908000001" table:style-name="ce19">
            <text:p>1,879</text:p>
          </table:table-cell>
          <table:table-cell office:value-type="float" office:value="1627.4590531599999" table:style-name="ce19">
            <text:p>1,627</text:p>
          </table:table-cell>
          <table:table-cell office:value-type="float" office:value="1798.38461044" table:style-name="ce19">
            <text:p>1,798</text:p>
          </table:table-cell>
          <table:table-cell office:value-type="float" office:value="1997.5607273600001" table:style-name="ce19">
            <text:p>1,998</text:p>
          </table:table-cell>
          <table:table-cell office:value-type="float" office:value="2081.0708265200001" table:style-name="ce19">
            <text:p>2,081</text:p>
          </table:table-cell>
          <table:table-cell office:value-type="float" office:value="1814.4412417999999" table:style-name="ce19">
            <text:p>1,814</text:p>
          </table:table-cell>
          <table:table-cell office:value-type="float" office:value="2235.3630548400001" table:style-name="ce19">
            <text:p>2,235</text:p>
          </table:table-cell>
          <table:table-cell office:value-type="float" office:value="1942.5559406" table:style-name="ce19">
            <text:p>1,943</text:p>
          </table:table-cell>
          <table:table-cell office:value-type="float" office:value="2203.9550746" table:style-name="ce19">
            <text:p>2,204</text:p>
          </table:table-cell>
          <table:table-cell office:value-type="float" office:value="2295.8021325200002" table:style-name="ce19">
            <text:p>2,296</text:p>
          </table:table-cell>
          <table:table-cell office:value-type="float" office:value="1775.9097492400001" table:style-name="ce19">
            <text:p>1,776</text:p>
          </table:table-cell>
          <table:table-cell office:value-type="float" office:value="1631.7828520800001" table:style-name="ce19">
            <text:p>1,632</text:p>
          </table:table-cell>
          <table:table-cell office:value-type="float" office:value="2147.26822292" table:style-name="ce19">
            <text:p>2,147</text:p>
          </table:table-cell>
          <table:table-cell office:value-type="float" office:value="1734.0606518" table:style-name="ce19">
            <text:p>1,734</text:p>
          </table:table-cell>
          <table:table-cell office:value-type="float" office:value="1885.7193142399999" table:style-name="ce19">
            <text:p>1,886</text:p>
          </table:table-cell>
          <table:table-cell office:value-type="float" office:value="1442.8144307600001" table:style-name="ce19">
            <text:p>1,443</text:p>
          </table:table-cell>
          <table:table-cell office:value-type="float" office:value="1660.0390506799999" table:style-name="ce19">
            <text:p>1,660</text:p>
          </table:table-cell>
          <table:table-cell office:value-type="float" office:value="1365.69258896" table:style-name="ce19">
            <text:p>1,366</text:p>
          </table:table-cell>
          <table:table-cell office:value-type="float" office:value="1990.8276976" table:style-name="ce19">
            <text:p>1,991</text:p>
          </table:table-cell>
          <table:table-cell table:style-name="ce18"/>
          <table:table-cell table:number-columns-repeated="16331"/>
        </table:table-row>
        <table:table-row table:style-name="ro3">
          <table:table-cell office:value-type="string" table:style-name="ce21">
            <text:p>Production as % of total new supply for use in UK</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percentage" office:value="0.47023809523809501" table:style-name="ce21">
            <text:p>47%</text:p>
          </table:table-cell>
          <table:table-cell office:value-type="percentage" office:value="0.51436646255299101" table:style-name="ce21">
            <text:p>51%</text:p>
          </table:table-cell>
          <table:table-cell office:value-type="percentage" office:value="0.57108336689488504" table:style-name="ce21">
            <text:p>57%</text:p>
          </table:table-cell>
          <table:table-cell office:value-type="percentage" office:value="0.52033317001469903" table:style-name="ce21">
            <text:p>52%</text:p>
          </table:table-cell>
          <table:table-cell office:value-type="percentage" office:value="0.50635838150289003" table:style-name="ce21">
            <text:p>51%</text:p>
          </table:table-cell>
          <table:table-cell office:value-type="percentage" office:value="0.55786076532964501" table:style-name="ce21">
            <text:p>56%</text:p>
          </table:table-cell>
          <table:table-cell office:value-type="percentage" office:value="0.54916666666666702" table:style-name="ce21">
            <text:p>55%</text:p>
          </table:table-cell>
          <table:table-cell office:value-type="percentage" office:value="0.59084337349397598" table:style-name="ce21">
            <text:p>59%</text:p>
          </table:table-cell>
          <table:table-cell office:value-type="percentage" office:value="0.57475600177578301" table:style-name="ce21">
            <text:p>57%</text:p>
          </table:table-cell>
          <table:table-cell office:value-type="percentage" office:value="0.58062036782348003" table:style-name="ce21">
            <text:p>58%</text:p>
          </table:table-cell>
          <table:table-cell office:value-type="percentage" office:value="0.57434069437374602" table:style-name="ce21">
            <text:p>57%</text:p>
          </table:table-cell>
          <table:table-cell office:value-type="percentage" office:value="0.547671399120222" table:style-name="ce21">
            <text:p>55%</text:p>
          </table:table-cell>
          <table:table-cell office:value-type="percentage" office:value="0.59849798343826599" table:style-name="ce21">
            <text:p>60%</text:p>
          </table:table-cell>
          <table:table-cell office:value-type="percentage" office:value="0.66099476062414597" table:style-name="ce21">
            <text:p>66%</text:p>
          </table:table-cell>
          <table:table-cell office:value-type="percentage" office:value="0.633036245035423" table:style-name="ce21">
            <text:p>63%</text:p>
          </table:table-cell>
          <table:table-cell office:value-type="percentage" office:value="0.63622049892585097" table:style-name="ce21">
            <text:p>64%</text:p>
          </table:table-cell>
          <table:table-cell office:value-type="percentage" office:value="0.63114311326580896" table:style-name="ce21">
            <text:p>63%</text:p>
          </table:table-cell>
          <table:table-cell office:value-type="percentage" office:value="0.70216234766205798" table:style-name="ce21">
            <text:p>70%</text:p>
          </table:table-cell>
          <table:table-cell office:value-type="percentage" office:value="0.71877545559509604" table:style-name="ce21">
            <text:p>72%</text:p>
          </table:table-cell>
          <table:table-cell office:value-type="percentage" office:value="0.70857895810417504" table:style-name="ce21">
            <text:p>71%</text:p>
          </table:table-cell>
          <table:table-cell office:value-type="percentage" office:value="0.70808508869815001" table:style-name="ce21">
            <text:p>71%</text:p>
          </table:table-cell>
          <table:table-cell office:value-type="percentage" office:value="0.66707792064873705" table:style-name="ce21">
            <text:p>67%</text:p>
          </table:table-cell>
          <table:table-cell office:value-type="percentage" office:value="0.65080358852269304" table:style-name="ce21">
            <text:p>65%</text:p>
          </table:table-cell>
          <table:table-cell office:value-type="percentage" office:value="0.759848528805531" table:style-name="ce21">
            <text:p>76%</text:p>
          </table:table-cell>
          <table:table-cell office:value-type="percentage" office:value="0.74187548419378802" table:style-name="ce21">
            <text:p>74%</text:p>
          </table:table-cell>
          <table:table-cell office:value-type="percentage" office:value="0.71381284623959196" table:style-name="ce21">
            <text:p>71%</text:p>
          </table:table-cell>
          <table:table-cell office:value-type="percentage" office:value="0.71118655658503405" table:style-name="ce21">
            <text:p>71%</text:p>
          </table:table-cell>
          <table:table-cell office:value-type="percentage" office:value="0.58343915640119304" table:style-name="ce21">
            <text:p>58%</text:p>
          </table:table-cell>
          <table:table-cell office:value-type="percentage" office:value="0.59655457963218195" table:style-name="ce21">
            <text:p>60%</text:p>
          </table:table-cell>
          <table:table-cell office:value-type="percentage" office:value="0.61506796582240197" table:style-name="ce21">
            <text:p>62%</text:p>
          </table:table-cell>
          <table:table-cell office:value-type="percentage" office:value="0.54826300079749501" table:style-name="ce21">
            <text:p>55%</text:p>
          </table:table-cell>
          <table:table-cell office:value-type="percentage" office:value="0.58827133120625197" table:style-name="ce21">
            <text:p>59%</text:p>
          </table:table-cell>
          <table:table-cell office:value-type="percentage" office:value="0.58891482921549698" table:style-name="ce21">
            <text:p>59%</text:p>
          </table:table-cell>
          <table:table-cell office:value-type="percentage" office:value="0.60051995399235103" table:style-name="ce21">
            <text:p>60%</text:p>
          </table:table-cell>
          <table:table-cell office:value-type="percentage" office:value="0.62984522033385804" table:style-name="ce21">
            <text:p>63%</text:p>
          </table:table-cell>
          <table:table-cell office:value-type="percentage" office:value="0.55053473320837798" table:style-name="ce21">
            <text:p>55%</text:p>
          </table:table-cell>
          <table:table-cell office:value-type="percentage" office:value="0.54970549473332997" table:style-name="ce21">
            <text:p>55%</text:p>
          </table:table-cell>
          <table:table-cell office:value-type="percentage" office:value="0.63501428719778596" table:style-name="ce21">
            <text:p>64%</text:p>
          </table:table-cell>
          <table:table-cell office:value-type="percentage" office:value="0.662096218380958" table:style-name="ce21">
            <text:p>66%</text:p>
          </table:table-cell>
          <table:table-cell office:value-type="percentage" office:value="0.63042256131269503" table:style-name="ce21">
            <text:p>63%</text:p>
          </table:table-cell>
          <table:table-cell office:value-type="percentage" office:value="0.62761778694090997" table:style-name="ce21">
            <text:p>63%</text:p>
          </table:table-cell>
          <table:table-cell office:value-type="percentage" office:value="0.625286495263353" table:style-name="ce21">
            <text:p>63%</text:p>
          </table:table-cell>
          <table:table-cell office:value-type="percentage" office:value="0.54843967526423898" table:style-name="ce21">
            <text:p>55%</text:p>
          </table:table-cell>
          <table:table-cell office:value-type="percentage" office:value="0.54148332439796798" table:style-name="ce21">
            <text:p>54%</text:p>
          </table:table-cell>
          <table:table-cell table:style-name="ce22"/>
          <table:table-cell table:number-columns-repeated="16331"/>
        </table:table-row>
        <table:table-row table:number-rows-repeated="1048556" table:style-name="ro4">
          <table:table-cell table:number-columns-repeated="16384"/>
        </table:table-row>
      </table:table>
      <table:table table:name="Table_7_7" table:style-name="ta1">
        <table:table-column table:style-name="co8" table:default-cell-style-name="ce1"/>
        <table:table-column table:style-name="co9" table:number-columns-repeated="35" table:default-cell-style-name="ce1"/>
        <table:table-column table:style-name="co2" table:number-columns-repeated="16348" table:default-cell-style-name="ce1"/>
        <table:table-row table:style-name="ro1">
          <table:table-cell office:value-type="string" table:style-name="ce14">
            <text:p>Table 7.7 Protein crops (field peas and field beans)</text:p>
          </table:table-cell>
          <table:table-cell table:number-columns-repeated="16383" table:style-name="ce37"/>
        </table:table-row>
        <table:table-row table:style-name="ro3">
          <table:table-cell office:value-type="string" table:style-name="ce1">
            <text:p>This worksheet contains 2 tables displayed next to each other vertically with 1 blank row between each table.</text:p>
          </table:table-cell>
          <table:table-cell table:number-columns-repeated="16383" table:style-name="ce1"/>
        </table:table-row>
        <table:table-row table:style-name="ro8">
          <table:table-cell office:value-type="string" table:style-name="ce15">
            <text:p>Table 7.7a Peas for harvesting dry (£ million unless otherwise specified) [Note 11]</text:p>
          </table:table-cell>
          <table:table-cell table:number-columns-repeated="16383" table:style-name="ce1"/>
        </table:table-row>
        <table:table-row table:style-name="ro5">
          <table:table-cell office:value-type="string" table:style-name="ce16">
            <text:p>Peas for harvesting dry</text:p>
          </table:table-cell>
          <table:table-cell office:value-type="string" table:style-name="ce17">
            <text:p>1990</text:p>
          </table:table-cell>
          <table:table-cell office:value-type="string" table:style-name="ce17">
            <text:p>1991</text:p>
          </table:table-cell>
          <table:table-cell office:value-type="string" table:style-name="ce17">
            <text:p>1992</text:p>
          </table:table-cell>
          <table:table-cell office:value-type="string" table:style-name="ce17">
            <text:p>1993</text:p>
          </table:table-cell>
          <table:table-cell office:value-type="string" table:style-name="ce17">
            <text:p>1994</text:p>
          </table:table-cell>
          <table:table-cell office:value-type="string" table:style-name="ce17">
            <text:p>1995</text:p>
          </table:table-cell>
          <table:table-cell office:value-type="string" table:style-name="ce17">
            <text:p>1996</text:p>
          </table:table-cell>
          <table:table-cell office:value-type="string" table:style-name="ce17">
            <text:p>1997</text:p>
          </table:table-cell>
          <table:table-cell office:value-type="string" table:style-name="ce17">
            <text:p>1998</text:p>
          </table:table-cell>
          <table:table-cell office:value-type="string" table:style-name="ce17">
            <text:p>1999</text:p>
          </table:table-cell>
          <table:table-cell office:value-type="string" table:style-name="ce17">
            <text:p>2000</text:p>
          </table:table-cell>
          <table:table-cell office:value-type="string" table:style-name="ce17">
            <text:p>2001</text:p>
          </table:table-cell>
          <table:table-cell office:value-type="string" table:style-name="ce17">
            <text:p>2002</text:p>
          </table:table-cell>
          <table:table-cell office:value-type="string" table:style-name="ce17">
            <text:p>2003</text:p>
          </table:table-cell>
          <table:table-cell office:value-type="string" table:style-name="ce17">
            <text:p>2004</text:p>
          </table:table-cell>
          <table:table-cell office:value-type="string" table:style-name="ce17">
            <text:p>2005</text:p>
          </table:table-cell>
          <table:table-cell office:value-type="string" table:style-name="ce17">
            <text:p>2006</text:p>
          </table:table-cell>
          <table:table-cell office:value-type="string" table:style-name="ce17">
            <text:p>2007</text:p>
          </table:table-cell>
          <table:table-cell office:value-type="string" table:style-name="ce17">
            <text:p>2008</text:p>
          </table:table-cell>
          <table:table-cell office:value-type="string" table:style-name="ce17">
            <text:p>2009</text:p>
          </table:table-cell>
          <table:table-cell office:value-type="string" table:style-name="ce17">
            <text:p>2010</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office:value-type="string" table:style-name="ce17">
            <text:p>2015</text:p>
          </table:table-cell>
          <table:table-cell office:value-type="string" table:style-name="ce17">
            <text:p>2016</text:p>
          </table:table-cell>
          <table:table-cell office:value-type="string" table:style-name="ce17">
            <text:p>2017</text:p>
          </table:table-cell>
          <table:table-cell office:value-type="string" table:style-name="ce17">
            <text:p>2018</text:p>
          </table:table-cell>
          <table:table-cell office:value-type="string" table:style-name="ce17">
            <text:p>2019</text:p>
          </table:table-cell>
          <table:table-cell office:value-type="string" table:style-name="ce17">
            <text:p>2020</text:p>
          </table:table-cell>
          <table:table-cell office:value-type="string" table:style-name="ce17">
            <text:p>2021</text:p>
          </table:table-cell>
          <table:table-cell office:value-type="string" table:style-name="ce17">
            <text:p>2022</text:p>
          </table:table-cell>
          <table:table-cell office:value-type="string" table:style-name="ce17">
            <text:p>2023 (provisional)</text:p>
          </table:table-cell>
          <table:table-cell office:value-type="string" table:style-name="ce17">
            <text:p>Notes</text:p>
          </table:table-cell>
          <table:table-cell table:number-columns-repeated="16348"/>
        </table:table-row>
        <table:table-row table:style-name="ro3">
          <table:table-cell office:value-type="string" table:style-name="ce1">
            <text:p>Area (thousand hectares)</text:p>
          </table:table-cell>
          <table:table-cell office:value-type="float" office:value="76.734999999999999" table:style-name="ce19">
            <text:p>77</text:p>
          </table:table-cell>
          <table:table-cell office:value-type="float" office:value="71.88" table:style-name="ce19">
            <text:p>72</text:p>
          </table:table-cell>
          <table:table-cell office:value-type="float" office:value="78.552000000000007" table:style-name="ce19">
            <text:p>79</text:p>
          </table:table-cell>
          <table:table-cell office:value-type="float" office:value="80.912000000000006" table:style-name="ce19">
            <text:p>81</text:p>
          </table:table-cell>
          <table:table-cell office:value-type="float" office:value="78.683999999999997" table:style-name="ce19">
            <text:p>79</text:p>
          </table:table-cell>
          <table:table-cell office:value-type="float" office:value="75.844999999999999" table:style-name="ce19">
            <text:p>76</text:p>
          </table:table-cell>
          <table:table-cell office:value-type="float" office:value="78.141999999999996" table:style-name="ce19">
            <text:p>78</text:p>
          </table:table-cell>
          <table:table-cell office:value-type="float" office:value="97.801000000000002" table:style-name="ce19">
            <text:p>98</text:p>
          </table:table-cell>
          <table:table-cell office:value-type="float" office:value="101.8" table:style-name="ce19">
            <text:p>102</text:p>
          </table:table-cell>
          <table:table-cell office:value-type="float" office:value="89.206999999999994" table:style-name="ce19">
            <text:p>89</text:p>
          </table:table-cell>
          <table:table-cell office:value-type="float" office:value="86" table:style-name="ce19">
            <text:p>86</text:p>
          </table:table-cell>
          <table:table-cell office:value-type="float" office:value="102" table:style-name="ce19">
            <text:p>102</text:p>
          </table:table-cell>
          <table:table-cell office:value-type="float" office:value="85" table:style-name="ce19">
            <text:p>85</text:p>
          </table:table-cell>
          <table:table-cell office:value-type="float" office:value="70.471000000000004" table:style-name="ce19">
            <text:p>70</text:p>
          </table:table-cell>
          <table:table-cell office:value-type="float" office:value="62.277999999999999" table:style-name="ce19">
            <text:p>62</text:p>
          </table:table-cell>
          <table:table-cell office:value-type="float" office:value="53.601999999999997" table:style-name="ce19">
            <text:p>54</text:p>
          </table:table-cell>
          <table:table-cell office:value-type="float" office:value="46.036000000000001" table:style-name="ce19">
            <text:p>46</text:p>
          </table:table-cell>
          <table:table-cell office:value-type="float" office:value="37.046999999999997" table:style-name="ce19">
            <text:p>37</text:p>
          </table:table-cell>
          <table:table-cell office:value-type="float" office:value="30.1" table:style-name="ce19">
            <text:p>30</text:p>
          </table:table-cell>
          <table:table-cell office:value-type="float" office:value="42" table:style-name="ce19">
            <text:p>42</text:p>
          </table:table-cell>
          <table:table-cell office:value-type="float" office:value="42" table:style-name="ce19">
            <text:p>42</text:p>
          </table:table-cell>
          <table:table-cell office:value-type="float" office:value="30" table:style-name="ce19">
            <text:p>30</text:p>
          </table:table-cell>
          <table:table-cell office:value-type="float" office:value="24" table:style-name="ce19">
            <text:p>24</text:p>
          </table:table-cell>
          <table:table-cell office:value-type="float" office:value="29" table:style-name="ce19">
            <text:p>29</text:p>
          </table:table-cell>
          <table:table-cell office:value-type="float" office:value="32" table:style-name="ce19">
            <text:p>32</text:p>
          </table:table-cell>
          <table:table-cell office:value-type="float" office:value="43.7119" table:style-name="ce19">
            <text:p>44</text:p>
          </table:table-cell>
          <table:table-cell office:value-type="float" office:value="50.91" table:style-name="ce19">
            <text:p>51</text:p>
          </table:table-cell>
          <table:table-cell office:value-type="float" office:value="40.064999999999998" table:style-name="ce19">
            <text:p>40</text:p>
          </table:table-cell>
          <table:table-cell office:value-type="float" office:value="38.1" table:style-name="ce19">
            <text:p>38</text:p>
          </table:table-cell>
          <table:table-cell office:value-type="float" office:value="40.99" table:style-name="ce19">
            <text:p>41</text:p>
          </table:table-cell>
          <table:table-cell office:value-type="float" office:value="51.55" table:style-name="ce19">
            <text:p>52</text:p>
          </table:table-cell>
          <table:table-cell office:value-type="float" office:value="60.984000000000002" table:style-name="ce19">
            <text:p>61</text:p>
          </table:table-cell>
          <table:table-cell office:value-type="float" office:value="57.246000000000002" table:style-name="ce19">
            <text:p>57</text:p>
          </table:table-cell>
          <table:table-cell office:value-type="float" office:value="60.945" table:style-name="ce19">
            <text:p>61</text:p>
          </table:table-cell>
          <table:table-cell table:style-name="ce18"/>
          <table:table-cell table:number-columns-repeated="16348"/>
        </table:table-row>
        <table:table-row table:style-name="ro3">
          <table:table-cell office:value-type="string" table:style-name="ce23">
            <text:p>Yield (tonnes per hectare)</text:p>
          </table:table-cell>
          <table:table-cell office:value-type="float" office:value="4.2300000000000004" table:style-name="ce23">
            <text:p>4.2</text:p>
          </table:table-cell>
          <table:table-cell office:value-type="float" office:value="3.59" table:style-name="ce23">
            <text:p>3.6</text:p>
          </table:table-cell>
          <table:table-cell office:value-type="float" office:value="3.3" table:style-name="ce23">
            <text:p>3.3</text:p>
          </table:table-cell>
          <table:table-cell office:value-type="float" office:value="4.0999999999999996" table:style-name="ce23">
            <text:p>4.1</text:p>
          </table:table-cell>
          <table:table-cell office:value-type="float" office:value="3.91" table:style-name="ce23">
            <text:p>3.9</text:p>
          </table:table-cell>
          <table:table-cell office:value-type="float" office:value="3.77" table:style-name="ce23">
            <text:p>3.8</text:p>
          </table:table-cell>
          <table:table-cell office:value-type="float" office:value="3.82" table:style-name="ce23">
            <text:p>3.8</text:p>
          </table:table-cell>
          <table:table-cell office:value-type="float" office:value="3.79" table:style-name="ce23">
            <text:p>3.8</text:p>
          </table:table-cell>
          <table:table-cell office:value-type="float" office:value="3.17" table:style-name="ce23">
            <text:p>3.2</text:p>
          </table:table-cell>
          <table:table-cell office:value-type="float" office:value="4" table:style-name="ce23">
            <text:p>4.0</text:p>
          </table:table-cell>
          <table:table-cell office:value-type="float" office:value="3.69" table:style-name="ce23">
            <text:p>3.7</text:p>
          </table:table-cell>
          <table:table-cell office:value-type="float" office:value="3.54" table:style-name="ce23">
            <text:p>3.5</text:p>
          </table:table-cell>
          <table:table-cell office:value-type="float" office:value="3.43" table:style-name="ce23">
            <text:p>3.4</text:p>
          </table:table-cell>
          <table:table-cell office:value-type="float" office:value="3.91" table:style-name="ce23">
            <text:p>3.9</text:p>
          </table:table-cell>
          <table:table-cell office:value-type="float" office:value="3.45" table:style-name="ce23">
            <text:p>3.5</text:p>
          </table:table-cell>
          <table:table-cell office:value-type="float" office:value="3.78" table:style-name="ce23">
            <text:p>3.8</text:p>
          </table:table-cell>
          <table:table-cell office:value-type="float" office:value="3.3" table:style-name="ce23">
            <text:p>3.3</text:p>
          </table:table-cell>
          <table:table-cell office:value-type="float" office:value="3.05" table:style-name="ce23">
            <text:p>3.1</text:p>
          </table:table-cell>
          <table:table-cell office:value-type="float" office:value="3.8" table:style-name="ce23">
            <text:p>3.8</text:p>
          </table:table-cell>
          <table:table-cell office:value-type="float" office:value="3.6" table:style-name="ce23">
            <text:p>3.6</text:p>
          </table:table-cell>
          <table:table-cell office:value-type="float" office:value="3.5" table:style-name="ce23">
            <text:p>3.5</text:p>
          </table:table-cell>
          <table:table-cell office:value-type="float" office:value="4.0999999999999996" table:style-name="ce23">
            <text:p>4.1</text:p>
          </table:table-cell>
          <table:table-cell office:value-type="float" office:value="2.4" table:style-name="ce23">
            <text:p>2.4</text:p>
          </table:table-cell>
          <table:table-cell office:value-type="float" office:value="3.7" table:style-name="ce23">
            <text:p>3.7</text:p>
          </table:table-cell>
          <table:table-cell office:value-type="float" office:value="4" table:style-name="ce23">
            <text:p>4.0</text:p>
          </table:table-cell>
          <table:table-cell office:value-type="float" office:value="4.0999999999999996" table:style-name="ce23">
            <text:p>4.1</text:p>
          </table:table-cell>
          <table:table-cell office:value-type="float" office:value="3.66" table:style-name="ce23">
            <text:p>3.7</text:p>
          </table:table-cell>
          <table:table-cell office:value-type="float" office:value="4" table:style-name="ce23">
            <text:p>4.0</text:p>
          </table:table-cell>
          <table:table-cell office:value-type="float" office:value="2.8" table:style-name="ce23">
            <text:p>2.8</text:p>
          </table:table-cell>
          <table:table-cell office:value-type="float" office:value="3.9" table:style-name="ce23">
            <text:p>3.9</text:p>
          </table:table-cell>
          <table:table-cell office:value-type="float" office:value="3.1" table:style-name="ce23">
            <text:p>3.1</text:p>
          </table:table-cell>
          <table:table-cell office:value-type="float" office:value="3.2" table:style-name="ce23">
            <text:p>3.2</text:p>
          </table:table-cell>
          <table:table-cell office:value-type="float" office:value="2.8" table:style-name="ce23">
            <text:p>2.8</text:p>
          </table:table-cell>
          <table:table-cell office:value-type="float" office:value="3" table:style-name="ce23">
            <text:p>3.0</text:p>
          </table:table-cell>
          <table:table-cell office:value-type="string" table:style-name="ce24">
            <text:p>[Note 12]</text:p>
          </table:table-cell>
          <table:table-cell table:number-columns-repeated="16348"/>
        </table:table-row>
        <table:table-row table:style-name="ro2">
          <table:table-cell office:value-type="string" table:style-name="ce25">
            <text:p>Volume of harvested production for animal consumption (thousand tonnes)</text:p>
          </table:table-cell>
          <table:table-cell office:value-type="float" office:value="259.67124000000001" table:style-name="ce26">
            <text:p>260</text:p>
          </table:table-cell>
          <table:table-cell office:value-type="float" office:value="206.43935999999999" table:style-name="ce26">
            <text:p>206</text:p>
          </table:table-cell>
          <table:table-cell office:value-type="float" office:value="207.37728000000001" table:style-name="ce26">
            <text:p>207</text:p>
          </table:table-cell>
          <table:table-cell office:value-type="float" office:value="265.39136000000002" table:style-name="ce26">
            <text:p>265</text:p>
          </table:table-cell>
          <table:table-cell office:value-type="float" office:value="246.12355199999999" table:style-name="ce26">
            <text:p>246</text:p>
          </table:table-cell>
          <table:table-cell office:value-type="float" office:value="228.74852000000001" table:style-name="ce26">
            <text:p>229</text:p>
          </table:table-cell>
          <table:table-cell office:value-type="float" office:value="238.801952" table:style-name="ce26">
            <text:p>239</text:p>
          </table:table-cell>
          <table:table-cell office:value-type="float" office:value="296.53263199999998" table:style-name="ce26">
            <text:p>297</text:p>
          </table:table-cell>
          <table:table-cell office:value-type="float" office:value="280.75421999999998" table:style-name="ce26">
            <text:p>281</text:p>
          </table:table-cell>
          <table:table-cell office:value-type="float" office:value="292.59895999999998" table:style-name="ce26">
            <text:p>293</text:p>
          </table:table-cell>
          <table:table-cell office:value-type="float" office:value="250.6986" table:style-name="ce26">
            <text:p>251</text:p>
          </table:table-cell>
          <table:table-cell office:value-type="float" office:value="314.13959999999997" table:style-name="ce26">
            <text:p>314</text:p>
          </table:table-cell>
          <table:table-cell office:value-type="float" office:value="262.39499999999998" table:style-name="ce26">
            <text:p>262</text:p>
          </table:table-cell>
          <table:table-cell office:value-type="float" office:value="253.49828120000001" table:style-name="ce26">
            <text:p>253</text:p>
          </table:table-cell>
          <table:table-cell office:value-type="float" office:value="176.184462" table:style-name="ce26">
            <text:p>176</text:p>
          </table:table-cell>
          <table:table-cell office:value-type="float" office:value="156.01398119999999" table:style-name="ce26">
            <text:p>156</text:p>
          </table:table-cell>
          <table:table-cell office:value-type="float" office:value="121.53504" table:style-name="ce26">
            <text:p>122</text:p>
          </table:table-cell>
          <table:table-cell office:value-type="float" office:value="80.225278500000002" table:style-name="ce26">
            <text:p>80</text:p>
          </table:table-cell>
          <table:table-cell office:value-type="float" office:value="81.209800000000001" table:style-name="ce26">
            <text:p>81</text:p>
          </table:table-cell>
          <table:table-cell office:value-type="float" office:value="98.28" table:style-name="ce26">
            <text:p>98</text:p>
          </table:table-cell>
          <table:table-cell office:value-type="float" office:value="80.849999999999994" table:style-name="ce26">
            <text:p>81</text:p>
          </table:table-cell>
          <table:table-cell office:value-type="float" office:value="49.2" table:style-name="ce26">
            <text:p>49</text:p>
          </table:table-cell>
          <table:table-cell office:value-type="float" office:value="25.92" table:style-name="ce26">
            <text:p>26</text:p>
          </table:table-cell>
          <table:table-cell office:value-type="float" office:value="48.284999999999997" table:style-name="ce26">
            <text:p>48</text:p>
          </table:table-cell>
          <table:table-cell office:value-type="float" office:value="70.400000000000006" table:style-name="ce26">
            <text:p>70</text:p>
          </table:table-cell>
          <table:table-cell office:value-type="float" office:value="100.3625224" table:style-name="ce26">
            <text:p>100</text:p>
          </table:table-cell>
          <table:table-cell office:value-type="float" office:value="65.215710000000001" table:style-name="ce26">
            <text:p>65</text:p>
          </table:table-cell>
          <table:table-cell office:value-type="float" office:value="84.937799999999996" table:style-name="ce26">
            <text:p>85</text:p>
          </table:table-cell>
          <table:table-cell office:value-type="float" office:value="89.611199999999997" table:style-name="ce26">
            <text:p>90</text:p>
          </table:table-cell>
          <table:table-cell office:value-type="float" office:value="147.07212000000001" table:style-name="ce26">
            <text:p>147</text:p>
          </table:table-cell>
          <table:table-cell office:value-type="float" office:value="94.284949999999995" table:style-name="ce26">
            <text:p>94</text:p>
          </table:table-cell>
          <table:table-cell office:value-type="float" office:value="175.63391999999999" table:style-name="ce26">
            <text:p>176</text:p>
          </table:table-cell>
          <table:table-cell office:value-type="float" office:value="144.25991999999999" table:style-name="ce26">
            <text:p>144</text:p>
          </table:table-cell>
          <table:table-cell office:value-type="float" office:value="167.294025" table:style-name="ce26">
            <text:p>167</text:p>
          </table:table-cell>
          <table:table-cell table:style-name="ce27"/>
          <table:table-cell table:number-columns-repeated="16348"/>
        </table:table-row>
        <table:table-row table:style-name="ro3">
          <table:table-cell office:value-type="string" table:style-name="ce25">
            <text:p>Value of production</text:p>
          </table:table-cell>
          <table:table-cell office:value-type="float" office:value="42.86" table:style-name="ce26">
            <text:p>43</text:p>
          </table:table-cell>
          <table:table-cell office:value-type="float" office:value="35.26" table:style-name="ce26">
            <text:p>35</text:p>
          </table:table-cell>
          <table:table-cell office:value-type="float" office:value="40.07" table:style-name="ce26">
            <text:p>40</text:p>
          </table:table-cell>
          <table:table-cell office:value-type="float" office:value="55.22" table:style-name="ce26">
            <text:p>55</text:p>
          </table:table-cell>
          <table:table-cell office:value-type="float" office:value="48.34" table:style-name="ce26">
            <text:p>48</text:p>
          </table:table-cell>
          <table:table-cell office:value-type="float" office:value="50.65" table:style-name="ce26">
            <text:p>51</text:p>
          </table:table-cell>
          <table:table-cell office:value-type="float" office:value="52.41" table:style-name="ce26">
            <text:p>52</text:p>
          </table:table-cell>
          <table:table-cell office:value-type="float" office:value="56.49" table:style-name="ce26">
            <text:p>56</text:p>
          </table:table-cell>
          <table:table-cell office:value-type="float" office:value="48.196575622600001" table:style-name="ce26">
            <text:p>48</text:p>
          </table:table-cell>
          <table:table-cell office:value-type="float" office:value="46.380963303199998" table:style-name="ce26">
            <text:p>46</text:p>
          </table:table-cell>
          <table:table-cell office:value-type="float" office:value="38.899879319035698" table:style-name="ce26">
            <text:p>39</text:p>
          </table:table-cell>
          <table:table-cell office:value-type="float" office:value="49.092579736626803" table:style-name="ce26">
            <text:p>49</text:p>
          </table:table-cell>
          <table:table-cell office:value-type="float" office:value="38.574626592796598" table:style-name="ce26">
            <text:p>39</text:p>
          </table:table-cell>
          <table:table-cell office:value-type="float" office:value="40.703698733588098" table:style-name="ce26">
            <text:p>41</text:p>
          </table:table-cell>
          <table:table-cell office:value-type="float" office:value="27.931056938388402" table:style-name="ce26">
            <text:p>28</text:p>
          </table:table-cell>
          <table:table-cell office:value-type="float" office:value="13.157179081200001" table:style-name="ce26">
            <text:p>13</text:p>
          </table:table-cell>
          <table:table-cell office:value-type="float" office:value="10.00638496" table:style-name="ce26">
            <text:p>10</text:p>
          </table:table-cell>
          <table:table-cell office:value-type="float" office:value="13.8660034271425" table:style-name="ce26">
            <text:p>14</text:p>
          </table:table-cell>
          <table:table-cell office:value-type="float" office:value="11.256806193888901" table:style-name="ce26">
            <text:p>11</text:p>
          </table:table-cell>
          <table:table-cell office:value-type="float" office:value="11.732175" table:style-name="ce26">
            <text:p>12</text:p>
          </table:table-cell>
          <table:table-cell office:value-type="float" office:value="12.443713333333299" table:style-name="ce26">
            <text:p>12</text:p>
          </table:table-cell>
          <table:table-cell office:value-type="float" office:value="8.2347396153846208" table:style-name="ce26">
            <text:p>8</text:p>
          </table:table-cell>
          <table:table-cell office:value-type="float" office:value="6.0076511999999997" table:style-name="ce26">
            <text:p>6</text:p>
          </table:table-cell>
          <table:table-cell office:value-type="float" office:value="10.4717423125" table:style-name="ce26">
            <text:p>10</text:p>
          </table:table-cell>
          <table:table-cell office:value-type="float" office:value="12.7641066666667" table:style-name="ce26">
            <text:p>13</text:p>
          </table:table-cell>
          <table:table-cell office:value-type="float" office:value="12.4431406765011" table:style-name="ce26">
            <text:p>12</text:p>
          </table:table-cell>
          <table:table-cell office:value-type="float" office:value="8.5254348528920403" table:style-name="ce26">
            <text:p>9</text:p>
          </table:table-cell>
          <table:table-cell office:value-type="float" office:value="12.149078223" table:style-name="ce26">
            <text:p>12</text:p>
          </table:table-cell>
          <table:table-cell office:value-type="float" office:value="17.369139759999999" table:style-name="ce26">
            <text:p>17</text:p>
          </table:table-cell>
          <table:table-cell office:value-type="float" office:value="26.285668913833302" table:style-name="ce26">
            <text:p>26</text:p>
          </table:table-cell>
          <table:table-cell office:value-type="float" office:value="18.5026357295833" table:style-name="ce26">
            <text:p>19</text:p>
          </table:table-cell>
          <table:table-cell office:value-type="float" office:value="39.043420415999996" table:style-name="ce26">
            <text:p>39</text:p>
          </table:table-cell>
          <table:table-cell office:value-type="float" office:value="38.740500613499997" table:style-name="ce26">
            <text:p>39</text:p>
          </table:table-cell>
          <table:table-cell office:value-type="float" office:value="38.299271731125003" table:style-name="ce26">
            <text:p>38</text:p>
          </table:table-cell>
          <table:table-cell table:style-name="ce27"/>
          <table:table-cell table:number-columns-repeated="16348"/>
        </table:table-row>
        <table:table-row table:style-name="ro3">
          <table:table-cell office:value-type="string" table:style-name="ce1">
            <text:p>Sales</text:p>
          </table:table-cell>
          <table:table-cell office:value-type="float" office:value="42.86" table:style-name="ce19">
            <text:p>43</text:p>
          </table:table-cell>
          <table:table-cell office:value-type="float" office:value="35.26" table:style-name="ce19">
            <text:p>35</text:p>
          </table:table-cell>
          <table:table-cell office:value-type="float" office:value="40.07" table:style-name="ce19">
            <text:p>40</text:p>
          </table:table-cell>
          <table:table-cell office:value-type="float" office:value="28.04" table:style-name="ce19">
            <text:p>28</text:p>
          </table:table-cell>
          <table:table-cell office:value-type="float" office:value="26.09" table:style-name="ce19">
            <text:p>26</text:p>
          </table:table-cell>
          <table:table-cell office:value-type="float" office:value="27.45" table:style-name="ce19">
            <text:p>27</text:p>
          </table:table-cell>
          <table:table-cell office:value-type="float" office:value="28.9" table:style-name="ce19">
            <text:p>29</text:p>
          </table:table-cell>
          <table:table-cell office:value-type="float" office:value="28.62" table:style-name="ce19">
            <text:p>29</text:p>
          </table:table-cell>
          <table:table-cell office:value-type="float" office:value="20.1665756226" table:style-name="ce19">
            <text:p>20</text:p>
          </table:table-cell>
          <table:table-cell office:value-type="float" office:value="22.1409633032" table:style-name="ce19">
            <text:p>22</text:p>
          </table:table-cell>
          <table:table-cell office:value-type="float" office:value="19.762570638" table:style-name="ce19">
            <text:p>20</text:p>
          </table:table-cell>
          <table:table-cell office:value-type="float" office:value="27.540618731999999" table:style-name="ce19">
            <text:p>28</text:p>
          </table:table-cell>
          <table:table-cell office:value-type="float" office:value="20.046977999999999" table:style-name="ce19">
            <text:p>20</text:p>
          </table:table-cell>
          <table:table-cell office:value-type="float" office:value="23.575340151599999" table:style-name="ce19">
            <text:p>24</text:p>
          </table:table-cell>
          <table:table-cell office:value-type="float" office:value="14.858222961999999" table:style-name="ce19">
            <text:p>15</text:p>
          </table:table-cell>
          <table:table-cell office:value-type="float" office:value="13.157179081200001" table:style-name="ce19">
            <text:p>13</text:p>
          </table:table-cell>
          <table:table-cell office:value-type="float" office:value="10.00638496" table:style-name="ce19">
            <text:p>10</text:p>
          </table:table-cell>
          <table:table-cell office:value-type="float" office:value="13.8660034271425" table:style-name="ce19">
            <text:p>14</text:p>
          </table:table-cell>
          <table:table-cell office:value-type="float" office:value="11.256806193888901" table:style-name="ce19">
            <text:p>11</text:p>
          </table:table-cell>
          <table:table-cell office:value-type="float" office:value="11.732175" table:style-name="ce19">
            <text:p>12</text:p>
          </table:table-cell>
          <table:table-cell office:value-type="float" office:value="12.443713333333299" table:style-name="ce19">
            <text:p>12</text:p>
          </table:table-cell>
          <table:table-cell office:value-type="float" office:value="8.2347396153846208" table:style-name="ce19">
            <text:p>8</text:p>
          </table:table-cell>
          <table:table-cell office:value-type="float" office:value="6.0076511999999997" table:style-name="ce19">
            <text:p>6</text:p>
          </table:table-cell>
          <table:table-cell office:value-type="float" office:value="10.4717423125" table:style-name="ce19">
            <text:p>10</text:p>
          </table:table-cell>
          <table:table-cell office:value-type="float" office:value="12.7641066666667" table:style-name="ce19">
            <text:p>13</text:p>
          </table:table-cell>
          <table:table-cell office:value-type="float" office:value="12.4431406765011" table:style-name="ce19">
            <text:p>12</text:p>
          </table:table-cell>
          <table:table-cell office:value-type="float" office:value="8.5254348528920403" table:style-name="ce19">
            <text:p>9</text:p>
          </table:table-cell>
          <table:table-cell office:value-type="float" office:value="12.149078223" table:style-name="ce19">
            <text:p>12</text:p>
          </table:table-cell>
          <table:table-cell office:value-type="float" office:value="17.369139759999999" table:style-name="ce19">
            <text:p>17</text:p>
          </table:table-cell>
          <table:table-cell office:value-type="float" office:value="26.285668913833302" table:style-name="ce19">
            <text:p>26</text:p>
          </table:table-cell>
          <table:table-cell office:value-type="float" office:value="18.5026357295833" table:style-name="ce19">
            <text:p>19</text:p>
          </table:table-cell>
          <table:table-cell office:value-type="float" office:value="39.043420415999996" table:style-name="ce19">
            <text:p>39</text:p>
          </table:table-cell>
          <table:table-cell office:value-type="float" office:value="38.740500613499997" table:style-name="ce19">
            <text:p>39</text:p>
          </table:table-cell>
          <table:table-cell office:value-type="float" office:value="38.299271731125003" table:style-name="ce19">
            <text:p>38</text:p>
          </table:table-cell>
          <table:table-cell table:style-name="ce18"/>
          <table:table-cell table:number-columns-repeated="16348"/>
        </table:table-row>
        <table:table-row table:style-name="ro3">
          <table:table-cell office:value-type="string" table:style-name="ce1">
            <text:p>Subsidie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27.18" table:style-name="ce19">
            <text:p>27</text:p>
          </table:table-cell>
          <table:table-cell office:value-type="float" office:value="22.25" table:style-name="ce19">
            <text:p>22</text:p>
          </table:table-cell>
          <table:table-cell office:value-type="float" office:value="23.2" table:style-name="ce19">
            <text:p>23</text:p>
          </table:table-cell>
          <table:table-cell office:value-type="float" office:value="23.51" table:style-name="ce19">
            <text:p>24</text:p>
          </table:table-cell>
          <table:table-cell office:value-type="float" office:value="27.87" table:style-name="ce19">
            <text:p>28</text:p>
          </table:table-cell>
          <table:table-cell office:value-type="float" office:value="28.03" table:style-name="ce19">
            <text:p>28</text:p>
          </table:table-cell>
          <table:table-cell office:value-type="float" office:value="24.24" table:style-name="ce19">
            <text:p>24</text:p>
          </table:table-cell>
          <table:table-cell office:value-type="float" office:value="19.137308681035702" table:style-name="ce19">
            <text:p>19</text:p>
          </table:table-cell>
          <table:table-cell office:value-type="float" office:value="21.551961004626801" table:style-name="ce19">
            <text:p>22</text:p>
          </table:table-cell>
          <table:table-cell office:value-type="float" office:value="18.527648592796599" table:style-name="ce19">
            <text:p>19</text:p>
          </table:table-cell>
          <table:table-cell office:value-type="float" office:value="17.128358581988099" table:style-name="ce19">
            <text:p>17</text:p>
          </table:table-cell>
          <table:table-cell office:value-type="float" office:value="13.072833976388401" table:style-name="ce19">
            <text:p>13</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string" table:style-name="ce18">
            <text:p>[Note 13]</text:p>
          </table:table-cell>
          <table:table-cell table:number-columns-repeated="16348"/>
        </table:table-row>
        <table:table-row table:style-name="ro3">
          <table:table-cell office:value-type="string" table:style-name="ce25">
            <text:p>Value of production at market prices</text:p>
          </table:table-cell>
          <table:table-cell office:value-type="float" office:value="42.86" table:style-name="ce26">
            <text:p>43</text:p>
          </table:table-cell>
          <table:table-cell office:value-type="float" office:value="35.26" table:style-name="ce26">
            <text:p>35</text:p>
          </table:table-cell>
          <table:table-cell office:value-type="float" office:value="40.07" table:style-name="ce26">
            <text:p>40</text:p>
          </table:table-cell>
          <table:table-cell office:value-type="float" office:value="28.04" table:style-name="ce26">
            <text:p>28</text:p>
          </table:table-cell>
          <table:table-cell office:value-type="float" office:value="26.09" table:style-name="ce26">
            <text:p>26</text:p>
          </table:table-cell>
          <table:table-cell office:value-type="float" office:value="27.45" table:style-name="ce26">
            <text:p>27</text:p>
          </table:table-cell>
          <table:table-cell office:value-type="float" office:value="28.9" table:style-name="ce26">
            <text:p>29</text:p>
          </table:table-cell>
          <table:table-cell office:value-type="float" office:value="28.62" table:style-name="ce26">
            <text:p>29</text:p>
          </table:table-cell>
          <table:table-cell office:value-type="float" office:value="20.1665756226" table:style-name="ce26">
            <text:p>20</text:p>
          </table:table-cell>
          <table:table-cell office:value-type="float" office:value="22.1409633032" table:style-name="ce26">
            <text:p>22</text:p>
          </table:table-cell>
          <table:table-cell office:value-type="float" office:value="19.762570638" table:style-name="ce26">
            <text:p>20</text:p>
          </table:table-cell>
          <table:table-cell office:value-type="float" office:value="27.540618731999999" table:style-name="ce26">
            <text:p>28</text:p>
          </table:table-cell>
          <table:table-cell office:value-type="float" office:value="20.046977999999999" table:style-name="ce26">
            <text:p>20</text:p>
          </table:table-cell>
          <table:table-cell office:value-type="float" office:value="23.575340151599999" table:style-name="ce26">
            <text:p>24</text:p>
          </table:table-cell>
          <table:table-cell office:value-type="float" office:value="14.858222961999999" table:style-name="ce26">
            <text:p>15</text:p>
          </table:table-cell>
          <table:table-cell office:value-type="float" office:value="13.157179081200001" table:style-name="ce26">
            <text:p>13</text:p>
          </table:table-cell>
          <table:table-cell office:value-type="float" office:value="10.00638496" table:style-name="ce26">
            <text:p>10</text:p>
          </table:table-cell>
          <table:table-cell office:value-type="float" office:value="13.8660034271425" table:style-name="ce26">
            <text:p>14</text:p>
          </table:table-cell>
          <table:table-cell office:value-type="float" office:value="11.256806193888901" table:style-name="ce26">
            <text:p>11</text:p>
          </table:table-cell>
          <table:table-cell office:value-type="float" office:value="11.732175" table:style-name="ce26">
            <text:p>12</text:p>
          </table:table-cell>
          <table:table-cell office:value-type="float" office:value="12.443713333333299" table:style-name="ce26">
            <text:p>12</text:p>
          </table:table-cell>
          <table:table-cell office:value-type="float" office:value="8.2347396153846208" table:style-name="ce26">
            <text:p>8</text:p>
          </table:table-cell>
          <table:table-cell office:value-type="float" office:value="6.0076511999999997" table:style-name="ce26">
            <text:p>6</text:p>
          </table:table-cell>
          <table:table-cell office:value-type="float" office:value="10.4717423125" table:style-name="ce26">
            <text:p>10</text:p>
          </table:table-cell>
          <table:table-cell office:value-type="float" office:value="12.7641066666667" table:style-name="ce26">
            <text:p>13</text:p>
          </table:table-cell>
          <table:table-cell office:value-type="float" office:value="12.4431406765011" table:style-name="ce26">
            <text:p>12</text:p>
          </table:table-cell>
          <table:table-cell office:value-type="float" office:value="8.5254348528920403" table:style-name="ce26">
            <text:p>9</text:p>
          </table:table-cell>
          <table:table-cell office:value-type="float" office:value="12.149078223" table:style-name="ce26">
            <text:p>12</text:p>
          </table:table-cell>
          <table:table-cell office:value-type="float" office:value="17.369139759999999" table:style-name="ce26">
            <text:p>17</text:p>
          </table:table-cell>
          <table:table-cell office:value-type="float" office:value="26.285668913833302" table:style-name="ce26">
            <text:p>26</text:p>
          </table:table-cell>
          <table:table-cell office:value-type="float" office:value="18.5026357295833" table:style-name="ce26">
            <text:p>19</text:p>
          </table:table-cell>
          <table:table-cell office:value-type="float" office:value="39.043420415999996" table:style-name="ce26">
            <text:p>39</text:p>
          </table:table-cell>
          <table:table-cell office:value-type="float" office:value="38.733733241000003" table:style-name="ce26">
            <text:p>39</text:p>
          </table:table-cell>
          <table:table-cell office:value-type="float" office:value="38.424046066000002" table:style-name="ce26">
            <text:p>38</text:p>
          </table:table-cell>
          <table:table-cell office:value-type="string" table:style-name="ce27">
            <text:p>[Note 6]</text:p>
          </table:table-cell>
          <table:table-cell table:number-columns-repeated="16348" table:style-name="ce25"/>
        </table:table-row>
        <table:table-row table:style-name="ro2">
          <table:table-cell office:value-type="string" table:style-name="ce25">
            <text:p>Volume of harvested production for human consumption (thousand tonnes)</text:p>
          </table:table-cell>
          <table:table-cell office:value-type="float" office:value="64.917725399999995" table:style-name="ce26">
            <text:p>65</text:p>
          </table:table-cell>
          <table:table-cell office:value-type="float" office:value="51.609768199999998" table:style-name="ce26">
            <text:p>52</text:p>
          </table:table-cell>
          <table:table-cell office:value-type="float" office:value="51.844188000000003" table:style-name="ce26">
            <text:p>52</text:p>
          </table:table-cell>
          <table:table-cell office:value-type="float" office:value="66.348168000000001" table:style-name="ce26">
            <text:p>66</text:p>
          </table:table-cell>
          <table:table-cell office:value-type="float" office:value="61.530887999999997" table:style-name="ce26">
            <text:p>62</text:p>
          </table:table-cell>
          <table:table-cell office:value-type="float" office:value="57.187054600000003" table:style-name="ce26">
            <text:p>57</text:p>
          </table:table-cell>
          <table:table-cell office:value-type="float" office:value="59.700709750102803" table:style-name="ce26">
            <text:p>60</text:p>
          </table:table-cell>
          <table:table-cell office:value-type="float" office:value="74.132400000000004" table:style-name="ce26">
            <text:p>74</text:p>
          </table:table-cell>
          <table:table-cell office:value-type="float" office:value="65.408000000000001" table:style-name="ce26">
            <text:p>65</text:p>
          </table:table-cell>
          <table:table-cell office:value-type="float" office:value="73.599999999999994" table:style-name="ce26">
            <text:p>74</text:p>
          </table:table-cell>
          <table:table-cell office:value-type="float" office:value="64.810311299999995" table:style-name="ce26">
            <text:p>65</text:p>
          </table:table-cell>
          <table:table-cell office:value-type="float" office:value="47.108833199999999" table:style-name="ce26">
            <text:p>47</text:p>
          </table:table-cell>
          <table:table-cell office:value-type="float" office:value="29.071994" table:style-name="ce26">
            <text:p>29</text:p>
          </table:table-cell>
          <table:table-cell office:value-type="float" office:value="22.043328800000001" table:style-name="ce26">
            <text:p>22</text:p>
          </table:table-cell>
          <table:table-cell office:value-type="float" office:value="38.674638000000002" table:style-name="ce26">
            <text:p>39</text:p>
          </table:table-cell>
          <table:table-cell office:value-type="float" office:value="46.601578799999999" table:style-name="ce26">
            <text:p>47</text:p>
          </table:table-cell>
          <table:table-cell office:value-type="float" office:value="30.383904594459899" table:style-name="ce26">
            <text:p>30</text:p>
          </table:table-cell>
          <table:table-cell office:value-type="float" office:value="32.903399999999998" table:style-name="ce26">
            <text:p>33</text:p>
          </table:table-cell>
          <table:table-cell office:value-type="float" office:value="33.170200000000001" table:style-name="ce26">
            <text:p>33</text:p>
          </table:table-cell>
          <table:table-cell office:value-type="float" office:value="53.385140257990301" table:style-name="ce26">
            <text:p>53</text:p>
          </table:table-cell>
          <table:table-cell office:value-type="float" office:value="65.430224999999993" table:style-name="ce26">
            <text:p>65</text:p>
          </table:table-cell>
          <table:table-cell office:value-type="float" office:value="74.593332730318906" table:style-name="ce26">
            <text:p>75</text:p>
          </table:table-cell>
          <table:table-cell office:value-type="float" office:value="31.034520000000001" table:style-name="ce26">
            <text:p>31</text:p>
          </table:table-cell>
          <table:table-cell office:value-type="float" office:value="57.889645000000002" table:style-name="ce26">
            <text:p>58</text:p>
          </table:table-cell>
          <table:table-cell office:value-type="float" office:value="67.561999999999998" table:style-name="ce26">
            <text:p>68</text:p>
          </table:table-cell>
          <table:table-cell office:value-type="float" office:value="94.865594999999999" table:style-name="ce26">
            <text:p>95</text:p>
          </table:table-cell>
          <table:table-cell office:value-type="float" office:value="121.11489" table:style-name="ce26">
            <text:p>121</text:p>
          </table:table-cell>
          <table:table-cell office:value-type="float" office:value="75.322199999999995" table:style-name="ce26">
            <text:p>75</text:p>
          </table:table-cell>
          <table:table-cell office:value-type="float" office:value="17.0688" table:style-name="ce26">
            <text:p>17</text:p>
          </table:table-cell>
          <table:table-cell office:value-type="float" office:value="12.788880000000001" table:style-name="ce26">
            <text:p>13</text:p>
          </table:table-cell>
          <table:table-cell office:value-type="float" office:value="65.520049999999998" table:style-name="ce26">
            <text:p>66</text:p>
          </table:table-cell>
          <table:table-cell office:value-type="float" office:value="19.514880000000002" table:style-name="ce26">
            <text:p>20</text:p>
          </table:table-cell>
          <table:table-cell office:value-type="float" office:value="16.028880000000001" table:style-name="ce26">
            <text:p>16</text:p>
          </table:table-cell>
          <table:table-cell office:value-type="float" office:value="15.540975" table:style-name="ce26">
            <text:p>16</text:p>
          </table:table-cell>
          <table:table-cell table:style-name="ce27"/>
          <table:table-cell table:number-columns-repeated="16348"/>
        </table:table-row>
        <table:table-row table:style-name="ro3">
          <table:table-cell office:value-type="string" table:style-name="ce25">
            <text:p>Value of production</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float" office:value="21.797707497600001" table:style-name="ce26">
            <text:p>22</text:p>
          </table:table-cell>
          <table:table-cell office:value-type="float" office:value="13.553428876" table:style-name="ce26">
            <text:p>14</text:p>
          </table:table-cell>
          <table:table-cell office:value-type="float" office:value="14.043991743459999" table:style-name="ce26">
            <text:p>14</text:p>
          </table:table-cell>
          <table:table-cell office:value-type="float" office:value="15.0170217142147" table:style-name="ce26">
            <text:p>15</text:p>
          </table:table-cell>
          <table:table-cell office:value-type="float" office:value="17.171811399999999" table:style-name="ce26">
            <text:p>17</text:p>
          </table:table-cell>
          <table:table-cell office:value-type="float" office:value="14.682493303999999" table:style-name="ce26">
            <text:p>15</text:p>
          </table:table-cell>
          <table:table-cell office:value-type="float" office:value="11.958816000000001" table:style-name="ce26">
            <text:p>12</text:p>
          </table:table-cell>
          <table:table-cell office:value-type="float" office:value="9.5311778547100001" table:style-name="ce26">
            <text:p>10</text:p>
          </table:table-cell>
          <table:table-cell office:value-type="float" office:value="9.1029880467759998" table:style-name="ce26">
            <text:p>9</text:p>
          </table:table-cell>
          <table:table-cell office:value-type="float" office:value="7.8368595501999998" table:style-name="ce26">
            <text:p>8</text:p>
          </table:table-cell>
          <table:table-cell office:value-type="float" office:value="6.9561257511040004" table:style-name="ce26">
            <text:p>7</text:p>
          </table:table-cell>
          <table:table-cell office:value-type="float" office:value="8.2544167219200002" table:style-name="ce26">
            <text:p>8</text:p>
          </table:table-cell>
          <table:table-cell office:value-type="float" office:value="5.0572699050600001" table:style-name="ce26">
            <text:p>5</text:p>
          </table:table-cell>
          <table:table-cell office:value-type="float" office:value="3.3477354371928598" table:style-name="ce26">
            <text:p>3</text:p>
          </table:table-cell>
          <table:table-cell office:value-type="float" office:value="6.3832595999999997" table:style-name="ce26">
            <text:p>6</text:p>
          </table:table-cell>
          <table:table-cell office:value-type="float" office:value="4.7783069740000004" table:style-name="ce26">
            <text:p>5</text:p>
          </table:table-cell>
          <table:table-cell office:value-type="float" office:value="7.2123324488544904" table:style-name="ce26">
            <text:p>7</text:p>
          </table:table-cell>
          <table:table-cell office:value-type="float" office:value="8.3264634900000001" table:style-name="ce26">
            <text:p>8</text:p>
          </table:table-cell>
          <table:table-cell office:value-type="float" office:value="10.7574501894593" table:style-name="ce26">
            <text:p>11</text:p>
          </table:table-cell>
          <table:table-cell office:value-type="float" office:value="4.665264219" table:style-name="ce26">
            <text:p>5</text:p>
          </table:table-cell>
          <table:table-cell office:value-type="float" office:value="9.1471897440000003" table:style-name="ce26">
            <text:p>9</text:p>
          </table:table-cell>
          <table:table-cell office:value-type="float" office:value="13.306335900000001" table:style-name="ce26">
            <text:p>13</text:p>
          </table:table-cell>
          <table:table-cell office:value-type="float" office:value="14.401060080000001" table:style-name="ce26">
            <text:p>14</text:p>
          </table:table-cell>
          <table:table-cell office:value-type="float" office:value="18.20826696" table:style-name="ce26">
            <text:p>18</text:p>
          </table:table-cell>
          <table:table-cell office:value-type="float" office:value="10.840747635" table:style-name="ce26">
            <text:p>11</text:p>
          </table:table-cell>
          <table:table-cell office:value-type="float" office:value="2.382231456" table:style-name="ce26">
            <text:p>2</text:p>
          </table:table-cell>
          <table:table-cell office:value-type="float" office:value="2.17509336" table:style-name="ce26">
            <text:p>2</text:p>
          </table:table-cell>
          <table:table-cell office:value-type="float" office:value="12.1106415" table:style-name="ce26">
            <text:p>12</text:p>
          </table:table-cell>
          <table:table-cell office:value-type="float" office:value="3.6194004" table:style-name="ce26">
            <text:p>4</text:p>
          </table:table-cell>
          <table:table-cell office:value-type="float" office:value="2.9281329" table:style-name="ce26">
            <text:p>3</text:p>
          </table:table-cell>
          <table:table-cell office:value-type="float" office:value="3.7207684312499998" table:style-name="ce26">
            <text:p>4</text:p>
          </table:table-cell>
          <table:table-cell table:style-name="ce27"/>
          <table:table-cell table:number-columns-repeated="16348"/>
        </table:table-row>
        <table:table-row table:style-name="ro3">
          <table:table-cell office:value-type="string" table:style-name="ce1">
            <text:p>Sales</text:p>
          </table:table-cell>
          <table:table-cell office:value-type="float" office:value="12.097206339966" table:style-name="ce19">
            <text:p>12</text:p>
          </table:table-cell>
          <table:table-cell office:value-type="float" office:value="10.612338372813999" table:style-name="ce19">
            <text:p>11</text:p>
          </table:table-cell>
          <table:table-cell office:value-type="float" office:value="9.6360435681599999" table:style-name="ce19">
            <text:p>10</text:p>
          </table:table-cell>
          <table:table-cell office:value-type="float" office:value="7.6077074975999999" table:style-name="ce19">
            <text:p>8</text:p>
          </table:table-cell>
          <table:table-cell office:value-type="float" office:value="7.9934288760000003" table:style-name="ce19">
            <text:p>8</text:p>
          </table:table-cell>
          <table:table-cell office:value-type="float" office:value="8.2439917434600005" table:style-name="ce19">
            <text:p>8</text:p>
          </table:table-cell>
          <table:table-cell office:value-type="float" office:value="9.1370217142146899" table:style-name="ce19">
            <text:p>9</text:p>
          </table:table-cell>
          <table:table-cell office:value-type="float" office:value="10.2018114" table:style-name="ce19">
            <text:p>10</text:p>
          </table:table-cell>
          <table:table-cell office:value-type="float" office:value="7.6724933039999996" table:style-name="ce19">
            <text:p>8</text:p>
          </table:table-cell>
          <table:table-cell office:value-type="float" office:value="6.7388159999999999" table:style-name="ce19">
            <text:p>7</text:p>
          </table:table-cell>
          <table:table-cell office:value-type="float" office:value="5.1711778547099998" table:style-name="ce19">
            <text:p>5</text:p>
          </table:table-cell>
          <table:table-cell office:value-type="float" office:value="4.2929880467760002" table:style-name="ce19">
            <text:p>4</text:p>
          </table:table-cell>
          <table:table-cell office:value-type="float" office:value="3.5468595502000002" table:style-name="ce19">
            <text:p>4</text:p>
          </table:table-cell>
          <table:table-cell office:value-type="float" office:value="2.9861257511039998" table:style-name="ce19">
            <text:p>3</text:p>
          </table:table-cell>
          <table:table-cell office:value-type="float" office:value="5.22441672192" table:style-name="ce19">
            <text:p>5</text:p>
          </table:table-cell>
          <table:table-cell office:value-type="float" office:value="5.0572699050600001" table:style-name="ce19">
            <text:p>5</text:p>
          </table:table-cell>
          <table:table-cell office:value-type="float" office:value="3.3477354371928598" table:style-name="ce19">
            <text:p>3</text:p>
          </table:table-cell>
          <table:table-cell office:value-type="float" office:value="6.3832595999999997" table:style-name="ce19">
            <text:p>6</text:p>
          </table:table-cell>
          <table:table-cell office:value-type="float" office:value="4.7783069740000004" table:style-name="ce19">
            <text:p>5</text:p>
          </table:table-cell>
          <table:table-cell office:value-type="float" office:value="7.2123324488544904" table:style-name="ce19">
            <text:p>7</text:p>
          </table:table-cell>
          <table:table-cell office:value-type="float" office:value="8.3264634900000001" table:style-name="ce19">
            <text:p>8</text:p>
          </table:table-cell>
          <table:table-cell office:value-type="float" office:value="10.7574501894593" table:style-name="ce19">
            <text:p>11</text:p>
          </table:table-cell>
          <table:table-cell office:value-type="float" office:value="4.665264219" table:style-name="ce19">
            <text:p>5</text:p>
          </table:table-cell>
          <table:table-cell office:value-type="float" office:value="9.1471897440000003" table:style-name="ce19">
            <text:p>9</text:p>
          </table:table-cell>
          <table:table-cell office:value-type="float" office:value="13.306335900000001" table:style-name="ce19">
            <text:p>13</text:p>
          </table:table-cell>
          <table:table-cell office:value-type="float" office:value="14.401060080000001" table:style-name="ce19">
            <text:p>14</text:p>
          </table:table-cell>
          <table:table-cell office:value-type="float" office:value="18.20826696" table:style-name="ce19">
            <text:p>18</text:p>
          </table:table-cell>
          <table:table-cell office:value-type="float" office:value="10.840747635" table:style-name="ce19">
            <text:p>11</text:p>
          </table:table-cell>
          <table:table-cell office:value-type="float" office:value="2.382231456" table:style-name="ce19">
            <text:p>2</text:p>
          </table:table-cell>
          <table:table-cell office:value-type="float" office:value="2.17509336" table:style-name="ce19">
            <text:p>2</text:p>
          </table:table-cell>
          <table:table-cell office:value-type="float" office:value="12.1106415" table:style-name="ce19">
            <text:p>12</text:p>
          </table:table-cell>
          <table:table-cell office:value-type="float" office:value="3.6194004" table:style-name="ce19">
            <text:p>4</text:p>
          </table:table-cell>
          <table:table-cell office:value-type="float" office:value="2.9281329" table:style-name="ce19">
            <text:p>3</text:p>
          </table:table-cell>
          <table:table-cell office:value-type="float" office:value="3.7207684312499998" table:style-name="ce19">
            <text:p>4</text:p>
          </table:table-cell>
          <table:table-cell table:style-name="ce18"/>
          <table:table-cell table:number-columns-repeated="16348"/>
        </table:table-row>
        <table:table-row table:style-name="ro3">
          <table:table-cell office:value-type="string" table:style-name="ce1">
            <text:p>Subsidie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6.79" table:style-name="ce19">
            <text:p>7</text:p>
          </table:table-cell>
          <table:table-cell office:value-type="float" office:value="5.56" table:style-name="ce19">
            <text:p>6</text:p>
          </table:table-cell>
          <table:table-cell office:value-type="float" office:value="5.8" table:style-name="ce19">
            <text:p>6</text:p>
          </table:table-cell>
          <table:table-cell office:value-type="float" office:value="5.88" table:style-name="ce19">
            <text:p>6</text:p>
          </table:table-cell>
          <table:table-cell office:value-type="float" office:value="6.97" table:style-name="ce19">
            <text:p>7</text:p>
          </table:table-cell>
          <table:table-cell office:value-type="float" office:value="7.01" table:style-name="ce19">
            <text:p>7</text:p>
          </table:table-cell>
          <table:table-cell office:value-type="float" office:value="5.22" table:style-name="ce19">
            <text:p>5</text:p>
          </table:table-cell>
          <table:table-cell office:value-type="float" office:value="4.3600000000000003" table:style-name="ce19">
            <text:p>4</text:p>
          </table:table-cell>
          <table:table-cell office:value-type="float" office:value="4.8099999999999996" table:style-name="ce19">
            <text:p>5</text:p>
          </table:table-cell>
          <table:table-cell office:value-type="float" office:value="4.29" table:style-name="ce19">
            <text:p>4</text:p>
          </table:table-cell>
          <table:table-cell office:value-type="float" office:value="3.97" table:style-name="ce19">
            <text:p>4</text:p>
          </table:table-cell>
          <table:table-cell office:value-type="float" office:value="3.03" table:style-name="ce19">
            <text:p>3</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string" table:style-name="ce18">
            <text:p>[Note 13]</text:p>
          </table:table-cell>
          <table:table-cell table:number-columns-repeated="16348"/>
        </table:table-row>
        <table:table-row table:style-name="ro3">
          <table:table-cell office:value-type="string" table:style-name="ce25">
            <text:p>Value of production at market prices</text:p>
          </table:table-cell>
          <table:table-cell office:value-type="float" office:value="12.097206339966" table:style-name="ce26">
            <text:p>12</text:p>
          </table:table-cell>
          <table:table-cell office:value-type="float" office:value="10.612338372813999" table:style-name="ce26">
            <text:p>11</text:p>
          </table:table-cell>
          <table:table-cell office:value-type="float" office:value="9.6360435681599999" table:style-name="ce26">
            <text:p>10</text:p>
          </table:table-cell>
          <table:table-cell office:value-type="float" office:value="14.397707497600001" table:style-name="ce26">
            <text:p>14</text:p>
          </table:table-cell>
          <table:table-cell office:value-type="float" office:value="13.553428876" table:style-name="ce26">
            <text:p>14</text:p>
          </table:table-cell>
          <table:table-cell office:value-type="float" office:value="14.043991743459999" table:style-name="ce26">
            <text:p>14</text:p>
          </table:table-cell>
          <table:table-cell office:value-type="float" office:value="15.0170217142147" table:style-name="ce26">
            <text:p>15</text:p>
          </table:table-cell>
          <table:table-cell office:value-type="float" office:value="17.171811399999999" table:style-name="ce26">
            <text:p>17</text:p>
          </table:table-cell>
          <table:table-cell office:value-type="float" office:value="14.682493303999999" table:style-name="ce26">
            <text:p>15</text:p>
          </table:table-cell>
          <table:table-cell office:value-type="float" office:value="11.958816000000001" table:style-name="ce26">
            <text:p>12</text:p>
          </table:table-cell>
          <table:table-cell office:value-type="float" office:value="9.5311778547100001" table:style-name="ce26">
            <text:p>10</text:p>
          </table:table-cell>
          <table:table-cell office:value-type="float" office:value="9.1029880467759998" table:style-name="ce26">
            <text:p>9</text:p>
          </table:table-cell>
          <table:table-cell office:value-type="float" office:value="7.8368595501999998" table:style-name="ce26">
            <text:p>8</text:p>
          </table:table-cell>
          <table:table-cell office:value-type="float" office:value="6.9561257511040004" table:style-name="ce26">
            <text:p>7</text:p>
          </table:table-cell>
          <table:table-cell office:value-type="float" office:value="8.2544167219200002" table:style-name="ce26">
            <text:p>8</text:p>
          </table:table-cell>
          <table:table-cell office:value-type="float" office:value="5.0572699050600001" table:style-name="ce26">
            <text:p>5</text:p>
          </table:table-cell>
          <table:table-cell office:value-type="float" office:value="3.3477354371928598" table:style-name="ce26">
            <text:p>3</text:p>
          </table:table-cell>
          <table:table-cell office:value-type="float" office:value="6.3832595999999997" table:style-name="ce26">
            <text:p>6</text:p>
          </table:table-cell>
          <table:table-cell office:value-type="float" office:value="4.7783069740000004" table:style-name="ce26">
            <text:p>5</text:p>
          </table:table-cell>
          <table:table-cell office:value-type="float" office:value="7.2123324488544904" table:style-name="ce26">
            <text:p>7</text:p>
          </table:table-cell>
          <table:table-cell office:value-type="float" office:value="8.3264634900000001" table:style-name="ce26">
            <text:p>8</text:p>
          </table:table-cell>
          <table:table-cell office:value-type="float" office:value="10.7574501894593" table:style-name="ce26">
            <text:p>11</text:p>
          </table:table-cell>
          <table:table-cell office:value-type="float" office:value="4.665264219" table:style-name="ce26">
            <text:p>5</text:p>
          </table:table-cell>
          <table:table-cell office:value-type="float" office:value="9.1471897440000003" table:style-name="ce26">
            <text:p>9</text:p>
          </table:table-cell>
          <table:table-cell office:value-type="float" office:value="13.306335900000001" table:style-name="ce26">
            <text:p>13</text:p>
          </table:table-cell>
          <table:table-cell office:value-type="float" office:value="14.401060080000001" table:style-name="ce26">
            <text:p>14</text:p>
          </table:table-cell>
          <table:table-cell office:value-type="float" office:value="18.20826696" table:style-name="ce26">
            <text:p>18</text:p>
          </table:table-cell>
          <table:table-cell office:value-type="float" office:value="10.840747635" table:style-name="ce26">
            <text:p>11</text:p>
          </table:table-cell>
          <table:table-cell office:value-type="float" office:value="2.382231456" table:style-name="ce26">
            <text:p>2</text:p>
          </table:table-cell>
          <table:table-cell office:value-type="float" office:value="2.17509336" table:style-name="ce26">
            <text:p>2</text:p>
          </table:table-cell>
          <table:table-cell office:value-type="float" office:value="12.1106415" table:style-name="ce26">
            <text:p>12</text:p>
          </table:table-cell>
          <table:table-cell office:value-type="float" office:value="3.6194004" table:style-name="ce26">
            <text:p>4</text:p>
          </table:table-cell>
          <table:table-cell office:value-type="float" office:value="2.9281329" table:style-name="ce26">
            <text:p>3</text:p>
          </table:table-cell>
          <table:table-cell office:value-type="float" office:value="3.7207684312499998" table:style-name="ce26">
            <text:p>4</text:p>
          </table:table-cell>
          <table:table-cell office:value-type="string" table:style-name="ce27">
            <text:p>[Note 6]</text:p>
          </table:table-cell>
          <table:table-cell table:number-columns-repeated="16348"/>
        </table:table-row>
        <table:table-row table:style-name="ro8">
          <table:table-cell table:number-columns-repeated="16384" table:style-name="ce1"/>
        </table:table-row>
        <table:table-row table:style-name="ro1">
          <table:table-cell office:value-type="string" table:style-name="ce15">
            <text:p>Table 7.7b Field beans (£ million unless otherwise specified)</text:p>
          </table:table-cell>
          <table:table-cell table:number-columns-repeated="16383" table:style-name="ce1"/>
        </table:table-row>
        <table:table-row table:style-name="ro5">
          <table:table-cell office:value-type="string" table:style-name="ce16">
            <text:p>Field beans</text:p>
          </table:table-cell>
          <table:table-cell office:value-type="string" table:style-name="ce17">
            <text:p>1990</text:p>
          </table:table-cell>
          <table:table-cell office:value-type="string" table:style-name="ce17">
            <text:p>1991</text:p>
          </table:table-cell>
          <table:table-cell office:value-type="string" table:style-name="ce17">
            <text:p>1992</text:p>
          </table:table-cell>
          <table:table-cell office:value-type="string" table:style-name="ce17">
            <text:p>1993</text:p>
          </table:table-cell>
          <table:table-cell office:value-type="string" table:style-name="ce17">
            <text:p>1994</text:p>
          </table:table-cell>
          <table:table-cell office:value-type="string" table:style-name="ce17">
            <text:p>1995</text:p>
          </table:table-cell>
          <table:table-cell office:value-type="string" table:style-name="ce17">
            <text:p>1996</text:p>
          </table:table-cell>
          <table:table-cell office:value-type="string" table:style-name="ce17">
            <text:p>1997</text:p>
          </table:table-cell>
          <table:table-cell office:value-type="string" table:style-name="ce17">
            <text:p>1998</text:p>
          </table:table-cell>
          <table:table-cell office:value-type="string" table:style-name="ce17">
            <text:p>1999</text:p>
          </table:table-cell>
          <table:table-cell office:value-type="string" table:style-name="ce17">
            <text:p>2000</text:p>
          </table:table-cell>
          <table:table-cell office:value-type="string" table:style-name="ce17">
            <text:p>2001</text:p>
          </table:table-cell>
          <table:table-cell office:value-type="string" table:style-name="ce17">
            <text:p>2002</text:p>
          </table:table-cell>
          <table:table-cell office:value-type="string" table:style-name="ce17">
            <text:p>2003</text:p>
          </table:table-cell>
          <table:table-cell office:value-type="string" table:style-name="ce17">
            <text:p>2004</text:p>
          </table:table-cell>
          <table:table-cell office:value-type="string" table:style-name="ce17">
            <text:p>2005</text:p>
          </table:table-cell>
          <table:table-cell office:value-type="string" table:style-name="ce17">
            <text:p>2006</text:p>
          </table:table-cell>
          <table:table-cell office:value-type="string" table:style-name="ce17">
            <text:p>2007</text:p>
          </table:table-cell>
          <table:table-cell office:value-type="string" table:style-name="ce17">
            <text:p>2008</text:p>
          </table:table-cell>
          <table:table-cell office:value-type="string" table:style-name="ce17">
            <text:p>2009</text:p>
          </table:table-cell>
          <table:table-cell office:value-type="string" table:style-name="ce17">
            <text:p>2010</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office:value-type="string" table:style-name="ce17">
            <text:p>2015</text:p>
          </table:table-cell>
          <table:table-cell office:value-type="string" table:style-name="ce17">
            <text:p>2016</text:p>
          </table:table-cell>
          <table:table-cell office:value-type="string" table:style-name="ce17">
            <text:p>2017</text:p>
          </table:table-cell>
          <table:table-cell office:value-type="string" table:style-name="ce17">
            <text:p>2018</text:p>
          </table:table-cell>
          <table:table-cell office:value-type="string" table:style-name="ce17">
            <text:p>2019</text:p>
          </table:table-cell>
          <table:table-cell office:value-type="string" table:style-name="ce17">
            <text:p>2020</text:p>
          </table:table-cell>
          <table:table-cell office:value-type="string" table:style-name="ce17">
            <text:p>2021</text:p>
          </table:table-cell>
          <table:table-cell office:value-type="string" table:style-name="ce17">
            <text:p>2022</text:p>
          </table:table-cell>
          <table:table-cell office:value-type="string" table:style-name="ce17">
            <text:p>2023 (provisional)</text:p>
          </table:table-cell>
          <table:table-cell office:value-type="string" table:style-name="ce17">
            <text:p>Notes</text:p>
          </table:table-cell>
          <table:table-cell table:number-columns-repeated="16348"/>
        </table:table-row>
        <table:table-row table:style-name="ro3">
          <table:table-cell office:value-type="string" table:style-name="ce1">
            <text:p>Area (thousand hectares)</text:p>
          </table:table-cell>
          <table:table-cell office:value-type="float" office:value="139.22900000000001" table:style-name="ce19">
            <text:p>139</text:p>
          </table:table-cell>
          <table:table-cell office:value-type="float" office:value="130.92099999999999" table:style-name="ce19">
            <text:p>131</text:p>
          </table:table-cell>
          <table:table-cell office:value-type="float" office:value="129.053" table:style-name="ce19">
            <text:p>129</text:p>
          </table:table-cell>
          <table:table-cell office:value-type="float" office:value="163.12700000000001" table:style-name="ce19">
            <text:p>163</text:p>
          </table:table-cell>
          <table:table-cell office:value-type="float" office:value="149.31100000000001" table:style-name="ce19">
            <text:p>149</text:p>
          </table:table-cell>
          <table:table-cell office:value-type="float" office:value="118.672" table:style-name="ce19">
            <text:p>119</text:p>
          </table:table-cell>
          <table:table-cell office:value-type="float" office:value="100.16500000000001" table:style-name="ce19">
            <text:p>100</text:p>
          </table:table-cell>
          <table:table-cell office:value-type="float" office:value="99.37" table:style-name="ce19">
            <text:p>99</text:p>
          </table:table-cell>
          <table:table-cell office:value-type="float" office:value="110.8" table:style-name="ce19">
            <text:p>111</text:p>
          </table:table-cell>
          <table:table-cell office:value-type="float" office:value="112.759" table:style-name="ce19">
            <text:p>113</text:p>
          </table:table-cell>
          <table:table-cell office:value-type="float" office:value="124.27" table:style-name="ce19">
            <text:p>124</text:p>
          </table:table-cell>
          <table:table-cell office:value-type="float" office:value="173" table:style-name="ce19">
            <text:p>173</text:p>
          </table:table-cell>
          <table:table-cell office:value-type="float" office:value="164.16319999999999" table:style-name="ce19">
            <text:p>164</text:p>
          </table:table-cell>
          <table:table-cell office:value-type="float" office:value="164.6" table:style-name="ce19">
            <text:p>165</text:p>
          </table:table-cell>
          <table:table-cell office:value-type="float" office:value="177.8" table:style-name="ce19">
            <text:p>178</text:p>
          </table:table-cell>
          <table:table-cell office:value-type="float" office:value="184.10300000000001" table:style-name="ce19">
            <text:p>184</text:p>
          </table:table-cell>
          <table:table-cell office:value-type="float" office:value="184.21799999999999" table:style-name="ce19">
            <text:p>184</text:p>
          </table:table-cell>
          <table:table-cell office:value-type="float" office:value="123.244" table:style-name="ce19">
            <text:p>123</text:p>
          </table:table-cell>
          <table:table-cell office:value-type="float" office:value="118.3" table:style-name="ce19">
            <text:p>118</text:p>
          </table:table-cell>
          <table:table-cell office:value-type="float" office:value="186" table:style-name="ce19">
            <text:p>186</text:p>
          </table:table-cell>
          <table:table-cell office:value-type="float" office:value="168" table:style-name="ce19">
            <text:p>168</text:p>
          </table:table-cell>
          <table:table-cell office:value-type="float" office:value="125" table:style-name="ce19">
            <text:p>125</text:p>
          </table:table-cell>
          <table:table-cell office:value-type="float" office:value="96" table:style-name="ce19">
            <text:p>96</text:p>
          </table:table-cell>
          <table:table-cell office:value-type="float" office:value="118" table:style-name="ce19">
            <text:p>118</text:p>
          </table:table-cell>
          <table:table-cell office:value-type="float" office:value="107" table:style-name="ce19">
            <text:p>107</text:p>
          </table:table-cell>
          <table:table-cell office:value-type="float" office:value="169.55" table:style-name="ce19">
            <text:p>170</text:p>
          </table:table-cell>
          <table:table-cell office:value-type="float" office:value="177.01" table:style-name="ce19">
            <text:p>177</text:p>
          </table:table-cell>
          <table:table-cell office:value-type="float" office:value="192.67699999999999" table:style-name="ce19">
            <text:p>193</text:p>
          </table:table-cell>
          <table:table-cell office:value-type="float" office:value="154.6" table:style-name="ce19">
            <text:p>155</text:p>
          </table:table-cell>
          <table:table-cell office:value-type="float" office:value="136.94999999999999" table:style-name="ce19">
            <text:p>137</text:p>
          </table:table-cell>
          <table:table-cell office:value-type="float" office:value="181.34" table:style-name="ce19">
            <text:p>181</text:p>
          </table:table-cell>
          <table:table-cell office:value-type="float" office:value="187.631" table:style-name="ce19">
            <text:p>188</text:p>
          </table:table-cell>
          <table:table-cell office:value-type="float" office:value="211.75899999999999" table:style-name="ce19">
            <text:p>212</text:p>
          </table:table-cell>
          <table:table-cell office:value-type="float" office:value="214.14500000000001" table:style-name="ce19">
            <text:p>214</text:p>
          </table:table-cell>
          <table:table-cell table:style-name="ce18"/>
          <table:table-cell table:number-columns-repeated="16348"/>
        </table:table-row>
        <table:table-row table:style-name="ro3">
          <table:table-cell office:value-type="string" table:style-name="ce23">
            <text:p>Yield (tonnes per hectare)</text:p>
          </table:table-cell>
          <table:table-cell office:value-type="float" office:value="3.41" table:style-name="ce23">
            <text:p>3.4</text:p>
          </table:table-cell>
          <table:table-cell office:value-type="float" office:value="3.24" table:style-name="ce23">
            <text:p>3.2</text:p>
          </table:table-cell>
          <table:table-cell office:value-type="float" office:value="3.45" table:style-name="ce23">
            <text:p>3.5</text:p>
          </table:table-cell>
          <table:table-cell office:value-type="float" office:value="3.75" table:style-name="ce23">
            <text:p>3.8</text:p>
          </table:table-cell>
          <table:table-cell office:value-type="float" office:value="3.04" table:style-name="ce23">
            <text:p>3.0</text:p>
          </table:table-cell>
          <table:table-cell office:value-type="float" office:value="2.69" table:style-name="ce23">
            <text:p>2.7</text:p>
          </table:table-cell>
          <table:table-cell office:value-type="float" office:value="3.17" table:style-name="ce23">
            <text:p>3.2</text:p>
          </table:table-cell>
          <table:table-cell office:value-type="float" office:value="3.8" table:style-name="ce23">
            <text:p>3.8</text:p>
          </table:table-cell>
          <table:table-cell office:value-type="float" office:value="3.41" table:style-name="ce23">
            <text:p>3.4</text:p>
          </table:table-cell>
          <table:table-cell office:value-type="float" office:value="3.5" table:style-name="ce23">
            <text:p>3.5</text:p>
          </table:table-cell>
          <table:table-cell office:value-type="float" office:value="3.9" table:style-name="ce23">
            <text:p>3.9</text:p>
          </table:table-cell>
          <table:table-cell office:value-type="float" office:value="3.5" table:style-name="ce23">
            <text:p>3.5</text:p>
          </table:table-cell>
          <table:table-cell office:value-type="float" office:value="3.85" table:style-name="ce23">
            <text:p>3.9</text:p>
          </table:table-cell>
          <table:table-cell office:value-type="float" office:value="3.88" table:style-name="ce23">
            <text:p>3.9</text:p>
          </table:table-cell>
          <table:table-cell office:value-type="float" office:value="3.72" table:style-name="ce23">
            <text:p>3.7</text:p>
          </table:table-cell>
          <table:table-cell office:value-type="float" office:value="3.83" table:style-name="ce23">
            <text:p>3.8</text:p>
          </table:table-cell>
          <table:table-cell office:value-type="float" office:value="3.35" table:style-name="ce23">
            <text:p>3.4</text:p>
          </table:table-cell>
          <table:table-cell office:value-type="float" office:value="3.04" table:style-name="ce23">
            <text:p>3.0</text:p>
          </table:table-cell>
          <table:table-cell office:value-type="float" office:value="4.45" table:style-name="ce23">
            <text:p>4.5</text:p>
          </table:table-cell>
          <table:table-cell office:value-type="float" office:value="3.7" table:style-name="ce23">
            <text:p>3.7</text:p>
          </table:table-cell>
          <table:table-cell office:value-type="float" office:value="3.45" table:style-name="ce23">
            <text:p>3.5</text:p>
          </table:table-cell>
          <table:table-cell office:value-type="float" office:value="3.35" table:style-name="ce23">
            <text:p>3.4</text:p>
          </table:table-cell>
          <table:table-cell office:value-type="float" office:value="3.3" table:style-name="ce23">
            <text:p>3.3</text:p>
          </table:table-cell>
          <table:table-cell office:value-type="float" office:value="3.2" table:style-name="ce23">
            <text:p>3.2</text:p>
          </table:table-cell>
          <table:table-cell office:value-type="float" office:value="4.1900000000000004" table:style-name="ce23">
            <text:p>4.2</text:p>
          </table:table-cell>
          <table:table-cell office:value-type="float" office:value="4.3499999999999996" table:style-name="ce23">
            <text:p>4.4</text:p>
          </table:table-cell>
          <table:table-cell office:value-type="float" office:value="3.6779999999999999" table:style-name="ce23">
            <text:p>3.7</text:p>
          </table:table-cell>
          <table:table-cell office:value-type="float" office:value="4" table:style-name="ce23">
            <text:p>4.0</text:p>
          </table:table-cell>
          <table:table-cell office:value-type="float" office:value="2.6" table:style-name="ce23">
            <text:p>2.6</text:p>
          </table:table-cell>
          <table:table-cell office:value-type="float" office:value="4" table:style-name="ce23">
            <text:p>4.0</text:p>
          </table:table-cell>
          <table:table-cell office:value-type="float" office:value="3" table:style-name="ce23">
            <text:p>3.0</text:p>
          </table:table-cell>
          <table:table-cell office:value-type="float" office:value="3.7" table:style-name="ce23">
            <text:p>3.7</text:p>
          </table:table-cell>
          <table:table-cell office:value-type="float" office:value="3" table:style-name="ce23">
            <text:p>3.0</text:p>
          </table:table-cell>
          <table:table-cell office:value-type="float" office:value="3.2" table:style-name="ce23">
            <text:p>3.2</text:p>
          </table:table-cell>
          <table:table-cell office:value-type="string" table:style-name="ce24">
            <text:p>[Note 12]</text:p>
          </table:table-cell>
          <table:table-cell table:number-columns-repeated="16348"/>
        </table:table-row>
        <table:table-row table:style-name="ro3">
          <table:table-cell office:value-type="string" table:style-name="ce1">
            <text:p>Volume of harvested production (thousand tonnes)</text:p>
          </table:table-cell>
          <table:table-cell office:value-type="float" office:value="474.77089000000001" table:style-name="ce19">
            <text:p>475</text:p>
          </table:table-cell>
          <table:table-cell office:value-type="float" office:value="424.18403999999998" table:style-name="ce19">
            <text:p>424</text:p>
          </table:table-cell>
          <table:table-cell office:value-type="float" office:value="445.23284999999998" table:style-name="ce19">
            <text:p>445</text:p>
          </table:table-cell>
          <table:table-cell office:value-type="float" office:value="611.72625000000005" table:style-name="ce19">
            <text:p>612</text:p>
          </table:table-cell>
          <table:table-cell office:value-type="float" office:value="453.90544" table:style-name="ce19">
            <text:p>454</text:p>
          </table:table-cell>
          <table:table-cell office:value-type="float" office:value="319.22768000000002" table:style-name="ce19">
            <text:p>319</text:p>
          </table:table-cell>
          <table:table-cell office:value-type="float" office:value="317.52305000000001" table:style-name="ce19">
            <text:p>318</text:p>
          </table:table-cell>
          <table:table-cell office:value-type="float" office:value="377.60599999999999" table:style-name="ce19">
            <text:p>378</text:p>
          </table:table-cell>
          <table:table-cell office:value-type="float" office:value="377.82799999999997" table:style-name="ce19">
            <text:p>378</text:p>
          </table:table-cell>
          <table:table-cell office:value-type="float" office:value="394.65649999999999" table:style-name="ce19">
            <text:p>395</text:p>
          </table:table-cell>
          <table:table-cell office:value-type="float" office:value="484.65300000000002" table:style-name="ce19">
            <text:p>485</text:p>
          </table:table-cell>
          <table:table-cell office:value-type="float" office:value="605.5" table:style-name="ce19">
            <text:p>606</text:p>
          </table:table-cell>
          <table:table-cell office:value-type="float" office:value="632.02832000000001" table:style-name="ce19">
            <text:p>632</text:p>
          </table:table-cell>
          <table:table-cell office:value-type="float" office:value="638.64800000000002" table:style-name="ce19">
            <text:p>639</text:p>
          </table:table-cell>
          <table:table-cell office:value-type="float" office:value="661.41600000000005" table:style-name="ce19">
            <text:p>661</text:p>
          </table:table-cell>
          <table:table-cell office:value-type="float" office:value="705.11449000000005" table:style-name="ce19">
            <text:p>705</text:p>
          </table:table-cell>
          <table:table-cell office:value-type="float" office:value="617.13030000000003" table:style-name="ce19">
            <text:p>617</text:p>
          </table:table-cell>
          <table:table-cell office:value-type="float" office:value="374.66176000000002" table:style-name="ce19">
            <text:p>375</text:p>
          </table:table-cell>
          <table:table-cell office:value-type="float" office:value="526.43499999999995" table:style-name="ce19">
            <text:p>526</text:p>
          </table:table-cell>
          <table:table-cell office:value-type="float" office:value="688.2" table:style-name="ce19">
            <text:p>688</text:p>
          </table:table-cell>
          <table:table-cell office:value-type="float" office:value="579.6" table:style-name="ce19">
            <text:p>580</text:p>
          </table:table-cell>
          <table:table-cell office:value-type="float" office:value="418.75" table:style-name="ce19">
            <text:p>419</text:p>
          </table:table-cell>
          <table:table-cell office:value-type="float" office:value="316.8" table:style-name="ce19">
            <text:p>317</text:p>
          </table:table-cell>
          <table:table-cell office:value-type="float" office:value="377.6" table:style-name="ce19">
            <text:p>378</text:p>
          </table:table-cell>
          <table:table-cell office:value-type="float" office:value="448.33" table:style-name="ce19">
            <text:p>448</text:p>
          </table:table-cell>
          <table:table-cell office:value-type="float" office:value="737.54250000000002" table:style-name="ce19">
            <text:p>738</text:p>
          </table:table-cell>
          <table:table-cell office:value-type="float" office:value="651.04277999999999" table:style-name="ce19">
            <text:p>651</text:p>
          </table:table-cell>
          <table:table-cell office:value-type="float" office:value="770.70799999999997" table:style-name="ce19">
            <text:p>771</text:p>
          </table:table-cell>
          <table:table-cell office:value-type="float" office:value="401.96" table:style-name="ce19">
            <text:p>402</text:p>
          </table:table-cell>
          <table:table-cell office:value-type="float" office:value="547.79999999999995" table:style-name="ce19">
            <text:p>548</text:p>
          </table:table-cell>
          <table:table-cell office:value-type="float" office:value="544.02" table:style-name="ce19">
            <text:p>544</text:p>
          </table:table-cell>
          <table:table-cell office:value-type="float" office:value="694.23469999999998" table:style-name="ce19">
            <text:p>694</text:p>
          </table:table-cell>
          <table:table-cell office:value-type="float" office:value="635.27700000000004" table:style-name="ce19">
            <text:p>635</text:p>
          </table:table-cell>
          <table:table-cell office:value-type="float" office:value="685.26400000000001" table:style-name="ce19">
            <text:p>685</text:p>
          </table:table-cell>
          <table:table-cell office:value-type="string" table:style-name="ce18">
            <text:p>[Note 11]</text:p>
          </table:table-cell>
          <table:table-cell table:number-columns-repeated="16348"/>
        </table:table-row>
        <table:table-row table:style-name="ro2">
          <table:table-cell office:value-type="string" table:style-name="ce25">
            <text:p>Value of production</text:p>
          </table:table-cell>
          <table:table-cell office:value-type="float" office:value="74" table:style-name="ce26">
            <text:p>74</text:p>
          </table:table-cell>
          <table:table-cell office:value-type="float" office:value="72" table:style-name="ce26">
            <text:p>72</text:p>
          </table:table-cell>
          <table:table-cell office:value-type="float" office:value="83" table:style-name="ce26">
            <text:p>83</text:p>
          </table:table-cell>
          <table:table-cell office:value-type="float" office:value="131" table:style-name="ce26">
            <text:p>131</text:p>
          </table:table-cell>
          <table:table-cell office:value-type="float" office:value="99" table:style-name="ce26">
            <text:p>99</text:p>
          </table:table-cell>
          <table:table-cell office:value-type="float" office:value="84" table:style-name="ce26">
            <text:p>84</text:p>
          </table:table-cell>
          <table:table-cell office:value-type="float" office:value="76" table:style-name="ce26">
            <text:p>76</text:p>
          </table:table-cell>
          <table:table-cell office:value-type="float" office:value="72" table:style-name="ce26">
            <text:p>72</text:p>
          </table:table-cell>
          <table:table-cell office:value-type="float" office:value="27.5058784" table:style-name="ce26">
            <text:p>28</text:p>
          </table:table-cell>
          <table:table-cell office:value-type="float" office:value="30.258313855000001" table:style-name="ce26">
            <text:p>30</text:p>
          </table:table-cell>
          <table:table-cell office:value-type="float" office:value="38.854631009999999" table:style-name="ce26">
            <text:p>39</text:p>
          </table:table-cell>
          <table:table-cell office:value-type="float" office:value="53.084184999999998" table:style-name="ce26">
            <text:p>53</text:p>
          </table:table-cell>
          <table:table-cell office:value-type="float" office:value="46.011661695999997" table:style-name="ce26">
            <text:p>46</text:p>
          </table:table-cell>
          <table:table-cell office:value-type="float" office:value="58.649174666666703" table:style-name="ce26">
            <text:p>59</text:p>
          </table:table-cell>
          <table:table-cell office:value-type="float" office:value="54.236111999999999" table:style-name="ce26">
            <text:p>54</text:p>
          </table:table-cell>
          <table:table-cell office:value-type="float" office:value="57.936907261666697" table:style-name="ce26">
            <text:p>58</text:p>
          </table:table-cell>
          <table:table-cell office:value-type="float" office:value="52.147510349999997" table:style-name="ce26">
            <text:p>52</text:p>
          </table:table-cell>
          <table:table-cell office:value-type="float" office:value="64.749669799466702" table:style-name="ce26">
            <text:p>65</text:p>
          </table:table-cell>
          <table:table-cell office:value-type="float" office:value="72.993137388888897" table:style-name="ce26">
            <text:p>73</text:p>
          </table:table-cell>
          <table:table-cell office:value-type="float" office:value="83.101679333333294" table:style-name="ce26">
            <text:p>83</text:p>
          </table:table-cell>
          <table:table-cell office:value-type="float" office:value="92.476889076923101" table:style-name="ce26">
            <text:p>92</text:p>
          </table:table-cell>
          <table:table-cell office:value-type="float" office:value="71.571649439102501" table:style-name="ce26">
            <text:p>72</text:p>
          </table:table-cell>
          <table:table-cell office:value-type="float" office:value="74.272704000000004" table:style-name="ce26">
            <text:p>74</text:p>
          </table:table-cell>
          <table:table-cell office:value-type="float" office:value="90.445688888888895" table:style-name="ce26">
            <text:p>90</text:p>
          </table:table-cell>
          <table:table-cell office:value-type="float" office:value="84.126945118055602" table:style-name="ce26">
            <text:p>84</text:p>
          </table:table-cell>
          <table:table-cell office:value-type="float" office:value="97.015520958333298" table:style-name="ce26">
            <text:p>97</text:p>
          </table:table-cell>
          <table:table-cell office:value-type="float" office:value="91.191200504166702" table:style-name="ce26">
            <text:p>91</text:p>
          </table:table-cell>
          <table:table-cell office:value-type="float" office:value="116.78923678" table:style-name="ce26">
            <text:p>117</text:p>
          </table:table-cell>
          <table:table-cell office:value-type="float" office:value="79.796875888888906" table:style-name="ce26">
            <text:p>80</text:p>
          </table:table-cell>
          <table:table-cell office:value-type="float" office:value="103.73506" table:style-name="ce26">
            <text:p>104</text:p>
          </table:table-cell>
          <table:table-cell office:value-type="float" office:value="111.11306266666701" table:style-name="ce26">
            <text:p>111</text:p>
          </table:table-cell>
          <table:table-cell office:value-type="float" office:value="160.263116280139" table:style-name="ce26">
            <text:p>160</text:p>
          </table:table-cell>
          <table:table-cell office:value-type="float" office:value="177.95476380208299" table:style-name="ce26">
            <text:p>178</text:p>
          </table:table-cell>
          <table:table-cell office:value-type="float" office:value="155.34706458666699" table:style-name="ce26">
            <text:p>155</text:p>
          </table:table-cell>
          <table:table-cell table:style-name="ce27"/>
          <table:table-cell table:number-columns-repeated="16348"/>
        </table:table-row>
        <table:table-row table:style-name="ro3">
          <table:table-cell office:value-type="string" table:style-name="ce1">
            <text:p>Sales</text:p>
          </table:table-cell>
          <table:table-cell office:value-type="float" office:value="74.05" table:style-name="ce19">
            <text:p>74</text:p>
          </table:table-cell>
          <table:table-cell office:value-type="float" office:value="71.64" table:style-name="ce19">
            <text:p>72</text:p>
          </table:table-cell>
          <table:table-cell office:value-type="float" office:value="83.43" table:style-name="ce19">
            <text:p>83</text:p>
          </table:table-cell>
          <table:table-cell office:value-type="float" office:value="62.39" table:style-name="ce19">
            <text:p>62</text:p>
          </table:table-cell>
          <table:table-cell office:value-type="float" office:value="45.84" table:style-name="ce19">
            <text:p>46</text:p>
          </table:table-cell>
          <table:table-cell office:value-type="float" office:value="38.411999999999999" table:style-name="ce19">
            <text:p>38</text:p>
          </table:table-cell>
          <table:table-cell office:value-type="float" office:value="38.53" table:style-name="ce19">
            <text:p>39</text:p>
          </table:table-cell>
          <table:table-cell office:value-type="float" office:value="36.936" table:style-name="ce19">
            <text:p>37</text:p>
          </table:table-cell>
          <table:table-cell office:value-type="float" office:value="27.5058784" table:style-name="ce19">
            <text:p>28</text:p>
          </table:table-cell>
          <table:table-cell office:value-type="float" office:value="30.258313855000001" table:style-name="ce19">
            <text:p>30</text:p>
          </table:table-cell>
          <table:table-cell office:value-type="float" office:value="38.854631009999999" table:style-name="ce19">
            <text:p>39</text:p>
          </table:table-cell>
          <table:table-cell office:value-type="float" office:value="53.084184999999998" table:style-name="ce19">
            <text:p>53</text:p>
          </table:table-cell>
          <table:table-cell office:value-type="float" office:value="46.011661695999997" table:style-name="ce19">
            <text:p>46</text:p>
          </table:table-cell>
          <table:table-cell office:value-type="float" office:value="58.649174666666703" table:style-name="ce19">
            <text:p>59</text:p>
          </table:table-cell>
          <table:table-cell office:value-type="float" office:value="54.236111999999999" table:style-name="ce19">
            <text:p>54</text:p>
          </table:table-cell>
          <table:table-cell office:value-type="float" office:value="57.936907261666697" table:style-name="ce19">
            <text:p>58</text:p>
          </table:table-cell>
          <table:table-cell office:value-type="float" office:value="52.147510349999997" table:style-name="ce19">
            <text:p>52</text:p>
          </table:table-cell>
          <table:table-cell office:value-type="float" office:value="64.749669799466702" table:style-name="ce19">
            <text:p>65</text:p>
          </table:table-cell>
          <table:table-cell office:value-type="float" office:value="72.993137388888897" table:style-name="ce19">
            <text:p>73</text:p>
          </table:table-cell>
          <table:table-cell office:value-type="float" office:value="83.101679333333294" table:style-name="ce19">
            <text:p>83</text:p>
          </table:table-cell>
          <table:table-cell office:value-type="float" office:value="92.476889076923101" table:style-name="ce19">
            <text:p>92</text:p>
          </table:table-cell>
          <table:table-cell office:value-type="float" office:value="71.571649439102501" table:style-name="ce19">
            <text:p>72</text:p>
          </table:table-cell>
          <table:table-cell office:value-type="float" office:value="74.272704000000004" table:style-name="ce19">
            <text:p>74</text:p>
          </table:table-cell>
          <table:table-cell office:value-type="float" office:value="90.445688888888895" table:style-name="ce19">
            <text:p>90</text:p>
          </table:table-cell>
          <table:table-cell office:value-type="float" office:value="84.126945118055602" table:style-name="ce19">
            <text:p>84</text:p>
          </table:table-cell>
          <table:table-cell office:value-type="float" office:value="97.015520958333298" table:style-name="ce19">
            <text:p>97</text:p>
          </table:table-cell>
          <table:table-cell office:value-type="float" office:value="91.191200504166702" table:style-name="ce19">
            <text:p>91</text:p>
          </table:table-cell>
          <table:table-cell office:value-type="float" office:value="116.78923678" table:style-name="ce19">
            <text:p>117</text:p>
          </table:table-cell>
          <table:table-cell office:value-type="float" office:value="79.796875888888906" table:style-name="ce19">
            <text:p>80</text:p>
          </table:table-cell>
          <table:table-cell office:value-type="float" office:value="103.73506" table:style-name="ce19">
            <text:p>104</text:p>
          </table:table-cell>
          <table:table-cell office:value-type="float" office:value="111.11306266666701" table:style-name="ce19">
            <text:p>111</text:p>
          </table:table-cell>
          <table:table-cell office:value-type="float" office:value="160.263116280139" table:style-name="ce19">
            <text:p>160</text:p>
          </table:table-cell>
          <table:table-cell office:value-type="float" office:value="177.95476380208299" table:style-name="ce19">
            <text:p>178</text:p>
          </table:table-cell>
          <table:table-cell office:value-type="float" office:value="155.34706458666699" table:style-name="ce19">
            <text:p>155</text:p>
          </table:table-cell>
          <table:table-cell table:style-name="ce18"/>
          <table:table-cell table:number-columns-repeated="16348"/>
        </table:table-row>
        <table:table-row table:style-name="ro3">
          <table:table-cell office:value-type="string" table:style-name="ce1">
            <text:p>Subsidie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68.709999999999994" table:style-name="ce19">
            <text:p>69</text:p>
          </table:table-cell>
          <table:table-cell office:value-type="float" office:value="53.24" table:style-name="ce19">
            <text:p>53</text:p>
          </table:table-cell>
          <table:table-cell office:value-type="float" office:value="45.68" table:style-name="ce19">
            <text:p>46</text:p>
          </table:table-cell>
          <table:table-cell office:value-type="float" office:value="37.93" table:style-name="ce19">
            <text:p>38</text:p>
          </table:table-cell>
          <table:table-cell office:value-type="float" office:value="35.54" table:style-name="ce19">
            <text:p>36</text:p>
          </table:table-cell>
          <table:table-cell office:value-type="float" office:value="38.130000000000003" table:style-name="ce19">
            <text:p>38</text:p>
          </table:table-cell>
          <table:table-cell office:value-type="float" office:value="38.4" table:style-name="ce19">
            <text:p>38</text:p>
          </table:table-cell>
          <table:table-cell office:value-type="float" office:value="35.246205394157798" table:style-name="ce19">
            <text:p>35</text:p>
          </table:table-cell>
          <table:table-cell office:value-type="float" office:value="42.147954551066199" table:style-name="ce19">
            <text:p>42</text:p>
          </table:table-cell>
          <table:table-cell office:value-type="float" office:value="42.189206606583198" table:style-name="ce19">
            <text:p>42</text:p>
          </table:table-cell>
          <table:table-cell office:value-type="float" office:value="47.600582620450901" table:style-name="ce19">
            <text:p>48</text:p>
          </table:table-cell>
          <table:table-cell office:value-type="float" office:value="42.7492901743815" table:style-name="ce19">
            <text:p>43</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string" table:style-name="ce18">
            <text:p>[Note 13]</text:p>
          </table:table-cell>
          <table:table-cell table:number-columns-repeated="16348"/>
        </table:table-row>
        <table:table-row table:style-name="ro2">
          <table:table-cell office:value-type="string" table:style-name="ce25">
            <text:p>Value of production at market prices</text:p>
          </table:table-cell>
          <table:table-cell office:value-type="float" office:value="74" table:style-name="ce26">
            <text:p>74</text:p>
          </table:table-cell>
          <table:table-cell office:value-type="float" office:value="72" table:style-name="ce26">
            <text:p>72</text:p>
          </table:table-cell>
          <table:table-cell office:value-type="float" office:value="83" table:style-name="ce26">
            <text:p>83</text:p>
          </table:table-cell>
          <table:table-cell office:value-type="float" office:value="62.29" table:style-name="ce26">
            <text:p>62</text:p>
          </table:table-cell>
          <table:table-cell office:value-type="float" office:value="45.76" table:style-name="ce26">
            <text:p>46</text:p>
          </table:table-cell>
          <table:table-cell office:value-type="float" office:value="38.32" table:style-name="ce26">
            <text:p>38</text:p>
          </table:table-cell>
          <table:table-cell office:value-type="float" office:value="38.07" table:style-name="ce26">
            <text:p>38</text:p>
          </table:table-cell>
          <table:table-cell office:value-type="float" office:value="36.46" table:style-name="ce26">
            <text:p>36</text:p>
          </table:table-cell>
          <table:table-cell office:value-type="float" office:value="27.5058784" table:style-name="ce26">
            <text:p>28</text:p>
          </table:table-cell>
          <table:table-cell office:value-type="float" office:value="30.258313855000001" table:style-name="ce26">
            <text:p>30</text:p>
          </table:table-cell>
          <table:table-cell office:value-type="float" office:value="38.854631009999999" table:style-name="ce26">
            <text:p>39</text:p>
          </table:table-cell>
          <table:table-cell office:value-type="float" office:value="53.084184999999998" table:style-name="ce26">
            <text:p>53</text:p>
          </table:table-cell>
          <table:table-cell office:value-type="float" office:value="46.011661695999997" table:style-name="ce26">
            <text:p>46</text:p>
          </table:table-cell>
          <table:table-cell office:value-type="float" office:value="58.649174666666703" table:style-name="ce26">
            <text:p>59</text:p>
          </table:table-cell>
          <table:table-cell office:value-type="float" office:value="54.236111999999999" table:style-name="ce26">
            <text:p>54</text:p>
          </table:table-cell>
          <table:table-cell office:value-type="float" office:value="57.936907261666697" table:style-name="ce26">
            <text:p>58</text:p>
          </table:table-cell>
          <table:table-cell office:value-type="float" office:value="52.147510349999997" table:style-name="ce26">
            <text:p>52</text:p>
          </table:table-cell>
          <table:table-cell office:value-type="float" office:value="64.749669799466702" table:style-name="ce26">
            <text:p>65</text:p>
          </table:table-cell>
          <table:table-cell office:value-type="float" office:value="72.993137388888897" table:style-name="ce26">
            <text:p>73</text:p>
          </table:table-cell>
          <table:table-cell office:value-type="float" office:value="83.101679333333294" table:style-name="ce26">
            <text:p>83</text:p>
          </table:table-cell>
          <table:table-cell office:value-type="float" office:value="92.476889076923101" table:style-name="ce26">
            <text:p>92</text:p>
          </table:table-cell>
          <table:table-cell office:value-type="float" office:value="71.571649439102501" table:style-name="ce26">
            <text:p>72</text:p>
          </table:table-cell>
          <table:table-cell office:value-type="float" office:value="74.272704000000004" table:style-name="ce26">
            <text:p>74</text:p>
          </table:table-cell>
          <table:table-cell office:value-type="float" office:value="90.445688888888895" table:style-name="ce26">
            <text:p>90</text:p>
          </table:table-cell>
          <table:table-cell office:value-type="float" office:value="84.126945118055602" table:style-name="ce26">
            <text:p>84</text:p>
          </table:table-cell>
          <table:table-cell office:value-type="float" office:value="97.015520958333298" table:style-name="ce26">
            <text:p>97</text:p>
          </table:table-cell>
          <table:table-cell office:value-type="float" office:value="91.191200504166702" table:style-name="ce26">
            <text:p>91</text:p>
          </table:table-cell>
          <table:table-cell office:value-type="float" office:value="116.78923678" table:style-name="ce26">
            <text:p>117</text:p>
          </table:table-cell>
          <table:table-cell office:value-type="float" office:value="79.796875888888906" table:style-name="ce26">
            <text:p>80</text:p>
          </table:table-cell>
          <table:table-cell office:value-type="float" office:value="103.73506" table:style-name="ce26">
            <text:p>104</text:p>
          </table:table-cell>
          <table:table-cell office:value-type="float" office:value="111.11306266666701" table:style-name="ce26">
            <text:p>111</text:p>
          </table:table-cell>
          <table:table-cell office:value-type="float" office:value="160.263116280139" table:style-name="ce26">
            <text:p>160</text:p>
          </table:table-cell>
          <table:table-cell office:value-type="float" office:value="177.95476380208299" table:style-name="ce26">
            <text:p>178</text:p>
          </table:table-cell>
          <table:table-cell office:value-type="float" office:value="155.34706458666699" table:style-name="ce26">
            <text:p>155</text:p>
          </table:table-cell>
          <table:table-cell office:value-type="string" table:style-name="ce27">
            <text:p>[Note 6]</text:p>
          </table:table-cell>
          <table:table-cell table:number-columns-repeated="16348"/>
        </table:table-row>
        <table:table-row table:number-rows-repeated="1048550" table:style-name="ro4">
          <table:table-cell table:number-columns-repeated="16384"/>
        </table:table-row>
      </table:table>
      <table:table table:name="Table_7_8" table:style-name="ta1">
        <table:table-column table:style-name="co11" table:default-cell-style-name="ce1"/>
        <table:table-column table:style-name="co9" table:number-columns-repeated="40" table:default-cell-style-name="ce1"/>
        <table:table-column table:style-name="co12" table:default-cell-style-name="ce1"/>
        <table:table-column table:style-name="co2" table:number-columns-repeated="16342" table:default-cell-style-name="ce1"/>
        <table:table-row table:style-name="ro1">
          <table:table-cell office:value-type="string" table:style-name="ce14">
            <text:p>Table 7.8 Fresh vegetables</text:p>
          </table:table-cell>
          <table:table-cell table:number-columns-repeated="16383" table:style-name="ce1"/>
        </table:table-row>
        <table:table-row table:style-name="ro3">
          <table:table-cell office:value-type="string" table:style-name="ce1">
            <text:p>This worksheet contains 3 tables displayed next to each other vertically with 1 blank row between each table.</text:p>
          </table:table-cell>
          <table:table-cell table:number-columns-repeated="16383" table:style-name="ce1"/>
        </table:table-row>
        <table:table-row table:style-name="ro8">
          <table:table-cell office:value-type="string" table:style-name="ce15">
            <text:p>Table 7.8a Fresh vegetables production (£ million unless otherwise specified)</text:p>
          </table:table-cell>
          <table:table-cell table:number-columns-repeated="16383" table:style-name="ce1"/>
        </table:table-row>
        <table:table-row table:style-name="ro5">
          <table:table-cell office:value-type="string" table:style-name="ce16">
            <text:p>Production</text:p>
          </table:table-cell>
          <table:table-cell office:value-type="string" table:style-name="ce17">
            <text:p>1984</text:p>
          </table:table-cell>
          <table:table-cell office:value-type="string" table:style-name="ce17">
            <text:p>1985</text:p>
          </table:table-cell>
          <table:table-cell office:value-type="string" table:style-name="ce17">
            <text:p>1986</text:p>
          </table:table-cell>
          <table:table-cell office:value-type="string" table:style-name="ce17">
            <text:p>1987</text:p>
          </table:table-cell>
          <table:table-cell office:value-type="string" table:style-name="ce17">
            <text:p>1988</text:p>
          </table:table-cell>
          <table:table-cell office:value-type="string" table:style-name="ce17">
            <text:p>1989</text:p>
          </table:table-cell>
          <table:table-cell office:value-type="string" table:style-name="ce17">
            <text:p>1990</text:p>
          </table:table-cell>
          <table:table-cell office:value-type="string" table:style-name="ce17">
            <text:p>1991</text:p>
          </table:table-cell>
          <table:table-cell office:value-type="string" table:style-name="ce17">
            <text:p>1992</text:p>
          </table:table-cell>
          <table:table-cell office:value-type="string" table:style-name="ce17">
            <text:p>1993</text:p>
          </table:table-cell>
          <table:table-cell office:value-type="string" table:style-name="ce17">
            <text:p>1994</text:p>
          </table:table-cell>
          <table:table-cell office:value-type="string" table:style-name="ce17">
            <text:p>1995</text:p>
          </table:table-cell>
          <table:table-cell office:value-type="string" table:style-name="ce17">
            <text:p>1996</text:p>
          </table:table-cell>
          <table:table-cell office:value-type="string" table:style-name="ce17">
            <text:p>1997</text:p>
          </table:table-cell>
          <table:table-cell office:value-type="string" table:style-name="ce17">
            <text:p>1998</text:p>
          </table:table-cell>
          <table:table-cell office:value-type="string" table:style-name="ce17">
            <text:p>1999</text:p>
          </table:table-cell>
          <table:table-cell office:value-type="string" table:style-name="ce17">
            <text:p>2000</text:p>
          </table:table-cell>
          <table:table-cell office:value-type="string" table:style-name="ce17">
            <text:p>2001</text:p>
          </table:table-cell>
          <table:table-cell office:value-type="string" table:style-name="ce17">
            <text:p>2002</text:p>
          </table:table-cell>
          <table:table-cell office:value-type="string" table:style-name="ce17">
            <text:p>2003</text:p>
          </table:table-cell>
          <table:table-cell office:value-type="string" table:style-name="ce17">
            <text:p>2004</text:p>
          </table:table-cell>
          <table:table-cell office:value-type="string" table:style-name="ce17">
            <text:p>2005</text:p>
          </table:table-cell>
          <table:table-cell office:value-type="string" table:style-name="ce17">
            <text:p>2006</text:p>
          </table:table-cell>
          <table:table-cell office:value-type="string" table:style-name="ce17">
            <text:p>2007</text:p>
          </table:table-cell>
          <table:table-cell office:value-type="string" table:style-name="ce17">
            <text:p>2008</text:p>
          </table:table-cell>
          <table:table-cell office:value-type="string" table:style-name="ce17">
            <text:p>2009</text:p>
          </table:table-cell>
          <table:table-cell office:value-type="string" table:style-name="ce17">
            <text:p>2010</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office:value-type="string" table:style-name="ce17">
            <text:p>2015</text:p>
          </table:table-cell>
          <table:table-cell office:value-type="string" table:style-name="ce17">
            <text:p>2016</text:p>
          </table:table-cell>
          <table:table-cell office:value-type="string" table:style-name="ce17">
            <text:p>2017</text:p>
          </table:table-cell>
          <table:table-cell office:value-type="string" table:style-name="ce17">
            <text:p>2018</text:p>
          </table:table-cell>
          <table:table-cell office:value-type="string" table:style-name="ce17">
            <text:p>2019</text:p>
          </table:table-cell>
          <table:table-cell office:value-type="string" table:style-name="ce17">
            <text:p>2020</text:p>
          </table:table-cell>
          <table:table-cell office:value-type="string" table:style-name="ce17">
            <text:p>2021</text:p>
          </table:table-cell>
          <table:table-cell office:value-type="string" table:style-name="ce17">
            <text:p>2022</text:p>
          </table:table-cell>
          <table:table-cell office:value-type="string" table:style-name="ce17">
            <text:p>2023 (provisional)</text:p>
          </table:table-cell>
          <table:table-cell office:value-type="string" table:style-name="ce17">
            <text:p>Notes</text:p>
          </table:table-cell>
          <table:table-cell table:number-columns-repeated="16342"/>
        </table:table-row>
        <table:table-row table:style-name="ro3">
          <table:table-cell office:value-type="string" table:style-name="ce25">
            <text:p>Area (thousand hectares):</text:p>
          </table:table-cell>
          <table:table-cell office:value-type="float" office:value="177.81100000000001" table:style-name="ce26">
            <text:p>178</text:p>
          </table:table-cell>
          <table:table-cell office:value-type="float" office:value="184.01599999999999" table:style-name="ce26">
            <text:p>184</text:p>
          </table:table-cell>
          <table:table-cell office:value-type="float" office:value="183.83006859170101" table:style-name="ce26">
            <text:p>184</text:p>
          </table:table-cell>
          <table:table-cell office:value-type="float" office:value="185.31013950806101" table:style-name="ce26">
            <text:p>185</text:p>
          </table:table-cell>
          <table:table-cell office:value-type="float" office:value="186.18413175048499" table:style-name="ce26">
            <text:p>186</text:p>
          </table:table-cell>
          <table:table-cell office:value-type="float" office:value="182.48575014477501" table:style-name="ce26">
            <text:p>182</text:p>
          </table:table-cell>
          <table:table-cell office:value-type="float" office:value="189.14721818766299" table:style-name="ce26">
            <text:p>189</text:p>
          </table:table-cell>
          <table:table-cell office:value-type="float" office:value="189.51518337403601" table:style-name="ce26">
            <text:p>190</text:p>
          </table:table-cell>
          <table:table-cell office:value-type="float" office:value="177.19354749108999" table:style-name="ce26">
            <text:p>177</text:p>
          </table:table-cell>
          <table:table-cell office:value-type="float" office:value="168" table:style-name="ce26">
            <text:p>168</text:p>
          </table:table-cell>
          <table:table-cell office:value-type="float" office:value="157" table:style-name="ce26">
            <text:p>157</text:p>
          </table:table-cell>
          <table:table-cell office:value-type="float" office:value="164" table:style-name="ce26">
            <text:p>164</text:p>
          </table:table-cell>
          <table:table-cell office:value-type="float" office:value="162" table:style-name="ce26">
            <text:p>162</text:p>
          </table:table-cell>
          <table:table-cell office:value-type="float" office:value="153" table:style-name="ce26">
            <text:p>153</text:p>
          </table:table-cell>
          <table:table-cell office:value-type="float" office:value="156" table:style-name="ce26">
            <text:p>156</text:p>
          </table:table-cell>
          <table:table-cell office:value-type="float" office:value="149" table:style-name="ce26">
            <text:p>149</text:p>
          </table:table-cell>
          <table:table-cell office:value-type="float" office:value="138" table:style-name="ce26">
            <text:p>138</text:p>
          </table:table-cell>
          <table:table-cell office:value-type="float" office:value="129" table:style-name="ce26">
            <text:p>129</text:p>
          </table:table-cell>
          <table:table-cell office:value-type="float" office:value="120" table:style-name="ce26">
            <text:p>120</text:p>
          </table:table-cell>
          <table:table-cell office:value-type="float" office:value="124" table:style-name="ce26">
            <text:p>124</text:p>
          </table:table-cell>
          <table:table-cell office:value-type="float" office:value="117.52793214079099" table:style-name="ce26">
            <text:p>118</text:p>
          </table:table-cell>
          <table:table-cell office:value-type="float" office:value="123.841466695107" table:style-name="ce26">
            <text:p>124</text:p>
          </table:table-cell>
          <table:table-cell office:value-type="float" office:value="120.700492983841" table:style-name="ce26">
            <text:p>121</text:p>
          </table:table-cell>
          <table:table-cell office:value-type="float" office:value="123.009073487316" table:style-name="ce26">
            <text:p>123</text:p>
          </table:table-cell>
          <table:table-cell office:value-type="float" office:value="120.751789441017" table:style-name="ce26">
            <text:p>121</text:p>
          </table:table-cell>
          <table:table-cell office:value-type="float" office:value="132.95848750463901" table:style-name="ce26">
            <text:p>133</text:p>
          </table:table-cell>
          <table:table-cell office:value-type="float" office:value="121.841215485064" table:style-name="ce26">
            <text:p>122</text:p>
          </table:table-cell>
          <table:table-cell office:value-type="float" office:value="129.37395533071299" table:style-name="ce26">
            <text:p>129</text:p>
          </table:table-cell>
          <table:table-cell office:value-type="float" office:value="124.222437380074" table:style-name="ce26">
            <text:p>124</text:p>
          </table:table-cell>
          <table:table-cell office:value-type="float" office:value="116.757261998874" table:style-name="ce26">
            <text:p>117</text:p>
          </table:table-cell>
          <table:table-cell office:value-type="float" office:value="116.97365624952999" table:style-name="ce26">
            <text:p>117</text:p>
          </table:table-cell>
          <table:table-cell office:value-type="float" office:value="123.753294374963" table:style-name="ce26">
            <text:p>124</text:p>
          </table:table-cell>
          <table:table-cell office:value-type="float" office:value="113.38340139024599" table:style-name="ce26">
            <text:p>113</text:p>
          </table:table-cell>
          <table:table-cell office:value-type="float" office:value="117.89335194479" table:style-name="ce26">
            <text:p>118</text:p>
          </table:table-cell>
          <table:table-cell office:value-type="float" office:value="116.73973651273" table:style-name="ce26">
            <text:p>117</text:p>
          </table:table-cell>
          <table:table-cell office:value-type="float" office:value="115.31235" table:style-name="ce26">
            <text:p>115</text:p>
          </table:table-cell>
          <table:table-cell office:value-type="float" office:value="119.00497" table:style-name="ce26">
            <text:p>119</text:p>
          </table:table-cell>
          <table:table-cell office:value-type="float" office:value="113.017491032986" table:style-name="ce26">
            <text:p>113</text:p>
          </table:table-cell>
          <table:table-cell office:value-type="float" office:value="107.83188538435699" table:style-name="ce26">
            <text:p>108</text:p>
          </table:table-cell>
          <table:table-cell office:value-type="float" office:value="100.77721368435699" table:style-name="ce26">
            <text:p>101</text:p>
          </table:table-cell>
          <table:table-cell table:style-name="ce27"/>
          <table:table-cell table:number-columns-repeated="16342"/>
        </table:table-row>
        <table:table-row table:style-name="ro3">
          <table:table-cell office:value-type="string" table:style-name="ce1">
            <text:p>Grown in the open</text:p>
          </table:table-cell>
          <table:table-cell office:value-type="float" office:value="174.95699999999999" table:style-name="ce19">
            <text:p>175</text:p>
          </table:table-cell>
          <table:table-cell office:value-type="float" office:value="181.184" table:style-name="ce19">
            <text:p>181</text:p>
          </table:table-cell>
          <table:table-cell office:value-type="float" office:value="181.01106859170099" table:style-name="ce19">
            <text:p>181</text:p>
          </table:table-cell>
          <table:table-cell office:value-type="float" office:value="182.646139508061" table:style-name="ce19">
            <text:p>183</text:p>
          </table:table-cell>
          <table:table-cell office:value-type="float" office:value="183.29013175048499" table:style-name="ce19">
            <text:p>183</text:p>
          </table:table-cell>
          <table:table-cell office:value-type="float" office:value="179.62275014477501" table:style-name="ce19">
            <text:p>180</text:p>
          </table:table-cell>
          <table:table-cell office:value-type="float" office:value="186.24121818766301" table:style-name="ce19">
            <text:p>186</text:p>
          </table:table-cell>
          <table:table-cell office:value-type="float" office:value="186.78218337403601" table:style-name="ce19">
            <text:p>187</text:p>
          </table:table-cell>
          <table:table-cell office:value-type="float" office:value="174.81788749109" table:style-name="ce19">
            <text:p>175</text:p>
          </table:table-cell>
          <table:table-cell office:value-type="float" office:value="166" table:style-name="ce19">
            <text:p>166</text:p>
          </table:table-cell>
          <table:table-cell office:value-type="float" office:value="155" table:style-name="ce19">
            <text:p>155</text:p>
          </table:table-cell>
          <table:table-cell office:value-type="float" office:value="162" table:style-name="ce19">
            <text:p>162</text:p>
          </table:table-cell>
          <table:table-cell office:value-type="float" office:value="161" table:style-name="ce19">
            <text:p>161</text:p>
          </table:table-cell>
          <table:table-cell office:value-type="float" office:value="151" table:style-name="ce19">
            <text:p>151</text:p>
          </table:table-cell>
          <table:table-cell office:value-type="float" office:value="155" table:style-name="ce19">
            <text:p>155</text:p>
          </table:table-cell>
          <table:table-cell office:value-type="float" office:value="148" table:style-name="ce19">
            <text:p>148</text:p>
          </table:table-cell>
          <table:table-cell office:value-type="float" office:value="137" table:style-name="ce19">
            <text:p>137</text:p>
          </table:table-cell>
          <table:table-cell office:value-type="float" office:value="128" table:style-name="ce19">
            <text:p>128</text:p>
          </table:table-cell>
          <table:table-cell office:value-type="float" office:value="119" table:style-name="ce19">
            <text:p>119</text:p>
          </table:table-cell>
          <table:table-cell office:value-type="float" office:value="124" table:style-name="ce19">
            <text:p>124</text:p>
          </table:table-cell>
          <table:table-cell office:value-type="float" office:value="116.77383399999999" table:style-name="ce19">
            <text:p>117</text:p>
          </table:table-cell>
          <table:table-cell office:value-type="float" office:value="123.130298" table:style-name="ce19">
            <text:p>123</text:p>
          </table:table-cell>
          <table:table-cell office:value-type="float" office:value="119.99245400732801" table:style-name="ce19">
            <text:p>120</text:p>
          </table:table-cell>
          <table:table-cell office:value-type="float" office:value="122.323988" table:style-name="ce19">
            <text:p>122</text:p>
          </table:table-cell>
          <table:table-cell office:value-type="float" office:value="120.066608" table:style-name="ce19">
            <text:p>120</text:p>
          </table:table-cell>
          <table:table-cell office:value-type="float" office:value="132.25858690858001" table:style-name="ce19">
            <text:p>132</text:p>
          </table:table-cell>
          <table:table-cell office:value-type="float" office:value="121.14190000000001" table:style-name="ce19">
            <text:p>121</text:p>
          </table:table-cell>
          <table:table-cell office:value-type="float" office:value="128.6789" table:style-name="ce19">
            <text:p>129</text:p>
          </table:table-cell>
          <table:table-cell office:value-type="float" office:value="123.4599" table:style-name="ce19">
            <text:p>123</text:p>
          </table:table-cell>
          <table:table-cell office:value-type="float" office:value="115.92998" table:style-name="ce19">
            <text:p>116</text:p>
          </table:table-cell>
          <table:table-cell office:value-type="float" office:value="116.11241" table:style-name="ce19">
            <text:p>116</text:p>
          </table:table-cell>
          <table:table-cell office:value-type="float" office:value="122.8854" table:style-name="ce19">
            <text:p>123</text:p>
          </table:table-cell>
          <table:table-cell office:value-type="float" office:value="112.55423" table:style-name="ce19">
            <text:p>113</text:p>
          </table:table-cell>
          <table:table-cell office:value-type="float" office:value="117.06724" table:style-name="ce19">
            <text:p>117</text:p>
          </table:table-cell>
          <table:table-cell office:value-type="float" office:value="115.93781" table:style-name="ce19">
            <text:p>116</text:p>
          </table:table-cell>
          <table:table-cell office:value-type="float" office:value="114.51327999999999" table:style-name="ce19">
            <text:p>115</text:p>
          </table:table-cell>
          <table:table-cell office:value-type="float" office:value="118.1313" table:style-name="ce19">
            <text:p>118</text:p>
          </table:table-cell>
          <table:table-cell office:value-type="float" office:value="112.21971000000001" table:style-name="ce19">
            <text:p>112</text:p>
          </table:table-cell>
          <table:table-cell office:value-type="float" office:value="107.155" table:style-name="ce19">
            <text:p>107</text:p>
          </table:table-cell>
          <table:table-cell office:value-type="float" office:value="100.06744" table:style-name="ce19">
            <text:p>100</text:p>
          </table:table-cell>
          <table:table-cell office:value-type="string" table:style-name="ce18">
            <text:p>[Note 14][Note 15][Note 16]</text:p>
          </table:table-cell>
          <table:table-cell table:number-columns-repeated="16342"/>
        </table:table-row>
        <table:table-row table:style-name="ro3">
          <table:table-cell office:value-type="string" table:style-name="ce23">
            <text:p>Protected</text:p>
          </table:table-cell>
          <table:table-cell office:value-type="float" office:value="2.8540000000000001" table:style-name="ce23">
            <text:p>2.9</text:p>
          </table:table-cell>
          <table:table-cell office:value-type="float" office:value="2.8319999999999999" table:style-name="ce23">
            <text:p>2.8</text:p>
          </table:table-cell>
          <table:table-cell office:value-type="float" office:value="2.819" table:style-name="ce23">
            <text:p>2.8</text:p>
          </table:table-cell>
          <table:table-cell office:value-type="float" office:value="2.6640000000000001" table:style-name="ce23">
            <text:p>2.7</text:p>
          </table:table-cell>
          <table:table-cell office:value-type="float" office:value="2.8940000000000001" table:style-name="ce23">
            <text:p>2.9</text:p>
          </table:table-cell>
          <table:table-cell office:value-type="float" office:value="2.863" table:style-name="ce23">
            <text:p>2.9</text:p>
          </table:table-cell>
          <table:table-cell office:value-type="float" office:value="2.9060000000000001" table:style-name="ce23">
            <text:p>2.9</text:p>
          </table:table-cell>
          <table:table-cell office:value-type="float" office:value="2.7330000000000001" table:style-name="ce23">
            <text:p>2.7</text:p>
          </table:table-cell>
          <table:table-cell office:value-type="float" office:value="2.3756599999999999" table:style-name="ce23">
            <text:p>2.4</text:p>
          </table:table-cell>
          <table:table-cell office:value-type="float" office:value="2" table:style-name="ce23">
            <text:p>2.0</text:p>
          </table:table-cell>
          <table:table-cell office:value-type="float" office:value="2" table:style-name="ce23">
            <text:p>2.0</text:p>
          </table:table-cell>
          <table:table-cell office:value-type="float" office:value="2" table:style-name="ce23">
            <text:p>2.0</text:p>
          </table:table-cell>
          <table:table-cell office:value-type="float" office:value="2" table:style-name="ce23">
            <text:p>2.0</text:p>
          </table:table-cell>
          <table:table-cell office:value-type="float" office:value="1" table:style-name="ce23">
            <text:p>1.0</text:p>
          </table:table-cell>
          <table:table-cell office:value-type="float" office:value="1" table:style-name="ce23">
            <text:p>1.0</text:p>
          </table:table-cell>
          <table:table-cell office:value-type="float" office:value="1" table:style-name="ce23">
            <text:p>1.0</text:p>
          </table:table-cell>
          <table:table-cell office:value-type="float" office:value="1" table:style-name="ce23">
            <text:p>1.0</text:p>
          </table:table-cell>
          <table:table-cell office:value-type="float" office:value="1" table:style-name="ce23">
            <text:p>1.0</text:p>
          </table:table-cell>
          <table:table-cell office:value-type="float" office:value="1" table:style-name="ce23">
            <text:p>1.0</text:p>
          </table:table-cell>
          <table:table-cell office:value-type="float" office:value="1" table:style-name="ce23">
            <text:p>1.0</text:p>
          </table:table-cell>
          <table:table-cell office:value-type="float" office:value="0.754098140790742" table:style-name="ce23">
            <text:p>0.8</text:p>
          </table:table-cell>
          <table:table-cell office:value-type="float" office:value="0.71116869510708103" table:style-name="ce23">
            <text:p>0.7</text:p>
          </table:table-cell>
          <table:table-cell office:value-type="float" office:value="0.70803897651296799" table:style-name="ce23">
            <text:p>0.7</text:p>
          </table:table-cell>
          <table:table-cell office:value-type="float" office:value="0.685085487315515" table:style-name="ce23">
            <text:p>0.7</text:p>
          </table:table-cell>
          <table:table-cell office:value-type="float" office:value="0.68518144101681799" table:style-name="ce23">
            <text:p>0.7</text:p>
          </table:table-cell>
          <table:table-cell office:value-type="float" office:value="0.69990059605861799" table:style-name="ce23">
            <text:p>0.7</text:p>
          </table:table-cell>
          <table:table-cell office:value-type="float" office:value="0.69931548506417196" table:style-name="ce23">
            <text:p>0.7</text:p>
          </table:table-cell>
          <table:table-cell office:value-type="float" office:value="0.69505533071348802" table:style-name="ce23">
            <text:p>0.7</text:p>
          </table:table-cell>
          <table:table-cell office:value-type="float" office:value="0.76253738007447802" table:style-name="ce23">
            <text:p>0.8</text:p>
          </table:table-cell>
          <table:table-cell office:value-type="float" office:value="0.82728199887397502" table:style-name="ce23">
            <text:p>0.8</text:p>
          </table:table-cell>
          <table:table-cell office:value-type="float" office:value="0.86124624952952" table:style-name="ce23">
            <text:p>0.9</text:p>
          </table:table-cell>
          <table:table-cell office:value-type="float" office:value="0.86789437496258903" table:style-name="ce23">
            <text:p>0.9</text:p>
          </table:table-cell>
          <table:table-cell office:value-type="float" office:value="0.829171390245799" table:style-name="ce23">
            <text:p>0.8</text:p>
          </table:table-cell>
          <table:table-cell office:value-type="float" office:value="0.82611194479039995" table:style-name="ce23">
            <text:p>0.8</text:p>
          </table:table-cell>
          <table:table-cell office:value-type="float" office:value="0.80192651272955395" table:style-name="ce23">
            <text:p>0.8</text:p>
          </table:table-cell>
          <table:table-cell office:value-type="float" office:value="0.79906999999999995" table:style-name="ce23">
            <text:p>0.8</text:p>
          </table:table-cell>
          <table:table-cell office:value-type="float" office:value="0.87366999999999995" table:style-name="ce23">
            <text:p>0.9</text:p>
          </table:table-cell>
          <table:table-cell office:value-type="float" office:value="0.79778103298621805" table:style-name="ce23">
            <text:p>0.8</text:p>
          </table:table-cell>
          <table:table-cell office:value-type="float" office:value="0.67688538435697698" table:style-name="ce23">
            <text:p>0.7</text:p>
          </table:table-cell>
          <table:table-cell office:value-type="float" office:value="0.70977368435697696" table:style-name="ce23">
            <text:p>0.7</text:p>
          </table:table-cell>
          <table:table-cell office:value-type="string" table:style-name="ce24">
            <text:p>[Note 15]</text:p>
          </table:table-cell>
          <table:table-cell table:number-columns-repeated="16342"/>
        </table:table-row>
        <table:table-row table:style-name="ro2">
          <table:table-cell office:value-type="string" table:style-name="ce25">
            <text:p>Value of production (£ million)</text:p>
          </table:table-cell>
          <table:table-cell office:value-type="float" office:value="713.34388009726899" table:style-name="ce26">
            <text:p>713</text:p>
          </table:table-cell>
          <table:table-cell office:value-type="float" office:value="704.13550552060894" table:style-name="ce26">
            <text:p>704</text:p>
          </table:table-cell>
          <table:table-cell office:value-type="float" office:value="693.18732299264695" table:style-name="ce26">
            <text:p>693</text:p>
          </table:table-cell>
          <table:table-cell office:value-type="float" office:value="816.46051097173495" table:style-name="ce26">
            <text:p>816</text:p>
          </table:table-cell>
          <table:table-cell office:value-type="float" office:value="891.20360793923498" table:style-name="ce26">
            <text:p>891</text:p>
          </table:table-cell>
          <table:table-cell office:value-type="float" office:value="929.05159712791306" table:style-name="ce26">
            <text:p>929</text:p>
          </table:table-cell>
          <table:table-cell office:value-type="float" office:value="1021.4927081995201" table:style-name="ce26">
            <text:p>1,021</text:p>
          </table:table-cell>
          <table:table-cell office:value-type="float" office:value="980.38912593630096" table:style-name="ce26">
            <text:p>980</text:p>
          </table:table-cell>
          <table:table-cell office:value-type="float" office:value="936.74848888605698" table:style-name="ce26">
            <text:p>937</text:p>
          </table:table-cell>
          <table:table-cell office:value-type="float" office:value="915" table:style-name="ce26">
            <text:p>915</text:p>
          </table:table-cell>
          <table:table-cell office:value-type="float" office:value="998" table:style-name="ce26">
            <text:p>998</text:p>
          </table:table-cell>
          <table:table-cell office:value-type="float" office:value="1062" table:style-name="ce26">
            <text:p>1,062</text:p>
          </table:table-cell>
          <table:table-cell office:value-type="float" office:value="1076" table:style-name="ce26">
            <text:p>1,076</text:p>
          </table:table-cell>
          <table:table-cell office:value-type="float" office:value="957" table:style-name="ce26">
            <text:p>957</text:p>
          </table:table-cell>
          <table:table-cell office:value-type="float" office:value="985" table:style-name="ce26">
            <text:p>985</text:p>
          </table:table-cell>
          <table:table-cell office:value-type="float" office:value="956" table:style-name="ce26">
            <text:p>956</text:p>
          </table:table-cell>
          <table:table-cell office:value-type="float" office:value="887" table:style-name="ce26">
            <text:p>887</text:p>
          </table:table-cell>
          <table:table-cell office:value-type="float" office:value="930" table:style-name="ce26">
            <text:p>930</text:p>
          </table:table-cell>
          <table:table-cell office:value-type="float" office:value="845" table:style-name="ce26">
            <text:p>845</text:p>
          </table:table-cell>
          <table:table-cell office:value-type="float" office:value="905" table:style-name="ce26">
            <text:p>905</text:p>
          </table:table-cell>
          <table:table-cell office:value-type="float" office:value="839.61561885079902" table:style-name="ce26">
            <text:p>840</text:p>
          </table:table-cell>
          <table:table-cell office:value-type="float" office:value="916.664497001943" table:style-name="ce26">
            <text:p>917</text:p>
          </table:table-cell>
          <table:table-cell office:value-type="float" office:value="1004.32301353594" table:style-name="ce26">
            <text:p>1,004</text:p>
          </table:table-cell>
          <table:table-cell office:value-type="float" office:value="1060.6779670338999" table:style-name="ce26">
            <text:p>1,061</text:p>
          </table:table-cell>
          <table:table-cell office:value-type="float" office:value="1094.51945487643" table:style-name="ce26">
            <text:p>1,095</text:p>
          </table:table-cell>
          <table:table-cell office:value-type="float" office:value="1095.3306955578" table:style-name="ce26">
            <text:p>1,095</text:p>
          </table:table-cell>
          <table:table-cell office:value-type="float" office:value="1273.97616657756" table:style-name="ce26">
            <text:p>1,274</text:p>
          </table:table-cell>
          <table:table-cell office:value-type="float" office:value="1234.4167969427499" table:style-name="ce26">
            <text:p>1,234</text:p>
          </table:table-cell>
          <table:table-cell office:value-type="float" office:value="1263.17153108865" table:style-name="ce26">
            <text:p>1,263</text:p>
          </table:table-cell>
          <table:table-cell office:value-type="float" office:value="1334.9174910173899" table:style-name="ce26">
            <text:p>1,335</text:p>
          </table:table-cell>
          <table:table-cell office:value-type="float" office:value="1259.3424573406101" table:style-name="ce26">
            <text:p>1,259</text:p>
          </table:table-cell>
          <table:table-cell office:value-type="float" office:value="1320.5091433739201" table:style-name="ce26">
            <text:p>1,321</text:p>
          </table:table-cell>
          <table:table-cell office:value-type="float" office:value="1369.26441005014" table:style-name="ce26">
            <text:p>1,369</text:p>
          </table:table-cell>
          <table:table-cell office:value-type="float" office:value="1426.79202048311" table:style-name="ce26">
            <text:p>1,427</text:p>
          </table:table-cell>
          <table:table-cell office:value-type="float" office:value="1439.52850596075" table:style-name="ce26">
            <text:p>1,440</text:p>
          </table:table-cell>
          <table:table-cell office:value-type="float" office:value="1528.74978589701" table:style-name="ce26">
            <text:p>1,529</text:p>
          </table:table-cell>
          <table:table-cell office:value-type="float" office:value="1676.44686173836" table:style-name="ce26">
            <text:p>1,676</text:p>
          </table:table-cell>
          <table:table-cell office:value-type="float" office:value="1682.7031494206001" table:style-name="ce26">
            <text:p>1,683</text:p>
          </table:table-cell>
          <table:table-cell office:value-type="float" office:value="1692.0138105026299" table:style-name="ce26">
            <text:p>1,692</text:p>
          </table:table-cell>
          <table:table-cell office:value-type="float" office:value="1860.39356387266" table:style-name="ce26">
            <text:p>1,860</text:p>
          </table:table-cell>
          <table:table-cell office:value-type="string" table:style-name="ce27">
            <text:p>[Note 16]</text:p>
          </table:table-cell>
          <table:table-cell table:number-columns-repeated="16342"/>
        </table:table-row>
        <table:table-row table:style-name="ro3">
          <table:table-cell office:value-type="string" table:style-name="ce1">
            <text:p>Grown in the open</text:p>
          </table:table-cell>
          <table:table-cell office:value-type="float" office:value="492.26338156787" table:style-name="ce19">
            <text:p>492</text:p>
          </table:table-cell>
          <table:table-cell office:value-type="float" office:value="477.11228097751001" table:style-name="ce19">
            <text:p>477</text:p>
          </table:table-cell>
          <table:table-cell office:value-type="float" office:value="446.01400820141401" table:style-name="ce19">
            <text:p>446</text:p>
          </table:table-cell>
          <table:table-cell office:value-type="float" office:value="542.14751247067898" table:style-name="ce19">
            <text:p>542</text:p>
          </table:table-cell>
          <table:table-cell office:value-type="float" office:value="577.02355500005103" table:style-name="ce19">
            <text:p>577</text:p>
          </table:table-cell>
          <table:table-cell office:value-type="float" office:value="613.03324038861695" table:style-name="ce19">
            <text:p>613</text:p>
          </table:table-cell>
          <table:table-cell office:value-type="float" office:value="654.94130049634396" table:style-name="ce19">
            <text:p>655</text:p>
          </table:table-cell>
          <table:table-cell office:value-type="float" office:value="638.24955058059595" table:style-name="ce19">
            <text:p>638</text:p>
          </table:table-cell>
          <table:table-cell office:value-type="float" office:value="615.85212897814597" table:style-name="ce19">
            <text:p>616</text:p>
          </table:table-cell>
          <table:table-cell office:value-type="float" office:value="597" table:style-name="ce19">
            <text:p>597</text:p>
          </table:table-cell>
          <table:table-cell office:value-type="float" office:value="684" table:style-name="ce19">
            <text:p>684</text:p>
          </table:table-cell>
          <table:table-cell office:value-type="float" office:value="725" table:style-name="ce19">
            <text:p>725</text:p>
          </table:table-cell>
          <table:table-cell office:value-type="float" office:value="713" table:style-name="ce19">
            <text:p>713</text:p>
          </table:table-cell>
          <table:table-cell office:value-type="float" office:value="638" table:style-name="ce19">
            <text:p>638</text:p>
          </table:table-cell>
          <table:table-cell office:value-type="float" office:value="664" table:style-name="ce19">
            <text:p>664</text:p>
          </table:table-cell>
          <table:table-cell office:value-type="float" office:value="646" table:style-name="ce19">
            <text:p>646</text:p>
          </table:table-cell>
          <table:table-cell office:value-type="float" office:value="573" table:style-name="ce19">
            <text:p>573</text:p>
          </table:table-cell>
          <table:table-cell office:value-type="float" office:value="625" table:style-name="ce19">
            <text:p>625</text:p>
          </table:table-cell>
          <table:table-cell office:value-type="float" office:value="558" table:style-name="ce19">
            <text:p>558</text:p>
          </table:table-cell>
          <table:table-cell office:value-type="float" office:value="625" table:style-name="ce19">
            <text:p>625</text:p>
          </table:table-cell>
          <table:table-cell office:value-type="float" office:value="603.13208702682596" table:style-name="ce19">
            <text:p>603</text:p>
          </table:table-cell>
          <table:table-cell office:value-type="float" office:value="668.514682078345" table:style-name="ce19">
            <text:p>669</text:p>
          </table:table-cell>
          <table:table-cell office:value-type="float" office:value="744.84117297047896" table:style-name="ce19">
            <text:p>745</text:p>
          </table:table-cell>
          <table:table-cell office:value-type="float" office:value="796.74676518578895" table:style-name="ce19">
            <text:p>797</text:p>
          </table:table-cell>
          <table:table-cell office:value-type="float" office:value="814.16423617247494" table:style-name="ce19">
            <text:p>814</text:p>
          </table:table-cell>
          <table:table-cell office:value-type="float" office:value="816.83358446178397" table:style-name="ce19">
            <text:p>817</text:p>
          </table:table-cell>
          <table:table-cell office:value-type="float" office:value="943.106526926583" table:style-name="ce19">
            <text:p>943</text:p>
          </table:table-cell>
          <table:table-cell office:value-type="float" office:value="925.57671288967299" table:style-name="ce19">
            <text:p>926</text:p>
          </table:table-cell>
          <table:table-cell office:value-type="float" office:value="942.84300808080104" table:style-name="ce19">
            <text:p>943</text:p>
          </table:table-cell>
          <table:table-cell office:value-type="float" office:value="1000.23784722196" table:style-name="ce19">
            <text:p>1,000</text:p>
          </table:table-cell>
          <table:table-cell office:value-type="float" office:value="912.32328366130105" table:style-name="ce19">
            <text:p>912</text:p>
          </table:table-cell>
          <table:table-cell office:value-type="float" office:value="955.19550459447305" table:style-name="ce19">
            <text:p>955</text:p>
          </table:table-cell>
          <table:table-cell office:value-type="float" office:value="1035.4552513386" table:style-name="ce19">
            <text:p>1,035</text:p>
          </table:table-cell>
          <table:table-cell office:value-type="float" office:value="1094.4043530791" table:style-name="ce19">
            <text:p>1,094</text:p>
          </table:table-cell>
          <table:table-cell office:value-type="float" office:value="1106.3908891015601" table:style-name="ce19">
            <text:p>1,106</text:p>
          </table:table-cell>
          <table:table-cell office:value-type="float" office:value="1178.4093083591999" table:style-name="ce19">
            <text:p>1,178</text:p>
          </table:table-cell>
          <table:table-cell office:value-type="float" office:value="1312.4510180550801" table:style-name="ce19">
            <text:p>1,312</text:p>
          </table:table-cell>
          <table:table-cell office:value-type="float" office:value="1294.6707334758801" table:style-name="ce19">
            <text:p>1,295</text:p>
          </table:table-cell>
          <table:table-cell office:value-type="float" office:value="1331.1813466880401" table:style-name="ce19">
            <text:p>1,331</text:p>
          </table:table-cell>
          <table:table-cell office:value-type="float" office:value="1486.3779225363201" table:style-name="ce19">
            <text:p>1,486</text:p>
          </table:table-cell>
          <table:table-cell table:style-name="ce18"/>
          <table:table-cell table:number-columns-repeated="16342"/>
        </table:table-row>
        <table:table-row table:style-name="ro3">
          <table:table-cell office:value-type="string" table:style-name="ce1">
            <text:p>Production value protected only</text:p>
          </table:table-cell>
          <table:table-cell office:value-type="float" office:value="249.40438399999999" table:style-name="ce19">
            <text:p>249</text:p>
          </table:table-cell>
          <table:table-cell office:value-type="float" office:value="255.59888000000001" table:style-name="ce19">
            <text:p>256</text:p>
          </table:table-cell>
          <table:table-cell office:value-type="float" office:value="274.30300299999999" table:style-name="ce19">
            <text:p>274</text:p>
          </table:table-cell>
          <table:table-cell office:value-type="float" office:value="308.793251" table:style-name="ce19">
            <text:p>309</text:p>
          </table:table-cell>
          <table:table-cell office:value-type="float" office:value="314.177225787385" table:style-name="ce19">
            <text:p>314</text:p>
          </table:table-cell>
          <table:table-cell office:value-type="float" office:value="316.01874967463601" table:style-name="ce19">
            <text:p>316</text:p>
          </table:table-cell>
          <table:table-cell office:value-type="float" office:value="366.55116655826902" table:style-name="ce19">
            <text:p>367</text:p>
          </table:table-cell>
          <table:table-cell office:value-type="float" office:value="342.14375575691099" table:style-name="ce19">
            <text:p>342</text:p>
          </table:table-cell>
          <table:table-cell office:value-type="float" office:value="320.89878713412799" table:style-name="ce19">
            <text:p>321</text:p>
          </table:table-cell>
          <table:table-cell office:value-type="float" office:value="318" table:style-name="ce19">
            <text:p>318</text:p>
          </table:table-cell>
          <table:table-cell office:value-type="float" office:value="314" table:style-name="ce19">
            <text:p>314</text:p>
          </table:table-cell>
          <table:table-cell office:value-type="float" office:value="336" table:style-name="ce19">
            <text:p>336</text:p>
          </table:table-cell>
          <table:table-cell office:value-type="float" office:value="363" table:style-name="ce19">
            <text:p>363</text:p>
          </table:table-cell>
          <table:table-cell office:value-type="float" office:value="319" table:style-name="ce19">
            <text:p>319</text:p>
          </table:table-cell>
          <table:table-cell office:value-type="float" office:value="320" table:style-name="ce19">
            <text:p>320</text:p>
          </table:table-cell>
          <table:table-cell office:value-type="float" office:value="312" table:style-name="ce19">
            <text:p>312</text:p>
          </table:table-cell>
          <table:table-cell office:value-type="float" office:value="313" table:style-name="ce19">
            <text:p>313</text:p>
          </table:table-cell>
          <table:table-cell office:value-type="float" office:value="305" table:style-name="ce19">
            <text:p>305</text:p>
          </table:table-cell>
          <table:table-cell office:value-type="float" office:value="287" table:style-name="ce19">
            <text:p>287</text:p>
          </table:table-cell>
          <table:table-cell office:value-type="float" office:value="280" table:style-name="ce19">
            <text:p>280</text:p>
          </table:table-cell>
          <table:table-cell office:value-type="float" office:value="236.48353182397301" table:style-name="ce19">
            <text:p>236</text:p>
          </table:table-cell>
          <table:table-cell office:value-type="float" office:value="248.149814923598" table:style-name="ce19">
            <text:p>248</text:p>
          </table:table-cell>
          <table:table-cell office:value-type="float" office:value="259.48184056546199" table:style-name="ce19">
            <text:p>259</text:p>
          </table:table-cell>
          <table:table-cell office:value-type="float" office:value="263.93120184810903" table:style-name="ce19">
            <text:p>264</text:p>
          </table:table-cell>
          <table:table-cell office:value-type="float" office:value="280.35521870395098" table:style-name="ce19">
            <text:p>280</text:p>
          </table:table-cell>
          <table:table-cell office:value-type="float" office:value="278.49711109601202" table:style-name="ce19">
            <text:p>278</text:p>
          </table:table-cell>
          <table:table-cell office:value-type="float" office:value="330.86963965098101" table:style-name="ce19">
            <text:p>331</text:p>
          </table:table-cell>
          <table:table-cell office:value-type="float" office:value="308.84008405307799" table:style-name="ce19">
            <text:p>309</text:p>
          </table:table-cell>
          <table:table-cell office:value-type="float" office:value="320.32852300784998" table:style-name="ce19">
            <text:p>320</text:p>
          </table:table-cell>
          <table:table-cell office:value-type="float" office:value="334.67964379543002" table:style-name="ce19">
            <text:p>335</text:p>
          </table:table-cell>
          <table:table-cell office:value-type="float" office:value="347.01917367930599" table:style-name="ce19">
            <text:p>347</text:p>
          </table:table-cell>
          <table:table-cell office:value-type="float" office:value="365.31363877944301" table:style-name="ce19">
            <text:p>365</text:p>
          </table:table-cell>
          <table:table-cell office:value-type="float" office:value="333.80915871153701" table:style-name="ce19">
            <text:p>334</text:p>
          </table:table-cell>
          <table:table-cell office:value-type="float" office:value="332.387667404014" table:style-name="ce19">
            <text:p>332</text:p>
          </table:table-cell>
          <table:table-cell office:value-type="float" office:value="333.13761685918303" table:style-name="ce19">
            <text:p>333</text:p>
          </table:table-cell>
          <table:table-cell office:value-type="float" office:value="350.34047753781101" table:style-name="ce19">
            <text:p>350</text:p>
          </table:table-cell>
          <table:table-cell office:value-type="float" office:value="363.99584368328198" table:style-name="ce19">
            <text:p>364</text:p>
          </table:table-cell>
          <table:table-cell office:value-type="float" office:value="388.03241594472098" table:style-name="ce19">
            <text:p>388</text:p>
          </table:table-cell>
          <table:table-cell office:value-type="float" office:value="360.83246381459202" table:style-name="ce19">
            <text:p>361</text:p>
          </table:table-cell>
          <table:table-cell office:value-type="float" office:value="374.01564133634002" table:style-name="ce19">
            <text:p>374</text:p>
          </table:table-cell>
          <table:table-cell table:style-name="ce18"/>
          <table:table-cell table:number-columns-repeated="16342"/>
        </table:table-row>
        <table:table-row table:style-name="ro3">
          <table:table-cell office:value-type="string" table:style-name="ce1">
            <text:p>Subsidie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4" table:style-name="ce19">
            <text:p>14</text:p>
          </table:table-cell>
          <table:table-cell office:value-type="float" office:value="6" table:style-name="ce19">
            <text:p>6</text:p>
          </table:table-cell>
          <table:table-cell office:value-type="float" office:value="6" table:style-name="ce19">
            <text:p>6</text:p>
          </table:table-cell>
          <table:table-cell office:value-type="float" office:value="6" table:style-name="ce19">
            <text:p>6</text:p>
          </table:table-cell>
          <table:table-cell office:value-type="float" office:value="7" table:style-name="ce19">
            <text:p>7</text:p>
          </table:table-cell>
          <table:table-cell office:value-type="float" office:value="7" table:style-name="ce19">
            <text:p>7</text:p>
          </table:table-cell>
          <table:table-cell office:value-type="float" office:value="5" table:style-name="ce19">
            <text:p>5</text:p>
          </table:table-cell>
          <table:table-cell office:value-type="float" office:value="4" table:style-name="ce19">
            <text:p>4</text:p>
          </table:table-cell>
          <table:table-cell office:value-type="float" office:value="5" table:style-name="ce19">
            <text:p>5</text:p>
          </table:table-cell>
          <table:table-cell office:value-type="float" office:value="4" table:style-name="ce19">
            <text:p>4</text:p>
          </table:table-cell>
          <table:table-cell office:value-type="float" office:value="4" table:style-name="ce19">
            <text:p>4</text:p>
          </table:table-cell>
          <table:table-cell office:value-type="float" office:value="3.03" table:style-name="ce19">
            <text:p>3</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table:style-name="ce18"/>
          <table:table-cell table:number-columns-repeated="16342"/>
        </table:table-row>
        <table:table-row table:style-name="ro2">
          <table:table-cell office:value-type="string" table:style-name="ce1">
            <text:p>Cabbages</text:p>
          </table:table-cell>
          <table:table-cell office:value-type="float" office:value="71" table:style-name="ce19">
            <text:p>71</text:p>
          </table:table-cell>
          <table:table-cell office:value-type="float" office:value="72" table:style-name="ce19">
            <text:p>72</text:p>
          </table:table-cell>
          <table:table-cell office:value-type="float" office:value="50" table:style-name="ce19">
            <text:p>50</text:p>
          </table:table-cell>
          <table:table-cell office:value-type="float" office:value="60" table:style-name="ce19">
            <text:p>60</text:p>
          </table:table-cell>
          <table:table-cell office:value-type="float" office:value="60" table:style-name="ce19">
            <text:p>60</text:p>
          </table:table-cell>
          <table:table-cell office:value-type="float" office:value="62" table:style-name="ce19">
            <text:p>62</text:p>
          </table:table-cell>
          <table:table-cell office:value-type="float" office:value="62" table:style-name="ce19">
            <text:p>62</text:p>
          </table:table-cell>
          <table:table-cell office:value-type="float" office:value="64" table:style-name="ce19">
            <text:p>64</text:p>
          </table:table-cell>
          <table:table-cell office:value-type="float" office:value="65" table:style-name="ce19">
            <text:p>65</text:p>
          </table:table-cell>
          <table:table-cell office:value-type="float" office:value="66" table:style-name="ce19">
            <text:p>66</text:p>
          </table:table-cell>
          <table:table-cell office:value-type="float" office:value="65" table:style-name="ce19">
            <text:p>65</text:p>
          </table:table-cell>
          <table:table-cell office:value-type="float" office:value="73" table:style-name="ce19">
            <text:p>73</text:p>
          </table:table-cell>
          <table:table-cell office:value-type="float" office:value="81" table:style-name="ce19">
            <text:p>81</text:p>
          </table:table-cell>
          <table:table-cell office:value-type="float" office:value="56" table:style-name="ce19">
            <text:p>56</text:p>
          </table:table-cell>
          <table:table-cell office:value-type="float" office:value="59" table:style-name="ce19">
            <text:p>59</text:p>
          </table:table-cell>
          <table:table-cell office:value-type="float" office:value="55" table:style-name="ce19">
            <text:p>55</text:p>
          </table:table-cell>
          <table:table-cell office:value-type="float" office:value="49" table:style-name="ce19">
            <text:p>49</text:p>
          </table:table-cell>
          <table:table-cell office:value-type="float" office:value="59" table:style-name="ce19">
            <text:p>59</text:p>
          </table:table-cell>
          <table:table-cell office:value-type="float" office:value="52" table:style-name="ce19">
            <text:p>52</text:p>
          </table:table-cell>
          <table:table-cell office:value-type="float" office:value="56" table:style-name="ce19">
            <text:p>56</text:p>
          </table:table-cell>
          <table:table-cell office:value-type="float" office:value="53.079350949958901" table:style-name="ce19">
            <text:p>53</text:p>
          </table:table-cell>
          <table:table-cell office:value-type="float" office:value="58.544427078097002" table:style-name="ce19">
            <text:p>59</text:p>
          </table:table-cell>
          <table:table-cell office:value-type="float" office:value="60.177547051907297" table:style-name="ce19">
            <text:p>60</text:p>
          </table:table-cell>
          <table:table-cell office:value-type="float" office:value="64.255780167797795" table:style-name="ce19">
            <text:p>64</text:p>
          </table:table-cell>
          <table:table-cell office:value-type="float" office:value="71.938367960562701" table:style-name="ce19">
            <text:p>72</text:p>
          </table:table-cell>
          <table:table-cell office:value-type="float" office:value="66.201722313926993" table:style-name="ce19">
            <text:p>66</text:p>
          </table:table-cell>
          <table:table-cell office:value-type="float" office:value="73.025725439233398" table:style-name="ce19">
            <text:p>73</text:p>
          </table:table-cell>
          <table:table-cell office:value-type="float" office:value="84.734764243351805" table:style-name="ce19">
            <text:p>85</text:p>
          </table:table-cell>
          <table:table-cell office:value-type="float" office:value="56.782021799008298" table:style-name="ce19">
            <text:p>57</text:p>
          </table:table-cell>
          <table:table-cell office:value-type="float" office:value="71.158583545750304" table:style-name="ce19">
            <text:p>71</text:p>
          </table:table-cell>
          <table:table-cell office:value-type="float" office:value="64.586088416435004" table:style-name="ce19">
            <text:p>65</text:p>
          </table:table-cell>
          <table:table-cell office:value-type="float" office:value="72.308447505007507" table:style-name="ce19">
            <text:p>72</text:p>
          </table:table-cell>
          <table:table-cell office:value-type="float" office:value="83.566130921406597" table:style-name="ce19">
            <text:p>84</text:p>
          </table:table-cell>
          <table:table-cell office:value-type="float" office:value="86.401992830453295" table:style-name="ce19">
            <text:p>86</text:p>
          </table:table-cell>
          <table:table-cell office:value-type="float" office:value="73.078566100341803" table:style-name="ce19">
            <text:p>73</text:p>
          </table:table-cell>
          <table:table-cell office:value-type="float" office:value="75.983137291381695" table:style-name="ce19">
            <text:p>76</text:p>
          </table:table-cell>
          <table:table-cell office:value-type="float" office:value="82.8777746376458" table:style-name="ce19">
            <text:p>83</text:p>
          </table:table-cell>
          <table:table-cell office:value-type="float" office:value="73.473423279978604" table:style-name="ce19">
            <text:p>73</text:p>
          </table:table-cell>
          <table:table-cell office:value-type="float" office:value="74.6406506437568" table:style-name="ce19">
            <text:p>75</text:p>
          </table:table-cell>
          <table:table-cell office:value-type="float" office:value="81.7592321823508" table:style-name="ce19">
            <text:p>82</text:p>
          </table:table-cell>
          <table:table-cell table:style-name="ce18"/>
          <table:table-cell table:number-columns-repeated="16342"/>
        </table:table-row>
        <table:table-row table:style-name="ro3">
          <table:table-cell office:value-type="string" table:style-name="ce1">
            <text:p>Carrots</text:p>
          </table:table-cell>
          <table:table-cell office:value-type="float" office:value="55" table:style-name="ce19">
            <text:p>55</text:p>
          </table:table-cell>
          <table:table-cell office:value-type="float" office:value="46" table:style-name="ce19">
            <text:p>46</text:p>
          </table:table-cell>
          <table:table-cell office:value-type="float" office:value="47" table:style-name="ce19">
            <text:p>47</text:p>
          </table:table-cell>
          <table:table-cell office:value-type="float" office:value="69" table:style-name="ce19">
            <text:p>69</text:p>
          </table:table-cell>
          <table:table-cell office:value-type="float" office:value="83" table:style-name="ce19">
            <text:p>83</text:p>
          </table:table-cell>
          <table:table-cell office:value-type="float" office:value="80" table:style-name="ce19">
            <text:p>80</text:p>
          </table:table-cell>
          <table:table-cell office:value-type="float" office:value="100" table:style-name="ce19">
            <text:p>100</text:p>
          </table:table-cell>
          <table:table-cell office:value-type="float" office:value="83" table:style-name="ce19">
            <text:p>83</text:p>
          </table:table-cell>
          <table:table-cell office:value-type="float" office:value="66" table:style-name="ce19">
            <text:p>66</text:p>
          </table:table-cell>
          <table:table-cell office:value-type="float" office:value="70" table:style-name="ce19">
            <text:p>70</text:p>
          </table:table-cell>
          <table:table-cell office:value-type="float" office:value="92" table:style-name="ce19">
            <text:p>92</text:p>
          </table:table-cell>
          <table:table-cell office:value-type="float" office:value="97" table:style-name="ce19">
            <text:p>97</text:p>
          </table:table-cell>
          <table:table-cell office:value-type="float" office:value="99" table:style-name="ce19">
            <text:p>99</text:p>
          </table:table-cell>
          <table:table-cell office:value-type="float" office:value="67" table:style-name="ce19">
            <text:p>67</text:p>
          </table:table-cell>
          <table:table-cell office:value-type="float" office:value="88" table:style-name="ce19">
            <text:p>88</text:p>
          </table:table-cell>
          <table:table-cell office:value-type="float" office:value="94" table:style-name="ce19">
            <text:p>94</text:p>
          </table:table-cell>
          <table:table-cell office:value-type="float" office:value="75" table:style-name="ce19">
            <text:p>75</text:p>
          </table:table-cell>
          <table:table-cell office:value-type="float" office:value="100" table:style-name="ce19">
            <text:p>100</text:p>
          </table:table-cell>
          <table:table-cell office:value-type="float" office:value="83" table:style-name="ce19">
            <text:p>83</text:p>
          </table:table-cell>
          <table:table-cell office:value-type="float" office:value="72" table:style-name="ce19">
            <text:p>72</text:p>
          </table:table-cell>
          <table:table-cell office:value-type="float" office:value="75.916963872663004" table:style-name="ce19">
            <text:p>76</text:p>
          </table:table-cell>
          <table:table-cell office:value-type="float" office:value="92.540216354631696" table:style-name="ce19">
            <text:p>93</text:p>
          </table:table-cell>
          <table:table-cell office:value-type="float" office:value="99.417206214212598" table:style-name="ce19">
            <text:p>99</text:p>
          </table:table-cell>
          <table:table-cell office:value-type="float" office:value="116.50225393811" table:style-name="ce19">
            <text:p>117</text:p>
          </table:table-cell>
          <table:table-cell office:value-type="float" office:value="121.334394159082" table:style-name="ce19">
            <text:p>121</text:p>
          </table:table-cell>
          <table:table-cell office:value-type="float" office:value="112.444246423968" table:style-name="ce19">
            <text:p>112</text:p>
          </table:table-cell>
          <table:table-cell office:value-type="float" office:value="114.676887311098" table:style-name="ce19">
            <text:p>115</text:p>
          </table:table-cell>
          <table:table-cell office:value-type="float" office:value="113.146850564104" table:style-name="ce19">
            <text:p>113</text:p>
          </table:table-cell>
          <table:table-cell office:value-type="float" office:value="128.25657683847299" table:style-name="ce19">
            <text:p>128</text:p>
          </table:table-cell>
          <table:table-cell office:value-type="float" office:value="135.984214888194" table:style-name="ce19">
            <text:p>136</text:p>
          </table:table-cell>
          <table:table-cell office:value-type="float" office:value="101.83231071184601" table:style-name="ce19">
            <text:p>102</text:p>
          </table:table-cell>
          <table:table-cell office:value-type="float" office:value="123.760416868565" table:style-name="ce19">
            <text:p>124</text:p>
          </table:table-cell>
          <table:table-cell office:value-type="float" office:value="140.81022392938701" table:style-name="ce19">
            <text:p>141</text:p>
          </table:table-cell>
          <table:table-cell office:value-type="float" office:value="154.673253610968" table:style-name="ce19">
            <text:p>155</text:p>
          </table:table-cell>
          <table:table-cell office:value-type="float" office:value="177.771845959107" table:style-name="ce19">
            <text:p>178</text:p>
          </table:table-cell>
          <table:table-cell office:value-type="float" office:value="174.52872772836699" table:style-name="ce19">
            <text:p>175</text:p>
          </table:table-cell>
          <table:table-cell office:value-type="float" office:value="185.43066037785101" table:style-name="ce19">
            <text:p>185</text:p>
          </table:table-cell>
          <table:table-cell office:value-type="float" office:value="184.60250704050901" table:style-name="ce19">
            <text:p>185</text:p>
          </table:table-cell>
          <table:table-cell office:value-type="float" office:value="174.39528526765" table:style-name="ce19">
            <text:p>174</text:p>
          </table:table-cell>
          <table:table-cell office:value-type="float" office:value="211.41785041225199" table:style-name="ce19">
            <text:p>211</text:p>
          </table:table-cell>
          <table:table-cell table:style-name="ce18"/>
          <table:table-cell table:number-columns-repeated="16342"/>
        </table:table-row>
        <table:table-row table:style-name="ro3">
          <table:table-cell office:value-type="string" table:style-name="ce1">
            <text:p>Cauliflowers</text:p>
          </table:table-cell>
          <table:table-cell office:value-type="float" office:value="61" table:style-name="ce19">
            <text:p>61</text:p>
          </table:table-cell>
          <table:table-cell office:value-type="float" office:value="65" table:style-name="ce19">
            <text:p>65</text:p>
          </table:table-cell>
          <table:table-cell office:value-type="float" office:value="54" table:style-name="ce19">
            <text:p>54</text:p>
          </table:table-cell>
          <table:table-cell office:value-type="float" office:value="60" table:style-name="ce19">
            <text:p>60</text:p>
          </table:table-cell>
          <table:table-cell office:value-type="float" office:value="66" table:style-name="ce19">
            <text:p>66</text:p>
          </table:table-cell>
          <table:table-cell office:value-type="float" office:value="58" table:style-name="ce19">
            <text:p>58</text:p>
          </table:table-cell>
          <table:table-cell office:value-type="float" office:value="68" table:style-name="ce19">
            <text:p>68</text:p>
          </table:table-cell>
          <table:table-cell office:value-type="float" office:value="72" table:style-name="ce19">
            <text:p>72</text:p>
          </table:table-cell>
          <table:table-cell office:value-type="float" office:value="70" table:style-name="ce19">
            <text:p>70</text:p>
          </table:table-cell>
          <table:table-cell office:value-type="float" office:value="70" table:style-name="ce19">
            <text:p>70</text:p>
          </table:table-cell>
          <table:table-cell office:value-type="float" office:value="68" table:style-name="ce19">
            <text:p>68</text:p>
          </table:table-cell>
          <table:table-cell office:value-type="float" office:value="60" table:style-name="ce19">
            <text:p>60</text:p>
          </table:table-cell>
          <table:table-cell office:value-type="float" office:value="64" table:style-name="ce19">
            <text:p>64</text:p>
          </table:table-cell>
          <table:table-cell office:value-type="float" office:value="46" table:style-name="ce19">
            <text:p>46</text:p>
          </table:table-cell>
          <table:table-cell office:value-type="float" office:value="41" table:style-name="ce19">
            <text:p>41</text:p>
          </table:table-cell>
          <table:table-cell office:value-type="float" office:value="36" table:style-name="ce19">
            <text:p>36</text:p>
          </table:table-cell>
          <table:table-cell office:value-type="float" office:value="43" table:style-name="ce19">
            <text:p>43</text:p>
          </table:table-cell>
          <table:table-cell office:value-type="float" office:value="31" table:style-name="ce19">
            <text:p>31</text:p>
          </table:table-cell>
          <table:table-cell office:value-type="float" office:value="38" table:style-name="ce19">
            <text:p>38</text:p>
          </table:table-cell>
          <table:table-cell office:value-type="float" office:value="42" table:style-name="ce19">
            <text:p>42</text:p>
          </table:table-cell>
          <table:table-cell office:value-type="float" office:value="49.8662667384299" table:style-name="ce19">
            <text:p>50</text:p>
          </table:table-cell>
          <table:table-cell office:value-type="float" office:value="45.933850468156997" table:style-name="ce19">
            <text:p>46</text:p>
          </table:table-cell>
          <table:table-cell office:value-type="float" office:value="40.927027946757498" table:style-name="ce19">
            <text:p>41</text:p>
          </table:table-cell>
          <table:table-cell office:value-type="float" office:value="47.389698255409897" table:style-name="ce19">
            <text:p>47</text:p>
          </table:table-cell>
          <table:table-cell office:value-type="float" office:value="52.419757401352101" table:style-name="ce19">
            <text:p>52</text:p>
          </table:table-cell>
          <table:table-cell office:value-type="float" office:value="44.4820243956637" table:style-name="ce19">
            <text:p>44</text:p>
          </table:table-cell>
          <table:table-cell office:value-type="float" office:value="47.596393069598399" table:style-name="ce19">
            <text:p>48</text:p>
          </table:table-cell>
          <table:table-cell office:value-type="float" office:value="45.395319725919499" table:style-name="ce19">
            <text:p>45</text:p>
          </table:table-cell>
          <table:table-cell office:value-type="float" office:value="47.375985479896599" table:style-name="ce19">
            <text:p>47</text:p>
          </table:table-cell>
          <table:table-cell office:value-type="float" office:value="41.448338320637099" table:style-name="ce19">
            <text:p>41</text:p>
          </table:table-cell>
          <table:table-cell office:value-type="float" office:value="42.064300147068401" table:style-name="ce19">
            <text:p>42</text:p>
          </table:table-cell>
          <table:table-cell office:value-type="float" office:value="42.992844581683698" table:style-name="ce19">
            <text:p>43</text:p>
          </table:table-cell>
          <table:table-cell office:value-type="float" office:value="48.910681964387003" table:style-name="ce19">
            <text:p>49</text:p>
          </table:table-cell>
          <table:table-cell office:value-type="float" office:value="41.343323952932401" table:style-name="ce19">
            <text:p>41</text:p>
          </table:table-cell>
          <table:table-cell office:value-type="float" office:value="49.654082674492599" table:style-name="ce19">
            <text:p>50</text:p>
          </table:table-cell>
          <table:table-cell office:value-type="float" office:value="57.220867007019002" table:style-name="ce19">
            <text:p>57</text:p>
          </table:table-cell>
          <table:table-cell office:value-type="float" office:value="78.206777856001594" table:style-name="ce19">
            <text:p>78</text:p>
          </table:table-cell>
          <table:table-cell office:value-type="float" office:value="64.118764817277693" table:style-name="ce19">
            <text:p>64</text:p>
          </table:table-cell>
          <table:table-cell office:value-type="float" office:value="56.287759525881299" table:style-name="ce19">
            <text:p>56</text:p>
          </table:table-cell>
          <table:table-cell office:value-type="float" office:value="74.946001292121807" table:style-name="ce19">
            <text:p>75</text:p>
          </table:table-cell>
          <table:table-cell table:style-name="ce18"/>
          <table:table-cell table:number-columns-repeated="16342"/>
        </table:table-row>
        <table:table-row table:style-name="ro3">
          <table:table-cell office:value-type="string" table:style-name="ce1">
            <text:p>Calabrese</text:p>
          </table:table-cell>
          <table:table-cell office:value-type="float" office:value="75" table:style-name="ce19">
            <text:p>75</text:p>
          </table:table-cell>
          <table:table-cell office:value-type="float" office:value="69" table:style-name="ce19">
            <text:p>69</text:p>
          </table:table-cell>
          <table:table-cell office:value-type="float" office:value="69" table:style-name="ce19">
            <text:p>69</text:p>
          </table:table-cell>
          <table:table-cell office:value-type="float" office:value="101" table:style-name="ce19">
            <text:p>101</text:p>
          </table:table-cell>
          <table:table-cell office:value-type="float" office:value="104" table:style-name="ce19">
            <text:p>104</text:p>
          </table:table-cell>
          <table:table-cell office:value-type="float" office:value="120" table:style-name="ce19">
            <text:p>120</text:p>
          </table:table-cell>
          <table:table-cell office:value-type="float" office:value="126" table:style-name="ce19">
            <text:p>126</text:p>
          </table:table-cell>
          <table:table-cell office:value-type="float" office:value="116" table:style-name="ce19">
            <text:p>116</text:p>
          </table:table-cell>
          <table:table-cell office:value-type="float" office:value="136" table:style-name="ce19">
            <text:p>136</text:p>
          </table:table-cell>
          <table:table-cell office:value-type="float" office:value="85" table:style-name="ce19">
            <text:p>85</text:p>
          </table:table-cell>
          <table:table-cell office:value-type="float" office:value="116" table:style-name="ce19">
            <text:p>116</text:p>
          </table:table-cell>
          <table:table-cell office:value-type="float" office:value="136" table:style-name="ce19">
            <text:p>136</text:p>
          </table:table-cell>
          <table:table-cell office:value-type="float" office:value="116" table:style-name="ce19">
            <text:p>116</text:p>
          </table:table-cell>
          <table:table-cell office:value-type="float" office:value="120" table:style-name="ce19">
            <text:p>120</text:p>
          </table:table-cell>
          <table:table-cell office:value-type="float" office:value="95" table:style-name="ce19">
            <text:p>95</text:p>
          </table:table-cell>
          <table:table-cell office:value-type="float" office:value="103" table:style-name="ce19">
            <text:p>103</text:p>
          </table:table-cell>
          <table:table-cell office:value-type="float" office:value="83" table:style-name="ce19">
            <text:p>83</text:p>
          </table:table-cell>
          <table:table-cell office:value-type="float" office:value="99" table:style-name="ce19">
            <text:p>99</text:p>
          </table:table-cell>
          <table:table-cell office:value-type="float" office:value="86" table:style-name="ce19">
            <text:p>86</text:p>
          </table:table-cell>
          <table:table-cell office:value-type="float" office:value="105" table:style-name="ce19">
            <text:p>105</text:p>
          </table:table-cell>
          <table:table-cell office:value-type="float" office:value="39.612162571799303" table:style-name="ce19">
            <text:p>40</text:p>
          </table:table-cell>
          <table:table-cell office:value-type="float" office:value="63.339763625407301" table:style-name="ce19">
            <text:p>63</text:p>
          </table:table-cell>
          <table:table-cell office:value-type="float" office:value="53.482795073315799" table:style-name="ce19">
            <text:p>53</text:p>
          </table:table-cell>
          <table:table-cell office:value-type="float" office:value="79.932504036249597" table:style-name="ce19">
            <text:p>80</text:p>
          </table:table-cell>
          <table:table-cell office:value-type="float" office:value="65.228968392431099" table:style-name="ce19">
            <text:p>65</text:p>
          </table:table-cell>
          <table:table-cell office:value-type="float" office:value="59.065501877563598" table:style-name="ce19">
            <text:p>59</text:p>
          </table:table-cell>
          <table:table-cell office:value-type="float" office:value="59.785748857429802" table:style-name="ce19">
            <text:p>60</text:p>
          </table:table-cell>
          <table:table-cell office:value-type="float" office:value="55.8464371361598" table:style-name="ce19">
            <text:p>56</text:p>
          </table:table-cell>
          <table:table-cell office:value-type="float" office:value="85.786291315451606" table:style-name="ce19">
            <text:p>86</text:p>
          </table:table-cell>
          <table:table-cell office:value-type="float" office:value="56.1099454170147" table:style-name="ce19">
            <text:p>56</text:p>
          </table:table-cell>
          <table:table-cell office:value-type="float" office:value="30.118824015425599" table:style-name="ce19">
            <text:p>30</text:p>
          </table:table-cell>
          <table:table-cell office:value-type="float" office:value="31.159494474938501" table:style-name="ce19">
            <text:p>31</text:p>
          </table:table-cell>
          <table:table-cell office:value-type="float" office:value="36.833993196104899" table:style-name="ce19">
            <text:p>37</text:p>
          </table:table-cell>
          <table:table-cell office:value-type="float" office:value="62.081975959991503" table:style-name="ce19">
            <text:p>62</text:p>
          </table:table-cell>
          <table:table-cell office:value-type="float" office:value="52.909268880828698" table:style-name="ce19">
            <text:p>53</text:p>
          </table:table-cell>
          <table:table-cell office:value-type="float" office:value="71.368616481995502" table:style-name="ce19">
            <text:p>71</text:p>
          </table:table-cell>
          <table:table-cell office:value-type="float" office:value="81.296335142344702" table:style-name="ce19">
            <text:p>81</text:p>
          </table:table-cell>
          <table:table-cell office:value-type="float" office:value="83.1585307600824" table:style-name="ce19">
            <text:p>83</text:p>
          </table:table-cell>
          <table:table-cell office:value-type="float" office:value="107.295282910322" table:style-name="ce19">
            <text:p>107</text:p>
          </table:table-cell>
          <table:table-cell office:value-type="float" office:value="107.042966974911" table:style-name="ce19">
            <text:p>107</text:p>
          </table:table-cell>
          <table:table-cell table:style-name="ce18"/>
          <table:table-cell table:number-columns-repeated="16342"/>
        </table:table-row>
        <table:table-row table:style-name="ro3">
          <table:table-cell office:value-type="string" table:style-name="ce1">
            <text:p>Lettuces</text:p>
          </table:table-cell>
          <table:table-cell office:value-type="float" office:value="119" table:style-name="ce19">
            <text:p>119</text:p>
          </table:table-cell>
          <table:table-cell office:value-type="float" office:value="136" table:style-name="ce19">
            <text:p>136</text:p>
          </table:table-cell>
          <table:table-cell office:value-type="float" office:value="137" table:style-name="ce19">
            <text:p>137</text:p>
          </table:table-cell>
          <table:table-cell office:value-type="float" office:value="144" table:style-name="ce19">
            <text:p>144</text:p>
          </table:table-cell>
          <table:table-cell office:value-type="float" office:value="149" table:style-name="ce19">
            <text:p>149</text:p>
          </table:table-cell>
          <table:table-cell office:value-type="float" office:value="150" table:style-name="ce19">
            <text:p>150</text:p>
          </table:table-cell>
          <table:table-cell office:value-type="float" office:value="163" table:style-name="ce19">
            <text:p>163</text:p>
          </table:table-cell>
          <table:table-cell office:value-type="float" office:value="155" table:style-name="ce19">
            <text:p>155</text:p>
          </table:table-cell>
          <table:table-cell office:value-type="float" office:value="155" table:style-name="ce19">
            <text:p>155</text:p>
          </table:table-cell>
          <table:table-cell office:value-type="float" office:value="147" table:style-name="ce19">
            <text:p>147</text:p>
          </table:table-cell>
          <table:table-cell office:value-type="float" office:value="152" table:style-name="ce19">
            <text:p>152</text:p>
          </table:table-cell>
          <table:table-cell office:value-type="float" office:value="162" table:style-name="ce19">
            <text:p>162</text:p>
          </table:table-cell>
          <table:table-cell office:value-type="float" office:value="171" table:style-name="ce19">
            <text:p>171</text:p>
          </table:table-cell>
          <table:table-cell office:value-type="float" office:value="169" table:style-name="ce19">
            <text:p>169</text:p>
          </table:table-cell>
          <table:table-cell office:value-type="float" office:value="174" table:style-name="ce19">
            <text:p>174</text:p>
          </table:table-cell>
          <table:table-cell office:value-type="float" office:value="169" table:style-name="ce19">
            <text:p>169</text:p>
          </table:table-cell>
          <table:table-cell office:value-type="float" office:value="150" table:style-name="ce19">
            <text:p>150</text:p>
          </table:table-cell>
          <table:table-cell office:value-type="float" office:value="150" table:style-name="ce19">
            <text:p>150</text:p>
          </table:table-cell>
          <table:table-cell office:value-type="float" office:value="137" table:style-name="ce19">
            <text:p>137</text:p>
          </table:table-cell>
          <table:table-cell office:value-type="float" office:value="119" table:style-name="ce19">
            <text:p>119</text:p>
          </table:table-cell>
          <table:table-cell office:value-type="float" office:value="93.062458541573505" table:style-name="ce19">
            <text:p>93</text:p>
          </table:table-cell>
          <table:table-cell office:value-type="float" office:value="84.796471833048201" table:style-name="ce19">
            <text:p>85</text:p>
          </table:table-cell>
          <table:table-cell office:value-type="float" office:value="108.333465280198" table:style-name="ce19">
            <text:p>108</text:p>
          </table:table-cell>
          <table:table-cell office:value-type="float" office:value="94.794417873447799" table:style-name="ce19">
            <text:p>95</text:p>
          </table:table-cell>
          <table:table-cell office:value-type="float" office:value="111.252933505871" table:style-name="ce19">
            <text:p>111</text:p>
          </table:table-cell>
          <table:table-cell office:value-type="float" office:value="123.573128491004" table:style-name="ce19">
            <text:p>124</text:p>
          </table:table-cell>
          <table:table-cell office:value-type="float" office:value="146.713797747841" table:style-name="ce19">
            <text:p>147</text:p>
          </table:table-cell>
          <table:table-cell office:value-type="float" office:value="143.16401915827501" table:style-name="ce19">
            <text:p>143</text:p>
          </table:table-cell>
          <table:table-cell office:value-type="float" office:value="157.03766304559201" table:style-name="ce19">
            <text:p>157</text:p>
          </table:table-cell>
          <table:table-cell office:value-type="float" office:value="156.34471608968801" table:style-name="ce19">
            <text:p>156</text:p>
          </table:table-cell>
          <table:table-cell office:value-type="float" office:value="144.66316252148201" table:style-name="ce19">
            <text:p>145</text:p>
          </table:table-cell>
          <table:table-cell office:value-type="float" office:value="142.95663263625201" table:style-name="ce19">
            <text:p>143</text:p>
          </table:table-cell>
          <table:table-cell office:value-type="float" office:value="170.97981140931699" table:style-name="ce19">
            <text:p>171</text:p>
          </table:table-cell>
          <table:table-cell office:value-type="float" office:value="200.74125524013499" table:style-name="ce19">
            <text:p>201</text:p>
          </table:table-cell>
          <table:table-cell office:value-type="float" office:value="190.229003593654" table:style-name="ce19">
            <text:p>190</text:p>
          </table:table-cell>
          <table:table-cell office:value-type="float" office:value="196.158261730492" table:style-name="ce19">
            <text:p>196</text:p>
          </table:table-cell>
          <table:table-cell office:value-type="float" office:value="208.44516834574199" table:style-name="ce19">
            <text:p>208</text:p>
          </table:table-cell>
          <table:table-cell office:value-type="float" office:value="207.199498823055" table:style-name="ce19">
            <text:p>207</text:p>
          </table:table-cell>
          <table:table-cell office:value-type="float" office:value="228.313131837062" table:style-name="ce19">
            <text:p>228</text:p>
          </table:table-cell>
          <table:table-cell office:value-type="float" office:value="220.35911144074399" table:style-name="ce19">
            <text:p>220</text:p>
          </table:table-cell>
          <table:table-cell table:style-name="ce18"/>
          <table:table-cell table:number-columns-repeated="16342"/>
        </table:table-row>
        <table:table-row table:style-name="ro3">
          <table:table-cell office:value-type="string" table:style-name="ce1">
            <text:p>Mushrooms</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06.018427688747" table:style-name="ce19">
            <text:p>106</text:p>
          </table:table-cell>
          <table:table-cell office:value-type="float" office:value="104.01737168874701" table:style-name="ce19">
            <text:p>104</text:p>
          </table:table-cell>
          <table:table-cell office:value-type="float" office:value="98.876427688746503" table:style-name="ce19">
            <text:p>99</text:p>
          </table:table-cell>
          <table:table-cell office:value-type="float" office:value="104.72942768874699" table:style-name="ce19">
            <text:p>105</text:p>
          </table:table-cell>
          <table:table-cell office:value-type="float" office:value="104.039227688747" table:style-name="ce19">
            <text:p>104</text:p>
          </table:table-cell>
          <table:table-cell office:value-type="float" office:value="104.187367688747" table:style-name="ce19">
            <text:p>104</text:p>
          </table:table-cell>
          <table:table-cell office:value-type="float" office:value="113.32142768874699" table:style-name="ce19">
            <text:p>113</text:p>
          </table:table-cell>
          <table:table-cell office:value-type="float" office:value="119.372587688747" table:style-name="ce19">
            <text:p>119</text:p>
          </table:table-cell>
          <table:table-cell office:value-type="float" office:value="124.462429007092" table:style-name="ce19">
            <text:p>124</text:p>
          </table:table-cell>
          <table:table-cell office:value-type="float" office:value="125.244276933216" table:style-name="ce19">
            <text:p>125</text:p>
          </table:table-cell>
          <table:table-cell office:value-type="float" office:value="141.51217120285301" table:style-name="ce19">
            <text:p>142</text:p>
          </table:table-cell>
          <table:table-cell office:value-type="float" office:value="154.14985099507601" table:style-name="ce19">
            <text:p>154</text:p>
          </table:table-cell>
          <table:table-cell office:value-type="float" office:value="148.17709909797099" table:style-name="ce19">
            <text:p>148</text:p>
          </table:table-cell>
          <table:table-cell office:value-type="float" office:value="147.583576474849" table:style-name="ce19">
            <text:p>148</text:p>
          </table:table-cell>
          <table:table-cell office:value-type="float" office:value="147.85918997260299" table:style-name="ce19">
            <text:p>148</text:p>
          </table:table-cell>
          <table:table-cell office:value-type="float" office:value="154.019261738973" table:style-name="ce19">
            <text:p>154</text:p>
          </table:table-cell>
          <table:table-cell office:value-type="float" office:value="143.998901700913" table:style-name="ce19">
            <text:p>144</text:p>
          </table:table-cell>
          <table:table-cell office:value-type="float" office:value="132.28721480140501" table:style-name="ce19">
            <text:p>132</text:p>
          </table:table-cell>
          <table:table-cell office:value-type="float" office:value="136.224118129755" table:style-name="ce19">
            <text:p>136</text:p>
          </table:table-cell>
          <table:table-cell office:value-type="float" office:value="134.854488001405" table:style-name="ce19">
            <text:p>135</text:p>
          </table:table-cell>
          <table:table-cell table:style-name="ce18"/>
          <table:table-cell table:number-columns-repeated="16342"/>
        </table:table-row>
        <table:table-row table:style-name="ro3">
          <table:table-cell office:value-type="string" table:style-name="ce1">
            <text:p>Onions</text:p>
          </table:table-cell>
          <table:table-cell office:value-type="float" office:value="64" table:style-name="ce19">
            <text:p>64</text:p>
          </table:table-cell>
          <table:table-cell office:value-type="float" office:value="50" table:style-name="ce19">
            <text:p>50</text:p>
          </table:table-cell>
          <table:table-cell office:value-type="float" office:value="58" table:style-name="ce19">
            <text:p>58</text:p>
          </table:table-cell>
          <table:table-cell office:value-type="float" office:value="48" table:style-name="ce19">
            <text:p>48</text:p>
          </table:table-cell>
          <table:table-cell office:value-type="float" office:value="55" table:style-name="ce19">
            <text:p>55</text:p>
          </table:table-cell>
          <table:table-cell office:value-type="float" office:value="55" table:style-name="ce19">
            <text:p>55</text:p>
          </table:table-cell>
          <table:table-cell office:value-type="float" office:value="68" table:style-name="ce19">
            <text:p>68</text:p>
          </table:table-cell>
          <table:table-cell office:value-type="float" office:value="59" table:style-name="ce19">
            <text:p>59</text:p>
          </table:table-cell>
          <table:table-cell office:value-type="float" office:value="52" table:style-name="ce19">
            <text:p>52</text:p>
          </table:table-cell>
          <table:table-cell office:value-type="float" office:value="63" table:style-name="ce19">
            <text:p>63</text:p>
          </table:table-cell>
          <table:table-cell office:value-type="float" office:value="53" table:style-name="ce19">
            <text:p>53</text:p>
          </table:table-cell>
          <table:table-cell office:value-type="float" office:value="58" table:style-name="ce19">
            <text:p>58</text:p>
          </table:table-cell>
          <table:table-cell office:value-type="float" office:value="72" table:style-name="ce19">
            <text:p>72</text:p>
          </table:table-cell>
          <table:table-cell office:value-type="float" office:value="58" table:style-name="ce19">
            <text:p>58</text:p>
          </table:table-cell>
          <table:table-cell office:value-type="float" office:value="53" table:style-name="ce19">
            <text:p>53</text:p>
          </table:table-cell>
          <table:table-cell office:value-type="float" office:value="55" table:style-name="ce19">
            <text:p>55</text:p>
          </table:table-cell>
          <table:table-cell office:value-type="float" office:value="61" table:style-name="ce19">
            <text:p>61</text:p>
          </table:table-cell>
          <table:table-cell office:value-type="float" office:value="54" table:style-name="ce19">
            <text:p>54</text:p>
          </table:table-cell>
          <table:table-cell office:value-type="float" office:value="55" table:style-name="ce19">
            <text:p>55</text:p>
          </table:table-cell>
          <table:table-cell office:value-type="float" office:value="53" table:style-name="ce19">
            <text:p>53</text:p>
          </table:table-cell>
          <table:table-cell office:value-type="float" office:value="43.948352967545098" table:style-name="ce19">
            <text:p>44</text:p>
          </table:table-cell>
          <table:table-cell office:value-type="float" office:value="35.724228752089097" table:style-name="ce19">
            <text:p>36</text:p>
          </table:table-cell>
          <table:table-cell office:value-type="float" office:value="51.839785550917099" table:style-name="ce19">
            <text:p>52</text:p>
          </table:table-cell>
          <table:table-cell office:value-type="float" office:value="67.152426713409596" table:style-name="ce19">
            <text:p>67</text:p>
          </table:table-cell>
          <table:table-cell office:value-type="float" office:value="46.096834599969597" table:style-name="ce19">
            <text:p>46</text:p>
          </table:table-cell>
          <table:table-cell office:value-type="float" office:value="49.523999602609599" table:style-name="ce19">
            <text:p>50</text:p>
          </table:table-cell>
          <table:table-cell office:value-type="float" office:value="109.333321207964" table:style-name="ce19">
            <text:p>109</text:p>
          </table:table-cell>
          <table:table-cell office:value-type="float" office:value="85.488166534143303" table:style-name="ce19">
            <text:p>85</text:p>
          </table:table-cell>
          <table:table-cell office:value-type="float" office:value="60.129797504374302" table:style-name="ce19">
            <text:p>60</text:p>
          </table:table-cell>
          <table:table-cell office:value-type="float" office:value="97.204044189816102" table:style-name="ce19">
            <text:p>97</text:p>
          </table:table-cell>
          <table:table-cell office:value-type="float" office:value="103.526766595605" table:style-name="ce19">
            <text:p>104</text:p>
          </table:table-cell>
          <table:table-cell office:value-type="float" office:value="106.057329772735" table:style-name="ce19">
            <text:p>106</text:p>
          </table:table-cell>
          <table:table-cell office:value-type="float" office:value="127.78936292809399" table:style-name="ce19">
            <text:p>128</text:p>
          </table:table-cell>
          <table:table-cell office:value-type="float" office:value="133.89345699006401" table:style-name="ce19">
            <text:p>134</text:p>
          </table:table-cell>
          <table:table-cell office:value-type="float" office:value="138.12825259051601" table:style-name="ce19">
            <text:p>138</text:p>
          </table:table-cell>
          <table:table-cell office:value-type="float" office:value="141.668666559131" table:style-name="ce19">
            <text:p>142</text:p>
          </table:table-cell>
          <table:table-cell office:value-type="float" office:value="148.46914214254201" table:style-name="ce19">
            <text:p>148</text:p>
          </table:table-cell>
          <table:table-cell office:value-type="float" office:value="154.19810849897601" table:style-name="ce19">
            <text:p>154</text:p>
          </table:table-cell>
          <table:table-cell office:value-type="float" office:value="132.089847730374" table:style-name="ce19">
            <text:p>132</text:p>
          </table:table-cell>
          <table:table-cell office:value-type="float" office:value="195.969418797337" table:style-name="ce19">
            <text:p>196</text:p>
          </table:table-cell>
          <table:table-cell table:style-name="ce18"/>
          <table:table-cell table:number-columns-repeated="16342"/>
        </table:table-row>
        <table:table-row table:style-name="ro3">
          <table:table-cell office:value-type="string" table:style-name="ce1">
            <text:p>Tomatoes</text:p>
          </table:table-cell>
          <table:table-cell office:value-type="float" office:value="62" table:style-name="ce19">
            <text:p>62</text:p>
          </table:table-cell>
          <table:table-cell office:value-type="float" office:value="53" table:style-name="ce19">
            <text:p>53</text:p>
          </table:table-cell>
          <table:table-cell office:value-type="float" office:value="67" table:style-name="ce19">
            <text:p>67</text:p>
          </table:table-cell>
          <table:table-cell office:value-type="float" office:value="81" table:style-name="ce19">
            <text:p>81</text:p>
          </table:table-cell>
          <table:table-cell office:value-type="float" office:value="72" table:style-name="ce19">
            <text:p>72</text:p>
          </table:table-cell>
          <table:table-cell office:value-type="float" office:value="73" table:style-name="ce19">
            <text:p>73</text:p>
          </table:table-cell>
          <table:table-cell office:value-type="float" office:value="92" table:style-name="ce19">
            <text:p>92</text:p>
          </table:table-cell>
          <table:table-cell office:value-type="float" office:value="81" table:style-name="ce19">
            <text:p>81</text:p>
          </table:table-cell>
          <table:table-cell office:value-type="float" office:value="64" table:style-name="ce19">
            <text:p>64</text:p>
          </table:table-cell>
          <table:table-cell office:value-type="float" office:value="65" table:style-name="ce19">
            <text:p>65</text:p>
          </table:table-cell>
          <table:table-cell office:value-type="float" office:value="75" table:style-name="ce19">
            <text:p>75</text:p>
          </table:table-cell>
          <table:table-cell office:value-type="float" office:value="66" table:style-name="ce19">
            <text:p>66</text:p>
          </table:table-cell>
          <table:table-cell office:value-type="float" office:value="86" table:style-name="ce19">
            <text:p>86</text:p>
          </table:table-cell>
          <table:table-cell office:value-type="float" office:value="62" table:style-name="ce19">
            <text:p>62</text:p>
          </table:table-cell>
          <table:table-cell office:value-type="float" office:value="64" table:style-name="ce19">
            <text:p>64</text:p>
          </table:table-cell>
          <table:table-cell office:value-type="float" office:value="67" table:style-name="ce19">
            <text:p>67</text:p>
          </table:table-cell>
          <table:table-cell office:value-type="float" office:value="85" table:style-name="ce19">
            <text:p>85</text:p>
          </table:table-cell>
          <table:table-cell office:value-type="float" office:value="79" table:style-name="ce19">
            <text:p>79</text:p>
          </table:table-cell>
          <table:table-cell office:value-type="float" office:value="80" table:style-name="ce19">
            <text:p>80</text:p>
          </table:table-cell>
          <table:table-cell office:value-type="float" office:value="79" table:style-name="ce19">
            <text:p>79</text:p>
          </table:table-cell>
          <table:table-cell office:value-type="float" office:value="59.261410954961399" table:style-name="ce19">
            <text:p>59</text:p>
          </table:table-cell>
          <table:table-cell office:value-type="float" office:value="69.102768680139903" table:style-name="ce19">
            <text:p>69</text:p>
          </table:table-cell>
          <table:table-cell office:value-type="float" office:value="83.462675446537006" table:style-name="ce19">
            <text:p>83</text:p>
          </table:table-cell>
          <table:table-cell office:value-type="float" office:value="86.617728390331095" table:style-name="ce19">
            <text:p>87</text:p>
          </table:table-cell>
          <table:table-cell office:value-type="float" office:value="96.241576076159504" table:style-name="ce19">
            <text:p>96</text:p>
          </table:table-cell>
          <table:table-cell office:value-type="float" office:value="90.410926228003405" table:style-name="ce19">
            <text:p>90</text:p>
          </table:table-cell>
          <table:table-cell office:value-type="float" office:value="115.81302894768601" table:style-name="ce19">
            <text:p>116</text:p>
          </table:table-cell>
          <table:table-cell office:value-type="float" office:value="94.836039677797004" table:style-name="ce19">
            <text:p>95</text:p>
          </table:table-cell>
          <table:table-cell office:value-type="float" office:value="97.269815698610202" table:style-name="ce19">
            <text:p>97</text:p>
          </table:table-cell>
          <table:table-cell office:value-type="float" office:value="109.084703471193" table:style-name="ce19">
            <text:p>109</text:p>
          </table:table-cell>
          <table:table-cell office:value-type="float" office:value="118.45428003655999" table:style-name="ce19">
            <text:p>118</text:p>
          </table:table-cell>
          <table:table-cell office:value-type="float" office:value="119.842147039349" table:style-name="ce19">
            <text:p>120</text:p>
          </table:table-cell>
          <table:table-cell office:value-type="float" office:value="82.554165668054296" table:style-name="ce19">
            <text:p>83</text:p>
          </table:table-cell>
          <table:table-cell office:value-type="float" office:value="82.652759009040096" table:style-name="ce19">
            <text:p>83</text:p>
          </table:table-cell>
          <table:table-cell office:value-type="float" office:value="72.623572903264801" table:style-name="ce19">
            <text:p>73</text:p>
          </table:table-cell>
          <table:table-cell office:value-type="float" office:value="83.849114419607602" table:style-name="ce19">
            <text:p>84</text:p>
          </table:table-cell>
          <table:table-cell office:value-type="float" office:value="88.907277086332002" table:style-name="ce19">
            <text:p>89</text:p>
          </table:table-cell>
          <table:table-cell office:value-type="float" office:value="123.172114361738" table:style-name="ce19">
            <text:p>123</text:p>
          </table:table-cell>
          <table:table-cell office:value-type="float" office:value="96.317761134482495" table:style-name="ce19">
            <text:p>96</text:p>
          </table:table-cell>
          <table:table-cell office:value-type="float" office:value="108.327111486437" table:style-name="ce19">
            <text:p>108</text:p>
          </table:table-cell>
          <table:table-cell table:style-name="ce18"/>
          <table:table-cell table:number-columns-repeated="16342"/>
        </table:table-row>
        <table:table-row table:style-name="ro2">
          <table:table-cell office:value-type="string" table:style-name="ce25">
            <text:p>Value of production at market prices (£ million)</text:p>
          </table:table-cell>
          <table:table-cell office:value-type="float" office:value="713.34388009726899" table:style-name="ce26">
            <text:p>713</text:p>
          </table:table-cell>
          <table:table-cell office:value-type="float" office:value="704.13550552060894" table:style-name="ce26">
            <text:p>704</text:p>
          </table:table-cell>
          <table:table-cell office:value-type="float" office:value="693.18732299264695" table:style-name="ce26">
            <text:p>693</text:p>
          </table:table-cell>
          <table:table-cell office:value-type="float" office:value="816.46051097173495" table:style-name="ce26">
            <text:p>816</text:p>
          </table:table-cell>
          <table:table-cell office:value-type="float" office:value="891.20360793923498" table:style-name="ce26">
            <text:p>891</text:p>
          </table:table-cell>
          <table:table-cell office:value-type="float" office:value="929.05159712791306" table:style-name="ce26">
            <text:p>929</text:p>
          </table:table-cell>
          <table:table-cell office:value-type="float" office:value="1021.4927081995201" table:style-name="ce26">
            <text:p>1,021</text:p>
          </table:table-cell>
          <table:table-cell office:value-type="float" office:value="980.38912593630096" table:style-name="ce26">
            <text:p>980</text:p>
          </table:table-cell>
          <table:table-cell office:value-type="float" office:value="936.74848888605698" table:style-name="ce26">
            <text:p>937</text:p>
          </table:table-cell>
          <table:table-cell office:value-type="float" office:value="901" table:style-name="ce26">
            <text:p>901</text:p>
          </table:table-cell>
          <table:table-cell office:value-type="float" office:value="992" table:style-name="ce26">
            <text:p>992</text:p>
          </table:table-cell>
          <table:table-cell office:value-type="float" office:value="1056" table:style-name="ce26">
            <text:p>1,056</text:p>
          </table:table-cell>
          <table:table-cell office:value-type="float" office:value="1070" table:style-name="ce26">
            <text:p>1,070</text:p>
          </table:table-cell>
          <table:table-cell office:value-type="float" office:value="950" table:style-name="ce26">
            <text:p>950</text:p>
          </table:table-cell>
          <table:table-cell office:value-type="float" office:value="978" table:style-name="ce26">
            <text:p>978</text:p>
          </table:table-cell>
          <table:table-cell office:value-type="float" office:value="950" table:style-name="ce26">
            <text:p>950</text:p>
          </table:table-cell>
          <table:table-cell office:value-type="float" office:value="882" table:style-name="ce26">
            <text:p>882</text:p>
          </table:table-cell>
          <table:table-cell office:value-type="float" office:value="925" table:style-name="ce26">
            <text:p>925</text:p>
          </table:table-cell>
          <table:table-cell office:value-type="float" office:value="841" table:style-name="ce26">
            <text:p>841</text:p>
          </table:table-cell>
          <table:table-cell office:value-type="float" office:value="901" table:style-name="ce26">
            <text:p>901</text:p>
          </table:table-cell>
          <table:table-cell office:value-type="float" office:value="836.58561885079905" table:style-name="ce26">
            <text:p>837</text:p>
          </table:table-cell>
          <table:table-cell office:value-type="float" office:value="916.664497001943" table:style-name="ce26">
            <text:p>917</text:p>
          </table:table-cell>
          <table:table-cell office:value-type="float" office:value="1004.32301353594" table:style-name="ce26">
            <text:p>1,004</text:p>
          </table:table-cell>
          <table:table-cell office:value-type="float" office:value="1060.6779670338999" table:style-name="ce26">
            <text:p>1,061</text:p>
          </table:table-cell>
          <table:table-cell office:value-type="float" office:value="1094.51945487643" table:style-name="ce26">
            <text:p>1,095</text:p>
          </table:table-cell>
          <table:table-cell office:value-type="float" office:value="1095.3306955578" table:style-name="ce26">
            <text:p>1,095</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Note 6]</text:p>
          </table:table-cell>
          <table:table-cell table:number-columns-repeated="16342"/>
        </table:table-row>
        <table:table-row table:style-name="ro8">
          <table:table-cell table:number-columns-repeated="16384" table:style-name="ce1"/>
        </table:table-row>
        <table:table-row table:style-name="ro1">
          <table:table-cell office:value-type="string" table:style-name="ce15">
            <text:p>Table 7.8b Fresh vegetables prices (farm gate price, £ per tonne)<text:s/></text:p>
          </table:table-cell>
          <table:table-cell table:number-columns-repeated="16383" table:style-name="ce1"/>
        </table:table-row>
        <table:table-row table:style-name="ro5">
          <table:table-cell office:value-type="string" table:style-name="ce16">
            <text:p>Prices</text:p>
          </table:table-cell>
          <table:table-cell office:value-type="string" table:style-name="ce17">
            <text:p>1984</text:p>
          </table:table-cell>
          <table:table-cell office:value-type="string" table:style-name="ce17">
            <text:p>1985</text:p>
          </table:table-cell>
          <table:table-cell office:value-type="string" table:style-name="ce17">
            <text:p>1986</text:p>
          </table:table-cell>
          <table:table-cell office:value-type="string" table:style-name="ce17">
            <text:p>1987</text:p>
          </table:table-cell>
          <table:table-cell office:value-type="string" table:style-name="ce17">
            <text:p>1988</text:p>
          </table:table-cell>
          <table:table-cell office:value-type="string" table:style-name="ce17">
            <text:p>1989</text:p>
          </table:table-cell>
          <table:table-cell office:value-type="string" table:style-name="ce17">
            <text:p>1990</text:p>
          </table:table-cell>
          <table:table-cell office:value-type="string" table:style-name="ce17">
            <text:p>1991</text:p>
          </table:table-cell>
          <table:table-cell office:value-type="string" table:style-name="ce17">
            <text:p>1992</text:p>
          </table:table-cell>
          <table:table-cell office:value-type="string" table:style-name="ce17">
            <text:p>1993</text:p>
          </table:table-cell>
          <table:table-cell office:value-type="string" table:style-name="ce17">
            <text:p>1994</text:p>
          </table:table-cell>
          <table:table-cell office:value-type="string" table:style-name="ce17">
            <text:p>1995</text:p>
          </table:table-cell>
          <table:table-cell office:value-type="string" table:style-name="ce17">
            <text:p>1996</text:p>
          </table:table-cell>
          <table:table-cell office:value-type="string" table:style-name="ce17">
            <text:p>1997</text:p>
          </table:table-cell>
          <table:table-cell office:value-type="string" table:style-name="ce17">
            <text:p>1998</text:p>
          </table:table-cell>
          <table:table-cell office:value-type="string" table:style-name="ce17">
            <text:p>1999</text:p>
          </table:table-cell>
          <table:table-cell office:value-type="string" table:style-name="ce17">
            <text:p>2000</text:p>
          </table:table-cell>
          <table:table-cell office:value-type="string" table:style-name="ce17">
            <text:p>2001</text:p>
          </table:table-cell>
          <table:table-cell office:value-type="string" table:style-name="ce17">
            <text:p>2002</text:p>
          </table:table-cell>
          <table:table-cell office:value-type="string" table:style-name="ce17">
            <text:p>2003</text:p>
          </table:table-cell>
          <table:table-cell office:value-type="string" table:style-name="ce17">
            <text:p>2004</text:p>
          </table:table-cell>
          <table:table-cell office:value-type="string" table:style-name="ce17">
            <text:p>2005</text:p>
          </table:table-cell>
          <table:table-cell office:value-type="string" table:style-name="ce17">
            <text:p>2006</text:p>
          </table:table-cell>
          <table:table-cell office:value-type="string" table:style-name="ce17">
            <text:p>2007</text:p>
          </table:table-cell>
          <table:table-cell office:value-type="string" table:style-name="ce17">
            <text:p>2008</text:p>
          </table:table-cell>
          <table:table-cell office:value-type="string" table:style-name="ce17">
            <text:p>2009</text:p>
          </table:table-cell>
          <table:table-cell office:value-type="string" table:style-name="ce17">
            <text:p>2010</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office:value-type="string" table:style-name="ce17">
            <text:p>2015</text:p>
          </table:table-cell>
          <table:table-cell office:value-type="string" table:style-name="ce17">
            <text:p>2016</text:p>
          </table:table-cell>
          <table:table-cell office:value-type="string" table:style-name="ce17">
            <text:p>2017</text:p>
          </table:table-cell>
          <table:table-cell office:value-type="string" table:style-name="ce17">
            <text:p>2018</text:p>
          </table:table-cell>
          <table:table-cell office:value-type="string" table:style-name="ce17">
            <text:p>2019</text:p>
          </table:table-cell>
          <table:table-cell office:value-type="string" table:style-name="ce17">
            <text:p>2020</text:p>
          </table:table-cell>
          <table:table-cell office:value-type="string" table:style-name="ce17">
            <text:p>2021</text:p>
          </table:table-cell>
          <table:table-cell office:value-type="string" table:style-name="ce17">
            <text:p>2022</text:p>
          </table:table-cell>
          <table:table-cell office:value-type="string" table:style-name="ce17">
            <text:p>2023 (provisional)</text:p>
          </table:table-cell>
          <table:table-cell table:number-columns-repeated="16343" table:style-name="ce1"/>
        </table:table-row>
        <table:table-row table:style-name="ro3">
          <table:table-cell office:value-type="string" table:style-name="ce1">
            <text:p>Cauliflowers</text:p>
          </table:table-cell>
          <table:table-cell office:value-type="float" office:value="179.668639053254" table:style-name="ce19">
            <text:p>180</text:p>
          </table:table-cell>
          <table:table-cell office:value-type="float" office:value="213.057905009759" table:style-name="ce19">
            <text:p>213</text:p>
          </table:table-cell>
          <table:table-cell office:value-type="float" office:value="161.21445497630299" table:style-name="ce19">
            <text:p>161</text:p>
          </table:table-cell>
          <table:table-cell office:value-type="float" office:value="210.49198592512701" table:style-name="ce19">
            <text:p>210</text:p>
          </table:table-cell>
          <table:table-cell office:value-type="float" office:value="192.974504628511" table:style-name="ce19">
            <text:p>193</text:p>
          </table:table-cell>
          <table:table-cell office:value-type="float" office:value="189.11290633939601" table:style-name="ce19">
            <text:p>189</text:p>
          </table:table-cell>
          <table:table-cell office:value-type="float" office:value="223.63824166020501" table:style-name="ce19">
            <text:p>224</text:p>
          </table:table-cell>
          <table:table-cell office:value-type="float" office:value="229.974243849994" table:style-name="ce19">
            <text:p>230</text:p>
          </table:table-cell>
          <table:table-cell office:value-type="float" office:value="205.258755031888" table:style-name="ce19">
            <text:p>205</text:p>
          </table:table-cell>
          <table:table-cell office:value-type="float" office:value="226" table:style-name="ce19">
            <text:p>226</text:p>
          </table:table-cell>
          <table:table-cell office:value-type="float" office:value="234" table:style-name="ce19">
            <text:p>234</text:p>
          </table:table-cell>
          <table:table-cell office:value-type="float" office:value="248" table:style-name="ce19">
            <text:p>248</text:p>
          </table:table-cell>
          <table:table-cell office:value-type="float" office:value="271" table:style-name="ce19">
            <text:p>271</text:p>
          </table:table-cell>
          <table:table-cell office:value-type="float" office:value="237" table:style-name="ce19">
            <text:p>237</text:p>
          </table:table-cell>
          <table:table-cell office:value-type="float" office:value="216" table:style-name="ce19">
            <text:p>216</text:p>
          </table:table-cell>
          <table:table-cell office:value-type="float" office:value="211" table:style-name="ce19">
            <text:p>211</text:p>
          </table:table-cell>
          <table:table-cell office:value-type="float" office:value="274" table:style-name="ce19">
            <text:p>274</text:p>
          </table:table-cell>
          <table:table-cell office:value-type="float" office:value="285" table:style-name="ce19">
            <text:p>285</text:p>
          </table:table-cell>
          <table:table-cell office:value-type="float" office:value="330" table:style-name="ce19">
            <text:p>330</text:p>
          </table:table-cell>
          <table:table-cell office:value-type="float" office:value="332" table:style-name="ce19">
            <text:p>332</text:p>
          </table:table-cell>
          <table:table-cell office:value-type="float" office:value="296.29118728719197" table:style-name="ce19">
            <text:p>296</text:p>
          </table:table-cell>
          <table:table-cell office:value-type="float" office:value="344.85285019760499" table:style-name="ce19">
            <text:p>345</text:p>
          </table:table-cell>
          <table:table-cell office:value-type="float" office:value="330.950207854795" table:style-name="ce19">
            <text:p>331</text:p>
          </table:table-cell>
          <table:table-cell office:value-type="float" office:value="388.19971559508201" table:style-name="ce19">
            <text:p>388</text:p>
          </table:table-cell>
          <table:table-cell office:value-type="float" office:value="451.735811907624" table:style-name="ce19">
            <text:p>452</text:p>
          </table:table-cell>
          <table:table-cell office:value-type="float" office:value="410.15713633596698" table:style-name="ce19">
            <text:p>410</text:p>
          </table:table-cell>
          <table:table-cell office:value-type="float" office:value="435.26169550020001" table:style-name="ce19">
            <text:p>435</text:p>
          </table:table-cell>
          <table:table-cell office:value-type="float" office:value="443.51114600111998" table:style-name="ce19">
            <text:p>444</text:p>
          </table:table-cell>
          <table:table-cell office:value-type="float" office:value="529.16800279190397" table:style-name="ce19">
            <text:p>529</text:p>
          </table:table-cell>
          <table:table-cell office:value-type="float" office:value="455.105122058154" table:style-name="ce19">
            <text:p>455</text:p>
          </table:table-cell>
          <table:table-cell office:value-type="float" office:value="452.176815903001" table:style-name="ce19">
            <text:p>452</text:p>
          </table:table-cell>
          <table:table-cell office:value-type="float" office:value="472.65008694310899" table:style-name="ce19">
            <text:p>473</text:p>
          </table:table-cell>
          <table:table-cell office:value-type="float" office:value="592.94971684160805" table:style-name="ce19">
            <text:p>593</text:p>
          </table:table-cell>
          <table:table-cell office:value-type="float" office:value="477.52583455089899" table:style-name="ce19">
            <text:p>478</text:p>
          </table:table-cell>
          <table:table-cell office:value-type="float" office:value="561.21775982211" table:style-name="ce19">
            <text:p>561</text:p>
          </table:table-cell>
          <table:table-cell office:value-type="float" office:value="634.64712039332096" table:style-name="ce19">
            <text:p>635</text:p>
          </table:table-cell>
          <table:table-cell office:value-type="float" office:value="771.00912087188499" table:style-name="ce19">
            <text:p>771</text:p>
          </table:table-cell>
          <table:table-cell office:value-type="float" office:value="691.22800836231602" table:style-name="ce19">
            <text:p>691</text:p>
          </table:table-cell>
          <table:table-cell office:value-type="float" office:value="713.38248225596999" table:style-name="ce19">
            <text:p>713</text:p>
          </table:table-cell>
          <table:table-cell office:value-type="float" office:value="1057.85471481745" table:style-name="ce19">
            <text:p>1,058</text:p>
          </table:table-cell>
          <table:table-cell table:number-columns-repeated="16343" table:style-name="ce1"/>
        </table:table-row>
        <table:table-row table:style-name="ro3">
          <table:table-cell office:value-type="string" table:style-name="ce1">
            <text:p>Tomatoes</text:p>
          </table:table-cell>
          <table:table-cell office:value-type="float" office:value="497.46738437001602" table:style-name="ce19">
            <text:p>497</text:p>
          </table:table-cell>
          <table:table-cell office:value-type="float" office:value="448.21179661016902" table:style-name="ce19">
            <text:p>448</text:p>
          </table:table-cell>
          <table:table-cell office:value-type="float" office:value="527.25312995245599" table:style-name="ce19">
            <text:p>527</text:p>
          </table:table-cell>
          <table:table-cell office:value-type="float" office:value="671.29732396000895" table:style-name="ce19">
            <text:p>671</text:p>
          </table:table-cell>
          <table:table-cell office:value-type="float" office:value="561.704620913246" table:style-name="ce19">
            <text:p>562</text:p>
          </table:table-cell>
          <table:table-cell office:value-type="float" office:value="559.984250007328" table:style-name="ce19">
            <text:p>560</text:p>
          </table:table-cell>
          <table:table-cell office:value-type="float" office:value="687.017337451358" table:style-name="ce19">
            <text:p>687</text:p>
          </table:table-cell>
          <table:table-cell office:value-type="float" office:value="611.00769074402501" table:style-name="ce19">
            <text:p>611</text:p>
          </table:table-cell>
          <table:table-cell office:value-type="float" office:value="522.15247718539001" table:style-name="ce19">
            <text:p>522</text:p>
          </table:table-cell>
          <table:table-cell office:value-type="float" office:value="590" table:style-name="ce19">
            <text:p>590</text:p>
          </table:table-cell>
          <table:table-cell office:value-type="float" office:value="685" table:style-name="ce19">
            <text:p>685</text:p>
          </table:table-cell>
          <table:table-cell office:value-type="float" office:value="585" table:style-name="ce19">
            <text:p>585</text:p>
          </table:table-cell>
          <table:table-cell office:value-type="float" office:value="742" table:style-name="ce19">
            <text:p>742</text:p>
          </table:table-cell>
          <table:table-cell office:value-type="float" office:value="547" table:style-name="ce19">
            <text:p>547</text:p>
          </table:table-cell>
          <table:table-cell office:value-type="float" office:value="595" table:style-name="ce19">
            <text:p>595</text:p>
          </table:table-cell>
          <table:table-cell office:value-type="float" office:value="576" table:style-name="ce19">
            <text:p>576</text:p>
          </table:table-cell>
          <table:table-cell office:value-type="float" office:value="752" table:style-name="ce19">
            <text:p>752</text:p>
          </table:table-cell>
          <table:table-cell office:value-type="float" office:value="725" table:style-name="ce19">
            <text:p>725</text:p>
          </table:table-cell>
          <table:table-cell office:value-type="float" office:value="794" table:style-name="ce19">
            <text:p>794</text:p>
          </table:table-cell>
          <table:table-cell office:value-type="float" office:value="1042" table:style-name="ce19">
            <text:p>1,042</text:p>
          </table:table-cell>
          <table:table-cell office:value-type="float" office:value="751.92768822234302" table:style-name="ce19">
            <text:p>752</text:p>
          </table:table-cell>
          <table:table-cell office:value-type="float" office:value="872.31753164038105" table:style-name="ce19">
            <text:p>872</text:p>
          </table:table-cell>
          <table:table-cell office:value-type="float" office:value="990.23496594870903" table:style-name="ce19">
            <text:p>990</text:p>
          </table:table-cell>
          <table:table-cell office:value-type="float" office:value="1010.11272558794" table:style-name="ce19">
            <text:p>1,010</text:p>
          </table:table-cell>
          <table:table-cell office:value-type="float" office:value="1082.1358634343101" table:style-name="ce19">
            <text:p>1,082</text:p>
          </table:table-cell>
          <table:table-cell office:value-type="float" office:value="1034.6168613877601" table:style-name="ce19">
            <text:p>1,035</text:p>
          </table:table-cell>
          <table:table-cell office:value-type="float" office:value="1287.99463366496" table:style-name="ce19">
            <text:p>1,288</text:p>
          </table:table-cell>
          <table:table-cell office:value-type="float" office:value="1051.79877198501" table:style-name="ce19">
            <text:p>1,052</text:p>
          </table:table-cell>
          <table:table-cell office:value-type="float" office:value="1164.90473741509" table:style-name="ce19">
            <text:p>1,165</text:p>
          </table:table-cell>
          <table:table-cell office:value-type="float" office:value="1165.0699663463099" table:style-name="ce19">
            <text:p>1,165</text:p>
          </table:table-cell>
          <table:table-cell office:value-type="float" office:value="1196.1665721691099" table:style-name="ce19">
            <text:p>1,196</text:p>
          </table:table-cell>
          <table:table-cell office:value-type="float" office:value="1225.87237476517" table:style-name="ce19">
            <text:p>1,226</text:p>
          </table:table-cell>
          <table:table-cell office:value-type="float" office:value="855.09380988086798" table:style-name="ce19">
            <text:p>855</text:p>
          </table:table-cell>
          <table:table-cell office:value-type="float" office:value="966.89835106876501" table:style-name="ce19">
            <text:p>967</text:p>
          </table:table-cell>
          <table:table-cell office:value-type="float" office:value="1087.2823133720501" table:style-name="ce19">
            <text:p>1,087</text:p>
          </table:table-cell>
          <table:table-cell office:value-type="float" office:value="1377.71334299009" table:style-name="ce19">
            <text:p>1,378</text:p>
          </table:table-cell>
          <table:table-cell office:value-type="float" office:value="1363.14642192979" table:style-name="ce19">
            <text:p>1,363</text:p>
          </table:table-cell>
          <table:table-cell office:value-type="float" office:value="1802.8940565380001" table:style-name="ce19">
            <text:p>1,803</text:p>
          </table:table-cell>
          <table:table-cell office:value-type="float" office:value="1409.6897676627" table:style-name="ce19">
            <text:p>1,410</text:p>
          </table:table-cell>
          <table:table-cell office:value-type="float" office:value="1707.5069506500099" table:style-name="ce19">
            <text:p>1,708</text:p>
          </table:table-cell>
          <table:table-cell table:number-columns-repeated="16343" table:style-name="ce1"/>
        </table:table-row>
        <table:table-row table:style-name="ro8">
          <table:table-cell table:number-columns-repeated="16384" table:style-name="ce1"/>
        </table:table-row>
        <table:table-row table:style-name="ro1">
          <table:table-cell office:value-type="string" table:style-name="ce15">
            <text:p>Table 7.8c Fresh vegetables supply and use (thousand tonnes) [Note 17]</text:p>
          </table:table-cell>
          <table:table-cell table:number-columns-repeated="16383" table:style-name="ce1"/>
        </table:table-row>
        <table:table-row table:style-name="ro5">
          <table:table-cell office:value-type="string" table:style-name="ce16">
            <text:p>Supply and use</text:p>
          </table:table-cell>
          <table:table-cell office:value-type="string" table:style-name="ce17">
            <text:p>1984</text:p>
          </table:table-cell>
          <table:table-cell office:value-type="string" table:style-name="ce17">
            <text:p>1985</text:p>
          </table:table-cell>
          <table:table-cell office:value-type="string" table:style-name="ce17">
            <text:p>1986</text:p>
          </table:table-cell>
          <table:table-cell office:value-type="string" table:style-name="ce17">
            <text:p>1987</text:p>
          </table:table-cell>
          <table:table-cell office:value-type="string" table:style-name="ce17">
            <text:p>1988</text:p>
          </table:table-cell>
          <table:table-cell office:value-type="string" table:style-name="ce17">
            <text:p>1989</text:p>
          </table:table-cell>
          <table:table-cell office:value-type="string" table:style-name="ce17">
            <text:p>1990</text:p>
          </table:table-cell>
          <table:table-cell office:value-type="string" table:style-name="ce17">
            <text:p>1991</text:p>
          </table:table-cell>
          <table:table-cell office:value-type="string" table:style-name="ce17">
            <text:p>1992</text:p>
          </table:table-cell>
          <table:table-cell office:value-type="string" table:style-name="ce17">
            <text:p>1993</text:p>
          </table:table-cell>
          <table:table-cell office:value-type="string" table:style-name="ce17">
            <text:p>1994</text:p>
          </table:table-cell>
          <table:table-cell office:value-type="string" table:style-name="ce17">
            <text:p>1995</text:p>
          </table:table-cell>
          <table:table-cell office:value-type="string" table:style-name="ce17">
            <text:p>1996</text:p>
          </table:table-cell>
          <table:table-cell office:value-type="string" table:style-name="ce17">
            <text:p>1997</text:p>
          </table:table-cell>
          <table:table-cell office:value-type="string" table:style-name="ce17">
            <text:p>1998</text:p>
          </table:table-cell>
          <table:table-cell office:value-type="string" table:style-name="ce17">
            <text:p>1999</text:p>
          </table:table-cell>
          <table:table-cell office:value-type="string" table:style-name="ce17">
            <text:p>2000</text:p>
          </table:table-cell>
          <table:table-cell office:value-type="string" table:style-name="ce17">
            <text:p>2001</text:p>
          </table:table-cell>
          <table:table-cell office:value-type="string" table:style-name="ce17">
            <text:p>2002</text:p>
          </table:table-cell>
          <table:table-cell office:value-type="string" table:style-name="ce17">
            <text:p>2003</text:p>
          </table:table-cell>
          <table:table-cell office:value-type="string" table:style-name="ce17">
            <text:p>2004</text:p>
          </table:table-cell>
          <table:table-cell office:value-type="string" table:style-name="ce17">
            <text:p>2005</text:p>
          </table:table-cell>
          <table:table-cell office:value-type="string" table:style-name="ce17">
            <text:p>2006</text:p>
          </table:table-cell>
          <table:table-cell office:value-type="string" table:style-name="ce17">
            <text:p>2007</text:p>
          </table:table-cell>
          <table:table-cell office:value-type="string" table:style-name="ce17">
            <text:p>2008</text:p>
          </table:table-cell>
          <table:table-cell office:value-type="string" table:style-name="ce17">
            <text:p>2009</text:p>
          </table:table-cell>
          <table:table-cell office:value-type="string" table:style-name="ce17">
            <text:p>2010</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office:value-type="string" table:style-name="ce17">
            <text:p>2015</text:p>
          </table:table-cell>
          <table:table-cell office:value-type="string" table:style-name="ce17">
            <text:p>2016</text:p>
          </table:table-cell>
          <table:table-cell office:value-type="string" table:style-name="ce17">
            <text:p>2017</text:p>
          </table:table-cell>
          <table:table-cell office:value-type="string" table:style-name="ce17">
            <text:p>2018</text:p>
          </table:table-cell>
          <table:table-cell office:value-type="string" table:style-name="ce17">
            <text:p>2019</text:p>
          </table:table-cell>
          <table:table-cell office:value-type="string" table:style-name="ce17">
            <text:p>2020</text:p>
          </table:table-cell>
          <table:table-cell office:value-type="string" table:style-name="ce17">
            <text:p>2021</text:p>
          </table:table-cell>
          <table:table-cell office:value-type="string" table:style-name="ce17">
            <text:p>2022</text:p>
          </table:table-cell>
          <table:table-cell office:value-type="string" table:style-name="ce17">
            <text:p>2023 (provisional)</text:p>
          </table:table-cell>
          <table:table-cell table:number-columns-repeated="16343" table:style-name="ce1"/>
        </table:table-row>
        <table:table-row table:style-name="ro3">
          <table:table-cell office:value-type="string" table:style-name="ce1">
            <text:p>Total production</text:p>
          </table:table-cell>
          <table:table-cell office:value-type="float" office:value="3075.5250000000001" table:style-name="ce19">
            <text:p>3,076</text:p>
          </table:table-cell>
          <table:table-cell office:value-type="float" office:value="3032.6956399625001" table:style-name="ce19">
            <text:p>3,033</text:p>
          </table:table-cell>
          <table:table-cell office:value-type="float" office:value="3015.0963470424999" table:style-name="ce19">
            <text:p>3,015</text:p>
          </table:table-cell>
          <table:table-cell office:value-type="float" office:value="3015.52341654975" table:style-name="ce19">
            <text:p>3,016</text:p>
          </table:table-cell>
          <table:table-cell office:value-type="float" office:value="3248.8219749281302" table:style-name="ce19">
            <text:p>3,249</text:p>
          </table:table-cell>
          <table:table-cell office:value-type="float" office:value="3191.6239993099998" table:style-name="ce19">
            <text:p>3,192</text:p>
          </table:table-cell>
          <table:table-cell office:value-type="float" office:value="3039.8728413696999" table:style-name="ce19">
            <text:p>3,040</text:p>
          </table:table-cell>
          <table:table-cell office:value-type="float" office:value="3115.7219268972999" table:style-name="ce19">
            <text:p>3,116</text:p>
          </table:table-cell>
          <table:table-cell office:value-type="float" office:value="3239.0883565710201" table:style-name="ce19">
            <text:p>3,239</text:p>
          </table:table-cell>
          <table:table-cell office:value-type="float" office:value="3137" table:style-name="ce19">
            <text:p>3,137</text:p>
          </table:table-cell>
          <table:table-cell office:value-type="float" office:value="3145" table:style-name="ce19">
            <text:p>3,145</text:p>
          </table:table-cell>
          <table:table-cell office:value-type="float" office:value="2827" table:style-name="ce19">
            <text:p>2,827</text:p>
          </table:table-cell>
          <table:table-cell office:value-type="float" office:value="3072" table:style-name="ce19">
            <text:p>3,072</text:p>
          </table:table-cell>
          <table:table-cell office:value-type="float" office:value="2937" table:style-name="ce19">
            <text:p>2,937</text:p>
          </table:table-cell>
          <table:table-cell office:value-type="float" office:value="2863" table:style-name="ce19">
            <text:p>2,863</text:p>
          </table:table-cell>
          <table:table-cell office:value-type="float" office:value="2952" table:style-name="ce19">
            <text:p>2,952</text:p>
          </table:table-cell>
          <table:table-cell office:value-type="float" office:value="2923" table:style-name="ce19">
            <text:p>2,923</text:p>
          </table:table-cell>
          <table:table-cell office:value-type="float" office:value="2865" table:style-name="ce19">
            <text:p>2,865</text:p>
          </table:table-cell>
          <table:table-cell office:value-type="float" office:value="2573" table:style-name="ce19">
            <text:p>2,573</text:p>
          </table:table-cell>
          <table:table-cell office:value-type="float" office:value="2543" table:style-name="ce19">
            <text:p>2,543</text:p>
          </table:table-cell>
          <table:table-cell office:value-type="float" office:value="2573.17460394503" table:style-name="ce19">
            <text:p>2,573</text:p>
          </table:table-cell>
          <table:table-cell office:value-type="float" office:value="2737.0923872988101" table:style-name="ce19">
            <text:p>2,737</text:p>
          </table:table-cell>
          <table:table-cell office:value-type="float" office:value="2630.9369390763" table:style-name="ce19">
            <text:p>2,631</text:p>
          </table:table-cell>
          <table:table-cell office:value-type="float" office:value="2490.5272191251102" table:style-name="ce19">
            <text:p>2,491</text:p>
          </table:table-cell>
          <table:table-cell office:value-type="float" office:value="2596.65513407055" table:style-name="ce19">
            <text:p>2,597</text:p>
          </table:table-cell>
          <table:table-cell office:value-type="float" office:value="2661.5845945410601" table:style-name="ce19">
            <text:p>2,662</text:p>
          </table:table-cell>
          <table:table-cell office:value-type="float" office:value="2782.4662427162698" table:style-name="ce19">
            <text:p>2,782</text:p>
          </table:table-cell>
          <table:table-cell office:value-type="float" office:value="2635.9744923776502" table:style-name="ce19">
            <text:p>2,636</text:p>
          </table:table-cell>
          <table:table-cell office:value-type="float" office:value="2518.5769448583401" table:style-name="ce19">
            <text:p>2,519</text:p>
          </table:table-cell>
          <table:table-cell office:value-type="float" office:value="2655.5196453711201" table:style-name="ce19">
            <text:p>2,656</text:p>
          </table:table-cell>
          <table:table-cell office:value-type="float" office:value="2758.4659621367" table:style-name="ce19">
            <text:p>2,758</text:p>
          </table:table-cell>
          <table:table-cell office:value-type="float" office:value="2779.58442402114" table:style-name="ce19">
            <text:p>2,780</text:p>
          </table:table-cell>
          <table:table-cell office:value-type="float" office:value="2591.1615478045401" table:style-name="ce19">
            <text:p>2,591</text:p>
          </table:table-cell>
          <table:table-cell office:value-type="float" office:value="2698.8774882755902" table:style-name="ce19">
            <text:p>2,699</text:p>
          </table:table-cell>
          <table:table-cell office:value-type="float" office:value="2468.0355458358399" table:style-name="ce19">
            <text:p>2,468</text:p>
          </table:table-cell>
          <table:table-cell office:value-type="float" office:value="2524.2861232754199" table:style-name="ce19">
            <text:p>2,524</text:p>
          </table:table-cell>
          <table:table-cell office:value-type="float" office:value="2599.35191225073" table:style-name="ce19">
            <text:p>2,599</text:p>
          </table:table-cell>
          <table:table-cell office:value-type="float" office:value="2547.6365968089699" table:style-name="ce19">
            <text:p>2,548</text:p>
          </table:table-cell>
          <table:table-cell office:value-type="float" office:value="2330.33090996276" table:style-name="ce19">
            <text:p>2,330</text:p>
          </table:table-cell>
          <table:table-cell office:value-type="float" office:value="2216.2679456953801" table:style-name="ce19">
            <text:p>2,216</text:p>
          </table:table-cell>
          <table:table-cell table:number-columns-repeated="16343" table:style-name="ce1"/>
        </table:table-row>
        <table:table-row table:style-name="ro3">
          <table:table-cell office:value-type="string" table:style-name="ce1">
            <text:p>Imports from the EU</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685" table:style-name="ce19">
            <text:p>685</text:p>
          </table:table-cell>
          <table:table-cell office:value-type="float" office:value="740" table:style-name="ce19">
            <text:p>740</text:p>
          </table:table-cell>
          <table:table-cell office:value-type="float" office:value="747" table:style-name="ce19">
            <text:p>747</text:p>
          </table:table-cell>
          <table:table-cell office:value-type="float" office:value="755" table:style-name="ce19">
            <text:p>755</text:p>
          </table:table-cell>
          <table:table-cell office:value-type="float" office:value="721" table:style-name="ce19">
            <text:p>721</text:p>
          </table:table-cell>
          <table:table-cell office:value-type="float" office:value="930" table:style-name="ce19">
            <text:p>930</text:p>
          </table:table-cell>
          <table:table-cell office:value-type="float" office:value="1251" table:style-name="ce19">
            <text:p>1,251</text:p>
          </table:table-cell>
          <table:table-cell office:value-type="float" office:value="1451" table:style-name="ce19">
            <text:p>1,451</text:p>
          </table:table-cell>
          <table:table-cell office:value-type="float" office:value="1440" table:style-name="ce19">
            <text:p>1,440</text:p>
          </table:table-cell>
          <table:table-cell office:value-type="float" office:value="1315" table:style-name="ce19">
            <text:p>1,315</text:p>
          </table:table-cell>
          <table:table-cell office:value-type="float" office:value="1098" table:style-name="ce19">
            <text:p>1,098</text:p>
          </table:table-cell>
          <table:table-cell office:value-type="float" office:value="1091" table:style-name="ce19">
            <text:p>1,091</text:p>
          </table:table-cell>
          <table:table-cell office:value-type="float" office:value="1095" table:style-name="ce19">
            <text:p>1,095</text:p>
          </table:table-cell>
          <table:table-cell office:value-type="float" office:value="1306" table:style-name="ce19">
            <text:p>1,306</text:p>
          </table:table-cell>
          <table:table-cell office:value-type="float" office:value="1365" table:style-name="ce19">
            <text:p>1,365</text:p>
          </table:table-cell>
          <table:table-cell office:value-type="float" office:value="1415" table:style-name="ce19">
            <text:p>1,415</text:p>
          </table:table-cell>
          <table:table-cell office:value-type="float" office:value="1497.586832" table:style-name="ce19">
            <text:p>1,498</text:p>
          </table:table-cell>
          <table:table-cell office:value-type="float" office:value="1736.0187430000001" table:style-name="ce19">
            <text:p>1,736</text:p>
          </table:table-cell>
          <table:table-cell office:value-type="float" office:value="1683.3557820000001" table:style-name="ce19">
            <text:p>1,683</text:p>
          </table:table-cell>
          <table:table-cell office:value-type="float" office:value="1684.6998020000001" table:style-name="ce19">
            <text:p>1,685</text:p>
          </table:table-cell>
          <table:table-cell office:value-type="float" office:value="1698.3508710000001" table:style-name="ce19">
            <text:p>1,698</text:p>
          </table:table-cell>
          <table:table-cell office:value-type="float" office:value="1602.5737139999901" table:style-name="ce19">
            <text:p>1,603</text:p>
          </table:table-cell>
          <table:table-cell office:value-type="float" office:value="1641.219327" table:style-name="ce19">
            <text:p>1,641</text:p>
          </table:table-cell>
          <table:table-cell office:value-type="float" office:value="1738.9706040000001" table:style-name="ce19">
            <text:p>1,739</text:p>
          </table:table-cell>
          <table:table-cell office:value-type="float" office:value="1824.2009350000201" table:style-name="ce19">
            <text:p>1,824</text:p>
          </table:table-cell>
          <table:table-cell office:value-type="float" office:value="1977.05839100001" table:style-name="ce19">
            <text:p>1,977</text:p>
          </table:table-cell>
          <table:table-cell office:value-type="float" office:value="1939.8293700000099" table:style-name="ce19">
            <text:p>1,940</text:p>
          </table:table-cell>
          <table:table-cell office:value-type="float" office:value="2032.06102099999" table:style-name="ce19">
            <text:p>2,032</text:p>
          </table:table-cell>
          <table:table-cell office:value-type="float" office:value="2092.5572400000001" table:style-name="ce19">
            <text:p>2,093</text:p>
          </table:table-cell>
          <table:table-cell office:value-type="float" office:value="1923.42094" table:style-name="ce19">
            <text:p>1,923</text:p>
          </table:table-cell>
          <table:table-cell office:value-type="float" office:value="1984.8660400000001" table:style-name="ce19">
            <text:p>1,985</text:p>
          </table:table-cell>
          <table:table-cell office:value-type="float" office:value="2006.5979500000001" table:style-name="ce19">
            <text:p>2,007</text:p>
          </table:table-cell>
          <table:table-cell office:value-type="float" office:value="1892.1523199999999" table:style-name="ce19">
            <text:p>1,892</text:p>
          </table:table-cell>
          <table:table-cell office:value-type="float" office:value="1576.755662" table:style-name="ce19">
            <text:p>1,577</text:p>
          </table:table-cell>
          <table:table-cell office:value-type="float" office:value="1679.3025700000001" table:style-name="ce19">
            <text:p>1,679</text:p>
          </table:table-cell>
          <table:table-cell office:value-type="float" office:value="1644.2060859999999" table:style-name="ce19">
            <text:p>1,644</text:p>
          </table:table-cell>
          <table:table-cell table:number-columns-repeated="16343" table:style-name="ce1"/>
        </table:table-row>
        <table:table-row table:style-name="ro3">
          <table:table-cell office:value-type="string" table:style-name="ce1">
            <text:p>Imports from the rest of the world</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241" table:style-name="ce19">
            <text:p>241</text:p>
          </table:table-cell>
          <table:table-cell office:value-type="float" office:value="238" table:style-name="ce19">
            <text:p>238</text:p>
          </table:table-cell>
          <table:table-cell office:value-type="float" office:value="244" table:style-name="ce19">
            <text:p>244</text:p>
          </table:table-cell>
          <table:table-cell office:value-type="float" office:value="237" table:style-name="ce19">
            <text:p>237</text:p>
          </table:table-cell>
          <table:table-cell office:value-type="float" office:value="242" table:style-name="ce19">
            <text:p>242</text:p>
          </table:table-cell>
          <table:table-cell office:value-type="float" office:value="156" table:style-name="ce19">
            <text:p>156</text:p>
          </table:table-cell>
          <table:table-cell office:value-type="float" office:value="180" table:style-name="ce19">
            <text:p>180</text:p>
          </table:table-cell>
          <table:table-cell office:value-type="float" office:value="246" table:style-name="ce19">
            <text:p>246</text:p>
          </table:table-cell>
          <table:table-cell office:value-type="float" office:value="218" table:style-name="ce19">
            <text:p>218</text:p>
          </table:table-cell>
          <table:table-cell office:value-type="float" office:value="198" table:style-name="ce19">
            <text:p>198</text:p>
          </table:table-cell>
          <table:table-cell office:value-type="float" office:value="146" table:style-name="ce19">
            <text:p>146</text:p>
          </table:table-cell>
          <table:table-cell office:value-type="float" office:value="156" table:style-name="ce19">
            <text:p>156</text:p>
          </table:table-cell>
          <table:table-cell office:value-type="float" office:value="154" table:style-name="ce19">
            <text:p>154</text:p>
          </table:table-cell>
          <table:table-cell office:value-type="float" office:value="180" table:style-name="ce19">
            <text:p>180</text:p>
          </table:table-cell>
          <table:table-cell office:value-type="float" office:value="201" table:style-name="ce19">
            <text:p>201</text:p>
          </table:table-cell>
          <table:table-cell office:value-type="float" office:value="197" table:style-name="ce19">
            <text:p>197</text:p>
          </table:table-cell>
          <table:table-cell office:value-type="float" office:value="202.68865400000001" table:style-name="ce19">
            <text:p>203</text:p>
          </table:table-cell>
          <table:table-cell office:value-type="float" office:value="204.084881" table:style-name="ce19">
            <text:p>204</text:p>
          </table:table-cell>
          <table:table-cell office:value-type="float" office:value="209.743709" table:style-name="ce19">
            <text:p>210</text:p>
          </table:table-cell>
          <table:table-cell office:value-type="float" office:value="262.56307900000002" table:style-name="ce19">
            <text:p>263</text:p>
          </table:table-cell>
          <table:table-cell office:value-type="float" office:value="258.33353599999998" table:style-name="ce19">
            <text:p>258</text:p>
          </table:table-cell>
          <table:table-cell office:value-type="float" office:value="416.32737200000003" table:style-name="ce19">
            <text:p>416</text:p>
          </table:table-cell>
          <table:table-cell office:value-type="float" office:value="418.32862699999998" table:style-name="ce19">
            <text:p>418</text:p>
          </table:table-cell>
          <table:table-cell office:value-type="float" office:value="430.66792199999998" table:style-name="ce19">
            <text:p>431</text:p>
          </table:table-cell>
          <table:table-cell office:value-type="float" office:value="390.36041499999999" table:style-name="ce19">
            <text:p>390</text:p>
          </table:table-cell>
          <table:table-cell office:value-type="float" office:value="409.871554" table:style-name="ce19">
            <text:p>410</text:p>
          </table:table-cell>
          <table:table-cell office:value-type="float" office:value="408.32329299999998" table:style-name="ce19">
            <text:p>408</text:p>
          </table:table-cell>
          <table:table-cell office:value-type="float" office:value="388.88588100000101" table:style-name="ce19">
            <text:p>389</text:p>
          </table:table-cell>
          <table:table-cell office:value-type="float" office:value="276.46409999999997" table:style-name="ce19">
            <text:p>276</text:p>
          </table:table-cell>
          <table:table-cell office:value-type="float" office:value="260.32512000000003" table:style-name="ce19">
            <text:p>260</text:p>
          </table:table-cell>
          <table:table-cell office:value-type="float" office:value="283.18977999999998" table:style-name="ce19">
            <text:p>283</text:p>
          </table:table-cell>
          <table:table-cell office:value-type="float" office:value="349.03444999999999" table:style-name="ce19">
            <text:p>349</text:p>
          </table:table-cell>
          <table:table-cell office:value-type="float" office:value="320.55486000000002" table:style-name="ce19">
            <text:p>321</text:p>
          </table:table-cell>
          <table:table-cell office:value-type="float" office:value="401.34634299999999" table:style-name="ce19">
            <text:p>401</text:p>
          </table:table-cell>
          <table:table-cell office:value-type="float" office:value="364.85855900000001" table:style-name="ce19">
            <text:p>365</text:p>
          </table:table-cell>
          <table:table-cell office:value-type="float" office:value="416.98460899999998" table:style-name="ce19">
            <text:p>417</text:p>
          </table:table-cell>
          <table:table-cell table:number-columns-repeated="16343" table:style-name="ce1"/>
        </table:table-row>
        <table:table-row table:style-name="ro3">
          <table:table-cell office:value-type="string" table:style-name="ce1">
            <text:p>Exports to the EU</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34" table:style-name="ce19">
            <text:p>34</text:p>
          </table:table-cell>
          <table:table-cell office:value-type="float" office:value="44" table:style-name="ce19">
            <text:p>44</text:p>
          </table:table-cell>
          <table:table-cell office:value-type="float" office:value="35" table:style-name="ce19">
            <text:p>35</text:p>
          </table:table-cell>
          <table:table-cell office:value-type="float" office:value="53" table:style-name="ce19">
            <text:p>53</text:p>
          </table:table-cell>
          <table:table-cell office:value-type="float" office:value="53" table:style-name="ce19">
            <text:p>53</text:p>
          </table:table-cell>
          <table:table-cell office:value-type="float" office:value="197" table:style-name="ce19">
            <text:p>197</text:p>
          </table:table-cell>
          <table:table-cell office:value-type="float" office:value="286" table:style-name="ce19">
            <text:p>286</text:p>
          </table:table-cell>
          <table:table-cell office:value-type="float" office:value="287" table:style-name="ce19">
            <text:p>287</text:p>
          </table:table-cell>
          <table:table-cell office:value-type="float" office:value="204" table:style-name="ce19">
            <text:p>204</text:p>
          </table:table-cell>
          <table:table-cell office:value-type="float" office:value="215" table:style-name="ce19">
            <text:p>215</text:p>
          </table:table-cell>
          <table:table-cell office:value-type="float" office:value="73" table:style-name="ce19">
            <text:p>73</text:p>
          </table:table-cell>
          <table:table-cell office:value-type="float" office:value="89" table:style-name="ce19">
            <text:p>89</text:p>
          </table:table-cell>
          <table:table-cell office:value-type="float" office:value="97" table:style-name="ce19">
            <text:p>97</text:p>
          </table:table-cell>
          <table:table-cell office:value-type="float" office:value="97" table:style-name="ce19">
            <text:p>97</text:p>
          </table:table-cell>
          <table:table-cell office:value-type="float" office:value="105" table:style-name="ce19">
            <text:p>105</text:p>
          </table:table-cell>
          <table:table-cell office:value-type="float" office:value="97" table:style-name="ce19">
            <text:p>97</text:p>
          </table:table-cell>
          <table:table-cell office:value-type="float" office:value="74.320696999999996" table:style-name="ce19">
            <text:p>74</text:p>
          </table:table-cell>
          <table:table-cell office:value-type="float" office:value="56.844915999999998" table:style-name="ce19">
            <text:p>57</text:p>
          </table:table-cell>
          <table:table-cell office:value-type="float" office:value="70.815355999999994" table:style-name="ce19">
            <text:p>71</text:p>
          </table:table-cell>
          <table:table-cell office:value-type="float" office:value="68.708185999999998" table:style-name="ce19">
            <text:p>69</text:p>
          </table:table-cell>
          <table:table-cell office:value-type="float" office:value="62.156215000000003" table:style-name="ce19">
            <text:p>62</text:p>
          </table:table-cell>
          <table:table-cell office:value-type="float" office:value="128.84940700000001" table:style-name="ce19">
            <text:p>129</text:p>
          </table:table-cell>
          <table:table-cell office:value-type="float" office:value="134.81748200000001" table:style-name="ce19">
            <text:p>135</text:p>
          </table:table-cell>
          <table:table-cell office:value-type="float" office:value="129.61279200000001" table:style-name="ce19">
            <text:p>130</text:p>
          </table:table-cell>
          <table:table-cell office:value-type="float" office:value="102.291937" table:style-name="ce19">
            <text:p>102</text:p>
          </table:table-cell>
          <table:table-cell office:value-type="float" office:value="96.724166999999696" table:style-name="ce19">
            <text:p>97</text:p>
          </table:table-cell>
          <table:table-cell office:value-type="float" office:value="115.947931" table:style-name="ce19">
            <text:p>116</text:p>
          </table:table-cell>
          <table:table-cell office:value-type="float" office:value="133.01861500000001" table:style-name="ce19">
            <text:p>133</text:p>
          </table:table-cell>
          <table:table-cell office:value-type="float" office:value="94.302310000000006" table:style-name="ce19">
            <text:p>94</text:p>
          </table:table-cell>
          <table:table-cell office:value-type="float" office:value="88.764889999999994" table:style-name="ce19">
            <text:p>89</text:p>
          </table:table-cell>
          <table:table-cell office:value-type="float" office:value="110.56744" table:style-name="ce19">
            <text:p>111</text:p>
          </table:table-cell>
          <table:table-cell office:value-type="float" office:value="122.05723999999999" table:style-name="ce19">
            <text:p>122</text:p>
          </table:table-cell>
          <table:table-cell office:value-type="float" office:value="102.22559" table:style-name="ce19">
            <text:p>102</text:p>
          </table:table-cell>
          <table:table-cell office:value-type="float" office:value="67.251041999999998" table:style-name="ce19">
            <text:p>67</text:p>
          </table:table-cell>
          <table:table-cell office:value-type="float" office:value="82.812601999999998" table:style-name="ce19">
            <text:p>83</text:p>
          </table:table-cell>
          <table:table-cell office:value-type="float" office:value="73.871042000000003" table:style-name="ce19">
            <text:p>74</text:p>
          </table:table-cell>
          <table:table-cell table:number-columns-repeated="16343" table:style-name="ce1"/>
        </table:table-row>
        <table:table-row table:style-name="ro3">
          <table:table-cell office:value-type="string" table:style-name="ce1">
            <text:p>Exports to the rest of the world</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6" table:style-name="ce19">
            <text:p>6</text:p>
          </table:table-cell>
          <table:table-cell office:value-type="float" office:value="7" table:style-name="ce19">
            <text:p>7</text:p>
          </table:table-cell>
          <table:table-cell office:value-type="float" office:value="3" table:style-name="ce19">
            <text:p>3</text:p>
          </table:table-cell>
          <table:table-cell office:value-type="float" office:value="4" table:style-name="ce19">
            <text:p>4</text:p>
          </table:table-cell>
          <table:table-cell office:value-type="float" office:value="5" table:style-name="ce19">
            <text:p>5</text:p>
          </table:table-cell>
          <table:table-cell office:value-type="float" office:value="22" table:style-name="ce19">
            <text:p>22</text:p>
          </table:table-cell>
          <table:table-cell office:value-type="float" office:value="33" table:style-name="ce19">
            <text:p>33</text:p>
          </table:table-cell>
          <table:table-cell office:value-type="float" office:value="40" table:style-name="ce19">
            <text:p>40</text:p>
          </table:table-cell>
          <table:table-cell office:value-type="float" office:value="34" table:style-name="ce19">
            <text:p>34</text:p>
          </table:table-cell>
          <table:table-cell office:value-type="float" office:value="65" table:style-name="ce19">
            <text:p>65</text:p>
          </table:table-cell>
          <table:table-cell office:value-type="float" office:value="4" table:style-name="ce19">
            <text:p>4</text:p>
          </table:table-cell>
          <table:table-cell office:value-type="float" office:value="2" table:style-name="ce19">
            <text:p>2</text:p>
          </table:table-cell>
          <table:table-cell office:value-type="float" office:value="2" table:style-name="ce19">
            <text:p>2</text:p>
          </table:table-cell>
          <table:table-cell office:value-type="float" office:value="5" table:style-name="ce19">
            <text:p>5</text:p>
          </table:table-cell>
          <table:table-cell office:value-type="float" office:value="7" table:style-name="ce19">
            <text:p>7</text:p>
          </table:table-cell>
          <table:table-cell office:value-type="float" office:value="6" table:style-name="ce19">
            <text:p>6</text:p>
          </table:table-cell>
          <table:table-cell office:value-type="float" office:value="18.414944999999999" table:style-name="ce19">
            <text:p>18</text:p>
          </table:table-cell>
          <table:table-cell office:value-type="float" office:value="30.802766999999999" table:style-name="ce19">
            <text:p>31</text:p>
          </table:table-cell>
          <table:table-cell office:value-type="float" office:value="11.863894999999999" table:style-name="ce19">
            <text:p>12</text:p>
          </table:table-cell>
          <table:table-cell office:value-type="float" office:value="19.197381" table:style-name="ce19">
            <text:p>19</text:p>
          </table:table-cell>
          <table:table-cell office:value-type="float" office:value="17.713777" table:style-name="ce19">
            <text:p>18</text:p>
          </table:table-cell>
          <table:table-cell office:value-type="float" office:value="29.714024999999999" table:style-name="ce19">
            <text:p>30</text:p>
          </table:table-cell>
          <table:table-cell office:value-type="float" office:value="22.533418999999999" table:style-name="ce19">
            <text:p>23</text:p>
          </table:table-cell>
          <table:table-cell office:value-type="float" office:value="22.867460000000001" table:style-name="ce19">
            <text:p>23</text:p>
          </table:table-cell>
          <table:table-cell office:value-type="float" office:value="15.785925000000001" table:style-name="ce19">
            <text:p>16</text:p>
          </table:table-cell>
          <table:table-cell office:value-type="float" office:value="19.918796" table:style-name="ce19">
            <text:p>20</text:p>
          </table:table-cell>
          <table:table-cell office:value-type="float" office:value="51.099418" table:style-name="ce19">
            <text:p>51</text:p>
          </table:table-cell>
          <table:table-cell office:value-type="float" office:value="40.845689" table:style-name="ce19">
            <text:p>41</text:p>
          </table:table-cell>
          <table:table-cell office:value-type="float" office:value="60.886479999999999" table:style-name="ce19">
            <text:p>61</text:p>
          </table:table-cell>
          <table:table-cell office:value-type="float" office:value="40.636769999999999" table:style-name="ce19">
            <text:p>41</text:p>
          </table:table-cell>
          <table:table-cell office:value-type="float" office:value="34.870710000000003" table:style-name="ce19">
            <text:p>35</text:p>
          </table:table-cell>
          <table:table-cell office:value-type="float" office:value="21.305489999999999" table:style-name="ce19">
            <text:p>21</text:p>
          </table:table-cell>
          <table:table-cell office:value-type="float" office:value="5.9980200000000004" table:style-name="ce19">
            <text:p>6</text:p>
          </table:table-cell>
          <table:table-cell office:value-type="float" office:value="1.9476530000000001" table:style-name="ce19">
            <text:p>2</text:p>
          </table:table-cell>
          <table:table-cell office:value-type="float" office:value="13.545064999999999" table:style-name="ce19">
            <text:p>14</text:p>
          </table:table-cell>
          <table:table-cell office:value-type="float" office:value="1.554627" table:style-name="ce19">
            <text:p>2</text:p>
          </table:table-cell>
          <table:table-cell table:number-columns-repeated="16343"/>
        </table:table-row>
        <table:table-row table:style-name="ro3">
          <table:table-cell office:value-type="string" table:style-name="ce1">
            <text:p>Total new supply</text:p>
          </table:table-cell>
          <table:table-cell office:value-type="float" office:value="3994.18831168831" table:style-name="ce19">
            <text:p>3,994</text:p>
          </table:table-cell>
          <table:table-cell office:value-type="float" office:value="3938.5657661850701" table:style-name="ce19">
            <text:p>3,939</text:p>
          </table:table-cell>
          <table:table-cell office:value-type="float" office:value="4020.1284627233299" table:style-name="ce19">
            <text:p>4,020</text:p>
          </table:table-cell>
          <table:table-cell office:value-type="float" office:value="3967.7939691444099" table:style-name="ce19">
            <text:p>3,968</text:p>
          </table:table-cell>
          <table:table-cell office:value-type="float" office:value="4171.1339749281296" table:style-name="ce19">
            <text:p>4,171</text:p>
          </table:table-cell>
          <table:table-cell office:value-type="float" office:value="4150.8649993099998" table:style-name="ce19">
            <text:p>4,151</text:p>
          </table:table-cell>
          <table:table-cell office:value-type="float" office:value="4020.6598413697002" table:style-name="ce19">
            <text:p>4,021</text:p>
          </table:table-cell>
          <table:table-cell office:value-type="float" office:value="4073.7709268972999" table:style-name="ce19">
            <text:p>4,074</text:p>
          </table:table-cell>
          <table:table-cell office:value-type="float" office:value="4169.9593565710202" table:style-name="ce19">
            <text:p>4,170</text:p>
          </table:table-cell>
          <table:table-cell office:value-type="float" office:value="4023" table:style-name="ce19">
            <text:p>4,023</text:p>
          </table:table-cell>
          <table:table-cell office:value-type="float" office:value="4279" table:style-name="ce19">
            <text:p>4,279</text:p>
          </table:table-cell>
          <table:table-cell office:value-type="float" office:value="4216" table:style-name="ce19">
            <text:p>4,216</text:p>
          </table:table-cell>
          <table:table-cell office:value-type="float" office:value="4509" table:style-name="ce19">
            <text:p>4,509</text:p>
          </table:table-cell>
          <table:table-cell office:value-type="float" office:value="4188" table:style-name="ce19">
            <text:p>4,188</text:p>
          </table:table-cell>
          <table:table-cell office:value-type="float" office:value="4046" table:style-name="ce19">
            <text:p>4,046</text:p>
          </table:table-cell>
          <table:table-cell office:value-type="float" office:value="4124" table:style-name="ce19">
            <text:p>4,124</text:p>
          </table:table-cell>
          <table:table-cell office:value-type="float" office:value="4088" table:style-name="ce19">
            <text:p>4,088</text:p>
          </table:table-cell>
          <table:table-cell office:value-type="float" office:value="4263" table:style-name="ce19">
            <text:p>4,263</text:p>
          </table:table-cell>
          <table:table-cell office:value-type="float" office:value="4039" table:style-name="ce19">
            <text:p>4,039</text:p>
          </table:table-cell>
          <table:table-cell office:value-type="float" office:value="4064" table:style-name="ce19">
            <text:p>4,064</text:p>
          </table:table-cell>
          <table:table-cell office:value-type="float" office:value="4180.7144479450299" table:style-name="ce19">
            <text:p>4,181</text:p>
          </table:table-cell>
          <table:table-cell office:value-type="float" office:value="4589.5483282988098" table:style-name="ce19">
            <text:p>4,590</text:p>
          </table:table-cell>
          <table:table-cell office:value-type="float" office:value="4441.3571790762999" table:style-name="ce19">
            <text:p>4,441</text:p>
          </table:table-cell>
          <table:table-cell office:value-type="float" office:value="4349.8845331251096" table:style-name="ce19">
            <text:p>4,350</text:p>
          </table:table-cell>
          <table:table-cell office:value-type="float" office:value="4473.4695490705499" table:style-name="ce19">
            <text:p>4,473</text:p>
          </table:table-cell>
          <table:table-cell office:value-type="float" office:value="4521.9222485410501" table:style-name="ce19">
            <text:p>4,522</text:p>
          </table:table-cell>
          <table:table-cell office:value-type="float" office:value="4684.6632957162701" table:style-name="ce19">
            <text:p>4,685</text:p>
          </table:table-cell>
          <table:table-cell office:value-type="float" office:value="4653.1327663776501" table:style-name="ce19">
            <text:p>4,653</text:p>
          </table:table-cell>
          <table:table-cell office:value-type="float" office:value="4615.0604328583604" table:style-name="ce19">
            <text:p>4,615</text:p>
          </table:table-cell>
          <table:table-cell office:value-type="float" office:value="4925.8066273711302" table:style-name="ce19">
            <text:p>4,926</text:p>
          </table:table-cell>
          <table:table-cell office:value-type="float" office:value="4939.5712761367104" table:style-name="ce19">
            <text:p>4,940</text:p>
          </table:table-cell>
          <table:table-cell office:value-type="float" office:value="5026.6670220211299" table:style-name="ce19">
            <text:p>5,027</text:p>
          </table:table-cell>
          <table:table-cell office:value-type="float" office:value="4804.9940978045397" table:style-name="ce19">
            <text:p>4,805</text:p>
          </table:table-cell>
          <table:table-cell office:value-type="float" office:value="4753.2218882755897" table:style-name="ce19">
            <text:p>4,753</text:p>
          </table:table-cell>
          <table:table-cell office:value-type="float" office:value="4590.6532158358395" table:style-name="ce19">
            <text:p>4,591</text:p>
          </table:table-cell>
          <table:table-cell office:value-type="float" office:value="4736.55579327542" table:style-name="ce19">
            <text:p>4,737</text:p>
          </table:table-cell>
          <table:table-cell office:value-type="float" office:value="4703.8354822507299" table:style-name="ce19">
            <text:p>4,704</text:p>
          </table:table-cell>
          <table:table-cell office:value-type="float" office:value="4456.53990680897" table:style-name="ce19">
            <text:p>4,457</text:p>
          </table:table-cell>
          <table:table-cell office:value-type="float" office:value="4278.1343719627703" table:style-name="ce19">
            <text:p>4,278</text:p>
          </table:table-cell>
          <table:table-cell office:value-type="float" office:value="4202.0329716953802" table:style-name="ce19">
            <text:p>4,202</text:p>
          </table:table-cell>
          <table:table-cell table:number-columns-repeated="16343"/>
        </table:table-row>
        <table:table-row table:style-name="ro3">
          <table:table-cell office:value-type="string" table:style-name="ce21">
            <text:p>Production as % of total new supply for use in the UK</text:p>
          </table:table-cell>
          <table:table-cell office:value-type="percentage" office:value="0.77" table:style-name="ce21">
            <text:p>77%</text:p>
          </table:table-cell>
          <table:table-cell office:value-type="percentage" office:value="0.77" table:style-name="ce21">
            <text:p>77%</text:p>
          </table:table-cell>
          <table:table-cell office:value-type="percentage" office:value="0.75" table:style-name="ce21">
            <text:p>75%</text:p>
          </table:table-cell>
          <table:table-cell office:value-type="percentage" office:value="0.76" table:style-name="ce21">
            <text:p>76%</text:p>
          </table:table-cell>
          <table:table-cell office:value-type="percentage" office:value="0.77888219233814204" table:style-name="ce21">
            <text:p>78%</text:p>
          </table:table-cell>
          <table:table-cell office:value-type="percentage" office:value="0.768905758158973" table:style-name="ce21">
            <text:p>77%</text:p>
          </table:table-cell>
          <table:table-cell office:value-type="percentage" office:value="0.75606317403218104" table:style-name="ce21">
            <text:p>76%</text:p>
          </table:table-cell>
          <table:table-cell office:value-type="percentage" office:value="0.76482501908135603" table:style-name="ce21">
            <text:p>76%</text:p>
          </table:table-cell>
          <table:table-cell office:value-type="percentage" office:value="0.77676736859961604" table:style-name="ce21">
            <text:p>78%</text:p>
          </table:table-cell>
          <table:table-cell office:value-type="percentage" office:value="0.78" table:style-name="ce21">
            <text:p>78%</text:p>
          </table:table-cell>
          <table:table-cell office:value-type="percentage" office:value="0.73" table:style-name="ce21">
            <text:p>73%</text:p>
          </table:table-cell>
          <table:table-cell office:value-type="percentage" office:value="0.67" table:style-name="ce21">
            <text:p>67%</text:p>
          </table:table-cell>
          <table:table-cell office:value-type="percentage" office:value="0.68" table:style-name="ce21">
            <text:p>68%</text:p>
          </table:table-cell>
          <table:table-cell office:value-type="percentage" office:value="0.7" table:style-name="ce21">
            <text:p>70%</text:p>
          </table:table-cell>
          <table:table-cell office:value-type="percentage" office:value="0.71" table:style-name="ce21">
            <text:p>71%</text:p>
          </table:table-cell>
          <table:table-cell office:value-type="percentage" office:value="0.72" table:style-name="ce21">
            <text:p>72%</text:p>
          </table:table-cell>
          <table:table-cell office:value-type="percentage" office:value="0.71" table:style-name="ce21">
            <text:p>71%</text:p>
          </table:table-cell>
          <table:table-cell office:value-type="percentage" office:value="0.67" table:style-name="ce21">
            <text:p>67%</text:p>
          </table:table-cell>
          <table:table-cell office:value-type="percentage" office:value="0.64" table:style-name="ce21">
            <text:p>64%</text:p>
          </table:table-cell>
          <table:table-cell office:value-type="percentage" office:value="0.63" table:style-name="ce21">
            <text:p>63%</text:p>
          </table:table-cell>
          <table:table-cell office:value-type="percentage" office:value="0.61548681116210602" table:style-name="ce21">
            <text:p>62%</text:p>
          </table:table-cell>
          <table:table-cell office:value-type="percentage" office:value="0.59637510959893503" table:style-name="ce21">
            <text:p>60%</text:p>
          </table:table-cell>
          <table:table-cell office:value-type="percentage" office:value="0.59237229364729305" table:style-name="ce21">
            <text:p>59%</text:p>
          </table:table-cell>
          <table:table-cell office:value-type="percentage" office:value="0.57255019073709201" table:style-name="ce21">
            <text:p>57%</text:p>
          </table:table-cell>
          <table:table-cell office:value-type="percentage" office:value="0.580456646812328" table:style-name="ce21">
            <text:p>58%</text:p>
          </table:table-cell>
          <table:table-cell office:value-type="percentage" office:value="0.588595833420132" table:style-name="ce21">
            <text:p>59%</text:p>
          </table:table-cell>
          <table:table-cell office:value-type="percentage" office:value="0.59395223670836805" table:style-name="ce21">
            <text:p>59%</text:p>
          </table:table-cell>
          <table:table-cell office:value-type="percentage" office:value="0.56649458004390696" table:style-name="ce21">
            <text:p>57%</text:p>
          </table:table-cell>
          <table:table-cell office:value-type="percentage" office:value="0.54573000321437704" table:style-name="ce21">
            <text:p>55%</text:p>
          </table:table-cell>
          <table:table-cell office:value-type="percentage" office:value="0.53910351060377604" table:style-name="ce21">
            <text:p>54%</text:p>
          </table:table-cell>
          <table:table-cell office:value-type="percentage" office:value="0.55844238455733497" table:style-name="ce21">
            <text:p>56%</text:p>
          </table:table-cell>
          <table:table-cell office:value-type="percentage" office:value="0.55296768452021305" table:style-name="ce21">
            <text:p>55%</text:p>
          </table:table-cell>
          <table:table-cell office:value-type="percentage" office:value="0.53926425195578798" table:style-name="ce21">
            <text:p>54%</text:p>
          </table:table-cell>
          <table:table-cell office:value-type="percentage" office:value="0.567799600294846" table:style-name="ce21">
            <text:p>57%</text:p>
          </table:table-cell>
          <table:table-cell office:value-type="percentage" office:value="0.53762186551625002" table:style-name="ce21">
            <text:p>54%</text:p>
          </table:table-cell>
          <table:table-cell office:value-type="percentage" office:value="0.53293706090387405" table:style-name="ce21">
            <text:p>53%</text:p>
          </table:table-cell>
          <table:table-cell office:value-type="percentage" office:value="0.55260264141019" table:style-name="ce21">
            <text:p>55%</text:p>
          </table:table-cell>
          <table:table-cell office:value-type="percentage" office:value="0.57166246686505295" table:style-name="ce21">
            <text:p>57%</text:p>
          </table:table-cell>
          <table:table-cell office:value-type="percentage" office:value="0.54470727362722604" table:style-name="ce21">
            <text:p>54%</text:p>
          </table:table-cell>
          <table:table-cell office:value-type="percentage" office:value="0.52742754771892997" table:style-name="ce21">
            <text:p>53%</text:p>
          </table:table-cell>
          <table:table-cell table:number-columns-repeated="16343"/>
        </table:table-row>
        <table:table-row table:number-rows-repeated="1048541" table:style-name="ro4">
          <table:table-cell table:number-columns-repeated="16384"/>
        </table:table-row>
      </table:table>
      <table:table table:name="Table_7_9" table:style-name="ta1">
        <table:table-column table:style-name="co6" table:default-cell-style-name="ce1"/>
        <table:table-column table:style-name="co9" table:number-columns-repeated="38" table:default-cell-style-name="ce1"/>
        <table:table-column table:style-name="co2" table:number-columns-repeated="16345" table:default-cell-style-name="ce1"/>
        <table:table-row table:style-name="ro1">
          <table:table-cell office:value-type="string" table:style-name="ce14">
            <text:p>Table 7.9 Plants and flowers</text:p>
          </table:table-cell>
          <table:table-cell table:number-columns-repeated="16383" table:style-name="ce1"/>
        </table:table-row>
        <table:table-row table:style-name="ro3">
          <table:table-cell office:value-type="string" table:style-name="ce1">
            <text:p>This worksheet contains 2 tables displayed next to each other vertically with 1 blank row between each table.</text:p>
          </table:table-cell>
          <table:table-cell table:number-columns-repeated="16383" table:style-name="ce1"/>
        </table:table-row>
        <table:table-row table:style-name="ro8">
          <table:table-cell office:value-type="string" table:style-name="ce15">
            <text:p>Table 7.9a Plants and flowers production</text:p>
          </table:table-cell>
          <table:table-cell table:number-columns-repeated="16383" table:style-name="ce38"/>
        </table:table-row>
        <table:table-row table:style-name="ro5">
          <table:table-cell office:value-type="string" table:style-name="ce16">
            <text:p>Production</text:p>
          </table:table-cell>
          <table:table-cell office:value-type="string" table:style-name="ce17">
            <text:p>1987</text:p>
          </table:table-cell>
          <table:table-cell office:value-type="string" table:style-name="ce17">
            <text:p>1988</text:p>
          </table:table-cell>
          <table:table-cell office:value-type="string" table:style-name="ce17">
            <text:p>1989</text:p>
          </table:table-cell>
          <table:table-cell office:value-type="string" table:style-name="ce17">
            <text:p>1990</text:p>
          </table:table-cell>
          <table:table-cell office:value-type="string" table:style-name="ce17">
            <text:p>1991</text:p>
          </table:table-cell>
          <table:table-cell office:value-type="string" table:style-name="ce17">
            <text:p>1992</text:p>
          </table:table-cell>
          <table:table-cell office:value-type="string" table:style-name="ce17">
            <text:p>1993</text:p>
          </table:table-cell>
          <table:table-cell office:value-type="string" table:style-name="ce17">
            <text:p>1994</text:p>
          </table:table-cell>
          <table:table-cell office:value-type="string" table:style-name="ce17">
            <text:p>1995</text:p>
          </table:table-cell>
          <table:table-cell office:value-type="string" table:style-name="ce17">
            <text:p>1996</text:p>
          </table:table-cell>
          <table:table-cell office:value-type="string" table:style-name="ce17">
            <text:p>1997</text:p>
          </table:table-cell>
          <table:table-cell office:value-type="string" table:style-name="ce17">
            <text:p>1998</text:p>
          </table:table-cell>
          <table:table-cell office:value-type="string" table:style-name="ce17">
            <text:p>1999</text:p>
          </table:table-cell>
          <table:table-cell office:value-type="string" table:style-name="ce17">
            <text:p>2000</text:p>
          </table:table-cell>
          <table:table-cell office:value-type="string" table:style-name="ce17">
            <text:p>2001</text:p>
          </table:table-cell>
          <table:table-cell office:value-type="string" table:style-name="ce17">
            <text:p>2002</text:p>
          </table:table-cell>
          <table:table-cell office:value-type="string" table:style-name="ce17">
            <text:p>2003</text:p>
          </table:table-cell>
          <table:table-cell office:value-type="string" table:style-name="ce17">
            <text:p>2004</text:p>
          </table:table-cell>
          <table:table-cell office:value-type="string" table:style-name="ce17">
            <text:p>2005</text:p>
          </table:table-cell>
          <table:table-cell office:value-type="string" table:style-name="ce17">
            <text:p>2006</text:p>
          </table:table-cell>
          <table:table-cell office:value-type="string" table:style-name="ce17">
            <text:p>2007</text:p>
          </table:table-cell>
          <table:table-cell office:value-type="string" table:style-name="ce17">
            <text:p>2008</text:p>
          </table:table-cell>
          <table:table-cell office:value-type="string" table:style-name="ce17">
            <text:p>2009</text:p>
          </table:table-cell>
          <table:table-cell office:value-type="string" table:style-name="ce17">
            <text:p>2010</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office:value-type="string" table:style-name="ce17">
            <text:p>2015</text:p>
          </table:table-cell>
          <table:table-cell office:value-type="string" table:style-name="ce17">
            <text:p>2016</text:p>
          </table:table-cell>
          <table:table-cell office:value-type="string" table:style-name="ce17">
            <text:p>2017</text:p>
          </table:table-cell>
          <table:table-cell office:value-type="string" table:style-name="ce17">
            <text:p>2018</text:p>
          </table:table-cell>
          <table:table-cell office:value-type="string" table:style-name="ce17">
            <text:p>2019</text:p>
          </table:table-cell>
          <table:table-cell office:value-type="string" table:style-name="ce17">
            <text:p>2020</text:p>
          </table:table-cell>
          <table:table-cell office:value-type="string" table:style-name="ce17">
            <text:p>2021</text:p>
          </table:table-cell>
          <table:table-cell office:value-type="string" table:style-name="ce17">
            <text:p>2022</text:p>
          </table:table-cell>
          <table:table-cell office:value-type="string" table:style-name="ce17">
            <text:p>2023 (provisional)</text:p>
          </table:table-cell>
          <table:table-cell office:value-type="string" table:style-name="ce17">
            <text:p>Notes</text:p>
          </table:table-cell>
          <table:table-cell table:number-columns-repeated="16345"/>
        </table:table-row>
        <table:table-row table:style-name="ro3">
          <table:table-cell office:value-type="string" table:style-name="ce1">
            <text:p>Area (thousand hectares)</text:p>
          </table:table-cell>
          <table:table-cell office:value-type="float" office:value="17.328600000000002" table:style-name="ce19">
            <text:p>17</text:p>
          </table:table-cell>
          <table:table-cell office:value-type="float" office:value="18.438400000000001" table:style-name="ce19">
            <text:p>18</text:p>
          </table:table-cell>
          <table:table-cell office:value-type="float" office:value="18.955300000000001" table:style-name="ce19">
            <text:p>19</text:p>
          </table:table-cell>
          <table:table-cell office:value-type="float" office:value="18.828499999999998" table:style-name="ce19">
            <text:p>19</text:p>
          </table:table-cell>
          <table:table-cell office:value-type="float" office:value="18.708400000000001" table:style-name="ce19">
            <text:p>19</text:p>
          </table:table-cell>
          <table:table-cell office:value-type="float" office:value="19.175799999999999" table:style-name="ce19">
            <text:p>19</text:p>
          </table:table-cell>
          <table:table-cell office:value-type="float" office:value="19.404679999999999" table:style-name="ce19">
            <text:p>19</text:p>
          </table:table-cell>
          <table:table-cell office:value-type="float" office:value="19.445550000000001" table:style-name="ce19">
            <text:p>19</text:p>
          </table:table-cell>
          <table:table-cell office:value-type="float" office:value="20.252600000000001" table:style-name="ce19">
            <text:p>20</text:p>
          </table:table-cell>
          <table:table-cell office:value-type="float" office:value="19.005759444167499" table:style-name="ce19">
            <text:p>19</text:p>
          </table:table-cell>
          <table:table-cell office:value-type="float" office:value="19.66948" table:style-name="ce19">
            <text:p>20</text:p>
          </table:table-cell>
          <table:table-cell office:value-type="float" office:value="19.193210000000001" table:style-name="ce19">
            <text:p>19</text:p>
          </table:table-cell>
          <table:table-cell office:value-type="float" office:value="19.6720761327059" table:style-name="ce19">
            <text:p>20</text:p>
          </table:table-cell>
          <table:table-cell office:value-type="float" office:value="20.2011" table:style-name="ce19">
            <text:p>20</text:p>
          </table:table-cell>
          <table:table-cell office:value-type="float" office:value="19.490400000000001" table:style-name="ce19">
            <text:p>19</text:p>
          </table:table-cell>
          <table:table-cell office:value-type="float" office:value="15.628316999999999" table:style-name="ce19">
            <text:p>16</text:p>
          </table:table-cell>
          <table:table-cell office:value-type="float" office:value="14.851752100000001" table:style-name="ce19">
            <text:p>15</text:p>
          </table:table-cell>
          <table:table-cell office:value-type="float" office:value="15.343187800000001" table:style-name="ce19">
            <text:p>15</text:p>
          </table:table-cell>
          <table:table-cell office:value-type="float" office:value="14.351453836655301" table:style-name="ce19">
            <text:p>14</text:p>
          </table:table-cell>
          <table:table-cell office:value-type="float" office:value="12.5553858347713" table:style-name="ce19">
            <text:p>13</text:p>
          </table:table-cell>
          <table:table-cell office:value-type="float" office:value="13.2827172" table:style-name="ce19">
            <text:p>13</text:p>
          </table:table-cell>
          <table:table-cell office:value-type="float" office:value="13.6551641279045" table:style-name="ce19">
            <text:p>14</text:p>
          </table:table-cell>
          <table:table-cell office:value-type="float" office:value="11.6098048058" table:style-name="ce19">
            <text:p>12</text:p>
          </table:table-cell>
          <table:table-cell office:value-type="float" office:value="12.0824216" table:style-name="ce19">
            <text:p>12</text:p>
          </table:table-cell>
          <table:table-cell office:value-type="float" office:value="11.5853825" table:style-name="ce19">
            <text:p>12</text:p>
          </table:table-cell>
          <table:table-cell office:value-type="float" office:value="12.628364100000001" table:style-name="ce19">
            <text:p>13</text:p>
          </table:table-cell>
          <table:table-cell office:value-type="float" office:value="12.188083929999999" table:style-name="ce19">
            <text:p>12</text:p>
          </table:table-cell>
          <table:table-cell office:value-type="float" office:value="12.2494402" table:style-name="ce19">
            <text:p>12</text:p>
          </table:table-cell>
          <table:table-cell office:value-type="float" office:value="12.8950782" table:style-name="ce19">
            <text:p>13</text:p>
          </table:table-cell>
          <table:table-cell office:value-type="float" office:value="11.617261900000001" table:style-name="ce19">
            <text:p>12</text:p>
          </table:table-cell>
          <table:table-cell office:value-type="float" office:value="12.647871200000001" table:style-name="ce19">
            <text:p>13</text:p>
          </table:table-cell>
          <table:table-cell office:value-type="float" office:value="11.9267796" table:style-name="ce19">
            <text:p>12</text:p>
          </table:table-cell>
          <table:table-cell office:value-type="float" office:value="11.771700299999999" table:style-name="ce19">
            <text:p>12</text:p>
          </table:table-cell>
          <table:table-cell office:value-type="float" office:value="11.5086061" table:style-name="ce19">
            <text:p>12</text:p>
          </table:table-cell>
          <table:table-cell office:value-type="float" office:value="11.5883699" table:style-name="ce19">
            <text:p>12</text:p>
          </table:table-cell>
          <table:table-cell office:value-type="float" office:value="12.725581200000001" table:style-name="ce19">
            <text:p>13</text:p>
          </table:table-cell>
          <table:table-cell office:value-type="float" office:value="10.772179400000001" table:style-name="ce19">
            <text:p>11</text:p>
          </table:table-cell>
          <table:table-cell office:value-type="string" table:style-name="ce18">
            <text:p>[Note 18]</text:p>
          </table:table-cell>
          <table:table-cell table:number-columns-repeated="16345"/>
        </table:table-row>
        <table:table-row table:style-name="ro2">
          <table:table-cell office:value-type="string" table:style-name="ce25">
            <text:p>Value of production (£ million)</text:p>
          </table:table-cell>
          <table:table-cell office:value-type="float" office:value="340.135464564036" table:style-name="ce26">
            <text:p>340</text:p>
          </table:table-cell>
          <table:table-cell office:value-type="float" office:value="416.80292538628203" table:style-name="ce26">
            <text:p>417</text:p>
          </table:table-cell>
          <table:table-cell office:value-type="float" office:value="464.85163203991402" table:style-name="ce26">
            <text:p>465</text:p>
          </table:table-cell>
          <table:table-cell office:value-type="float" office:value="506.40974552327702" table:style-name="ce26">
            <text:p>506</text:p>
          </table:table-cell>
          <table:table-cell office:value-type="float" office:value="523.88116023763303" table:style-name="ce26">
            <text:p>524</text:p>
          </table:table-cell>
          <table:table-cell office:value-type="float" office:value="526.27185811715697" table:style-name="ce26">
            <text:p>526</text:p>
          </table:table-cell>
          <table:table-cell office:value-type="float" office:value="566.64709505732401" table:style-name="ce26">
            <text:p>567</text:p>
          </table:table-cell>
          <table:table-cell office:value-type="float" office:value="604.89695626529704" table:style-name="ce26">
            <text:p>605</text:p>
          </table:table-cell>
          <table:table-cell office:value-type="float" office:value="630.41251981252697" table:style-name="ce26">
            <text:p>630</text:p>
          </table:table-cell>
          <table:table-cell office:value-type="float" office:value="677.72322057244298" table:style-name="ce26">
            <text:p>678</text:p>
          </table:table-cell>
          <table:table-cell office:value-type="float" office:value="670.86585932054595" table:style-name="ce26">
            <text:p>671</text:p>
          </table:table-cell>
          <table:table-cell office:value-type="float" office:value="649.53452353657701" table:style-name="ce26">
            <text:p>650</text:p>
          </table:table-cell>
          <table:table-cell office:value-type="float" office:value="717.15942261061195" table:style-name="ce26">
            <text:p>717</text:p>
          </table:table-cell>
          <table:table-cell office:value-type="float" office:value="678.81450851824502" table:style-name="ce26">
            <text:p>679</text:p>
          </table:table-cell>
          <table:table-cell office:value-type="float" office:value="687.70906791562402" table:style-name="ce26">
            <text:p>688</text:p>
          </table:table-cell>
          <table:table-cell office:value-type="float" office:value="748.09993448973898" table:style-name="ce26">
            <text:p>748</text:p>
          </table:table-cell>
          <table:table-cell office:value-type="float" office:value="763.62173683358299" table:style-name="ce26">
            <text:p>764</text:p>
          </table:table-cell>
          <table:table-cell office:value-type="float" office:value="778.67168413437503" table:style-name="ce26">
            <text:p>779</text:p>
          </table:table-cell>
          <table:table-cell office:value-type="float" office:value="770.25543319527696" table:style-name="ce26">
            <text:p>770</text:p>
          </table:table-cell>
          <table:table-cell office:value-type="float" office:value="737.02963255103498" table:style-name="ce26">
            <text:p>737</text:p>
          </table:table-cell>
          <table:table-cell office:value-type="float" office:value="767.89291742916896" table:style-name="ce26">
            <text:p>768</text:p>
          </table:table-cell>
          <table:table-cell office:value-type="float" office:value="818.84812851943195" table:style-name="ce26">
            <text:p>819</text:p>
          </table:table-cell>
          <table:table-cell office:value-type="float" office:value="878.83768184083601" table:style-name="ce26">
            <text:p>879</text:p>
          </table:table-cell>
          <table:table-cell office:value-type="float" office:value="995.50015081609604" table:style-name="ce26">
            <text:p>996</text:p>
          </table:table-cell>
          <table:table-cell office:value-type="float" office:value="1113.9081776365399" table:style-name="ce26">
            <text:p>1,114</text:p>
          </table:table-cell>
          <table:table-cell office:value-type="float" office:value="1142.47886501831" table:style-name="ce26">
            <text:p>1,142</text:p>
          </table:table-cell>
          <table:table-cell office:value-type="float" office:value="1190.5653347786899" table:style-name="ce26">
            <text:p>1,191</text:p>
          </table:table-cell>
          <table:table-cell office:value-type="float" office:value="1165.85208700007" table:style-name="ce26">
            <text:p>1,166</text:p>
          </table:table-cell>
          <table:table-cell office:value-type="float" office:value="1148.6196769150499" table:style-name="ce26">
            <text:p>1,149</text:p>
          </table:table-cell>
          <table:table-cell office:value-type="float" office:value="1251.1141793761999" table:style-name="ce26">
            <text:p>1,251</text:p>
          </table:table-cell>
          <table:table-cell office:value-type="float" office:value="1322.72522221283" table:style-name="ce26">
            <text:p>1,323</text:p>
          </table:table-cell>
          <table:table-cell office:value-type="float" office:value="1372.7870930986301" table:style-name="ce26">
            <text:p>1,373</text:p>
          </table:table-cell>
          <table:table-cell office:value-type="float" office:value="1418.4032331769499" table:style-name="ce26">
            <text:p>1,418</text:p>
          </table:table-cell>
          <table:table-cell office:value-type="float" office:value="1394.4055677837" table:style-name="ce26">
            <text:p>1,394</text:p>
          </table:table-cell>
          <table:table-cell office:value-type="float" office:value="1561.8560965199299" table:style-name="ce26">
            <text:p>1,562</text:p>
          </table:table-cell>
          <table:table-cell office:value-type="float" office:value="1538.2821081559" table:style-name="ce26">
            <text:p>1,538</text:p>
          </table:table-cell>
          <table:table-cell office:value-type="float" office:value="1686.2298116750701" table:style-name="ce26">
            <text:p>1,686</text:p>
          </table:table-cell>
          <table:table-cell table:style-name="ce27"/>
          <table:table-cell table:number-columns-repeated="16345"/>
        </table:table-row>
        <table:table-row table:style-name="ro3">
          <table:table-cell office:value-type="string" table:style-name="ce1">
            <text:p>Flowers and bulbs in the open</text:p>
          </table:table-cell>
          <table:table-cell office:value-type="float" office:value="32.813024990010497" table:style-name="ce19">
            <text:p>33</text:p>
          </table:table-cell>
          <table:table-cell office:value-type="float" office:value="36.2902002898307" table:style-name="ce19">
            <text:p>36</text:p>
          </table:table-cell>
          <table:table-cell office:value-type="float" office:value="39.309615513593002" table:style-name="ce19">
            <text:p>39</text:p>
          </table:table-cell>
          <table:table-cell office:value-type="float" office:value="39.816101606286999" table:style-name="ce19">
            <text:p>40</text:p>
          </table:table-cell>
          <table:table-cell office:value-type="float" office:value="41.943735902453298" table:style-name="ce19">
            <text:p>42</text:p>
          </table:table-cell>
          <table:table-cell office:value-type="float" office:value="46.1932313870767" table:style-name="ce19">
            <text:p>46</text:p>
          </table:table-cell>
          <table:table-cell office:value-type="float" office:value="54.511749848170403" table:style-name="ce19">
            <text:p>55</text:p>
          </table:table-cell>
          <table:table-cell office:value-type="float" office:value="56.8085039823982" table:style-name="ce19">
            <text:p>57</text:p>
          </table:table-cell>
          <table:table-cell office:value-type="float" office:value="52.390393960909897" table:style-name="ce19">
            <text:p>52</text:p>
          </table:table-cell>
          <table:table-cell office:value-type="float" office:value="53.532005405011503" table:style-name="ce19">
            <text:p>54</text:p>
          </table:table-cell>
          <table:table-cell office:value-type="float" office:value="46.876403000000003" table:style-name="ce19">
            <text:p>47</text:p>
          </table:table-cell>
          <table:table-cell office:value-type="float" office:value="38.126195000000003" table:style-name="ce19">
            <text:p>38</text:p>
          </table:table-cell>
          <table:table-cell office:value-type="float" office:value="33.785971706064899" table:style-name="ce19">
            <text:p>34</text:p>
          </table:table-cell>
          <table:table-cell office:value-type="float" office:value="31.604851660000001" table:style-name="ce19">
            <text:p>32</text:p>
          </table:table-cell>
          <table:table-cell office:value-type="float" office:value="32.369148000000003" table:style-name="ce19">
            <text:p>32</text:p>
          </table:table-cell>
          <table:table-cell office:value-type="float" office:value="31.979093281964499" table:style-name="ce19">
            <text:p>32</text:p>
          </table:table-cell>
          <table:table-cell office:value-type="float" office:value="32.505252752875499" table:style-name="ce19">
            <text:p>33</text:p>
          </table:table-cell>
          <table:table-cell office:value-type="float" office:value="33.202672503180501" table:style-name="ce19">
            <text:p>33</text:p>
          </table:table-cell>
          <table:table-cell office:value-type="float" office:value="31.230469939797299" table:style-name="ce19">
            <text:p>31</text:p>
          </table:table-cell>
          <table:table-cell office:value-type="float" office:value="32.231355585174498" table:style-name="ce19">
            <text:p>32</text:p>
          </table:table-cell>
          <table:table-cell office:value-type="float" office:value="31.652649411462701" table:style-name="ce19">
            <text:p>32</text:p>
          </table:table-cell>
          <table:table-cell office:value-type="float" office:value="34.055833580958797" table:style-name="ce19">
            <text:p>34</text:p>
          </table:table-cell>
          <table:table-cell office:value-type="float" office:value="35.302518070124002" table:style-name="ce19">
            <text:p>35</text:p>
          </table:table-cell>
          <table:table-cell office:value-type="float" office:value="32.996300522042603" table:style-name="ce19">
            <text:p>33</text:p>
          </table:table-cell>
          <table:table-cell office:value-type="float" office:value="38.615968612383199" table:style-name="ce19">
            <text:p>39</text:p>
          </table:table-cell>
          <table:table-cell office:value-type="float" office:value="37.955235446690303" table:style-name="ce19">
            <text:p>38</text:p>
          </table:table-cell>
          <table:table-cell office:value-type="float" office:value="45.499941608712497" table:style-name="ce19">
            <text:p>45</text:p>
          </table:table-cell>
          <table:table-cell office:value-type="float" office:value="41.574155228603502" table:style-name="ce19">
            <text:p>42</text:p>
          </table:table-cell>
          <table:table-cell office:value-type="float" office:value="44.801826695310702" table:style-name="ce19">
            <text:p>45</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Note 19]</text:p>
          </table:table-cell>
          <table:table-cell table:number-columns-repeated="16345"/>
        </table:table-row>
        <table:table-row table:style-name="ro3">
          <table:table-cell office:value-type="string" table:style-name="ce1">
            <text:p>Hardy plants and flowers nursery stock</text:p>
          </table:table-cell>
          <table:table-cell office:value-type="float" office:value="165.73392410718199" table:style-name="ce19">
            <text:p>166</text:p>
          </table:table-cell>
          <table:table-cell office:value-type="float" office:value="207.81111089775399" table:style-name="ce19">
            <text:p>208</text:p>
          </table:table-cell>
          <table:table-cell office:value-type="float" office:value="241.88937133707299" table:style-name="ce19">
            <text:p>242</text:p>
          </table:table-cell>
          <table:table-cell office:value-type="float" office:value="259.48832311044902" table:style-name="ce19">
            <text:p>259</text:p>
          </table:table-cell>
          <table:table-cell office:value-type="float" office:value="257.47878043312699" table:style-name="ce19">
            <text:p>257</text:p>
          </table:table-cell>
          <table:table-cell office:value-type="float" office:value="271.53726222342101" table:style-name="ce19">
            <text:p>272</text:p>
          </table:table-cell>
          <table:table-cell office:value-type="float" office:value="274.42037021749201" table:style-name="ce19">
            <text:p>274</text:p>
          </table:table-cell>
          <table:table-cell office:value-type="float" office:value="305.86270685748002" table:style-name="ce19">
            <text:p>306</text:p>
          </table:table-cell>
          <table:table-cell office:value-type="float" office:value="323.75404414428499" table:style-name="ce19">
            <text:p>324</text:p>
          </table:table-cell>
          <table:table-cell office:value-type="float" office:value="352.31838639072203" table:style-name="ce19">
            <text:p>352</text:p>
          </table:table-cell>
          <table:table-cell office:value-type="float" office:value="353.24252437146401" table:style-name="ce19">
            <text:p>353</text:p>
          </table:table-cell>
          <table:table-cell office:value-type="float" office:value="351.724675257059" table:style-name="ce19">
            <text:p>352</text:p>
          </table:table-cell>
          <table:table-cell office:value-type="float" office:value="400.450358335766" table:style-name="ce19">
            <text:p>400</text:p>
          </table:table-cell>
          <table:table-cell office:value-type="float" office:value="374.60165452826499" table:style-name="ce19">
            <text:p>375</text:p>
          </table:table-cell>
          <table:table-cell office:value-type="float" office:value="392.50579553589398" table:style-name="ce19">
            <text:p>393</text:p>
          </table:table-cell>
          <table:table-cell office:value-type="float" office:value="440.969095507774" table:style-name="ce19">
            <text:p>441</text:p>
          </table:table-cell>
          <table:table-cell office:value-type="float" office:value="456.425148080707" table:style-name="ce19">
            <text:p>456</text:p>
          </table:table-cell>
          <table:table-cell office:value-type="float" office:value="474.48485663119402" table:style-name="ce19">
            <text:p>474</text:p>
          </table:table-cell>
          <table:table-cell office:value-type="float" office:value="473.19230369116201" table:style-name="ce19">
            <text:p>473</text:p>
          </table:table-cell>
          <table:table-cell office:value-type="float" office:value="459.45848369404598" table:style-name="ce19">
            <text:p>459</text:p>
          </table:table-cell>
          <table:table-cell office:value-type="float" office:value="486.78432932018802" table:style-name="ce19">
            <text:p>487</text:p>
          </table:table-cell>
          <table:table-cell office:value-type="float" office:value="538.68416081943201" table:style-name="ce19">
            <text:p>539</text:p>
          </table:table-cell>
          <table:table-cell office:value-type="float" office:value="563.05329558258802" table:style-name="ce19">
            <text:p>563</text:p>
          </table:table-cell>
          <table:table-cell office:value-type="float" office:value="648.44418051811294" table:style-name="ce19">
            <text:p>648</text:p>
          </table:table-cell>
          <table:table-cell office:value-type="float" office:value="756.27252922313005" table:style-name="ce19">
            <text:p>756</text:p>
          </table:table-cell>
          <table:table-cell office:value-type="float" office:value="791.15159547383496" table:style-name="ce19">
            <text:p>791</text:p>
          </table:table-cell>
          <table:table-cell office:value-type="float" office:value="809.30597562634" table:style-name="ce19">
            <text:p>809</text:p>
          </table:table-cell>
          <table:table-cell office:value-type="float" office:value="795.97666847841901" table:style-name="ce19">
            <text:p>796</text:p>
          </table:table-cell>
          <table:table-cell office:value-type="float" office:value="782.78833839668505" table:style-name="ce19">
            <text:p>783</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table:style-name="ce18"/>
          <table:table-cell table:number-columns-repeated="16345"/>
        </table:table-row>
        <table:table-row table:style-name="ro3">
          <table:table-cell office:value-type="string" table:style-name="ce1">
            <text:p>Protected crops</text:p>
          </table:table-cell>
          <table:table-cell office:value-type="float" office:value="145.666537565704" table:style-name="ce19">
            <text:p>146</text:p>
          </table:table-cell>
          <table:table-cell office:value-type="float" office:value="179.730731639884" table:style-name="ce19">
            <text:p>180</text:p>
          </table:table-cell>
          <table:table-cell office:value-type="float" office:value="187.034986786677" table:style-name="ce19">
            <text:p>187</text:p>
          </table:table-cell>
          <table:table-cell office:value-type="float" office:value="209.214606544546" table:style-name="ce19">
            <text:p>209</text:p>
          </table:table-cell>
          <table:table-cell office:value-type="float" office:value="223.43601534319501" table:style-name="ce19">
            <text:p>223</text:p>
          </table:table-cell>
          <table:table-cell office:value-type="float" office:value="211.330194106449" table:style-name="ce19">
            <text:p>211</text:p>
          </table:table-cell>
          <table:table-cell office:value-type="float" office:value="238.48409546748101" table:style-name="ce19">
            <text:p>238</text:p>
          </table:table-cell>
          <table:table-cell office:value-type="float" office:value="246.267553648899" table:style-name="ce19">
            <text:p>246</text:p>
          </table:table-cell>
          <table:table-cell office:value-type="float" office:value="254.26808170733199" table:style-name="ce19">
            <text:p>254</text:p>
          </table:table-cell>
          <table:table-cell office:value-type="float" office:value="271.87282877670901" table:style-name="ce19">
            <text:p>272</text:p>
          </table:table-cell>
          <table:table-cell office:value-type="float" office:value="270.74693194908201" table:style-name="ce19">
            <text:p>271</text:p>
          </table:table-cell>
          <table:table-cell office:value-type="float" office:value="259.68365327951801" table:style-name="ce19">
            <text:p>260</text:p>
          </table:table-cell>
          <table:table-cell office:value-type="float" office:value="282.92309256878099" table:style-name="ce19">
            <text:p>283</text:p>
          </table:table-cell>
          <table:table-cell office:value-type="float" office:value="272.60800232998099" table:style-name="ce19">
            <text:p>273</text:p>
          </table:table-cell>
          <table:table-cell office:value-type="float" office:value="262.83412437972999" table:style-name="ce19">
            <text:p>263</text:p>
          </table:table-cell>
          <table:table-cell office:value-type="float" office:value="275.15174569999999" table:style-name="ce19">
            <text:p>275</text:p>
          </table:table-cell>
          <table:table-cell office:value-type="float" office:value="274.69133599999998" table:style-name="ce19">
            <text:p>275</text:p>
          </table:table-cell>
          <table:table-cell office:value-type="float" office:value="270.98415499999999" table:style-name="ce19">
            <text:p>271</text:p>
          </table:table-cell>
          <table:table-cell office:value-type="float" office:value="265.83265956431802" table:style-name="ce19">
            <text:p>266</text:p>
          </table:table-cell>
          <table:table-cell office:value-type="float" office:value="245.33979327181501" table:style-name="ce19">
            <text:p>245</text:p>
          </table:table-cell>
          <table:table-cell office:value-type="float" office:value="249.45593869751801" table:style-name="ce19">
            <text:p>249</text:p>
          </table:table-cell>
          <table:table-cell office:value-type="float" office:value="246.10813411904101" table:style-name="ce19">
            <text:p>246</text:p>
          </table:table-cell>
          <table:table-cell office:value-type="float" office:value="280.481868188124" table:style-name="ce19">
            <text:p>280</text:p>
          </table:table-cell>
          <table:table-cell office:value-type="float" office:value="314.05966977594102" table:style-name="ce19">
            <text:p>314</text:p>
          </table:table-cell>
          <table:table-cell office:value-type="float" office:value="319.01967980102597" table:style-name="ce19">
            <text:p>319</text:p>
          </table:table-cell>
          <table:table-cell office:value-type="float" office:value="313.37203409777999" table:style-name="ce19">
            <text:p>313</text:p>
          </table:table-cell>
          <table:table-cell office:value-type="float" office:value="335.75941754363799" table:style-name="ce19">
            <text:p>336</text:p>
          </table:table-cell>
          <table:table-cell office:value-type="float" office:value="328.30126329304801" table:style-name="ce19">
            <text:p>328</text:p>
          </table:table-cell>
          <table:table-cell office:value-type="float" office:value="321.02951182304997" table:style-name="ce19">
            <text:p>321</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table:style-name="ce18"/>
          <table:table-cell table:number-columns-repeated="16345"/>
        </table:table-row>
        <table:table-row table:style-name="ro3">
          <table:table-cell office:value-type="string" table:style-name="ce1">
            <text:p>Flowers and bulb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95.583015457344402" table:style-name="ce19">
            <text:p>96</text:p>
          </table:table-cell>
          <table:table-cell office:value-type="float" office:value="131.00297398055099" table:style-name="ce19">
            <text:p>131</text:p>
          </table:table-cell>
          <table:table-cell office:value-type="float" office:value="123.043599588578" table:style-name="ce19">
            <text:p>123</text:p>
          </table:table-cell>
          <table:table-cell office:value-type="float" office:value="125.998185401545" table:style-name="ce19">
            <text:p>126</text:p>
          </table:table-cell>
          <table:table-cell office:value-type="float" office:value="127.451583675348" table:style-name="ce19">
            <text:p>127</text:p>
          </table:table-cell>
          <table:table-cell office:value-type="float" office:value="128.55556244460601" table:style-name="ce19">
            <text:p>129</text:p>
          </table:table-cell>
          <table:table-cell office:value-type="float" office:value="165.40859599999999" table:style-name="ce19">
            <text:p>165</text:p>
          </table:table-cell>
          <table:table-cell office:value-type="float" office:value="179.475649" table:style-name="ce19">
            <text:p>179</text:p>
          </table:table-cell>
          <table:table-cell office:value-type="string" table:style-name="ce18">
            <text:p>[Note 19]</text:p>
          </table:table-cell>
          <table:table-cell table:number-columns-repeated="16345"/>
        </table:table-row>
        <table:table-row table:style-name="ro3">
          <table:table-cell office:value-type="string" table:style-name="ce1">
            <text:p>Pot plant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304.68829425593498" table:style-name="ce19">
            <text:p>305</text:p>
          </table:table-cell>
          <table:table-cell office:value-type="float" office:value="299.46404365081997" table:style-name="ce19">
            <text:p>299</text:p>
          </table:table-cell>
          <table:table-cell office:value-type="float" office:value="306.879187399633" table:style-name="ce19">
            <text:p>307</text:p>
          </table:table-cell>
          <table:table-cell office:value-type="float" office:value="316.93176816414098" table:style-name="ce19">
            <text:p>317</text:p>
          </table:table-cell>
          <table:table-cell office:value-type="float" office:value="283.373784824567" table:style-name="ce19">
            <text:p>283</text:p>
          </table:table-cell>
          <table:table-cell office:value-type="float" office:value="325.20421991901901" table:style-name="ce19">
            <text:p>325</text:p>
          </table:table-cell>
          <table:table-cell office:value-type="float" office:value="284.65347032" table:style-name="ce19">
            <text:p>285</text:p>
          </table:table-cell>
          <table:table-cell office:value-type="float" office:value="329.97474698000002" table:style-name="ce19">
            <text:p>330</text:p>
          </table:table-cell>
          <table:table-cell table:style-name="ce18"/>
          <table:table-cell table:number-columns-repeated="16345"/>
        </table:table-row>
        <table:table-row table:style-name="ro3">
          <table:table-cell office:value-type="string" table:style-name="ce1">
            <text:p>Hardy ornamental nursery stock</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850.84286966292404" table:style-name="ce19">
            <text:p>851</text:p>
          </table:table-cell>
          <table:table-cell office:value-type="float" office:value="892.25820458145995" table:style-name="ce19">
            <text:p>892</text:p>
          </table:table-cell>
          <table:table-cell office:value-type="float" office:value="942.86430611041897" table:style-name="ce19">
            <text:p>943</text:p>
          </table:table-cell>
          <table:table-cell office:value-type="float" office:value="975.473279611267" table:style-name="ce19">
            <text:p>975</text:p>
          </table:table-cell>
          <table:table-cell office:value-type="float" office:value="983.58019928378803" table:style-name="ce19">
            <text:p>984</text:p>
          </table:table-cell>
          <table:table-cell office:value-type="float" office:value="1108.09631415631" table:style-name="ce19">
            <text:p>1,108</text:p>
          </table:table-cell>
          <table:table-cell office:value-type="float" office:value="1088.2200418359" table:style-name="ce19">
            <text:p>1,088</text:p>
          </table:table-cell>
          <table:table-cell office:value-type="float" office:value="1176.7794156950699" table:style-name="ce19">
            <text:p>1,177</text:p>
          </table:table-cell>
          <table:table-cell table:style-name="ce18"/>
          <table:table-cell table:number-columns-repeated="16345"/>
        </table:table-row>
        <table:table-row table:style-name="ro8">
          <table:table-cell table:number-columns-repeated="16384" table:style-name="ce1"/>
        </table:table-row>
        <table:table-row table:style-name="ro1">
          <table:table-cell office:value-type="string" table:style-name="ce15">
            <text:p>Table 7.9b Plants and flowers trade (£ million)<text:s/></text:p>
          </table:table-cell>
          <table:table-cell table:number-columns-repeated="16383" table:style-name="ce38"/>
        </table:table-row>
        <table:table-row table:style-name="ro5">
          <table:table-cell office:value-type="string" table:style-name="ce16">
            <text:p>Trade</text:p>
          </table:table-cell>
          <table:table-cell office:value-type="string" table:style-name="ce17">
            <text:p>1987</text:p>
          </table:table-cell>
          <table:table-cell office:value-type="string" table:style-name="ce17">
            <text:p>1988</text:p>
          </table:table-cell>
          <table:table-cell office:value-type="string" table:style-name="ce17">
            <text:p>1989</text:p>
          </table:table-cell>
          <table:table-cell office:value-type="string" table:style-name="ce17">
            <text:p>1990</text:p>
          </table:table-cell>
          <table:table-cell office:value-type="string" table:style-name="ce17">
            <text:p>1991</text:p>
          </table:table-cell>
          <table:table-cell office:value-type="string" table:style-name="ce17">
            <text:p>1992</text:p>
          </table:table-cell>
          <table:table-cell office:value-type="string" table:style-name="ce17">
            <text:p>1993</text:p>
          </table:table-cell>
          <table:table-cell office:value-type="string" table:style-name="ce17">
            <text:p>1994</text:p>
          </table:table-cell>
          <table:table-cell office:value-type="string" table:style-name="ce17">
            <text:p>1995</text:p>
          </table:table-cell>
          <table:table-cell office:value-type="string" table:style-name="ce17">
            <text:p>1996</text:p>
          </table:table-cell>
          <table:table-cell office:value-type="string" table:style-name="ce17">
            <text:p>1997</text:p>
          </table:table-cell>
          <table:table-cell office:value-type="string" table:style-name="ce17">
            <text:p>1998</text:p>
          </table:table-cell>
          <table:table-cell office:value-type="string" table:style-name="ce17">
            <text:p>1999</text:p>
          </table:table-cell>
          <table:table-cell office:value-type="string" table:style-name="ce17">
            <text:p>2000</text:p>
          </table:table-cell>
          <table:table-cell office:value-type="string" table:style-name="ce17">
            <text:p>2001</text:p>
          </table:table-cell>
          <table:table-cell office:value-type="string" table:style-name="ce17">
            <text:p>2002</text:p>
          </table:table-cell>
          <table:table-cell office:value-type="string" table:style-name="ce17">
            <text:p>2003</text:p>
          </table:table-cell>
          <table:table-cell office:value-type="string" table:style-name="ce17">
            <text:p>2004</text:p>
          </table:table-cell>
          <table:table-cell office:value-type="string" table:style-name="ce17">
            <text:p>2005</text:p>
          </table:table-cell>
          <table:table-cell office:value-type="string" table:style-name="ce17">
            <text:p>2006</text:p>
          </table:table-cell>
          <table:table-cell office:value-type="string" table:style-name="ce17">
            <text:p>2007</text:p>
          </table:table-cell>
          <table:table-cell office:value-type="string" table:style-name="ce17">
            <text:p>2008</text:p>
          </table:table-cell>
          <table:table-cell office:value-type="string" table:style-name="ce17">
            <text:p>2009</text:p>
          </table:table-cell>
          <table:table-cell office:value-type="string" table:style-name="ce17">
            <text:p>2010</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office:value-type="string" table:style-name="ce17">
            <text:p>2015</text:p>
          </table:table-cell>
          <table:table-cell office:value-type="string" table:style-name="ce17">
            <text:p>2016</text:p>
          </table:table-cell>
          <table:table-cell office:value-type="string" table:style-name="ce17">
            <text:p>2017</text:p>
          </table:table-cell>
          <table:table-cell office:value-type="string" table:style-name="ce17">
            <text:p>2018</text:p>
          </table:table-cell>
          <table:table-cell office:value-type="string" table:style-name="ce17">
            <text:p>2019</text:p>
          </table:table-cell>
          <table:table-cell office:value-type="string" table:style-name="ce17">
            <text:p>2020</text:p>
          </table:table-cell>
          <table:table-cell office:value-type="string" table:style-name="ce17">
            <text:p>2021</text:p>
          </table:table-cell>
          <table:table-cell office:value-type="string" table:style-name="ce17">
            <text:p>2022</text:p>
          </table:table-cell>
          <table:table-cell office:value-type="string" table:style-name="ce17">
            <text:p>2023 (provisional)</text:p>
          </table:table-cell>
          <table:table-cell table:number-columns-repeated="16346" table:style-name="ce1"/>
        </table:table-row>
        <table:table-row table:style-name="ro3">
          <table:table-cell office:value-type="string" table:style-name="ce25">
            <text:p>Imports (exc. Channel Islands)</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float" office:value="337.73687100000001" table:style-name="ce26">
            <text:p>338</text:p>
          </table:table-cell>
          <table:table-cell office:value-type="float" office:value="367.82038599999998" table:style-name="ce26">
            <text:p>368</text:p>
          </table:table-cell>
          <table:table-cell office:value-type="float" office:value="428.91620799999998" table:style-name="ce26">
            <text:p>429</text:p>
          </table:table-cell>
          <table:table-cell office:value-type="float" office:value="461.48901499999999" table:style-name="ce26">
            <text:p>461</text:p>
          </table:table-cell>
          <table:table-cell office:value-type="float" office:value="433.31366500000001" table:style-name="ce26">
            <text:p>433</text:p>
          </table:table-cell>
          <table:table-cell office:value-type="float" office:value="487.41603300000003" table:style-name="ce26">
            <text:p>487</text:p>
          </table:table-cell>
          <table:table-cell office:value-type="float" office:value="530.71373000000006" table:style-name="ce26">
            <text:p>531</text:p>
          </table:table-cell>
          <table:table-cell office:value-type="float" office:value="544.05540599999995" table:style-name="ce26">
            <text:p>544</text:p>
          </table:table-cell>
          <table:table-cell office:value-type="float" office:value="569.21052999999995" table:style-name="ce26">
            <text:p>569</text:p>
          </table:table-cell>
          <table:table-cell office:value-type="float" office:value="676.94485699999996" table:style-name="ce26">
            <text:p>677</text:p>
          </table:table-cell>
          <table:table-cell office:value-type="float" office:value="848.75352899999996" table:style-name="ce26">
            <text:p>849</text:p>
          </table:table-cell>
          <table:table-cell office:value-type="float" office:value="862.41211299999998" table:style-name="ce26">
            <text:p>862</text:p>
          </table:table-cell>
          <table:table-cell office:value-type="float" office:value="846.06771400000002" table:style-name="ce26">
            <text:p>846</text:p>
          </table:table-cell>
          <table:table-cell office:value-type="float" office:value="873.551559" table:style-name="ce26">
            <text:p>874</text:p>
          </table:table-cell>
          <table:table-cell office:value-type="float" office:value="910.74584100000004" table:style-name="ce26">
            <text:p>911</text:p>
          </table:table-cell>
          <table:table-cell office:value-type="float" office:value="927.72664599999996" table:style-name="ce26">
            <text:p>928</text:p>
          </table:table-cell>
          <table:table-cell office:value-type="float" office:value="945.240318" table:style-name="ce26">
            <text:p>945</text:p>
          </table:table-cell>
          <table:table-cell office:value-type="float" office:value="920.59730000000002" table:style-name="ce26">
            <text:p>921</text:p>
          </table:table-cell>
          <table:table-cell office:value-type="float" office:value="976.59480900000005" table:style-name="ce26">
            <text:p>977</text:p>
          </table:table-cell>
          <table:table-cell office:value-type="float" office:value="1038.8083489999999" table:style-name="ce26">
            <text:p>1,039</text:p>
          </table:table-cell>
          <table:table-cell office:value-type="float" office:value="1052.854043" table:style-name="ce26">
            <text:p>1,053</text:p>
          </table:table-cell>
          <table:table-cell office:value-type="float" office:value="1078.5291099999999" table:style-name="ce26">
            <text:p>1,079</text:p>
          </table:table-cell>
          <table:table-cell office:value-type="float" office:value="1110.6375780000001" table:style-name="ce26">
            <text:p>1,111</text:p>
          </table:table-cell>
          <table:table-cell office:value-type="float" office:value="1067.1249660000001" table:style-name="ce26">
            <text:p>1,067</text:p>
          </table:table-cell>
          <table:table-cell office:value-type="float" office:value="1177.8900000000001" table:style-name="ce26">
            <text:p>1,178</text:p>
          </table:table-cell>
          <table:table-cell office:value-type="float" office:value="1198.55" table:style-name="ce26">
            <text:p>1,199</text:p>
          </table:table-cell>
          <table:table-cell office:value-type="float" office:value="1193.53" table:style-name="ce26">
            <text:p>1,194</text:p>
          </table:table-cell>
          <table:table-cell office:value-type="float" office:value="1227.68" table:style-name="ce26">
            <text:p>1,228</text:p>
          </table:table-cell>
          <table:table-cell office:value-type="float" office:value="1227.8699999999999" table:style-name="ce26">
            <text:p>1,228</text:p>
          </table:table-cell>
          <table:table-cell office:value-type="float" office:value="1257.624309" table:style-name="ce26">
            <text:p>1,258</text:p>
          </table:table-cell>
          <table:table-cell office:value-type="float" office:value="1534.486251" table:style-name="ce26">
            <text:p>1,534</text:p>
          </table:table-cell>
          <table:table-cell office:value-type="float" office:value="1457.300295" table:style-name="ce26">
            <text:p>1,457</text:p>
          </table:table-cell>
          <table:table-cell table:number-columns-repeated="16346" table:style-name="ce1"/>
        </table:table-row>
        <table:table-row table:style-name="ro3">
          <table:table-cell office:value-type="string" table:style-name="ce1">
            <text:p>Bulb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31.152408000000001" table:style-name="ce19">
            <text:p>31</text:p>
          </table:table-cell>
          <table:table-cell office:value-type="float" office:value="32.959060000000001" table:style-name="ce19">
            <text:p>33</text:p>
          </table:table-cell>
          <table:table-cell office:value-type="float" office:value="35.031643000000003" table:style-name="ce19">
            <text:p>35</text:p>
          </table:table-cell>
          <table:table-cell office:value-type="float" office:value="39.692999999999998" table:style-name="ce19">
            <text:p>40</text:p>
          </table:table-cell>
          <table:table-cell office:value-type="float" office:value="34.343224999999997" table:style-name="ce19">
            <text:p>34</text:p>
          </table:table-cell>
          <table:table-cell office:value-type="float" office:value="35.823788" table:style-name="ce19">
            <text:p>36</text:p>
          </table:table-cell>
          <table:table-cell office:value-type="float" office:value="39.357025" table:style-name="ce19">
            <text:p>39</text:p>
          </table:table-cell>
          <table:table-cell office:value-type="float" office:value="33.656410999999999" table:style-name="ce19">
            <text:p>34</text:p>
          </table:table-cell>
          <table:table-cell office:value-type="float" office:value="30.600110999999998" table:style-name="ce19">
            <text:p>31</text:p>
          </table:table-cell>
          <table:table-cell office:value-type="float" office:value="39.842103000000002" table:style-name="ce19">
            <text:p>40</text:p>
          </table:table-cell>
          <table:table-cell office:value-type="float" office:value="43.065925" table:style-name="ce19">
            <text:p>43</text:p>
          </table:table-cell>
          <table:table-cell office:value-type="float" office:value="43.431257000000002" table:style-name="ce19">
            <text:p>43</text:p>
          </table:table-cell>
          <table:table-cell office:value-type="float" office:value="47.688512000000003" table:style-name="ce19">
            <text:p>48</text:p>
          </table:table-cell>
          <table:table-cell office:value-type="float" office:value="52.760192000000004" table:style-name="ce19">
            <text:p>53</text:p>
          </table:table-cell>
          <table:table-cell office:value-type="float" office:value="52.356704000000001" table:style-name="ce19">
            <text:p>52</text:p>
          </table:table-cell>
          <table:table-cell office:value-type="float" office:value="52.791830999999902" table:style-name="ce19">
            <text:p>53</text:p>
          </table:table-cell>
          <table:table-cell office:value-type="float" office:value="57.694294999999997" table:style-name="ce19">
            <text:p>58</text:p>
          </table:table-cell>
          <table:table-cell office:value-type="float" office:value="57.791980000000002" table:style-name="ce19">
            <text:p>58</text:p>
          </table:table-cell>
          <table:table-cell office:value-type="float" office:value="62.500273" table:style-name="ce19">
            <text:p>63</text:p>
          </table:table-cell>
          <table:table-cell office:value-type="float" office:value="94.676010000000005" table:style-name="ce19">
            <text:p>95</text:p>
          </table:table-cell>
          <table:table-cell office:value-type="float" office:value="90.438872000000103" table:style-name="ce19">
            <text:p>90</text:p>
          </table:table-cell>
          <table:table-cell office:value-type="float" office:value="85.173365000000004" table:style-name="ce19">
            <text:p>85</text:p>
          </table:table-cell>
          <table:table-cell office:value-type="float" office:value="81.550061999999997" table:style-name="ce19">
            <text:p>82</text:p>
          </table:table-cell>
          <table:table-cell office:value-type="float" office:value="70.805188000000001" table:style-name="ce19">
            <text:p>71</text:p>
          </table:table-cell>
          <table:table-cell office:value-type="float" office:value="75.19" table:style-name="ce19">
            <text:p>75</text:p>
          </table:table-cell>
          <table:table-cell office:value-type="float" office:value="77" table:style-name="ce19">
            <text:p>77</text:p>
          </table:table-cell>
          <table:table-cell office:value-type="float" office:value="70.81" table:style-name="ce19">
            <text:p>71</text:p>
          </table:table-cell>
          <table:table-cell office:value-type="float" office:value="74.8" table:style-name="ce19">
            <text:p>75</text:p>
          </table:table-cell>
          <table:table-cell office:value-type="float" office:value="82.85" table:style-name="ce19">
            <text:p>83</text:p>
          </table:table-cell>
          <table:table-cell office:value-type="float" office:value="70.767821999999995" table:style-name="ce19">
            <text:p>71</text:p>
          </table:table-cell>
          <table:table-cell office:value-type="float" office:value="94.742129000000006" table:style-name="ce19">
            <text:p>95</text:p>
          </table:table-cell>
          <table:table-cell office:value-type="float" office:value="88.404898000000003" table:style-name="ce19">
            <text:p>88</text:p>
          </table:table-cell>
          <table:table-cell table:number-columns-repeated="16346"/>
        </table:table-row>
        <table:table-row table:style-name="ro3">
          <table:table-cell office:value-type="string" table:style-name="ce1">
            <text:p>Cut flower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72.992704" table:style-name="ce19">
            <text:p>173</text:p>
          </table:table-cell>
          <table:table-cell office:value-type="float" office:value="207.45511099999999" table:style-name="ce19">
            <text:p>207</text:p>
          </table:table-cell>
          <table:table-cell office:value-type="float" office:value="237.04209299999999" table:style-name="ce19">
            <text:p>237</text:p>
          </table:table-cell>
          <table:table-cell office:value-type="float" office:value="256.41870499999999" table:style-name="ce19">
            <text:p>256</text:p>
          </table:table-cell>
          <table:table-cell office:value-type="float" office:value="253.576007" table:style-name="ce19">
            <text:p>254</text:p>
          </table:table-cell>
          <table:table-cell office:value-type="float" office:value="296.05618900000002" table:style-name="ce19">
            <text:p>296</text:p>
          </table:table-cell>
          <table:table-cell office:value-type="float" office:value="322.76436000000001" table:style-name="ce19">
            <text:p>323</text:p>
          </table:table-cell>
          <table:table-cell office:value-type="float" office:value="330.399655" table:style-name="ce19">
            <text:p>330</text:p>
          </table:table-cell>
          <table:table-cell office:value-type="float" office:value="355.200895" table:style-name="ce19">
            <text:p>355</text:p>
          </table:table-cell>
          <table:table-cell office:value-type="float" office:value="413.29725200000001" table:style-name="ce19">
            <text:p>413</text:p>
          </table:table-cell>
          <table:table-cell office:value-type="float" office:value="548.88898400000005" table:style-name="ce19">
            <text:p>549</text:p>
          </table:table-cell>
          <table:table-cell office:value-type="float" office:value="552.190203" table:style-name="ce19">
            <text:p>552</text:p>
          </table:table-cell>
          <table:table-cell office:value-type="float" office:value="528.21592299999998" table:style-name="ce19">
            <text:p>528</text:p>
          </table:table-cell>
          <table:table-cell office:value-type="float" office:value="522.46707700000002" table:style-name="ce19">
            <text:p>522</text:p>
          </table:table-cell>
          <table:table-cell office:value-type="float" office:value="552.44381699999997" table:style-name="ce19">
            <text:p>552</text:p>
          </table:table-cell>
          <table:table-cell office:value-type="float" office:value="559.47642099999996" table:style-name="ce19">
            <text:p>559</text:p>
          </table:table-cell>
          <table:table-cell office:value-type="float" office:value="573.16818000000001" table:style-name="ce19">
            <text:p>573</text:p>
          </table:table-cell>
          <table:table-cell office:value-type="float" office:value="564.13201600000002" table:style-name="ce19">
            <text:p>564</text:p>
          </table:table-cell>
          <table:table-cell office:value-type="float" office:value="604.78748399999995" table:style-name="ce19">
            <text:p>605</text:p>
          </table:table-cell>
          <table:table-cell office:value-type="float" office:value="627.53329099999996" table:style-name="ce19">
            <text:p>628</text:p>
          </table:table-cell>
          <table:table-cell office:value-type="float" office:value="652.88781400000005" table:style-name="ce19">
            <text:p>653</text:p>
          </table:table-cell>
          <table:table-cell office:value-type="float" office:value="663.00006699999994" table:style-name="ce19">
            <text:p>663</text:p>
          </table:table-cell>
          <table:table-cell office:value-type="float" office:value="691.76081699999997" table:style-name="ce19">
            <text:p>692</text:p>
          </table:table-cell>
          <table:table-cell office:value-type="float" office:value="664.89841300000001" table:style-name="ce19">
            <text:p>665</text:p>
          </table:table-cell>
          <table:table-cell office:value-type="float" office:value="747.79" table:style-name="ce19">
            <text:p>748</text:p>
          </table:table-cell>
          <table:table-cell office:value-type="float" office:value="745.34" table:style-name="ce19">
            <text:p>745</text:p>
          </table:table-cell>
          <table:table-cell office:value-type="float" office:value="695.74" table:style-name="ce19">
            <text:p>696</text:p>
          </table:table-cell>
          <table:table-cell office:value-type="float" office:value="692.53" table:style-name="ce19">
            <text:p>693</text:p>
          </table:table-cell>
          <table:table-cell office:value-type="float" office:value="642.62" table:style-name="ce19">
            <text:p>643</text:p>
          </table:table-cell>
          <table:table-cell office:value-type="float" office:value="693.49005699999998" table:style-name="ce19">
            <text:p>693</text:p>
          </table:table-cell>
          <table:table-cell office:value-type="float" office:value="705.17080299999998" table:style-name="ce19">
            <text:p>705</text:p>
          </table:table-cell>
          <table:table-cell office:value-type="float" office:value="615.51374799999996" table:style-name="ce19">
            <text:p>616</text:p>
          </table:table-cell>
          <table:table-cell table:number-columns-repeated="16346"/>
        </table:table-row>
        <table:table-row table:style-name="ro3">
          <table:table-cell office:value-type="string" table:style-name="ce1">
            <text:p>Foliage</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4.585922999999999" table:style-name="ce19">
            <text:p>15</text:p>
          </table:table-cell>
          <table:table-cell office:value-type="float" office:value="13.093" table:style-name="ce19">
            <text:p>13</text:p>
          </table:table-cell>
          <table:table-cell office:value-type="float" office:value="13.685476" table:style-name="ce19">
            <text:p>14</text:p>
          </table:table-cell>
          <table:table-cell office:value-type="float" office:value="16.053142999999999" table:style-name="ce19">
            <text:p>16</text:p>
          </table:table-cell>
          <table:table-cell office:value-type="float" office:value="16.743607000000001" table:style-name="ce19">
            <text:p>17</text:p>
          </table:table-cell>
          <table:table-cell office:value-type="float" office:value="17.978657999999999" table:style-name="ce19">
            <text:p>18</text:p>
          </table:table-cell>
          <table:table-cell office:value-type="float" office:value="17.531262000000002" table:style-name="ce19">
            <text:p>18</text:p>
          </table:table-cell>
          <table:table-cell office:value-type="float" office:value="16.390215999999999" table:style-name="ce19">
            <text:p>16</text:p>
          </table:table-cell>
          <table:table-cell office:value-type="float" office:value="19.581617000000001" table:style-name="ce19">
            <text:p>20</text:p>
          </table:table-cell>
          <table:table-cell office:value-type="float" office:value="20.674703999999998" table:style-name="ce19">
            <text:p>21</text:p>
          </table:table-cell>
          <table:table-cell office:value-type="float" office:value="26.954214" table:style-name="ce19">
            <text:p>27</text:p>
          </table:table-cell>
          <table:table-cell office:value-type="float" office:value="26.98339" table:style-name="ce19">
            <text:p>27</text:p>
          </table:table-cell>
          <table:table-cell office:value-type="float" office:value="25.908684999999899" table:style-name="ce19">
            <text:p>26</text:p>
          </table:table-cell>
          <table:table-cell office:value-type="float" office:value="28.848400000000002" table:style-name="ce19">
            <text:p>29</text:p>
          </table:table-cell>
          <table:table-cell office:value-type="float" office:value="29.524985999999998" table:style-name="ce19">
            <text:p>30</text:p>
          </table:table-cell>
          <table:table-cell office:value-type="float" office:value="34.843299000000002" table:style-name="ce19">
            <text:p>35</text:p>
          </table:table-cell>
          <table:table-cell office:value-type="float" office:value="34.551377000000002" table:style-name="ce19">
            <text:p>35</text:p>
          </table:table-cell>
          <table:table-cell office:value-type="float" office:value="35.227640999999998" table:style-name="ce19">
            <text:p>35</text:p>
          </table:table-cell>
          <table:table-cell office:value-type="float" office:value="41.299774999999997" table:style-name="ce19">
            <text:p>41</text:p>
          </table:table-cell>
          <table:table-cell office:value-type="float" office:value="35.190703999999997" table:style-name="ce19">
            <text:p>35</text:p>
          </table:table-cell>
          <table:table-cell office:value-type="float" office:value="38.170780999999998" table:style-name="ce19">
            <text:p>38</text:p>
          </table:table-cell>
          <table:table-cell office:value-type="float" office:value="36.086118999999997" table:style-name="ce19">
            <text:p>36</text:p>
          </table:table-cell>
          <table:table-cell office:value-type="float" office:value="37.023963999999999" table:style-name="ce19">
            <text:p>37</text:p>
          </table:table-cell>
          <table:table-cell office:value-type="float" office:value="41.801873000000001" table:style-name="ce19">
            <text:p>42</text:p>
          </table:table-cell>
          <table:table-cell office:value-type="float" office:value="38.4" table:style-name="ce19">
            <text:p>38</text:p>
          </table:table-cell>
          <table:table-cell office:value-type="float" office:value="39.24" table:style-name="ce19">
            <text:p>39</text:p>
          </table:table-cell>
          <table:table-cell office:value-type="float" office:value="53.69" table:style-name="ce19">
            <text:p>54</text:p>
          </table:table-cell>
          <table:table-cell office:value-type="float" office:value="51.54" table:style-name="ce19">
            <text:p>52</text:p>
          </table:table-cell>
          <table:table-cell office:value-type="float" office:value="50.34" table:style-name="ce19">
            <text:p>50</text:p>
          </table:table-cell>
          <table:table-cell office:value-type="float" office:value="68.236871000000093" table:style-name="ce19">
            <text:p>68</text:p>
          </table:table-cell>
          <table:table-cell office:value-type="float" office:value="69.187630999999996" table:style-name="ce19">
            <text:p>69</text:p>
          </table:table-cell>
          <table:table-cell office:value-type="float" office:value="57.934470999999903" table:style-name="ce19">
            <text:p>58</text:p>
          </table:table-cell>
          <table:table-cell table:number-columns-repeated="16346"/>
        </table:table-row>
        <table:table-row table:style-name="ro3">
          <table:table-cell office:value-type="string" table:style-name="ce1">
            <text:p>Indoor plant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59.504736000000001" table:style-name="ce19">
            <text:p>60</text:p>
          </table:table-cell>
          <table:table-cell office:value-type="float" office:value="65.095293999999996" table:style-name="ce19">
            <text:p>65</text:p>
          </table:table-cell>
          <table:table-cell office:value-type="float" office:value="83.603386999999998" table:style-name="ce19">
            <text:p>84</text:p>
          </table:table-cell>
          <table:table-cell office:value-type="float" office:value="80.572663000000006" table:style-name="ce19">
            <text:p>81</text:p>
          </table:table-cell>
          <table:table-cell office:value-type="float" office:value="69.296320999999907" table:style-name="ce19">
            <text:p>69</text:p>
          </table:table-cell>
          <table:table-cell office:value-type="float" office:value="76.333748000000099" table:style-name="ce19">
            <text:p>76</text:p>
          </table:table-cell>
          <table:table-cell office:value-type="float" office:value="84.354279000000005" table:style-name="ce19">
            <text:p>84</text:p>
          </table:table-cell>
          <table:table-cell office:value-type="float" office:value="85.692352999999997" table:style-name="ce19">
            <text:p>86</text:p>
          </table:table-cell>
          <table:table-cell office:value-type="float" office:value="86.888698000000005" table:style-name="ce19">
            <text:p>87</text:p>
          </table:table-cell>
          <table:table-cell office:value-type="float" office:value="112.03309299999999" table:style-name="ce19">
            <text:p>112</text:p>
          </table:table-cell>
          <table:table-cell office:value-type="float" office:value="112.181273" table:style-name="ce19">
            <text:p>112</text:p>
          </table:table-cell>
          <table:table-cell office:value-type="float" office:value="99.787153000000103" table:style-name="ce19">
            <text:p>100</text:p>
          </table:table-cell>
          <table:table-cell office:value-type="float" office:value="102.252807" table:style-name="ce19">
            <text:p>102</text:p>
          </table:table-cell>
          <table:table-cell office:value-type="float" office:value="104.71691" table:style-name="ce19">
            <text:p>105</text:p>
          </table:table-cell>
          <table:table-cell office:value-type="float" office:value="104.156637" table:style-name="ce19">
            <text:p>104</text:p>
          </table:table-cell>
          <table:table-cell office:value-type="float" office:value="104.320393" table:style-name="ce19">
            <text:p>104</text:p>
          </table:table-cell>
          <table:table-cell office:value-type="float" office:value="107.16573" table:style-name="ce19">
            <text:p>107</text:p>
          </table:table-cell>
          <table:table-cell office:value-type="float" office:value="109.964231" table:style-name="ce19">
            <text:p>110</text:p>
          </table:table-cell>
          <table:table-cell office:value-type="float" office:value="120.694596" table:style-name="ce19">
            <text:p>121</text:p>
          </table:table-cell>
          <table:table-cell office:value-type="float" office:value="112.464316" table:style-name="ce19">
            <text:p>112</text:p>
          </table:table-cell>
          <table:table-cell office:value-type="float" office:value="106.962519" table:style-name="ce19">
            <text:p>107</text:p>
          </table:table-cell>
          <table:table-cell office:value-type="float" office:value="127.271254" table:style-name="ce19">
            <text:p>127</text:p>
          </table:table-cell>
          <table:table-cell office:value-type="float" office:value="135.65390500000001" table:style-name="ce19">
            <text:p>136</text:p>
          </table:table-cell>
          <table:table-cell office:value-type="float" office:value="127.218711" table:style-name="ce19">
            <text:p>127</text:p>
          </table:table-cell>
          <table:table-cell office:value-type="float" office:value="135.53" table:style-name="ce19">
            <text:p>136</text:p>
          </table:table-cell>
          <table:table-cell office:value-type="float" office:value="126.88" table:style-name="ce19">
            <text:p>127</text:p>
          </table:table-cell>
          <table:table-cell office:value-type="float" office:value="130.29" table:style-name="ce19">
            <text:p>130</text:p>
          </table:table-cell>
          <table:table-cell office:value-type="float" office:value="139.66" table:style-name="ce19">
            <text:p>140</text:p>
          </table:table-cell>
          <table:table-cell office:value-type="float" office:value="163.53" table:style-name="ce19">
            <text:p>164</text:p>
          </table:table-cell>
          <table:table-cell office:value-type="float" office:value="148.02930499999999" table:style-name="ce19">
            <text:p>148</text:p>
          </table:table-cell>
          <table:table-cell office:value-type="float" office:value="170.88437200000001" table:style-name="ce19">
            <text:p>171</text:p>
          </table:table-cell>
          <table:table-cell office:value-type="float" office:value="174.33329499999999" table:style-name="ce19">
            <text:p>174</text:p>
          </table:table-cell>
          <table:table-cell table:number-columns-repeated="16346"/>
        </table:table-row>
        <table:table-row table:style-name="ro3">
          <table:table-cell office:value-type="string" table:style-name="ce1">
            <text:p>Outdoor plant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40.253903000000001" table:style-name="ce19">
            <text:p>40</text:p>
          </table:table-cell>
          <table:table-cell office:value-type="float" office:value="29.228285" table:style-name="ce19">
            <text:p>29</text:p>
          </table:table-cell>
          <table:table-cell office:value-type="float" office:value="38.897582999999997" table:style-name="ce19">
            <text:p>39</text:p>
          </table:table-cell>
          <table:table-cell office:value-type="float" office:value="46.707841000000002" table:style-name="ce19">
            <text:p>47</text:p>
          </table:table-cell>
          <table:table-cell office:value-type="float" office:value="19.879659" table:style-name="ce19">
            <text:p>20</text:p>
          </table:table-cell>
          <table:table-cell office:value-type="float" office:value="18.714428999999999" table:style-name="ce19">
            <text:p>19</text:p>
          </table:table-cell>
          <table:table-cell office:value-type="float" office:value="24.611125999999999" table:style-name="ce19">
            <text:p>25</text:p>
          </table:table-cell>
          <table:table-cell office:value-type="float" office:value="29.13213" table:style-name="ce19">
            <text:p>29</text:p>
          </table:table-cell>
          <table:table-cell office:value-type="float" office:value="27.757757999999999" table:style-name="ce19">
            <text:p>28</text:p>
          </table:table-cell>
          <table:table-cell office:value-type="float" office:value="34.744456999999997" table:style-name="ce19">
            <text:p>35</text:p>
          </table:table-cell>
          <table:table-cell office:value-type="float" office:value="42.167917000000003" table:style-name="ce19">
            <text:p>42</text:p>
          </table:table-cell>
          <table:table-cell office:value-type="float" office:value="54.727198000000001" table:style-name="ce19">
            <text:p>55</text:p>
          </table:table-cell>
          <table:table-cell office:value-type="float" office:value="52.619610999999999" table:style-name="ce19">
            <text:p>53</text:p>
          </table:table-cell>
          <table:table-cell office:value-type="float" office:value="69.267368000000005" table:style-name="ce19">
            <text:p>69</text:p>
          </table:table-cell>
          <table:table-cell office:value-type="float" office:value="65.634286000000003" table:style-name="ce19">
            <text:p>66</text:p>
          </table:table-cell>
          <table:table-cell office:value-type="float" office:value="69.296119000000004" table:style-name="ce19">
            <text:p>69</text:p>
          </table:table-cell>
          <table:table-cell office:value-type="float" office:value="50.818708000000001" table:style-name="ce19">
            <text:p>51</text:p>
          </table:table-cell>
          <table:table-cell office:value-type="float" office:value="48.173636000000002" table:style-name="ce19">
            <text:p>48</text:p>
          </table:table-cell>
          <table:table-cell office:value-type="float" office:value="42.617643000000001" table:style-name="ce19">
            <text:p>43</text:p>
          </table:table-cell>
          <table:table-cell office:value-type="float" office:value="58.728870999999998" table:style-name="ce19">
            <text:p>59</text:p>
          </table:table-cell>
          <table:table-cell office:value-type="float" office:value="55.136253000000004" table:style-name="ce19">
            <text:p>55</text:p>
          </table:table-cell>
          <table:table-cell office:value-type="float" office:value="58.434972000000002" table:style-name="ce19">
            <text:p>58</text:p>
          </table:table-cell>
          <table:table-cell office:value-type="float" office:value="66.148869000000005" table:style-name="ce19">
            <text:p>66</text:p>
          </table:table-cell>
          <table:table-cell office:value-type="float" office:value="62.326158999999997" table:style-name="ce19">
            <text:p>62</text:p>
          </table:table-cell>
          <table:table-cell office:value-type="float" office:value="73.84" table:style-name="ce19">
            <text:p>74</text:p>
          </table:table-cell>
          <table:table-cell office:value-type="float" office:value="80.489999999999995" table:style-name="ce19">
            <text:p>80</text:p>
          </table:table-cell>
          <table:table-cell office:value-type="float" office:value="84.87" table:style-name="ce19">
            <text:p>85</text:p>
          </table:table-cell>
          <table:table-cell office:value-type="float" office:value="89.96" table:style-name="ce19">
            <text:p>90</text:p>
          </table:table-cell>
          <table:table-cell office:value-type="float" office:value="93.87" table:style-name="ce19">
            <text:p>94</text:p>
          </table:table-cell>
          <table:table-cell office:value-type="float" office:value="106.670564" table:style-name="ce19">
            <text:p>107</text:p>
          </table:table-cell>
          <table:table-cell office:value-type="float" office:value="148.29730799999999" table:style-name="ce19">
            <text:p>148</text:p>
          </table:table-cell>
          <table:table-cell office:value-type="float" office:value="154.47149899999999" table:style-name="ce19">
            <text:p>154</text:p>
          </table:table-cell>
          <table:table-cell table:number-columns-repeated="16346"/>
        </table:table-row>
        <table:table-row table:style-name="ro3">
          <table:table-cell office:value-type="string" table:style-name="ce1">
            <text:p>Tree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5.6771310000000001" table:style-name="ce19">
            <text:p>6</text:p>
          </table:table-cell>
          <table:table-cell office:value-type="float" office:value="7.5185849999999999" table:style-name="ce19">
            <text:p>8</text:p>
          </table:table-cell>
          <table:table-cell office:value-type="float" office:value="8.3742529999999995" table:style-name="ce19">
            <text:p>8</text:p>
          </table:table-cell>
          <table:table-cell office:value-type="float" office:value="6.4493400000000003" table:style-name="ce19">
            <text:p>6</text:p>
          </table:table-cell>
          <table:table-cell office:value-type="float" office:value="22.133417000000001" table:style-name="ce19">
            <text:p>22</text:p>
          </table:table-cell>
          <table:table-cell office:value-type="float" office:value="21.895009000000002" table:style-name="ce19">
            <text:p>22</text:p>
          </table:table-cell>
          <table:table-cell office:value-type="float" office:value="25.484590000000001" table:style-name="ce19">
            <text:p>25</text:p>
          </table:table-cell>
          <table:table-cell office:value-type="float" office:value="30.555572999999999" table:style-name="ce19">
            <text:p>31</text:p>
          </table:table-cell>
          <table:table-cell office:value-type="float" office:value="29.955808000000001" table:style-name="ce19">
            <text:p>30</text:p>
          </table:table-cell>
          <table:table-cell office:value-type="float" office:value="33.636620999999998" table:style-name="ce19">
            <text:p>34</text:p>
          </table:table-cell>
          <table:table-cell office:value-type="float" office:value="46.766488000000003" table:style-name="ce19">
            <text:p>47</text:p>
          </table:table-cell>
          <table:table-cell office:value-type="float" office:value="51.806914999999996" table:style-name="ce19">
            <text:p>52</text:p>
          </table:table-cell>
          <table:table-cell office:value-type="float" office:value="57.420245000000101" table:style-name="ce19">
            <text:p>57</text:p>
          </table:table-cell>
          <table:table-cell office:value-type="float" office:value="64.420185000000103" table:style-name="ce19">
            <text:p>64</text:p>
          </table:table-cell>
          <table:table-cell office:value-type="float" office:value="70.503451999999996" table:style-name="ce19">
            <text:p>71</text:p>
          </table:table-cell>
          <table:table-cell office:value-type="float" office:value="72.161758000000006" table:style-name="ce19">
            <text:p>72</text:p>
          </table:table-cell>
          <table:table-cell office:value-type="float" office:value="81.223797000000005" table:style-name="ce19">
            <text:p>81</text:p>
          </table:table-cell>
          <table:table-cell office:value-type="float" office:value="66.331306999999896" table:style-name="ce19">
            <text:p>66</text:p>
          </table:table-cell>
          <table:table-cell office:value-type="float" office:value="63.409443000000003" table:style-name="ce19">
            <text:p>63</text:p>
          </table:table-cell>
          <table:table-cell office:value-type="float" office:value="67.990508000000005" table:style-name="ce19">
            <text:p>68</text:p>
          </table:table-cell>
          <table:table-cell office:value-type="float" office:value="62.509048000000099" table:style-name="ce19">
            <text:p>63</text:p>
          </table:table-cell>
          <table:table-cell office:value-type="float" office:value="62.357211999999997" table:style-name="ce19">
            <text:p>62</text:p>
          </table:table-cell>
          <table:table-cell office:value-type="float" office:value="54.907114999999997" table:style-name="ce19">
            <text:p>55</text:p>
          </table:table-cell>
          <table:table-cell office:value-type="float" office:value="56.485677000000003" table:style-name="ce19">
            <text:p>56</text:p>
          </table:table-cell>
          <table:table-cell office:value-type="float" office:value="51.55" table:style-name="ce19">
            <text:p>52</text:p>
          </table:table-cell>
          <table:table-cell office:value-type="float" office:value="67.17" table:style-name="ce19">
            <text:p>67</text:p>
          </table:table-cell>
          <table:table-cell office:value-type="float" office:value="82.35" table:style-name="ce19">
            <text:p>82</text:p>
          </table:table-cell>
          <table:table-cell office:value-type="float" office:value="98.04" table:style-name="ce19">
            <text:p>98</text:p>
          </table:table-cell>
          <table:table-cell office:value-type="float" office:value="104.26" table:style-name="ce19">
            <text:p>104</text:p>
          </table:table-cell>
          <table:table-cell office:value-type="float" office:value="109.836393" table:style-name="ce19">
            <text:p>110</text:p>
          </table:table-cell>
          <table:table-cell office:value-type="float" office:value="242.23836900000001" table:style-name="ce19">
            <text:p>242</text:p>
          </table:table-cell>
          <table:table-cell office:value-type="float" office:value="263.306488" table:style-name="ce19">
            <text:p>263</text:p>
          </table:table-cell>
          <table:table-cell table:number-columns-repeated="16346"/>
        </table:table-row>
        <table:table-row table:style-name="ro3">
          <table:table-cell office:value-type="string" table:style-name="ce1">
            <text:p>Other import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3.570066000000001" table:style-name="ce19">
            <text:p>14</text:p>
          </table:table-cell>
          <table:table-cell office:value-type="float" office:value="12.471050999999999" table:style-name="ce19">
            <text:p>12</text:p>
          </table:table-cell>
          <table:table-cell office:value-type="float" office:value="12.281772999999999" table:style-name="ce19">
            <text:p>12</text:p>
          </table:table-cell>
          <table:table-cell office:value-type="float" office:value="15.594322999999999" table:style-name="ce19">
            <text:p>16</text:p>
          </table:table-cell>
          <table:table-cell office:value-type="float" office:value="17.341429000000002" table:style-name="ce19">
            <text:p>17</text:p>
          </table:table-cell>
          <table:table-cell office:value-type="float" office:value="20.614211999999899" table:style-name="ce19">
            <text:p>21</text:p>
          </table:table-cell>
          <table:table-cell office:value-type="float" office:value="16.611087999999999" table:style-name="ce19">
            <text:p>17</text:p>
          </table:table-cell>
          <table:table-cell office:value-type="float" office:value="18.229068000000002" table:style-name="ce19">
            <text:p>18</text:p>
          </table:table-cell>
          <table:table-cell office:value-type="float" office:value="19.225643000000002" table:style-name="ce19">
            <text:p>19</text:p>
          </table:table-cell>
          <table:table-cell office:value-type="float" office:value="22.716626999999999" table:style-name="ce19">
            <text:p>23</text:p>
          </table:table-cell>
          <table:table-cell office:value-type="float" office:value="28.728728" table:style-name="ce19">
            <text:p>29</text:p>
          </table:table-cell>
          <table:table-cell office:value-type="float" office:value="33.485996999999998" table:style-name="ce19">
            <text:p>33</text:p>
          </table:table-cell>
          <table:table-cell office:value-type="float" office:value="31.961931" table:style-name="ce19">
            <text:p>32</text:p>
          </table:table-cell>
          <table:table-cell office:value-type="float" office:value="31.071427" table:style-name="ce19">
            <text:p>31</text:p>
          </table:table-cell>
          <table:table-cell office:value-type="float" office:value="36.125959000000002" table:style-name="ce19">
            <text:p>36</text:p>
          </table:table-cell>
          <table:table-cell office:value-type="float" office:value="34.836824999999997" table:style-name="ce19">
            <text:p>35</text:p>
          </table:table-cell>
          <table:table-cell office:value-type="float" office:value="40.618231000000002" table:style-name="ce19">
            <text:p>41</text:p>
          </table:table-cell>
          <table:table-cell office:value-type="float" office:value="38.976489000000001" table:style-name="ce19">
            <text:p>39</text:p>
          </table:table-cell>
          <table:table-cell office:value-type="float" office:value="41.285595000000001" table:style-name="ce19">
            <text:p>41</text:p>
          </table:table-cell>
          <table:table-cell office:value-type="float" office:value="42.224648999999999" table:style-name="ce19">
            <text:p>42</text:p>
          </table:table-cell>
          <table:table-cell office:value-type="float" office:value="46.748756" table:style-name="ce19">
            <text:p>47</text:p>
          </table:table-cell>
          <table:table-cell office:value-type="float" office:value="46.206121000000003" table:style-name="ce19">
            <text:p>46</text:p>
          </table:table-cell>
          <table:table-cell office:value-type="float" office:value="43.592846000000002" table:style-name="ce19">
            <text:p>44</text:p>
          </table:table-cell>
          <table:table-cell office:value-type="float" office:value="43.588945000000002" table:style-name="ce19">
            <text:p>44</text:p>
          </table:table-cell>
          <table:table-cell office:value-type="float" office:value="55.59" table:style-name="ce19">
            <text:p>56</text:p>
          </table:table-cell>
          <table:table-cell office:value-type="float" office:value="62.43" table:style-name="ce19">
            <text:p>62</text:p>
          </table:table-cell>
          <table:table-cell office:value-type="float" office:value="75.78" table:style-name="ce19">
            <text:p>76</text:p>
          </table:table-cell>
          <table:table-cell office:value-type="float" office:value="81.150000000000006" table:style-name="ce19">
            <text:p>81</text:p>
          </table:table-cell>
          <table:table-cell office:value-type="float" office:value="90.4" table:style-name="ce19">
            <text:p>90</text:p>
          </table:table-cell>
          <table:table-cell office:value-type="float" office:value="60.593297" table:style-name="ce19">
            <text:p>61</text:p>
          </table:table-cell>
          <table:table-cell office:value-type="float" office:value="103.965639" table:style-name="ce19">
            <text:p>104</text:p>
          </table:table-cell>
          <table:table-cell office:value-type="float" office:value="103.33589600000001" table:style-name="ce19">
            <text:p>103</text:p>
          </table:table-cell>
          <table:table-cell table:number-columns-repeated="16346"/>
        </table:table-row>
        <table:table-row table:style-name="ro2">
          <table:table-cell office:value-type="string" table:style-name="ce25">
            <text:p>Exports</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float" office:value="31.316558000000001" table:style-name="ce26">
            <text:p>31</text:p>
          </table:table-cell>
          <table:table-cell office:value-type="float" office:value="25.626045000000001" table:style-name="ce26">
            <text:p>26</text:p>
          </table:table-cell>
          <table:table-cell office:value-type="float" office:value="32.680877000000002" table:style-name="ce26">
            <text:p>33</text:p>
          </table:table-cell>
          <table:table-cell office:value-type="float" office:value="36.517907000000001" table:style-name="ce26">
            <text:p>37</text:p>
          </table:table-cell>
          <table:table-cell office:value-type="float" office:value="32.453803000000001" table:style-name="ce26">
            <text:p>32</text:p>
          </table:table-cell>
          <table:table-cell office:value-type="float" office:value="31.756819" table:style-name="ce26">
            <text:p>32</text:p>
          </table:table-cell>
          <table:table-cell office:value-type="float" office:value="31.011233000000001" table:style-name="ce26">
            <text:p>31</text:p>
          </table:table-cell>
          <table:table-cell office:value-type="float" office:value="30.559383" table:style-name="ce26">
            <text:p>31</text:p>
          </table:table-cell>
          <table:table-cell office:value-type="float" office:value="35.744602" table:style-name="ce26">
            <text:p>36</text:p>
          </table:table-cell>
          <table:table-cell office:value-type="float" office:value="37.845593999999998" table:style-name="ce26">
            <text:p>38</text:p>
          </table:table-cell>
          <table:table-cell office:value-type="float" office:value="33.435431999999999" table:style-name="ce26">
            <text:p>33</text:p>
          </table:table-cell>
          <table:table-cell office:value-type="float" office:value="40.978912000000001" table:style-name="ce26">
            <text:p>41</text:p>
          </table:table-cell>
          <table:table-cell office:value-type="float" office:value="40.031771999999997" table:style-name="ce26">
            <text:p>40</text:p>
          </table:table-cell>
          <table:table-cell office:value-type="float" office:value="44.038263999999998" table:style-name="ce26">
            <text:p>44</text:p>
          </table:table-cell>
          <table:table-cell office:value-type="float" office:value="47.288896000000001" table:style-name="ce26">
            <text:p>47</text:p>
          </table:table-cell>
          <table:table-cell office:value-type="float" office:value="45.176732999999999" table:style-name="ce26">
            <text:p>45</text:p>
          </table:table-cell>
          <table:table-cell office:value-type="float" office:value="48.226619999999997" table:style-name="ce26">
            <text:p>48</text:p>
          </table:table-cell>
          <table:table-cell office:value-type="float" office:value="50.891216999999997" table:style-name="ce26">
            <text:p>51</text:p>
          </table:table-cell>
          <table:table-cell office:value-type="float" office:value="49.018452000000003" table:style-name="ce26">
            <text:p>49</text:p>
          </table:table-cell>
          <table:table-cell office:value-type="float" office:value="58.813946000000001" table:style-name="ce26">
            <text:p>59</text:p>
          </table:table-cell>
          <table:table-cell office:value-type="float" office:value="46.780200000000001" table:style-name="ce26">
            <text:p>47</text:p>
          </table:table-cell>
          <table:table-cell office:value-type="float" office:value="61.161527" table:style-name="ce26">
            <text:p>61</text:p>
          </table:table-cell>
          <table:table-cell office:value-type="float" office:value="56.072274999999998" table:style-name="ce26">
            <text:p>56</text:p>
          </table:table-cell>
          <table:table-cell office:value-type="float" office:value="55.017510000000001" table:style-name="ce26">
            <text:p>55</text:p>
          </table:table-cell>
          <table:table-cell office:value-type="float" office:value="65.91" table:style-name="ce26">
            <text:p>66</text:p>
          </table:table-cell>
          <table:table-cell office:value-type="float" office:value="82.68" table:style-name="ce26">
            <text:p>83</text:p>
          </table:table-cell>
          <table:table-cell office:value-type="float" office:value="79.91" table:style-name="ce26">
            <text:p>80</text:p>
          </table:table-cell>
          <table:table-cell office:value-type="float" office:value="76.430000000000007" table:style-name="ce26">
            <text:p>76</text:p>
          </table:table-cell>
          <table:table-cell office:value-type="float" office:value="68.37" table:style-name="ce26">
            <text:p>68</text:p>
          </table:table-cell>
          <table:table-cell office:value-type="float" office:value="55.530417999999997" table:style-name="ce26">
            <text:p>56</text:p>
          </table:table-cell>
          <table:table-cell office:value-type="float" office:value="49.080174999999997" table:style-name="ce26">
            <text:p>49</text:p>
          </table:table-cell>
          <table:table-cell office:value-type="float" office:value="53.617986000000002" table:style-name="ce26">
            <text:p>54</text:p>
          </table:table-cell>
          <table:table-cell table:number-columns-repeated="16346"/>
        </table:table-row>
        <table:table-row table:style-name="ro3">
          <table:table-cell office:value-type="string" table:style-name="ce1">
            <text:p>Bulb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6.5482509999999996" table:style-name="ce19">
            <text:p>7</text:p>
          </table:table-cell>
          <table:table-cell office:value-type="float" office:value="5.7604810000000004" table:style-name="ce19">
            <text:p>6</text:p>
          </table:table-cell>
          <table:table-cell office:value-type="float" office:value="8.0309469999999994" table:style-name="ce19">
            <text:p>8</text:p>
          </table:table-cell>
          <table:table-cell office:value-type="float" office:value="8.6712729999999993" table:style-name="ce19">
            <text:p>9</text:p>
          </table:table-cell>
          <table:table-cell office:value-type="float" office:value="8.0293500000000009" table:style-name="ce19">
            <text:p>8</text:p>
          </table:table-cell>
          <table:table-cell office:value-type="float" office:value="7.9445860000000001" table:style-name="ce19">
            <text:p>8</text:p>
          </table:table-cell>
          <table:table-cell office:value-type="float" office:value="9.4512520000000002" table:style-name="ce19">
            <text:p>9</text:p>
          </table:table-cell>
          <table:table-cell office:value-type="float" office:value="7.1976870000000002" table:style-name="ce19">
            <text:p>7</text:p>
          </table:table-cell>
          <table:table-cell office:value-type="float" office:value="7.2091630000000002" table:style-name="ce19">
            <text:p>7</text:p>
          </table:table-cell>
          <table:table-cell office:value-type="float" office:value="7.1137740000000003" table:style-name="ce19">
            <text:p>7</text:p>
          </table:table-cell>
          <table:table-cell office:value-type="float" office:value="5.9145430000000001" table:style-name="ce19">
            <text:p>6</text:p>
          </table:table-cell>
          <table:table-cell office:value-type="float" office:value="7.6225829999999997" table:style-name="ce19">
            <text:p>8</text:p>
          </table:table-cell>
          <table:table-cell office:value-type="float" office:value="7.5596519999999998" table:style-name="ce19">
            <text:p>8</text:p>
          </table:table-cell>
          <table:table-cell office:value-type="float" office:value="7.439953" table:style-name="ce19">
            <text:p>7</text:p>
          </table:table-cell>
          <table:table-cell office:value-type="float" office:value="8.3781979999999994" table:style-name="ce19">
            <text:p>8</text:p>
          </table:table-cell>
          <table:table-cell office:value-type="float" office:value="9.7666330000000006" table:style-name="ce19">
            <text:p>10</text:p>
          </table:table-cell>
          <table:table-cell office:value-type="float" office:value="10.004477" table:style-name="ce19">
            <text:p>10</text:p>
          </table:table-cell>
          <table:table-cell office:value-type="float" office:value="9.1463889999999992" table:style-name="ce19">
            <text:p>9</text:p>
          </table:table-cell>
          <table:table-cell office:value-type="float" office:value="10.027944" table:style-name="ce19">
            <text:p>10</text:p>
          </table:table-cell>
          <table:table-cell office:value-type="float" office:value="12.762373999999999" table:style-name="ce19">
            <text:p>13</text:p>
          </table:table-cell>
          <table:table-cell office:value-type="float" office:value="10.86434" table:style-name="ce19">
            <text:p>11</text:p>
          </table:table-cell>
          <table:table-cell office:value-type="float" office:value="9.0702949999999998" table:style-name="ce19">
            <text:p>9</text:p>
          </table:table-cell>
          <table:table-cell office:value-type="float" office:value="7.0897139999999998" table:style-name="ce19">
            <text:p>7</text:p>
          </table:table-cell>
          <table:table-cell office:value-type="float" office:value="5.4279859999999998" table:style-name="ce19">
            <text:p>5</text:p>
          </table:table-cell>
          <table:table-cell office:value-type="float" office:value="5.31" table:style-name="ce19">
            <text:p>5</text:p>
          </table:table-cell>
          <table:table-cell office:value-type="float" office:value="5.91" table:style-name="ce19">
            <text:p>6</text:p>
          </table:table-cell>
          <table:table-cell office:value-type="float" office:value="7.12" table:style-name="ce19">
            <text:p>7</text:p>
          </table:table-cell>
          <table:table-cell office:value-type="float" office:value="7.74" table:style-name="ce19">
            <text:p>8</text:p>
          </table:table-cell>
          <table:table-cell office:value-type="float" office:value="6.85" table:style-name="ce19">
            <text:p>7</text:p>
          </table:table-cell>
          <table:table-cell office:value-type="float" office:value="7.3749539999999998" table:style-name="ce19">
            <text:p>7</text:p>
          </table:table-cell>
          <table:table-cell office:value-type="float" office:value="8.4783410000000003" table:style-name="ce19">
            <text:p>8</text:p>
          </table:table-cell>
          <table:table-cell office:value-type="float" office:value="7.5141609999999996" table:style-name="ce19">
            <text:p>8</text:p>
          </table:table-cell>
          <table:table-cell table:number-columns-repeated="16346"/>
        </table:table-row>
        <table:table-row table:style-name="ro3">
          <table:table-cell office:value-type="string" table:style-name="ce1">
            <text:p>Cut flower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0.744495000000001" table:style-name="ce19">
            <text:p>11</text:p>
          </table:table-cell>
          <table:table-cell office:value-type="float" office:value="11.752514" table:style-name="ce19">
            <text:p>12</text:p>
          </table:table-cell>
          <table:table-cell office:value-type="float" office:value="12.391232" table:style-name="ce19">
            <text:p>12</text:p>
          </table:table-cell>
          <table:table-cell office:value-type="float" office:value="15.621548000000001" table:style-name="ce19">
            <text:p>16</text:p>
          </table:table-cell>
          <table:table-cell office:value-type="float" office:value="13.967157" table:style-name="ce19">
            <text:p>14</text:p>
          </table:table-cell>
          <table:table-cell office:value-type="float" office:value="12.935269999999999" table:style-name="ce19">
            <text:p>13</text:p>
          </table:table-cell>
          <table:table-cell office:value-type="float" office:value="11.438003999999999" table:style-name="ce19">
            <text:p>11</text:p>
          </table:table-cell>
          <table:table-cell office:value-type="float" office:value="14.497362000000001" table:style-name="ce19">
            <text:p>14</text:p>
          </table:table-cell>
          <table:table-cell office:value-type="float" office:value="18.620578999999999" table:style-name="ce19">
            <text:p>19</text:p>
          </table:table-cell>
          <table:table-cell office:value-type="float" office:value="21.041951999999998" table:style-name="ce19">
            <text:p>21</text:p>
          </table:table-cell>
          <table:table-cell office:value-type="float" office:value="17.986671000000001" table:style-name="ce19">
            <text:p>18</text:p>
          </table:table-cell>
          <table:table-cell office:value-type="float" office:value="23.312666" table:style-name="ce19">
            <text:p>23</text:p>
          </table:table-cell>
          <table:table-cell office:value-type="float" office:value="18.574874999999999" table:style-name="ce19">
            <text:p>19</text:p>
          </table:table-cell>
          <table:table-cell office:value-type="float" office:value="22.417801999999998" table:style-name="ce19">
            <text:p>22</text:p>
          </table:table-cell>
          <table:table-cell office:value-type="float" office:value="23.046973000000001" table:style-name="ce19">
            <text:p>23</text:p>
          </table:table-cell>
          <table:table-cell office:value-type="float" office:value="17.243468" table:style-name="ce19">
            <text:p>17</text:p>
          </table:table-cell>
          <table:table-cell office:value-type="float" office:value="17.18871" table:style-name="ce19">
            <text:p>17</text:p>
          </table:table-cell>
          <table:table-cell office:value-type="float" office:value="19.450970999999999" table:style-name="ce19">
            <text:p>19</text:p>
          </table:table-cell>
          <table:table-cell office:value-type="float" office:value="16.059512000000002" table:style-name="ce19">
            <text:p>16</text:p>
          </table:table-cell>
          <table:table-cell office:value-type="float" office:value="22.309958999999999" table:style-name="ce19">
            <text:p>22</text:p>
          </table:table-cell>
          <table:table-cell office:value-type="float" office:value="13.550443" table:style-name="ce19">
            <text:p>14</text:p>
          </table:table-cell>
          <table:table-cell office:value-type="float" office:value="25.983796999999999" table:style-name="ce19">
            <text:p>26</text:p>
          </table:table-cell>
          <table:table-cell office:value-type="float" office:value="23.899501000000001" table:style-name="ce19">
            <text:p>24</text:p>
          </table:table-cell>
          <table:table-cell office:value-type="float" office:value="22.791737000000001" table:style-name="ce19">
            <text:p>23</text:p>
          </table:table-cell>
          <table:table-cell office:value-type="float" office:value="28.94" table:style-name="ce19">
            <text:p>29</text:p>
          </table:table-cell>
          <table:table-cell office:value-type="float" office:value="39.729999999999997" table:style-name="ce19">
            <text:p>40</text:p>
          </table:table-cell>
          <table:table-cell office:value-type="float" office:value="38.840000000000003" table:style-name="ce19">
            <text:p>39</text:p>
          </table:table-cell>
          <table:table-cell office:value-type="float" office:value="32.64" table:style-name="ce19">
            <text:p>33</text:p>
          </table:table-cell>
          <table:table-cell office:value-type="float" office:value="25.82" table:style-name="ce19">
            <text:p>26</text:p>
          </table:table-cell>
          <table:table-cell office:value-type="float" office:value="22.175597" table:style-name="ce19">
            <text:p>22</text:p>
          </table:table-cell>
          <table:table-cell office:value-type="float" office:value="23.220907" table:style-name="ce19">
            <text:p>23</text:p>
          </table:table-cell>
          <table:table-cell office:value-type="float" office:value="21.364826000000001" table:style-name="ce19">
            <text:p>21</text:p>
          </table:table-cell>
          <table:table-cell table:number-columns-repeated="16346"/>
        </table:table-row>
        <table:table-row table:style-name="ro3">
          <table:table-cell office:value-type="string" table:style-name="ce1">
            <text:p>Foliage</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2.0889869999999999" table:style-name="ce19">
            <text:p>2</text:p>
          </table:table-cell>
          <table:table-cell office:value-type="float" office:value="1.393791" table:style-name="ce19">
            <text:p>1</text:p>
          </table:table-cell>
          <table:table-cell office:value-type="float" office:value="3.5115400000000001" table:style-name="ce19">
            <text:p>4</text:p>
          </table:table-cell>
          <table:table-cell office:value-type="float" office:value="3.492375" table:style-name="ce19">
            <text:p>3</text:p>
          </table:table-cell>
          <table:table-cell office:value-type="float" office:value="2.4972829999999999" table:style-name="ce19">
            <text:p>2</text:p>
          </table:table-cell>
          <table:table-cell office:value-type="float" office:value="3.3992420000000001" table:style-name="ce19">
            <text:p>3</text:p>
          </table:table-cell>
          <table:table-cell office:value-type="float" office:value="3.0367139999999999" table:style-name="ce19">
            <text:p>3</text:p>
          </table:table-cell>
          <table:table-cell office:value-type="float" office:value="2.775979" table:style-name="ce19">
            <text:p>3</text:p>
          </table:table-cell>
          <table:table-cell office:value-type="float" office:value="1.882765" table:style-name="ce19">
            <text:p>2</text:p>
          </table:table-cell>
          <table:table-cell office:value-type="float" office:value="2.4007619999999998" table:style-name="ce19">
            <text:p>2</text:p>
          </table:table-cell>
          <table:table-cell office:value-type="float" office:value="1.5682149999999999" table:style-name="ce19">
            <text:p>2</text:p>
          </table:table-cell>
          <table:table-cell office:value-type="float" office:value="1.430096" table:style-name="ce19">
            <text:p>1</text:p>
          </table:table-cell>
          <table:table-cell office:value-type="float" office:value="2.4212880000000001" table:style-name="ce19">
            <text:p>2</text:p>
          </table:table-cell>
          <table:table-cell office:value-type="float" office:value="2.2903690000000001" table:style-name="ce19">
            <text:p>2</text:p>
          </table:table-cell>
          <table:table-cell office:value-type="float" office:value="2.4391600000000002" table:style-name="ce19">
            <text:p>2</text:p>
          </table:table-cell>
          <table:table-cell office:value-type="float" office:value="2.8335319999999999" table:style-name="ce19">
            <text:p>3</text:p>
          </table:table-cell>
          <table:table-cell office:value-type="float" office:value="2.828649" table:style-name="ce19">
            <text:p>3</text:p>
          </table:table-cell>
          <table:table-cell office:value-type="float" office:value="1.493595" table:style-name="ce19">
            <text:p>1</text:p>
          </table:table-cell>
          <table:table-cell office:value-type="float" office:value="0.72697599999999996" table:style-name="ce19">
            <text:p>1</text:p>
          </table:table-cell>
          <table:table-cell office:value-type="float" office:value="0.94198699999999902" table:style-name="ce19">
            <text:p>1</text:p>
          </table:table-cell>
          <table:table-cell office:value-type="float" office:value="0.80379900000000004" table:style-name="ce19">
            <text:p>1</text:p>
          </table:table-cell>
          <table:table-cell office:value-type="float" office:value="0.85945499999999997" table:style-name="ce19">
            <text:p>1</text:p>
          </table:table-cell>
          <table:table-cell office:value-type="float" office:value="1.004624" table:style-name="ce19">
            <text:p>1</text:p>
          </table:table-cell>
          <table:table-cell office:value-type="float" office:value="0.92898800000000104" table:style-name="ce19">
            <text:p>1</text:p>
          </table:table-cell>
          <table:table-cell office:value-type="float" office:value="5.53" table:style-name="ce19">
            <text:p>6</text:p>
          </table:table-cell>
          <table:table-cell office:value-type="float" office:value="0.91" table:style-name="ce19">
            <text:p>1</text:p>
          </table:table-cell>
          <table:table-cell office:value-type="float" office:value="1.53" table:style-name="ce19">
            <text:p>2</text:p>
          </table:table-cell>
          <table:table-cell office:value-type="float" office:value="0.71" table:style-name="ce19">
            <text:p>1</text:p>
          </table:table-cell>
          <table:table-cell office:value-type="float" office:value="0.81" table:style-name="ce19">
            <text:p>1</text:p>
          </table:table-cell>
          <table:table-cell office:value-type="float" office:value="1.090069" table:style-name="ce19">
            <text:p>1</text:p>
          </table:table-cell>
          <table:table-cell office:value-type="float" office:value="0.89185000000000003" table:style-name="ce19">
            <text:p>1</text:p>
          </table:table-cell>
          <table:table-cell office:value-type="float" office:value="1.546087" table:style-name="ce19">
            <text:p>2</text:p>
          </table:table-cell>
          <table:table-cell table:number-columns-repeated="16346"/>
        </table:table-row>
        <table:table-row table:style-name="ro3">
          <table:table-cell office:value-type="string" table:style-name="ce1">
            <text:p>Indoor plant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3.89947" table:style-name="ce19">
            <text:p>4</text:p>
          </table:table-cell>
          <table:table-cell office:value-type="float" office:value="1.439487" table:style-name="ce19">
            <text:p>1</text:p>
          </table:table-cell>
          <table:table-cell office:value-type="float" office:value="1.79528" table:style-name="ce19">
            <text:p>2</text:p>
          </table:table-cell>
          <table:table-cell office:value-type="float" office:value="2.492429" table:style-name="ce19">
            <text:p>2</text:p>
          </table:table-cell>
          <table:table-cell office:value-type="float" office:value="2.1736279999999999" table:style-name="ce19">
            <text:p>2</text:p>
          </table:table-cell>
          <table:table-cell office:value-type="float" office:value="2.2079559999999998" table:style-name="ce19">
            <text:p>2</text:p>
          </table:table-cell>
          <table:table-cell office:value-type="float" office:value="1.884943" table:style-name="ce19">
            <text:p>2</text:p>
          </table:table-cell>
          <table:table-cell office:value-type="float" office:value="1.216871" table:style-name="ce19">
            <text:p>1</text:p>
          </table:table-cell>
          <table:table-cell office:value-type="float" office:value="0.96983200000000003" table:style-name="ce19">
            <text:p>1</text:p>
          </table:table-cell>
          <table:table-cell office:value-type="float" office:value="0.72654200000000002" table:style-name="ce19">
            <text:p>1</text:p>
          </table:table-cell>
          <table:table-cell office:value-type="float" office:value="0.58557100000000095" table:style-name="ce19">
            <text:p>1</text:p>
          </table:table-cell>
          <table:table-cell office:value-type="float" office:value="0.42134199999999999" table:style-name="ce19">
            <text:p>0</text:p>
          </table:table-cell>
          <table:table-cell office:value-type="float" office:value="1.052573" table:style-name="ce19">
            <text:p>1</text:p>
          </table:table-cell>
          <table:table-cell office:value-type="float" office:value="1.5130330000000001" table:style-name="ce19">
            <text:p>2</text:p>
          </table:table-cell>
          <table:table-cell office:value-type="float" office:value="2.1263640000000001" table:style-name="ce19">
            <text:p>2</text:p>
          </table:table-cell>
          <table:table-cell office:value-type="float" office:value="2.1944569999999999" table:style-name="ce19">
            <text:p>2</text:p>
          </table:table-cell>
          <table:table-cell office:value-type="float" office:value="2.4884080000000002" table:style-name="ce19">
            <text:p>2</text:p>
          </table:table-cell>
          <table:table-cell office:value-type="float" office:value="5.7665110000000004" table:style-name="ce19">
            <text:p>6</text:p>
          </table:table-cell>
          <table:table-cell office:value-type="float" office:value="6.2748340000000002" table:style-name="ce19">
            <text:p>6</text:p>
          </table:table-cell>
          <table:table-cell office:value-type="float" office:value="6.4679589999999996" table:style-name="ce19">
            <text:p>6</text:p>
          </table:table-cell>
          <table:table-cell office:value-type="float" office:value="4.5581850000000097" table:style-name="ce19">
            <text:p>5</text:p>
          </table:table-cell>
          <table:table-cell office:value-type="float" office:value="3.9911859999999999" table:style-name="ce19">
            <text:p>4</text:p>
          </table:table-cell>
          <table:table-cell office:value-type="float" office:value="4.8756000000000004" table:style-name="ce19">
            <text:p>5</text:p>
          </table:table-cell>
          <table:table-cell office:value-type="float" office:value="5.4114190000000004" table:style-name="ce19">
            <text:p>5</text:p>
          </table:table-cell>
          <table:table-cell office:value-type="float" office:value="4.7699999999999996" table:style-name="ce19">
            <text:p>5</text:p>
          </table:table-cell>
          <table:table-cell office:value-type="float" office:value="5.44" table:style-name="ce19">
            <text:p>5</text:p>
          </table:table-cell>
          <table:table-cell office:value-type="float" office:value="7.86" table:style-name="ce19">
            <text:p>8</text:p>
          </table:table-cell>
          <table:table-cell office:value-type="float" office:value="10.54" table:style-name="ce19">
            <text:p>11</text:p>
          </table:table-cell>
          <table:table-cell office:value-type="float" office:value="9.84" table:style-name="ce19">
            <text:p>10</text:p>
          </table:table-cell>
          <table:table-cell office:value-type="float" office:value="7.2334129999999996" table:style-name="ce19">
            <text:p>7</text:p>
          </table:table-cell>
          <table:table-cell office:value-type="float" office:value="1.230137" table:style-name="ce19">
            <text:p>1</text:p>
          </table:table-cell>
          <table:table-cell office:value-type="float" office:value="6.1763469999999998" table:style-name="ce19">
            <text:p>6</text:p>
          </table:table-cell>
          <table:table-cell table:number-columns-repeated="16346"/>
        </table:table-row>
        <table:table-row table:style-name="ro3">
          <table:table-cell office:value-type="string" table:style-name="ce1">
            <text:p>Outdoor plant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3.190429" table:style-name="ce19">
            <text:p>3</text:p>
          </table:table-cell>
          <table:table-cell office:value-type="float" office:value="1.516084" table:style-name="ce19">
            <text:p>2</text:p>
          </table:table-cell>
          <table:table-cell office:value-type="float" office:value="2.193997" table:style-name="ce19">
            <text:p>2</text:p>
          </table:table-cell>
          <table:table-cell office:value-type="float" office:value="2.683789" table:style-name="ce19">
            <text:p>3</text:p>
          </table:table-cell>
          <table:table-cell office:value-type="float" office:value="3.8071250000000001" table:style-name="ce19">
            <text:p>4</text:p>
          </table:table-cell>
          <table:table-cell office:value-type="float" office:value="3.287013" table:style-name="ce19">
            <text:p>3</text:p>
          </table:table-cell>
          <table:table-cell office:value-type="float" office:value="2.3860169999999998" table:style-name="ce19">
            <text:p>2</text:p>
          </table:table-cell>
          <table:table-cell office:value-type="float" office:value="2.0131589999999999" table:style-name="ce19">
            <text:p>2</text:p>
          </table:table-cell>
          <table:table-cell office:value-type="float" office:value="3.4824039999999998" table:style-name="ce19">
            <text:p>3</text:p>
          </table:table-cell>
          <table:table-cell office:value-type="float" office:value="3.858609" table:style-name="ce19">
            <text:p>4</text:p>
          </table:table-cell>
          <table:table-cell office:value-type="float" office:value="3.2111019999999999" table:style-name="ce19">
            <text:p>3</text:p>
          </table:table-cell>
          <table:table-cell office:value-type="float" office:value="4.0357139999999996" table:style-name="ce19">
            <text:p>4</text:p>
          </table:table-cell>
          <table:table-cell office:value-type="float" office:value="3.6567050000000001" table:style-name="ce19">
            <text:p>4</text:p>
          </table:table-cell>
          <table:table-cell office:value-type="float" office:value="3.7096390000000001" table:style-name="ce19">
            <text:p>4</text:p>
          </table:table-cell>
          <table:table-cell office:value-type="float" office:value="3.5136219999999998" table:style-name="ce19">
            <text:p>4</text:p>
          </table:table-cell>
          <table:table-cell office:value-type="float" office:value="3.30979" table:style-name="ce19">
            <text:p>3</text:p>
          </table:table-cell>
          <table:table-cell office:value-type="float" office:value="3.157705" table:style-name="ce19">
            <text:p>3</text:p>
          </table:table-cell>
          <table:table-cell office:value-type="float" office:value="2.6984729999999999" table:style-name="ce19">
            <text:p>3</text:p>
          </table:table-cell>
          <table:table-cell office:value-type="float" office:value="2.725984" table:style-name="ce19">
            <text:p>3</text:p>
          </table:table-cell>
          <table:table-cell office:value-type="float" office:value="4.2163219999999999" table:style-name="ce19">
            <text:p>4</text:p>
          </table:table-cell>
          <table:table-cell office:value-type="float" office:value="4.4508219999999996" table:style-name="ce19">
            <text:p>4</text:p>
          </table:table-cell>
          <table:table-cell office:value-type="float" office:value="5.1889430000000001" table:style-name="ce19">
            <text:p>5</text:p>
          </table:table-cell>
          <table:table-cell office:value-type="float" office:value="3.7823280000000001" table:style-name="ce19">
            <text:p>4</text:p>
          </table:table-cell>
          <table:table-cell office:value-type="float" office:value="3.0133899999999998" table:style-name="ce19">
            <text:p>3</text:p>
          </table:table-cell>
          <table:table-cell office:value-type="float" office:value="3.23" table:style-name="ce19">
            <text:p>3</text:p>
          </table:table-cell>
          <table:table-cell office:value-type="float" office:value="3.87" table:style-name="ce19">
            <text:p>4</text:p>
          </table:table-cell>
          <table:table-cell office:value-type="float" office:value="3.14" table:style-name="ce19">
            <text:p>3</text:p>
          </table:table-cell>
          <table:table-cell office:value-type="float" office:value="4.26" table:style-name="ce19">
            <text:p>4</text:p>
          </table:table-cell>
          <table:table-cell office:value-type="float" office:value="3.55" table:style-name="ce19">
            <text:p>4</text:p>
          </table:table-cell>
          <table:table-cell office:value-type="float" office:value="2.6312890000000002" table:style-name="ce19">
            <text:p>3</text:p>
          </table:table-cell>
          <table:table-cell office:value-type="float" office:value="1.8615870000000001" table:style-name="ce19">
            <text:p>2</text:p>
          </table:table-cell>
          <table:table-cell office:value-type="float" office:value="4.1469779999999998" table:style-name="ce19">
            <text:p>4</text:p>
          </table:table-cell>
          <table:table-cell table:number-columns-repeated="16346"/>
        </table:table-row>
        <table:table-row table:style-name="ro3">
          <table:table-cell office:value-type="string" table:style-name="ce1">
            <text:p>Tree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2.5398869999999998" table:style-name="ce19">
            <text:p>3</text:p>
          </table:table-cell>
          <table:table-cell office:value-type="float" office:value="2.8293059999999999" table:style-name="ce19">
            <text:p>3</text:p>
          </table:table-cell>
          <table:table-cell office:value-type="float" office:value="3.0340370000000001" table:style-name="ce19">
            <text:p>3</text:p>
          </table:table-cell>
          <table:table-cell office:value-type="float" office:value="1.1729069999999999" table:style-name="ce19">
            <text:p>1</text:p>
          </table:table-cell>
          <table:table-cell office:value-type="float" office:value="0.76298999999999995" table:style-name="ce19">
            <text:p>1</text:p>
          </table:table-cell>
          <table:table-cell office:value-type="float" office:value="0.80797399999999997" table:style-name="ce19">
            <text:p>1</text:p>
          </table:table-cell>
          <table:table-cell office:value-type="float" office:value="0.67615499999999995" table:style-name="ce19">
            <text:p>1</text:p>
          </table:table-cell>
          <table:table-cell office:value-type="float" office:value="0.75090299999999999" table:style-name="ce19">
            <text:p>1</text:p>
          </table:table-cell>
          <table:table-cell office:value-type="float" office:value="1.3680909999999999" table:style-name="ce19">
            <text:p>1</text:p>
          </table:table-cell>
          <table:table-cell office:value-type="float" office:value="1.2040500000000001" table:style-name="ce19">
            <text:p>1</text:p>
          </table:table-cell>
          <table:table-cell office:value-type="float" office:value="1.4547239999999999" table:style-name="ce19">
            <text:p>1</text:p>
          </table:table-cell>
          <table:table-cell office:value-type="float" office:value="1.543598" table:style-name="ce19">
            <text:p>2</text:p>
          </table:table-cell>
          <table:table-cell office:value-type="float" office:value="1.621597" table:style-name="ce19">
            <text:p>2</text:p>
          </table:table-cell>
          <table:table-cell office:value-type="float" office:value="1.625502" table:style-name="ce19">
            <text:p>2</text:p>
          </table:table-cell>
          <table:table-cell office:value-type="float" office:value="1.896976" table:style-name="ce19">
            <text:p>2</text:p>
          </table:table-cell>
          <table:table-cell office:value-type="float" office:value="2.4795280000000002" table:style-name="ce19">
            <text:p>2</text:p>
          </table:table-cell>
          <table:table-cell office:value-type="float" office:value="2.863022" table:style-name="ce19">
            <text:p>3</text:p>
          </table:table-cell>
          <table:table-cell office:value-type="float" office:value="2.226763" table:style-name="ce19">
            <text:p>2</text:p>
          </table:table-cell>
          <table:table-cell office:value-type="float" office:value="2.0407130000000002" table:style-name="ce19">
            <text:p>2</text:p>
          </table:table-cell>
          <table:table-cell office:value-type="float" office:value="2.5901879999999999" table:style-name="ce19">
            <text:p>3</text:p>
          </table:table-cell>
          <table:table-cell office:value-type="float" office:value="2.6347939999999999" table:style-name="ce19">
            <text:p>3</text:p>
          </table:table-cell>
          <table:table-cell office:value-type="float" office:value="3.7161689999999998" table:style-name="ce19">
            <text:p>4</text:p>
          </table:table-cell>
          <table:table-cell office:value-type="float" office:value="3.8305989999999999" table:style-name="ce19">
            <text:p>4</text:p>
          </table:table-cell>
          <table:table-cell office:value-type="float" office:value="3.937039" table:style-name="ce19">
            <text:p>4</text:p>
          </table:table-cell>
          <table:table-cell office:value-type="float" office:value="1.74" table:style-name="ce19">
            <text:p>2</text:p>
          </table:table-cell>
          <table:table-cell office:value-type="float" office:value="3.11" table:style-name="ce19">
            <text:p>3</text:p>
          </table:table-cell>
          <table:table-cell office:value-type="float" office:value="3.69" table:style-name="ce19">
            <text:p>4</text:p>
          </table:table-cell>
          <table:table-cell office:value-type="float" office:value="3.7" table:style-name="ce19">
            <text:p>4</text:p>
          </table:table-cell>
          <table:table-cell office:value-type="float" office:value="3.24" table:style-name="ce19">
            <text:p>3</text:p>
          </table:table-cell>
          <table:table-cell office:value-type="float" office:value="5.9577619999999998" table:style-name="ce19">
            <text:p>6</text:p>
          </table:table-cell>
          <table:table-cell office:value-type="float" office:value="4.1072379999999997" table:style-name="ce19">
            <text:p>4</text:p>
          </table:table-cell>
          <table:table-cell office:value-type="float" office:value="2.1079409999999998" table:style-name="ce19">
            <text:p>2</text:p>
          </table:table-cell>
          <table:table-cell table:number-columns-repeated="16346"/>
        </table:table-row>
        <table:table-row table:style-name="ro3">
          <table:table-cell office:value-type="string" table:style-name="ce1">
            <text:p>Other export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2.3050389999999998" table:style-name="ce19">
            <text:p>2</text:p>
          </table:table-cell>
          <table:table-cell office:value-type="float" office:value="0.93438200000000504" table:style-name="ce19">
            <text:p>1</text:p>
          </table:table-cell>
          <table:table-cell office:value-type="float" office:value="1.7238439999999999" table:style-name="ce19">
            <text:p>2</text:p>
          </table:table-cell>
          <table:table-cell office:value-type="float" office:value="2.3835860000000002" table:style-name="ce19">
            <text:p>2</text:p>
          </table:table-cell>
          <table:table-cell office:value-type="float" office:value="1.21627000000001" table:style-name="ce19">
            <text:p>1</text:p>
          </table:table-cell>
          <table:table-cell office:value-type="float" office:value="1.1747780000000001" table:style-name="ce19">
            <text:p>1</text:p>
          </table:table-cell>
          <table:table-cell office:value-type="float" office:value="2.1381480000000002" table:style-name="ce19">
            <text:p>2</text:p>
          </table:table-cell>
          <table:table-cell office:value-type="float" office:value="2.1074220000000001" table:style-name="ce19">
            <text:p>2</text:p>
          </table:table-cell>
          <table:table-cell office:value-type="float" office:value="2.2117680000000002" table:style-name="ce19">
            <text:p>2</text:p>
          </table:table-cell>
          <table:table-cell office:value-type="float" office:value="1.499905" table:style-name="ce19">
            <text:p>1</text:p>
          </table:table-cell>
          <table:table-cell office:value-type="float" office:value="2.7146059999999999" table:style-name="ce19">
            <text:p>3</text:p>
          </table:table-cell>
          <table:table-cell office:value-type="float" office:value="2.6129129999999998" table:style-name="ce19">
            <text:p>3</text:p>
          </table:table-cell>
          <table:table-cell office:value-type="float" office:value="5.1450820000000004" table:style-name="ce19">
            <text:p>5</text:p>
          </table:table-cell>
          <table:table-cell office:value-type="float" office:value="5.0419660000000004" table:style-name="ce19">
            <text:p>5</text:p>
          </table:table-cell>
          <table:table-cell office:value-type="float" office:value="5.8876030000000004" table:style-name="ce19">
            <text:p>6</text:p>
          </table:table-cell>
          <table:table-cell office:value-type="float" office:value="7.3493250000000003" table:style-name="ce19">
            <text:p>7</text:p>
          </table:table-cell>
          <table:table-cell office:value-type="float" office:value="9.6956489999999995" table:style-name="ce19">
            <text:p>10</text:p>
          </table:table-cell>
          <table:table-cell office:value-type="float" office:value="10.108515000000001" table:style-name="ce19">
            <text:p>10</text:p>
          </table:table-cell>
          <table:table-cell office:value-type="float" office:value="11.162489000000001" table:style-name="ce19">
            <text:p>11</text:p>
          </table:table-cell>
          <table:table-cell office:value-type="float" office:value="9.5251570000000001" table:style-name="ce19">
            <text:p>10</text:p>
          </table:table-cell>
          <table:table-cell office:value-type="float" office:value="9.9178169999999994" table:style-name="ce19">
            <text:p>10</text:p>
          </table:table-cell>
          <table:table-cell office:value-type="float" office:value="12.351682" table:style-name="ce19">
            <text:p>12</text:p>
          </table:table-cell>
          <table:table-cell office:value-type="float" office:value="11.589909" table:style-name="ce19">
            <text:p>12</text:p>
          </table:table-cell>
          <table:table-cell office:value-type="float" office:value="25.868798999999999" table:style-name="ce19">
            <text:p>26</text:p>
          </table:table-cell>
          <table:table-cell office:value-type="float" office:value="16.39" table:style-name="ce19">
            <text:p>16</text:p>
          </table:table-cell>
          <table:table-cell office:value-type="float" office:value="23.71" table:style-name="ce19">
            <text:p>24</text:p>
          </table:table-cell>
          <table:table-cell office:value-type="float" office:value="17.73" table:style-name="ce19">
            <text:p>18</text:p>
          </table:table-cell>
          <table:table-cell office:value-type="float" office:value="16.84" table:style-name="ce19">
            <text:p>17</text:p>
          </table:table-cell>
          <table:table-cell office:value-type="float" office:value="18.260000000000002" table:style-name="ce19">
            <text:p>18</text:p>
          </table:table-cell>
          <table:table-cell office:value-type="float" office:value="9.0673340000000007" table:style-name="ce19">
            <text:p>9</text:p>
          </table:table-cell>
          <table:table-cell office:value-type="float" office:value="9.2901150000000001" table:style-name="ce19">
            <text:p>9</text:p>
          </table:table-cell>
          <table:table-cell office:value-type="float" office:value="10.761646000000001" table:style-name="ce19">
            <text:p>11</text:p>
          </table:table-cell>
          <table:table-cell table:number-columns-repeated="16346"/>
        </table:table-row>
        <table:table-row table:number-rows-repeated="1048545" table:style-name="ro4">
          <table:table-cell table:number-columns-repeated="16384"/>
        </table:table-row>
      </table:table>
      <table:table table:name="Table_7_10" table:style-name="ta1">
        <table:table-column table:style-name="co11" table:default-cell-style-name="ce1"/>
        <table:table-column table:style-name="co9" table:number-columns-repeated="13" table:default-cell-style-name="ce1"/>
        <table:table-column table:style-name="co2" table:number-columns-repeated="16370" table:default-cell-style-name="ce1"/>
        <table:table-row table:style-name="ro1">
          <table:table-cell office:value-type="string" table:style-name="ce14">
            <text:p>Table 7.10 Potatoes</text:p>
          </table:table-cell>
          <table:table-cell table:number-columns-repeated="16383" table:style-name="ce1"/>
        </table:table-row>
        <table:table-row table:style-name="ro3">
          <table:table-cell office:value-type="string" table:style-name="ce1">
            <text:p>This worksheet contains 6 tables displayed next to each other vertically with 1 blank row between each table.<text:s/></text:p>
          </table:table-cell>
          <table:table-cell table:number-columns-repeated="16383" table:style-name="ce1"/>
        </table:table-row>
        <table:table-row table:style-name="ro3">
          <table:table-cell office:value-type="string" table:style-name="ce1">
            <text:p>Following a review of methodology in 2017, figures have been revised back to 2011. Tables 10.a to 10.c contain current data. Tables 10.d to 10.f contain historical data.</text:p>
          </table:table-cell>
          <table:table-cell table:number-columns-repeated="16383" table:style-name="ce1"/>
        </table:table-row>
        <table:table-row table:style-name="ro8">
          <table:table-cell office:value-type="string" table:style-name="ce15">
            <text:p>Table 7.10a Potatoes production (thousand tonnes unless otherwise specified) [Note 20]</text:p>
          </table:table-cell>
          <table:table-cell table:number-columns-repeated="16383" table:style-name="ce1"/>
        </table:table-row>
        <table:table-row table:style-name="ro5">
          <table:table-cell office:value-type="string" table:style-name="ce16">
            <text:p>Production</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office:value-type="string" table:style-name="ce17">
            <text:p>2015</text:p>
          </table:table-cell>
          <table:table-cell office:value-type="string" table:style-name="ce17">
            <text:p>2016</text:p>
          </table:table-cell>
          <table:table-cell office:value-type="string" table:style-name="ce17">
            <text:p>2017</text:p>
          </table:table-cell>
          <table:table-cell office:value-type="string" table:style-name="ce17">
            <text:p>2018</text:p>
          </table:table-cell>
          <table:table-cell office:value-type="string" table:style-name="ce17">
            <text:p>2019</text:p>
          </table:table-cell>
          <table:table-cell office:value-type="string" table:style-name="ce17">
            <text:p>2020</text:p>
          </table:table-cell>
          <table:table-cell office:value-type="string" table:style-name="ce17">
            <text:p>2021</text:p>
          </table:table-cell>
          <table:table-cell office:value-type="string" table:style-name="ce17">
            <text:p>2022</text:p>
          </table:table-cell>
          <table:table-cell office:value-type="string" table:style-name="ce17">
            <text:p>2023 (provisional)</text:p>
          </table:table-cell>
          <table:table-cell table:number-columns-repeated="16370"/>
        </table:table-row>
        <table:table-row table:style-name="ro3">
          <table:table-cell office:value-type="string" table:style-name="ce1">
            <text:p>Area sown (thousand hectares)</text:p>
          </table:table-cell>
          <table:table-cell office:value-type="float" office:value="146.12260000000001" table:style-name="ce19">
            <text:p>146</text:p>
          </table:table-cell>
          <table:table-cell office:value-type="float" office:value="148.77099999999999" table:style-name="ce19">
            <text:p>149</text:p>
          </table:table-cell>
          <table:table-cell office:value-type="float" office:value="139.2928" table:style-name="ce19">
            <text:p>139</text:p>
          </table:table-cell>
          <table:table-cell office:value-type="float" office:value="140.52922000000001" table:style-name="ce19">
            <text:p>141</text:p>
          </table:table-cell>
          <table:table-cell office:value-type="float" office:value="128.5222" table:style-name="ce19">
            <text:p>129</text:p>
          </table:table-cell>
          <table:table-cell office:value-type="float" office:value="138.50241" table:style-name="ce19">
            <text:p>139</text:p>
          </table:table-cell>
          <table:table-cell office:value-type="float" office:value="144.89947479875701" table:style-name="ce19">
            <text:p>145</text:p>
          </table:table-cell>
          <table:table-cell office:value-type="float" office:value="140.21555000000001" table:style-name="ce19">
            <text:p>140</text:p>
          </table:table-cell>
          <table:table-cell office:value-type="float" office:value="144.06537" table:style-name="ce19">
            <text:p>144</text:p>
          </table:table-cell>
          <table:table-cell office:value-type="float" office:value="142.41318000000001" table:style-name="ce19">
            <text:p>142</text:p>
          </table:table-cell>
          <table:table-cell office:value-type="float" office:value="136.94955999999999" table:style-name="ce19">
            <text:p>137</text:p>
          </table:table-cell>
          <table:table-cell office:value-type="float" office:value="127.42238999999999" table:style-name="ce19">
            <text:p>127</text:p>
          </table:table-cell>
          <table:table-cell office:value-type="float" office:value="115.07646" table:style-name="ce19">
            <text:p>115</text:p>
          </table:table-cell>
          <table:table-cell table:number-columns-repeated="16370"/>
        </table:table-row>
        <table:table-row table:style-name="ro3">
          <table:table-cell office:value-type="string" table:style-name="ce1">
            <text:p>Area harvested (thousand hectares)</text:p>
          </table:table-cell>
          <table:table-cell office:value-type="float" office:value="132.78060840336099" table:style-name="ce19">
            <text:p>133</text:p>
          </table:table-cell>
          <table:table-cell office:value-type="float" office:value="122.423473684211" table:style-name="ce19">
            <text:p>122</text:p>
          </table:table-cell>
          <table:table-cell office:value-type="float" office:value="126.16272358078599" table:style-name="ce19">
            <text:p>126</text:p>
          </table:table-cell>
          <table:table-cell office:value-type="float" office:value="125.092189473684" table:style-name="ce19">
            <text:p>125</text:p>
          </table:table-cell>
          <table:table-cell office:value-type="float" office:value="114.654821862348" table:style-name="ce19">
            <text:p>115</text:p>
          </table:table-cell>
          <table:table-cell office:value-type="float" office:value="120.262255555556" table:style-name="ce19">
            <text:p>120</text:p>
          </table:table-cell>
          <table:table-cell office:value-type="float" office:value="126.61925030426001" table:style-name="ce19">
            <text:p>127</text:p>
          </table:table-cell>
          <table:table-cell office:value-type="float" office:value="121.54348992805799" table:style-name="ce19">
            <text:p>122</text:p>
          </table:table-cell>
          <table:table-cell office:value-type="float" office:value="116.851129824561" table:style-name="ce19">
            <text:p>117</text:p>
          </table:table-cell>
          <table:table-cell office:value-type="float" office:value="119.623115334773" table:style-name="ce19">
            <text:p>120</text:p>
          </table:table-cell>
          <table:table-cell office:value-type="float" office:value="111.923051531282" table:style-name="ce19">
            <text:p>112</text:p>
          </table:table-cell>
          <table:table-cell office:value-type="float" office:value="120.41698854014599" table:style-name="ce19">
            <text:p>120</text:p>
          </table:table-cell>
          <table:table-cell office:value-type="float" office:value="98.344767086614198" table:style-name="ce19">
            <text:p>98</text:p>
          </table:table-cell>
          <table:table-cell table:number-columns-repeated="16370"/>
        </table:table-row>
        <table:table-row table:style-name="ro3">
          <table:table-cell office:value-type="string" table:style-name="ce1">
            <text:p>Yield <text:s/>(tonnes per hectare harvested)</text:p>
          </table:table-cell>
          <table:table-cell office:value-type="float" office:value="47.524352373015603" table:style-name="ce19">
            <text:p>48</text:p>
          </table:table-cell>
          <table:table-cell office:value-type="float" office:value="38.048231331027701" table:style-name="ce19">
            <text:p>38</text:p>
          </table:table-cell>
          <table:table-cell office:value-type="float" office:value="45.606036591244603" table:style-name="ce19">
            <text:p>46</text:p>
          </table:table-cell>
          <table:table-cell office:value-type="float" office:value="47.350479336046298" table:style-name="ce19">
            <text:p>47</text:p>
          </table:table-cell>
          <table:table-cell office:value-type="float" office:value="49.221731331211402" table:style-name="ce19">
            <text:p>49</text:p>
          </table:table-cell>
          <table:table-cell office:value-type="float" office:value="44.856246742006199" table:style-name="ce19">
            <text:p>45</text:p>
          </table:table-cell>
          <table:table-cell office:value-type="float" office:value="49.106314672844597" table:style-name="ce19">
            <text:p>49</text:p>
          </table:table-cell>
          <table:table-cell office:value-type="float" office:value="41.629780782703499" table:style-name="ce19">
            <text:p>42</text:p>
          </table:table-cell>
          <table:table-cell office:value-type="float" office:value="45.420738772654801" table:style-name="ce19">
            <text:p>45</text:p>
          </table:table-cell>
          <table:table-cell office:value-type="float" office:value="46.084847902540098" table:style-name="ce19">
            <text:p>46</text:p>
          </table:table-cell>
          <table:table-cell office:value-type="float" office:value="45.811714730238201" table:style-name="ce19">
            <text:p>46</text:p>
          </table:table-cell>
          <table:table-cell office:value-type="float" office:value="42.039611691136898" table:style-name="ce19">
            <text:p>42</text:p>
          </table:table-cell>
          <table:table-cell office:value-type="float" office:value="47.8289216867608" table:style-name="ce19">
            <text:p>48</text:p>
          </table:table-cell>
          <table:table-cell table:number-columns-repeated="16370"/>
        </table:table-row>
        <table:table-row table:style-name="ro2">
          <table:table-cell office:value-type="string" table:style-name="ce25">
            <text:p>Volume of harvested production</text:p>
          </table:table-cell>
          <table:table-cell office:value-type="float" office:value="6310.3124220647396" table:style-name="ce26">
            <text:p>6,310</text:p>
          </table:table-cell>
          <table:table-cell office:value-type="float" office:value="4657.9966470848203" table:style-name="ce26">
            <text:p>4,658</text:p>
          </table:table-cell>
          <table:table-cell office:value-type="float" office:value="5753.7817880763996" table:style-name="ce26">
            <text:p>5,754</text:p>
          </table:table-cell>
          <table:table-cell office:value-type="float" office:value="5923.1751327744696" table:style-name="ce26">
            <text:p>5,923</text:p>
          </table:table-cell>
          <table:table-cell office:value-type="float" office:value="5643.5088375364003" table:style-name="ce26">
            <text:p>5,644</text:p>
          </table:table-cell>
          <table:table-cell office:value-type="float" office:value="5394.5134089501998" table:style-name="ce26">
            <text:p>5,395</text:p>
          </table:table-cell>
          <table:table-cell office:value-type="float" office:value="6217.8047490806503" table:style-name="ce26">
            <text:p>6,218</text:p>
          </table:table-cell>
          <table:table-cell office:value-type="float" office:value="5059.8288412697702" table:style-name="ce26">
            <text:p>5,060</text:p>
          </table:table-cell>
          <table:table-cell office:value-type="float" office:value="5307.4646430509802" table:style-name="ce26">
            <text:p>5,307</text:p>
          </table:table-cell>
          <table:table-cell office:value-type="float" office:value="5512.8130758310399" table:style-name="ce26">
            <text:p>5,513</text:p>
          </table:table-cell>
          <table:table-cell office:value-type="float" office:value="5127.3869084888302" table:style-name="ce26">
            <text:p>5,127</text:p>
          </table:table-cell>
          <table:table-cell office:value-type="float" office:value="5062.2834392438199" table:style-name="ce26">
            <text:p>5,062</text:p>
          </table:table-cell>
          <table:table-cell office:value-type="float" office:value="4703.7241632884097" table:style-name="ce26">
            <text:p>4,704</text:p>
          </table:table-cell>
          <table:table-cell table:number-columns-repeated="16370"/>
        </table:table-row>
        <table:table-row table:style-name="ro3">
          <table:table-cell office:value-type="string" table:style-name="ce1">
            <text:p>For human consumption</text:p>
          </table:table-cell>
          <table:table-cell office:value-type="float" office:value="4418.8282163006597" table:style-name="ce19">
            <text:p>4,419</text:p>
          </table:table-cell>
          <table:table-cell office:value-type="float" office:value="3288.9414952839402" table:style-name="ce19">
            <text:p>3,289</text:p>
          </table:table-cell>
          <table:table-cell office:value-type="float" office:value="4001.4409149100902" table:style-name="ce19">
            <text:p>4,001</text:p>
          </table:table-cell>
          <table:table-cell office:value-type="float" office:value="4010.91332452392" table:style-name="ce19">
            <text:p>4,011</text:p>
          </table:table-cell>
          <table:table-cell office:value-type="float" office:value="3724.43384073375" table:style-name="ce19">
            <text:p>3,724</text:p>
          </table:table-cell>
          <table:table-cell office:value-type="float" office:value="3712.1076030520599" table:style-name="ce19">
            <text:p>3,712</text:p>
          </table:table-cell>
          <table:table-cell office:value-type="float" office:value="4305.1871415181504" table:style-name="ce19">
            <text:p>4,305</text:p>
          </table:table-cell>
          <table:table-cell office:value-type="float" office:value="3184.8225255707798" table:style-name="ce19">
            <text:p>3,185</text:p>
          </table:table-cell>
          <table:table-cell office:value-type="float" office:value="3411.5176798174598" table:style-name="ce19">
            <text:p>3,412</text:p>
          </table:table-cell>
          <table:table-cell office:value-type="float" office:value="3858.31179271258" table:style-name="ce19">
            <text:p>3,858</text:p>
          </table:table-cell>
          <table:table-cell office:value-type="float" office:value="3696.5920782785702" table:style-name="ce19">
            <text:p>3,697</text:p>
          </table:table-cell>
          <table:table-cell office:value-type="float" office:value="2802.8045696609502" table:style-name="ce19">
            <text:p>2,803</text:p>
          </table:table-cell>
          <table:table-cell office:value-type="float" office:value="2796.0202408259202" table:style-name="ce19">
            <text:p>2,796</text:p>
          </table:table-cell>
          <table:table-cell table:number-columns-repeated="16370"/>
        </table:table-row>
        <table:table-row table:style-name="ro3">
          <table:table-cell office:value-type="string" table:style-name="ce1">
            <text:p>Seed</text:p>
          </table:table-cell>
          <table:table-cell office:value-type="float" office:value="423.70007542032999" table:style-name="ce19">
            <text:p>424</text:p>
          </table:table-cell>
          <table:table-cell office:value-type="float" office:value="347.16843871432502" table:style-name="ce19">
            <text:p>347</text:p>
          </table:table-cell>
          <table:table-cell office:value-type="float" office:value="384.04276191063099" table:style-name="ce19">
            <text:p>384</text:p>
          </table:table-cell>
          <table:table-cell office:value-type="float" office:value="376.97552029577798" table:style-name="ce19">
            <text:p>377</text:p>
          </table:table-cell>
          <table:table-cell office:value-type="float" office:value="364.09451481970302" table:style-name="ce19">
            <text:p>364</text:p>
          </table:table-cell>
          <table:table-cell office:value-type="float" office:value="360.95952654529901" table:style-name="ce19">
            <text:p>361</text:p>
          </table:table-cell>
          <table:table-cell office:value-type="float" office:value="373.96844938270999" table:style-name="ce19">
            <text:p>374</text:p>
          </table:table-cell>
          <table:table-cell office:value-type="float" office:value="357.27875538311201" table:style-name="ce19">
            <text:p>357</text:p>
          </table:table-cell>
          <table:table-cell office:value-type="float" office:value="366.86071012259401" table:style-name="ce19">
            <text:p>367</text:p>
          </table:table-cell>
          <table:table-cell office:value-type="float" office:value="365.50731808" table:style-name="ce19">
            <text:p>366</text:p>
          </table:table-cell>
          <table:table-cell office:value-type="float" office:value="365.23783676701601" table:style-name="ce19">
            <text:p>365</text:p>
          </table:table-cell>
          <table:table-cell office:value-type="float" office:value="561.87501281592904" table:style-name="ce19">
            <text:p>562</text:p>
          </table:table-cell>
          <table:table-cell office:value-type="float" office:value="515.33833362305199" table:style-name="ce19">
            <text:p>515</text:p>
          </table:table-cell>
          <table:table-cell table:number-columns-repeated="16370"/>
        </table:table-row>
        <table:table-row table:style-name="ro3">
          <table:table-cell office:value-type="string" table:style-name="ce1">
            <text:p>Stockfeed and waste</text:p>
          </table:table-cell>
          <table:table-cell office:value-type="float" office:value="1467.7841303437499" table:style-name="ce19">
            <text:p>1,468</text:p>
          </table:table-cell>
          <table:table-cell office:value-type="float" office:value="1021.88671308656" table:style-name="ce19">
            <text:p>1,022</text:p>
          </table:table-cell>
          <table:table-cell office:value-type="float" office:value="1368.2981112556799" table:style-name="ce19">
            <text:p>1,368</text:p>
          </table:table-cell>
          <table:table-cell office:value-type="float" office:value="1535.2862879547699" table:style-name="ce19">
            <text:p>1,535</text:p>
          </table:table-cell>
          <table:table-cell office:value-type="float" office:value="1554.9804819829401" table:style-name="ce19">
            <text:p>1,555</text:p>
          </table:table-cell>
          <table:table-cell office:value-type="float" office:value="1321.4462793528401" table:style-name="ce19">
            <text:p>1,321</text:p>
          </table:table-cell>
          <table:table-cell office:value-type="float" office:value="1538.64915817978" table:style-name="ce19">
            <text:p>1,539</text:p>
          </table:table-cell>
          <table:table-cell office:value-type="float" office:value="1517.7275603158701" table:style-name="ce19">
            <text:p>1,518</text:p>
          </table:table-cell>
          <table:table-cell office:value-type="float" office:value="1529.0862531109201" table:style-name="ce19">
            <text:p>1,529</text:p>
          </table:table-cell>
          <table:table-cell office:value-type="float" office:value="1288.9939650384599" table:style-name="ce19">
            <text:p>1,289</text:p>
          </table:table-cell>
          <table:table-cell office:value-type="float" office:value="1065.5569934432399" table:style-name="ce19">
            <text:p>1,066</text:p>
          </table:table-cell>
          <table:table-cell office:value-type="float" office:value="1697.60385676695" table:style-name="ce19">
            <text:p>1,698</text:p>
          </table:table-cell>
          <table:table-cell office:value-type="float" office:value="1392.3655888394301" table:style-name="ce19">
            <text:p>1,392</text:p>
          </table:table-cell>
          <table:table-cell table:number-columns-repeated="16370"/>
        </table:table-row>
        <table:table-row table:style-name="ro2">
          <table:table-cell office:value-type="string" table:style-name="ce25">
            <text:p>Sales</text:p>
          </table:table-cell>
          <table:table-cell office:value-type="float" office:value="6136.0746586151599" table:style-name="ce26">
            <text:p>6,136</text:p>
          </table:table-cell>
          <table:table-cell office:value-type="float" office:value="5111.3624095232999" table:style-name="ce26">
            <text:p>5,111</text:p>
          </table:table-cell>
          <table:table-cell office:value-type="float" office:value="5268.1396590341701" table:style-name="ce26">
            <text:p>5,268</text:p>
          </table:table-cell>
          <table:table-cell office:value-type="float" office:value="5621.3444610418501" table:style-name="ce26">
            <text:p>5,621</text:p>
          </table:table-cell>
          <table:table-cell office:value-type="float" office:value="5826.4119239749698" table:style-name="ce26">
            <text:p>5,826</text:p>
          </table:table-cell>
          <table:table-cell office:value-type="float" office:value="5530.84483200257" table:style-name="ce26">
            <text:p>5,531</text:p>
          </table:table-cell>
          <table:table-cell office:value-type="float" office:value="5548.83607681166" table:style-name="ce26">
            <text:p>5,549</text:p>
          </table:table-cell>
          <table:table-cell office:value-type="float" office:value="5479.24277108345" table:style-name="ce26">
            <text:p>5,479</text:p>
          </table:table-cell>
          <table:table-cell office:value-type="float" office:value="5306.0474171583201" table:style-name="ce26">
            <text:p>5,306</text:p>
          </table:table-cell>
          <table:table-cell office:value-type="float" office:value="5131.98916380634" table:style-name="ce26">
            <text:p>5,132</text:p>
          </table:table-cell>
          <table:table-cell office:value-type="float" office:value="5255" table:style-name="ce26">
            <text:p>5,255</text:p>
          </table:table-cell>
          <table:table-cell office:value-type="float" office:value="5587" table:style-name="ce26">
            <text:p>5,587</text:p>
          </table:table-cell>
          <table:table-cell office:value-type="float" office:value="4639" table:style-name="ce26">
            <text:p>4,639</text:p>
          </table:table-cell>
          <table:table-cell table:number-columns-repeated="16370"/>
        </table:table-row>
        <table:table-row table:style-name="ro3">
          <table:table-cell office:value-type="string" table:style-name="ce1">
            <text:p>For human consumption</text:p>
          </table:table-cell>
          <table:table-cell office:value-type="float" office:value="4336.1192163006599" table:style-name="ce19">
            <text:p>4,336</text:p>
          </table:table-cell>
          <table:table-cell office:value-type="float" office:value="3808.20516330898" table:style-name="ce19">
            <text:p>3,808</text:p>
          </table:table-cell>
          <table:table-cell office:value-type="float" office:value="3602.2054505402002" table:style-name="ce19">
            <text:p>3,602</text:p>
          </table:table-cell>
          <table:table-cell office:value-type="float" office:value="3795.1654765794001" table:style-name="ce19">
            <text:p>3,795</text:p>
          </table:table-cell>
          <table:table-cell office:value-type="float" office:value="3986.58800396583" table:style-name="ce19">
            <text:p>3,987</text:p>
          </table:table-cell>
          <table:table-cell office:value-type="float" office:value="3911.19843303785" table:style-name="ce19">
            <text:p>3,911</text:p>
          </table:table-cell>
          <table:table-cell office:value-type="float" office:value="3720.7729656331599" table:style-name="ce19">
            <text:p>3,721</text:p>
          </table:table-cell>
          <table:table-cell office:value-type="float" office:value="3689.1306679140598" table:style-name="ce19">
            <text:p>3,689</text:p>
          </table:table-cell>
          <table:table-cell office:value-type="float" office:value="3489.50608474914" table:style-name="ce19">
            <text:p>3,490</text:p>
          </table:table-cell>
          <table:table-cell office:value-type="float" office:value="3547.9468189106201" table:style-name="ce19">
            <text:p>3,548</text:p>
          </table:table-cell>
          <table:table-cell office:value-type="float" office:value="3883" table:style-name="ce19">
            <text:p>3,883</text:p>
          </table:table-cell>
          <table:table-cell office:value-type="float" office:value="3412" table:style-name="ce19">
            <text:p>3,412</text:p>
          </table:table-cell>
          <table:table-cell office:value-type="float" office:value="2801" table:style-name="ce19">
            <text:p>2,801</text:p>
          </table:table-cell>
          <table:table-cell table:number-columns-repeated="16370"/>
        </table:table-row>
        <table:table-row table:style-name="ro3">
          <table:table-cell office:value-type="string" table:style-name="ce1">
            <text:p>Seed</text:p>
          </table:table-cell>
          <table:table-cell office:value-type="float" office:value="423.70007542032999" table:style-name="ce19">
            <text:p>424</text:p>
          </table:table-cell>
          <table:table-cell office:value-type="float" office:value="347.16843871432502" table:style-name="ce19">
            <text:p>347</text:p>
          </table:table-cell>
          <table:table-cell office:value-type="float" office:value="384.04276191063099" table:style-name="ce19">
            <text:p>384</text:p>
          </table:table-cell>
          <table:table-cell office:value-type="float" office:value="376.97552029577798" table:style-name="ce19">
            <text:p>377</text:p>
          </table:table-cell>
          <table:table-cell office:value-type="float" office:value="364.09451481970302" table:style-name="ce19">
            <text:p>364</text:p>
          </table:table-cell>
          <table:table-cell office:value-type="float" office:value="360.95952654529901" table:style-name="ce19">
            <text:p>361</text:p>
          </table:table-cell>
          <table:table-cell office:value-type="float" office:value="373.96844938270999" table:style-name="ce19">
            <text:p>374</text:p>
          </table:table-cell>
          <table:table-cell office:value-type="float" office:value="357.27875538311201" table:style-name="ce19">
            <text:p>357</text:p>
          </table:table-cell>
          <table:table-cell office:value-type="float" office:value="366.86071012259401" table:style-name="ce19">
            <text:p>367</text:p>
          </table:table-cell>
          <table:table-cell office:value-type="float" office:value="365.50731808" table:style-name="ce19">
            <text:p>366</text:p>
          </table:table-cell>
          <table:table-cell office:value-type="float" office:value="365" table:style-name="ce19">
            <text:p>365</text:p>
          </table:table-cell>
          <table:table-cell office:value-type="float" office:value="562" table:style-name="ce19">
            <text:p>562</text:p>
          </table:table-cell>
          <table:table-cell office:value-type="float" office:value="515" table:style-name="ce19">
            <text:p>515</text:p>
          </table:table-cell>
          <table:table-cell table:number-columns-repeated="16370"/>
        </table:table-row>
        <table:table-row table:style-name="ro3">
          <table:table-cell office:value-type="string" table:style-name="ce1">
            <text:p>Sold for stockfeed</text:p>
          </table:table-cell>
          <table:table-cell office:value-type="float" office:value="1376.25536689417" table:style-name="ce19">
            <text:p>1,376</text:p>
          </table:table-cell>
          <table:table-cell office:value-type="float" office:value="955.98880750000001" table:style-name="ce19">
            <text:p>956</text:p>
          </table:table-cell>
          <table:table-cell office:value-type="float" office:value="1281.89144658333" table:style-name="ce19">
            <text:p>1,282</text:p>
          </table:table-cell>
          <table:table-cell office:value-type="float" office:value="1449.2034641666701" table:style-name="ce19">
            <text:p>1,449</text:p>
          </table:table-cell>
          <table:table-cell office:value-type="float" office:value="1475.7294051894401" table:style-name="ce19">
            <text:p>1,476</text:p>
          </table:table-cell>
          <table:table-cell office:value-type="float" office:value="1258.6868724194201" table:style-name="ce19">
            <text:p>1,259</text:p>
          </table:table-cell>
          <table:table-cell office:value-type="float" office:value="1454.09466179579" table:style-name="ce19">
            <text:p>1,454</text:p>
          </table:table-cell>
          <table:table-cell office:value-type="float" office:value="1432.83334778628" table:style-name="ce19">
            <text:p>1,433</text:p>
          </table:table-cell>
          <table:table-cell office:value-type="float" office:value="1449.6806222865901" table:style-name="ce19">
            <text:p>1,450</text:p>
          </table:table-cell>
          <table:table-cell office:value-type="float" office:value="1218.5350268157199" table:style-name="ce19">
            <text:p>1,219</text:p>
          </table:table-cell>
          <table:table-cell office:value-type="float" office:value="1007" table:style-name="ce19">
            <text:p>1,007</text:p>
          </table:table-cell>
          <table:table-cell office:value-type="float" office:value="1613" table:style-name="ce19">
            <text:p>1,613</text:p>
          </table:table-cell>
          <table:table-cell office:value-type="float" office:value="1323" table:style-name="ce19">
            <text:p>1,323</text:p>
          </table:table-cell>
          <table:table-cell table:number-columns-repeated="16370"/>
        </table:table-row>
        <table:table-row table:style-name="ro2">
          <table:table-cell office:value-type="string" table:style-name="ce1">
            <text:p>End year stocks</text:p>
          </table:table-cell>
          <table:table-cell office:value-type="float" office:value="2716.7166000000002" table:style-name="ce19">
            <text:p>2,717</text:p>
          </table:table-cell>
          <table:table-cell office:value-type="float" office:value="2197.4529319749599" table:style-name="ce19">
            <text:p>2,197</text:p>
          </table:table-cell>
          <table:table-cell office:value-type="float" office:value="2596.6883963448499" table:style-name="ce19">
            <text:p>2,597</text:p>
          </table:table-cell>
          <table:table-cell office:value-type="float" office:value="2812.4362442893698" table:style-name="ce19">
            <text:p>2,812</text:p>
          </table:table-cell>
          <table:table-cell office:value-type="float" office:value="2550.2820810572898" table:style-name="ce19">
            <text:p>2,550</text:p>
          </table:table-cell>
          <table:table-cell office:value-type="float" office:value="2351.1912510715101" table:style-name="ce19">
            <text:p>2,351</text:p>
          </table:table-cell>
          <table:table-cell office:value-type="float" office:value="2935.6054269565002" table:style-name="ce19">
            <text:p>2,936</text:p>
          </table:table-cell>
          <table:table-cell office:value-type="float" office:value="2431.2972846132302" table:style-name="ce19">
            <text:p>2,431</text:p>
          </table:table-cell>
          <table:table-cell office:value-type="float" office:value="2353.30887968155" table:style-name="ce19">
            <text:p>2,353</text:p>
          </table:table-cell>
          <table:table-cell office:value-type="float" office:value="2663.6738534835099" table:style-name="ce19">
            <text:p>2,664</text:p>
          </table:table-cell>
          <table:table-cell office:value-type="float" office:value="2477" table:style-name="ce19">
            <text:p>2,477</text:p>
          </table:table-cell>
          <table:table-cell office:value-type="float" office:value="1869" table:style-name="ce19">
            <text:p>1,869</text:p>
          </table:table-cell>
          <table:table-cell office:value-type="float" office:value="1864" table:style-name="ce19">
            <text:p>1,864</text:p>
          </table:table-cell>
          <table:table-cell table:number-columns-repeated="16370"/>
        </table:table-row>
        <table:table-row table:style-name="ro3">
          <table:table-cell office:value-type="string" table:style-name="ce1">
            <text:p>Change in stocks</text:p>
          </table:table-cell>
          <table:table-cell office:value-type="float" office:value="82.709000000000003" table:style-name="ce19">
            <text:p>83</text:p>
          </table:table-cell>
          <table:table-cell office:value-type="float" office:value="-519.26366802503901" table:style-name="ce19">
            <text:p>-519</text:p>
          </table:table-cell>
          <table:table-cell office:value-type="float" office:value="399.23546436988801" table:style-name="ce19">
            <text:p>399</text:p>
          </table:table-cell>
          <table:table-cell office:value-type="float" office:value="215.74784794452199" table:style-name="ce19">
            <text:p>216</text:p>
          </table:table-cell>
          <table:table-cell office:value-type="float" office:value="-262.15416323207802" table:style-name="ce19">
            <text:p>-262</text:p>
          </table:table-cell>
          <table:table-cell office:value-type="float" office:value="-199.09082998578401" table:style-name="ce19">
            <text:p>-199</text:p>
          </table:table-cell>
          <table:table-cell office:value-type="float" office:value="584.41417588499405" table:style-name="ce19">
            <text:p>584</text:p>
          </table:table-cell>
          <table:table-cell office:value-type="float" office:value="-504.30814234327499" table:style-name="ce19">
            <text:p>-504</text:p>
          </table:table-cell>
          <table:table-cell office:value-type="float" office:value="-77.988404931678303" table:style-name="ce19">
            <text:p>-78</text:p>
          </table:table-cell>
          <table:table-cell office:value-type="float" office:value="310.364973801958" table:style-name="ce19">
            <text:p>310</text:p>
          </table:table-cell>
          <table:table-cell office:value-type="float" office:value="-186" table:style-name="ce19">
            <text:p>-186</text:p>
          </table:table-cell>
          <table:table-cell office:value-type="float" office:value="-609" table:style-name="ce19">
            <text:p>-609</text:p>
          </table:table-cell>
          <table:table-cell office:value-type="float" office:value="-5" table:style-name="ce19">
            <text:p>-5</text:p>
          </table:table-cell>
          <table:table-cell table:number-columns-repeated="16370"/>
        </table:table-row>
        <table:table-row table:style-name="ro2">
          <table:table-cell office:value-type="string" table:style-name="ce25">
            <text:p>Value of production (£ million)</text:p>
          </table:table-cell>
          <table:table-cell office:value-type="float" office:value="752.77335134510497" table:style-name="ce26">
            <text:p>753</text:p>
          </table:table-cell>
          <table:table-cell office:value-type="float" office:value="641.004874377943" table:style-name="ce26">
            <text:p>641</text:p>
          </table:table-cell>
          <table:table-cell office:value-type="float" office:value="965.25600803264001" table:style-name="ce26">
            <text:p>965</text:p>
          </table:table-cell>
          <table:table-cell office:value-type="float" office:value="682.81879151640703" table:style-name="ce26">
            <text:p>683</text:p>
          </table:table-cell>
          <table:table-cell office:value-type="float" office:value="626.95486366330601" table:style-name="ce26">
            <text:p>627</text:p>
          </table:table-cell>
          <table:table-cell office:value-type="float" office:value="785.972357077575" table:style-name="ce26">
            <text:p>786</text:p>
          </table:table-cell>
          <table:table-cell office:value-type="float" office:value="862.34022026549599" table:style-name="ce26">
            <text:p>862</text:p>
          </table:table-cell>
          <table:table-cell office:value-type="float" office:value="672.72670407403803" table:style-name="ce26">
            <text:p>673</text:p>
          </table:table-cell>
          <table:table-cell office:value-type="float" office:value="760.61841853072895" table:style-name="ce26">
            <text:p>761</text:p>
          </table:table-cell>
          <table:table-cell office:value-type="float" office:value="821.23495742046805" table:style-name="ce26">
            <text:p>821</text:p>
          </table:table-cell>
          <table:table-cell office:value-type="float" office:value="748.21552281922197" table:style-name="ce26">
            <text:p>748</text:p>
          </table:table-cell>
          <table:table-cell office:value-type="float" office:value="768.1648759057" table:style-name="ce26">
            <text:p>768</text:p>
          </table:table-cell>
          <table:table-cell office:value-type="float" office:value="1004.98488159856" table:style-name="ce26">
            <text:p>1,005</text:p>
          </table:table-cell>
          <table:table-cell table:number-columns-repeated="16370"/>
        </table:table-row>
        <table:table-row table:style-name="ro3">
          <table:table-cell office:value-type="string" table:style-name="ce1">
            <text:p>Sold for human consumption</text:p>
          </table:table-cell>
          <table:table-cell office:value-type="float" office:value="632.97789604410605" table:style-name="ce19">
            <text:p>633</text:p>
          </table:table-cell>
          <table:table-cell office:value-type="float" office:value="620.35430909215302" table:style-name="ce19">
            <text:p>620</text:p>
          </table:table-cell>
          <table:table-cell office:value-type="float" office:value="771.55875693708003" table:style-name="ce19">
            <text:p>772</text:p>
          </table:table-cell>
          <table:table-cell office:value-type="float" office:value="540.79469744082098" table:style-name="ce19">
            <text:p>541</text:p>
          </table:table-cell>
          <table:table-cell office:value-type="float" office:value="565.49316300959003" table:style-name="ce19">
            <text:p>565</text:p>
          </table:table-cell>
          <table:table-cell office:value-type="float" office:value="727.39904342125305" table:style-name="ce19">
            <text:p>727</text:p>
          </table:table-cell>
          <table:table-cell office:value-type="float" office:value="658.40486332553201" table:style-name="ce19">
            <text:p>658</text:p>
          </table:table-cell>
          <table:table-cell office:value-type="float" office:value="635.424501670768" table:style-name="ce19">
            <text:p>635</text:p>
          </table:table-cell>
          <table:table-cell office:value-type="float" office:value="648.42339862130098" table:style-name="ce19">
            <text:p>648</text:p>
          </table:table-cell>
          <table:table-cell office:value-type="float" office:value="633.35586729500096" table:style-name="ce19">
            <text:p>633</text:p>
          </table:table-cell>
          <table:table-cell office:value-type="float" office:value="649.13219573076003" table:style-name="ce19">
            <text:p>649</text:p>
          </table:table-cell>
          <table:table-cell office:value-type="float" office:value="654.17221962137796" table:style-name="ce19">
            <text:p>654</text:p>
          </table:table-cell>
          <table:table-cell office:value-type="float" office:value="755.40724136080701" table:style-name="ce19">
            <text:p>755</text:p>
          </table:table-cell>
          <table:table-cell table:number-columns-repeated="16370"/>
        </table:table-row>
        <table:table-row table:style-name="ro3">
          <table:table-cell office:value-type="string" table:style-name="ce1">
            <text:p>Sold for seed (including farm saved seed)</text:p>
          </table:table-cell>
          <table:table-cell office:value-type="float" office:value="93.867675829558195" table:style-name="ce19">
            <text:p>94</text:p>
          </table:table-cell>
          <table:table-cell office:value-type="float" office:value="95.318375692350699" table:style-name="ce19">
            <text:p>95</text:p>
          </table:table-cell>
          <table:table-cell office:value-type="float" office:value="94.542626210336294" table:style-name="ce19">
            <text:p>95</text:p>
          </table:table-cell>
          <table:table-cell office:value-type="float" office:value="96.597985567957494" table:style-name="ce19">
            <text:p>97</text:p>
          </table:table-cell>
          <table:table-cell office:value-type="float" office:value="83.588911308680693" table:style-name="ce19">
            <text:p>84</text:p>
          </table:table-cell>
          <table:table-cell office:value-type="float" office:value="83.108600037855098" table:style-name="ce19">
            <text:p>83</text:p>
          </table:table-cell>
          <table:table-cell office:value-type="float" office:value="85.582493499167796" table:style-name="ce19">
            <text:p>86</text:p>
          </table:table-cell>
          <table:table-cell office:value-type="float" office:value="109.789408772618" table:style-name="ce19">
            <text:p>110</text:p>
          </table:table-cell>
          <table:table-cell office:value-type="float" office:value="111.841515394802" table:style-name="ce19">
            <text:p>112</text:p>
          </table:table-cell>
          <table:table-cell office:value-type="float" office:value="120.095199053931" table:style-name="ce19">
            <text:p>120</text:p>
          </table:table-cell>
          <table:table-cell office:value-type="float" office:value="120.035895283302" table:style-name="ce19">
            <text:p>120</text:p>
          </table:table-cell>
          <table:table-cell office:value-type="float" office:value="214.60402182348699" table:style-name="ce19">
            <text:p>215</text:p>
          </table:table-cell>
          <table:table-cell office:value-type="float" office:value="237.57015219616599" table:style-name="ce19">
            <text:p>238</text:p>
          </table:table-cell>
          <table:table-cell table:number-columns-repeated="16370"/>
        </table:table-row>
        <table:table-row table:style-name="ro3">
          <table:table-cell office:value-type="string" table:style-name="ce1">
            <text:p>Sold for stockfeed</text:p>
          </table:table-cell>
          <table:table-cell office:value-type="float" office:value="13.8713147264582" table:style-name="ce19">
            <text:p>14</text:p>
          </table:table-cell>
          <table:table-cell office:value-type="float" office:value="9.6686491325164905" table:style-name="ce19">
            <text:p>10</text:p>
          </table:table-cell>
          <table:table-cell office:value-type="float" office:value="12.9276755233498" table:style-name="ce19">
            <text:p>13</text:p>
          </table:table-cell>
          <table:table-cell office:value-type="float" office:value="14.630844663580101" table:style-name="ce19">
            <text:p>15</text:p>
          </table:table-cell>
          <table:table-cell office:value-type="float" office:value="14.890806807520899" table:style-name="ce19">
            <text:p>15</text:p>
          </table:table-cell>
          <table:table-cell office:value-type="float" office:value="12.655478014663901" table:style-name="ce19">
            <text:p>13</text:p>
          </table:table-cell>
          <table:table-cell office:value-type="float" office:value="14.617852831998301" table:style-name="ce19">
            <text:p>15</text:p>
          </table:table-cell>
          <table:table-cell office:value-type="float" office:value="14.433286041969399" table:style-name="ce19">
            <text:p>14</text:p>
          </table:table-cell>
          <table:table-cell office:value-type="float" office:value="14.6786955575142" table:style-name="ce19">
            <text:p>15</text:p>
          </table:table-cell>
          <table:table-cell office:value-type="float" office:value="12.286606529593101" table:style-name="ce19">
            <text:p>12</text:p>
          </table:table-cell>
          <table:table-cell office:value-type="float" office:value="10.1800074410513" table:style-name="ce19">
            <text:p>10</text:p>
          </table:table-cell>
          <table:table-cell office:value-type="float" office:value="16.127236639286" table:style-name="ce19">
            <text:p>16</text:p>
          </table:table-cell>
          <table:table-cell office:value-type="float" office:value="13.2274730939746" table:style-name="ce19">
            <text:p>13</text:p>
          </table:table-cell>
          <table:table-cell table:number-columns-repeated="16370"/>
        </table:table-row>
        <table:table-row table:style-name="ro3">
          <table:table-cell office:value-type="string" table:style-name="ce1">
            <text:p>Change in stocks</text:p>
          </table:table-cell>
          <table:table-cell office:value-type="float" office:value="12.0564647449827" table:style-name="ce19">
            <text:p>12</text:p>
          </table:table-cell>
          <table:table-cell office:value-type="float" office:value="-84.336459539077097" table:style-name="ce19">
            <text:p>-84</text:p>
          </table:table-cell>
          <table:table-cell office:value-type="float" office:value="86.226949361874006" table:style-name="ce19">
            <text:p>86</text:p>
          </table:table-cell>
          <table:table-cell office:value-type="float" office:value="30.795263844048701" table:style-name="ce19">
            <text:p>31</text:p>
          </table:table-cell>
          <table:table-cell office:value-type="float" office:value="-37.018017462485297" table:style-name="ce19">
            <text:p>-37</text:p>
          </table:table-cell>
          <table:table-cell office:value-type="float" office:value="-37.190764396197402" table:style-name="ce19">
            <text:p>-37</text:p>
          </table:table-cell>
          <table:table-cell office:value-type="float" office:value="103.73501060879801" table:style-name="ce19">
            <text:p>104</text:p>
          </table:table-cell>
          <table:table-cell office:value-type="float" office:value="-86.920492411317397" table:style-name="ce19">
            <text:p>-87</text:p>
          </table:table-cell>
          <table:table-cell office:value-type="float" office:value="-14.3251910428875" table:style-name="ce19">
            <text:p>-14</text:p>
          </table:table-cell>
          <table:table-cell office:value-type="float" office:value="55.4972845419422" table:style-name="ce19">
            <text:p>55</text:p>
          </table:table-cell>
          <table:table-cell office:value-type="float" office:value="-31.1325756358906" table:style-name="ce19">
            <text:p>-31</text:p>
          </table:table-cell>
          <table:table-cell office:value-type="float" office:value="-116.738602178451" table:style-name="ce19">
            <text:p>-117</text:p>
          </table:table-cell>
          <table:table-cell office:value-type="float" office:value="-1.2199850523904201" table:style-name="ce19">
            <text:p>-1</text:p>
          </table:table-cell>
          <table:table-cell table:number-columns-repeated="16370"/>
        </table:table-row>
        <table:table-row table:style-name="ro8">
          <table:table-cell table:number-columns-repeated="16384" table:style-name="ce1"/>
        </table:table-row>
        <table:table-row table:style-name="ro1">
          <table:table-cell office:value-type="string" table:style-name="ce15">
            <text:p>Table 7.10b Potatoes prices (average price paid to registered producers, £ per tonne) [Note 20]<text:s/></text:p>
          </table:table-cell>
          <table:table-cell table:number-columns-repeated="16383" table:style-name="ce1"/>
        </table:table-row>
        <table:table-row table:style-name="ro5">
          <table:table-cell office:value-type="string" table:style-name="ce16">
            <text:p>Prices</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office:value-type="string" table:style-name="ce17">
            <text:p>2015</text:p>
          </table:table-cell>
          <table:table-cell office:value-type="string" table:style-name="ce17">
            <text:p>2016</text:p>
          </table:table-cell>
          <table:table-cell office:value-type="string" table:style-name="ce17">
            <text:p>2017</text:p>
          </table:table-cell>
          <table:table-cell office:value-type="string" table:style-name="ce17">
            <text:p>2018</text:p>
          </table:table-cell>
          <table:table-cell office:value-type="string" table:style-name="ce17">
            <text:p>2019</text:p>
          </table:table-cell>
          <table:table-cell office:value-type="string" table:style-name="ce17">
            <text:p>2020</text:p>
          </table:table-cell>
          <table:table-cell office:value-type="string" table:style-name="ce17">
            <text:p>2021</text:p>
          </table:table-cell>
          <table:table-cell office:value-type="string" table:style-name="ce17">
            <text:p>2022</text:p>
          </table:table-cell>
          <table:table-cell office:value-type="string" table:style-name="ce17">
            <text:p>2023 (provisional)</text:p>
          </table:table-cell>
          <table:table-cell table:number-columns-repeated="16370"/>
        </table:table-row>
        <table:table-row table:style-name="ro3">
          <table:table-cell office:value-type="string" table:style-name="ce1">
            <text:p>Early/maincrop (for human consumption)</text:p>
          </table:table-cell>
          <table:table-cell office:value-type="float" office:value="145.97797349864601" table:style-name="ce19">
            <text:p>146</text:p>
          </table:table-cell>
          <table:table-cell office:value-type="float" office:value="162.899392886995" table:style-name="ce19">
            <text:p>163</text:p>
          </table:table-cell>
          <table:table-cell office:value-type="float" office:value="214.19065834275901" table:style-name="ce19">
            <text:p>214</text:p>
          </table:table-cell>
          <table:table-cell office:value-type="float" office:value="142.495683199627" table:style-name="ce19">
            <text:p>142</text:p>
          </table:table-cell>
          <table:table-cell office:value-type="float" office:value="141.84891000701401" table:style-name="ce19">
            <text:p>142</text:p>
          </table:table-cell>
          <table:table-cell office:value-type="float" office:value="185.97855769140301" table:style-name="ce19">
            <text:p>186</text:p>
          </table:table-cell>
          <table:table-cell office:value-type="float" office:value="176.95378605651999" table:style-name="ce19">
            <text:p>177</text:p>
          </table:table-cell>
          <table:table-cell office:value-type="float" office:value="172.24234077619599" table:style-name="ce19">
            <text:p>172</text:p>
          </table:table-cell>
          <table:table-cell office:value-type="float" office:value="185.82096803190299" table:style-name="ce19">
            <text:p>186</text:p>
          </table:table-cell>
          <table:table-cell office:value-type="float" office:value="178.51334859902701" table:style-name="ce19">
            <text:p>179</text:p>
          </table:table-cell>
          <table:table-cell office:value-type="float" office:value="167.176360718354" table:style-name="ce19">
            <text:p>167</text:p>
          </table:table-cell>
          <table:table-cell office:value-type="float" office:value="191.748516204232" table:style-name="ce19">
            <text:p>192</text:p>
          </table:table-cell>
          <table:table-cell office:value-type="float" office:value="269.735978765889" table:style-name="ce19">
            <text:p>270</text:p>
          </table:table-cell>
          <table:table-cell table:number-columns-repeated="16370"/>
        </table:table-row>
        <table:table-row table:style-name="ro3">
          <table:table-cell office:value-type="string" table:style-name="ce1">
            <text:p>Seed</text:p>
          </table:table-cell>
          <table:table-cell office:value-type="float" office:value="221.542740431276" table:style-name="ce19">
            <text:p>222</text:p>
          </table:table-cell>
          <table:table-cell office:value-type="float" office:value="274.55945029261602" table:style-name="ce19">
            <text:p>275</text:p>
          </table:table-cell>
          <table:table-cell office:value-type="float" office:value="246.17734165847099" table:style-name="ce19">
            <text:p>246</text:p>
          </table:table-cell>
          <table:table-cell office:value-type="float" office:value="256.244717142816" table:style-name="ce19">
            <text:p>256</text:p>
          </table:table-cell>
          <table:table-cell office:value-type="float" office:value="229.58025431960499" table:style-name="ce19">
            <text:p>230</text:p>
          </table:table-cell>
          <table:table-cell office:value-type="float" office:value="230.24354235301001" table:style-name="ce19">
            <text:p>230</text:p>
          </table:table-cell>
          <table:table-cell office:value-type="float" office:value="228.849502251953" table:style-name="ce19">
            <text:p>229</text:p>
          </table:table-cell>
          <table:table-cell office:value-type="float" office:value="307.29341478725701" table:style-name="ce19">
            <text:p>307</text:p>
          </table:table-cell>
          <table:table-cell office:value-type="float" office:value="304.86097940939999" table:style-name="ce19">
            <text:p>305</text:p>
          </table:table-cell>
          <table:table-cell office:value-type="float" office:value="328.57125730009398" table:style-name="ce19">
            <text:p>329</text:p>
          </table:table-cell>
          <table:table-cell office:value-type="float" office:value="328.65131484138197" table:style-name="ce19">
            <text:p>329</text:p>
          </table:table-cell>
          <table:table-cell office:value-type="float" office:value="381.94263302075598" table:style-name="ce19">
            <text:p>382</text:p>
          </table:table-cell>
          <table:table-cell office:value-type="float" office:value="460.99840958064402" table:style-name="ce19">
            <text:p>461</text:p>
          </table:table-cell>
          <table:table-cell table:number-columns-repeated="16370"/>
        </table:table-row>
        <table:table-row table:style-name="ro3">
          <table:table-cell office:value-type="string" table:style-name="ce1">
            <text:p>Stockfeed</text:p>
          </table:table-cell>
          <table:table-cell office:value-type="float" office:value="10.0790267999186" table:style-name="ce19">
            <text:p>10</text:p>
          </table:table-cell>
          <table:table-cell office:value-type="float" office:value="10.113768128521199" table:style-name="ce19">
            <text:p>10</text:p>
          </table:table-cell>
          <table:table-cell office:value-type="float" office:value="10.084844202530901" table:style-name="ce19">
            <text:p>10</text:p>
          </table:table-cell>
          <table:table-cell office:value-type="float" office:value="10.095783666921699" table:style-name="ce19">
            <text:p>10</text:p>
          </table:table-cell>
          <table:table-cell office:value-type="float" office:value="10.0904723827803" table:style-name="ce19">
            <text:p>10</text:p>
          </table:table-cell>
          <table:table-cell office:value-type="float" office:value="10.054508624800301" table:style-name="ce19">
            <text:p>10</text:p>
          </table:table-cell>
          <table:table-cell office:value-type="float" office:value="10.0528894136406" table:style-name="ce19">
            <text:p>10</text:p>
          </table:table-cell>
          <table:table-cell office:value-type="float" office:value="10.073248270127699" table:style-name="ce19">
            <text:p>10</text:p>
          </table:table-cell>
          <table:table-cell office:value-type="float" office:value="10.125468556213001" table:style-name="ce19">
            <text:p>10</text:p>
          </table:table-cell>
          <table:table-cell office:value-type="float" office:value="10.083096717950299" table:style-name="ce19">
            <text:p>10</text:p>
          </table:table-cell>
          <table:table-cell office:value-type="float" office:value="10.110155416061501" table:style-name="ce19">
            <text:p>10</text:p>
          </table:table-cell>
          <table:table-cell office:value-type="float" office:value="10" table:style-name="ce19">
            <text:p>10</text:p>
          </table:table-cell>
          <table:table-cell office:value-type="float" office:value="10" table:style-name="ce19">
            <text:p>10</text:p>
          </table:table-cell>
          <table:table-cell table:number-columns-repeated="16370"/>
        </table:table-row>
        <table:table-row table:style-name="ro8">
          <table:table-cell table:number-columns-repeated="16384" table:style-name="ce1"/>
        </table:table-row>
        <table:table-row table:style-name="ro1">
          <table:table-cell office:value-type="string" table:style-name="ce15">
            <text:p>Table 7.10c Potatoes supply and use (thousand tonnes) [Note 20]</text:p>
          </table:table-cell>
          <table:table-cell table:number-columns-repeated="16383" table:style-name="ce1"/>
        </table:table-row>
        <table:table-row table:style-name="ro5">
          <table:table-cell office:value-type="string" table:style-name="ce16">
            <text:p>Supply and use</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office:value-type="string" table:style-name="ce17">
            <text:p>2015</text:p>
          </table:table-cell>
          <table:table-cell office:value-type="string" table:style-name="ce17">
            <text:p>2016</text:p>
          </table:table-cell>
          <table:table-cell office:value-type="string" table:style-name="ce17">
            <text:p>2017</text:p>
          </table:table-cell>
          <table:table-cell office:value-type="string" table:style-name="ce17">
            <text:p>2018</text:p>
          </table:table-cell>
          <table:table-cell office:value-type="string" table:style-name="ce17">
            <text:p>2019</text:p>
          </table:table-cell>
          <table:table-cell office:value-type="string" table:style-name="ce17">
            <text:p>2020</text:p>
          </table:table-cell>
          <table:table-cell office:value-type="string" table:style-name="ce17">
            <text:p>2021</text:p>
          </table:table-cell>
          <table:table-cell office:value-type="string" table:style-name="ce17">
            <text:p>2022</text:p>
          </table:table-cell>
          <table:table-cell office:value-type="string" table:style-name="ce17">
            <text:p>2023 (provisional)</text:p>
          </table:table-cell>
          <table:table-cell table:number-columns-repeated="16370"/>
        </table:table-row>
        <table:table-row table:style-name="ro3">
          <table:table-cell office:value-type="string" table:style-name="ce1">
            <text:p>Total production</text:p>
          </table:table-cell>
          <table:table-cell office:value-type="float" office:value="4842.5282917209897" table:style-name="ce19">
            <text:p>4,843</text:p>
          </table:table-cell>
          <table:table-cell office:value-type="float" office:value="3636.1099339982602" table:style-name="ce19">
            <text:p>3,636</text:p>
          </table:table-cell>
          <table:table-cell office:value-type="float" office:value="4385.4836768207197" table:style-name="ce19">
            <text:p>4,385</text:p>
          </table:table-cell>
          <table:table-cell office:value-type="float" office:value="4387.8888448197004" table:style-name="ce19">
            <text:p>4,388</text:p>
          </table:table-cell>
          <table:table-cell office:value-type="float" office:value="4088.5283555534602" table:style-name="ce19">
            <text:p>4,089</text:p>
          </table:table-cell>
          <table:table-cell office:value-type="float" office:value="4073.0671295973598" table:style-name="ce19">
            <text:p>4,073</text:p>
          </table:table-cell>
          <table:table-cell office:value-type="float" office:value="4679.1555909008603" table:style-name="ce19">
            <text:p>4,679</text:p>
          </table:table-cell>
          <table:table-cell office:value-type="float" office:value="3542.1012809539002" table:style-name="ce19">
            <text:p>3,542</text:p>
          </table:table-cell>
          <table:table-cell office:value-type="float" office:value="3778.3783899400601" table:style-name="ce19">
            <text:p>3,778</text:p>
          </table:table-cell>
          <table:table-cell office:value-type="float" office:value="4223.8191107925704" table:style-name="ce19">
            <text:p>4,224</text:p>
          </table:table-cell>
          <table:table-cell office:value-type="float" office:value="4061.82991504559" table:style-name="ce19">
            <text:p>4,062</text:p>
          </table:table-cell>
          <table:table-cell office:value-type="float" office:value="3364.6795824768801" table:style-name="ce19">
            <text:p>3,365</text:p>
          </table:table-cell>
          <table:table-cell office:value-type="float" office:value="3311.3585744489701" table:style-name="ce19">
            <text:p>3,311</text:p>
          </table:table-cell>
          <table:table-cell table:number-columns-repeated="16370" table:style-name="ce1"/>
        </table:table-row>
        <table:table-row table:style-name="ro3">
          <table:table-cell office:value-type="string" table:style-name="ce1">
            <text:p>Imports</text:p>
          </table:table-cell>
          <table:table-cell office:value-type="float" office:value="1965.9819053000001" table:style-name="ce19">
            <text:p>1,966</text:p>
          </table:table-cell>
          <table:table-cell office:value-type="float" office:value="2161.7446746999999" table:style-name="ce19">
            <text:p>2,162</text:p>
          </table:table-cell>
          <table:table-cell office:value-type="float" office:value="2702.1862046000001" table:style-name="ce19">
            <text:p>2,702</text:p>
          </table:table-cell>
          <table:table-cell office:value-type="float" office:value="2163.4984810000001" table:style-name="ce19">
            <text:p>2,163</text:p>
          </table:table-cell>
          <table:table-cell office:value-type="float" office:value="2216.6748797" table:style-name="ce19">
            <text:p>2,217</text:p>
          </table:table-cell>
          <table:table-cell office:value-type="float" office:value="2165.4815045" table:style-name="ce19">
            <text:p>2,165</text:p>
          </table:table-cell>
          <table:table-cell office:value-type="float" office:value="2327.4044365" table:style-name="ce19">
            <text:p>2,327</text:p>
          </table:table-cell>
          <table:table-cell office:value-type="float" office:value="2361.3145728999998" table:style-name="ce19">
            <text:p>2,361</text:p>
          </table:table-cell>
          <table:table-cell office:value-type="float" office:value="2553.1664915000001" table:style-name="ce19">
            <text:p>2,553</text:p>
          </table:table-cell>
          <table:table-cell office:value-type="float" office:value="2347.3170223000002" table:style-name="ce19">
            <text:p>2,347</text:p>
          </table:table-cell>
          <table:table-cell office:value-type="float" office:value="1828.1828957" table:style-name="ce19">
            <text:p>1,828</text:p>
          </table:table-cell>
          <table:table-cell office:value-type="float" office:value="2481.5696710000002" table:style-name="ce19">
            <text:p>2,482</text:p>
          </table:table-cell>
          <table:table-cell office:value-type="float" office:value="2438.8226909" table:style-name="ce19">
            <text:p>2,439</text:p>
          </table:table-cell>
          <table:table-cell table:number-columns-repeated="16370" table:style-name="ce1"/>
        </table:table-row>
        <table:table-row table:style-name="ro3">
          <table:table-cell office:value-type="string" table:style-name="ce1">
            <text:p>Exports</text:p>
          </table:table-cell>
          <table:table-cell office:value-type="float" office:value="558.70169490000001" table:style-name="ce19">
            <text:p>559</text:p>
          </table:table-cell>
          <table:table-cell office:value-type="float" office:value="483.20492610000002" table:style-name="ce19">
            <text:p>483</text:p>
          </table:table-cell>
          <table:table-cell office:value-type="float" office:value="481.11133000000001" table:style-name="ce19">
            <text:p>481</text:p>
          </table:table-cell>
          <table:table-cell office:value-type="float" office:value="471.89334200000002" table:style-name="ce19">
            <text:p>472</text:p>
          </table:table-cell>
          <table:table-cell office:value-type="float" office:value="523.64617050000004" table:style-name="ce19">
            <text:p>524</text:p>
          </table:table-cell>
          <table:table-cell office:value-type="float" office:value="529.05393349999997" table:style-name="ce19">
            <text:p>529</text:p>
          </table:table-cell>
          <table:table-cell office:value-type="float" office:value="588.23960160000001" table:style-name="ce19">
            <text:p>588</text:p>
          </table:table-cell>
          <table:table-cell office:value-type="float" office:value="641.04505840000002" table:style-name="ce19">
            <text:p>641</text:p>
          </table:table-cell>
          <table:table-cell office:value-type="float" office:value="690.90731200000005" table:style-name="ce19">
            <text:p>691</text:p>
          </table:table-cell>
          <table:table-cell office:value-type="float" office:value="594.78781140000001" table:style-name="ce19">
            <text:p>595</text:p>
          </table:table-cell>
          <table:table-cell office:value-type="float" office:value="431.46892120000001" table:style-name="ce19">
            <text:p>431</text:p>
          </table:table-cell>
          <table:table-cell office:value-type="float" office:value="466.1999581" table:style-name="ce19">
            <text:p>466</text:p>
          </table:table-cell>
          <table:table-cell office:value-type="float" office:value="425.515917" table:style-name="ce19">
            <text:p>426</text:p>
          </table:table-cell>
          <table:table-cell table:number-columns-repeated="16370" table:style-name="ce1"/>
        </table:table-row>
        <table:table-row table:style-name="ro2">
          <table:table-cell office:value-type="string" table:style-name="ce25">
            <text:p>Net trade (negative means net export)</text:p>
          </table:table-cell>
          <table:table-cell office:value-type="float" office:value="1407.2802104" table:style-name="ce26">
            <text:p>1,407</text:p>
          </table:table-cell>
          <table:table-cell office:value-type="float" office:value="1678.5397485999999" table:style-name="ce26">
            <text:p>1,679</text:p>
          </table:table-cell>
          <table:table-cell office:value-type="float" office:value="2221.0748745999999" table:style-name="ce26">
            <text:p>2,221</text:p>
          </table:table-cell>
          <table:table-cell office:value-type="float" office:value="1691.605139" table:style-name="ce26">
            <text:p>1,692</text:p>
          </table:table-cell>
          <table:table-cell office:value-type="float" office:value="1693.0287092000001" table:style-name="ce26">
            <text:p>1,693</text:p>
          </table:table-cell>
          <table:table-cell office:value-type="float" office:value="1636.4275709999999" table:style-name="ce26">
            <text:p>1,636</text:p>
          </table:table-cell>
          <table:table-cell office:value-type="float" office:value="1739.1648349" table:style-name="ce26">
            <text:p>1,739</text:p>
          </table:table-cell>
          <table:table-cell office:value-type="float" office:value="1720.2695145" table:style-name="ce26">
            <text:p>1,720</text:p>
          </table:table-cell>
          <table:table-cell office:value-type="float" office:value="1862.2591795000001" table:style-name="ce26">
            <text:p>1,862</text:p>
          </table:table-cell>
          <table:table-cell office:value-type="float" office:value="1752.5292109" table:style-name="ce26">
            <text:p>1,753</text:p>
          </table:table-cell>
          <table:table-cell office:value-type="float" office:value="1396.7139744999999" table:style-name="ce26">
            <text:p>1,397</text:p>
          </table:table-cell>
          <table:table-cell office:value-type="float" office:value="2015.3697129" table:style-name="ce26">
            <text:p>2,015</text:p>
          </table:table-cell>
          <table:table-cell office:value-type="float" office:value="2013.3067739000001" table:style-name="ce26">
            <text:p>2,013</text:p>
          </table:table-cell>
          <table:table-cell table:number-columns-repeated="16370" table:style-name="ce1"/>
        </table:table-row>
        <table:table-row table:style-name="ro3">
          <table:table-cell office:value-type="string" table:style-name="ce1">
            <text:p>Early/maincrop</text:p>
          </table:table-cell>
          <table:table-cell office:value-type="float" office:value="-23.405349000000001" table:style-name="ce19">
            <text:p>-23</text:p>
          </table:table-cell>
          <table:table-cell office:value-type="float" office:value="266.23455200000001" table:style-name="ce19">
            <text:p>266</text:p>
          </table:table-cell>
          <table:table-cell office:value-type="float" office:value="416.63865600000003" table:style-name="ce19">
            <text:p>417</text:p>
          </table:table-cell>
          <table:table-cell office:value-type="float" office:value="72.023325" table:style-name="ce19">
            <text:p>72</text:p>
          </table:table-cell>
          <table:table-cell office:value-type="float" office:value="54.611603000000002" table:style-name="ce19">
            <text:p>55</text:p>
          </table:table-cell>
          <table:table-cell office:value-type="float" office:value="48.524732999999998" table:style-name="ce19">
            <text:p>49</text:p>
          </table:table-cell>
          <table:table-cell office:value-type="float" office:value="22.971387" table:style-name="ce19">
            <text:p>23</text:p>
          </table:table-cell>
          <table:table-cell office:value-type="float" office:value="-7.6958549999999999" table:style-name="ce19">
            <text:p>-8</text:p>
          </table:table-cell>
          <table:table-cell office:value-type="float" office:value="-42.785822000000003" table:style-name="ce19">
            <text:p>-43</text:p>
          </table:table-cell>
          <table:table-cell office:value-type="float" office:value="49.128259999999997" table:style-name="ce19">
            <text:p>49</text:p>
          </table:table-cell>
          <table:table-cell office:value-type="float" office:value="-58.464731" table:style-name="ce19">
            <text:p>-58</text:p>
          </table:table-cell>
          <table:table-cell office:value-type="float" office:value="-115.77552799999999" table:style-name="ce19">
            <text:p>-116</text:p>
          </table:table-cell>
          <table:table-cell office:value-type="float" office:value="-79.2697" table:style-name="ce19">
            <text:p>-79</text:p>
          </table:table-cell>
          <table:table-cell table:number-columns-repeated="16370" table:style-name="ce1"/>
        </table:table-row>
        <table:table-row table:style-name="ro3">
          <table:table-cell office:value-type="string" table:style-name="ce1">
            <text:p>Seed</text:p>
          </table:table-cell>
          <table:table-cell office:value-type="float" office:value="-94.499594000000002" table:style-name="ce19">
            <text:p>-94</text:p>
          </table:table-cell>
          <table:table-cell office:value-type="float" office:value="-92.090719000000007" table:style-name="ce19">
            <text:p>-92</text:p>
          </table:table-cell>
          <table:table-cell office:value-type="float" office:value="-79.171147000000005" table:style-name="ce19">
            <text:p>-79</text:p>
          </table:table-cell>
          <table:table-cell office:value-type="float" office:value="-93.876647000000006" table:style-name="ce19">
            <text:p>-94</text:p>
          </table:table-cell>
          <table:table-cell office:value-type="float" office:value="-92.961865000000003" table:style-name="ce19">
            <text:p>-93</text:p>
          </table:table-cell>
          <table:table-cell office:value-type="float" office:value="-90.21208" table:style-name="ce19">
            <text:p>-90</text:p>
          </table:table-cell>
          <table:table-cell office:value-type="float" office:value="-90.030394999999999" table:style-name="ce19">
            <text:p>-90</text:p>
          </table:table-cell>
          <table:table-cell office:value-type="float" office:value="-91.103234999999998" table:style-name="ce19">
            <text:p>-91</text:p>
          </table:table-cell>
          <table:table-cell office:value-type="float" office:value="-99.714236" table:style-name="ce19">
            <text:p>-100</text:p>
          </table:table-cell>
          <table:table-cell office:value-type="float" office:value="-102.41648499999999" table:style-name="ce19">
            <text:p>-102</text:p>
          </table:table-cell>
          <table:table-cell office:value-type="float" office:value="-75.106020999999998" table:style-name="ce19">
            <text:p>-75</text:p>
          </table:table-cell>
          <table:table-cell office:value-type="float" office:value="-91.961239000000006" table:style-name="ce19">
            <text:p>-92</text:p>
          </table:table-cell>
          <table:table-cell office:value-type="float" office:value="-80.126542999999998" table:style-name="ce19">
            <text:p>-80</text:p>
          </table:table-cell>
          <table:table-cell table:number-columns-repeated="16370" table:style-name="ce1"/>
        </table:table-row>
        <table:table-row table:style-name="ro3">
          <table:table-cell office:value-type="string" table:style-name="ce1">
            <text:p>Processed (raw equivalent)</text:p>
          </table:table-cell>
          <table:table-cell office:value-type="float" office:value="1525.1851534" table:style-name="ce19">
            <text:p>1,525</text:p>
          </table:table-cell>
          <table:table-cell office:value-type="float" office:value="1504.3959156000001" table:style-name="ce19">
            <text:p>1,504</text:p>
          </table:table-cell>
          <table:table-cell office:value-type="float" office:value="1883.6073656000001" table:style-name="ce19">
            <text:p>1,884</text:p>
          </table:table-cell>
          <table:table-cell office:value-type="float" office:value="1713.4584609999999" table:style-name="ce19">
            <text:p>1,713</text:p>
          </table:table-cell>
          <table:table-cell office:value-type="float" office:value="1731.3789712" table:style-name="ce19">
            <text:p>1,731</text:p>
          </table:table-cell>
          <table:table-cell office:value-type="float" office:value="1678.114918" table:style-name="ce19">
            <text:p>1,678</text:p>
          </table:table-cell>
          <table:table-cell office:value-type="float" office:value="1806.2238428999999" table:style-name="ce19">
            <text:p>1,806</text:p>
          </table:table-cell>
          <table:table-cell office:value-type="float" office:value="1819.0686045" table:style-name="ce19">
            <text:p>1,819</text:p>
          </table:table-cell>
          <table:table-cell office:value-type="float" office:value="2004.7592374999999" table:style-name="ce19">
            <text:p>2,005</text:p>
          </table:table-cell>
          <table:table-cell office:value-type="float" office:value="1805.8174359" table:style-name="ce19">
            <text:p>1,806</text:p>
          </table:table-cell>
          <table:table-cell office:value-type="float" office:value="1530.2847265" table:style-name="ce19">
            <text:p>1,530</text:p>
          </table:table-cell>
          <table:table-cell office:value-type="float" office:value="2223.1064799000001" table:style-name="ce19">
            <text:p>2,223</text:p>
          </table:table-cell>
          <table:table-cell office:value-type="float" office:value="2172.7030169" table:style-name="ce19">
            <text:p>2,173</text:p>
          </table:table-cell>
          <table:table-cell table:number-columns-repeated="16370" table:style-name="ce1"/>
        </table:table-row>
        <table:table-row table:style-name="ro2">
          <table:table-cell office:value-type="string" table:style-name="ce25">
            <text:p>Total new supply <text:s/>(raw equivalent)</text:p>
          </table:table-cell>
          <table:table-cell office:value-type="float" office:value="6249.8085021209899" table:style-name="ce26">
            <text:p>6,250</text:p>
          </table:table-cell>
          <table:table-cell office:value-type="float" office:value="5314.6496825982604" table:style-name="ce26">
            <text:p>5,315</text:p>
          </table:table-cell>
          <table:table-cell office:value-type="float" office:value="6606.5585514207196" table:style-name="ce26">
            <text:p>6,607</text:p>
          </table:table-cell>
          <table:table-cell office:value-type="float" office:value="6079.4939838196997" table:style-name="ce26">
            <text:p>6,079</text:p>
          </table:table-cell>
          <table:table-cell office:value-type="float" office:value="5781.5570647534596" table:style-name="ce26">
            <text:p>5,782</text:p>
          </table:table-cell>
          <table:table-cell office:value-type="float" office:value="5709.49470059736" table:style-name="ce26">
            <text:p>5,709</text:p>
          </table:table-cell>
          <table:table-cell office:value-type="float" office:value="6418.32042580086" table:style-name="ce26">
            <text:p>6,418</text:p>
          </table:table-cell>
          <table:table-cell office:value-type="float" office:value="5262.3707954539004" table:style-name="ce26">
            <text:p>5,262</text:p>
          </table:table-cell>
          <table:table-cell office:value-type="float" office:value="5640.6375694400604" table:style-name="ce26">
            <text:p>5,641</text:p>
          </table:table-cell>
          <table:table-cell office:value-type="float" office:value="5976.3483216925697" table:style-name="ce26">
            <text:p>5,976</text:p>
          </table:table-cell>
          <table:table-cell office:value-type="float" office:value="5458.54388954559" table:style-name="ce26">
            <text:p>5,459</text:p>
          </table:table-cell>
          <table:table-cell office:value-type="float" office:value="5380.0492953768799" table:style-name="ce26">
            <text:p>5,380</text:p>
          </table:table-cell>
          <table:table-cell office:value-type="float" office:value="5324.6653483489699" table:style-name="ce26">
            <text:p>5,325</text:p>
          </table:table-cell>
          <table:table-cell table:number-columns-repeated="16370" table:style-name="ce1"/>
        </table:table-row>
        <table:table-row table:style-name="ro2">
          <table:table-cell office:value-type="string" table:style-name="ce21">
            <text:p>Production as % of total new supply for use in the UK</text:p>
          </table:table-cell>
          <table:table-cell office:value-type="percentage" office:value="0.774828267150519" table:style-name="ce21">
            <text:p>77%</text:p>
          </table:table-cell>
          <table:table-cell office:value-type="percentage" office:value="0.68416737718460796" table:style-name="ce21">
            <text:p>68%</text:p>
          </table:table-cell>
          <table:table-cell office:value-type="percentage" office:value="0.66380758494566505" table:style-name="ce21">
            <text:p>66%</text:p>
          </table:table-cell>
          <table:table-cell office:value-type="percentage" office:value="0.72175231302109499" table:style-name="ce21">
            <text:p>72%</text:p>
          </table:table-cell>
          <table:table-cell office:value-type="percentage" office:value="0.70716734432643802" table:style-name="ce21">
            <text:p>71%</text:p>
          </table:table-cell>
          <table:table-cell office:value-type="percentage" office:value="0.71338486909729704" table:style-name="ce21">
            <text:p>71%</text:p>
          </table:table-cell>
          <table:table-cell office:value-type="percentage" office:value="0.72903116087679698" table:style-name="ce21">
            <text:p>73%</text:p>
          </table:table-cell>
          <table:table-cell office:value-type="percentage" office:value="0.67309990470718595" table:style-name="ce21">
            <text:p>67%</text:p>
          </table:table-cell>
          <table:table-cell office:value-type="percentage" office:value="0.66984952382167195" table:style-name="ce21">
            <text:p>67%</text:p>
          </table:table-cell>
          <table:table-cell office:value-type="percentage" office:value="0.70675584544850301" table:style-name="ce21">
            <text:p>71%</text:p>
          </table:table-cell>
          <table:table-cell office:value-type="percentage" office:value="0.74412334080980103" table:style-name="ce21">
            <text:p>74%</text:p>
          </table:table-cell>
          <table:table-cell office:value-type="percentage" office:value="0.62539939650147303" table:style-name="ce21">
            <text:p>63%</text:p>
          </table:table-cell>
          <table:table-cell office:value-type="percentage" office:value="0.621890458425848" table:style-name="ce21">
            <text:p>62%</text:p>
          </table:table-cell>
          <table:table-cell table:number-columns-repeated="16370" table:style-name="ce1"/>
        </table:table-row>
        <table:table-row table:style-name="ro8">
          <table:table-cell table:number-columns-repeated="16384" table:style-name="ce1"/>
        </table:table-row>
        <table:table-row table:style-name="ro1">
          <table:table-cell office:value-type="string" table:style-name="ce15">
            <text:p>Table 7.10d Historical potatoes production (thousand tonnes unless otherwise specified)</text:p>
          </table:table-cell>
          <table:table-cell table:number-columns-repeated="16383" table:style-name="ce1"/>
        </table:table-row>
        <table:table-row table:style-name="ro3">
          <table:table-cell office:value-type="string" table:style-name="ce16">
            <text:p>Production</text:p>
          </table:table-cell>
          <table:table-cell office:value-type="string" table:style-name="ce17">
            <text:p>1973</text:p>
          </table:table-cell>
          <table:table-cell office:value-type="string" table:style-name="ce17">
            <text:p>1974</text:p>
          </table:table-cell>
          <table:table-cell office:value-type="string" table:style-name="ce17">
            <text:p>1975</text:p>
          </table:table-cell>
          <table:table-cell office:value-type="string" table:style-name="ce17">
            <text:p>1976</text:p>
          </table:table-cell>
          <table:table-cell office:value-type="string" table:style-name="ce17">
            <text:p>1977</text:p>
          </table:table-cell>
          <table:table-cell office:value-type="string" table:style-name="ce17">
            <text:p>1978</text:p>
          </table:table-cell>
          <table:table-cell office:value-type="string" table:style-name="ce17">
            <text:p>1979</text:p>
          </table:table-cell>
          <table:table-cell office:value-type="string" table:style-name="ce17">
            <text:p>1980</text:p>
          </table:table-cell>
          <table:table-cell office:value-type="string" table:style-name="ce17">
            <text:p>1981</text:p>
          </table:table-cell>
          <table:table-cell office:value-type="string" table:style-name="ce17">
            <text:p>1982</text:p>
          </table:table-cell>
          <table:table-cell office:value-type="string" table:style-name="ce17">
            <text:p>1983</text:p>
          </table:table-cell>
          <table:table-cell office:value-type="string" table:style-name="ce17">
            <text:p>1984</text:p>
          </table:table-cell>
          <table:table-cell office:value-type="string" table:style-name="ce17">
            <text:p>1985</text:p>
          </table:table-cell>
          <table:table-cell office:value-type="string" table:style-name="ce17">
            <text:p>1986</text:p>
          </table:table-cell>
          <table:table-cell office:value-type="string" table:style-name="ce17">
            <text:p>1987</text:p>
          </table:table-cell>
          <table:table-cell office:value-type="string" table:style-name="ce17">
            <text:p>1988</text:p>
          </table:table-cell>
          <table:table-cell office:value-type="string" table:style-name="ce17">
            <text:p>1989</text:p>
          </table:table-cell>
          <table:table-cell office:value-type="string" table:style-name="ce17">
            <text:p>1990</text:p>
          </table:table-cell>
          <table:table-cell office:value-type="string" table:style-name="ce17">
            <text:p>1991</text:p>
          </table:table-cell>
          <table:table-cell office:value-type="string" table:style-name="ce17">
            <text:p>1992</text:p>
          </table:table-cell>
          <table:table-cell office:value-type="string" table:style-name="ce17">
            <text:p>1993</text:p>
          </table:table-cell>
          <table:table-cell office:value-type="string" table:style-name="ce17">
            <text:p>1994</text:p>
          </table:table-cell>
          <table:table-cell office:value-type="string" table:style-name="ce17">
            <text:p>1995</text:p>
          </table:table-cell>
          <table:table-cell office:value-type="string" table:style-name="ce17">
            <text:p>1996</text:p>
          </table:table-cell>
          <table:table-cell office:value-type="string" table:style-name="ce17">
            <text:p>1997</text:p>
          </table:table-cell>
          <table:table-cell office:value-type="string" table:style-name="ce17">
            <text:p>1998</text:p>
          </table:table-cell>
          <table:table-cell office:value-type="string" table:style-name="ce17">
            <text:p>1999</text:p>
          </table:table-cell>
          <table:table-cell office:value-type="string" table:style-name="ce17">
            <text:p>2000</text:p>
          </table:table-cell>
          <table:table-cell office:value-type="string" table:style-name="ce17">
            <text:p>2001</text:p>
          </table:table-cell>
          <table:table-cell office:value-type="string" table:style-name="ce17">
            <text:p>2002</text:p>
          </table:table-cell>
          <table:table-cell office:value-type="string" table:style-name="ce17">
            <text:p>2003</text:p>
          </table:table-cell>
          <table:table-cell office:value-type="string" table:style-name="ce17">
            <text:p>2004</text:p>
          </table:table-cell>
          <table:table-cell office:value-type="string" table:style-name="ce17">
            <text:p>2005</text:p>
          </table:table-cell>
          <table:table-cell office:value-type="string" table:style-name="ce17">
            <text:p>2006</text:p>
          </table:table-cell>
          <table:table-cell office:value-type="string" table:style-name="ce17">
            <text:p>2007</text:p>
          </table:table-cell>
          <table:table-cell office:value-type="string" table:style-name="ce17">
            <text:p>2008</text:p>
          </table:table-cell>
          <table:table-cell office:value-type="string" table:style-name="ce17">
            <text:p>2009</text:p>
          </table:table-cell>
          <table:table-cell office:value-type="string" table:style-name="ce17">
            <text:p>2010</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table:number-columns-repeated="16341"/>
        </table:table-row>
        <table:table-row table:style-name="ro3">
          <table:table-cell office:value-type="string" table:style-name="ce25">
            <text:p>Area sown (thousand hectares)</text:p>
          </table:table-cell>
          <table:table-cell office:value-type="float" office:value="224.85900000000001" table:style-name="ce26">
            <text:p>225</text:p>
          </table:table-cell>
          <table:table-cell office:value-type="float" office:value="215.26300000000001" table:style-name="ce26">
            <text:p>215</text:p>
          </table:table-cell>
          <table:table-cell office:value-type="float" office:value="203.03" table:style-name="ce26">
            <text:p>203</text:p>
          </table:table-cell>
          <table:table-cell office:value-type="float" office:value="222.20599999999999" table:style-name="ce26">
            <text:p>222</text:p>
          </table:table-cell>
          <table:table-cell office:value-type="float" office:value="232.43100000000001" table:style-name="ce26">
            <text:p>232</text:p>
          </table:table-cell>
          <table:table-cell office:value-type="float" office:value="214.047" table:style-name="ce26">
            <text:p>214</text:p>
          </table:table-cell>
          <table:table-cell office:value-type="float" office:value="203.398" table:style-name="ce26">
            <text:p>203</text:p>
          </table:table-cell>
          <table:table-cell office:value-type="float" office:value="206.28700000000001" table:style-name="ce26">
            <text:p>206</text:p>
          </table:table-cell>
          <table:table-cell office:value-type="float" office:value="191.22900000000001" table:style-name="ce26">
            <text:p>191</text:p>
          </table:table-cell>
          <table:table-cell office:value-type="float" office:value="192.452" table:style-name="ce26">
            <text:p>192</text:p>
          </table:table-cell>
          <table:table-cell office:value-type="float" office:value="195.32300000000001" table:style-name="ce26">
            <text:p>195</text:p>
          </table:table-cell>
          <table:table-cell office:value-type="float" office:value="198.43100000000001" table:style-name="ce26">
            <text:p>198</text:p>
          </table:table-cell>
          <table:table-cell office:value-type="float" office:value="191.453" table:style-name="ce26">
            <text:p>191</text:p>
          </table:table-cell>
          <table:table-cell office:value-type="float" office:value="177.839" table:style-name="ce26">
            <text:p>178</text:p>
          </table:table-cell>
          <table:table-cell office:value-type="float" office:value="178.3426" table:style-name="ce26">
            <text:p>178</text:p>
          </table:table-cell>
          <table:table-cell office:value-type="float" office:value="180.58449999999999" table:style-name="ce26">
            <text:p>181</text:p>
          </table:table-cell>
          <table:table-cell office:value-type="float" office:value="174.92509999999999" table:style-name="ce26">
            <text:p>175</text:p>
          </table:table-cell>
          <table:table-cell office:value-type="float" office:value="177.3869" table:style-name="ce26">
            <text:p>177</text:p>
          </table:table-cell>
          <table:table-cell office:value-type="float" office:value="177.06360000000001" table:style-name="ce26">
            <text:p>177</text:p>
          </table:table-cell>
          <table:table-cell office:value-type="float" office:value="180.7955" table:style-name="ce26">
            <text:p>181</text:p>
          </table:table-cell>
          <table:table-cell office:value-type="float" office:value="170.70410000000001" table:style-name="ce26">
            <text:p>171</text:p>
          </table:table-cell>
          <table:table-cell office:value-type="float" office:value="164.1345" table:style-name="ce26">
            <text:p>164</text:p>
          </table:table-cell>
          <table:table-cell office:value-type="float" office:value="171.56290000000001" table:style-name="ce26">
            <text:p>172</text:p>
          </table:table-cell>
          <table:table-cell office:value-type="float" office:value="177.71289560044099" table:style-name="ce26">
            <text:p>178</text:p>
          </table:table-cell>
          <table:table-cell office:value-type="float" office:value="165.93979200000001" table:style-name="ce26">
            <text:p>166</text:p>
          </table:table-cell>
          <table:table-cell office:value-type="float" office:value="164.12446199999999" table:style-name="ce26">
            <text:p>164</text:p>
          </table:table-cell>
          <table:table-cell office:value-type="float" office:value="177.613407" table:style-name="ce26">
            <text:p>178</text:p>
          </table:table-cell>
          <table:table-cell office:value-type="float" office:value="166.018204" table:style-name="ce26">
            <text:p>166</text:p>
          </table:table-cell>
          <table:table-cell office:value-type="float" office:value="165.34620000000001" table:style-name="ce26">
            <text:p>165</text:p>
          </table:table-cell>
          <table:table-cell office:value-type="float" office:value="158.48859999999999" table:style-name="ce26">
            <text:p>158</text:p>
          </table:table-cell>
          <table:table-cell office:value-type="float" office:value="145.023" table:style-name="ce26">
            <text:p>145</text:p>
          </table:table-cell>
          <table:table-cell office:value-type="float" office:value="148.433126788148" table:style-name="ce26">
            <text:p>148</text:p>
          </table:table-cell>
          <table:table-cell office:value-type="float" office:value="136.97118" table:style-name="ce26">
            <text:p>137</text:p>
          </table:table-cell>
          <table:table-cell office:value-type="float" office:value="140.21579926372499" table:style-name="ce26">
            <text:p>140</text:p>
          </table:table-cell>
          <table:table-cell office:value-type="float" office:value="140.1533" table:style-name="ce26">
            <text:p>140</text:p>
          </table:table-cell>
          <table:table-cell office:value-type="float" office:value="143.58496" table:style-name="ce26">
            <text:p>144</text:p>
          </table:table-cell>
          <table:table-cell office:value-type="float" office:value="144.43839299999999" table:style-name="ce26">
            <text:p>144</text:p>
          </table:table-cell>
          <table:table-cell office:value-type="float" office:value="138" table:style-name="ce26">
            <text:p>138</text:p>
          </table:table-cell>
          <table:table-cell office:value-type="float" office:value="146" table:style-name="ce26">
            <text:p>146</text:p>
          </table:table-cell>
          <table:table-cell office:value-type="float" office:value="149" table:style-name="ce26">
            <text:p>149</text:p>
          </table:table-cell>
          <table:table-cell office:value-type="float" office:value="139" table:style-name="ce26">
            <text:p>139</text:p>
          </table:table-cell>
          <table:table-cell office:value-type="float" office:value="140.52922000000001" table:style-name="ce26">
            <text:p>141</text:p>
          </table:table-cell>
          <table:table-cell table:number-columns-repeated="16341"/>
        </table:table-row>
        <table:table-row table:style-name="ro3">
          <table:table-cell office:value-type="string" table:style-name="ce1">
            <text:p>Early</text:p>
          </table:table-cell>
          <table:table-cell office:value-type="float" office:value="23.067" table:style-name="ce19">
            <text:p>23</text:p>
          </table:table-cell>
          <table:table-cell office:value-type="float" office:value="23.963000000000001" table:style-name="ce19">
            <text:p>24</text:p>
          </table:table-cell>
          <table:table-cell office:value-type="float" office:value="24.407" table:style-name="ce19">
            <text:p>24</text:p>
          </table:table-cell>
          <table:table-cell office:value-type="float" office:value="22.407" table:style-name="ce19">
            <text:p>22</text:p>
          </table:table-cell>
          <table:table-cell office:value-type="float" office:value="22.35" table:style-name="ce19">
            <text:p>22</text:p>
          </table:table-cell>
          <table:table-cell office:value-type="float" office:value="19.600000000000001" table:style-name="ce19">
            <text:p>20</text:p>
          </table:table-cell>
          <table:table-cell office:value-type="float" office:value="19.7" table:style-name="ce19">
            <text:p>20</text:p>
          </table:table-cell>
          <table:table-cell office:value-type="float" office:value="20.100000000000001" table:style-name="ce19">
            <text:p>20</text:p>
          </table:table-cell>
          <table:table-cell office:value-type="float" office:value="20.9" table:style-name="ce19">
            <text:p>21</text:p>
          </table:table-cell>
          <table:table-cell office:value-type="float" office:value="19.899999999999999" table:style-name="ce19">
            <text:p>20</text:p>
          </table:table-cell>
          <table:table-cell office:value-type="float" office:value="15.7" table:style-name="ce19">
            <text:p>16</text:p>
          </table:table-cell>
          <table:table-cell office:value-type="float" office:value="21.077999999999999" table:style-name="ce19">
            <text:p>21</text:p>
          </table:table-cell>
          <table:table-cell office:value-type="float" office:value="17.221" table:style-name="ce19">
            <text:p>17</text:p>
          </table:table-cell>
          <table:table-cell office:value-type="float" office:value="17.577999999999999" table:style-name="ce19">
            <text:p>18</text:p>
          </table:table-cell>
          <table:table-cell office:value-type="float" office:value="16.8232" table:style-name="ce19">
            <text:p>17</text:p>
          </table:table-cell>
          <table:table-cell office:value-type="float" office:value="17.834" table:style-name="ce19">
            <text:p>18</text:p>
          </table:table-cell>
          <table:table-cell office:value-type="float" office:value="17.703399999999998" table:style-name="ce19">
            <text:p>18</text:p>
          </table:table-cell>
          <table:table-cell office:value-type="float" office:value="16.430900000000001" table:style-name="ce19">
            <text:p>16</text:p>
          </table:table-cell>
          <table:table-cell office:value-type="float" office:value="16.591899999999999" table:style-name="ce19">
            <text:p>17</text:p>
          </table:table-cell>
          <table:table-cell office:value-type="float" office:value="15.8325" table:style-name="ce19">
            <text:p>16</text:p>
          </table:table-cell>
          <table:table-cell office:value-type="float" office:value="16.400099999999998" table:style-name="ce19">
            <text:p>16</text:p>
          </table:table-cell>
          <table:table-cell office:value-type="float" office:value="15.766400000000001" table:style-name="ce19">
            <text:p>16</text:p>
          </table:table-cell>
          <table:table-cell office:value-type="float" office:value="16.502408992319499" table:style-name="ce19">
            <text:p>17</text:p>
          </table:table-cell>
          <table:table-cell office:value-type="float" office:value="13.823836274743099" table:style-name="ce19">
            <text:p>14</text:p>
          </table:table-cell>
          <table:table-cell office:value-type="float" office:value="17.538440000000001" table:style-name="ce19">
            <text:p>18</text:p>
          </table:table-cell>
          <table:table-cell office:value-type="float" office:value="17.800730000000001" table:style-name="ce19">
            <text:p>18</text:p>
          </table:table-cell>
          <table:table-cell office:value-type="float" office:value="13.800625" table:style-name="ce19">
            <text:p>14</text:p>
          </table:table-cell>
          <table:table-cell office:value-type="float" office:value="12.211919999999999" table:style-name="ce19">
            <text:p>12</text:p>
          </table:table-cell>
          <table:table-cell office:value-type="float" office:value="13.882999999999999" table:style-name="ce19">
            <text:p>14</text:p>
          </table:table-cell>
          <table:table-cell office:value-type="float" office:value="14.295" table:style-name="ce19">
            <text:p>14</text:p>
          </table:table-cell>
          <table:table-cell office:value-type="float" office:value="13.54" table:style-name="ce19">
            <text:p>14</text:p>
          </table:table-cell>
          <table:table-cell office:value-type="float" office:value="14.7747999815364" table:style-name="ce19">
            <text:p>15</text:p>
          </table:table-cell>
          <table:table-cell office:value-type="float" office:value="12.48828" table:style-name="ce19">
            <text:p>12</text:p>
          </table:table-cell>
          <table:table-cell office:value-type="float" office:value="11.245189999999999" table:style-name="ce19">
            <text:p>11</text:p>
          </table:table-cell>
          <table:table-cell office:value-type="float" office:value="15.7722" table:style-name="ce19">
            <text:p>16</text:p>
          </table:table-cell>
          <table:table-cell office:value-type="float" office:value="16.824664726298199" table:style-name="ce19">
            <text:p>17</text:p>
          </table:table-cell>
          <table:table-cell office:value-type="float" office:value="15.253905060672899" table:style-name="ce19">
            <text:p>15</text:p>
          </table:table-cell>
          <table:table-cell office:value-type="float" office:value="9" table:style-name="ce19">
            <text:p>9</text:p>
          </table:table-cell>
          <table:table-cell office:value-type="float" office:value="8" table:style-name="ce19">
            <text:p>8</text:p>
          </table:table-cell>
          <table:table-cell office:value-type="float" office:value="7" table:style-name="ce19">
            <text:p>7</text:p>
          </table:table-cell>
          <table:table-cell office:value-type="float" office:value="5" table:style-name="ce19">
            <text:p>5</text:p>
          </table:table-cell>
          <table:table-cell office:value-type="float" office:value="5" table:style-name="ce19">
            <text:p>5</text:p>
          </table:table-cell>
          <table:table-cell table:number-columns-repeated="16341"/>
        </table:table-row>
        <table:table-row table:style-name="ro3">
          <table:table-cell office:value-type="string" table:style-name="ce1">
            <text:p>Maincrop</text:p>
          </table:table-cell>
          <table:table-cell office:value-type="float" office:value="201.792" table:style-name="ce19">
            <text:p>202</text:p>
          </table:table-cell>
          <table:table-cell office:value-type="float" office:value="191.3" table:style-name="ce19">
            <text:p>191</text:p>
          </table:table-cell>
          <table:table-cell office:value-type="float" office:value="178.62299999999999" table:style-name="ce19">
            <text:p>179</text:p>
          </table:table-cell>
          <table:table-cell office:value-type="float" office:value="199.79900000000001" table:style-name="ce19">
            <text:p>200</text:p>
          </table:table-cell>
          <table:table-cell office:value-type="float" office:value="210.08099999999999" table:style-name="ce19">
            <text:p>210</text:p>
          </table:table-cell>
          <table:table-cell office:value-type="float" office:value="194.447" table:style-name="ce19">
            <text:p>194</text:p>
          </table:table-cell>
          <table:table-cell office:value-type="float" office:value="183.69800000000001" table:style-name="ce19">
            <text:p>184</text:p>
          </table:table-cell>
          <table:table-cell office:value-type="float" office:value="186.18700000000001" table:style-name="ce19">
            <text:p>186</text:p>
          </table:table-cell>
          <table:table-cell office:value-type="float" office:value="170.32900000000001" table:style-name="ce19">
            <text:p>170</text:p>
          </table:table-cell>
          <table:table-cell office:value-type="float" office:value="172.55199999999999" table:style-name="ce19">
            <text:p>173</text:p>
          </table:table-cell>
          <table:table-cell office:value-type="float" office:value="179.62299999999999" table:style-name="ce19">
            <text:p>180</text:p>
          </table:table-cell>
          <table:table-cell office:value-type="float" office:value="177.35300000000001" table:style-name="ce19">
            <text:p>177</text:p>
          </table:table-cell>
          <table:table-cell office:value-type="float" office:value="174.232" table:style-name="ce19">
            <text:p>174</text:p>
          </table:table-cell>
          <table:table-cell office:value-type="float" office:value="160.261" table:style-name="ce19">
            <text:p>160</text:p>
          </table:table-cell>
          <table:table-cell office:value-type="float" office:value="161.51939999999999" table:style-name="ce19">
            <text:p>162</text:p>
          </table:table-cell>
          <table:table-cell office:value-type="float" office:value="162.75049999999999" table:style-name="ce19">
            <text:p>163</text:p>
          </table:table-cell>
          <table:table-cell office:value-type="float" office:value="157.2217" table:style-name="ce19">
            <text:p>157</text:p>
          </table:table-cell>
          <table:table-cell office:value-type="float" office:value="160.95599999999999" table:style-name="ce19">
            <text:p>161</text:p>
          </table:table-cell>
          <table:table-cell office:value-type="float" office:value="160.4717" table:style-name="ce19">
            <text:p>160</text:p>
          </table:table-cell>
          <table:table-cell office:value-type="float" office:value="164.96299999999999" table:style-name="ce19">
            <text:p>165</text:p>
          </table:table-cell>
          <table:table-cell office:value-type="float" office:value="154.304" table:style-name="ce19">
            <text:p>154</text:p>
          </table:table-cell>
          <table:table-cell office:value-type="float" office:value="148.3681" table:style-name="ce19">
            <text:p>148</text:p>
          </table:table-cell>
          <table:table-cell office:value-type="float" office:value="155.06049100768001" table:style-name="ce19">
            <text:p>155</text:p>
          </table:table-cell>
          <table:table-cell office:value-type="float" office:value="163.88905932569801" table:style-name="ce19">
            <text:p>164</text:p>
          </table:table-cell>
          <table:table-cell office:value-type="float" office:value="148.401352" table:style-name="ce19">
            <text:p>148</text:p>
          </table:table-cell>
          <table:table-cell office:value-type="float" office:value="146.32373200000001" table:style-name="ce19">
            <text:p>146</text:p>
          </table:table-cell>
          <table:table-cell office:value-type="float" office:value="163.812782" table:style-name="ce19">
            <text:p>164</text:p>
          </table:table-cell>
          <table:table-cell office:value-type="float" office:value="153.80628400000001" table:style-name="ce19">
            <text:p>154</text:p>
          </table:table-cell>
          <table:table-cell office:value-type="float" office:value="151.4632" table:style-name="ce19">
            <text:p>151</text:p>
          </table:table-cell>
          <table:table-cell office:value-type="float" office:value="144.1936" table:style-name="ce19">
            <text:p>144</text:p>
          </table:table-cell>
          <table:table-cell office:value-type="float" office:value="131.483" table:style-name="ce19">
            <text:p>131</text:p>
          </table:table-cell>
          <table:table-cell office:value-type="float" office:value="133.658326806612" table:style-name="ce19">
            <text:p>134</text:p>
          </table:table-cell>
          <table:table-cell office:value-type="float" office:value="124.4829" table:style-name="ce19">
            <text:p>124</text:p>
          </table:table-cell>
          <table:table-cell office:value-type="float" office:value="128.97060926372501" table:style-name="ce19">
            <text:p>129</text:p>
          </table:table-cell>
          <table:table-cell office:value-type="float" office:value="124.3811" table:style-name="ce19">
            <text:p>124</text:p>
          </table:table-cell>
          <table:table-cell office:value-type="float" office:value="126.760295273702" table:style-name="ce19">
            <text:p>127</text:p>
          </table:table-cell>
          <table:table-cell office:value-type="float" office:value="129.184487939327" table:style-name="ce19">
            <text:p>129</text:p>
          </table:table-cell>
          <table:table-cell office:value-type="float" office:value="130" table:style-name="ce19">
            <text:p>130</text:p>
          </table:table-cell>
          <table:table-cell office:value-type="float" office:value="138" table:style-name="ce19">
            <text:p>138</text:p>
          </table:table-cell>
          <table:table-cell office:value-type="float" office:value="141" table:style-name="ce19">
            <text:p>141</text:p>
          </table:table-cell>
          <table:table-cell office:value-type="float" office:value="134" table:style-name="ce19">
            <text:p>134</text:p>
          </table:table-cell>
          <table:table-cell office:value-type="float" office:value="135" table:style-name="ce19">
            <text:p>135</text:p>
          </table:table-cell>
          <table:table-cell table:number-columns-repeated="16341"/>
        </table:table-row>
        <table:table-row table:style-name="ro2">
          <table:table-cell office:value-type="string" table:style-name="ce25">
            <text:p>Yield (tonnes per hectare sown)</text:p>
          </table:table-cell>
          <table:table-cell office:value-type="float" office:value="30.441432186392401" table:style-name="ce26">
            <text:p>30</text:p>
          </table:table-cell>
          <table:table-cell office:value-type="float" office:value="31.499268336871602" table:style-name="ce26">
            <text:p>31</text:p>
          </table:table-cell>
          <table:table-cell office:value-type="float" office:value="22.373096586711299" table:style-name="ce26">
            <text:p>22</text:p>
          </table:table-cell>
          <table:table-cell office:value-type="float" office:value="21.497479816026601" table:style-name="ce26">
            <text:p>21</text:p>
          </table:table-cell>
          <table:table-cell office:value-type="float" office:value="28.381110953358199" table:style-name="ce26">
            <text:p>28</text:p>
          </table:table-cell>
          <table:table-cell office:value-type="float" office:value="34.038556952444999" table:style-name="ce26">
            <text:p>34</text:p>
          </table:table-cell>
          <table:table-cell office:value-type="float" office:value="31.666628973736199" table:style-name="ce26">
            <text:p>32</text:p>
          </table:table-cell>
          <table:table-cell office:value-type="float" office:value="34.191660162782902" table:style-name="ce26">
            <text:p>34</text:p>
          </table:table-cell>
          <table:table-cell office:value-type="float" office:value="31.973180414304299" table:style-name="ce26">
            <text:p>32</text:p>
          </table:table-cell>
          <table:table-cell office:value-type="float" office:value="35.929654425664602" table:style-name="ce26">
            <text:p>36</text:p>
          </table:table-cell>
          <table:table-cell office:value-type="float" office:value="29.828099816258199" table:style-name="ce26">
            <text:p>30</text:p>
          </table:table-cell>
          <table:table-cell office:value-type="float" office:value="37.193351213628901" table:style-name="ce26">
            <text:p>37</text:p>
          </table:table-cell>
          <table:table-cell office:value-type="float" office:value="35.885203778125202" table:style-name="ce26">
            <text:p>36</text:p>
          </table:table-cell>
          <table:table-cell office:value-type="float" office:value="36.089582481483802" table:style-name="ce26">
            <text:p>36</text:p>
          </table:table-cell>
          <table:table-cell office:value-type="float" office:value="37.654235586584498" table:style-name="ce26">
            <text:p>38</text:p>
          </table:table-cell>
          <table:table-cell office:value-type="float" office:value="38.426287222878997" table:style-name="ce26">
            <text:p>38</text:p>
          </table:table-cell>
          <table:table-cell office:value-type="float" office:value="36.157274322781603" table:style-name="ce26">
            <text:p>36</text:p>
          </table:table-cell>
          <table:table-cell office:value-type="float" office:value="36.907135009152299" table:style-name="ce26">
            <text:p>37</text:p>
          </table:table-cell>
          <table:table-cell office:value-type="float" office:value="35.958067814094903" table:style-name="ce26">
            <text:p>36</text:p>
          </table:table-cell>
          <table:table-cell office:value-type="float" office:value="43.222268264152198" table:style-name="ce26">
            <text:p>43</text:p>
          </table:table-cell>
          <table:table-cell office:value-type="float" office:value="41.430886378867299" table:style-name="ce26">
            <text:p>41</text:p>
          </table:table-cell>
          <table:table-cell office:value-type="float" office:value="39.859989882113901" table:style-name="ce26">
            <text:p>40</text:p>
          </table:table-cell>
          <table:table-cell office:value-type="float" office:value="37.3301305701874" table:style-name="ce26">
            <text:p>37</text:p>
          </table:table-cell>
          <table:table-cell office:value-type="float" office:value="40.674008296233502" table:style-name="ce26">
            <text:p>41</text:p>
          </table:table-cell>
          <table:table-cell office:value-type="float" office:value="42.957832976353302" table:style-name="ce26">
            <text:p>43</text:p>
          </table:table-cell>
          <table:table-cell office:value-type="float" office:value="39.1287841601577" table:style-name="ce26">
            <text:p>39</text:p>
          </table:table-cell>
          <table:table-cell office:value-type="float" office:value="40.148461950285103" table:style-name="ce26">
            <text:p>40</text:p>
          </table:table-cell>
          <table:table-cell office:value-type="float" office:value="37.212589293521098" table:style-name="ce26">
            <text:p>37</text:p>
          </table:table-cell>
          <table:table-cell office:value-type="float" office:value="40.3627891781003" table:style-name="ce26">
            <text:p>40</text:p>
          </table:table-cell>
          <table:table-cell office:value-type="float" office:value="43.666802218582298" table:style-name="ce26">
            <text:p>44</text:p>
          </table:table-cell>
          <table:table-cell office:value-type="float" office:value="41.7075304553466" table:style-name="ce26">
            <text:p>42</text:p>
          </table:table-cell>
          <table:table-cell office:value-type="float" office:value="41.996289673431598" table:style-name="ce26">
            <text:p>42</text:p>
          </table:table-cell>
          <table:table-cell office:value-type="float" office:value="43.652378276823697" table:style-name="ce26">
            <text:p>44</text:p>
          </table:table-cell>
          <table:table-cell office:value-type="float" office:value="40.845209850717701" table:style-name="ce26">
            <text:p>41</text:p>
          </table:table-cell>
          <table:table-cell office:value-type="float" office:value="39.700945127703299" table:style-name="ce26">
            <text:p>40</text:p>
          </table:table-cell>
          <table:table-cell office:value-type="float" office:value="42.706227386750001" table:style-name="ce26">
            <text:p>43</text:p>
          </table:table-cell>
          <table:table-cell office:value-type="float" office:value="44.278974373844797" table:style-name="ce26">
            <text:p>44</text:p>
          </table:table-cell>
          <table:table-cell office:value-type="float" office:value="44" table:style-name="ce26">
            <text:p>44</text:p>
          </table:table-cell>
          <table:table-cell office:value-type="float" office:value="43" table:style-name="ce26">
            <text:p>43</text:p>
          </table:table-cell>
          <table:table-cell office:value-type="float" office:value="31" table:style-name="ce26">
            <text:p>31</text:p>
          </table:table-cell>
          <table:table-cell office:value-type="float" office:value="42" table:style-name="ce26">
            <text:p>42</text:p>
          </table:table-cell>
          <table:table-cell office:value-type="float" office:value="42" table:style-name="ce26">
            <text:p>42</text:p>
          </table:table-cell>
          <table:table-cell table:number-columns-repeated="16341"/>
        </table:table-row>
        <table:table-row table:style-name="ro3">
          <table:table-cell office:value-type="string" table:style-name="ce1">
            <text:p>Early</text:p>
          </table:table-cell>
          <table:table-cell office:value-type="float" office:value="20.0517622577708" table:style-name="ce19">
            <text:p>20</text:p>
          </table:table-cell>
          <table:table-cell office:value-type="float" office:value="19.034428076618099" table:style-name="ce19">
            <text:p>19</text:p>
          </table:table-cell>
          <table:table-cell office:value-type="float" office:value="14.303224484778999" table:style-name="ce19">
            <text:p>14</text:p>
          </table:table-cell>
          <table:table-cell office:value-type="float" office:value="16.4369616637658" table:style-name="ce19">
            <text:p>16</text:p>
          </table:table-cell>
          <table:table-cell office:value-type="float" office:value="17.989217002237101" table:style-name="ce19">
            <text:p>18</text:p>
          </table:table-cell>
          <table:table-cell office:value-type="float" office:value="21.297346938775501" table:style-name="ce19">
            <text:p>21</text:p>
          </table:table-cell>
          <table:table-cell office:value-type="float" office:value="18.2122842639594" table:style-name="ce19">
            <text:p>18</text:p>
          </table:table-cell>
          <table:table-cell office:value-type="float" office:value="22.300497512437801" table:style-name="ce19">
            <text:p>22</text:p>
          </table:table-cell>
          <table:table-cell office:value-type="float" office:value="18.390342105263201" table:style-name="ce19">
            <text:p>18</text:p>
          </table:table-cell>
          <table:table-cell office:value-type="float" office:value="21.799105527638201" table:style-name="ce19">
            <text:p>22</text:p>
          </table:table-cell>
          <table:table-cell office:value-type="float" office:value="20.550718789808901" table:style-name="ce19">
            <text:p>21</text:p>
          </table:table-cell>
          <table:table-cell office:value-type="float" office:value="18.8482303823892" table:style-name="ce19">
            <text:p>19</text:p>
          </table:table-cell>
          <table:table-cell office:value-type="float" office:value="23.3797021078915" table:style-name="ce19">
            <text:p>23</text:p>
          </table:table-cell>
          <table:table-cell office:value-type="float" office:value="20.631888997610702" table:style-name="ce19">
            <text:p>21</text:p>
          </table:table-cell>
          <table:table-cell office:value-type="float" office:value="23.339999121451299" table:style-name="ce19">
            <text:p>23</text:p>
          </table:table-cell>
          <table:table-cell office:value-type="float" office:value="23.6627377481216" table:style-name="ce19">
            <text:p>24</text:p>
          </table:table-cell>
          <table:table-cell office:value-type="float" office:value="20.760793217122099" table:style-name="ce19">
            <text:p>21</text:p>
          </table:table-cell>
          <table:table-cell office:value-type="float" office:value="26.683990530037899" table:style-name="ce19">
            <text:p>27</text:p>
          </table:table-cell>
          <table:table-cell office:value-type="float" office:value="21.752300761214801" table:style-name="ce19">
            <text:p>22</text:p>
          </table:table-cell>
          <table:table-cell office:value-type="float" office:value="26.132574767093001" table:style-name="ce19">
            <text:p>26</text:p>
          </table:table-cell>
          <table:table-cell office:value-type="float" office:value="26.0573167236785" table:style-name="ce19">
            <text:p>26</text:p>
          </table:table-cell>
          <table:table-cell office:value-type="float" office:value="21.4389375507408" table:style-name="ce19">
            <text:p>21</text:p>
          </table:table-cell>
          <table:table-cell office:value-type="float" office:value="22.722984927504999" table:style-name="ce19">
            <text:p>23</text:p>
          </table:table-cell>
          <table:table-cell office:value-type="float" office:value="23.4786592194382" table:style-name="ce19">
            <text:p>23</text:p>
          </table:table-cell>
          <table:table-cell office:value-type="float" office:value="22.005316322318301" table:style-name="ce19">
            <text:p>22</text:p>
          </table:table-cell>
          <table:table-cell office:value-type="float" office:value="18.880371760034599" table:style-name="ce19">
            <text:p>19</text:p>
          </table:table-cell>
          <table:table-cell office:value-type="float" office:value="23.308540591458701" table:style-name="ce19">
            <text:p>23</text:p>
          </table:table-cell>
          <table:table-cell office:value-type="float" office:value="20.658694128359802" table:style-name="ce19">
            <text:p>21</text:p>
          </table:table-cell>
          <table:table-cell office:value-type="float" office:value="11.3359619678744" table:style-name="ce19">
            <text:p>11</text:p>
          </table:table-cell>
          <table:table-cell office:value-type="float" office:value="14.9618118223155" table:style-name="ce19">
            <text:p>15</text:p>
          </table:table-cell>
          <table:table-cell office:value-type="float" office:value="18.244148449039901" table:style-name="ce19">
            <text:p>18</text:p>
          </table:table-cell>
          <table:table-cell office:value-type="float" office:value="16.8127298041546" table:style-name="ce19">
            <text:p>17</text:p>
          </table:table-cell>
          <table:table-cell office:value-type="float" office:value="14.338478637570599" table:style-name="ce19">
            <text:p>14</text:p>
          </table:table-cell>
          <table:table-cell office:value-type="float" office:value="15.7344162259597" table:style-name="ce19">
            <text:p>16</text:p>
          </table:table-cell>
          <table:table-cell office:value-type="float" office:value="12.5343135390117" table:style-name="ce19">
            <text:p>13</text:p>
          </table:table-cell>
          <table:table-cell office:value-type="float" office:value="13.3335861838725" table:style-name="ce19">
            <text:p>13</text:p>
          </table:table-cell>
          <table:table-cell office:value-type="float" office:value="15.4555112528928" table:style-name="ce19">
            <text:p>15</text:p>
          </table:table-cell>
          <table:table-cell office:value-type="float" office:value="29" table:style-name="ce19">
            <text:p>29</text:p>
          </table:table-cell>
          <table:table-cell office:value-type="float" office:value="35" table:style-name="ce19">
            <text:p>35</text:p>
          </table:table-cell>
          <table:table-cell office:value-type="float" office:value="26" table:style-name="ce19">
            <text:p>26</text:p>
          </table:table-cell>
          <table:table-cell office:value-type="float" office:value="27" table:style-name="ce19">
            <text:p>27</text:p>
          </table:table-cell>
          <table:table-cell office:value-type="float" office:value="34" table:style-name="ce19">
            <text:p>34</text:p>
          </table:table-cell>
          <table:table-cell table:number-columns-repeated="16341"/>
        </table:table-row>
        <table:table-row table:style-name="ro3">
          <table:table-cell office:value-type="string" table:style-name="ce1">
            <text:p>Maincrop</text:p>
          </table:table-cell>
          <table:table-cell office:value-type="float" office:value="31.629083412622901" table:style-name="ce19">
            <text:p>32</text:p>
          </table:table-cell>
          <table:table-cell office:value-type="float" office:value="33.060663878724498" table:style-name="ce19">
            <text:p>33</text:p>
          </table:table-cell>
          <table:table-cell office:value-type="float" office:value="23.475761799992199" table:style-name="ce19">
            <text:p>23</text:p>
          </table:table-cell>
          <table:table-cell office:value-type="float" office:value="22.065005330357" table:style-name="ce19">
            <text:p>22</text:p>
          </table:table-cell>
          <table:table-cell office:value-type="float" office:value="29.486678947643998" table:style-name="ce19">
            <text:p>29</text:p>
          </table:table-cell>
          <table:table-cell office:value-type="float" office:value="35.322854042489702" table:style-name="ce19">
            <text:p>35</text:p>
          </table:table-cell>
          <table:table-cell office:value-type="float" office:value="33.109489488181701" table:style-name="ce19">
            <text:p>33</text:p>
          </table:table-cell>
          <table:table-cell office:value-type="float" office:value="35.475382276958101" table:style-name="ce19">
            <text:p>35</text:p>
          </table:table-cell>
          <table:table-cell office:value-type="float" office:value="33.639845049562901" table:style-name="ce19">
            <text:p>34</text:p>
          </table:table-cell>
          <table:table-cell office:value-type="float" office:value="37.559296058741701" table:style-name="ce19">
            <text:p>38</text:p>
          </table:table-cell>
          <table:table-cell office:value-type="float" office:value="30.638991974363002" table:style-name="ce19">
            <text:p>31</text:p>
          </table:table-cell>
          <table:table-cell office:value-type="float" office:value="39.3736270301128" table:style-name="ce19">
            <text:p>39</text:p>
          </table:table-cell>
          <table:table-cell office:value-type="float" office:value="37.121241040299097" table:style-name="ce19">
            <text:p>37</text:p>
          </table:table-cell>
          <table:table-cell office:value-type="float" office:value="37.785037620659999" table:style-name="ce19">
            <text:p>38</text:p>
          </table:table-cell>
          <table:table-cell office:value-type="float" office:value="39.145147903620199" table:style-name="ce19">
            <text:p>39</text:p>
          </table:table-cell>
          <table:table-cell office:value-type="float" office:value="40.044058850817699" table:style-name="ce19">
            <text:p>40</text:p>
          </table:table-cell>
          <table:table-cell office:value-type="float" office:value="37.890941263197099" table:style-name="ce19">
            <text:p>38</text:p>
          </table:table-cell>
          <table:table-cell office:value-type="float" office:value="37.950746086849797" table:style-name="ce19">
            <text:p>38</text:p>
          </table:table-cell>
          <table:table-cell office:value-type="float" office:value="37.426844368203199" table:style-name="ce19">
            <text:p>37</text:p>
          </table:table-cell>
          <table:table-cell office:value-type="float" office:value="44.862548441965799" table:style-name="ce19">
            <text:p>45</text:p>
          </table:table-cell>
          <table:table-cell office:value-type="float" office:value="43.064856202734902" table:style-name="ce19">
            <text:p>43</text:p>
          </table:table-cell>
          <table:table-cell office:value-type="float" office:value="41.817376607983" table:style-name="ce19">
            <text:p>42</text:p>
          </table:table-cell>
          <table:table-cell office:value-type="float" office:value="38.884705110996599" table:style-name="ce19">
            <text:p>39</text:p>
          </table:table-cell>
          <table:table-cell office:value-type="float" office:value="42.124414389859801" table:style-name="ce19">
            <text:p>42</text:p>
          </table:table-cell>
          <table:table-cell office:value-type="float" office:value="45.434169171181097" table:style-name="ce19">
            <text:p>45</text:p>
          </table:table-cell>
          <table:table-cell office:value-type="float" office:value="41.592065523588502" table:style-name="ce19">
            <text:p>42</text:p>
          </table:table-cell>
          <table:table-cell office:value-type="float" office:value="41.567163451262303" table:style-name="ce19">
            <text:p>42</text:p>
          </table:table-cell>
          <table:table-cell office:value-type="float" office:value="38.5269363942243" table:style-name="ce19">
            <text:p>39</text:p>
          </table:table-cell>
          <table:table-cell office:value-type="float" office:value="43.023365754849998" table:style-name="ce19">
            <text:p>43</text:p>
          </table:table-cell>
          <table:table-cell office:value-type="float" office:value="46.512544593518697" table:style-name="ce19">
            <text:p>47</text:p>
          </table:table-cell>
          <table:table-cell office:value-type="float" office:value="44.196408993558101" table:style-name="ce19">
            <text:p>44</text:p>
          </table:table-cell>
          <table:table-cell office:value-type="float" office:value="44.871278117193697" table:style-name="ce19">
            <text:p>45</text:p>
          </table:table-cell>
          <table:table-cell office:value-type="float" office:value="46.593185300012301" table:style-name="ce19">
            <text:p>47</text:p>
          </table:table-cell>
          <table:table-cell office:value-type="float" office:value="43.0346671772608" table:style-name="ce19">
            <text:p>43</text:p>
          </table:table-cell>
          <table:table-cell office:value-type="float" office:value="43.145821774904199" table:style-name="ce19">
            <text:p>43</text:p>
          </table:table-cell>
          <table:table-cell office:value-type="float" office:value="46.6048049286942" table:style-name="ce19">
            <text:p>47</text:p>
          </table:table-cell>
          <table:table-cell office:value-type="float" office:value="47.682404437160997" table:style-name="ce19">
            <text:p>48</text:p>
          </table:table-cell>
          <table:table-cell office:value-type="float" office:value="45" table:style-name="ce19">
            <text:p>45</text:p>
          </table:table-cell>
          <table:table-cell office:value-type="float" office:value="44" table:style-name="ce19">
            <text:p>44</text:p>
          </table:table-cell>
          <table:table-cell office:value-type="float" office:value="32" table:style-name="ce19">
            <text:p>32</text:p>
          </table:table-cell>
          <table:table-cell office:value-type="float" office:value="43" table:style-name="ce19">
            <text:p>43</text:p>
          </table:table-cell>
          <table:table-cell office:value-type="float" office:value="43" table:style-name="ce19">
            <text:p>43</text:p>
          </table:table-cell>
          <table:table-cell table:number-columns-repeated="16341"/>
        </table:table-row>
        <table:table-row table:style-name="ro2">
          <table:table-cell office:value-type="string" table:style-name="ce25">
            <text:p>Volume of harvested production</text:p>
          </table:table-cell>
          <table:table-cell office:value-type="float" office:value="6845.03" table:style-name="ce26">
            <text:p>6,845</text:p>
          </table:table-cell>
          <table:table-cell office:value-type="float" office:value="6780.6270000000004" table:style-name="ce26">
            <text:p>6,781</text:p>
          </table:table-cell>
          <table:table-cell office:value-type="float" office:value="4542.4098000000004" table:style-name="ce26">
            <text:p>4,542</text:p>
          </table:table-cell>
          <table:table-cell office:value-type="float" office:value="4776.8689999999997" table:style-name="ce26">
            <text:p>4,777</text:p>
          </table:table-cell>
          <table:table-cell office:value-type="float" office:value="6596.65" table:style-name="ce26">
            <text:p>6,597</text:p>
          </table:table-cell>
          <table:table-cell office:value-type="float" office:value="7285.8509999999997" table:style-name="ce26">
            <text:p>7,286</text:p>
          </table:table-cell>
          <table:table-cell office:value-type="float" office:value="6440.9290000000001" table:style-name="ce26">
            <text:p>6,441</text:p>
          </table:table-cell>
          <table:table-cell office:value-type="float" office:value="7053.2950000000001" table:style-name="ce26">
            <text:p>7,053</text:p>
          </table:table-cell>
          <table:table-cell office:value-type="float" office:value="6114.1993174469999" table:style-name="ce26">
            <text:p>6,114</text:p>
          </table:table-cell>
          <table:table-cell office:value-type="float" office:value="6914.7338535279996" table:style-name="ce26">
            <text:p>6,915</text:p>
          </table:table-cell>
          <table:table-cell office:value-type="float" office:value="5826.1139404109999" table:style-name="ce26">
            <text:p>5,826</text:p>
          </table:table-cell>
          <table:table-cell office:value-type="float" office:value="7380.3138746716004" table:style-name="ce26">
            <text:p>7,380</text:p>
          </table:table-cell>
          <table:table-cell office:value-type="float" office:value="6870.3299189334002" table:style-name="ce26">
            <text:p>6,870</text:p>
          </table:table-cell>
          <table:table-cell office:value-type="float" office:value="6418.1352589245998" table:style-name="ce26">
            <text:p>6,418</text:p>
          </table:table-cell>
          <table:table-cell office:value-type="float" office:value="6715.3542755239996" table:style-name="ce26">
            <text:p>6,715</text:p>
          </table:table-cell>
          <table:table-cell office:value-type="float" office:value="6939.1918649999998" table:style-name="ce26">
            <text:p>6,939</text:p>
          </table:table-cell>
          <table:table-cell office:value-type="float" office:value="6324.8148266400003" table:style-name="ce26">
            <text:p>6,325</text:p>
          </table:table-cell>
          <table:table-cell office:value-type="float" office:value="6546.8422671549997" table:style-name="ce26">
            <text:p>6,547</text:p>
          </table:table-cell>
          <table:table-cell office:value-type="float" office:value="6366.8613404010002" table:style-name="ce26">
            <text:p>6,367</text:p>
          </table:table-cell>
          <table:table-cell office:value-type="float" office:value="7814.4045686319996" table:style-name="ce26">
            <text:p>7,814</text:p>
          </table:table-cell>
          <table:table-cell office:value-type="float" office:value="7072.4221715067997" table:style-name="ce26">
            <text:p>7,072</text:p>
          </table:table-cell>
          <table:table-cell office:value-type="float" office:value="6542.3795793108802" table:style-name="ce26">
            <text:p>6,542</text:p>
          </table:table-cell>
          <table:table-cell office:value-type="float" office:value="6404.4654579999997" table:style-name="ce26">
            <text:p>6,404</text:p>
          </table:table-cell>
          <table:table-cell office:value-type="float" office:value="7228.2957900000001" table:style-name="ce26">
            <text:p>7,228</text:p>
          </table:table-cell>
          <table:table-cell office:value-type="float" office:value="7128.4310519999999" table:style-name="ce26">
            <text:p>7,128</text:p>
          </table:table-cell>
          <table:table-cell office:value-type="float" office:value="6421.9906490000003" table:style-name="ce26">
            <text:p>6,422</text:p>
          </table:table-cell>
          <table:table-cell office:value-type="float" office:value="7130.9051128000001" table:style-name="ce26">
            <text:p>7,131</text:p>
          </table:table-cell>
          <table:table-cell office:value-type="float" office:value="6177.9672406999998" table:style-name="ce26">
            <text:p>6,178</text:p>
          </table:table-cell>
          <table:table-cell office:value-type="float" office:value="6673.8338119999999" table:style-name="ce26">
            <text:p>6,674</text:p>
          </table:table-cell>
          <table:table-cell office:value-type="float" office:value="6920.6903500999997" table:style-name="ce26">
            <text:p>6,921</text:p>
          </table:table-cell>
          <table:table-cell office:value-type="float" office:value="6058.1022137" table:style-name="ce26">
            <text:p>6,058</text:p>
          </table:table-cell>
          <table:table-cell office:value-type="float" office:value="6245.8246748182501" table:style-name="ce26">
            <text:p>6,246</text:p>
          </table:table-cell>
          <table:table-cell office:value-type="float" office:value="5979.1177623829099" table:style-name="ce26">
            <text:p>5,979</text:p>
          </table:table-cell>
          <table:table-cell office:value-type="float" office:value="5727.1437453129702" table:style-name="ce26">
            <text:p>5,727</text:p>
          </table:table-cell>
          <table:table-cell office:value-type="float" office:value="5564.2184727665399" table:style-name="ce26">
            <text:p>5,564</text:p>
          </table:table-cell>
          <table:table-cell office:value-type="float" office:value="6131.9719510774003" table:style-name="ce26">
            <text:p>6,132</text:p>
          </table:table-cell>
          <table:table-cell office:value-type="float" office:value="6395.5839022463297" table:style-name="ce26">
            <text:p>6,396</text:p>
          </table:table-cell>
          <table:table-cell office:value-type="float" office:value="6056" table:style-name="ce26">
            <text:p>6,056</text:p>
          </table:table-cell>
          <table:table-cell office:value-type="float" office:value="6310" table:style-name="ce26">
            <text:p>6,310</text:p>
          </table:table-cell>
          <table:table-cell office:value-type="float" office:value="4658" table:style-name="ce26">
            <text:p>4,658</text:p>
          </table:table-cell>
          <table:table-cell office:value-type="float" office:value="5902" table:style-name="ce26">
            <text:p>5,902</text:p>
          </table:table-cell>
          <table:table-cell office:value-type="float" office:value="5911.0865327744696" table:style-name="ce26">
            <text:p>5,911</text:p>
          </table:table-cell>
          <table:table-cell table:number-columns-repeated="16341"/>
        </table:table-row>
        <table:table-row table:style-name="ro3">
          <table:table-cell office:value-type="string" table:style-name="ce1">
            <text:p>Early</text:p>
          </table:table-cell>
          <table:table-cell office:value-type="float" office:value="462.53399999999999" table:style-name="ce19">
            <text:p>463</text:p>
          </table:table-cell>
          <table:table-cell office:value-type="float" office:value="456.12200000000001" table:style-name="ce19">
            <text:p>456</text:p>
          </table:table-cell>
          <table:table-cell office:value-type="float" office:value="349.09879999999998" table:style-name="ce19">
            <text:p>349</text:p>
          </table:table-cell>
          <table:table-cell office:value-type="float" office:value="368.303" table:style-name="ce19">
            <text:p>368</text:p>
          </table:table-cell>
          <table:table-cell office:value-type="float" office:value="402.05900000000003" table:style-name="ce19">
            <text:p>402</text:p>
          </table:table-cell>
          <table:table-cell office:value-type="float" office:value="417.428" table:style-name="ce19">
            <text:p>417</text:p>
          </table:table-cell>
          <table:table-cell office:value-type="float" office:value="358.78199999999998" table:style-name="ce19">
            <text:p>359</text:p>
          </table:table-cell>
          <table:table-cell office:value-type="float" office:value="448.24" table:style-name="ce19">
            <text:p>448</text:p>
          </table:table-cell>
          <table:table-cell office:value-type="float" office:value="384.35815000000002" table:style-name="ce19">
            <text:p>384</text:p>
          </table:table-cell>
          <table:table-cell office:value-type="float" office:value="433.80220000000003" table:style-name="ce19">
            <text:p>434</text:p>
          </table:table-cell>
          <table:table-cell office:value-type="float" office:value="322.64628499999998" table:style-name="ce19">
            <text:p>323</text:p>
          </table:table-cell>
          <table:table-cell office:value-type="float" office:value="397.28300000000002" table:style-name="ce19">
            <text:p>397</text:p>
          </table:table-cell>
          <table:table-cell office:value-type="float" office:value="402.62184999999999" table:style-name="ce19">
            <text:p>403</text:p>
          </table:table-cell>
          <table:table-cell office:value-type="float" office:value="362.66734480000002" table:style-name="ce19">
            <text:p>363</text:p>
          </table:table-cell>
          <table:table-cell office:value-type="float" office:value="392.65347322000002" table:style-name="ce19">
            <text:p>393</text:p>
          </table:table-cell>
          <table:table-cell office:value-type="float" office:value="422.00126499999999" table:style-name="ce19">
            <text:p>422</text:p>
          </table:table-cell>
          <table:table-cell office:value-type="float" office:value="367.53662664000001" table:style-name="ce19">
            <text:p>368</text:p>
          </table:table-cell>
          <table:table-cell office:value-type="float" office:value="438.44198" table:style-name="ce19">
            <text:p>438</text:p>
          </table:table-cell>
          <table:table-cell office:value-type="float" office:value="360.91199899999998" table:style-name="ce19">
            <text:p>361</text:p>
          </table:table-cell>
          <table:table-cell office:value-type="float" office:value="413.74399" table:style-name="ce19">
            <text:p>414</text:p>
          </table:table-cell>
          <table:table-cell office:value-type="float" office:value="427.3426" table:style-name="ce19">
            <text:p>427</text:p>
          </table:table-cell>
          <table:table-cell office:value-type="float" office:value="338.01486499999999" table:style-name="ce19">
            <text:p>338</text:p>
          </table:table-cell>
          <table:table-cell office:value-type="float" office:value="374.98399080000002" table:style-name="ce19">
            <text:p>375</text:p>
          </table:table-cell>
          <table:table-cell office:value-type="float" office:value="324.56514099999998" table:style-name="ce19">
            <text:p>325</text:p>
          </table:table-cell>
          <table:table-cell office:value-type="float" office:value="385.93892" table:style-name="ce19">
            <text:p>386</text:p>
          </table:table-cell>
          <table:table-cell office:value-type="float" office:value="336.08440000000002" table:style-name="ce19">
            <text:p>336</text:p>
          </table:table-cell>
          <table:table-cell office:value-type="float" office:value="321.67242800000002" table:style-name="ce19">
            <text:p>322</text:p>
          </table:table-cell>
          <table:table-cell office:value-type="float" office:value="252.28232" table:style-name="ce19">
            <text:p>252</text:p>
          </table:table-cell>
          <table:table-cell office:value-type="float" office:value="157.37716" table:style-name="ce19">
            <text:p>157</text:p>
          </table:table-cell>
          <table:table-cell office:value-type="float" office:value="213.87909999999999" table:style-name="ce19">
            <text:p>214</text:p>
          </table:table-cell>
          <table:table-cell office:value-type="float" office:value="247.02576999999999" table:style-name="ce19">
            <text:p>247</text:p>
          </table:table-cell>
          <table:table-cell office:value-type="float" office:value="248.40472" table:style-name="ce19">
            <text:p>248</text:p>
          </table:table-cell>
          <table:table-cell office:value-type="float" office:value="179.06293600000001" table:style-name="ce19">
            <text:p>179</text:p>
          </table:table-cell>
          <table:table-cell office:value-type="float" office:value="176.9365" table:style-name="ce19">
            <text:p>177</text:p>
          </table:table-cell>
          <table:table-cell office:value-type="float" office:value="197.69370000000001" table:style-name="ce19">
            <text:p>198</text:p>
          </table:table-cell>
          <table:table-cell office:value-type="float" office:value="224.33311714285699" table:style-name="ce19">
            <text:p>224</text:p>
          </table:table-cell>
          <table:table-cell office:value-type="float" office:value="235.75690131578901" table:style-name="ce19">
            <text:p>236</text:p>
          </table:table-cell>
          <table:table-cell office:value-type="float" office:value="251" table:style-name="ce19">
            <text:p>251</text:p>
          </table:table-cell>
          <table:table-cell office:value-type="float" office:value="294" table:style-name="ce19">
            <text:p>294</text:p>
          </table:table-cell>
          <table:table-cell office:value-type="float" office:value="192" table:style-name="ce19">
            <text:p>192</text:p>
          </table:table-cell>
          <table:table-cell office:value-type="float" office:value="143" table:style-name="ce19">
            <text:p>143</text:p>
          </table:table-cell>
          <table:table-cell office:value-type="float" office:value="176.703650785523" table:style-name="ce19">
            <text:p>177</text:p>
          </table:table-cell>
          <table:table-cell table:number-columns-repeated="16341"/>
        </table:table-row>
        <table:table-row table:style-name="ro3">
          <table:table-cell office:value-type="string" table:style-name="ce1">
            <text:p>Maincrop</text:p>
          </table:table-cell>
          <table:table-cell office:value-type="float" office:value="6382.4960000000001" table:style-name="ce19">
            <text:p>6,382</text:p>
          </table:table-cell>
          <table:table-cell office:value-type="float" office:value="6324.5050000000001" table:style-name="ce19">
            <text:p>6,325</text:p>
          </table:table-cell>
          <table:table-cell office:value-type="float" office:value="4193.3109999999997" table:style-name="ce19">
            <text:p>4,193</text:p>
          </table:table-cell>
          <table:table-cell office:value-type="float" office:value="4408.5659999999998" table:style-name="ce19">
            <text:p>4,409</text:p>
          </table:table-cell>
          <table:table-cell office:value-type="float" office:value="6194.5910000000003" table:style-name="ce19">
            <text:p>6,195</text:p>
          </table:table-cell>
          <table:table-cell office:value-type="float" office:value="6868.4229999999998" table:style-name="ce19">
            <text:p>6,868</text:p>
          </table:table-cell>
          <table:table-cell office:value-type="float" office:value="6082.1469999999999" table:style-name="ce19">
            <text:p>6,082</text:p>
          </table:table-cell>
          <table:table-cell office:value-type="float" office:value="6605.0550000000003" table:style-name="ce19">
            <text:p>6,605</text:p>
          </table:table-cell>
          <table:table-cell office:value-type="float" office:value="5729.8411674469999" table:style-name="ce19">
            <text:p>5,730</text:p>
          </table:table-cell>
          <table:table-cell office:value-type="float" office:value="6480.9316535280004" table:style-name="ce19">
            <text:p>6,481</text:p>
          </table:table-cell>
          <table:table-cell office:value-type="float" office:value="5503.4676554110001" table:style-name="ce19">
            <text:p>5,503</text:p>
          </table:table-cell>
          <table:table-cell office:value-type="float" office:value="6983.0308746716" table:style-name="ce19">
            <text:p>6,983</text:p>
          </table:table-cell>
          <table:table-cell office:value-type="float" office:value="6467.7080689333998" table:style-name="ce19">
            <text:p>6,468</text:p>
          </table:table-cell>
          <table:table-cell office:value-type="float" office:value="6055.4679141245997" table:style-name="ce19">
            <text:p>6,055</text:p>
          </table:table-cell>
          <table:table-cell office:value-type="float" office:value="6322.7008023039998" table:style-name="ce19">
            <text:p>6,323</text:p>
          </table:table-cell>
          <table:table-cell office:value-type="float" office:value="6517.1905999999999" table:style-name="ce19">
            <text:p>6,517</text:p>
          </table:table-cell>
          <table:table-cell office:value-type="float" office:value="5957.2781999999997" table:style-name="ce19">
            <text:p>5,957</text:p>
          </table:table-cell>
          <table:table-cell office:value-type="float" office:value="6108.4002871550001" table:style-name="ce19">
            <text:p>6,108</text:p>
          </table:table-cell>
          <table:table-cell office:value-type="float" office:value="6005.9493414010003" table:style-name="ce19">
            <text:p>6,006</text:p>
          </table:table-cell>
          <table:table-cell office:value-type="float" office:value="7400.6605786319997" table:style-name="ce19">
            <text:p>7,401</text:p>
          </table:table-cell>
          <table:table-cell office:value-type="float" office:value="6645.0795715067998" table:style-name="ce19">
            <text:p>6,645</text:p>
          </table:table-cell>
          <table:table-cell office:value-type="float" office:value="6204.3647143108801" table:style-name="ce19">
            <text:p>6,204</text:p>
          </table:table-cell>
          <table:table-cell office:value-type="float" office:value="6029.4814672000002" table:style-name="ce19">
            <text:p>6,029</text:p>
          </table:table-cell>
          <table:table-cell office:value-type="float" office:value="6903.7306490000001" table:style-name="ce19">
            <text:p>6,904</text:p>
          </table:table-cell>
          <table:table-cell office:value-type="float" office:value="6742.4921320000003" table:style-name="ce19">
            <text:p>6,742</text:p>
          </table:table-cell>
          <table:table-cell office:value-type="float" office:value="6085.9062489999997" table:style-name="ce19">
            <text:p>6,086</text:p>
          </table:table-cell>
          <table:table-cell office:value-type="float" office:value="6809.2326848000002" table:style-name="ce19">
            <text:p>6,809</text:p>
          </table:table-cell>
          <table:table-cell office:value-type="float" office:value="5925.6849206999996" table:style-name="ce19">
            <text:p>5,926</text:p>
          </table:table-cell>
          <table:table-cell office:value-type="float" office:value="6516.4566519999998" table:style-name="ce19">
            <text:p>6,516</text:p>
          </table:table-cell>
          <table:table-cell office:value-type="float" office:value="6706.8112500999996" table:style-name="ce19">
            <text:p>6,707</text:p>
          </table:table-cell>
          <table:table-cell office:value-type="float" office:value="5811.0764436999998" table:style-name="ce19">
            <text:p>5,811</text:p>
          </table:table-cell>
          <table:table-cell office:value-type="float" office:value="5997.4199548182496" table:style-name="ce19">
            <text:p>5,997</text:p>
          </table:table-cell>
          <table:table-cell office:value-type="float" office:value="5800.0548263829096" table:style-name="ce19">
            <text:p>5,800</text:p>
          </table:table-cell>
          <table:table-cell office:value-type="float" office:value="5550.2072453129704" table:style-name="ce19">
            <text:p>5,550</text:p>
          </table:table-cell>
          <table:table-cell office:value-type="float" office:value="5366.5247727665401" table:style-name="ce19">
            <text:p>5,367</text:p>
          </table:table-cell>
          <table:table-cell office:value-type="float" office:value="5907.6388339345503" table:style-name="ce19">
            <text:p>5,908</text:p>
          </table:table-cell>
          <table:table-cell office:value-type="float" office:value="6159.8270009305397" table:style-name="ce19">
            <text:p>6,160</text:p>
          </table:table-cell>
          <table:table-cell office:value-type="float" office:value="5805" table:style-name="ce19">
            <text:p>5,805</text:p>
          </table:table-cell>
          <table:table-cell office:value-type="float" office:value="6016" table:style-name="ce19">
            <text:p>6,016</text:p>
          </table:table-cell>
          <table:table-cell office:value-type="float" office:value="4466" table:style-name="ce19">
            <text:p>4,466</text:p>
          </table:table-cell>
          <table:table-cell office:value-type="float" office:value="5759" table:style-name="ce19">
            <text:p>5,759</text:p>
          </table:table-cell>
          <table:table-cell office:value-type="float" office:value="5734.3828819889404" table:style-name="ce19">
            <text:p>5,734</text:p>
          </table:table-cell>
          <table:table-cell table:number-columns-repeated="16341"/>
        </table:table-row>
        <table:table-row table:style-name="ro3">
          <table:table-cell office:value-type="string" table:style-name="ce1">
            <text:p>End year stock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3951.9960000000001" table:style-name="ce19">
            <text:p>3,952</text:p>
          </table:table-cell>
          <table:table-cell office:value-type="float" office:value="3583.1709999999998" table:style-name="ce19">
            <text:p>3,583</text:p>
          </table:table-cell>
          <table:table-cell office:value-type="float" office:value="3298.8036000000002" table:style-name="ce19">
            <text:p>3,299</text:p>
          </table:table-cell>
          <table:table-cell office:value-type="float" office:value="3508.6669999999999" table:style-name="ce19">
            <text:p>3,509</text:p>
          </table:table-cell>
          <table:table-cell office:value-type="float" office:value="3632.4540000000002" table:style-name="ce19">
            <text:p>3,632</text:p>
          </table:table-cell>
          <table:table-cell office:value-type="float" office:value="3235.431" table:style-name="ce19">
            <text:p>3,235</text:p>
          </table:table-cell>
          <table:table-cell office:value-type="float" office:value="3339.18" table:style-name="ce19">
            <text:p>3,339</text:p>
          </table:table-cell>
          <table:table-cell office:value-type="float" office:value="3347.5839999999998" table:style-name="ce19">
            <text:p>3,348</text:p>
          </table:table-cell>
          <table:table-cell office:value-type="float" office:value="4025.8760000000002" table:style-name="ce19">
            <text:p>4,026</text:p>
          </table:table-cell>
          <table:table-cell office:value-type="float" office:value="3630.7665999999999" table:style-name="ce19">
            <text:p>3,631</text:p>
          </table:table-cell>
          <table:table-cell office:value-type="float" office:value="3168.6790000000001" table:style-name="ce19">
            <text:p>3,169</text:p>
          </table:table-cell>
          <table:table-cell office:value-type="float" office:value="3417.1734253515101" table:style-name="ce19">
            <text:p>3,417</text:p>
          </table:table-cell>
          <table:table-cell office:value-type="float" office:value="3794.13398289312" table:style-name="ce19">
            <text:p>3,794</text:p>
          </table:table-cell>
          <table:table-cell office:value-type="float" office:value="3695.6583989975602" table:style-name="ce19">
            <text:p>3,696</text:p>
          </table:table-cell>
          <table:table-cell office:value-type="float" office:value="3348.74103216203" table:style-name="ce19">
            <text:p>3,349</text:p>
          </table:table-cell>
          <table:table-cell office:value-type="float" office:value="3705.1618554629499" table:style-name="ce19">
            <text:p>3,705</text:p>
          </table:table-cell>
          <table:table-cell office:value-type="float" office:value="3018.8504845838002" table:style-name="ce19">
            <text:p>3,019</text:p>
          </table:table-cell>
          <table:table-cell office:value-type="float" office:value="3487.0970807789299" table:style-name="ce19">
            <text:p>3,487</text:p>
          </table:table-cell>
          <table:table-cell office:value-type="float" office:value="3364.6801751653802" table:style-name="ce19">
            <text:p>3,365</text:p>
          </table:table-cell>
          <table:table-cell office:value-type="float" office:value="2878.4118323184398" table:style-name="ce19">
            <text:p>2,878</text:p>
          </table:table-cell>
          <table:table-cell office:value-type="float" office:value="2946.2706015569802" table:style-name="ce19">
            <text:p>2,946</text:p>
          </table:table-cell>
          <table:table-cell office:value-type="float" office:value="2857.5031198564202" table:style-name="ce19">
            <text:p>2,858</text:p>
          </table:table-cell>
          <table:table-cell office:value-type="float" office:value="2448.1271170361902" table:style-name="ce19">
            <text:p>2,448</text:p>
          </table:table-cell>
          <table:table-cell office:value-type="float" office:value="2182.4758422172999" table:style-name="ce19">
            <text:p>2,182</text:p>
          </table:table-cell>
          <table:table-cell office:value-type="float" office:value="2617.73765070027" table:style-name="ce19">
            <text:p>2,618</text:p>
          </table:table-cell>
          <table:table-cell office:value-type="float" office:value="3021.8933196426101" table:style-name="ce19">
            <text:p>3,022</text:p>
          </table:table-cell>
          <table:table-cell office:value-type="float" office:value="2635" table:style-name="ce19">
            <text:p>2,635</text:p>
          </table:table-cell>
          <table:table-cell office:value-type="float" office:value="2746" table:style-name="ce19">
            <text:p>2,746</text:p>
          </table:table-cell>
          <table:table-cell office:value-type="float" office:value="2214" table:style-name="ce19">
            <text:p>2,214</text:p>
          </table:table-cell>
          <table:table-cell office:value-type="float" office:value="2606" table:style-name="ce19">
            <text:p>2,606</text:p>
          </table:table-cell>
          <table:table-cell office:value-type="float" office:value="2933.9171905253402" table:style-name="ce19">
            <text:p>2,934</text:p>
          </table:table-cell>
          <table:table-cell table:number-columns-repeated="16341"/>
        </table:table-row>
        <table:table-row table:style-name="ro2">
          <table:table-cell office:value-type="string" table:style-name="ce25">
            <text:p>Value of production (£ million)</text:p>
          </table:table-cell>
          <table:table-cell office:value-type="float" office:value="140.10140155804299" table:style-name="ce26">
            <text:p>140</text:p>
          </table:table-cell>
          <table:table-cell office:value-type="float" office:value="160.209340604728" table:style-name="ce26">
            <text:p>160</text:p>
          </table:table-cell>
          <table:table-cell office:value-type="float" office:value="313.71615750323002" table:style-name="ce26">
            <text:p>314</text:p>
          </table:table-cell>
          <table:table-cell office:value-type="float" office:value="626.243124917508" table:style-name="ce26">
            <text:p>626</text:p>
          </table:table-cell>
          <table:table-cell office:value-type="float" office:value="436.80409520156201" table:style-name="ce26">
            <text:p>437</text:p>
          </table:table-cell>
          <table:table-cell office:value-type="float" office:value="289.83179380298901" table:style-name="ce26">
            <text:p>290</text:p>
          </table:table-cell>
          <table:table-cell office:value-type="float" office:value="394.07334078371099" table:style-name="ce26">
            <text:p>394</text:p>
          </table:table-cell>
          <table:table-cell office:value-type="float" office:value="353.284134772838" table:style-name="ce26">
            <text:p>353</text:p>
          </table:table-cell>
          <table:table-cell office:value-type="float" office:value="388.03307261778502" table:style-name="ce26">
            <text:p>388</text:p>
          </table:table-cell>
          <table:table-cell office:value-type="float" office:value="474.72589669309798" table:style-name="ce26">
            <text:p>475</text:p>
          </table:table-cell>
          <table:table-cell office:value-type="float" office:value="515.95251849700003" table:style-name="ce26">
            <text:p>516</text:p>
          </table:table-cell>
          <table:table-cell office:value-type="float" office:value="586.66177150120996" table:style-name="ce26">
            <text:p>587</text:p>
          </table:table-cell>
          <table:table-cell office:value-type="float" office:value="314.81265536443198" table:style-name="ce26">
            <text:p>315</text:p>
          </table:table-cell>
          <table:table-cell office:value-type="float" office:value="443.96220284899198" table:style-name="ce26">
            <text:p>444</text:p>
          </table:table-cell>
          <table:table-cell office:value-type="float" office:value="538.48483830819305" table:style-name="ce26">
            <text:p>538</text:p>
          </table:table-cell>
          <table:table-cell office:value-type="float" office:value="428.951276476305" table:style-name="ce26">
            <text:p>429</text:p>
          </table:table-cell>
          <table:table-cell office:value-type="float" office:value="486.68874867782802" table:style-name="ce26">
            <text:p>487</text:p>
          </table:table-cell>
          <table:table-cell office:value-type="float" office:value="582.66051507942905" table:style-name="ce26">
            <text:p>583</text:p>
          </table:table-cell>
          <table:table-cell office:value-type="float" office:value="526.97633343715199" table:style-name="ce26">
            <text:p>527</text:p>
          </table:table-cell>
          <table:table-cell office:value-type="float" office:value="533.43786347209198" table:style-name="ce26">
            <text:p>533</text:p>
          </table:table-cell>
          <table:table-cell office:value-type="float" office:value="390.127084249071" table:style-name="ce26">
            <text:p>390</text:p>
          </table:table-cell>
          <table:table-cell office:value-type="float" office:value="710.18580392465003" table:style-name="ce26">
            <text:p>710</text:p>
          </table:table-cell>
          <table:table-cell office:value-type="float" office:value="1095.1120924535601" table:style-name="ce26">
            <text:p>1,095</text:p>
          </table:table-cell>
          <table:table-cell office:value-type="float" office:value="636.30224227342796" table:style-name="ce26">
            <text:p>636</text:p>
          </table:table-cell>
          <table:table-cell office:value-type="float" office:value="390.00825005454601" table:style-name="ce26">
            <text:p>390</text:p>
          </table:table-cell>
          <table:table-cell office:value-type="float" office:value="660.31986026360596" table:style-name="ce26">
            <text:p>660</text:p>
          </table:table-cell>
          <table:table-cell office:value-type="float" office:value="769.44171026945799" table:style-name="ce26">
            <text:p>769</text:p>
          </table:table-cell>
          <table:table-cell office:value-type="float" office:value="484.92174528049799" table:style-name="ce26">
            <text:p>485</text:p>
          </table:table-cell>
          <table:table-cell office:value-type="float" office:value="703.31026655473102" table:style-name="ce26">
            <text:p>703</text:p>
          </table:table-cell>
          <table:table-cell office:value-type="float" office:value="512.14439983434795" table:style-name="ce26">
            <text:p>512</text:p>
          </table:table-cell>
          <table:table-cell office:value-type="float" office:value="561.67057510520999" table:style-name="ce26">
            <text:p>562</text:p>
          </table:table-cell>
          <table:table-cell office:value-type="float" office:value="715.01330896430795" table:style-name="ce26">
            <text:p>715</text:p>
          </table:table-cell>
          <table:table-cell office:value-type="float" office:value="535.01742575241803" table:style-name="ce26">
            <text:p>535</text:p>
          </table:table-cell>
          <table:table-cell office:value-type="float" office:value="646.25901355866904" table:style-name="ce26">
            <text:p>646</text:p>
          </table:table-cell>
          <table:table-cell office:value-type="float" office:value="747.38894339630497" table:style-name="ce26">
            <text:p>747</text:p>
          </table:table-cell>
          <table:table-cell office:value-type="float" office:value="726.54672707613497" table:style-name="ce26">
            <text:p>727</text:p>
          </table:table-cell>
          <table:table-cell office:value-type="float" office:value="681.48825701093995" table:style-name="ce26">
            <text:p>681</text:p>
          </table:table-cell>
          <table:table-cell office:value-type="float" office:value="598" table:style-name="ce26">
            <text:p>598</text:p>
          </table:table-cell>
          <table:table-cell office:value-type="float" office:value="711" table:style-name="ce26">
            <text:p>711</text:p>
          </table:table-cell>
          <table:table-cell office:value-type="float" office:value="659" table:style-name="ce26">
            <text:p>659</text:p>
          </table:table-cell>
          <table:table-cell office:value-type="float" office:value="947" table:style-name="ce26">
            <text:p>947</text:p>
          </table:table-cell>
          <table:table-cell office:value-type="float" office:value="677.18620889681802" table:style-name="ce26">
            <text:p>677</text:p>
          </table:table-cell>
          <table:table-cell table:number-columns-repeated="16341"/>
        </table:table-row>
        <table:table-row table:style-name="ro3">
          <table:table-cell office:value-type="string" table:style-name="ce1">
            <text:p>Sales</text:p>
          </table:table-cell>
          <table:table-cell office:value-type="float" office:value="132.12491093295199" table:style-name="ce19">
            <text:p>132</text:p>
          </table:table-cell>
          <table:table-cell office:value-type="float" office:value="155.95051305041099" table:style-name="ce19">
            <text:p>156</text:p>
          </table:table-cell>
          <table:table-cell office:value-type="float" office:value="332.68208481387501" table:style-name="ce19">
            <text:p>333</text:p>
          </table:table-cell>
          <table:table-cell office:value-type="float" office:value="588.77562404554703" table:style-name="ce19">
            <text:p>589</text:p>
          </table:table-cell>
          <table:table-cell office:value-type="float" office:value="383.09491034812203" table:style-name="ce19">
            <text:p>383</text:p>
          </table:table-cell>
          <table:table-cell office:value-type="float" office:value="270.046126163574" table:style-name="ce19">
            <text:p>270</text:p>
          </table:table-cell>
          <table:table-cell office:value-type="float" office:value="394.26765352372598" table:style-name="ce19">
            <text:p>394</text:p>
          </table:table-cell>
          <table:table-cell office:value-type="float" office:value="321.85862851817899" table:style-name="ce19">
            <text:p>322</text:p>
          </table:table-cell>
          <table:table-cell office:value-type="float" office:value="403.93878196714701" table:style-name="ce19">
            <text:p>404</text:p>
          </table:table-cell>
          <table:table-cell office:value-type="float" office:value="454.51842678766002" table:style-name="ce19">
            <text:p>455</text:p>
          </table:table-cell>
          <table:table-cell office:value-type="float" office:value="526.23527130808304" table:style-name="ce19">
            <text:p>526</text:p>
          </table:table-cell>
          <table:table-cell office:value-type="float" office:value="521.24022408560904" table:style-name="ce19">
            <text:p>521</text:p>
          </table:table-cell>
          <table:table-cell office:value-type="float" office:value="318.47571218056999" table:style-name="ce19">
            <text:p>318</text:p>
          </table:table-cell>
          <table:table-cell office:value-type="float" office:value="445.62078255013898" table:style-name="ce19">
            <text:p>446</text:p>
          </table:table-cell>
          <table:table-cell office:value-type="float" office:value="497.40130650688201" table:style-name="ce19">
            <text:p>497</text:p>
          </table:table-cell>
          <table:table-cell office:value-type="float" office:value="402.05873141194201" table:style-name="ce19">
            <text:p>402</text:p>
          </table:table-cell>
          <table:table-cell office:value-type="float" office:value="508.639502744754" table:style-name="ce19">
            <text:p>509</text:p>
          </table:table-cell>
          <table:table-cell office:value-type="float" office:value="547.49677731997201" table:style-name="ce19">
            <text:p>547</text:p>
          </table:table-cell>
          <table:table-cell office:value-type="float" office:value="509.60362300364199" table:style-name="ce19">
            <text:p>510</text:p>
          </table:table-cell>
          <table:table-cell office:value-type="float" office:value="459.26258464722298" table:style-name="ce19">
            <text:p>459</text:p>
          </table:table-cell>
          <table:table-cell office:value-type="float" office:value="402.774105962796" table:style-name="ce19">
            <text:p>403</text:p>
          </table:table-cell>
          <table:table-cell office:value-type="float" office:value="754.49003466810996" table:style-name="ce19">
            <text:p>754</text:p>
          </table:table-cell>
          <table:table-cell office:value-type="float" office:value="1007.31679707392" table:style-name="ce19">
            <text:p>1,007</text:p>
          </table:table-cell>
          <table:table-cell office:value-type="float" office:value="564.79655858434296" table:style-name="ce19">
            <text:p>565</text:p>
          </table:table-cell>
          <table:table-cell office:value-type="float" office:value="387.29793315101398" table:style-name="ce19">
            <text:p>387</text:p>
          </table:table-cell>
          <table:table-cell office:value-type="float" office:value="689.78587329560503" table:style-name="ce19">
            <text:p>690</text:p>
          </table:table-cell>
          <table:table-cell office:value-type="float" office:value="697.99799008187802" table:style-name="ce19">
            <text:p>698</text:p>
          </table:table-cell>
          <table:table-cell office:value-type="float" office:value="544.06553242132497" table:style-name="ce19">
            <text:p>544</text:p>
          </table:table-cell>
          <table:table-cell office:value-type="float" office:value="636.99133171277197" table:style-name="ce19">
            <text:p>637</text:p>
          </table:table-cell>
          <table:table-cell office:value-type="float" office:value="510.83645097432401" table:style-name="ce19">
            <text:p>511</text:p>
          </table:table-cell>
          <table:table-cell office:value-type="float" office:value="603.35965574393697" table:style-name="ce19">
            <text:p>603</text:p>
          </table:table-cell>
          <table:table-cell office:value-type="float" office:value="694.93263638646397" table:style-name="ce19">
            <text:p>695</text:p>
          </table:table-cell>
          <table:table-cell office:value-type="float" office:value="534.19978545082995" table:style-name="ce19">
            <text:p>534</text:p>
          </table:table-cell>
          <table:table-cell office:value-type="float" office:value="636.37400989946002" table:style-name="ce19">
            <text:p>636</text:p>
          </table:table-cell>
          <table:table-cell office:value-type="float" office:value="733.564701778516" table:style-name="ce19">
            <text:p>734</text:p>
          </table:table-cell>
          <table:table-cell office:value-type="float" office:value="712.41968603292105" table:style-name="ce19">
            <text:p>712</text:p>
          </table:table-cell>
          <table:table-cell office:value-type="float" office:value="612.40101875795006" table:style-name="ce19">
            <text:p>612</text:p>
          </table:table-cell>
          <table:table-cell office:value-type="float" office:value="630" table:style-name="ce19">
            <text:p>630</text:p>
          </table:table-cell>
          <table:table-cell office:value-type="float" office:value="674" table:style-name="ce19">
            <text:p>674</text:p>
          </table:table-cell>
          <table:table-cell office:value-type="float" office:value="722" table:style-name="ce19">
            <text:p>722</text:p>
          </table:table-cell>
          <table:table-cell office:value-type="float" office:value="846" table:style-name="ce19">
            <text:p>846</text:p>
          </table:table-cell>
          <table:table-cell office:value-type="float" office:value="631.97674613039703" table:style-name="ce19">
            <text:p>632</text:p>
          </table:table-cell>
          <table:table-cell table:number-columns-repeated="16341"/>
        </table:table-row>
        <table:table-row table:style-name="ro3">
          <table:table-cell office:value-type="string" table:style-name="ce1">
            <text:p>Change in stocks</text:p>
          </table:table-cell>
          <table:table-cell office:value-type="float" office:value="2.8" table:style-name="ce19">
            <text:p>3</text:p>
          </table:table-cell>
          <table:table-cell office:value-type="float" office:value="-2" table:style-name="ce19">
            <text:p>-2</text:p>
          </table:table-cell>
          <table:table-cell office:value-type="float" office:value="-32" table:style-name="ce19">
            <text:p>-32</text:p>
          </table:table-cell>
          <table:table-cell office:value-type="float" office:value="14.4" table:style-name="ce19">
            <text:p>14</text:p>
          </table:table-cell>
          <table:table-cell office:value-type="float" office:value="38.700000000000003" table:style-name="ce19">
            <text:p>39</text:p>
          </table:table-cell>
          <table:table-cell office:value-type="float" office:value="8.9" table:style-name="ce19">
            <text:p>9</text:p>
          </table:table-cell>
          <table:table-cell office:value-type="float" office:value="-15.7" table:style-name="ce19">
            <text:p>-16</text:p>
          </table:table-cell>
          <table:table-cell office:value-type="float" office:value="18.600000000000001" table:style-name="ce19">
            <text:p>19</text:p>
          </table:table-cell>
          <table:table-cell office:value-type="float" office:value="-31.9" table:style-name="ce19">
            <text:p>-32</text:p>
          </table:table-cell>
          <table:table-cell office:value-type="float" office:value="2.4" table:style-name="ce19">
            <text:p>2</text:p>
          </table:table-cell>
          <table:table-cell office:value-type="float" office:value="-30.9" table:style-name="ce19">
            <text:p>-31</text:p>
          </table:table-cell>
          <table:table-cell office:value-type="float" office:value="45" table:style-name="ce19">
            <text:p>45</text:p>
          </table:table-cell>
          <table:table-cell office:value-type="float" office:value="-19.232163579432498" table:style-name="ce19">
            <text:p>-19</text:p>
          </table:table-cell>
          <table:table-cell office:value-type="float" office:value="-22.7030049621155" table:style-name="ce19">
            <text:p>-23</text:p>
          </table:table-cell>
          <table:table-cell office:value-type="float" office:value="19.0346854740814" table:style-name="ce19">
            <text:p>19</text:p>
          </table:table-cell>
          <table:table-cell office:value-type="float" office:value="8.7475960336367091" table:style-name="ce19">
            <text:p>9</text:p>
          </table:table-cell>
          <table:table-cell office:value-type="float" office:value="-35.5947938479746" table:style-name="ce19">
            <text:p>-36</text:p>
          </table:table-cell>
          <table:table-cell office:value-type="float" office:value="10.269640300196199" table:style-name="ce19">
            <text:p>10</text:p>
          </table:table-cell>
          <table:table-cell office:value-type="float" office:value="0.78586701956733995" table:style-name="ce19">
            <text:p>1</text:p>
          </table:table-cell>
          <table:table-cell office:value-type="float" office:value="51.2152821875965" table:style-name="ce19">
            <text:p>51</text:p>
          </table:table-cell>
          <table:table-cell office:value-type="float" office:value="-25.363294481238199" table:style-name="ce19">
            <text:p>-25</text:p>
          </table:table-cell>
          <table:table-cell office:value-type="float" office:value="-58.114254648509302" table:style-name="ce19">
            <text:p>-58</text:p>
          </table:table-cell>
          <table:table-cell office:value-type="float" office:value="46.710941648549102" table:style-name="ce19">
            <text:p>47</text:p>
          </table:table-cell>
          <table:table-cell office:value-type="float" office:value="37.850464517174601" table:style-name="ce19">
            <text:p>38</text:p>
          </table:table-cell>
          <table:table-cell office:value-type="float" office:value="-6.5118733453115603" table:style-name="ce19">
            <text:p>-7</text:p>
          </table:table-cell>
          <table:table-cell office:value-type="float" office:value="-42.165281628998301" table:style-name="ce19">
            <text:p>-42</text:p>
          </table:table-cell>
          <table:table-cell office:value-type="float" office:value="42.461757299288401" table:style-name="ce19">
            <text:p>42</text:p>
          </table:table-cell>
          <table:table-cell office:value-type="float" office:value="-65.447237544973703" table:style-name="ce19">
            <text:p>-65</text:p>
          </table:table-cell>
          <table:table-cell office:value-type="float" office:value="55.5285052117951" table:style-name="ce19">
            <text:p>56</text:p>
          </table:table-cell>
          <table:table-cell office:value-type="float" office:value="-10.6870496343151" table:style-name="ce19">
            <text:p>-11</text:p>
          </table:table-cell>
          <table:table-cell office:value-type="float" office:value="-50.83801624598" table:style-name="ce19">
            <text:p>-51</text:p>
          </table:table-cell>
          <table:table-cell office:value-type="float" office:value="8.6111639820380592" table:style-name="ce19">
            <text:p>9</text:p>
          </table:table-cell>
          <table:table-cell office:value-type="float" office:value="-9.1880541698617897" table:style-name="ce19">
            <text:p>-9</text:p>
          </table:table-cell>
          <table:table-cell office:value-type="float" office:value="-53.802777808708697" table:style-name="ce19">
            <text:p>-54</text:p>
          </table:table-cell>
          <table:table-cell office:value-type="float" office:value="-39.781859501362" table:style-name="ce19">
            <text:p>-40</text:p>
          </table:table-cell>
          <table:table-cell office:value-type="float" office:value="67.593396426092895" table:style-name="ce19">
            <text:p>68</text:p>
          </table:table-cell>
          <table:table-cell office:value-type="float" office:value="53.031105511857497" table:style-name="ce19">
            <text:p>53</text:p>
          </table:table-cell>
          <table:table-cell office:value-type="float" office:value="-52" table:style-name="ce19">
            <text:p>-52</text:p>
          </table:table-cell>
          <table:table-cell office:value-type="float" office:value="16" table:style-name="ce19">
            <text:p>16</text:p>
          </table:table-cell>
          <table:table-cell office:value-type="float" office:value="-86" table:style-name="ce19">
            <text:p>-86</text:p>
          </table:table-cell>
          <table:table-cell office:value-type="float" office:value="78" table:style-name="ce19">
            <text:p>78</text:p>
          </table:table-cell>
          <table:table-cell office:value-type="float" office:value="45.209462766420501" table:style-name="ce19">
            <text:p>45</text:p>
          </table:table-cell>
          <table:table-cell table:number-columns-repeated="16341"/>
        </table:table-row>
        <table:table-row table:style-name="ro8">
          <table:table-cell table:number-columns-repeated="16384" table:style-name="ce1"/>
        </table:table-row>
        <table:table-row table:style-name="ro1">
          <table:table-cell office:value-type="string" table:style-name="ce15">
            <text:p>Table 7.10e Historical potatoes prices (average price paid to registered producers, £ per tonne)<text:s/></text:p>
          </table:table-cell>
          <table:table-cell table:number-columns-repeated="16383" table:style-name="ce1"/>
        </table:table-row>
        <table:table-row table:style-name="ro3">
          <table:table-cell office:value-type="string" table:style-name="ce16">
            <text:p>Prices</text:p>
          </table:table-cell>
          <table:table-cell office:value-type="string" table:style-name="ce17">
            <text:p>1973</text:p>
          </table:table-cell>
          <table:table-cell office:value-type="string" table:style-name="ce17">
            <text:p>1974</text:p>
          </table:table-cell>
          <table:table-cell office:value-type="string" table:style-name="ce17">
            <text:p>1975</text:p>
          </table:table-cell>
          <table:table-cell office:value-type="string" table:style-name="ce17">
            <text:p>1976</text:p>
          </table:table-cell>
          <table:table-cell office:value-type="string" table:style-name="ce17">
            <text:p>1977</text:p>
          </table:table-cell>
          <table:table-cell office:value-type="string" table:style-name="ce17">
            <text:p>1978</text:p>
          </table:table-cell>
          <table:table-cell office:value-type="string" table:style-name="ce17">
            <text:p>1979</text:p>
          </table:table-cell>
          <table:table-cell office:value-type="string" table:style-name="ce17">
            <text:p>1980</text:p>
          </table:table-cell>
          <table:table-cell office:value-type="string" table:style-name="ce17">
            <text:p>1981</text:p>
          </table:table-cell>
          <table:table-cell office:value-type="string" table:style-name="ce17">
            <text:p>1982</text:p>
          </table:table-cell>
          <table:table-cell office:value-type="string" table:style-name="ce17">
            <text:p>1983</text:p>
          </table:table-cell>
          <table:table-cell office:value-type="string" table:style-name="ce17">
            <text:p>1984</text:p>
          </table:table-cell>
          <table:table-cell office:value-type="string" table:style-name="ce17">
            <text:p>1985</text:p>
          </table:table-cell>
          <table:table-cell office:value-type="string" table:style-name="ce17">
            <text:p>1986</text:p>
          </table:table-cell>
          <table:table-cell office:value-type="string" table:style-name="ce17">
            <text:p>1987</text:p>
          </table:table-cell>
          <table:table-cell office:value-type="string" table:style-name="ce17">
            <text:p>1988</text:p>
          </table:table-cell>
          <table:table-cell office:value-type="string" table:style-name="ce17">
            <text:p>1989</text:p>
          </table:table-cell>
          <table:table-cell office:value-type="string" table:style-name="ce17">
            <text:p>1990</text:p>
          </table:table-cell>
          <table:table-cell office:value-type="string" table:style-name="ce17">
            <text:p>1991</text:p>
          </table:table-cell>
          <table:table-cell office:value-type="string" table:style-name="ce17">
            <text:p>1992</text:p>
          </table:table-cell>
          <table:table-cell office:value-type="string" table:style-name="ce17">
            <text:p>1993</text:p>
          </table:table-cell>
          <table:table-cell office:value-type="string" table:style-name="ce17">
            <text:p>1994</text:p>
          </table:table-cell>
          <table:table-cell office:value-type="string" table:style-name="ce17">
            <text:p>1995</text:p>
          </table:table-cell>
          <table:table-cell office:value-type="string" table:style-name="ce17">
            <text:p>1996</text:p>
          </table:table-cell>
          <table:table-cell office:value-type="string" table:style-name="ce17">
            <text:p>1997</text:p>
          </table:table-cell>
          <table:table-cell office:value-type="string" table:style-name="ce17">
            <text:p>1998</text:p>
          </table:table-cell>
          <table:table-cell office:value-type="string" table:style-name="ce17">
            <text:p>1999</text:p>
          </table:table-cell>
          <table:table-cell office:value-type="string" table:style-name="ce17">
            <text:p>2000</text:p>
          </table:table-cell>
          <table:table-cell office:value-type="string" table:style-name="ce17">
            <text:p>2001</text:p>
          </table:table-cell>
          <table:table-cell office:value-type="string" table:style-name="ce17">
            <text:p>2002</text:p>
          </table:table-cell>
          <table:table-cell office:value-type="string" table:style-name="ce17">
            <text:p>2003</text:p>
          </table:table-cell>
          <table:table-cell office:value-type="string" table:style-name="ce17">
            <text:p>2004</text:p>
          </table:table-cell>
          <table:table-cell office:value-type="string" table:style-name="ce17">
            <text:p>2005</text:p>
          </table:table-cell>
          <table:table-cell office:value-type="string" table:style-name="ce17">
            <text:p>2006</text:p>
          </table:table-cell>
          <table:table-cell office:value-type="string" table:style-name="ce17">
            <text:p>2007</text:p>
          </table:table-cell>
          <table:table-cell office:value-type="string" table:style-name="ce17">
            <text:p>2008</text:p>
          </table:table-cell>
          <table:table-cell office:value-type="string" table:style-name="ce17">
            <text:p>2009</text:p>
          </table:table-cell>
          <table:table-cell office:value-type="string" table:style-name="ce17">
            <text:p>2010</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table:number-columns-repeated="16341"/>
        </table:table-row>
        <table:table-row table:style-name="ro3">
          <table:table-cell office:value-type="string" table:style-name="ce1">
            <text:p>Early potatoe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85.645189129883605" table:style-name="ce19">
            <text:p>86</text:p>
          </table:table-cell>
          <table:table-cell office:value-type="float" office:value="107.75402904507401" table:style-name="ce19">
            <text:p>108</text:p>
          </table:table-cell>
          <table:table-cell office:value-type="float" office:value="145.356798359702" table:style-name="ce19">
            <text:p>145</text:p>
          </table:table-cell>
          <table:table-cell office:value-type="float" office:value="65.221132751065596" table:style-name="ce19">
            <text:p>65</text:p>
          </table:table-cell>
          <table:table-cell office:value-type="float" office:value="104.88061915098" table:style-name="ce19">
            <text:p>105</text:p>
          </table:table-cell>
          <table:table-cell office:value-type="float" office:value="119.23635576450501" table:style-name="ce19">
            <text:p>119</text:p>
          </table:table-cell>
          <table:table-cell office:value-type="float" office:value="103.01419205167799" table:style-name="ce19">
            <text:p>103</text:p>
          </table:table-cell>
          <table:table-cell office:value-type="float" office:value="132.805622889668" table:style-name="ce19">
            <text:p>133</text:p>
          </table:table-cell>
          <table:table-cell office:value-type="float" office:value="82.684086378586002" table:style-name="ce19">
            <text:p>83</text:p>
          </table:table-cell>
          <table:table-cell office:value-type="float" office:value="143.224126878574" table:style-name="ce19">
            <text:p>143</text:p>
          </table:table-cell>
          <table:table-cell office:value-type="float" office:value="82.860689895200906" table:style-name="ce19">
            <text:p>83</text:p>
          </table:table-cell>
          <table:table-cell office:value-type="float" office:value="93.904628501815594" table:style-name="ce19">
            <text:p>94</text:p>
          </table:table-cell>
          <table:table-cell office:value-type="float" office:value="187.45949809919699" table:style-name="ce19">
            <text:p>187</text:p>
          </table:table-cell>
          <table:table-cell office:value-type="float" office:value="156.26478271072901" table:style-name="ce19">
            <text:p>156</text:p>
          </table:table-cell>
          <table:table-cell office:value-type="float" office:value="97.432041039545297" table:style-name="ce19">
            <text:p>97</text:p>
          </table:table-cell>
          <table:table-cell office:value-type="float" office:value="73.819656681496298" table:style-name="ce19">
            <text:p>74</text:p>
          </table:table-cell>
          <table:table-cell office:value-type="float" office:value="151.92296449697099" table:style-name="ce19">
            <text:p>152</text:p>
          </table:table-cell>
          <table:table-cell office:value-type="float" office:value="75.303509710804704" table:style-name="ce19">
            <text:p>75</text:p>
          </table:table-cell>
          <table:table-cell office:value-type="float" office:value="132.33208135631199" table:style-name="ce19">
            <text:p>132</text:p>
          </table:table-cell>
          <table:table-cell office:value-type="float" office:value="183.61372638588301" table:style-name="ce19">
            <text:p>184</text:p>
          </table:table-cell>
          <table:table-cell office:value-type="float" office:value="110.483065450518" table:style-name="ce19">
            <text:p>110</text:p>
          </table:table-cell>
          <table:table-cell office:value-type="float" office:value="132.51386111199801" table:style-name="ce19">
            <text:p>133</text:p>
          </table:table-cell>
          <table:table-cell office:value-type="float" office:value="178.03004448380699" table:style-name="ce19">
            <text:p>178</text:p>
          </table:table-cell>
          <table:table-cell office:value-type="float" office:value="140.838278099495" table:style-name="ce19">
            <text:p>141</text:p>
          </table:table-cell>
          <table:table-cell office:value-type="float" office:value="193.664640069629" table:style-name="ce19">
            <text:p>194</text:p>
          </table:table-cell>
          <table:table-cell office:value-type="float" office:value="153.018106839014" table:style-name="ce19">
            <text:p>153</text:p>
          </table:table-cell>
          <table:table-cell office:value-type="float" office:value="206.826684081254" table:style-name="ce19">
            <text:p>207</text:p>
          </table:table-cell>
          <table:table-cell office:value-type="float" office:value="148.77786284623201" table:style-name="ce19">
            <text:p>149</text:p>
          </table:table-cell>
          <table:table-cell office:value-type="float" office:value="226" table:style-name="ce19">
            <text:p>226</text:p>
          </table:table-cell>
          <table:table-cell office:value-type="float" office:value="161" table:style-name="ce19">
            <text:p>161</text:p>
          </table:table-cell>
          <table:table-cell office:value-type="float" office:value="299" table:style-name="ce19">
            <text:p>299</text:p>
          </table:table-cell>
          <table:table-cell office:value-type="float" office:value="272" table:style-name="ce19">
            <text:p>272</text:p>
          </table:table-cell>
          <table:table-cell office:value-type="float" office:value="157" table:style-name="ce19">
            <text:p>157</text:p>
          </table:table-cell>
          <table:table-cell table:number-columns-repeated="16341"/>
        </table:table-row>
        <table:table-row table:style-name="ro3">
          <table:table-cell office:value-type="string" table:style-name="ce1">
            <text:p>Maincrop potatoe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83.811738462713905" table:style-name="ce19">
            <text:p>84</text:p>
          </table:table-cell>
          <table:table-cell office:value-type="float" office:value="97.038217268040299" table:style-name="ce19">
            <text:p>97</text:p>
          </table:table-cell>
          <table:table-cell office:value-type="float" office:value="95.285944357971402" table:style-name="ce19">
            <text:p>95</text:p>
          </table:table-cell>
          <table:table-cell office:value-type="float" office:value="50.617885905497602" table:style-name="ce19">
            <text:p>51</text:p>
          </table:table-cell>
          <table:table-cell office:value-type="float" office:value="78.167571924797599" table:style-name="ce19">
            <text:p>78</text:p>
          </table:table-cell>
          <table:table-cell office:value-type="float" office:value="86.822690046866299" table:style-name="ce19">
            <text:p>87</text:p>
          </table:table-cell>
          <table:table-cell office:value-type="float" office:value="66.1779360676463" table:style-name="ce19">
            <text:p>66</text:p>
          </table:table-cell>
          <table:table-cell office:value-type="float" office:value="84.754652457264896" table:style-name="ce19">
            <text:p>85</text:p>
          </table:table-cell>
          <table:table-cell office:value-type="float" office:value="98.561620348748306" table:style-name="ce19">
            <text:p>99</text:p>
          </table:table-cell>
          <table:table-cell office:value-type="float" office:value="88.443023288375201" table:style-name="ce19">
            <text:p>88</text:p>
          </table:table-cell>
          <table:table-cell office:value-type="float" office:value="77.327699561672304" table:style-name="ce19">
            <text:p>77</text:p>
          </table:table-cell>
          <table:table-cell office:value-type="float" office:value="64.661439042958705" table:style-name="ce19">
            <text:p>65</text:p>
          </table:table-cell>
          <table:table-cell office:value-type="float" office:value="122.05236634908" table:style-name="ce19">
            <text:p>122</text:p>
          </table:table-cell>
          <table:table-cell office:value-type="float" office:value="190.05105993938599" table:style-name="ce19">
            <text:p>190</text:p>
          </table:table-cell>
          <table:table-cell office:value-type="float" office:value="97.614768918465103" table:style-name="ce19">
            <text:p>98</text:p>
          </table:table-cell>
          <table:table-cell office:value-type="float" office:value="63.2446574170419" table:style-name="ce19">
            <text:p>63</text:p>
          </table:table-cell>
          <table:table-cell office:value-type="float" office:value="118.632785456332" table:style-name="ce19">
            <text:p>119</text:p>
          </table:table-cell>
          <table:table-cell office:value-type="float" office:value="119.238963925687" table:style-name="ce19">
            <text:p>119</text:p>
          </table:table-cell>
          <table:table-cell office:value-type="float" office:value="90.028187348626503" table:style-name="ce19">
            <text:p>90</text:p>
          </table:table-cell>
          <table:table-cell office:value-type="float" office:value="111.561039631574" table:style-name="ce19">
            <text:p>112</text:p>
          </table:table-cell>
          <table:table-cell office:value-type="float" office:value="78.862173604330195" table:style-name="ce19">
            <text:p>79</text:p>
          </table:table-cell>
          <table:table-cell office:value-type="float" office:value="98.9686176651891" table:style-name="ce19">
            <text:p>99</text:p>
          </table:table-cell>
          <table:table-cell office:value-type="float" office:value="118.184955693219" table:style-name="ce19">
            <text:p>118</text:p>
          </table:table-cell>
          <table:table-cell office:value-type="float" office:value="95.919061894296703" table:style-name="ce19">
            <text:p>96</text:p>
          </table:table-cell>
          <table:table-cell office:value-type="float" office:value="125.02736331663" table:style-name="ce19">
            <text:p>125</text:p>
          </table:table-cell>
          <table:table-cell office:value-type="float" office:value="141.380257415735" table:style-name="ce19">
            <text:p>141</text:p>
          </table:table-cell>
          <table:table-cell office:value-type="float" office:value="143.758829356776" table:style-name="ce19">
            <text:p>144</text:p>
          </table:table-cell>
          <table:table-cell office:value-type="float" office:value="130.284396974842" table:style-name="ce19">
            <text:p>130</text:p>
          </table:table-cell>
          <table:table-cell office:value-type="float" office:value="139" table:style-name="ce19">
            <text:p>139</text:p>
          </table:table-cell>
          <table:table-cell office:value-type="float" office:value="147" table:style-name="ce19">
            <text:p>147</text:p>
          </table:table-cell>
          <table:table-cell office:value-type="float" office:value="167" table:style-name="ce19">
            <text:p>167</text:p>
          </table:table-cell>
          <table:table-cell office:value-type="float" office:value="203" table:style-name="ce19">
            <text:p>203</text:p>
          </table:table-cell>
          <table:table-cell office:value-type="float" office:value="148" table:style-name="ce19">
            <text:p>148</text:p>
          </table:table-cell>
          <table:table-cell table:number-columns-repeated="16341"/>
        </table:table-row>
        <table:table-row table:style-name="ro3">
          <table:table-cell office:value-type="string" table:style-name="ce1">
            <text:p>All potatoe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84.118237276667301" table:style-name="ce19">
            <text:p>84</text:p>
          </table:table-cell>
          <table:table-cell office:value-type="float" office:value="94.821403065953803" table:style-name="ce19">
            <text:p>95</text:p>
          </table:table-cell>
          <table:table-cell office:value-type="float" office:value="95.204945907162497" table:style-name="ce19">
            <text:p>95</text:p>
          </table:table-cell>
          <table:table-cell office:value-type="float" office:value="52.144414232854601" table:style-name="ce19">
            <text:p>52</text:p>
          </table:table-cell>
          <table:table-cell office:value-type="float" office:value="79.836876386377895" table:style-name="ce19">
            <text:p>80</text:p>
          </table:table-cell>
          <table:table-cell office:value-type="float" office:value="90.700357823620607" table:style-name="ce19">
            <text:p>91</text:p>
          </table:table-cell>
          <table:table-cell office:value-type="float" office:value="70.666516141731904" table:style-name="ce19">
            <text:p>71</text:p>
          </table:table-cell>
          <table:table-cell office:value-type="float" office:value="89.654236273400898" table:style-name="ce19">
            <text:p>90</text:p>
          </table:table-cell>
          <table:table-cell office:value-type="float" office:value="98.985438897686606" table:style-name="ce19">
            <text:p>99</text:p>
          </table:table-cell>
          <table:table-cell office:value-type="float" office:value="93.511068487313594" table:style-name="ce19">
            <text:p>94</text:p>
          </table:table-cell>
          <table:table-cell office:value-type="float" office:value="75.506245374553004" table:style-name="ce19">
            <text:p>76</text:p>
          </table:table-cell>
          <table:table-cell office:value-type="float" office:value="64.193093055336007" table:style-name="ce19">
            <text:p>64</text:p>
          </table:table-cell>
          <table:table-cell office:value-type="float" office:value="125.764583703413" table:style-name="ce19">
            <text:p>126</text:p>
          </table:table-cell>
          <table:table-cell office:value-type="float" office:value="187.97581306894099" table:style-name="ce19">
            <text:p>188</text:p>
          </table:table-cell>
          <table:table-cell office:value-type="float" office:value="100.409615170404" table:style-name="ce19">
            <text:p>100</text:p>
          </table:table-cell>
          <table:table-cell office:value-type="float" office:value="66.126780748187599" table:style-name="ce19">
            <text:p>66</text:p>
          </table:table-cell>
          <table:table-cell office:value-type="float" office:value="121.54272359904201" table:style-name="ce19">
            <text:p>122</text:p>
          </table:table-cell>
          <table:table-cell office:value-type="float" office:value="119.133772561429" table:style-name="ce19">
            <text:p>119</text:p>
          </table:table-cell>
          <table:table-cell office:value-type="float" office:value="91.396366213462898" table:style-name="ce19">
            <text:p>91</text:p>
          </table:table-cell>
          <table:table-cell office:value-type="float" office:value="116.420621506234" table:style-name="ce19">
            <text:p>116</text:p>
          </table:table-cell>
          <table:table-cell office:value-type="float" office:value="85.846392784266399" table:style-name="ce19">
            <text:p>86</text:p>
          </table:table-cell>
          <table:table-cell office:value-type="float" office:value="103.283254362094" table:style-name="ce19">
            <text:p>103</text:p>
          </table:table-cell>
          <table:table-cell office:value-type="float" office:value="124.19446539427101" table:style-name="ce19">
            <text:p>124</text:p>
          </table:table-cell>
          <table:table-cell office:value-type="float" office:value="101.664319877189" table:style-name="ce19">
            <text:p>102</text:p>
          </table:table-cell>
          <table:table-cell office:value-type="float" office:value="131.42631086838699" table:style-name="ce19">
            <text:p>131</text:p>
          </table:table-cell>
          <table:table-cell office:value-type="float" office:value="147.542232622738" table:style-name="ce19">
            <text:p>148</text:p>
          </table:table-cell>
          <table:table-cell office:value-type="float" office:value="151.95825377811099" table:style-name="ce19">
            <text:p>152</text:p>
          </table:table-cell>
          <table:table-cell office:value-type="float" office:value="132.23733768297899" table:style-name="ce19">
            <text:p>132</text:p>
          </table:table-cell>
          <table:table-cell office:value-type="float" office:value="145" table:style-name="ce19">
            <text:p>145</text:p>
          </table:table-cell>
          <table:table-cell office:value-type="float" office:value="150" table:style-name="ce19">
            <text:p>150</text:p>
          </table:table-cell>
          <table:table-cell office:value-type="float" office:value="175" table:style-name="ce19">
            <text:p>175</text:p>
          </table:table-cell>
          <table:table-cell office:value-type="float" office:value="206" table:style-name="ce19">
            <text:p>206</text:p>
          </table:table-cell>
          <table:table-cell office:value-type="float" office:value="150" table:style-name="ce19">
            <text:p>150</text:p>
          </table:table-cell>
          <table:table-cell table:number-columns-repeated="16341"/>
        </table:table-row>
        <table:table-row table:style-name="ro8">
          <table:table-cell table:number-columns-repeated="16384" table:style-name="ce1"/>
        </table:table-row>
        <table:table-row table:style-name="ro1">
          <table:table-cell office:value-type="string" table:style-name="ce15">
            <text:p>Table 7.10f Historical potatoes supply and use (thousand tonnes)</text:p>
          </table:table-cell>
          <table:table-cell table:number-columns-repeated="16383" table:style-name="ce1"/>
        </table:table-row>
        <table:table-row table:style-name="ro3">
          <table:table-cell office:value-type="string" table:style-name="ce16">
            <text:p>Supply and use</text:p>
          </table:table-cell>
          <table:table-cell office:value-type="string" table:style-name="ce17">
            <text:p>1973</text:p>
          </table:table-cell>
          <table:table-cell office:value-type="string" table:style-name="ce17">
            <text:p>1974</text:p>
          </table:table-cell>
          <table:table-cell office:value-type="string" table:style-name="ce17">
            <text:p>1975</text:p>
          </table:table-cell>
          <table:table-cell office:value-type="string" table:style-name="ce17">
            <text:p>1976</text:p>
          </table:table-cell>
          <table:table-cell office:value-type="string" table:style-name="ce17">
            <text:p>1977</text:p>
          </table:table-cell>
          <table:table-cell office:value-type="string" table:style-name="ce17">
            <text:p>1978</text:p>
          </table:table-cell>
          <table:table-cell office:value-type="string" table:style-name="ce17">
            <text:p>1979</text:p>
          </table:table-cell>
          <table:table-cell office:value-type="string" table:style-name="ce17">
            <text:p>1980</text:p>
          </table:table-cell>
          <table:table-cell office:value-type="string" table:style-name="ce17">
            <text:p>1981</text:p>
          </table:table-cell>
          <table:table-cell office:value-type="string" table:style-name="ce17">
            <text:p>1982</text:p>
          </table:table-cell>
          <table:table-cell office:value-type="string" table:style-name="ce17">
            <text:p>1983</text:p>
          </table:table-cell>
          <table:table-cell office:value-type="string" table:style-name="ce17">
            <text:p>1984</text:p>
          </table:table-cell>
          <table:table-cell office:value-type="string" table:style-name="ce17">
            <text:p>1985</text:p>
          </table:table-cell>
          <table:table-cell office:value-type="string" table:style-name="ce17">
            <text:p>1986</text:p>
          </table:table-cell>
          <table:table-cell office:value-type="string" table:style-name="ce17">
            <text:p>1987</text:p>
          </table:table-cell>
          <table:table-cell office:value-type="string" table:style-name="ce17">
            <text:p>1988</text:p>
          </table:table-cell>
          <table:table-cell office:value-type="string" table:style-name="ce17">
            <text:p>1989</text:p>
          </table:table-cell>
          <table:table-cell office:value-type="string" table:style-name="ce17">
            <text:p>1990</text:p>
          </table:table-cell>
          <table:table-cell office:value-type="string" table:style-name="ce17">
            <text:p>1991</text:p>
          </table:table-cell>
          <table:table-cell office:value-type="string" table:style-name="ce17">
            <text:p>1992</text:p>
          </table:table-cell>
          <table:table-cell office:value-type="string" table:style-name="ce17">
            <text:p>1993</text:p>
          </table:table-cell>
          <table:table-cell office:value-type="string" table:style-name="ce17">
            <text:p>1994</text:p>
          </table:table-cell>
          <table:table-cell office:value-type="string" table:style-name="ce17">
            <text:p>1995</text:p>
          </table:table-cell>
          <table:table-cell office:value-type="string" table:style-name="ce17">
            <text:p>1996</text:p>
          </table:table-cell>
          <table:table-cell office:value-type="string" table:style-name="ce17">
            <text:p>1997</text:p>
          </table:table-cell>
          <table:table-cell office:value-type="string" table:style-name="ce17">
            <text:p>1998</text:p>
          </table:table-cell>
          <table:table-cell office:value-type="string" table:style-name="ce17">
            <text:p>1999</text:p>
          </table:table-cell>
          <table:table-cell office:value-type="string" table:style-name="ce17">
            <text:p>2000</text:p>
          </table:table-cell>
          <table:table-cell office:value-type="string" table:style-name="ce17">
            <text:p>2001</text:p>
          </table:table-cell>
          <table:table-cell office:value-type="string" table:style-name="ce17">
            <text:p>2002</text:p>
          </table:table-cell>
          <table:table-cell office:value-type="string" table:style-name="ce17">
            <text:p>2003</text:p>
          </table:table-cell>
          <table:table-cell office:value-type="string" table:style-name="ce17">
            <text:p>2004</text:p>
          </table:table-cell>
          <table:table-cell office:value-type="string" table:style-name="ce17">
            <text:p>2005</text:p>
          </table:table-cell>
          <table:table-cell office:value-type="string" table:style-name="ce17">
            <text:p>2006</text:p>
          </table:table-cell>
          <table:table-cell office:value-type="string" table:style-name="ce17">
            <text:p>2007</text:p>
          </table:table-cell>
          <table:table-cell office:value-type="string" table:style-name="ce17">
            <text:p>2008</text:p>
          </table:table-cell>
          <table:table-cell office:value-type="string" table:style-name="ce17">
            <text:p>2009</text:p>
          </table:table-cell>
          <table:table-cell office:value-type="string" table:style-name="ce17">
            <text:p>2010</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table:number-columns-repeated="16341"/>
        </table:table-row>
        <table:table-row table:style-name="ro3">
          <table:table-cell office:value-type="string" table:style-name="ce1">
            <text:p>Total production</text:p>
          </table:table-cell>
          <table:table-cell office:value-type="float" office:value="6845.03" table:style-name="ce19">
            <text:p>6,845</text:p>
          </table:table-cell>
          <table:table-cell office:value-type="float" office:value="6780.6270000000004" table:style-name="ce19">
            <text:p>6,781</text:p>
          </table:table-cell>
          <table:table-cell office:value-type="float" office:value="4542.4098000000004" table:style-name="ce19">
            <text:p>4,542</text:p>
          </table:table-cell>
          <table:table-cell office:value-type="float" office:value="4776.8689999999997" table:style-name="ce19">
            <text:p>4,777</text:p>
          </table:table-cell>
          <table:table-cell office:value-type="float" office:value="6596.65" table:style-name="ce19">
            <text:p>6,597</text:p>
          </table:table-cell>
          <table:table-cell office:value-type="float" office:value="7285.8509999999997" table:style-name="ce19">
            <text:p>7,286</text:p>
          </table:table-cell>
          <table:table-cell office:value-type="float" office:value="6440.9290000000001" table:style-name="ce19">
            <text:p>6,441</text:p>
          </table:table-cell>
          <table:table-cell office:value-type="float" office:value="7053.2950000000001" table:style-name="ce19">
            <text:p>7,053</text:p>
          </table:table-cell>
          <table:table-cell office:value-type="float" office:value="6114.1993174469999" table:style-name="ce19">
            <text:p>6,114</text:p>
          </table:table-cell>
          <table:table-cell office:value-type="float" office:value="6914.7338535279996" table:style-name="ce19">
            <text:p>6,915</text:p>
          </table:table-cell>
          <table:table-cell office:value-type="float" office:value="5826.1139404109999" table:style-name="ce19">
            <text:p>5,826</text:p>
          </table:table-cell>
          <table:table-cell office:value-type="float" office:value="7380.3138746716004" table:style-name="ce19">
            <text:p>7,380</text:p>
          </table:table-cell>
          <table:table-cell office:value-type="float" office:value="6870.3299189334002" table:style-name="ce19">
            <text:p>6,870</text:p>
          </table:table-cell>
          <table:table-cell office:value-type="float" office:value="6418.1352589245998" table:style-name="ce19">
            <text:p>6,418</text:p>
          </table:table-cell>
          <table:table-cell office:value-type="float" office:value="6715.3542755239996" table:style-name="ce19">
            <text:p>6,715</text:p>
          </table:table-cell>
          <table:table-cell office:value-type="float" office:value="6939.1918649999998" table:style-name="ce19">
            <text:p>6,939</text:p>
          </table:table-cell>
          <table:table-cell office:value-type="float" office:value="6324.8148266400003" table:style-name="ce19">
            <text:p>6,325</text:p>
          </table:table-cell>
          <table:table-cell office:value-type="float" office:value="6546.8422671549997" table:style-name="ce19">
            <text:p>6,547</text:p>
          </table:table-cell>
          <table:table-cell office:value-type="float" office:value="6366.8613404010002" table:style-name="ce19">
            <text:p>6,367</text:p>
          </table:table-cell>
          <table:table-cell office:value-type="float" office:value="7814.4045686319996" table:style-name="ce19">
            <text:p>7,814</text:p>
          </table:table-cell>
          <table:table-cell office:value-type="float" office:value="7072.4221715067997" table:style-name="ce19">
            <text:p>7,072</text:p>
          </table:table-cell>
          <table:table-cell office:value-type="float" office:value="6542.3795793108802" table:style-name="ce19">
            <text:p>6,542</text:p>
          </table:table-cell>
          <table:table-cell office:value-type="float" office:value="6404.4654579999997" table:style-name="ce19">
            <text:p>6,404</text:p>
          </table:table-cell>
          <table:table-cell office:value-type="float" office:value="7228.2957900000001" table:style-name="ce19">
            <text:p>7,228</text:p>
          </table:table-cell>
          <table:table-cell office:value-type="float" office:value="7128.4310519999999" table:style-name="ce19">
            <text:p>7,128</text:p>
          </table:table-cell>
          <table:table-cell office:value-type="float" office:value="6421.9906490000003" table:style-name="ce19">
            <text:p>6,422</text:p>
          </table:table-cell>
          <table:table-cell office:value-type="float" office:value="7130.9051128000001" table:style-name="ce19">
            <text:p>7,131</text:p>
          </table:table-cell>
          <table:table-cell office:value-type="float" office:value="6177.9672406999998" table:style-name="ce19">
            <text:p>6,178</text:p>
          </table:table-cell>
          <table:table-cell office:value-type="float" office:value="6673.8338119999999" table:style-name="ce19">
            <text:p>6,674</text:p>
          </table:table-cell>
          <table:table-cell office:value-type="float" office:value="6920.6903500999997" table:style-name="ce19">
            <text:p>6,921</text:p>
          </table:table-cell>
          <table:table-cell office:value-type="float" office:value="6058.1022137" table:style-name="ce19">
            <text:p>6,058</text:p>
          </table:table-cell>
          <table:table-cell office:value-type="float" office:value="6245.8246748182501" table:style-name="ce19">
            <text:p>6,246</text:p>
          </table:table-cell>
          <table:table-cell office:value-type="float" office:value="5979.1177623829099" table:style-name="ce19">
            <text:p>5,979</text:p>
          </table:table-cell>
          <table:table-cell office:value-type="float" office:value="5727.1437453129702" table:style-name="ce19">
            <text:p>5,727</text:p>
          </table:table-cell>
          <table:table-cell office:value-type="float" office:value="5564.2184727665399" table:style-name="ce19">
            <text:p>5,564</text:p>
          </table:table-cell>
          <table:table-cell office:value-type="float" office:value="6131.9719510774003" table:style-name="ce19">
            <text:p>6,132</text:p>
          </table:table-cell>
          <table:table-cell office:value-type="float" office:value="6395.5839022463297" table:style-name="ce19">
            <text:p>6,396</text:p>
          </table:table-cell>
          <table:table-cell office:value-type="float" office:value="6056" table:style-name="ce19">
            <text:p>6,056</text:p>
          </table:table-cell>
          <table:table-cell office:value-type="float" office:value="6310" table:style-name="ce19">
            <text:p>6,310</text:p>
          </table:table-cell>
          <table:table-cell office:value-type="float" office:value="4658" table:style-name="ce19">
            <text:p>4,658</text:p>
          </table:table-cell>
          <table:table-cell office:value-type="float" office:value="5902" table:style-name="ce19">
            <text:p>5,902</text:p>
          </table:table-cell>
          <table:table-cell office:value-type="float" office:value="5911.0865327744696" table:style-name="ce19">
            <text:p>5,911</text:p>
          </table:table-cell>
          <table:table-cell table:number-columns-repeated="16341"/>
        </table:table-row>
        <table:table-row table:style-name="ro2">
          <table:table-cell office:value-type="string" table:style-name="ce25">
            <text:p>Imports</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float" office:value="675.03599999999994" table:style-name="ce26">
            <text:p>675</text:p>
          </table:table-cell>
          <table:table-cell office:value-type="float" office:value="861.07500000000005" table:style-name="ce26">
            <text:p>861</text:p>
          </table:table-cell>
          <table:table-cell office:value-type="float" office:value="1001.105" table:style-name="ce26">
            <text:p>1,001</text:p>
          </table:table-cell>
          <table:table-cell office:value-type="float" office:value="947.58900000000006" table:style-name="ce26">
            <text:p>948</text:p>
          </table:table-cell>
          <table:table-cell office:value-type="float" office:value="1029.6679999999999" table:style-name="ce26">
            <text:p>1,030</text:p>
          </table:table-cell>
          <table:table-cell office:value-type="float" office:value="907.02200000000005" table:style-name="ce26">
            <text:p>907</text:p>
          </table:table-cell>
          <table:table-cell office:value-type="float" office:value="936.46799999999996" table:style-name="ce26">
            <text:p>936</text:p>
          </table:table-cell>
          <table:table-cell office:value-type="float" office:value="957.48" table:style-name="ce26">
            <text:p>957</text:p>
          </table:table-cell>
          <table:table-cell office:value-type="float" office:value="990.20100000000002" table:style-name="ce26">
            <text:p>990</text:p>
          </table:table-cell>
          <table:table-cell office:value-type="float" office:value="1120.355" table:style-name="ce26">
            <text:p>1,120</text:p>
          </table:table-cell>
          <table:table-cell office:value-type="float" office:value="1201.3800574633501" table:style-name="ce26">
            <text:p>1,201</text:p>
          </table:table-cell>
          <table:table-cell office:value-type="float" office:value="1039.5176481838901" table:style-name="ce26">
            <text:p>1,040</text:p>
          </table:table-cell>
          <table:table-cell office:value-type="float" office:value="1016.79938695613" table:style-name="ce26">
            <text:p>1,017</text:p>
          </table:table-cell>
          <table:table-cell office:value-type="float" office:value="1194.0617388872799" table:style-name="ce26">
            <text:p>1,194</text:p>
          </table:table-cell>
          <table:table-cell office:value-type="float" office:value="1104.97558059942" table:style-name="ce26">
            <text:p>1,105</text:p>
          </table:table-cell>
          <table:table-cell office:value-type="float" office:value="1272.1444479110901" table:style-name="ce26">
            <text:p>1,272</text:p>
          </table:table-cell>
          <table:table-cell office:value-type="float" office:value="1900.3123761705799" table:style-name="ce26">
            <text:p>1,900</text:p>
          </table:table-cell>
          <table:table-cell office:value-type="float" office:value="1790.7878203407399" table:style-name="ce26">
            <text:p>1,791</text:p>
          </table:table-cell>
          <table:table-cell office:value-type="float" office:value="1707.07432670449" table:style-name="ce26">
            <text:p>1,707</text:p>
          </table:table-cell>
          <table:table-cell office:value-type="float" office:value="1774.4605583585201" table:style-name="ce26">
            <text:p>1,774</text:p>
          </table:table-cell>
          <table:table-cell office:value-type="float" office:value="1386.7040735" table:style-name="ce26">
            <text:p>1,387</text:p>
          </table:table-cell>
          <table:table-cell office:value-type="float" office:value="1601.8112799" table:style-name="ce26">
            <text:p>1,602</text:p>
          </table:table-cell>
          <table:table-cell office:value-type="float" office:value="1623.1909419999999" table:style-name="ce26">
            <text:p>1,623</text:p>
          </table:table-cell>
          <table:table-cell office:value-type="float" office:value="1842.1018716000001" table:style-name="ce26">
            <text:p>1,842</text:p>
          </table:table-cell>
          <table:table-cell office:value-type="float" office:value="1606.2518476" table:style-name="ce26">
            <text:p>1,606</text:p>
          </table:table-cell>
          <table:table-cell office:value-type="float" office:value="1568" table:style-name="ce26">
            <text:p>1,568</text:p>
          </table:table-cell>
          <table:table-cell office:value-type="float" office:value="1965" table:style-name="ce26">
            <text:p>1,965</text:p>
          </table:table-cell>
          <table:table-cell office:value-type="float" office:value="2162" table:style-name="ce26">
            <text:p>2,162</text:p>
          </table:table-cell>
          <table:table-cell office:value-type="float" office:value="2701" table:style-name="ce26">
            <text:p>2,701</text:p>
          </table:table-cell>
          <table:table-cell office:value-type="float" office:value="2163.4984810000001" table:style-name="ce26">
            <text:p>2,163</text:p>
          </table:table-cell>
          <table:table-cell table:number-columns-repeated="16341"/>
        </table:table-row>
        <table:table-row table:style-name="ro3">
          <table:table-cell office:value-type="string" table:style-name="ce1">
            <text:p>Early</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249.136" table:style-name="ce19">
            <text:p>249</text:p>
          </table:table-cell>
          <table:table-cell office:value-type="float" office:value="253.32499999999999" table:style-name="ce19">
            <text:p>253</text:p>
          </table:table-cell>
          <table:table-cell office:value-type="float" office:value="210.12899999999999" table:style-name="ce19">
            <text:p>210</text:p>
          </table:table-cell>
          <table:table-cell office:value-type="float" office:value="206.423" table:style-name="ce19">
            <text:p>206</text:p>
          </table:table-cell>
          <table:table-cell office:value-type="float" office:value="253.821" table:style-name="ce19">
            <text:p>254</text:p>
          </table:table-cell>
          <table:table-cell office:value-type="float" office:value="239.53700000000001" table:style-name="ce19">
            <text:p>240</text:p>
          </table:table-cell>
          <table:table-cell office:value-type="float" office:value="259.76" table:style-name="ce19">
            <text:p>260</text:p>
          </table:table-cell>
          <table:table-cell office:value-type="float" office:value="236.262" table:style-name="ce19">
            <text:p>236</text:p>
          </table:table-cell>
          <table:table-cell office:value-type="float" office:value="193.73599999999999" table:style-name="ce19">
            <text:p>194</text:p>
          </table:table-cell>
          <table:table-cell office:value-type="float" office:value="168.495" table:style-name="ce19">
            <text:p>168</text:p>
          </table:table-cell>
          <table:table-cell office:value-type="float" office:value="237.19300000000001" table:style-name="ce19">
            <text:p>237</text:p>
          </table:table-cell>
          <table:table-cell office:value-type="float" office:value="239.84416276782801" table:style-name="ce19">
            <text:p>240</text:p>
          </table:table-cell>
          <table:table-cell office:value-type="float" office:value="165.840239829556" table:style-name="ce19">
            <text:p>166</text:p>
          </table:table-cell>
          <table:table-cell office:value-type="float" office:value="200.590284165366" table:style-name="ce19">
            <text:p>201</text:p>
          </table:table-cell>
          <table:table-cell office:value-type="float" office:value="193.13986724955899" table:style-name="ce19">
            <text:p>193</text:p>
          </table:table-cell>
          <table:table-cell office:value-type="float" office:value="146.98154161756301" table:style-name="ce19">
            <text:p>147</text:p>
          </table:table-cell>
          <table:table-cell office:value-type="float" office:value="172.73730302454101" table:style-name="ce19">
            <text:p>173</text:p>
          </table:table-cell>
          <table:table-cell office:value-type="float" office:value="165.19377991267999" table:style-name="ce19">
            <text:p>165</text:p>
          </table:table-cell>
          <table:table-cell office:value-type="float" office:value="142.62200375948899" table:style-name="ce19">
            <text:p>143</text:p>
          </table:table-cell>
          <table:table-cell office:value-type="float" office:value="191.19193375930499" table:style-name="ce19">
            <text:p>191</text:p>
          </table:table-cell>
          <table:table-cell office:value-type="float" office:value="121.855693" table:style-name="ce19">
            <text:p>122</text:p>
          </table:table-cell>
          <table:table-cell office:value-type="float" office:value="135.99497700000001" table:style-name="ce19">
            <text:p>136</text:p>
          </table:table-cell>
          <table:table-cell office:value-type="float" office:value="168.87992399999999" table:style-name="ce19">
            <text:p>169</text:p>
          </table:table-cell>
          <table:table-cell office:value-type="float" office:value="189.08514600000001" table:style-name="ce19">
            <text:p>189</text:p>
          </table:table-cell>
          <table:table-cell office:value-type="float" office:value="120.706716" table:style-name="ce19">
            <text:p>121</text:p>
          </table:table-cell>
          <table:table-cell office:value-type="float" office:value="105" table:style-name="ce19">
            <text:p>105</text:p>
          </table:table-cell>
          <table:table-cell office:value-type="float" office:value="121" table:style-name="ce19">
            <text:p>121</text:p>
          </table:table-cell>
          <table:table-cell office:value-type="float" office:value="79" table:style-name="ce19">
            <text:p>79</text:p>
          </table:table-cell>
          <table:table-cell office:value-type="float" office:value="119" table:style-name="ce19">
            <text:p>119</text:p>
          </table:table-cell>
          <table:table-cell office:value-type="float" office:value="67" table:style-name="ce19">
            <text:p>67</text:p>
          </table:table-cell>
          <table:table-cell table:number-columns-repeated="16341"/>
        </table:table-row>
        <table:table-row table:style-name="ro3">
          <table:table-cell office:value-type="string" table:style-name="ce1">
            <text:p>Maincrop</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57.179000000000002" table:style-name="ce19">
            <text:p>57</text:p>
          </table:table-cell>
          <table:table-cell office:value-type="float" office:value="198.17" table:style-name="ce19">
            <text:p>198</text:p>
          </table:table-cell>
          <table:table-cell office:value-type="float" office:value="364.298" table:style-name="ce19">
            <text:p>364</text:p>
          </table:table-cell>
          <table:table-cell office:value-type="float" office:value="216.137" table:style-name="ce19">
            <text:p>216</text:p>
          </table:table-cell>
          <table:table-cell office:value-type="float" office:value="179.81100000000001" table:style-name="ce19">
            <text:p>180</text:p>
          </table:table-cell>
          <table:table-cell office:value-type="float" office:value="90.998999999999995" table:style-name="ce19">
            <text:p>91</text:p>
          </table:table-cell>
          <table:table-cell office:value-type="float" office:value="65.876000000000005" table:style-name="ce19">
            <text:p>66</text:p>
          </table:table-cell>
          <table:table-cell office:value-type="float" office:value="88.168999999999997" table:style-name="ce19">
            <text:p>88</text:p>
          </table:table-cell>
          <table:table-cell office:value-type="float" office:value="121.446" table:style-name="ce19">
            <text:p>121</text:p>
          </table:table-cell>
          <table:table-cell office:value-type="float" office:value="164.065" table:style-name="ce19">
            <text:p>164</text:p>
          </table:table-cell>
          <table:table-cell office:value-type="float" office:value="191.120639577524" table:style-name="ce19">
            <text:p>191</text:p>
          </table:table-cell>
          <table:table-cell office:value-type="float" office:value="146.06626949226299" table:style-name="ce19">
            <text:p>146</text:p>
          </table:table-cell>
          <table:table-cell office:value-type="float" office:value="80.923202523542102" table:style-name="ce19">
            <text:p>81</text:p>
          </table:table-cell>
          <table:table-cell office:value-type="float" office:value="202.56327927426199" table:style-name="ce19">
            <text:p>203</text:p>
          </table:table-cell>
          <table:table-cell office:value-type="float" office:value="76.260407380069694" table:style-name="ce19">
            <text:p>76</text:p>
          </table:table-cell>
          <table:table-cell office:value-type="float" office:value="175.085929827239" table:style-name="ce19">
            <text:p>175</text:p>
          </table:table-cell>
          <table:table-cell office:value-type="float" office:value="497.96827668822402" table:style-name="ce19">
            <text:p>498</text:p>
          </table:table-cell>
          <table:table-cell office:value-type="float" office:value="162.769533111941" table:style-name="ce19">
            <text:p>163</text:p>
          </table:table-cell>
          <table:table-cell office:value-type="float" office:value="129.99405538974901" table:style-name="ce19">
            <text:p>130</text:p>
          </table:table-cell>
          <table:table-cell office:value-type="float" office:value="164.16823389000501" table:style-name="ce19">
            <text:p>164</text:p>
          </table:table-cell>
          <table:table-cell office:value-type="float" office:value="166.32862" table:style-name="ce19">
            <text:p>166</text:p>
          </table:table-cell>
          <table:table-cell office:value-type="float" office:value="185.32738499999999" table:style-name="ce19">
            <text:p>185</text:p>
          </table:table-cell>
          <table:table-cell office:value-type="float" office:value="185.01083399999999" table:style-name="ce19">
            <text:p>185</text:p>
          </table:table-cell>
          <table:table-cell office:value-type="float" office:value="285.48955599999999" table:style-name="ce19">
            <text:p>285</text:p>
          </table:table-cell>
          <table:table-cell office:value-type="float" office:value="144.63315900000001" table:style-name="ce19">
            <text:p>145</text:p>
          </table:table-cell>
          <table:table-cell office:value-type="float" office:value="127" table:style-name="ce19">
            <text:p>127</text:p>
          </table:table-cell>
          <table:table-cell office:value-type="float" office:value="118" table:style-name="ce19">
            <text:p>118</text:p>
          </table:table-cell>
          <table:table-cell office:value-type="float" office:value="356" table:style-name="ce19">
            <text:p>356</text:p>
          </table:table-cell>
          <table:table-cell office:value-type="float" office:value="466" table:style-name="ce19">
            <text:p>466</text:p>
          </table:table-cell>
          <table:table-cell office:value-type="float" office:value="166" table:style-name="ce19">
            <text:p>166</text:p>
          </table:table-cell>
          <table:table-cell table:number-columns-repeated="16341"/>
        </table:table-row>
        <table:table-row table:style-name="ro3">
          <table:table-cell office:value-type="string" table:style-name="ce1">
            <text:p>Processed (raw equivalent)</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349.351" table:style-name="ce19">
            <text:p>349</text:p>
          </table:table-cell>
          <table:table-cell office:value-type="float" office:value="384.54300000000001" table:style-name="ce19">
            <text:p>385</text:p>
          </table:table-cell>
          <table:table-cell office:value-type="float" office:value="396.505" table:style-name="ce19">
            <text:p>397</text:p>
          </table:table-cell>
          <table:table-cell office:value-type="float" office:value="486.53100000000001" table:style-name="ce19">
            <text:p>487</text:p>
          </table:table-cell>
          <table:table-cell office:value-type="float" office:value="551.26499999999999" table:style-name="ce19">
            <text:p>551</text:p>
          </table:table-cell>
          <table:table-cell office:value-type="float" office:value="534.20000000000005" table:style-name="ce19">
            <text:p>534</text:p>
          </table:table-cell>
          <table:table-cell office:value-type="float" office:value="569.57899999999995" table:style-name="ce19">
            <text:p>570</text:p>
          </table:table-cell>
          <table:table-cell office:value-type="float" office:value="601.27" table:style-name="ce19">
            <text:p>601</text:p>
          </table:table-cell>
          <table:table-cell office:value-type="float" office:value="659.84" table:style-name="ce19">
            <text:p>660</text:p>
          </table:table-cell>
          <table:table-cell office:value-type="float" office:value="746.21699999999998" table:style-name="ce19">
            <text:p>746</text:p>
          </table:table-cell>
          <table:table-cell office:value-type="float" office:value="727.27300000000002" table:style-name="ce19">
            <text:p>727</text:p>
          </table:table-cell>
          <table:table-cell office:value-type="float" office:value="623.08052443022098" table:style-name="ce19">
            <text:p>623</text:p>
          </table:table-cell>
          <table:table-cell office:value-type="float" office:value="751.29901040069797" table:style-name="ce19">
            <text:p>751</text:p>
          </table:table-cell>
          <table:table-cell office:value-type="float" office:value="773.41896641024005" table:style-name="ce19">
            <text:p>773</text:p>
          </table:table-cell>
          <table:table-cell office:value-type="float" office:value="816.44701881423998" table:style-name="ce19">
            <text:p>816</text:p>
          </table:table-cell>
          <table:table-cell office:value-type="float" office:value="920.61010999999996" table:style-name="ce19">
            <text:p>921</text:p>
          </table:table-cell>
          <table:table-cell office:value-type="float" office:value="1191.2467786" table:style-name="ce19">
            <text:p>1,191</text:p>
          </table:table-cell>
          <table:table-cell office:value-type="float" office:value="1434.837683" table:style-name="ce19">
            <text:p>1,435</text:p>
          </table:table-cell>
          <table:table-cell office:value-type="float" office:value="1401.009" table:style-name="ce19">
            <text:p>1,401</text:p>
          </table:table-cell>
          <table:table-cell office:value-type="float" office:value="1383.5247632000001" table:style-name="ce19">
            <text:p>1,384</text:p>
          </table:table-cell>
          <table:table-cell office:value-type="float" office:value="1081.9610545" table:style-name="ce19">
            <text:p>1,082</text:p>
          </table:table-cell>
          <table:table-cell office:value-type="float" office:value="1268.9062279" table:style-name="ce19">
            <text:p>1,269</text:p>
          </table:table-cell>
          <table:table-cell office:value-type="float" office:value="1251.0912900000001" table:style-name="ce19">
            <text:p>1,251</text:p>
          </table:table-cell>
          <table:table-cell office:value-type="float" office:value="1344.9658826" table:style-name="ce19">
            <text:p>1,345</text:p>
          </table:table-cell>
          <table:table-cell office:value-type="float" office:value="1324.4530706" table:style-name="ce19">
            <text:p>1,324</text:p>
          </table:table-cell>
          <table:table-cell office:value-type="float" office:value="1319" table:style-name="ce19">
            <text:p>1,319</text:p>
          </table:table-cell>
          <table:table-cell office:value-type="float" office:value="1698" table:style-name="ce19">
            <text:p>1,698</text:p>
          </table:table-cell>
          <table:table-cell office:value-type="float" office:value="1700" table:style-name="ce19">
            <text:p>1,700</text:p>
          </table:table-cell>
          <table:table-cell office:value-type="float" office:value="2078" table:style-name="ce19">
            <text:p>2,078</text:p>
          </table:table-cell>
          <table:table-cell office:value-type="float" office:value="1904" table:style-name="ce19">
            <text:p>1,904</text:p>
          </table:table-cell>
          <table:table-cell table:number-columns-repeated="16341"/>
        </table:table-row>
        <table:table-row table:style-name="ro3">
          <table:table-cell office:value-type="string" table:style-name="ce1">
            <text:p>Seed</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9.37" table:style-name="ce19">
            <text:p>19</text:p>
          </table:table-cell>
          <table:table-cell office:value-type="float" office:value="25.036999999999999" table:style-name="ce19">
            <text:p>25</text:p>
          </table:table-cell>
          <table:table-cell office:value-type="float" office:value="30.172999999999998" table:style-name="ce19">
            <text:p>30</text:p>
          </table:table-cell>
          <table:table-cell office:value-type="float" office:value="38.497999999999998" table:style-name="ce19">
            <text:p>38</text:p>
          </table:table-cell>
          <table:table-cell office:value-type="float" office:value="44.771000000000001" table:style-name="ce19">
            <text:p>45</text:p>
          </table:table-cell>
          <table:table-cell office:value-type="float" office:value="42.286000000000001" table:style-name="ce19">
            <text:p>42</text:p>
          </table:table-cell>
          <table:table-cell office:value-type="float" office:value="41.253" table:style-name="ce19">
            <text:p>41</text:p>
          </table:table-cell>
          <table:table-cell office:value-type="float" office:value="31.779" table:style-name="ce19">
            <text:p>32</text:p>
          </table:table-cell>
          <table:table-cell office:value-type="float" office:value="15.179" table:style-name="ce19">
            <text:p>15</text:p>
          </table:table-cell>
          <table:table-cell office:value-type="float" office:value="41.578000000000003" table:style-name="ce19">
            <text:p>42</text:p>
          </table:table-cell>
          <table:table-cell office:value-type="float" office:value="45.7934178858279" table:style-name="ce19">
            <text:p>46</text:p>
          </table:table-cell>
          <table:table-cell office:value-type="float" office:value="30.526691493578099" table:style-name="ce19">
            <text:p>31</text:p>
          </table:table-cell>
          <table:table-cell office:value-type="float" office:value="18.736934202335799" table:style-name="ce19">
            <text:p>19</text:p>
          </table:table-cell>
          <table:table-cell office:value-type="float" office:value="17.4892090374119" table:style-name="ce19">
            <text:p>17</text:p>
          </table:table-cell>
          <table:table-cell office:value-type="float" office:value="19.128287155555" table:style-name="ce19">
            <text:p>19</text:p>
          </table:table-cell>
          <table:table-cell office:value-type="float" office:value="29.466866466291101" table:style-name="ce19">
            <text:p>29</text:p>
          </table:table-cell>
          <table:table-cell office:value-type="float" office:value="38.360017857816999" table:style-name="ce19">
            <text:p>38</text:p>
          </table:table-cell>
          <table:table-cell office:value-type="float" office:value="27.986824316122" table:style-name="ce19">
            <text:p>28</text:p>
          </table:table-cell>
          <table:table-cell office:value-type="float" office:value="33.449267555252803" table:style-name="ce19">
            <text:p>33</text:p>
          </table:table-cell>
          <table:table-cell office:value-type="float" office:value="35.575627509211301" table:style-name="ce19">
            <text:p>36</text:p>
          </table:table-cell>
          <table:table-cell office:value-type="float" office:value="16.558706000000001" table:style-name="ce19">
            <text:p>17</text:p>
          </table:table-cell>
          <table:table-cell office:value-type="float" office:value="11.582689999999999" table:style-name="ce19">
            <text:p>12</text:p>
          </table:table-cell>
          <table:table-cell office:value-type="float" office:value="18.208894000000001" table:style-name="ce19">
            <text:p>18</text:p>
          </table:table-cell>
          <table:table-cell office:value-type="float" office:value="22.561287" table:style-name="ce19">
            <text:p>23</text:p>
          </table:table-cell>
          <table:table-cell office:value-type="float" office:value="16.458901999999998" table:style-name="ce19">
            <text:p>16</text:p>
          </table:table-cell>
          <table:table-cell office:value-type="float" office:value="16" table:style-name="ce19">
            <text:p>16</text:p>
          </table:table-cell>
          <table:table-cell office:value-type="float" office:value="28" table:style-name="ce19">
            <text:p>28</text:p>
          </table:table-cell>
          <table:table-cell office:value-type="float" office:value="27" table:style-name="ce19">
            <text:p>27</text:p>
          </table:table-cell>
          <table:table-cell office:value-type="float" office:value="38" table:style-name="ce19">
            <text:p>38</text:p>
          </table:table-cell>
          <table:table-cell office:value-type="float" office:value="27" table:style-name="ce19">
            <text:p>27</text:p>
          </table:table-cell>
          <table:table-cell table:number-columns-repeated="16341"/>
        </table:table-row>
        <table:table-row table:style-name="ro2">
          <table:table-cell office:value-type="string" table:style-name="ce25">
            <text:p>Exports</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float" office:value="192.14400000000001" table:style-name="ce26">
            <text:p>192</text:p>
          </table:table-cell>
          <table:table-cell office:value-type="float" office:value="260.86799999999999" table:style-name="ce26">
            <text:p>261</text:p>
          </table:table-cell>
          <table:table-cell office:value-type="float" office:value="273.346" table:style-name="ce26">
            <text:p>273</text:p>
          </table:table-cell>
          <table:table-cell office:value-type="float" office:value="176.804" table:style-name="ce26">
            <text:p>177</text:p>
          </table:table-cell>
          <table:table-cell office:value-type="float" office:value="216.096" table:style-name="ce26">
            <text:p>216</text:p>
          </table:table-cell>
          <table:table-cell office:value-type="float" office:value="213.68899999999999" table:style-name="ce26">
            <text:p>214</text:p>
          </table:table-cell>
          <table:table-cell office:value-type="float" office:value="268.77100000000002" table:style-name="ce26">
            <text:p>269</text:p>
          </table:table-cell>
          <table:table-cell office:value-type="float" office:value="270.68400000000003" table:style-name="ce26">
            <text:p>271</text:p>
          </table:table-cell>
          <table:table-cell office:value-type="float" office:value="217.79300000000001" table:style-name="ce26">
            <text:p>218</text:p>
          </table:table-cell>
          <table:table-cell office:value-type="float" office:value="331.67043197727901" table:style-name="ce26">
            <text:p>332</text:p>
          </table:table-cell>
          <table:table-cell office:value-type="float" office:value="339.91900798699299" table:style-name="ce26">
            <text:p>340</text:p>
          </table:table-cell>
          <table:table-cell office:value-type="float" office:value="280.39225657156999" table:style-name="ce26">
            <text:p>280</text:p>
          </table:table-cell>
          <table:table-cell office:value-type="float" office:value="363.49335532756299" table:style-name="ce26">
            <text:p>363</text:p>
          </table:table-cell>
          <table:table-cell office:value-type="float" office:value="374.59829259255201" table:style-name="ce26">
            <text:p>375</text:p>
          </table:table-cell>
          <table:table-cell office:value-type="float" office:value="339.04649920507802" table:style-name="ce26">
            <text:p>339</text:p>
          </table:table-cell>
          <table:table-cell office:value-type="float" office:value="373.08339277983299" table:style-name="ce26">
            <text:p>373</text:p>
          </table:table-cell>
          <table:table-cell office:value-type="float" office:value="342.60555926021698" table:style-name="ce26">
            <text:p>343</text:p>
          </table:table-cell>
          <table:table-cell office:value-type="float" office:value="462.56871414339798" table:style-name="ce26">
            <text:p>463</text:p>
          </table:table-cell>
          <table:table-cell office:value-type="float" office:value="440.47715983653001" table:style-name="ce26">
            <text:p>440</text:p>
          </table:table-cell>
          <table:table-cell office:value-type="float" office:value="380.79199941605901" table:style-name="ce26">
            <text:p>381</text:p>
          </table:table-cell>
          <table:table-cell office:value-type="float" office:value="397.43768712845201" table:style-name="ce26">
            <text:p>397</text:p>
          </table:table-cell>
          <table:table-cell office:value-type="float" office:value="423.83948700000002" table:style-name="ce26">
            <text:p>424</text:p>
          </table:table-cell>
          <table:table-cell office:value-type="float" office:value="405.76941649999998" table:style-name="ce26">
            <text:p>406</text:p>
          </table:table-cell>
          <table:table-cell office:value-type="float" office:value="432.04037069999998" table:style-name="ce26">
            <text:p>432</text:p>
          </table:table-cell>
          <table:table-cell office:value-type="float" office:value="423.84451819999998" table:style-name="ce26">
            <text:p>424</text:p>
          </table:table-cell>
          <table:table-cell office:value-type="float" office:value="495" table:style-name="ce26">
            <text:p>495</text:p>
          </table:table-cell>
          <table:table-cell office:value-type="float" office:value="559" table:style-name="ce26">
            <text:p>559</text:p>
          </table:table-cell>
          <table:table-cell office:value-type="float" office:value="483" table:style-name="ce26">
            <text:p>483</text:p>
          </table:table-cell>
          <table:table-cell office:value-type="float" office:value="482" table:style-name="ce26">
            <text:p>482</text:p>
          </table:table-cell>
          <table:table-cell office:value-type="float" office:value="472" table:style-name="ce26">
            <text:p>472</text:p>
          </table:table-cell>
          <table:table-cell table:number-columns-repeated="16341"/>
        </table:table-row>
        <table:table-row table:style-name="ro3">
          <table:table-cell office:value-type="string" table:style-name="ce1">
            <text:p>Raw</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58.194000000000003" table:style-name="ce19">
            <text:p>58</text:p>
          </table:table-cell>
          <table:table-cell office:value-type="float" office:value="84.572999999999993" table:style-name="ce19">
            <text:p>85</text:p>
          </table:table-cell>
          <table:table-cell office:value-type="float" office:value="108.75700000000001" table:style-name="ce19">
            <text:p>109</text:p>
          </table:table-cell>
          <table:table-cell office:value-type="float" office:value="67.209999999999994" table:style-name="ce19">
            <text:p>67</text:p>
          </table:table-cell>
          <table:table-cell office:value-type="float" office:value="104.684" table:style-name="ce19">
            <text:p>105</text:p>
          </table:table-cell>
          <table:table-cell office:value-type="float" office:value="99.652000000000001" table:style-name="ce19">
            <text:p>100</text:p>
          </table:table-cell>
          <table:table-cell office:value-type="float" office:value="126.875" table:style-name="ce19">
            <text:p>127</text:p>
          </table:table-cell>
          <table:table-cell office:value-type="float" office:value="129.13300000000001" table:style-name="ce19">
            <text:p>129</text:p>
          </table:table-cell>
          <table:table-cell office:value-type="float" office:value="97.679000000000002" table:style-name="ce19">
            <text:p>98</text:p>
          </table:table-cell>
          <table:table-cell office:value-type="float" office:value="200.132431977279" table:style-name="ce19">
            <text:p>200</text:p>
          </table:table-cell>
          <table:table-cell office:value-type="float" office:value="181.92468903699299" table:style-name="ce19">
            <text:p>182</text:p>
          </table:table-cell>
          <table:table-cell office:value-type="float" office:value="149.12279869074899" table:style-name="ce19">
            <text:p>149</text:p>
          </table:table-cell>
          <table:table-cell office:value-type="float" office:value="156.973843908384" table:style-name="ce19">
            <text:p>157</text:p>
          </table:table-cell>
          <table:table-cell office:value-type="float" office:value="182.69307669255201" table:style-name="ce19">
            <text:p>183</text:p>
          </table:table-cell>
          <table:table-cell office:value-type="float" office:value="158.65129731819201" table:style-name="ce19">
            <text:p>159</text:p>
          </table:table-cell>
          <table:table-cell office:value-type="float" office:value="162.42599977983301" table:style-name="ce19">
            <text:p>162</text:p>
          </table:table-cell>
          <table:table-cell office:value-type="float" office:value="121.163298560217" table:style-name="ce19">
            <text:p>121</text:p>
          </table:table-cell>
          <table:table-cell office:value-type="float" office:value="182.35515124339801" table:style-name="ce19">
            <text:p>182</text:p>
          </table:table-cell>
          <table:table-cell office:value-type="float" office:value="178.43600183653001" table:style-name="ce19">
            <text:p>178</text:p>
          </table:table-cell>
          <table:table-cell office:value-type="float" office:value="97.490854344510396" table:style-name="ce19">
            <text:p>97</text:p>
          </table:table-cell>
          <table:table-cell office:value-type="float" office:value="116.984498" table:style-name="ce19">
            <text:p>117</text:p>
          </table:table-cell>
          <table:table-cell office:value-type="float" office:value="161.98188099999999" table:style-name="ce19">
            <text:p>162</text:p>
          </table:table-cell>
          <table:table-cell office:value-type="float" office:value="144.68936600000001" table:style-name="ce19">
            <text:p>145</text:p>
          </table:table-cell>
          <table:table-cell office:value-type="float" office:value="149.603903" table:style-name="ce19">
            <text:p>150</text:p>
          </table:table-cell>
          <table:table-cell office:value-type="float" office:value="165.51456400000001" table:style-name="ce19">
            <text:p>166</text:p>
          </table:table-cell>
          <table:table-cell office:value-type="float" office:value="225" table:style-name="ce19">
            <text:p>225</text:p>
          </table:table-cell>
          <table:table-cell office:value-type="float" office:value="263" table:style-name="ce19">
            <text:p>263</text:p>
          </table:table-cell>
          <table:table-cell office:value-type="float" office:value="168" table:style-name="ce19">
            <text:p>168</text:p>
          </table:table-cell>
          <table:table-cell office:value-type="float" office:value="169" table:style-name="ce19">
            <text:p>169</text:p>
          </table:table-cell>
          <table:table-cell office:value-type="float" office:value="161" table:style-name="ce19">
            <text:p>161</text:p>
          </table:table-cell>
          <table:table-cell table:number-columns-repeated="16341"/>
        </table:table-row>
        <table:table-row table:style-name="ro3">
          <table:table-cell office:value-type="string" table:style-name="ce28">
            <text:p>Processed (raw equivalent)</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float" office:value="41.631999999999998" table:style-name="ce39">
            <text:p>42</text:p>
          </table:table-cell>
          <table:table-cell office:value-type="float" office:value="53.61" table:style-name="ce39">
            <text:p>54</text:p>
          </table:table-cell>
          <table:table-cell office:value-type="float" office:value="59.112000000000002" table:style-name="ce39">
            <text:p>59</text:p>
          </table:table-cell>
          <table:table-cell office:value-type="float" office:value="40.238999999999997" table:style-name="ce39">
            <text:p>40</text:p>
          </table:table-cell>
          <table:table-cell office:value-type="float" office:value="47.558999999999997" table:style-name="ce39">
            <text:p>48</text:p>
          </table:table-cell>
          <table:table-cell office:value-type="float" office:value="50.939" table:style-name="ce39">
            <text:p>51</text:p>
          </table:table-cell>
          <table:table-cell office:value-type="float" office:value="61.976999999999997" table:style-name="ce39">
            <text:p>62</text:p>
          </table:table-cell>
          <table:table-cell office:value-type="float" office:value="79.156000000000006" table:style-name="ce39">
            <text:p>79</text:p>
          </table:table-cell>
          <table:table-cell office:value-type="float" office:value="75.010999999999996" table:style-name="ce39">
            <text:p>75</text:p>
          </table:table-cell>
          <table:table-cell office:value-type="float" office:value="67.900999999999996" table:style-name="ce39">
            <text:p>68</text:p>
          </table:table-cell>
          <table:table-cell office:value-type="float" office:value="83.271178950000007" table:style-name="ce39">
            <text:p>83</text:p>
          </table:table-cell>
          <table:table-cell office:value-type="float" office:value="71.537906599999999" table:style-name="ce39">
            <text:p>72</text:p>
          </table:table-cell>
          <table:table-cell office:value-type="float" office:value="118.71566369999999" table:style-name="ce39">
            <text:p>119</text:p>
          </table:table-cell>
          <table:table-cell office:value-type="float" office:value="108.9786179" table:style-name="ce39">
            <text:p>109</text:p>
          </table:table-cell>
          <table:table-cell office:value-type="float" office:value="102.50761588688501" table:style-name="ce39">
            <text:p>103</text:p>
          </table:table-cell>
          <table:table-cell office:value-type="float" office:value="128.79612299999999" table:style-name="ce39">
            <text:p>129</text:p>
          </table:table-cell>
          <table:table-cell office:value-type="float" office:value="135.95726070000001" table:style-name="ce39">
            <text:p>136</text:p>
          </table:table-cell>
          <table:table-cell office:value-type="float" office:value="175.37221690000001" table:style-name="ce39">
            <text:p>175</text:p>
          </table:table-cell>
          <table:table-cell office:value-type="float" office:value="186.00800000000001" table:style-name="ce39">
            <text:p>186</text:p>
          </table:table-cell>
          <table:table-cell office:value-type="float" office:value="214.4189992" table:style-name="ce39">
            <text:p>214</text:p>
          </table:table-cell>
          <table:table-cell office:value-type="float" office:value="190.218008" table:style-name="ce39">
            <text:p>190</text:p>
          </table:table-cell>
          <table:table-cell office:value-type="float" office:value="163.25118599999999" table:style-name="ce39">
            <text:p>163</text:p>
          </table:table-cell>
          <table:table-cell office:value-type="float" office:value="151.74432250000001" table:style-name="ce39">
            <text:p>152</text:p>
          </table:table-cell>
          <table:table-cell office:value-type="float" office:value="184.52162269999999" table:style-name="ce39">
            <text:p>185</text:p>
          </table:table-cell>
          <table:table-cell office:value-type="float" office:value="167.7702912" table:style-name="ce39">
            <text:p>168</text:p>
          </table:table-cell>
          <table:table-cell office:value-type="float" office:value="172" table:style-name="ce39">
            <text:p>172</text:p>
          </table:table-cell>
          <table:table-cell office:value-type="float" office:value="173" table:style-name="ce39">
            <text:p>173</text:p>
          </table:table-cell>
          <table:table-cell office:value-type="float" office:value="196" table:style-name="ce39">
            <text:p>196</text:p>
          </table:table-cell>
          <table:table-cell office:value-type="float" office:value="195" table:style-name="ce39">
            <text:p>195</text:p>
          </table:table-cell>
          <table:table-cell office:value-type="float" office:value="190" table:style-name="ce39">
            <text:p>190</text:p>
          </table:table-cell>
          <table:table-cell table:number-columns-repeated="16341"/>
        </table:table-row>
        <table:table-row table:style-name="ro9">
          <table:table-cell office:value-type="string" table:style-name="ce1">
            <text:p>Seed</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92.317999999999998" table:style-name="ce19">
            <text:p>92</text:p>
          </table:table-cell>
          <table:table-cell office:value-type="float" office:value="122.685" table:style-name="ce19">
            <text:p>123</text:p>
          </table:table-cell>
          <table:table-cell office:value-type="float" office:value="105.477" table:style-name="ce19">
            <text:p>105</text:p>
          </table:table-cell>
          <table:table-cell office:value-type="float" office:value="69.355000000000004" table:style-name="ce19">
            <text:p>69</text:p>
          </table:table-cell>
          <table:table-cell office:value-type="float" office:value="63.853000000000002" table:style-name="ce19">
            <text:p>64</text:p>
          </table:table-cell>
          <table:table-cell office:value-type="float" office:value="63.097999999999999" table:style-name="ce19">
            <text:p>63</text:p>
          </table:table-cell>
          <table:table-cell office:value-type="float" office:value="79.918999999999997" table:style-name="ce19">
            <text:p>80</text:p>
          </table:table-cell>
          <table:table-cell office:value-type="float" office:value="62.395000000000003" table:style-name="ce19">
            <text:p>62</text:p>
          </table:table-cell>
          <table:table-cell office:value-type="float" office:value="45.103000000000002" table:style-name="ce19">
            <text:p>45</text:p>
          </table:table-cell>
          <table:table-cell office:value-type="float" office:value="63.637" table:style-name="ce19">
            <text:p>64</text:p>
          </table:table-cell>
          <table:table-cell office:value-type="float" office:value="74.723140000000001" table:style-name="ce19">
            <text:p>75</text:p>
          </table:table-cell>
          <table:table-cell office:value-type="float" office:value="59.7315512808214" table:style-name="ce19">
            <text:p>60</text:p>
          </table:table-cell>
          <table:table-cell office:value-type="float" office:value="87.803847719178606" table:style-name="ce19">
            <text:p>88</text:p>
          </table:table-cell>
          <table:table-cell office:value-type="float" office:value="82.926597999999998" table:style-name="ce19">
            <text:p>83</text:p>
          </table:table-cell>
          <table:table-cell office:value-type="float" office:value="77.887585999999999" table:style-name="ce19">
            <text:p>78</text:p>
          </table:table-cell>
          <table:table-cell office:value-type="float" office:value="81.861270000000005" table:style-name="ce19">
            <text:p>82</text:p>
          </table:table-cell>
          <table:table-cell office:value-type="float" office:value="85.484999999999999" table:style-name="ce19">
            <text:p>85</text:p>
          </table:table-cell>
          <table:table-cell office:value-type="float" office:value="104.841346" table:style-name="ce19">
            <text:p>105</text:p>
          </table:table-cell>
          <table:table-cell office:value-type="float" office:value="76.033158" table:style-name="ce19">
            <text:p>76</text:p>
          </table:table-cell>
          <table:table-cell office:value-type="float" office:value="68.882145871548502" table:style-name="ce19">
            <text:p>69</text:p>
          </table:table-cell>
          <table:table-cell office:value-type="float" office:value="90.235181128451501" table:style-name="ce19">
            <text:p>90</text:p>
          </table:table-cell>
          <table:table-cell office:value-type="float" office:value="98.60642" table:style-name="ce19">
            <text:p>99</text:p>
          </table:table-cell>
          <table:table-cell office:value-type="float" office:value="109.335728" table:style-name="ce19">
            <text:p>109</text:p>
          </table:table-cell>
          <table:table-cell office:value-type="float" office:value="97.914845" table:style-name="ce19">
            <text:p>98</text:p>
          </table:table-cell>
          <table:table-cell office:value-type="float" office:value="90.559663" table:style-name="ce19">
            <text:p>91</text:p>
          </table:table-cell>
          <table:table-cell office:value-type="float" office:value="97" table:style-name="ce19">
            <text:p>97</text:p>
          </table:table-cell>
          <table:table-cell office:value-type="float" office:value="123" table:style-name="ce19">
            <text:p>123</text:p>
          </table:table-cell>
          <table:table-cell office:value-type="float" office:value="119" table:style-name="ce19">
            <text:p>119</text:p>
          </table:table-cell>
          <table:table-cell office:value-type="float" office:value="118" table:style-name="ce19">
            <text:p>118</text:p>
          </table:table-cell>
          <table:table-cell office:value-type="float" office:value="121" table:style-name="ce19">
            <text:p>121</text:p>
          </table:table-cell>
          <table:table-cell table:number-columns-repeated="16341"/>
        </table:table-row>
        <table:table-row table:style-name="ro2">
          <table:table-cell office:value-type="string" table:style-name="ce1">
            <text:p>Total new supply</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7394.2219189334" table:style-name="ce19">
            <text:p>7,394</text:p>
          </table:table-cell>
          <table:table-cell office:value-type="float" office:value="7054.3422589246002" table:style-name="ce19">
            <text:p>7,054</text:p>
          </table:table-cell>
          <table:table-cell office:value-type="float" office:value="7487.1132755239996" table:style-name="ce19">
            <text:p>7,487</text:p>
          </table:table-cell>
          <table:table-cell office:value-type="float" office:value="7744.9768649999996" table:style-name="ce19">
            <text:p>7,745</text:p>
          </table:table-cell>
          <table:table-cell office:value-type="float" office:value="7169.3868266400004" table:style-name="ce19">
            <text:p>7,169</text:p>
          </table:table-cell>
          <table:table-cell office:value-type="float" office:value="7281.1752671550003" table:style-name="ce19">
            <text:p>7,281</text:p>
          </table:table-cell>
          <table:table-cell office:value-type="float" office:value="7076.5583404010004" table:style-name="ce19">
            <text:p>7,077</text:p>
          </table:table-cell>
          <table:table-cell office:value-type="float" office:value="8554.1045686319994" table:style-name="ce19">
            <text:p>8,554</text:p>
          </table:table-cell>
          <table:table-cell office:value-type="float" office:value="7892.8821715067998" table:style-name="ce19">
            <text:p>7,893</text:p>
          </table:table-cell>
          <table:table-cell office:value-type="float" office:value="7372.7881473336001" table:style-name="ce19">
            <text:p>7,373</text:p>
          </table:table-cell>
          <table:table-cell office:value-type="float" office:value="7303.7475074763597" table:style-name="ce19">
            <text:p>7,304</text:p>
          </table:table-cell>
          <table:table-cell office:value-type="float" office:value="8038.4051816123201" table:style-name="ce19">
            <text:p>8,038</text:p>
          </table:table-cell>
          <table:table-cell office:value-type="float" office:value="7839.89808362857" table:style-name="ce19">
            <text:p>7,840</text:p>
          </table:table-cell>
          <table:table-cell office:value-type="float" office:value="7279.0440952947301" table:style-name="ce19">
            <text:p>7,279</text:p>
          </table:table-cell>
          <table:table-cell office:value-type="float" office:value="7941.1121941943502" table:style-name="ce19">
            <text:p>7,941</text:p>
          </table:table-cell>
          <table:table-cell office:value-type="float" office:value="7119.6552958312604" table:style-name="ce19">
            <text:p>7,120</text:p>
          </table:table-cell>
          <table:table-cell office:value-type="float" office:value="8267.9906289103692" table:style-name="ce19">
            <text:p>8,268</text:p>
          </table:table-cell>
          <table:table-cell office:value-type="float" office:value="8288.3309762973495" table:style-name="ce19">
            <text:p>8,288</text:p>
          </table:table-cell>
          <table:table-cell office:value-type="float" office:value="7355.2315705679603" table:style-name="ce19">
            <text:p>7,355</text:p>
          </table:table-cell>
          <table:table-cell office:value-type="float" office:value="7670.7932337607199" table:style-name="ce19">
            <text:p>7,671</text:p>
          </table:table-cell>
          <table:table-cell office:value-type="float" office:value="7006.3841487544496" table:style-name="ce19">
            <text:p>7,006</text:p>
          </table:table-cell>
          <table:table-cell office:value-type="float" office:value="6936.0455382129803" table:style-name="ce19">
            <text:p>6,936</text:p>
          </table:table-cell>
          <table:table-cell office:value-type="float" office:value="6814.6399982665398" table:style-name="ce19">
            <text:p>6,815</text:p>
          </table:table-cell>
          <table:table-cell office:value-type="float" office:value="7567.5334519773996" table:style-name="ce19">
            <text:p>7,568</text:p>
          </table:table-cell>
          <table:table-cell office:value-type="float" office:value="7608.9912316463297" table:style-name="ce19">
            <text:p>7,609</text:p>
          </table:table-cell>
          <table:table-cell office:value-type="string" table:style-name="ce18">
            <text:p>[x]29</text:p>
          </table:table-cell>
          <table:table-cell office:value-type="float" office:value="7717.5926324647398" table:style-name="ce19">
            <text:p>7,718</text:p>
          </table:table-cell>
          <table:table-cell office:value-type="float" office:value="6336.5363956848296" table:style-name="ce19">
            <text:p>6,337</text:p>
          </table:table-cell>
          <table:table-cell office:value-type="float" office:value="8123.5466626764" table:style-name="ce19">
            <text:p>8,124</text:p>
          </table:table-cell>
          <table:table-cell office:value-type="float" office:value="7602.6916717744698" table:style-name="ce19">
            <text:p>7,603</text:p>
          </table:table-cell>
          <table:table-cell table:number-columns-repeated="16341"/>
        </table:table-row>
        <table:table-row table:style-name="ro3">
          <table:table-cell office:value-type="string" table:style-name="ce1">
            <text:p>Change in stock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368.82499999999902" table:style-name="ce19">
            <text:p>-369</text:p>
          </table:table-cell>
          <table:table-cell office:value-type="float" office:value="-284.36739999999799" table:style-name="ce19">
            <text:p>-284</text:p>
          </table:table-cell>
          <table:table-cell office:value-type="float" office:value="209.86339999999799" table:style-name="ce19">
            <text:p>210</text:p>
          </table:table-cell>
          <table:table-cell office:value-type="float" office:value="123.787000000002" table:style-name="ce19">
            <text:p>124</text:p>
          </table:table-cell>
          <table:table-cell office:value-type="float" office:value="-397.02300000000201" table:style-name="ce19">
            <text:p>-397</text:p>
          </table:table-cell>
          <table:table-cell office:value-type="float" office:value="103.749000000001" table:style-name="ce19">
            <text:p>104</text:p>
          </table:table-cell>
          <table:table-cell office:value-type="float" office:value="8.4039999999995398" table:style-name="ce19">
            <text:p>8</text:p>
          </table:table-cell>
          <table:table-cell office:value-type="float" office:value="678.29200000000196" table:style-name="ce19">
            <text:p>678</text:p>
          </table:table-cell>
          <table:table-cell office:value-type="float" office:value="-395.10940000000301" table:style-name="ce19">
            <text:p>-395</text:p>
          </table:table-cell>
          <table:table-cell office:value-type="float" office:value="-462.08759999999899" table:style-name="ce19">
            <text:p>-462</text:p>
          </table:table-cell>
          <table:table-cell office:value-type="float" office:value="248.49442535150899" table:style-name="ce19">
            <text:p>248</text:p>
          </table:table-cell>
          <table:table-cell office:value-type="float" office:value="376.96055754161603" table:style-name="ce19">
            <text:p>377</text:p>
          </table:table-cell>
          <table:table-cell office:value-type="float" office:value="-98.475583895561599" table:style-name="ce19">
            <text:p>-98</text:p>
          </table:table-cell>
          <table:table-cell office:value-type="float" office:value="-346.91736683552898" table:style-name="ce19">
            <text:p>-347</text:p>
          </table:table-cell>
          <table:table-cell office:value-type="float" office:value="356.42082330091398" table:style-name="ce19">
            <text:p>356</text:p>
          </table:table-cell>
          <table:table-cell office:value-type="float" office:value="-686.14951541619803" table:style-name="ce19">
            <text:p>-686</text:p>
          </table:table-cell>
          <table:table-cell office:value-type="float" office:value="468.24659619512698" table:style-name="ce19">
            <text:p>468</text:p>
          </table:table-cell>
          <table:table-cell office:value-type="float" office:value="-122.41690561354901" table:style-name="ce19">
            <text:p>-122</text:p>
          </table:table-cell>
          <table:table-cell office:value-type="float" office:value="-486.26834284694002" table:style-name="ce19">
            <text:p>-486</text:p>
          </table:table-cell>
          <table:table-cell office:value-type="float" office:value="67.858769238541299" table:style-name="ce19">
            <text:p>68</text:p>
          </table:table-cell>
          <table:table-cell office:value-type="float" office:value="-88.767481700564502" table:style-name="ce19">
            <text:p>-89</text:p>
          </table:table-cell>
          <table:table-cell office:value-type="float" office:value="-409.37600282022498" table:style-name="ce19">
            <text:p>-409</text:p>
          </table:table-cell>
          <table:table-cell office:value-type="float" office:value="-265.65127481888902" table:style-name="ce19">
            <text:p>-266</text:p>
          </table:table-cell>
          <table:table-cell office:value-type="float" office:value="435.261808482964" table:style-name="ce19">
            <text:p>435</text:p>
          </table:table-cell>
          <table:table-cell office:value-type="float" office:value="404.15566894233899" table:style-name="ce19">
            <text:p>404</text:p>
          </table:table-cell>
          <table:table-cell office:value-type="float" office:value="-387" table:style-name="ce19">
            <text:p>-387</text:p>
          </table:table-cell>
          <table:table-cell office:value-type="float" office:value="111" table:style-name="ce19">
            <text:p>111</text:p>
          </table:table-cell>
          <table:table-cell office:value-type="float" office:value="-532" table:style-name="ce19">
            <text:p>-532</text:p>
          </table:table-cell>
          <table:table-cell office:value-type="float" office:value="392" table:style-name="ce19">
            <text:p>392</text:p>
          </table:table-cell>
          <table:table-cell office:value-type="float" office:value="328.22319418048801" table:style-name="ce19">
            <text:p>328</text:p>
          </table:table-cell>
          <table:table-cell table:number-columns-repeated="16341"/>
        </table:table-row>
        <table:table-row table:style-name="ro3">
          <table:table-cell office:value-type="string" table:style-name="ce25">
            <text:p>Production as % of total new supply for use in the UK</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percentage" office:value="0.92914846136027696" table:style-name="ce21">
            <text:p>93%</text:p>
          </table:table-cell>
          <table:table-cell office:value-type="percentage" office:value="0.909813420351824" table:style-name="ce21">
            <text:p>91%</text:p>
          </table:table-cell>
          <table:table-cell office:value-type="percentage" office:value="0.89692168775875902" table:style-name="ce21">
            <text:p>90%</text:p>
          </table:table-cell>
          <table:table-cell office:value-type="percentage" office:value="0.89596030897892198" table:style-name="ce21">
            <text:p>90%</text:p>
          </table:table-cell>
          <table:table-cell office:value-type="percentage" office:value="0.88219745699008201" table:style-name="ce21">
            <text:p>88%</text:p>
          </table:table-cell>
          <table:table-cell office:value-type="percentage" office:value="0.89914636400629799" table:style-name="ce21">
            <text:p>90%</text:p>
          </table:table-cell>
          <table:table-cell office:value-type="percentage" office:value="0.89971155950933801" table:style-name="ce21">
            <text:p>90%</text:p>
          </table:table-cell>
          <table:table-cell office:value-type="percentage" office:value="0.91352689295937695" table:style-name="ce21">
            <text:p>91%</text:p>
          </table:table-cell>
          <table:table-cell office:value-type="percentage" office:value="0.89605064637074505" table:style-name="ce21">
            <text:p>90%</text:p>
          </table:table-cell>
          <table:table-cell office:value-type="percentage" office:value="0.88736844848538898" table:style-name="ce21">
            <text:p>89%</text:p>
          </table:table-cell>
          <table:table-cell office:value-type="percentage" office:value="0.87687388582973003" table:style-name="ce21">
            <text:p>88%</text:p>
          </table:table-cell>
          <table:table-cell office:value-type="percentage" office:value="0.89922013467728301" table:style-name="ce21">
            <text:p>90%</text:p>
          </table:table-cell>
          <table:table-cell office:value-type="percentage" office:value="0.90925047442717799" table:style-name="ce21">
            <text:p>91%</text:p>
          </table:table-cell>
          <table:table-cell office:value-type="percentage" office:value="0.88225741799685797" table:style-name="ce21">
            <text:p>88%</text:p>
          </table:table-cell>
          <table:table-cell office:value-type="percentage" office:value="0.89797309727135199" table:style-name="ce21">
            <text:p>90%</text:p>
          </table:table-cell>
          <table:table-cell office:value-type="percentage" office:value="0.86773403823600304" table:style-name="ce21">
            <text:p>87%</text:p>
          </table:table-cell>
          <table:table-cell office:value-type="percentage" office:value="0.80718932949244804" table:style-name="ce21">
            <text:p>81%</text:p>
          </table:table-cell>
          <table:table-cell office:value-type="percentage" office:value="0.834992035174696" table:style-name="ce21">
            <text:p>83%</text:p>
          </table:table-cell>
          <table:table-cell office:value-type="percentage" office:value="0.823645340813138" table:style-name="ce21">
            <text:p>82%</text:p>
          </table:table-cell>
          <table:table-cell office:value-type="percentage" office:value="0.81423452366426896" table:style-name="ce21">
            <text:p>81%</text:p>
          </table:table-cell>
          <table:table-cell office:value-type="percentage" office:value="0.85338137838842798" table:style-name="ce21">
            <text:p>85%</text:p>
          </table:table-cell>
          <table:table-cell office:value-type="percentage" office:value="0.87662208262081598" table:style-name="ce21">
            <text:p>88%</text:p>
          </table:table-cell>
          <table:table-cell office:value-type="percentage" office:value="0.82288230597362799" table:style-name="ce21">
            <text:p>82%</text:p>
          </table:table-cell>
          <table:table-cell office:value-type="percentage" office:value="0.82045000000000001" table:style-name="ce21">
            <text:p>82%</text:p>
          </table:table-cell>
          <table:table-cell office:value-type="percentage" office:value="0.84052980316847303" table:style-name="ce21">
            <text:p>84%</text:p>
          </table:table-cell>
          <table:table-cell office:value-type="percentage" office:value="0.85" table:style-name="ce21">
            <text:p>85%</text:p>
          </table:table-cell>
          <table:table-cell office:value-type="percentage" office:value="0.81765295508340896" table:style-name="ce21">
            <text:p>82%</text:p>
          </table:table-cell>
          <table:table-cell office:value-type="percentage" office:value="0.73510137971541001" table:style-name="ce21">
            <text:p>74%</text:p>
          </table:table-cell>
          <table:table-cell office:value-type="percentage" office:value="0.72658803268716099" table:style-name="ce21">
            <text:p>73%</text:p>
          </table:table-cell>
          <table:table-cell office:value-type="percentage" office:value="0.77749917897102105" table:style-name="ce21">
            <text:p>78%</text:p>
          </table:table-cell>
          <table:table-cell table:number-columns-repeated="16341" table:style-name="ce25"/>
        </table:table-row>
        <table:table-row table:number-rows-repeated="1048497" table:style-name="ro4">
          <table:table-cell table:number-columns-repeated="16384"/>
        </table:table-row>
      </table:table>
      <table:table table:name="Table_7_11" table:style-name="ta1">
        <table:table-column table:style-name="co6" table:default-cell-style-name="ce1"/>
        <table:table-column table:style-name="co9" table:number-columns-repeated="38" table:default-cell-style-name="ce1"/>
        <table:table-column table:style-name="co9" table:default-cell-style-name="ce13"/>
        <table:table-column table:style-name="co9" table:default-cell-style-name="ce40"/>
        <table:table-column table:style-name="co2" table:number-columns-repeated="16343" table:default-cell-style-name="ce1"/>
        <table:table-row table:style-name="ro1">
          <table:table-cell office:value-type="string" table:style-name="ce14">
            <text:p>Table 7.11 Fresh fruit</text:p>
          </table:table-cell>
          <table:table-cell table:number-columns-repeated="38" table:style-name="ce1"/>
          <table:table-cell table:style-name="ce13"/>
          <table:table-cell table:style-name="ce40"/>
          <table:table-cell table:number-columns-repeated="16343" table:style-name="ce1"/>
        </table:table-row>
        <table:table-row table:style-name="ro3">
          <table:table-cell office:value-type="string" table:style-name="ce1">
            <text:p>This worksheet contains 3 tables displayed next to each other vertically with 1 blank row between each table.</text:p>
          </table:table-cell>
          <table:table-cell table:number-columns-repeated="38" table:style-name="ce1"/>
          <table:table-cell table:style-name="ce13"/>
          <table:table-cell table:style-name="ce40"/>
          <table:table-cell table:number-columns-repeated="16343" table:style-name="ce1"/>
        </table:table-row>
        <table:table-row table:style-name="ro8">
          <table:table-cell office:value-type="string" table:style-name="ce15">
            <text:p>Table 7.11a Fresh fruit production (£ million unless otherwise specified)</text:p>
          </table:table-cell>
          <table:table-cell table:number-columns-repeated="38" table:style-name="ce1"/>
          <table:table-cell table:style-name="ce13"/>
          <table:table-cell table:style-name="ce40"/>
          <table:table-cell table:number-columns-repeated="16343" table:style-name="ce1"/>
        </table:table-row>
        <table:table-row table:style-name="ro5">
          <table:table-cell office:value-type="string" table:style-name="ce16">
            <text:p>Production</text:p>
          </table:table-cell>
          <table:table-cell office:value-type="string" table:style-name="ce17">
            <text:p>1985</text:p>
          </table:table-cell>
          <table:table-cell office:value-type="string" table:style-name="ce17">
            <text:p>1986</text:p>
          </table:table-cell>
          <table:table-cell office:value-type="string" table:style-name="ce17">
            <text:p>1987</text:p>
          </table:table-cell>
          <table:table-cell office:value-type="string" table:style-name="ce17">
            <text:p>1988</text:p>
          </table:table-cell>
          <table:table-cell office:value-type="string" table:style-name="ce17">
            <text:p>1989</text:p>
          </table:table-cell>
          <table:table-cell office:value-type="string" table:style-name="ce17">
            <text:p>1990</text:p>
          </table:table-cell>
          <table:table-cell office:value-type="string" table:style-name="ce17">
            <text:p>1991</text:p>
          </table:table-cell>
          <table:table-cell office:value-type="string" table:style-name="ce17">
            <text:p>1992</text:p>
          </table:table-cell>
          <table:table-cell office:value-type="string" table:style-name="ce17">
            <text:p>1993</text:p>
          </table:table-cell>
          <table:table-cell office:value-type="string" table:style-name="ce17">
            <text:p>1994</text:p>
          </table:table-cell>
          <table:table-cell office:value-type="string" table:style-name="ce17">
            <text:p>1995</text:p>
          </table:table-cell>
          <table:table-cell office:value-type="string" table:style-name="ce17">
            <text:p>1996</text:p>
          </table:table-cell>
          <table:table-cell office:value-type="string" table:style-name="ce17">
            <text:p>1997</text:p>
          </table:table-cell>
          <table:table-cell office:value-type="string" table:style-name="ce17">
            <text:p>1998</text:p>
          </table:table-cell>
          <table:table-cell office:value-type="string" table:style-name="ce17">
            <text:p>1999</text:p>
          </table:table-cell>
          <table:table-cell office:value-type="string" table:style-name="ce17">
            <text:p>2000</text:p>
          </table:table-cell>
          <table:table-cell office:value-type="string" table:style-name="ce17">
            <text:p>2001</text:p>
          </table:table-cell>
          <table:table-cell office:value-type="string" table:style-name="ce17">
            <text:p>2002</text:p>
          </table:table-cell>
          <table:table-cell office:value-type="string" table:style-name="ce17">
            <text:p>2003</text:p>
          </table:table-cell>
          <table:table-cell office:value-type="string" table:style-name="ce17">
            <text:p>2004</text:p>
          </table:table-cell>
          <table:table-cell office:value-type="string" table:style-name="ce17">
            <text:p>2005</text:p>
          </table:table-cell>
          <table:table-cell office:value-type="string" table:style-name="ce17">
            <text:p>2006</text:p>
          </table:table-cell>
          <table:table-cell office:value-type="string" table:style-name="ce17">
            <text:p>2007</text:p>
          </table:table-cell>
          <table:table-cell office:value-type="string" table:style-name="ce17">
            <text:p>2008</text:p>
          </table:table-cell>
          <table:table-cell office:value-type="string" table:style-name="ce17">
            <text:p>2009</text:p>
          </table:table-cell>
          <table:table-cell office:value-type="string" table:style-name="ce17">
            <text:p>2010</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office:value-type="string" table:style-name="ce17">
            <text:p>2015</text:p>
          </table:table-cell>
          <table:table-cell office:value-type="string" table:style-name="ce17">
            <text:p>2016</text:p>
          </table:table-cell>
          <table:table-cell office:value-type="string" table:style-name="ce17">
            <text:p>2017</text:p>
          </table:table-cell>
          <table:table-cell office:value-type="string" table:style-name="ce17">
            <text:p>2018</text:p>
          </table:table-cell>
          <table:table-cell office:value-type="string" table:style-name="ce17">
            <text:p>2019</text:p>
          </table:table-cell>
          <table:table-cell office:value-type="string" table:style-name="ce17">
            <text:p>2020</text:p>
          </table:table-cell>
          <table:table-cell office:value-type="string" table:style-name="ce17">
            <text:p>2021</text:p>
          </table:table-cell>
          <table:table-cell office:value-type="string" table:style-name="ce17">
            <text:p>2022</text:p>
          </table:table-cell>
          <table:table-cell office:value-type="string" table:style-name="ce17">
            <text:p>2023 (provisional)</text:p>
          </table:table-cell>
          <table:table-cell office:value-type="string" table:style-name="ce41">
            <text:p>Notes</text:p>
          </table:table-cell>
          <table:table-cell table:number-columns-repeated="16343" table:style-name="ce1"/>
        </table:table-row>
        <table:table-row table:style-name="ro3">
          <table:table-cell office:value-type="string" table:style-name="ce25">
            <text:p>Area (thousand hectares)</text:p>
          </table:table-cell>
          <table:table-cell office:value-type="float" office:value="51.368000000000002" table:style-name="ce26">
            <text:p>51</text:p>
          </table:table-cell>
          <table:table-cell office:value-type="float" office:value="49.69" table:style-name="ce26">
            <text:p>50</text:p>
          </table:table-cell>
          <table:table-cell office:value-type="float" office:value="49.201799999999999" table:style-name="ce26">
            <text:p>49</text:p>
          </table:table-cell>
          <table:table-cell office:value-type="float" office:value="48.427700000000002" table:style-name="ce26">
            <text:p>48</text:p>
          </table:table-cell>
          <table:table-cell office:value-type="float" office:value="47.303699999999999" table:style-name="ce26">
            <text:p>47</text:p>
          </table:table-cell>
          <table:table-cell office:value-type="float" office:value="46.9681" table:style-name="ce26">
            <text:p>47</text:p>
          </table:table-cell>
          <table:table-cell office:value-type="float" office:value="45.746000000000002" table:style-name="ce26">
            <text:p>46</text:p>
          </table:table-cell>
          <table:table-cell office:value-type="float" office:value="43.845999999999997" table:style-name="ce26">
            <text:p>44</text:p>
          </table:table-cell>
          <table:table-cell office:value-type="float" office:value="42.798000000000002" table:style-name="ce26">
            <text:p>43</text:p>
          </table:table-cell>
          <table:table-cell office:value-type="float" office:value="42.210900000000002" table:style-name="ce26">
            <text:p>42</text:p>
          </table:table-cell>
          <table:table-cell office:value-type="float" office:value="38.642400000000002" table:style-name="ce26">
            <text:p>39</text:p>
          </table:table-cell>
          <table:table-cell office:value-type="float" office:value="38.335848473902097" table:style-name="ce26">
            <text:p>38</text:p>
          </table:table-cell>
          <table:table-cell office:value-type="float" office:value="38.565330000000003" table:style-name="ce26">
            <text:p>39</text:p>
          </table:table-cell>
          <table:table-cell office:value-type="float" office:value="35.881745000000002" table:style-name="ce26">
            <text:p>36</text:p>
          </table:table-cell>
          <table:table-cell office:value-type="float" office:value="34.238768999999998" table:style-name="ce26">
            <text:p>34</text:p>
          </table:table-cell>
          <table:table-cell office:value-type="float" office:value="33.38682" table:style-name="ce26">
            <text:p>33</text:p>
          </table:table-cell>
          <table:table-cell office:value-type="float" office:value="33.313130000000001" table:style-name="ce26">
            <text:p>33</text:p>
          </table:table-cell>
          <table:table-cell office:value-type="float" office:value="27.886782110921299" table:style-name="ce26">
            <text:p>28</text:p>
          </table:table-cell>
          <table:table-cell office:value-type="float" office:value="26.951539185546501" table:style-name="ce26">
            <text:p>27</text:p>
          </table:table-cell>
          <table:table-cell office:value-type="float" office:value="26.713259999999998" table:style-name="ce26">
            <text:p>27</text:p>
          </table:table-cell>
          <table:table-cell office:value-type="float" office:value="27.61" table:style-name="ce26">
            <text:p>28</text:p>
          </table:table-cell>
          <table:table-cell office:value-type="float" office:value="27.317754000000001" table:style-name="ce26">
            <text:p>27</text:p>
          </table:table-cell>
          <table:table-cell office:value-type="float" office:value="26.920706474731801" table:style-name="ce26">
            <text:p>27</text:p>
          </table:table-cell>
          <table:table-cell office:value-type="float" office:value="27.682474875982599" table:style-name="ce26">
            <text:p>28</text:p>
          </table:table-cell>
          <table:table-cell office:value-type="float" office:value="27.9938393694292" table:style-name="ce26">
            <text:p>28</text:p>
          </table:table-cell>
          <table:table-cell office:value-type="float" office:value="34.324599999999997" table:style-name="ce26">
            <text:p>34</text:p>
          </table:table-cell>
          <table:table-cell office:value-type="float" office:value="33.394300000000001" table:style-name="ce26">
            <text:p>33</text:p>
          </table:table-cell>
          <table:table-cell office:value-type="float" office:value="33.518700000000003" table:style-name="ce26">
            <text:p>34</text:p>
          </table:table-cell>
          <table:table-cell office:value-type="float" office:value="32.977969999999999" table:style-name="ce26">
            <text:p>33</text:p>
          </table:table-cell>
          <table:table-cell office:value-type="float" office:value="32.812579999999997" table:style-name="ce26">
            <text:p>33</text:p>
          </table:table-cell>
          <table:table-cell office:value-type="float" office:value="35.8386" table:style-name="ce26">
            <text:p>36</text:p>
          </table:table-cell>
          <table:table-cell office:value-type="float" office:value="35.134329999999999" table:style-name="ce26">
            <text:p>35</text:p>
          </table:table-cell>
          <table:table-cell office:value-type="float" office:value="35.195129999999999" table:style-name="ce26">
            <text:p>35</text:p>
          </table:table-cell>
          <table:table-cell office:value-type="float" office:value="34.492789999999999" table:style-name="ce26">
            <text:p>34</text:p>
          </table:table-cell>
          <table:table-cell office:value-type="float" office:value="34.592140000000001" table:style-name="ce26">
            <text:p>35</text:p>
          </table:table-cell>
          <table:table-cell office:value-type="float" office:value="33.63879" table:style-name="ce26">
            <text:p>34</text:p>
          </table:table-cell>
          <table:table-cell office:value-type="float" office:value="33.481050000000003" table:style-name="ce26">
            <text:p>33</text:p>
          </table:table-cell>
          <table:table-cell office:value-type="float" office:value="32.625749999999996" table:style-name="ce26">
            <text:p>33</text:p>
          </table:table-cell>
          <table:table-cell office:value-type="float" office:value="32.051830000000002" table:style-name="ce26">
            <text:p>32</text:p>
          </table:table-cell>
          <table:table-cell table:style-name="ce42"/>
          <table:table-cell table:number-columns-repeated="16343" table:style-name="ce1"/>
        </table:table-row>
        <table:table-row table:style-name="ro3">
          <table:table-cell office:value-type="string" table:style-name="ce1">
            <text:p>Orchard fruit</text:p>
          </table:table-cell>
          <table:table-cell office:value-type="float" office:value="36.473999999999997" table:style-name="ce19">
            <text:p>36</text:p>
          </table:table-cell>
          <table:table-cell office:value-type="float" office:value="35.604999999999997" table:style-name="ce19">
            <text:p>36</text:p>
          </table:table-cell>
          <table:table-cell office:value-type="float" office:value="35.485100000000003" table:style-name="ce19">
            <text:p>35</text:p>
          </table:table-cell>
          <table:table-cell office:value-type="float" office:value="34.505299999999998" table:style-name="ce19">
            <text:p>35</text:p>
          </table:table-cell>
          <table:table-cell office:value-type="float" office:value="33.420099999999998" table:style-name="ce19">
            <text:p>33</text:p>
          </table:table-cell>
          <table:table-cell office:value-type="float" office:value="32.422400000000003" table:style-name="ce19">
            <text:p>32</text:p>
          </table:table-cell>
          <table:table-cell office:value-type="float" office:value="31.738" table:style-name="ce19">
            <text:p>32</text:p>
          </table:table-cell>
          <table:table-cell office:value-type="float" office:value="30.798999999999999" table:style-name="ce19">
            <text:p>31</text:p>
          </table:table-cell>
          <table:table-cell office:value-type="float" office:value="30.036999999999999" table:style-name="ce19">
            <text:p>30</text:p>
          </table:table-cell>
          <table:table-cell office:value-type="float" office:value="29.855399999999999" table:style-name="ce19">
            <text:p>30</text:p>
          </table:table-cell>
          <table:table-cell office:value-type="float" office:value="26.5853" table:style-name="ce19">
            <text:p>27</text:p>
          </table:table-cell>
          <table:table-cell office:value-type="float" office:value="26.414964522702299" table:style-name="ce19">
            <text:p>26</text:p>
          </table:table-cell>
          <table:table-cell office:value-type="float" office:value="27.73714" table:style-name="ce19">
            <text:p>28</text:p>
          </table:table-cell>
          <table:table-cell office:value-type="float" office:value="26.719905000000001" table:style-name="ce19">
            <text:p>27</text:p>
          </table:table-cell>
          <table:table-cell office:value-type="float" office:value="25.337579999999999" table:style-name="ce19">
            <text:p>25</text:p>
          </table:table-cell>
          <table:table-cell office:value-type="float" office:value="24.454080000000001" table:style-name="ce19">
            <text:p>24</text:p>
          </table:table-cell>
          <table:table-cell office:value-type="float" office:value="24.248259999999998" table:style-name="ce19">
            <text:p>24</text:p>
          </table:table-cell>
          <table:table-cell office:value-type="float" office:value="20.2029741109213" table:style-name="ce19">
            <text:p>20</text:p>
          </table:table-cell>
          <table:table-cell office:value-type="float" office:value="19.004684000000001" table:style-name="ce19">
            <text:p>19</text:p>
          </table:table-cell>
          <table:table-cell office:value-type="float" office:value="18.2578" table:style-name="ce19">
            <text:p>18</text:p>
          </table:table-cell>
          <table:table-cell office:value-type="float" office:value="18.841999999999999" table:style-name="ce19">
            <text:p>19</text:p>
          </table:table-cell>
          <table:table-cell office:value-type="float" office:value="18.395" table:style-name="ce19">
            <text:p>18</text:p>
          </table:table-cell>
          <table:table-cell office:value-type="float" office:value="17.713999999999999" table:style-name="ce19">
            <text:p>18</text:p>
          </table:table-cell>
          <table:table-cell office:value-type="float" office:value="18.260000000000002" table:style-name="ce19">
            <text:p>18</text:p>
          </table:table-cell>
          <table:table-cell office:value-type="float" office:value="18.366599999999998" table:style-name="ce19">
            <text:p>18</text:p>
          </table:table-cell>
          <table:table-cell office:value-type="float" office:value="23.959499999999998" table:style-name="ce19">
            <text:p>24</text:p>
          </table:table-cell>
          <table:table-cell office:value-type="float" office:value="23.6648" table:style-name="ce19">
            <text:p>24</text:p>
          </table:table-cell>
          <table:table-cell office:value-type="float" office:value="24.184999999999999" table:style-name="ce19">
            <text:p>24</text:p>
          </table:table-cell>
          <table:table-cell office:value-type="float" office:value="23.39799" table:style-name="ce19">
            <text:p>23</text:p>
          </table:table-cell>
          <table:table-cell office:value-type="float" office:value="23.43704" table:style-name="ce19">
            <text:p>23</text:p>
          </table:table-cell>
          <table:table-cell office:value-type="float" office:value="25.8872" table:style-name="ce19">
            <text:p>26</text:p>
          </table:table-cell>
          <table:table-cell office:value-type="float" office:value="25.143599999999999" table:style-name="ce19">
            <text:p>25</text:p>
          </table:table-cell>
          <table:table-cell office:value-type="float" office:value="24.448619999999998" table:style-name="ce19">
            <text:p>24</text:p>
          </table:table-cell>
          <table:table-cell office:value-type="float" office:value="23.930330000000001" table:style-name="ce19">
            <text:p>24</text:p>
          </table:table-cell>
          <table:table-cell office:value-type="float" office:value="23.639189999999999" table:style-name="ce19">
            <text:p>24</text:p>
          </table:table-cell>
          <table:table-cell office:value-type="float" office:value="23.090229999999998" table:style-name="ce19">
            <text:p>23</text:p>
          </table:table-cell>
          <table:table-cell office:value-type="float" office:value="23.031469999999999" table:style-name="ce19">
            <text:p>23</text:p>
          </table:table-cell>
          <table:table-cell office:value-type="float" office:value="22.363050000000001" table:style-name="ce19">
            <text:p>22</text:p>
          </table:table-cell>
          <table:table-cell office:value-type="float" office:value="21.233319999999999" table:style-name="ce20">
            <text:p>21</text:p>
          </table:table-cell>
          <table:table-cell office:value-type="string" table:style-name="ce43">
            <text:p>[Note 21]</text:p>
          </table:table-cell>
          <table:table-cell table:number-columns-repeated="16343" table:style-name="ce1"/>
        </table:table-row>
        <table:table-row table:style-name="ro3">
          <table:table-cell office:value-type="string" table:style-name="ce1">
            <text:p>Soft fruit</text:p>
          </table:table-cell>
          <table:table-cell office:value-type="float" office:value="14.894" table:style-name="ce19">
            <text:p>15</text:p>
          </table:table-cell>
          <table:table-cell office:value-type="float" office:value="14.085000000000001" table:style-name="ce19">
            <text:p>14</text:p>
          </table:table-cell>
          <table:table-cell office:value-type="float" office:value="13.716699999999999" table:style-name="ce19">
            <text:p>14</text:p>
          </table:table-cell>
          <table:table-cell office:value-type="float" office:value="13.9224" table:style-name="ce19">
            <text:p>14</text:p>
          </table:table-cell>
          <table:table-cell office:value-type="float" office:value="13.883599999999999" table:style-name="ce19">
            <text:p>14</text:p>
          </table:table-cell>
          <table:table-cell office:value-type="float" office:value="14.5457" table:style-name="ce19">
            <text:p>15</text:p>
          </table:table-cell>
          <table:table-cell office:value-type="float" office:value="14.007999999999999" table:style-name="ce19">
            <text:p>14</text:p>
          </table:table-cell>
          <table:table-cell office:value-type="float" office:value="13.047000000000001" table:style-name="ce19">
            <text:p>13</text:p>
          </table:table-cell>
          <table:table-cell office:value-type="float" office:value="12.760999999999999" table:style-name="ce19">
            <text:p>13</text:p>
          </table:table-cell>
          <table:table-cell office:value-type="float" office:value="12.355499999999999" table:style-name="ce19">
            <text:p>12</text:p>
          </table:table-cell>
          <table:table-cell office:value-type="float" office:value="12.0571" table:style-name="ce19">
            <text:p>12</text:p>
          </table:table-cell>
          <table:table-cell office:value-type="float" office:value="11.920883951199899" table:style-name="ce19">
            <text:p>12</text:p>
          </table:table-cell>
          <table:table-cell office:value-type="float" office:value="10.828189999999999" table:style-name="ce19">
            <text:p>11</text:p>
          </table:table-cell>
          <table:table-cell office:value-type="float" office:value="9.1618399999999998" table:style-name="ce19">
            <text:p>9</text:p>
          </table:table-cell>
          <table:table-cell office:value-type="float" office:value="8.9011890000000005" table:style-name="ce19">
            <text:p>9</text:p>
          </table:table-cell>
          <table:table-cell office:value-type="float" office:value="8.9327400000000008" table:style-name="ce19">
            <text:p>9</text:p>
          </table:table-cell>
          <table:table-cell office:value-type="float" office:value="9.0648700000000009" table:style-name="ce19">
            <text:p>9</text:p>
          </table:table-cell>
          <table:table-cell office:value-type="float" office:value="7.683808" table:style-name="ce19">
            <text:p>8</text:p>
          </table:table-cell>
          <table:table-cell office:value-type="float" office:value="7.9468551855465002" table:style-name="ce19">
            <text:p>8</text:p>
          </table:table-cell>
          <table:table-cell office:value-type="float" office:value="8.4554600000000004" table:style-name="ce19">
            <text:p>8</text:p>
          </table:table-cell>
          <table:table-cell office:value-type="float" office:value="8.7680000000000007" table:style-name="ce19">
            <text:p>9</text:p>
          </table:table-cell>
          <table:table-cell office:value-type="float" office:value="8.9227539999999994" table:style-name="ce19">
            <text:p>9</text:p>
          </table:table-cell>
          <table:table-cell office:value-type="float" office:value="9.2067064747318295" table:style-name="ce19">
            <text:p>9</text:p>
          </table:table-cell>
          <table:table-cell office:value-type="float" office:value="9.4224748759825605" table:style-name="ce19">
            <text:p>9</text:p>
          </table:table-cell>
          <table:table-cell office:value-type="float" office:value="9.6272393694291498" table:style-name="ce19">
            <text:p>10</text:p>
          </table:table-cell>
          <table:table-cell office:value-type="float" office:value="10.3651" table:style-name="ce19">
            <text:p>10</text:p>
          </table:table-cell>
          <table:table-cell office:value-type="float" office:value="9.7294999999999998" table:style-name="ce19">
            <text:p>10</text:p>
          </table:table-cell>
          <table:table-cell office:value-type="float" office:value="9.3337000000000003" table:style-name="ce19">
            <text:p>9</text:p>
          </table:table-cell>
          <table:table-cell office:value-type="float" office:value="9.5799800000000008" table:style-name="ce19">
            <text:p>10</text:p>
          </table:table-cell>
          <table:table-cell office:value-type="float" office:value="9.3755400000000009" table:style-name="ce19">
            <text:p>9</text:p>
          </table:table-cell>
          <table:table-cell office:value-type="float" office:value="9.9513999999999996" table:style-name="ce19">
            <text:p>10</text:p>
          </table:table-cell>
          <table:table-cell office:value-type="float" office:value="9.9907299999999992" table:style-name="ce19">
            <text:p>10</text:p>
          </table:table-cell>
          <table:table-cell office:value-type="float" office:value="10.746510000000001" table:style-name="ce19">
            <text:p>11</text:p>
          </table:table-cell>
          <table:table-cell office:value-type="float" office:value="10.56246" table:style-name="ce19">
            <text:p>11</text:p>
          </table:table-cell>
          <table:table-cell office:value-type="float" office:value="10.95295" table:style-name="ce19">
            <text:p>11</text:p>
          </table:table-cell>
          <table:table-cell office:value-type="float" office:value="10.54856" table:style-name="ce19">
            <text:p>11</text:p>
          </table:table-cell>
          <table:table-cell office:value-type="float" office:value="10.449579999999999" table:style-name="ce19">
            <text:p>10</text:p>
          </table:table-cell>
          <table:table-cell office:value-type="float" office:value="10.262700000000001" table:style-name="ce19">
            <text:p>10</text:p>
          </table:table-cell>
          <table:table-cell office:value-type="float" office:value="10.81851" table:style-name="ce20">
            <text:p>11</text:p>
          </table:table-cell>
          <table:table-cell office:value-type="string" table:style-name="ce43">
            <text:p>[Note 22]</text:p>
          </table:table-cell>
          <table:table-cell table:number-columns-repeated="16343" table:style-name="ce1"/>
        </table:table-row>
        <table:table-row table:style-name="ro2">
          <table:table-cell office:value-type="string" table:style-name="ce1">
            <text:p>End year stocks (thousand tonne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24.532089" table:style-name="ce19">
            <text:p>125</text:p>
          </table:table-cell>
          <table:table-cell office:value-type="float" office:value="117.29123542523401" table:style-name="ce19">
            <text:p>117</text:p>
          </table:table-cell>
          <table:table-cell office:value-type="float" office:value="92.391184842473393" table:style-name="ce19">
            <text:p>92</text:p>
          </table:table-cell>
          <table:table-cell office:value-type="float" office:value="105.368152000843" table:style-name="ce19">
            <text:p>105</text:p>
          </table:table-cell>
          <table:table-cell office:value-type="float" office:value="48.8809143988843" table:style-name="ce19">
            <text:p>49</text:p>
          </table:table-cell>
          <table:table-cell office:value-type="float" office:value="93.258010472201306" table:style-name="ce19">
            <text:p>93</text:p>
          </table:table-cell>
          <table:table-cell office:value-type="float" office:value="73.459177781963803" table:style-name="ce19">
            <text:p>73</text:p>
          </table:table-cell>
          <table:table-cell office:value-type="float" office:value="79.236699382585201" table:style-name="ce19">
            <text:p>79</text:p>
          </table:table-cell>
          <table:table-cell office:value-type="float" office:value="81.663324058715901" table:style-name="ce19">
            <text:p>82</text:p>
          </table:table-cell>
          <table:table-cell office:value-type="float" office:value="62.345276417596203" table:style-name="ce19">
            <text:p>62</text:p>
          </table:table-cell>
          <table:table-cell office:value-type="float" office:value="61.4866372279755" table:style-name="ce19">
            <text:p>61</text:p>
          </table:table-cell>
          <table:table-cell office:value-type="float" office:value="81.349212852803007" table:style-name="ce19">
            <text:p>81</text:p>
          </table:table-cell>
          <table:table-cell office:value-type="float" office:value="90.074479808139102" table:style-name="ce19">
            <text:p>90</text:p>
          </table:table-cell>
          <table:table-cell office:value-type="float" office:value="59.497692210952899" table:style-name="ce19">
            <text:p>59</text:p>
          </table:table-cell>
          <table:table-cell office:value-type="float" office:value="68.5591144631059" table:style-name="ce19">
            <text:p>69</text:p>
          </table:table-cell>
          <table:table-cell office:value-type="float" office:value="63.5415245743174" table:style-name="ce19">
            <text:p>64</text:p>
          </table:table-cell>
          <table:table-cell office:value-type="float" office:value="69.504149080726805" table:style-name="ce19">
            <text:p>70</text:p>
          </table:table-cell>
          <table:table-cell office:value-type="float" office:value="65.694288188933001" table:style-name="ce19">
            <text:p>66</text:p>
          </table:table-cell>
          <table:table-cell office:value-type="float" office:value="63.512049997863599" table:style-name="ce19">
            <text:p>64</text:p>
          </table:table-cell>
          <table:table-cell office:value-type="float" office:value="58.063983375370597" table:style-name="ce19">
            <text:p>58</text:p>
          </table:table-cell>
          <table:table-cell office:value-type="float" office:value="80.0051690719676" table:style-name="ce19">
            <text:p>80</text:p>
          </table:table-cell>
          <table:table-cell office:value-type="float" office:value="70.648967623717198" table:style-name="ce19">
            <text:p>71</text:p>
          </table:table-cell>
          <table:table-cell office:value-type="float" office:value="71.221472867333205" table:style-name="ce19">
            <text:p>71</text:p>
          </table:table-cell>
          <table:table-cell office:value-type="float" office:value="67.649092800000005" table:style-name="ce19">
            <text:p>68</text:p>
          </table:table-cell>
          <table:table-cell office:value-type="float" office:value="56.68723" table:style-name="ce19">
            <text:p>57</text:p>
          </table:table-cell>
          <table:table-cell office:value-type="float" office:value="83.677117499999994" table:style-name="ce19">
            <text:p>84</text:p>
          </table:table-cell>
          <table:table-cell office:value-type="float" office:value="64.522699000000003" table:style-name="ce19">
            <text:p>65</text:p>
          </table:table-cell>
          <table:table-cell office:value-type="float" office:value="61.0261104" table:style-name="ce19">
            <text:p>61</text:p>
          </table:table-cell>
          <table:table-cell office:value-type="float" office:value="105.86781999999999" table:style-name="ce19">
            <text:p>106</text:p>
          </table:table-cell>
          <table:table-cell office:value-type="float" office:value="128.28729999999999" table:style-name="ce19">
            <text:p>128</text:p>
          </table:table-cell>
          <table:table-cell office:value-type="float" office:value="58.34149" table:style-name="ce20">
            <text:p>58</text:p>
          </table:table-cell>
          <table:table-cell office:value-type="string" table:style-name="ce43">
            <text:p>[Note 23]</text:p>
          </table:table-cell>
          <table:table-cell table:number-columns-repeated="16343" table:style-name="ce1"/>
        </table:table-row>
        <table:table-row table:style-name="ro2">
          <table:table-cell office:value-type="string" table:style-name="ce25">
            <text:p>Value of production</text:p>
          </table:table-cell>
          <table:table-cell office:value-type="float" office:value="208.50899999999999" table:style-name="ce26">
            <text:p>209</text:p>
          </table:table-cell>
          <table:table-cell office:value-type="float" office:value="235.554" table:style-name="ce26">
            <text:p>236</text:p>
          </table:table-cell>
          <table:table-cell office:value-type="float" office:value="218.197" table:style-name="ce26">
            <text:p>218</text:p>
          </table:table-cell>
          <table:table-cell office:value-type="float" office:value="234.26050059462801" table:style-name="ce26">
            <text:p>234</text:p>
          </table:table-cell>
          <table:table-cell office:value-type="float" office:value="264.174525138207" table:style-name="ce26">
            <text:p>264</text:p>
          </table:table-cell>
          <table:table-cell office:value-type="float" office:value="259.82800211444697" table:style-name="ce26">
            <text:p>260</text:p>
          </table:table-cell>
          <table:table-cell office:value-type="float" office:value="283.369827580812" table:style-name="ce26">
            <text:p>283</text:p>
          </table:table-cell>
          <table:table-cell office:value-type="float" office:value="281.475658224048" table:style-name="ce26">
            <text:p>281</text:p>
          </table:table-cell>
          <table:table-cell office:value-type="float" office:value="272.680004949394" table:style-name="ce26">
            <text:p>273</text:p>
          </table:table-cell>
          <table:table-cell office:value-type="float" office:value="246.63937709834499" table:style-name="ce26">
            <text:p>247</text:p>
          </table:table-cell>
          <table:table-cell office:value-type="float" office:value="257.56973104797299" table:style-name="ce26">
            <text:p>258</text:p>
          </table:table-cell>
          <table:table-cell office:value-type="float" office:value="291.98897202482101" table:style-name="ce26">
            <text:p>292</text:p>
          </table:table-cell>
          <table:table-cell office:value-type="float" office:value="198.54611427411001" table:style-name="ce26">
            <text:p>199</text:p>
          </table:table-cell>
          <table:table-cell office:value-type="float" office:value="258.75061830209501" table:style-name="ce26">
            <text:p>259</text:p>
          </table:table-cell>
          <table:table-cell office:value-type="float" office:value="256.92710250847" table:style-name="ce26">
            <text:p>257</text:p>
          </table:table-cell>
          <table:table-cell office:value-type="float" office:value="232.202814108545" table:style-name="ce26">
            <text:p>232</text:p>
          </table:table-cell>
          <table:table-cell office:value-type="float" office:value="238.79221013169499" table:style-name="ce26">
            <text:p>239</text:p>
          </table:table-cell>
          <table:table-cell office:value-type="float" office:value="251.153236768093" table:style-name="ce26">
            <text:p>251</text:p>
          </table:table-cell>
          <table:table-cell office:value-type="float" office:value="310.29872337358302" table:style-name="ce26">
            <text:p>310</text:p>
          </table:table-cell>
          <table:table-cell office:value-type="float" office:value="318.12142876141201" table:style-name="ce26">
            <text:p>318</text:p>
          </table:table-cell>
          <table:table-cell office:value-type="float" office:value="389.85206593802297" table:style-name="ce26">
            <text:p>390</text:p>
          </table:table-cell>
          <table:table-cell office:value-type="float" office:value="376.09539482248999" table:style-name="ce26">
            <text:p>376</text:p>
          </table:table-cell>
          <table:table-cell office:value-type="float" office:value="458.69160113654101" table:style-name="ce26">
            <text:p>459</text:p>
          </table:table-cell>
          <table:table-cell office:value-type="float" office:value="534.68933900237096" table:style-name="ce26">
            <text:p>535</text:p>
          </table:table-cell>
          <table:table-cell office:value-type="float" office:value="570.43388701958895" table:style-name="ce26">
            <text:p>570</text:p>
          </table:table-cell>
          <table:table-cell office:value-type="float" office:value="578.46372413217398" table:style-name="ce26">
            <text:p>578</text:p>
          </table:table-cell>
          <table:table-cell office:value-type="float" office:value="598.38535780372501" table:style-name="ce26">
            <text:p>598</text:p>
          </table:table-cell>
          <table:table-cell office:value-type="float" office:value="570.19536747471204" table:style-name="ce26">
            <text:p>570</text:p>
          </table:table-cell>
          <table:table-cell office:value-type="float" office:value="593.071840412141" table:style-name="ce26">
            <text:p>593</text:p>
          </table:table-cell>
          <table:table-cell office:value-type="float" office:value="628.65330886324205" table:style-name="ce26">
            <text:p>629</text:p>
          </table:table-cell>
          <table:table-cell office:value-type="float" office:value="695.23441303742902" table:style-name="ce26">
            <text:p>695</text:p>
          </table:table-cell>
          <table:table-cell office:value-type="float" office:value="693.12319343260504" table:style-name="ce26">
            <text:p>693</text:p>
          </table:table-cell>
          <table:table-cell office:value-type="float" office:value="745.87499227123806" table:style-name="ce26">
            <text:p>746</text:p>
          </table:table-cell>
          <table:table-cell office:value-type="float" office:value="800.363581623708" table:style-name="ce26">
            <text:p>800</text:p>
          </table:table-cell>
          <table:table-cell office:value-type="float" office:value="903.05661033564604" table:style-name="ce26">
            <text:p>903</text:p>
          </table:table-cell>
          <table:table-cell office:value-type="float" office:value="1044.5859274459101" table:style-name="ce26">
            <text:p>1,045</text:p>
          </table:table-cell>
          <table:table-cell office:value-type="float" office:value="921.97080450849603" table:style-name="ce26">
            <text:p>922</text:p>
          </table:table-cell>
          <table:table-cell office:value-type="float" office:value="1016.6898067834099" table:style-name="ce26">
            <text:p>1,017</text:p>
          </table:table-cell>
          <table:table-cell office:value-type="float" office:value="1039.4223681059318" table:style-name="ce26">
            <text:p>1,039</text:p>
          </table:table-cell>
          <table:table-cell office:value-type="string" table:style-name="ce42">
            <text:p>[Note 24]</text:p>
          </table:table-cell>
          <table:table-cell table:number-columns-repeated="16343" table:style-name="ce1"/>
        </table:table-row>
        <table:table-row table:style-name="ro3">
          <table:table-cell office:value-type="string" table:style-name="ce1">
            <text:p>Orchard fruit</text:p>
          </table:table-cell>
          <table:table-cell office:value-type="float" office:value="108.697" table:style-name="ce19">
            <text:p>109</text:p>
          </table:table-cell>
          <table:table-cell office:value-type="float" office:value="123.61799999999999" table:style-name="ce19">
            <text:p>124</text:p>
          </table:table-cell>
          <table:table-cell office:value-type="float" office:value="109.369" table:style-name="ce19">
            <text:p>109</text:p>
          </table:table-cell>
          <table:table-cell office:value-type="float" office:value="116.181111224628" table:style-name="ce19">
            <text:p>116</text:p>
          </table:table-cell>
          <table:table-cell office:value-type="float" office:value="151.17796639412799" table:style-name="ce19">
            <text:p>151</text:p>
          </table:table-cell>
          <table:table-cell office:value-type="float" office:value="143.886987730062" table:style-name="ce19">
            <text:p>144</text:p>
          </table:table-cell>
          <table:table-cell office:value-type="float" office:value="165.204581596439" table:style-name="ce19">
            <text:p>165</text:p>
          </table:table-cell>
          <table:table-cell office:value-type="float" office:value="138.368089111356" table:style-name="ce19">
            <text:p>138</text:p>
          </table:table-cell>
          <table:table-cell office:value-type="float" office:value="115.463251665835" table:style-name="ce19">
            <text:p>115</text:p>
          </table:table-cell>
          <table:table-cell office:value-type="float" office:value="121.94949357238499" table:style-name="ce19">
            <text:p>122</text:p>
          </table:table-cell>
          <table:table-cell office:value-type="float" office:value="118.456896937555" table:style-name="ce19">
            <text:p>118</text:p>
          </table:table-cell>
          <table:table-cell office:value-type="float" office:value="134.34011084948301" table:style-name="ce19">
            <text:p>134</text:p>
          </table:table-cell>
          <table:table-cell office:value-type="float" office:value="79.904739284082197" table:style-name="ce19">
            <text:p>80</text:p>
          </table:table-cell>
          <table:table-cell office:value-type="float" office:value="126.24112813091701" table:style-name="ce19">
            <text:p>126</text:p>
          </table:table-cell>
          <table:table-cell office:value-type="float" office:value="106.26856012863701" table:style-name="ce19">
            <text:p>106</text:p>
          </table:table-cell>
          <table:table-cell office:value-type="float" office:value="82.990578690531805" table:style-name="ce19">
            <text:p>83</text:p>
          </table:table-cell>
          <table:table-cell office:value-type="float" office:value="95.191750746579501" table:style-name="ce19">
            <text:p>95</text:p>
          </table:table-cell>
          <table:table-cell office:value-type="float" office:value="84.669470322848397" table:style-name="ce19">
            <text:p>85</text:p>
          </table:table-cell>
          <table:table-cell office:value-type="float" office:value="102.426399393151" table:style-name="ce19">
            <text:p>102</text:p>
          </table:table-cell>
          <table:table-cell office:value-type="float" office:value="106.09707346239099" table:style-name="ce19">
            <text:p>106</text:p>
          </table:table-cell>
          <table:table-cell office:value-type="float" office:value="116.473613466751" table:style-name="ce19">
            <text:p>116</text:p>
          </table:table-cell>
          <table:table-cell office:value-type="float" office:value="116.80606164654399" table:style-name="ce19">
            <text:p>117</text:p>
          </table:table-cell>
          <table:table-cell office:value-type="float" office:value="139.91132216992801" table:style-name="ce19">
            <text:p>140</text:p>
          </table:table-cell>
          <table:table-cell office:value-type="float" office:value="144.55028645888899" table:style-name="ce19">
            <text:p>145</text:p>
          </table:table-cell>
          <table:table-cell office:value-type="float" office:value="147.09911650094301" table:style-name="ce19">
            <text:p>147</text:p>
          </table:table-cell>
          <table:table-cell office:value-type="float" office:value="143.91221001925601" table:style-name="ce19">
            <text:p>144</text:p>
          </table:table-cell>
          <table:table-cell office:value-type="float" office:value="153.28221585255901" table:style-name="ce19">
            <text:p>153</text:p>
          </table:table-cell>
          <table:table-cell office:value-type="float" office:value="153.752815361904" table:style-name="ce19">
            <text:p>154</text:p>
          </table:table-cell>
          <table:table-cell office:value-type="float" office:value="183.794252780416" table:style-name="ce19">
            <text:p>184</text:p>
          </table:table-cell>
          <table:table-cell office:value-type="float" office:value="179.77137750627199" table:style-name="ce19">
            <text:p>180</text:p>
          </table:table-cell>
          <table:table-cell office:value-type="float" office:value="185.37156227109401" table:style-name="ce19">
            <text:p>185</text:p>
          </table:table-cell>
          <table:table-cell office:value-type="float" office:value="210.48111820627901" table:style-name="ce19">
            <text:p>210</text:p>
          </table:table-cell>
          <table:table-cell office:value-type="float" office:value="224.41753579102601" table:style-name="ce19">
            <text:p>224</text:p>
          </table:table-cell>
          <table:table-cell office:value-type="float" office:value="252.48354517586699" table:style-name="ce19">
            <text:p>252</text:p>
          </table:table-cell>
          <table:table-cell office:value-type="float" office:value="275.970897224098" table:style-name="ce19">
            <text:p>276</text:p>
          </table:table-cell>
          <table:table-cell office:value-type="float" office:value="339.98216175390201" table:style-name="ce19">
            <text:p>340</text:p>
          </table:table-cell>
          <table:table-cell office:value-type="float" office:value="287.39508757255498" table:style-name="ce19">
            <text:p>287</text:p>
          </table:table-cell>
          <table:table-cell office:value-type="float" office:value="383.79788407682298" table:style-name="ce19">
            <text:p>384</text:p>
          </table:table-cell>
          <table:table-cell office:value-type="float" office:value="284.88371351956528" table:style-name="ce20">
            <text:p>285</text:p>
          </table:table-cell>
          <table:table-cell table:style-name="ce43"/>
          <table:table-cell table:number-columns-repeated="2" table:style-name="ce1"/>
          <table:table-cell table:style-name="ce19"/>
          <table:table-cell table:number-columns-repeated="16340"/>
        </table:table-row>
        <table:table-row table:style-name="ro3">
          <table:table-cell office:value-type="string" table:style-name="ce1">
            <text:p>Soft fruit</text:p>
          </table:table-cell>
          <table:table-cell office:value-type="float" office:value="99.3" table:style-name="ce19">
            <text:p>99</text:p>
          </table:table-cell>
          <table:table-cell office:value-type="float" office:value="111.419" table:style-name="ce19">
            <text:p>111</text:p>
          </table:table-cell>
          <table:table-cell office:value-type="float" office:value="108.34" table:style-name="ce19">
            <text:p>108</text:p>
          </table:table-cell>
          <table:table-cell office:value-type="float" office:value="117.81738937" table:style-name="ce19">
            <text:p>118</text:p>
          </table:table-cell>
          <table:table-cell office:value-type="float" office:value="112.82355874407899" table:style-name="ce19">
            <text:p>113</text:p>
          </table:table-cell>
          <table:table-cell office:value-type="float" office:value="115.53407623815799" table:style-name="ce19">
            <text:p>116</text:p>
          </table:table-cell>
          <table:table-cell office:value-type="float" office:value="117.254234411621" table:style-name="ce19">
            <text:p>117</text:p>
          </table:table-cell>
          <table:table-cell office:value-type="float" office:value="141.811695629414" table:style-name="ce19">
            <text:p>142</text:p>
          </table:table-cell>
          <table:table-cell office:value-type="float" office:value="154.91259417041101" table:style-name="ce19">
            <text:p>155</text:p>
          </table:table-cell>
          <table:table-cell office:value-type="float" office:value="121.47111621205001" table:style-name="ce19">
            <text:p>121</text:p>
          </table:table-cell>
          <table:table-cell office:value-type="float" office:value="135.43455539783099" table:style-name="ce19">
            <text:p>135</text:p>
          </table:table-cell>
          <table:table-cell office:value-type="float" office:value="150.09870165715401" table:style-name="ce19">
            <text:p>150</text:p>
          </table:table-cell>
          <table:table-cell office:value-type="float" office:value="110.899486726907" table:style-name="ce19">
            <text:p>111</text:p>
          </table:table-cell>
          <table:table-cell office:value-type="float" office:value="124.923813381291" table:style-name="ce19">
            <text:p>125</text:p>
          </table:table-cell>
          <table:table-cell office:value-type="float" office:value="139.955750771422" table:style-name="ce19">
            <text:p>140</text:p>
          </table:table-cell>
          <table:table-cell office:value-type="float" office:value="136.66181860382099" table:style-name="ce19">
            <text:p>137</text:p>
          </table:table-cell>
          <table:table-cell office:value-type="float" office:value="126.869756623673" table:style-name="ce19">
            <text:p>127</text:p>
          </table:table-cell>
          <table:table-cell office:value-type="float" office:value="142.91000644524399" table:style-name="ce19">
            <text:p>143</text:p>
          </table:table-cell>
          <table:table-cell office:value-type="float" office:value="175.076143980431" table:style-name="ce19">
            <text:p>175</text:p>
          </table:table-cell>
          <table:table-cell office:value-type="float" office:value="170.58337219692001" table:style-name="ce19">
            <text:p>171</text:p>
          </table:table-cell>
          <table:table-cell office:value-type="float" office:value="239.15601849438301" table:style-name="ce19">
            <text:p>239</text:p>
          </table:table-cell>
          <table:table-cell office:value-type="float" office:value="223.36081302429801" table:style-name="ce19">
            <text:p>223</text:p>
          </table:table-cell>
          <table:table-cell office:value-type="float" office:value="276.71108610413302" table:style-name="ce19">
            <text:p>277</text:p>
          </table:table-cell>
          <table:table-cell office:value-type="float" office:value="342.83340878208497" table:style-name="ce19">
            <text:p>343</text:p>
          </table:table-cell>
          <table:table-cell office:value-type="float" office:value="374.85009756626198" table:style-name="ce19">
            <text:p>375</text:p>
          </table:table-cell>
          <table:table-cell office:value-type="float" office:value="434.55151411291803" table:style-name="ce19">
            <text:p>435</text:p>
          </table:table-cell>
          <table:table-cell office:value-type="float" office:value="445.10314195116598" table:style-name="ce19">
            <text:p>445</text:p>
          </table:table-cell>
          <table:table-cell office:value-type="float" office:value="416.44255211280802" table:style-name="ce19">
            <text:p>416</text:p>
          </table:table-cell>
          <table:table-cell office:value-type="float" office:value="409.277587631725" table:style-name="ce19">
            <text:p>409</text:p>
          </table:table-cell>
          <table:table-cell office:value-type="float" office:value="448.88193135696997" table:style-name="ce19">
            <text:p>449</text:p>
          </table:table-cell>
          <table:table-cell office:value-type="float" office:value="509.86285076633499" table:style-name="ce19">
            <text:p>510</text:p>
          </table:table-cell>
          <table:table-cell office:value-type="float" office:value="482.64207522632603" table:style-name="ce19">
            <text:p>483</text:p>
          </table:table-cell>
          <table:table-cell office:value-type="float" office:value="521.45745648021204" table:style-name="ce19">
            <text:p>521</text:p>
          </table:table-cell>
          <table:table-cell office:value-type="float" office:value="547.88003644784101" table:style-name="ce19">
            <text:p>548</text:p>
          </table:table-cell>
          <table:table-cell office:value-type="float" office:value="627.08571311154799" table:style-name="ce19">
            <text:p>627</text:p>
          </table:table-cell>
          <table:table-cell office:value-type="float" office:value="704.60376569200503" table:style-name="ce19">
            <text:p>705</text:p>
          </table:table-cell>
          <table:table-cell office:value-type="float" office:value="634.57571693594002" table:style-name="ce19">
            <text:p>635</text:p>
          </table:table-cell>
          <table:table-cell office:value-type="float" office:value="632.891922706586" table:style-name="ce19">
            <text:p>633</text:p>
          </table:table-cell>
          <table:table-cell office:value-type="float" office:value="754.53865458636653" table:style-name="ce20">
            <text:p>755</text:p>
          </table:table-cell>
          <table:table-cell table:style-name="ce43"/>
          <table:table-cell table:number-columns-repeated="16343" table:style-name="ce1"/>
        </table:table-row>
        <table:table-row table:style-name="ro2">
          <table:table-cell office:value-type="string" table:style-name="ce1">
            <text:p>Sales</text:p>
          </table:table-cell>
          <table:table-cell office:value-type="float" office:value="212.90899999999999" table:style-name="ce19">
            <text:p>213</text:p>
          </table:table-cell>
          <table:table-cell office:value-type="float" office:value="233.35400000000001" table:style-name="ce19">
            <text:p>233</text:p>
          </table:table-cell>
          <table:table-cell office:value-type="float" office:value="223.89699999999999" table:style-name="ce19">
            <text:p>224</text:p>
          </table:table-cell>
          <table:table-cell office:value-type="float" office:value="236.26050059462801" table:style-name="ce19">
            <text:p>236</text:p>
          </table:table-cell>
          <table:table-cell office:value-type="float" office:value="260.174525138207" table:style-name="ce19">
            <text:p>260</text:p>
          </table:table-cell>
          <table:table-cell office:value-type="float" office:value="268.12800211444699" table:style-name="ce19">
            <text:p>268</text:p>
          </table:table-cell>
          <table:table-cell office:value-type="float" office:value="282.92381600805999" table:style-name="ce19">
            <text:p>283</text:p>
          </table:table-cell>
          <table:table-cell office:value-type="float" office:value="270.15962345044801" table:style-name="ce19">
            <text:p>270</text:p>
          </table:table-cell>
          <table:table-cell office:value-type="float" office:value="273.963695940945" table:style-name="ce19">
            <text:p>274</text:p>
          </table:table-cell>
          <table:table-cell office:value-type="float" office:value="249.81701326801999" table:style-name="ce19">
            <text:p>250</text:p>
          </table:table-cell>
          <table:table-cell office:value-type="float" office:value="268.81337151922702" table:style-name="ce19">
            <text:p>269</text:p>
          </table:table-cell>
          <table:table-cell office:value-type="float" office:value="285.52915525121102" table:style-name="ce19">
            <text:p>286</text:p>
          </table:table-cell>
          <table:table-cell office:value-type="float" office:value="228.23210585985501" table:style-name="ce19">
            <text:p>228</text:p>
          </table:table-cell>
          <table:table-cell office:value-type="float" office:value="234.273469228886" table:style-name="ce19">
            <text:p>234</text:p>
          </table:table-cell>
          <table:table-cell office:value-type="float" office:value="264.76125676501698" table:style-name="ce19">
            <text:p>265</text:p>
          </table:table-cell>
          <table:table-cell office:value-type="float" office:value="230.16094890722599" table:style-name="ce19">
            <text:p>230</text:p>
          </table:table-cell>
          <table:table-cell office:value-type="float" office:value="237.678782085514" table:style-name="ce19">
            <text:p>238</text:p>
          </table:table-cell>
          <table:table-cell office:value-type="float" office:value="259.51947479500802" table:style-name="ce19">
            <text:p>260</text:p>
          </table:table-cell>
          <table:table-cell office:value-type="float" office:value="308.86520491824098" table:style-name="ce19">
            <text:p>309</text:p>
          </table:table-cell>
          <table:table-cell office:value-type="float" office:value="308.67433076564402" table:style-name="ce19">
            <text:p>309</text:p>
          </table:table-cell>
          <table:table-cell office:value-type="float" office:value="385.84847929775901" table:style-name="ce19">
            <text:p>386</text:p>
          </table:table-cell>
          <table:table-cell office:value-type="float" office:value="391.96545613389998" table:style-name="ce19">
            <text:p>392</text:p>
          </table:table-cell>
          <table:table-cell office:value-type="float" office:value="452.95719765041002" table:style-name="ce19">
            <text:p>453</text:p>
          </table:table-cell>
          <table:table-cell office:value-type="float" office:value="538.01692999022805" table:style-name="ce19">
            <text:p>538</text:p>
          </table:table-cell>
          <table:table-cell office:value-type="float" office:value="566.86133033384499" table:style-name="ce19">
            <text:p>567</text:p>
          </table:table-cell>
          <table:table-cell office:value-type="float" office:value="580.35645806217804" table:style-name="ce19">
            <text:p>580</text:p>
          </table:table-cell>
          <table:table-cell office:value-type="float" office:value="599.55657758734401" table:style-name="ce19">
            <text:p>600</text:p>
          </table:table-cell>
          <table:table-cell office:value-type="float" office:value="574.09624208918103" table:style-name="ce19">
            <text:p>574</text:p>
          </table:table-cell>
          <table:table-cell office:value-type="float" office:value="575.47699042745796" table:style-name="ce19">
            <text:p>575</text:p>
          </table:table-cell>
          <table:table-cell office:value-type="float" office:value="634.32308078086101" table:style-name="ce19">
            <text:p>634</text:p>
          </table:table-cell>
          <table:table-cell office:value-type="float" office:value="695.23441303742902" table:style-name="ce19">
            <text:p>695</text:p>
          </table:table-cell>
          <table:table-cell office:value-type="float" office:value="700.640980190557" table:style-name="ce19">
            <text:p>701</text:p>
          </table:table-cell>
          <table:table-cell office:value-type="float" office:value="751.68756210072195" table:style-name="ce19">
            <text:p>752</text:p>
          </table:table-cell>
          <table:table-cell office:value-type="float" office:value="783.41264388459695" table:style-name="ce19">
            <text:p>783</text:p>
          </table:table-cell>
          <table:table-cell office:value-type="float" office:value="917.03125641143299" table:style-name="ce19">
            <text:p>917</text:p>
          </table:table-cell>
          <table:table-cell office:value-type="float" office:value="1043.73987413848" table:style-name="ce19">
            <text:p>1,044</text:p>
          </table:table-cell>
          <table:table-cell office:value-type="float" office:value="879.63043593017596" table:style-name="ce19">
            <text:p>880</text:p>
          </table:table-cell>
          <table:table-cell office:value-type="float" office:value="989.98217069712803" table:style-name="ce19">
            <text:p>990</text:p>
          </table:table-cell>
          <table:table-cell office:value-type="float" office:value="1120.9443652347063" table:style-name="ce20">
            <text:p>1,121</text:p>
          </table:table-cell>
          <table:table-cell table:style-name="ce43"/>
          <table:table-cell table:number-columns-repeated="16343" table:style-name="ce1"/>
        </table:table-row>
        <table:table-row table:style-name="ro3">
          <table:table-cell office:value-type="string" table:style-name="ce1">
            <text:p>Change in stocks</text:p>
          </table:table-cell>
          <table:table-cell office:value-type="float" office:value="-4.4000000000000004" table:style-name="ce19">
            <text:p>-4</text:p>
          </table:table-cell>
          <table:table-cell office:value-type="float" office:value="2.2000000000000002" table:style-name="ce19">
            <text:p>2</text:p>
          </table:table-cell>
          <table:table-cell office:value-type="float" office:value="-5.7" table:style-name="ce19">
            <text:p>-6</text:p>
          </table:table-cell>
          <table:table-cell office:value-type="float" office:value="-2" table:style-name="ce19">
            <text:p>-2</text:p>
          </table:table-cell>
          <table:table-cell office:value-type="float" office:value="4" table:style-name="ce19">
            <text:p>4</text:p>
          </table:table-cell>
          <table:table-cell office:value-type="float" office:value="-8.3000000000000007" table:style-name="ce19">
            <text:p>-8</text:p>
          </table:table-cell>
          <table:table-cell office:value-type="float" office:value="0" table:style-name="ce19">
            <text:p>0</text:p>
          </table:table-cell>
          <table:table-cell office:value-type="float" office:value="11.3160347736004" table:style-name="ce19">
            <text:p>11</text:p>
          </table:table-cell>
          <table:table-cell office:value-type="float" office:value="-1.2836909915511401" table:style-name="ce19">
            <text:p>-1</text:p>
          </table:table-cell>
          <table:table-cell office:value-type="float" office:value="-3.1776361696747002" table:style-name="ce19">
            <text:p>-3</text:p>
          </table:table-cell>
          <table:table-cell office:value-type="float" office:value="-11.243640471254301" table:style-name="ce19">
            <text:p>-11</text:p>
          </table:table-cell>
          <table:table-cell office:value-type="float" office:value="6.4598167736098997" table:style-name="ce19">
            <text:p>6</text:p>
          </table:table-cell>
          <table:table-cell office:value-type="float" office:value="-29.6859915857451" table:style-name="ce19">
            <text:p>-30</text:p>
          </table:table-cell>
          <table:table-cell office:value-type="float" office:value="24.477149073209599" table:style-name="ce19">
            <text:p>24</text:p>
          </table:table-cell>
          <table:table-cell office:value-type="float" office:value="-7.8341542565470199" table:style-name="ce19">
            <text:p>-8</text:p>
          </table:table-cell>
          <table:table-cell office:value-type="float" office:value="2.0418652013182301" table:style-name="ce19">
            <text:p>2</text:p>
          </table:table-cell>
          <table:table-cell office:value-type="float" office:value="1.1134280461813599" table:style-name="ce19">
            <text:p>1</text:p>
          </table:table-cell>
          <table:table-cell office:value-type="float" office:value="-8.3662380269153793" table:style-name="ce19">
            <text:p>-8</text:p>
          </table:table-cell>
          <table:table-cell office:value-type="float" office:value="1.433518455342" table:style-name="ce19">
            <text:p>1</text:p>
          </table:table-cell>
          <table:table-cell office:value-type="float" office:value="9.4470979957678196" table:style-name="ce19">
            <text:p>9</text:p>
          </table:table-cell>
          <table:table-cell office:value-type="float" office:value="4.0035866402635696" table:style-name="ce19">
            <text:p>4</text:p>
          </table:table-cell>
          <table:table-cell office:value-type="float" office:value="-15.8700613114097" table:style-name="ce19">
            <text:p>-16</text:p>
          </table:table-cell>
          <table:table-cell office:value-type="float" office:value="5.7344034861311197" table:style-name="ce19">
            <text:p>6</text:p>
          </table:table-cell>
          <table:table-cell office:value-type="float" office:value="-3.3275909878568002" table:style-name="ce19">
            <text:p>-3</text:p>
          </table:table-cell>
          <table:table-cell office:value-type="float" office:value="3.57255668574436" table:style-name="ce19">
            <text:p>4</text:p>
          </table:table-cell>
          <table:table-cell office:value-type="float" office:value="-1.89273393000347" table:style-name="ce19">
            <text:p>-2</text:p>
          </table:table-cell>
          <table:table-cell office:value-type="float" office:value="-1.1712197836190399" table:style-name="ce19">
            <text:p>-1</text:p>
          </table:table-cell>
          <table:table-cell office:value-type="float" office:value="-3.90087461446906" table:style-name="ce19">
            <text:p>-4</text:p>
          </table:table-cell>
          <table:table-cell office:value-type="float" office:value="17.594849984682899" table:style-name="ce19">
            <text:p>18</text:p>
          </table:table-cell>
          <table:table-cell office:value-type="float" office:value="-5.6697719176182604" table:style-name="ce19">
            <text:p>-6</text:p>
          </table:table-cell>
          <table:table-cell office:value-type="float" office:value="0.34224590300499302" table:style-name="ce19">
            <text:p>0</text:p>
          </table:table-cell>
          <table:table-cell office:value-type="float" office:value="-7.5177867579519999" table:style-name="ce19">
            <text:p>-8</text:p>
          </table:table-cell>
          <table:table-cell office:value-type="float" office:value="-5.8125698294840404" table:style-name="ce19">
            <text:p>-6</text:p>
          </table:table-cell>
          <table:table-cell office:value-type="float" office:value="16.9509377391119" table:style-name="ce19">
            <text:p>17</text:p>
          </table:table-cell>
          <table:table-cell office:value-type="float" office:value="-13.974646075787801" table:style-name="ce19">
            <text:p>-14</text:p>
          </table:table-cell>
          <table:table-cell office:value-type="float" office:value="0.84605330742823803" table:style-name="ce19">
            <text:p>1</text:p>
          </table:table-cell>
          <table:table-cell office:value-type="float" office:value="42.340368578319698" table:style-name="ce19">
            <text:p>42</text:p>
          </table:table-cell>
          <table:table-cell office:value-type="float" office:value="26.707636086280399" table:style-name="ce19">
            <text:p>27</text:p>
          </table:table-cell>
          <table:table-cell office:value-type="float" office:value="-81.521997128774515" table:style-name="ce20">
            <text:p>-82</text:p>
          </table:table-cell>
          <table:table-cell office:value-type="string" table:style-name="ce43">
            <text:p>[Note 23]</text:p>
          </table:table-cell>
          <table:table-cell table:number-columns-repeated="16343" table:style-name="ce1"/>
        </table:table-row>
        <table:table-row table:style-name="ro2">
          <table:table-cell office:value-type="string" table:style-name="ce1">
            <text:p>Dessert apples</text:p>
          </table:table-cell>
          <table:table-cell office:value-type="float" office:value="51.914999999999999" table:style-name="ce19">
            <text:p>52</text:p>
          </table:table-cell>
          <table:table-cell office:value-type="float" office:value="53.470999999999997" table:style-name="ce19">
            <text:p>53</text:p>
          </table:table-cell>
          <table:table-cell office:value-type="float" office:value="53.789000000000001" table:style-name="ce19">
            <text:p>54</text:p>
          </table:table-cell>
          <table:table-cell office:value-type="float" office:value="53.633569389999998" table:style-name="ce19">
            <text:p>54</text:p>
          </table:table-cell>
          <table:table-cell office:value-type="float" office:value="71.133460373470896" table:style-name="ce19">
            <text:p>71</text:p>
          </table:table-cell>
          <table:table-cell office:value-type="float" office:value="84.029484771274696" table:style-name="ce19">
            <text:p>84</text:p>
          </table:table-cell>
          <table:table-cell office:value-type="float" office:value="81.812451902119804" table:style-name="ce19">
            <text:p>82</text:p>
          </table:table-cell>
          <table:table-cell office:value-type="float" office:value="58.480445918602598" table:style-name="ce19">
            <text:p>58</text:p>
          </table:table-cell>
          <table:table-cell office:value-type="float" office:value="52.654852693898398" table:style-name="ce19">
            <text:p>53</text:p>
          </table:table-cell>
          <table:table-cell office:value-type="float" office:value="60.663713043387503" table:style-name="ce19">
            <text:p>61</text:p>
          </table:table-cell>
          <table:table-cell office:value-type="float" office:value="57.956256880795998" table:style-name="ce19">
            <text:p>58</text:p>
          </table:table-cell>
          <table:table-cell office:value-type="float" office:value="55.654362412678601" table:style-name="ce19">
            <text:p>56</text:p>
          </table:table-cell>
          <table:table-cell office:value-type="float" office:value="50.452275934206" table:style-name="ce19">
            <text:p>50</text:p>
          </table:table-cell>
          <table:table-cell office:value-type="float" office:value="46.982907372937902" table:style-name="ce19">
            <text:p>47</text:p>
          </table:table-cell>
          <table:table-cell office:value-type="float" office:value="58.512918181349903" table:style-name="ce19">
            <text:p>59</text:p>
          </table:table-cell>
          <table:table-cell office:value-type="float" office:value="36.223490043211797" table:style-name="ce19">
            <text:p>36</text:p>
          </table:table-cell>
          <table:table-cell office:value-type="float" office:value="36.777148248329901" table:style-name="ce19">
            <text:p>37</text:p>
          </table:table-cell>
          <table:table-cell office:value-type="float" office:value="32.362014528182598" table:style-name="ce19">
            <text:p>32</text:p>
          </table:table-cell>
          <table:table-cell office:value-type="float" office:value="31.746643814501098" table:style-name="ce19">
            <text:p>32</text:p>
          </table:table-cell>
          <table:table-cell office:value-type="float" office:value="37.9961479474998" table:style-name="ce19">
            <text:p>38</text:p>
          </table:table-cell>
          <table:table-cell office:value-type="float" office:value="49.413672626033502" table:style-name="ce19">
            <text:p>49</text:p>
          </table:table-cell>
          <table:table-cell office:value-type="float" office:value="56.069710989599898" table:style-name="ce19">
            <text:p>56</text:p>
          </table:table-cell>
          <table:table-cell office:value-type="float" office:value="51.826308654468797" table:style-name="ce19">
            <text:p>52</text:p>
          </table:table-cell>
          <table:table-cell office:value-type="float" office:value="63.985775336849798" table:style-name="ce19">
            <text:p>64</text:p>
          </table:table-cell>
          <table:table-cell office:value-type="float" office:value="62.819691422818401" table:style-name="ce19">
            <text:p>63</text:p>
          </table:table-cell>
          <table:table-cell office:value-type="float" office:value="63.529021821730502" table:style-name="ce19">
            <text:p>64</text:p>
          </table:table-cell>
          <table:table-cell office:value-type="float" office:value="68.212815404840796" table:style-name="ce19">
            <text:p>68</text:p>
          </table:table-cell>
          <table:table-cell office:value-type="float" office:value="70.224634818412497" table:style-name="ce19">
            <text:p>70</text:p>
          </table:table-cell>
          <table:table-cell office:value-type="float" office:value="72.548155380849707" table:style-name="ce19">
            <text:p>73</text:p>
          </table:table-cell>
          <table:table-cell office:value-type="float" office:value="74.934242023927297" table:style-name="ce19">
            <text:p>75</text:p>
          </table:table-cell>
          <table:table-cell office:value-type="float" office:value="76.9972064554903" table:style-name="ce19">
            <text:p>77</text:p>
          </table:table-cell>
          <table:table-cell office:value-type="float" office:value="93.375772783048404" table:style-name="ce19">
            <text:p>93</text:p>
          </table:table-cell>
          <table:table-cell office:value-type="float" office:value="89.291547291333998" table:style-name="ce19">
            <text:p>89</text:p>
          </table:table-cell>
          <table:table-cell office:value-type="float" office:value="125.552101088516" table:style-name="ce19">
            <text:p>126</text:p>
          </table:table-cell>
          <table:table-cell office:value-type="float" office:value="142.28637180567199" table:style-name="ce19">
            <text:p>142</text:p>
          </table:table-cell>
          <table:table-cell office:value-type="float" office:value="158.074661597725" table:style-name="ce19">
            <text:p>158</text:p>
          </table:table-cell>
          <table:table-cell office:value-type="float" office:value="154.4481301964" table:style-name="ce19">
            <text:p>154</text:p>
          </table:table-cell>
          <table:table-cell office:value-type="float" office:value="189.97839326653099" table:style-name="ce19">
            <text:p>190</text:p>
          </table:table-cell>
          <table:table-cell office:value-type="float" office:value="151.817087599681" table:style-name="ce20">
            <text:p>152</text:p>
          </table:table-cell>
          <table:table-cell table:style-name="ce43"/>
          <table:table-cell table:number-columns-repeated="16343" table:style-name="ce1"/>
        </table:table-row>
        <table:table-row table:style-name="ro3">
          <table:table-cell office:value-type="string" table:style-name="ce1">
            <text:p>Culinary apples</text:p>
          </table:table-cell>
          <table:table-cell office:value-type="float" office:value="31.466000000000001" table:style-name="ce19">
            <text:p>31</text:p>
          </table:table-cell>
          <table:table-cell office:value-type="float" office:value="35.401000000000003" table:style-name="ce19">
            <text:p>35</text:p>
          </table:table-cell>
          <table:table-cell office:value-type="float" office:value="30.196000000000002" table:style-name="ce19">
            <text:p>30</text:p>
          </table:table-cell>
          <table:table-cell office:value-type="float" office:value="31.02284727" table:style-name="ce19">
            <text:p>31</text:p>
          </table:table-cell>
          <table:table-cell office:value-type="float" office:value="40.666609503518302" table:style-name="ce19">
            <text:p>41</text:p>
          </table:table-cell>
          <table:table-cell office:value-type="float" office:value="33.356020770264301" table:style-name="ce19">
            <text:p>33</text:p>
          </table:table-cell>
          <table:table-cell office:value-type="float" office:value="44.41565638542" table:style-name="ce19">
            <text:p>44</text:p>
          </table:table-cell>
          <table:table-cell office:value-type="float" office:value="31.056081074088699" table:style-name="ce19">
            <text:p>31</text:p>
          </table:table-cell>
          <table:table-cell office:value-type="float" office:value="33.472853869994204" table:style-name="ce19">
            <text:p>33</text:p>
          </table:table-cell>
          <table:table-cell office:value-type="float" office:value="31.425348228492599" table:style-name="ce19">
            <text:p>31</text:p>
          </table:table-cell>
          <table:table-cell office:value-type="float" office:value="32.816218937222601" table:style-name="ce19">
            <text:p>33</text:p>
          </table:table-cell>
          <table:table-cell office:value-type="float" office:value="33.061538000264903" table:style-name="ce19">
            <text:p>33</text:p>
          </table:table-cell>
          <table:table-cell office:value-type="float" office:value="29.323746549606199" table:style-name="ce19">
            <text:p>29</text:p>
          </table:table-cell>
          <table:table-cell office:value-type="float" office:value="29.3204608000121" table:style-name="ce19">
            <text:p>29</text:p>
          </table:table-cell>
          <table:table-cell office:value-type="float" office:value="27.982449025928901" table:style-name="ce19">
            <text:p>28</text:p>
          </table:table-cell>
          <table:table-cell office:value-type="float" office:value="23.136948772107498" table:style-name="ce19">
            <text:p>23</text:p>
          </table:table-cell>
          <table:table-cell office:value-type="float" office:value="18.858051751288802" table:style-name="ce19">
            <text:p>19</text:p>
          </table:table-cell>
          <table:table-cell office:value-type="float" office:value="27.237568254206799" table:style-name="ce19">
            <text:p>27</text:p>
          </table:table-cell>
          <table:table-cell office:value-type="float" office:value="35.328062433312901" table:style-name="ce19">
            <text:p>35</text:p>
          </table:table-cell>
          <table:table-cell office:value-type="float" office:value="27.989549833645899" table:style-name="ce19">
            <text:p>28</text:p>
          </table:table-cell>
          <table:table-cell office:value-type="float" office:value="31.596849351003101" table:style-name="ce19">
            <text:p>32</text:p>
          </table:table-cell>
          <table:table-cell office:value-type="float" office:value="42.105847771427896" table:style-name="ce19">
            <text:p>42</text:p>
          </table:table-cell>
          <table:table-cell office:value-type="float" office:value="50.929283211426601" table:style-name="ce19">
            <text:p>51</text:p>
          </table:table-cell>
          <table:table-cell office:value-type="float" office:value="56.1984780808435" table:style-name="ce19">
            <text:p>56</text:p>
          </table:table-cell>
          <table:table-cell office:value-type="float" office:value="45.8645018630951" table:style-name="ce19">
            <text:p>46</text:p>
          </table:table-cell>
          <table:table-cell office:value-type="float" office:value="39.8937256226233" table:style-name="ce19">
            <text:p>40</text:p>
          </table:table-cell>
          <table:table-cell office:value-type="float" office:value="43.646173109486902" table:style-name="ce19">
            <text:p>44</text:p>
          </table:table-cell>
          <table:table-cell office:value-type="float" office:value="46.264043476373601" table:style-name="ce19">
            <text:p>46</text:p>
          </table:table-cell>
          <table:table-cell office:value-type="float" office:value="46.778487528181699" table:style-name="ce19">
            <text:p>47</text:p>
          </table:table-cell>
          <table:table-cell office:value-type="float" office:value="43.0968290714099" table:style-name="ce19">
            <text:p>43</text:p>
          </table:table-cell>
          <table:table-cell office:value-type="float" office:value="40.361575629223303" table:style-name="ce19">
            <text:p>40</text:p>
          </table:table-cell>
          <table:table-cell office:value-type="float" office:value="38.353389355889298" table:style-name="ce19">
            <text:p>38</text:p>
          </table:table-cell>
          <table:table-cell office:value-type="float" office:value="38.781050640289003" table:style-name="ce19">
            <text:p>39</text:p>
          </table:table-cell>
          <table:table-cell office:value-type="float" office:value="48.532217756441298" table:style-name="ce19">
            <text:p>49</text:p>
          </table:table-cell>
          <table:table-cell office:value-type="float" office:value="42.028258112872898" table:style-name="ce19">
            <text:p>42</text:p>
          </table:table-cell>
          <table:table-cell office:value-type="float" office:value="81.172245339951203" table:style-name="ce19">
            <text:p>81</text:p>
          </table:table-cell>
          <table:table-cell office:value-type="float" office:value="43.126195533020699" table:style-name="ce19">
            <text:p>43</text:p>
          </table:table-cell>
          <table:table-cell office:value-type="float" office:value="94.038005049742793" table:style-name="ce19">
            <text:p>94</text:p>
          </table:table-cell>
          <table:table-cell office:value-type="float" office:value="36.535224512940701" table:style-name="ce20">
            <text:p>37</text:p>
          </table:table-cell>
          <table:table-cell table:style-name="ce43"/>
          <table:table-cell table:number-columns-repeated="16343" table:style-name="ce1"/>
        </table:table-row>
        <table:table-row table:style-name="ro3">
          <table:table-cell office:value-type="string" table:style-name="ce1">
            <text:p>Pears</text:p>
          </table:table-cell>
          <table:table-cell office:value-type="float" office:value="14.555999999999999" table:style-name="ce19">
            <text:p>15</text:p>
          </table:table-cell>
          <table:table-cell office:value-type="float" office:value="14.964" table:style-name="ce19">
            <text:p>15</text:p>
          </table:table-cell>
          <table:table-cell office:value-type="float" office:value="13.948" table:style-name="ce19">
            <text:p>14</text:p>
          </table:table-cell>
          <table:table-cell office:value-type="float" office:value="14.6406119199982" table:style-name="ce19">
            <text:p>15</text:p>
          </table:table-cell>
          <table:table-cell office:value-type="float" office:value="15.6782193294877" table:style-name="ce19">
            <text:p>16</text:p>
          </table:table-cell>
          <table:table-cell office:value-type="float" office:value="17.810160250747298" table:style-name="ce19">
            <text:p>18</text:p>
          </table:table-cell>
          <table:table-cell office:value-type="float" office:value="17.955626963093" table:style-name="ce19">
            <text:p>18</text:p>
          </table:table-cell>
          <table:table-cell office:value-type="float" office:value="14.971594625753101" table:style-name="ce19">
            <text:p>15</text:p>
          </table:table-cell>
          <table:table-cell office:value-type="float" office:value="11.8490941223997" table:style-name="ce19">
            <text:p>12</text:p>
          </table:table-cell>
          <table:table-cell office:value-type="float" office:value="13.409913303956399" table:style-name="ce19">
            <text:p>13</text:p>
          </table:table-cell>
          <table:table-cell office:value-type="float" office:value="13.4353969140729" table:style-name="ce19">
            <text:p>13</text:p>
          </table:table-cell>
          <table:table-cell office:value-type="float" office:value="15.977460086815601" table:style-name="ce19">
            <text:p>16</text:p>
          </table:table-cell>
          <table:table-cell office:value-type="float" office:value="14.5709040426225" table:style-name="ce19">
            <text:p>15</text:p>
          </table:table-cell>
          <table:table-cell office:value-type="float" office:value="10.661313209105099" table:style-name="ce19">
            <text:p>11</text:p>
          </table:table-cell>
          <table:table-cell office:value-type="float" office:value="9.6922410314356497" table:style-name="ce19">
            <text:p>10</text:p>
          </table:table-cell>
          <table:table-cell office:value-type="float" office:value="7.5292610516123899" table:style-name="ce19">
            <text:p>8</text:p>
          </table:table-cell>
          <table:table-cell office:value-type="float" office:value="13.5744817120859" table:style-name="ce19">
            <text:p>14</text:p>
          </table:table-cell>
          <table:table-cell office:value-type="float" office:value="13.777526499251801" table:style-name="ce19">
            <text:p>14</text:p>
          </table:table-cell>
          <table:table-cell office:value-type="float" office:value="10.170782552426299" table:style-name="ce19">
            <text:p>10</text:p>
          </table:table-cell>
          <table:table-cell office:value-type="float" office:value="7.9051085604835496" table:style-name="ce19">
            <text:p>8</text:p>
          </table:table-cell>
          <table:table-cell office:value-type="float" office:value="8.1552941971505408" table:style-name="ce19">
            <text:p>8</text:p>
          </table:table-cell>
          <table:table-cell office:value-type="float" office:value="11.1479569458809" table:style-name="ce19">
            <text:p>11</text:p>
          </table:table-cell>
          <table:table-cell office:value-type="float" office:value="7.9875856940359196" table:style-name="ce19">
            <text:p>8</text:p>
          </table:table-cell>
          <table:table-cell office:value-type="float" office:value="9.96139207249362" table:style-name="ce19">
            <text:p>10</text:p>
          </table:table-cell>
          <table:table-cell office:value-type="float" office:value="10.483615551308301" table:style-name="ce19">
            <text:p>10</text:p>
          </table:table-cell>
          <table:table-cell office:value-type="float" office:value="15.3402818061224" table:style-name="ce19">
            <text:p>15</text:p>
          </table:table-cell>
          <table:table-cell office:value-type="float" office:value="15.5858347496627" table:style-name="ce19">
            <text:p>16</text:p>
          </table:table-cell>
          <table:table-cell office:value-type="float" office:value="14.862105078323999" table:style-name="ce19">
            <text:p>15</text:p>
          </table:table-cell>
          <table:table-cell office:value-type="float" office:value="12.876792273016701" table:style-name="ce19">
            <text:p>13</text:p>
          </table:table-cell>
          <table:table-cell office:value-type="float" office:value="12.4843862813239" table:style-name="ce19">
            <text:p>12</text:p>
          </table:table-cell>
          <table:table-cell office:value-type="float" office:value="12.9199489571781" table:style-name="ce19">
            <text:p>13</text:p>
          </table:table-cell>
          <table:table-cell office:value-type="float" office:value="10.885391697321101" table:style-name="ce19">
            <text:p>11</text:p>
          </table:table-cell>
          <table:table-cell office:value-type="float" office:value="14.580231260333001" table:style-name="ce19">
            <text:p>15</text:p>
          </table:table-cell>
          <table:table-cell office:value-type="float" office:value="15.666881998076899" table:style-name="ce19">
            <text:p>16</text:p>
          </table:table-cell>
          <table:table-cell office:value-type="float" office:value="22.832124285759601" table:style-name="ce19">
            <text:p>23</text:p>
          </table:table-cell>
          <table:table-cell office:value-type="float" office:value="19.9020462494593" table:style-name="ce19">
            <text:p>20</text:p>
          </table:table-cell>
          <table:table-cell office:value-type="float" office:value="22.135858146347999" table:style-name="ce19">
            <text:p>22</text:p>
          </table:table-cell>
          <table:table-cell office:value-type="float" office:value="15.096427074983801" table:style-name="ce19">
            <text:p>15</text:p>
          </table:table-cell>
          <table:table-cell office:value-type="float" office:value="14.0496219190179" table:style-name="ce20">
            <text:p>14</text:p>
          </table:table-cell>
          <table:table-cell table:style-name="ce43"/>
          <table:table-cell table:number-columns-repeated="16343" table:style-name="ce1"/>
        </table:table-row>
        <table:table-row table:style-name="ro3">
          <table:table-cell office:value-type="string" table:style-name="ce1">
            <text:p>Raspberries</text:p>
          </table:table-cell>
          <table:table-cell office:value-type="float" office:value="24.835999999999999" table:style-name="ce19">
            <text:p>25</text:p>
          </table:table-cell>
          <table:table-cell office:value-type="float" office:value="40.19" table:style-name="ce19">
            <text:p>40</text:p>
          </table:table-cell>
          <table:table-cell office:value-type="float" office:value="28.763000000000002" table:style-name="ce19">
            <text:p>29</text:p>
          </table:table-cell>
          <table:table-cell office:value-type="float" office:value="33.671698859999999" table:style-name="ce19">
            <text:p>34</text:p>
          </table:table-cell>
          <table:table-cell office:value-type="float" office:value="31.384229215239099" table:style-name="ce19">
            <text:p>31</text:p>
          </table:table-cell>
          <table:table-cell office:value-type="float" office:value="23.974187020478201" table:style-name="ce19">
            <text:p>24</text:p>
          </table:table-cell>
          <table:table-cell office:value-type="float" office:value="29.115215125717299" table:style-name="ce19">
            <text:p>29</text:p>
          </table:table-cell>
          <table:table-cell office:value-type="float" office:value="27.938527981027502" table:style-name="ce19">
            <text:p>28</text:p>
          </table:table-cell>
          <table:table-cell office:value-type="float" office:value="33.316883948259999" table:style-name="ce19">
            <text:p>33</text:p>
          </table:table-cell>
          <table:table-cell office:value-type="float" office:value="27.733572636417701" table:style-name="ce19">
            <text:p>28</text:p>
          </table:table-cell>
          <table:table-cell office:value-type="float" office:value="31.227249135975701" table:style-name="ce19">
            <text:p>31</text:p>
          </table:table-cell>
          <table:table-cell office:value-type="float" office:value="37.560125357030103" table:style-name="ce19">
            <text:p>38</text:p>
          </table:table-cell>
          <table:table-cell office:value-type="float" office:value="24.324079022415098" table:style-name="ce19">
            <text:p>24</text:p>
          </table:table-cell>
          <table:table-cell office:value-type="float" office:value="34.844000305212496" table:style-name="ce19">
            <text:p>35</text:p>
          </table:table-cell>
          <table:table-cell office:value-type="float" office:value="37.259038939949498" table:style-name="ce19">
            <text:p>37</text:p>
          </table:table-cell>
          <table:table-cell office:value-type="float" office:value="26.2183178530614" table:style-name="ce19">
            <text:p>26</text:p>
          </table:table-cell>
          <table:table-cell office:value-type="float" office:value="26.012546271010301" table:style-name="ce19">
            <text:p>26</text:p>
          </table:table-cell>
          <table:table-cell office:value-type="float" office:value="31.399638317575999" table:style-name="ce19">
            <text:p>31</text:p>
          </table:table-cell>
          <table:table-cell office:value-type="float" office:value="39.613481853089297" table:style-name="ce19">
            <text:p>40</text:p>
          </table:table-cell>
          <table:table-cell office:value-type="float" office:value="40.658150553445701" table:style-name="ce19">
            <text:p>41</text:p>
          </table:table-cell>
          <table:table-cell office:value-type="float" office:value="73.314822101069893" table:style-name="ce19">
            <text:p>73</text:p>
          </table:table-cell>
          <table:table-cell office:value-type="float" office:value="70.412945965845907" table:style-name="ce19">
            <text:p>70</text:p>
          </table:table-cell>
          <table:table-cell office:value-type="float" office:value="90.699766441874303" table:style-name="ce19">
            <text:p>91</text:p>
          </table:table-cell>
          <table:table-cell office:value-type="float" office:value="104.31129924592101" table:style-name="ce19">
            <text:p>104</text:p>
          </table:table-cell>
          <table:table-cell office:value-type="float" office:value="110.61187226261499" table:style-name="ce19">
            <text:p>111</text:p>
          </table:table-cell>
          <table:table-cell office:value-type="float" office:value="108.336207060367" table:style-name="ce19">
            <text:p>108</text:p>
          </table:table-cell>
          <table:table-cell office:value-type="float" office:value="117.036009657036" table:style-name="ce19">
            <text:p>117</text:p>
          </table:table-cell>
          <table:table-cell office:value-type="float" office:value="102.824482159449" table:style-name="ce19">
            <text:p>103</text:p>
          </table:table-cell>
          <table:table-cell office:value-type="float" office:value="101.481325268883" table:style-name="ce19">
            <text:p>101</text:p>
          </table:table-cell>
          <table:table-cell office:value-type="float" office:value="116.01293997585699" table:style-name="ce19">
            <text:p>116</text:p>
          </table:table-cell>
          <table:table-cell office:value-type="float" office:value="130.965239622821" table:style-name="ce19">
            <text:p>131</text:p>
          </table:table-cell>
          <table:table-cell office:value-type="float" office:value="120.47524426157899" table:style-name="ce19">
            <text:p>120</text:p>
          </table:table-cell>
          <table:table-cell office:value-type="float" office:value="135.50264207480001" table:style-name="ce19">
            <text:p>136</text:p>
          </table:table-cell>
          <table:table-cell office:value-type="float" office:value="137.228627279394" table:style-name="ce19">
            <text:p>137</text:p>
          </table:table-cell>
          <table:table-cell office:value-type="float" office:value="160.52204122200601" table:style-name="ce19">
            <text:p>161</text:p>
          </table:table-cell>
          <table:table-cell office:value-type="float" office:value="140.012491300563" table:style-name="ce19">
            <text:p>140</text:p>
          </table:table-cell>
          <table:table-cell office:value-type="float" office:value="153.71805099423599" table:style-name="ce19">
            <text:p>154</text:p>
          </table:table-cell>
          <table:table-cell office:value-type="float" office:value="135.845554693699" table:style-name="ce19">
            <text:p>136</text:p>
          </table:table-cell>
          <table:table-cell office:value-type="float" office:value="180.45952962422101" table:style-name="ce20">
            <text:p>180</text:p>
          </table:table-cell>
          <table:table-cell office:value-type="string" table:style-name="ce43">
            <text:p>[Note 24]</text:p>
          </table:table-cell>
          <table:table-cell table:number-columns-repeated="16343"/>
        </table:table-row>
        <table:table-row table:style-name="ro3">
          <table:table-cell office:value-type="string" table:style-name="ce1">
            <text:p>Strawberries</text:p>
          </table:table-cell>
          <table:table-cell office:value-type="float" office:value="58.15" table:style-name="ce19">
            <text:p>58</text:p>
          </table:table-cell>
          <table:table-cell office:value-type="float" office:value="54.843000000000004" table:style-name="ce19">
            <text:p>55</text:p>
          </table:table-cell>
          <table:table-cell office:value-type="float" office:value="62.820999999999998" table:style-name="ce19">
            <text:p>63</text:p>
          </table:table-cell>
          <table:table-cell office:value-type="float" office:value="64.912988999999996" table:style-name="ce19">
            <text:p>65</text:p>
          </table:table-cell>
          <table:table-cell office:value-type="float" office:value="63.363315256493102" table:style-name="ce19">
            <text:p>63</text:p>
          </table:table-cell>
          <table:table-cell office:value-type="float" office:value="69.324221732986103" table:style-name="ce19">
            <text:p>69</text:p>
          </table:table-cell>
          <table:table-cell office:value-type="float" office:value="63.014098086569398" table:style-name="ce19">
            <text:p>63</text:p>
          </table:table-cell>
          <table:table-cell office:value-type="float" office:value="72.4390129467983" table:style-name="ce19">
            <text:p>72</text:p>
          </table:table-cell>
          <table:table-cell office:value-type="float" office:value="80.305098002381598" table:style-name="ce19">
            <text:p>80</text:p>
          </table:table-cell>
          <table:table-cell office:value-type="float" office:value="64.545885775555504" table:style-name="ce19">
            <text:p>65</text:p>
          </table:table-cell>
          <table:table-cell office:value-type="float" office:value="65.607213233255393" table:style-name="ce19">
            <text:p>66</text:p>
          </table:table-cell>
          <table:table-cell office:value-type="float" office:value="77.565678440355498" table:style-name="ce19">
            <text:p>78</text:p>
          </table:table-cell>
          <table:table-cell office:value-type="float" office:value="68.6262110979238" table:style-name="ce19">
            <text:p>69</text:p>
          </table:table-cell>
          <table:table-cell office:value-type="float" office:value="74.873887931222697" table:style-name="ce19">
            <text:p>75</text:p>
          </table:table-cell>
          <table:table-cell office:value-type="float" office:value="88.391610852702399" table:style-name="ce19">
            <text:p>88</text:p>
          </table:table-cell>
          <table:table-cell office:value-type="float" office:value="83.878017173061494" table:style-name="ce19">
            <text:p>84</text:p>
          </table:table-cell>
          <table:table-cell office:value-type="float" office:value="80.652372563736705" table:style-name="ce19">
            <text:p>81</text:p>
          </table:table-cell>
          <table:table-cell office:value-type="float" office:value="93.965646885496596" table:style-name="ce19">
            <text:p>94</text:p>
          </table:table-cell>
          <table:table-cell office:value-type="float" office:value="109.02884665749001" table:style-name="ce19">
            <text:p>109</text:p>
          </table:table-cell>
          <table:table-cell office:value-type="float" office:value="100.359555460742" table:style-name="ce19">
            <text:p>100</text:p>
          </table:table-cell>
          <table:table-cell office:value-type="float" office:value="136.82480639078699" table:style-name="ce19">
            <text:p>137</text:p>
          </table:table-cell>
          <table:table-cell office:value-type="float" office:value="127.582970492131" table:style-name="ce19">
            <text:p>128</text:p>
          </table:table-cell>
          <table:table-cell office:value-type="float" office:value="155.09325602335699" table:style-name="ce19">
            <text:p>155</text:p>
          </table:table-cell>
          <table:table-cell office:value-type="float" office:value="194.808378463938" table:style-name="ce19">
            <text:p>195</text:p>
          </table:table-cell>
          <table:table-cell office:value-type="float" office:value="221.25672047748901" table:style-name="ce19">
            <text:p>221</text:p>
          </table:table-cell>
          <table:table-cell office:value-type="float" office:value="273.12642015913099" table:style-name="ce19">
            <text:p>273</text:p>
          </table:table-cell>
          <table:table-cell office:value-type="float" office:value="282.61289485702702" table:style-name="ce19">
            <text:p>283</text:p>
          </table:table-cell>
          <table:table-cell office:value-type="float" office:value="266.55600693908701" table:style-name="ce19">
            <text:p>267</text:p>
          </table:table-cell>
          <table:table-cell office:value-type="float" office:value="261.56357112774202" table:style-name="ce19">
            <text:p>262</text:p>
          </table:table-cell>
          <table:table-cell office:value-type="float" office:value="291.29723754065702" table:style-name="ce19">
            <text:p>291</text:p>
          </table:table-cell>
          <table:table-cell office:value-type="float" office:value="327.53222434155703" table:style-name="ce19">
            <text:p>328</text:p>
          </table:table-cell>
          <table:table-cell office:value-type="float" office:value="305.43763997629799" table:style-name="ce19">
            <text:p>305</text:p>
          </table:table-cell>
          <table:table-cell office:value-type="float" office:value="327.83983297594102" table:style-name="ce19">
            <text:p>328</text:p>
          </table:table-cell>
          <table:table-cell office:value-type="float" office:value="347.64357870259801" table:style-name="ce19">
            <text:p>348</text:p>
          </table:table-cell>
          <table:table-cell office:value-type="float" office:value="403.88720313025402" table:style-name="ce19">
            <text:p>404</text:p>
          </table:table-cell>
          <table:table-cell office:value-type="float" office:value="472.96746542699998" table:style-name="ce19">
            <text:p>473</text:p>
          </table:table-cell>
          <table:table-cell office:value-type="float" office:value="398.84705875097001" table:style-name="ce19">
            <text:p>399</text:p>
          </table:table-cell>
          <table:table-cell office:value-type="float" office:value="426.15857492536401" table:style-name="ce19">
            <text:p>426</text:p>
          </table:table-cell>
          <table:table-cell office:value-type="float" office:value="470.93817902281899" table:style-name="ce20">
            <text:p>471</text:p>
          </table:table-cell>
          <table:table-cell office:value-type="string" table:style-name="ce43">
            <text:p>[Note 24]</text:p>
          </table:table-cell>
          <table:table-cell table:number-columns-repeated="16343"/>
        </table:table-row>
        <table:table-row table:style-name="ro8">
          <table:table-cell table:number-columns-repeated="39" table:style-name="ce1"/>
          <table:table-cell table:style-name="ce13"/>
          <table:table-cell table:style-name="ce40"/>
          <table:table-cell table:number-columns-repeated="16343"/>
        </table:table-row>
        <table:table-row table:style-name="ro1">
          <table:table-cell office:value-type="string" table:style-name="ce15">
            <text:p>Table 7.11b Fresh fruit prices (£ per tonne)</text:p>
          </table:table-cell>
          <table:table-cell table:number-columns-repeated="38" table:style-name="ce1"/>
          <table:table-cell table:style-name="ce13"/>
          <table:table-cell table:style-name="ce40"/>
          <table:table-cell table:number-columns-repeated="16343"/>
        </table:table-row>
        <table:table-row table:style-name="ro5">
          <table:table-cell office:value-type="string" table:style-name="ce16">
            <text:p>Prices</text:p>
          </table:table-cell>
          <table:table-cell office:value-type="string" table:style-name="ce17">
            <text:p>1985</text:p>
          </table:table-cell>
          <table:table-cell office:value-type="string" table:style-name="ce17">
            <text:p>1986</text:p>
          </table:table-cell>
          <table:table-cell office:value-type="string" table:style-name="ce17">
            <text:p>1987</text:p>
          </table:table-cell>
          <table:table-cell office:value-type="string" table:style-name="ce17">
            <text:p>1988</text:p>
          </table:table-cell>
          <table:table-cell office:value-type="string" table:style-name="ce17">
            <text:p>1989</text:p>
          </table:table-cell>
          <table:table-cell office:value-type="string" table:style-name="ce17">
            <text:p>1990</text:p>
          </table:table-cell>
          <table:table-cell office:value-type="string" table:style-name="ce17">
            <text:p>1991</text:p>
          </table:table-cell>
          <table:table-cell office:value-type="string" table:style-name="ce17">
            <text:p>1992</text:p>
          </table:table-cell>
          <table:table-cell office:value-type="string" table:style-name="ce17">
            <text:p>1993</text:p>
          </table:table-cell>
          <table:table-cell office:value-type="string" table:style-name="ce17">
            <text:p>1994</text:p>
          </table:table-cell>
          <table:table-cell office:value-type="string" table:style-name="ce17">
            <text:p>1995</text:p>
          </table:table-cell>
          <table:table-cell office:value-type="string" table:style-name="ce17">
            <text:p>1996</text:p>
          </table:table-cell>
          <table:table-cell office:value-type="string" table:style-name="ce17">
            <text:p>1997</text:p>
          </table:table-cell>
          <table:table-cell office:value-type="string" table:style-name="ce17">
            <text:p>1998</text:p>
          </table:table-cell>
          <table:table-cell office:value-type="string" table:style-name="ce17">
            <text:p>1999</text:p>
          </table:table-cell>
          <table:table-cell office:value-type="string" table:style-name="ce17">
            <text:p>2000</text:p>
          </table:table-cell>
          <table:table-cell office:value-type="string" table:style-name="ce17">
            <text:p>2001</text:p>
          </table:table-cell>
          <table:table-cell office:value-type="string" table:style-name="ce17">
            <text:p>2002</text:p>
          </table:table-cell>
          <table:table-cell office:value-type="string" table:style-name="ce17">
            <text:p>2003</text:p>
          </table:table-cell>
          <table:table-cell office:value-type="string" table:style-name="ce17">
            <text:p>2004</text:p>
          </table:table-cell>
          <table:table-cell office:value-type="string" table:style-name="ce17">
            <text:p>2005</text:p>
          </table:table-cell>
          <table:table-cell office:value-type="string" table:style-name="ce17">
            <text:p>2006</text:p>
          </table:table-cell>
          <table:table-cell office:value-type="string" table:style-name="ce17">
            <text:p>2007</text:p>
          </table:table-cell>
          <table:table-cell office:value-type="string" table:style-name="ce17">
            <text:p>2008</text:p>
          </table:table-cell>
          <table:table-cell office:value-type="string" table:style-name="ce17">
            <text:p>2009</text:p>
          </table:table-cell>
          <table:table-cell office:value-type="string" table:style-name="ce17">
            <text:p>2010</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office:value-type="string" table:style-name="ce17">
            <text:p>2015</text:p>
          </table:table-cell>
          <table:table-cell office:value-type="string" table:style-name="ce17">
            <text:p>2016</text:p>
          </table:table-cell>
          <table:table-cell office:value-type="string" table:style-name="ce17">
            <text:p>2017</text:p>
          </table:table-cell>
          <table:table-cell office:value-type="string" table:style-name="ce17">
            <text:p>2018</text:p>
          </table:table-cell>
          <table:table-cell office:value-type="string" table:style-name="ce17">
            <text:p>2019</text:p>
          </table:table-cell>
          <table:table-cell office:value-type="string" table:style-name="ce17">
            <text:p>2020</text:p>
          </table:table-cell>
          <table:table-cell office:value-type="string" table:style-name="ce17">
            <text:p>2021</text:p>
          </table:table-cell>
          <table:table-cell office:value-type="string" table:style-name="ce17">
            <text:p>2022</text:p>
          </table:table-cell>
          <table:table-cell office:value-type="string" table:style-name="ce17">
            <text:p>2023 (provisional)</text:p>
          </table:table-cell>
          <table:table-cell table:style-name="ce40"/>
          <table:table-cell table:number-columns-repeated="16343"/>
        </table:table-row>
        <table:table-row table:style-name="ro3">
          <table:table-cell office:value-type="string" table:style-name="ce1">
            <text:p>Dessert apples</text:p>
          </table:table-cell>
          <table:table-cell office:value-type="float" office:value="336.89162881245898" table:style-name="ce19">
            <text:p>337</text:p>
          </table:table-cell>
          <table:table-cell office:value-type="float" office:value="361.77943166441099" table:style-name="ce19">
            <text:p>362</text:p>
          </table:table-cell>
          <table:table-cell office:value-type="float" office:value="335.761548064919" table:style-name="ce19">
            <text:p>336</text:p>
          </table:table-cell>
          <table:table-cell office:value-type="float" office:value="404.78165577358499" table:style-name="ce19">
            <text:p>405</text:p>
          </table:table-cell>
          <table:table-cell office:value-type="float" office:value="351.44990303098302" table:style-name="ce19">
            <text:p>351</text:p>
          </table:table-cell>
          <table:table-cell office:value-type="float" office:value="469.43846240935602" table:style-name="ce19">
            <text:p>469</text:p>
          </table:table-cell>
          <table:table-cell office:value-type="float" office:value="551.66859003452396" table:style-name="ce19">
            <text:p>552</text:p>
          </table:table-cell>
          <table:table-cell office:value-type="float" office:value="354.98189137912902" table:style-name="ce19">
            <text:p>355</text:p>
          </table:table-cell>
          <table:table-cell office:value-type="float" office:value="315.08813647449603" table:style-name="ce19">
            <text:p>315</text:p>
          </table:table-cell>
          <table:table-cell office:value-type="float" office:value="344.85567831551998" table:style-name="ce19">
            <text:p>345</text:p>
          </table:table-cell>
          <table:table-cell office:value-type="float" office:value="418.55322112702902" table:style-name="ce19">
            <text:p>419</text:p>
          </table:table-cell>
          <table:table-cell office:value-type="float" office:value="527.96260064400201" table:style-name="ce19">
            <text:p>528</text:p>
          </table:table-cell>
          <table:table-cell office:value-type="float" office:value="525.66238396069195" table:style-name="ce19">
            <text:p>526</text:p>
          </table:table-cell>
          <table:table-cell office:value-type="float" office:value="480.28890888951202" table:style-name="ce19">
            <text:p>480</text:p>
          </table:table-cell>
          <table:table-cell office:value-type="float" office:value="436.84702293071399" table:style-name="ce19">
            <text:p>437</text:p>
          </table:table-cell>
          <table:table-cell office:value-type="float" office:value="357.75506273236903" table:style-name="ce19">
            <text:p>358</text:p>
          </table:table-cell>
          <table:table-cell office:value-type="float" office:value="352.16577208364203" table:style-name="ce19">
            <text:p>352</text:p>
          </table:table-cell>
          <table:table-cell office:value-type="float" office:value="385.16049378555198" table:style-name="ce19">
            <text:p>385</text:p>
          </table:table-cell>
          <table:table-cell office:value-type="float" office:value="460.28114077102799" table:style-name="ce19">
            <text:p>460</text:p>
          </table:table-cell>
          <table:table-cell office:value-type="float" office:value="412.170194713721" table:style-name="ce19">
            <text:p>412</text:p>
          </table:table-cell>
          <table:table-cell office:value-type="float" office:value="418.59418662037501" table:style-name="ce19">
            <text:p>419</text:p>
          </table:table-cell>
          <table:table-cell office:value-type="float" office:value="433.55181547936502" table:style-name="ce19">
            <text:p>434</text:p>
          </table:table-cell>
          <table:table-cell office:value-type="float" office:value="487.99606673632798" table:style-name="ce19">
            <text:p>488</text:p>
          </table:table-cell>
          <table:table-cell office:value-type="float" office:value="540.20457580873801" table:style-name="ce19">
            <text:p>540</text:p>
          </table:table-cell>
          <table:table-cell office:value-type="float" office:value="516.22850318672295" table:style-name="ce19">
            <text:p>516</text:p>
          </table:table-cell>
          <table:table-cell office:value-type="float" office:value="508.66308179596302" table:style-name="ce19">
            <text:p>509</text:p>
          </table:table-cell>
          <table:table-cell office:value-type="float" office:value="533.12525050508498" table:style-name="ce19">
            <text:p>533</text:p>
          </table:table-cell>
          <table:table-cell office:value-type="float" office:value="604.42325001116296" table:style-name="ce19">
            <text:p>604</text:p>
          </table:table-cell>
          <table:table-cell office:value-type="float" office:value="554.49786784638798" table:style-name="ce19">
            <text:p>554</text:p>
          </table:table-cell>
          <table:table-cell office:value-type="float" office:value="506.74627186146301" table:style-name="ce19">
            <text:p>507</text:p>
          </table:table-cell>
          <table:table-cell office:value-type="float" office:value="479.97920247211101" table:style-name="ce19">
            <text:p>480</text:p>
          </table:table-cell>
          <table:table-cell office:value-type="float" office:value="545.89560650447095" table:style-name="ce19">
            <text:p>546</text:p>
          </table:table-cell>
          <table:table-cell office:value-type="float" office:value="542.70305251139405" table:style-name="ce19">
            <text:p>543</text:p>
          </table:table-cell>
          <table:table-cell office:value-type="float" office:value="607.47506090788897" table:style-name="ce19">
            <text:p>607</text:p>
          </table:table-cell>
          <table:table-cell office:value-type="float" office:value="684.57347481305999" table:style-name="ce19">
            <text:p>685</text:p>
          </table:table-cell>
          <table:table-cell office:value-type="float" office:value="787.72913626475304" table:style-name="ce19">
            <text:p>788</text:p>
          </table:table-cell>
          <table:table-cell office:value-type="float" office:value="816.97512876149494" table:style-name="ce19">
            <text:p>817</text:p>
          </table:table-cell>
          <table:table-cell office:value-type="float" office:value="878.77981483033602" table:style-name="ce19">
            <text:p>879</text:p>
          </table:table-cell>
          <table:table-cell office:value-type="float" office:value="904.39307869622405" table:style-name="ce20">
            <text:p>904</text:p>
          </table:table-cell>
          <table:table-cell table:style-name="ce40"/>
          <table:table-cell table:number-columns-repeated="16343"/>
        </table:table-row>
        <table:table-row table:style-name="ro3">
          <table:table-cell office:value-type="string" table:style-name="ce1">
            <text:p>Culinary apples</text:p>
          </table:table-cell>
          <table:table-cell office:value-type="float" office:value="200.30300715504299" table:style-name="ce19">
            <text:p>200</text:p>
          </table:table-cell>
          <table:table-cell office:value-type="float" office:value="222.981569897079" table:style-name="ce19">
            <text:p>223</text:p>
          </table:table-cell>
          <table:table-cell office:value-type="float" office:value="201.89485367370301" table:style-name="ce19">
            <text:p>202</text:p>
          </table:table-cell>
          <table:table-cell office:value-type="float" office:value="221.299334950244" table:style-name="ce19">
            <text:p>221</text:p>
          </table:table-cell>
          <table:table-cell office:value-type="float" office:value="174.29542903959501" table:style-name="ce19">
            <text:p>174</text:p>
          </table:table-cell>
          <table:table-cell office:value-type="float" office:value="208.563769416154" table:style-name="ce19">
            <text:p>209</text:p>
          </table:table-cell>
          <table:table-cell office:value-type="float" office:value="223.08439253744399" table:style-name="ce19">
            <text:p>223</text:p>
          </table:table-cell>
          <table:table-cell office:value-type="float" office:value="152.87333822344601" table:style-name="ce19">
            <text:p>153</text:p>
          </table:table-cell>
          <table:table-cell office:value-type="float" office:value="210.88586638614501" table:style-name="ce19">
            <text:p>211</text:p>
          </table:table-cell>
          <table:table-cell office:value-type="float" office:value="241.454205122057" table:style-name="ce19">
            <text:p>241</text:p>
          </table:table-cell>
          <table:table-cell office:value-type="float" office:value="243.11881036767099" table:style-name="ce19">
            <text:p>243</text:p>
          </table:table-cell>
          <table:table-cell office:value-type="float" office:value="279.118078695831" table:style-name="ce19">
            <text:p>279</text:p>
          </table:table-cell>
          <table:table-cell office:value-type="float" office:value="321.97697305735699" table:style-name="ce19">
            <text:p>322</text:p>
          </table:table-cell>
          <table:table-cell office:value-type="float" office:value="341.37364169450598" table:style-name="ce19">
            <text:p>341</text:p>
          </table:table-cell>
          <table:table-cell office:value-type="float" office:value="248.909668991807" table:style-name="ce19">
            <text:p>249</text:p>
          </table:table-cell>
          <table:table-cell office:value-type="float" office:value="215.31272697157499" table:style-name="ce19">
            <text:p>215</text:p>
          </table:table-cell>
          <table:table-cell office:value-type="float" office:value="175.66035808335101" table:style-name="ce19">
            <text:p>176</text:p>
          </table:table-cell>
          <table:table-cell office:value-type="float" office:value="285.68211561803901" table:style-name="ce19">
            <text:p>286</text:p>
          </table:table-cell>
          <table:table-cell office:value-type="float" office:value="471.668565362072" table:style-name="ce19">
            <text:p>472</text:p>
          </table:table-cell>
          <table:table-cell office:value-type="float" office:value="359.78612307279099" table:style-name="ce19">
            <text:p>360</text:p>
          </table:table-cell>
          <table:table-cell office:value-type="float" office:value="316.93326058749398" table:style-name="ce19">
            <text:p>317</text:p>
          </table:table-cell>
          <table:table-cell office:value-type="float" office:value="379.41473669860801" table:style-name="ce19">
            <text:p>379</text:p>
          </table:table-cell>
          <table:table-cell office:value-type="float" office:value="373.61524881361902" table:style-name="ce19">
            <text:p>374</text:p>
          </table:table-cell>
          <table:table-cell office:value-type="float" office:value="452.98932730373502" table:style-name="ce19">
            <text:p>453</text:p>
          </table:table-cell>
          <table:table-cell office:value-type="float" office:value="428.30938376402003" table:style-name="ce19">
            <text:p>428</text:p>
          </table:table-cell>
          <table:table-cell office:value-type="float" office:value="362.40911387176698" table:style-name="ce19">
            <text:p>362</text:p>
          </table:table-cell>
          <table:table-cell office:value-type="float" office:value="390.36486376598299" table:style-name="ce19">
            <text:p>390</text:p>
          </table:table-cell>
          <table:table-cell office:value-type="float" office:value="530.35488534003503" table:style-name="ce19">
            <text:p>530</text:p>
          </table:table-cell>
          <table:table-cell office:value-type="float" office:value="550.21499661790494" table:style-name="ce19">
            <text:p>550</text:p>
          </table:table-cell>
          <table:table-cell office:value-type="float" office:value="440.94029436740999" table:style-name="ce19">
            <text:p>441</text:p>
          </table:table-cell>
          <table:table-cell office:value-type="float" office:value="449.70288155396901" table:style-name="ce19">
            <text:p>450</text:p>
          </table:table-cell>
          <table:table-cell office:value-type="float" office:value="224.222473559397" table:style-name="ce19">
            <text:p>224</text:p>
          </table:table-cell>
          <table:table-cell office:value-type="float" office:value="235.70646047172301" table:style-name="ce19">
            <text:p>236</text:p>
          </table:table-cell>
          <table:table-cell office:value-type="float" office:value="234.81974162108" table:style-name="ce19">
            <text:p>235</text:p>
          </table:table-cell>
          <table:table-cell office:value-type="float" office:value="202.207915849904" table:style-name="ce19">
            <text:p>202</text:p>
          </table:table-cell>
          <table:table-cell office:value-type="float" office:value="404.50342935436498" table:style-name="ce19">
            <text:p>405</text:p>
          </table:table-cell>
          <table:table-cell office:value-type="float" office:value="228.12208282340299" table:style-name="ce19">
            <text:p>228</text:p>
          </table:table-cell>
          <table:table-cell office:value-type="float" office:value="434.98999672393597" table:style-name="ce19">
            <text:p>435</text:p>
          </table:table-cell>
          <table:table-cell office:value-type="float" office:value="217.644829712736" table:style-name="ce20">
            <text:p>218</text:p>
          </table:table-cell>
          <table:table-cell table:style-name="ce40"/>
          <table:table-cell table:number-columns-repeated="16343"/>
        </table:table-row>
        <table:table-row table:style-name="ro3">
          <table:table-cell office:value-type="string" table:style-name="ce1">
            <text:p>Pears</text:p>
          </table:table-cell>
          <table:table-cell office:value-type="float" office:value="305.79831932773101" table:style-name="ce19">
            <text:p>306</text:p>
          </table:table-cell>
          <table:table-cell office:value-type="float" office:value="330.33112582781501" table:style-name="ce19">
            <text:p>330</text:p>
          </table:table-cell>
          <table:table-cell office:value-type="float" office:value="307.22466960352398" table:style-name="ce19">
            <text:p>307</text:p>
          </table:table-cell>
          <table:table-cell office:value-type="float" office:value="331.98666485256598" table:style-name="ce19">
            <text:p>332</text:p>
          </table:table-cell>
          <table:table-cell office:value-type="float" office:value="424.88399266904298" table:style-name="ce19">
            <text:p>425</text:p>
          </table:table-cell>
          <table:table-cell office:value-type="float" office:value="522.29208946473102" table:style-name="ce19">
            <text:p>522</text:p>
          </table:table-cell>
          <table:table-cell office:value-type="float" office:value="498.76741564147102" table:style-name="ce19">
            <text:p>499</text:p>
          </table:table-cell>
          <table:table-cell office:value-type="float" office:value="486.83996233661702" table:style-name="ce19">
            <text:p>487</text:p>
          </table:table-cell>
          <table:table-cell office:value-type="float" office:value="385.70566820395601" table:style-name="ce19">
            <text:p>386</text:p>
          </table:table-cell>
          <table:table-cell office:value-type="float" office:value="412.571535684357" table:style-name="ce19">
            <text:p>413</text:p>
          </table:table-cell>
          <table:table-cell office:value-type="float" office:value="453.03985628891598" table:style-name="ce19">
            <text:p>453</text:p>
          </table:table-cell>
          <table:table-cell office:value-type="float" office:value="445.72583703311199" table:style-name="ce19">
            <text:p>446</text:p>
          </table:table-cell>
          <table:table-cell office:value-type="float" office:value="441.88530958943301" table:style-name="ce19">
            <text:p>442</text:p>
          </table:table-cell>
          <table:table-cell office:value-type="float" office:value="405.07166119011902" table:style-name="ce19">
            <text:p>405</text:p>
          </table:table-cell>
          <table:table-cell office:value-type="float" office:value="426.36328143799199" table:style-name="ce19">
            <text:p>426</text:p>
          </table:table-cell>
          <table:table-cell office:value-type="float" office:value="283.29831871135502" table:style-name="ce19">
            <text:p>283</text:p>
          </table:table-cell>
          <table:table-cell office:value-type="float" office:value="352.14019802701699" table:style-name="ce19">
            <text:p>352</text:p>
          </table:table-cell>
          <table:table-cell office:value-type="float" office:value="402.921824197067" table:style-name="ce19">
            <text:p>403</text:p>
          </table:table-cell>
          <table:table-cell office:value-type="float" office:value="344.04508597572402" table:style-name="ce19">
            <text:p>344</text:p>
          </table:table-cell>
          <table:table-cell office:value-type="float" office:value="348.13575971109901" table:style-name="ce19">
            <text:p>348</text:p>
          </table:table-cell>
          <table:table-cell office:value-type="float" office:value="348.93343560302799" table:style-name="ce19">
            <text:p>349</text:p>
          </table:table-cell>
          <table:table-cell office:value-type="float" office:value="391.86611547471801" table:style-name="ce19">
            <text:p>392</text:p>
          </table:table-cell>
          <table:table-cell office:value-type="float" office:value="386.93073249476402" table:style-name="ce19">
            <text:p>387</text:p>
          </table:table-cell>
          <table:table-cell office:value-type="float" office:value="504.047608258629" table:style-name="ce19">
            <text:p>504</text:p>
          </table:table-cell>
          <table:table-cell office:value-type="float" office:value="511.94428525915202" table:style-name="ce19">
            <text:p>512</text:p>
          </table:table-cell>
          <table:table-cell office:value-type="float" office:value="488.34625564558797" table:style-name="ce19">
            <text:p>488</text:p>
          </table:table-cell>
          <table:table-cell office:value-type="float" office:value="483.43076320052501" table:style-name="ce19">
            <text:p>483</text:p>
          </table:table-cell>
          <table:table-cell office:value-type="float" office:value="580.36842428076295" table:style-name="ce19">
            <text:p>580</text:p>
          </table:table-cell>
          <table:table-cell office:value-type="float" office:value="593.36719359348501" table:style-name="ce19">
            <text:p>593</text:p>
          </table:table-cell>
          <table:table-cell office:value-type="float" office:value="482.32790910203698" table:style-name="ce19">
            <text:p>482</text:p>
          </table:table-cell>
          <table:table-cell office:value-type="float" office:value="488.07273831762001" table:style-name="ce19">
            <text:p>488</text:p>
          </table:table-cell>
          <table:table-cell office:value-type="float" office:value="144.19658122302599" table:style-name="ce19">
            <text:p>144</text:p>
          </table:table-cell>
          <table:table-cell office:value-type="float" office:value="171.211212164176" table:style-name="ce19">
            <text:p>171</text:p>
          </table:table-cell>
          <table:table-cell office:value-type="float" office:value="166.79603053487301" table:style-name="ce19">
            <text:p>167</text:p>
          </table:table-cell>
          <table:table-cell office:value-type="float" office:value="285.87101561737802" table:style-name="ce19">
            <text:p>286</text:p>
          </table:table-cell>
          <table:table-cell office:value-type="float" office:value="215.78245660954599" table:style-name="ce19">
            <text:p>216</text:p>
          </table:table-cell>
          <table:table-cell office:value-type="float" office:value="359.87043379020099" table:style-name="ce19">
            <text:p>360</text:p>
          </table:table-cell>
          <table:table-cell office:value-type="float" office:value="180.06345505416701" table:style-name="ce19">
            <text:p>180</text:p>
          </table:table-cell>
          <table:table-cell office:value-type="float" office:value="239.53587058518499" table:style-name="ce20">
            <text:p>240</text:p>
          </table:table-cell>
          <table:table-cell table:style-name="ce40"/>
          <table:table-cell table:number-columns-repeated="16343"/>
        </table:table-row>
        <table:table-row table:style-name="ro3">
          <table:table-cell office:value-type="string" table:style-name="ce1">
            <text:p>Raspberrie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4079.5287993564898" table:style-name="ce19">
            <text:p>4,080</text:p>
          </table:table-cell>
          <table:table-cell office:value-type="float" office:value="6033.1486258286604" table:style-name="ce19">
            <text:p>6,033</text:p>
          </table:table-cell>
          <table:table-cell office:value-type="float" office:value="5762.1068711821499" table:style-name="ce19">
            <text:p>5,762</text:p>
          </table:table-cell>
          <table:table-cell office:value-type="float" office:value="6131.7918434434096" table:style-name="ce19">
            <text:p>6,132</text:p>
          </table:table-cell>
          <table:table-cell office:value-type="float" office:value="6717.2316220647499" table:style-name="ce19">
            <text:p>6,717</text:p>
          </table:table-cell>
          <table:table-cell office:value-type="float" office:value="7071.6814065953404" table:style-name="ce19">
            <text:p>7,072</text:p>
          </table:table-cell>
          <table:table-cell office:value-type="float" office:value="6460.5056488906403" table:style-name="ce19">
            <text:p>6,461</text:p>
          </table:table-cell>
          <table:table-cell office:value-type="float" office:value="7160.9163834467299" table:style-name="ce19">
            <text:p>7,161</text:p>
          </table:table-cell>
          <table:table-cell office:value-type="float" office:value="6198.2655021621704" table:style-name="ce19">
            <text:p>6,198</text:p>
          </table:table-cell>
          <table:table-cell office:value-type="float" office:value="6500.9936005005402" table:style-name="ce19">
            <text:p>6,501</text:p>
          </table:table-cell>
          <table:table-cell office:value-type="float" office:value="6119.4885790457201" table:style-name="ce19">
            <text:p>6,119</text:p>
          </table:table-cell>
          <table:table-cell office:value-type="float" office:value="7188.0102448021998" table:style-name="ce19">
            <text:p>7,188</text:p>
          </table:table-cell>
          <table:table-cell office:value-type="float" office:value="5984.2541670679602" table:style-name="ce19">
            <text:p>5,984</text:p>
          </table:table-cell>
          <table:table-cell office:value-type="float" office:value="5089.35845567463" table:style-name="ce19">
            <text:p>5,089</text:p>
          </table:table-cell>
          <table:table-cell office:value-type="float" office:value="5164.2128205093204" table:style-name="ce19">
            <text:p>5,164</text:p>
          </table:table-cell>
          <table:table-cell office:value-type="float" office:value="5857.1112615144502" table:style-name="ce19">
            <text:p>5,857</text:p>
          </table:table-cell>
          <table:table-cell office:value-type="float" office:value="5598.0365159555104" table:style-name="ce19">
            <text:p>5,598</text:p>
          </table:table-cell>
          <table:table-cell office:value-type="float" office:value="7977.2310268109304" table:style-name="ce19">
            <text:p>7,977</text:p>
          </table:table-cell>
          <table:table-cell office:value-type="float" office:value="7601.15460161593" table:style-name="ce19">
            <text:p>7,601</text:p>
          </table:table-cell>
          <table:table-cell office:value-type="float" office:value="11631.294207168599" table:style-name="ce20">
            <text:p>11,631</text:p>
          </table:table-cell>
          <table:table-cell table:style-name="ce40"/>
          <table:table-cell table:number-columns-repeated="16343"/>
        </table:table-row>
        <table:table-row table:style-name="ro3">
          <table:table-cell office:value-type="string" table:style-name="ce1">
            <text:p>Strawberrie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912.8311486518401" table:style-name="ce19">
            <text:p>1,913</text:p>
          </table:table-cell>
          <table:table-cell office:value-type="float" office:value="1995.98550533606" table:style-name="ce19">
            <text:p>1,996</text:p>
          </table:table-cell>
          <table:table-cell office:value-type="float" office:value="1889.92208944452" table:style-name="ce19">
            <text:p>1,890</text:p>
          </table:table-cell>
          <table:table-cell office:value-type="float" office:value="1865.8893428408001" table:style-name="ce19">
            <text:p>1,866</text:p>
          </table:table-cell>
          <table:table-cell office:value-type="float" office:value="2073.2250594356801" table:style-name="ce19">
            <text:p>2,073</text:p>
          </table:table-cell>
          <table:table-cell office:value-type="float" office:value="2245.27922889415" table:style-name="ce19">
            <text:p>2,245</text:p>
          </table:table-cell>
          <table:table-cell office:value-type="float" office:value="2495.6954594939798" table:style-name="ce19">
            <text:p>2,496</text:p>
          </table:table-cell>
          <table:table-cell office:value-type="float" office:value="2407.3401077553699" table:style-name="ce19">
            <text:p>2,407</text:p>
          </table:table-cell>
          <table:table-cell office:value-type="float" office:value="2355.51912005843" table:style-name="ce19">
            <text:p>2,356</text:p>
          </table:table-cell>
          <table:table-cell office:value-type="float" office:value="2283.1196174469701" table:style-name="ce19">
            <text:p>2,283</text:p>
          </table:table-cell>
          <table:table-cell office:value-type="float" office:value="2338.1909143685698" table:style-name="ce19">
            <text:p>2,338</text:p>
          </table:table-cell>
          <table:table-cell office:value-type="float" office:value="2459.54327381035" table:style-name="ce19">
            <text:p>2,460</text:p>
          </table:table-cell>
          <table:table-cell office:value-type="float" office:value="1896.63066995082" table:style-name="ce19">
            <text:p>1,897</text:p>
          </table:table-cell>
          <table:table-cell office:value-type="float" office:value="1988.13825522563" table:style-name="ce19">
            <text:p>1,988</text:p>
          </table:table-cell>
          <table:table-cell office:value-type="float" office:value="2200.4655623305198" table:style-name="ce19">
            <text:p>2,200</text:p>
          </table:table-cell>
          <table:table-cell office:value-type="float" office:value="2330.2463886712899" table:style-name="ce19">
            <text:p>2,330</text:p>
          </table:table-cell>
          <table:table-cell office:value-type="float" office:value="3145.16849575577" table:style-name="ce19">
            <text:p>3,145</text:p>
          </table:table-cell>
          <table:table-cell office:value-type="float" office:value="2541.4171508274299" table:style-name="ce19">
            <text:p>2,541</text:p>
          </table:table-cell>
          <table:table-cell office:value-type="float" office:value="2607.5922673854102" table:style-name="ce19">
            <text:p>2,608</text:p>
          </table:table-cell>
          <table:table-cell office:value-type="float" office:value="2952.1225410304601" table:style-name="ce20">
            <text:p>2,952</text:p>
          </table:table-cell>
          <table:table-cell table:style-name="ce40"/>
          <table:table-cell table:number-columns-repeated="16343"/>
        </table:table-row>
        <table:table-row table:style-name="ro8">
          <table:table-cell table:number-columns-repeated="39" table:style-name="ce1"/>
          <table:table-cell table:style-name="ce13"/>
          <table:table-cell table:style-name="ce40"/>
          <table:table-cell table:number-columns-repeated="16343"/>
        </table:table-row>
        <table:table-row table:style-name="ro1">
          <table:table-cell office:value-type="string" table:style-name="ce15">
            <text:p>Table 7.11c Fresh fruit supply and use (thousand tonnes)</text:p>
          </table:table-cell>
          <table:table-cell table:number-columns-repeated="38" table:style-name="ce1"/>
          <table:table-cell table:style-name="ce13"/>
          <table:table-cell table:style-name="ce40"/>
          <table:table-cell table:number-columns-repeated="16343"/>
        </table:table-row>
        <table:table-row table:style-name="ro5">
          <table:table-cell office:value-type="string" table:style-name="ce16">
            <text:p>Supply and use</text:p>
          </table:table-cell>
          <table:table-cell office:value-type="string" table:style-name="ce17">
            <text:p>1985</text:p>
          </table:table-cell>
          <table:table-cell office:value-type="string" table:style-name="ce17">
            <text:p>1986</text:p>
          </table:table-cell>
          <table:table-cell office:value-type="string" table:style-name="ce17">
            <text:p>1987</text:p>
          </table:table-cell>
          <table:table-cell office:value-type="string" table:style-name="ce17">
            <text:p>1988</text:p>
          </table:table-cell>
          <table:table-cell office:value-type="string" table:style-name="ce17">
            <text:p>1989</text:p>
          </table:table-cell>
          <table:table-cell office:value-type="string" table:style-name="ce17">
            <text:p>1990</text:p>
          </table:table-cell>
          <table:table-cell office:value-type="string" table:style-name="ce17">
            <text:p>1991</text:p>
          </table:table-cell>
          <table:table-cell office:value-type="string" table:style-name="ce17">
            <text:p>1992</text:p>
          </table:table-cell>
          <table:table-cell office:value-type="string" table:style-name="ce17">
            <text:p>1993</text:p>
          </table:table-cell>
          <table:table-cell office:value-type="string" table:style-name="ce17">
            <text:p>1994</text:p>
          </table:table-cell>
          <table:table-cell office:value-type="string" table:style-name="ce17">
            <text:p>1995</text:p>
          </table:table-cell>
          <table:table-cell office:value-type="string" table:style-name="ce17">
            <text:p>1996</text:p>
          </table:table-cell>
          <table:table-cell office:value-type="string" table:style-name="ce17">
            <text:p>1997</text:p>
          </table:table-cell>
          <table:table-cell office:value-type="string" table:style-name="ce17">
            <text:p>1998</text:p>
          </table:table-cell>
          <table:table-cell office:value-type="string" table:style-name="ce17">
            <text:p>1999</text:p>
          </table:table-cell>
          <table:table-cell office:value-type="string" table:style-name="ce17">
            <text:p>2000</text:p>
          </table:table-cell>
          <table:table-cell office:value-type="string" table:style-name="ce17">
            <text:p>2001</text:p>
          </table:table-cell>
          <table:table-cell office:value-type="string" table:style-name="ce17">
            <text:p>2002</text:p>
          </table:table-cell>
          <table:table-cell office:value-type="string" table:style-name="ce17">
            <text:p>2003</text:p>
          </table:table-cell>
          <table:table-cell office:value-type="string" table:style-name="ce17">
            <text:p>2004</text:p>
          </table:table-cell>
          <table:table-cell office:value-type="string" table:style-name="ce17">
            <text:p>2005</text:p>
          </table:table-cell>
          <table:table-cell office:value-type="string" table:style-name="ce17">
            <text:p>2006</text:p>
          </table:table-cell>
          <table:table-cell office:value-type="string" table:style-name="ce17">
            <text:p>2007</text:p>
          </table:table-cell>
          <table:table-cell office:value-type="string" table:style-name="ce17">
            <text:p>2008</text:p>
          </table:table-cell>
          <table:table-cell office:value-type="string" table:style-name="ce17">
            <text:p>2009</text:p>
          </table:table-cell>
          <table:table-cell office:value-type="string" table:style-name="ce17">
            <text:p>2010</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office:value-type="string" table:style-name="ce17">
            <text:p>2015</text:p>
          </table:table-cell>
          <table:table-cell office:value-type="string" table:style-name="ce17">
            <text:p>2016</text:p>
          </table:table-cell>
          <table:table-cell office:value-type="string" table:style-name="ce17">
            <text:p>2017</text:p>
          </table:table-cell>
          <table:table-cell office:value-type="string" table:style-name="ce17">
            <text:p>2018</text:p>
          </table:table-cell>
          <table:table-cell office:value-type="string" table:style-name="ce17">
            <text:p>2019</text:p>
          </table:table-cell>
          <table:table-cell office:value-type="string" table:style-name="ce17">
            <text:p>2020</text:p>
          </table:table-cell>
          <table:table-cell office:value-type="string" table:style-name="ce17">
            <text:p>2021</text:p>
          </table:table-cell>
          <table:table-cell office:value-type="string" table:style-name="ce17">
            <text:p>2022</text:p>
          </table:table-cell>
          <table:table-cell office:value-type="string" table:style-name="ce17">
            <text:p>2023 (provisional)</text:p>
          </table:table-cell>
          <table:table-cell office:value-type="string" table:style-name="ce41">
            <text:p>Notes</text:p>
          </table:table-cell>
          <table:table-cell table:number-columns-repeated="16343"/>
        </table:table-row>
        <table:table-row table:style-name="ro3">
          <table:table-cell office:value-type="string" table:style-name="ce1">
            <text:p>Total production<text:s/></text:p>
          </table:table-cell>
          <table:table-cell office:value-type="float" office:value="501.39546000000001" table:style-name="ce19">
            <text:p>501</text:p>
          </table:table-cell>
          <table:table-cell office:value-type="float" office:value="496.46352999999999" table:style-name="ce19">
            <text:p>496</text:p>
          </table:table-cell>
          <table:table-cell office:value-type="float" office:value="491.70056" table:style-name="ce19">
            <text:p>492</text:p>
          </table:table-cell>
          <table:table-cell office:value-type="float" office:value="445.42448000000002" table:style-name="ce19">
            <text:p>445</text:p>
          </table:table-cell>
          <table:table-cell office:value-type="float" office:value="588.64763000000005" table:style-name="ce19">
            <text:p>589</text:p>
          </table:table-cell>
          <table:table-cell office:value-type="float" office:value="484.14494999999999" table:style-name="ce19">
            <text:p>484</text:p>
          </table:table-cell>
          <table:table-cell office:value-type="float" office:value="508.06452999999999" table:style-name="ce19">
            <text:p>508</text:p>
          </table:table-cell>
          <table:table-cell office:value-type="float" office:value="517.63100399999996" table:style-name="ce19">
            <text:p>518</text:p>
          </table:table-cell>
          <table:table-cell office:value-type="float" office:value="463.78216487849198" table:style-name="ce19">
            <text:p>464</text:p>
          </table:table-cell>
          <table:table-cell office:value-type="float" office:value="427.60876430523899" table:style-name="ce19">
            <text:p>428</text:p>
          </table:table-cell>
          <table:table-cell office:value-type="float" office:value="397.84591047254298" table:style-name="ce19">
            <text:p>398</text:p>
          </table:table-cell>
          <table:table-cell office:value-type="float" office:value="363.85704550855701" table:style-name="ce19">
            <text:p>364</text:p>
          </table:table-cell>
          <table:table-cell office:value-type="float" office:value="292.35154543295101" table:style-name="ce19">
            <text:p>292</text:p>
          </table:table-cell>
          <table:table-cell office:value-type="float" office:value="278.160189401092" table:style-name="ce19">
            <text:p>278</text:p>
          </table:table-cell>
          <table:table-cell office:value-type="float" office:value="346.85755628266998" table:style-name="ce19">
            <text:p>347</text:p>
          </table:table-cell>
          <table:table-cell office:value-type="float" office:value="306.54840629074198" table:style-name="ce19">
            <text:p>307</text:p>
          </table:table-cell>
          <table:table-cell office:value-type="float" office:value="331.06069426622298" table:style-name="ce19">
            <text:p>331</text:p>
          </table:table-cell>
          <table:table-cell office:value-type="float" office:value="294.482777850633" table:style-name="ce19">
            <text:p>294</text:p>
          </table:table-cell>
          <table:table-cell office:value-type="float" office:value="269.44546784165402" table:style-name="ce19">
            <text:p>269</text:p>
          </table:table-cell>
          <table:table-cell office:value-type="float" office:value="293.47364417465201" table:style-name="ce19">
            <text:p>293</text:p>
          </table:table-cell>
          <table:table-cell office:value-type="float" office:value="361.26968967414098" table:style-name="ce19">
            <text:p>361</text:p>
          </table:table-cell>
          <table:table-cell office:value-type="float" office:value="384.550586681102" table:style-name="ce19">
            <text:p>385</text:p>
          </table:table-cell>
          <table:table-cell office:value-type="float" office:value="395.62119788294598" table:style-name="ce19">
            <text:p>396</text:p>
          </table:table-cell>
          <table:table-cell office:value-type="float" office:value="397.08193406877399" table:style-name="ce19">
            <text:p>397</text:p>
          </table:table-cell>
          <table:table-cell office:value-type="float" office:value="402.51342508798302" table:style-name="ce19">
            <text:p>403</text:p>
          </table:table-cell>
          <table:table-cell office:value-type="float" office:value="569.22975908397302" table:style-name="ce19">
            <text:p>569</text:p>
          </table:table-cell>
          <table:table-cell office:value-type="float" office:value="575.65714156513195" table:style-name="ce19">
            <text:p>576</text:p>
          </table:table-cell>
          <table:table-cell office:value-type="float" office:value="520.69159498111003" table:style-name="ce19">
            <text:p>521</text:p>
          </table:table-cell>
          <table:table-cell office:value-type="float" office:value="544.14393085831205" table:style-name="ce19">
            <text:p>544</text:p>
          </table:table-cell>
          <table:table-cell office:value-type="float" office:value="752.42352571076697" table:style-name="ce19">
            <text:p>752</text:p>
          </table:table-cell>
          <table:table-cell office:value-type="float" office:value="795.69966200396595" table:style-name="ce19">
            <text:p>796</text:p>
          </table:table-cell>
          <table:table-cell office:value-type="float" office:value="765.05204263046403" table:style-name="ce19">
            <text:p>765</text:p>
          </table:table-cell>
          <table:table-cell office:value-type="float" office:value="749.70035579972102" table:style-name="ce19">
            <text:p>750</text:p>
          </table:table-cell>
          <table:table-cell office:value-type="float" office:value="730.59248926677299" table:style-name="ce19">
            <text:p>731</text:p>
          </table:table-cell>
          <table:table-cell office:value-type="float" office:value="687.94205560938997" table:style-name="ce19">
            <text:p>688</text:p>
          </table:table-cell>
          <table:table-cell office:value-type="float" office:value="656.95154369064301" table:style-name="ce19">
            <text:p>657</text:p>
          </table:table-cell>
          <table:table-cell office:value-type="float" office:value="576.96097312765005" table:style-name="ce19">
            <text:p>577</text:p>
          </table:table-cell>
          <table:table-cell office:value-type="float" office:value="662.79715138860001" table:style-name="ce19">
            <text:p>663</text:p>
          </table:table-cell>
          <table:table-cell office:value-type="float" office:value="584.70135230501796" table:style-name="ce20">
            <text:p>585</text:p>
          </table:table-cell>
          <table:table-cell table:style-name="ce43"/>
          <table:table-cell table:number-columns-repeated="16343"/>
        </table:table-row>
        <table:table-row table:style-name="ro3">
          <table:table-cell office:value-type="string" table:style-name="ce1">
            <text:p>Imports from the EU</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037" table:style-name="ce19">
            <text:p>1,037</text:p>
          </table:table-cell>
          <table:table-cell office:value-type="float" office:value="1141" table:style-name="ce19">
            <text:p>1,141</text:p>
          </table:table-cell>
          <table:table-cell office:value-type="float" office:value="1071" table:style-name="ce19">
            <text:p>1,071</text:p>
          </table:table-cell>
          <table:table-cell office:value-type="float" office:value="1051" table:style-name="ce19">
            <text:p>1,051</text:p>
          </table:table-cell>
          <table:table-cell office:value-type="float" office:value="1094" table:style-name="ce19">
            <text:p>1,094</text:p>
          </table:table-cell>
          <table:table-cell office:value-type="float" office:value="1016.582568" table:style-name="ce19">
            <text:p>1,017</text:p>
          </table:table-cell>
          <table:table-cell office:value-type="float" office:value="1135.863445" table:style-name="ce19">
            <text:p>1,136</text:p>
          </table:table-cell>
          <table:table-cell office:value-type="float" office:value="1227.7437480000001" table:style-name="ce19">
            <text:p>1,228</text:p>
          </table:table-cell>
          <table:table-cell office:value-type="float" office:value="1216.253199" table:style-name="ce19">
            <text:p>1,216</text:p>
          </table:table-cell>
          <table:table-cell office:value-type="float" office:value="1295.0910719999999" table:style-name="ce19">
            <text:p>1,295</text:p>
          </table:table-cell>
          <table:table-cell office:value-type="float" office:value="1411.1948420000101" table:style-name="ce19">
            <text:p>1,411</text:p>
          </table:table-cell>
          <table:table-cell office:value-type="float" office:value="1193.4101270000001" table:style-name="ce19">
            <text:p>1,193</text:p>
          </table:table-cell>
          <table:table-cell office:value-type="float" office:value="1273.471685" table:style-name="ce19">
            <text:p>1,273</text:p>
          </table:table-cell>
          <table:table-cell office:value-type="float" office:value="1310.4769719999999" table:style-name="ce19">
            <text:p>1,310</text:p>
          </table:table-cell>
          <table:table-cell office:value-type="float" office:value="1361.9186970000101" table:style-name="ce19">
            <text:p>1,362</text:p>
          </table:table-cell>
          <table:table-cell office:value-type="float" office:value="1243.890026" table:style-name="ce19">
            <text:p>1,244</text:p>
          </table:table-cell>
          <table:table-cell office:value-type="float" office:value="1257.7018" table:style-name="ce19">
            <text:p>1,258</text:p>
          </table:table-cell>
          <table:table-cell office:value-type="float" office:value="1311.612905" table:style-name="ce19">
            <text:p>1,312</text:p>
          </table:table-cell>
          <table:table-cell office:value-type="float" office:value="1361.300587" table:style-name="ce19">
            <text:p>1,361</text:p>
          </table:table-cell>
          <table:table-cell office:value-type="float" office:value="1263.969906" table:style-name="ce19">
            <text:p>1,264</text:p>
          </table:table-cell>
          <table:table-cell office:value-type="float" office:value="1175.849291" table:style-name="ce19">
            <text:p>1,176</text:p>
          </table:table-cell>
          <table:table-cell office:value-type="float" office:value="1054.2835299999999" table:style-name="ce19">
            <text:p>1,054</text:p>
          </table:table-cell>
          <table:table-cell office:value-type="float" office:value="1369.7560249999999" table:style-name="ce19">
            <text:p>1,370</text:p>
          </table:table-cell>
          <table:table-cell office:value-type="float" office:value="1451.0541499999999" table:style-name="ce19">
            <text:p>1,451</text:p>
          </table:table-cell>
          <table:table-cell office:value-type="float" office:value="1496.9713549999999" table:style-name="ce19">
            <text:p>1,497</text:p>
          </table:table-cell>
          <table:table-cell office:value-type="float" office:value="1555.6179850000001" table:style-name="ce19">
            <text:p>1,556</text:p>
          </table:table-cell>
          <table:table-cell office:value-type="float" office:value="1451.0541499999999" table:style-name="ce19">
            <text:p>1,451</text:p>
          </table:table-cell>
          <table:table-cell office:value-type="float" office:value="1495.1693399999999" table:style-name="ce19">
            <text:p>1,495</text:p>
          </table:table-cell>
          <table:table-cell office:value-type="float" office:value="1553.862255" table:style-name="ce19">
            <text:p>1,554</text:p>
          </table:table-cell>
          <table:table-cell office:value-type="float" office:value="1628.4647560000001" table:style-name="ce19">
            <text:p>1,628</text:p>
          </table:table-cell>
          <table:table-cell office:value-type="float" office:value="1300.296977" table:style-name="ce19">
            <text:p>1,300</text:p>
          </table:table-cell>
          <table:table-cell office:value-type="float" office:value="1378.6310410000001" table:style-name="ce19">
            <text:p>1,379</text:p>
          </table:table-cell>
          <table:table-cell office:value-type="float" office:value="1265.30555" table:style-name="ce19">
            <text:p>1,265</text:p>
          </table:table-cell>
          <table:table-cell office:value-type="float" office:value="997.11482100000001" table:style-name="ce19">
            <text:p>997</text:p>
          </table:table-cell>
          <table:table-cell office:value-type="float" office:value="1109.1972860000001" table:style-name="ce19">
            <text:p>1,109</text:p>
          </table:table-cell>
          <table:table-cell office:value-type="float" office:value="998.19532500000003" table:style-name="ce20">
            <text:p>998</text:p>
          </table:table-cell>
          <table:table-cell office:value-type="string" table:style-name="ce43">
            <text:p>[Note 24]</text:p>
          </table:table-cell>
          <table:table-cell table:number-columns-repeated="16343"/>
        </table:table-row>
        <table:table-row table:style-name="ro3">
          <table:table-cell office:value-type="string" table:style-name="ce1">
            <text:p>Imports from the rest of the world</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049" table:style-name="ce19">
            <text:p>1,049</text:p>
          </table:table-cell>
          <table:table-cell office:value-type="float" office:value="994" table:style-name="ce19">
            <text:p>994</text:p>
          </table:table-cell>
          <table:table-cell office:value-type="float" office:value="1110" table:style-name="ce19">
            <text:p>1,110</text:p>
          </table:table-cell>
          <table:table-cell office:value-type="float" office:value="1143" table:style-name="ce19">
            <text:p>1,143</text:p>
          </table:table-cell>
          <table:table-cell office:value-type="float" office:value="1216" table:style-name="ce19">
            <text:p>1,216</text:p>
          </table:table-cell>
          <table:table-cell office:value-type="float" office:value="1183.510505" table:style-name="ce19">
            <text:p>1,184</text:p>
          </table:table-cell>
          <table:table-cell office:value-type="float" office:value="1225.793975" table:style-name="ce19">
            <text:p>1,226</text:p>
          </table:table-cell>
          <table:table-cell office:value-type="float" office:value="1268.306926" table:style-name="ce19">
            <text:p>1,268</text:p>
          </table:table-cell>
          <table:table-cell office:value-type="float" office:value="1340.039284" table:style-name="ce19">
            <text:p>1,340</text:p>
          </table:table-cell>
          <table:table-cell office:value-type="float" office:value="1311.060262" table:style-name="ce19">
            <text:p>1,311</text:p>
          </table:table-cell>
          <table:table-cell office:value-type="float" office:value="1386.9144309999999" table:style-name="ce19">
            <text:p>1,387</text:p>
          </table:table-cell>
          <table:table-cell office:value-type="float" office:value="1495.2585860000099" table:style-name="ce19">
            <text:p>1,495</text:p>
          </table:table-cell>
          <table:table-cell office:value-type="float" office:value="1480.222814" table:style-name="ce19">
            <text:p>1,480</text:p>
          </table:table-cell>
          <table:table-cell office:value-type="float" office:value="1569.4315959999999" table:style-name="ce19">
            <text:p>1,569</text:p>
          </table:table-cell>
          <table:table-cell office:value-type="float" office:value="1639.6596689999999" table:style-name="ce19">
            <text:p>1,640</text:p>
          </table:table-cell>
          <table:table-cell office:value-type="float" office:value="1751.4096039999999" table:style-name="ce19">
            <text:p>1,751</text:p>
          </table:table-cell>
          <table:table-cell office:value-type="float" office:value="1934.951863" table:style-name="ce19">
            <text:p>1,935</text:p>
          </table:table-cell>
          <table:table-cell office:value-type="float" office:value="1992.3563799999999" table:style-name="ce19">
            <text:p>1,992</text:p>
          </table:table-cell>
          <table:table-cell office:value-type="float" office:value="2128.1451750000001" table:style-name="ce19">
            <text:p>2,128</text:p>
          </table:table-cell>
          <table:table-cell office:value-type="float" office:value="2267.8120159999999" table:style-name="ce19">
            <text:p>2,268</text:p>
          </table:table-cell>
          <table:table-cell office:value-type="float" office:value="2168.167328" table:style-name="ce19">
            <text:p>2,168</text:p>
          </table:table-cell>
          <table:table-cell office:value-type="float" office:value="2133.4970189999999" table:style-name="ce19">
            <text:p>2,133</text:p>
          </table:table-cell>
          <table:table-cell office:value-type="float" office:value="2190.755036" table:style-name="ce19">
            <text:p>2,191</text:p>
          </table:table-cell>
          <table:table-cell office:value-type="float" office:value="2159.313361" table:style-name="ce19">
            <text:p>2,159</text:p>
          </table:table-cell>
          <table:table-cell office:value-type="float" office:value="2208.1279089999998" table:style-name="ce19">
            <text:p>2,208</text:p>
          </table:table-cell>
          <table:table-cell office:value-type="float" office:value="2311.0509510000002" table:style-name="ce19">
            <text:p>2,311</text:p>
          </table:table-cell>
          <table:table-cell office:value-type="float" office:value="2159.313361" table:style-name="ce19">
            <text:p>2,159</text:p>
          </table:table-cell>
          <table:table-cell office:value-type="float" office:value="2190.2508899999998" table:style-name="ce19">
            <text:p>2,190</text:p>
          </table:table-cell>
          <table:table-cell office:value-type="float" office:value="2292.843445" table:style-name="ce19">
            <text:p>2,293</text:p>
          </table:table-cell>
          <table:table-cell office:value-type="float" office:value="2355.0427300000001" table:style-name="ce19">
            <text:p>2,355</text:p>
          </table:table-cell>
          <table:table-cell office:value-type="float" office:value="2360.506241" table:style-name="ce19">
            <text:p>2,361</text:p>
          </table:table-cell>
          <table:table-cell office:value-type="float" office:value="2278.68192" table:style-name="ce19">
            <text:p>2,279</text:p>
          </table:table-cell>
          <table:table-cell office:value-type="float" office:value="2298.7081170000001" table:style-name="ce19">
            <text:p>2,299</text:p>
          </table:table-cell>
          <table:table-cell office:value-type="float" office:value="2330.1434760000002" table:style-name="ce19">
            <text:p>2,330</text:p>
          </table:table-cell>
          <table:table-cell office:value-type="float" office:value="2167.664096" table:style-name="ce19">
            <text:p>2,168</text:p>
          </table:table-cell>
          <table:table-cell office:value-type="float" office:value="2149.9283139999998" table:style-name="ce20">
            <text:p>2,150</text:p>
          </table:table-cell>
          <table:table-cell office:value-type="string" table:style-name="ce43">
            <text:p>[Note 24]</text:p>
          </table:table-cell>
          <table:table-cell table:number-columns-repeated="16343"/>
        </table:table-row>
        <table:table-row table:style-name="ro3">
          <table:table-cell office:value-type="string" table:style-name="ce1">
            <text:p>Exports to the EU</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48" table:style-name="ce19">
            <text:p>48</text:p>
          </table:table-cell>
          <table:table-cell office:value-type="float" office:value="59" table:style-name="ce19">
            <text:p>59</text:p>
          </table:table-cell>
          <table:table-cell office:value-type="float" office:value="55" table:style-name="ce19">
            <text:p>55</text:p>
          </table:table-cell>
          <table:table-cell office:value-type="float" office:value="81" table:style-name="ce19">
            <text:p>81</text:p>
          </table:table-cell>
          <table:table-cell office:value-type="float" office:value="82" table:style-name="ce19">
            <text:p>82</text:p>
          </table:table-cell>
          <table:table-cell office:value-type="float" office:value="47.364809999999999" table:style-name="ce19">
            <text:p>47</text:p>
          </table:table-cell>
          <table:table-cell office:value-type="float" office:value="52.840214000000003" table:style-name="ce19">
            <text:p>53</text:p>
          </table:table-cell>
          <table:table-cell office:value-type="float" office:value="89.510495000000006" table:style-name="ce19">
            <text:p>90</text:p>
          </table:table-cell>
          <table:table-cell office:value-type="float" office:value="78.095668000000003" table:style-name="ce19">
            <text:p>78</text:p>
          </table:table-cell>
          <table:table-cell office:value-type="float" office:value="68.851795000000095" table:style-name="ce19">
            <text:p>69</text:p>
          </table:table-cell>
          <table:table-cell office:value-type="float" office:value="62.685528000000097" table:style-name="ce19">
            <text:p>63</text:p>
          </table:table-cell>
          <table:table-cell office:value-type="float" office:value="72.645160000000004" table:style-name="ce19">
            <text:p>73</text:p>
          </table:table-cell>
          <table:table-cell office:value-type="float" office:value="59.348300000000002" table:style-name="ce19">
            <text:p>59</text:p>
          </table:table-cell>
          <table:table-cell office:value-type="float" office:value="72.972979999999893" table:style-name="ce19">
            <text:p>73</text:p>
          </table:table-cell>
          <table:table-cell office:value-type="float" office:value="68.886842000000101" table:style-name="ce19">
            <text:p>69</text:p>
          </table:table-cell>
          <table:table-cell office:value-type="float" office:value="78.4801649999999" table:style-name="ce19">
            <text:p>78</text:p>
          </table:table-cell>
          <table:table-cell office:value-type="float" office:value="105.39069600000001" table:style-name="ce19">
            <text:p>105</text:p>
          </table:table-cell>
          <table:table-cell office:value-type="float" office:value="119.477504" table:style-name="ce19">
            <text:p>119</text:p>
          </table:table-cell>
          <table:table-cell office:value-type="float" office:value="176.515784" table:style-name="ce19">
            <text:p>177</text:p>
          </table:table-cell>
          <table:table-cell office:value-type="float" office:value="145.74830399999999" table:style-name="ce19">
            <text:p>146</text:p>
          </table:table-cell>
          <table:table-cell office:value-type="float" office:value="127.853675" table:style-name="ce19">
            <text:p>128</text:p>
          </table:table-cell>
          <table:table-cell office:value-type="float" office:value="152.47617899999901" table:style-name="ce19">
            <text:p>152</text:p>
          </table:table-cell>
          <table:table-cell office:value-type="float" office:value="141.305836" table:style-name="ce19">
            <text:p>141</text:p>
          </table:table-cell>
          <table:table-cell office:value-type="float" office:value="100.89075200000001" table:style-name="ce19">
            <text:p>101</text:p>
          </table:table-cell>
          <table:table-cell office:value-type="float" office:value="128.65642" table:style-name="ce19">
            <text:p>129</text:p>
          </table:table-cell>
          <table:table-cell office:value-type="float" office:value="140.299464" table:style-name="ce19">
            <text:p>140</text:p>
          </table:table-cell>
          <table:table-cell office:value-type="float" office:value="100.89075200000001" table:style-name="ce19">
            <text:p>101</text:p>
          </table:table-cell>
          <table:table-cell office:value-type="float" office:value="126.91771" table:style-name="ce19">
            <text:p>127</text:p>
          </table:table-cell>
          <table:table-cell office:value-type="float" office:value="138.152164" table:style-name="ce19">
            <text:p>138</text:p>
          </table:table-cell>
          <table:table-cell office:value-type="float" office:value="171.32854800000001" table:style-name="ce19">
            <text:p>171</text:p>
          </table:table-cell>
          <table:table-cell office:value-type="float" office:value="154.276366" table:style-name="ce19">
            <text:p>154</text:p>
          </table:table-cell>
          <table:table-cell office:value-type="float" office:value="158.689277" table:style-name="ce19">
            <text:p>159</text:p>
          </table:table-cell>
          <table:table-cell office:value-type="float" office:value="174.43780899999999" table:style-name="ce19">
            <text:p>174</text:p>
          </table:table-cell>
          <table:table-cell office:value-type="float" office:value="34.697741000000001" table:style-name="ce19">
            <text:p>35</text:p>
          </table:table-cell>
          <table:table-cell office:value-type="float" office:value="35.359729000000002" table:style-name="ce19">
            <text:p>35</text:p>
          </table:table-cell>
          <table:table-cell office:value-type="float" office:value="34.049790999999999" table:style-name="ce20">
            <text:p>34</text:p>
          </table:table-cell>
          <table:table-cell office:value-type="string" table:style-name="ce43">
            <text:p>[Note 24]</text:p>
          </table:table-cell>
          <table:table-cell table:number-columns-repeated="16343"/>
        </table:table-row>
        <table:table-row table:style-name="ro3">
          <table:table-cell office:value-type="string" table:style-name="ce1">
            <text:p>Exports to the rest of the world</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2" table:style-name="ce19">
            <text:p>2</text:p>
          </table:table-cell>
          <table:table-cell office:value-type="float" office:value="1" table:style-name="ce19">
            <text:p>1</text:p>
          </table:table-cell>
          <table:table-cell office:value-type="float" office:value="2" table:style-name="ce19">
            <text:p>2</text:p>
          </table:table-cell>
          <table:table-cell office:value-type="float" office:value="3" table:style-name="ce19">
            <text:p>3</text:p>
          </table:table-cell>
          <table:table-cell office:value-type="float" office:value="6" table:style-name="ce19">
            <text:p>6</text:p>
          </table:table-cell>
          <table:table-cell office:value-type="float" office:value="1.093256" table:style-name="ce19">
            <text:p>1</text:p>
          </table:table-cell>
          <table:table-cell office:value-type="float" office:value="2.5722589999999999" table:style-name="ce19">
            <text:p>3</text:p>
          </table:table-cell>
          <table:table-cell office:value-type="float" office:value="1.2216400000000001" table:style-name="ce19">
            <text:p>1</text:p>
          </table:table-cell>
          <table:table-cell office:value-type="float" office:value="2.1438830000000002" table:style-name="ce19">
            <text:p>2</text:p>
          </table:table-cell>
          <table:table-cell office:value-type="float" office:value="3.103853" table:style-name="ce19">
            <text:p>3</text:p>
          </table:table-cell>
          <table:table-cell office:value-type="float" office:value="6.6911199999999997" table:style-name="ce19">
            <text:p>7</text:p>
          </table:table-cell>
          <table:table-cell office:value-type="float" office:value="1.440212" table:style-name="ce19">
            <text:p>1</text:p>
          </table:table-cell>
          <table:table-cell office:value-type="float" office:value="0" table:style-name="ce19">
            <text:p>0</text:p>
          </table:table-cell>
          <table:table-cell office:value-type="float" office:value="0.52715400000000001" table:style-name="ce19">
            <text:p>1</text:p>
          </table:table-cell>
          <table:table-cell office:value-type="float" office:value="0.76504399999999995" table:style-name="ce19">
            <text:p>1</text:p>
          </table:table-cell>
          <table:table-cell office:value-type="float" office:value="0.53597600000000001" table:style-name="ce19">
            <text:p>1</text:p>
          </table:table-cell>
          <table:table-cell office:value-type="float" office:value="0.822326" table:style-name="ce19">
            <text:p>1</text:p>
          </table:table-cell>
          <table:table-cell office:value-type="float" office:value="1.123502" table:style-name="ce19">
            <text:p>1</text:p>
          </table:table-cell>
          <table:table-cell office:value-type="float" office:value="1.02451" table:style-name="ce19">
            <text:p>1</text:p>
          </table:table-cell>
          <table:table-cell office:value-type="float" office:value="1.760149" table:style-name="ce19">
            <text:p>2</text:p>
          </table:table-cell>
          <table:table-cell office:value-type="float" office:value="1.132914" table:style-name="ce19">
            <text:p>1</text:p>
          </table:table-cell>
          <table:table-cell office:value-type="float" office:value="1.368274" table:style-name="ce19">
            <text:p>1</text:p>
          </table:table-cell>
          <table:table-cell office:value-type="float" office:value="1.7853920000000001" table:style-name="ce19">
            <text:p>2</text:p>
          </table:table-cell>
          <table:table-cell office:value-type="float" office:value="1.897791" table:style-name="ce19">
            <text:p>2</text:p>
          </table:table-cell>
          <table:table-cell office:value-type="float" office:value="1.7077450000000001" table:style-name="ce19">
            <text:p>2</text:p>
          </table:table-cell>
          <table:table-cell office:value-type="float" office:value="1.827369" table:style-name="ce19">
            <text:p>2</text:p>
          </table:table-cell>
          <table:table-cell office:value-type="float" office:value="1.897791" table:style-name="ce19">
            <text:p>2</text:p>
          </table:table-cell>
          <table:table-cell office:value-type="float" office:value="1.5776399999999999" table:style-name="ce19">
            <text:p>2</text:p>
          </table:table-cell>
          <table:table-cell office:value-type="float" office:value="1.556163" table:style-name="ce19">
            <text:p>2</text:p>
          </table:table-cell>
          <table:table-cell office:value-type="float" office:value="2.9140630000000001" table:style-name="ce19">
            <text:p>3</text:p>
          </table:table-cell>
          <table:table-cell office:value-type="float" office:value="1.954941" table:style-name="ce19">
            <text:p>2</text:p>
          </table:table-cell>
          <table:table-cell office:value-type="float" office:value="2.85223" table:style-name="ce19">
            <text:p>3</text:p>
          </table:table-cell>
          <table:table-cell office:value-type="float" office:value="3.1725439999999998" table:style-name="ce19">
            <text:p>3</text:p>
          </table:table-cell>
          <table:table-cell office:value-type="float" office:value="2.3493230000000001" table:style-name="ce19">
            <text:p>2</text:p>
          </table:table-cell>
          <table:table-cell office:value-type="float" office:value="2.3148460000000002" table:style-name="ce19">
            <text:p>2</text:p>
          </table:table-cell>
          <table:table-cell office:value-type="float" office:value="2.128215" table:style-name="ce20">
            <text:p>2</text:p>
          </table:table-cell>
          <table:table-cell office:value-type="string" table:style-name="ce43">
            <text:p>[Note 24]</text:p>
          </table:table-cell>
          <table:table-cell table:number-columns-repeated="16343"/>
        </table:table-row>
        <table:table-row table:style-name="ro3">
          <table:table-cell office:value-type="string" table:style-name="ce1">
            <text:p>Total new supply<text: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2481.4244800000001" table:style-name="ce19">
            <text:p>2,481</text:p>
          </table:table-cell>
          <table:table-cell office:value-type="float" office:value="2663.6476299999999" table:style-name="ce19">
            <text:p>2,664</text:p>
          </table:table-cell>
          <table:table-cell office:value-type="float" office:value="2608.1449499999999" table:style-name="ce19">
            <text:p>2,608</text:p>
          </table:table-cell>
          <table:table-cell office:value-type="float" office:value="2618.0645300000001" table:style-name="ce19">
            <text:p>2,618</text:p>
          </table:table-cell>
          <table:table-cell office:value-type="float" office:value="2739.6310039999998" table:style-name="ce19">
            <text:p>2,740</text:p>
          </table:table-cell>
          <table:table-cell office:value-type="float" office:value="2615.4171718784901" table:style-name="ce19">
            <text:p>2,615</text:p>
          </table:table-cell>
          <table:table-cell office:value-type="float" office:value="2733.8537113052398" table:style-name="ce19">
            <text:p>2,734</text:p>
          </table:table-cell>
          <table:table-cell office:value-type="float" office:value="2805.43110847254" table:style-name="ce19">
            <text:p>2,805</text:p>
          </table:table-cell>
          <table:table-cell office:value-type="float" office:value="2842.43218550856" table:style-name="ce19">
            <text:p>2,842</text:p>
          </table:table-cell>
          <table:table-cell office:value-type="float" office:value="2827.5115230094002" table:style-name="ce19">
            <text:p>2,828</text:p>
          </table:table-cell>
          <table:table-cell office:value-type="float" office:value="3006.8928144011002" table:style-name="ce19">
            <text:p>3,007</text:p>
          </table:table-cell>
          <table:table-cell office:value-type="float" office:value="2961.44089728268" table:style-name="ce19">
            <text:p>2,961</text:p>
          </table:table-cell>
          <table:table-cell office:value-type="float" office:value="3000.50282529074" table:style-name="ce19">
            <text:p>3,001</text:p>
          </table:table-cell>
          <table:table-cell office:value-type="float" office:value="3137.4691282662302" table:style-name="ce19">
            <text:p>3,137</text:p>
          </table:table-cell>
          <table:table-cell office:value-type="float" office:value="3226.4092578506402" table:style-name="ce19">
            <text:p>3,226</text:p>
          </table:table-cell>
          <table:table-cell office:value-type="float" office:value="3185.72895684166" table:style-name="ce19">
            <text:p>3,186</text:p>
          </table:table-cell>
          <table:table-cell office:value-type="float" office:value="3379.9142851746501" table:style-name="ce19">
            <text:p>3,380</text:p>
          </table:table-cell>
          <table:table-cell office:value-type="float" office:value="3544.6379686741402" table:style-name="ce19">
            <text:p>3,545</text:p>
          </table:table-cell>
          <table:table-cell office:value-type="float" office:value="3696.4560546810999" table:style-name="ce19">
            <text:p>3,696</text:p>
          </table:table-cell>
          <table:table-cell office:value-type="float" office:value="3779.8946668829499" table:style-name="ce19">
            <text:p>3,780</text:p>
          </table:table-cell>
          <table:table-cell office:value-type="float" office:value="3612.1119640687698" table:style-name="ce19">
            <text:p>3,612</text:p>
          </table:table-cell>
          <table:table-cell office:value-type="float" office:value="3436.44952108798" table:style-name="ce19">
            <text:p>3,436</text:p>
          </table:table-cell>
          <table:table-cell office:value-type="float" office:value="3986.6495920839702" table:style-name="ce19">
            <text:p>3,987</text:p>
          </table:table-cell>
          <table:table-cell office:value-type="float" office:value="4083.2361095651299" table:style-name="ce19">
            <text:p>4,083</text:p>
          </table:table-cell>
          <table:table-cell office:value-type="float" office:value="4095.42669398111" table:style-name="ce19">
            <text:p>4,095</text:p>
          </table:table-cell>
          <table:table-cell office:value-type="float" office:value="4268.6860338583101" table:style-name="ce19">
            <text:p>4,269</text:p>
          </table:table-cell>
          <table:table-cell office:value-type="float" office:value="4260.0024937107701" table:style-name="ce19">
            <text:p>4,260</text:p>
          </table:table-cell>
          <table:table-cell office:value-type="float" office:value="4352.6245420039704" table:style-name="ce19">
            <text:p>4,353</text:p>
          </table:table-cell>
          <table:table-cell office:value-type="float" office:value="4472.0494156304603" table:style-name="ce19">
            <text:p>4,472</text:p>
          </table:table-cell>
          <table:table-cell office:value-type="float" office:value="4558.9652307997203" table:style-name="ce19">
            <text:p>4,559</text:p>
          </table:table-cell>
          <table:table-cell office:value-type="float" office:value="4235.1644002667699" table:style-name="ce19">
            <text:p>4,235</text:p>
          </table:table-cell>
          <table:table-cell office:value-type="float" office:value="4183.7135096093898" table:style-name="ce19">
            <text:p>4,184</text:p>
          </table:table-cell>
          <table:table-cell office:value-type="float" office:value="4043.3548576906401" table:style-name="ce19">
            <text:p>4,043</text:p>
          </table:table-cell>
          <table:table-cell office:value-type="float" office:value="3867.17220612765" table:style-name="ce19">
            <text:p>3,867</text:p>
          </table:table-cell>
          <table:table-cell office:value-type="float" office:value="3901.9839583886001" table:style-name="ce19">
            <text:p>3,902</text:p>
          </table:table-cell>
          <table:table-cell office:value-type="float" office:value="3696.6469853050198" table:style-name="ce20">
            <text:p>3,697</text:p>
          </table:table-cell>
          <table:table-cell table:style-name="ce43"/>
          <table:table-cell table:number-columns-repeated="16343"/>
        </table:table-row>
        <table:table-row table:style-name="ro3">
          <table:table-cell office:value-type="string" table:style-name="ce1">
            <text:p>Change in stocks<text: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7" table:style-name="ce19">
            <text:p>-7</text:p>
          </table:table-cell>
          <table:table-cell office:value-type="float" office:value="20" table:style-name="ce19">
            <text:p>20</text:p>
          </table:table-cell>
          <table:table-cell office:value-type="float" office:value="-28" table:style-name="ce19">
            <text:p>-28</text:p>
          </table:table-cell>
          <table:table-cell office:value-type="float" office:value="1" table:style-name="ce19">
            <text:p>1</text:p>
          </table:table-cell>
          <table:table-cell office:value-type="float" office:value="23" table:style-name="ce19">
            <text:p>23</text:p>
          </table:table-cell>
          <table:table-cell office:value-type="float" office:value="-4" table:style-name="ce19">
            <text:p>-4</text:p>
          </table:table-cell>
          <table:table-cell office:value-type="float" office:value="-7.2408535747664402" table:style-name="ce19">
            <text:p>-7</text:p>
          </table:table-cell>
          <table:table-cell office:value-type="float" office:value="-24.900050582760201" table:style-name="ce19">
            <text:p>-25</text:p>
          </table:table-cell>
          <table:table-cell office:value-type="float" office:value="12.9769671583693" table:style-name="ce19">
            <text:p>13</text:p>
          </table:table-cell>
          <table:table-cell office:value-type="float" office:value="-56.479058733768198" table:style-name="ce19">
            <text:p>-56</text:p>
          </table:table-cell>
          <table:table-cell office:value-type="float" office:value="44.368917205126898" table:style-name="ce19">
            <text:p>44</text:p>
          </table:table-cell>
          <table:table-cell office:value-type="float" office:value="-19.7988326902375" table:style-name="ce19">
            <text:p>-20</text:p>
          </table:table-cell>
          <table:table-cell office:value-type="float" office:value="5.7775216006214203" table:style-name="ce19">
            <text:p>6</text:p>
          </table:table-cell>
          <table:table-cell office:value-type="float" office:value="2.42662467613069" table:style-name="ce19">
            <text:p>2</text:p>
          </table:table-cell>
          <table:table-cell office:value-type="float" office:value="-19.318047641119701" table:style-name="ce19">
            <text:p>-19</text:p>
          </table:table-cell>
          <table:table-cell office:value-type="float" office:value="-0.85863918962066399" table:style-name="ce19">
            <text:p>-1</text:p>
          </table:table-cell>
          <table:table-cell office:value-type="float" office:value="19.8625756248275" table:style-name="ce19">
            <text:p>20</text:p>
          </table:table-cell>
          <table:table-cell office:value-type="float" office:value="8.7252669553360604" table:style-name="ce19">
            <text:p>9</text:p>
          </table:table-cell>
          <table:table-cell office:value-type="float" office:value="-30.576787597186101" table:style-name="ce19">
            <text:p>-31</text:p>
          </table:table-cell>
          <table:table-cell office:value-type="float" office:value="9.0614222521529406" table:style-name="ce19">
            <text:p>9</text:p>
          </table:table-cell>
          <table:table-cell office:value-type="float" office:value="-5.01758988878849" table:style-name="ce19">
            <text:p>-5</text:p>
          </table:table-cell>
          <table:table-cell office:value-type="float" office:value="5.9626245064094299" table:style-name="ce19">
            <text:p>6</text:p>
          </table:table-cell>
          <table:table-cell office:value-type="float" office:value="-3.8098608917938201" table:style-name="ce19">
            <text:p>-4</text:p>
          </table:table-cell>
          <table:table-cell office:value-type="float" office:value="-2.18223819106939" table:style-name="ce19">
            <text:p>-2</text:p>
          </table:table-cell>
          <table:table-cell office:value-type="float" office:value="-5.4480666224930001" table:style-name="ce19">
            <text:p>-5</text:p>
          </table:table-cell>
          <table:table-cell office:value-type="float" office:value="21.941185696597" table:style-name="ce19">
            <text:p>22</text:p>
          </table:table-cell>
          <table:table-cell office:value-type="float" office:value="-9.3562014482504008" table:style-name="ce19">
            <text:p>-9</text:p>
          </table:table-cell>
          <table:table-cell office:value-type="float" office:value="0.57250524361606203" table:style-name="ce19">
            <text:p>1</text:p>
          </table:table-cell>
          <table:table-cell office:value-type="float" office:value="-7.5177867579519999" table:style-name="ce19">
            <text:p>-8</text:p>
          </table:table-cell>
          <table:table-cell office:value-type="float" office:value="-5.8125698294840404" table:style-name="ce19">
            <text:p>-6</text:p>
          </table:table-cell>
          <table:table-cell office:value-type="float" office:value="16.9509377391119" table:style-name="ce19">
            <text:p>17</text:p>
          </table:table-cell>
          <table:table-cell office:value-type="float" office:value="-13.974646075787801" table:style-name="ce19">
            <text:p>-14</text:p>
          </table:table-cell>
          <table:table-cell office:value-type="float" office:value="0.84605330742823803" table:style-name="ce19">
            <text:p>1</text:p>
          </table:table-cell>
          <table:table-cell office:value-type="float" office:value="42.340368578319698" table:style-name="ce19">
            <text:p>42</text:p>
          </table:table-cell>
          <table:table-cell office:value-type="float" office:value="26.707636086280399" table:style-name="ce19">
            <text:p>27</text:p>
          </table:table-cell>
          <table:table-cell office:value-type="float" office:value="-81.521997128774515" table:style-name="ce20">
            <text:p>-82</text:p>
          </table:table-cell>
          <table:table-cell table:style-name="ce43"/>
          <table:table-cell table:number-columns-repeated="16343"/>
        </table:table-row>
        <table:table-row table:style-name="ro3">
          <table:table-cell office:value-type="string" table:style-name="ce1">
            <text:p>Total domestic uses<text: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2488.4244800000001" table:style-name="ce19">
            <text:p>2,488</text:p>
          </table:table-cell>
          <table:table-cell office:value-type="float" office:value="2643.6476299999999" table:style-name="ce19">
            <text:p>2,644</text:p>
          </table:table-cell>
          <table:table-cell office:value-type="float" office:value="2636.1449499999999" table:style-name="ce19">
            <text:p>2,636</text:p>
          </table:table-cell>
          <table:table-cell office:value-type="float" office:value="2617.0645300000001" table:style-name="ce19">
            <text:p>2,617</text:p>
          </table:table-cell>
          <table:table-cell office:value-type="float" office:value="2716.6310039999998" table:style-name="ce19">
            <text:p>2,717</text:p>
          </table:table-cell>
          <table:table-cell office:value-type="float" office:value="2619.4171718784901" table:style-name="ce19">
            <text:p>2,619</text:p>
          </table:table-cell>
          <table:table-cell office:value-type="float" office:value="2741.0945648800098" table:style-name="ce19">
            <text:p>2,741</text:p>
          </table:table-cell>
          <table:table-cell office:value-type="float" office:value="2830.3311590552998" table:style-name="ce19">
            <text:p>2,830</text:p>
          </table:table-cell>
          <table:table-cell office:value-type="float" office:value="2829.4552183501901" table:style-name="ce19">
            <text:p>2,829</text:p>
          </table:table-cell>
          <table:table-cell office:value-type="float" office:value="2883.99058174316" table:style-name="ce19">
            <text:p>2,884</text:p>
          </table:table-cell>
          <table:table-cell office:value-type="float" office:value="2962.5238971959702" table:style-name="ce19">
            <text:p>2,963</text:p>
          </table:table-cell>
          <table:table-cell office:value-type="float" office:value="2981.23972997291" table:style-name="ce19">
            <text:p>2,981</text:p>
          </table:table-cell>
          <table:table-cell office:value-type="float" office:value="2994.7253036901202" table:style-name="ce19">
            <text:p>2,995</text:p>
          </table:table-cell>
          <table:table-cell office:value-type="float" office:value="3135.0425035900898" table:style-name="ce19">
            <text:p>3,135</text:p>
          </table:table-cell>
          <table:table-cell office:value-type="float" office:value="3245.72730549176" table:style-name="ce19">
            <text:p>3,246</text:p>
          </table:table-cell>
          <table:table-cell office:value-type="float" office:value="3186.5875960312801" table:style-name="ce19">
            <text:p>3,187</text:p>
          </table:table-cell>
          <table:table-cell office:value-type="float" office:value="3360.0517095498299" table:style-name="ce19">
            <text:p>3,360</text:p>
          </table:table-cell>
          <table:table-cell office:value-type="float" office:value="3535.9127017188098" table:style-name="ce19">
            <text:p>3,536</text:p>
          </table:table-cell>
          <table:table-cell office:value-type="float" office:value="3727.03284227829" table:style-name="ce19">
            <text:p>3,727</text:p>
          </table:table-cell>
          <table:table-cell office:value-type="float" office:value="3770.83324463079" table:style-name="ce19">
            <text:p>3,771</text:p>
          </table:table-cell>
          <table:table-cell office:value-type="float" office:value="3617.1295539575599" table:style-name="ce19">
            <text:p>3,617</text:p>
          </table:table-cell>
          <table:table-cell office:value-type="float" office:value="3430.4868965815699" table:style-name="ce19">
            <text:p>3,430</text:p>
          </table:table-cell>
          <table:table-cell office:value-type="float" office:value="3990.4594529757701" table:style-name="ce19">
            <text:p>3,990</text:p>
          </table:table-cell>
          <table:table-cell office:value-type="float" office:value="4085.4183477562001" table:style-name="ce19">
            <text:p>4,085</text:p>
          </table:table-cell>
          <table:table-cell office:value-type="float" office:value="4100.8747606036004" table:style-name="ce19">
            <text:p>4,101</text:p>
          </table:table-cell>
          <table:table-cell office:value-type="float" office:value="4246.7448481617103" table:style-name="ce19">
            <text:p>4,247</text:p>
          </table:table-cell>
          <table:table-cell office:value-type="float" office:value="4269.3586951590196" table:style-name="ce19">
            <text:p>4,269</text:p>
          </table:table-cell>
          <table:table-cell office:value-type="float" office:value="4352.0520367603503" table:style-name="ce19">
            <text:p>4,352</text:p>
          </table:table-cell>
          <table:table-cell office:value-type="float" office:value="4479.5672023884199" table:style-name="ce19">
            <text:p>4,480</text:p>
          </table:table-cell>
          <table:table-cell office:value-type="float" office:value="4564.7778006292101" table:style-name="ce19">
            <text:p>4,565</text:p>
          </table:table-cell>
          <table:table-cell office:value-type="float" office:value="4218.2134625276603" table:style-name="ce19">
            <text:p>4,218</text:p>
          </table:table-cell>
          <table:table-cell office:value-type="float" office:value="4197.6881556851804" table:style-name="ce19">
            <text:p>4,198</text:p>
          </table:table-cell>
          <table:table-cell office:value-type="float" office:value="4042.5088043832202" table:style-name="ce19">
            <text:p>4,043</text:p>
          </table:table-cell>
          <table:table-cell office:value-type="float" office:value="3824.83183754933" table:style-name="ce19">
            <text:p>3,825</text:p>
          </table:table-cell>
          <table:table-cell office:value-type="float" office:value="3875.2763223023198" table:style-name="ce19">
            <text:p>3,875</text:p>
          </table:table-cell>
          <table:table-cell office:value-type="float" office:value="3778.1689824337914" table:style-name="ce20">
            <text:p>3,778</text:p>
          </table:table-cell>
          <table:table-cell table:style-name="ce43"/>
          <table:table-cell table:number-columns-repeated="16343"/>
        </table:table-row>
        <table:table-row table:style-name="ro3">
          <table:table-cell office:value-type="string" table:style-name="ce21">
            <text:p>Production as % of total new supply for use in the UK<text:s/></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percentage" office:value="0.17950354064371901" table:style-name="ce21">
            <text:p>18%</text:p>
          </table:table-cell>
          <table:table-cell office:value-type="percentage" office:value="0.22099305605223801" table:style-name="ce21">
            <text:p>22%</text:p>
          </table:table-cell>
          <table:table-cell office:value-type="percentage" office:value="0.185628084052614" table:style-name="ce21">
            <text:p>19%</text:p>
          </table:table-cell>
          <table:table-cell office:value-type="percentage" office:value="0.19406111811919299" table:style-name="ce21">
            <text:p>19%</text:p>
          </table:table-cell>
          <table:table-cell office:value-type="percentage" office:value="0.188941869632893" table:style-name="ce21">
            <text:p>19%</text:p>
          </table:table-cell>
          <table:table-cell office:value-type="percentage" office:value="0.177326267436482" table:style-name="ce21">
            <text:p>18%</text:p>
          </table:table-cell>
          <table:table-cell office:value-type="percentage" office:value="0.156412452698899" table:style-name="ce21">
            <text:p>16%</text:p>
          </table:table-cell>
          <table:table-cell office:value-type="percentage" office:value="0.142620707478499" table:style-name="ce21">
            <text:p>14%</text:p>
          </table:table-cell>
          <table:table-cell office:value-type="percentage" office:value="0.12889639210266901" table:style-name="ce21">
            <text:p>13%</text:p>
          </table:table-cell>
          <table:table-cell office:value-type="percentage" office:value="0.103736389621223" table:style-name="ce21">
            <text:p>10%</text:p>
          </table:table-cell>
          <table:table-cell office:value-type="percentage" office:value="9.2507517417608598E-2" table:style-name="ce21">
            <text:p>9%</text:p>
          </table:table-cell>
          <table:table-cell office:value-type="percentage" office:value="0.11712459181641501" table:style-name="ce21">
            <text:p>12%</text:p>
          </table:table-cell>
          <table:table-cell office:value-type="percentage" office:value="0.102165678267954" table:style-name="ce21">
            <text:p>10%</text:p>
          </table:table-cell>
          <table:table-cell office:value-type="percentage" office:value="0.105518391012557" table:style-name="ce21">
            <text:p>11%</text:p>
          </table:table-cell>
          <table:table-cell office:value-type="percentage" office:value="9.1272605028046003E-2" table:style-name="ce21">
            <text:p>9%</text:p>
          </table:table-cell>
          <table:table-cell office:value-type="percentage" office:value="8.4578905328086401E-2" table:style-name="ce21">
            <text:p>8%</text:p>
          </table:table-cell>
          <table:table-cell office:value-type="percentage" office:value="8.6828723870873994E-2" table:style-name="ce21">
            <text:p>9%</text:p>
          </table:table-cell>
          <table:table-cell office:value-type="percentage" office:value="0.10192005301158399" table:style-name="ce21">
            <text:p>10%</text:p>
          </table:table-cell>
          <table:table-cell office:value-type="percentage" office:value="0.104032235468921" table:style-name="ce21">
            <text:p>10%</text:p>
          </table:table-cell>
          <table:table-cell office:value-type="percentage" office:value="0.104664609135574" table:style-name="ce21">
            <text:p>10%</text:p>
          </table:table-cell>
          <table:table-cell office:value-type="percentage" office:value="0.10993068266397001" table:style-name="ce21">
            <text:p>11%</text:p>
          </table:table-cell>
          <table:table-cell office:value-type="percentage" office:value="0.11713060896659" table:style-name="ce21">
            <text:p>12%</text:p>
          </table:table-cell>
          <table:table-cell office:value-type="percentage" office:value="0.14278399591834101" table:style-name="ce21">
            <text:p>14%</text:p>
          </table:table-cell>
          <table:table-cell office:value-type="percentage" office:value="0.14098061589351499" table:style-name="ce21">
            <text:p>14%</text:p>
          </table:table-cell>
          <table:table-cell office:value-type="percentage" office:value="0.127139766839521" table:style-name="ce21">
            <text:p>13%</text:p>
          </table:table-cell>
          <table:table-cell office:value-type="percentage" office:value="0.12747340201230001" table:style-name="ce21">
            <text:p>13%</text:p>
          </table:table-cell>
          <table:table-cell office:value-type="percentage" office:value="0.17662513738468499" table:style-name="ce21">
            <text:p>18%</text:p>
          </table:table-cell>
          <table:table-cell office:value-type="percentage" office:value="0.18280916590099999" table:style-name="ce21">
            <text:p>18%</text:p>
          </table:table-cell>
          <table:table-cell office:value-type="percentage" office:value="0.17107414778479299" table:style-name="ce21">
            <text:p>17%</text:p>
          </table:table-cell>
          <table:table-cell office:value-type="percentage" office:value="0.16444528919300599" table:style-name="ce21">
            <text:p>16%</text:p>
          </table:table-cell>
          <table:table-cell office:value-type="percentage" office:value="0.17250628788359501" table:style-name="ce21">
            <text:p>17%</text:p>
          </table:table-cell>
          <table:table-cell office:value-type="percentage" office:value="0.164433356641005" table:style-name="ce21">
            <text:p>16%</text:p>
          </table:table-cell>
          <table:table-cell office:value-type="percentage" office:value="0.16247684579083899" table:style-name="ce21">
            <text:p>16%</text:p>
          </table:table-cell>
          <table:table-cell office:value-type="percentage" office:value="0.14919453863819099" table:style-name="ce21">
            <text:p>15%</text:p>
          </table:table-cell>
          <table:table-cell office:value-type="percentage" office:value="0.16986157771451099" table:style-name="ce21">
            <text:p>17%</text:p>
          </table:table-cell>
          <table:table-cell office:value-type="percentage" office:value="0.15817073002354132" table:style-name="ce21">
            <text:p>16%</text:p>
          </table:table-cell>
          <table:table-cell table:style-name="ce44"/>
          <table:table-cell table:number-columns-repeated="16343"/>
        </table:table-row>
        <table:table-row table:number-rows-repeated="1048538" table:style-name="ro3">
          <table:table-cell table:number-columns-repeated="16384"/>
        </table:table-row>
      </table:table>
      <table:table table:name="Table_7_12" table:style-name="ta1">
        <table:table-column table:style-name="co11" table:default-cell-style-name="ce1"/>
        <table:table-column table:style-name="co9" table:number-columns-repeated="44" table:default-cell-style-name="ce1"/>
        <table:table-column table:style-name="co2" table:number-columns-repeated="16339" table:default-cell-style-name="ce1"/>
        <table:table-row table:style-name="ro1">
          <table:table-cell office:value-type="string" table:style-name="ce14">
            <text:p>Table 7.12 Linseed</text:p>
          </table:table-cell>
          <table:table-cell table:number-columns-repeated="16383" table:style-name="ce1"/>
        </table:table-row>
        <table:table-row table:style-name="ro3">
          <table:table-cell office:value-type="string" table:style-name="ce1">
            <text:p>This worksheet contains 2 tables displayed next to each other vertically with 1 blank row between each table.</text:p>
          </table:table-cell>
          <table:table-cell table:number-columns-repeated="16383" table:style-name="ce1"/>
        </table:table-row>
        <table:table-row table:style-name="ro8">
          <table:table-cell office:value-type="string" table:style-name="ce15">
            <text:p>Table 7.12a Linseed production (thousand tonnes unless otherwise specified)</text:p>
          </table:table-cell>
          <table:table-cell table:number-columns-repeated="16383" table:style-name="ce1"/>
        </table:table-row>
        <table:table-row table:style-name="ro5">
          <table:table-cell office:value-type="string" table:style-name="ce16">
            <text:p>Production</text:p>
          </table:table-cell>
          <table:table-cell office:value-type="string" table:style-name="ce17">
            <text:p>1981</text:p>
          </table:table-cell>
          <table:table-cell office:value-type="string" table:style-name="ce17">
            <text:p>1982</text:p>
          </table:table-cell>
          <table:table-cell office:value-type="string" table:style-name="ce17">
            <text:p>1983</text:p>
          </table:table-cell>
          <table:table-cell office:value-type="string" table:style-name="ce17">
            <text:p>1984</text:p>
          </table:table-cell>
          <table:table-cell office:value-type="string" table:style-name="ce17">
            <text:p>1985</text:p>
          </table:table-cell>
          <table:table-cell office:value-type="string" table:style-name="ce17">
            <text:p>1986</text:p>
          </table:table-cell>
          <table:table-cell office:value-type="string" table:style-name="ce17">
            <text:p>1987</text:p>
          </table:table-cell>
          <table:table-cell office:value-type="string" table:style-name="ce17">
            <text:p>1988</text:p>
          </table:table-cell>
          <table:table-cell office:value-type="string" table:style-name="ce17">
            <text:p>1989</text:p>
          </table:table-cell>
          <table:table-cell office:value-type="string" table:style-name="ce17">
            <text:p>1990</text:p>
          </table:table-cell>
          <table:table-cell office:value-type="string" table:style-name="ce17">
            <text:p>1991</text:p>
          </table:table-cell>
          <table:table-cell office:value-type="string" table:style-name="ce17">
            <text:p>1992</text:p>
          </table:table-cell>
          <table:table-cell office:value-type="string" table:style-name="ce17">
            <text:p>1993</text:p>
          </table:table-cell>
          <table:table-cell office:value-type="string" table:style-name="ce17">
            <text:p>1994</text:p>
          </table:table-cell>
          <table:table-cell office:value-type="string" table:style-name="ce17">
            <text:p>1995</text:p>
          </table:table-cell>
          <table:table-cell office:value-type="string" table:style-name="ce17">
            <text:p>1996</text:p>
          </table:table-cell>
          <table:table-cell office:value-type="string" table:style-name="ce17">
            <text:p>1997</text:p>
          </table:table-cell>
          <table:table-cell office:value-type="string" table:style-name="ce17">
            <text:p>1998</text:p>
          </table:table-cell>
          <table:table-cell office:value-type="string" table:style-name="ce17">
            <text:p>1999</text:p>
          </table:table-cell>
          <table:table-cell office:value-type="string" table:style-name="ce17">
            <text:p>2000</text:p>
          </table:table-cell>
          <table:table-cell office:value-type="string" table:style-name="ce17">
            <text:p>2001</text:p>
          </table:table-cell>
          <table:table-cell office:value-type="string" table:style-name="ce17">
            <text:p>2002</text:p>
          </table:table-cell>
          <table:table-cell office:value-type="string" table:style-name="ce17">
            <text:p>2003</text:p>
          </table:table-cell>
          <table:table-cell office:value-type="string" table:style-name="ce17">
            <text:p>2004</text:p>
          </table:table-cell>
          <table:table-cell office:value-type="string" table:style-name="ce17">
            <text:p>2005</text:p>
          </table:table-cell>
          <table:table-cell office:value-type="string" table:style-name="ce17">
            <text:p>2006</text:p>
          </table:table-cell>
          <table:table-cell office:value-type="string" table:style-name="ce17">
            <text:p>2007</text:p>
          </table:table-cell>
          <table:table-cell office:value-type="string" table:style-name="ce17">
            <text:p>2008</text:p>
          </table:table-cell>
          <table:table-cell office:value-type="string" table:style-name="ce17">
            <text:p>2009</text:p>
          </table:table-cell>
          <table:table-cell office:value-type="string" table:style-name="ce17">
            <text:p>2010</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office:value-type="string" table:style-name="ce17">
            <text:p>2015</text:p>
          </table:table-cell>
          <table:table-cell office:value-type="string" table:style-name="ce17">
            <text:p>2016</text:p>
          </table:table-cell>
          <table:table-cell office:value-type="string" table:style-name="ce17">
            <text:p>2017</text:p>
          </table:table-cell>
          <table:table-cell office:value-type="string" table:style-name="ce17">
            <text:p>2018</text:p>
          </table:table-cell>
          <table:table-cell office:value-type="string" table:style-name="ce17">
            <text:p>2019</text:p>
          </table:table-cell>
          <table:table-cell office:value-type="string" table:style-name="ce17">
            <text:p>2020</text:p>
          </table:table-cell>
          <table:table-cell office:value-type="string" table:style-name="ce17">
            <text:p>2021</text:p>
          </table:table-cell>
          <table:table-cell office:value-type="string" table:style-name="ce17">
            <text:p>2022</text:p>
          </table:table-cell>
          <table:table-cell office:value-type="string" table:style-name="ce17">
            <text:p>2023 (provisional)</text:p>
          </table:table-cell>
          <table:table-cell office:value-type="string" table:style-name="ce17">
            <text:p>Notes</text:p>
          </table:table-cell>
          <table:table-cell table:number-columns-repeated="16339"/>
        </table:table-row>
        <table:table-row table:style-name="ro3">
          <table:table-cell office:value-type="string" table:style-name="ce1">
            <text:p>Area (thousand hectares)</text:p>
          </table:table-cell>
          <table:table-cell office:value-type="float" office:value="1" table:style-name="ce19">
            <text:p>1</text:p>
          </table:table-cell>
          <table:table-cell office:value-type="float" office:value="1" table:style-name="ce19">
            <text:p>1</text:p>
          </table:table-cell>
          <table:table-cell office:value-type="float" office:value="1" table:style-name="ce19">
            <text:p>1</text:p>
          </table:table-cell>
          <table:table-cell office:value-type="float" office:value="1" table:style-name="ce19">
            <text:p>1</text:p>
          </table:table-cell>
          <table:table-cell office:value-type="float" office:value="3" table:style-name="ce19">
            <text:p>3</text:p>
          </table:table-cell>
          <table:table-cell office:value-type="float" office:value="7" table:style-name="ce19">
            <text:p>7</text:p>
          </table:table-cell>
          <table:table-cell office:value-type="float" office:value="8" table:style-name="ce19">
            <text:p>8</text:p>
          </table:table-cell>
          <table:table-cell office:value-type="float" office:value="14" table:style-name="ce19">
            <text:p>14</text:p>
          </table:table-cell>
          <table:table-cell office:value-type="float" office:value="17.440000000000001" table:style-name="ce19">
            <text:p>17</text:p>
          </table:table-cell>
          <table:table-cell office:value-type="float" office:value="33.683999999999997" table:style-name="ce19">
            <text:p>34</text:p>
          </table:table-cell>
          <table:table-cell office:value-type="float" office:value="91.858599999999996" table:style-name="ce19">
            <text:p>92</text:p>
          </table:table-cell>
          <table:table-cell office:value-type="float" office:value="144.46719999999999" table:style-name="ce19">
            <text:p>144</text:p>
          </table:table-cell>
          <table:table-cell office:value-type="float" office:value="161.21879999999999" table:style-name="ce19">
            <text:p>161</text:p>
          </table:table-cell>
          <table:table-cell office:value-type="float" office:value="73.458973999999998" table:style-name="ce19">
            <text:p>73</text:p>
          </table:table-cell>
          <table:table-cell office:value-type="float" office:value="61.723641000000001" table:style-name="ce19">
            <text:p>62</text:p>
          </table:table-cell>
          <table:table-cell office:value-type="float" office:value="54.243938321311198" table:style-name="ce19">
            <text:p>54</text:p>
          </table:table-cell>
          <table:table-cell office:value-type="float" office:value="75.881058999999993" table:style-name="ce19">
            <text:p>76</text:p>
          </table:table-cell>
          <table:table-cell office:value-type="float" office:value="101.346789" table:style-name="ce19">
            <text:p>101</text:p>
          </table:table-cell>
          <table:table-cell office:value-type="float" office:value="212.59275199999999" table:style-name="ce19">
            <text:p>213</text:p>
          </table:table-cell>
          <table:table-cell office:value-type="float" office:value="73.869079999999997" table:style-name="ce19">
            <text:p>74</text:p>
          </table:table-cell>
          <table:table-cell office:value-type="float" office:value="30.789750000000002" table:style-name="ce19">
            <text:p>31</text:p>
          </table:table-cell>
          <table:table-cell office:value-type="float" office:value="12.592370000000001" table:style-name="ce19">
            <text:p>13</text:p>
          </table:table-cell>
          <table:table-cell office:value-type="float" office:value="33.86712" table:style-name="ce19">
            <text:p>34</text:p>
          </table:table-cell>
          <table:table-cell office:value-type="float" office:value="30.397194451128598" table:style-name="ce19">
            <text:p>30</text:p>
          </table:table-cell>
          <table:table-cell office:value-type="float" office:value="48.571273295299903" table:style-name="ce19">
            <text:p>49</text:p>
          </table:table-cell>
          <table:table-cell office:value-type="float" office:value="36.47" table:style-name="ce19">
            <text:p>36</text:p>
          </table:table-cell>
          <table:table-cell office:value-type="float" office:value="12.541" table:style-name="ce19">
            <text:p>13</text:p>
          </table:table-cell>
          <table:table-cell office:value-type="float" office:value="16.262" table:style-name="ce19">
            <text:p>16</text:p>
          </table:table-cell>
          <table:table-cell office:value-type="float" office:value="27.782" table:style-name="ce19">
            <text:p>28</text:p>
          </table:table-cell>
          <table:table-cell office:value-type="float" office:value="43.838000000000001" table:style-name="ce19">
            <text:p>44</text:p>
          </table:table-cell>
          <table:table-cell office:value-type="float" office:value="36.453000000000003" table:style-name="ce19">
            <text:p>36</text:p>
          </table:table-cell>
          <table:table-cell office:value-type="float" office:value="27.82" table:style-name="ce19">
            <text:p>28</text:p>
          </table:table-cell>
          <table:table-cell office:value-type="float" office:value="34.497999999999998" table:style-name="ce19">
            <text:p>34</text:p>
          </table:table-cell>
          <table:table-cell office:value-type="float" office:value="14.538" table:style-name="ce19">
            <text:p>15</text:p>
          </table:table-cell>
          <table:table-cell office:value-type="float" office:value="15.023" table:style-name="ce19">
            <text:p>15</text:p>
          </table:table-cell>
          <table:table-cell office:value-type="float" office:value="27.280999999999999" table:style-name="ce19">
            <text:p>27</text:p>
          </table:table-cell>
          <table:table-cell office:value-type="float" office:value="26.373999999999999" table:style-name="ce19">
            <text:p>26</text:p>
          </table:table-cell>
          <table:table-cell office:value-type="float" office:value="24.593" table:style-name="ce19">
            <text:p>25</text:p>
          </table:table-cell>
          <table:table-cell office:value-type="float" office:value="15.222" table:style-name="ce19">
            <text:p>15</text:p>
          </table:table-cell>
          <table:table-cell office:value-type="float" office:value="32.784999999999997" table:style-name="ce19">
            <text:p>33</text:p>
          </table:table-cell>
          <table:table-cell office:value-type="float" office:value="40.713000000000001" table:style-name="ce19">
            <text:p>41</text:p>
          </table:table-cell>
          <table:table-cell office:value-type="float" office:value="27.704999999999998" table:style-name="ce19">
            <text:p>28</text:p>
          </table:table-cell>
          <table:table-cell office:value-type="float" office:value="20.733000000000001" table:style-name="ce19">
            <text:p>21</text:p>
          </table:table-cell>
          <table:table-cell table:style-name="ce18"/>
          <table:table-cell table:number-columns-repeated="16339"/>
        </table:table-row>
        <table:table-row table:style-name="ro3">
          <table:table-cell office:value-type="string" table:style-name="ce1">
            <text:p>Yield (tonnes per hectare)</text:p>
          </table:table-cell>
          <table:table-cell office:value-type="float" office:value="1" table:style-name="ce19">
            <text:p>1</text:p>
          </table:table-cell>
          <table:table-cell office:value-type="float" office:value="1" table:style-name="ce19">
            <text:p>1</text:p>
          </table:table-cell>
          <table:table-cell office:value-type="float" office:value="1" table:style-name="ce19">
            <text:p>1</text:p>
          </table:table-cell>
          <table:table-cell office:value-type="float" office:value="2" table:style-name="ce19">
            <text:p>2</text:p>
          </table:table-cell>
          <table:table-cell office:value-type="float" office:value="2" table:style-name="ce19">
            <text:p>2</text:p>
          </table:table-cell>
          <table:table-cell office:value-type="float" office:value="1.86" table:style-name="ce19">
            <text:p>2</text:p>
          </table:table-cell>
          <table:table-cell office:value-type="float" office:value="1.38" table:style-name="ce19">
            <text:p>1</text:p>
          </table:table-cell>
          <table:table-cell office:value-type="float" office:value="1.8785714285714299" table:style-name="ce19">
            <text:p>2</text:p>
          </table:table-cell>
          <table:table-cell office:value-type="float" office:value="1.9724770642201801" table:style-name="ce19">
            <text:p>2</text:p>
          </table:table-cell>
          <table:table-cell office:value-type="float" office:value="1.85" table:style-name="ce19">
            <text:p>2</text:p>
          </table:table-cell>
          <table:table-cell office:value-type="float" office:value="1.77" table:style-name="ce19">
            <text:p>2</text:p>
          </table:table-cell>
          <table:table-cell office:value-type="float" office:value="1.56" table:style-name="ce19">
            <text:p>2</text:p>
          </table:table-cell>
          <table:table-cell office:value-type="float" office:value="1.1955345406366999" table:style-name="ce19">
            <text:p>1</text:p>
          </table:table-cell>
          <table:table-cell office:value-type="float" office:value="1.27325877216853" table:style-name="ce19">
            <text:p>1</text:p>
          </table:table-cell>
          <table:table-cell office:value-type="float" office:value="1.3066204219871" table:style-name="ce19">
            <text:p>1</text:p>
          </table:table-cell>
          <table:table-cell office:value-type="float" office:value="1.59468293944517" table:style-name="ce19">
            <text:p>2</text:p>
          </table:table-cell>
          <table:table-cell office:value-type="float" office:value="1.3996621134399301" table:style-name="ce19">
            <text:p>1</text:p>
          </table:table-cell>
          <table:table-cell office:value-type="float" office:value="1.4129525695185099" table:style-name="ce19">
            <text:p>1</text:p>
          </table:table-cell>
          <table:table-cell office:value-type="float" office:value="1.4220858446764" table:style-name="ce19">
            <text:p>1</text:p>
          </table:table-cell>
          <table:table-cell office:value-type="float" office:value="0.57778394738777294" table:style-name="ce19">
            <text:p>1</text:p>
          </table:table-cell>
          <table:table-cell office:value-type="float" office:value="1.2343726299608999" table:style-name="ce19">
            <text:p>1</text:p>
          </table:table-cell>
          <table:table-cell office:value-type="float" office:value="1.29527614097218" table:style-name="ce19">
            <text:p>1</text:p>
          </table:table-cell>
          <table:table-cell office:value-type="float" office:value="1.7340846295472301" table:style-name="ce19">
            <text:p>2</text:p>
          </table:table-cell>
          <table:table-cell office:value-type="float" office:value="1.73172657256212" table:style-name="ce19">
            <text:p>2</text:p>
          </table:table-cell>
          <table:table-cell office:value-type="float" office:value="1.85062662984672" table:style-name="ce19">
            <text:p>2</text:p>
          </table:table-cell>
          <table:table-cell office:value-type="float" office:value="1.3639558815464801" table:style-name="ce19">
            <text:p>1</text:p>
          </table:table-cell>
          <table:table-cell office:value-type="float" office:value="1.5662652021369901" table:style-name="ce19">
            <text:p>2</text:p>
          </table:table-cell>
          <table:table-cell office:value-type="float" office:value="1.8222265773667099" table:style-name="ce19">
            <text:p>2</text:p>
          </table:table-cell>
          <table:table-cell office:value-type="float" office:value="1.95" table:style-name="ce19">
            <text:p>2</text:p>
          </table:table-cell>
          <table:table-cell office:value-type="float" office:value="1.64" table:style-name="ce19">
            <text:p>2</text:p>
          </table:table-cell>
          <table:table-cell office:value-type="float" office:value="1.95" table:style-name="ce19">
            <text:p>2</text:p>
          </table:table-cell>
          <table:table-cell office:value-type="float" office:value="1.5" table:style-name="ce19">
            <text:p>2</text:p>
          </table:table-cell>
          <table:table-cell office:value-type="float" office:value="1.8009913618180799" table:style-name="ce19">
            <text:p>2</text:p>
          </table:table-cell>
          <table:table-cell office:value-type="float" office:value="2.7" table:style-name="ce19">
            <text:p>3</text:p>
          </table:table-cell>
          <table:table-cell office:value-type="float" office:value="1.9" table:style-name="ce19">
            <text:p>2</text:p>
          </table:table-cell>
          <table:table-cell office:value-type="float" office:value="1.75" table:style-name="ce19">
            <text:p>2</text:p>
          </table:table-cell>
          <table:table-cell office:value-type="float" office:value="1.75" table:style-name="ce19">
            <text:p>2</text:p>
          </table:table-cell>
          <table:table-cell office:value-type="float" office:value="1.75" table:style-name="ce19">
            <text:p>2</text:p>
          </table:table-cell>
          <table:table-cell office:value-type="float" office:value="1.75" table:style-name="ce19">
            <text:p>2</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table:number-columns-repeated="2" table:style-name="ce18"/>
          <table:table-cell table:number-columns-repeated="16339"/>
        </table:table-row>
        <table:table-row table:style-name="ro2">
          <table:table-cell office:value-type="string" table:style-name="ce25">
            <text:p>Volume of harvested production</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2" table:style-name="ce26">
            <text:p>2</text:p>
          </table:table-cell>
          <table:table-cell office:value-type="float" office:value="6" table:style-name="ce26">
            <text:p>6</text:p>
          </table:table-cell>
          <table:table-cell office:value-type="float" office:value="13" table:style-name="ce26">
            <text:p>13</text:p>
          </table:table-cell>
          <table:table-cell office:value-type="float" office:value="11" table:style-name="ce26">
            <text:p>11</text:p>
          </table:table-cell>
          <table:table-cell office:value-type="float" office:value="26.3" table:style-name="ce26">
            <text:p>26</text:p>
          </table:table-cell>
          <table:table-cell office:value-type="float" office:value="34.4" table:style-name="ce26">
            <text:p>34</text:p>
          </table:table-cell>
          <table:table-cell office:value-type="float" office:value="62.315399999999997" table:style-name="ce26">
            <text:p>62</text:p>
          </table:table-cell>
          <table:table-cell office:value-type="float" office:value="162.58972199999999" table:style-name="ce26">
            <text:p>163</text:p>
          </table:table-cell>
          <table:table-cell office:value-type="float" office:value="225.368832" table:style-name="ce26">
            <text:p>225</text:p>
          </table:table-cell>
          <table:table-cell office:value-type="float" office:value="192.74264400000001" table:style-name="ce26">
            <text:p>193</text:p>
          </table:table-cell>
          <table:table-cell office:value-type="float" office:value="93.532283039999996" table:style-name="ce26">
            <text:p>94</text:p>
          </table:table-cell>
          <table:table-cell office:value-type="float" office:value="80.649369849999999" table:style-name="ce26">
            <text:p>81</text:p>
          </table:table-cell>
          <table:table-cell office:value-type="float" office:value="86.501883009311101" table:style-name="ce26">
            <text:p>87</text:p>
          </table:table-cell>
          <table:table-cell office:value-type="float" office:value="106.20784341" table:style-name="ce26">
            <text:p>106</text:p>
          </table:table-cell>
          <table:table-cell office:value-type="float" office:value="143.19820593" table:style-name="ce26">
            <text:p>143</text:p>
          </table:table-cell>
          <table:table-cell office:value-type="float" office:value="302.32514329999998" table:style-name="ce26">
            <text:p>302</text:p>
          </table:table-cell>
          <table:table-cell office:value-type="float" office:value="42.6803686323032" table:style-name="ce26">
            <text:p>43</text:p>
          </table:table-cell>
          <table:table-cell office:value-type="float" office:value="38.006024683338701" table:style-name="ce26">
            <text:p>38</text:p>
          </table:table-cell>
          <table:table-cell office:value-type="float" office:value="16.310596419293901" table:style-name="ce26">
            <text:p>16</text:p>
          </table:table-cell>
          <table:table-cell office:value-type="float" office:value="58.728452239031398" table:style-name="ce26">
            <text:p>59</text:p>
          </table:table-cell>
          <table:table-cell office:value-type="float" office:value="52.639629362357098" table:style-name="ce26">
            <text:p>53</text:p>
          </table:table-cell>
          <table:table-cell office:value-type="float" office:value="89.887291805844796" table:style-name="ce26">
            <text:p>90</text:p>
          </table:table-cell>
          <table:table-cell office:value-type="float" office:value="49.743471" table:style-name="ce26">
            <text:p>50</text:p>
          </table:table-cell>
          <table:table-cell office:value-type="float" office:value="19.642531900000002" table:style-name="ce26">
            <text:p>20</text:p>
          </table:table-cell>
          <table:table-cell office:value-type="float" office:value="29.633048601137499" table:style-name="ce26">
            <text:p>30</text:p>
          </table:table-cell>
          <table:table-cell office:value-type="float" office:value="54.174900000000001" table:style-name="ce26">
            <text:p>54</text:p>
          </table:table-cell>
          <table:table-cell office:value-type="float" office:value="71.894319999999993" table:style-name="ce26">
            <text:p>72</text:p>
          </table:table-cell>
          <table:table-cell office:value-type="float" office:value="71.083349999999996" table:style-name="ce26">
            <text:p>71</text:p>
          </table:table-cell>
          <table:table-cell office:value-type="float" office:value="41.73" table:style-name="ce26">
            <text:p>42</text:p>
          </table:table-cell>
          <table:table-cell office:value-type="float" office:value="62.130600000000001" table:style-name="ce26">
            <text:p>62</text:p>
          </table:table-cell>
          <table:table-cell office:value-type="float" office:value="39.252600000000001" table:style-name="ce26">
            <text:p>39</text:p>
          </table:table-cell>
          <table:table-cell office:value-type="float" office:value="28.543700000000001" table:style-name="ce26">
            <text:p>29</text:p>
          </table:table-cell>
          <table:table-cell office:value-type="float" office:value="47.741750000000003" table:style-name="ce26">
            <text:p>48</text:p>
          </table:table-cell>
          <table:table-cell office:value-type="float" office:value="46.154499999999999" table:style-name="ce26">
            <text:p>46</text:p>
          </table:table-cell>
          <table:table-cell office:value-type="float" office:value="43.037750000000003" table:style-name="ce26">
            <text:p>43</text:p>
          </table:table-cell>
          <table:table-cell office:value-type="float" office:value="26.638500000000001" table:style-name="ce26">
            <text:p>27</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style-name="ce27"/>
          <table:table-cell table:number-columns-repeated="16339"/>
        </table:table-row>
        <table:table-row table:style-name="ro3">
          <table:table-cell office:value-type="string" table:style-name="ce1">
            <text:p>Area of production not on set-aside land</text:p>
          </table:table-cell>
          <table:table-cell office:value-type="float" office:value="1" table:style-name="ce19">
            <text:p>1</text:p>
          </table:table-cell>
          <table:table-cell office:value-type="float" office:value="1" table:style-name="ce19">
            <text:p>1</text:p>
          </table:table-cell>
          <table:table-cell office:value-type="float" office:value="1" table:style-name="ce19">
            <text:p>1</text:p>
          </table:table-cell>
          <table:table-cell office:value-type="float" office:value="1" table:style-name="ce19">
            <text:p>1</text:p>
          </table:table-cell>
          <table:table-cell office:value-type="float" office:value="3" table:style-name="ce19">
            <text:p>3</text:p>
          </table:table-cell>
          <table:table-cell office:value-type="float" office:value="7" table:style-name="ce19">
            <text:p>7</text:p>
          </table:table-cell>
          <table:table-cell office:value-type="float" office:value="8" table:style-name="ce19">
            <text:p>8</text:p>
          </table:table-cell>
          <table:table-cell office:value-type="float" office:value="14" table:style-name="ce19">
            <text:p>14</text:p>
          </table:table-cell>
          <table:table-cell office:value-type="float" office:value="17.440000000000001" table:style-name="ce19">
            <text:p>17</text:p>
          </table:table-cell>
          <table:table-cell office:value-type="float" office:value="33.683999999999997" table:style-name="ce19">
            <text:p>34</text:p>
          </table:table-cell>
          <table:table-cell office:value-type="float" office:value="91.858599999999996" table:style-name="ce19">
            <text:p>92</text:p>
          </table:table-cell>
          <table:table-cell office:value-type="float" office:value="144.46719999999999" table:style-name="ce19">
            <text:p>144</text:p>
          </table:table-cell>
          <table:table-cell office:value-type="float" office:value="149.64279999999999" table:style-name="ce19">
            <text:p>150</text:p>
          </table:table-cell>
          <table:table-cell office:value-type="float" office:value="57.926560000000002" table:style-name="ce19">
            <text:p>58</text:p>
          </table:table-cell>
          <table:table-cell office:value-type="float" office:value="53.550910000000002" table:style-name="ce19">
            <text:p>54</text:p>
          </table:table-cell>
          <table:table-cell office:value-type="float" office:value="48.777769321311197" table:style-name="ce19">
            <text:p>49</text:p>
          </table:table-cell>
          <table:table-cell office:value-type="float" office:value="73.061169000000007" table:style-name="ce19">
            <text:p>73</text:p>
          </table:table-cell>
          <table:table-cell office:value-type="float" office:value="99.476579999999998" table:style-name="ce19">
            <text:p>99</text:p>
          </table:table-cell>
          <table:table-cell office:value-type="float" office:value="209.18171000000001" table:style-name="ce19">
            <text:p>209</text:p>
          </table:table-cell>
          <table:table-cell office:value-type="float" office:value="71.698999999999998" table:style-name="ce19">
            <text:p>72</text:p>
          </table:table-cell>
          <table:table-cell office:value-type="float" office:value="30.389749999999999" table:style-name="ce19">
            <text:p>30</text:p>
          </table:table-cell>
          <table:table-cell office:value-type="float" office:value="11.861370000000001" table:style-name="ce19">
            <text:p>12</text:p>
          </table:table-cell>
          <table:table-cell office:value-type="float" office:value="31.951630000000002" table:style-name="ce19">
            <text:p>32</text:p>
          </table:table-cell>
          <table:table-cell office:value-type="float" office:value="29.443194451128601" table:style-name="ce19">
            <text:p>29</text:p>
          </table:table-cell>
          <table:table-cell office:value-type="float" office:value="45.214273295299897" table:style-name="ce19">
            <text:p>45</text:p>
          </table:table-cell>
          <table:table-cell office:value-type="float" office:value="32.595660000000002" table:style-name="ce19">
            <text:p>33</text:p>
          </table:table-cell>
          <table:table-cell office:value-type="float" office:value="10.957710000000001" table:style-name="ce19">
            <text:p>11</text:p>
          </table:table-cell>
          <table:table-cell office:value-type="float" office:value="16.262" table:style-name="ce19">
            <text:p>16</text:p>
          </table:table-cell>
          <table:table-cell office:value-type="float" office:value="27.782" table:style-name="ce19">
            <text:p>28</text:p>
          </table:table-cell>
          <table:table-cell office:value-type="float" office:value="43.838000000000001" table:style-name="ce19">
            <text:p>44</text:p>
          </table:table-cell>
          <table:table-cell office:value-type="float" office:value="36.453000000000003" table:style-name="ce19">
            <text:p>36</text:p>
          </table:table-cell>
          <table:table-cell office:value-type="float" office:value="27.82" table:style-name="ce19">
            <text:p>28</text:p>
          </table:table-cell>
          <table:table-cell office:value-type="float" office:value="34.497999999999998" table:style-name="ce19">
            <text:p>34</text:p>
          </table:table-cell>
          <table:table-cell office:value-type="float" office:value="14.538" table:style-name="ce19">
            <text:p>15</text:p>
          </table:table-cell>
          <table:table-cell office:value-type="float" office:value="15.023" table:style-name="ce19">
            <text:p>15</text:p>
          </table:table-cell>
          <table:table-cell office:value-type="float" office:value="27.280999999999999" table:style-name="ce19">
            <text:p>27</text:p>
          </table:table-cell>
          <table:table-cell office:value-type="float" office:value="26.373999999999999" table:style-name="ce19">
            <text:p>26</text:p>
          </table:table-cell>
          <table:table-cell office:value-type="float" office:value="24.593" table:style-name="ce19">
            <text:p>25</text:p>
          </table:table-cell>
          <table:table-cell office:value-type="float" office:value="15.222" table:style-name="ce19">
            <text:p>15</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table:style-name="ce18"/>
          <table:table-cell table:number-columns-repeated="16339"/>
        </table:table-row>
        <table:table-row table:style-name="ro3">
          <table:table-cell office:value-type="string" table:style-name="ce1">
            <text:p>Yield not on set-aside land (tonnes per hectare)</text:p>
          </table:table-cell>
          <table:table-cell office:value-type="float" office:value="1.6" table:style-name="ce19">
            <text:p>2</text:p>
          </table:table-cell>
          <table:table-cell office:value-type="float" office:value="2.1" table:style-name="ce19">
            <text:p>2</text:p>
          </table:table-cell>
          <table:table-cell office:value-type="float" office:value="1.4" table:style-name="ce19">
            <text:p>1</text:p>
          </table:table-cell>
          <table:table-cell office:value-type="float" office:value="1.9" table:style-name="ce19">
            <text:p>2</text:p>
          </table:table-cell>
          <table:table-cell office:value-type="float" office:value="1.8" table:style-name="ce19">
            <text:p>2</text:p>
          </table:table-cell>
          <table:table-cell office:value-type="float" office:value="1.9" table:style-name="ce19">
            <text:p>2</text:p>
          </table:table-cell>
          <table:table-cell office:value-type="float" office:value="1.3" table:style-name="ce19">
            <text:p>1</text:p>
          </table:table-cell>
          <table:table-cell office:value-type="float" office:value="1.86" table:style-name="ce19">
            <text:p>2</text:p>
          </table:table-cell>
          <table:table-cell office:value-type="float" office:value="2" table:style-name="ce19">
            <text:p>2</text:p>
          </table:table-cell>
          <table:table-cell office:value-type="float" office:value="1.85" table:style-name="ce19">
            <text:p>2</text:p>
          </table:table-cell>
          <table:table-cell office:value-type="float" office:value="1.77" table:style-name="ce19">
            <text:p>2</text:p>
          </table:table-cell>
          <table:table-cell office:value-type="float" office:value="1.56" table:style-name="ce19">
            <text:p>2</text:p>
          </table:table-cell>
          <table:table-cell office:value-type="float" office:value="1.23" table:style-name="ce19">
            <text:p>1</text:p>
          </table:table-cell>
          <table:table-cell office:value-type="float" office:value="1.25" table:style-name="ce19">
            <text:p>1</text:p>
          </table:table-cell>
          <table:table-cell office:value-type="float" office:value="1.3" table:style-name="ce19">
            <text:p>1</text:p>
          </table:table-cell>
          <table:table-cell office:value-type="float" office:value="1.61" table:style-name="ce19">
            <text:p>2</text:p>
          </table:table-cell>
          <table:table-cell office:value-type="float" office:value="1.39" table:style-name="ce19">
            <text:p>1</text:p>
          </table:table-cell>
          <table:table-cell office:value-type="float" office:value="1.41" table:style-name="ce19">
            <text:p>1</text:p>
          </table:table-cell>
          <table:table-cell office:value-type="float" office:value="1.42" table:style-name="ce19">
            <text:p>1</text:p>
          </table:table-cell>
          <table:table-cell office:value-type="float" office:value="0.55598277008470398" table:style-name="ce19">
            <text:p>1</text:p>
          </table:table-cell>
          <table:table-cell office:value-type="float" office:value="1.2341669373173101" table:style-name="ce19">
            <text:p>1</text:p>
          </table:table-cell>
          <table:table-cell office:value-type="float" office:value="1.29005472549072" table:style-name="ce19">
            <text:p>1</text:p>
          </table:table-cell>
          <table:table-cell office:value-type="float" office:value="1.74631943781996" table:style-name="ce19">
            <text:p>2</text:p>
          </table:table-cell>
          <table:table-cell office:value-type="float" office:value="1.73854144282211" table:style-name="ce19">
            <text:p>2</text:p>
          </table:table-cell>
          <table:table-cell office:value-type="float" office:value="1.87" table:style-name="ce19">
            <text:p>2</text:p>
          </table:table-cell>
          <table:table-cell office:value-type="float" office:value="1.35" table:style-name="ce19">
            <text:p>1</text:p>
          </table:table-cell>
          <table:table-cell office:value-type="float" office:value="1.59" table:style-name="ce19">
            <text:p>2</text:p>
          </table:table-cell>
          <table:table-cell office:value-type="float" office:value="1.8222265773667099" table:style-name="ce19">
            <text:p>2</text:p>
          </table:table-cell>
          <table:table-cell office:value-type="float" office:value="1.95" table:style-name="ce19">
            <text:p>2</text:p>
          </table:table-cell>
          <table:table-cell office:value-type="float" office:value="1.64" table:style-name="ce19">
            <text:p>2</text:p>
          </table:table-cell>
          <table:table-cell office:value-type="float" office:value="1.95" table:style-name="ce19">
            <text:p>2</text:p>
          </table:table-cell>
          <table:table-cell office:value-type="float" office:value="1.5" table:style-name="ce19">
            <text:p>2</text:p>
          </table:table-cell>
          <table:table-cell office:value-type="float" office:value="1.8009913618180799" table:style-name="ce19">
            <text:p>2</text:p>
          </table:table-cell>
          <table:table-cell office:value-type="float" office:value="2.7" table:style-name="ce19">
            <text:p>3</text:p>
          </table:table-cell>
          <table:table-cell office:value-type="float" office:value="1.9" table:style-name="ce19">
            <text:p>2</text:p>
          </table:table-cell>
          <table:table-cell office:value-type="float" office:value="1.75" table:style-name="ce19">
            <text:p>2</text:p>
          </table:table-cell>
          <table:table-cell office:value-type="float" office:value="1.75" table:style-name="ce19">
            <text:p>2</text:p>
          </table:table-cell>
          <table:table-cell office:value-type="float" office:value="1.75" table:style-name="ce19">
            <text:p>2</text:p>
          </table:table-cell>
          <table:table-cell office:value-type="float" office:value="1.75" table:style-name="ce19">
            <text:p>2</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Note 25]</text:p>
          </table:table-cell>
          <table:table-cell table:number-columns-repeated="16339"/>
        </table:table-row>
        <table:table-row table:style-name="ro3">
          <table:table-cell office:value-type="string" table:style-name="ce1">
            <text:p>Volume of production not on set-aside land</text:p>
          </table:table-cell>
          <table:table-cell office:value-type="float" office:value="1" table:style-name="ce19">
            <text:p>1</text:p>
          </table:table-cell>
          <table:table-cell office:value-type="float" office:value="1" table:style-name="ce19">
            <text:p>1</text:p>
          </table:table-cell>
          <table:table-cell office:value-type="float" office:value="1" table:style-name="ce19">
            <text:p>1</text:p>
          </table:table-cell>
          <table:table-cell office:value-type="float" office:value="2" table:style-name="ce19">
            <text:p>2</text:p>
          </table:table-cell>
          <table:table-cell office:value-type="float" office:value="6" table:style-name="ce19">
            <text:p>6</text:p>
          </table:table-cell>
          <table:table-cell office:value-type="float" office:value="13" table:style-name="ce19">
            <text:p>13</text:p>
          </table:table-cell>
          <table:table-cell office:value-type="float" office:value="11" table:style-name="ce19">
            <text:p>11</text:p>
          </table:table-cell>
          <table:table-cell office:value-type="float" office:value="26.3" table:style-name="ce19">
            <text:p>26</text:p>
          </table:table-cell>
          <table:table-cell office:value-type="float" office:value="34.4" table:style-name="ce19">
            <text:p>34</text:p>
          </table:table-cell>
          <table:table-cell office:value-type="float" office:value="62.315399999999997" table:style-name="ce19">
            <text:p>62</text:p>
          </table:table-cell>
          <table:table-cell office:value-type="float" office:value="162.58972199999999" table:style-name="ce19">
            <text:p>163</text:p>
          </table:table-cell>
          <table:table-cell office:value-type="float" office:value="225.368832" table:style-name="ce19">
            <text:p>225</text:p>
          </table:table-cell>
          <table:table-cell office:value-type="float" office:value="184.060644" table:style-name="ce19">
            <text:p>184</text:p>
          </table:table-cell>
          <table:table-cell office:value-type="float" office:value="72.408199999999994" table:style-name="ce19">
            <text:p>72</text:p>
          </table:table-cell>
          <table:table-cell office:value-type="float" office:value="69.616183000000007" table:style-name="ce19">
            <text:p>70</text:p>
          </table:table-cell>
          <table:table-cell office:value-type="float" office:value="78.532208607311105" table:style-name="ce19">
            <text:p>79</text:p>
          </table:table-cell>
          <table:table-cell office:value-type="float" office:value="101.55502491" table:style-name="ce19">
            <text:p>102</text:p>
          </table:table-cell>
          <table:table-cell office:value-type="float" office:value="140.26197780000001" table:style-name="ce19">
            <text:p>140</text:p>
          </table:table-cell>
          <table:table-cell office:value-type="float" office:value="297.03802819999999" table:style-name="ce19">
            <text:p>297</text:p>
          </table:table-cell>
          <table:table-cell office:value-type="float" office:value="39.863408632303198" table:style-name="ce19">
            <text:p>40</text:p>
          </table:table-cell>
          <table:table-cell office:value-type="float" office:value="37.506024683338701" table:style-name="ce19">
            <text:p>38</text:p>
          </table:table-cell>
          <table:table-cell office:value-type="float" office:value="15.3018164192939" table:style-name="ce19">
            <text:p>15</text:p>
          </table:table-cell>
          <table:table-cell office:value-type="float" office:value="55.7977525390314" table:style-name="ce19">
            <text:p>56</text:p>
          </table:table-cell>
          <table:table-cell office:value-type="float" office:value="51.188213762357101" table:style-name="ce19">
            <text:p>51</text:p>
          </table:table-cell>
          <table:table-cell office:value-type="float" office:value="84.550691062210802" table:style-name="ce19">
            <text:p>85</text:p>
          </table:table-cell>
          <table:table-cell office:value-type="float" office:value="44.004140999999997" table:style-name="ce19">
            <text:p>44</text:p>
          </table:table-cell>
          <table:table-cell office:value-type="float" office:value="17.422758900000002" table:style-name="ce19">
            <text:p>17</text:p>
          </table:table-cell>
          <table:table-cell office:value-type="float" office:value="29.633048601137499" table:style-name="ce19">
            <text:p>30</text:p>
          </table:table-cell>
          <table:table-cell office:value-type="float" office:value="54.174900000000001" table:style-name="ce19">
            <text:p>54</text:p>
          </table:table-cell>
          <table:table-cell office:value-type="float" office:value="71.894319999999993" table:style-name="ce19">
            <text:p>72</text:p>
          </table:table-cell>
          <table:table-cell office:value-type="float" office:value="71.083349999999996" table:style-name="ce19">
            <text:p>71</text:p>
          </table:table-cell>
          <table:table-cell office:value-type="float" office:value="41.73" table:style-name="ce19">
            <text:p>42</text:p>
          </table:table-cell>
          <table:table-cell office:value-type="float" office:value="62.130600000000001" table:style-name="ce19">
            <text:p>62</text:p>
          </table:table-cell>
          <table:table-cell office:value-type="float" office:value="39.252600000000001" table:style-name="ce19">
            <text:p>39</text:p>
          </table:table-cell>
          <table:table-cell office:value-type="float" office:value="28.543700000000001" table:style-name="ce19">
            <text:p>29</text:p>
          </table:table-cell>
          <table:table-cell office:value-type="float" office:value="47.741750000000003" table:style-name="ce19">
            <text:p>48</text:p>
          </table:table-cell>
          <table:table-cell office:value-type="float" office:value="46.154499999999999" table:style-name="ce19">
            <text:p>46</text:p>
          </table:table-cell>
          <table:table-cell office:value-type="float" office:value="43.037750000000003" table:style-name="ce19">
            <text:p>43</text:p>
          </table:table-cell>
          <table:table-cell office:value-type="float" office:value="26.638500000000001" table:style-name="ce19">
            <text:p>27</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Note 25]</text:p>
          </table:table-cell>
          <table:table-cell table:number-columns-repeated="16339"/>
        </table:table-row>
        <table:table-row table:style-name="ro3">
          <table:table-cell office:value-type="string" table:style-name="ce1">
            <text:p>Area of production on set-aside land</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11.576000000000001" table:style-name="ce19">
            <text:p>12</text:p>
          </table:table-cell>
          <table:table-cell office:value-type="float" office:value="15.532413999999999" table:style-name="ce19">
            <text:p>16</text:p>
          </table:table-cell>
          <table:table-cell office:value-type="float" office:value="8.1727310000000006" table:style-name="ce19">
            <text:p>8</text:p>
          </table:table-cell>
          <table:table-cell office:value-type="float" office:value="5.4661689999999998" table:style-name="ce19">
            <text:p>5</text:p>
          </table:table-cell>
          <table:table-cell office:value-type="float" office:value="2.81989" table:style-name="ce19">
            <text:p>3</text:p>
          </table:table-cell>
          <table:table-cell office:value-type="float" office:value="1.870209" table:style-name="ce19">
            <text:p>2</text:p>
          </table:table-cell>
          <table:table-cell office:value-type="float" office:value="3.4110420000000001" table:style-name="ce19">
            <text:p>3</text:p>
          </table:table-cell>
          <table:table-cell office:value-type="float" office:value="2.17008" table:style-name="ce19">
            <text:p>2</text:p>
          </table:table-cell>
          <table:table-cell office:value-type="float" office:value="0.4" table:style-name="ce19">
            <text:p>0</text:p>
          </table:table-cell>
          <table:table-cell office:value-type="float" office:value="0.73099999999999998" table:style-name="ce19">
            <text:p>1</text:p>
          </table:table-cell>
          <table:table-cell office:value-type="float" office:value="1.9154899999999999" table:style-name="ce19">
            <text:p>2</text:p>
          </table:table-cell>
          <table:table-cell office:value-type="float" office:value="0.95399999999999996" table:style-name="ce19">
            <text:p>1</text:p>
          </table:table-cell>
          <table:table-cell office:value-type="float" office:value="3.3570000000000002" table:style-name="ce19">
            <text:p>3</text:p>
          </table:table-cell>
          <table:table-cell office:value-type="float" office:value="3.8743400000000001" table:style-name="ce19">
            <text:p>4</text:p>
          </table:table-cell>
          <table:table-cell office:value-type="float" office:value="1.5832900000000001" table:style-name="ce19">
            <text:p>2</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table:style-name="ce18"/>
          <table:table-cell table:number-columns-repeated="16339"/>
        </table:table-row>
        <table:table-row table:style-name="ro3">
          <table:table-cell office:value-type="string" table:style-name="ce1">
            <text:p>Yield on set-aside land (tonnes per hectare)</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0.75" table:style-name="ce19">
            <text:p>1</text:p>
          </table:table-cell>
          <table:table-cell office:value-type="float" office:value="1.36" table:style-name="ce19">
            <text:p>1</text:p>
          </table:table-cell>
          <table:table-cell office:value-type="float" office:value="1.35" table:style-name="ce19">
            <text:p>1</text:p>
          </table:table-cell>
          <table:table-cell office:value-type="float" office:value="1.458" table:style-name="ce19">
            <text:p>1</text:p>
          </table:table-cell>
          <table:table-cell office:value-type="float" office:value="1.65" table:style-name="ce19">
            <text:p>2</text:p>
          </table:table-cell>
          <table:table-cell office:value-type="float" office:value="1.57" table:style-name="ce19">
            <text:p>2</text:p>
          </table:table-cell>
          <table:table-cell office:value-type="float" office:value="1.55" table:style-name="ce19">
            <text:p>2</text:p>
          </table:table-cell>
          <table:table-cell office:value-type="float" office:value="1.2980903929809" table:style-name="ce19">
            <text:p>1</text:p>
          </table:table-cell>
          <table:table-cell office:value-type="float" office:value="1.25" table:style-name="ce19">
            <text:p>1</text:p>
          </table:table-cell>
          <table:table-cell office:value-type="float" office:value="1.38" table:style-name="ce19">
            <text:p>1</text:p>
          </table:table-cell>
          <table:table-cell office:value-type="float" office:value="1.53" table:style-name="ce19">
            <text:p>2</text:p>
          </table:table-cell>
          <table:table-cell office:value-type="float" office:value="1.5214000000000001" table:style-name="ce19">
            <text:p>2</text:p>
          </table:table-cell>
          <table:table-cell office:value-type="float" office:value="1.58969339995054" table:style-name="ce19">
            <text:p>2</text:p>
          </table:table-cell>
          <table:table-cell office:value-type="float" office:value="1.48136973007015" table:style-name="ce19">
            <text:p>1</text:p>
          </table:table-cell>
          <table:table-cell office:value-type="float" office:value="1.4019999999999999" table:style-name="ce19">
            <text:p>1</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Note 25]</text:p>
          </table:table-cell>
          <table:table-cell table:number-columns-repeated="16339"/>
        </table:table-row>
        <table:table-row table:style-name="ro3">
          <table:table-cell office:value-type="string" table:style-name="ce1">
            <text:p>Volume of production on set-aside land</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8.6820000000000004" table:style-name="ce19">
            <text:p>9</text:p>
          </table:table-cell>
          <table:table-cell office:value-type="float" office:value="21.124083039999999" table:style-name="ce19">
            <text:p>21</text:p>
          </table:table-cell>
          <table:table-cell office:value-type="float" office:value="11.03318685" table:style-name="ce19">
            <text:p>11</text:p>
          </table:table-cell>
          <table:table-cell office:value-type="float" office:value="7.9696744019999999" table:style-name="ce19">
            <text:p>8</text:p>
          </table:table-cell>
          <table:table-cell office:value-type="float" office:value="4.6528185000000004" table:style-name="ce19">
            <text:p>5</text:p>
          </table:table-cell>
          <table:table-cell office:value-type="float" office:value="2.9362281299999999" table:style-name="ce19">
            <text:p>3</text:p>
          </table:table-cell>
          <table:table-cell office:value-type="float" office:value="5.2871151000000003" table:style-name="ce19">
            <text:p>5</text:p>
          </table:table-cell>
          <table:table-cell office:value-type="float" office:value="2.8169599999999999" table:style-name="ce19">
            <text:p>3</text:p>
          </table:table-cell>
          <table:table-cell office:value-type="float" office:value="0.5" table:style-name="ce19">
            <text:p>1</text:p>
          </table:table-cell>
          <table:table-cell office:value-type="float" office:value="1.00878" table:style-name="ce19">
            <text:p>1</text:p>
          </table:table-cell>
          <table:table-cell office:value-type="float" office:value="2.9306996999999999" table:style-name="ce19">
            <text:p>3</text:p>
          </table:table-cell>
          <table:table-cell office:value-type="float" office:value="1.4514156" table:style-name="ce19">
            <text:p>1</text:p>
          </table:table-cell>
          <table:table-cell office:value-type="float" office:value="5.3366007436339702" table:style-name="ce19">
            <text:p>5</text:p>
          </table:table-cell>
          <table:table-cell office:value-type="float" office:value="5.7393299999999998" table:style-name="ce19">
            <text:p>6</text:p>
          </table:table-cell>
          <table:table-cell office:value-type="float" office:value="2.219773" table:style-name="ce19">
            <text:p>2</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table:number-columns-repeated="4" table:style-name="ce18"/>
          <table:table-cell office:value-type="string" table:style-name="ce18">
            <text:p>[Note 25]</text:p>
          </table:table-cell>
          <table:table-cell table:number-columns-repeated="16339"/>
        </table:table-row>
        <table:table-row table:style-name="ro2">
          <table:table-cell office:value-type="string" table:style-name="ce25">
            <text:p>Value of production (£ million)</text:p>
          </table:table-cell>
          <table:table-cell office:value-type="string" table:style-name="ce27">
            <text:p>[x]</text:p>
          </table:table-cell>
          <table:table-cell office:value-type="float" office:value="0" table:style-name="ce26">
            <text:p>0</text:p>
          </table:table-cell>
          <table:table-cell office:value-type="float" office:value="0" table:style-name="ce26">
            <text:p>0</text:p>
          </table:table-cell>
          <table:table-cell office:value-type="float" office:value="0.7" table:style-name="ce26">
            <text:p>1</text:p>
          </table:table-cell>
          <table:table-cell office:value-type="float" office:value="1.6" table:style-name="ce26">
            <text:p>2</text:p>
          </table:table-cell>
          <table:table-cell office:value-type="float" office:value="3.6" table:style-name="ce26">
            <text:p>4</text:p>
          </table:table-cell>
          <table:table-cell office:value-type="float" office:value="4.4000000000000004" table:style-name="ce26">
            <text:p>4</text:p>
          </table:table-cell>
          <table:table-cell office:value-type="float" office:value="7.1" table:style-name="ce26">
            <text:p>7</text:p>
          </table:table-cell>
          <table:table-cell office:value-type="float" office:value="11.1" table:style-name="ce26">
            <text:p>11</text:p>
          </table:table-cell>
          <table:table-cell office:value-type="float" office:value="14.606678708" table:style-name="ce26">
            <text:p>15</text:p>
          </table:table-cell>
          <table:table-cell office:value-type="float" office:value="39.470464561065697" table:style-name="ce26">
            <text:p>39</text:p>
          </table:table-cell>
          <table:table-cell office:value-type="float" office:value="83.780271668241596" table:style-name="ce26">
            <text:p>84</text:p>
          </table:table-cell>
          <table:table-cell office:value-type="float" office:value="183.917732748894" table:style-name="ce26">
            <text:p>184</text:p>
          </table:table-cell>
          <table:table-cell office:value-type="float" office:value="39.049553435093898" table:style-name="ce26">
            <text:p>39</text:p>
          </table:table-cell>
          <table:table-cell office:value-type="float" office:value="40.579260565609999" table:style-name="ce26">
            <text:p>41</text:p>
          </table:table-cell>
          <table:table-cell office:value-type="float" office:value="39.395362214010902" table:style-name="ce26">
            <text:p>39</text:p>
          </table:table-cell>
          <table:table-cell office:value-type="float" office:value="51.525384428253403" table:style-name="ce26">
            <text:p>52</text:p>
          </table:table-cell>
          <table:table-cell office:value-type="float" office:value="67.9391292385627" table:style-name="ce26">
            <text:p>68</text:p>
          </table:table-cell>
          <table:table-cell office:value-type="float" office:value="132.053542074793" table:style-name="ce26">
            <text:p>132</text:p>
          </table:table-cell>
          <table:table-cell office:value-type="float" office:value="34.2745348063957" table:style-name="ce26">
            <text:p>34</text:p>
          </table:table-cell>
          <table:table-cell office:value-type="float" office:value="15.8256458928832" table:style-name="ce26">
            <text:p>16</text:p>
          </table:table-cell>
          <table:table-cell office:value-type="float" office:value="5.3775437079116397" table:style-name="ce26">
            <text:p>5</text:p>
          </table:table-cell>
          <table:table-cell office:value-type="float" office:value="18.433221131235602" table:style-name="ce26">
            <text:p>18</text:p>
          </table:table-cell>
          <table:table-cell office:value-type="float" office:value="16.212614414038999" table:style-name="ce26">
            <text:p>16</text:p>
          </table:table-cell>
          <table:table-cell office:value-type="float" office:value="17.140761192356901" table:style-name="ce26">
            <text:p>17</text:p>
          </table:table-cell>
          <table:table-cell office:value-type="float" office:value="7.9324215179679003" table:style-name="ce26">
            <text:p>8</text:p>
          </table:table-cell>
          <table:table-cell office:value-type="float" office:value="4.31158108710909" table:style-name="ce26">
            <text:p>4</text:p>
          </table:table-cell>
          <table:table-cell office:value-type="float" office:value="10.371567010398101" table:style-name="ce26">
            <text:p>10</text:p>
          </table:table-cell>
          <table:table-cell office:value-type="float" office:value="17.0650935" table:style-name="ce26">
            <text:p>17</text:p>
          </table:table-cell>
          <table:table-cell office:value-type="float" office:value="22.646710800000001" table:style-name="ce26">
            <text:p>23</text:p>
          </table:table-cell>
          <table:table-cell office:value-type="float" office:value="26.5448924568277" table:style-name="ce26">
            <text:p>27</text:p>
          </table:table-cell>
          <table:table-cell office:value-type="float" office:value="16.2082881350604" table:style-name="ce26">
            <text:p>16</text:p>
          </table:table-cell>
          <table:table-cell office:value-type="float" office:value="24.288749927610599" table:style-name="ce26">
            <text:p>24</text:p>
          </table:table-cell>
          <table:table-cell office:value-type="float" office:value="15.3477666" table:style-name="ce26">
            <text:p>15</text:p>
          </table:table-cell>
          <table:table-cell office:value-type="float" office:value="8.5607467050615291" table:style-name="ce26">
            <text:p>9</text:p>
          </table:table-cell>
          <table:table-cell office:value-type="float" office:value="13.9227472416505" table:style-name="ce26">
            <text:p>14</text:p>
          </table:table-cell>
          <table:table-cell office:value-type="float" office:value="14.843204673807" table:style-name="ce26">
            <text:p>15</text:p>
          </table:table-cell>
          <table:table-cell office:value-type="float" office:value="16.102320386569399" table:style-name="ce26">
            <text:p>16</text:p>
          </table:table-cell>
          <table:table-cell office:value-type="float" office:value="10.122629999999999" table:style-name="ce26">
            <text:p>10</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style-name="ce27"/>
          <table:table-cell table:number-columns-repeated="16339"/>
        </table:table-row>
        <table:table-row table:style-name="ro3">
          <table:table-cell office:value-type="string" table:style-name="ce1">
            <text:p>Sales</text:p>
          </table:table-cell>
          <table:table-cell office:value-type="string" table:style-name="ce18">
            <text:p>[x]</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2" table:style-name="ce19">
            <text:p>1</text:p>
          </table:table-cell>
          <table:table-cell office:value-type="float" office:value="2.2999999999999998" table:style-name="ce19">
            <text:p>2</text:p>
          </table:table-cell>
          <table:table-cell office:value-type="float" office:value="1.2" table:style-name="ce19">
            <text:p>1</text:p>
          </table:table-cell>
          <table:table-cell office:value-type="float" office:value="4.0999999999999996" table:style-name="ce19">
            <text:p>4</text:p>
          </table:table-cell>
          <table:table-cell office:value-type="float" office:value="6.3" table:style-name="ce19">
            <text:p>6</text:p>
          </table:table-cell>
          <table:table-cell office:value-type="float" office:value="6.6066787079999996" table:style-name="ce19">
            <text:p>7</text:p>
          </table:table-cell>
          <table:table-cell office:value-type="float" office:value="17.415780889200001" table:style-name="ce19">
            <text:p>17</text:p>
          </table:table-cell>
          <table:table-cell office:value-type="float" office:value="22.728987001296002" table:style-name="ce19">
            <text:p>23</text:p>
          </table:table-cell>
          <table:table-cell office:value-type="float" office:value="23.664258603299999" table:style-name="ce19">
            <text:p>24</text:p>
          </table:table-cell>
          <table:table-cell office:value-type="float" office:value="13.431978074364" table:style-name="ce19">
            <text:p>13</text:p>
          </table:table-cell>
          <table:table-cell office:value-type="float" office:value="12.05083566994" table:style-name="ce19">
            <text:p>12</text:p>
          </table:table-cell>
          <table:table-cell office:value-type="float" office:value="14.365747735461801" table:style-name="ce19">
            <text:p>14</text:p>
          </table:table-cell>
          <table:table-cell office:value-type="float" office:value="14.4942293579743" table:style-name="ce19">
            <text:p>14</text:p>
          </table:table-cell>
          <table:table-cell office:value-type="float" office:value="19.799085485099301" table:style-name="ce19">
            <text:p>20</text:p>
          </table:table-cell>
          <table:table-cell office:value-type="float" office:value="28.561432519829999" table:style-name="ce19">
            <text:p>29</text:p>
          </table:table-cell>
          <table:table-cell office:value-type="float" office:value="7.7568088327166098" table:style-name="ce19">
            <text:p>8</text:p>
          </table:table-cell>
          <table:table-cell office:value-type="float" office:value="5.5985645629625402" table:style-name="ce19">
            <text:p>6</text:p>
          </table:table-cell>
          <table:table-cell office:value-type="float" office:value="2.9992371211045601" table:style-name="ce19">
            <text:p>3</text:p>
          </table:table-cell>
          <table:table-cell office:value-type="float" office:value="9.6880556064298595" table:style-name="ce19">
            <text:p>10</text:p>
          </table:table-cell>
          <table:table-cell office:value-type="float" office:value="9.5448692553661107" table:style-name="ce19">
            <text:p>10</text:p>
          </table:table-cell>
          <table:table-cell office:value-type="float" office:value="16.504566414770999" table:style-name="ce19">
            <text:p>17</text:p>
          </table:table-cell>
          <table:table-cell office:value-type="float" office:value="8.5790035109953706" table:style-name="ce19">
            <text:p>9</text:p>
          </table:table-cell>
          <table:table-cell office:value-type="float" office:value="4.8950485592000001" table:style-name="ce19">
            <text:p>5</text:p>
          </table:table-cell>
          <table:table-cell office:value-type="float" office:value="9.9442068708583093" table:style-name="ce19">
            <text:p>10</text:p>
          </table:table-cell>
          <table:table-cell office:value-type="float" office:value="16.292025180935799" table:style-name="ce19">
            <text:p>16</text:p>
          </table:table-cell>
          <table:table-cell office:value-type="float" office:value="22.088549069999999" table:style-name="ce19">
            <text:p>22</text:p>
          </table:table-cell>
          <table:table-cell office:value-type="float" office:value="26.57517678" table:style-name="ce19">
            <text:p>27</text:p>
          </table:table-cell>
          <table:table-cell office:value-type="float" office:value="17.348397299999998" table:style-name="ce19">
            <text:p>17</text:p>
          </table:table-cell>
          <table:table-cell office:value-type="float" office:value="23.49122814" table:style-name="ce19">
            <text:p>23</text:p>
          </table:table-cell>
          <table:table-cell office:value-type="float" office:value="16.242296400000001" table:style-name="ce19">
            <text:p>16</text:p>
          </table:table-cell>
          <table:table-cell office:value-type="float" office:value="8.8819250400000005" table:style-name="ce19">
            <text:p>9</text:p>
          </table:table-cell>
          <table:table-cell office:value-type="float" office:value="13.362881720000001" table:style-name="ce19">
            <text:p>13</text:p>
          </table:table-cell>
          <table:table-cell office:value-type="float" office:value="14.89425035" table:style-name="ce19">
            <text:p>15</text:p>
          </table:table-cell>
          <table:table-cell office:value-type="float" office:value="16.218931749999999" table:style-name="ce19">
            <text:p>16</text:p>
          </table:table-cell>
          <table:table-cell office:value-type="float" office:value="10.745801500000001" table:style-name="ce19">
            <text:p>11</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table:style-name="ce18"/>
          <table:table-cell table:number-columns-repeated="16339"/>
        </table:table-row>
        <table:table-row table:style-name="ro3">
          <table:table-cell office:value-type="string" table:style-name="ce1">
            <text:p>Subsidies</text:p>
          </table:table-cell>
          <table:table-cell office:value-type="string" table:style-name="ce18">
            <text:p>[x]</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3" table:style-name="ce19">
            <text:p>1</text:p>
          </table:table-cell>
          <table:table-cell office:value-type="float" office:value="3.2" table:style-name="ce19">
            <text:p>3</text:p>
          </table:table-cell>
          <table:table-cell office:value-type="float" office:value="3" table:style-name="ce19">
            <text:p>3</text:p>
          </table:table-cell>
          <table:table-cell office:value-type="float" office:value="4.8" table:style-name="ce19">
            <text:p>5</text:p>
          </table:table-cell>
          <table:table-cell office:value-type="float" office:value="8" table:style-name="ce19">
            <text:p>8</text:p>
          </table:table-cell>
          <table:table-cell office:value-type="float" office:value="20.91" table:style-name="ce19">
            <text:p>21</text:p>
          </table:table-cell>
          <table:table-cell office:value-type="float" office:value="60.4" table:style-name="ce19">
            <text:p>60</text:p>
          </table:table-cell>
          <table:table-cell office:value-type="float" office:value="160.75" table:style-name="ce19">
            <text:p>161</text:p>
          </table:table-cell>
          <table:table-cell office:value-type="float" office:value="27.05" table:style-name="ce19">
            <text:p>27</text:p>
          </table:table-cell>
          <table:table-cell office:value-type="float" office:value="28.57" table:style-name="ce19">
            <text:p>29</text:p>
          </table:table-cell>
          <table:table-cell office:value-type="float" office:value="24.88" table:style-name="ce19">
            <text:p>25</text:p>
          </table:table-cell>
          <table:table-cell office:value-type="float" office:value="36.71" table:style-name="ce19">
            <text:p>37</text:p>
          </table:table-cell>
          <table:table-cell office:value-type="float" office:value="47.59" table:style-name="ce19">
            <text:p>48</text:p>
          </table:table-cell>
          <table:table-cell office:value-type="float" office:value="101.93" table:style-name="ce19">
            <text:p>102</text:p>
          </table:table-cell>
          <table:table-cell office:value-type="float" office:value="29.434272220003901" table:style-name="ce19">
            <text:p>29</text:p>
          </table:table-cell>
          <table:table-cell office:value-type="float" office:value="10.261593248764401" table:style-name="ce19">
            <text:p>10</text:p>
          </table:table-cell>
          <table:table-cell office:value-type="float" office:value="2.7376807365759999" table:style-name="ce19">
            <text:p>3</text:p>
          </table:table-cell>
          <table:table-cell office:value-type="float" office:value="8.0276544230500004" table:style-name="ce19">
            <text:p>8</text:p>
          </table:table-cell>
          <table:table-cell office:value-type="float" office:value="6.7506019603618999" table:style-name="ce19">
            <text:p>7</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number-columns-repeated="7" table:style-name="ce18"/>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Note 5]</text:p>
          </table:table-cell>
          <table:table-cell table:number-columns-repeated="16339"/>
        </table:table-row>
        <table:table-row table:style-name="ro3">
          <table:table-cell office:value-type="string" table:style-name="ce1">
            <text:p>Change in stocks</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0" table:style-name="ce19">
            <text:p>0</text:p>
          </table:table-cell>
          <table:table-cell office:value-type="float" office:value="1.14468367186574" table:style-name="ce19">
            <text:p>1</text:p>
          </table:table-cell>
          <table:table-cell office:value-type="float" office:value="0.65128466694562004" table:style-name="ce19">
            <text:p>1</text:p>
          </table:table-cell>
          <table:table-cell office:value-type="float" office:value="0" table:style-name="ce19">
            <text:p>0</text:p>
          </table:table-cell>
          <table:table-cell office:value-type="float" office:value="-1.4324246392701201" table:style-name="ce19">
            <text:p>-1</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55004375346336498" table:style-name="ce19">
            <text:p>1</text:p>
          </table:table-cell>
          <table:table-cell office:value-type="float" office:value="1.5621095549627899" table:style-name="ce19">
            <text:p>2</text:p>
          </table:table-cell>
          <table:table-cell office:value-type="float" office:value="-2.9165462463248599" table:style-name="ce19">
            <text:p>-3</text:p>
          </table:table-cell>
          <table:table-cell office:value-type="float" office:value="0" table:style-name="ce19">
            <text:p>0</text:p>
          </table:table-cell>
          <table:table-cell office:value-type="float" office:value="0" table:style-name="ce19">
            <text:p>0</text:p>
          </table:table-cell>
          <table:table-cell office:value-type="float" office:value="0.71751110175570998" table:style-name="ce19">
            <text:p>1</text:p>
          </table:table-cell>
          <table:table-cell office:value-type="float" office:value="0" table:style-name="ce19">
            <text:p>0</text:p>
          </table:table-cell>
          <table:table-cell office:value-type="float" office:value="0.63619477758594101" table:style-name="ce19">
            <text:p>1</text:p>
          </table:table-cell>
          <table:table-cell office:value-type="float" office:value="-0.64658199302747099" table:style-name="ce19">
            <text:p>-1</text:p>
          </table:table-cell>
          <table:table-cell office:value-type="float" office:value="-0.58346747209090799" table:style-name="ce19">
            <text:p>-1</text:p>
          </table:table-cell>
          <table:table-cell office:value-type="float" office:value="0" table:style-name="ce19">
            <text:p>0</text:p>
          </table:table-cell>
          <table:table-cell office:value-type="float" office:value="0.77306831906417095" table:style-name="ce19">
            <text:p>1</text:p>
          </table:table-cell>
          <table:table-cell office:value-type="float" office:value="0.55816173000000102" table:style-name="ce19">
            <text:p>1</text:p>
          </table:table-cell>
          <table:table-cell office:value-type="float" office:value="0" table:style-name="ce19">
            <text:p>0</text:p>
          </table:table-cell>
          <table:table-cell office:value-type="float" office:value="-1.14478065" table:style-name="ce19">
            <text:p>-1</text:p>
          </table:table-cell>
          <table:table-cell office:value-type="float" office:value="0.79752178761063997" table:style-name="ce19">
            <text:p>1</text:p>
          </table:table-cell>
          <table:table-cell office:value-type="float" office:value="-0.89452979999999904" table:style-name="ce19">
            <text:p>-1</text:p>
          </table:table-cell>
          <table:table-cell office:value-type="float" office:value="-0.32117833493847298" table:style-name="ce19">
            <text:p>0</text:p>
          </table:table-cell>
          <table:table-cell office:value-type="float" office:value="0.55986552165048298" table:style-name="ce19">
            <text:p>1</text:p>
          </table:table-cell>
          <table:table-cell office:value-type="float" office:value="-5.1045676193005603E-2" table:style-name="ce19">
            <text:p>0</text:p>
          </table:table-cell>
          <table:table-cell office:value-type="float" office:value="-0.11661136343057101" table:style-name="ce19">
            <text:p>0</text:p>
          </table:table-cell>
          <table:table-cell office:value-type="float" office:value="-0.62317149999999799" table:style-name="ce19">
            <text:p>-1</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table:style-name="ce18"/>
          <table:table-cell table:number-columns-repeated="16339"/>
        </table:table-row>
        <table:table-row table:style-name="ro2">
          <table:table-cell office:value-type="string" table:style-name="ce25">
            <text:p>Value of production at market prices (£ million)</text:p>
          </table:table-cell>
          <table:table-cell office:value-type="string" table:style-name="ce27">
            <text:p>[x]</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1.2" table:style-name="ce26">
            <text:p>1</text:p>
          </table:table-cell>
          <table:table-cell office:value-type="float" office:value="2.2999999999999998" table:style-name="ce26">
            <text:p>2</text:p>
          </table:table-cell>
          <table:table-cell office:value-type="float" office:value="1.2" table:style-name="ce26">
            <text:p>1</text:p>
          </table:table-cell>
          <table:table-cell office:value-type="float" office:value="4.0999999999999996" table:style-name="ce26">
            <text:p>4</text:p>
          </table:table-cell>
          <table:table-cell office:value-type="float" office:value="6.3" table:style-name="ce26">
            <text:p>6</text:p>
          </table:table-cell>
          <table:table-cell office:value-type="float" office:value="6.6066787079999996" table:style-name="ce26">
            <text:p>7</text:p>
          </table:table-cell>
          <table:table-cell office:value-type="float" office:value="18.5604645610657" table:style-name="ce26">
            <text:p>19</text:p>
          </table:table-cell>
          <table:table-cell office:value-type="float" office:value="23.380271668241601" table:style-name="ce26">
            <text:p>23</text:p>
          </table:table-cell>
          <table:table-cell office:value-type="float" office:value="23.167732748894299" table:style-name="ce26">
            <text:p>23</text:p>
          </table:table-cell>
          <table:table-cell office:value-type="float" office:value="11.999553435093899" table:style-name="ce26">
            <text:p>12</text:p>
          </table:table-cell>
          <table:table-cell office:value-type="float" office:value="12.009260565610001" table:style-name="ce26">
            <text:p>12</text:p>
          </table:table-cell>
          <table:table-cell office:value-type="float" office:value="14.515362214010899" table:style-name="ce26">
            <text:p>15</text:p>
          </table:table-cell>
          <table:table-cell office:value-type="float" office:value="14.8153844282535" table:style-name="ce26">
            <text:p>15</text:p>
          </table:table-cell>
          <table:table-cell office:value-type="float" office:value="20.3491292385627" table:style-name="ce26">
            <text:p>20</text:p>
          </table:table-cell>
          <table:table-cell office:value-type="float" office:value="30.123542074792802" table:style-name="ce26">
            <text:p>30</text:p>
          </table:table-cell>
          <table:table-cell office:value-type="float" office:value="4.8402625863917397" table:style-name="ce26">
            <text:p>5</text:p>
          </table:table-cell>
          <table:table-cell office:value-type="float" office:value="5.5640526441188198" table:style-name="ce26">
            <text:p>6</text:p>
          </table:table-cell>
          <table:table-cell office:value-type="float" office:value="2.6398629713356399" table:style-name="ce26">
            <text:p>3</text:p>
          </table:table-cell>
          <table:table-cell office:value-type="float" office:value="10.405566708185599" table:style-name="ce26">
            <text:p>10</text:p>
          </table:table-cell>
          <table:table-cell office:value-type="float" office:value="9.4620124536770902" table:style-name="ce26">
            <text:p>9</text:p>
          </table:table-cell>
          <table:table-cell office:value-type="float" office:value="17.140761192356901" table:style-name="ce26">
            <text:p>17</text:p>
          </table:table-cell>
          <table:table-cell office:value-type="float" office:value="7.9324215179679003" table:style-name="ce26">
            <text:p>8</text:p>
          </table:table-cell>
          <table:table-cell office:value-type="float" office:value="4.31158108710909" table:style-name="ce26">
            <text:p>4</text:p>
          </table:table-cell>
          <table:table-cell office:value-type="float" office:value="10.371567010398101" table:style-name="ce26">
            <text:p>10</text:p>
          </table:table-cell>
          <table:table-cell office:value-type="float" office:value="17.0650935" table:style-name="ce26">
            <text:p>17</text:p>
          </table:table-cell>
          <table:table-cell office:value-type="float" office:value="22.646710800000001" table:style-name="ce26">
            <text:p>23</text:p>
          </table:table-cell>
          <table:table-cell office:value-type="float" office:value="27.011672999999998" table:style-name="ce26">
            <text:p>27</text:p>
          </table:table-cell>
          <table:table-cell office:value-type="float" office:value="16.274699999999999" table:style-name="ce26">
            <text:p>16</text:p>
          </table:table-cell>
          <table:table-cell office:value-type="float" office:value="24.288749927610599" table:style-name="ce26">
            <text:p>24</text:p>
          </table:table-cell>
          <table:table-cell office:value-type="float" office:value="15.3477666" table:style-name="ce26">
            <text:p>15</text:p>
          </table:table-cell>
          <table:table-cell office:value-type="float" office:value="8.5607467050615291" table:style-name="ce26">
            <text:p>9</text:p>
          </table:table-cell>
          <table:table-cell office:value-type="float" office:value="13.9227472416505" table:style-name="ce26">
            <text:p>14</text:p>
          </table:table-cell>
          <table:table-cell office:value-type="float" office:value="14.843204673807" table:style-name="ce26">
            <text:p>15</text:p>
          </table:table-cell>
          <table:table-cell office:value-type="float" office:value="16.102320386569399" table:style-name="ce26">
            <text:p>16</text:p>
          </table:table-cell>
          <table:table-cell office:value-type="float" office:value="10.122629999999999" table:style-name="ce26">
            <text:p>10</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Note 6]</text:p>
          </table:table-cell>
          <table:table-cell table:number-columns-repeated="16339"/>
        </table:table-row>
        <table:table-row table:style-name="ro8">
          <table:table-cell table:number-columns-repeated="45" table:style-name="ce25"/>
          <table:table-cell table:number-columns-repeated="16339"/>
        </table:table-row>
        <table:table-row table:style-name="ro1">
          <table:table-cell office:value-type="string" table:style-name="ce15">
            <text:p>Table 7.12b Linseed supply and use (thousand tonnes)</text:p>
          </table:table-cell>
          <table:table-cell table:number-columns-repeated="16383" table:style-name="ce1"/>
        </table:table-row>
        <table:table-row table:style-name="ro5">
          <table:table-cell office:value-type="string" table:style-name="ce16">
            <text:p>Supply and use</text:p>
          </table:table-cell>
          <table:table-cell office:value-type="string" table:style-name="ce17">
            <text:p>1981</text:p>
          </table:table-cell>
          <table:table-cell office:value-type="string" table:style-name="ce17">
            <text:p>1982</text:p>
          </table:table-cell>
          <table:table-cell office:value-type="string" table:style-name="ce17">
            <text:p>1983</text:p>
          </table:table-cell>
          <table:table-cell office:value-type="string" table:style-name="ce17">
            <text:p>1984</text:p>
          </table:table-cell>
          <table:table-cell office:value-type="string" table:style-name="ce17">
            <text:p>1985</text:p>
          </table:table-cell>
          <table:table-cell office:value-type="string" table:style-name="ce17">
            <text:p>1986</text:p>
          </table:table-cell>
          <table:table-cell office:value-type="string" table:style-name="ce17">
            <text:p>1987</text:p>
          </table:table-cell>
          <table:table-cell office:value-type="string" table:style-name="ce17">
            <text:p>1988</text:p>
          </table:table-cell>
          <table:table-cell office:value-type="string" table:style-name="ce17">
            <text:p>1989</text:p>
          </table:table-cell>
          <table:table-cell office:value-type="string" table:style-name="ce17">
            <text:p>1990</text:p>
          </table:table-cell>
          <table:table-cell office:value-type="string" table:style-name="ce17">
            <text:p>1991</text:p>
          </table:table-cell>
          <table:table-cell office:value-type="string" table:style-name="ce17">
            <text:p>1992</text:p>
          </table:table-cell>
          <table:table-cell office:value-type="string" table:style-name="ce17">
            <text:p>1993</text:p>
          </table:table-cell>
          <table:table-cell office:value-type="string" table:style-name="ce17">
            <text:p>1994</text:p>
          </table:table-cell>
          <table:table-cell office:value-type="string" table:style-name="ce17">
            <text:p>1995</text:p>
          </table:table-cell>
          <table:table-cell office:value-type="string" table:style-name="ce17">
            <text:p>1996</text:p>
          </table:table-cell>
          <table:table-cell office:value-type="string" table:style-name="ce17">
            <text:p>1997</text:p>
          </table:table-cell>
          <table:table-cell office:value-type="string" table:style-name="ce17">
            <text:p>1998</text:p>
          </table:table-cell>
          <table:table-cell office:value-type="string" table:style-name="ce17">
            <text:p>1999</text:p>
          </table:table-cell>
          <table:table-cell office:value-type="string" table:style-name="ce17">
            <text:p>2000</text:p>
          </table:table-cell>
          <table:table-cell office:value-type="string" table:style-name="ce17">
            <text:p>2001</text:p>
          </table:table-cell>
          <table:table-cell office:value-type="string" table:style-name="ce17">
            <text:p>2002</text:p>
          </table:table-cell>
          <table:table-cell office:value-type="string" table:style-name="ce17">
            <text:p>2003</text:p>
          </table:table-cell>
          <table:table-cell office:value-type="string" table:style-name="ce17">
            <text:p>2004</text:p>
          </table:table-cell>
          <table:table-cell office:value-type="string" table:style-name="ce17">
            <text:p>2005</text:p>
          </table:table-cell>
          <table:table-cell office:value-type="string" table:style-name="ce17">
            <text:p>2006</text:p>
          </table:table-cell>
          <table:table-cell office:value-type="string" table:style-name="ce17">
            <text:p>2007</text:p>
          </table:table-cell>
          <table:table-cell office:value-type="string" table:style-name="ce17">
            <text:p>2008</text:p>
          </table:table-cell>
          <table:table-cell office:value-type="string" table:style-name="ce17">
            <text:p>2009</text:p>
          </table:table-cell>
          <table:table-cell office:value-type="string" table:style-name="ce17">
            <text:p>2010</text:p>
          </table:table-cell>
          <table:table-cell office:value-type="string" table:style-name="ce17">
            <text:p>2011</text:p>
          </table:table-cell>
          <table:table-cell office:value-type="string" table:style-name="ce17">
            <text:p>2012</text:p>
          </table:table-cell>
          <table:table-cell office:value-type="string" table:style-name="ce17">
            <text:p>2013</text:p>
          </table:table-cell>
          <table:table-cell office:value-type="string" table:style-name="ce17">
            <text:p>2014</text:p>
          </table:table-cell>
          <table:table-cell office:value-type="string" table:style-name="ce17">
            <text:p>2015</text:p>
          </table:table-cell>
          <table:table-cell office:value-type="string" table:style-name="ce17">
            <text:p>2016</text:p>
          </table:table-cell>
          <table:table-cell office:value-type="string" table:style-name="ce17">
            <text:p>2017</text:p>
          </table:table-cell>
          <table:table-cell office:value-type="string" table:style-name="ce17">
            <text:p>2018</text:p>
          </table:table-cell>
          <table:table-cell office:value-type="string" table:style-name="ce17">
            <text:p>2019</text:p>
          </table:table-cell>
          <table:table-cell office:value-type="string" table:style-name="ce17">
            <text:p>2020</text:p>
          </table:table-cell>
          <table:table-cell office:value-type="string" table:style-name="ce17">
            <text:p>2021</text:p>
          </table:table-cell>
          <table:table-cell office:value-type="string" table:style-name="ce17">
            <text:p>2022</text:p>
          </table:table-cell>
          <table:table-cell office:value-type="string" table:style-name="ce17">
            <text:p>2023 (provisional)</text:p>
          </table:table-cell>
          <table:table-cell table:number-columns-repeated="16340" table:style-name="ce1"/>
        </table:table-row>
        <table:table-row table:style-name="ro3">
          <table:table-cell office:value-type="string" table:style-name="ce1">
            <text:p>Production</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2" table:style-name="ce19">
            <text:p>2</text:p>
          </table:table-cell>
          <table:table-cell office:value-type="float" office:value="6" table:style-name="ce19">
            <text:p>6</text:p>
          </table:table-cell>
          <table:table-cell office:value-type="float" office:value="13" table:style-name="ce19">
            <text:p>13</text:p>
          </table:table-cell>
          <table:table-cell office:value-type="float" office:value="11" table:style-name="ce19">
            <text:p>11</text:p>
          </table:table-cell>
          <table:table-cell office:value-type="float" office:value="26.3" table:style-name="ce19">
            <text:p>26</text:p>
          </table:table-cell>
          <table:table-cell office:value-type="float" office:value="34.4" table:style-name="ce19">
            <text:p>34</text:p>
          </table:table-cell>
          <table:table-cell office:value-type="float" office:value="62.315399999999997" table:style-name="ce19">
            <text:p>62</text:p>
          </table:table-cell>
          <table:table-cell office:value-type="float" office:value="162.58972199999999" table:style-name="ce19">
            <text:p>163</text:p>
          </table:table-cell>
          <table:table-cell office:value-type="float" office:value="225.368832" table:style-name="ce19">
            <text:p>225</text:p>
          </table:table-cell>
          <table:table-cell office:value-type="float" office:value="192.74264400000001" table:style-name="ce19">
            <text:p>193</text:p>
          </table:table-cell>
          <table:table-cell office:value-type="float" office:value="93.532283039999996" table:style-name="ce19">
            <text:p>94</text:p>
          </table:table-cell>
          <table:table-cell office:value-type="float" office:value="80.649369849999999" table:style-name="ce19">
            <text:p>81</text:p>
          </table:table-cell>
          <table:table-cell office:value-type="float" office:value="86.501883009311101" table:style-name="ce19">
            <text:p>87</text:p>
          </table:table-cell>
          <table:table-cell office:value-type="float" office:value="106.20784341" table:style-name="ce19">
            <text:p>106</text:p>
          </table:table-cell>
          <table:table-cell office:value-type="float" office:value="143.19820593" table:style-name="ce19">
            <text:p>143</text:p>
          </table:table-cell>
          <table:table-cell office:value-type="float" office:value="302.32514329999998" table:style-name="ce19">
            <text:p>302</text:p>
          </table:table-cell>
          <table:table-cell office:value-type="float" office:value="42.6803686323032" table:style-name="ce19">
            <text:p>43</text:p>
          </table:table-cell>
          <table:table-cell office:value-type="float" office:value="38.006024683338701" table:style-name="ce19">
            <text:p>38</text:p>
          </table:table-cell>
          <table:table-cell office:value-type="float" office:value="16.310596419293901" table:style-name="ce19">
            <text:p>16</text:p>
          </table:table-cell>
          <table:table-cell office:value-type="float" office:value="58.728452239031398" table:style-name="ce19">
            <text:p>59</text:p>
          </table:table-cell>
          <table:table-cell office:value-type="float" office:value="52.639629362357098" table:style-name="ce19">
            <text:p>53</text:p>
          </table:table-cell>
          <table:table-cell office:value-type="float" office:value="89.887291805844796" table:style-name="ce19">
            <text:p>90</text:p>
          </table:table-cell>
          <table:table-cell office:value-type="float" office:value="49.743471" table:style-name="ce19">
            <text:p>50</text:p>
          </table:table-cell>
          <table:table-cell office:value-type="float" office:value="19.642531900000002" table:style-name="ce19">
            <text:p>20</text:p>
          </table:table-cell>
          <table:table-cell office:value-type="float" office:value="29.633048601137499" table:style-name="ce19">
            <text:p>30</text:p>
          </table:table-cell>
          <table:table-cell office:value-type="float" office:value="54.174900000000001" table:style-name="ce19">
            <text:p>54</text:p>
          </table:table-cell>
          <table:table-cell office:value-type="float" office:value="71.894319999999993" table:style-name="ce19">
            <text:p>72</text:p>
          </table:table-cell>
          <table:table-cell office:value-type="float" office:value="71.083349999999996" table:style-name="ce19">
            <text:p>71</text:p>
          </table:table-cell>
          <table:table-cell office:value-type="float" office:value="41.73" table:style-name="ce19">
            <text:p>42</text:p>
          </table:table-cell>
          <table:table-cell office:value-type="float" office:value="62.130600000000001" table:style-name="ce19">
            <text:p>62</text:p>
          </table:table-cell>
          <table:table-cell office:value-type="float" office:value="39.252600000000001" table:style-name="ce19">
            <text:p>39</text:p>
          </table:table-cell>
          <table:table-cell office:value-type="float" office:value="28.543700000000001" table:style-name="ce19">
            <text:p>29</text:p>
          </table:table-cell>
          <table:table-cell office:value-type="float" office:value="47.741750000000003" table:style-name="ce19">
            <text:p>48</text:p>
          </table:table-cell>
          <table:table-cell office:value-type="float" office:value="46.154499999999999" table:style-name="ce19">
            <text:p>46</text:p>
          </table:table-cell>
          <table:table-cell office:value-type="float" office:value="43.037750000000003" table:style-name="ce19">
            <text:p>43</text:p>
          </table:table-cell>
          <table:table-cell office:value-type="float" office:value="26.638500000000001" table:style-name="ce19">
            <text:p>27</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table:number-columns-repeated="16340" table:style-name="ce1"/>
        </table:table-row>
        <table:table-row table:style-name="ro3">
          <table:table-cell office:value-type="string" table:style-name="ce1">
            <text:p>Imports from the EU</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46" table:style-name="ce19">
            <text:p>46</text:p>
          </table:table-cell>
          <table:table-cell office:value-type="float" office:value="0" table:style-name="ce19">
            <text:p>0</text:p>
          </table:table-cell>
          <table:table-cell office:value-type="float" office:value="42" table:style-name="ce19">
            <text:p>42</text:p>
          </table:table-cell>
          <table:table-cell office:value-type="float" office:value="33" table:style-name="ce19">
            <text:p>33</text:p>
          </table:table-cell>
          <table:table-cell office:value-type="float" office:value="23.154194" table:style-name="ce19">
            <text:p>23</text:p>
          </table:table-cell>
          <table:table-cell office:value-type="float" office:value="10.268374" table:style-name="ce19">
            <text:p>10</text:p>
          </table:table-cell>
          <table:table-cell office:value-type="float" office:value="5.7164440000000001" table:style-name="ce19">
            <text:p>6</text:p>
          </table:table-cell>
          <table:table-cell office:value-type="float" office:value="10.659371" table:style-name="ce19">
            <text:p>11</text:p>
          </table:table-cell>
          <table:table-cell office:value-type="float" office:value="5.4739380000000004" table:style-name="ce19">
            <text:p>5</text:p>
          </table:table-cell>
          <table:table-cell office:value-type="float" office:value="1.0504070000000001" table:style-name="ce19">
            <text:p>1</text:p>
          </table:table-cell>
          <table:table-cell office:value-type="float" office:value="0.79529899999999998" table:style-name="ce19">
            <text:p>1</text:p>
          </table:table-cell>
          <table:table-cell office:value-type="float" office:value="0" table:style-name="ce19">
            <text:p>0</text:p>
          </table:table-cell>
          <table:table-cell office:value-type="float" office:value="1.6163130000000001" table:style-name="ce19">
            <text:p>2</text:p>
          </table:table-cell>
          <table:table-cell office:value-type="float" office:value="0" table:style-name="ce19">
            <text:p>0</text:p>
          </table:table-cell>
          <table:table-cell office:value-type="float" office:value="0.62518600000000002" table:style-name="ce19">
            <text:p>1</text:p>
          </table:table-cell>
          <table:table-cell office:value-type="float" office:value="1.617353" table:style-name="ce19">
            <text:p>2</text:p>
          </table:table-cell>
          <table:table-cell office:value-type="float" office:value="3.8355350000000001" table:style-name="ce19">
            <text:p>4</text:p>
          </table:table-cell>
          <table:table-cell office:value-type="float" office:value="1.0239480000000001" table:style-name="ce19">
            <text:p>1</text:p>
          </table:table-cell>
          <table:table-cell office:value-type="float" office:value="1.2519610000000001" table:style-name="ce19">
            <text:p>1</text:p>
          </table:table-cell>
          <table:table-cell office:value-type="float" office:value="0.97314999999999996" table:style-name="ce19">
            <text:p>1</text:p>
          </table:table-cell>
          <table:table-cell office:value-type="float" office:value="1.9282109999999999" table:style-name="ce19">
            <text:p>2</text:p>
          </table:table-cell>
          <table:table-cell office:value-type="float" office:value="3.0013489999999998" table:style-name="ce19">
            <text:p>3</text:p>
          </table:table-cell>
          <table:table-cell office:value-type="float" office:value="3.6462789999999998" table:style-name="ce19">
            <text:p>4</text:p>
          </table:table-cell>
          <table:table-cell office:value-type="float" office:value="5.6501570000000001" table:style-name="ce19">
            <text:p>6</text:p>
          </table:table-cell>
          <table:table-cell office:value-type="float" office:value="8.998818" table:style-name="ce19">
            <text:p>9</text:p>
          </table:table-cell>
          <table:table-cell office:value-type="float" office:value="5.8183170000000004" table:style-name="ce19">
            <text:p>6</text:p>
          </table:table-cell>
          <table:table-cell office:value-type="float" office:value="10.418917" table:style-name="ce19">
            <text:p>10</text:p>
          </table:table-cell>
          <table:table-cell office:value-type="float" office:value="8.0110309999999991" table:style-name="ce19">
            <text:p>8</text:p>
          </table:table-cell>
          <table:table-cell office:value-type="float" office:value="12.008699999999999" table:style-name="ce19">
            <text:p>12</text:p>
          </table:table-cell>
          <table:table-cell office:value-type="float" office:value="10.820223" table:style-name="ce19">
            <text:p>11</text:p>
          </table:table-cell>
          <table:table-cell office:value-type="float" office:value="12.954471" table:style-name="ce19">
            <text:p>13</text:p>
          </table:table-cell>
          <table:table-cell office:value-type="float" office:value="13.411374" table:style-name="ce19">
            <text:p>13</text:p>
          </table:table-cell>
          <table:table-cell office:value-type="float" office:value="13.559315" table:style-name="ce19">
            <text:p>14</text:p>
          </table:table-cell>
          <table:table-cell office:value-type="float" office:value="14.909518" table:style-name="ce19">
            <text:p>15</text:p>
          </table:table-cell>
          <table:table-cell office:value-type="float" office:value="13.156193" table:style-name="ce19">
            <text:p>13</text:p>
          </table:table-cell>
          <table:table-cell office:value-type="float" office:value="18.919989999999999" table:style-name="ce19">
            <text:p>19</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table:number-columns-repeated="16340" table:style-name="ce1"/>
        </table:table-row>
        <table:table-row table:style-name="ro3">
          <table:table-cell office:value-type="string" table:style-name="ce1">
            <text:p>Imports from the rest of the world</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6" table:style-name="ce19">
            <text:p>6</text:p>
          </table:table-cell>
          <table:table-cell office:value-type="float" office:value="40" table:style-name="ce19">
            <text:p>40</text:p>
          </table:table-cell>
          <table:table-cell office:value-type="float" office:value="0" table:style-name="ce19">
            <text:p>0</text:p>
          </table:table-cell>
          <table:table-cell office:value-type="float" office:value="0" table:style-name="ce19">
            <text:p>0</text:p>
          </table:table-cell>
          <table:table-cell office:value-type="float" office:value="1.5694650000000001" table:style-name="ce19">
            <text:p>2</text:p>
          </table:table-cell>
          <table:table-cell office:value-type="float" office:value="0" table:style-name="ce19">
            <text:p>0</text:p>
          </table:table-cell>
          <table:table-cell office:value-type="float" office:value="1.292319" table:style-name="ce19">
            <text:p>1</text:p>
          </table:table-cell>
          <table:table-cell office:value-type="float" office:value="1.010953" table:style-name="ce19">
            <text:p>1</text:p>
          </table:table-cell>
          <table:table-cell office:value-type="float" office:value="0" table:style-name="ce19">
            <text:p>0</text:p>
          </table:table-cell>
          <table:table-cell office:value-type="float" office:value="1.2485630000000001" table:style-name="ce19">
            <text:p>1</text:p>
          </table:table-cell>
          <table:table-cell office:value-type="float" office:value="23.771782999999999" table:style-name="ce19">
            <text:p>24</text:p>
          </table:table-cell>
          <table:table-cell office:value-type="float" office:value="47.562446999999999" table:style-name="ce19">
            <text:p>48</text:p>
          </table:table-cell>
          <table:table-cell office:value-type="float" office:value="36.641252000000001" table:style-name="ce19">
            <text:p>37</text:p>
          </table:table-cell>
          <table:table-cell office:value-type="float" office:value="52.067498000000001" table:style-name="ce19">
            <text:p>52</text:p>
          </table:table-cell>
          <table:table-cell office:value-type="float" office:value="36.696751999999996" table:style-name="ce19">
            <text:p>37</text:p>
          </table:table-cell>
          <table:table-cell office:value-type="float" office:value="0.84097" table:style-name="ce19">
            <text:p>1</text:p>
          </table:table-cell>
          <table:table-cell office:value-type="float" office:value="2.7017419999999999" table:style-name="ce19">
            <text:p>3</text:p>
          </table:table-cell>
          <table:table-cell office:value-type="float" office:value="24.819175999999999" table:style-name="ce19">
            <text:p>25</text:p>
          </table:table-cell>
          <table:table-cell office:value-type="float" office:value="20.809964999999998" table:style-name="ce19">
            <text:p>21</text:p>
          </table:table-cell>
          <table:table-cell office:value-type="float" office:value="9.8845700000000001" table:style-name="ce19">
            <text:p>10</text:p>
          </table:table-cell>
          <table:table-cell office:value-type="float" office:value="3.2335950000000002" table:style-name="ce19">
            <text:p>3</text:p>
          </table:table-cell>
          <table:table-cell office:value-type="float" office:value="0.486956" table:style-name="ce19">
            <text:p>0</text:p>
          </table:table-cell>
          <table:table-cell office:value-type="float" office:value="1.9604619999999999" table:style-name="ce19">
            <text:p>2</text:p>
          </table:table-cell>
          <table:table-cell office:value-type="float" office:value="0.63646000000000003" table:style-name="ce19">
            <text:p>1</text:p>
          </table:table-cell>
          <table:table-cell office:value-type="float" office:value="1.3098320000000001" table:style-name="ce19">
            <text:p>1</text:p>
          </table:table-cell>
          <table:table-cell office:value-type="float" office:value="1.773485" table:style-name="ce19">
            <text:p>2</text:p>
          </table:table-cell>
          <table:table-cell office:value-type="float" office:value="2.1014050000000002" table:style-name="ce19">
            <text:p>2</text:p>
          </table:table-cell>
          <table:table-cell office:value-type="float" office:value="1.556603" table:style-name="ce19">
            <text:p>2</text:p>
          </table:table-cell>
          <table:table-cell office:value-type="float" office:value="1.733209" table:style-name="ce19">
            <text:p>2</text:p>
          </table:table-cell>
          <table:table-cell office:value-type="float" office:value="2.1909700000000001" table:style-name="ce19">
            <text:p>2</text:p>
          </table:table-cell>
          <table:table-cell office:value-type="float" office:value="2.3107069999999998" table:style-name="ce19">
            <text:p>2</text:p>
          </table:table-cell>
          <table:table-cell office:value-type="float" office:value="1.0840749999999999" table:style-name="ce19">
            <text:p>1</text:p>
          </table:table-cell>
          <table:table-cell office:value-type="float" office:value="0.99773500000000004" table:style-name="ce19">
            <text:p>1</text:p>
          </table:table-cell>
          <table:table-cell office:value-type="float" office:value="1.118058" table:style-name="ce19">
            <text:p>1</text:p>
          </table:table-cell>
          <table:table-cell office:value-type="float" office:value="0.93629899999999999" table:style-name="ce19">
            <text:p>1</text:p>
          </table:table-cell>
          <table:table-cell office:value-type="float" office:value="0.96143299999999998" table:style-name="ce19">
            <text:p>1</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table:number-columns-repeated="16340" table:style-name="ce1"/>
        </table:table-row>
        <table:table-row table:style-name="ro3">
          <table:table-cell office:value-type="string" table:style-name="ce1">
            <text:p>Exports to the EU</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0" table:style-name="ce19">
            <text:p>0</text:p>
          </table:table-cell>
          <table:table-cell office:value-type="float" office:value="1" table:style-name="ce19">
            <text:p>1</text:p>
          </table:table-cell>
          <table:table-cell office:value-type="float" office:value="1" table:style-name="ce19">
            <text:p>1</text:p>
          </table:table-cell>
          <table:table-cell office:value-type="float" office:value="1" table:style-name="ce19">
            <text:p>1</text:p>
          </table:table-cell>
          <table:table-cell office:value-type="float" office:value="1.9608270000000001" table:style-name="ce19">
            <text:p>2</text:p>
          </table:table-cell>
          <table:table-cell office:value-type="float" office:value="5.9138000000000002" table:style-name="ce19">
            <text:p>6</text:p>
          </table:table-cell>
          <table:table-cell office:value-type="float" office:value="16.456947" table:style-name="ce19">
            <text:p>16</text:p>
          </table:table-cell>
          <table:table-cell office:value-type="float" office:value="66.878854000000004" table:style-name="ce19">
            <text:p>67</text:p>
          </table:table-cell>
          <table:table-cell office:value-type="float" office:value="70.083297999999999" table:style-name="ce19">
            <text:p>70</text:p>
          </table:table-cell>
          <table:table-cell office:value-type="float" office:value="53.865394999999999" table:style-name="ce19">
            <text:p>54</text:p>
          </table:table-cell>
          <table:table-cell office:value-type="float" office:value="21.940761999999999" table:style-name="ce19">
            <text:p>22</text:p>
          </table:table-cell>
          <table:table-cell office:value-type="float" office:value="10.074616000000001" table:style-name="ce19">
            <text:p>10</text:p>
          </table:table-cell>
          <table:table-cell office:value-type="float" office:value="11.270759" table:style-name="ce19">
            <text:p>11</text:p>
          </table:table-cell>
          <table:table-cell office:value-type="float" office:value="29.639301" table:style-name="ce19">
            <text:p>30</text:p>
          </table:table-cell>
          <table:table-cell office:value-type="float" office:value="38.827306" table:style-name="ce19">
            <text:p>39</text:p>
          </table:table-cell>
          <table:table-cell office:value-type="float" office:value="100.12206399999999" table:style-name="ce19">
            <text:p>100</text:p>
          </table:table-cell>
          <table:table-cell office:value-type="float" office:value="63.005501000000002" table:style-name="ce19">
            <text:p>63</text:p>
          </table:table-cell>
          <table:table-cell office:value-type="float" office:value="44.028117999999999" table:style-name="ce19">
            <text:p>44</text:p>
          </table:table-cell>
          <table:table-cell office:value-type="float" office:value="8.6783429999999999" table:style-name="ce19">
            <text:p>9</text:p>
          </table:table-cell>
          <table:table-cell office:value-type="float" office:value="21.585259000000001" table:style-name="ce19">
            <text:p>22</text:p>
          </table:table-cell>
          <table:table-cell office:value-type="float" office:value="35.516789000000003" table:style-name="ce19">
            <text:p>36</text:p>
          </table:table-cell>
          <table:table-cell office:value-type="float" office:value="62.769540999999997" table:style-name="ce19">
            <text:p>63</text:p>
          </table:table-cell>
          <table:table-cell office:value-type="float" office:value="22.479033999999999" table:style-name="ce19">
            <text:p>22</text:p>
          </table:table-cell>
          <table:table-cell office:value-type="float" office:value="19.697794999999999" table:style-name="ce19">
            <text:p>20</text:p>
          </table:table-cell>
          <table:table-cell office:value-type="float" office:value="13.176672" table:style-name="ce19">
            <text:p>13</text:p>
          </table:table-cell>
          <table:table-cell office:value-type="float" office:value="36.147514999999999" table:style-name="ce19">
            <text:p>36</text:p>
          </table:table-cell>
          <table:table-cell office:value-type="float" office:value="47.022407999999999" table:style-name="ce19">
            <text:p>47</text:p>
          </table:table-cell>
          <table:table-cell office:value-type="float" office:value="49.122548999999999" table:style-name="ce19">
            <text:p>49</text:p>
          </table:table-cell>
          <table:table-cell office:value-type="float" office:value="51.827455999999998" table:style-name="ce19">
            <text:p>52</text:p>
          </table:table-cell>
          <table:table-cell office:value-type="float" office:value="36.894261999999998" table:style-name="ce19">
            <text:p>37</text:p>
          </table:table-cell>
          <table:table-cell office:value-type="float" office:value="33.221891999999997" table:style-name="ce19">
            <text:p>33</text:p>
          </table:table-cell>
          <table:table-cell office:value-type="float" office:value="15.998645" table:style-name="ce19">
            <text:p>16</text:p>
          </table:table-cell>
          <table:table-cell office:value-type="float" office:value="14.930653" table:style-name="ce19">
            <text:p>15</text:p>
          </table:table-cell>
          <table:table-cell office:value-type="float" office:value="22.247447000000001" table:style-name="ce19">
            <text:p>22</text:p>
          </table:table-cell>
          <table:table-cell office:value-type="float" office:value="21.666941000000001" table:style-name="ce19">
            <text:p>22</text:p>
          </table:table-cell>
          <table:table-cell office:value-type="float" office:value="13.547791999999999" table:style-name="ce19">
            <text:p>14</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table:number-columns-repeated="16340" table:style-name="ce1"/>
        </table:table-row>
        <table:table-row table:style-name="ro3">
          <table:table-cell office:value-type="string" table:style-name="ce1">
            <text:p>Exports to the rest of the world</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2244520000000001" table:style-name="ce19">
            <text:p>1</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1910000000000001" table:style-name="ce19">
            <text:p>1</text:p>
          </table:table-cell>
          <table:table-cell office:value-type="float" office:value="0.87949999999999995" table:style-name="ce19">
            <text:p>1</text:p>
          </table:table-cell>
          <table:table-cell office:value-type="float" office:value="0.91617700000000002" table:style-name="ce19">
            <text:p>1</text:p>
          </table:table-cell>
          <table:table-cell office:value-type="float" office:value="0.917435" table:style-name="ce19">
            <text:p>1</text:p>
          </table:table-cell>
          <table:table-cell office:value-type="float" office:value="5.5702689999999997" table:style-name="ce19">
            <text:p>6</text:p>
          </table:table-cell>
          <table:table-cell office:value-type="float" office:value="0.67966599999999999" table:style-name="ce19">
            <text:p>1</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78857200000000005" table:style-name="ce19">
            <text:p>1</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7.9663999999999999E-2" table:style-name="ce19">
            <text:p>0</text:p>
          </table:table-cell>
          <table:table-cell office:value-type="float" office:value="2.1964000000000001E-2" table:style-name="ce19">
            <text:p>0</text:p>
          </table:table-cell>
          <table:table-cell office:value-type="float" office:value="0.23367499999999999" table:style-name="ce19">
            <text:p>0</text:p>
          </table:table-cell>
          <table:table-cell office:value-type="float" office:value="2.7074000000000001E-2" table:style-name="ce19">
            <text:p>0</text:p>
          </table:table-cell>
          <table:table-cell office:value-type="float" office:value="1.5613E-2" table:style-name="ce19">
            <text:p>0</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table:number-columns-repeated="16340" table:style-name="ce1"/>
        </table:table-row>
        <table:table-row table:style-name="ro3">
          <table:table-cell office:value-type="string" table:style-name="ce1">
            <text:p>Total new supply</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float" office:value="54" table:style-name="ce19">
            <text:p>54</text:p>
          </table:table-cell>
          <table:table-cell office:value-type="float" office:value="45" table:style-name="ce19">
            <text:p>45</text:p>
          </table:table-cell>
          <table:table-cell office:value-type="float" office:value="54" table:style-name="ce19">
            <text:p>54</text:p>
          </table:table-cell>
          <table:table-cell office:value-type="float" office:value="43" table:style-name="ce19">
            <text:p>43</text:p>
          </table:table-cell>
          <table:table-cell office:value-type="float" office:value="49.057519999999997" table:style-name="ce19">
            <text:p>49</text:p>
          </table:table-cell>
          <table:table-cell office:value-type="float" office:value="38.918630999999998" table:style-name="ce19">
            <text:p>39</text:p>
          </table:table-cell>
          <table:table-cell office:value-type="float" office:value="52.858153999999999" table:style-name="ce19">
            <text:p>53</text:p>
          </table:table-cell>
          <table:table-cell office:value-type="float" office:value="106.15674" table:style-name="ce19">
            <text:p>106</text:p>
          </table:table-cell>
          <table:table-cell office:value-type="float" office:value="161.06733399999999" table:style-name="ce19">
            <text:p>161</text:p>
          </table:table-cell>
          <table:table-cell office:value-type="float" office:value="140.815764" table:style-name="ce19">
            <text:p>141</text:p>
          </table:table-cell>
          <table:table-cell office:value-type="float" office:value="95.854494040000006" table:style-name="ce19">
            <text:p>96</text:p>
          </table:table-cell>
          <table:table-cell office:value-type="float" office:value="117.26806585" table:style-name="ce19">
            <text:p>117</text:p>
          </table:table-cell>
          <table:table-cell office:value-type="float" office:value="112.609189009311" table:style-name="ce19">
            <text:p>113</text:p>
          </table:table-cell>
          <table:table-cell office:value-type="float" office:value="128.05622441" table:style-name="ce19">
            <text:p>128</text:p>
          </table:table-cell>
          <table:table-cell office:value-type="float" office:value="140.77540293000001" table:style-name="ce19">
            <text:p>141</text:p>
          </table:table-cell>
          <table:table-cell office:value-type="float" office:value="199.0911333" table:style-name="ce19">
            <text:p>199</text:p>
          </table:table-cell>
          <table:table-cell office:value-type="float" office:value="-14.467521367696801" table:style-name="ce19">
            <text:p>-14</text:p>
          </table:table-cell>
          <table:table-cell office:value-type="float" office:value="19.709530683338802" table:style-name="ce19">
            <text:p>20</text:p>
          </table:table-cell>
          <table:table-cell office:value-type="float" office:value="29.6616794192939" table:style-name="ce19">
            <text:p>30</text:p>
          </table:table-cell>
          <table:table-cell office:value-type="float" office:value="47.930645239031399" table:style-name="ce19">
            <text:p>48</text:p>
          </table:table-cell>
          <table:table-cell office:value-type="float" office:value="21.496074362357099" table:style-name="ce19">
            <text:p>21</text:p>
          </table:table-cell>
          <table:table-cell office:value-type="float" office:value="30.422853805844799" table:style-name="ce19">
            <text:p>30</text:p>
          </table:table-cell>
          <table:table-cell office:value-type="float" office:value="32.819369999999999" table:style-name="ce19">
            <text:p>33</text:p>
          </table:table-cell>
          <table:table-cell office:value-type="float" office:value="6.1756059000000096" table:style-name="ce19">
            <text:p>6</text:p>
          </table:table-cell>
          <table:table-cell office:value-type="float" office:value="26.7518596011375" table:style-name="ce19">
            <text:p>27</text:p>
          </table:table-cell>
          <table:table-cell office:value-type="float" office:value="25.591016" table:style-name="ce19">
            <text:p>26</text:p>
          </table:table-cell>
          <table:table-cell office:value-type="float" office:value="37.357987000000001" table:style-name="ce19">
            <text:p>37</text:p>
          </table:table-cell>
          <table:table-cell office:value-type="float" office:value="31.482206999999999" table:style-name="ce19">
            <text:p>31</text:p>
          </table:table-cell>
          <table:table-cell office:value-type="float" office:value="3.6433399999999798" table:style-name="ce19">
            <text:p>4</text:p>
          </table:table-cell>
          <table:table-cell office:value-type="float" office:value="38.172463" table:style-name="ce19">
            <text:p>38</text:p>
          </table:table-cell>
          <table:table-cell office:value-type="float" office:value="21.142852999999999" table:style-name="ce19">
            <text:p>21</text:p>
          </table:table-cell>
          <table:table-cell office:value-type="float" office:value="26.960840000000001" table:style-name="ce19">
            <text:p>27</text:p>
          </table:table-cell>
          <table:table-cell office:value-type="float" office:value="47.346183000000003" table:style-name="ce19">
            <text:p>47</text:p>
          </table:table-cell>
          <table:table-cell office:value-type="float" office:value="39.700954000000003" table:style-name="ce19">
            <text:p>40</text:p>
          </table:table-cell>
          <table:table-cell office:value-type="float" office:value="35.436227000000002" table:style-name="ce19">
            <text:p>35</text:p>
          </table:table-cell>
          <table:table-cell office:value-type="float" office:value="32.956518000000003" table:style-name="ce19">
            <text:p>33</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office:value-type="string" table:style-name="ce18">
            <text:p>[x]</text:p>
          </table:table-cell>
          <table:table-cell table:number-columns-repeated="16340" table:style-name="ce1"/>
        </table:table-row>
        <table:table-row table:style-name="ro3">
          <table:table-cell office:value-type="string" table:style-name="ce21">
            <text:p>Production as % of total new supply for use in UK</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percentage" office:value="3.7037037037037E-2" table:style-name="ce21">
            <text:p>4%</text:p>
          </table:table-cell>
          <table:table-cell office:value-type="percentage" office:value="0.133333333333333" table:style-name="ce21">
            <text:p>13%</text:p>
          </table:table-cell>
          <table:table-cell office:value-type="percentage" office:value="0.240740740740741" table:style-name="ce21">
            <text:p>24%</text:p>
          </table:table-cell>
          <table:table-cell office:value-type="percentage" office:value="0.25581395348837199" table:style-name="ce21">
            <text:p>26%</text:p>
          </table:table-cell>
          <table:table-cell office:value-type="percentage" office:value="0.53610537181659401" table:style-name="ce21">
            <text:p>54%</text:p>
          </table:table-cell>
          <table:table-cell office:value-type="percentage" office:value="0.88389542787360598" table:style-name="ce21">
            <text:p>88%</text:p>
          </table:table-cell>
          <table:table-cell office:value-type="percentage" office:value="1.1789174476278499" table:style-name="ce21">
            <text:p>118%</text:p>
          </table:table-cell>
          <table:table-cell office:value-type="percentage" office:value="1.53160055593267" table:style-name="ce21">
            <text:p>153%</text:p>
          </table:table-cell>
          <table:table-cell office:value-type="percentage" office:value="1.3992212225975" table:style-name="ce21">
            <text:p>140%</text:p>
          </table:table-cell>
          <table:table-cell office:value-type="percentage" office:value="1.36875757745418" table:style-name="ce21">
            <text:p>137%</text:p>
          </table:table-cell>
          <table:table-cell office:value-type="percentage" office:value="0.97577358241512502" table:style-name="ce21">
            <text:p>98%</text:p>
          </table:table-cell>
          <table:table-cell office:value-type="percentage" office:value="0.68773514140806502" table:style-name="ce21">
            <text:p>69%</text:p>
          </table:table-cell>
          <table:table-cell office:value-type="percentage" office:value="0.76816007441594003" table:style-name="ce21">
            <text:p>77%</text:p>
          </table:table-cell>
          <table:table-cell office:value-type="percentage" office:value="0.82938446685693601" table:style-name="ce21">
            <text:p>83%</text:p>
          </table:table-cell>
          <table:table-cell office:value-type="percentage" office:value="1.0172104142454801" table:style-name="ce21">
            <text:p>102%</text:p>
          </table:table-cell>
          <table:table-cell office:value-type="percentage" office:value="1.51852640692161" table:style-name="ce21">
            <text:p>152%</text:p>
          </table:table-cell>
          <table:table-cell office:value-type="percentage" office:value="-2.95008160330769" table:style-name="ce21">
            <text:p>-295%</text:p>
          </table:table-cell>
          <table:table-cell office:value-type="percentage" office:value="1.9283069340391099" table:style-name="ce21">
            <text:p>193%</text:p>
          </table:table-cell>
          <table:table-cell office:value-type="percentage" office:value="0.549887826266654" table:style-name="ce21">
            <text:p>55%</text:p>
          </table:table-cell>
          <table:table-cell office:value-type="percentage" office:value="1.22527981724742" table:style-name="ce21">
            <text:p>123%</text:p>
          </table:table-cell>
          <table:table-cell office:value-type="percentage" office:value="2.4488019754219401" table:style-name="ce21">
            <text:p>245%</text:p>
          </table:table-cell>
          <table:table-cell office:value-type="percentage" office:value="2.9545976317506399" table:style-name="ce21">
            <text:p>295%</text:p>
          </table:table-cell>
          <table:table-cell office:value-type="percentage" office:value="1.51567415827909" table:style-name="ce21">
            <text:p>152%</text:p>
          </table:table-cell>
          <table:table-cell office:value-type="percentage" office:value="3.1806647344513999" table:style-name="ce21">
            <text:p>318%</text:p>
          </table:table-cell>
          <table:table-cell office:value-type="percentage" office:value="1.1077005128973301" table:style-name="ce21">
            <text:p>111%</text:p>
          </table:table-cell>
          <table:table-cell office:value-type="percentage" office:value="2.1169499483725098" table:style-name="ce21">
            <text:p>212%</text:p>
          </table:table-cell>
          <table:table-cell office:value-type="percentage" office:value="1.9244698596848899" table:style-name="ce21">
            <text:p>192%</text:p>
          </table:table-cell>
          <table:table-cell office:value-type="percentage" office:value="2.2578896708226401" table:style-name="ce21">
            <text:p>226%</text:p>
          </table:table-cell>
          <table:table-cell office:value-type="percentage" office:value="11.4537759308767" table:style-name="ce21">
            <text:p>1145%</text:p>
          </table:table-cell>
          <table:table-cell office:value-type="percentage" office:value="1.62762879618221" table:style-name="ce21">
            <text:p>163%</text:p>
          </table:table-cell>
          <table:table-cell office:value-type="percentage" office:value="1.85654225567382" table:style-name="ce21">
            <text:p>186%</text:p>
          </table:table-cell>
          <table:table-cell office:value-type="percentage" office:value="1.0587095951016401" table:style-name="ce21">
            <text:p>106%</text:p>
          </table:table-cell>
          <table:table-cell office:value-type="percentage" office:value="1.00835478120802" table:style-name="ce21">
            <text:p>101%</text:p>
          </table:table-cell>
          <table:table-cell office:value-type="percentage" office:value="1.16255392754542" table:style-name="ce21">
            <text:p>116%</text:p>
          </table:table-cell>
          <table:table-cell office:value-type="percentage" office:value="1.21451276401407" table:style-name="ce21">
            <text:p>121%</text:p>
          </table:table-cell>
          <table:table-cell office:value-type="percentage" office:value="0.80829230806482699" table:style-name="ce21">
            <text:p>81%</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table:number-columns-repeated="16340" table:style-name="ce1"/>
        </table:table-row>
        <table:table-row table:number-rows-repeated="1048548" table:style-name="ro4">
          <table:table-cell table:number-columns-repeated="16384"/>
        </table:table-row>
      </table:table>
      <table:database-ranges>
        <table:database-range table:target-range-address="Contents.A3:Contents.B16" table:name="contents"/>
        <table:database-range table:target-range-address="Notes.A3:Notes.B29" table:name="notes"/>
        <table:database-range table:target-range-address="Table_7_1.A4:Table_7_1.BA8" table:name="table_7_1a"/>
        <table:database-range table:target-range-address="Table_7_1.A11:Table_7_1.AZ20" table:name="table_7_1b2"/>
        <table:database-range table:target-range-address="Table_7_2.A4:Table_7_2.BA13" table:name="table_7_2a"/>
        <table:database-range table:target-range-address="Table_7_2.A16:Table_7_2.AZ18" table:name="table_7_2b3"/>
        <table:database-range table:target-range-address="Table_7_2.A21:Table_7_2.AZ35" table:name="table_7_2c7"/>
        <table:database-range table:target-range-address="Table_7_3.A4:Table_7_3.BA13" table:name="table_7_3a"/>
        <table:database-range table:target-range-address="Table_7_3.A16:Table_7_3.AZ18" table:name="table_7_3b9"/>
        <table:database-range table:target-range-address="Table_7_3.A21:Table_7_3.AZ34" table:name="table_7_3c10"/>
        <table:database-range table:target-range-address="Table_7_4.A4:Table_7_4.BA13" table:name="table_7_4a"/>
        <table:database-range table:target-range-address="Table_7_4.A16:Table_7_4.AZ18" table:name="table_7_4b12"/>
        <table:database-range table:target-range-address="Table_7_4.A21:Table_7_4.AZ34" table:name="table_7_4c13"/>
        <table:database-range table:target-range-address="Table_7_5.A4:Table_7_5.AP19" table:name="table_7_5a"/>
        <table:database-range table:target-range-address="Table_7_5.A22:Table_7_5.AO29" table:name="table_7_5b15"/>
        <table:database-range table:target-range-address="Table_7_6.A4:Table_7_6.BA10" table:name="table_7_6a"/>
        <table:database-range table:target-range-address="Table_7_6.A13:Table_7_6.BA20" table:name="table_7_6b16"/>
        <table:database-range table:target-range-address="Table_7_7.A4:Table_7_7.AJ16" table:name="table_7_7a"/>
        <table:database-range table:target-range-address="Table_7_7.A19:Table_7_7.AJ26" table:name="table_7_7b18"/>
        <table:database-range table:target-range-address="Table_7_8.A4:Table_7_8.AP20" table:name="table_7_8a"/>
        <table:database-range table:target-range-address="Table_7_8.A23:Table_7_8.AO25" table:name="table_7_8b20"/>
        <table:database-range table:target-range-address="Table_7_8.A28:Table_7_8.AO35" table:name="table_7_8c22"/>
        <table:database-range table:target-range-address="Table_7_9.A4:Table_7_9.AM12" table:name="table_7_9a"/>
        <table:database-range table:target-range-address="Table_7_9.A15:Table_7_9.AL31" table:name="table_7_9b24"/>
        <table:database-range table:target-range-address="Table_7_10.A5:Table_7_10.N23" table:name="table_7_10a"/>
        <table:database-range table:target-range-address="Table_7_10.A26:Table_7_10.N29" table:name="table_7_10b25"/>
        <table:database-range table:target-range-address="Table_7_10.A32:Table_7_10.N41" table:name="table_7_10c27"/>
        <table:database-range table:target-range-address="Table_7_10.A44:Table_7_10.AQ57" table:name="table_7_10a_historic29"/>
        <table:database-range table:target-range-address="Table_7_10.A60:Table_7_10.AQ63" table:name="table_7_10b_historic30"/>
        <table:database-range table:target-range-address="Table_7_10.A66:Table_7_10.AQ79" table:name="table_7_10c_historic31"/>
        <table:database-range table:target-range-address="Table_7_11.A4:Table_7_11.AO18" table:name="table_7_11a"/>
        <table:database-range table:target-range-address="Table_7_11.A21:Table_7_11.AN26" table:name="table_7_11b32"/>
        <table:database-range table:target-range-address="Table_7_11.A29:Table_7_11.AO38" table:name="table_7_11c33"/>
        <table:database-range table:target-range-address="Table_7_12.A4:Table_7_12.AS18" table:name="table_7_12a"/>
        <table:database-range table:target-range-address="Table_7_12.A21:Table_7_12.AR28" table:name="table_7_12b35"/>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number-style style:name="N36">
      <number:number number:decimal-places="1" number:min-decimal-places="1" number:min-integer-digits="1"/>
    </number:number-style>
    <number:number-style style:name="N37">
      <number:number number:decimal-places="2" number:min-decimal-places="2" number:min-integer-digits="1">
        <number:embedded-text number:position="3"> </number:embedded-text>
        <number:embedded-text number:position="6"> </number:embedded-text>
      </number:number>
    </number:number-style>
    <number:number-style style:name="N38">
      <number:number number:decimal-places="0" number:min-decimal-places="0" number:min-integer-digits="1">
        <number:embedded-text number:position="0">%</number:embedded-text>
      </number:number>
    </number:number-style>
    <style:style style:name="Heading_32_1" style:display-name="Heading 1" style:family="table-cell" style:data-style-name="N0">
      <style:text-properties fo:font-size="16pt" style:font-size-asian="16pt" style:font-size-complex="16pt" fo:font-weight="bold" style:font-weight-asian="bold" style:font-weight-complex="bold"/>
    </style:style>
    <style:style style:name="Heading_32_2" style:display-name="Heading 2" style:family="table-cell" style:data-style-name="N0">
      <style:text-properties fo:font-size="16pt" style:font-size-asian="16pt" style:font-size-complex="16pt" fo:font-weight="bold" style:font-weight-asian="bold" style:font-weight-complex="bold"/>
    </style: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531</meta:generator>
    <meta:initial-creator>md000053</meta:initial-creator>
    <dc:creator>Duckham, Maisie</dc:creator>
    <meta:creation-date>2024-05-24T10:42:39Z</meta:creation-date>
    <dc:date>2024-06-03T10:55:08Z</dc:date>
  </office:meta>
</office:document-meta>
</file>